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2pt"/>
    </style:style>
    <style:style style:name="co2" style:family="table-column">
      <style:table-column-properties fo:break-before="auto" style:column-width="105.14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74.3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61.74pt"/>
    </style:style>
    <style:style style:name="co8" style:family="table-column">
      <style:table-column-properties fo:break-before="auto" style:column-width="93.6pt"/>
    </style:style>
    <style:style style:name="co9" style:family="table-column">
      <style:table-column-properties fo:break-before="auto" style:column-width="30.1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145.7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2.61pt"/>
    </style:style>
    <style:style style:name="co14" style:family="table-column">
      <style:table-column-properties fo:break-before="auto" style:column-width="109.59pt"/>
    </style:style>
    <style:style style:name="co15" style:family="table-column">
      <style:table-column-properties fo:break-before="auto" style:column-width="101.91pt"/>
    </style:style>
    <style:style style:name="co16" style:family="table-column">
      <style:table-column-properties fo:break-before="auto" style:column-width="114.24pt"/>
    </style:style>
    <style:style style:name="co17" style:family="table-column">
      <style:table-column-properties fo:break-before="auto" style:column-width="56.89pt"/>
    </style:style>
    <style:style style:name="co18" style:family="table-column">
      <style:table-column-properties fo:break-before="auto" style:column-width="64.66pt"/>
    </style:style>
    <style:style style:name="co19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31pt" fo:break-before="auto" style:use-optimal-row-height="false"/>
    </style:style>
    <style:style style:name="ro3" style:family="table-row">
      <style:table-row-properties style:row-height="32.8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3.1pt" fo:break-before="auto" style:use-optimal-row-height="true"/>
    </style:style>
    <style:style style:name="ro7" style:family="table-row">
      <style:table-row-properties style:row-height="14.94pt" fo:break-before="auto" style:use-optimal-row-height="false"/>
    </style:style>
    <style:style style:name="ro8" style:family="table-row">
      <style:table-row-properties style:row-height="23.19pt" fo:break-before="auto" style:use-optimal-row-height="false"/>
    </style:style>
    <style:style style:name="ro9" style:family="table-row">
      <style:table-row-properties style:row-height="32.94pt" fo:break-before="auto" style:use-optimal-row-height="fals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20.61pt" fo:break-before="auto" style:use-optimal-row-height="false"/>
    </style:style>
    <style:style style:name="ro12" style:family="table-row">
      <style:table-row-properties style:row-height="19.45pt" fo:break-before="auto" style:use-optimal-row-height="false"/>
    </style:style>
    <style:style style:name="ro13" style:family="table-row">
      <style:table-row-properties style:row-height="18.71pt" fo:break-before="auto" style:use-optimal-row-height="false"/>
    </style:style>
    <style:style style:name="ro14" style:family="table-row">
      <style:table-row-properties style:row-height="35.6pt" fo:break-before="auto" style:use-optimal-row-height="false"/>
    </style:style>
    <style:style style:name="ro15" style:family="table-row">
      <style:table-row-properties style:row-height="18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p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top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style:text-align-source="fix" style:repeat-content="false" fo:background-color="transparent" fo:wrap-option="wrap" style:vertical-align="top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pt"/>
    </style:style>
    <style:style style:name="ce24" style:family="table-cell" style:parent-style-name="Default" style:data-style-name="N112">
      <style:table-cell-properties style:text-align-source="fix" style:repeat-content="false" fo:background-color="transparent" fo:wrap-option="wrap" fo:border="none" style:vertical-align="top"/>
      <style:paragraph-properties fo:text-align="center" fo:margin-left="0pt"/>
    </style:style>
    <style:style style:name="ce25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7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center" fo:margin-left="0pt"/>
    </style:style>
    <style:style style:name="ce28" style:family="table-cell" style:parent-style-name="Default" style:data-style-name="N112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top"/>
      <style:paragraph-properties fo:text-align="center" fo:margin-left="0pt"/>
    </style:style>
    <style:style style:name="ce29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12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top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 fo:margin-left="0pt"/>
    </style:style>
    <style:style style:name="ce32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value-type" style:repeat-content="false" fo:background-color="transparent" fo:wrap-option="wrap" style:vertical-align="top"/>
      <style:paragraph-properties fo:margin-left="0pt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12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8" style:family="table-cell" style:parent-style-name="Default" style:data-style-name="N11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1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pt"/>
    </style:style>
    <style:style style:name="ce40" style:family="table-cell" style:parent-style-name="Default" style:data-style-name="N105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pt"/>
    </style:style>
    <style:style style:name="ce41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3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 fo:margin-left="0pt"/>
    </style:style>
    <style:style style:name="ce44" style:family="table-cell" style:parent-style-name="Default" style:data-style-name="N112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 fo:margin-left="0pt"/>
    </style:style>
    <style:style style:name="ce45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112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pt"/>
    </style:style>
    <style:style style:name="ce48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105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 fo:margin-left="0pt"/>
    </style:style>
    <style:style style:name="ce50" style:family="table-cell" style:parent-style-name="Default" style:data-style-name="N105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>
      <style:table-cell-properties style:text-align-source="value-type" style:repeat-content="false" fo:wrap-option="wrap" style:vertical-align="top"/>
      <style:paragraph-properties fo:margin-left="0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pt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 fo:margin-left="0pt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 fo:margin-left="0pt"/>
    </style:style>
    <style:style style:name="ce5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center" fo:margin-left="0pt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top"/>
      <style:paragraph-properties fo:text-align="center" fo:margin-left="0pt"/>
    </style:style>
    <style:style style:name="ce6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 fo:margin-left="0pt"/>
    </style:style>
    <style:style style:name="ce6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pt"/>
    </style:style>
    <style:style style:name="ce6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67" style:family="table-cell" style:parent-style-name="Default">
      <style:table-cell-properties fo:border-bottom="none" fo:border-left="0.06pt solid #000000" fo:border-right="none" fo:border-top="none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</style:style>
    <style:style style:name="ce6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7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78" style:family="table-cell" style:parent-style-name="Default">
      <style:table-cell-properties fo:background-color="transparent" fo:wrap-option="wrap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5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pt"/>
    </style:style>
    <style:style style:name="ce8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112">
      <style:table-cell-properties style:text-align-source="fix" style:repeat-content="false"/>
      <style:paragraph-properties fo:text-align="center" fo:margin-left="0pt"/>
    </style:style>
    <style:style style:name="ce89" style:family="table-cell" style:parent-style-name="Default" style:data-style-name="N112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91" style:family="table-cell" style:parent-style-name="Default" style:data-style-name="N111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g" table:style-name="ta1" table:print-ranges="alg.A2:alg.N78">
        <office:forms form:automatic-focus="false" form:apply-design-mode="false"/>
        <table:shapes>
          <draw:frame draw:z-index="0" draw:style-name="gr1" draw:text-style-name="P1" svg:width="453.51pt" svg:height="255.09pt" svg:x="706.88pt" svg:y="114.83pt">
            <loext:p draw:notify-on-update-of-ranges="de.D15:de.D15 de.D16:de.D664 de.E15:de.E15 de.E16:de.E664 de.F15:de.F15 de.F16:de.F664 de.G15:de.G15 de.G16:de.G6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1" draw:style-name="gr2" draw:text-style-name="P2" svg:x1="783.81pt" svg:y1="423.58pt" svg:x2="782.53pt" svg:y2="233.12pt">
            <text:p text:style-name="P2">pNormal 0,25</text:p>
          </draw:line>
          <draw:line draw:z-index="2" draw:style-name="gr2" draw:text-style-name="P2" svg:x1="881.69pt" svg:y1="409.49pt" svg:x2="880.41pt" svg:y2="219.03pt">
            <text:p text:style-name="P2">p 0,5</text:p>
          </draw:line>
          <draw:line draw:z-index="3" draw:style-name="gr2" draw:text-style-name="P2" svg:x1="746.93pt" svg:y1="415.53pt" svg:x2="746.93pt" svg:y2="332.08pt">
            <text:p text:style-name="P2">xMin</text:p>
          </draw:lin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51"/>
        <table:table-column table:style-name="co10" table:number-columns-repeated="4" table:default-cell-style-name="ce51"/>
        <table:table-column table:style-name="co11" table:default-cell-style-name="ce51"/>
        <table:table-column table:style-name="co12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EPS</text:p>
          </table:table-cell>
          <table:table-cell table:style-name="ce2"/>
          <table:table-cell table:style-name="Default"/>
          <table:table-cell table:style-name="ce51" table:number-columns-repeated="2"/>
          <table:table-cell table:style-name="ce1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1- FILTER</text:p>
          </table:table-cell>
          <table:table-cell table:style-name="ce17"/>
          <table:table-cell table:style-name="ce33" office:value-type="string" calcext:value-type="string" table:number-columns-spanned="6" table:number-rows-spanned="1">
            <text:p>Filtre de valors d’acceptació mínima. No aplicarem doncs volem un score de tot.</text:p>
          </table:table-cell>
          <table:covered-table-cell table:number-columns-repeated="5" table:style-name="ce33"/>
          <table:table-cell table:number-columns-repeated="1016"/>
        </table:table-row>
        <table:table-row table:style-name="ro3">
          <table:table-cell table:style-name="ce3" office:value-type="string" calcext:value-type="string">
            <text:p>2- NORMALIZATION</text:p>
          </table:table-cell>
          <table:table-cell table:style-name="ce17"/>
          <table:table-cell table:style-name="ce33" office:value-type="string" calcext:value-type="string" table:number-columns-spanned="6" table:number-rows-spanned="1">
            <text:p>Normalitzem valors a [0..XMax...]. </text:p>
          </table:table-cell>
          <table:covered-table-cell table:number-columns-repeated="4" table:style-name="ce52"/>
          <table:covered-table-cell table:style-name="ce33"/>
          <table:table-cell table:number-columns-repeated="1016"/>
        </table:table-row>
        <table:table-row table:style-name="ro3">
          <table:table-cell table:style-name="ce3" office:value-type="string" calcext:value-type="string">
            <text:p>3- SCORE</text:p>
          </table:table-cell>
          <table:table-cell table:style-name="ce17"/>
          <table:table-cell table:style-name="ce33" office:value-type="string" calcext:value-type="string" table:number-columns-spanned="6" table:number-rows-spanned="1">
            <text:p>Assignem un score per cada component i característica. Veure exemple a la fulla adjunta </text:p>
          </table:table-cell>
          <table:covered-table-cell table:number-columns-repeated="4" table:style-name="ce52"/>
          <table:covered-table-cell table:style-name="ce33"/>
          <table:table-cell table:number-columns-repeated="1016"/>
        </table:table-row>
        <table:table-row table:style-name="ro3">
          <table:table-cell table:style-name="ce3" office:value-type="string" calcext:value-type="string">
            <text:p>4- FUSION DUPLICATES COMPONENTS</text:p>
          </table:table-cell>
          <table:table-cell table:style-name="ce17"/>
          <table:table-cell table:style-name="ce33" office:value-type="string" calcext:value-type="string" table:number-columns-spanned="6" table:number-rows-spanned="1">
            <text:p>Fusionem més d’un component similar a un únic component. Exemple dos mòduls de RAM passen a 1. ( RAM Module 1 + RAM Module 2 -&gt; RAM Module 12)</text:p>
          </table:table-cell>
          <table:covered-table-cell table:number-columns-repeated="4" table:style-name="ce52"/>
          <table:covered-table-cell table:style-name="ce33"/>
          <table:table-cell table:number-columns-repeated="1016"/>
        </table:table-row>
        <table:table-row table:style-name="ro3">
          <table:table-cell table:style-name="ce3" office:value-type="string" calcext:value-type="string">
            <text:p>5- FUSION CHARACTERISTICS</text:p>
          </table:table-cell>
          <table:table-cell table:style-name="ce17"/>
          <table:table-cell table:style-name="ce33" office:value-type="string" calcext:value-type="string" table:number-columns-spanned="6" table:number-rows-spanned="1">
            <text:p>La mitjana harmònica de les característiques. Reduim els scores de les característiques a només 1. ( RAM Speed + RAM Size -&gt; 4 punts)</text:p>
          </table:table-cell>
          <table:covered-table-cell table:number-columns-repeated="4" table:style-name="ce52"/>
          <table:covered-table-cell table:style-name="ce33"/>
          <table:table-cell table:number-columns-repeated="1016"/>
        </table:table-row>
        <table:table-row table:style-name="ro3">
          <table:table-cell table:style-name="ce3" office:value-type="string" calcext:value-type="string">
            <text:p>6- FUSION COMPONENTS</text:p>
          </table:table-cell>
          <table:table-cell table:style-name="ce17"/>
          <table:table-cell table:style-name="ce33" office:value-type="string" calcext:value-type="string" table:number-columns-spanned="6" table:number-rows-spanned="1">
            <text:p>La mitjana harmònica dels components. Reduim els scores de components a només 1. (RAM + CPU -&gt; 4 punts)</text:p>
          </table:table-cell>
          <table:covered-table-cell table:number-columns-repeated="4" table:style-name="ce52"/>
          <table:covered-table-cell table:style-name="ce33"/>
          <table:table-cell table:number-columns-repeated="1016"/>
        </table:table-row>
        <table:table-row table:style-name="ro3">
          <table:table-cell table:style-name="ce3" office:value-type="string" calcext:value-type="string">
            <text:p>7- SCORE TO PRICE</text:p>
          </table:table-cell>
          <table:table-cell table:style-name="ce18"/>
          <table:table-cell table:style-name="ce33" office:value-type="string" calcext:value-type="string" table:number-columns-spanned="6" table:number-rows-spanned="1">
            <text:p>Multiplequem el score per un valor</text:p>
          </table:table-cell>
          <table:covered-table-cell table:number-columns-repeated="4" table:style-name="ce52"/>
          <table:covered-table-cell table:style-name="ce3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Default" table:number-columns-repeated="7"/>
          <table:table-cell table:style-name="ce1" table:number-columns-repeated="6"/>
          <table:table-cell table:number-columns-repeated="1011"/>
        </table:table-row>
        <table:table-row table:style-name="ro4">
          <table:table-cell table:style-name="Default"/>
          <table:table-cell table:style-name="ce4"/>
          <table:table-cell table:number-columns-repeated="5"/>
          <table:table-cell table:style-name="ce1" table:number-columns-repeated="6"/>
          <table:table-cell table:number-columns-repeated="1011"/>
        </table:table-row>
        <table:table-row table:style-name="ro4">
          <table:table-cell table:style-name="ce4"/>
          <table:table-cell/>
          <table:table-cell table:style-name="ce1"/>
          <table:table-cell table:style-name="ce7" office:value-type="string" calcext:value-type="string">
            <text:p>Taula 1. Normalització dels valors i intervals pNormal, xMin i xMax</text:p>
          </table:table-cell>
          <table:table-cell table:style-name="ce1" table:number-columns-repeated="9"/>
          <table:table-cell table:number-columns-repeated="1011"/>
        </table:table-row>
        <table:table-row table:style-name="ro5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Explicació</text:p>
          </table:table-cell>
          <table:table-cell table:style-name="ce5" office:value-type="string" calcext:value-type="string">
            <text:p>Funció</text:p>
          </table:table-cell>
          <table:table-cell table:style-name="ce19" office:value-type="string" calcext:value-type="string">
            <text:p>Drive Speed (GHz)</text:p>
          </table:table-cell>
          <table:table-cell table:style-name="ce19" office:value-type="string" calcext:value-type="string">
            <text:p>Drive Size (GB)</text:p>
          </table:table-cell>
          <table:table-cell table:style-name="ce19" office:value-type="string" calcext:value-type="string">
            <text:p>Memory Speed (GHz)</text:p>
          </table:table-cell>
          <table:table-cell table:style-name="ce19" office:value-type="string" calcext:value-type="string">
            <text:p>Memory Size (GB)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6" office:value-type="string" calcext:value-type="string">
            <text:p>pNormal</text:p>
          </table:table-cell>
          <table:table-cell office:value-type="string" calcext:value-type="string">
            <text:p>Valor (p=0,242)</text:p>
          </table:table-cell>
          <table:table-cell table:style-name="ce34"/>
          <table:table-cell table:style-name="ce53" office:value-type="float" office:value="0.25" calcext:value-type="float">
            <text:p>0,25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0.5" calcext:value-type="float">
            <text:p>0,5</text:p>
          </table:table-cell>
          <table:table-cell table:style-name="ce53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6" office:value-type="string" calcext:value-type="string">
            <text:p>xMin</text:p>
          </table:table-cell>
          <table:table-cell office:value-type="string" calcext:value-type="string">
            <text:p>Valors mínims</text:p>
          </table:table-cell>
          <table:table-cell table:style-name="ce34" office:value-type="string" calcext:value-type="string">
            <text:p>pNormal / 25</text:p>
          </table:table-cell>
          <table:table-cell table:style-name="ce23" table:formula="of:=[.D15]/25" office:value-type="float" office:value="0.01" calcext:value-type="float">
            <text:p>0,01</text:p>
          </table:table-cell>
          <table:table-cell table:style-name="ce23" table:formula="of:=[.E15]/25" office:value-type="float" office:value="6" calcext:value-type="float">
            <text:p>6</text:p>
          </table:table-cell>
          <table:table-cell table:style-name="ce23" table:formula="of:=[.F15]/25" office:value-type="float" office:value="0.02" calcext:value-type="float">
            <text:p>0,02</text:p>
          </table:table-cell>
          <table:table-cell table:style-name="ce23" table:formula="of:=[.G15]/25" office:value-type="float" office:value="0.08" calcext:value-type="float">
            <text:p>0,08</text:p>
          </table:table-cell>
          <table:table-cell table:style-name="ce1" table:number-columns-repeated="6"/>
          <table:table-cell table:number-columns-repeated="1011"/>
        </table:table-row>
        <table:table-row table:style-name="ro7">
          <table:table-cell table:style-name="ce6" office:value-type="string" calcext:value-type="string">
            <text:p>xMax</text:p>
          </table:table-cell>
          <table:table-cell office:value-type="string" calcext:value-type="string">
            <text:p>Valor (p=1)</text:p>
          </table:table-cell>
          <table:table-cell table:style-name="ce34" office:value-type="string" calcext:value-type="string">
            <text:p>pNormal x 4</text:p>
          </table:table-cell>
          <table:table-cell table:style-name="ce23" table:formula="of:=[.D15]*4" office:value-type="float" office:value="1" calcext:value-type="float">
            <text:p>1</text:p>
          </table:table-cell>
          <table:table-cell table:style-name="ce23" table:formula="of:=[.E15]*4" office:value-type="float" office:value="600" calcext:value-type="float">
            <text:p>600</text:p>
          </table:table-cell>
          <table:table-cell table:style-name="ce23" table:formula="of:=[.F15]*4" office:value-type="float" office:value="2" calcext:value-type="float">
            <text:p>2</text:p>
          </table:table-cell>
          <table:table-cell table:style-name="ce23" table:formula="of:=[.G15]*4" office:value-type="float" office:value="8" calcext:value-type="float">
            <text:p>8</text:p>
          </table:table-cell>
          <table:table-cell table:style-name="ce1" table:number-columns-repeated="7"/>
          <table:table-cell table:number-columns-repeated="1010"/>
        </table:table-row>
        <table:table-row table:style-name="ro8">
          <table:table-cell/>
          <table:table-cell table:style-name="Default" table:number-columns-repeated="2"/>
          <table:table-cell table:style-name="Default" office:value-type="string" calcext:value-type="string">
            <text:p>Ex: Fixem els 2GB de memòria Ram com a valor pNormal.</text:p>
          </table:table-cell>
          <table:table-cell table:style-name="ce15" table:number-columns-repeated="2"/>
          <table:table-cell table:style-name="ce1" table:number-columns-repeated="8"/>
          <table:table-cell table:number-columns-repeated="1010"/>
        </table:table-row>
        <table:table-row table:style-name="ro8">
          <table:table-cell/>
          <table:table-cell table:style-name="Default" table:number-columns-repeated="3"/>
          <table:table-cell table:style-name="ce15" table:number-columns-repeated="2"/>
          <table:table-cell table:style-name="ce1" table:number-columns-repeated="8"/>
          <table:table-cell table:number-columns-repeated="1010"/>
        </table:table-row>
        <table:table-row table:style-name="ro9">
          <table:table-cell/>
          <table:table-cell table:style-name="Default" table:number-columns-repeated="3"/>
          <table:table-cell table:style-name="ce15" table:number-columns-repeated="2"/>
          <table:table-cell table:style-name="ce1" table:number-columns-repeated="8"/>
          <table:table-cell table:number-columns-repeated="1010"/>
        </table:table-row>
        <table:table-row table:style-name="ro8">
          <table:table-cell/>
          <table:table-cell table:style-name="ce7" office:value-type="string" calcext:value-type="string">
            <text:p>Taula 2. Resum de la funció Score.</text:p>
          </table:table-cell>
          <table:table-cell table:style-name="ce15" table:number-columns-repeated="4"/>
          <table:table-cell table:style-name="ce1" table:number-columns-repeated="8"/>
          <table:table-cell table:number-columns-repeated="1010"/>
        </table:table-row>
        <table:table-row table:style-name="ro8">
          <table:table-cell/>
          <table:table-cell table:style-name="ce19" office:value-type="string" calcext:value-type="string">
            <text:p>Valor de p</text:p>
          </table:table-cell>
          <table:table-cell table:style-name="ce19" office:value-type="string" calcext:value-type="string">
            <text:p>Funció</text:p>
          </table:table-cell>
          <table:table-cell table:style-name="ce19" office:value-type="string" calcext:value-type="string">
            <text:p>Creixement</text:p>
          </table:table-cell>
          <table:table-cell table:style-name="ce15" table:number-columns-repeated="2"/>
          <table:table-cell table:style-name="ce1" table:number-columns-repeated="8"/>
          <table:table-cell table:number-columns-repeated="1010"/>
        </table:table-row>
        <table:table-row table:style-name="ro6">
          <table:table-cell table:style-name="ce7"/>
          <table:table-cell table:style-name="ce20" office:value-type="string" calcext:value-type="string">
            <text:p>p &lt; 0</text:p>
          </table:table-cell>
          <table:table-cell table:style-name="ce35" office:value-type="float" office:value="0" calcext:value-type="float">
            <text:p>0</text:p>
          </table:table-cell>
          <table:table-cell table:style-name="ce54"/>
          <table:table-cell table:style-name="ce15" table:number-columns-repeated="2"/>
          <table:table-cell table:style-name="ce1" table:number-columns-repeated="8"/>
          <table:table-cell table:number-columns-repeated="1010"/>
        </table:table-row>
        <table:table-row table:style-name="ro10">
          <table:table-cell table:style-name="ce8"/>
          <table:table-cell table:style-name="ce20" office:value-type="string" calcext:value-type="string">
            <text:p>0&lt;=p &lt; 0,242</text:p>
          </table:table-cell>
          <table:table-cell table:style-name="ce35" office:value-type="string" calcext:value-type="string">
            <text:p>'EXP(p)/(2-EXP(p))</text:p>
          </table:table-cell>
          <table:table-cell table:style-name="ce54" office:value-type="string" calcext:value-type="string">
            <text:p>exponencial</text:p>
          </table:table-cell>
          <table:table-cell table:style-name="ce24"/>
          <table:table-cell table:number-columns-repeated="2"/>
          <table:table-cell table:style-name="ce1" table:number-columns-repeated="7"/>
          <table:table-cell table:number-columns-repeated="1010"/>
        </table:table-row>
        <table:table-row table:style-name="ro6">
          <table:table-cell table:style-name="Default"/>
          <table:table-cell table:style-name="ce20" office:value-type="string" calcext:value-type="string">
            <text:p>0,242 &lt;= p &lt; 0,5</text:p>
          </table:table-cell>
          <table:table-cell table:style-name="ce35" office:value-type="string" calcext:value-type="string">
            <text:p>7xp</text:p>
          </table:table-cell>
          <table:table-cell table:style-name="ce54" office:value-type="string" calcext:value-type="string">
            <text:p>geomètric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21" office:value-type="string" calcext:value-type="string">
            <text:p>p &gt;= 0,5</text:p>
          </table:table-cell>
          <table:table-cell table:style-name="ce36" office:value-type="string" calcext:value-type="string">
            <text:p>log10(2xp)+0,35</text:p>
          </table:table-cell>
          <table:table-cell table:style-name="ce55" office:value-type="string" calcext:value-type="string">
            <text:p>logaritmic</text:p>
          </table:table-cell>
          <table:table-cell table:style-name="Default" table:number-columns-repeated="1020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/>
          <table:table-cell table:style-name="ce7" office:value-type="string" calcext:value-type="string">
            <text:p>Taula 3. Mitjana harmònica per característiques</text:p>
          </table:table-cell>
          <table:table-cell table:number-columns-repeated="5"/>
          <table:table-cell table:style-name="ce1" table:number-columns-repeated="7"/>
          <table:table-cell table:number-columns-repeated="1010"/>
        </table:table-row>
        <table:table-row table:style-name="ro10">
          <table:table-cell/>
          <table:table-cell table:style-name="ce19"/>
          <table:table-cell table:style-name="ce37" office:value-type="string" calcext:value-type="string">
            <text:p>Drive Speed (GHz)</text:p>
          </table:table-cell>
          <table:table-cell table:style-name="ce37" office:value-type="string" calcext:value-type="string">
            <text:p>Drive Size (GB)</text:p>
          </table:table-cell>
          <table:table-cell table:style-name="ce37" office:value-type="string" calcext:value-type="string">
            <text:p>Memory Speed (GHz)</text:p>
          </table:table-cell>
          <table:table-cell table:style-name="ce37" office:value-type="string" calcext:value-type="string">
            <text:p>Memory Size (GB)</text:p>
          </table:table-cell>
          <table:table-cell table:number-columns-repeated="1018"/>
        </table:table-row>
        <table:table-row table:style-name="ro11">
          <table:table-cell/>
          <table:table-cell table:style-name="ce19" office:value-type="string" calcext:value-type="string">
            <text:p>pes</text:p>
          </table:table-cell>
          <table:table-cell table:style-name="ce38" office:value-type="percentage" office:value="0.7" calcext:value-type="percentage">
            <text:p>70,00%</text:p>
          </table:table-cell>
          <table:table-cell table:style-name="ce38" office:value-type="percentage" office:value="0.3" calcext:value-type="percentage">
            <text:p>30,00%</text:p>
          </table:table-cell>
          <table:table-cell table:style-name="ce38" office:value-type="percentage" office:value="0.4" calcext:value-type="percentage">
            <text:p>40,00%</text:p>
          </table:table-cell>
          <table:table-cell table:style-name="ce38" office:value-type="percentage" office:value="0.6" calcext:value-type="percentage">
            <text:p>60,00%</text:p>
          </table:table-cell>
          <table:table-cell table:number-columns-repeated="1018"/>
        </table:table-row>
        <table:table-row table:style-name="ro1">
          <table:table-cell/>
          <table:table-cell table:style-name="ce22" table:number-columns-repeated="4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aula 4. Mitjana harmònica per components</text:p>
          </table:table-cell>
          <table:table-cell table:style-name="ce22" table:number-columns-repeated="3"/>
          <table:table-cell table:number-columns-repeated="1019"/>
        </table:table-row>
        <table:table-row table:style-name="ro6">
          <table:table-cell/>
          <table:table-cell table:style-name="ce23"/>
          <table:table-cell table:style-name="ce19" office:value-type="string" calcext:value-type="string">
            <text:p>Disc</text:p>
          </table:table-cell>
          <table:table-cell table:style-name="ce19" office:value-type="string" calcext:value-type="string">
            <text:p>Memory</text:p>
          </table:table-cell>
          <table:table-cell table:style-name="ce22"/>
          <table:table-cell table:number-columns-repeated="1019"/>
        </table:table-row>
        <table:table-row table:style-name="ro6">
          <table:table-cell/>
          <table:table-cell table:style-name="ce19" office:value-type="string" calcext:value-type="string">
            <text:p>pes</text:p>
          </table:table-cell>
          <table:table-cell table:style-name="ce39" office:value-type="percentage" office:value="0.3" calcext:value-type="percentage">
            <text:p>30,00%</text:p>
          </table:table-cell>
          <table:table-cell table:style-name="ce39" office:value-type="percentage" office:value="0.7" calcext:value-type="percentage">
            <text:p>70,00%</text:p>
          </table:table-cell>
          <table:table-cell table:style-name="ce24"/>
          <table:table-cell table:number-columns-repeated="1019"/>
        </table:table-row>
        <table:table-row table:style-name="ro1">
          <table:table-cell table:number-columns-repeated="3"/>
          <table:table-cell table:style-name="ce24" table:number-columns-repeated="2"/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Taula 5. Score a preu</text:p>
          </table:table-cell>
          <table:table-cell table:style-name="ce22"/>
          <table:table-cell table:style-name="ce24" table:number-columns-repeated="2"/>
          <table:table-cell table:number-columns-repeated="8"/>
          <table:table-cell table:style-name="ce1"/>
          <table:table-cell table:number-columns-repeated="1010"/>
        </table:table-row>
        <table:table-row table:style-name="ro6">
          <table:table-cell/>
          <table:table-cell table:style-name="ce23" office:value-type="string" calcext:value-type="string">
            <text:p>Score</text:p>
          </table:table-cell>
          <table:table-cell table:style-name="ce23" office:value-type="string" calcext:value-type="string">
            <text:p>Preu</text:p>
          </table:table-cell>
          <table:table-cell table:style-name="ce24" table:number-columns-repeated="2"/>
          <table:table-cell table:number-columns-repeated="8"/>
          <table:table-cell table:style-name="ce1"/>
          <table:table-cell table:number-columns-repeated="1010"/>
        </table:table-row>
        <table:table-row table:style-name="ro6">
          <table:table-cell/>
          <table:table-cell table:style-name="ce23" office:value-type="float" office:value="1" calcext:value-type="float">
            <text:p>1</text:p>
          </table:table-cell>
          <table:table-cell table:style-name="ce40" office:value-type="currency" office:currency="EUR" office:value="32" calcext:value-type="currency">
            <text:p>32,00 €</text:p>
          </table:table-cell>
          <table:table-cell table:style-name="ce24" table:number-columns-repeated="2"/>
          <table:table-cell table:number-columns-repeated="8"/>
          <table:table-cell table:style-name="ce1"/>
          <table:table-cell table:number-columns-repeated="1010"/>
        </table:table-row>
        <table:table-row table:style-name="ro1" table:number-rows-repeated="4">
          <table:table-cell/>
          <table:table-cell table:style-name="ce24" table:number-columns-repeated="4"/>
          <table:table-cell table:number-columns-repeated="8"/>
          <table:table-cell table:style-name="ce1"/>
          <table:table-cell table:number-columns-repeated="1010"/>
        </table:table-row>
        <table:table-row table:style-name="ro12">
          <table:table-cell table:style-name="ce9"/>
          <table:table-cell table:style-name="ce25" office:value-type="string" calcext:value-type="string" table:number-columns-spanned="2" table:number-rows-spanned="1">
            <text:p>Component 1 (DRIVE)</text:p>
          </table:table-cell>
          <table:covered-table-cell table:style-name="ce41"/>
          <table:table-cell table:style-name="ce25" office:value-type="string" calcext:value-type="string" table:number-columns-spanned="2" table:number-rows-spanned="1">
            <text:p>Component 2 (Memory)</text:p>
          </table:table-cell>
          <table:covered-table-cell table:style-name="ce41"/>
          <table:table-cell table:style-name="ce58" office:value-type="string" calcext:value-type="string" table:number-columns-spanned="2" table:number-rows-spanned="1">
            <text:p>Component 3 (Memory)</text:p>
          </table:table-cell>
          <table:covered-table-cell table:style-name="ce62"/>
          <table:table-cell table:style-name="ce64" office:value-type="string" calcext:value-type="string" table:number-columns-spanned="2" table:number-rows-spanned="2">
            <text:p>Descripció</text:p>
          </table:table-cell>
          <table:covered-table-cell table:style-name="ce7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Drive Speed (GHz)</text:p>
          </table:table-cell>
          <table:table-cell table:style-name="ce42" office:value-type="string" calcext:value-type="string">
            <text:p>Drive Size (GB)</text:p>
          </table:table-cell>
          <table:table-cell table:style-name="ce26" office:value-type="string" calcext:value-type="string">
            <text:p>Memory Speed (GHz)</text:p>
          </table:table-cell>
          <table:table-cell table:style-name="ce42" office:value-type="string" calcext:value-type="string">
            <text:p>Memory Size (GB)</text:p>
          </table:table-cell>
          <table:table-cell table:style-name="ce26" office:value-type="string" calcext:value-type="string">
            <text:p>Memory Speed (GHz)</text:p>
          </table:table-cell>
          <table:table-cell table:style-name="ce42" office:value-type="string" calcext:value-type="string">
            <text:p>Memory Size (GB)</text:p>
          </table:table-cell>
          <table:covered-table-cell table:style-name="ce65"/>
          <table:covered-table-cell table:style-name="ce73"/>
          <table:table-cell table:style-name="ce7"/>
          <table:table-cell table:style-name="ce1" table:number-columns-repeated="4"/>
          <table:table-cell table:number-columns-repeated="1010"/>
        </table:table-row>
        <table:table-row table:style-name="ro13">
          <table:table-cell table:style-name="ce11" office:value-type="string" calcext:value-type="string">
            <text:p>ID1</text:p>
          </table:table-cell>
          <table:table-cell table:style-name="ce27" office:value-type="float" office:value="0.1" calcext:value-type="float">
            <text:p>0,100</text:p>
          </table:table-cell>
          <table:table-cell table:style-name="ce43" office:value-type="float" office:value="40" calcext:value-type="float">
            <text:p>40,000</text:p>
          </table:table-cell>
          <table:table-cell table:style-name="ce27" office:value-type="float" office:value="0.05" calcext:value-type="float">
            <text:p>0,050</text:p>
          </table:table-cell>
          <table:table-cell table:style-name="ce56" office:value-type="float" office:value="0.5" calcext:value-type="float">
            <text:p>0,5</text:p>
          </table:table-cell>
          <table:table-cell table:style-name="ce59"/>
          <table:table-cell table:style-name="ce56"/>
          <table:table-cell table:style-name="ce66" office:value-type="string" calcext:value-type="string" table:number-columns-spanned="2" table:number-rows-spanned="5">
            <text:p>1- FILTER: Eliminem ID1 pq el speed del disc es inferior a Xmin</text:p>
          </table:table-cell>
          <table:covered-table-cell table:style-name="ce73"/>
          <table:table-cell table:style-name="ce1" table:number-columns-repeated="5"/>
          <table:table-cell table:number-columns-repeated="1010"/>
        </table:table-row>
        <table:table-row table:style-name="ro13">
          <table:table-cell table:style-name="ce11" office:value-type="string" calcext:value-type="string">
            <text:p>ID2</text:p>
          </table:table-cell>
          <table:table-cell table:style-name="ce27" office:value-type="float" office:value="0.05" calcext:value-type="float">
            <text:p>0,050</text:p>
          </table:table-cell>
          <table:table-cell table:style-name="ce43" office:value-type="float" office:value="50" calcext:value-type="float">
            <text:p>50,000</text:p>
          </table:table-cell>
          <table:table-cell table:style-name="ce27" office:value-type="float" office:value="0.05" calcext:value-type="float">
            <text:p>0,050</text:p>
          </table:table-cell>
          <table:table-cell table:style-name="ce56" office:value-type="float" office:value="0.5" calcext:value-type="float">
            <text:p>0,5</text:p>
          </table:table-cell>
          <table:table-cell table:style-name="ce59"/>
          <table:table-cell table:style-name="ce56"/>
          <table:covered-table-cell table:style-name="ce65"/>
          <table:covered-table-cell table:style-name="ce73"/>
          <table:table-cell table:style-name="ce1" table:number-columns-repeated="5"/>
          <table:table-cell table:number-columns-repeated="1010"/>
        </table:table-row>
        <table:table-row table:style-name="ro13">
          <table:table-cell table:style-name="ce11" office:value-type="string" calcext:value-type="string">
            <text:p>ID3</text:p>
          </table:table-cell>
          <table:table-cell table:style-name="ce27" office:value-type="float" office:value="0.25" calcext:value-type="float">
            <text:p>0,250</text:p>
          </table:table-cell>
          <table:table-cell table:style-name="ce43" office:value-type="float" office:value="100" calcext:value-type="float">
            <text:p>100,000</text:p>
          </table:table-cell>
          <table:table-cell table:style-name="ce27" office:value-type="float" office:value="0.05" calcext:value-type="float">
            <text:p>0,050</text:p>
          </table:table-cell>
          <table:table-cell table:style-name="ce56" office:value-type="float" office:value="2" calcext:value-type="float">
            <text:p>2</text:p>
          </table:table-cell>
          <table:table-cell table:style-name="ce27" office:value-type="float" office:value="0.7" calcext:value-type="float">
            <text:p>0,700</text:p>
          </table:table-cell>
          <table:table-cell table:style-name="ce56" office:value-type="float" office:value="2" calcext:value-type="float">
            <text:p>2</text:p>
          </table:table-cell>
          <table:covered-table-cell table:style-name="ce67"/>
          <table:covered-table-cell table:style-name="ce73"/>
          <table:table-cell table:style-name="ce1" table:number-columns-repeated="5"/>
          <table:table-cell table:number-columns-repeated="1010"/>
        </table:table-row>
        <table:table-row table:style-name="ro13">
          <table:table-cell table:style-name="ce11" office:value-type="string" calcext:value-type="string">
            <text:p>ID4</text:p>
          </table:table-cell>
          <table:table-cell table:style-name="ce27" office:value-type="float" office:value="0.5" calcext:value-type="float">
            <text:p>0,500</text:p>
          </table:table-cell>
          <table:table-cell table:style-name="ce43" office:value-type="float" office:value="500" calcext:value-type="float">
            <text:p>500,000</text:p>
          </table:table-cell>
          <table:table-cell table:style-name="ce27" office:value-type="float" office:value="0.5" calcext:value-type="float">
            <text:p>0,500</text:p>
          </table:table-cell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56"/>
          <table:covered-table-cell table:style-name="ce67"/>
          <table:covered-table-cell table:style-name="ce73"/>
          <table:table-cell table:style-name="ce1" table:number-columns-repeated="5"/>
          <table:table-cell table:number-columns-repeated="1010"/>
        </table:table-row>
        <table:table-row table:style-name="ro13">
          <table:table-cell table:style-name="ce12" office:value-type="string" calcext:value-type="string">
            <text:p>ID5</text:p>
          </table:table-cell>
          <table:table-cell table:style-name="ce28" office:value-type="float" office:value="1" calcext:value-type="float">
            <text:p>1,000</text:p>
          </table:table-cell>
          <table:table-cell table:style-name="ce44" office:value-type="float" office:value="1000" calcext:value-type="float">
            <text:p>1000,000</text:p>
          </table:table-cell>
          <table:table-cell table:style-name="ce28" office:value-type="float" office:value="1" calcext:value-type="float">
            <text:p>1,000</text:p>
          </table:table-cell>
          <table:table-cell table:style-name="ce57" office:value-type="float" office:value="8" calcext:value-type="float">
            <text:p>8</text:p>
          </table:table-cell>
          <table:table-cell table:style-name="ce60"/>
          <table:table-cell table:style-name="ce57"/>
          <table:covered-table-cell table:style-name="ce68"/>
          <table:covered-table-cell table:style-name="ce74"/>
          <table:table-cell table:style-name="ce76" table:number-columns-repeated="4"/>
          <table:table-cell table:style-name="ce1"/>
          <table:table-cell table:number-columns-repeated="1010"/>
        </table:table-row>
        <table:table-row table:style-name="ro8">
          <table:table-cell table:style-name="ce11" office:value-type="string" calcext:value-type="string">
            <text:p>ID2</text:p>
          </table:table-cell>
          <table:table-cell table:style-name="ce27" table:formula="of:=([alg.B49]-[alg.D$16])/([alg.D$17]-[alg.D$16])" office:value-type="float" office:value="0.0404040404040404" calcext:value-type="float">
            <text:p>0,040</text:p>
          </table:table-cell>
          <table:table-cell table:style-name="ce43" table:formula="of:=([alg.C49]-[alg.E$16])/([alg.E$17]-[alg.E$16])" office:value-type="float" office:value="0.0740740740740741" calcext:value-type="float">
            <text:p>0,074</text:p>
          </table:table-cell>
          <table:table-cell table:style-name="ce27" table:formula="of:=([alg.D49]-[alg.F$16])/([alg.F$17]-[alg.F$16])" office:value-type="float" office:value="0.0151515151515152" calcext:value-type="float">
            <text:p>0,015</text:p>
          </table:table-cell>
          <table:table-cell table:style-name="ce43" table:formula="of:=([alg.E49]-[alg.G$16])/([alg.G$17]-[alg.G$16])" office:value-type="float" office:value="0.053030303030303" calcext:value-type="float">
            <text:p>0,053</text:p>
          </table:table-cell>
          <table:table-cell table:style-name="ce59"/>
          <table:table-cell table:style-name="ce56"/>
          <table:table-cell table:style-name="ce66" office:value-type="string" calcext:value-type="string" table:number-columns-spanned="2" table:number-rows-spanned="4">
            <text:p>2- NORMALIZATION. Normalització dels valors fórmula <text:s text:c="3"/>(X-Xmin) / (Xmax-Xmin)</text:p>
          </table:table-cell>
          <table:covered-table-cell table:style-name="ce73"/>
          <table:table-cell table:style-name="ce7"/>
          <table:table-cell table:style-name="ce1" table:number-columns-repeated="3"/>
          <table:table-cell table:style-name="ce76"/>
          <table:table-cell table:number-columns-repeated="1010"/>
        </table:table-row>
        <table:table-row table:style-name="ro8">
          <table:table-cell table:style-name="ce11" office:value-type="string" calcext:value-type="string">
            <text:p>ID3</text:p>
          </table:table-cell>
          <table:table-cell table:style-name="ce27" table:formula="of:=([alg.B50]-[alg.D$16])/([alg.D$17]-[alg.D$16])" office:value-type="float" office:value="0.242424242424242" calcext:value-type="float">
            <text:p>0,242</text:p>
          </table:table-cell>
          <table:table-cell table:style-name="ce43" table:formula="of:=([alg.C50]-[alg.E$16])/([alg.E$17]-[alg.E$16])" office:value-type="float" office:value="0.158249158249158" calcext:value-type="float">
            <text:p>0,158</text:p>
          </table:table-cell>
          <table:table-cell table:style-name="ce27" table:formula="of:=([alg.D50]-[alg.F$16])/([alg.F$17]-[alg.F$16])" office:value-type="float" office:value="0.0151515151515152" calcext:value-type="float">
            <text:p>0,015</text:p>
          </table:table-cell>
          <table:table-cell table:style-name="ce43" table:formula="of:=([alg.E50]-[alg.G$16])/([alg.G$17]-[alg.G$16])" office:value-type="float" office:value="0.242424242424242" calcext:value-type="float">
            <text:p>0,242</text:p>
          </table:table-cell>
          <table:table-cell table:style-name="ce27" table:formula="of:=([alg.F50]-[alg.F$16])/([alg.F$17]-[alg.F$16])" office:value-type="float" office:value="0.343434343434343" calcext:value-type="float">
            <text:p>0,343</text:p>
          </table:table-cell>
          <table:table-cell table:style-name="ce43" table:formula="of:=([alg.G50]-[alg.G$16])/([alg.G$17]-[alg.G$16])" office:value-type="float" office:value="0.242424242424242" calcext:value-type="float">
            <text:p>0,242</text:p>
          </table:table-cell>
          <table:covered-table-cell table:style-name="ce67"/>
          <table:covered-table-cell table:style-name="ce73"/>
          <table:table-cell table:style-name="ce77" table:number-columns-spanned="4" table:number-rows-spanned="2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8">
          <table:table-cell table:style-name="ce11" office:value-type="string" calcext:value-type="string">
            <text:p>ID4</text:p>
          </table:table-cell>
          <table:table-cell table:style-name="ce27" table:formula="of:=([alg.B51]-[alg.D$16])/([alg.D$17]-[alg.D$16])" office:value-type="float" office:value="0.494949494949495" calcext:value-type="float">
            <text:p>0,495</text:p>
          </table:table-cell>
          <table:table-cell table:style-name="ce43" table:formula="of:=([alg.C51]-[alg.E$16])/([alg.E$17]-[alg.E$16])" office:value-type="float" office:value="0.831649831649832" calcext:value-type="float">
            <text:p>0,832</text:p>
          </table:table-cell>
          <table:table-cell table:style-name="ce27" table:formula="of:=([alg.D51]-[alg.F$16])/([alg.F$17]-[alg.F$16])" office:value-type="float" office:value="0.242424242424242" calcext:value-type="float">
            <text:p>0,242</text:p>
          </table:table-cell>
          <table:table-cell table:style-name="ce43" table:formula="of:=([alg.E51]-[alg.G$16])/([alg.G$17]-[alg.G$16])" office:value-type="float" office:value="0.494949494949495" calcext:value-type="float">
            <text:p>0,495</text:p>
          </table:table-cell>
          <table:table-cell table:style-name="ce59"/>
          <table:table-cell table:style-name="ce56"/>
          <table:covered-table-cell table:style-name="ce67"/>
          <table:covered-table-cell table:style-name="ce73"/>
          <table:covered-table-cell table:style-name="ce77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8">
          <table:table-cell table:style-name="ce12" office:value-type="string" calcext:value-type="string">
            <text:p>ID5</text:p>
          </table:table-cell>
          <table:table-cell table:style-name="ce28" table:formula="of:=([alg.B52]-[alg.D$16])/([alg.D$17]-[alg.D$16])" office:value-type="float" office:value="1" calcext:value-type="float">
            <text:p>1,000</text:p>
          </table:table-cell>
          <table:table-cell table:style-name="ce44" table:formula="of:=([alg.C52]-[alg.E$16])/([alg.E$17]-[alg.E$16])" office:value-type="float" office:value="1.67340067340067" calcext:value-type="float">
            <text:p>1,673</text:p>
          </table:table-cell>
          <table:table-cell table:style-name="ce28" table:formula="of:=([alg.D52]-[alg.F$16])/([alg.F$17]-[alg.F$16])" office:value-type="float" office:value="0.494949494949495" calcext:value-type="float">
            <text:p>0,495</text:p>
          </table:table-cell>
          <table:table-cell table:style-name="ce44" table:formula="of:=([alg.E52]-[alg.G$16])/([alg.G$17]-[alg.G$16])" office:value-type="float" office:value="1" calcext:value-type="float">
            <text:p>1,000</text:p>
          </table:table-cell>
          <table:table-cell table:style-name="ce60"/>
          <table:table-cell table:style-name="ce57"/>
          <table:covered-table-cell table:style-name="ce68"/>
          <table:covered-table-cell table:style-name="ce74"/>
          <table:table-cell table:style-name="ce76" table:number-columns-repeated="4"/>
          <table:table-cell table:style-name="ce1"/>
          <table:table-cell table:number-columns-repeated="1010"/>
        </table:table-row>
        <table:table-row table:style-name="ro8">
          <table:table-cell table:style-name="ce11" office:value-type="string" calcext:value-type="string">
            <text:p>ID2</text:p>
          </table:table-cell>
          <table:table-cell table:style-name="ce29" table:formula="of:=IF([.B53]&lt;0;0;IF([.B53]&lt;0.242;EXP([.B53])/(2-EXP([.B53]));IF([.B53]&lt;0.5;7*[.B53];IF([.B53]&gt;=0.5;LOG(2*[.B53])+7*0.5;&quot;error&quot;))))" office:value-type="float" office:value="1.08600905011259" calcext:value-type="float">
            <text:p>1,086</text:p>
          </table:table-cell>
          <table:table-cell table:style-name="ce45" table:formula="of:=IF([.C53]&lt;0;0;IF([.C53]&lt;0.242;EXP([.C53])/(2-EXP([.C53]));IF([.C53]&lt;0.5;7*[.C53];IF([.C53]&gt;=0.5;LOG(2*[.C53])+7*0.5;&quot;error&quot;))))" office:value-type="float" office:value="1.16658098469499" calcext:value-type="float">
            <text:p>1,167</text:p>
          </table:table-cell>
          <table:table-cell table:style-name="ce29" table:formula="of:=IF([.D53]&lt;0;0;IF([.D53]&lt;0.242;EXP([.D53])/(2-EXP([.D53]));IF([.D53]&lt;0.5;7*[.D53];IF([.D53]&gt;=0.5;LOG(2*[.D53])+7*0.5;&quot;error&quot;))))" office:value-type="float" office:value="1.03100714495681" calcext:value-type="float">
            <text:p>1,031</text:p>
          </table:table-cell>
          <table:table-cell table:style-name="ce45" table:formula="of:=IF([.E53]&lt;0;0;IF([.E53]&lt;0.242;EXP([.E53])/(2-EXP([.E53]));IF([.E53]&lt;0.5;7*[.E53];IF([.E53]&gt;=0.5;LOG(2*[.E53])+7*0.5;&quot;error&quot;))))" office:value-type="float" office:value="1.11519700924417" calcext:value-type="float">
            <text:p>1,115</text:p>
          </table:table-cell>
          <table:table-cell table:style-name="ce59"/>
          <table:table-cell table:style-name="ce56"/>
          <table:table-cell table:style-name="ce69" office:value-type="string" calcext:value-type="string" table:number-columns-spanned="2" table:number-rows-spanned="4">
            <text:p>3- SCORE dels valors normalitzats. Taula 1.</text:p>
          </table:table-cell>
          <table:covered-table-cell table:style-name="ce73"/>
          <table:table-cell table:style-name="ce7"/>
          <table:table-cell table:style-name="ce1" table:number-columns-repeated="3"/>
          <table:table-cell table:style-name="ce76"/>
          <table:table-cell table:number-columns-repeated="1010"/>
        </table:table-row>
        <table:table-row table:style-name="ro8">
          <table:table-cell table:style-name="ce11" office:value-type="string" calcext:value-type="string">
            <text:p>ID3</text:p>
          </table:table-cell>
          <table:table-cell table:style-name="ce29" table:formula="of:=IF([.B54]&lt;0;0;IF([.B54]&lt;0.242;EXP([.B54])/(2-EXP([.B54]));IF([.B54]&lt;0.5;7*[.B54];IF([.B54]&gt;=0.5;LOG(2*[.B54])+7*0.5;&quot;error&quot;))))" office:value-type="float" office:value="1.6969696969697" calcext:value-type="float">
            <text:p>1,697</text:p>
          </table:table-cell>
          <table:table-cell table:style-name="ce45" table:formula="of:=IF([.C54]&lt;0;0;IF([.C54]&lt;0.242;EXP([.C54])/(2-EXP([.C54]));IF([.C54]&lt;0.5;7*[.C54];IF([.C54]&gt;=0.5;LOG(2*[.C54])+7*0.5;&quot;error&quot;))))" office:value-type="float" office:value="1.4138789449269" calcext:value-type="float">
            <text:p>1,414</text:p>
          </table:table-cell>
          <table:table-cell table:style-name="ce29" table:formula="of:=IF([.D54]&lt;0;0;IF([.D54]&lt;0.242;EXP([.D54])/(2-EXP([.D54]));IF([.D54]&lt;0.5;7*[.D54];IF([.D54]&gt;=0.5;LOG(2*[.D54])+7*0.5;&quot;error&quot;))))" office:value-type="float" office:value="1.03100714495681" calcext:value-type="float">
            <text:p>1,031</text:p>
          </table:table-cell>
          <table:table-cell table:style-name="ce45" table:formula="of:=IF([.E54]&lt;0;0;IF([.E54]&lt;0.242;EXP([.E54])/(2-EXP([.E54]));IF([.E54]&lt;0.5;7*[.E54];IF([.E54]&gt;=0.5;LOG(2*[.E54])+7*0.5;&quot;error&quot;))))" office:value-type="float" office:value="1.6969696969697" calcext:value-type="float">
            <text:p>1,697</text:p>
          </table:table-cell>
          <table:table-cell table:style-name="ce29" table:formula="of:=IF([.F54]&lt;0;0;IF([.F54]&lt;0.242;EXP([.F54])/(2-EXP([.F54]));IF([.F54]&lt;0.5;7*[.F54];IF([.F54]&gt;=0.5;LOG(2*[.F54])+7*0.5;&quot;error&quot;))))" office:value-type="float" office:value="2.4040404040404" calcext:value-type="float">
            <text:p>2,404</text:p>
          </table:table-cell>
          <table:table-cell table:style-name="ce45" table:formula="of:=IF([.G54]&lt;0;0;IF([.G54]&lt;0.242;EXP([.G54])/(2-EXP([.G54]));IF([.G54]&lt;0.5;7*[.G54];IF([.G54]&gt;=0.5;LOG(2*[.G54])+7*0.5;&quot;error&quot;))))" office:value-type="float" office:value="1.6969696969697" calcext:value-type="float">
            <text:p>1,697</text:p>
          </table:table-cell>
          <table:covered-table-cell table:style-name="ce67"/>
          <table:covered-table-cell table:style-name="ce73"/>
          <table:table-cell table:style-name="ce77" table:number-columns-spanned="4" table:number-rows-spanned="2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8">
          <table:table-cell table:style-name="ce11" office:value-type="string" calcext:value-type="string">
            <text:p>ID4</text:p>
          </table:table-cell>
          <table:table-cell table:style-name="ce29" table:formula="of:=IF([.B55]&lt;0;0;IF([.B55]&lt;0.242;EXP([.B55])/(2-EXP([.B55]));IF([.B55]&lt;0.5;7*[.B55];IF([.B55]&gt;=0.5;LOG(2*[.B55])+7*0.5;&quot;error&quot;))))" office:value-type="float" office:value="3.46464646464646" calcext:value-type="float">
            <text:p>3,465</text:p>
          </table:table-cell>
          <table:table-cell table:style-name="ce45" table:formula="of:=IF([.C55]&lt;0;0;IF([.C55]&lt;0.242;EXP([.C55])/(2-EXP([.C55]));IF([.C55]&lt;0.5;7*[.C55];IF([.C55]&gt;=0.5;LOG(2*[.C55])+7*0.5;&quot;error&quot;))))" office:value-type="float" office:value="3.72097049960643" calcext:value-type="float">
            <text:p>3,721</text:p>
          </table:table-cell>
          <table:table-cell table:style-name="ce29" table:formula="of:=IF([.D55]&lt;0;0;IF([.D55]&lt;0.242;EXP([.D55])/(2-EXP([.D55]));IF([.D55]&lt;0.5;7*[.D55];IF([.D55]&gt;=0.5;LOG(2*[.D55])+7*0.5;&quot;error&quot;))))" office:value-type="float" office:value="1.6969696969697" calcext:value-type="float">
            <text:p>1,697</text:p>
          </table:table-cell>
          <table:table-cell table:style-name="ce45" table:formula="of:=IF([.E55]&lt;0;0;IF([.E55]&lt;0.242;EXP([.E55])/(2-EXP([.E55]));IF([.E55]&lt;0.5;7*[.E55];IF([.E55]&gt;=0.5;LOG(2*[.E55])+7*0.5;&quot;error&quot;))))" office:value-type="float" office:value="3.46464646464646" calcext:value-type="float">
            <text:p>3,465</text:p>
          </table:table-cell>
          <table:table-cell table:style-name="ce59"/>
          <table:table-cell table:style-name="ce56"/>
          <table:covered-table-cell table:style-name="ce67"/>
          <table:covered-table-cell table:style-name="ce73"/>
          <table:covered-table-cell table:style-name="ce77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8">
          <table:table-cell table:style-name="ce12" office:value-type="string" calcext:value-type="string">
            <text:p>ID5</text:p>
          </table:table-cell>
          <table:table-cell table:style-name="ce30" table:formula="of:=IF([.B56]&lt;0;0;IF([.B56]&lt;0.242;EXP([.B56])/(2-EXP([.B56]));IF([.B56]&lt;0.5;7*[.B56];IF([.B56]&gt;=0.5;LOG(2*[.B56])+7*0.5;&quot;error&quot;))))" office:value-type="float" office:value="3.80102999566398" calcext:value-type="float">
            <text:p>3,801</text:p>
          </table:table-cell>
          <table:table-cell table:style-name="ce46" table:formula="of:=IF([.C56]&lt;0;0;IF([.C56]&lt;0.242;EXP([.C56])/(2-EXP([.C56]));IF([.C56]&lt;0.5;7*[.C56];IF([.C56]&gt;=0.5;LOG(2*[.C56])+7*0.5;&quot;error&quot;))))" office:value-type="float" office:value="4.0246299350801" calcext:value-type="float">
            <text:p>4,025</text:p>
          </table:table-cell>
          <table:table-cell table:style-name="ce30" table:formula="of:=IF([.D56]&lt;0;0;IF([.D56]&lt;0.242;EXP([.D56])/(2-EXP([.D56]));IF([.D56]&lt;0.5;7*[.D56];IF([.D56]&gt;=0.5;LOG(2*[.D56])+7*0.5;&quot;error&quot;))))" office:value-type="float" office:value="3.46464646464646" calcext:value-type="float">
            <text:p>3,465</text:p>
          </table:table-cell>
          <table:table-cell table:style-name="ce46" table:formula="of:=IF([.E56]&lt;0;0;IF([.E56]&lt;0.242;EXP([.E56])/(2-EXP([.E56]));IF([.E56]&lt;0.5;7*[.E56];IF([.E56]&gt;=0.5;LOG(2*[.E56])+7*0.5;&quot;error&quot;))))" office:value-type="float" office:value="3.80102999566398" calcext:value-type="float">
            <text:p>3,801</text:p>
          </table:table-cell>
          <table:table-cell table:style-name="ce60"/>
          <table:table-cell table:style-name="ce57"/>
          <table:covered-table-cell table:style-name="ce68"/>
          <table:covered-table-cell table:style-name="ce74"/>
          <table:table-cell table:style-name="ce76" table:number-columns-repeated="4"/>
          <table:table-cell table:style-name="ce1"/>
          <table:table-cell table:number-columns-repeated="1010"/>
        </table:table-row>
        <table:table-row table:style-name="ro8">
          <table:table-cell table:style-name="ce11" office:value-type="string" calcext:value-type="string">
            <text:p>ID2</text:p>
          </table:table-cell>
          <table:table-cell table:style-name="ce27" table:formula="of:=[.B57]" office:value-type="float" office:value="1.08600905011259" calcext:value-type="float">
            <text:p>1,086</text:p>
          </table:table-cell>
          <table:table-cell table:style-name="ce43" table:formula="of:=[.C57]" office:value-type="float" office:value="1.16658098469499" calcext:value-type="float">
            <text:p>1,167</text:p>
          </table:table-cell>
          <table:table-cell table:style-name="ce27" table:formula="of:=[.D57]" office:value-type="float" office:value="1.03100714495681" calcext:value-type="float">
            <text:p>1,031</text:p>
          </table:table-cell>
          <table:table-cell table:style-name="ce43" table:formula="of:=[.E57]" office:value-type="float" office:value="1.11519700924417" calcext:value-type="float">
            <text:p>1,115</text:p>
          </table:table-cell>
          <table:table-cell table:style-name="ce59"/>
          <table:table-cell table:style-name="ce56"/>
          <table:table-cell table:style-name="ce69" office:value-type="string" calcext:value-type="string" table:number-columns-spanned="2" table:number-rows-spanned="4">
            <text:p>4- FUSION Els components duplicats (ex: 2 moduls RAM) passen a 1 amb la mitjana aritmètica</text:p>
          </table:table-cell>
          <table:covered-table-cell table:style-name="ce73"/>
          <table:table-cell table:style-name="ce7"/>
          <table:table-cell table:style-name="ce1" table:number-columns-repeated="3"/>
          <table:table-cell table:style-name="ce76"/>
          <table:table-cell table:number-columns-repeated="1010"/>
        </table:table-row>
        <table:table-row table:style-name="ro8">
          <table:table-cell table:style-name="ce11" office:value-type="string" calcext:value-type="string">
            <text:p>ID3</text:p>
          </table:table-cell>
          <table:table-cell table:style-name="ce27" table:formula="of:=[.B58]" office:value-type="float" office:value="1.6969696969697" calcext:value-type="float">
            <text:p>1,697</text:p>
          </table:table-cell>
          <table:table-cell table:style-name="ce43" table:formula="of:=[.C58]" office:value-type="float" office:value="1.4138789449269" calcext:value-type="float">
            <text:p>1,414</text:p>
          </table:table-cell>
          <table:table-cell table:style-name="ce29" table:formula="of:=([.D58]+[.F58])/2" office:value-type="float" office:value="1.71752377449861" calcext:value-type="float">
            <text:p>1,718</text:p>
          </table:table-cell>
          <table:table-cell table:style-name="ce45" table:formula="of:=([.E58]+[.G58])/2" office:value-type="float" office:value="1.6969696969697" calcext:value-type="float">
            <text:p>1,697</text:p>
          </table:table-cell>
          <table:table-cell table:style-name="ce27"/>
          <table:table-cell table:style-name="ce43"/>
          <table:covered-table-cell table:style-name="ce67"/>
          <table:covered-table-cell table:style-name="ce73"/>
          <table:table-cell table:style-name="ce77" table:number-columns-spanned="4" table:number-rows-spanned="2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8">
          <table:table-cell table:style-name="ce11" office:value-type="string" calcext:value-type="string">
            <text:p>ID4</text:p>
          </table:table-cell>
          <table:table-cell table:style-name="ce27" table:formula="of:=[.B59]" office:value-type="float" office:value="3.46464646464646" calcext:value-type="float">
            <text:p>3,465</text:p>
          </table:table-cell>
          <table:table-cell table:style-name="ce43" table:formula="of:=[.C59]" office:value-type="float" office:value="3.72097049960643" calcext:value-type="float">
            <text:p>3,721</text:p>
          </table:table-cell>
          <table:table-cell table:style-name="ce27" table:formula="of:=[.D59]" office:value-type="float" office:value="1.6969696969697" calcext:value-type="float">
            <text:p>1,697</text:p>
          </table:table-cell>
          <table:table-cell table:style-name="ce43" table:formula="of:=[.E59]" office:value-type="float" office:value="3.46464646464646" calcext:value-type="float">
            <text:p>3,465</text:p>
          </table:table-cell>
          <table:table-cell table:style-name="ce59"/>
          <table:table-cell table:style-name="ce56"/>
          <table:covered-table-cell table:style-name="ce67"/>
          <table:covered-table-cell table:style-name="ce73"/>
          <table:covered-table-cell table:style-name="ce77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8">
          <table:table-cell table:style-name="ce12" office:value-type="string" calcext:value-type="string">
            <text:p>ID5</text:p>
          </table:table-cell>
          <table:table-cell table:style-name="ce28" table:formula="of:=[.B60]" office:value-type="float" office:value="3.80102999566398" calcext:value-type="float">
            <text:p>3,801</text:p>
          </table:table-cell>
          <table:table-cell table:style-name="ce44" table:formula="of:=[.C60]" office:value-type="float" office:value="4.0246299350801" calcext:value-type="float">
            <text:p>4,025</text:p>
          </table:table-cell>
          <table:table-cell table:style-name="ce28" table:formula="of:=[.D60]" office:value-type="float" office:value="3.46464646464646" calcext:value-type="float">
            <text:p>3,465</text:p>
          </table:table-cell>
          <table:table-cell table:style-name="ce44" table:formula="of:=[.E60]" office:value-type="float" office:value="3.80102999566398" calcext:value-type="float">
            <text:p>3,801</text:p>
          </table:table-cell>
          <table:table-cell table:style-name="ce60"/>
          <table:table-cell table:style-name="ce57"/>
          <table:covered-table-cell table:style-name="ce68"/>
          <table:covered-table-cell table:style-name="ce74"/>
          <table:table-cell table:style-name="ce76" table:number-columns-repeated="4"/>
          <table:table-cell table:style-name="ce1"/>
          <table:table-cell table:number-columns-repeated="1010"/>
        </table:table-row>
        <table:table-row table:style-name="ro8">
          <table:table-cell table:style-name="ce9"/>
          <table:table-cell table:style-name="ce25" office:value-type="string" calcext:value-type="string" table:number-columns-spanned="2" table:number-rows-spanned="1">
            <text:p>Component 1 (DRIVE)</text:p>
          </table:table-cell>
          <table:covered-table-cell table:style-name="ce41"/>
          <table:table-cell table:style-name="ce25" office:value-type="string" calcext:value-type="string" table:number-columns-spanned="2" table:number-rows-spanned="1">
            <text:p>Component 2 (Memory)</text:p>
          </table:table-cell>
          <table:covered-table-cell table:style-name="ce41"/>
          <table:table-cell table:style-name="ce58" office:value-type="string" calcext:value-type="string" table:number-columns-spanned="2" table:number-rows-spanned="1">
            <text:p>Component 3 (Memory)</text:p>
          </table:table-cell>
          <table:covered-table-cell table:style-name="ce62"/>
          <table:table-cell table:style-name="ce64" office:value-type="string" calcext:value-type="string" table:number-columns-spanned="2" table:number-rows-spanned="2">
            <text:p>Descripció</text:p>
          </table:table-cell>
          <table:covered-table-cell table:style-name="ce72"/>
          <table:table-cell table:style-name="ce76" table:number-columns-repeated="4"/>
          <table:table-cell table:style-name="ce1"/>
          <table:table-cell table:number-columns-repeated="1010"/>
        </table:table-row>
        <table:table-row table:style-name="ro14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Drive Speed (GHz)</text:p>
          </table:table-cell>
          <table:table-cell table:style-name="ce42" office:value-type="string" calcext:value-type="string">
            <text:p>Drive Size (GB)</text:p>
          </table:table-cell>
          <table:table-cell table:style-name="ce26" office:value-type="string" calcext:value-type="string">
            <text:p>Memory Speed (GHz)</text:p>
          </table:table-cell>
          <table:table-cell table:style-name="ce42" office:value-type="string" calcext:value-type="string">
            <text:p>Memory Size (GB)</text:p>
          </table:table-cell>
          <table:table-cell table:style-name="ce26" office:value-type="string" calcext:value-type="string">
            <text:p>Memory Speed (GHz)</text:p>
          </table:table-cell>
          <table:table-cell table:style-name="ce42" office:value-type="string" calcext:value-type="string">
            <text:p>Memory Size (GB)</text:p>
          </table:table-cell>
          <table:covered-table-cell table:style-name="ce65"/>
          <table:covered-table-cell table:style-name="ce73"/>
          <table:table-cell table:style-name="ce76" table:number-columns-repeated="4"/>
          <table:table-cell table:style-name="ce1"/>
          <table:table-cell table:number-columns-repeated="1010"/>
        </table:table-row>
        <table:table-row table:style-name="ro8">
          <table:table-cell table:style-name="ce13" office:value-type="string" calcext:value-type="string">
            <text:p>ID2</text:p>
          </table:table-cell>
          <table:table-cell table:style-name="ce31" table:formula="of:=([alg.$C$33]+[alg.$D$33])/(([alg.$C$33]/[alg.B61])+([alg.$D$33]/[alg.C61]))" office:value-type="float" office:value="1.10898728798703" calcext:value-type="float">
            <text:p>1,109</text:p>
          </table:table-cell>
          <table:table-cell table:style-name="ce47"/>
          <table:table-cell table:style-name="ce31" table:formula="of:=([alg.$E$33]+[alg.$F$33])/(([alg.$E$33]/[alg.D61])+([alg.$F$33]/[alg.E61]))" office:value-type="float" office:value="1.0799233073569" calcext:value-type="float">
            <text:p>1,080</text:p>
          </table:table-cell>
          <table:table-cell table:style-name="ce47"/>
          <table:table-cell table:style-name="ce61"/>
          <table:table-cell table:style-name="ce63"/>
          <table:table-cell table:style-name="ce70" office:value-type="string" calcext:value-type="string" table:number-columns-spanned="2" table:number-rows-spanned="4">
            <text:p>5- FUSION Fem la mitjana harmònica de les característiques dels components</text:p>
          </table:table-cell>
          <table:covered-table-cell table:style-name="ce75"/>
          <table:table-cell table:style-name="ce7"/>
          <table:table-cell table:style-name="ce1" table:number-columns-repeated="3"/>
          <table:table-cell table:style-name="ce76"/>
          <table:table-cell table:number-columns-repeated="1010"/>
        </table:table-row>
        <table:table-row table:style-name="ro8">
          <table:table-cell table:style-name="ce11" office:value-type="string" calcext:value-type="string">
            <text:p>ID3</text:p>
          </table:table-cell>
          <table:table-cell table:style-name="ce27" table:formula="of:=([alg.$C$33]+[alg.$D$33])/(([alg.$C$33]/[alg.B62])+([alg.$D$33]/[alg.C62]))" office:value-type="float" office:value="1.60081388233171" calcext:value-type="float">
            <text:p>1,601</text:p>
          </table:table-cell>
          <table:table-cell table:style-name="ce43"/>
          <table:table-cell table:style-name="ce27" table:formula="of:=([alg.$E$33]+[alg.$F$33])/(([alg.$E$33]/[alg.D62])+([alg.$F$33]/[alg.E62]))" office:value-type="float" office:value="1.70513200972374" calcext:value-type="float">
            <text:p>1,705</text:p>
          </table:table-cell>
          <table:table-cell table:style-name="ce43"/>
          <table:table-cell table:style-name="ce27"/>
          <table:table-cell table:style-name="ce43"/>
          <table:covered-table-cell table:style-name="ce67"/>
          <table:covered-table-cell table:style-name="ce73"/>
          <table:table-cell table:style-name="ce77" table:number-columns-spanned="4" table:number-rows-spanned="2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8">
          <table:table-cell table:style-name="ce11" office:value-type="string" calcext:value-type="string">
            <text:p>ID4</text:p>
          </table:table-cell>
          <table:table-cell table:style-name="ce27" table:formula="of:=([alg.$C$33]+[alg.$D$33])/(([alg.$C$33]/[alg.B63])+([alg.$D$33]/[alg.C63]))" office:value-type="float" office:value="3.53775741146906" calcext:value-type="float">
            <text:p>3,538</text:p>
          </table:table-cell>
          <table:table-cell table:style-name="ce43"/>
          <table:table-cell table:style-name="ce27" table:formula="of:=([alg.$E$33]+[alg.$F$33])/(([alg.$E$33]/[alg.D63])+([alg.$F$33]/[alg.E63]))" office:value-type="float" office:value="2.44563279857397" calcext:value-type="float">
            <text:p>2,446</text:p>
          </table:table-cell>
          <table:table-cell table:style-name="ce43"/>
          <table:table-cell table:style-name="ce59"/>
          <table:table-cell table:style-name="ce56"/>
          <table:covered-table-cell table:style-name="ce67"/>
          <table:covered-table-cell table:style-name="ce73"/>
          <table:covered-table-cell table:style-name="ce77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8">
          <table:table-cell table:style-name="ce12" office:value-type="string" calcext:value-type="string">
            <text:p>ID5</text:p>
          </table:table-cell>
          <table:table-cell table:style-name="ce28" table:formula="of:=([alg.$C$33]+[alg.$D$33])/(([alg.$C$33]/[alg.B64])+([alg.$D$33]/[alg.C64]))" office:value-type="float" office:value="3.86545698358237" calcext:value-type="float">
            <text:p>3,865</text:p>
          </table:table-cell>
          <table:table-cell table:style-name="ce44"/>
          <table:table-cell table:style-name="ce28" table:formula="of:=([alg.$E$33]+[alg.$F$33])/(([alg.$E$33]/[alg.D64])+([alg.$F$33]/[alg.E64]))" office:value-type="float" office:value="3.65893131427686" calcext:value-type="float">
            <text:p>3,659</text:p>
          </table:table-cell>
          <table:table-cell table:style-name="ce44"/>
          <table:table-cell table:style-name="ce60"/>
          <table:table-cell table:style-name="ce57"/>
          <table:covered-table-cell table:style-name="ce68"/>
          <table:covered-table-cell table:style-name="ce74"/>
          <table:table-cell table:style-name="ce76" table:number-columns-repeated="4"/>
          <table:table-cell table:style-name="ce1"/>
          <table:table-cell table:number-columns-repeated="1010"/>
        </table:table-row>
        <table:table-row table:style-name="ro8">
          <table:table-cell table:style-name="ce14"/>
          <table:table-cell table:style-name="ce32" office:value-type="string" calcext:value-type="string">
            <text:p>Score</text:p>
          </table:table-cell>
          <table:table-cell table:style-name="ce48" office:value-type="string" calcext:value-type="string">
            <text:p>Preu</text:p>
          </table:table-cell>
          <table:table-cell table:style-name="ce31"/>
          <table:table-cell table:style-name="ce47"/>
          <table:table-cell table:style-name="ce61"/>
          <table:table-cell table:style-name="ce63"/>
          <table:table-cell table:style-name="ce71" office:value-type="string" calcext:value-type="string" table:number-columns-spanned="2" table:number-rows-spanned="4">
            <text:p>6- FUSION Fem la mitjana harmònica dels components i SCORE del preu</text:p>
          </table:table-cell>
          <table:covered-table-cell table:style-name="ce75"/>
          <table:table-cell table:style-name="ce7"/>
          <table:table-cell table:style-name="ce1" table:number-columns-repeated="3"/>
          <table:table-cell table:style-name="ce76"/>
          <table:table-cell table:number-columns-repeated="1010"/>
        </table:table-row>
        <table:table-row table:style-name="ro15">
          <table:table-cell table:style-name="ce6" office:value-type="string" calcext:value-type="string">
            <text:p>ID2</text:p>
          </table:table-cell>
          <table:table-cell table:style-name="ce27" table:formula="of:=([alg.$C$33]+[alg.$D$33])/(([alg.$C$37]/[alg.B67])+([alg.$D$37]/[alg.D67]))" office:value-type="float" office:value="1.08848127707282" calcext:value-type="float">
            <text:p>1,088</text:p>
          </table:table-cell>
          <table:table-cell table:style-name="ce49" table:formula="of:=[.B72]*[.$C$41]" office:value-type="currency" office:currency="EUR" office:value="34.8314008663301" calcext:value-type="currency">
            <text:p>34,83 €</text:p>
          </table:table-cell>
          <table:table-cell table:style-name="ce27"/>
          <table:table-cell table:style-name="ce43"/>
          <table:table-cell table:style-name="ce27"/>
          <table:table-cell table:style-name="ce43"/>
          <table:covered-table-cell table:style-name="ce67"/>
          <table:covered-table-cell table:style-name="ce73"/>
          <table:table-cell table:style-name="ce77" table:number-columns-spanned="4" table:number-rows-spanned="2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15">
          <table:table-cell table:style-name="ce6" office:value-type="string" calcext:value-type="string">
            <text:p>ID3</text:p>
          </table:table-cell>
          <table:table-cell table:style-name="ce27" table:formula="of:=([alg.$C$33]+[alg.$D$33])/(([alg.$C$37]/[alg.B68])+([alg.$D$37]/[alg.D68]))" office:value-type="float" office:value="1.67243637298464" calcext:value-type="float">
            <text:p>1,672</text:p>
          </table:table-cell>
          <table:table-cell table:style-name="ce49" table:formula="of:=[.B73]*[.$C$41]" office:value-type="currency" office:currency="EUR" office:value="53.5179639355084" calcext:value-type="currency">
            <text:p>53,52 €</text:p>
          </table:table-cell>
          <table:table-cell table:style-name="ce27"/>
          <table:table-cell table:style-name="ce43"/>
          <table:table-cell table:style-name="ce59"/>
          <table:table-cell table:style-name="ce56"/>
          <table:covered-table-cell table:style-name="ce67"/>
          <table:covered-table-cell table:style-name="ce73"/>
          <table:covered-table-cell table:style-name="ce77"/>
          <table:covered-table-cell table:number-columns-repeated="3" table:style-name="ce78"/>
          <table:table-cell table:style-name="ce1"/>
          <table:table-cell table:number-columns-repeated="1010"/>
        </table:table-row>
        <table:table-row table:style-name="ro15">
          <table:table-cell table:style-name="ce15" office:value-type="string" calcext:value-type="string">
            <text:p>ID4</text:p>
          </table:table-cell>
          <table:table-cell table:style-name="ce27" table:formula="of:=([alg.$C$33]+[alg.$D$33])/(([alg.$C$37]/[alg.B69])+([alg.$D$37]/[alg.D69]))" office:value-type="float" office:value="2.69524363092244" calcext:value-type="float">
            <text:p>2,695</text:p>
          </table:table-cell>
          <table:table-cell table:style-name="ce49" table:formula="of:=[.B74]*[.$C$41]" office:value-type="currency" office:currency="EUR" office:value="86.247796189518" calcext:value-type="currency">
            <text:p>86,25 €</text:p>
          </table:table-cell>
          <table:table-cell table:style-name="ce27"/>
          <table:table-cell table:style-name="ce43"/>
          <table:table-cell table:style-name="ce59"/>
          <table:table-cell table:style-name="ce56"/>
          <table:covered-table-cell table:style-name="ce67"/>
          <table:covered-table-cell table:style-name="ce73"/>
          <table:table-cell table:style-name="ce76" table:number-columns-repeated="4"/>
          <table:table-cell table:style-name="ce1"/>
          <table:table-cell table:number-columns-repeated="1010"/>
        </table:table-row>
        <table:table-row table:style-name="ro6">
          <table:table-cell table:style-name="ce16" office:value-type="string" calcext:value-type="string">
            <text:p>ID5</text:p>
          </table:table-cell>
          <table:table-cell table:style-name="ce28" table:formula="of:=([alg.$C$33]+[alg.$D$33])/(([alg.$C$37]/[alg.B70])+([alg.$D$37]/[alg.D70]))" office:value-type="float" office:value="3.71853405236936" calcext:value-type="float">
            <text:p>3,719</text:p>
          </table:table-cell>
          <table:table-cell table:style-name="ce50" table:formula="of:=[.B75]*[.$C$41]" office:value-type="currency" office:currency="EUR" office:value="118.993089675819" calcext:value-type="currency">
            <text:p>118,99 €</text:p>
          </table:table-cell>
          <table:table-cell table:style-name="ce28"/>
          <table:table-cell table:style-name="ce44"/>
          <table:table-cell table:style-name="ce60"/>
          <table:table-cell table:style-name="ce57"/>
          <table:table-cell table:style-name="ce68"/>
          <table:table-cell table:style-name="ce74"/>
          <table:table-cell table:style-name="ce7"/>
          <table:table-cell table:style-name="ce1" table:number-columns-repeated="4"/>
          <table:table-cell table:number-columns-repeated="1010"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table:style-name="Default"/>
          <table:table-cell table:style-name="ce1" table:number-columns-repeated="6"/>
          <table:table-cell table:number-columns-repeated="1010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 table:number-columns-repeated="6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1">
          <table:table-cell table:number-columns-repeated="8"/>
          <table:table-cell table:style-name="ce1" table:number-columns-repeated="5"/>
          <table:table-cell table:number-columns-repeated="101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" table:style-name="ta1">
        <office:forms form:automatic-focus="false" form:apply-design-mode="false"/>
        <table:shapes>
          <draw:frame draw:z-index="0" draw:style-name="gr1" draw:text-style-name="P1" svg:width="453.51pt" svg:height="255.09pt" svg:x="844.38pt" svg:y="127.59pt">
            <loext:p draw:notify-on-update-of-ranges="de.D15:de.D15 de.D16:de.D664 de.E15:de.E15 de.E16:de.E664 de.F15:de.F15 de.F16:de.F664 de.G15:de.G15 de.G16:de.G66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z-index="1" draw:style-name="gr2" draw:text-style-name="P2" svg:x1="975.83pt" svg:y1="324.37pt" svg:x2="974.55pt" svg:y2="133.91pt">
            <text:p text:style-name="P2">pNormal 0,25</text:p>
          </draw:line>
          <draw:line draw:z-index="2" draw:style-name="gr2" draw:text-style-name="P2" svg:x1="1074.93pt" svg:y1="268.07pt" svg:x2="1074.56pt" svg:y2="118.15pt">
            <text:p text:style-name="P2">p 0,5</text:p>
          </draw:line>
        </table:shapes>
        <table:table-column table:style-name="co13" table:default-cell-style-name="Default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number-columns-repeated="2" table:default-cell-style-name="ce81"/>
        <table:table-column table:style-name="co12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>
            <text:p>Nom</text:p>
          </table:table-cell>
          <table:table-cell table:style-name="ce19" office:value-type="string" calcext:value-type="string">
            <text:p>Memory Size (GB)</text:p>
          </table:table-cell>
          <table:table-cell table:style-name="ce19" office:value-type="string" calcext:value-type="string">
            <text:p>Memory Size Normalitzada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 calcext:value-type="string">
            <text:p>pNormal</text:p>
          </table:table-cell>
          <table:table-cell table:style-name="ce53" office:value-type="float" office:value="2" calcext:value-type="float">
            <text:p>2</text:p>
          </table:table-cell>
          <table:table-cell table:style-name="ce89" table:formula="of:=([.C4]-[.$C$5])/([.$C$6]-[.$C$5])" office:value-type="float" office:value="0.242424242424242" calcext:value-type="float">
            <text:p>0,242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 calcext:value-type="string">
            <text:p>xMin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/>
          <table:table-cell table:number-columns-repeated="1020"/>
        </table:table-row>
        <table:table-row table:style-name="ro6">
          <table:table-cell/>
          <table:table-cell table:style-name="ce6" office:value-type="string" calcext:value-type="string">
            <text:p>xMax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number-columns-repeated="1020"/>
        </table:table-row>
        <table:table-row table:style-name="ro1">
          <table:table-cell/>
          <table:table-cell table:style-name="ce82"/>
          <table:table-cell table:number-columns-repeated="1022"/>
        </table:table-row>
        <table:table-row table:style-name="ro1">
          <table:table-cell/>
          <table:table-cell table:style-name="ce83" office:value-type="string" calcext:value-type="string">
            <text:p>Valor de p</text:p>
          </table:table-cell>
          <table:table-cell table:style-name="ce83" office:value-type="string" calcext:value-type="string">
            <text:p>Funció</text:p>
          </table:table-cell>
          <table:table-cell table:style-name="ce83" office:value-type="string" calcext:value-type="string">
            <text:p>Creixement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p &lt; 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83" office:value-type="string" calcext:value-type="string">
            <text:p>0&lt;=p &lt; 0,242</text:p>
          </table:table-cell>
          <table:table-cell table:style-name="ce84" office:value-type="string" calcext:value-type="string">
            <text:p>'EXP(p)/(2-EXP(p))</text:p>
          </table:table-cell>
          <table:table-cell office:value-type="string" calcext:value-type="string">
            <text:p>exponencial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0,242 &lt;= p &lt; 0,5</text:p>
          </table:table-cell>
          <table:table-cell office:value-type="string" calcext:value-type="string">
            <text:p>7xp</text:p>
          </table:table-cell>
          <table:table-cell office:value-type="string" calcext:value-type="string">
            <text:p>geomètric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p &gt;= 0,7</text:p>
          </table:table-cell>
          <table:table-cell office:value-type="string" calcext:value-type="string">
            <text:p>log(2xp)+0,35</text:p>
          </table:table-cell>
          <table:table-cell office:value-type="string" calcext:value-type="string">
            <text:p>logaritmic</text:p>
          </table:table-cell>
          <table:table-cell table:number-columns-repeated="1020"/>
        </table:table-row>
        <table:table-row table:style-name="ro1">
          <table:table-cell/>
          <table:table-cell table:style-name="ce83"/>
          <table:table-cell table:number-columns-repeated="1022"/>
        </table:table-row>
        <table:table-row table:style-name="ro1">
          <table:table-cell/>
          <table:table-cell table:style-name="ce83"/>
          <table:table-cell office:value-type="string" calcext:value-type="string">
            <text:p>Valor p</text:p>
          </table:table-cell>
          <table:table-cell table:number-columns-repeated="1021"/>
        </table:table-row>
        <table:table-row table:style-name="ro5">
          <table:table-cell table:style-name="ce79"/>
          <table:table-cell table:style-name="ce79" office:value-type="string" calcext:value-type="string">
            <text:p>RAM (GB)</text:p>
          </table:table-cell>
          <table:table-cell table:style-name="ce79" office:value-type="string" calcext:value-type="string">
            <text:p>RAM normalitzada</text:p>
          </table:table-cell>
          <table:table-cell table:style-name="ce79" office:value-type="string" calcext:value-type="string">
            <text:p>exponencial</text:p>
          </table:table-cell>
          <table:table-cell table:style-name="ce79" office:value-type="string" calcext:value-type="string">
            <text:p>geomètric</text:p>
          </table:table-cell>
          <table:table-cell table:style-name="ce79" office:value-type="string" calcext:value-type="string">
            <text:p>Score logaritmic</text:p>
          </table:table-cell>
          <table:table-cell table:number-columns-repeated="2" table:style-name="ce79" office:value-type="string" calcext:value-type="string">
            <text:p>SCORE</text:p>
          </table:table-cell>
          <table:table-cell table:style-name="ce79" table:number-columns-repeated="1016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1" calcext:value-type="float">
            <text:p>0,01</text:p>
          </table:table-cell>
          <table:table-cell table:style-name="ce85" table:formula="of:=([.B16]-[.$C$5])/([.$C$6]-[.$C$5])" office:value-type="float" office:value="-0.00883838383838384" calcext:value-type="float">
            <text:p>-0,009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16]&lt;0;0;IF([.C16]&lt;0.242;EXP([.C16])/(2-EXP([.C16]));IF([.C16]&lt;0.5;7*[.C16];IF([.C16]&gt;=0.5;LOG(2*[.C16])+7*0.5;&quot;error&quot;))))" office:value-type="float" office:value="0" calcext:value-type="float">
            <text:p>0,000</text:p>
          </table:table-cell>
          <table:table-cell table:formula="of:=IF([.C16]&lt;0.242;&quot;exp&quot;;IF([.C16]&lt;0.5;&quot;geo&quot;;IF([.C1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2" calcext:value-type="float">
            <text:p>0,02</text:p>
          </table:table-cell>
          <table:table-cell table:style-name="ce85" table:formula="of:=([.B17]-[.$C$5])/([.$C$6]-[.$C$5])" office:value-type="float" office:value="-0.00757575757575758" calcext:value-type="float">
            <text:p>-0,008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17]&lt;0;0;IF([.C17]&lt;0.242;EXP([.C17])/(2-EXP([.C17]));IF([.C17]&lt;0.5;7*[.C17];IF([.C17]&gt;=0.5;LOG(2*[.C17])+7*0.5;&quot;error&quot;))))" office:value-type="float" office:value="0" calcext:value-type="float">
            <text:p>0,000</text:p>
          </table:table-cell>
          <table:table-cell table:formula="of:=IF([.C17]&lt;0.242;&quot;exp&quot;;IF([.C17]&lt;0.5;&quot;geo&quot;;IF([.C17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3" calcext:value-type="float">
            <text:p>0,03</text:p>
          </table:table-cell>
          <table:table-cell table:style-name="ce85" table:formula="of:=([.B18]-[.$C$5])/([.$C$6]-[.$C$5])" office:value-type="float" office:value="-0.00631313131313131" calcext:value-type="float">
            <text:p>-0,006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18]&lt;0;0;IF([.C18]&lt;0.242;EXP([.C18])/(2-EXP([.C18]));IF([.C18]&lt;0.5;7*[.C18];IF([.C18]&gt;=0.5;LOG(2*[.C18])+7*0.5;&quot;error&quot;))))" office:value-type="float" office:value="0" calcext:value-type="float">
            <text:p>0,000</text:p>
          </table:table-cell>
          <table:table-cell table:formula="of:=IF([.C18]&lt;0.242;&quot;exp&quot;;IF([.C18]&lt;0.5;&quot;geo&quot;;IF([.C18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4" calcext:value-type="float">
            <text:p>0,04</text:p>
          </table:table-cell>
          <table:table-cell table:style-name="ce85" table:formula="of:=([.B19]-[.$C$5])/([.$C$6]-[.$C$5])" office:value-type="float" office:value="-0.00505050505050505" calcext:value-type="float">
            <text:p>-0,005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19]&lt;0;0;IF([.C19]&lt;0.242;EXP([.C19])/(2-EXP([.C19]));IF([.C19]&lt;0.5;7*[.C19];IF([.C19]&gt;=0.5;LOG(2*[.C19])+7*0.5;&quot;error&quot;))))" office:value-type="float" office:value="0" calcext:value-type="float">
            <text:p>0,000</text:p>
          </table:table-cell>
          <table:table-cell table:formula="of:=IF([.C19]&lt;0.242;&quot;exp&quot;;IF([.C19]&lt;0.5;&quot;geo&quot;;IF([.C19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5" calcext:value-type="float">
            <text:p>0,05</text:p>
          </table:table-cell>
          <table:table-cell table:style-name="ce85" table:formula="of:=([.B20]-[.$C$5])/([.$C$6]-[.$C$5])" office:value-type="float" office:value="-0.00378787878787879" calcext:value-type="float">
            <text:p>-0,004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20]&lt;0;0;IF([.C20]&lt;0.242;EXP([.C20])/(2-EXP([.C20]));IF([.C20]&lt;0.5;7*[.C20];IF([.C20]&gt;=0.5;LOG(2*[.C20])+7*0.5;&quot;error&quot;))))" office:value-type="float" office:value="0" calcext:value-type="float">
            <text:p>0,000</text:p>
          </table:table-cell>
          <table:table-cell table:formula="of:=IF([.C20]&lt;0.242;&quot;exp&quot;;IF([.C20]&lt;0.5;&quot;geo&quot;;IF([.C20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6" calcext:value-type="float">
            <text:p>0,06</text:p>
          </table:table-cell>
          <table:table-cell table:style-name="ce85" table:formula="of:=([.B21]-[.$C$5])/([.$C$6]-[.$C$5])" office:value-type="float" office:value="-0.00252525252525253" calcext:value-type="float">
            <text:p>-0,003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21]&lt;0;0;IF([.C21]&lt;0.242;EXP([.C21])/(2-EXP([.C21]));IF([.C21]&lt;0.5;7*[.C21];IF([.C21]&gt;=0.5;LOG(2*[.C21])+7*0.5;&quot;error&quot;))))" office:value-type="float" office:value="0" calcext:value-type="float">
            <text:p>0,000</text:p>
          </table:table-cell>
          <table:table-cell table:formula="of:=IF([.C21]&lt;0.242;&quot;exp&quot;;IF([.C21]&lt;0.5;&quot;geo&quot;;IF([.C21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7" calcext:value-type="float">
            <text:p>0,07</text:p>
          </table:table-cell>
          <table:table-cell table:style-name="ce85" table:formula="of:=([.B22]-[.$C$5])/([.$C$6]-[.$C$5])" office:value-type="float" office:value="-0.00126262626262626" calcext:value-type="float">
            <text:p>-0,001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22]&lt;0;0;IF([.C22]&lt;0.242;EXP([.C22])/(2-EXP([.C22]));IF([.C22]&lt;0.5;7*[.C22];IF([.C22]&gt;=0.5;LOG(2*[.C22])+7*0.5;&quot;error&quot;))))" office:value-type="float" office:value="0" calcext:value-type="float">
            <text:p>0,000</text:p>
          </table:table-cell>
          <table:table-cell table:formula="of:=IF([.C22]&lt;0.242;&quot;exp&quot;;IF([.C22]&lt;0.5;&quot;geo&quot;;IF([.C22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style-name="ce86" table:formula="of:=([.B23]-[.$C$5])/([.$C$6]-[.$C$5])" office:value-type="float" office:value="0" calcext:value-type="float">
            <text:p>0,00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23]&lt;0;0;IF([.C23]&lt;0.242;EXP([.C23])/(2-EXP([.C23]));IF([.C23]&lt;0.5;7*[.C23];IF([.C23]&gt;=0.5;LOG(2*[.C23])+7*0.5;&quot;error&quot;))))" office:value-type="float" office:value="1" calcext:value-type="float">
            <text:p>1,000</text:p>
          </table:table-cell>
          <table:table-cell table:formula="of:=IF([.C23]&lt;0.242;&quot;exp&quot;;IF([.C23]&lt;0.5;&quot;geo&quot;;IF([.C23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table:style-name="ce80" office:value-type="float" office:value="0.09" calcext:value-type="float">
            <text:p>0,09</text:p>
          </table:table-cell>
          <table:table-cell table:style-name="ce87" table:formula="of:=([.B24]-[.$C$5])/([.$C$6]-[.$C$5])" office:value-type="float" office:value="0.00126262626262626" calcext:value-type="float">
            <text:p>0,001</text:p>
          </table:table-cell>
          <table:table-cell table:style-name="ce90" table:formula="of:=EXP([.C24])/(2-EXP([.C24]))" office:value-type="float" office:value="1.00253004393902" calcext:value-type="float">
            <text:p>1,00</text:p>
          </table:table-cell>
          <table:table-cell table:style-name="ce90"/>
          <table:table-cell table:style-name="ce87"/>
          <table:table-cell table:style-name="ce87" table:formula="of:=IF([.C24]&lt;0;0;IF([.C24]&lt;0.242;EXP([.C24])/(2-EXP([.C24]));IF([.C24]&lt;0.5;7*[.C24];IF([.C24]&gt;=0.5;LOG(2*[.C24])+7*0.5;&quot;error&quot;))))" office:value-type="float" office:value="1.00253004393902" calcext:value-type="float">
            <text:p>1,003</text:p>
          </table:table-cell>
          <table:table-cell table:formula="of:=IF([.C24]&lt;0.242;&quot;exp&quot;;IF([.C24]&lt;0.5;&quot;geo&quot;;IF([.C24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style-name="ce88" table:formula="of:=([.B25]-[.$C$5])/([.$C$6]-[.$C$5])" office:value-type="float" office:value="0.00252525252525253" calcext:value-type="float">
            <text:p>0,003</text:p>
          </table:table-cell>
          <table:table-cell table:style-name="ce86" table:formula="of:=EXP([.C25])/(2-EXP([.C25]))" office:value-type="float" office:value="1.00506970578743" calcext:value-type="float">
            <text:p>1,01</text:p>
          </table:table-cell>
          <table:table-cell table:style-name="ce86"/>
          <table:table-cell table:style-name="ce88"/>
          <table:table-cell table:style-name="ce88" table:formula="of:=IF([.C25]&lt;0.242;EXP([.C25])/(2-EXP([.C25]));IF([.C25]&lt;0.5;7*[.C25];IF([.C25]&gt;=0.5;LOG(2*[.C25])+7*0.5;&quot;error&quot;)))" office:value-type="float" office:value="1.00506970578743" calcext:value-type="float">
            <text:p>1,005</text:p>
          </table:table-cell>
          <table:table-cell table:formula="of:=IF([.C25]&lt;0.242;&quot;exp&quot;;IF([.C25]&lt;0.5;&quot;geo&quot;;IF([.C25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table:style-name="ce88" table:formula="of:=([.B26]-[.$C$5])/([.$C$6]-[.$C$5])" office:value-type="float" office:value="0.00378787878787879" calcext:value-type="float">
            <text:p>0,004</text:p>
          </table:table-cell>
          <table:table-cell table:style-name="ce86" table:formula="of:=EXP([.C26])/(2-EXP([.C26]))" office:value-type="float" office:value="1.00761903845715" calcext:value-type="float">
            <text:p>1,01</text:p>
          </table:table-cell>
          <table:table-cell table:style-name="ce86"/>
          <table:table-cell table:style-name="ce88"/>
          <table:table-cell table:style-name="ce88" table:formula="of:=IF([.C26]&lt;0.242;EXP([.C26])/(2-EXP([.C26]));IF([.C26]&lt;0.5;7*[.C26];IF([.C26]&gt;=0.5;LOG(2*[.C26])+7*0.5;&quot;error&quot;)))" office:value-type="float" office:value="1.00761903845715" calcext:value-type="float">
            <text:p>1,008</text:p>
          </table:table-cell>
          <table:table-cell table:formula="of:=IF([.C26]&lt;0.242;&quot;exp&quot;;IF([.C26]&lt;0.5;&quot;geo&quot;;IF([.C26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style-name="ce88" table:formula="of:=([.B27]-[.$C$5])/([.$C$6]-[.$C$5])" office:value-type="float" office:value="0.00505050505050505" calcext:value-type="float">
            <text:p>0,005</text:p>
          </table:table-cell>
          <table:table-cell table:style-name="ce86" table:formula="of:=EXP([.C27])/(2-EXP([.C27]))" office:value-type="float" office:value="1.0101780952483" calcext:value-type="float">
            <text:p>1,01</text:p>
          </table:table-cell>
          <table:table-cell table:style-name="ce86"/>
          <table:table-cell table:style-name="ce88"/>
          <table:table-cell table:style-name="ce88" table:formula="of:=IF([.C27]&lt;0.242;EXP([.C27])/(2-EXP([.C27]));IF([.C27]&lt;0.5;7*[.C27];IF([.C27]&gt;=0.5;LOG(2*[.C27])+7*0.5;&quot;error&quot;)))" office:value-type="float" office:value="1.0101780952483" calcext:value-type="float">
            <text:p>1,010</text:p>
          </table:table-cell>
          <table:table-cell table:formula="of:=IF([.C27]&lt;0.242;&quot;exp&quot;;IF([.C27]&lt;0.5;&quot;geo&quot;;IF([.C27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style-name="ce88" table:formula="of:=([.B28]-[.$C$5])/([.$C$6]-[.$C$5])" office:value-type="float" office:value="0.00631313131313131" calcext:value-type="float">
            <text:p>0,006</text:p>
          </table:table-cell>
          <table:table-cell table:style-name="ce86" table:formula="of:=EXP([.C28])/(2-EXP([.C28]))" office:value-type="float" office:value="1.01274692985288" calcext:value-type="float">
            <text:p>1,01</text:p>
          </table:table-cell>
          <table:table-cell table:style-name="ce86"/>
          <table:table-cell table:style-name="ce88"/>
          <table:table-cell table:style-name="ce88" table:formula="of:=IF([.C28]&lt;0.242;EXP([.C28])/(2-EXP([.C28]));IF([.C28]&lt;0.5;7*[.C28];IF([.C28]&gt;=0.5;LOG(2*[.C28])+7*0.5;&quot;error&quot;)))" office:value-type="float" office:value="1.01274692985288" calcext:value-type="float">
            <text:p>1,013</text:p>
          </table:table-cell>
          <table:table-cell table:formula="of:=IF([.C28]&lt;0.242;&quot;exp&quot;;IF([.C28]&lt;0.5;&quot;geo&quot;;IF([.C28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style-name="ce88" table:formula="of:=([.B29]-[.$C$5])/([.$C$6]-[.$C$5])" office:value-type="float" office:value="0.00757575757575758" calcext:value-type="float">
            <text:p>0,008</text:p>
          </table:table-cell>
          <table:table-cell table:style-name="ce86" table:formula="of:=EXP([.C29])/(2-EXP([.C29]))" office:value-type="float" office:value="1.01532559635831" calcext:value-type="float">
            <text:p>1,02</text:p>
          </table:table-cell>
          <table:table-cell table:style-name="ce86"/>
          <table:table-cell table:style-name="ce88"/>
          <table:table-cell table:style-name="ce88" table:formula="of:=IF([.C29]&lt;0.242;EXP([.C29])/(2-EXP([.C29]));IF([.C29]&lt;0.5;7*[.C29];IF([.C29]&gt;=0.5;LOG(2*[.C29])+7*0.5;&quot;error&quot;)))" office:value-type="float" office:value="1.01532559635831" calcext:value-type="float">
            <text:p>1,015</text:p>
          </table:table-cell>
          <table:table-cell table:formula="of:=IF([.C29]&lt;0.242;&quot;exp&quot;;IF([.C29]&lt;0.5;&quot;geo&quot;;IF([.C29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style-name="ce88" table:formula="of:=([.B30]-[.$C$5])/([.$C$6]-[.$C$5])" office:value-type="float" office:value="0.00883838383838384" calcext:value-type="float">
            <text:p>0,009</text:p>
          </table:table-cell>
          <table:table-cell table:style-name="ce86" table:formula="of:=EXP([.C30])/(2-EXP([.C30]))" office:value-type="float" office:value="1.01791414925107" calcext:value-type="float">
            <text:p>1,02</text:p>
          </table:table-cell>
          <table:table-cell table:style-name="ce86"/>
          <table:table-cell table:style-name="ce88"/>
          <table:table-cell table:style-name="ce88" table:formula="of:=IF([.C30]&lt;0.242;EXP([.C30])/(2-EXP([.C30]));IF([.C30]&lt;0.5;7*[.C30];IF([.C30]&gt;=0.5;LOG(2*[.C30])+7*0.5;&quot;error&quot;)))" office:value-type="float" office:value="1.01791414925107" calcext:value-type="float">
            <text:p>1,018</text:p>
          </table:table-cell>
          <table:table-cell table:formula="of:=IF([.C30]&lt;0.242;&quot;exp&quot;;IF([.C30]&lt;0.5;&quot;geo&quot;;IF([.C30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table:style-name="ce88" table:formula="of:=([.B31]-[.$C$5])/([.$C$6]-[.$C$5])" office:value-type="float" office:value="0.0101010101010101" calcext:value-type="float">
            <text:p>0,010</text:p>
          </table:table-cell>
          <table:table-cell table:style-name="ce86" table:formula="of:=EXP([.C31])/(2-EXP([.C31]))" office:value-type="float" office:value="1.02051264342046" calcext:value-type="float">
            <text:p>1,02</text:p>
          </table:table-cell>
          <table:table-cell table:style-name="ce86"/>
          <table:table-cell table:style-name="ce88"/>
          <table:table-cell table:style-name="ce88" table:formula="of:=IF([.C31]&lt;0.242;EXP([.C31])/(2-EXP([.C31]));IF([.C31]&lt;0.5;7*[.C31];IF([.C31]&gt;=0.5;LOG(2*[.C31])+7*0.5;&quot;error&quot;)))" office:value-type="float" office:value="1.02051264342046" calcext:value-type="float">
            <text:p>1,021</text:p>
          </table:table-cell>
          <table:table-cell table:formula="of:=IF([.C31]&lt;0.242;&quot;exp&quot;;IF([.C31]&lt;0.5;&quot;geo&quot;;IF([.C31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table:style-name="ce88" table:formula="of:=([.B32]-[.$C$5])/([.$C$6]-[.$C$5])" office:value-type="float" office:value="0.0113636363636364" calcext:value-type="float">
            <text:p>0,011</text:p>
          </table:table-cell>
          <table:table-cell table:style-name="ce86" table:formula="of:=EXP([.C32])/(2-EXP([.C32]))" office:value-type="float" office:value="1.02312113416224" calcext:value-type="float">
            <text:p>1,02</text:p>
          </table:table-cell>
          <table:table-cell table:style-name="ce86"/>
          <table:table-cell table:style-name="ce88"/>
          <table:table-cell table:style-name="ce88" table:formula="of:=IF([.C32]&lt;0.242;EXP([.C32])/(2-EXP([.C32]));IF([.C32]&lt;0.5;7*[.C32];IF([.C32]&gt;=0.5;LOG(2*[.C32])+7*0.5;&quot;error&quot;)))" office:value-type="float" office:value="1.02312113416224" calcext:value-type="float">
            <text:p>1,023</text:p>
          </table:table-cell>
          <table:table-cell table:formula="of:=IF([.C32]&lt;0.242;&quot;exp&quot;;IF([.C32]&lt;0.5;&quot;geo&quot;;IF([.C32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table:style-name="ce88" table:formula="of:=([.B33]-[.$C$5])/([.$C$6]-[.$C$5])" office:value-type="float" office:value="0.0126262626262626" calcext:value-type="float">
            <text:p>0,013</text:p>
          </table:table-cell>
          <table:table-cell table:style-name="ce86" table:formula="of:=EXP([.C33])/(2-EXP([.C33]))" office:value-type="float" office:value="1.02573967718248" calcext:value-type="float">
            <text:p>1,03</text:p>
          </table:table-cell>
          <table:table-cell table:style-name="ce86"/>
          <table:table-cell table:style-name="ce88"/>
          <table:table-cell table:style-name="ce88" table:formula="of:=IF([.C33]&lt;0.242;EXP([.C33])/(2-EXP([.C33]));IF([.C33]&lt;0.5;7*[.C33];IF([.C33]&gt;=0.5;LOG(2*[.C33])+7*0.5;&quot;error&quot;)))" office:value-type="float" office:value="1.02573967718248" calcext:value-type="float">
            <text:p>1,026</text:p>
          </table:table-cell>
          <table:table-cell table:formula="of:=IF([.C33]&lt;0.242;&quot;exp&quot;;IF([.C33]&lt;0.5;&quot;geo&quot;;IF([.C33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table:style-name="ce88" table:formula="of:=([.B34]-[.$C$5])/([.$C$6]-[.$C$5])" office:value-type="float" office:value="0.0138888888888889" calcext:value-type="float">
            <text:p>0,014</text:p>
          </table:table-cell>
          <table:table-cell table:style-name="ce86" table:formula="of:=EXP([.C34])/(2-EXP([.C34]))" office:value-type="float" office:value="1.0283683286013" calcext:value-type="float">
            <text:p>1,03</text:p>
          </table:table-cell>
          <table:table-cell table:style-name="ce86"/>
          <table:table-cell table:style-name="ce88"/>
          <table:table-cell table:style-name="ce88" table:formula="of:=IF([.C34]&lt;0.242;EXP([.C34])/(2-EXP([.C34]));IF([.C34]&lt;0.5;7*[.C34];IF([.C34]&gt;=0.5;LOG(2*[.C34])+7*0.5;&quot;error&quot;)))" office:value-type="float" office:value="1.0283683286013" calcext:value-type="float">
            <text:p>1,028</text:p>
          </table:table-cell>
          <table:table-cell table:formula="of:=IF([.C34]&lt;0.242;&quot;exp&quot;;IF([.C34]&lt;0.5;&quot;geo&quot;;IF([.C34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style-name="ce88" table:formula="of:=([.B35]-[.$C$5])/([.$C$6]-[.$C$5])" office:value-type="float" office:value="0.0151515151515152" calcext:value-type="float">
            <text:p>0,015</text:p>
          </table:table-cell>
          <table:table-cell table:style-name="ce86" table:formula="of:=EXP([.C35])/(2-EXP([.C35]))" office:value-type="float" office:value="1.03100714495681" calcext:value-type="float">
            <text:p>1,03</text:p>
          </table:table-cell>
          <table:table-cell table:style-name="ce86"/>
          <table:table-cell table:style-name="ce88"/>
          <table:table-cell table:style-name="ce88" table:formula="of:=IF([.C35]&lt;0.242;EXP([.C35])/(2-EXP([.C35]));IF([.C35]&lt;0.5;7*[.C35];IF([.C35]&gt;=0.5;LOG(2*[.C35])+7*0.5;&quot;error&quot;)))" office:value-type="float" office:value="1.03100714495681" calcext:value-type="float">
            <text:p>1,031</text:p>
          </table:table-cell>
          <table:table-cell table:formula="of:=IF([.C35]&lt;0.242;&quot;exp&quot;;IF([.C35]&lt;0.5;&quot;geo&quot;;IF([.C35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table:style-name="ce88" table:formula="of:=([.B36]-[.$C$5])/([.$C$6]-[.$C$5])" office:value-type="float" office:value="0.0164141414141414" calcext:value-type="float">
            <text:p>0,016</text:p>
          </table:table-cell>
          <table:table-cell table:style-name="ce86" table:formula="of:=EXP([.C36])/(2-EXP([.C36]))" office:value-type="float" office:value="1.03365618320892" calcext:value-type="float">
            <text:p>1,03</text:p>
          </table:table-cell>
          <table:table-cell table:style-name="ce86"/>
          <table:table-cell table:style-name="ce88"/>
          <table:table-cell table:style-name="ce88" table:formula="of:=IF([.C36]&lt;0.242;EXP([.C36])/(2-EXP([.C36]));IF([.C36]&lt;0.5;7*[.C36];IF([.C36]&gt;=0.5;LOG(2*[.C36])+7*0.5;&quot;error&quot;)))" office:value-type="float" office:value="1.03365618320892" calcext:value-type="float">
            <text:p>1,034</text:p>
          </table:table-cell>
          <table:table-cell table:formula="of:=IF([.C36]&lt;0.242;&quot;exp&quot;;IF([.C36]&lt;0.5;&quot;geo&quot;;IF([.C36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2" calcext:value-type="float">
            <text:p>0,22</text:p>
          </table:table-cell>
          <table:table-cell table:style-name="ce88" table:formula="of:=([.B37]-[.$C$5])/([.$C$6]-[.$C$5])" office:value-type="float" office:value="0.0176767676767677" calcext:value-type="float">
            <text:p>0,018</text:p>
          </table:table-cell>
          <table:table-cell table:style-name="ce86" table:formula="of:=EXP([.C37])/(2-EXP([.C37]))" office:value-type="float" office:value="1.03631550074334" calcext:value-type="float">
            <text:p>1,04</text:p>
          </table:table-cell>
          <table:table-cell table:style-name="ce86"/>
          <table:table-cell table:style-name="ce88"/>
          <table:table-cell table:style-name="ce88" table:formula="of:=IF([.C37]&lt;0.242;EXP([.C37])/(2-EXP([.C37]));IF([.C37]&lt;0.5;7*[.C37];IF([.C37]&gt;=0.5;LOG(2*[.C37])+7*0.5;&quot;error&quot;)))" office:value-type="float" office:value="1.03631550074334" calcext:value-type="float">
            <text:p>1,036</text:p>
          </table:table-cell>
          <table:table-cell table:formula="of:=IF([.C37]&lt;0.242;&quot;exp&quot;;IF([.C37]&lt;0.5;&quot;geo&quot;;IF([.C37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table:style-name="ce88" table:formula="of:=([.B38]-[.$C$5])/([.$C$6]-[.$C$5])" office:value-type="float" office:value="0.0189393939393939" calcext:value-type="float">
            <text:p>0,019</text:p>
          </table:table-cell>
          <table:table-cell table:style-name="ce86" table:formula="of:=EXP([.C38])/(2-EXP([.C38]))" office:value-type="float" office:value="1.03898515537557" calcext:value-type="float">
            <text:p>1,04</text:p>
          </table:table-cell>
          <table:table-cell table:style-name="ce86"/>
          <table:table-cell table:style-name="ce88"/>
          <table:table-cell table:style-name="ce88" table:formula="of:=IF([.C38]&lt;0.242;EXP([.C38])/(2-EXP([.C38]));IF([.C38]&lt;0.5;7*[.C38];IF([.C38]&gt;=0.5;LOG(2*[.C38])+7*0.5;&quot;error&quot;)))" office:value-type="float" office:value="1.03898515537557" calcext:value-type="float">
            <text:p>1,039</text:p>
          </table:table-cell>
          <table:table-cell table:formula="of:=IF([.C38]&lt;0.242;&quot;exp&quot;;IF([.C38]&lt;0.5;&quot;geo&quot;;IF([.C38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table:style-name="ce88" table:formula="of:=([.B39]-[.$C$5])/([.$C$6]-[.$C$5])" office:value-type="float" office:value="0.0202020202020202" calcext:value-type="float">
            <text:p>0,020</text:p>
          </table:table-cell>
          <table:table-cell table:style-name="ce86" table:formula="of:=EXP([.C39])/(2-EXP([.C39]))" office:value-type="float" office:value="1.04166520535487" calcext:value-type="float">
            <text:p>1,04</text:p>
          </table:table-cell>
          <table:table-cell table:style-name="ce86"/>
          <table:table-cell table:style-name="ce88"/>
          <table:table-cell table:style-name="ce88" table:formula="of:=IF([.C39]&lt;0.242;EXP([.C39])/(2-EXP([.C39]));IF([.C39]&lt;0.5;7*[.C39];IF([.C39]&gt;=0.5;LOG(2*[.C39])+7*0.5;&quot;error&quot;)))" office:value-type="float" office:value="1.04166520535487" calcext:value-type="float">
            <text:p>1,042</text:p>
          </table:table-cell>
          <table:table-cell table:formula="of:=IF([.C39]&lt;0.242;&quot;exp&quot;;IF([.C39]&lt;0.5;&quot;geo&quot;;IF([.C39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style-name="ce88" table:formula="of:=([.B40]-[.$C$5])/([.$C$6]-[.$C$5])" office:value-type="float" office:value="0.0214646464646465" calcext:value-type="float">
            <text:p>0,021</text:p>
          </table:table-cell>
          <table:table-cell table:style-name="ce86" table:formula="of:=EXP([.C40])/(2-EXP([.C40]))" office:value-type="float" office:value="1.04435570936842" calcext:value-type="float">
            <text:p>1,04</text:p>
          </table:table-cell>
          <table:table-cell table:style-name="ce86"/>
          <table:table-cell table:style-name="ce88"/>
          <table:table-cell table:style-name="ce88" table:formula="of:=IF([.C40]&lt;0.242;EXP([.C40])/(2-EXP([.C40]));IF([.C40]&lt;0.5;7*[.C40];IF([.C40]&gt;=0.5;LOG(2*[.C40])+7*0.5;&quot;error&quot;)))" office:value-type="float" office:value="1.04435570936842" calcext:value-type="float">
            <text:p>1,044</text:p>
          </table:table-cell>
          <table:table-cell table:formula="of:=IF([.C40]&lt;0.242;&quot;exp&quot;;IF([.C40]&lt;0.5;&quot;geo&quot;;IF([.C40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table:style-name="ce88" table:formula="of:=([.B41]-[.$C$5])/([.$C$6]-[.$C$5])" office:value-type="float" office:value="0.0227272727272727" calcext:value-type="float">
            <text:p>0,023</text:p>
          </table:table-cell>
          <table:table-cell table:style-name="ce86" table:formula="of:=EXP([.C41])/(2-EXP([.C41]))" office:value-type="float" office:value="1.04705672654539" calcext:value-type="float">
            <text:p>1,05</text:p>
          </table:table-cell>
          <table:table-cell table:style-name="ce86"/>
          <table:table-cell table:style-name="ce88"/>
          <table:table-cell table:style-name="ce88" table:formula="of:=IF([.C41]&lt;0.242;EXP([.C41])/(2-EXP([.C41]));IF([.C41]&lt;0.5;7*[.C41];IF([.C41]&gt;=0.5;LOG(2*[.C41])+7*0.5;&quot;error&quot;)))" office:value-type="float" office:value="1.04705672654539" calcext:value-type="float">
            <text:p>1,047</text:p>
          </table:table-cell>
          <table:table-cell table:formula="of:=IF([.C41]&lt;0.242;&quot;exp&quot;;IF([.C41]&lt;0.5;&quot;geo&quot;;IF([.C41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table:style-name="ce88" table:formula="of:=([.B42]-[.$C$5])/([.$C$6]-[.$C$5])" office:value-type="float" office:value="0.023989898989899" calcext:value-type="float">
            <text:p>0,024</text:p>
          </table:table-cell>
          <table:table-cell table:style-name="ce86" table:formula="of:=EXP([.C42])/(2-EXP([.C42]))" office:value-type="float" office:value="1.04976831646112" calcext:value-type="float">
            <text:p>1,05</text:p>
          </table:table-cell>
          <table:table-cell table:style-name="ce86"/>
          <table:table-cell table:style-name="ce88"/>
          <table:table-cell table:style-name="ce88" table:formula="of:=IF([.C42]&lt;0.242;EXP([.C42])/(2-EXP([.C42]));IF([.C42]&lt;0.5;7*[.C42];IF([.C42]&gt;=0.5;LOG(2*[.C42])+7*0.5;&quot;error&quot;)))" office:value-type="float" office:value="1.04976831646112" calcext:value-type="float">
            <text:p>1,050</text:p>
          </table:table-cell>
          <table:table-cell table:formula="of:=IF([.C42]&lt;0.242;&quot;exp&quot;;IF([.C42]&lt;0.5;&quot;geo&quot;;IF([.C42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table:style-name="ce88" table:formula="of:=([.B43]-[.$C$5])/([.$C$6]-[.$C$5])" office:value-type="float" office:value="0.0252525252525253" calcext:value-type="float">
            <text:p>0,025</text:p>
          </table:table-cell>
          <table:table-cell table:style-name="ce86" table:formula="of:=EXP([.C43])/(2-EXP([.C43]))" office:value-type="float" office:value="1.05249053914134" calcext:value-type="float">
            <text:p>1,05</text:p>
          </table:table-cell>
          <table:table-cell table:style-name="ce86"/>
          <table:table-cell table:style-name="ce88"/>
          <table:table-cell table:style-name="ce88" table:formula="of:=IF([.C43]&lt;0.242;EXP([.C43])/(2-EXP([.C43]));IF([.C43]&lt;0.5;7*[.C43];IF([.C43]&gt;=0.5;LOG(2*[.C43])+7*0.5;&quot;error&quot;)))" office:value-type="float" office:value="1.05249053914134" calcext:value-type="float">
            <text:p>1,052</text:p>
          </table:table-cell>
          <table:table-cell table:formula="of:=IF([.C43]&lt;0.242;&quot;exp&quot;;IF([.C43]&lt;0.5;&quot;geo&quot;;IF([.C43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table:style-name="ce88" table:formula="of:=([.B44]-[.$C$5])/([.$C$6]-[.$C$5])" office:value-type="float" office:value="0.0265151515151515" calcext:value-type="float">
            <text:p>0,027</text:p>
          </table:table-cell>
          <table:table-cell table:style-name="ce86" table:formula="of:=EXP([.C44])/(2-EXP([.C44]))" office:value-type="float" office:value="1.05522345506645" calcext:value-type="float">
            <text:p>1,06</text:p>
          </table:table-cell>
          <table:table-cell table:style-name="ce86"/>
          <table:table-cell table:style-name="ce88"/>
          <table:table-cell table:style-name="ce88" table:formula="of:=IF([.C44]&lt;0.242;EXP([.C44])/(2-EXP([.C44]));IF([.C44]&lt;0.5;7*[.C44];IF([.C44]&gt;=0.5;LOG(2*[.C44])+7*0.5;&quot;error&quot;)))" office:value-type="float" office:value="1.05522345506645" calcext:value-type="float">
            <text:p>1,055</text:p>
          </table:table-cell>
          <table:table-cell table:formula="of:=IF([.C44]&lt;0.242;&quot;exp&quot;;IF([.C44]&lt;0.5;&quot;geo&quot;;IF([.C44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style-name="ce88" table:formula="of:=([.B45]-[.$C$5])/([.$C$6]-[.$C$5])" office:value-type="float" office:value="0.0277777777777778" calcext:value-type="float">
            <text:p>0,028</text:p>
          </table:table-cell>
          <table:table-cell table:style-name="ce86" table:formula="of:=EXP([.C45])/(2-EXP([.C45]))" office:value-type="float" office:value="1.05796712517581" calcext:value-type="float">
            <text:p>1,06</text:p>
          </table:table-cell>
          <table:table-cell table:style-name="ce86"/>
          <table:table-cell table:style-name="ce88"/>
          <table:table-cell table:style-name="ce88" table:formula="of:=IF([.C45]&lt;0.242;EXP([.C45])/(2-EXP([.C45]));IF([.C45]&lt;0.5;7*[.C45];IF([.C45]&gt;=0.5;LOG(2*[.C45])+7*0.5;&quot;error&quot;)))" office:value-type="float" office:value="1.05796712517581" calcext:value-type="float">
            <text:p>1,058</text:p>
          </table:table-cell>
          <table:table-cell table:formula="of:=IF([.C45]&lt;0.242;&quot;exp&quot;;IF([.C45]&lt;0.5;&quot;geo&quot;;IF([.C4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table:style-name="ce88" table:formula="of:=([.B46]-[.$C$5])/([.$C$6]-[.$C$5])" office:value-type="float" office:value="0.029040404040404" calcext:value-type="float">
            <text:p>0,029</text:p>
          </table:table-cell>
          <table:table-cell table:style-name="ce86" table:formula="of:=EXP([.C46])/(2-EXP([.C46]))" office:value-type="float" office:value="1.06072161087211" calcext:value-type="float">
            <text:p>1,06</text:p>
          </table:table-cell>
          <table:table-cell table:style-name="ce86"/>
          <table:table-cell table:style-name="ce88"/>
          <table:table-cell table:style-name="ce88" table:formula="of:=IF([.C46]&lt;0.242;EXP([.C46])/(2-EXP([.C46]));IF([.C46]&lt;0.5;7*[.C46];IF([.C46]&gt;=0.5;LOG(2*[.C46])+7*0.5;&quot;error&quot;)))" office:value-type="float" office:value="1.06072161087211" calcext:value-type="float">
            <text:p>1,061</text:p>
          </table:table-cell>
          <table:table-cell table:formula="of:=IF([.C46]&lt;0.242;&quot;exp&quot;;IF([.C46]&lt;0.5;&quot;geo&quot;;IF([.C4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2" calcext:value-type="float">
            <text:p>0,32</text:p>
          </table:table-cell>
          <table:table-cell table:style-name="ce88" table:formula="of:=([.B47]-[.$C$5])/([.$C$6]-[.$C$5])" office:value-type="float" office:value="0.0303030303030303" calcext:value-type="float">
            <text:p>0,030</text:p>
          </table:table-cell>
          <table:table-cell table:style-name="ce86" table:formula="of:=EXP([.C47])/(2-EXP([.C47]))" office:value-type="float" office:value="1.06348697402578" calcext:value-type="float">
            <text:p>1,06</text:p>
          </table:table-cell>
          <table:table-cell table:style-name="ce86"/>
          <table:table-cell table:style-name="ce88"/>
          <table:table-cell table:style-name="ce88" table:formula="of:=IF([.C47]&lt;0.242;EXP([.C47])/(2-EXP([.C47]));IF([.C47]&lt;0.5;7*[.C47];IF([.C47]&gt;=0.5;LOG(2*[.C47])+7*0.5;&quot;error&quot;)))" office:value-type="float" office:value="1.06348697402578" calcext:value-type="float">
            <text:p>1,063</text:p>
          </table:table-cell>
          <table:table-cell table:formula="of:=IF([.C47]&lt;0.242;&quot;exp&quot;;IF([.C47]&lt;0.5;&quot;geo&quot;;IF([.C4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style-name="ce88" table:formula="of:=([.B48]-[.$C$5])/([.$C$6]-[.$C$5])" office:value-type="float" office:value="0.0315656565656566" calcext:value-type="float">
            <text:p>0,032</text:p>
          </table:table-cell>
          <table:table-cell table:style-name="ce86" table:formula="of:=EXP([.C48])/(2-EXP([.C48]))" office:value-type="float" office:value="1.06626327697948" calcext:value-type="float">
            <text:p>1,07</text:p>
          </table:table-cell>
          <table:table-cell table:style-name="ce86"/>
          <table:table-cell table:style-name="ce88"/>
          <table:table-cell table:style-name="ce88" table:formula="of:=IF([.C48]&lt;0.242;EXP([.C48])/(2-EXP([.C48]));IF([.C48]&lt;0.5;7*[.C48];IF([.C48]&gt;=0.5;LOG(2*[.C48])+7*0.5;&quot;error&quot;)))" office:value-type="float" office:value="1.06626327697948" calcext:value-type="float">
            <text:p>1,066</text:p>
          </table:table-cell>
          <table:table-cell table:formula="of:=IF([.C48]&lt;0.242;&quot;exp&quot;;IF([.C48]&lt;0.5;&quot;geo&quot;;IF([.C4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4" calcext:value-type="float">
            <text:p>0,34</text:p>
          </table:table-cell>
          <table:table-cell table:style-name="ce88" table:formula="of:=([.B49]-[.$C$5])/([.$C$6]-[.$C$5])" office:value-type="float" office:value="0.0328282828282828" calcext:value-type="float">
            <text:p>0,033</text:p>
          </table:table-cell>
          <table:table-cell table:style-name="ce86" table:formula="of:=EXP([.C49])/(2-EXP([.C49]))" office:value-type="float" office:value="1.06905058255259" calcext:value-type="float">
            <text:p>1,07</text:p>
          </table:table-cell>
          <table:table-cell table:style-name="ce86"/>
          <table:table-cell table:style-name="ce88"/>
          <table:table-cell table:style-name="ce88" table:formula="of:=IF([.C49]&lt;0.242;EXP([.C49])/(2-EXP([.C49]));IF([.C49]&lt;0.5;7*[.C49];IF([.C49]&gt;=0.5;LOG(2*[.C49])+7*0.5;&quot;error&quot;)))" office:value-type="float" office:value="1.06905058255259" calcext:value-type="float">
            <text:p>1,069</text:p>
          </table:table-cell>
          <table:table-cell table:formula="of:=IF([.C49]&lt;0.242;&quot;exp&quot;;IF([.C49]&lt;0.5;&quot;geo&quot;;IF([.C4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table:style-name="ce88" table:formula="of:=([.B50]-[.$C$5])/([.$C$6]-[.$C$5])" office:value-type="float" office:value="0.0340909090909091" calcext:value-type="float">
            <text:p>0,034</text:p>
          </table:table-cell>
          <table:table-cell table:style-name="ce86" table:formula="of:=EXP([.C50])/(2-EXP([.C50]))" office:value-type="float" office:value="1.07184895404576" calcext:value-type="float">
            <text:p>1,07</text:p>
          </table:table-cell>
          <table:table-cell table:style-name="ce86"/>
          <table:table-cell table:style-name="ce88"/>
          <table:table-cell table:style-name="ce88" table:formula="of:=IF([.C50]&lt;0.242;EXP([.C50])/(2-EXP([.C50]));IF([.C50]&lt;0.5;7*[.C50];IF([.C50]&gt;=0.5;LOG(2*[.C50])+7*0.5;&quot;error&quot;)))" office:value-type="float" office:value="1.07184895404576" calcext:value-type="float">
            <text:p>1,072</text:p>
          </table:table-cell>
          <table:table-cell table:formula="of:=IF([.C50]&lt;0.242;&quot;exp&quot;;IF([.C50]&lt;0.5;&quot;geo&quot;;IF([.C5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6" calcext:value-type="float">
            <text:p>0,36</text:p>
          </table:table-cell>
          <table:table-cell table:style-name="ce88" table:formula="of:=([.B51]-[.$C$5])/([.$C$6]-[.$C$5])" office:value-type="float" office:value="0.0353535353535353" calcext:value-type="float">
            <text:p>0,035</text:p>
          </table:table-cell>
          <table:table-cell table:style-name="ce86" table:formula="of:=EXP([.C51])/(2-EXP([.C51]))" office:value-type="float" office:value="1.07465845524556" calcext:value-type="float">
            <text:p>1,07</text:p>
          </table:table-cell>
          <table:table-cell table:style-name="ce86"/>
          <table:table-cell table:style-name="ce88"/>
          <table:table-cell table:style-name="ce88" table:formula="of:=IF([.C51]&lt;0.242;EXP([.C51])/(2-EXP([.C51]));IF([.C51]&lt;0.5;7*[.C51];IF([.C51]&gt;=0.5;LOG(2*[.C51])+7*0.5;&quot;error&quot;)))" office:value-type="float" office:value="1.07465845524556" calcext:value-type="float">
            <text:p>1,075</text:p>
          </table:table-cell>
          <table:table-cell table:formula="of:=IF([.C51]&lt;0.242;&quot;exp&quot;;IF([.C51]&lt;0.5;&quot;geo&quot;;IF([.C5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7" calcext:value-type="float">
            <text:p>0,37</text:p>
          </table:table-cell>
          <table:table-cell table:style-name="ce88" table:formula="of:=([.B52]-[.$C$5])/([.$C$6]-[.$C$5])" office:value-type="float" office:value="0.0366161616161616" calcext:value-type="float">
            <text:p>0,037</text:p>
          </table:table-cell>
          <table:table-cell table:style-name="ce86" table:formula="of:=EXP([.C52])/(2-EXP([.C52]))" office:value-type="float" office:value="1.07747915042915" calcext:value-type="float">
            <text:p>1,08</text:p>
          </table:table-cell>
          <table:table-cell table:style-name="ce86"/>
          <table:table-cell table:style-name="ce88"/>
          <table:table-cell table:style-name="ce88" table:formula="of:=IF([.C52]&lt;0.242;EXP([.C52])/(2-EXP([.C52]));IF([.C52]&lt;0.5;7*[.C52];IF([.C52]&gt;=0.5;LOG(2*[.C52])+7*0.5;&quot;error&quot;)))" office:value-type="float" office:value="1.07747915042915" calcext:value-type="float">
            <text:p>1,077</text:p>
          </table:table-cell>
          <table:table-cell table:formula="of:=IF([.C52]&lt;0.242;&quot;exp&quot;;IF([.C52]&lt;0.5;&quot;geo&quot;;IF([.C5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8" calcext:value-type="float">
            <text:p>0,38</text:p>
          </table:table-cell>
          <table:table-cell table:style-name="ce88" table:formula="of:=([.B53]-[.$C$5])/([.$C$6]-[.$C$5])" office:value-type="float" office:value="0.0378787878787879" calcext:value-type="float">
            <text:p>0,038</text:p>
          </table:table-cell>
          <table:table-cell table:style-name="ce86" table:formula="of:=EXP([.C53])/(2-EXP([.C53]))" office:value-type="float" office:value="1.080311104369" calcext:value-type="float">
            <text:p>1,08</text:p>
          </table:table-cell>
          <table:table-cell table:style-name="ce86"/>
          <table:table-cell table:style-name="ce88"/>
          <table:table-cell table:style-name="ce88" table:formula="of:=IF([.C53]&lt;0.242;EXP([.C53])/(2-EXP([.C53]));IF([.C53]&lt;0.5;7*[.C53];IF([.C53]&gt;=0.5;LOG(2*[.C53])+7*0.5;&quot;error&quot;)))" office:value-type="float" office:value="1.080311104369" calcext:value-type="float">
            <text:p>1,080</text:p>
          </table:table-cell>
          <table:table-cell table:formula="of:=IF([.C53]&lt;0.242;&quot;exp&quot;;IF([.C53]&lt;0.5;&quot;geo&quot;;IF([.C5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table:style-name="ce88" table:formula="of:=([.B54]-[.$C$5])/([.$C$6]-[.$C$5])" office:value-type="float" office:value="0.0391414141414141" calcext:value-type="float">
            <text:p>0,039</text:p>
          </table:table-cell>
          <table:table-cell table:style-name="ce86" table:formula="of:=EXP([.C54])/(2-EXP([.C54]))" office:value-type="float" office:value="1.08315438233765" calcext:value-type="float">
            <text:p>1,08</text:p>
          </table:table-cell>
          <table:table-cell table:style-name="ce86"/>
          <table:table-cell table:style-name="ce88"/>
          <table:table-cell table:style-name="ce88" table:formula="of:=IF([.C54]&lt;0.242;EXP([.C54])/(2-EXP([.C54]));IF([.C54]&lt;0.5;7*[.C54];IF([.C54]&gt;=0.5;LOG(2*[.C54])+7*0.5;&quot;error&quot;)))" office:value-type="float" office:value="1.08315438233765" calcext:value-type="float">
            <text:p>1,083</text:p>
          </table:table-cell>
          <table:table-cell table:formula="of:=IF([.C54]&lt;0.242;&quot;exp&quot;;IF([.C54]&lt;0.5;&quot;geo&quot;;IF([.C5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table:style-name="ce88" table:formula="of:=([.B55]-[.$C$5])/([.$C$6]-[.$C$5])" office:value-type="float" office:value="0.0404040404040404" calcext:value-type="float">
            <text:p>0,040</text:p>
          </table:table-cell>
          <table:table-cell table:style-name="ce86" table:formula="of:=EXP([.C55])/(2-EXP([.C55]))" office:value-type="float" office:value="1.08600905011259" calcext:value-type="float">
            <text:p>1,09</text:p>
          </table:table-cell>
          <table:table-cell table:style-name="ce86"/>
          <table:table-cell table:style-name="ce88"/>
          <table:table-cell table:style-name="ce88" table:formula="of:=IF([.C55]&lt;0.242;EXP([.C55])/(2-EXP([.C55]));IF([.C55]&lt;0.5;7*[.C55];IF([.C55]&gt;=0.5;LOG(2*[.C55])+7*0.5;&quot;error&quot;)))" office:value-type="float" office:value="1.08600905011259" calcext:value-type="float">
            <text:p>1,086</text:p>
          </table:table-cell>
          <table:table-cell table:formula="of:=IF([.C55]&lt;0.242;&quot;exp&quot;;IF([.C55]&lt;0.5;&quot;geo&quot;;IF([.C5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1" calcext:value-type="float">
            <text:p>0,41</text:p>
          </table:table-cell>
          <table:table-cell table:style-name="ce88" table:formula="of:=([.B56]-[.$C$5])/([.$C$6]-[.$C$5])" office:value-type="float" office:value="0.0416666666666667" calcext:value-type="float">
            <text:p>0,042</text:p>
          </table:table-cell>
          <table:table-cell table:style-name="ce86" table:formula="of:=EXP([.C56])/(2-EXP([.C56]))" office:value-type="float" office:value="1.0888751739811" calcext:value-type="float">
            <text:p>1,09</text:p>
          </table:table-cell>
          <table:table-cell table:style-name="ce86"/>
          <table:table-cell table:style-name="ce88"/>
          <table:table-cell table:style-name="ce88" table:formula="of:=IF([.C56]&lt;0.242;EXP([.C56])/(2-EXP([.C56]));IF([.C56]&lt;0.5;7*[.C56];IF([.C56]&gt;=0.5;LOG(2*[.C56])+7*0.5;&quot;error&quot;)))" office:value-type="float" office:value="1.0888751739811" calcext:value-type="float">
            <text:p>1,089</text:p>
          </table:table-cell>
          <table:table-cell table:formula="of:=IF([.C56]&lt;0.242;&quot;exp&quot;;IF([.C56]&lt;0.5;&quot;geo&quot;;IF([.C5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table:style-name="ce88" table:formula="of:=([.B57]-[.$C$5])/([.$C$6]-[.$C$5])" office:value-type="float" office:value="0.0429292929292929" calcext:value-type="float">
            <text:p>0,043</text:p>
          </table:table-cell>
          <table:table-cell table:style-name="ce86" table:formula="of:=EXP([.C57])/(2-EXP([.C57]))" office:value-type="float" office:value="1.09175282074526" calcext:value-type="float">
            <text:p>1,09</text:p>
          </table:table-cell>
          <table:table-cell table:style-name="ce86"/>
          <table:table-cell table:style-name="ce88"/>
          <table:table-cell table:style-name="ce88" table:formula="of:=IF([.C57]&lt;0.242;EXP([.C57])/(2-EXP([.C57]));IF([.C57]&lt;0.5;7*[.C57];IF([.C57]&gt;=0.5;LOG(2*[.C57])+7*0.5;&quot;error&quot;)))" office:value-type="float" office:value="1.09175282074526" calcext:value-type="float">
            <text:p>1,092</text:p>
          </table:table-cell>
          <table:table-cell table:formula="of:=IF([.C57]&lt;0.242;&quot;exp&quot;;IF([.C57]&lt;0.5;&quot;geo&quot;;IF([.C5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table:style-name="ce88" table:formula="of:=([.B58]-[.$C$5])/([.$C$6]-[.$C$5])" office:value-type="float" office:value="0.0441919191919192" calcext:value-type="float">
            <text:p>0,044</text:p>
          </table:table-cell>
          <table:table-cell table:style-name="ce86" table:formula="of:=EXP([.C58])/(2-EXP([.C58]))" office:value-type="float" office:value="1.09464205772691" calcext:value-type="float">
            <text:p>1,09</text:p>
          </table:table-cell>
          <table:table-cell table:style-name="ce86"/>
          <table:table-cell table:style-name="ce88"/>
          <table:table-cell table:style-name="ce88" table:formula="of:=IF([.C58]&lt;0.242;EXP([.C58])/(2-EXP([.C58]));IF([.C58]&lt;0.5;7*[.C58];IF([.C58]&gt;=0.5;LOG(2*[.C58])+7*0.5;&quot;error&quot;)))" office:value-type="float" office:value="1.09464205772691" calcext:value-type="float">
            <text:p>1,095</text:p>
          </table:table-cell>
          <table:table-cell table:formula="of:=IF([.C58]&lt;0.242;&quot;exp&quot;;IF([.C58]&lt;0.5;&quot;geo&quot;;IF([.C5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table:style-name="ce88" table:formula="of:=([.B59]-[.$C$5])/([.$C$6]-[.$C$5])" office:value-type="float" office:value="0.0454545454545455" calcext:value-type="float">
            <text:p>0,045</text:p>
          </table:table-cell>
          <table:table-cell table:style-name="ce86" table:formula="of:=EXP([.C59])/(2-EXP([.C59]))" office:value-type="float" office:value="1.09754295277272" calcext:value-type="float">
            <text:p>1,10</text:p>
          </table:table-cell>
          <table:table-cell table:style-name="ce86"/>
          <table:table-cell table:style-name="ce88"/>
          <table:table-cell table:style-name="ce88" table:formula="of:=IF([.C59]&lt;0.242;EXP([.C59])/(2-EXP([.C59]));IF([.C59]&lt;0.5;7*[.C59];IF([.C59]&gt;=0.5;LOG(2*[.C59])+7*0.5;&quot;error&quot;)))" office:value-type="float" office:value="1.09754295277272" calcext:value-type="float">
            <text:p>1,098</text:p>
          </table:table-cell>
          <table:table-cell table:formula="of:=IF([.C59]&lt;0.242;&quot;exp&quot;;IF([.C59]&lt;0.5;&quot;geo&quot;;IF([.C5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table:style-name="ce88" table:formula="of:=([.B60]-[.$C$5])/([.$C$6]-[.$C$5])" office:value-type="float" office:value="0.0467171717171717" calcext:value-type="float">
            <text:p>0,047</text:p>
          </table:table-cell>
          <table:table-cell table:style-name="ce86" table:formula="of:=EXP([.C60])/(2-EXP([.C60]))" office:value-type="float" office:value="1.10045557425937" calcext:value-type="float">
            <text:p>1,10</text:p>
          </table:table-cell>
          <table:table-cell table:style-name="ce86"/>
          <table:table-cell table:style-name="ce88"/>
          <table:table-cell table:style-name="ce88" table:formula="of:=IF([.C60]&lt;0.242;EXP([.C60])/(2-EXP([.C60]));IF([.C60]&lt;0.5;7*[.C60];IF([.C60]&gt;=0.5;LOG(2*[.C60])+7*0.5;&quot;error&quot;)))" office:value-type="float" office:value="1.10045557425937" calcext:value-type="float">
            <text:p>1,100</text:p>
          </table:table-cell>
          <table:table-cell table:formula="of:=IF([.C60]&lt;0.242;&quot;exp&quot;;IF([.C60]&lt;0.5;&quot;geo&quot;;IF([.C6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style-name="ce88" table:formula="of:=([.B61]-[.$C$5])/([.$C$6]-[.$C$5])" office:value-type="float" office:value="0.047979797979798" calcext:value-type="float">
            <text:p>0,048</text:p>
          </table:table-cell>
          <table:table-cell table:style-name="ce86" table:formula="of:=EXP([.C61])/(2-EXP([.C61]))" office:value-type="float" office:value="1.10337999109864" calcext:value-type="float">
            <text:p>1,10</text:p>
          </table:table-cell>
          <table:table-cell table:style-name="ce86"/>
          <table:table-cell table:style-name="ce88"/>
          <table:table-cell table:style-name="ce88" table:formula="of:=IF([.C61]&lt;0.242;EXP([.C61])/(2-EXP([.C61]));IF([.C61]&lt;0.5;7*[.C61];IF([.C61]&gt;=0.5;LOG(2*[.C61])+7*0.5;&quot;error&quot;)))" office:value-type="float" office:value="1.10337999109864" calcext:value-type="float">
            <text:p>1,103</text:p>
          </table:table-cell>
          <table:table-cell table:formula="of:=IF([.C61]&lt;0.242;&quot;exp&quot;;IF([.C61]&lt;0.5;&quot;geo&quot;;IF([.C6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table:style-name="ce88" table:formula="of:=([.B62]-[.$C$5])/([.$C$6]-[.$C$5])" office:value-type="float" office:value="0.0492424242424243" calcext:value-type="float">
            <text:p>0,049</text:p>
          </table:table-cell>
          <table:table-cell table:style-name="ce86" table:formula="of:=EXP([.C62])/(2-EXP([.C62]))" office:value-type="float" office:value="1.10631627274276" calcext:value-type="float">
            <text:p>1,11</text:p>
          </table:table-cell>
          <table:table-cell table:style-name="ce86"/>
          <table:table-cell table:style-name="ce88"/>
          <table:table-cell table:style-name="ce88" table:formula="of:=IF([.C62]&lt;0.242;EXP([.C62])/(2-EXP([.C62]));IF([.C62]&lt;0.5;7*[.C62];IF([.C62]&gt;=0.5;LOG(2*[.C62])+7*0.5;&quot;error&quot;)))" office:value-type="float" office:value="1.10631627274276" calcext:value-type="float">
            <text:p>1,106</text:p>
          </table:table-cell>
          <table:table-cell table:formula="of:=IF([.C62]&lt;0.242;&quot;exp&quot;;IF([.C62]&lt;0.5;&quot;geo&quot;;IF([.C6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table:style-name="ce88" table:formula="of:=([.B63]-[.$C$5])/([.$C$6]-[.$C$5])" office:value-type="float" office:value="0.0505050505050505" calcext:value-type="float">
            <text:p>0,051</text:p>
          </table:table-cell>
          <table:table-cell table:style-name="ce86" table:formula="of:=EXP([.C63])/(2-EXP([.C63]))" office:value-type="float" office:value="1.10926448918963" calcext:value-type="float">
            <text:p>1,11</text:p>
          </table:table-cell>
          <table:table-cell table:style-name="ce86"/>
          <table:table-cell table:style-name="ce88"/>
          <table:table-cell table:style-name="ce88" table:formula="of:=IF([.C63]&lt;0.242;EXP([.C63])/(2-EXP([.C63]));IF([.C63]&lt;0.5;7*[.C63];IF([.C63]&gt;=0.5;LOG(2*[.C63])+7*0.5;&quot;error&quot;)))" office:value-type="float" office:value="1.10926448918963" calcext:value-type="float">
            <text:p>1,109</text:p>
          </table:table-cell>
          <table:table-cell table:formula="of:=IF([.C63]&lt;0.242;&quot;exp&quot;;IF([.C63]&lt;0.5;&quot;geo&quot;;IF([.C6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table:style-name="ce88" table:formula="of:=([.B64]-[.$C$5])/([.$C$6]-[.$C$5])" office:value-type="float" office:value="0.0517676767676768" calcext:value-type="float">
            <text:p>0,052</text:p>
          </table:table-cell>
          <table:table-cell table:style-name="ce86" table:formula="of:=EXP([.C64])/(2-EXP([.C64]))" office:value-type="float" office:value="1.11222471098826" calcext:value-type="float">
            <text:p>1,11</text:p>
          </table:table-cell>
          <table:table-cell table:style-name="ce86"/>
          <table:table-cell table:style-name="ce88"/>
          <table:table-cell table:style-name="ce88" table:formula="of:=IF([.C64]&lt;0.242;EXP([.C64])/(2-EXP([.C64]));IF([.C64]&lt;0.5;7*[.C64];IF([.C64]&gt;=0.5;LOG(2*[.C64])+7*0.5;&quot;error&quot;)))" office:value-type="float" office:value="1.11222471098826" calcext:value-type="float">
            <text:p>1,112</text:p>
          </table:table-cell>
          <table:table-cell table:formula="of:=IF([.C64]&lt;0.242;&quot;exp&quot;;IF([.C64]&lt;0.5;&quot;geo&quot;;IF([.C6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style-name="ce88" table:formula="of:=([.B65]-[.$C$5])/([.$C$6]-[.$C$5])" office:value-type="float" office:value="0.053030303030303" calcext:value-type="float">
            <text:p>0,053</text:p>
          </table:table-cell>
          <table:table-cell table:style-name="ce86" table:formula="of:=EXP([.C65])/(2-EXP([.C65]))" office:value-type="float" office:value="1.11519700924417" calcext:value-type="float">
            <text:p>1,12</text:p>
          </table:table-cell>
          <table:table-cell table:style-name="ce86"/>
          <table:table-cell table:style-name="ce88"/>
          <table:table-cell table:style-name="ce88" table:formula="of:=IF([.C65]&lt;0.242;EXP([.C65])/(2-EXP([.C65]));IF([.C65]&lt;0.5;7*[.C65];IF([.C65]&gt;=0.5;LOG(2*[.C65])+7*0.5;&quot;error&quot;)))" office:value-type="float" office:value="1.11519700924417" calcext:value-type="float">
            <text:p>1,115</text:p>
          </table:table-cell>
          <table:table-cell table:formula="of:=IF([.C65]&lt;0.242;&quot;exp&quot;;IF([.C65]&lt;0.5;&quot;geo&quot;;IF([.C6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1" calcext:value-type="float">
            <text:p>0,51</text:p>
          </table:table-cell>
          <table:table-cell table:style-name="ce88" table:formula="of:=([.B66]-[.$C$5])/([.$C$6]-[.$C$5])" office:value-type="float" office:value="0.0542929292929293" calcext:value-type="float">
            <text:p>0,054</text:p>
          </table:table-cell>
          <table:table-cell table:style-name="ce91" table:formula="of:=EXP([.C66])/(2-EXP([.C66]))" office:value-type="float" office:value="1.11818145562487" calcext:value-type="float">
            <text:p>1,1182</text:p>
          </table:table-cell>
          <table:table-cell table:style-name="ce86"/>
          <table:table-cell table:style-name="ce88"/>
          <table:table-cell table:style-name="ce88" table:formula="of:=IF([.C66]&lt;0.242;EXP([.C66])/(2-EXP([.C66]));IF([.C66]&lt;0.5;7*[.C66];IF([.C66]&gt;=0.5;LOG(2*[.C66])+7*0.5;&quot;error&quot;)))" office:value-type="float" office:value="1.11818145562487" calcext:value-type="float">
            <text:p>1,118</text:p>
          </table:table-cell>
          <table:table-cell table:formula="of:=IF([.C66]&lt;0.242;&quot;exp&quot;;IF([.C66]&lt;0.5;&quot;geo&quot;;IF([.C6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2" calcext:value-type="float">
            <text:p>0,52</text:p>
          </table:table-cell>
          <table:table-cell table:style-name="ce88" table:formula="of:=([.B67]-[.$C$5])/([.$C$6]-[.$C$5])" office:value-type="float" office:value="0.0555555555555556" calcext:value-type="float">
            <text:p>0,056</text:p>
          </table:table-cell>
          <table:table-cell table:style-name="ce86" table:formula="of:=EXP([.C67])/(2-EXP([.C67]))" office:value-type="float" office:value="1.12117812236549" calcext:value-type="float">
            <text:p>1,12</text:p>
          </table:table-cell>
          <table:table-cell table:style-name="ce86"/>
          <table:table-cell table:style-name="ce88"/>
          <table:table-cell table:style-name="ce88" table:formula="of:=IF([.C67]&lt;0.242;EXP([.C67])/(2-EXP([.C67]));IF([.C67]&lt;0.5;7*[.C67];IF([.C67]&gt;=0.5;LOG(2*[.C67])+7*0.5;&quot;error&quot;)))" office:value-type="float" office:value="1.12117812236549" calcext:value-type="float">
            <text:p>1,121</text:p>
          </table:table-cell>
          <table:table-cell table:formula="of:=IF([.C67]&lt;0.242;&quot;exp&quot;;IF([.C67]&lt;0.5;&quot;geo&quot;;IF([.C6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3" calcext:value-type="float">
            <text:p>0,53</text:p>
          </table:table-cell>
          <table:table-cell table:style-name="ce88" table:formula="of:=([.B68]-[.$C$5])/([.$C$6]-[.$C$5])" office:value-type="float" office:value="0.0568181818181818" calcext:value-type="float">
            <text:p>0,057</text:p>
          </table:table-cell>
          <table:table-cell table:style-name="ce86" table:formula="of:=EXP([.C68])/(2-EXP([.C68]))" office:value-type="float" office:value="1.12418708227435" calcext:value-type="float">
            <text:p>1,12</text:p>
          </table:table-cell>
          <table:table-cell table:style-name="ce86"/>
          <table:table-cell table:style-name="ce88"/>
          <table:table-cell table:style-name="ce88" table:formula="of:=IF([.C68]&lt;0.242;EXP([.C68])/(2-EXP([.C68]));IF([.C68]&lt;0.5;7*[.C68];IF([.C68]&gt;=0.5;LOG(2*[.C68])+7*0.5;&quot;error&quot;)))" office:value-type="float" office:value="1.12418708227435" calcext:value-type="float">
            <text:p>1,124</text:p>
          </table:table-cell>
          <table:table-cell table:formula="of:=IF([.C68]&lt;0.242;&quot;exp&quot;;IF([.C68]&lt;0.5;&quot;geo&quot;;IF([.C6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4" calcext:value-type="float">
            <text:p>0,54</text:p>
          </table:table-cell>
          <table:table-cell table:style-name="ce88" table:formula="of:=([.B69]-[.$C$5])/([.$C$6]-[.$C$5])" office:value-type="float" office:value="0.0580808080808081" calcext:value-type="float">
            <text:p>0,058</text:p>
          </table:table-cell>
          <table:table-cell table:style-name="ce86" table:formula="of:=EXP([.C69])/(2-EXP([.C69]))" office:value-type="float" office:value="1.12720840873867" calcext:value-type="float">
            <text:p>1,13</text:p>
          </table:table-cell>
          <table:table-cell table:style-name="ce86"/>
          <table:table-cell table:style-name="ce88"/>
          <table:table-cell table:style-name="ce88" table:formula="of:=IF([.C69]&lt;0.242;EXP([.C69])/(2-EXP([.C69]));IF([.C69]&lt;0.5;7*[.C69];IF([.C69]&gt;=0.5;LOG(2*[.C69])+7*0.5;&quot;error&quot;)))" office:value-type="float" office:value="1.12720840873867" calcext:value-type="float">
            <text:p>1,127</text:p>
          </table:table-cell>
          <table:table-cell table:formula="of:=IF([.C69]&lt;0.242;&quot;exp&quot;;IF([.C69]&lt;0.5;&quot;geo&quot;;IF([.C6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style-name="ce88" table:formula="of:=([.B70]-[.$C$5])/([.$C$6]-[.$C$5])" office:value-type="float" office:value="0.0593434343434344" calcext:value-type="float">
            <text:p>0,059</text:p>
          </table:table-cell>
          <table:table-cell table:style-name="ce86" table:formula="of:=EXP([.C70])/(2-EXP([.C70]))" office:value-type="float" office:value="1.13024217573036" calcext:value-type="float">
            <text:p>1,13</text:p>
          </table:table-cell>
          <table:table-cell table:style-name="ce86"/>
          <table:table-cell table:style-name="ce88"/>
          <table:table-cell table:style-name="ce88" table:formula="of:=IF([.C70]&lt;0.242;EXP([.C70])/(2-EXP([.C70]));IF([.C70]&lt;0.5;7*[.C70];IF([.C70]&gt;=0.5;LOG(2*[.C70])+7*0.5;&quot;error&quot;)))" office:value-type="float" office:value="1.13024217573036" calcext:value-type="float">
            <text:p>1,130</text:p>
          </table:table-cell>
          <table:table-cell table:formula="of:=IF([.C70]&lt;0.242;&quot;exp&quot;;IF([.C70]&lt;0.5;&quot;geo&quot;;IF([.C7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6" calcext:value-type="float">
            <text:p>0,56</text:p>
          </table:table-cell>
          <table:table-cell table:style-name="ce88" table:formula="of:=([.B71]-[.$C$5])/([.$C$6]-[.$C$5])" office:value-type="float" office:value="0.0606060606060606" calcext:value-type="float">
            <text:p>0,061</text:p>
          </table:table-cell>
          <table:table-cell table:style-name="ce86" table:formula="of:=EXP([.C71])/(2-EXP([.C71]))" office:value-type="float" office:value="1.13328845781184" calcext:value-type="float">
            <text:p>1,13</text:p>
          </table:table-cell>
          <table:table-cell table:style-name="ce86"/>
          <table:table-cell table:style-name="ce88"/>
          <table:table-cell table:style-name="ce88" table:formula="of:=IF([.C71]&lt;0.242;EXP([.C71])/(2-EXP([.C71]));IF([.C71]&lt;0.5;7*[.C71];IF([.C71]&gt;=0.5;LOG(2*[.C71])+7*0.5;&quot;error&quot;)))" office:value-type="float" office:value="1.13328845781184" calcext:value-type="float">
            <text:p>1,133</text:p>
          </table:table-cell>
          <table:table-cell table:formula="of:=IF([.C71]&lt;0.242;&quot;exp&quot;;IF([.C71]&lt;0.5;&quot;geo&quot;;IF([.C7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 table:style-name="ce88" table:formula="of:=([.B72]-[.$C$5])/([.$C$6]-[.$C$5])" office:value-type="float" office:value="0.0618686868686869" calcext:value-type="float">
            <text:p>0,062</text:p>
          </table:table-cell>
          <table:table-cell table:style-name="ce86" table:formula="of:=EXP([.C72])/(2-EXP([.C72]))" office:value-type="float" office:value="1.13634733014194" calcext:value-type="float">
            <text:p>1,14</text:p>
          </table:table-cell>
          <table:table-cell table:style-name="ce86"/>
          <table:table-cell table:style-name="ce88"/>
          <table:table-cell table:style-name="ce88" table:formula="of:=IF([.C72]&lt;0.242;EXP([.C72])/(2-EXP([.C72]));IF([.C72]&lt;0.5;7*[.C72];IF([.C72]&gt;=0.5;LOG(2*[.C72])+7*0.5;&quot;error&quot;)))" office:value-type="float" office:value="1.13634733014194" calcext:value-type="float">
            <text:p>1,136</text:p>
          </table:table-cell>
          <table:table-cell table:formula="of:=IF([.C72]&lt;0.242;&quot;exp&quot;;IF([.C72]&lt;0.5;&quot;geo&quot;;IF([.C7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8" calcext:value-type="float">
            <text:p>0,58</text:p>
          </table:table-cell>
          <table:table-cell table:style-name="ce88" table:formula="of:=([.B73]-[.$C$5])/([.$C$6]-[.$C$5])" office:value-type="float" office:value="0.0631313131313131" calcext:value-type="float">
            <text:p>0,063</text:p>
          </table:table-cell>
          <table:table-cell table:style-name="ce86" table:formula="of:=EXP([.C73])/(2-EXP([.C73]))" office:value-type="float" office:value="1.13941886848189" calcext:value-type="float">
            <text:p>1,14</text:p>
          </table:table-cell>
          <table:table-cell table:style-name="ce86"/>
          <table:table-cell table:style-name="ce88"/>
          <table:table-cell table:style-name="ce88" table:formula="of:=IF([.C73]&lt;0.242;EXP([.C73])/(2-EXP([.C73]));IF([.C73]&lt;0.5;7*[.C73];IF([.C73]&gt;=0.5;LOG(2*[.C73])+7*0.5;&quot;error&quot;)))" office:value-type="float" office:value="1.13941886848189" calcext:value-type="float">
            <text:p>1,139</text:p>
          </table:table-cell>
          <table:table-cell table:formula="of:=IF([.C73]&lt;0.242;&quot;exp&quot;;IF([.C73]&lt;0.5;&quot;geo&quot;;IF([.C7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 table:style-name="ce88" table:formula="of:=([.B74]-[.$C$5])/([.$C$6]-[.$C$5])" office:value-type="float" office:value="0.0643939393939394" calcext:value-type="float">
            <text:p>0,064</text:p>
          </table:table-cell>
          <table:table-cell table:style-name="ce86" table:formula="of:=EXP([.C74])/(2-EXP([.C74]))" office:value-type="float" office:value="1.14250314920136" calcext:value-type="float">
            <text:p>1,14</text:p>
          </table:table-cell>
          <table:table-cell table:style-name="ce86"/>
          <table:table-cell table:style-name="ce88"/>
          <table:table-cell table:style-name="ce88" table:formula="of:=IF([.C74]&lt;0.242;EXP([.C74])/(2-EXP([.C74]));IF([.C74]&lt;0.5;7*[.C74];IF([.C74]&gt;=0.5;LOG(2*[.C74])+7*0.5;&quot;error&quot;)))" office:value-type="float" office:value="1.14250314920136" calcext:value-type="float">
            <text:p>1,143</text:p>
          </table:table-cell>
          <table:table-cell table:formula="of:=IF([.C74]&lt;0.242;&quot;exp&quot;;IF([.C74]&lt;0.5;&quot;geo&quot;;IF([.C7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table:style-name="ce88" table:formula="of:=([.B75]-[.$C$5])/([.$C$6]-[.$C$5])" office:value-type="float" office:value="0.0656565656565657" calcext:value-type="float">
            <text:p>0,066</text:p>
          </table:table-cell>
          <table:table-cell table:style-name="ce86" table:formula="of:=EXP([.C75])/(2-EXP([.C75]))" office:value-type="float" office:value="1.14560024928457" calcext:value-type="float">
            <text:p>1,15</text:p>
          </table:table-cell>
          <table:table-cell table:style-name="ce86"/>
          <table:table-cell table:style-name="ce88"/>
          <table:table-cell table:style-name="ce88" table:formula="of:=IF([.C75]&lt;0.242;EXP([.C75])/(2-EXP([.C75]));IF([.C75]&lt;0.5;7*[.C75];IF([.C75]&gt;=0.5;LOG(2*[.C75])+7*0.5;&quot;error&quot;)))" office:value-type="float" office:value="1.14560024928457" calcext:value-type="float">
            <text:p>1,146</text:p>
          </table:table-cell>
          <table:table-cell table:formula="of:=IF([.C75]&lt;0.242;&quot;exp&quot;;IF([.C75]&lt;0.5;&quot;geo&quot;;IF([.C7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 table:style-name="ce88" table:formula="of:=([.B76]-[.$C$5])/([.$C$6]-[.$C$5])" office:value-type="float" office:value="0.0669191919191919" calcext:value-type="float">
            <text:p>0,067</text:p>
          </table:table-cell>
          <table:table-cell table:style-name="ce86" table:formula="of:=EXP([.C76])/(2-EXP([.C76]))" office:value-type="float" office:value="1.14871024633651" calcext:value-type="float">
            <text:p>1,15</text:p>
          </table:table-cell>
          <table:table-cell table:style-name="ce86"/>
          <table:table-cell table:style-name="ce88"/>
          <table:table-cell table:style-name="ce88" table:formula="of:=IF([.C76]&lt;0.242;EXP([.C76])/(2-EXP([.C76]));IF([.C76]&lt;0.5;7*[.C76];IF([.C76]&gt;=0.5;LOG(2*[.C76])+7*0.5;&quot;error&quot;)))" office:value-type="float" office:value="1.14871024633651" calcext:value-type="float">
            <text:p>1,149</text:p>
          </table:table-cell>
          <table:table-cell table:formula="of:=IF([.C76]&lt;0.242;&quot;exp&quot;;IF([.C76]&lt;0.5;&quot;geo&quot;;IF([.C7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2" calcext:value-type="float">
            <text:p>0,62</text:p>
          </table:table-cell>
          <table:table-cell table:style-name="ce88" table:formula="of:=([.B77]-[.$C$5])/([.$C$6]-[.$C$5])" office:value-type="float" office:value="0.0681818181818182" calcext:value-type="float">
            <text:p>0,068</text:p>
          </table:table-cell>
          <table:table-cell table:style-name="ce86" table:formula="of:=EXP([.C77])/(2-EXP([.C77]))" office:value-type="float" office:value="1.1518332185892" calcext:value-type="float">
            <text:p>1,15</text:p>
          </table:table-cell>
          <table:table-cell table:style-name="ce86"/>
          <table:table-cell table:style-name="ce88"/>
          <table:table-cell table:style-name="ce88" table:formula="of:=IF([.C77]&lt;0.242;EXP([.C77])/(2-EXP([.C77]));IF([.C77]&lt;0.5;7*[.C77];IF([.C77]&gt;=0.5;LOG(2*[.C77])+7*0.5;&quot;error&quot;)))" office:value-type="float" office:value="1.1518332185892" calcext:value-type="float">
            <text:p>1,152</text:p>
          </table:table-cell>
          <table:table-cell table:formula="of:=IF([.C77]&lt;0.242;&quot;exp&quot;;IF([.C77]&lt;0.5;&quot;geo&quot;;IF([.C7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 table:style-name="ce88" table:formula="of:=([.B78]-[.$C$5])/([.$C$6]-[.$C$5])" office:value-type="float" office:value="0.0694444444444444" calcext:value-type="float">
            <text:p>0,069</text:p>
          </table:table-cell>
          <table:table-cell table:style-name="ce86" table:formula="of:=EXP([.C78])/(2-EXP([.C78]))" office:value-type="float" office:value="1.15496924490803" calcext:value-type="float">
            <text:p>1,15</text:p>
          </table:table-cell>
          <table:table-cell table:style-name="ce86"/>
          <table:table-cell table:style-name="ce88"/>
          <table:table-cell table:style-name="ce88" table:formula="of:=IF([.C78]&lt;0.242;EXP([.C78])/(2-EXP([.C78]));IF([.C78]&lt;0.5;7*[.C78];IF([.C78]&gt;=0.5;LOG(2*[.C78])+7*0.5;&quot;error&quot;)))" office:value-type="float" office:value="1.15496924490803" calcext:value-type="float">
            <text:p>1,155</text:p>
          </table:table-cell>
          <table:table-cell table:formula="of:=IF([.C78]&lt;0.242;&quot;exp&quot;;IF([.C78]&lt;0.5;&quot;geo&quot;;IF([.C7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table:style-name="ce88" table:formula="of:=([.B79]-[.$C$5])/([.$C$6]-[.$C$5])" office:value-type="float" office:value="0.0707070707070707" calcext:value-type="float">
            <text:p>0,071</text:p>
          </table:table-cell>
          <table:table-cell table:style-name="ce86" table:formula="of:=EXP([.C79])/(2-EXP([.C79]))" office:value-type="float" office:value="1.15811840479819" calcext:value-type="float">
            <text:p>1,16</text:p>
          </table:table-cell>
          <table:table-cell table:style-name="ce86"/>
          <table:table-cell table:style-name="ce88"/>
          <table:table-cell table:style-name="ce88" table:formula="of:=IF([.C79]&lt;0.242;EXP([.C79])/(2-EXP([.C79]));IF([.C79]&lt;0.5;7*[.C79];IF([.C79]&gt;=0.5;LOG(2*[.C79])+7*0.5;&quot;error&quot;)))" office:value-type="float" office:value="1.15811840479819" calcext:value-type="float">
            <text:p>1,158</text:p>
          </table:table-cell>
          <table:table-cell table:formula="of:=IF([.C79]&lt;0.242;&quot;exp&quot;;IF([.C79]&lt;0.5;&quot;geo&quot;;IF([.C7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table:style-name="ce88" table:formula="of:=([.B80]-[.$C$5])/([.$C$6]-[.$C$5])" office:value-type="float" office:value="0.071969696969697" calcext:value-type="float">
            <text:p>0,072</text:p>
          </table:table-cell>
          <table:table-cell table:style-name="ce86" table:formula="of:=EXP([.C80])/(2-EXP([.C80]))" office:value-type="float" office:value="1.16128077841117" calcext:value-type="float">
            <text:p>1,16</text:p>
          </table:table-cell>
          <table:table-cell table:style-name="ce86"/>
          <table:table-cell table:style-name="ce88"/>
          <table:table-cell table:style-name="ce88" table:formula="of:=IF([.C80]&lt;0.242;EXP([.C80])/(2-EXP([.C80]));IF([.C80]&lt;0.5;7*[.C80];IF([.C80]&gt;=0.5;LOG(2*[.C80])+7*0.5;&quot;error&quot;)))" office:value-type="float" office:value="1.16128077841117" calcext:value-type="float">
            <text:p>1,161</text:p>
          </table:table-cell>
          <table:table-cell table:formula="of:=IF([.C80]&lt;0.242;&quot;exp&quot;;IF([.C80]&lt;0.5;&quot;geo&quot;;IF([.C8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table:style-name="ce88" table:formula="of:=([.B81]-[.$C$5])/([.$C$6]-[.$C$5])" office:value-type="float" office:value="0.0732323232323232" calcext:value-type="float">
            <text:p>0,073</text:p>
          </table:table-cell>
          <table:table-cell table:style-name="ce86" table:formula="of:=EXP([.C81])/(2-EXP([.C81]))" office:value-type="float" office:value="1.16445644655135" calcext:value-type="float">
            <text:p>1,16</text:p>
          </table:table-cell>
          <table:table-cell table:style-name="ce86"/>
          <table:table-cell table:style-name="ce88"/>
          <table:table-cell table:style-name="ce88" table:formula="of:=IF([.C81]&lt;0.242;EXP([.C81])/(2-EXP([.C81]));IF([.C81]&lt;0.5;7*[.C81];IF([.C81]&gt;=0.5;LOG(2*[.C81])+7*0.5;&quot;error&quot;)))" office:value-type="float" office:value="1.16445644655135" calcext:value-type="float">
            <text:p>1,164</text:p>
          </table:table-cell>
          <table:table-cell table:formula="of:=IF([.C81]&lt;0.242;&quot;exp&quot;;IF([.C81]&lt;0.5;&quot;geo&quot;;IF([.C8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7" calcext:value-type="float">
            <text:p>0,67</text:p>
          </table:table-cell>
          <table:table-cell table:style-name="ce88" table:formula="of:=([.B82]-[.$C$5])/([.$C$6]-[.$C$5])" office:value-type="float" office:value="0.0744949494949495" calcext:value-type="float">
            <text:p>0,074</text:p>
          </table:table-cell>
          <table:table-cell table:style-name="ce86" table:formula="of:=EXP([.C82])/(2-EXP([.C82]))" office:value-type="float" office:value="1.16764549068264" calcext:value-type="float">
            <text:p>1,17</text:p>
          </table:table-cell>
          <table:table-cell table:style-name="ce86"/>
          <table:table-cell table:style-name="ce88"/>
          <table:table-cell table:style-name="ce88" table:formula="of:=IF([.C82]&lt;0.242;EXP([.C82])/(2-EXP([.C82]));IF([.C82]&lt;0.5;7*[.C82];IF([.C82]&gt;=0.5;LOG(2*[.C82])+7*0.5;&quot;error&quot;)))" office:value-type="float" office:value="1.16764549068264" calcext:value-type="float">
            <text:p>1,168</text:p>
          </table:table-cell>
          <table:table-cell table:formula="of:=IF([.C82]&lt;0.242;&quot;exp&quot;;IF([.C82]&lt;0.5;&quot;geo&quot;;IF([.C8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table:style-name="ce88" table:formula="of:=([.B83]-[.$C$5])/([.$C$6]-[.$C$5])" office:value-type="float" office:value="0.0757575757575758" calcext:value-type="float">
            <text:p>0,076</text:p>
          </table:table-cell>
          <table:table-cell table:style-name="ce86" table:formula="of:=EXP([.C83])/(2-EXP([.C83]))" office:value-type="float" office:value="1.17084799293525" calcext:value-type="float">
            <text:p>1,17</text:p>
          </table:table-cell>
          <table:table-cell table:style-name="ce86"/>
          <table:table-cell table:style-name="ce88"/>
          <table:table-cell table:style-name="ce88" table:formula="of:=IF([.C83]&lt;0.242;EXP([.C83])/(2-EXP([.C83]));IF([.C83]&lt;0.5;7*[.C83];IF([.C83]&gt;=0.5;LOG(2*[.C83])+7*0.5;&quot;error&quot;)))" office:value-type="float" office:value="1.17084799293525" calcext:value-type="float">
            <text:p>1,171</text:p>
          </table:table-cell>
          <table:table-cell table:formula="of:=IF([.C83]&lt;0.242;&quot;exp&quot;;IF([.C83]&lt;0.5;&quot;geo&quot;;IF([.C8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table:style-name="ce88" table:formula="of:=([.B84]-[.$C$5])/([.$C$6]-[.$C$5])" office:value-type="float" office:value="0.077020202020202" calcext:value-type="float">
            <text:p>0,077</text:p>
          </table:table-cell>
          <table:table-cell table:style-name="ce86" table:formula="of:=EXP([.C84])/(2-EXP([.C84]))" office:value-type="float" office:value="1.17406403611252" calcext:value-type="float">
            <text:p>1,17</text:p>
          </table:table-cell>
          <table:table-cell table:style-name="ce86"/>
          <table:table-cell table:style-name="ce88"/>
          <table:table-cell table:style-name="ce88" table:formula="of:=IF([.C84]&lt;0.242;EXP([.C84])/(2-EXP([.C84]));IF([.C84]&lt;0.5;7*[.C84];IF([.C84]&gt;=0.5;LOG(2*[.C84])+7*0.5;&quot;error&quot;)))" office:value-type="float" office:value="1.17406403611252" calcext:value-type="float">
            <text:p>1,174</text:p>
          </table:table-cell>
          <table:table-cell table:formula="of:=IF([.C84]&lt;0.242;&quot;exp&quot;;IF([.C84]&lt;0.5;&quot;geo&quot;;IF([.C8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table:style-name="ce88" table:formula="of:=([.B85]-[.$C$5])/([.$C$6]-[.$C$5])" office:value-type="float" office:value="0.0782828282828283" calcext:value-type="float">
            <text:p>0,078</text:p>
          </table:table-cell>
          <table:table-cell table:style-name="ce86" table:formula="of:=EXP([.C85])/(2-EXP([.C85]))" office:value-type="float" office:value="1.17729370369779" calcext:value-type="float">
            <text:p>1,18</text:p>
          </table:table-cell>
          <table:table-cell table:style-name="ce86"/>
          <table:table-cell table:style-name="ce88"/>
          <table:table-cell table:style-name="ce88" table:formula="of:=IF([.C85]&lt;0.242;EXP([.C85])/(2-EXP([.C85]));IF([.C85]&lt;0.5;7*[.C85];IF([.C85]&gt;=0.5;LOG(2*[.C85])+7*0.5;&quot;error&quot;)))" office:value-type="float" office:value="1.17729370369779" calcext:value-type="float">
            <text:p>1,177</text:p>
          </table:table-cell>
          <table:table-cell table:formula="of:=IF([.C85]&lt;0.242;&quot;exp&quot;;IF([.C85]&lt;0.5;&quot;geo&quot;;IF([.C8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1" calcext:value-type="float">
            <text:p>0,71</text:p>
          </table:table-cell>
          <table:table-cell table:style-name="ce88" table:formula="of:=([.B86]-[.$C$5])/([.$C$6]-[.$C$5])" office:value-type="float" office:value="0.0795454545454545" calcext:value-type="float">
            <text:p>0,080</text:p>
          </table:table-cell>
          <table:table-cell table:style-name="ce86" table:formula="of:=EXP([.C86])/(2-EXP([.C86]))" office:value-type="float" office:value="1.18053707986145" calcext:value-type="float">
            <text:p>1,18</text:p>
          </table:table-cell>
          <table:table-cell table:style-name="ce86"/>
          <table:table-cell table:style-name="ce88"/>
          <table:table-cell table:style-name="ce88" table:formula="of:=IF([.C86]&lt;0.242;EXP([.C86])/(2-EXP([.C86]));IF([.C86]&lt;0.5;7*[.C86];IF([.C86]&gt;=0.5;LOG(2*[.C86])+7*0.5;&quot;error&quot;)))" office:value-type="float" office:value="1.18053707986145" calcext:value-type="float">
            <text:p>1,181</text:p>
          </table:table-cell>
          <table:table-cell table:formula="of:=IF([.C86]&lt;0.242;&quot;exp&quot;;IF([.C86]&lt;0.5;&quot;geo&quot;;IF([.C8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2" calcext:value-type="float">
            <text:p>0,72</text:p>
          </table:table-cell>
          <table:table-cell table:style-name="ce88" table:formula="of:=([.B87]-[.$C$5])/([.$C$6]-[.$C$5])" office:value-type="float" office:value="0.0808080808080808" calcext:value-type="float">
            <text:p>0,081</text:p>
          </table:table-cell>
          <table:table-cell table:style-name="ce86" table:formula="of:=EXP([.C87])/(2-EXP([.C87]))" office:value-type="float" office:value="1.18379424946798" calcext:value-type="float">
            <text:p>1,18</text:p>
          </table:table-cell>
          <table:table-cell table:style-name="ce86"/>
          <table:table-cell table:style-name="ce88"/>
          <table:table-cell table:style-name="ce88" table:formula="of:=IF([.C87]&lt;0.242;EXP([.C87])/(2-EXP([.C87]));IF([.C87]&lt;0.5;7*[.C87];IF([.C87]&gt;=0.5;LOG(2*[.C87])+7*0.5;&quot;error&quot;)))" office:value-type="float" office:value="1.18379424946798" calcext:value-type="float">
            <text:p>1,184</text:p>
          </table:table-cell>
          <table:table-cell table:formula="of:=IF([.C87]&lt;0.242;&quot;exp&quot;;IF([.C87]&lt;0.5;&quot;geo&quot;;IF([.C8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3" calcext:value-type="float">
            <text:p>0,73</text:p>
          </table:table-cell>
          <table:table-cell table:style-name="ce88" table:formula="of:=([.B88]-[.$C$5])/([.$C$6]-[.$C$5])" office:value-type="float" office:value="0.0820707070707071" calcext:value-type="float">
            <text:p>0,082</text:p>
          </table:table-cell>
          <table:table-cell table:style-name="ce86" table:formula="of:=EXP([.C88])/(2-EXP([.C88]))" office:value-type="float" office:value="1.18706529808315" calcext:value-type="float">
            <text:p>1,19</text:p>
          </table:table-cell>
          <table:table-cell table:style-name="ce86"/>
          <table:table-cell table:style-name="ce88"/>
          <table:table-cell table:style-name="ce88" table:formula="of:=IF([.C88]&lt;0.242;EXP([.C88])/(2-EXP([.C88]));IF([.C88]&lt;0.5;7*[.C88];IF([.C88]&gt;=0.5;LOG(2*[.C88])+7*0.5;&quot;error&quot;)))" office:value-type="float" office:value="1.18706529808315" calcext:value-type="float">
            <text:p>1,187</text:p>
          </table:table-cell>
          <table:table-cell table:formula="of:=IF([.C88]&lt;0.242;&quot;exp&quot;;IF([.C88]&lt;0.5;&quot;geo&quot;;IF([.C8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4" calcext:value-type="float">
            <text:p>0,74</text:p>
          </table:table-cell>
          <table:table-cell table:style-name="ce88" table:formula="of:=([.B89]-[.$C$5])/([.$C$6]-[.$C$5])" office:value-type="float" office:value="0.0833333333333333" calcext:value-type="float">
            <text:p>0,083</text:p>
          </table:table-cell>
          <table:table-cell table:style-name="ce86" table:formula="of:=EXP([.C89])/(2-EXP([.C89]))" office:value-type="float" office:value="1.19035031198126" calcext:value-type="float">
            <text:p>1,19</text:p>
          </table:table-cell>
          <table:table-cell table:style-name="ce86"/>
          <table:table-cell table:style-name="ce88"/>
          <table:table-cell table:style-name="ce88" table:formula="of:=IF([.C89]&lt;0.242;EXP([.C89])/(2-EXP([.C89]));IF([.C89]&lt;0.5;7*[.C89];IF([.C89]&gt;=0.5;LOG(2*[.C89])+7*0.5;&quot;error&quot;)))" office:value-type="float" office:value="1.19035031198126" calcext:value-type="float">
            <text:p>1,190</text:p>
          </table:table-cell>
          <table:table-cell table:formula="of:=IF([.C89]&lt;0.242;&quot;exp&quot;;IF([.C89]&lt;0.5;&quot;geo&quot;;IF([.C8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table:style-name="ce88" table:formula="of:=([.B90]-[.$C$5])/([.$C$6]-[.$C$5])" office:value-type="float" office:value="0.0845959595959596" calcext:value-type="float">
            <text:p>0,085</text:p>
          </table:table-cell>
          <table:table-cell table:style-name="ce86" table:formula="of:=EXP([.C90])/(2-EXP([.C90]))" office:value-type="float" office:value="1.1936493781525" calcext:value-type="float">
            <text:p>1,19</text:p>
          </table:table-cell>
          <table:table-cell table:style-name="ce86"/>
          <table:table-cell table:style-name="ce88"/>
          <table:table-cell table:style-name="ce88" table:formula="of:=IF([.C90]&lt;0.242;EXP([.C90])/(2-EXP([.C90]));IF([.C90]&lt;0.5;7*[.C90];IF([.C90]&gt;=0.5;LOG(2*[.C90])+7*0.5;&quot;error&quot;)))" office:value-type="float" office:value="1.1936493781525" calcext:value-type="float">
            <text:p>1,194</text:p>
          </table:table-cell>
          <table:table-cell table:formula="of:=IF([.C90]&lt;0.242;&quot;exp&quot;;IF([.C90]&lt;0.5;&quot;geo&quot;;IF([.C9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table:style-name="ce88" table:formula="of:=([.B91]-[.$C$5])/([.$C$6]-[.$C$5])" office:value-type="float" office:value="0.0858585858585859" calcext:value-type="float">
            <text:p>0,086</text:p>
          </table:table-cell>
          <table:table-cell table:style-name="ce86" table:formula="of:=EXP([.C91])/(2-EXP([.C91]))" office:value-type="float" office:value="1.1969625843104" calcext:value-type="float">
            <text:p>1,20</text:p>
          </table:table-cell>
          <table:table-cell table:style-name="ce86"/>
          <table:table-cell table:style-name="ce88"/>
          <table:table-cell table:style-name="ce88" table:formula="of:=IF([.C91]&lt;0.242;EXP([.C91])/(2-EXP([.C91]));IF([.C91]&lt;0.5;7*[.C91];IF([.C91]&gt;=0.5;LOG(2*[.C91])+7*0.5;&quot;error&quot;)))" office:value-type="float" office:value="1.1969625843104" calcext:value-type="float">
            <text:p>1,197</text:p>
          </table:table-cell>
          <table:table-cell table:formula="of:=IF([.C91]&lt;0.242;&quot;exp&quot;;IF([.C91]&lt;0.5;&quot;geo&quot;;IF([.C9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table:style-name="ce88" table:formula="of:=([.B92]-[.$C$5])/([.$C$6]-[.$C$5])" office:value-type="float" office:value="0.0871212121212121" calcext:value-type="float">
            <text:p>0,087</text:p>
          </table:table-cell>
          <table:table-cell table:style-name="ce86" table:formula="of:=EXP([.C92])/(2-EXP([.C92]))" office:value-type="float" office:value="1.20029001889933" calcext:value-type="float">
            <text:p>1,20</text:p>
          </table:table-cell>
          <table:table-cell table:style-name="ce86"/>
          <table:table-cell table:style-name="ce88"/>
          <table:table-cell table:style-name="ce88" table:formula="of:=IF([.C92]&lt;0.242;EXP([.C92])/(2-EXP([.C92]));IF([.C92]&lt;0.5;7*[.C92];IF([.C92]&gt;=0.5;LOG(2*[.C92])+7*0.5;&quot;error&quot;)))" office:value-type="float" office:value="1.20029001889933" calcext:value-type="float">
            <text:p>1,200</text:p>
          </table:table-cell>
          <table:table-cell table:formula="of:=IF([.C92]&lt;0.242;&quot;exp&quot;;IF([.C92]&lt;0.5;&quot;geo&quot;;IF([.C9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table:style-name="ce88" table:formula="of:=([.B93]-[.$C$5])/([.$C$6]-[.$C$5])" office:value-type="float" office:value="0.0883838383838384" calcext:value-type="float">
            <text:p>0,088</text:p>
          </table:table-cell>
          <table:table-cell table:style-name="ce86" table:formula="of:=EXP([.C93])/(2-EXP([.C93]))" office:value-type="float" office:value="1.2036317711022" calcext:value-type="float">
            <text:p>1,20</text:p>
          </table:table-cell>
          <table:table-cell table:style-name="ce86"/>
          <table:table-cell table:style-name="ce88"/>
          <table:table-cell table:style-name="ce88" table:formula="of:=IF([.C93]&lt;0.242;EXP([.C93])/(2-EXP([.C93]));IF([.C93]&lt;0.5;7*[.C93];IF([.C93]&gt;=0.5;LOG(2*[.C93])+7*0.5;&quot;error&quot;)))" office:value-type="float" office:value="1.2036317711022" calcext:value-type="float">
            <text:p>1,204</text:p>
          </table:table-cell>
          <table:table-cell table:formula="of:=IF([.C93]&lt;0.242;&quot;exp&quot;;IF([.C93]&lt;0.5;&quot;geo&quot;;IF([.C9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9" calcext:value-type="float">
            <text:p>0,79</text:p>
          </table:table-cell>
          <table:table-cell table:style-name="ce88" table:formula="of:=([.B94]-[.$C$5])/([.$C$6]-[.$C$5])" office:value-type="float" office:value="0.0896464646464647" calcext:value-type="float">
            <text:p>0,090</text:p>
          </table:table-cell>
          <table:table-cell table:style-name="ce86" table:formula="of:=EXP([.C94])/(2-EXP([.C94]))" office:value-type="float" office:value="1.2069879308481" calcext:value-type="float">
            <text:p>1,21</text:p>
          </table:table-cell>
          <table:table-cell table:style-name="ce86"/>
          <table:table-cell table:style-name="ce88"/>
          <table:table-cell table:style-name="ce88" table:formula="of:=IF([.C94]&lt;0.242;EXP([.C94])/(2-EXP([.C94]));IF([.C94]&lt;0.5;7*[.C94];IF([.C94]&gt;=0.5;LOG(2*[.C94])+7*0.5;&quot;error&quot;)))" office:value-type="float" office:value="1.2069879308481" calcext:value-type="float">
            <text:p>1,207</text:p>
          </table:table-cell>
          <table:table-cell table:formula="of:=IF([.C94]&lt;0.242;&quot;exp&quot;;IF([.C94]&lt;0.5;&quot;geo&quot;;IF([.C9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table:style-name="ce88" table:formula="of:=([.B95]-[.$C$5])/([.$C$6]-[.$C$5])" office:value-type="float" office:value="0.0909090909090909" calcext:value-type="float">
            <text:p>0,091</text:p>
          </table:table-cell>
          <table:table-cell table:style-name="ce86" table:formula="of:=EXP([.C95])/(2-EXP([.C95]))" office:value-type="float" office:value="1.21035858882017" calcext:value-type="float">
            <text:p>1,21</text:p>
          </table:table-cell>
          <table:table-cell table:style-name="ce86"/>
          <table:table-cell table:style-name="ce88"/>
          <table:table-cell table:style-name="ce88" table:formula="of:=IF([.C95]&lt;0.242;EXP([.C95])/(2-EXP([.C95]));IF([.C95]&lt;0.5;7*[.C95];IF([.C95]&gt;=0.5;LOG(2*[.C95])+7*0.5;&quot;error&quot;)))" office:value-type="float" office:value="1.21035858882017" calcext:value-type="float">
            <text:p>1,210</text:p>
          </table:table-cell>
          <table:table-cell table:formula="of:=IF([.C95]&lt;0.242;&quot;exp&quot;;IF([.C95]&lt;0.5;&quot;geo&quot;;IF([.C9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table:style-name="ce88" table:formula="of:=([.B96]-[.$C$5])/([.$C$6]-[.$C$5])" office:value-type="float" office:value="0.0921717171717172" calcext:value-type="float">
            <text:p>0,092</text:p>
          </table:table-cell>
          <table:table-cell table:style-name="ce86" table:formula="of:=EXP([.C96])/(2-EXP([.C96]))" office:value-type="float" office:value="1.21374383646353" calcext:value-type="float">
            <text:p>1,21</text:p>
          </table:table-cell>
          <table:table-cell table:style-name="ce86"/>
          <table:table-cell table:style-name="ce88"/>
          <table:table-cell table:style-name="ce88" table:formula="of:=IF([.C96]&lt;0.242;EXP([.C96])/(2-EXP([.C96]));IF([.C96]&lt;0.5;7*[.C96];IF([.C96]&gt;=0.5;LOG(2*[.C96])+7*0.5;&quot;error&quot;)))" office:value-type="float" office:value="1.21374383646353" calcext:value-type="float">
            <text:p>1,214</text:p>
          </table:table-cell>
          <table:table-cell table:formula="of:=IF([.C96]&lt;0.242;&quot;exp&quot;;IF([.C96]&lt;0.5;&quot;geo&quot;;IF([.C9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2" calcext:value-type="float">
            <text:p>0,82</text:p>
          </table:table-cell>
          <table:table-cell table:style-name="ce88" table:formula="of:=([.B97]-[.$C$5])/([.$C$6]-[.$C$5])" office:value-type="float" office:value="0.0934343434343434" calcext:value-type="float">
            <text:p>0,093</text:p>
          </table:table-cell>
          <table:table-cell table:style-name="ce86" table:formula="of:=EXP([.C97])/(2-EXP([.C97]))" office:value-type="float" office:value="1.21714376599327" calcext:value-type="float">
            <text:p>1,22</text:p>
          </table:table-cell>
          <table:table-cell table:style-name="ce86"/>
          <table:table-cell table:style-name="ce88"/>
          <table:table-cell table:style-name="ce88" table:formula="of:=IF([.C97]&lt;0.242;EXP([.C97])/(2-EXP([.C97]));IF([.C97]&lt;0.5;7*[.C97];IF([.C97]&gt;=0.5;LOG(2*[.C97])+7*0.5;&quot;error&quot;)))" office:value-type="float" office:value="1.21714376599327" calcext:value-type="float">
            <text:p>1,217</text:p>
          </table:table-cell>
          <table:table-cell table:formula="of:=IF([.C97]&lt;0.242;&quot;exp&quot;;IF([.C97]&lt;0.5;&quot;geo&quot;;IF([.C9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table:style-name="ce88" table:formula="of:=([.B98]-[.$C$5])/([.$C$6]-[.$C$5])" office:value-type="float" office:value="0.0946969696969697" calcext:value-type="float">
            <text:p>0,095</text:p>
          </table:table-cell>
          <table:table-cell table:style-name="ce86" table:formula="of:=EXP([.C98])/(2-EXP([.C98]))" office:value-type="float" office:value="1.2205584704026" calcext:value-type="float">
            <text:p>1,22</text:p>
          </table:table-cell>
          <table:table-cell table:style-name="ce86"/>
          <table:table-cell table:style-name="ce88"/>
          <table:table-cell table:style-name="ce88" table:formula="of:=IF([.C98]&lt;0.242;EXP([.C98])/(2-EXP([.C98]));IF([.C98]&lt;0.5;7*[.C98];IF([.C98]&gt;=0.5;LOG(2*[.C98])+7*0.5;&quot;error&quot;)))" office:value-type="float" office:value="1.2205584704026" calcext:value-type="float">
            <text:p>1,221</text:p>
          </table:table-cell>
          <table:table-cell table:formula="of:=IF([.C98]&lt;0.242;&quot;exp&quot;;IF([.C98]&lt;0.5;&quot;geo&quot;;IF([.C9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4" calcext:value-type="float">
            <text:p>0,84</text:p>
          </table:table-cell>
          <table:table-cell table:style-name="ce88" table:formula="of:=([.B99]-[.$C$5])/([.$C$6]-[.$C$5])" office:value-type="float" office:value="0.095959595959596" calcext:value-type="float">
            <text:p>0,096</text:p>
          </table:table-cell>
          <table:table-cell table:style-name="ce86" table:formula="of:=EXP([.C99])/(2-EXP([.C99]))" office:value-type="float" office:value="1.22398804347105" calcext:value-type="float">
            <text:p>1,22</text:p>
          </table:table-cell>
          <table:table-cell table:style-name="ce86"/>
          <table:table-cell table:style-name="ce88"/>
          <table:table-cell table:style-name="ce88" table:formula="of:=IF([.C99]&lt;0.242;EXP([.C99])/(2-EXP([.C99]));IF([.C99]&lt;0.5;7*[.C99];IF([.C99]&gt;=0.5;LOG(2*[.C99])+7*0.5;&quot;error&quot;)))" office:value-type="float" office:value="1.22398804347105" calcext:value-type="float">
            <text:p>1,224</text:p>
          </table:table-cell>
          <table:table-cell table:formula="of:=IF([.C99]&lt;0.242;&quot;exp&quot;;IF([.C99]&lt;0.5;&quot;geo&quot;;IF([.C9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table:style-name="ce88" table:formula="of:=([.B100]-[.$C$5])/([.$C$6]-[.$C$5])" office:value-type="float" office:value="0.0972222222222222" calcext:value-type="float">
            <text:p>0,097</text:p>
          </table:table-cell>
          <table:table-cell table:style-name="ce86" table:formula="of:=EXP([.C100])/(2-EXP([.C100]))" office:value-type="float" office:value="1.22743257977282" calcext:value-type="float">
            <text:p>1,23</text:p>
          </table:table-cell>
          <table:table-cell table:style-name="ce86"/>
          <table:table-cell table:style-name="ce88"/>
          <table:table-cell table:style-name="ce88" table:formula="of:=IF([.C100]&lt;0.242;EXP([.C100])/(2-EXP([.C100]));IF([.C100]&lt;0.5;7*[.C100];IF([.C100]&gt;=0.5;LOG(2*[.C100])+7*0.5;&quot;error&quot;)))" office:value-type="float" office:value="1.22743257977282" calcext:value-type="float">
            <text:p>1,227</text:p>
          </table:table-cell>
          <table:table-cell table:formula="of:=IF([.C100]&lt;0.242;&quot;exp&quot;;IF([.C100]&lt;0.5;&quot;geo&quot;;IF([.C10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6" calcext:value-type="float">
            <text:p>0,86</text:p>
          </table:table-cell>
          <table:table-cell table:style-name="ce88" table:formula="of:=([.B101]-[.$C$5])/([.$C$6]-[.$C$5])" office:value-type="float" office:value="0.0984848484848485" calcext:value-type="float">
            <text:p>0,098</text:p>
          </table:table-cell>
          <table:table-cell table:style-name="ce86" table:formula="of:=EXP([.C101])/(2-EXP([.C101]))" office:value-type="float" office:value="1.2308921746852" calcext:value-type="float">
            <text:p>1,23</text:p>
          </table:table-cell>
          <table:table-cell table:style-name="ce86"/>
          <table:table-cell table:style-name="ce88"/>
          <table:table-cell table:style-name="ce88" table:formula="of:=IF([.C101]&lt;0.242;EXP([.C101])/(2-EXP([.C101]));IF([.C101]&lt;0.5;7*[.C101];IF([.C101]&gt;=0.5;LOG(2*[.C101])+7*0.5;&quot;error&quot;)))" office:value-type="float" office:value="1.2308921746852" calcext:value-type="float">
            <text:p>1,231</text:p>
          </table:table-cell>
          <table:table-cell table:formula="of:=IF([.C101]&lt;0.242;&quot;exp&quot;;IF([.C101]&lt;0.5;&quot;geo&quot;;IF([.C10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table:style-name="ce88" table:formula="of:=([.B102]-[.$C$5])/([.$C$6]-[.$C$5])" office:value-type="float" office:value="0.0997474747474748" calcext:value-type="float">
            <text:p>0,100</text:p>
          </table:table-cell>
          <table:table-cell table:style-name="ce86" table:formula="of:=EXP([.C102])/(2-EXP([.C102]))" office:value-type="float" office:value="1.23436692439715" calcext:value-type="float">
            <text:p>1,23</text:p>
          </table:table-cell>
          <table:table-cell table:style-name="ce86"/>
          <table:table-cell table:style-name="ce88"/>
          <table:table-cell table:style-name="ce88" table:formula="of:=IF([.C102]&lt;0.242;EXP([.C102])/(2-EXP([.C102]));IF([.C102]&lt;0.5;7*[.C102];IF([.C102]&gt;=0.5;LOG(2*[.C102])+7*0.5;&quot;error&quot;)))" office:value-type="float" office:value="1.23436692439715" calcext:value-type="float">
            <text:p>1,234</text:p>
          </table:table-cell>
          <table:table-cell table:formula="of:=IF([.C102]&lt;0.242;&quot;exp&quot;;IF([.C102]&lt;0.5;&quot;geo&quot;;IF([.C10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table:style-name="ce88" table:formula="of:=([.B103]-[.$C$5])/([.$C$6]-[.$C$5])" office:value-type="float" office:value="0.101010101010101" calcext:value-type="float">
            <text:p>0,101</text:p>
          </table:table-cell>
          <table:table-cell table:style-name="ce86" table:formula="of:=EXP([.C103])/(2-EXP([.C103]))" office:value-type="float" office:value="1.2378569259179" calcext:value-type="float">
            <text:p>1,24</text:p>
          </table:table-cell>
          <table:table-cell table:style-name="ce86"/>
          <table:table-cell table:style-name="ce88"/>
          <table:table-cell table:style-name="ce88" table:formula="of:=IF([.C103]&lt;0.242;EXP([.C103])/(2-EXP([.C103]));IF([.C103]&lt;0.5;7*[.C103];IF([.C103]&gt;=0.5;LOG(2*[.C103])+7*0.5;&quot;error&quot;)))" office:value-type="float" office:value="1.2378569259179" calcext:value-type="float">
            <text:p>1,238</text:p>
          </table:table-cell>
          <table:table-cell table:formula="of:=IF([.C103]&lt;0.242;&quot;exp&quot;;IF([.C103]&lt;0.5;&quot;geo&quot;;IF([.C10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table:style-name="ce88" table:formula="of:=([.B104]-[.$C$5])/([.$C$6]-[.$C$5])" office:value-type="float" office:value="0.102272727272727" calcext:value-type="float">
            <text:p>0,102</text:p>
          </table:table-cell>
          <table:table-cell table:style-name="ce86" table:formula="of:=EXP([.C104])/(2-EXP([.C104]))" office:value-type="float" office:value="1.24136227708575" calcext:value-type="float">
            <text:p>1,24</text:p>
          </table:table-cell>
          <table:table-cell table:style-name="ce86"/>
          <table:table-cell table:style-name="ce88"/>
          <table:table-cell table:style-name="ce88" table:formula="of:=IF([.C104]&lt;0.242;EXP([.C104])/(2-EXP([.C104]));IF([.C104]&lt;0.5;7*[.C104];IF([.C104]&gt;=0.5;LOG(2*[.C104])+7*0.5;&quot;error&quot;)))" office:value-type="float" office:value="1.24136227708575" calcext:value-type="float">
            <text:p>1,241</text:p>
          </table:table-cell>
          <table:table-cell table:formula="of:=IF([.C104]&lt;0.242;&quot;exp&quot;;IF([.C104]&lt;0.5;&quot;geo&quot;;IF([.C10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table:style-name="ce88" table:formula="of:=([.B105]-[.$C$5])/([.$C$6]-[.$C$5])" office:value-type="float" office:value="0.103535353535354" calcext:value-type="float">
            <text:p>0,104</text:p>
          </table:table-cell>
          <table:table-cell table:style-name="ce86" table:formula="of:=EXP([.C105])/(2-EXP([.C105]))" office:value-type="float" office:value="1.24488307657694" calcext:value-type="float">
            <text:p>1,24</text:p>
          </table:table-cell>
          <table:table-cell table:style-name="ce86"/>
          <table:table-cell table:style-name="ce88"/>
          <table:table-cell table:style-name="ce88" table:formula="of:=IF([.C105]&lt;0.242;EXP([.C105])/(2-EXP([.C105]));IF([.C105]&lt;0.5;7*[.C105];IF([.C105]&gt;=0.5;LOG(2*[.C105])+7*0.5;&quot;error&quot;)))" office:value-type="float" office:value="1.24488307657694" calcext:value-type="float">
            <text:p>1,245</text:p>
          </table:table-cell>
          <table:table-cell table:formula="of:=IF([.C105]&lt;0.242;&quot;exp&quot;;IF([.C105]&lt;0.5;&quot;geo&quot;;IF([.C10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1" calcext:value-type="float">
            <text:p>0,91</text:p>
          </table:table-cell>
          <table:table-cell table:style-name="ce88" table:formula="of:=([.B106]-[.$C$5])/([.$C$6]-[.$C$5])" office:value-type="float" office:value="0.10479797979798" calcext:value-type="float">
            <text:p>0,105</text:p>
          </table:table-cell>
          <table:table-cell table:style-name="ce86" table:formula="of:=EXP([.C106])/(2-EXP([.C106]))" office:value-type="float" office:value="1.24841942391464" calcext:value-type="float">
            <text:p>1,25</text:p>
          </table:table-cell>
          <table:table-cell table:style-name="ce86"/>
          <table:table-cell table:style-name="ce88"/>
          <table:table-cell table:style-name="ce88" table:formula="of:=IF([.C106]&lt;0.242;EXP([.C106])/(2-EXP([.C106]));IF([.C106]&lt;0.5;7*[.C106];IF([.C106]&gt;=0.5;LOG(2*[.C106])+7*0.5;&quot;error&quot;)))" office:value-type="float" office:value="1.24841942391464" calcext:value-type="float">
            <text:p>1,248</text:p>
          </table:table-cell>
          <table:table-cell table:formula="of:=IF([.C106]&lt;0.242;&quot;exp&quot;;IF([.C106]&lt;0.5;&quot;geo&quot;;IF([.C10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2" calcext:value-type="float">
            <text:p>0,92</text:p>
          </table:table-cell>
          <table:table-cell table:style-name="ce88" table:formula="of:=([.B107]-[.$C$5])/([.$C$6]-[.$C$5])" office:value-type="float" office:value="0.106060606060606" calcext:value-type="float">
            <text:p>0,106</text:p>
          </table:table-cell>
          <table:table-cell table:style-name="ce86" table:formula="of:=EXP([.C107])/(2-EXP([.C107]))" office:value-type="float" office:value="1.25197141947805" calcext:value-type="float">
            <text:p>1,25</text:p>
          </table:table-cell>
          <table:table-cell table:style-name="ce86"/>
          <table:table-cell table:style-name="ce88"/>
          <table:table-cell table:style-name="ce88" table:formula="of:=IF([.C107]&lt;0.242;EXP([.C107])/(2-EXP([.C107]));IF([.C107]&lt;0.5;7*[.C107];IF([.C107]&gt;=0.5;LOG(2*[.C107])+7*0.5;&quot;error&quot;)))" office:value-type="float" office:value="1.25197141947805" calcext:value-type="float">
            <text:p>1,252</text:p>
          </table:table-cell>
          <table:table-cell table:formula="of:=IF([.C107]&lt;0.242;&quot;exp&quot;;IF([.C107]&lt;0.5;&quot;geo&quot;;IF([.C10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3" calcext:value-type="float">
            <text:p>0,93</text:p>
          </table:table-cell>
          <table:table-cell table:style-name="ce88" table:formula="of:=([.B108]-[.$C$5])/([.$C$6]-[.$C$5])" office:value-type="float" office:value="0.107323232323232" calcext:value-type="float">
            <text:p>0,107</text:p>
          </table:table-cell>
          <table:table-cell table:style-name="ce86" table:formula="of:=EXP([.C108])/(2-EXP([.C108]))" office:value-type="float" office:value="1.25553916451164" calcext:value-type="float">
            <text:p>1,26</text:p>
          </table:table-cell>
          <table:table-cell table:style-name="ce86"/>
          <table:table-cell table:style-name="ce88"/>
          <table:table-cell table:style-name="ce88" table:formula="of:=IF([.C108]&lt;0.242;EXP([.C108])/(2-EXP([.C108]));IF([.C108]&lt;0.5;7*[.C108];IF([.C108]&gt;=0.5;LOG(2*[.C108])+7*0.5;&quot;error&quot;)))" office:value-type="float" office:value="1.25553916451164" calcext:value-type="float">
            <text:p>1,256</text:p>
          </table:table-cell>
          <table:table-cell table:formula="of:=IF([.C108]&lt;0.242;&quot;exp&quot;;IF([.C108]&lt;0.5;&quot;geo&quot;;IF([.C10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4" calcext:value-type="float">
            <text:p>0,94</text:p>
          </table:table-cell>
          <table:table-cell table:style-name="ce88" table:formula="of:=([.B109]-[.$C$5])/([.$C$6]-[.$C$5])" office:value-type="float" office:value="0.108585858585859" calcext:value-type="float">
            <text:p>0,109</text:p>
          </table:table-cell>
          <table:table-cell table:style-name="ce86" table:formula="of:=EXP([.C109])/(2-EXP([.C109]))" office:value-type="float" office:value="1.25912276113448" calcext:value-type="float">
            <text:p>1,26</text:p>
          </table:table-cell>
          <table:table-cell table:style-name="ce86"/>
          <table:table-cell table:style-name="ce88"/>
          <table:table-cell table:style-name="ce88" table:formula="of:=IF([.C109]&lt;0.242;EXP([.C109])/(2-EXP([.C109]));IF([.C109]&lt;0.5;7*[.C109];IF([.C109]&gt;=0.5;LOG(2*[.C109])+7*0.5;&quot;error&quot;)))" office:value-type="float" office:value="1.25912276113448" calcext:value-type="float">
            <text:p>1,259</text:p>
          </table:table-cell>
          <table:table-cell table:formula="of:=IF([.C109]&lt;0.242;&quot;exp&quot;;IF([.C109]&lt;0.5;&quot;geo&quot;;IF([.C10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style-name="ce88" table:formula="of:=([.B110]-[.$C$5])/([.$C$6]-[.$C$5])" office:value-type="float" office:value="0.109848484848485" calcext:value-type="float">
            <text:p>0,110</text:p>
          </table:table-cell>
          <table:table-cell table:style-name="ce86" table:formula="of:=EXP([.C110])/(2-EXP([.C110]))" office:value-type="float" office:value="1.26272231234973" calcext:value-type="float">
            <text:p>1,26</text:p>
          </table:table-cell>
          <table:table-cell table:style-name="ce86"/>
          <table:table-cell table:style-name="ce88"/>
          <table:table-cell table:style-name="ce88" table:formula="of:=IF([.C110]&lt;0.242;EXP([.C110])/(2-EXP([.C110]));IF([.C110]&lt;0.5;7*[.C110];IF([.C110]&gt;=0.5;LOG(2*[.C110])+7*0.5;&quot;error&quot;)))" office:value-type="float" office:value="1.26272231234973" calcext:value-type="float">
            <text:p>1,263</text:p>
          </table:table-cell>
          <table:table-cell table:formula="of:=IF([.C110]&lt;0.242;&quot;exp&quot;;IF([.C110]&lt;0.5;&quot;geo&quot;;IF([.C11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6" calcext:value-type="float">
            <text:p>0,96</text:p>
          </table:table-cell>
          <table:table-cell table:style-name="ce88" table:formula="of:=([.B111]-[.$C$5])/([.$C$6]-[.$C$5])" office:value-type="float" office:value="0.111111111111111" calcext:value-type="float">
            <text:p>0,111</text:p>
          </table:table-cell>
          <table:table-cell table:style-name="ce86" table:formula="of:=EXP([.C111])/(2-EXP([.C111]))" office:value-type="float" office:value="1.26633792205418" calcext:value-type="float">
            <text:p>1,27</text:p>
          </table:table-cell>
          <table:table-cell table:style-name="ce86"/>
          <table:table-cell table:style-name="ce88"/>
          <table:table-cell table:style-name="ce88" table:formula="of:=IF([.C111]&lt;0.242;EXP([.C111])/(2-EXP([.C111]));IF([.C111]&lt;0.5;7*[.C111];IF([.C111]&gt;=0.5;LOG(2*[.C111])+7*0.5;&quot;error&quot;)))" office:value-type="float" office:value="1.26633792205418" calcext:value-type="float">
            <text:p>1,266</text:p>
          </table:table-cell>
          <table:table-cell table:formula="of:=IF([.C111]&lt;0.242;&quot;exp&quot;;IF([.C111]&lt;0.5;&quot;geo&quot;;IF([.C11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7" calcext:value-type="float">
            <text:p>0,97</text:p>
          </table:table-cell>
          <table:table-cell table:style-name="ce88" table:formula="of:=([.B112]-[.$C$5])/([.$C$6]-[.$C$5])" office:value-type="float" office:value="0.112373737373737" calcext:value-type="float">
            <text:p>0,112</text:p>
          </table:table-cell>
          <table:table-cell table:style-name="ce86" table:formula="of:=EXP([.C112])/(2-EXP([.C112]))" office:value-type="float" office:value="1.26996969504801" calcext:value-type="float">
            <text:p>1,27</text:p>
          </table:table-cell>
          <table:table-cell table:style-name="ce86"/>
          <table:table-cell table:style-name="ce88"/>
          <table:table-cell table:style-name="ce88" table:formula="of:=IF([.C112]&lt;0.242;EXP([.C112])/(2-EXP([.C112]));IF([.C112]&lt;0.5;7*[.C112];IF([.C112]&gt;=0.5;LOG(2*[.C112])+7*0.5;&quot;error&quot;)))" office:value-type="float" office:value="1.26996969504801" calcext:value-type="float">
            <text:p>1,270</text:p>
          </table:table-cell>
          <table:table-cell table:formula="of:=IF([.C112]&lt;0.242;&quot;exp&quot;;IF([.C112]&lt;0.5;&quot;geo&quot;;IF([.C11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8" calcext:value-type="float">
            <text:p>0,98</text:p>
          </table:table-cell>
          <table:table-cell table:style-name="ce88" table:formula="of:=([.B113]-[.$C$5])/([.$C$6]-[.$C$5])" office:value-type="float" office:value="0.113636363636364" calcext:value-type="float">
            <text:p>0,114</text:p>
          </table:table-cell>
          <table:table-cell table:style-name="ce86" table:formula="of:=EXP([.C113])/(2-EXP([.C113]))" office:value-type="float" office:value="1.27361773704464" calcext:value-type="float">
            <text:p>1,27</text:p>
          </table:table-cell>
          <table:table-cell table:style-name="ce86"/>
          <table:table-cell table:style-name="ce88"/>
          <table:table-cell table:style-name="ce88" table:formula="of:=IF([.C113]&lt;0.242;EXP([.C113])/(2-EXP([.C113]));IF([.C113]&lt;0.5;7*[.C113];IF([.C113]&gt;=0.5;LOG(2*[.C113])+7*0.5;&quot;error&quot;)))" office:value-type="float" office:value="1.27361773704464" calcext:value-type="float">
            <text:p>1,274</text:p>
          </table:table-cell>
          <table:table-cell table:formula="of:=IF([.C113]&lt;0.242;&quot;exp&quot;;IF([.C113]&lt;0.5;&quot;geo&quot;;IF([.C11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table:style-name="ce88" table:formula="of:=([.B114]-[.$C$5])/([.$C$6]-[.$C$5])" office:value-type="float" office:value="0.11489898989899" calcext:value-type="float">
            <text:p>0,115</text:p>
          </table:table-cell>
          <table:table-cell table:style-name="ce86" table:formula="of:=EXP([.C114])/(2-EXP([.C114]))" office:value-type="float" office:value="1.27728215468063" calcext:value-type="float">
            <text:p>1,28</text:p>
          </table:table-cell>
          <table:table-cell table:style-name="ce86"/>
          <table:table-cell table:style-name="ce88"/>
          <table:table-cell table:style-name="ce88" table:formula="of:=IF([.C114]&lt;0.242;EXP([.C114])/(2-EXP([.C114]));IF([.C114]&lt;0.5;7*[.C114];IF([.C114]&gt;=0.5;LOG(2*[.C114])+7*0.5;&quot;error&quot;)))" office:value-type="float" office:value="1.27728215468063" calcext:value-type="float">
            <text:p>1,277</text:p>
          </table:table-cell>
          <table:table-cell table:formula="of:=IF([.C114]&lt;0.242;&quot;exp&quot;;IF([.C114]&lt;0.5;&quot;geo&quot;;IF([.C11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8" table:formula="of:=([.B115]-[.$C$5])/([.$C$6]-[.$C$5])" office:value-type="float" office:value="0.116161616161616" calcext:value-type="float">
            <text:p>0,116</text:p>
          </table:table-cell>
          <table:table-cell table:style-name="ce86" table:formula="of:=EXP([.C115])/(2-EXP([.C115]))" office:value-type="float" office:value="1.28096305552588" calcext:value-type="float">
            <text:p>1,28</text:p>
          </table:table-cell>
          <table:table-cell table:style-name="ce86"/>
          <table:table-cell table:style-name="ce88"/>
          <table:table-cell table:style-name="ce88" table:formula="of:=IF([.C115]&lt;0.242;EXP([.C115])/(2-EXP([.C115]));IF([.C115]&lt;0.5;7*[.C115];IF([.C115]&gt;=0.5;LOG(2*[.C115])+7*0.5;&quot;error&quot;)))" office:value-type="float" office:value="1.28096305552588" calcext:value-type="float">
            <text:p>1,281</text:p>
          </table:table-cell>
          <table:table-cell table:formula="of:=IF([.C115]&lt;0.242;&quot;exp&quot;;IF([.C115]&lt;0.5;&quot;geo&quot;;IF([.C11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1" calcext:value-type="float">
            <text:p>1,01</text:p>
          </table:table-cell>
          <table:table-cell table:style-name="ce88" table:formula="of:=([.B116]-[.$C$5])/([.$C$6]-[.$C$5])" office:value-type="float" office:value="0.117424242424242" calcext:value-type="float">
            <text:p>0,117</text:p>
          </table:table-cell>
          <table:table-cell table:style-name="ce86" table:formula="of:=EXP([.C116])/(2-EXP([.C116]))" office:value-type="float" office:value="1.28466054809376" calcext:value-type="float">
            <text:p>1,28</text:p>
          </table:table-cell>
          <table:table-cell table:style-name="ce86"/>
          <table:table-cell table:style-name="ce88"/>
          <table:table-cell table:style-name="ce88" table:formula="of:=IF([.C116]&lt;0.242;EXP([.C116])/(2-EXP([.C116]));IF([.C116]&lt;0.5;7*[.C116];IF([.C116]&gt;=0.5;LOG(2*[.C116])+7*0.5;&quot;error&quot;)))" office:value-type="float" office:value="1.28466054809376" calcext:value-type="float">
            <text:p>1,285</text:p>
          </table:table-cell>
          <table:table-cell table:formula="of:=IF([.C116]&lt;0.242;&quot;exp&quot;;IF([.C116]&lt;0.5;&quot;geo&quot;;IF([.C11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2" calcext:value-type="float">
            <text:p>1,02</text:p>
          </table:table-cell>
          <table:table-cell table:style-name="ce88" table:formula="of:=([.B117]-[.$C$5])/([.$C$6]-[.$C$5])" office:value-type="float" office:value="0.118686868686869" calcext:value-type="float">
            <text:p>0,119</text:p>
          </table:table-cell>
          <table:table-cell table:style-name="ce86" table:formula="of:=EXP([.C117])/(2-EXP([.C117]))" office:value-type="float" office:value="1.28837474185157" calcext:value-type="float">
            <text:p>1,29</text:p>
          </table:table-cell>
          <table:table-cell table:style-name="ce86"/>
          <table:table-cell table:style-name="ce88"/>
          <table:table-cell table:style-name="ce88" table:formula="of:=IF([.C117]&lt;0.242;EXP([.C117])/(2-EXP([.C117]));IF([.C117]&lt;0.5;7*[.C117];IF([.C117]&gt;=0.5;LOG(2*[.C117])+7*0.5;&quot;error&quot;)))" office:value-type="float" office:value="1.28837474185157" calcext:value-type="float">
            <text:p>1,288</text:p>
          </table:table-cell>
          <table:table-cell table:formula="of:=IF([.C117]&lt;0.242;&quot;exp&quot;;IF([.C117]&lt;0.5;&quot;geo&quot;;IF([.C11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3" calcext:value-type="float">
            <text:p>1,03</text:p>
          </table:table-cell>
          <table:table-cell table:style-name="ce88" table:formula="of:=([.B118]-[.$C$5])/([.$C$6]-[.$C$5])" office:value-type="float" office:value="0.119949494949495" calcext:value-type="float">
            <text:p>0,120</text:p>
          </table:table-cell>
          <table:table-cell table:style-name="ce86" table:formula="of:=EXP([.C118])/(2-EXP([.C118]))" office:value-type="float" office:value="1.29210574723099" calcext:value-type="float">
            <text:p>1,29</text:p>
          </table:table-cell>
          <table:table-cell table:style-name="ce86"/>
          <table:table-cell table:style-name="ce88"/>
          <table:table-cell table:style-name="ce88" table:formula="of:=IF([.C118]&lt;0.242;EXP([.C118])/(2-EXP([.C118]));IF([.C118]&lt;0.5;7*[.C118];IF([.C118]&gt;=0.5;LOG(2*[.C118])+7*0.5;&quot;error&quot;)))" office:value-type="float" office:value="1.29210574723099" calcext:value-type="float">
            <text:p>1,292</text:p>
          </table:table-cell>
          <table:table-cell table:formula="of:=IF([.C118]&lt;0.242;&quot;exp&quot;;IF([.C118]&lt;0.5;&quot;geo&quot;;IF([.C11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4" calcext:value-type="float">
            <text:p>1,04</text:p>
          </table:table-cell>
          <table:table-cell table:style-name="ce88" table:formula="of:=([.B119]-[.$C$5])/([.$C$6]-[.$C$5])" office:value-type="float" office:value="0.121212121212121" calcext:value-type="float">
            <text:p>0,121</text:p>
          </table:table-cell>
          <table:table-cell table:style-name="ce86" table:formula="of:=EXP([.C119])/(2-EXP([.C119]))" office:value-type="float" office:value="1.29585367563875" calcext:value-type="float">
            <text:p>1,30</text:p>
          </table:table-cell>
          <table:table-cell table:style-name="ce86"/>
          <table:table-cell table:style-name="ce88"/>
          <table:table-cell table:style-name="ce88" table:formula="of:=IF([.C119]&lt;0.242;EXP([.C119])/(2-EXP([.C119]));IF([.C119]&lt;0.5;7*[.C119];IF([.C119]&gt;=0.5;LOG(2*[.C119])+7*0.5;&quot;error&quot;)))" office:value-type="float" office:value="1.29585367563875" calcext:value-type="float">
            <text:p>1,296</text:p>
          </table:table-cell>
          <table:table-cell table:formula="of:=IF([.C119]&lt;0.242;&quot;exp&quot;;IF([.C119]&lt;0.5;&quot;geo&quot;;IF([.C11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table:style-name="ce88" table:formula="of:=([.B120]-[.$C$5])/([.$C$6]-[.$C$5])" office:value-type="float" office:value="0.122474747474747" calcext:value-type="float">
            <text:p>0,122</text:p>
          </table:table-cell>
          <table:table-cell table:style-name="ce86" table:formula="of:=EXP([.C120])/(2-EXP([.C120]))" office:value-type="float" office:value="1.2996186394674" calcext:value-type="float">
            <text:p>1,30</text:p>
          </table:table-cell>
          <table:table-cell table:style-name="ce86"/>
          <table:table-cell table:style-name="ce88"/>
          <table:table-cell table:style-name="ce88" table:formula="of:=IF([.C120]&lt;0.242;EXP([.C120])/(2-EXP([.C120]));IF([.C120]&lt;0.5;7*[.C120];IF([.C120]&gt;=0.5;LOG(2*[.C120])+7*0.5;&quot;error&quot;)))" office:value-type="float" office:value="1.2996186394674" calcext:value-type="float">
            <text:p>1,300</text:p>
          </table:table-cell>
          <table:table-cell table:formula="of:=IF([.C120]&lt;0.242;&quot;exp&quot;;IF([.C120]&lt;0.5;&quot;geo&quot;;IF([.C12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6" calcext:value-type="float">
            <text:p>1,06</text:p>
          </table:table-cell>
          <table:table-cell table:style-name="ce88" table:formula="of:=([.B121]-[.$C$5])/([.$C$6]-[.$C$5])" office:value-type="float" office:value="0.123737373737374" calcext:value-type="float">
            <text:p>0,124</text:p>
          </table:table-cell>
          <table:table-cell table:style-name="ce86" table:formula="of:=EXP([.C121])/(2-EXP([.C121]))" office:value-type="float" office:value="1.30340075210625" calcext:value-type="float">
            <text:p>1,30</text:p>
          </table:table-cell>
          <table:table-cell table:style-name="ce86"/>
          <table:table-cell table:style-name="ce88"/>
          <table:table-cell table:style-name="ce88" table:formula="of:=IF([.C121]&lt;0.242;EXP([.C121])/(2-EXP([.C121]));IF([.C121]&lt;0.5;7*[.C121];IF([.C121]&gt;=0.5;LOG(2*[.C121])+7*0.5;&quot;error&quot;)))" office:value-type="float" office:value="1.30340075210625" calcext:value-type="float">
            <text:p>1,303</text:p>
          </table:table-cell>
          <table:table-cell table:formula="of:=IF([.C121]&lt;0.242;&quot;exp&quot;;IF([.C121]&lt;0.5;&quot;geo&quot;;IF([.C12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7" calcext:value-type="float">
            <text:p>1,07</text:p>
          </table:table-cell>
          <table:table-cell table:style-name="ce88" table:formula="of:=([.B122]-[.$C$5])/([.$C$6]-[.$C$5])" office:value-type="float" office:value="0.125" calcext:value-type="float">
            <text:p>0,125</text:p>
          </table:table-cell>
          <table:table-cell table:style-name="ce86" table:formula="of:=EXP([.C122])/(2-EXP([.C122]))" office:value-type="float" office:value="1.30720012795245" calcext:value-type="float">
            <text:p>1,31</text:p>
          </table:table-cell>
          <table:table-cell table:style-name="ce86"/>
          <table:table-cell table:style-name="ce88"/>
          <table:table-cell table:style-name="ce88" table:formula="of:=IF([.C122]&lt;0.242;EXP([.C122])/(2-EXP([.C122]));IF([.C122]&lt;0.5;7*[.C122];IF([.C122]&gt;=0.5;LOG(2*[.C122])+7*0.5;&quot;error&quot;)))" office:value-type="float" office:value="1.30720012795245" calcext:value-type="float">
            <text:p>1,307</text:p>
          </table:table-cell>
          <table:table-cell table:formula="of:=IF([.C122]&lt;0.242;&quot;exp&quot;;IF([.C122]&lt;0.5;&quot;geo&quot;;IF([.C12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8" calcext:value-type="float">
            <text:p>1,08</text:p>
          </table:table-cell>
          <table:table-cell table:style-name="ce88" table:formula="of:=([.B123]-[.$C$5])/([.$C$6]-[.$C$5])" office:value-type="float" office:value="0.126262626262626" calcext:value-type="float">
            <text:p>0,126</text:p>
          </table:table-cell>
          <table:table-cell table:style-name="ce86" table:formula="of:=EXP([.C123])/(2-EXP([.C123]))" office:value-type="float" office:value="1.3110168824222" calcext:value-type="float">
            <text:p>1,31</text:p>
          </table:table-cell>
          <table:table-cell table:style-name="ce86"/>
          <table:table-cell table:style-name="ce88"/>
          <table:table-cell table:style-name="ce88" table:formula="of:=IF([.C123]&lt;0.242;EXP([.C123])/(2-EXP([.C123]));IF([.C123]&lt;0.5;7*[.C123];IF([.C123]&gt;=0.5;LOG(2*[.C123])+7*0.5;&quot;error&quot;)))" office:value-type="float" office:value="1.3110168824222" calcext:value-type="float">
            <text:p>1,311</text:p>
          </table:table-cell>
          <table:table-cell table:formula="of:=IF([.C123]&lt;0.242;&quot;exp&quot;;IF([.C123]&lt;0.5;&quot;geo&quot;;IF([.C12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9" calcext:value-type="float">
            <text:p>1,09</text:p>
          </table:table-cell>
          <table:table-cell table:style-name="ce88" table:formula="of:=([.B124]-[.$C$5])/([.$C$6]-[.$C$5])" office:value-type="float" office:value="0.127525252525253" calcext:value-type="float">
            <text:p>0,128</text:p>
          </table:table-cell>
          <table:table-cell table:style-name="ce86" table:formula="of:=EXP([.C124])/(2-EXP([.C124]))" office:value-type="float" office:value="1.31485113196214" calcext:value-type="float">
            <text:p>1,31</text:p>
          </table:table-cell>
          <table:table-cell table:style-name="ce86"/>
          <table:table-cell table:style-name="ce88"/>
          <table:table-cell table:style-name="ce88" table:formula="of:=IF([.C124]&lt;0.242;EXP([.C124])/(2-EXP([.C124]));IF([.C124]&lt;0.5;7*[.C124];IF([.C124]&gt;=0.5;LOG(2*[.C124])+7*0.5;&quot;error&quot;)))" office:value-type="float" office:value="1.31485113196214" calcext:value-type="float">
            <text:p>1,315</text:p>
          </table:table-cell>
          <table:table-cell table:formula="of:=IF([.C124]&lt;0.242;&quot;exp&quot;;IF([.C124]&lt;0.5;&quot;geo&quot;;IF([.C12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table:style-name="ce88" table:formula="of:=([.B125]-[.$C$5])/([.$C$6]-[.$C$5])" office:value-type="float" office:value="0.128787878787879" calcext:value-type="float">
            <text:p>0,129</text:p>
          </table:table-cell>
          <table:table-cell table:style-name="ce86" table:formula="of:=EXP([.C125])/(2-EXP([.C125]))" office:value-type="float" office:value="1.31870299406086" calcext:value-type="float">
            <text:p>1,32</text:p>
          </table:table-cell>
          <table:table-cell table:style-name="ce86"/>
          <table:table-cell table:style-name="ce88"/>
          <table:table-cell table:style-name="ce88" table:formula="of:=IF([.C125]&lt;0.242;EXP([.C125])/(2-EXP([.C125]));IF([.C125]&lt;0.5;7*[.C125];IF([.C125]&gt;=0.5;LOG(2*[.C125])+7*0.5;&quot;error&quot;)))" office:value-type="float" office:value="1.31870299406086" calcext:value-type="float">
            <text:p>1,319</text:p>
          </table:table-cell>
          <table:table-cell table:formula="of:=IF([.C125]&lt;0.242;&quot;exp&quot;;IF([.C125]&lt;0.5;&quot;geo&quot;;IF([.C12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1" calcext:value-type="float">
            <text:p>1,11</text:p>
          </table:table-cell>
          <table:table-cell table:style-name="ce88" table:formula="of:=([.B126]-[.$C$5])/([.$C$6]-[.$C$5])" office:value-type="float" office:value="0.130050505050505" calcext:value-type="float">
            <text:p>0,130</text:p>
          </table:table-cell>
          <table:table-cell table:style-name="ce86" table:formula="of:=EXP([.C126])/(2-EXP([.C126]))" office:value-type="float" office:value="1.3225725872606" calcext:value-type="float">
            <text:p>1,32</text:p>
          </table:table-cell>
          <table:table-cell table:style-name="ce86"/>
          <table:table-cell table:style-name="ce88"/>
          <table:table-cell table:style-name="ce88" table:formula="of:=IF([.C126]&lt;0.242;EXP([.C126])/(2-EXP([.C126]));IF([.C126]&lt;0.5;7*[.C126];IF([.C126]&gt;=0.5;LOG(2*[.C126])+7*0.5;&quot;error&quot;)))" office:value-type="float" office:value="1.3225725872606" calcext:value-type="float">
            <text:p>1,323</text:p>
          </table:table-cell>
          <table:table-cell table:formula="of:=IF([.C126]&lt;0.242;&quot;exp&quot;;IF([.C126]&lt;0.5;&quot;geo&quot;;IF([.C12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2" calcext:value-type="float">
            <text:p>1,12</text:p>
          </table:table-cell>
          <table:table-cell table:style-name="ce88" table:formula="of:=([.B127]-[.$C$5])/([.$C$6]-[.$C$5])" office:value-type="float" office:value="0.131313131313131" calcext:value-type="float">
            <text:p>0,131</text:p>
          </table:table-cell>
          <table:table-cell table:style-name="ce86" table:formula="of:=EXP([.C127])/(2-EXP([.C127]))" office:value-type="float" office:value="1.32646003116906" calcext:value-type="float">
            <text:p>1,33</text:p>
          </table:table-cell>
          <table:table-cell table:style-name="ce86"/>
          <table:table-cell table:style-name="ce88"/>
          <table:table-cell table:style-name="ce88" table:formula="of:=IF([.C127]&lt;0.242;EXP([.C127])/(2-EXP([.C127]));IF([.C127]&lt;0.5;7*[.C127];IF([.C127]&gt;=0.5;LOG(2*[.C127])+7*0.5;&quot;error&quot;)))" office:value-type="float" office:value="1.32646003116906" calcext:value-type="float">
            <text:p>1,326</text:p>
          </table:table-cell>
          <table:table-cell table:formula="of:=IF([.C127]&lt;0.242;&quot;exp&quot;;IF([.C127]&lt;0.5;&quot;geo&quot;;IF([.C12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3" calcext:value-type="float">
            <text:p>1,13</text:p>
          </table:table-cell>
          <table:table-cell table:style-name="ce88" table:formula="of:=([.B128]-[.$C$5])/([.$C$6]-[.$C$5])" office:value-type="float" office:value="0.132575757575758" calcext:value-type="float">
            <text:p>0,133</text:p>
          </table:table-cell>
          <table:table-cell table:style-name="ce86" table:formula="of:=EXP([.C128])/(2-EXP([.C128]))" office:value-type="float" office:value="1.33036544647145" calcext:value-type="float">
            <text:p>1,33</text:p>
          </table:table-cell>
          <table:table-cell table:style-name="ce86"/>
          <table:table-cell table:style-name="ce88"/>
          <table:table-cell table:style-name="ce88" table:formula="of:=IF([.C128]&lt;0.242;EXP([.C128])/(2-EXP([.C128]));IF([.C128]&lt;0.5;7*[.C128];IF([.C128]&gt;=0.5;LOG(2*[.C128])+7*0.5;&quot;error&quot;)))" office:value-type="float" office:value="1.33036544647145" calcext:value-type="float">
            <text:p>1,330</text:p>
          </table:table-cell>
          <table:table-cell table:formula="of:=IF([.C128]&lt;0.242;&quot;exp&quot;;IF([.C128]&lt;0.5;&quot;geo&quot;;IF([.C12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4" calcext:value-type="float">
            <text:p>1,14</text:p>
          </table:table-cell>
          <table:table-cell table:style-name="ce88" table:formula="of:=([.B129]-[.$C$5])/([.$C$6]-[.$C$5])" office:value-type="float" office:value="0.133838383838384" calcext:value-type="float">
            <text:p>0,134</text:p>
          </table:table-cell>
          <table:table-cell table:style-name="ce86" table:formula="of:=EXP([.C129])/(2-EXP([.C129]))" office:value-type="float" office:value="1.33428895494259" calcext:value-type="float">
            <text:p>1,33</text:p>
          </table:table-cell>
          <table:table-cell table:style-name="ce86"/>
          <table:table-cell table:style-name="ce88"/>
          <table:table-cell table:style-name="ce88" table:formula="of:=IF([.C129]&lt;0.242;EXP([.C129])/(2-EXP([.C129]));IF([.C129]&lt;0.5;7*[.C129];IF([.C129]&gt;=0.5;LOG(2*[.C129])+7*0.5;&quot;error&quot;)))" office:value-type="float" office:value="1.33428895494259" calcext:value-type="float">
            <text:p>1,334</text:p>
          </table:table-cell>
          <table:table-cell table:formula="of:=IF([.C129]&lt;0.242;&quot;exp&quot;;IF([.C129]&lt;0.5;&quot;geo&quot;;IF([.C12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table:style-name="ce88" table:formula="of:=([.B130]-[.$C$5])/([.$C$6]-[.$C$5])" office:value-type="float" office:value="0.13510101010101" calcext:value-type="float">
            <text:p>0,135</text:p>
          </table:table-cell>
          <table:table-cell table:style-name="ce86" table:formula="of:=EXP([.C130])/(2-EXP([.C130]))" office:value-type="float" office:value="1.33823067945929" calcext:value-type="float">
            <text:p>1,34</text:p>
          </table:table-cell>
          <table:table-cell table:style-name="ce86"/>
          <table:table-cell table:style-name="ce88"/>
          <table:table-cell table:style-name="ce88" table:formula="of:=IF([.C130]&lt;0.242;EXP([.C130])/(2-EXP([.C130]));IF([.C130]&lt;0.5;7*[.C130];IF([.C130]&gt;=0.5;LOG(2*[.C130])+7*0.5;&quot;error&quot;)))" office:value-type="float" office:value="1.33823067945929" calcext:value-type="float">
            <text:p>1,338</text:p>
          </table:table-cell>
          <table:table-cell table:formula="of:=IF([.C130]&lt;0.242;&quot;exp&quot;;IF([.C130]&lt;0.5;&quot;geo&quot;;IF([.C13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6" calcext:value-type="float">
            <text:p>1,16</text:p>
          </table:table-cell>
          <table:table-cell table:style-name="ce88" table:formula="of:=([.B131]-[.$C$5])/([.$C$6]-[.$C$5])" office:value-type="float" office:value="0.136363636363636" calcext:value-type="float">
            <text:p>0,136</text:p>
          </table:table-cell>
          <table:table-cell table:style-name="ce86" table:formula="of:=EXP([.C131])/(2-EXP([.C131]))" office:value-type="float" office:value="1.34219074401281" calcext:value-type="float">
            <text:p>1,34</text:p>
          </table:table-cell>
          <table:table-cell table:style-name="ce86"/>
          <table:table-cell table:style-name="ce88"/>
          <table:table-cell table:style-name="ce88" table:formula="of:=IF([.C131]&lt;0.242;EXP([.C131])/(2-EXP([.C131]));IF([.C131]&lt;0.5;7*[.C131];IF([.C131]&gt;=0.5;LOG(2*[.C131])+7*0.5;&quot;error&quot;)))" office:value-type="float" office:value="1.34219074401281" calcext:value-type="float">
            <text:p>1,342</text:p>
          </table:table-cell>
          <table:table-cell table:formula="of:=IF([.C131]&lt;0.242;&quot;exp&quot;;IF([.C131]&lt;0.5;&quot;geo&quot;;IF([.C13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table:style-name="ce88" table:formula="of:=([.B132]-[.$C$5])/([.$C$6]-[.$C$5])" office:value-type="float" office:value="0.137626262626263" calcext:value-type="float">
            <text:p>0,138</text:p>
          </table:table-cell>
          <table:table-cell table:style-name="ce86" table:formula="of:=EXP([.C132])/(2-EXP([.C132]))" office:value-type="float" office:value="1.34616927372154" calcext:value-type="float">
            <text:p>1,35</text:p>
          </table:table-cell>
          <table:table-cell table:style-name="ce86"/>
          <table:table-cell table:style-name="ce88"/>
          <table:table-cell table:style-name="ce88" table:formula="of:=IF([.C132]&lt;0.242;EXP([.C132])/(2-EXP([.C132]));IF([.C132]&lt;0.5;7*[.C132];IF([.C132]&gt;=0.5;LOG(2*[.C132])+7*0.5;&quot;error&quot;)))" office:value-type="float" office:value="1.34616927372154" calcext:value-type="float">
            <text:p>1,346</text:p>
          </table:table-cell>
          <table:table-cell table:formula="of:=IF([.C132]&lt;0.242;&quot;exp&quot;;IF([.C132]&lt;0.5;&quot;geo&quot;;IF([.C13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8" calcext:value-type="float">
            <text:p>1,18</text:p>
          </table:table-cell>
          <table:table-cell table:style-name="ce88" table:formula="of:=([.B133]-[.$C$5])/([.$C$6]-[.$C$5])" office:value-type="float" office:value="0.138888888888889" calcext:value-type="float">
            <text:p>0,139</text:p>
          </table:table-cell>
          <table:table-cell table:style-name="ce86" table:formula="of:=EXP([.C133])/(2-EXP([.C133]))" office:value-type="float" office:value="1.35016639484383" calcext:value-type="float">
            <text:p>1,35</text:p>
          </table:table-cell>
          <table:table-cell table:style-name="ce86"/>
          <table:table-cell table:style-name="ce88"/>
          <table:table-cell table:style-name="ce88" table:formula="of:=IF([.C133]&lt;0.242;EXP([.C133])/(2-EXP([.C133]));IF([.C133]&lt;0.5;7*[.C133];IF([.C133]&gt;=0.5;LOG(2*[.C133])+7*0.5;&quot;error&quot;)))" office:value-type="float" office:value="1.35016639484383" calcext:value-type="float">
            <text:p>1,350</text:p>
          </table:table-cell>
          <table:table-cell table:formula="of:=IF([.C133]&lt;0.242;&quot;exp&quot;;IF([.C133]&lt;0.5;&quot;geo&quot;;IF([.C13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9" calcext:value-type="float">
            <text:p>1,19</text:p>
          </table:table-cell>
          <table:table-cell table:style-name="ce88" table:formula="of:=([.B134]-[.$C$5])/([.$C$6]-[.$C$5])" office:value-type="float" office:value="0.140151515151515" calcext:value-type="float">
            <text:p>0,140</text:p>
          </table:table-cell>
          <table:table-cell table:style-name="ce86" table:formula="of:=EXP([.C134])/(2-EXP([.C134]))" office:value-type="float" office:value="1.35418223479104" calcext:value-type="float">
            <text:p>1,35</text:p>
          </table:table-cell>
          <table:table-cell table:style-name="ce86"/>
          <table:table-cell table:style-name="ce88"/>
          <table:table-cell table:style-name="ce88" table:formula="of:=IF([.C134]&lt;0.242;EXP([.C134])/(2-EXP([.C134]));IF([.C134]&lt;0.5;7*[.C134];IF([.C134]&gt;=0.5;LOG(2*[.C134])+7*0.5;&quot;error&quot;)))" office:value-type="float" office:value="1.35418223479104" calcext:value-type="float">
            <text:p>1,354</text:p>
          </table:table-cell>
          <table:table-cell table:formula="of:=IF([.C134]&lt;0.242;&quot;exp&quot;;IF([.C134]&lt;0.5;&quot;geo&quot;;IF([.C13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table:style-name="ce88" table:formula="of:=([.B135]-[.$C$5])/([.$C$6]-[.$C$5])" office:value-type="float" office:value="0.141414141414141" calcext:value-type="float">
            <text:p>0,141</text:p>
          </table:table-cell>
          <table:table-cell table:style-name="ce86" table:formula="of:=EXP([.C135])/(2-EXP([.C135]))" office:value-type="float" office:value="1.35821692214065" calcext:value-type="float">
            <text:p>1,36</text:p>
          </table:table-cell>
          <table:table-cell table:style-name="ce86"/>
          <table:table-cell table:style-name="ce88"/>
          <table:table-cell table:style-name="ce88" table:formula="of:=IF([.C135]&lt;0.242;EXP([.C135])/(2-EXP([.C135]));IF([.C135]&lt;0.5;7*[.C135];IF([.C135]&gt;=0.5;LOG(2*[.C135])+7*0.5;&quot;error&quot;)))" office:value-type="float" office:value="1.35821692214065" calcext:value-type="float">
            <text:p>1,358</text:p>
          </table:table-cell>
          <table:table-cell table:formula="of:=IF([.C135]&lt;0.242;&quot;exp&quot;;IF([.C135]&lt;0.5;&quot;geo&quot;;IF([.C13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1" calcext:value-type="float">
            <text:p>1,21</text:p>
          </table:table-cell>
          <table:table-cell table:style-name="ce88" table:formula="of:=([.B136]-[.$C$5])/([.$C$6]-[.$C$5])" office:value-type="float" office:value="0.142676767676768" calcext:value-type="float">
            <text:p>0,143</text:p>
          </table:table-cell>
          <table:table-cell table:style-name="ce86" table:formula="of:=EXP([.C136])/(2-EXP([.C136]))" office:value-type="float" office:value="1.36227058664974" calcext:value-type="float">
            <text:p>1,36</text:p>
          </table:table-cell>
          <table:table-cell table:style-name="ce86"/>
          <table:table-cell table:style-name="ce88"/>
          <table:table-cell table:style-name="ce88" table:formula="of:=IF([.C136]&lt;0.242;EXP([.C136])/(2-EXP([.C136]));IF([.C136]&lt;0.5;7*[.C136];IF([.C136]&gt;=0.5;LOG(2*[.C136])+7*0.5;&quot;error&quot;)))" office:value-type="float" office:value="1.36227058664974" calcext:value-type="float">
            <text:p>1,362</text:p>
          </table:table-cell>
          <table:table-cell table:formula="of:=IF([.C136]&lt;0.242;&quot;exp&quot;;IF([.C136]&lt;0.5;&quot;geo&quot;;IF([.C13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table:style-name="ce88" table:formula="of:=([.B137]-[.$C$5])/([.$C$6]-[.$C$5])" office:value-type="float" office:value="0.143939393939394" calcext:value-type="float">
            <text:p>0,144</text:p>
          </table:table-cell>
          <table:table-cell table:style-name="ce86" table:formula="of:=EXP([.C137])/(2-EXP([.C137]))" office:value-type="float" office:value="1.36634335926845" calcext:value-type="float">
            <text:p>1,37</text:p>
          </table:table-cell>
          <table:table-cell table:style-name="ce86"/>
          <table:table-cell table:style-name="ce88"/>
          <table:table-cell table:style-name="ce88" table:formula="of:=IF([.C137]&lt;0.242;EXP([.C137])/(2-EXP([.C137]));IF([.C137]&lt;0.5;7*[.C137];IF([.C137]&gt;=0.5;LOG(2*[.C137])+7*0.5;&quot;error&quot;)))" office:value-type="float" office:value="1.36634335926845" calcext:value-type="float">
            <text:p>1,366</text:p>
          </table:table-cell>
          <table:table-cell table:formula="of:=IF([.C137]&lt;0.242;&quot;exp&quot;;IF([.C137]&lt;0.5;&quot;geo&quot;;IF([.C13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3" calcext:value-type="float">
            <text:p>1,23</text:p>
          </table:table-cell>
          <table:table-cell table:style-name="ce88" table:formula="of:=([.B138]-[.$C$5])/([.$C$6]-[.$C$5])" office:value-type="float" office:value="0.14520202020202" calcext:value-type="float">
            <text:p>0,145</text:p>
          </table:table-cell>
          <table:table-cell table:style-name="ce86" table:formula="of:=EXP([.C138])/(2-EXP([.C138]))" office:value-type="float" office:value="1.37043537215381" calcext:value-type="float">
            <text:p>1,37</text:p>
          </table:table-cell>
          <table:table-cell table:style-name="ce86"/>
          <table:table-cell table:style-name="ce88"/>
          <table:table-cell table:style-name="ce88" table:formula="of:=IF([.C138]&lt;0.242;EXP([.C138])/(2-EXP([.C138]));IF([.C138]&lt;0.5;7*[.C138];IF([.C138]&gt;=0.5;LOG(2*[.C138])+7*0.5;&quot;error&quot;)))" office:value-type="float" office:value="1.37043537215381" calcext:value-type="float">
            <text:p>1,370</text:p>
          </table:table-cell>
          <table:table-cell table:formula="of:=IF([.C138]&lt;0.242;&quot;exp&quot;;IF([.C138]&lt;0.5;&quot;geo&quot;;IF([.C13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4" calcext:value-type="float">
            <text:p>1,24</text:p>
          </table:table-cell>
          <table:table-cell table:style-name="ce88" table:formula="of:=([.B139]-[.$C$5])/([.$C$6]-[.$C$5])" office:value-type="float" office:value="0.146464646464646" calcext:value-type="float">
            <text:p>0,146</text:p>
          </table:table-cell>
          <table:table-cell table:style-name="ce86" table:formula="of:=EXP([.C139])/(2-EXP([.C139]))" office:value-type="float" office:value="1.37454675868361" calcext:value-type="float">
            <text:p>1,37</text:p>
          </table:table-cell>
          <table:table-cell table:style-name="ce86"/>
          <table:table-cell table:style-name="ce88"/>
          <table:table-cell table:style-name="ce88" table:formula="of:=IF([.C139]&lt;0.242;EXP([.C139])/(2-EXP([.C139]));IF([.C139]&lt;0.5;7*[.C139];IF([.C139]&gt;=0.5;LOG(2*[.C139])+7*0.5;&quot;error&quot;)))" office:value-type="float" office:value="1.37454675868361" calcext:value-type="float">
            <text:p>1,375</text:p>
          </table:table-cell>
          <table:table-cell table:formula="of:=IF([.C139]&lt;0.242;&quot;exp&quot;;IF([.C139]&lt;0.5;&quot;geo&quot;;IF([.C13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table:style-name="ce88" table:formula="of:=([.B140]-[.$C$5])/([.$C$6]-[.$C$5])" office:value-type="float" office:value="0.147727272727273" calcext:value-type="float">
            <text:p>0,148</text:p>
          </table:table-cell>
          <table:table-cell table:style-name="ce86" table:formula="of:=EXP([.C140])/(2-EXP([.C140]))" office:value-type="float" office:value="1.37867765347058" calcext:value-type="float">
            <text:p>1,38</text:p>
          </table:table-cell>
          <table:table-cell table:style-name="ce86"/>
          <table:table-cell table:style-name="ce88"/>
          <table:table-cell table:style-name="ce88" table:formula="of:=IF([.C140]&lt;0.242;EXP([.C140])/(2-EXP([.C140]));IF([.C140]&lt;0.5;7*[.C140];IF([.C140]&gt;=0.5;LOG(2*[.C140])+7*0.5;&quot;error&quot;)))" office:value-type="float" office:value="1.37867765347058" calcext:value-type="float">
            <text:p>1,379</text:p>
          </table:table-cell>
          <table:table-cell table:formula="of:=IF([.C140]&lt;0.242;&quot;exp&quot;;IF([.C140]&lt;0.5;&quot;geo&quot;;IF([.C14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6" calcext:value-type="float">
            <text:p>1,26</text:p>
          </table:table-cell>
          <table:table-cell table:style-name="ce88" table:formula="of:=([.B141]-[.$C$5])/([.$C$6]-[.$C$5])" office:value-type="float" office:value="0.148989898989899" calcext:value-type="float">
            <text:p>0,149</text:p>
          </table:table-cell>
          <table:table-cell table:style-name="ce86" table:formula="of:=EXP([.C141])/(2-EXP([.C141]))" office:value-type="float" office:value="1.38282819237667" calcext:value-type="float">
            <text:p>1,38</text:p>
          </table:table-cell>
          <table:table-cell table:style-name="ce86"/>
          <table:table-cell table:style-name="ce88"/>
          <table:table-cell table:style-name="ce88" table:formula="of:=IF([.C141]&lt;0.242;EXP([.C141])/(2-EXP([.C141]));IF([.C141]&lt;0.5;7*[.C141];IF([.C141]&gt;=0.5;LOG(2*[.C141])+7*0.5;&quot;error&quot;)))" office:value-type="float" office:value="1.38282819237667" calcext:value-type="float">
            <text:p>1,383</text:p>
          </table:table-cell>
          <table:table-cell table:formula="of:=IF([.C141]&lt;0.242;&quot;exp&quot;;IF([.C141]&lt;0.5;&quot;geo&quot;;IF([.C14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7" calcext:value-type="float">
            <text:p>1,27</text:p>
          </table:table-cell>
          <table:table-cell table:style-name="ce88" table:formula="of:=([.B142]-[.$C$5])/([.$C$6]-[.$C$5])" office:value-type="float" office:value="0.150252525252525" calcext:value-type="float">
            <text:p>0,150</text:p>
          </table:table-cell>
          <table:table-cell table:style-name="ce86" table:formula="of:=EXP([.C142])/(2-EXP([.C142]))" office:value-type="float" office:value="1.38699851252764" calcext:value-type="float">
            <text:p>1,39</text:p>
          </table:table-cell>
          <table:table-cell table:style-name="ce86"/>
          <table:table-cell table:style-name="ce88"/>
          <table:table-cell table:style-name="ce88" table:formula="of:=IF([.C142]&lt;0.242;EXP([.C142])/(2-EXP([.C142]));IF([.C142]&lt;0.5;7*[.C142];IF([.C142]&gt;=0.5;LOG(2*[.C142])+7*0.5;&quot;error&quot;)))" office:value-type="float" office:value="1.38699851252764" calcext:value-type="float">
            <text:p>1,387</text:p>
          </table:table-cell>
          <table:table-cell table:formula="of:=IF([.C142]&lt;0.242;&quot;exp&quot;;IF([.C142]&lt;0.5;&quot;geo&quot;;IF([.C14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8" calcext:value-type="float">
            <text:p>1,28</text:p>
          </table:table-cell>
          <table:table-cell table:style-name="ce88" table:formula="of:=([.B143]-[.$C$5])/([.$C$6]-[.$C$5])" office:value-type="float" office:value="0.151515151515152" calcext:value-type="float">
            <text:p>0,152</text:p>
          </table:table-cell>
          <table:table-cell table:style-name="ce86" table:formula="of:=EXP([.C143])/(2-EXP([.C143]))" office:value-type="float" office:value="1.39118875232771" calcext:value-type="float">
            <text:p>1,39</text:p>
          </table:table-cell>
          <table:table-cell table:style-name="ce86"/>
          <table:table-cell table:style-name="ce88"/>
          <table:table-cell table:style-name="ce88" table:formula="of:=IF([.C143]&lt;0.242;EXP([.C143])/(2-EXP([.C143]));IF([.C143]&lt;0.5;7*[.C143];IF([.C143]&gt;=0.5;LOG(2*[.C143])+7*0.5;&quot;error&quot;)))" office:value-type="float" office:value="1.39118875232771" calcext:value-type="float">
            <text:p>1,391</text:p>
          </table:table-cell>
          <table:table-cell table:formula="of:=IF([.C143]&lt;0.242;&quot;exp&quot;;IF([.C143]&lt;0.5;&quot;geo&quot;;IF([.C14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9" calcext:value-type="float">
            <text:p>1,29</text:p>
          </table:table-cell>
          <table:table-cell table:style-name="ce88" table:formula="of:=([.B144]-[.$C$5])/([.$C$6]-[.$C$5])" office:value-type="float" office:value="0.152777777777778" calcext:value-type="float">
            <text:p>0,153</text:p>
          </table:table-cell>
          <table:table-cell table:style-name="ce86" table:formula="of:=EXP([.C144])/(2-EXP([.C144]))" office:value-type="float" office:value="1.39539905147458" calcext:value-type="float">
            <text:p>1,40</text:p>
          </table:table-cell>
          <table:table-cell table:style-name="ce86"/>
          <table:table-cell table:style-name="ce88"/>
          <table:table-cell table:style-name="ce88" table:formula="of:=IF([.C144]&lt;0.242;EXP([.C144])/(2-EXP([.C144]));IF([.C144]&lt;0.5;7*[.C144];IF([.C144]&gt;=0.5;LOG(2*[.C144])+7*0.5;&quot;error&quot;)))" office:value-type="float" office:value="1.39539905147458" calcext:value-type="float">
            <text:p>1,395</text:p>
          </table:table-cell>
          <table:table-cell table:formula="of:=IF([.C144]&lt;0.242;&quot;exp&quot;;IF([.C144]&lt;0.5;&quot;geo&quot;;IF([.C14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table:style-name="ce88" table:formula="of:=([.B145]-[.$C$5])/([.$C$6]-[.$C$5])" office:value-type="float" office:value="0.154040404040404" calcext:value-type="float">
            <text:p>0,154</text:p>
          </table:table-cell>
          <table:table-cell table:style-name="ce86" table:formula="of:=EXP([.C145])/(2-EXP([.C145]))" office:value-type="float" office:value="1.39962955097451" calcext:value-type="float">
            <text:p>1,40</text:p>
          </table:table-cell>
          <table:table-cell table:style-name="ce86"/>
          <table:table-cell table:style-name="ce88"/>
          <table:table-cell table:style-name="ce88" table:formula="of:=IF([.C145]&lt;0.242;EXP([.C145])/(2-EXP([.C145]));IF([.C145]&lt;0.5;7*[.C145];IF([.C145]&gt;=0.5;LOG(2*[.C145])+7*0.5;&quot;error&quot;)))" office:value-type="float" office:value="1.39962955097451" calcext:value-type="float">
            <text:p>1,400</text:p>
          </table:table-cell>
          <table:table-cell table:formula="of:=IF([.C145]&lt;0.242;&quot;exp&quot;;IF([.C145]&lt;0.5;&quot;geo&quot;;IF([.C14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1" calcext:value-type="float">
            <text:p>1,31</text:p>
          </table:table-cell>
          <table:table-cell table:style-name="ce88" table:formula="of:=([.B146]-[.$C$5])/([.$C$6]-[.$C$5])" office:value-type="float" office:value="0.15530303030303" calcext:value-type="float">
            <text:p>0,155</text:p>
          </table:table-cell>
          <table:table-cell table:style-name="ce86" table:formula="of:=EXP([.C146])/(2-EXP([.C146]))" office:value-type="float" office:value="1.4038803931577" calcext:value-type="float">
            <text:p>1,40</text:p>
          </table:table-cell>
          <table:table-cell table:style-name="ce86"/>
          <table:table-cell table:style-name="ce88"/>
          <table:table-cell table:style-name="ce88" table:formula="of:=IF([.C146]&lt;0.242;EXP([.C146])/(2-EXP([.C146]));IF([.C146]&lt;0.5;7*[.C146];IF([.C146]&gt;=0.5;LOG(2*[.C146])+7*0.5;&quot;error&quot;)))" office:value-type="float" office:value="1.4038803931577" calcext:value-type="float">
            <text:p>1,404</text:p>
          </table:table-cell>
          <table:table-cell table:formula="of:=IF([.C146]&lt;0.242;&quot;exp&quot;;IF([.C146]&lt;0.5;&quot;geo&quot;;IF([.C14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2" calcext:value-type="float">
            <text:p>1,32</text:p>
          </table:table-cell>
          <table:table-cell table:style-name="ce88" table:formula="of:=([.B147]-[.$C$5])/([.$C$6]-[.$C$5])" office:value-type="float" office:value="0.156565656565657" calcext:value-type="float">
            <text:p>0,157</text:p>
          </table:table-cell>
          <table:table-cell table:style-name="ce86" table:formula="of:=EXP([.C147])/(2-EXP([.C147]))" office:value-type="float" office:value="1.40815172169392" calcext:value-type="float">
            <text:p>1,41</text:p>
          </table:table-cell>
          <table:table-cell table:style-name="ce86"/>
          <table:table-cell table:style-name="ce88"/>
          <table:table-cell table:style-name="ce88" table:formula="of:=IF([.C147]&lt;0.242;EXP([.C147])/(2-EXP([.C147]));IF([.C147]&lt;0.5;7*[.C147];IF([.C147]&gt;=0.5;LOG(2*[.C147])+7*0.5;&quot;error&quot;)))" office:value-type="float" office:value="1.40815172169392" calcext:value-type="float">
            <text:p>1,408</text:p>
          </table:table-cell>
          <table:table-cell table:formula="of:=IF([.C147]&lt;0.242;&quot;exp&quot;;IF([.C147]&lt;0.5;&quot;geo&quot;;IF([.C14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table:style-name="ce88" table:formula="of:=([.B148]-[.$C$5])/([.$C$6]-[.$C$5])" office:value-type="float" office:value="0.157828282828283" calcext:value-type="float">
            <text:p>0,158</text:p>
          </table:table-cell>
          <table:table-cell table:style-name="ce86" table:formula="of:=EXP([.C148])/(2-EXP([.C148]))" office:value-type="float" office:value="1.41244368160819" calcext:value-type="float">
            <text:p>1,41</text:p>
          </table:table-cell>
          <table:table-cell table:style-name="ce86"/>
          <table:table-cell table:style-name="ce88"/>
          <table:table-cell table:style-name="ce88" table:formula="of:=IF([.C148]&lt;0.242;EXP([.C148])/(2-EXP([.C148]));IF([.C148]&lt;0.5;7*[.C148];IF([.C148]&gt;=0.5;LOG(2*[.C148])+7*0.5;&quot;error&quot;)))" office:value-type="float" office:value="1.41244368160819" calcext:value-type="float">
            <text:p>1,412</text:p>
          </table:table-cell>
          <table:table-cell table:formula="of:=IF([.C148]&lt;0.242;&quot;exp&quot;;IF([.C148]&lt;0.5;&quot;geo&quot;;IF([.C14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table:style-name="ce88" table:formula="of:=([.B149]-[.$C$5])/([.$C$6]-[.$C$5])" office:value-type="float" office:value="0.159090909090909" calcext:value-type="float">
            <text:p>0,159</text:p>
          </table:table-cell>
          <table:table-cell table:style-name="ce86" table:formula="of:=EXP([.C149])/(2-EXP([.C149]))" office:value-type="float" office:value="1.41675641929694" calcext:value-type="float">
            <text:p>1,42</text:p>
          </table:table-cell>
          <table:table-cell table:style-name="ce86"/>
          <table:table-cell table:style-name="ce88"/>
          <table:table-cell table:style-name="ce88" table:formula="of:=IF([.C149]&lt;0.242;EXP([.C149])/(2-EXP([.C149]));IF([.C149]&lt;0.5;7*[.C149];IF([.C149]&gt;=0.5;LOG(2*[.C149])+7*0.5;&quot;error&quot;)))" office:value-type="float" office:value="1.41675641929694" calcext:value-type="float">
            <text:p>1,417</text:p>
          </table:table-cell>
          <table:table-cell table:formula="of:=IF([.C149]&lt;0.242;&quot;exp&quot;;IF([.C149]&lt;0.5;&quot;geo&quot;;IF([.C14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5" calcext:value-type="float">
            <text:p>1,35</text:p>
          </table:table-cell>
          <table:table-cell table:style-name="ce88" table:formula="of:=([.B150]-[.$C$5])/([.$C$6]-[.$C$5])" office:value-type="float" office:value="0.160353535353535" calcext:value-type="float">
            <text:p>0,160</text:p>
          </table:table-cell>
          <table:table-cell table:style-name="ce86" table:formula="of:=EXP([.C150])/(2-EXP([.C150]))" office:value-type="float" office:value="1.42109008254414" calcext:value-type="float">
            <text:p>1,42</text:p>
          </table:table-cell>
          <table:table-cell table:style-name="ce86"/>
          <table:table-cell table:style-name="ce88"/>
          <table:table-cell table:style-name="ce88" table:formula="of:=IF([.C150]&lt;0.242;EXP([.C150])/(2-EXP([.C150]));IF([.C150]&lt;0.5;7*[.C150];IF([.C150]&gt;=0.5;LOG(2*[.C150])+7*0.5;&quot;error&quot;)))" office:value-type="float" office:value="1.42109008254414" calcext:value-type="float">
            <text:p>1,421</text:p>
          </table:table-cell>
          <table:table-cell table:formula="of:=IF([.C150]&lt;0.242;&quot;exp&quot;;IF([.C150]&lt;0.5;&quot;geo&quot;;IF([.C15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6" calcext:value-type="float">
            <text:p>1,36</text:p>
          </table:table-cell>
          <table:table-cell table:style-name="ce88" table:formula="of:=([.B151]-[.$C$5])/([.$C$6]-[.$C$5])" office:value-type="float" office:value="0.161616161616162" calcext:value-type="float">
            <text:p>0,162</text:p>
          </table:table-cell>
          <table:table-cell table:style-name="ce86" table:formula="of:=EXP([.C151])/(2-EXP([.C151]))" office:value-type="float" office:value="1.42544482053785" calcext:value-type="float">
            <text:p>1,43</text:p>
          </table:table-cell>
          <table:table-cell table:style-name="ce86"/>
          <table:table-cell table:style-name="ce88"/>
          <table:table-cell table:style-name="ce88" table:formula="of:=IF([.C151]&lt;0.242;EXP([.C151])/(2-EXP([.C151]));IF([.C151]&lt;0.5;7*[.C151];IF([.C151]&gt;=0.5;LOG(2*[.C151])+7*0.5;&quot;error&quot;)))" office:value-type="float" office:value="1.42544482053785" calcext:value-type="float">
            <text:p>1,425</text:p>
          </table:table-cell>
          <table:table-cell table:formula="of:=IF([.C151]&lt;0.242;&quot;exp&quot;;IF([.C151]&lt;0.5;&quot;geo&quot;;IF([.C15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7" calcext:value-type="float">
            <text:p>1,37</text:p>
          </table:table-cell>
          <table:table-cell table:style-name="ce88" table:formula="of:=([.B152]-[.$C$5])/([.$C$6]-[.$C$5])" office:value-type="float" office:value="0.162878787878788" calcext:value-type="float">
            <text:p>0,163</text:p>
          </table:table-cell>
          <table:table-cell table:style-name="ce86" table:formula="of:=EXP([.C152])/(2-EXP([.C152]))" office:value-type="float" office:value="1.42982078388692" calcext:value-type="float">
            <text:p>1,43</text:p>
          </table:table-cell>
          <table:table-cell table:style-name="ce86"/>
          <table:table-cell table:style-name="ce88"/>
          <table:table-cell table:style-name="ce88" table:formula="of:=IF([.C152]&lt;0.242;EXP([.C152])/(2-EXP([.C152]));IF([.C152]&lt;0.5;7*[.C152];IF([.C152]&gt;=0.5;LOG(2*[.C152])+7*0.5;&quot;error&quot;)))" office:value-type="float" office:value="1.42982078388692" calcext:value-type="float">
            <text:p>1,430</text:p>
          </table:table-cell>
          <table:table-cell table:formula="of:=IF([.C152]&lt;0.242;&quot;exp&quot;;IF([.C152]&lt;0.5;&quot;geo&quot;;IF([.C15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8" calcext:value-type="float">
            <text:p>1,38</text:p>
          </table:table-cell>
          <table:table-cell table:style-name="ce88" table:formula="of:=([.B153]-[.$C$5])/([.$C$6]-[.$C$5])" office:value-type="float" office:value="0.164141414141414" calcext:value-type="float">
            <text:p>0,164</text:p>
          </table:table-cell>
          <table:table-cell table:style-name="ce86" table:formula="of:=EXP([.C153])/(2-EXP([.C153]))" office:value-type="float" office:value="1.43421812463795" calcext:value-type="float">
            <text:p>1,43</text:p>
          </table:table-cell>
          <table:table-cell table:style-name="ce86"/>
          <table:table-cell table:style-name="ce88"/>
          <table:table-cell table:style-name="ce88" table:formula="of:=IF([.C153]&lt;0.242;EXP([.C153])/(2-EXP([.C153]));IF([.C153]&lt;0.5;7*[.C153];IF([.C153]&gt;=0.5;LOG(2*[.C153])+7*0.5;&quot;error&quot;)))" office:value-type="float" office:value="1.43421812463795" calcext:value-type="float">
            <text:p>1,434</text:p>
          </table:table-cell>
          <table:table-cell table:formula="of:=IF([.C153]&lt;0.242;&quot;exp&quot;;IF([.C153]&lt;0.5;&quot;geo&quot;;IF([.C15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9" calcext:value-type="float">
            <text:p>1,39</text:p>
          </table:table-cell>
          <table:table-cell table:style-name="ce88" table:formula="of:=([.B154]-[.$C$5])/([.$C$6]-[.$C$5])" office:value-type="float" office:value="0.16540404040404" calcext:value-type="float">
            <text:p>0,165</text:p>
          </table:table-cell>
          <table:table-cell table:style-name="ce86" table:formula="of:=EXP([.C154])/(2-EXP([.C154]))" office:value-type="float" office:value="1.43863699629246" calcext:value-type="float">
            <text:p>1,44</text:p>
          </table:table-cell>
          <table:table-cell table:style-name="ce86"/>
          <table:table-cell table:style-name="ce88"/>
          <table:table-cell table:style-name="ce88" table:formula="of:=IF([.C154]&lt;0.242;EXP([.C154])/(2-EXP([.C154]));IF([.C154]&lt;0.5;7*[.C154];IF([.C154]&gt;=0.5;LOG(2*[.C154])+7*0.5;&quot;error&quot;)))" office:value-type="float" office:value="1.43863699629246" calcext:value-type="float">
            <text:p>1,439</text:p>
          </table:table-cell>
          <table:table-cell table:formula="of:=IF([.C154]&lt;0.242;&quot;exp&quot;;IF([.C154]&lt;0.5;&quot;geo&quot;;IF([.C15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table:style-name="ce88" table:formula="of:=([.B155]-[.$C$5])/([.$C$6]-[.$C$5])" office:value-type="float" office:value="0.166666666666667" calcext:value-type="float">
            <text:p>0,167</text:p>
          </table:table-cell>
          <table:table-cell table:style-name="ce86" table:formula="of:=EXP([.C155])/(2-EXP([.C155]))" office:value-type="float" office:value="1.44307755382438" calcext:value-type="float">
            <text:p>1,44</text:p>
          </table:table-cell>
          <table:table-cell table:style-name="ce86"/>
          <table:table-cell table:style-name="ce88"/>
          <table:table-cell table:style-name="ce88" table:formula="of:=IF([.C155]&lt;0.242;EXP([.C155])/(2-EXP([.C155]));IF([.C155]&lt;0.5;7*[.C155];IF([.C155]&gt;=0.5;LOG(2*[.C155])+7*0.5;&quot;error&quot;)))" office:value-type="float" office:value="1.44307755382438" calcext:value-type="float">
            <text:p>1,443</text:p>
          </table:table-cell>
          <table:table-cell table:formula="of:=IF([.C155]&lt;0.242;&quot;exp&quot;;IF([.C155]&lt;0.5;&quot;geo&quot;;IF([.C15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1" calcext:value-type="float">
            <text:p>1,41</text:p>
          </table:table-cell>
          <table:table-cell table:style-name="ce88" table:formula="of:=([.B156]-[.$C$5])/([.$C$6]-[.$C$5])" office:value-type="float" office:value="0.167929292929293" calcext:value-type="float">
            <text:p>0,168</text:p>
          </table:table-cell>
          <table:table-cell table:style-name="ce86" table:formula="of:=EXP([.C156])/(2-EXP([.C156]))" office:value-type="float" office:value="1.44753995369771" calcext:value-type="float">
            <text:p>1,45</text:p>
          </table:table-cell>
          <table:table-cell table:style-name="ce86"/>
          <table:table-cell table:style-name="ce88"/>
          <table:table-cell table:style-name="ce88" table:formula="of:=IF([.C156]&lt;0.242;EXP([.C156])/(2-EXP([.C156]));IF([.C156]&lt;0.5;7*[.C156];IF([.C156]&gt;=0.5;LOG(2*[.C156])+7*0.5;&quot;error&quot;)))" office:value-type="float" office:value="1.44753995369771" calcext:value-type="float">
            <text:p>1,448</text:p>
          </table:table-cell>
          <table:table-cell table:formula="of:=IF([.C156]&lt;0.242;&quot;exp&quot;;IF([.C156]&lt;0.5;&quot;geo&quot;;IF([.C15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2" calcext:value-type="float">
            <text:p>1,42</text:p>
          </table:table-cell>
          <table:table-cell table:style-name="ce88" table:formula="of:=([.B157]-[.$C$5])/([.$C$6]-[.$C$5])" office:value-type="float" office:value="0.169191919191919" calcext:value-type="float">
            <text:p>0,169</text:p>
          </table:table-cell>
          <table:table-cell table:style-name="ce86" table:formula="of:=EXP([.C157])/(2-EXP([.C157]))" office:value-type="float" office:value="1.4520243538845" calcext:value-type="float">
            <text:p>1,45</text:p>
          </table:table-cell>
          <table:table-cell table:style-name="ce86"/>
          <table:table-cell table:style-name="ce88"/>
          <table:table-cell table:style-name="ce88" table:formula="of:=IF([.C157]&lt;0.242;EXP([.C157])/(2-EXP([.C157]));IF([.C157]&lt;0.5;7*[.C157];IF([.C157]&gt;=0.5;LOG(2*[.C157])+7*0.5;&quot;error&quot;)))" office:value-type="float" office:value="1.4520243538845" calcext:value-type="float">
            <text:p>1,452</text:p>
          </table:table-cell>
          <table:table-cell table:formula="of:=IF([.C157]&lt;0.242;&quot;exp&quot;;IF([.C157]&lt;0.5;&quot;geo&quot;;IF([.C15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3" calcext:value-type="float">
            <text:p>1,43</text:p>
          </table:table-cell>
          <table:table-cell table:style-name="ce88" table:formula="of:=([.B158]-[.$C$5])/([.$C$6]-[.$C$5])" office:value-type="float" office:value="0.170454545454545" calcext:value-type="float">
            <text:p>0,170</text:p>
          </table:table-cell>
          <table:table-cell table:style-name="ce86" table:formula="of:=EXP([.C158])/(2-EXP([.C158]))" office:value-type="float" office:value="1.45653091388305" calcext:value-type="float">
            <text:p>1,46</text:p>
          </table:table-cell>
          <table:table-cell table:style-name="ce86"/>
          <table:table-cell table:style-name="ce88"/>
          <table:table-cell table:style-name="ce88" table:formula="of:=IF([.C158]&lt;0.242;EXP([.C158])/(2-EXP([.C158]));IF([.C158]&lt;0.5;7*[.C158];IF([.C158]&gt;=0.5;LOG(2*[.C158])+7*0.5;&quot;error&quot;)))" office:value-type="float" office:value="1.45653091388305" calcext:value-type="float">
            <text:p>1,457</text:p>
          </table:table-cell>
          <table:table-cell table:formula="of:=IF([.C158]&lt;0.242;&quot;exp&quot;;IF([.C158]&lt;0.5;&quot;geo&quot;;IF([.C15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4" calcext:value-type="float">
            <text:p>1,44</text:p>
          </table:table-cell>
          <table:table-cell table:style-name="ce88" table:formula="of:=([.B159]-[.$C$5])/([.$C$6]-[.$C$5])" office:value-type="float" office:value="0.171717171717172" calcext:value-type="float">
            <text:p>0,172</text:p>
          </table:table-cell>
          <table:table-cell table:style-name="ce86" table:formula="of:=EXP([.C159])/(2-EXP([.C159]))" office:value-type="float" office:value="1.4610597947364" calcext:value-type="float">
            <text:p>1,46</text:p>
          </table:table-cell>
          <table:table-cell table:style-name="ce86"/>
          <table:table-cell table:style-name="ce88"/>
          <table:table-cell table:style-name="ce88" table:formula="of:=IF([.C159]&lt;0.242;EXP([.C159])/(2-EXP([.C159]));IF([.C159]&lt;0.5;7*[.C159];IF([.C159]&gt;=0.5;LOG(2*[.C159])+7*0.5;&quot;error&quot;)))" office:value-type="float" office:value="1.4610597947364" calcext:value-type="float">
            <text:p>1,461</text:p>
          </table:table-cell>
          <table:table-cell table:formula="of:=IF([.C159]&lt;0.242;&quot;exp&quot;;IF([.C159]&lt;0.5;&quot;geo&quot;;IF([.C15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table:style-name="ce88" table:formula="of:=([.B160]-[.$C$5])/([.$C$6]-[.$C$5])" office:value-type="float" office:value="0.172979797979798" calcext:value-type="float">
            <text:p>0,173</text:p>
          </table:table-cell>
          <table:table-cell table:style-name="ce86" table:formula="of:=EXP([.C160])/(2-EXP([.C160]))" office:value-type="float" office:value="1.46561115905106" calcext:value-type="float">
            <text:p>1,47</text:p>
          </table:table-cell>
          <table:table-cell table:style-name="ce86"/>
          <table:table-cell table:style-name="ce88"/>
          <table:table-cell table:style-name="ce88" table:formula="of:=IF([.C160]&lt;0.242;EXP([.C160])/(2-EXP([.C160]));IF([.C160]&lt;0.5;7*[.C160];IF([.C160]&gt;=0.5;LOG(2*[.C160])+7*0.5;&quot;error&quot;)))" office:value-type="float" office:value="1.46561115905106" calcext:value-type="float">
            <text:p>1,466</text:p>
          </table:table-cell>
          <table:table-cell table:formula="of:=IF([.C160]&lt;0.242;&quot;exp&quot;;IF([.C160]&lt;0.5;&quot;geo&quot;;IF([.C16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6" calcext:value-type="float">
            <text:p>1,46</text:p>
          </table:table-cell>
          <table:table-cell table:style-name="ce88" table:formula="of:=([.B161]-[.$C$5])/([.$C$6]-[.$C$5])" office:value-type="float" office:value="0.174242424242424" calcext:value-type="float">
            <text:p>0,174</text:p>
          </table:table-cell>
          <table:table-cell table:style-name="ce86" table:formula="of:=EXP([.C161])/(2-EXP([.C161]))" office:value-type="float" office:value="1.47018517101605" calcext:value-type="float">
            <text:p>1,47</text:p>
          </table:table-cell>
          <table:table-cell table:style-name="ce86"/>
          <table:table-cell table:style-name="ce88"/>
          <table:table-cell table:style-name="ce88" table:formula="of:=IF([.C161]&lt;0.242;EXP([.C161])/(2-EXP([.C161]));IF([.C161]&lt;0.5;7*[.C161];IF([.C161]&gt;=0.5;LOG(2*[.C161])+7*0.5;&quot;error&quot;)))" office:value-type="float" office:value="1.47018517101605" calcext:value-type="float">
            <text:p>1,470</text:p>
          </table:table-cell>
          <table:table-cell table:formula="of:=IF([.C161]&lt;0.242;&quot;exp&quot;;IF([.C161]&lt;0.5;&quot;geo&quot;;IF([.C16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table:style-name="ce88" table:formula="of:=([.B162]-[.$C$5])/([.$C$6]-[.$C$5])" office:value-type="float" office:value="0.175505050505051" calcext:value-type="float">
            <text:p>0,176</text:p>
          </table:table-cell>
          <table:table-cell table:style-name="ce86" table:formula="of:=EXP([.C162])/(2-EXP([.C162]))" office:value-type="float" office:value="1.4747819964222" calcext:value-type="float">
            <text:p>1,47</text:p>
          </table:table-cell>
          <table:table-cell table:style-name="ce86"/>
          <table:table-cell table:style-name="ce88"/>
          <table:table-cell table:style-name="ce88" table:formula="of:=IF([.C162]&lt;0.242;EXP([.C162])/(2-EXP([.C162]));IF([.C162]&lt;0.5;7*[.C162];IF([.C162]&gt;=0.5;LOG(2*[.C162])+7*0.5;&quot;error&quot;)))" office:value-type="float" office:value="1.4747819964222" calcext:value-type="float">
            <text:p>1,475</text:p>
          </table:table-cell>
          <table:table-cell table:formula="of:=IF([.C162]&lt;0.242;&quot;exp&quot;;IF([.C162]&lt;0.5;&quot;geo&quot;;IF([.C16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table:style-name="ce88" table:formula="of:=([.B163]-[.$C$5])/([.$C$6]-[.$C$5])" office:value-type="float" office:value="0.176767676767677" calcext:value-type="float">
            <text:p>0,177</text:p>
          </table:table-cell>
          <table:table-cell table:style-name="ce86" table:formula="of:=EXP([.C163])/(2-EXP([.C163]))" office:value-type="float" office:value="1.47940180268171" calcext:value-type="float">
            <text:p>1,48</text:p>
          </table:table-cell>
          <table:table-cell table:style-name="ce86"/>
          <table:table-cell table:style-name="ce88"/>
          <table:table-cell table:style-name="ce88" table:formula="of:=IF([.C163]&lt;0.242;EXP([.C163])/(2-EXP([.C163]));IF([.C163]&lt;0.5;7*[.C163];IF([.C163]&gt;=0.5;LOG(2*[.C163])+7*0.5;&quot;error&quot;)))" office:value-type="float" office:value="1.47940180268171" calcext:value-type="float">
            <text:p>1,479</text:p>
          </table:table-cell>
          <table:table-cell table:formula="of:=IF([.C163]&lt;0.242;&quot;exp&quot;;IF([.C163]&lt;0.5;&quot;geo&quot;;IF([.C16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9" calcext:value-type="float">
            <text:p>1,49</text:p>
          </table:table-cell>
          <table:table-cell table:style-name="ce88" table:formula="of:=([.B164]-[.$C$5])/([.$C$6]-[.$C$5])" office:value-type="float" office:value="0.178030303030303" calcext:value-type="float">
            <text:p>0,178</text:p>
          </table:table-cell>
          <table:table-cell table:style-name="ce86" table:formula="of:=EXP([.C164])/(2-EXP([.C164]))" office:value-type="float" office:value="1.48404475884805" calcext:value-type="float">
            <text:p>1,48</text:p>
          </table:table-cell>
          <table:table-cell table:style-name="ce86"/>
          <table:table-cell table:style-name="ce88"/>
          <table:table-cell table:style-name="ce88" table:formula="of:=IF([.C164]&lt;0.242;EXP([.C164])/(2-EXP([.C164]));IF([.C164]&lt;0.5;7*[.C164];IF([.C164]&gt;=0.5;LOG(2*[.C164])+7*0.5;&quot;error&quot;)))" office:value-type="float" office:value="1.48404475884805" calcext:value-type="float">
            <text:p>1,484</text:p>
          </table:table-cell>
          <table:table-cell table:formula="of:=IF([.C164]&lt;0.242;&quot;exp&quot;;IF([.C164]&lt;0.5;&quot;geo&quot;;IF([.C16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88" table:formula="of:=([.B165]-[.$C$5])/([.$C$6]-[.$C$5])" office:value-type="float" office:value="0.179292929292929" calcext:value-type="float">
            <text:p>0,179</text:p>
          </table:table-cell>
          <table:table-cell table:style-name="ce86" table:formula="of:=EXP([.C165])/(2-EXP([.C165]))" office:value-type="float" office:value="1.4887110356361" calcext:value-type="float">
            <text:p>1,49</text:p>
          </table:table-cell>
          <table:table-cell table:style-name="ce86"/>
          <table:table-cell table:style-name="ce88"/>
          <table:table-cell table:style-name="ce88" table:formula="of:=IF([.C165]&lt;0.242;EXP([.C165])/(2-EXP([.C165]));IF([.C165]&lt;0.5;7*[.C165];IF([.C165]&gt;=0.5;LOG(2*[.C165])+7*0.5;&quot;error&quot;)))" office:value-type="float" office:value="1.4887110356361" calcext:value-type="float">
            <text:p>1,489</text:p>
          </table:table-cell>
          <table:table-cell table:formula="of:=IF([.C165]&lt;0.242;&quot;exp&quot;;IF([.C165]&lt;0.5;&quot;geo&quot;;IF([.C16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1" calcext:value-type="float">
            <text:p>1,51</text:p>
          </table:table-cell>
          <table:table-cell table:style-name="ce88" table:formula="of:=([.B166]-[.$C$5])/([.$C$6]-[.$C$5])" office:value-type="float" office:value="0.180555555555556" calcext:value-type="float">
            <text:p>0,181</text:p>
          </table:table-cell>
          <table:table-cell table:style-name="ce86" table:formula="of:=EXP([.C166])/(2-EXP([.C166]))" office:value-type="float" office:value="1.49340080544263" calcext:value-type="float">
            <text:p>1,49</text:p>
          </table:table-cell>
          <table:table-cell table:style-name="ce86"/>
          <table:table-cell table:style-name="ce88"/>
          <table:table-cell table:style-name="ce88" table:formula="of:=IF([.C166]&lt;0.242;EXP([.C166])/(2-EXP([.C166]));IF([.C166]&lt;0.5;7*[.C166];IF([.C166]&gt;=0.5;LOG(2*[.C166])+7*0.5;&quot;error&quot;)))" office:value-type="float" office:value="1.49340080544263" calcext:value-type="float">
            <text:p>1,493</text:p>
          </table:table-cell>
          <table:table-cell table:formula="of:=IF([.C166]&lt;0.242;&quot;exp&quot;;IF([.C166]&lt;0.5;&quot;geo&quot;;IF([.C16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2" calcext:value-type="float">
            <text:p>1,52</text:p>
          </table:table-cell>
          <table:table-cell table:style-name="ce88" table:formula="of:=([.B167]-[.$C$5])/([.$C$6]-[.$C$5])" office:value-type="float" office:value="0.181818181818182" calcext:value-type="float">
            <text:p>0,182</text:p>
          </table:table-cell>
          <table:table-cell table:style-name="ce86" table:formula="of:=EXP([.C167])/(2-EXP([.C167]))" office:value-type="float" office:value="1.49811424236708" calcext:value-type="float">
            <text:p>1,50</text:p>
          </table:table-cell>
          <table:table-cell table:style-name="ce86"/>
          <table:table-cell table:style-name="ce88"/>
          <table:table-cell table:style-name="ce88" table:formula="of:=IF([.C167]&lt;0.242;EXP([.C167])/(2-EXP([.C167]));IF([.C167]&lt;0.5;7*[.C167];IF([.C167]&gt;=0.5;LOG(2*[.C167])+7*0.5;&quot;error&quot;)))" office:value-type="float" office:value="1.49811424236708" calcext:value-type="float">
            <text:p>1,498</text:p>
          </table:table-cell>
          <table:table-cell table:formula="of:=IF([.C167]&lt;0.242;&quot;exp&quot;;IF([.C167]&lt;0.5;&quot;geo&quot;;IF([.C16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3" calcext:value-type="float">
            <text:p>1,53</text:p>
          </table:table-cell>
          <table:table-cell table:style-name="ce88" table:formula="of:=([.B168]-[.$C$5])/([.$C$6]-[.$C$5])" office:value-type="float" office:value="0.183080808080808" calcext:value-type="float">
            <text:p>0,183</text:p>
          </table:table-cell>
          <table:table-cell table:style-name="ce86" table:formula="of:=EXP([.C168])/(2-EXP([.C168]))" office:value-type="float" office:value="1.50285152223257" calcext:value-type="float">
            <text:p>1,50</text:p>
          </table:table-cell>
          <table:table-cell table:style-name="ce86"/>
          <table:table-cell table:style-name="ce88"/>
          <table:table-cell table:style-name="ce88" table:formula="of:=IF([.C168]&lt;0.242;EXP([.C168])/(2-EXP([.C168]));IF([.C168]&lt;0.5;7*[.C168];IF([.C168]&gt;=0.5;LOG(2*[.C168])+7*0.5;&quot;error&quot;)))" office:value-type="float" office:value="1.50285152223257" calcext:value-type="float">
            <text:p>1,503</text:p>
          </table:table-cell>
          <table:table-cell table:formula="of:=IF([.C168]&lt;0.242;&quot;exp&quot;;IF([.C168]&lt;0.5;&quot;geo&quot;;IF([.C16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4" calcext:value-type="float">
            <text:p>1,54</text:p>
          </table:table-cell>
          <table:table-cell table:style-name="ce88" table:formula="of:=([.B169]-[.$C$5])/([.$C$6]-[.$C$5])" office:value-type="float" office:value="0.184343434343434" calcext:value-type="float">
            <text:p>0,184</text:p>
          </table:table-cell>
          <table:table-cell table:style-name="ce86" table:formula="of:=EXP([.C169])/(2-EXP([.C169]))" office:value-type="float" office:value="1.50761282260736" calcext:value-type="float">
            <text:p>1,51</text:p>
          </table:table-cell>
          <table:table-cell table:style-name="ce86"/>
          <table:table-cell table:style-name="ce88"/>
          <table:table-cell table:style-name="ce88" table:formula="of:=IF([.C169]&lt;0.242;EXP([.C169])/(2-EXP([.C169]));IF([.C169]&lt;0.5;7*[.C169];IF([.C169]&gt;=0.5;LOG(2*[.C169])+7*0.5;&quot;error&quot;)))" office:value-type="float" office:value="1.50761282260736" calcext:value-type="float">
            <text:p>1,508</text:p>
          </table:table-cell>
          <table:table-cell table:formula="of:=IF([.C169]&lt;0.242;&quot;exp&quot;;IF([.C169]&lt;0.5;&quot;geo&quot;;IF([.C16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5" calcext:value-type="float">
            <text:p>1,55</text:p>
          </table:table-cell>
          <table:table-cell table:style-name="ce88" table:formula="of:=([.B170]-[.$C$5])/([.$C$6]-[.$C$5])" office:value-type="float" office:value="0.185606060606061" calcext:value-type="float">
            <text:p>0,186</text:p>
          </table:table-cell>
          <table:table-cell table:style-name="ce86" table:formula="of:=EXP([.C170])/(2-EXP([.C170]))" office:value-type="float" office:value="1.51239832282652" calcext:value-type="float">
            <text:p>1,51</text:p>
          </table:table-cell>
          <table:table-cell table:style-name="ce86"/>
          <table:table-cell table:style-name="ce88"/>
          <table:table-cell table:style-name="ce88" table:formula="of:=IF([.C170]&lt;0.242;EXP([.C170])/(2-EXP([.C170]));IF([.C170]&lt;0.5;7*[.C170];IF([.C170]&gt;=0.5;LOG(2*[.C170])+7*0.5;&quot;error&quot;)))" office:value-type="float" office:value="1.51239832282652" calcext:value-type="float">
            <text:p>1,512</text:p>
          </table:table-cell>
          <table:table-cell table:formula="of:=IF([.C170]&lt;0.242;&quot;exp&quot;;IF([.C170]&lt;0.5;&quot;geo&quot;;IF([.C17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table:style-name="ce88" table:formula="of:=([.B171]-[.$C$5])/([.$C$6]-[.$C$5])" office:value-type="float" office:value="0.186868686868687" calcext:value-type="float">
            <text:p>0,187</text:p>
          </table:table-cell>
          <table:table-cell table:style-name="ce86" table:formula="of:=EXP([.C171])/(2-EXP([.C171]))" office:value-type="float" office:value="1.51720820401397" calcext:value-type="float">
            <text:p>1,52</text:p>
          </table:table-cell>
          <table:table-cell table:style-name="ce86"/>
          <table:table-cell table:style-name="ce88"/>
          <table:table-cell table:style-name="ce88" table:formula="of:=IF([.C171]&lt;0.242;EXP([.C171])/(2-EXP([.C171]));IF([.C171]&lt;0.5;7*[.C171];IF([.C171]&gt;=0.5;LOG(2*[.C171])+7*0.5;&quot;error&quot;)))" office:value-type="float" office:value="1.51720820401397" calcext:value-type="float">
            <text:p>1,517</text:p>
          </table:table-cell>
          <table:table-cell table:formula="of:=IF([.C171]&lt;0.242;&quot;exp&quot;;IF([.C171]&lt;0.5;&quot;geo&quot;;IF([.C17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7" calcext:value-type="float">
            <text:p>1,57</text:p>
          </table:table-cell>
          <table:table-cell table:style-name="ce88" table:formula="of:=([.B172]-[.$C$5])/([.$C$6]-[.$C$5])" office:value-type="float" office:value="0.188131313131313" calcext:value-type="float">
            <text:p>0,188</text:p>
          </table:table-cell>
          <table:table-cell table:style-name="ce86" table:formula="of:=EXP([.C172])/(2-EXP([.C172]))" office:value-type="float" office:value="1.52204264910483" calcext:value-type="float">
            <text:p>1,52</text:p>
          </table:table-cell>
          <table:table-cell table:style-name="ce86"/>
          <table:table-cell table:style-name="ce88"/>
          <table:table-cell table:style-name="ce88" table:formula="of:=IF([.C172]&lt;0.242;EXP([.C172])/(2-EXP([.C172]));IF([.C172]&lt;0.5;7*[.C172];IF([.C172]&gt;=0.5;LOG(2*[.C172])+7*0.5;&quot;error&quot;)))" office:value-type="float" office:value="1.52204264910483" calcext:value-type="float">
            <text:p>1,522</text:p>
          </table:table-cell>
          <table:table-cell table:formula="of:=IF([.C172]&lt;0.242;&quot;exp&quot;;IF([.C172]&lt;0.5;&quot;geo&quot;;IF([.C17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8" calcext:value-type="float">
            <text:p>1,58</text:p>
          </table:table-cell>
          <table:table-cell table:style-name="ce88" table:formula="of:=([.B173]-[.$C$5])/([.$C$6]-[.$C$5])" office:value-type="float" office:value="0.189393939393939" calcext:value-type="float">
            <text:p>0,189</text:p>
          </table:table-cell>
          <table:table-cell table:style-name="ce86" table:formula="of:=EXP([.C173])/(2-EXP([.C173]))" office:value-type="float" office:value="1.52690184286815" calcext:value-type="float">
            <text:p>1,53</text:p>
          </table:table-cell>
          <table:table-cell table:style-name="ce86"/>
          <table:table-cell table:style-name="ce88"/>
          <table:table-cell table:style-name="ce88" table:formula="of:=IF([.C173]&lt;0.242;EXP([.C173])/(2-EXP([.C173]));IF([.C173]&lt;0.5;7*[.C173];IF([.C173]&gt;=0.5;LOG(2*[.C173])+7*0.5;&quot;error&quot;)))" office:value-type="float" office:value="1.52690184286815" calcext:value-type="float">
            <text:p>1,527</text:p>
          </table:table-cell>
          <table:table-cell table:formula="of:=IF([.C173]&lt;0.242;&quot;exp&quot;;IF([.C173]&lt;0.5;&quot;geo&quot;;IF([.C17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9" calcext:value-type="float">
            <text:p>1,59</text:p>
          </table:table-cell>
          <table:table-cell table:style-name="ce88" table:formula="of:=([.B174]-[.$C$5])/([.$C$6]-[.$C$5])" office:value-type="float" office:value="0.190656565656566" calcext:value-type="float">
            <text:p>0,191</text:p>
          </table:table-cell>
          <table:table-cell table:style-name="ce86" table:formula="of:=EXP([.C174])/(2-EXP([.C174]))" office:value-type="float" office:value="1.53178597192992" calcext:value-type="float">
            <text:p>1,53</text:p>
          </table:table-cell>
          <table:table-cell table:style-name="ce86"/>
          <table:table-cell table:style-name="ce88"/>
          <table:table-cell table:style-name="ce88" table:formula="of:=IF([.C174]&lt;0.242;EXP([.C174])/(2-EXP([.C174]));IF([.C174]&lt;0.5;7*[.C174];IF([.C174]&gt;=0.5;LOG(2*[.C174])+7*0.5;&quot;error&quot;)))" office:value-type="float" office:value="1.53178597192992" calcext:value-type="float">
            <text:p>1,532</text:p>
          </table:table-cell>
          <table:table-cell table:formula="of:=IF([.C174]&lt;0.242;&quot;exp&quot;;IF([.C174]&lt;0.5;&quot;geo&quot;;IF([.C17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" calcext:value-type="float">
            <text:p>1,6</text:p>
          </table:table-cell>
          <table:table-cell table:style-name="ce88" table:formula="of:=([.B175]-[.$C$5])/([.$C$6]-[.$C$5])" office:value-type="float" office:value="0.191919191919192" calcext:value-type="float">
            <text:p>0,192</text:p>
          </table:table-cell>
          <table:table-cell table:style-name="ce86" table:formula="of:=EXP([.C175])/(2-EXP([.C175]))" office:value-type="float" office:value="1.53669522479645" calcext:value-type="float">
            <text:p>1,54</text:p>
          </table:table-cell>
          <table:table-cell table:style-name="ce86"/>
          <table:table-cell table:style-name="ce88"/>
          <table:table-cell table:style-name="ce88" table:formula="of:=IF([.C175]&lt;0.242;EXP([.C175])/(2-EXP([.C175]));IF([.C175]&lt;0.5;7*[.C175];IF([.C175]&gt;=0.5;LOG(2*[.C175])+7*0.5;&quot;error&quot;)))" office:value-type="float" office:value="1.53669522479645" calcext:value-type="float">
            <text:p>1,537</text:p>
          </table:table-cell>
          <table:table-cell table:formula="of:=IF([.C175]&lt;0.242;&quot;exp&quot;;IF([.C175]&lt;0.5;&quot;geo&quot;;IF([.C17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1" calcext:value-type="float">
            <text:p>1,61</text:p>
          </table:table-cell>
          <table:table-cell table:style-name="ce88" table:formula="of:=([.B176]-[.$C$5])/([.$C$6]-[.$C$5])" office:value-type="float" office:value="0.193181818181818" calcext:value-type="float">
            <text:p>0,193</text:p>
          </table:table-cell>
          <table:table-cell table:style-name="ce86" table:formula="of:=EXP([.C176])/(2-EXP([.C176]))" office:value-type="float" office:value="1.54162979187815" calcext:value-type="float">
            <text:p>1,54</text:p>
          </table:table-cell>
          <table:table-cell table:style-name="ce86"/>
          <table:table-cell table:style-name="ce88"/>
          <table:table-cell table:style-name="ce88" table:formula="of:=IF([.C176]&lt;0.242;EXP([.C176])/(2-EXP([.C176]));IF([.C176]&lt;0.5;7*[.C176];IF([.C176]&gt;=0.5;LOG(2*[.C176])+7*0.5;&quot;error&quot;)))" office:value-type="float" office:value="1.54162979187815" calcext:value-type="float">
            <text:p>1,542</text:p>
          </table:table-cell>
          <table:table-cell table:formula="of:=IF([.C176]&lt;0.242;&quot;exp&quot;;IF([.C176]&lt;0.5;&quot;geo&quot;;IF([.C17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2" calcext:value-type="float">
            <text:p>1,62</text:p>
          </table:table-cell>
          <table:table-cell table:style-name="ce88" table:formula="of:=([.B177]-[.$C$5])/([.$C$6]-[.$C$5])" office:value-type="float" office:value="0.194444444444444" calcext:value-type="float">
            <text:p>0,194</text:p>
          </table:table-cell>
          <table:table-cell table:style-name="ce86" table:formula="of:=EXP([.C177])/(2-EXP([.C177]))" office:value-type="float" office:value="1.54658986551363" calcext:value-type="float">
            <text:p>1,55</text:p>
          </table:table-cell>
          <table:table-cell table:style-name="ce86"/>
          <table:table-cell table:style-name="ce88"/>
          <table:table-cell table:style-name="ce88" table:formula="of:=IF([.C177]&lt;0.242;EXP([.C177])/(2-EXP([.C177]));IF([.C177]&lt;0.5;7*[.C177];IF([.C177]&gt;=0.5;LOG(2*[.C177])+7*0.5;&quot;error&quot;)))" office:value-type="float" office:value="1.54658986551363" calcext:value-type="float">
            <text:p>1,547</text:p>
          </table:table-cell>
          <table:table-cell table:formula="of:=IF([.C177]&lt;0.242;&quot;exp&quot;;IF([.C177]&lt;0.5;&quot;geo&quot;;IF([.C17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3" calcext:value-type="float">
            <text:p>1,63</text:p>
          </table:table-cell>
          <table:table-cell table:style-name="ce88" table:formula="of:=([.B178]-[.$C$5])/([.$C$6]-[.$C$5])" office:value-type="float" office:value="0.195707070707071" calcext:value-type="float">
            <text:p>0,196</text:p>
          </table:table-cell>
          <table:table-cell table:style-name="ce86" table:formula="of:=EXP([.C178])/(2-EXP([.C178]))" office:value-type="float" office:value="1.55157563999412" calcext:value-type="float">
            <text:p>1,55</text:p>
          </table:table-cell>
          <table:table-cell table:style-name="ce86"/>
          <table:table-cell table:style-name="ce88"/>
          <table:table-cell table:style-name="ce88" table:formula="of:=IF([.C178]&lt;0.242;EXP([.C178])/(2-EXP([.C178]));IF([.C178]&lt;0.5;7*[.C178];IF([.C178]&gt;=0.5;LOG(2*[.C178])+7*0.5;&quot;error&quot;)))" office:value-type="float" office:value="1.55157563999412" calcext:value-type="float">
            <text:p>1,552</text:p>
          </table:table-cell>
          <table:table-cell table:formula="of:=IF([.C178]&lt;0.242;&quot;exp&quot;;IF([.C178]&lt;0.5;&quot;geo&quot;;IF([.C17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4" calcext:value-type="float">
            <text:p>1,64</text:p>
          </table:table-cell>
          <table:table-cell table:style-name="ce88" table:formula="of:=([.B179]-[.$C$5])/([.$C$6]-[.$C$5])" office:value-type="float" office:value="0.196969696969697" calcext:value-type="float">
            <text:p>0,197</text:p>
          </table:table-cell>
          <table:table-cell table:style-name="ce86" table:formula="of:=EXP([.C179])/(2-EXP([.C179]))" office:value-type="float" office:value="1.55658731158838" calcext:value-type="float">
            <text:p>1,56</text:p>
          </table:table-cell>
          <table:table-cell table:style-name="ce86"/>
          <table:table-cell table:style-name="ce88"/>
          <table:table-cell table:style-name="ce88" table:formula="of:=IF([.C179]&lt;0.242;EXP([.C179])/(2-EXP([.C179]));IF([.C179]&lt;0.5;7*[.C179];IF([.C179]&gt;=0.5;LOG(2*[.C179])+7*0.5;&quot;error&quot;)))" office:value-type="float" office:value="1.55658731158838" calcext:value-type="float">
            <text:p>1,557</text:p>
          </table:table-cell>
          <table:table-cell table:formula="of:=IF([.C179]&lt;0.242;&quot;exp&quot;;IF([.C179]&lt;0.5;&quot;geo&quot;;IF([.C17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5" calcext:value-type="float">
            <text:p>1,65</text:p>
          </table:table-cell>
          <table:table-cell table:style-name="ce88" table:formula="of:=([.B180]-[.$C$5])/([.$C$6]-[.$C$5])" office:value-type="float" office:value="0.198232323232323" calcext:value-type="float">
            <text:p>0,198</text:p>
          </table:table-cell>
          <table:table-cell table:style-name="ce86" table:formula="of:=EXP([.C180])/(2-EXP([.C180]))" office:value-type="float" office:value="1.56162507856788" calcext:value-type="float">
            <text:p>1,56</text:p>
          </table:table-cell>
          <table:table-cell table:style-name="ce86"/>
          <table:table-cell table:style-name="ce88"/>
          <table:table-cell table:style-name="ce88" table:formula="of:=IF([.C180]&lt;0.242;EXP([.C180])/(2-EXP([.C180]));IF([.C180]&lt;0.5;7*[.C180];IF([.C180]&gt;=0.5;LOG(2*[.C180])+7*0.5;&quot;error&quot;)))" office:value-type="float" office:value="1.56162507856788" calcext:value-type="float">
            <text:p>1,562</text:p>
          </table:table-cell>
          <table:table-cell table:formula="of:=IF([.C180]&lt;0.242;&quot;exp&quot;;IF([.C180]&lt;0.5;&quot;geo&quot;;IF([.C18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6" calcext:value-type="float">
            <text:p>1,66</text:p>
          </table:table-cell>
          <table:table-cell table:style-name="ce88" table:formula="of:=([.B181]-[.$C$5])/([.$C$6]-[.$C$5])" office:value-type="float" office:value="0.19949494949495" calcext:value-type="float">
            <text:p>0,199</text:p>
          </table:table-cell>
          <table:table-cell table:style-name="ce86" table:formula="of:=EXP([.C181])/(2-EXP([.C181]))" office:value-type="float" office:value="1.56668914123244" calcext:value-type="float">
            <text:p>1,57</text:p>
          </table:table-cell>
          <table:table-cell table:style-name="ce86"/>
          <table:table-cell table:style-name="ce88"/>
          <table:table-cell table:style-name="ce88" table:formula="of:=IF([.C181]&lt;0.242;EXP([.C181])/(2-EXP([.C181]));IF([.C181]&lt;0.5;7*[.C181];IF([.C181]&gt;=0.5;LOG(2*[.C181])+7*0.5;&quot;error&quot;)))" office:value-type="float" office:value="1.56668914123244" calcext:value-type="float">
            <text:p>1,567</text:p>
          </table:table-cell>
          <table:table-cell table:formula="of:=IF([.C181]&lt;0.242;&quot;exp&quot;;IF([.C181]&lt;0.5;&quot;geo&quot;;IF([.C18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table:style-name="ce88" table:formula="of:=([.B182]-[.$C$5])/([.$C$6]-[.$C$5])" office:value-type="float" office:value="0.200757575757576" calcext:value-type="float">
            <text:p>0,201</text:p>
          </table:table-cell>
          <table:table-cell table:style-name="ce86" table:formula="of:=EXP([.C182])/(2-EXP([.C182]))" office:value-type="float" office:value="1.57177970193622" calcext:value-type="float">
            <text:p>1,57</text:p>
          </table:table-cell>
          <table:table-cell table:style-name="ce86"/>
          <table:table-cell table:style-name="ce88"/>
          <table:table-cell table:style-name="ce88" table:formula="of:=IF([.C182]&lt;0.242;EXP([.C182])/(2-EXP([.C182]));IF([.C182]&lt;0.5;7*[.C182];IF([.C182]&gt;=0.5;LOG(2*[.C182])+7*0.5;&quot;error&quot;)))" office:value-type="float" office:value="1.57177970193622" calcext:value-type="float">
            <text:p>1,572</text:p>
          </table:table-cell>
          <table:table-cell table:formula="of:=IF([.C182]&lt;0.242;&quot;exp&quot;;IF([.C182]&lt;0.5;&quot;geo&quot;;IF([.C18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8" calcext:value-type="float">
            <text:p>1,68</text:p>
          </table:table-cell>
          <table:table-cell table:style-name="ce88" table:formula="of:=([.B183]-[.$C$5])/([.$C$6]-[.$C$5])" office:value-type="float" office:value="0.202020202020202" calcext:value-type="float">
            <text:p>0,202</text:p>
          </table:table-cell>
          <table:table-cell table:style-name="ce86" table:formula="of:=EXP([.C183])/(2-EXP([.C183]))" office:value-type="float" office:value="1.57689696511413" calcext:value-type="float">
            <text:p>1,58</text:p>
          </table:table-cell>
          <table:table-cell table:style-name="ce86"/>
          <table:table-cell table:style-name="ce88"/>
          <table:table-cell table:style-name="ce88" table:formula="of:=IF([.C183]&lt;0.242;EXP([.C183])/(2-EXP([.C183]));IF([.C183]&lt;0.5;7*[.C183];IF([.C183]&gt;=0.5;LOG(2*[.C183])+7*0.5;&quot;error&quot;)))" office:value-type="float" office:value="1.57689696511413" calcext:value-type="float">
            <text:p>1,577</text:p>
          </table:table-cell>
          <table:table-cell table:formula="of:=IF([.C183]&lt;0.242;&quot;exp&quot;;IF([.C183]&lt;0.5;&quot;geo&quot;;IF([.C18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9" calcext:value-type="float">
            <text:p>1,69</text:p>
          </table:table-cell>
          <table:table-cell table:style-name="ce88" table:formula="of:=([.B184]-[.$C$5])/([.$C$6]-[.$C$5])" office:value-type="float" office:value="0.203282828282828" calcext:value-type="float">
            <text:p>0,203</text:p>
          </table:table-cell>
          <table:table-cell table:style-name="ce86" table:formula="of:=EXP([.C184])/(2-EXP([.C184]))" office:value-type="float" office:value="1.58204113730865" calcext:value-type="float">
            <text:p>1,58</text:p>
          </table:table-cell>
          <table:table-cell table:style-name="ce86"/>
          <table:table-cell table:style-name="ce88"/>
          <table:table-cell table:style-name="ce88" table:formula="of:=IF([.C184]&lt;0.242;EXP([.C184])/(2-EXP([.C184]));IF([.C184]&lt;0.5;7*[.C184];IF([.C184]&gt;=0.5;LOG(2*[.C184])+7*0.5;&quot;error&quot;)))" office:value-type="float" office:value="1.58204113730865" calcext:value-type="float">
            <text:p>1,582</text:p>
          </table:table-cell>
          <table:table-cell table:formula="of:=IF([.C184]&lt;0.242;&quot;exp&quot;;IF([.C184]&lt;0.5;&quot;geo&quot;;IF([.C18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table:style-name="ce88" table:formula="of:=([.B185]-[.$C$5])/([.$C$6]-[.$C$5])" office:value-type="float" office:value="0.204545454545455" calcext:value-type="float">
            <text:p>0,205</text:p>
          </table:table-cell>
          <table:table-cell table:style-name="ce86" table:formula="of:=EXP([.C185])/(2-EXP([.C185]))" office:value-type="float" office:value="1.58721242719704" calcext:value-type="float">
            <text:p>1,59</text:p>
          </table:table-cell>
          <table:table-cell table:style-name="ce86"/>
          <table:table-cell table:style-name="ce88"/>
          <table:table-cell table:style-name="ce88" table:formula="of:=IF([.C185]&lt;0.242;EXP([.C185])/(2-EXP([.C185]));IF([.C185]&lt;0.5;7*[.C185];IF([.C185]&gt;=0.5;LOG(2*[.C185])+7*0.5;&quot;error&quot;)))" office:value-type="float" office:value="1.58721242719704" calcext:value-type="float">
            <text:p>1,587</text:p>
          </table:table-cell>
          <table:table-cell table:formula="of:=IF([.C185]&lt;0.242;&quot;exp&quot;;IF([.C185]&lt;0.5;&quot;geo&quot;;IF([.C18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1" calcext:value-type="float">
            <text:p>1,71</text:p>
          </table:table-cell>
          <table:table-cell table:style-name="ce88" table:formula="of:=([.B186]-[.$C$5])/([.$C$6]-[.$C$5])" office:value-type="float" office:value="0.205808080808081" calcext:value-type="float">
            <text:p>0,206</text:p>
          </table:table-cell>
          <table:table-cell table:style-name="ce86" table:formula="of:=EXP([.C186])/(2-EXP([.C186]))" office:value-type="float" office:value="1.59241104561905" calcext:value-type="float">
            <text:p>1,59</text:p>
          </table:table-cell>
          <table:table-cell table:style-name="ce86"/>
          <table:table-cell table:style-name="ce88"/>
          <table:table-cell table:style-name="ce88" table:formula="of:=IF([.C186]&lt;0.242;EXP([.C186])/(2-EXP([.C186]));IF([.C186]&lt;0.5;7*[.C186];IF([.C186]&gt;=0.5;LOG(2*[.C186])+7*0.5;&quot;error&quot;)))" office:value-type="float" office:value="1.59241104561905" calcext:value-type="float">
            <text:p>1,592</text:p>
          </table:table-cell>
          <table:table-cell table:formula="of:=IF([.C186]&lt;0.242;&quot;exp&quot;;IF([.C186]&lt;0.5;&quot;geo&quot;;IF([.C18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2" calcext:value-type="float">
            <text:p>1,72</text:p>
          </table:table-cell>
          <table:table-cell table:style-name="ce88" table:formula="of:=([.B187]-[.$C$5])/([.$C$6]-[.$C$5])" office:value-type="float" office:value="0.207070707070707" calcext:value-type="float">
            <text:p>0,207</text:p>
          </table:table-cell>
          <table:table-cell table:style-name="ce86" table:formula="of:=EXP([.C187])/(2-EXP([.C187]))" office:value-type="float" office:value="1.59763720560493" calcext:value-type="float">
            <text:p>1,60</text:p>
          </table:table-cell>
          <table:table-cell table:style-name="ce86"/>
          <table:table-cell table:style-name="ce88"/>
          <table:table-cell table:style-name="ce88" table:formula="of:=IF([.C187]&lt;0.242;EXP([.C187])/(2-EXP([.C187]));IF([.C187]&lt;0.5;7*[.C187];IF([.C187]&gt;=0.5;LOG(2*[.C187])+7*0.5;&quot;error&quot;)))" office:value-type="float" office:value="1.59763720560493" calcext:value-type="float">
            <text:p>1,598</text:p>
          </table:table-cell>
          <table:table-cell table:formula="of:=IF([.C187]&lt;0.242;&quot;exp&quot;;IF([.C187]&lt;0.5;&quot;geo&quot;;IF([.C18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3" calcext:value-type="float">
            <text:p>1,73</text:p>
          </table:table-cell>
          <table:table-cell table:style-name="ce88" table:formula="of:=([.B188]-[.$C$5])/([.$C$6]-[.$C$5])" office:value-type="float" office:value="0.208333333333333" calcext:value-type="float">
            <text:p>0,208</text:p>
          </table:table-cell>
          <table:table-cell table:style-name="ce86" table:formula="of:=EXP([.C188])/(2-EXP([.C188]))" office:value-type="float" office:value="1.60289112240402" calcext:value-type="float">
            <text:p>1,60</text:p>
          </table:table-cell>
          <table:table-cell table:style-name="ce86"/>
          <table:table-cell table:style-name="ce88"/>
          <table:table-cell table:style-name="ce88" table:formula="of:=IF([.C188]&lt;0.242;EXP([.C188])/(2-EXP([.C188]));IF([.C188]&lt;0.5;7*[.C188];IF([.C188]&gt;=0.5;LOG(2*[.C188])+7*0.5;&quot;error&quot;)))" office:value-type="float" office:value="1.60289112240402" calcext:value-type="float">
            <text:p>1,603</text:p>
          </table:table-cell>
          <table:table-cell table:formula="of:=IF([.C188]&lt;0.242;&quot;exp&quot;;IF([.C188]&lt;0.5;&quot;geo&quot;;IF([.C18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4" calcext:value-type="float">
            <text:p>1,74</text:p>
          </table:table-cell>
          <table:table-cell table:style-name="ce88" table:formula="of:=([.B189]-[.$C$5])/([.$C$6]-[.$C$5])" office:value-type="float" office:value="0.20959595959596" calcext:value-type="float">
            <text:p>0,210</text:p>
          </table:table-cell>
          <table:table-cell table:style-name="ce86" table:formula="of:=EXP([.C189])/(2-EXP([.C189]))" office:value-type="float" office:value="1.60817301351369" calcext:value-type="float">
            <text:p>1,61</text:p>
          </table:table-cell>
          <table:table-cell table:style-name="ce86"/>
          <table:table-cell table:style-name="ce88"/>
          <table:table-cell table:style-name="ce88" table:formula="of:=IF([.C189]&lt;0.242;EXP([.C189])/(2-EXP([.C189]));IF([.C189]&lt;0.5;7*[.C189];IF([.C189]&gt;=0.5;LOG(2*[.C189])+7*0.5;&quot;error&quot;)))" office:value-type="float" office:value="1.60817301351369" calcext:value-type="float">
            <text:p>1,608</text:p>
          </table:table-cell>
          <table:table-cell table:formula="of:=IF([.C189]&lt;0.242;&quot;exp&quot;;IF([.C189]&lt;0.5;&quot;geo&quot;;IF([.C18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5" calcext:value-type="float">
            <text:p>1,75</text:p>
          </table:table-cell>
          <table:table-cell table:style-name="ce88" table:formula="of:=([.B190]-[.$C$5])/([.$C$6]-[.$C$5])" office:value-type="float" office:value="0.210858585858586" calcext:value-type="float">
            <text:p>0,211</text:p>
          </table:table-cell>
          <table:table-cell table:style-name="ce86" table:formula="of:=EXP([.C190])/(2-EXP([.C190]))" office:value-type="float" office:value="1.61348309870875" calcext:value-type="float">
            <text:p>1,61</text:p>
          </table:table-cell>
          <table:table-cell table:style-name="ce86"/>
          <table:table-cell table:style-name="ce88"/>
          <table:table-cell table:style-name="ce88" table:formula="of:=IF([.C190]&lt;0.242;EXP([.C190])/(2-EXP([.C190]));IF([.C190]&lt;0.5;7*[.C190];IF([.C190]&gt;=0.5;LOG(2*[.C190])+7*0.5;&quot;error&quot;)))" office:value-type="float" office:value="1.61348309870875" calcext:value-type="float">
            <text:p>1,613</text:p>
          </table:table-cell>
          <table:table-cell table:formula="of:=IF([.C190]&lt;0.242;&quot;exp&quot;;IF([.C190]&lt;0.5;&quot;geo&quot;;IF([.C19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6" calcext:value-type="float">
            <text:p>1,76</text:p>
          </table:table-cell>
          <table:table-cell table:style-name="ce88" table:formula="of:=([.B191]-[.$C$5])/([.$C$6]-[.$C$5])" office:value-type="float" office:value="0.212121212121212" calcext:value-type="float">
            <text:p>0,212</text:p>
          </table:table-cell>
          <table:table-cell table:style-name="ce86" table:formula="of:=EXP([.C191])/(2-EXP([.C191]))" office:value-type="float" office:value="1.6188216000714" calcext:value-type="float">
            <text:p>1,62</text:p>
          </table:table-cell>
          <table:table-cell table:style-name="ce86"/>
          <table:table-cell table:style-name="ce88"/>
          <table:table-cell table:style-name="ce88" table:formula="of:=IF([.C191]&lt;0.242;EXP([.C191])/(2-EXP([.C191]));IF([.C191]&lt;0.5;7*[.C191];IF([.C191]&gt;=0.5;LOG(2*[.C191])+7*0.5;&quot;error&quot;)))" office:value-type="float" office:value="1.6188216000714" calcext:value-type="float">
            <text:p>1,619</text:p>
          </table:table-cell>
          <table:table-cell table:formula="of:=IF([.C191]&lt;0.242;&quot;exp&quot;;IF([.C191]&lt;0.5;&quot;geo&quot;;IF([.C19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7" calcext:value-type="float">
            <text:p>1,77</text:p>
          </table:table-cell>
          <table:table-cell table:style-name="ce88" table:formula="of:=([.B192]-[.$C$5])/([.$C$6]-[.$C$5])" office:value-type="float" office:value="0.213383838383838" calcext:value-type="float">
            <text:p>0,213</text:p>
          </table:table-cell>
          <table:table-cell table:style-name="ce86" table:formula="of:=EXP([.C192])/(2-EXP([.C192]))" office:value-type="float" office:value="1.62418874202153" calcext:value-type="float">
            <text:p>1,62</text:p>
          </table:table-cell>
          <table:table-cell table:style-name="ce86"/>
          <table:table-cell table:style-name="ce88"/>
          <table:table-cell table:style-name="ce88" table:formula="of:=IF([.C192]&lt;0.242;EXP([.C192])/(2-EXP([.C192]));IF([.C192]&lt;0.5;7*[.C192];IF([.C192]&gt;=0.5;LOG(2*[.C192])+7*0.5;&quot;error&quot;)))" office:value-type="float" office:value="1.62418874202153" calcext:value-type="float">
            <text:p>1,624</text:p>
          </table:table-cell>
          <table:table-cell table:formula="of:=IF([.C192]&lt;0.242;&quot;exp&quot;;IF([.C192]&lt;0.5;&quot;geo&quot;;IF([.C19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8" calcext:value-type="float">
            <text:p>1,78</text:p>
          </table:table-cell>
          <table:table-cell table:style-name="ce88" table:formula="of:=([.B193]-[.$C$5])/([.$C$6]-[.$C$5])" office:value-type="float" office:value="0.214646464646465" calcext:value-type="float">
            <text:p>0,215</text:p>
          </table:table-cell>
          <table:table-cell table:style-name="ce86" table:formula="of:=EXP([.C193])/(2-EXP([.C193]))" office:value-type="float" office:value="1.62958475134758" calcext:value-type="float">
            <text:p>1,63</text:p>
          </table:table-cell>
          <table:table-cell table:style-name="ce86"/>
          <table:table-cell table:style-name="ce88"/>
          <table:table-cell table:style-name="ce88" table:formula="of:=IF([.C193]&lt;0.242;EXP([.C193])/(2-EXP([.C193]));IF([.C193]&lt;0.5;7*[.C193];IF([.C193]&gt;=0.5;LOG(2*[.C193])+7*0.5;&quot;error&quot;)))" office:value-type="float" office:value="1.62958475134758" calcext:value-type="float">
            <text:p>1,630</text:p>
          </table:table-cell>
          <table:table-cell table:formula="of:=IF([.C193]&lt;0.242;&quot;exp&quot;;IF([.C193]&lt;0.5;&quot;geo&quot;;IF([.C19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9" calcext:value-type="float">
            <text:p>1,79</text:p>
          </table:table-cell>
          <table:table-cell table:style-name="ce88" table:formula="of:=([.B194]-[.$C$5])/([.$C$6]-[.$C$5])" office:value-type="float" office:value="0.215909090909091" calcext:value-type="float">
            <text:p>0,216</text:p>
          </table:table-cell>
          <table:table-cell table:style-name="ce86" table:formula="of:=EXP([.C194])/(2-EXP([.C194]))" office:value-type="float" office:value="1.63500985723789" calcext:value-type="float">
            <text:p>1,64</text:p>
          </table:table-cell>
          <table:table-cell table:style-name="ce86"/>
          <table:table-cell table:style-name="ce88"/>
          <table:table-cell table:style-name="ce88" table:formula="of:=IF([.C194]&lt;0.242;EXP([.C194])/(2-EXP([.C194]));IF([.C194]&lt;0.5;7*[.C194];IF([.C194]&gt;=0.5;LOG(2*[.C194])+7*0.5;&quot;error&quot;)))" office:value-type="float" office:value="1.63500985723789" calcext:value-type="float">
            <text:p>1,635</text:p>
          </table:table-cell>
          <table:table-cell table:formula="of:=IF([.C194]&lt;0.242;&quot;exp&quot;;IF([.C194]&lt;0.5;&quot;geo&quot;;IF([.C19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table:style-name="ce88" table:formula="of:=([.B195]-[.$C$5])/([.$C$6]-[.$C$5])" office:value-type="float" office:value="0.217171717171717" calcext:value-type="float">
            <text:p>0,217</text:p>
          </table:table-cell>
          <table:table-cell table:style-name="ce86" table:formula="of:=EXP([.C195])/(2-EXP([.C195]))" office:value-type="float" office:value="1.64046429131252" calcext:value-type="float">
            <text:p>1,64</text:p>
          </table:table-cell>
          <table:table-cell table:style-name="ce86"/>
          <table:table-cell table:style-name="ce88"/>
          <table:table-cell table:style-name="ce88" table:formula="of:=IF([.C195]&lt;0.242;EXP([.C195])/(2-EXP([.C195]));IF([.C195]&lt;0.5;7*[.C195];IF([.C195]&gt;=0.5;LOG(2*[.C195])+7*0.5;&quot;error&quot;)))" office:value-type="float" office:value="1.64046429131252" calcext:value-type="float">
            <text:p>1,640</text:p>
          </table:table-cell>
          <table:table-cell table:formula="of:=IF([.C195]&lt;0.242;&quot;exp&quot;;IF([.C195]&lt;0.5;&quot;geo&quot;;IF([.C19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1" calcext:value-type="float">
            <text:p>1,81</text:p>
          </table:table-cell>
          <table:table-cell table:style-name="ce88" table:formula="of:=([.B196]-[.$C$5])/([.$C$6]-[.$C$5])" office:value-type="float" office:value="0.218434343434343" calcext:value-type="float">
            <text:p>0,218</text:p>
          </table:table-cell>
          <table:table-cell table:style-name="ce86" table:formula="of:=EXP([.C196])/(2-EXP([.C196]))" office:value-type="float" office:value="1.64594828765559" calcext:value-type="float">
            <text:p>1,65</text:p>
          </table:table-cell>
          <table:table-cell table:style-name="ce86"/>
          <table:table-cell table:style-name="ce88"/>
          <table:table-cell table:style-name="ce88" table:formula="of:=IF([.C196]&lt;0.242;EXP([.C196])/(2-EXP([.C196]));IF([.C196]&lt;0.5;7*[.C196];IF([.C196]&gt;=0.5;LOG(2*[.C196])+7*0.5;&quot;error&quot;)))" office:value-type="float" office:value="1.64594828765559" calcext:value-type="float">
            <text:p>1,646</text:p>
          </table:table-cell>
          <table:table-cell table:formula="of:=IF([.C196]&lt;0.242;&quot;exp&quot;;IF([.C196]&lt;0.5;&quot;geo&quot;;IF([.C19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2" calcext:value-type="float">
            <text:p>1,82</text:p>
          </table:table-cell>
          <table:table-cell table:style-name="ce88" table:formula="of:=([.B197]-[.$C$5])/([.$C$6]-[.$C$5])" office:value-type="float" office:value="0.21969696969697" calcext:value-type="float">
            <text:p>0,220</text:p>
          </table:table-cell>
          <table:table-cell table:style-name="ce86" table:formula="of:=EXP([.C197])/(2-EXP([.C197]))" office:value-type="float" office:value="1.65146208284813" calcext:value-type="float">
            <text:p>1,65</text:p>
          </table:table-cell>
          <table:table-cell table:style-name="ce86"/>
          <table:table-cell table:style-name="ce88"/>
          <table:table-cell table:style-name="ce88" table:formula="of:=IF([.C197]&lt;0.242;EXP([.C197])/(2-EXP([.C197]));IF([.C197]&lt;0.5;7*[.C197];IF([.C197]&gt;=0.5;LOG(2*[.C197])+7*0.5;&quot;error&quot;)))" office:value-type="float" office:value="1.65146208284813" calcext:value-type="float">
            <text:p>1,651</text:p>
          </table:table-cell>
          <table:table-cell table:formula="of:=IF([.C197]&lt;0.242;&quot;exp&quot;;IF([.C197]&lt;0.5;&quot;geo&quot;;IF([.C19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3" calcext:value-type="float">
            <text:p>1,83</text:p>
          </table:table-cell>
          <table:table-cell table:style-name="ce88" table:formula="of:=([.B198]-[.$C$5])/([.$C$6]-[.$C$5])" office:value-type="float" office:value="0.220959595959596" calcext:value-type="float">
            <text:p>0,221</text:p>
          </table:table-cell>
          <table:table-cell table:style-name="ce86" table:formula="of:=EXP([.C198])/(2-EXP([.C198]))" office:value-type="float" office:value="1.65700591600146" calcext:value-type="float">
            <text:p>1,66</text:p>
          </table:table-cell>
          <table:table-cell table:style-name="ce86"/>
          <table:table-cell table:style-name="ce88"/>
          <table:table-cell table:style-name="ce88" table:formula="of:=IF([.C198]&lt;0.242;EXP([.C198])/(2-EXP([.C198]));IF([.C198]&lt;0.5;7*[.C198];IF([.C198]&gt;=0.5;LOG(2*[.C198])+7*0.5;&quot;error&quot;)))" office:value-type="float" office:value="1.65700591600146" calcext:value-type="float">
            <text:p>1,657</text:p>
          </table:table-cell>
          <table:table-cell table:formula="of:=IF([.C198]&lt;0.242;&quot;exp&quot;;IF([.C198]&lt;0.5;&quot;geo&quot;;IF([.C19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4" calcext:value-type="float">
            <text:p>1,84</text:p>
          </table:table-cell>
          <table:table-cell table:style-name="ce88" table:formula="of:=([.B199]-[.$C$5])/([.$C$6]-[.$C$5])" office:value-type="float" office:value="0.222222222222222" calcext:value-type="float">
            <text:p>0,222</text:p>
          </table:table-cell>
          <table:table-cell table:style-name="ce86" table:formula="of:=EXP([.C199])/(2-EXP([.C199]))" office:value-type="float" office:value="1.66258002879114" calcext:value-type="float">
            <text:p>1,66</text:p>
          </table:table-cell>
          <table:table-cell table:style-name="ce86"/>
          <table:table-cell table:style-name="ce88"/>
          <table:table-cell table:style-name="ce88" table:formula="of:=IF([.C199]&lt;0.242;EXP([.C199])/(2-EXP([.C199]));IF([.C199]&lt;0.5;7*[.C199];IF([.C199]&gt;=0.5;LOG(2*[.C199])+7*0.5;&quot;error&quot;)))" office:value-type="float" office:value="1.66258002879114" calcext:value-type="float">
            <text:p>1,663</text:p>
          </table:table-cell>
          <table:table-cell table:formula="of:=IF([.C199]&lt;0.242;&quot;exp&quot;;IF([.C199]&lt;0.5;&quot;geo&quot;;IF([.C19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5" calcext:value-type="float">
            <text:p>1,85</text:p>
          </table:table-cell>
          <table:table-cell table:style-name="ce88" table:formula="of:=([.B200]-[.$C$5])/([.$C$6]-[.$C$5])" office:value-type="float" office:value="0.223484848484848" calcext:value-type="float">
            <text:p>0,223</text:p>
          </table:table-cell>
          <table:table-cell table:style-name="ce86" table:formula="of:=EXP([.C200])/(2-EXP([.C200]))" office:value-type="float" office:value="1.66818466549141" calcext:value-type="float">
            <text:p>1,67</text:p>
          </table:table-cell>
          <table:table-cell table:style-name="ce86"/>
          <table:table-cell table:style-name="ce88"/>
          <table:table-cell table:style-name="ce88" table:formula="of:=IF([.C200]&lt;0.242;EXP([.C200])/(2-EXP([.C200]));IF([.C200]&lt;0.5;7*[.C200];IF([.C200]&gt;=0.5;LOG(2*[.C200])+7*0.5;&quot;error&quot;)))" office:value-type="float" office:value="1.66818466549141" calcext:value-type="float">
            <text:p>1,668</text:p>
          </table:table-cell>
          <table:table-cell table:formula="of:=IF([.C200]&lt;0.242;&quot;exp&quot;;IF([.C200]&lt;0.5;&quot;geo&quot;;IF([.C20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6" calcext:value-type="float">
            <text:p>1,86</text:p>
          </table:table-cell>
          <table:table-cell table:style-name="ce88" table:formula="of:=([.B201]-[.$C$5])/([.$C$6]-[.$C$5])" office:value-type="float" office:value="0.224747474747475" calcext:value-type="float">
            <text:p>0,225</text:p>
          </table:table-cell>
          <table:table-cell table:style-name="ce86" table:formula="of:=EXP([.C201])/(2-EXP([.C201]))" office:value-type="float" office:value="1.6738200730102" calcext:value-type="float">
            <text:p>1,67</text:p>
          </table:table-cell>
          <table:table-cell table:style-name="ce86"/>
          <table:table-cell table:style-name="ce88"/>
          <table:table-cell table:style-name="ce88" table:formula="of:=IF([.C201]&lt;0.242;EXP([.C201])/(2-EXP([.C201]));IF([.C201]&lt;0.5;7*[.C201];IF([.C201]&gt;=0.5;LOG(2*[.C201])+7*0.5;&quot;error&quot;)))" office:value-type="float" office:value="1.6738200730102" calcext:value-type="float">
            <text:p>1,674</text:p>
          </table:table-cell>
          <table:table-cell table:formula="of:=IF([.C201]&lt;0.242;&quot;exp&quot;;IF([.C201]&lt;0.5;&quot;geo&quot;;IF([.C20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7" calcext:value-type="float">
            <text:p>1,87</text:p>
          </table:table-cell>
          <table:table-cell table:style-name="ce88" table:formula="of:=([.B202]-[.$C$5])/([.$C$6]-[.$C$5])" office:value-type="float" office:value="0.226010101010101" calcext:value-type="float">
            <text:p>0,226</text:p>
          </table:table-cell>
          <table:table-cell table:style-name="ce86" table:formula="of:=EXP([.C202])/(2-EXP([.C202]))" office:value-type="float" office:value="1.67948650092479" calcext:value-type="float">
            <text:p>1,68</text:p>
          </table:table-cell>
          <table:table-cell table:style-name="ce86"/>
          <table:table-cell table:style-name="ce88"/>
          <table:table-cell table:style-name="ce88" table:formula="of:=IF([.C202]&lt;0.242;EXP([.C202])/(2-EXP([.C202]));IF([.C202]&lt;0.5;7*[.C202];IF([.C202]&gt;=0.5;LOG(2*[.C202])+7*0.5;&quot;error&quot;)))" office:value-type="float" office:value="1.67948650092479" calcext:value-type="float">
            <text:p>1,679</text:p>
          </table:table-cell>
          <table:table-cell table:formula="of:=IF([.C202]&lt;0.242;&quot;exp&quot;;IF([.C202]&lt;0.5;&quot;geo&quot;;IF([.C20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8" calcext:value-type="float">
            <text:p>1,88</text:p>
          </table:table-cell>
          <table:table-cell table:style-name="ce88" table:formula="of:=([.B203]-[.$C$5])/([.$C$6]-[.$C$5])" office:value-type="float" office:value="0.227272727272727" calcext:value-type="float">
            <text:p>0,227</text:p>
          </table:table-cell>
          <table:table-cell table:style-name="ce86" table:formula="of:=EXP([.C203])/(2-EXP([.C203]))" office:value-type="float" office:value="1.68518420151789" calcext:value-type="float">
            <text:p>1,69</text:p>
          </table:table-cell>
          <table:table-cell table:style-name="ce86"/>
          <table:table-cell table:style-name="ce88"/>
          <table:table-cell table:style-name="ce88" table:formula="of:=IF([.C203]&lt;0.242;EXP([.C203])/(2-EXP([.C203]));IF([.C203]&lt;0.5;7*[.C203];IF([.C203]&gt;=0.5;LOG(2*[.C203])+7*0.5;&quot;error&quot;)))" office:value-type="float" office:value="1.68518420151789" calcext:value-type="float">
            <text:p>1,685</text:p>
          </table:table-cell>
          <table:table-cell table:formula="of:=IF([.C203]&lt;0.242;&quot;exp&quot;;IF([.C203]&lt;0.5;&quot;geo&quot;;IF([.C20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9" calcext:value-type="float">
            <text:p>1,89</text:p>
          </table:table-cell>
          <table:table-cell table:style-name="ce88" table:formula="of:=([.B204]-[.$C$5])/([.$C$6]-[.$C$5])" office:value-type="float" office:value="0.228535353535353" calcext:value-type="float">
            <text:p>0,229</text:p>
          </table:table-cell>
          <table:table-cell table:style-name="ce86" table:formula="of:=EXP([.C204])/(2-EXP([.C204]))" office:value-type="float" office:value="1.69091342981448" calcext:value-type="float">
            <text:p>1,69</text:p>
          </table:table-cell>
          <table:table-cell table:style-name="ce86"/>
          <table:table-cell table:style-name="ce88"/>
          <table:table-cell table:style-name="ce88" table:formula="of:=IF([.C204]&lt;0.242;EXP([.C204])/(2-EXP([.C204]));IF([.C204]&lt;0.5;7*[.C204];IF([.C204]&gt;=0.5;LOG(2*[.C204])+7*0.5;&quot;error&quot;)))" office:value-type="float" office:value="1.69091342981448" calcext:value-type="float">
            <text:p>1,691</text:p>
          </table:table-cell>
          <table:table-cell table:formula="of:=IF([.C204]&lt;0.242;&quot;exp&quot;;IF([.C204]&lt;0.5;&quot;geo&quot;;IF([.C20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table:style-name="ce88" table:formula="of:=([.B205]-[.$C$5])/([.$C$6]-[.$C$5])" office:value-type="float" office:value="0.22979797979798" calcext:value-type="float">
            <text:p>0,230</text:p>
          </table:table-cell>
          <table:table-cell table:style-name="ce86" table:formula="of:=EXP([.C205])/(2-EXP([.C205]))" office:value-type="float" office:value="1.69667444361914" calcext:value-type="float">
            <text:p>1,70</text:p>
          </table:table-cell>
          <table:table-cell table:style-name="ce86"/>
          <table:table-cell table:style-name="ce88"/>
          <table:table-cell table:style-name="ce88" table:formula="of:=IF([.C205]&lt;0.242;EXP([.C205])/(2-EXP([.C205]));IF([.C205]&lt;0.5;7*[.C205];IF([.C205]&gt;=0.5;LOG(2*[.C205])+7*0.5;&quot;error&quot;)))" office:value-type="float" office:value="1.69667444361914" calcext:value-type="float">
            <text:p>1,697</text:p>
          </table:table-cell>
          <table:table-cell table:formula="of:=IF([.C205]&lt;0.242;&quot;exp&quot;;IF([.C205]&lt;0.5;&quot;geo&quot;;IF([.C20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1" calcext:value-type="float">
            <text:p>1,91</text:p>
          </table:table-cell>
          <table:table-cell table:style-name="ce88" table:formula="of:=([.B206]-[.$C$5])/([.$C$6]-[.$C$5])" office:value-type="float" office:value="0.231060606060606" calcext:value-type="float">
            <text:p>0,231</text:p>
          </table:table-cell>
          <table:table-cell table:style-name="ce86" table:formula="of:=EXP([.C206])/(2-EXP([.C206]))" office:value-type="float" office:value="1.70246750355401" calcext:value-type="float">
            <text:p>1,70</text:p>
          </table:table-cell>
          <table:table-cell table:style-name="ce86"/>
          <table:table-cell table:style-name="ce88"/>
          <table:table-cell table:style-name="ce88" table:formula="of:=IF([.C206]&lt;0.242;EXP([.C206])/(2-EXP([.C206]));IF([.C206]&lt;0.5;7*[.C206];IF([.C206]&gt;=0.5;LOG(2*[.C206])+7*0.5;&quot;error&quot;)))" office:value-type="float" office:value="1.70246750355401" calcext:value-type="float">
            <text:p>1,702</text:p>
          </table:table-cell>
          <table:table-cell table:formula="of:=IF([.C206]&lt;0.242;&quot;exp&quot;;IF([.C206]&lt;0.5;&quot;geo&quot;;IF([.C20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2" calcext:value-type="float">
            <text:p>1,92</text:p>
          </table:table-cell>
          <table:table-cell table:style-name="ce88" table:formula="of:=([.B207]-[.$C$5])/([.$C$6]-[.$C$5])" office:value-type="float" office:value="0.232323232323232" calcext:value-type="float">
            <text:p>0,232</text:p>
          </table:table-cell>
          <table:table-cell table:style-name="ce86" table:formula="of:=EXP([.C207])/(2-EXP([.C207]))" office:value-type="float" office:value="1.70829287309743" calcext:value-type="float">
            <text:p>1,71</text:p>
          </table:table-cell>
          <table:table-cell table:style-name="ce86"/>
          <table:table-cell table:style-name="ce88"/>
          <table:table-cell table:style-name="ce88" table:formula="of:=IF([.C207]&lt;0.242;EXP([.C207])/(2-EXP([.C207]));IF([.C207]&lt;0.5;7*[.C207];IF([.C207]&gt;=0.5;LOG(2*[.C207])+7*0.5;&quot;error&quot;)))" office:value-type="float" office:value="1.70829287309743" calcext:value-type="float">
            <text:p>1,708</text:p>
          </table:table-cell>
          <table:table-cell table:formula="of:=IF([.C207]&lt;0.242;&quot;exp&quot;;IF([.C207]&lt;0.5;&quot;geo&quot;;IF([.C20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3" calcext:value-type="float">
            <text:p>1,93</text:p>
          </table:table-cell>
          <table:table-cell table:style-name="ce88" table:formula="of:=([.B208]-[.$C$5])/([.$C$6]-[.$C$5])" office:value-type="float" office:value="0.233585858585859" calcext:value-type="float">
            <text:p>0,234</text:p>
          </table:table-cell>
          <table:table-cell table:style-name="ce86" table:formula="of:=EXP([.C208])/(2-EXP([.C208]))" office:value-type="float" office:value="1.71415081862314" calcext:value-type="float">
            <text:p>1,71</text:p>
          </table:table-cell>
          <table:table-cell table:style-name="ce86"/>
          <table:table-cell table:style-name="ce88"/>
          <table:table-cell table:style-name="ce88" table:formula="of:=IF([.C208]&lt;0.242;EXP([.C208])/(2-EXP([.C208]));IF([.C208]&lt;0.5;7*[.C208];IF([.C208]&gt;=0.5;LOG(2*[.C208])+7*0.5;&quot;error&quot;)))" office:value-type="float" office:value="1.71415081862314" calcext:value-type="float">
            <text:p>1,714</text:p>
          </table:table-cell>
          <table:table-cell table:formula="of:=IF([.C208]&lt;0.242;&quot;exp&quot;;IF([.C208]&lt;0.5;&quot;geo&quot;;IF([.C20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4" calcext:value-type="float">
            <text:p>1,94</text:p>
          </table:table-cell>
          <table:table-cell table:style-name="ce88" table:formula="of:=([.B209]-[.$C$5])/([.$C$6]-[.$C$5])" office:value-type="float" office:value="0.234848484848485" calcext:value-type="float">
            <text:p>0,235</text:p>
          </table:table-cell>
          <table:table-cell table:style-name="ce86" table:formula="of:=EXP([.C209])/(2-EXP([.C209]))" office:value-type="float" office:value="1.72004160944018" calcext:value-type="float">
            <text:p>1,72</text:p>
          </table:table-cell>
          <table:table-cell table:style-name="ce86"/>
          <table:table-cell table:style-name="ce88"/>
          <table:table-cell table:style-name="ce88" table:formula="of:=IF([.C209]&lt;0.242;EXP([.C209])/(2-EXP([.C209]));IF([.C209]&lt;0.5;7*[.C209];IF([.C209]&gt;=0.5;LOG(2*[.C209])+7*0.5;&quot;error&quot;)))" office:value-type="float" office:value="1.72004160944018" calcext:value-type="float">
            <text:p>1,720</text:p>
          </table:table-cell>
          <table:table-cell table:formula="of:=IF([.C209]&lt;0.242;&quot;exp&quot;;IF([.C209]&lt;0.5;&quot;geo&quot;;IF([.C20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5" calcext:value-type="float">
            <text:p>1,95</text:p>
          </table:table-cell>
          <table:table-cell table:style-name="ce88" table:formula="of:=([.B210]-[.$C$5])/([.$C$6]-[.$C$5])" office:value-type="float" office:value="0.236111111111111" calcext:value-type="float">
            <text:p>0,236</text:p>
          </table:table-cell>
          <table:table-cell table:style-name="ce86" table:formula="of:=EXP([.C210])/(2-EXP([.C210]))" office:value-type="float" office:value="1.72596551783344" calcext:value-type="float">
            <text:p>1,73</text:p>
          </table:table-cell>
          <table:table-cell table:style-name="ce86"/>
          <table:table-cell table:style-name="ce88"/>
          <table:table-cell table:style-name="ce88" table:formula="of:=IF([.C210]&lt;0.242;EXP([.C210])/(2-EXP([.C210]));IF([.C210]&lt;0.5;7*[.C210];IF([.C210]&gt;=0.5;LOG(2*[.C210])+7*0.5;&quot;error&quot;)))" office:value-type="float" office:value="1.72596551783344" calcext:value-type="float">
            <text:p>1,726</text:p>
          </table:table-cell>
          <table:table-cell table:formula="of:=IF([.C210]&lt;0.242;&quot;exp&quot;;IF([.C210]&lt;0.5;&quot;geo&quot;;IF([.C21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table:style-name="ce88" table:formula="of:=([.B211]-[.$C$5])/([.$C$6]-[.$C$5])" office:value-type="float" office:value="0.237373737373737" calcext:value-type="float">
            <text:p>0,237</text:p>
          </table:table-cell>
          <table:table-cell table:style-name="ce86" table:formula="of:=EXP([.C211])/(2-EXP([.C211]))" office:value-type="float" office:value="1.73192281910487" calcext:value-type="float">
            <text:p>1,73</text:p>
          </table:table-cell>
          <table:table-cell table:style-name="ce86"/>
          <table:table-cell table:style-name="ce88"/>
          <table:table-cell table:style-name="ce88" table:formula="of:=IF([.C211]&lt;0.242;EXP([.C211])/(2-EXP([.C211]));IF([.C211]&lt;0.5;7*[.C211];IF([.C211]&gt;=0.5;LOG(2*[.C211])+7*0.5;&quot;error&quot;)))" office:value-type="float" office:value="1.73192281910487" calcext:value-type="float">
            <text:p>1,732</text:p>
          </table:table-cell>
          <table:table-cell table:formula="of:=IF([.C211]&lt;0.242;&quot;exp&quot;;IF([.C211]&lt;0.5;&quot;geo&quot;;IF([.C21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table:style-name="ce88" table:formula="of:=([.B212]-[.$C$5])/([.$C$6]-[.$C$5])" office:value-type="float" office:value="0.238636363636364" calcext:value-type="float">
            <text:p>0,239</text:p>
          </table:table-cell>
          <table:table-cell table:style-name="ce86" table:formula="of:=EXP([.C212])/(2-EXP([.C212]))" office:value-type="float" office:value="1.73791379161539" calcext:value-type="float">
            <text:p>1,74</text:p>
          </table:table-cell>
          <table:table-cell table:style-name="ce86"/>
          <table:table-cell table:style-name="ce88"/>
          <table:table-cell table:style-name="ce88" table:formula="of:=IF([.C212]&lt;0.242;EXP([.C212])/(2-EXP([.C212]));IF([.C212]&lt;0.5;7*[.C212];IF([.C212]&gt;=0.5;LOG(2*[.C212])+7*0.5;&quot;error&quot;)))" office:value-type="float" office:value="1.73791379161539" calcext:value-type="float">
            <text:p>1,738</text:p>
          </table:table-cell>
          <table:table-cell table:formula="of:=IF([.C212]&lt;0.242;&quot;exp&quot;;IF([.C212]&lt;0.5;&quot;geo&quot;;IF([.C21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8" calcext:value-type="float">
            <text:p>1,98</text:p>
          </table:table-cell>
          <table:table-cell table:style-name="ce88" table:formula="of:=([.B213]-[.$C$5])/([.$C$6]-[.$C$5])" office:value-type="float" office:value="0.23989898989899" calcext:value-type="float">
            <text:p>0,240</text:p>
          </table:table-cell>
          <table:table-cell table:style-name="ce86" table:formula="of:=EXP([.C213])/(2-EXP([.C213]))" office:value-type="float" office:value="1.74393871682751" calcext:value-type="float">
            <text:p>1,74</text:p>
          </table:table-cell>
          <table:table-cell table:style-name="ce86"/>
          <table:table-cell table:style-name="ce88"/>
          <table:table-cell table:style-name="ce88" table:formula="of:=IF([.C213]&lt;0.242;EXP([.C213])/(2-EXP([.C213]));IF([.C213]&lt;0.5;7*[.C213];IF([.C213]&gt;=0.5;LOG(2*[.C213])+7*0.5;&quot;error&quot;)))" office:value-type="float" office:value="1.74393871682751" calcext:value-type="float">
            <text:p>1,744</text:p>
          </table:table-cell>
          <table:table-cell table:formula="of:=IF([.C213]&lt;0.242;&quot;exp&quot;;IF([.C213]&lt;0.5;&quot;geo&quot;;IF([.C21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9" calcext:value-type="float">
            <text:p>1,99</text:p>
          </table:table-cell>
          <table:table-cell table:style-name="ce88" table:formula="of:=([.B214]-[.$C$5])/([.$C$6]-[.$C$5])" office:value-type="float" office:value="0.241161616161616" calcext:value-type="float">
            <text:p>0,241</text:p>
          </table:table-cell>
          <table:table-cell table:style-name="ce86" table:formula="of:=EXP([.C214])/(2-EXP([.C214]))" office:value-type="float" office:value="1.74999787934861" calcext:value-type="float">
            <text:p>1,75</text:p>
          </table:table-cell>
          <table:table-cell table:style-name="ce86"/>
          <table:table-cell table:style-name="ce88"/>
          <table:table-cell table:style-name="ce88" table:formula="of:=IF([.C214]&lt;0.242;EXP([.C214])/(2-EXP([.C214]));IF([.C214]&lt;0.5;7*[.C214];IF([.C214]&gt;=0.5;LOG(2*[.C214])+7*0.5;&quot;error&quot;)))" office:value-type="float" office:value="1.74999787934861" calcext:value-type="float">
            <text:p>1,750</text:p>
          </table:table-cell>
          <table:table-cell table:formula="of:=IF([.C214]&lt;0.242;&quot;exp&quot;;IF([.C214]&lt;0.5;&quot;geo&quot;;IF([.C21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pNormal</text:p>
          </table:table-cell>
          <table:table-cell office:value-type="float" office:value="2" calcext:value-type="float">
            <text:p>2</text:p>
          </table:table-cell>
          <table:table-cell table:style-name="ce88" table:formula="of:=([.B215]-[.$C$5])/([.$C$6]-[.$C$5])" office:value-type="float" office:value="0.242424242424242" calcext:value-type="float">
            <text:p>0,242</text:p>
          </table:table-cell>
          <table:table-cell table:style-name="ce86"/>
          <table:table-cell table:style-name="ce86" table:formula="of:=7*[.C215]+0.06" office:value-type="float" office:value="1.7569696969697" calcext:value-type="float">
            <text:p>1,76</text:p>
          </table:table-cell>
          <table:table-cell table:style-name="ce88"/>
          <table:table-cell table:style-name="ce88" table:formula="of:=IF([.C215]&lt;0.242;EXP([.C215])/(2-EXP([.C215]));IF([.C215]&lt;0.5;7*[.C215];IF([.C215]&gt;=0.5;LOG(2*[.C215])+7*0.5;&quot;error&quot;)))" office:value-type="float" office:value="1.6969696969697" calcext:value-type="float">
            <text:p>1,697</text:p>
          </table:table-cell>
          <table:table-cell table:formula="of:=IF([.C215]&lt;0.242;&quot;exp&quot;;IF([.C215]&lt;0.5;&quot;geo&quot;;IF([.C21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1" calcext:value-type="float">
            <text:p>2,01</text:p>
          </table:table-cell>
          <table:table-cell table:style-name="ce88" table:formula="of:=([.B216]-[.$C$5])/([.$C$6]-[.$C$5])" office:value-type="float" office:value="0.243686868686869" calcext:value-type="float">
            <text:p>0,244</text:p>
          </table:table-cell>
          <table:table-cell table:style-name="ce86"/>
          <table:table-cell table:style-name="ce86" table:formula="of:=7*[.C216]+0.06" office:value-type="float" office:value="1.76580808080808" calcext:value-type="float">
            <text:p>1,77</text:p>
          </table:table-cell>
          <table:table-cell table:style-name="ce88"/>
          <table:table-cell table:style-name="ce88" table:formula="of:=IF([.C216]&lt;0.242;EXP([.C216])/(2-EXP([.C216]));IF([.C216]&lt;0.5;7*[.C216];IF([.C216]&gt;=0.5;LOG(2*[.C216])+7*0.5;&quot;error&quot;)))" office:value-type="float" office:value="1.70580808080808" calcext:value-type="float">
            <text:p>1,706</text:p>
          </table:table-cell>
          <table:table-cell table:formula="of:=IF([.C216]&lt;0.242;&quot;exp&quot;;IF([.C216]&lt;0.5;&quot;geo&quot;;IF([.C21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2" calcext:value-type="float">
            <text:p>2,02</text:p>
          </table:table-cell>
          <table:table-cell table:style-name="ce88" table:formula="of:=([.B217]-[.$C$5])/([.$C$6]-[.$C$5])" office:value-type="float" office:value="0.244949494949495" calcext:value-type="float">
            <text:p>0,245</text:p>
          </table:table-cell>
          <table:table-cell table:style-name="ce86"/>
          <table:table-cell table:style-name="ce86" table:formula="of:=7*[.C217]+0.06" office:value-type="float" office:value="1.77464646464646" calcext:value-type="float">
            <text:p>1,77</text:p>
          </table:table-cell>
          <table:table-cell table:style-name="ce88"/>
          <table:table-cell table:style-name="ce88" table:formula="of:=IF([.C217]&lt;0.242;EXP([.C217])/(2-EXP([.C217]));IF([.C217]&lt;0.5;7*[.C217];IF([.C217]&gt;=0.5;LOG(2*[.C217])+7*0.5;&quot;error&quot;)))" office:value-type="float" office:value="1.71464646464646" calcext:value-type="float">
            <text:p>1,715</text:p>
          </table:table-cell>
          <table:table-cell table:formula="of:=IF([.C217]&lt;0.242;&quot;exp&quot;;IF([.C217]&lt;0.5;&quot;geo&quot;;IF([.C21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3" calcext:value-type="float">
            <text:p>2,03</text:p>
          </table:table-cell>
          <table:table-cell table:style-name="ce88" table:formula="of:=([.B218]-[.$C$5])/([.$C$6]-[.$C$5])" office:value-type="float" office:value="0.246212121212121" calcext:value-type="float">
            <text:p>0,246</text:p>
          </table:table-cell>
          <table:table-cell table:style-name="ce86"/>
          <table:table-cell table:style-name="ce86" table:formula="of:=7*[.C218]+0.06" office:value-type="float" office:value="1.78348484848485" calcext:value-type="float">
            <text:p>1,78</text:p>
          </table:table-cell>
          <table:table-cell table:style-name="ce88"/>
          <table:table-cell table:style-name="ce88" table:formula="of:=IF([.C218]&lt;0.242;EXP([.C218])/(2-EXP([.C218]));IF([.C218]&lt;0.5;7*[.C218];IF([.C218]&gt;=0.5;LOG(2*[.C218])+7*0.5;&quot;error&quot;)))" office:value-type="float" office:value="1.72348484848485" calcext:value-type="float">
            <text:p>1,723</text:p>
          </table:table-cell>
          <table:table-cell table:formula="of:=IF([.C218]&lt;0.242;&quot;exp&quot;;IF([.C218]&lt;0.5;&quot;geo&quot;;IF([.C21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4" calcext:value-type="float">
            <text:p>2,04</text:p>
          </table:table-cell>
          <table:table-cell table:style-name="ce88" table:formula="of:=([.B219]-[.$C$5])/([.$C$6]-[.$C$5])" office:value-type="float" office:value="0.247474747474747" calcext:value-type="float">
            <text:p>0,247</text:p>
          </table:table-cell>
          <table:table-cell table:style-name="ce86"/>
          <table:table-cell table:style-name="ce86" table:formula="of:=7*[.C219]+0.06" office:value-type="float" office:value="1.79232323232323" calcext:value-type="float">
            <text:p>1,79</text:p>
          </table:table-cell>
          <table:table-cell table:style-name="ce88"/>
          <table:table-cell table:style-name="ce88" table:formula="of:=IF([.C219]&lt;0.242;EXP([.C219])/(2-EXP([.C219]));IF([.C219]&lt;0.5;7*[.C219];IF([.C219]&gt;=0.5;LOG(2*[.C219])+7*0.5;&quot;error&quot;)))" office:value-type="float" office:value="1.73232323232323" calcext:value-type="float">
            <text:p>1,732</text:p>
          </table:table-cell>
          <table:table-cell table:formula="of:=IF([.C219]&lt;0.242;&quot;exp&quot;;IF([.C219]&lt;0.5;&quot;geo&quot;;IF([.C21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5" calcext:value-type="float">
            <text:p>2,05</text:p>
          </table:table-cell>
          <table:table-cell table:style-name="ce88" table:formula="of:=([.B220]-[.$C$5])/([.$C$6]-[.$C$5])" office:value-type="float" office:value="0.248737373737374" calcext:value-type="float">
            <text:p>0,249</text:p>
          </table:table-cell>
          <table:table-cell table:style-name="ce86"/>
          <table:table-cell table:style-name="ce86" table:formula="of:=7*[.C220]+0.06" office:value-type="float" office:value="1.80116161616162" calcext:value-type="float">
            <text:p>1,80</text:p>
          </table:table-cell>
          <table:table-cell table:style-name="ce88"/>
          <table:table-cell table:style-name="ce88" table:formula="of:=IF([.C220]&lt;0.242;EXP([.C220])/(2-EXP([.C220]));IF([.C220]&lt;0.5;7*[.C220];IF([.C220]&gt;=0.5;LOG(2*[.C220])+7*0.5;&quot;error&quot;)))" office:value-type="float" office:value="1.74116161616162" calcext:value-type="float">
            <text:p>1,741</text:p>
          </table:table-cell>
          <table:table-cell table:formula="of:=IF([.C220]&lt;0.242;&quot;exp&quot;;IF([.C220]&lt;0.5;&quot;geo&quot;;IF([.C22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6" calcext:value-type="float">
            <text:p>2,06</text:p>
          </table:table-cell>
          <table:table-cell table:style-name="ce88" table:formula="of:=([.B221]-[.$C$5])/([.$C$6]-[.$C$5])" office:value-type="float" office:value="0.25" calcext:value-type="float">
            <text:p>0,250</text:p>
          </table:table-cell>
          <table:table-cell table:style-name="ce86"/>
          <table:table-cell table:style-name="ce86" table:formula="of:=7*[.C221]+0.06" office:value-type="float" office:value="1.81" calcext:value-type="float">
            <text:p>1,81</text:p>
          </table:table-cell>
          <table:table-cell table:style-name="ce88"/>
          <table:table-cell table:style-name="ce88" table:formula="of:=IF([.C221]&lt;0.242;EXP([.C221])/(2-EXP([.C221]));IF([.C221]&lt;0.5;7*[.C221];IF([.C221]&gt;=0.5;LOG(2*[.C221])+7*0.5;&quot;error&quot;)))" office:value-type="float" office:value="1.75" calcext:value-type="float">
            <text:p>1,750</text:p>
          </table:table-cell>
          <table:table-cell table:formula="of:=IF([.C221]&lt;0.242;&quot;exp&quot;;IF([.C221]&lt;0.5;&quot;geo&quot;;IF([.C22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table:style-name="ce88" table:formula="of:=([.B222]-[.$C$5])/([.$C$6]-[.$C$5])" office:value-type="float" office:value="0.251262626262626" calcext:value-type="float">
            <text:p>0,251</text:p>
          </table:table-cell>
          <table:table-cell table:style-name="ce86"/>
          <table:table-cell table:style-name="ce86" table:formula="of:=7*[.C222]+0.06" office:value-type="float" office:value="1.81883838383838" calcext:value-type="float">
            <text:p>1,82</text:p>
          </table:table-cell>
          <table:table-cell table:style-name="ce88"/>
          <table:table-cell table:style-name="ce88" table:formula="of:=IF([.C222]&lt;0.242;EXP([.C222])/(2-EXP([.C222]));IF([.C222]&lt;0.5;7*[.C222];IF([.C222]&gt;=0.5;LOG(2*[.C222])+7*0.5;&quot;error&quot;)))" office:value-type="float" office:value="1.75883838383838" calcext:value-type="float">
            <text:p>1,759</text:p>
          </table:table-cell>
          <table:table-cell table:formula="of:=IF([.C222]&lt;0.242;&quot;exp&quot;;IF([.C222]&lt;0.5;&quot;geo&quot;;IF([.C22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8" calcext:value-type="float">
            <text:p>2,08</text:p>
          </table:table-cell>
          <table:table-cell table:style-name="ce88" table:formula="of:=([.B223]-[.$C$5])/([.$C$6]-[.$C$5])" office:value-type="float" office:value="0.252525252525252" calcext:value-type="float">
            <text:p>0,253</text:p>
          </table:table-cell>
          <table:table-cell table:style-name="ce86"/>
          <table:table-cell table:style-name="ce86" table:formula="of:=7*[.C223]+0.06" office:value-type="float" office:value="1.82767676767677" calcext:value-type="float">
            <text:p>1,83</text:p>
          </table:table-cell>
          <table:table-cell table:style-name="ce88"/>
          <table:table-cell table:style-name="ce88" table:formula="of:=IF([.C223]&lt;0.242;EXP([.C223])/(2-EXP([.C223]));IF([.C223]&lt;0.5;7*[.C223];IF([.C223]&gt;=0.5;LOG(2*[.C223])+7*0.5;&quot;error&quot;)))" office:value-type="float" office:value="1.76767676767677" calcext:value-type="float">
            <text:p>1,768</text:p>
          </table:table-cell>
          <table:table-cell table:formula="of:=IF([.C223]&lt;0.242;&quot;exp&quot;;IF([.C223]&lt;0.5;&quot;geo&quot;;IF([.C22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9" calcext:value-type="float">
            <text:p>2,09</text:p>
          </table:table-cell>
          <table:table-cell table:style-name="ce88" table:formula="of:=([.B224]-[.$C$5])/([.$C$6]-[.$C$5])" office:value-type="float" office:value="0.253787878787879" calcext:value-type="float">
            <text:p>0,254</text:p>
          </table:table-cell>
          <table:table-cell table:style-name="ce86"/>
          <table:table-cell table:style-name="ce86" table:formula="of:=7*[.C224]+0.06" office:value-type="float" office:value="1.83651515151515" calcext:value-type="float">
            <text:p>1,84</text:p>
          </table:table-cell>
          <table:table-cell table:style-name="ce88"/>
          <table:table-cell table:style-name="ce88" table:formula="of:=IF([.C224]&lt;0.242;EXP([.C224])/(2-EXP([.C224]));IF([.C224]&lt;0.5;7*[.C224];IF([.C224]&gt;=0.5;LOG(2*[.C224])+7*0.5;&quot;error&quot;)))" office:value-type="float" office:value="1.77651515151515" calcext:value-type="float">
            <text:p>1,777</text:p>
          </table:table-cell>
          <table:table-cell table:formula="of:=IF([.C224]&lt;0.242;&quot;exp&quot;;IF([.C224]&lt;0.5;&quot;geo&quot;;IF([.C22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table:style-name="ce88" table:formula="of:=([.B225]-[.$C$5])/([.$C$6]-[.$C$5])" office:value-type="float" office:value="0.255050505050505" calcext:value-type="float">
            <text:p>0,255</text:p>
          </table:table-cell>
          <table:table-cell table:style-name="ce86"/>
          <table:table-cell table:style-name="ce86" table:formula="of:=7*[.C225]+0.06" office:value-type="float" office:value="1.84535353535354" calcext:value-type="float">
            <text:p>1,85</text:p>
          </table:table-cell>
          <table:table-cell table:style-name="ce88"/>
          <table:table-cell table:style-name="ce88" table:formula="of:=IF([.C225]&lt;0.242;EXP([.C225])/(2-EXP([.C225]));IF([.C225]&lt;0.5;7*[.C225];IF([.C225]&gt;=0.5;LOG(2*[.C225])+7*0.5;&quot;error&quot;)))" office:value-type="float" office:value="1.78535353535354" calcext:value-type="float">
            <text:p>1,785</text:p>
          </table:table-cell>
          <table:table-cell table:formula="of:=IF([.C225]&lt;0.242;&quot;exp&quot;;IF([.C225]&lt;0.5;&quot;geo&quot;;IF([.C22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1" calcext:value-type="float">
            <text:p>2,11</text:p>
          </table:table-cell>
          <table:table-cell table:style-name="ce88" table:formula="of:=([.B226]-[.$C$5])/([.$C$6]-[.$C$5])" office:value-type="float" office:value="0.256313131313131" calcext:value-type="float">
            <text:p>0,256</text:p>
          </table:table-cell>
          <table:table-cell table:style-name="ce86"/>
          <table:table-cell table:style-name="ce86" table:formula="of:=7*[.C226]+0.06" office:value-type="float" office:value="1.85419191919192" calcext:value-type="float">
            <text:p>1,85</text:p>
          </table:table-cell>
          <table:table-cell table:style-name="ce88"/>
          <table:table-cell table:style-name="ce88" table:formula="of:=IF([.C226]&lt;0.242;EXP([.C226])/(2-EXP([.C226]));IF([.C226]&lt;0.5;7*[.C226];IF([.C226]&gt;=0.5;LOG(2*[.C226])+7*0.5;&quot;error&quot;)))" office:value-type="float" office:value="1.79419191919192" calcext:value-type="float">
            <text:p>1,794</text:p>
          </table:table-cell>
          <table:table-cell table:formula="of:=IF([.C226]&lt;0.242;&quot;exp&quot;;IF([.C226]&lt;0.5;&quot;geo&quot;;IF([.C22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2" calcext:value-type="float">
            <text:p>2,12</text:p>
          </table:table-cell>
          <table:table-cell table:style-name="ce88" table:formula="of:=([.B227]-[.$C$5])/([.$C$6]-[.$C$5])" office:value-type="float" office:value="0.257575757575758" calcext:value-type="float">
            <text:p>0,258</text:p>
          </table:table-cell>
          <table:table-cell table:style-name="ce86"/>
          <table:table-cell table:style-name="ce86" table:formula="of:=7*[.C227]+0.06" office:value-type="float" office:value="1.8630303030303" calcext:value-type="float">
            <text:p>1,86</text:p>
          </table:table-cell>
          <table:table-cell table:style-name="ce88"/>
          <table:table-cell table:style-name="ce88" table:formula="of:=IF([.C227]&lt;0.242;EXP([.C227])/(2-EXP([.C227]));IF([.C227]&lt;0.5;7*[.C227];IF([.C227]&gt;=0.5;LOG(2*[.C227])+7*0.5;&quot;error&quot;)))" office:value-type="float" office:value="1.8030303030303" calcext:value-type="float">
            <text:p>1,803</text:p>
          </table:table-cell>
          <table:table-cell table:formula="of:=IF([.C227]&lt;0.242;&quot;exp&quot;;IF([.C227]&lt;0.5;&quot;geo&quot;;IF([.C22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table:style-name="ce88" table:formula="of:=([.B228]-[.$C$5])/([.$C$6]-[.$C$5])" office:value-type="float" office:value="0.258838383838384" calcext:value-type="float">
            <text:p>0,259</text:p>
          </table:table-cell>
          <table:table-cell table:style-name="ce86"/>
          <table:table-cell table:style-name="ce86" table:formula="of:=7*[.C228]+0.06" office:value-type="float" office:value="1.87186868686869" calcext:value-type="float">
            <text:p>1,87</text:p>
          </table:table-cell>
          <table:table-cell table:style-name="ce88"/>
          <table:table-cell table:style-name="ce88" table:formula="of:=IF([.C228]&lt;0.242;EXP([.C228])/(2-EXP([.C228]));IF([.C228]&lt;0.5;7*[.C228];IF([.C228]&gt;=0.5;LOG(2*[.C228])+7*0.5;&quot;error&quot;)))" office:value-type="float" office:value="1.81186868686869" calcext:value-type="float">
            <text:p>1,812</text:p>
          </table:table-cell>
          <table:table-cell table:formula="of:=IF([.C228]&lt;0.242;&quot;exp&quot;;IF([.C228]&lt;0.5;&quot;geo&quot;;IF([.C22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4" calcext:value-type="float">
            <text:p>2,14</text:p>
          </table:table-cell>
          <table:table-cell table:style-name="ce88" table:formula="of:=([.B229]-[.$C$5])/([.$C$6]-[.$C$5])" office:value-type="float" office:value="0.26010101010101" calcext:value-type="float">
            <text:p>0,260</text:p>
          </table:table-cell>
          <table:table-cell table:style-name="ce86"/>
          <table:table-cell table:style-name="ce86" table:formula="of:=7*[.C229]+0.06" office:value-type="float" office:value="1.88070707070707" calcext:value-type="float">
            <text:p>1,88</text:p>
          </table:table-cell>
          <table:table-cell table:style-name="ce88"/>
          <table:table-cell table:style-name="ce88" table:formula="of:=IF([.C229]&lt;0.242;EXP([.C229])/(2-EXP([.C229]));IF([.C229]&lt;0.5;7*[.C229];IF([.C229]&gt;=0.5;LOG(2*[.C229])+7*0.5;&quot;error&quot;)))" office:value-type="float" office:value="1.82070707070707" calcext:value-type="float">
            <text:p>1,821</text:p>
          </table:table-cell>
          <table:table-cell table:formula="of:=IF([.C229]&lt;0.242;&quot;exp&quot;;IF([.C229]&lt;0.5;&quot;geo&quot;;IF([.C22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5" calcext:value-type="float">
            <text:p>2,15</text:p>
          </table:table-cell>
          <table:table-cell table:style-name="ce88" table:formula="of:=([.B230]-[.$C$5])/([.$C$6]-[.$C$5])" office:value-type="float" office:value="0.261363636363636" calcext:value-type="float">
            <text:p>0,261</text:p>
          </table:table-cell>
          <table:table-cell table:style-name="ce86"/>
          <table:table-cell table:style-name="ce86" table:formula="of:=7*[.C230]+0.06" office:value-type="float" office:value="1.88954545454545" calcext:value-type="float">
            <text:p>1,89</text:p>
          </table:table-cell>
          <table:table-cell table:style-name="ce88"/>
          <table:table-cell table:style-name="ce88" table:formula="of:=IF([.C230]&lt;0.242;EXP([.C230])/(2-EXP([.C230]));IF([.C230]&lt;0.5;7*[.C230];IF([.C230]&gt;=0.5;LOG(2*[.C230])+7*0.5;&quot;error&quot;)))" office:value-type="float" office:value="1.82954545454545" calcext:value-type="float">
            <text:p>1,830</text:p>
          </table:table-cell>
          <table:table-cell table:formula="of:=IF([.C230]&lt;0.242;&quot;exp&quot;;IF([.C230]&lt;0.5;&quot;geo&quot;;IF([.C23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6" calcext:value-type="float">
            <text:p>2,16</text:p>
          </table:table-cell>
          <table:table-cell table:style-name="ce88" table:formula="of:=([.B231]-[.$C$5])/([.$C$6]-[.$C$5])" office:value-type="float" office:value="0.262626262626263" calcext:value-type="float">
            <text:p>0,263</text:p>
          </table:table-cell>
          <table:table-cell table:style-name="ce86"/>
          <table:table-cell table:style-name="ce86" table:formula="of:=7*[.C231]+0.06" office:value-type="float" office:value="1.89838383838384" calcext:value-type="float">
            <text:p>1,90</text:p>
          </table:table-cell>
          <table:table-cell table:style-name="ce88"/>
          <table:table-cell table:style-name="ce88" table:formula="of:=IF([.C231]&lt;0.242;EXP([.C231])/(2-EXP([.C231]));IF([.C231]&lt;0.5;7*[.C231];IF([.C231]&gt;=0.5;LOG(2*[.C231])+7*0.5;&quot;error&quot;)))" office:value-type="float" office:value="1.83838383838384" calcext:value-type="float">
            <text:p>1,838</text:p>
          </table:table-cell>
          <table:table-cell table:formula="of:=IF([.C231]&lt;0.242;&quot;exp&quot;;IF([.C231]&lt;0.5;&quot;geo&quot;;IF([.C23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7" calcext:value-type="float">
            <text:p>2,17</text:p>
          </table:table-cell>
          <table:table-cell table:style-name="ce88" table:formula="of:=([.B232]-[.$C$5])/([.$C$6]-[.$C$5])" office:value-type="float" office:value="0.263888888888889" calcext:value-type="float">
            <text:p>0,264</text:p>
          </table:table-cell>
          <table:table-cell table:style-name="ce86"/>
          <table:table-cell table:style-name="ce86" table:formula="of:=7*[.C232]+0.06" office:value-type="float" office:value="1.90722222222222" calcext:value-type="float">
            <text:p>1,91</text:p>
          </table:table-cell>
          <table:table-cell table:style-name="ce88"/>
          <table:table-cell table:style-name="ce88" table:formula="of:=IF([.C232]&lt;0.242;EXP([.C232])/(2-EXP([.C232]));IF([.C232]&lt;0.5;7*[.C232];IF([.C232]&gt;=0.5;LOG(2*[.C232])+7*0.5;&quot;error&quot;)))" office:value-type="float" office:value="1.84722222222222" calcext:value-type="float">
            <text:p>1,847</text:p>
          </table:table-cell>
          <table:table-cell table:formula="of:=IF([.C232]&lt;0.242;&quot;exp&quot;;IF([.C232]&lt;0.5;&quot;geo&quot;;IF([.C23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8" calcext:value-type="float">
            <text:p>2,18</text:p>
          </table:table-cell>
          <table:table-cell table:style-name="ce88" table:formula="of:=([.B233]-[.$C$5])/([.$C$6]-[.$C$5])" office:value-type="float" office:value="0.265151515151515" calcext:value-type="float">
            <text:p>0,265</text:p>
          </table:table-cell>
          <table:table-cell table:style-name="ce86"/>
          <table:table-cell table:style-name="ce86" table:formula="of:=7*[.C233]+0.06" office:value-type="float" office:value="1.91606060606061" calcext:value-type="float">
            <text:p>1,92</text:p>
          </table:table-cell>
          <table:table-cell table:style-name="ce88"/>
          <table:table-cell table:style-name="ce88" table:formula="of:=IF([.C233]&lt;0.242;EXP([.C233])/(2-EXP([.C233]));IF([.C233]&lt;0.5;7*[.C233];IF([.C233]&gt;=0.5;LOG(2*[.C233])+7*0.5;&quot;error&quot;)))" office:value-type="float" office:value="1.85606060606061" calcext:value-type="float">
            <text:p>1,856</text:p>
          </table:table-cell>
          <table:table-cell table:formula="of:=IF([.C233]&lt;0.242;&quot;exp&quot;;IF([.C233]&lt;0.5;&quot;geo&quot;;IF([.C23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9" calcext:value-type="float">
            <text:p>2,19</text:p>
          </table:table-cell>
          <table:table-cell table:style-name="ce88" table:formula="of:=([.B234]-[.$C$5])/([.$C$6]-[.$C$5])" office:value-type="float" office:value="0.266414141414141" calcext:value-type="float">
            <text:p>0,266</text:p>
          </table:table-cell>
          <table:table-cell table:style-name="ce86"/>
          <table:table-cell table:style-name="ce86" table:formula="of:=7*[.C234]+0.06" office:value-type="float" office:value="1.92489898989899" calcext:value-type="float">
            <text:p>1,92</text:p>
          </table:table-cell>
          <table:table-cell table:style-name="ce88"/>
          <table:table-cell table:style-name="ce88" table:formula="of:=IF([.C234]&lt;0.242;EXP([.C234])/(2-EXP([.C234]));IF([.C234]&lt;0.5;7*[.C234];IF([.C234]&gt;=0.5;LOG(2*[.C234])+7*0.5;&quot;error&quot;)))" office:value-type="float" office:value="1.86489898989899" calcext:value-type="float">
            <text:p>1,865</text:p>
          </table:table-cell>
          <table:table-cell table:formula="of:=IF([.C234]&lt;0.242;&quot;exp&quot;;IF([.C234]&lt;0.5;&quot;geo&quot;;IF([.C23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" calcext:value-type="float">
            <text:p>2,2</text:p>
          </table:table-cell>
          <table:table-cell table:style-name="ce88" table:formula="of:=([.B235]-[.$C$5])/([.$C$6]-[.$C$5])" office:value-type="float" office:value="0.267676767676768" calcext:value-type="float">
            <text:p>0,268</text:p>
          </table:table-cell>
          <table:table-cell table:style-name="ce86"/>
          <table:table-cell table:style-name="ce86" table:formula="of:=7*[.C235]+0.06" office:value-type="float" office:value="1.93373737373737" calcext:value-type="float">
            <text:p>1,93</text:p>
          </table:table-cell>
          <table:table-cell table:style-name="ce88"/>
          <table:table-cell table:style-name="ce88" table:formula="of:=IF([.C235]&lt;0.242;EXP([.C235])/(2-EXP([.C235]));IF([.C235]&lt;0.5;7*[.C235];IF([.C235]&gt;=0.5;LOG(2*[.C235])+7*0.5;&quot;error&quot;)))" office:value-type="float" office:value="1.87373737373737" calcext:value-type="float">
            <text:p>1,874</text:p>
          </table:table-cell>
          <table:table-cell table:formula="of:=IF([.C235]&lt;0.242;&quot;exp&quot;;IF([.C235]&lt;0.5;&quot;geo&quot;;IF([.C23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1" calcext:value-type="float">
            <text:p>2,21</text:p>
          </table:table-cell>
          <table:table-cell table:style-name="ce88" table:formula="of:=([.B236]-[.$C$5])/([.$C$6]-[.$C$5])" office:value-type="float" office:value="0.268939393939394" calcext:value-type="float">
            <text:p>0,269</text:p>
          </table:table-cell>
          <table:table-cell table:style-name="ce86"/>
          <table:table-cell table:style-name="ce86" table:formula="of:=7*[.C236]+0.06" office:value-type="float" office:value="1.94257575757576" calcext:value-type="float">
            <text:p>1,94</text:p>
          </table:table-cell>
          <table:table-cell table:style-name="ce88"/>
          <table:table-cell table:style-name="ce88" table:formula="of:=IF([.C236]&lt;0.242;EXP([.C236])/(2-EXP([.C236]));IF([.C236]&lt;0.5;7*[.C236];IF([.C236]&gt;=0.5;LOG(2*[.C236])+7*0.5;&quot;error&quot;)))" office:value-type="float" office:value="1.88257575757576" calcext:value-type="float">
            <text:p>1,883</text:p>
          </table:table-cell>
          <table:table-cell table:formula="of:=IF([.C236]&lt;0.242;&quot;exp&quot;;IF([.C236]&lt;0.5;&quot;geo&quot;;IF([.C23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2" calcext:value-type="float">
            <text:p>2,22</text:p>
          </table:table-cell>
          <table:table-cell table:style-name="ce88" table:formula="of:=([.B237]-[.$C$5])/([.$C$6]-[.$C$5])" office:value-type="float" office:value="0.27020202020202" calcext:value-type="float">
            <text:p>0,270</text:p>
          </table:table-cell>
          <table:table-cell table:style-name="ce86"/>
          <table:table-cell table:style-name="ce86" table:formula="of:=7*[.C237]+0.06" office:value-type="float" office:value="1.95141414141414" calcext:value-type="float">
            <text:p>1,95</text:p>
          </table:table-cell>
          <table:table-cell table:style-name="ce88"/>
          <table:table-cell table:style-name="ce88" table:formula="of:=IF([.C237]&lt;0.242;EXP([.C237])/(2-EXP([.C237]));IF([.C237]&lt;0.5;7*[.C237];IF([.C237]&gt;=0.5;LOG(2*[.C237])+7*0.5;&quot;error&quot;)))" office:value-type="float" office:value="1.89141414141414" calcext:value-type="float">
            <text:p>1,891</text:p>
          </table:table-cell>
          <table:table-cell table:formula="of:=IF([.C237]&lt;0.242;&quot;exp&quot;;IF([.C237]&lt;0.5;&quot;geo&quot;;IF([.C23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3" calcext:value-type="float">
            <text:p>2,23</text:p>
          </table:table-cell>
          <table:table-cell table:style-name="ce88" table:formula="of:=([.B238]-[.$C$5])/([.$C$6]-[.$C$5])" office:value-type="float" office:value="0.271464646464646" calcext:value-type="float">
            <text:p>0,271</text:p>
          </table:table-cell>
          <table:table-cell table:style-name="ce86"/>
          <table:table-cell table:style-name="ce86" table:formula="of:=7*[.C238]+0.06" office:value-type="float" office:value="1.96025252525253" calcext:value-type="float">
            <text:p>1,96</text:p>
          </table:table-cell>
          <table:table-cell table:style-name="ce88"/>
          <table:table-cell table:style-name="ce88" table:formula="of:=IF([.C238]&lt;0.242;EXP([.C238])/(2-EXP([.C238]));IF([.C238]&lt;0.5;7*[.C238];IF([.C238]&gt;=0.5;LOG(2*[.C238])+7*0.5;&quot;error&quot;)))" office:value-type="float" office:value="1.90025252525253" calcext:value-type="float">
            <text:p>1,900</text:p>
          </table:table-cell>
          <table:table-cell table:formula="of:=IF([.C238]&lt;0.242;&quot;exp&quot;;IF([.C238]&lt;0.5;&quot;geo&quot;;IF([.C23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4" calcext:value-type="float">
            <text:p>2,24</text:p>
          </table:table-cell>
          <table:table-cell table:style-name="ce88" table:formula="of:=([.B239]-[.$C$5])/([.$C$6]-[.$C$5])" office:value-type="float" office:value="0.272727272727273" calcext:value-type="float">
            <text:p>0,273</text:p>
          </table:table-cell>
          <table:table-cell table:style-name="ce86"/>
          <table:table-cell table:style-name="ce86" table:formula="of:=7*[.C239]+0.06" office:value-type="float" office:value="1.96909090909091" calcext:value-type="float">
            <text:p>1,97</text:p>
          </table:table-cell>
          <table:table-cell table:style-name="ce88"/>
          <table:table-cell table:style-name="ce88" table:formula="of:=IF([.C239]&lt;0.242;EXP([.C239])/(2-EXP([.C239]));IF([.C239]&lt;0.5;7*[.C239];IF([.C239]&gt;=0.5;LOG(2*[.C239])+7*0.5;&quot;error&quot;)))" office:value-type="float" office:value="1.90909090909091" calcext:value-type="float">
            <text:p>1,909</text:p>
          </table:table-cell>
          <table:table-cell table:formula="of:=IF([.C239]&lt;0.242;&quot;exp&quot;;IF([.C239]&lt;0.5;&quot;geo&quot;;IF([.C23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5" calcext:value-type="float">
            <text:p>2,25</text:p>
          </table:table-cell>
          <table:table-cell table:style-name="ce88" table:formula="of:=([.B240]-[.$C$5])/([.$C$6]-[.$C$5])" office:value-type="float" office:value="0.273989898989899" calcext:value-type="float">
            <text:p>0,274</text:p>
          </table:table-cell>
          <table:table-cell table:style-name="ce86"/>
          <table:table-cell table:style-name="ce86" table:formula="of:=7*[.C240]+0.06" office:value-type="float" office:value="1.97792929292929" calcext:value-type="float">
            <text:p>1,98</text:p>
          </table:table-cell>
          <table:table-cell table:style-name="ce88"/>
          <table:table-cell table:style-name="ce88" table:formula="of:=IF([.C240]&lt;0.242;EXP([.C240])/(2-EXP([.C240]));IF([.C240]&lt;0.5;7*[.C240];IF([.C240]&gt;=0.5;LOG(2*[.C240])+7*0.5;&quot;error&quot;)))" office:value-type="float" office:value="1.91792929292929" calcext:value-type="float">
            <text:p>1,918</text:p>
          </table:table-cell>
          <table:table-cell table:formula="of:=IF([.C240]&lt;0.242;&quot;exp&quot;;IF([.C240]&lt;0.5;&quot;geo&quot;;IF([.C24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6" calcext:value-type="float">
            <text:p>2,26</text:p>
          </table:table-cell>
          <table:table-cell table:style-name="ce88" table:formula="of:=([.B241]-[.$C$5])/([.$C$6]-[.$C$5])" office:value-type="float" office:value="0.275252525252525" calcext:value-type="float">
            <text:p>0,275</text:p>
          </table:table-cell>
          <table:table-cell table:style-name="ce86"/>
          <table:table-cell table:style-name="ce86" table:formula="of:=7*[.C241]+0.06" office:value-type="float" office:value="1.98676767676768" calcext:value-type="float">
            <text:p>1,99</text:p>
          </table:table-cell>
          <table:table-cell table:style-name="ce88"/>
          <table:table-cell table:style-name="ce88" table:formula="of:=IF([.C241]&lt;0.242;EXP([.C241])/(2-EXP([.C241]));IF([.C241]&lt;0.5;7*[.C241];IF([.C241]&gt;=0.5;LOG(2*[.C241])+7*0.5;&quot;error&quot;)))" office:value-type="float" office:value="1.92676767676768" calcext:value-type="float">
            <text:p>1,927</text:p>
          </table:table-cell>
          <table:table-cell table:formula="of:=IF([.C241]&lt;0.242;&quot;exp&quot;;IF([.C241]&lt;0.5;&quot;geo&quot;;IF([.C24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7" calcext:value-type="float">
            <text:p>2,27</text:p>
          </table:table-cell>
          <table:table-cell table:style-name="ce88" table:formula="of:=([.B242]-[.$C$5])/([.$C$6]-[.$C$5])" office:value-type="float" office:value="0.276515151515151" calcext:value-type="float">
            <text:p>0,277</text:p>
          </table:table-cell>
          <table:table-cell table:style-name="ce86"/>
          <table:table-cell table:style-name="ce86" table:formula="of:=7*[.C242]+0.06" office:value-type="float" office:value="1.99560606060606" calcext:value-type="float">
            <text:p>2,00</text:p>
          </table:table-cell>
          <table:table-cell table:style-name="ce88"/>
          <table:table-cell table:style-name="ce88" table:formula="of:=IF([.C242]&lt;0.242;EXP([.C242])/(2-EXP([.C242]));IF([.C242]&lt;0.5;7*[.C242];IF([.C242]&gt;=0.5;LOG(2*[.C242])+7*0.5;&quot;error&quot;)))" office:value-type="float" office:value="1.93560606060606" calcext:value-type="float">
            <text:p>1,936</text:p>
          </table:table-cell>
          <table:table-cell table:formula="of:=IF([.C242]&lt;0.242;&quot;exp&quot;;IF([.C242]&lt;0.5;&quot;geo&quot;;IF([.C24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8" calcext:value-type="float">
            <text:p>2,28</text:p>
          </table:table-cell>
          <table:table-cell table:style-name="ce88" table:formula="of:=([.B243]-[.$C$5])/([.$C$6]-[.$C$5])" office:value-type="float" office:value="0.277777777777778" calcext:value-type="float">
            <text:p>0,278</text:p>
          </table:table-cell>
          <table:table-cell table:style-name="ce86"/>
          <table:table-cell table:style-name="ce86" table:formula="of:=7*[.C243]+0.06" office:value-type="float" office:value="2.00444444444444" calcext:value-type="float">
            <text:p>2,00</text:p>
          </table:table-cell>
          <table:table-cell table:style-name="ce88"/>
          <table:table-cell table:style-name="ce88" table:formula="of:=IF([.C243]&lt;0.242;EXP([.C243])/(2-EXP([.C243]));IF([.C243]&lt;0.5;7*[.C243];IF([.C243]&gt;=0.5;LOG(2*[.C243])+7*0.5;&quot;error&quot;)))" office:value-type="float" office:value="1.94444444444444" calcext:value-type="float">
            <text:p>1,944</text:p>
          </table:table-cell>
          <table:table-cell table:formula="of:=IF([.C243]&lt;0.242;&quot;exp&quot;;IF([.C243]&lt;0.5;&quot;geo&quot;;IF([.C24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9" calcext:value-type="float">
            <text:p>2,29</text:p>
          </table:table-cell>
          <table:table-cell table:style-name="ce88" table:formula="of:=([.B244]-[.$C$5])/([.$C$6]-[.$C$5])" office:value-type="float" office:value="0.279040404040404" calcext:value-type="float">
            <text:p>0,279</text:p>
          </table:table-cell>
          <table:table-cell table:style-name="ce86"/>
          <table:table-cell table:style-name="ce86" table:formula="of:=7*[.C244]+0.06" office:value-type="float" office:value="2.01328282828283" calcext:value-type="float">
            <text:p>2,01</text:p>
          </table:table-cell>
          <table:table-cell table:style-name="ce88"/>
          <table:table-cell table:style-name="ce88" table:formula="of:=IF([.C244]&lt;0.242;EXP([.C244])/(2-EXP([.C244]));IF([.C244]&lt;0.5;7*[.C244];IF([.C244]&gt;=0.5;LOG(2*[.C244])+7*0.5;&quot;error&quot;)))" office:value-type="float" office:value="1.95328282828283" calcext:value-type="float">
            <text:p>1,953</text:p>
          </table:table-cell>
          <table:table-cell table:formula="of:=IF([.C244]&lt;0.242;&quot;exp&quot;;IF([.C244]&lt;0.5;&quot;geo&quot;;IF([.C24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table:style-name="ce88" table:formula="of:=([.B245]-[.$C$5])/([.$C$6]-[.$C$5])" office:value-type="float" office:value="0.28030303030303" calcext:value-type="float">
            <text:p>0,280</text:p>
          </table:table-cell>
          <table:table-cell table:style-name="ce86"/>
          <table:table-cell table:style-name="ce86" table:formula="of:=7*[.C245]+0.06" office:value-type="float" office:value="2.02212121212121" calcext:value-type="float">
            <text:p>2,02</text:p>
          </table:table-cell>
          <table:table-cell table:style-name="ce88"/>
          <table:table-cell table:style-name="ce88" table:formula="of:=IF([.C245]&lt;0.242;EXP([.C245])/(2-EXP([.C245]));IF([.C245]&lt;0.5;7*[.C245];IF([.C245]&gt;=0.5;LOG(2*[.C245])+7*0.5;&quot;error&quot;)))" office:value-type="float" office:value="1.96212121212121" calcext:value-type="float">
            <text:p>1,962</text:p>
          </table:table-cell>
          <table:table-cell table:formula="of:=IF([.C245]&lt;0.242;&quot;exp&quot;;IF([.C245]&lt;0.5;&quot;geo&quot;;IF([.C24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1" calcext:value-type="float">
            <text:p>2,31</text:p>
          </table:table-cell>
          <table:table-cell table:style-name="ce88" table:formula="of:=([.B246]-[.$C$5])/([.$C$6]-[.$C$5])" office:value-type="float" office:value="0.281565656565657" calcext:value-type="float">
            <text:p>0,282</text:p>
          </table:table-cell>
          <table:table-cell table:style-name="ce86"/>
          <table:table-cell table:style-name="ce86" table:formula="of:=7*[.C246]+0.06" office:value-type="float" office:value="2.0309595959596" calcext:value-type="float">
            <text:p>2,03</text:p>
          </table:table-cell>
          <table:table-cell table:style-name="ce88"/>
          <table:table-cell table:style-name="ce88" table:formula="of:=IF([.C246]&lt;0.242;EXP([.C246])/(2-EXP([.C246]));IF([.C246]&lt;0.5;7*[.C246];IF([.C246]&gt;=0.5;LOG(2*[.C246])+7*0.5;&quot;error&quot;)))" office:value-type="float" office:value="1.9709595959596" calcext:value-type="float">
            <text:p>1,971</text:p>
          </table:table-cell>
          <table:table-cell table:formula="of:=IF([.C246]&lt;0.242;&quot;exp&quot;;IF([.C246]&lt;0.5;&quot;geo&quot;;IF([.C24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2" calcext:value-type="float">
            <text:p>2,32</text:p>
          </table:table-cell>
          <table:table-cell table:style-name="ce88" table:formula="of:=([.B247]-[.$C$5])/([.$C$6]-[.$C$5])" office:value-type="float" office:value="0.282828282828283" calcext:value-type="float">
            <text:p>0,283</text:p>
          </table:table-cell>
          <table:table-cell table:style-name="ce86"/>
          <table:table-cell table:style-name="ce86" table:formula="of:=7*[.C247]+0.06" office:value-type="float" office:value="2.03979797979798" calcext:value-type="float">
            <text:p>2,04</text:p>
          </table:table-cell>
          <table:table-cell table:style-name="ce88"/>
          <table:table-cell table:style-name="ce88" table:formula="of:=IF([.C247]&lt;0.242;EXP([.C247])/(2-EXP([.C247]));IF([.C247]&lt;0.5;7*[.C247];IF([.C247]&gt;=0.5;LOG(2*[.C247])+7*0.5;&quot;error&quot;)))" office:value-type="float" office:value="1.97979797979798" calcext:value-type="float">
            <text:p>1,980</text:p>
          </table:table-cell>
          <table:table-cell table:formula="of:=IF([.C247]&lt;0.242;&quot;exp&quot;;IF([.C247]&lt;0.5;&quot;geo&quot;;IF([.C24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3" calcext:value-type="float">
            <text:p>2,33</text:p>
          </table:table-cell>
          <table:table-cell table:style-name="ce88" table:formula="of:=([.B248]-[.$C$5])/([.$C$6]-[.$C$5])" office:value-type="float" office:value="0.284090909090909" calcext:value-type="float">
            <text:p>0,284</text:p>
          </table:table-cell>
          <table:table-cell table:style-name="ce86"/>
          <table:table-cell table:style-name="ce86" table:formula="of:=7*[.C248]+0.06" office:value-type="float" office:value="2.04863636363636" calcext:value-type="float">
            <text:p>2,05</text:p>
          </table:table-cell>
          <table:table-cell table:style-name="ce88"/>
          <table:table-cell table:style-name="ce88" table:formula="of:=IF([.C248]&lt;0.242;EXP([.C248])/(2-EXP([.C248]));IF([.C248]&lt;0.5;7*[.C248];IF([.C248]&gt;=0.5;LOG(2*[.C248])+7*0.5;&quot;error&quot;)))" office:value-type="float" office:value="1.98863636363636" calcext:value-type="float">
            <text:p>1,989</text:p>
          </table:table-cell>
          <table:table-cell table:formula="of:=IF([.C248]&lt;0.242;&quot;exp&quot;;IF([.C248]&lt;0.5;&quot;geo&quot;;IF([.C24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4" calcext:value-type="float">
            <text:p>2,34</text:p>
          </table:table-cell>
          <table:table-cell table:style-name="ce88" table:formula="of:=([.B249]-[.$C$5])/([.$C$6]-[.$C$5])" office:value-type="float" office:value="0.285353535353535" calcext:value-type="float">
            <text:p>0,285</text:p>
          </table:table-cell>
          <table:table-cell table:style-name="ce86"/>
          <table:table-cell table:style-name="ce86" table:formula="of:=7*[.C249]+0.06" office:value-type="float" office:value="2.05747474747475" calcext:value-type="float">
            <text:p>2,06</text:p>
          </table:table-cell>
          <table:table-cell table:style-name="ce88"/>
          <table:table-cell table:style-name="ce88" table:formula="of:=IF([.C249]&lt;0.242;EXP([.C249])/(2-EXP([.C249]));IF([.C249]&lt;0.5;7*[.C249];IF([.C249]&gt;=0.5;LOG(2*[.C249])+7*0.5;&quot;error&quot;)))" office:value-type="float" office:value="1.99747474747475" calcext:value-type="float">
            <text:p>1,997</text:p>
          </table:table-cell>
          <table:table-cell table:formula="of:=IF([.C249]&lt;0.242;&quot;exp&quot;;IF([.C249]&lt;0.5;&quot;geo&quot;;IF([.C24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5" calcext:value-type="float">
            <text:p>2,35</text:p>
          </table:table-cell>
          <table:table-cell table:style-name="ce88" table:formula="of:=([.B250]-[.$C$5])/([.$C$6]-[.$C$5])" office:value-type="float" office:value="0.286616161616162" calcext:value-type="float">
            <text:p>0,287</text:p>
          </table:table-cell>
          <table:table-cell table:style-name="ce86"/>
          <table:table-cell table:style-name="ce86" table:formula="of:=7*[.C250]+0.06" office:value-type="float" office:value="2.06631313131313" calcext:value-type="float">
            <text:p>2,07</text:p>
          </table:table-cell>
          <table:table-cell table:style-name="ce88"/>
          <table:table-cell table:style-name="ce88" table:formula="of:=IF([.C250]&lt;0.242;EXP([.C250])/(2-EXP([.C250]));IF([.C250]&lt;0.5;7*[.C250];IF([.C250]&gt;=0.5;LOG(2*[.C250])+7*0.5;&quot;error&quot;)))" office:value-type="float" office:value="2.00631313131313" calcext:value-type="float">
            <text:p>2,006</text:p>
          </table:table-cell>
          <table:table-cell table:formula="of:=IF([.C250]&lt;0.242;&quot;exp&quot;;IF([.C250]&lt;0.5;&quot;geo&quot;;IF([.C25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6" calcext:value-type="float">
            <text:p>2,36</text:p>
          </table:table-cell>
          <table:table-cell table:style-name="ce88" table:formula="of:=([.B251]-[.$C$5])/([.$C$6]-[.$C$5])" office:value-type="float" office:value="0.287878787878788" calcext:value-type="float">
            <text:p>0,288</text:p>
          </table:table-cell>
          <table:table-cell table:style-name="ce86"/>
          <table:table-cell table:style-name="ce86" table:formula="of:=7*[.C251]+0.06" office:value-type="float" office:value="2.07515151515151" calcext:value-type="float">
            <text:p>2,08</text:p>
          </table:table-cell>
          <table:table-cell table:style-name="ce88"/>
          <table:table-cell table:style-name="ce88" table:formula="of:=IF([.C251]&lt;0.242;EXP([.C251])/(2-EXP([.C251]));IF([.C251]&lt;0.5;7*[.C251];IF([.C251]&gt;=0.5;LOG(2*[.C251])+7*0.5;&quot;error&quot;)))" office:value-type="float" office:value="2.01515151515151" calcext:value-type="float">
            <text:p>2,015</text:p>
          </table:table-cell>
          <table:table-cell table:formula="of:=IF([.C251]&lt;0.242;&quot;exp&quot;;IF([.C251]&lt;0.5;&quot;geo&quot;;IF([.C25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7" calcext:value-type="float">
            <text:p>2,37</text:p>
          </table:table-cell>
          <table:table-cell table:style-name="ce88" table:formula="of:=([.B252]-[.$C$5])/([.$C$6]-[.$C$5])" office:value-type="float" office:value="0.289141414141414" calcext:value-type="float">
            <text:p>0,289</text:p>
          </table:table-cell>
          <table:table-cell table:style-name="ce86"/>
          <table:table-cell table:style-name="ce86" table:formula="of:=7*[.C252]+0.06" office:value-type="float" office:value="2.0839898989899" calcext:value-type="float">
            <text:p>2,08</text:p>
          </table:table-cell>
          <table:table-cell table:style-name="ce88"/>
          <table:table-cell table:style-name="ce88" table:formula="of:=IF([.C252]&lt;0.242;EXP([.C252])/(2-EXP([.C252]));IF([.C252]&lt;0.5;7*[.C252];IF([.C252]&gt;=0.5;LOG(2*[.C252])+7*0.5;&quot;error&quot;)))" office:value-type="float" office:value="2.0239898989899" calcext:value-type="float">
            <text:p>2,024</text:p>
          </table:table-cell>
          <table:table-cell table:formula="of:=IF([.C252]&lt;0.242;&quot;exp&quot;;IF([.C252]&lt;0.5;&quot;geo&quot;;IF([.C25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8" calcext:value-type="float">
            <text:p>2,38</text:p>
          </table:table-cell>
          <table:table-cell table:style-name="ce88" table:formula="of:=([.B253]-[.$C$5])/([.$C$6]-[.$C$5])" office:value-type="float" office:value="0.29040404040404" calcext:value-type="float">
            <text:p>0,290</text:p>
          </table:table-cell>
          <table:table-cell table:style-name="ce86"/>
          <table:table-cell table:style-name="ce86" table:formula="of:=7*[.C253]+0.06" office:value-type="float" office:value="2.09282828282828" calcext:value-type="float">
            <text:p>2,09</text:p>
          </table:table-cell>
          <table:table-cell table:style-name="ce88"/>
          <table:table-cell table:style-name="ce88" table:formula="of:=IF([.C253]&lt;0.242;EXP([.C253])/(2-EXP([.C253]));IF([.C253]&lt;0.5;7*[.C253];IF([.C253]&gt;=0.5;LOG(2*[.C253])+7*0.5;&quot;error&quot;)))" office:value-type="float" office:value="2.03282828282828" calcext:value-type="float">
            <text:p>2,033</text:p>
          </table:table-cell>
          <table:table-cell table:formula="of:=IF([.C253]&lt;0.242;&quot;exp&quot;;IF([.C253]&lt;0.5;&quot;geo&quot;;IF([.C25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9" calcext:value-type="float">
            <text:p>2,39</text:p>
          </table:table-cell>
          <table:table-cell table:style-name="ce88" table:formula="of:=([.B254]-[.$C$5])/([.$C$6]-[.$C$5])" office:value-type="float" office:value="0.291666666666667" calcext:value-type="float">
            <text:p>0,292</text:p>
          </table:table-cell>
          <table:table-cell table:style-name="ce86"/>
          <table:table-cell table:style-name="ce86" table:formula="of:=7*[.C254]+0.06" office:value-type="float" office:value="2.10166666666667" calcext:value-type="float">
            <text:p>2,10</text:p>
          </table:table-cell>
          <table:table-cell table:style-name="ce88"/>
          <table:table-cell table:style-name="ce88" table:formula="of:=IF([.C254]&lt;0.242;EXP([.C254])/(2-EXP([.C254]));IF([.C254]&lt;0.5;7*[.C254];IF([.C254]&gt;=0.5;LOG(2*[.C254])+7*0.5;&quot;error&quot;)))" office:value-type="float" office:value="2.04166666666667" calcext:value-type="float">
            <text:p>2,042</text:p>
          </table:table-cell>
          <table:table-cell table:formula="of:=IF([.C254]&lt;0.242;&quot;exp&quot;;IF([.C254]&lt;0.5;&quot;geo&quot;;IF([.C25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" calcext:value-type="float">
            <text:p>2,4</text:p>
          </table:table-cell>
          <table:table-cell table:style-name="ce88" table:formula="of:=([.B255]-[.$C$5])/([.$C$6]-[.$C$5])" office:value-type="float" office:value="0.292929292929293" calcext:value-type="float">
            <text:p>0,293</text:p>
          </table:table-cell>
          <table:table-cell table:style-name="ce86"/>
          <table:table-cell table:style-name="ce86" table:formula="of:=7*[.C255]+0.06" office:value-type="float" office:value="2.11050505050505" calcext:value-type="float">
            <text:p>2,11</text:p>
          </table:table-cell>
          <table:table-cell table:style-name="ce88"/>
          <table:table-cell table:style-name="ce88" table:formula="of:=IF([.C255]&lt;0.242;EXP([.C255])/(2-EXP([.C255]));IF([.C255]&lt;0.5;7*[.C255];IF([.C255]&gt;=0.5;LOG(2*[.C255])+7*0.5;&quot;error&quot;)))" office:value-type="float" office:value="2.05050505050505" calcext:value-type="float">
            <text:p>2,051</text:p>
          </table:table-cell>
          <table:table-cell table:formula="of:=IF([.C255]&lt;0.242;&quot;exp&quot;;IF([.C255]&lt;0.5;&quot;geo&quot;;IF([.C25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table:style-name="ce88" table:formula="of:=([.B256]-[.$C$5])/([.$C$6]-[.$C$5])" office:value-type="float" office:value="0.294191919191919" calcext:value-type="float">
            <text:p>0,294</text:p>
          </table:table-cell>
          <table:table-cell table:style-name="ce86"/>
          <table:table-cell table:style-name="ce86" table:formula="of:=7*[.C256]+0.06" office:value-type="float" office:value="2.11934343434343" calcext:value-type="float">
            <text:p>2,12</text:p>
          </table:table-cell>
          <table:table-cell table:style-name="ce88"/>
          <table:table-cell table:style-name="ce88" table:formula="of:=IF([.C256]&lt;0.242;EXP([.C256])/(2-EXP([.C256]));IF([.C256]&lt;0.5;7*[.C256];IF([.C256]&gt;=0.5;LOG(2*[.C256])+7*0.5;&quot;error&quot;)))" office:value-type="float" office:value="2.05934343434343" calcext:value-type="float">
            <text:p>2,059</text:p>
          </table:table-cell>
          <table:table-cell table:formula="of:=IF([.C256]&lt;0.242;&quot;exp&quot;;IF([.C256]&lt;0.5;&quot;geo&quot;;IF([.C25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2" calcext:value-type="float">
            <text:p>2,42</text:p>
          </table:table-cell>
          <table:table-cell table:style-name="ce88" table:formula="of:=([.B257]-[.$C$5])/([.$C$6]-[.$C$5])" office:value-type="float" office:value="0.295454545454545" calcext:value-type="float">
            <text:p>0,295</text:p>
          </table:table-cell>
          <table:table-cell table:style-name="ce86"/>
          <table:table-cell table:style-name="ce86" table:formula="of:=7*[.C257]+0.06" office:value-type="float" office:value="2.12818181818182" calcext:value-type="float">
            <text:p>2,13</text:p>
          </table:table-cell>
          <table:table-cell table:style-name="ce88"/>
          <table:table-cell table:style-name="ce88" table:formula="of:=IF([.C257]&lt;0.242;EXP([.C257])/(2-EXP([.C257]));IF([.C257]&lt;0.5;7*[.C257];IF([.C257]&gt;=0.5;LOG(2*[.C257])+7*0.5;&quot;error&quot;)))" office:value-type="float" office:value="2.06818181818182" calcext:value-type="float">
            <text:p>2,068</text:p>
          </table:table-cell>
          <table:table-cell table:formula="of:=IF([.C257]&lt;0.242;&quot;exp&quot;;IF([.C257]&lt;0.5;&quot;geo&quot;;IF([.C25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table:style-name="ce88" table:formula="of:=([.B258]-[.$C$5])/([.$C$6]-[.$C$5])" office:value-type="float" office:value="0.296717171717172" calcext:value-type="float">
            <text:p>0,297</text:p>
          </table:table-cell>
          <table:table-cell table:style-name="ce86"/>
          <table:table-cell table:style-name="ce86" table:formula="of:=7*[.C258]+0.06" office:value-type="float" office:value="2.1370202020202" calcext:value-type="float">
            <text:p>2,14</text:p>
          </table:table-cell>
          <table:table-cell table:style-name="ce88"/>
          <table:table-cell table:style-name="ce88" table:formula="of:=IF([.C258]&lt;0.242;EXP([.C258])/(2-EXP([.C258]));IF([.C258]&lt;0.5;7*[.C258];IF([.C258]&gt;=0.5;LOG(2*[.C258])+7*0.5;&quot;error&quot;)))" office:value-type="float" office:value="2.0770202020202" calcext:value-type="float">
            <text:p>2,077</text:p>
          </table:table-cell>
          <table:table-cell table:formula="of:=IF([.C258]&lt;0.242;&quot;exp&quot;;IF([.C258]&lt;0.5;&quot;geo&quot;;IF([.C25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4" calcext:value-type="float">
            <text:p>2,44</text:p>
          </table:table-cell>
          <table:table-cell table:style-name="ce88" table:formula="of:=([.B259]-[.$C$5])/([.$C$6]-[.$C$5])" office:value-type="float" office:value="0.297979797979798" calcext:value-type="float">
            <text:p>0,298</text:p>
          </table:table-cell>
          <table:table-cell table:style-name="ce86"/>
          <table:table-cell table:style-name="ce86" table:formula="of:=7*[.C259]+0.06" office:value-type="float" office:value="2.14585858585859" calcext:value-type="float">
            <text:p>2,15</text:p>
          </table:table-cell>
          <table:table-cell table:style-name="ce88"/>
          <table:table-cell table:style-name="ce88" table:formula="of:=IF([.C259]&lt;0.242;EXP([.C259])/(2-EXP([.C259]));IF([.C259]&lt;0.5;7*[.C259];IF([.C259]&gt;=0.5;LOG(2*[.C259])+7*0.5;&quot;error&quot;)))" office:value-type="float" office:value="2.08585858585859" calcext:value-type="float">
            <text:p>2,086</text:p>
          </table:table-cell>
          <table:table-cell table:formula="of:=IF([.C259]&lt;0.242;&quot;exp&quot;;IF([.C259]&lt;0.5;&quot;geo&quot;;IF([.C25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5" calcext:value-type="float">
            <text:p>2,45</text:p>
          </table:table-cell>
          <table:table-cell table:style-name="ce88" table:formula="of:=([.B260]-[.$C$5])/([.$C$6]-[.$C$5])" office:value-type="float" office:value="0.299242424242424" calcext:value-type="float">
            <text:p>0,299</text:p>
          </table:table-cell>
          <table:table-cell table:style-name="ce86"/>
          <table:table-cell table:style-name="ce86" table:formula="of:=7*[.C260]+0.06" office:value-type="float" office:value="2.15469696969697" calcext:value-type="float">
            <text:p>2,15</text:p>
          </table:table-cell>
          <table:table-cell table:style-name="ce88"/>
          <table:table-cell table:style-name="ce88" table:formula="of:=IF([.C260]&lt;0.242;EXP([.C260])/(2-EXP([.C260]));IF([.C260]&lt;0.5;7*[.C260];IF([.C260]&gt;=0.5;LOG(2*[.C260])+7*0.5;&quot;error&quot;)))" office:value-type="float" office:value="2.09469696969697" calcext:value-type="float">
            <text:p>2,095</text:p>
          </table:table-cell>
          <table:table-cell table:formula="of:=IF([.C260]&lt;0.242;&quot;exp&quot;;IF([.C260]&lt;0.5;&quot;geo&quot;;IF([.C26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6" calcext:value-type="float">
            <text:p>2,46</text:p>
          </table:table-cell>
          <table:table-cell table:style-name="ce88" table:formula="of:=([.B261]-[.$C$5])/([.$C$6]-[.$C$5])" office:value-type="float" office:value="0.30050505050505" calcext:value-type="float">
            <text:p>0,301</text:p>
          </table:table-cell>
          <table:table-cell table:style-name="ce86"/>
          <table:table-cell table:style-name="ce86" table:formula="of:=7*[.C261]+0.06" office:value-type="float" office:value="2.16353535353535" calcext:value-type="float">
            <text:p>2,16</text:p>
          </table:table-cell>
          <table:table-cell table:style-name="ce88"/>
          <table:table-cell table:style-name="ce88" table:formula="of:=IF([.C261]&lt;0.242;EXP([.C261])/(2-EXP([.C261]));IF([.C261]&lt;0.5;7*[.C261];IF([.C261]&gt;=0.5;LOG(2*[.C261])+7*0.5;&quot;error&quot;)))" office:value-type="float" office:value="2.10353535353535" calcext:value-type="float">
            <text:p>2,104</text:p>
          </table:table-cell>
          <table:table-cell table:formula="of:=IF([.C261]&lt;0.242;&quot;exp&quot;;IF([.C261]&lt;0.5;&quot;geo&quot;;IF([.C26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7" calcext:value-type="float">
            <text:p>2,47</text:p>
          </table:table-cell>
          <table:table-cell table:style-name="ce88" table:formula="of:=([.B262]-[.$C$5])/([.$C$6]-[.$C$5])" office:value-type="float" office:value="0.301767676767677" calcext:value-type="float">
            <text:p>0,302</text:p>
          </table:table-cell>
          <table:table-cell table:style-name="ce86"/>
          <table:table-cell table:style-name="ce86" table:formula="of:=7*[.C262]+0.06" office:value-type="float" office:value="2.17237373737374" calcext:value-type="float">
            <text:p>2,17</text:p>
          </table:table-cell>
          <table:table-cell table:style-name="ce88"/>
          <table:table-cell table:style-name="ce88" table:formula="of:=IF([.C262]&lt;0.242;EXP([.C262])/(2-EXP([.C262]));IF([.C262]&lt;0.5;7*[.C262];IF([.C262]&gt;=0.5;LOG(2*[.C262])+7*0.5;&quot;error&quot;)))" office:value-type="float" office:value="2.11237373737374" calcext:value-type="float">
            <text:p>2,112</text:p>
          </table:table-cell>
          <table:table-cell table:formula="of:=IF([.C262]&lt;0.242;&quot;exp&quot;;IF([.C262]&lt;0.5;&quot;geo&quot;;IF([.C26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8" calcext:value-type="float">
            <text:p>2,48</text:p>
          </table:table-cell>
          <table:table-cell table:style-name="ce88" table:formula="of:=([.B263]-[.$C$5])/([.$C$6]-[.$C$5])" office:value-type="float" office:value="0.303030303030303" calcext:value-type="float">
            <text:p>0,303</text:p>
          </table:table-cell>
          <table:table-cell table:style-name="ce86"/>
          <table:table-cell table:style-name="ce86" table:formula="of:=7*[.C263]+0.06" office:value-type="float" office:value="2.18121212121212" calcext:value-type="float">
            <text:p>2,18</text:p>
          </table:table-cell>
          <table:table-cell table:style-name="ce88"/>
          <table:table-cell table:style-name="ce88" table:formula="of:=IF([.C263]&lt;0.242;EXP([.C263])/(2-EXP([.C263]));IF([.C263]&lt;0.5;7*[.C263];IF([.C263]&gt;=0.5;LOG(2*[.C263])+7*0.5;&quot;error&quot;)))" office:value-type="float" office:value="2.12121212121212" calcext:value-type="float">
            <text:p>2,121</text:p>
          </table:table-cell>
          <table:table-cell table:formula="of:=IF([.C263]&lt;0.242;&quot;exp&quot;;IF([.C263]&lt;0.5;&quot;geo&quot;;IF([.C26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9" calcext:value-type="float">
            <text:p>2,49</text:p>
          </table:table-cell>
          <table:table-cell table:style-name="ce88" table:formula="of:=([.B264]-[.$C$5])/([.$C$6]-[.$C$5])" office:value-type="float" office:value="0.304292929292929" calcext:value-type="float">
            <text:p>0,304</text:p>
          </table:table-cell>
          <table:table-cell table:style-name="ce86"/>
          <table:table-cell table:style-name="ce86" table:formula="of:=7*[.C264]+0.06" office:value-type="float" office:value="2.19005050505051" calcext:value-type="float">
            <text:p>2,19</text:p>
          </table:table-cell>
          <table:table-cell table:style-name="ce88"/>
          <table:table-cell table:style-name="ce88" table:formula="of:=IF([.C264]&lt;0.242;EXP([.C264])/(2-EXP([.C264]));IF([.C264]&lt;0.5;7*[.C264];IF([.C264]&gt;=0.5;LOG(2*[.C264])+7*0.5;&quot;error&quot;)))" office:value-type="float" office:value="2.13005050505051" calcext:value-type="float">
            <text:p>2,130</text:p>
          </table:table-cell>
          <table:table-cell table:formula="of:=IF([.C264]&lt;0.242;&quot;exp&quot;;IF([.C264]&lt;0.5;&quot;geo&quot;;IF([.C26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style-name="ce88" table:formula="of:=([.B265]-[.$C$5])/([.$C$6]-[.$C$5])" office:value-type="float" office:value="0.305555555555555" calcext:value-type="float">
            <text:p>0,306</text:p>
          </table:table-cell>
          <table:table-cell table:style-name="ce86"/>
          <table:table-cell table:style-name="ce86" table:formula="of:=7*[.C265]+0.06" office:value-type="float" office:value="2.19888888888889" calcext:value-type="float">
            <text:p>2,20</text:p>
          </table:table-cell>
          <table:table-cell table:style-name="ce88"/>
          <table:table-cell table:style-name="ce88" table:formula="of:=IF([.C265]&lt;0.242;EXP([.C265])/(2-EXP([.C265]));IF([.C265]&lt;0.5;7*[.C265];IF([.C265]&gt;=0.5;LOG(2*[.C265])+7*0.5;&quot;error&quot;)))" office:value-type="float" office:value="2.13888888888889" calcext:value-type="float">
            <text:p>2,139</text:p>
          </table:table-cell>
          <table:table-cell table:formula="of:=IF([.C265]&lt;0.242;&quot;exp&quot;;IF([.C265]&lt;0.5;&quot;geo&quot;;IF([.C26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table:style-name="ce88" table:formula="of:=([.B266]-[.$C$5])/([.$C$6]-[.$C$5])" office:value-type="float" office:value="0.306818181818182" calcext:value-type="float">
            <text:p>0,307</text:p>
          </table:table-cell>
          <table:table-cell table:style-name="ce86"/>
          <table:table-cell table:style-name="ce86" table:formula="of:=7*[.C266]+0.06" office:value-type="float" office:value="2.20772727272727" calcext:value-type="float">
            <text:p>2,21</text:p>
          </table:table-cell>
          <table:table-cell table:style-name="ce88"/>
          <table:table-cell table:style-name="ce88" table:formula="of:=IF([.C266]&lt;0.242;EXP([.C266])/(2-EXP([.C266]));IF([.C266]&lt;0.5;7*[.C266];IF([.C266]&gt;=0.5;LOG(2*[.C266])+7*0.5;&quot;error&quot;)))" office:value-type="float" office:value="2.14772727272727" calcext:value-type="float">
            <text:p>2,148</text:p>
          </table:table-cell>
          <table:table-cell table:formula="of:=IF([.C266]&lt;0.242;&quot;exp&quot;;IF([.C266]&lt;0.5;&quot;geo&quot;;IF([.C26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2" calcext:value-type="float">
            <text:p>2,52</text:p>
          </table:table-cell>
          <table:table-cell table:style-name="ce88" table:formula="of:=([.B267]-[.$C$5])/([.$C$6]-[.$C$5])" office:value-type="float" office:value="0.308080808080808" calcext:value-type="float">
            <text:p>0,308</text:p>
          </table:table-cell>
          <table:table-cell table:style-name="ce86"/>
          <table:table-cell table:style-name="ce86" table:formula="of:=7*[.C267]+0.06" office:value-type="float" office:value="2.21656565656566" calcext:value-type="float">
            <text:p>2,22</text:p>
          </table:table-cell>
          <table:table-cell table:style-name="ce88"/>
          <table:table-cell table:style-name="ce88" table:formula="of:=IF([.C267]&lt;0.242;EXP([.C267])/(2-EXP([.C267]));IF([.C267]&lt;0.5;7*[.C267];IF([.C267]&gt;=0.5;LOG(2*[.C267])+7*0.5;&quot;error&quot;)))" office:value-type="float" office:value="2.15656565656566" calcext:value-type="float">
            <text:p>2,157</text:p>
          </table:table-cell>
          <table:table-cell table:formula="of:=IF([.C267]&lt;0.242;&quot;exp&quot;;IF([.C267]&lt;0.5;&quot;geo&quot;;IF([.C26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3" calcext:value-type="float">
            <text:p>2,53</text:p>
          </table:table-cell>
          <table:table-cell table:style-name="ce88" table:formula="of:=([.B268]-[.$C$5])/([.$C$6]-[.$C$5])" office:value-type="float" office:value="0.309343434343434" calcext:value-type="float">
            <text:p>0,309</text:p>
          </table:table-cell>
          <table:table-cell table:style-name="ce86"/>
          <table:table-cell table:style-name="ce86" table:formula="of:=7*[.C268]+0.06" office:value-type="float" office:value="2.22540404040404" calcext:value-type="float">
            <text:p>2,23</text:p>
          </table:table-cell>
          <table:table-cell table:style-name="ce88"/>
          <table:table-cell table:style-name="ce88" table:formula="of:=IF([.C268]&lt;0.242;EXP([.C268])/(2-EXP([.C268]));IF([.C268]&lt;0.5;7*[.C268];IF([.C268]&gt;=0.5;LOG(2*[.C268])+7*0.5;&quot;error&quot;)))" office:value-type="float" office:value="2.16540404040404" calcext:value-type="float">
            <text:p>2,165</text:p>
          </table:table-cell>
          <table:table-cell table:formula="of:=IF([.C268]&lt;0.242;&quot;exp&quot;;IF([.C268]&lt;0.5;&quot;geo&quot;;IF([.C26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4" calcext:value-type="float">
            <text:p>2,54</text:p>
          </table:table-cell>
          <table:table-cell table:style-name="ce88" table:formula="of:=([.B269]-[.$C$5])/([.$C$6]-[.$C$5])" office:value-type="float" office:value="0.310606060606061" calcext:value-type="float">
            <text:p>0,311</text:p>
          </table:table-cell>
          <table:table-cell table:style-name="ce86"/>
          <table:table-cell table:style-name="ce86" table:formula="of:=7*[.C269]+0.06" office:value-type="float" office:value="2.23424242424242" calcext:value-type="float">
            <text:p>2,23</text:p>
          </table:table-cell>
          <table:table-cell table:style-name="ce88"/>
          <table:table-cell table:style-name="ce88" table:formula="of:=IF([.C269]&lt;0.242;EXP([.C269])/(2-EXP([.C269]));IF([.C269]&lt;0.5;7*[.C269];IF([.C269]&gt;=0.5;LOG(2*[.C269])+7*0.5;&quot;error&quot;)))" office:value-type="float" office:value="2.17424242424242" calcext:value-type="float">
            <text:p>2,174</text:p>
          </table:table-cell>
          <table:table-cell table:formula="of:=IF([.C269]&lt;0.242;&quot;exp&quot;;IF([.C269]&lt;0.5;&quot;geo&quot;;IF([.C26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5" calcext:value-type="float">
            <text:p>2,55</text:p>
          </table:table-cell>
          <table:table-cell table:style-name="ce88" table:formula="of:=([.B270]-[.$C$5])/([.$C$6]-[.$C$5])" office:value-type="float" office:value="0.311868686868687" calcext:value-type="float">
            <text:p>0,312</text:p>
          </table:table-cell>
          <table:table-cell table:style-name="ce86"/>
          <table:table-cell table:style-name="ce86" table:formula="of:=7*[.C270]+0.06" office:value-type="float" office:value="2.24308080808081" calcext:value-type="float">
            <text:p>2,24</text:p>
          </table:table-cell>
          <table:table-cell table:style-name="ce88"/>
          <table:table-cell table:style-name="ce88" table:formula="of:=IF([.C270]&lt;0.242;EXP([.C270])/(2-EXP([.C270]));IF([.C270]&lt;0.5;7*[.C270];IF([.C270]&gt;=0.5;LOG(2*[.C270])+7*0.5;&quot;error&quot;)))" office:value-type="float" office:value="2.18308080808081" calcext:value-type="float">
            <text:p>2,183</text:p>
          </table:table-cell>
          <table:table-cell table:formula="of:=IF([.C270]&lt;0.242;&quot;exp&quot;;IF([.C270]&lt;0.5;&quot;geo&quot;;IF([.C27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table:style-name="ce88" table:formula="of:=([.B271]-[.$C$5])/([.$C$6]-[.$C$5])" office:value-type="float" office:value="0.313131313131313" calcext:value-type="float">
            <text:p>0,313</text:p>
          </table:table-cell>
          <table:table-cell table:style-name="ce86"/>
          <table:table-cell table:style-name="ce86" table:formula="of:=7*[.C271]+0.06" office:value-type="float" office:value="2.25191919191919" calcext:value-type="float">
            <text:p>2,25</text:p>
          </table:table-cell>
          <table:table-cell table:style-name="ce88"/>
          <table:table-cell table:style-name="ce88" table:formula="of:=IF([.C271]&lt;0.242;EXP([.C271])/(2-EXP([.C271]));IF([.C271]&lt;0.5;7*[.C271];IF([.C271]&gt;=0.5;LOG(2*[.C271])+7*0.5;&quot;error&quot;)))" office:value-type="float" office:value="2.19191919191919" calcext:value-type="float">
            <text:p>2,192</text:p>
          </table:table-cell>
          <table:table-cell table:formula="of:=IF([.C271]&lt;0.242;&quot;exp&quot;;IF([.C271]&lt;0.5;&quot;geo&quot;;IF([.C27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7" calcext:value-type="float">
            <text:p>2,57</text:p>
          </table:table-cell>
          <table:table-cell table:style-name="ce88" table:formula="of:=([.B272]-[.$C$5])/([.$C$6]-[.$C$5])" office:value-type="float" office:value="0.314393939393939" calcext:value-type="float">
            <text:p>0,314</text:p>
          </table:table-cell>
          <table:table-cell table:style-name="ce86"/>
          <table:table-cell table:style-name="ce86" table:formula="of:=7*[.C272]+0.06" office:value-type="float" office:value="2.26075757575758" calcext:value-type="float">
            <text:p>2,26</text:p>
          </table:table-cell>
          <table:table-cell table:style-name="ce88"/>
          <table:table-cell table:style-name="ce88" table:formula="of:=IF([.C272]&lt;0.242;EXP([.C272])/(2-EXP([.C272]));IF([.C272]&lt;0.5;7*[.C272];IF([.C272]&gt;=0.5;LOG(2*[.C272])+7*0.5;&quot;error&quot;)))" office:value-type="float" office:value="2.20075757575758" calcext:value-type="float">
            <text:p>2,201</text:p>
          </table:table-cell>
          <table:table-cell table:formula="of:=IF([.C272]&lt;0.242;&quot;exp&quot;;IF([.C272]&lt;0.5;&quot;geo&quot;;IF([.C27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8" calcext:value-type="float">
            <text:p>2,58</text:p>
          </table:table-cell>
          <table:table-cell table:style-name="ce88" table:formula="of:=([.B273]-[.$C$5])/([.$C$6]-[.$C$5])" office:value-type="float" office:value="0.315656565656566" calcext:value-type="float">
            <text:p>0,316</text:p>
          </table:table-cell>
          <table:table-cell table:style-name="ce86"/>
          <table:table-cell table:style-name="ce86" table:formula="of:=7*[.C273]+0.06" office:value-type="float" office:value="2.26959595959596" calcext:value-type="float">
            <text:p>2,27</text:p>
          </table:table-cell>
          <table:table-cell table:style-name="ce88"/>
          <table:table-cell table:style-name="ce88" table:formula="of:=IF([.C273]&lt;0.242;EXP([.C273])/(2-EXP([.C273]));IF([.C273]&lt;0.5;7*[.C273];IF([.C273]&gt;=0.5;LOG(2*[.C273])+7*0.5;&quot;error&quot;)))" office:value-type="float" office:value="2.20959595959596" calcext:value-type="float">
            <text:p>2,210</text:p>
          </table:table-cell>
          <table:table-cell table:formula="of:=IF([.C273]&lt;0.242;&quot;exp&quot;;IF([.C273]&lt;0.5;&quot;geo&quot;;IF([.C27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9" calcext:value-type="float">
            <text:p>2,59</text:p>
          </table:table-cell>
          <table:table-cell table:style-name="ce88" table:formula="of:=([.B274]-[.$C$5])/([.$C$6]-[.$C$5])" office:value-type="float" office:value="0.316919191919192" calcext:value-type="float">
            <text:p>0,317</text:p>
          </table:table-cell>
          <table:table-cell table:style-name="ce86"/>
          <table:table-cell table:style-name="ce86" table:formula="of:=7*[.C274]+0.06" office:value-type="float" office:value="2.27843434343434" calcext:value-type="float">
            <text:p>2,28</text:p>
          </table:table-cell>
          <table:table-cell table:style-name="ce88"/>
          <table:table-cell table:style-name="ce88" table:formula="of:=IF([.C274]&lt;0.242;EXP([.C274])/(2-EXP([.C274]));IF([.C274]&lt;0.5;7*[.C274];IF([.C274]&gt;=0.5;LOG(2*[.C274])+7*0.5;&quot;error&quot;)))" office:value-type="float" office:value="2.21843434343434" calcext:value-type="float">
            <text:p>2,218</text:p>
          </table:table-cell>
          <table:table-cell table:formula="of:=IF([.C274]&lt;0.242;&quot;exp&quot;;IF([.C274]&lt;0.5;&quot;geo&quot;;IF([.C27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" calcext:value-type="float">
            <text:p>2,6</text:p>
          </table:table-cell>
          <table:table-cell table:style-name="ce88" table:formula="of:=([.B275]-[.$C$5])/([.$C$6]-[.$C$5])" office:value-type="float" office:value="0.318181818181818" calcext:value-type="float">
            <text:p>0,318</text:p>
          </table:table-cell>
          <table:table-cell table:style-name="ce86"/>
          <table:table-cell table:style-name="ce86" table:formula="of:=7*[.C275]+0.06" office:value-type="float" office:value="2.28727272727273" calcext:value-type="float">
            <text:p>2,29</text:p>
          </table:table-cell>
          <table:table-cell table:style-name="ce88"/>
          <table:table-cell table:style-name="ce88" table:formula="of:=IF([.C275]&lt;0.242;EXP([.C275])/(2-EXP([.C275]));IF([.C275]&lt;0.5;7*[.C275];IF([.C275]&gt;=0.5;LOG(2*[.C275])+7*0.5;&quot;error&quot;)))" office:value-type="float" office:value="2.22727272727273" calcext:value-type="float">
            <text:p>2,227</text:p>
          </table:table-cell>
          <table:table-cell table:formula="of:=IF([.C275]&lt;0.242;&quot;exp&quot;;IF([.C275]&lt;0.5;&quot;geo&quot;;IF([.C27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1" calcext:value-type="float">
            <text:p>2,61</text:p>
          </table:table-cell>
          <table:table-cell table:style-name="ce88" table:formula="of:=([.B276]-[.$C$5])/([.$C$6]-[.$C$5])" office:value-type="float" office:value="0.319444444444444" calcext:value-type="float">
            <text:p>0,319</text:p>
          </table:table-cell>
          <table:table-cell table:style-name="ce86"/>
          <table:table-cell table:style-name="ce86" table:formula="of:=7*[.C276]+0.06" office:value-type="float" office:value="2.29611111111111" calcext:value-type="float">
            <text:p>2,30</text:p>
          </table:table-cell>
          <table:table-cell table:style-name="ce88"/>
          <table:table-cell table:style-name="ce88" table:formula="of:=IF([.C276]&lt;0.242;EXP([.C276])/(2-EXP([.C276]));IF([.C276]&lt;0.5;7*[.C276];IF([.C276]&gt;=0.5;LOG(2*[.C276])+7*0.5;&quot;error&quot;)))" office:value-type="float" office:value="2.23611111111111" calcext:value-type="float">
            <text:p>2,236</text:p>
          </table:table-cell>
          <table:table-cell table:formula="of:=IF([.C276]&lt;0.242;&quot;exp&quot;;IF([.C276]&lt;0.5;&quot;geo&quot;;IF([.C27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2" calcext:value-type="float">
            <text:p>2,62</text:p>
          </table:table-cell>
          <table:table-cell table:style-name="ce88" table:formula="of:=([.B277]-[.$C$5])/([.$C$6]-[.$C$5])" office:value-type="float" office:value="0.320707070707071" calcext:value-type="float">
            <text:p>0,321</text:p>
          </table:table-cell>
          <table:table-cell table:style-name="ce86"/>
          <table:table-cell table:style-name="ce86" table:formula="of:=7*[.C277]+0.06" office:value-type="float" office:value="2.30494949494949" calcext:value-type="float">
            <text:p>2,30</text:p>
          </table:table-cell>
          <table:table-cell table:style-name="ce88"/>
          <table:table-cell table:style-name="ce88" table:formula="of:=IF([.C277]&lt;0.242;EXP([.C277])/(2-EXP([.C277]));IF([.C277]&lt;0.5;7*[.C277];IF([.C277]&gt;=0.5;LOG(2*[.C277])+7*0.5;&quot;error&quot;)))" office:value-type="float" office:value="2.24494949494949" calcext:value-type="float">
            <text:p>2,245</text:p>
          </table:table-cell>
          <table:table-cell table:formula="of:=IF([.C277]&lt;0.242;&quot;exp&quot;;IF([.C277]&lt;0.5;&quot;geo&quot;;IF([.C27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3" calcext:value-type="float">
            <text:p>2,63</text:p>
          </table:table-cell>
          <table:table-cell table:style-name="ce88" table:formula="of:=([.B278]-[.$C$5])/([.$C$6]-[.$C$5])" office:value-type="float" office:value="0.321969696969697" calcext:value-type="float">
            <text:p>0,322</text:p>
          </table:table-cell>
          <table:table-cell table:style-name="ce86"/>
          <table:table-cell table:style-name="ce86" table:formula="of:=7*[.C278]+0.06" office:value-type="float" office:value="2.31378787878788" calcext:value-type="float">
            <text:p>2,31</text:p>
          </table:table-cell>
          <table:table-cell table:style-name="ce88"/>
          <table:table-cell table:style-name="ce88" table:formula="of:=IF([.C278]&lt;0.242;EXP([.C278])/(2-EXP([.C278]));IF([.C278]&lt;0.5;7*[.C278];IF([.C278]&gt;=0.5;LOG(2*[.C278])+7*0.5;&quot;error&quot;)))" office:value-type="float" office:value="2.25378787878788" calcext:value-type="float">
            <text:p>2,254</text:p>
          </table:table-cell>
          <table:table-cell table:formula="of:=IF([.C278]&lt;0.242;&quot;exp&quot;;IF([.C278]&lt;0.5;&quot;geo&quot;;IF([.C27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table:style-name="ce88" table:formula="of:=([.B279]-[.$C$5])/([.$C$6]-[.$C$5])" office:value-type="float" office:value="0.323232323232323" calcext:value-type="float">
            <text:p>0,323</text:p>
          </table:table-cell>
          <table:table-cell table:style-name="ce86"/>
          <table:table-cell table:style-name="ce86" table:formula="of:=7*[.C279]+0.06" office:value-type="float" office:value="2.32262626262626" calcext:value-type="float">
            <text:p>2,32</text:p>
          </table:table-cell>
          <table:table-cell table:style-name="ce88"/>
          <table:table-cell table:style-name="ce88" table:formula="of:=IF([.C279]&lt;0.242;EXP([.C279])/(2-EXP([.C279]));IF([.C279]&lt;0.5;7*[.C279];IF([.C279]&gt;=0.5;LOG(2*[.C279])+7*0.5;&quot;error&quot;)))" office:value-type="float" office:value="2.26262626262626" calcext:value-type="float">
            <text:p>2,263</text:p>
          </table:table-cell>
          <table:table-cell table:formula="of:=IF([.C279]&lt;0.242;&quot;exp&quot;;IF([.C279]&lt;0.5;&quot;geo&quot;;IF([.C27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5" calcext:value-type="float">
            <text:p>2,65</text:p>
          </table:table-cell>
          <table:table-cell table:style-name="ce88" table:formula="of:=([.B280]-[.$C$5])/([.$C$6]-[.$C$5])" office:value-type="float" office:value="0.324494949494949" calcext:value-type="float">
            <text:p>0,324</text:p>
          </table:table-cell>
          <table:table-cell table:style-name="ce86"/>
          <table:table-cell table:style-name="ce86" table:formula="of:=7*[.C280]+0.06" office:value-type="float" office:value="2.33146464646465" calcext:value-type="float">
            <text:p>2,33</text:p>
          </table:table-cell>
          <table:table-cell table:style-name="ce88"/>
          <table:table-cell table:style-name="ce88" table:formula="of:=IF([.C280]&lt;0.242;EXP([.C280])/(2-EXP([.C280]));IF([.C280]&lt;0.5;7*[.C280];IF([.C280]&gt;=0.5;LOG(2*[.C280])+7*0.5;&quot;error&quot;)))" office:value-type="float" office:value="2.27146464646465" calcext:value-type="float">
            <text:p>2,271</text:p>
          </table:table-cell>
          <table:table-cell table:formula="of:=IF([.C280]&lt;0.242;&quot;exp&quot;;IF([.C280]&lt;0.5;&quot;geo&quot;;IF([.C28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6" calcext:value-type="float">
            <text:p>2,66</text:p>
          </table:table-cell>
          <table:table-cell table:style-name="ce88" table:formula="of:=([.B281]-[.$C$5])/([.$C$6]-[.$C$5])" office:value-type="float" office:value="0.325757575757576" calcext:value-type="float">
            <text:p>0,326</text:p>
          </table:table-cell>
          <table:table-cell table:style-name="ce86"/>
          <table:table-cell table:style-name="ce86" table:formula="of:=7*[.C281]+0.06" office:value-type="float" office:value="2.34030303030303" calcext:value-type="float">
            <text:p>2,34</text:p>
          </table:table-cell>
          <table:table-cell table:style-name="ce88"/>
          <table:table-cell table:style-name="ce88" table:formula="of:=IF([.C281]&lt;0.242;EXP([.C281])/(2-EXP([.C281]));IF([.C281]&lt;0.5;7*[.C281];IF([.C281]&gt;=0.5;LOG(2*[.C281])+7*0.5;&quot;error&quot;)))" office:value-type="float" office:value="2.28030303030303" calcext:value-type="float">
            <text:p>2,280</text:p>
          </table:table-cell>
          <table:table-cell table:formula="of:=IF([.C281]&lt;0.242;&quot;exp&quot;;IF([.C281]&lt;0.5;&quot;geo&quot;;IF([.C28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7" calcext:value-type="float">
            <text:p>2,67</text:p>
          </table:table-cell>
          <table:table-cell table:style-name="ce88" table:formula="of:=([.B282]-[.$C$5])/([.$C$6]-[.$C$5])" office:value-type="float" office:value="0.327020202020202" calcext:value-type="float">
            <text:p>0,327</text:p>
          </table:table-cell>
          <table:table-cell table:style-name="ce86"/>
          <table:table-cell table:style-name="ce86" table:formula="of:=7*[.C282]+0.06" office:value-type="float" office:value="2.34914141414141" calcext:value-type="float">
            <text:p>2,35</text:p>
          </table:table-cell>
          <table:table-cell table:style-name="ce88"/>
          <table:table-cell table:style-name="ce88" table:formula="of:=IF([.C282]&lt;0.242;EXP([.C282])/(2-EXP([.C282]));IF([.C282]&lt;0.5;7*[.C282];IF([.C282]&gt;=0.5;LOG(2*[.C282])+7*0.5;&quot;error&quot;)))" office:value-type="float" office:value="2.28914141414141" calcext:value-type="float">
            <text:p>2,289</text:p>
          </table:table-cell>
          <table:table-cell table:formula="of:=IF([.C282]&lt;0.242;&quot;exp&quot;;IF([.C282]&lt;0.5;&quot;geo&quot;;IF([.C28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8" calcext:value-type="float">
            <text:p>2,68</text:p>
          </table:table-cell>
          <table:table-cell table:style-name="ce88" table:formula="of:=([.B283]-[.$C$5])/([.$C$6]-[.$C$5])" office:value-type="float" office:value="0.328282828282828" calcext:value-type="float">
            <text:p>0,328</text:p>
          </table:table-cell>
          <table:table-cell table:style-name="ce86"/>
          <table:table-cell table:style-name="ce86" table:formula="of:=7*[.C283]+0.06" office:value-type="float" office:value="2.3579797979798" calcext:value-type="float">
            <text:p>2,36</text:p>
          </table:table-cell>
          <table:table-cell table:style-name="ce88"/>
          <table:table-cell table:style-name="ce88" table:formula="of:=IF([.C283]&lt;0.242;EXP([.C283])/(2-EXP([.C283]));IF([.C283]&lt;0.5;7*[.C283];IF([.C283]&gt;=0.5;LOG(2*[.C283])+7*0.5;&quot;error&quot;)))" office:value-type="float" office:value="2.2979797979798" calcext:value-type="float">
            <text:p>2,298</text:p>
          </table:table-cell>
          <table:table-cell table:formula="of:=IF([.C283]&lt;0.242;&quot;exp&quot;;IF([.C283]&lt;0.5;&quot;geo&quot;;IF([.C28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9" calcext:value-type="float">
            <text:p>2,69</text:p>
          </table:table-cell>
          <table:table-cell table:style-name="ce88" table:formula="of:=([.B284]-[.$C$5])/([.$C$6]-[.$C$5])" office:value-type="float" office:value="0.329545454545454" calcext:value-type="float">
            <text:p>0,330</text:p>
          </table:table-cell>
          <table:table-cell table:style-name="ce86"/>
          <table:table-cell table:style-name="ce86" table:formula="of:=7*[.C284]+0.06" office:value-type="float" office:value="2.36681818181818" calcext:value-type="float">
            <text:p>2,37</text:p>
          </table:table-cell>
          <table:table-cell table:style-name="ce88"/>
          <table:table-cell table:style-name="ce88" table:formula="of:=IF([.C284]&lt;0.242;EXP([.C284])/(2-EXP([.C284]));IF([.C284]&lt;0.5;7*[.C284];IF([.C284]&gt;=0.5;LOG(2*[.C284])+7*0.5;&quot;error&quot;)))" office:value-type="float" office:value="2.30681818181818" calcext:value-type="float">
            <text:p>2,307</text:p>
          </table:table-cell>
          <table:table-cell table:formula="of:=IF([.C284]&lt;0.242;&quot;exp&quot;;IF([.C284]&lt;0.5;&quot;geo&quot;;IF([.C28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table:style-name="ce88" table:formula="of:=([.B285]-[.$C$5])/([.$C$6]-[.$C$5])" office:value-type="float" office:value="0.330808080808081" calcext:value-type="float">
            <text:p>0,331</text:p>
          </table:table-cell>
          <table:table-cell table:style-name="ce86"/>
          <table:table-cell table:style-name="ce86" table:formula="of:=7*[.C285]+0.06" office:value-type="float" office:value="2.37565656565657" calcext:value-type="float">
            <text:p>2,38</text:p>
          </table:table-cell>
          <table:table-cell table:style-name="ce88"/>
          <table:table-cell table:style-name="ce88" table:formula="of:=IF([.C285]&lt;0.242;EXP([.C285])/(2-EXP([.C285]));IF([.C285]&lt;0.5;7*[.C285];IF([.C285]&gt;=0.5;LOG(2*[.C285])+7*0.5;&quot;error&quot;)))" office:value-type="float" office:value="2.31565656565657" calcext:value-type="float">
            <text:p>2,316</text:p>
          </table:table-cell>
          <table:table-cell table:formula="of:=IF([.C285]&lt;0.242;&quot;exp&quot;;IF([.C285]&lt;0.5;&quot;geo&quot;;IF([.C28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1" calcext:value-type="float">
            <text:p>2,71</text:p>
          </table:table-cell>
          <table:table-cell table:style-name="ce88" table:formula="of:=([.B286]-[.$C$5])/([.$C$6]-[.$C$5])" office:value-type="float" office:value="0.332070707070707" calcext:value-type="float">
            <text:p>0,332</text:p>
          </table:table-cell>
          <table:table-cell table:style-name="ce86"/>
          <table:table-cell table:style-name="ce86" table:formula="of:=7*[.C286]+0.06" office:value-type="float" office:value="2.38449494949495" calcext:value-type="float">
            <text:p>2,38</text:p>
          </table:table-cell>
          <table:table-cell table:style-name="ce88"/>
          <table:table-cell table:style-name="ce88" table:formula="of:=IF([.C286]&lt;0.242;EXP([.C286])/(2-EXP([.C286]));IF([.C286]&lt;0.5;7*[.C286];IF([.C286]&gt;=0.5;LOG(2*[.C286])+7*0.5;&quot;error&quot;)))" office:value-type="float" office:value="2.32449494949495" calcext:value-type="float">
            <text:p>2,324</text:p>
          </table:table-cell>
          <table:table-cell table:formula="of:=IF([.C286]&lt;0.242;&quot;exp&quot;;IF([.C286]&lt;0.5;&quot;geo&quot;;IF([.C28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2" calcext:value-type="float">
            <text:p>2,72</text:p>
          </table:table-cell>
          <table:table-cell table:style-name="ce88" table:formula="of:=([.B287]-[.$C$5])/([.$C$6]-[.$C$5])" office:value-type="float" office:value="0.333333333333333" calcext:value-type="float">
            <text:p>0,333</text:p>
          </table:table-cell>
          <table:table-cell table:style-name="ce86"/>
          <table:table-cell table:style-name="ce86" table:formula="of:=7*[.C287]+0.06" office:value-type="float" office:value="2.39333333333333" calcext:value-type="float">
            <text:p>2,39</text:p>
          </table:table-cell>
          <table:table-cell table:style-name="ce88"/>
          <table:table-cell table:style-name="ce88" table:formula="of:=IF([.C287]&lt;0.242;EXP([.C287])/(2-EXP([.C287]));IF([.C287]&lt;0.5;7*[.C287];IF([.C287]&gt;=0.5;LOG(2*[.C287])+7*0.5;&quot;error&quot;)))" office:value-type="float" office:value="2.33333333333333" calcext:value-type="float">
            <text:p>2,333</text:p>
          </table:table-cell>
          <table:table-cell table:formula="of:=IF([.C287]&lt;0.242;&quot;exp&quot;;IF([.C287]&lt;0.5;&quot;geo&quot;;IF([.C28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3" calcext:value-type="float">
            <text:p>2,73</text:p>
          </table:table-cell>
          <table:table-cell table:style-name="ce88" table:formula="of:=([.B288]-[.$C$5])/([.$C$6]-[.$C$5])" office:value-type="float" office:value="0.33459595959596" calcext:value-type="float">
            <text:p>0,335</text:p>
          </table:table-cell>
          <table:table-cell table:style-name="ce86"/>
          <table:table-cell table:style-name="ce86" table:formula="of:=7*[.C288]+0.06" office:value-type="float" office:value="2.40217171717172" calcext:value-type="float">
            <text:p>2,40</text:p>
          </table:table-cell>
          <table:table-cell table:style-name="ce88"/>
          <table:table-cell table:style-name="ce88" table:formula="of:=IF([.C288]&lt;0.242;EXP([.C288])/(2-EXP([.C288]));IF([.C288]&lt;0.5;7*[.C288];IF([.C288]&gt;=0.5;LOG(2*[.C288])+7*0.5;&quot;error&quot;)))" office:value-type="float" office:value="2.34217171717172" calcext:value-type="float">
            <text:p>2,342</text:p>
          </table:table-cell>
          <table:table-cell table:formula="of:=IF([.C288]&lt;0.242;&quot;exp&quot;;IF([.C288]&lt;0.5;&quot;geo&quot;;IF([.C28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4" calcext:value-type="float">
            <text:p>2,74</text:p>
          </table:table-cell>
          <table:table-cell table:style-name="ce88" table:formula="of:=([.B289]-[.$C$5])/([.$C$6]-[.$C$5])" office:value-type="float" office:value="0.335858585858586" calcext:value-type="float">
            <text:p>0,336</text:p>
          </table:table-cell>
          <table:table-cell table:style-name="ce86"/>
          <table:table-cell table:style-name="ce86" table:formula="of:=7*[.C289]+0.06" office:value-type="float" office:value="2.4110101010101" calcext:value-type="float">
            <text:p>2,41</text:p>
          </table:table-cell>
          <table:table-cell table:style-name="ce88"/>
          <table:table-cell table:style-name="ce88" table:formula="of:=IF([.C289]&lt;0.242;EXP([.C289])/(2-EXP([.C289]));IF([.C289]&lt;0.5;7*[.C289];IF([.C289]&gt;=0.5;LOG(2*[.C289])+7*0.5;&quot;error&quot;)))" office:value-type="float" office:value="2.3510101010101" calcext:value-type="float">
            <text:p>2,351</text:p>
          </table:table-cell>
          <table:table-cell table:formula="of:=IF([.C289]&lt;0.242;&quot;exp&quot;;IF([.C289]&lt;0.5;&quot;geo&quot;;IF([.C28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5" calcext:value-type="float">
            <text:p>2,75</text:p>
          </table:table-cell>
          <table:table-cell table:style-name="ce88" table:formula="of:=([.B290]-[.$C$5])/([.$C$6]-[.$C$5])" office:value-type="float" office:value="0.337121212121212" calcext:value-type="float">
            <text:p>0,337</text:p>
          </table:table-cell>
          <table:table-cell table:style-name="ce86"/>
          <table:table-cell table:style-name="ce86" table:formula="of:=7*[.C290]+0.06" office:value-type="float" office:value="2.41984848484848" calcext:value-type="float">
            <text:p>2,42</text:p>
          </table:table-cell>
          <table:table-cell table:style-name="ce88"/>
          <table:table-cell table:style-name="ce88" table:formula="of:=IF([.C290]&lt;0.242;EXP([.C290])/(2-EXP([.C290]));IF([.C290]&lt;0.5;7*[.C290];IF([.C290]&gt;=0.5;LOG(2*[.C290])+7*0.5;&quot;error&quot;)))" office:value-type="float" office:value="2.35984848484848" calcext:value-type="float">
            <text:p>2,360</text:p>
          </table:table-cell>
          <table:table-cell table:formula="of:=IF([.C290]&lt;0.242;&quot;exp&quot;;IF([.C290]&lt;0.5;&quot;geo&quot;;IF([.C29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6" calcext:value-type="float">
            <text:p>2,76</text:p>
          </table:table-cell>
          <table:table-cell table:style-name="ce88" table:formula="of:=([.B291]-[.$C$5])/([.$C$6]-[.$C$5])" office:value-type="float" office:value="0.338383838383838" calcext:value-type="float">
            <text:p>0,338</text:p>
          </table:table-cell>
          <table:table-cell table:style-name="ce86"/>
          <table:table-cell table:style-name="ce86" table:formula="of:=7*[.C291]+0.06" office:value-type="float" office:value="2.42868686868687" calcext:value-type="float">
            <text:p>2,43</text:p>
          </table:table-cell>
          <table:table-cell table:style-name="ce88"/>
          <table:table-cell table:style-name="ce88" table:formula="of:=IF([.C291]&lt;0.242;EXP([.C291])/(2-EXP([.C291]));IF([.C291]&lt;0.5;7*[.C291];IF([.C291]&gt;=0.5;LOG(2*[.C291])+7*0.5;&quot;error&quot;)))" office:value-type="float" office:value="2.36868686868687" calcext:value-type="float">
            <text:p>2,369</text:p>
          </table:table-cell>
          <table:table-cell table:formula="of:=IF([.C291]&lt;0.242;&quot;exp&quot;;IF([.C291]&lt;0.5;&quot;geo&quot;;IF([.C29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7" calcext:value-type="float">
            <text:p>2,77</text:p>
          </table:table-cell>
          <table:table-cell table:style-name="ce88" table:formula="of:=([.B292]-[.$C$5])/([.$C$6]-[.$C$5])" office:value-type="float" office:value="0.339646464646465" calcext:value-type="float">
            <text:p>0,340</text:p>
          </table:table-cell>
          <table:table-cell table:style-name="ce86"/>
          <table:table-cell table:style-name="ce86" table:formula="of:=7*[.C292]+0.06" office:value-type="float" office:value="2.43752525252525" calcext:value-type="float">
            <text:p>2,44</text:p>
          </table:table-cell>
          <table:table-cell table:style-name="ce88"/>
          <table:table-cell table:style-name="ce88" table:formula="of:=IF([.C292]&lt;0.242;EXP([.C292])/(2-EXP([.C292]));IF([.C292]&lt;0.5;7*[.C292];IF([.C292]&gt;=0.5;LOG(2*[.C292])+7*0.5;&quot;error&quot;)))" office:value-type="float" office:value="2.37752525252525" calcext:value-type="float">
            <text:p>2,378</text:p>
          </table:table-cell>
          <table:table-cell table:formula="of:=IF([.C292]&lt;0.242;&quot;exp&quot;;IF([.C292]&lt;0.5;&quot;geo&quot;;IF([.C29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8" calcext:value-type="float">
            <text:p>2,78</text:p>
          </table:table-cell>
          <table:table-cell table:style-name="ce88" table:formula="of:=([.B293]-[.$C$5])/([.$C$6]-[.$C$5])" office:value-type="float" office:value="0.340909090909091" calcext:value-type="float">
            <text:p>0,341</text:p>
          </table:table-cell>
          <table:table-cell table:style-name="ce86"/>
          <table:table-cell table:style-name="ce86" table:formula="of:=7*[.C293]+0.06" office:value-type="float" office:value="2.44636363636364" calcext:value-type="float">
            <text:p>2,45</text:p>
          </table:table-cell>
          <table:table-cell table:style-name="ce88"/>
          <table:table-cell table:style-name="ce88" table:formula="of:=IF([.C293]&lt;0.242;EXP([.C293])/(2-EXP([.C293]));IF([.C293]&lt;0.5;7*[.C293];IF([.C293]&gt;=0.5;LOG(2*[.C293])+7*0.5;&quot;error&quot;)))" office:value-type="float" office:value="2.38636363636364" calcext:value-type="float">
            <text:p>2,386</text:p>
          </table:table-cell>
          <table:table-cell table:formula="of:=IF([.C293]&lt;0.242;&quot;exp&quot;;IF([.C293]&lt;0.5;&quot;geo&quot;;IF([.C29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9" calcext:value-type="float">
            <text:p>2,79</text:p>
          </table:table-cell>
          <table:table-cell table:style-name="ce88" table:formula="of:=([.B294]-[.$C$5])/([.$C$6]-[.$C$5])" office:value-type="float" office:value="0.342171717171717" calcext:value-type="float">
            <text:p>0,342</text:p>
          </table:table-cell>
          <table:table-cell table:style-name="ce86"/>
          <table:table-cell table:style-name="ce86" table:formula="of:=7*[.C294]+0.06" office:value-type="float" office:value="2.45520202020202" calcext:value-type="float">
            <text:p>2,46</text:p>
          </table:table-cell>
          <table:table-cell table:style-name="ce88"/>
          <table:table-cell table:style-name="ce88" table:formula="of:=IF([.C294]&lt;0.242;EXP([.C294])/(2-EXP([.C294]));IF([.C294]&lt;0.5;7*[.C294];IF([.C294]&gt;=0.5;LOG(2*[.C294])+7*0.5;&quot;error&quot;)))" office:value-type="float" office:value="2.39520202020202" calcext:value-type="float">
            <text:p>2,395</text:p>
          </table:table-cell>
          <table:table-cell table:formula="of:=IF([.C294]&lt;0.242;&quot;exp&quot;;IF([.C294]&lt;0.5;&quot;geo&quot;;IF([.C29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table:style-name="ce88" table:formula="of:=([.B295]-[.$C$5])/([.$C$6]-[.$C$5])" office:value-type="float" office:value="0.343434343434343" calcext:value-type="float">
            <text:p>0,343</text:p>
          </table:table-cell>
          <table:table-cell table:style-name="ce86"/>
          <table:table-cell table:style-name="ce86" table:formula="of:=7*[.C295]+0.06" office:value-type="float" office:value="2.4640404040404" calcext:value-type="float">
            <text:p>2,46</text:p>
          </table:table-cell>
          <table:table-cell table:style-name="ce88"/>
          <table:table-cell table:style-name="ce88" table:formula="of:=IF([.C295]&lt;0.242;EXP([.C295])/(2-EXP([.C295]));IF([.C295]&lt;0.5;7*[.C295];IF([.C295]&gt;=0.5;LOG(2*[.C295])+7*0.5;&quot;error&quot;)))" office:value-type="float" office:value="2.4040404040404" calcext:value-type="float">
            <text:p>2,404</text:p>
          </table:table-cell>
          <table:table-cell table:formula="of:=IF([.C295]&lt;0.242;&quot;exp&quot;;IF([.C295]&lt;0.5;&quot;geo&quot;;IF([.C29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1" calcext:value-type="float">
            <text:p>2,81</text:p>
          </table:table-cell>
          <table:table-cell table:style-name="ce88" table:formula="of:=([.B296]-[.$C$5])/([.$C$6]-[.$C$5])" office:value-type="float" office:value="0.34469696969697" calcext:value-type="float">
            <text:p>0,345</text:p>
          </table:table-cell>
          <table:table-cell table:style-name="ce86"/>
          <table:table-cell table:style-name="ce86" table:formula="of:=7*[.C296]+0.06" office:value-type="float" office:value="2.47287878787879" calcext:value-type="float">
            <text:p>2,47</text:p>
          </table:table-cell>
          <table:table-cell table:style-name="ce88"/>
          <table:table-cell table:style-name="ce88" table:formula="of:=IF([.C296]&lt;0.242;EXP([.C296])/(2-EXP([.C296]));IF([.C296]&lt;0.5;7*[.C296];IF([.C296]&gt;=0.5;LOG(2*[.C296])+7*0.5;&quot;error&quot;)))" office:value-type="float" office:value="2.41287878787879" calcext:value-type="float">
            <text:p>2,413</text:p>
          </table:table-cell>
          <table:table-cell table:formula="of:=IF([.C296]&lt;0.242;&quot;exp&quot;;IF([.C296]&lt;0.5;&quot;geo&quot;;IF([.C29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2" calcext:value-type="float">
            <text:p>2,82</text:p>
          </table:table-cell>
          <table:table-cell table:style-name="ce88" table:formula="of:=([.B297]-[.$C$5])/([.$C$6]-[.$C$5])" office:value-type="float" office:value="0.345959595959596" calcext:value-type="float">
            <text:p>0,346</text:p>
          </table:table-cell>
          <table:table-cell table:style-name="ce86"/>
          <table:table-cell table:style-name="ce86" table:formula="of:=7*[.C297]+0.06" office:value-type="float" office:value="2.48171717171717" calcext:value-type="float">
            <text:p>2,48</text:p>
          </table:table-cell>
          <table:table-cell table:style-name="ce88"/>
          <table:table-cell table:style-name="ce88" table:formula="of:=IF([.C297]&lt;0.242;EXP([.C297])/(2-EXP([.C297]));IF([.C297]&lt;0.5;7*[.C297];IF([.C297]&gt;=0.5;LOG(2*[.C297])+7*0.5;&quot;error&quot;)))" office:value-type="float" office:value="2.42171717171717" calcext:value-type="float">
            <text:p>2,422</text:p>
          </table:table-cell>
          <table:table-cell table:formula="of:=IF([.C297]&lt;0.242;&quot;exp&quot;;IF([.C297]&lt;0.5;&quot;geo&quot;;IF([.C29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3" calcext:value-type="float">
            <text:p>2,83</text:p>
          </table:table-cell>
          <table:table-cell table:style-name="ce88" table:formula="of:=([.B298]-[.$C$5])/([.$C$6]-[.$C$5])" office:value-type="float" office:value="0.347222222222222" calcext:value-type="float">
            <text:p>0,347</text:p>
          </table:table-cell>
          <table:table-cell table:style-name="ce86"/>
          <table:table-cell table:style-name="ce86" table:formula="of:=7*[.C298]+0.06" office:value-type="float" office:value="2.49055555555556" calcext:value-type="float">
            <text:p>2,49</text:p>
          </table:table-cell>
          <table:table-cell table:style-name="ce88"/>
          <table:table-cell table:style-name="ce88" table:formula="of:=IF([.C298]&lt;0.242;EXP([.C298])/(2-EXP([.C298]));IF([.C298]&lt;0.5;7*[.C298];IF([.C298]&gt;=0.5;LOG(2*[.C298])+7*0.5;&quot;error&quot;)))" office:value-type="float" office:value="2.43055555555556" calcext:value-type="float">
            <text:p>2,431</text:p>
          </table:table-cell>
          <table:table-cell table:formula="of:=IF([.C298]&lt;0.242;&quot;exp&quot;;IF([.C298]&lt;0.5;&quot;geo&quot;;IF([.C29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4" calcext:value-type="float">
            <text:p>2,84</text:p>
          </table:table-cell>
          <table:table-cell table:style-name="ce88" table:formula="of:=([.B299]-[.$C$5])/([.$C$6]-[.$C$5])" office:value-type="float" office:value="0.348484848484848" calcext:value-type="float">
            <text:p>0,348</text:p>
          </table:table-cell>
          <table:table-cell table:style-name="ce86"/>
          <table:table-cell table:style-name="ce86" table:formula="of:=7*[.C299]+0.06" office:value-type="float" office:value="2.49939393939394" calcext:value-type="float">
            <text:p>2,50</text:p>
          </table:table-cell>
          <table:table-cell table:style-name="ce88"/>
          <table:table-cell table:style-name="ce88" table:formula="of:=IF([.C299]&lt;0.242;EXP([.C299])/(2-EXP([.C299]));IF([.C299]&lt;0.5;7*[.C299];IF([.C299]&gt;=0.5;LOG(2*[.C299])+7*0.5;&quot;error&quot;)))" office:value-type="float" office:value="2.43939393939394" calcext:value-type="float">
            <text:p>2,439</text:p>
          </table:table-cell>
          <table:table-cell table:formula="of:=IF([.C299]&lt;0.242;&quot;exp&quot;;IF([.C299]&lt;0.5;&quot;geo&quot;;IF([.C29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5" calcext:value-type="float">
            <text:p>2,85</text:p>
          </table:table-cell>
          <table:table-cell table:style-name="ce88" table:formula="of:=([.B300]-[.$C$5])/([.$C$6]-[.$C$5])" office:value-type="float" office:value="0.349747474747475" calcext:value-type="float">
            <text:p>0,350</text:p>
          </table:table-cell>
          <table:table-cell table:style-name="ce86"/>
          <table:table-cell table:style-name="ce86" table:formula="of:=7*[.C300]+0.06" office:value-type="float" office:value="2.50823232323232" calcext:value-type="float">
            <text:p>2,51</text:p>
          </table:table-cell>
          <table:table-cell table:style-name="ce88"/>
          <table:table-cell table:style-name="ce88" table:formula="of:=IF([.C300]&lt;0.242;EXP([.C300])/(2-EXP([.C300]));IF([.C300]&lt;0.5;7*[.C300];IF([.C300]&gt;=0.5;LOG(2*[.C300])+7*0.5;&quot;error&quot;)))" office:value-type="float" office:value="2.44823232323232" calcext:value-type="float">
            <text:p>2,448</text:p>
          </table:table-cell>
          <table:table-cell table:formula="of:=IF([.C300]&lt;0.242;&quot;exp&quot;;IF([.C300]&lt;0.5;&quot;geo&quot;;IF([.C30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6" calcext:value-type="float">
            <text:p>2,86</text:p>
          </table:table-cell>
          <table:table-cell table:style-name="ce88" table:formula="of:=([.B301]-[.$C$5])/([.$C$6]-[.$C$5])" office:value-type="float" office:value="0.351010101010101" calcext:value-type="float">
            <text:p>0,351</text:p>
          </table:table-cell>
          <table:table-cell table:style-name="ce86"/>
          <table:table-cell table:style-name="ce86" table:formula="of:=7*[.C301]+0.06" office:value-type="float" office:value="2.51707070707071" calcext:value-type="float">
            <text:p>2,52</text:p>
          </table:table-cell>
          <table:table-cell table:style-name="ce88"/>
          <table:table-cell table:style-name="ce88" table:formula="of:=IF([.C301]&lt;0.242;EXP([.C301])/(2-EXP([.C301]));IF([.C301]&lt;0.5;7*[.C301];IF([.C301]&gt;=0.5;LOG(2*[.C301])+7*0.5;&quot;error&quot;)))" office:value-type="float" office:value="2.45707070707071" calcext:value-type="float">
            <text:p>2,457</text:p>
          </table:table-cell>
          <table:table-cell table:formula="of:=IF([.C301]&lt;0.242;&quot;exp&quot;;IF([.C301]&lt;0.5;&quot;geo&quot;;IF([.C30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table:style-name="ce88" table:formula="of:=([.B302]-[.$C$5])/([.$C$6]-[.$C$5])" office:value-type="float" office:value="0.352272727272727" calcext:value-type="float">
            <text:p>0,352</text:p>
          </table:table-cell>
          <table:table-cell table:style-name="ce86"/>
          <table:table-cell table:style-name="ce86" table:formula="of:=7*[.C302]+0.06" office:value-type="float" office:value="2.52590909090909" calcext:value-type="float">
            <text:p>2,53</text:p>
          </table:table-cell>
          <table:table-cell table:style-name="ce88"/>
          <table:table-cell table:style-name="ce88" table:formula="of:=IF([.C302]&lt;0.242;EXP([.C302])/(2-EXP([.C302]));IF([.C302]&lt;0.5;7*[.C302];IF([.C302]&gt;=0.5;LOG(2*[.C302])+7*0.5;&quot;error&quot;)))" office:value-type="float" office:value="2.46590909090909" calcext:value-type="float">
            <text:p>2,466</text:p>
          </table:table-cell>
          <table:table-cell table:formula="of:=IF([.C302]&lt;0.242;&quot;exp&quot;;IF([.C302]&lt;0.5;&quot;geo&quot;;IF([.C30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8" calcext:value-type="float">
            <text:p>2,88</text:p>
          </table:table-cell>
          <table:table-cell table:style-name="ce88" table:formula="of:=([.B303]-[.$C$5])/([.$C$6]-[.$C$5])" office:value-type="float" office:value="0.353535353535353" calcext:value-type="float">
            <text:p>0,354</text:p>
          </table:table-cell>
          <table:table-cell table:style-name="ce86"/>
          <table:table-cell table:style-name="ce86" table:formula="of:=7*[.C303]+0.06" office:value-type="float" office:value="2.53474747474747" calcext:value-type="float">
            <text:p>2,53</text:p>
          </table:table-cell>
          <table:table-cell table:style-name="ce88"/>
          <table:table-cell table:style-name="ce88" table:formula="of:=IF([.C303]&lt;0.242;EXP([.C303])/(2-EXP([.C303]));IF([.C303]&lt;0.5;7*[.C303];IF([.C303]&gt;=0.5;LOG(2*[.C303])+7*0.5;&quot;error&quot;)))" office:value-type="float" office:value="2.47474747474747" calcext:value-type="float">
            <text:p>2,475</text:p>
          </table:table-cell>
          <table:table-cell table:formula="of:=IF([.C303]&lt;0.242;&quot;exp&quot;;IF([.C303]&lt;0.5;&quot;geo&quot;;IF([.C30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9" calcext:value-type="float">
            <text:p>2,89</text:p>
          </table:table-cell>
          <table:table-cell table:style-name="ce88" table:formula="of:=([.B304]-[.$C$5])/([.$C$6]-[.$C$5])" office:value-type="float" office:value="0.35479797979798" calcext:value-type="float">
            <text:p>0,355</text:p>
          </table:table-cell>
          <table:table-cell table:style-name="ce86"/>
          <table:table-cell table:style-name="ce86" table:formula="of:=7*[.C304]+0.06" office:value-type="float" office:value="2.54358585858586" calcext:value-type="float">
            <text:p>2,54</text:p>
          </table:table-cell>
          <table:table-cell table:style-name="ce88"/>
          <table:table-cell table:style-name="ce88" table:formula="of:=IF([.C304]&lt;0.242;EXP([.C304])/(2-EXP([.C304]));IF([.C304]&lt;0.5;7*[.C304];IF([.C304]&gt;=0.5;LOG(2*[.C304])+7*0.5;&quot;error&quot;)))" office:value-type="float" office:value="2.48358585858586" calcext:value-type="float">
            <text:p>2,484</text:p>
          </table:table-cell>
          <table:table-cell table:formula="of:=IF([.C304]&lt;0.242;&quot;exp&quot;;IF([.C304]&lt;0.5;&quot;geo&quot;;IF([.C30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table:style-name="ce88" table:formula="of:=([.B305]-[.$C$5])/([.$C$6]-[.$C$5])" office:value-type="float" office:value="0.356060606060606" calcext:value-type="float">
            <text:p>0,356</text:p>
          </table:table-cell>
          <table:table-cell table:style-name="ce86"/>
          <table:table-cell table:style-name="ce86" table:formula="of:=7*[.C305]+0.06" office:value-type="float" office:value="2.55242424242424" calcext:value-type="float">
            <text:p>2,55</text:p>
          </table:table-cell>
          <table:table-cell table:style-name="ce88"/>
          <table:table-cell table:style-name="ce88" table:formula="of:=IF([.C305]&lt;0.242;EXP([.C305])/(2-EXP([.C305]));IF([.C305]&lt;0.5;7*[.C305];IF([.C305]&gt;=0.5;LOG(2*[.C305])+7*0.5;&quot;error&quot;)))" office:value-type="float" office:value="2.49242424242424" calcext:value-type="float">
            <text:p>2,492</text:p>
          </table:table-cell>
          <table:table-cell table:formula="of:=IF([.C305]&lt;0.242;&quot;exp&quot;;IF([.C305]&lt;0.5;&quot;geo&quot;;IF([.C30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table:style-name="ce88" table:formula="of:=([.B306]-[.$C$5])/([.$C$6]-[.$C$5])" office:value-type="float" office:value="0.357323232323232" calcext:value-type="float">
            <text:p>0,357</text:p>
          </table:table-cell>
          <table:table-cell table:style-name="ce86"/>
          <table:table-cell table:style-name="ce86" table:formula="of:=7*[.C306]+0.06" office:value-type="float" office:value="2.56126262626263" calcext:value-type="float">
            <text:p>2,56</text:p>
          </table:table-cell>
          <table:table-cell table:style-name="ce88"/>
          <table:table-cell table:style-name="ce88" table:formula="of:=IF([.C306]&lt;0.242;EXP([.C306])/(2-EXP([.C306]));IF([.C306]&lt;0.5;7*[.C306];IF([.C306]&gt;=0.5;LOG(2*[.C306])+7*0.5;&quot;error&quot;)))" office:value-type="float" office:value="2.50126262626263" calcext:value-type="float">
            <text:p>2,501</text:p>
          </table:table-cell>
          <table:table-cell table:formula="of:=IF([.C306]&lt;0.242;&quot;exp&quot;;IF([.C306]&lt;0.5;&quot;geo&quot;;IF([.C30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2" calcext:value-type="float">
            <text:p>2,92</text:p>
          </table:table-cell>
          <table:table-cell table:style-name="ce88" table:formula="of:=([.B307]-[.$C$5])/([.$C$6]-[.$C$5])" office:value-type="float" office:value="0.358585858585859" calcext:value-type="float">
            <text:p>0,359</text:p>
          </table:table-cell>
          <table:table-cell table:style-name="ce86"/>
          <table:table-cell table:style-name="ce86" table:formula="of:=7*[.C307]+0.06" office:value-type="float" office:value="2.57010101010101" calcext:value-type="float">
            <text:p>2,57</text:p>
          </table:table-cell>
          <table:table-cell table:style-name="ce88"/>
          <table:table-cell table:style-name="ce88" table:formula="of:=IF([.C307]&lt;0.242;EXP([.C307])/(2-EXP([.C307]));IF([.C307]&lt;0.5;7*[.C307];IF([.C307]&gt;=0.5;LOG(2*[.C307])+7*0.5;&quot;error&quot;)))" office:value-type="float" office:value="2.51010101010101" calcext:value-type="float">
            <text:p>2,510</text:p>
          </table:table-cell>
          <table:table-cell table:formula="of:=IF([.C307]&lt;0.242;&quot;exp&quot;;IF([.C307]&lt;0.5;&quot;geo&quot;;IF([.C30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3" calcext:value-type="float">
            <text:p>2,93</text:p>
          </table:table-cell>
          <table:table-cell table:style-name="ce88" table:formula="of:=([.B308]-[.$C$5])/([.$C$6]-[.$C$5])" office:value-type="float" office:value="0.359848484848485" calcext:value-type="float">
            <text:p>0,360</text:p>
          </table:table-cell>
          <table:table-cell table:style-name="ce86"/>
          <table:table-cell table:style-name="ce86" table:formula="of:=7*[.C308]+0.06" office:value-type="float" office:value="2.57893939393939" calcext:value-type="float">
            <text:p>2,58</text:p>
          </table:table-cell>
          <table:table-cell table:style-name="ce88"/>
          <table:table-cell table:style-name="ce88" table:formula="of:=IF([.C308]&lt;0.242;EXP([.C308])/(2-EXP([.C308]));IF([.C308]&lt;0.5;7*[.C308];IF([.C308]&gt;=0.5;LOG(2*[.C308])+7*0.5;&quot;error&quot;)))" office:value-type="float" office:value="2.51893939393939" calcext:value-type="float">
            <text:p>2,519</text:p>
          </table:table-cell>
          <table:table-cell table:formula="of:=IF([.C308]&lt;0.242;&quot;exp&quot;;IF([.C308]&lt;0.5;&quot;geo&quot;;IF([.C30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4" calcext:value-type="float">
            <text:p>2,94</text:p>
          </table:table-cell>
          <table:table-cell table:style-name="ce88" table:formula="of:=([.B309]-[.$C$5])/([.$C$6]-[.$C$5])" office:value-type="float" office:value="0.361111111111111" calcext:value-type="float">
            <text:p>0,361</text:p>
          </table:table-cell>
          <table:table-cell table:style-name="ce86"/>
          <table:table-cell table:style-name="ce86" table:formula="of:=7*[.C309]+0.06" office:value-type="float" office:value="2.58777777777778" calcext:value-type="float">
            <text:p>2,59</text:p>
          </table:table-cell>
          <table:table-cell table:style-name="ce88"/>
          <table:table-cell table:style-name="ce88" table:formula="of:=IF([.C309]&lt;0.242;EXP([.C309])/(2-EXP([.C309]));IF([.C309]&lt;0.5;7*[.C309];IF([.C309]&gt;=0.5;LOG(2*[.C309])+7*0.5;&quot;error&quot;)))" office:value-type="float" office:value="2.52777777777778" calcext:value-type="float">
            <text:p>2,528</text:p>
          </table:table-cell>
          <table:table-cell table:formula="of:=IF([.C309]&lt;0.242;&quot;exp&quot;;IF([.C309]&lt;0.5;&quot;geo&quot;;IF([.C30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table:style-name="ce88" table:formula="of:=([.B310]-[.$C$5])/([.$C$6]-[.$C$5])" office:value-type="float" office:value="0.362373737373737" calcext:value-type="float">
            <text:p>0,362</text:p>
          </table:table-cell>
          <table:table-cell table:style-name="ce86"/>
          <table:table-cell table:style-name="ce86" table:formula="of:=7*[.C310]+0.06" office:value-type="float" office:value="2.59661616161616" calcext:value-type="float">
            <text:p>2,60</text:p>
          </table:table-cell>
          <table:table-cell table:style-name="ce88"/>
          <table:table-cell table:style-name="ce88" table:formula="of:=IF([.C310]&lt;0.242;EXP([.C310])/(2-EXP([.C310]));IF([.C310]&lt;0.5;7*[.C310];IF([.C310]&gt;=0.5;LOG(2*[.C310])+7*0.5;&quot;error&quot;)))" office:value-type="float" office:value="2.53661616161616" calcext:value-type="float">
            <text:p>2,537</text:p>
          </table:table-cell>
          <table:table-cell table:formula="of:=IF([.C310]&lt;0.242;&quot;exp&quot;;IF([.C310]&lt;0.5;&quot;geo&quot;;IF([.C31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6" calcext:value-type="float">
            <text:p>2,96</text:p>
          </table:table-cell>
          <table:table-cell table:style-name="ce88" table:formula="of:=([.B311]-[.$C$5])/([.$C$6]-[.$C$5])" office:value-type="float" office:value="0.363636363636364" calcext:value-type="float">
            <text:p>0,364</text:p>
          </table:table-cell>
          <table:table-cell table:style-name="ce86"/>
          <table:table-cell table:style-name="ce86" table:formula="of:=7*[.C311]+0.06" office:value-type="float" office:value="2.60545454545455" calcext:value-type="float">
            <text:p>2,61</text:p>
          </table:table-cell>
          <table:table-cell table:style-name="ce88"/>
          <table:table-cell table:style-name="ce88" table:formula="of:=IF([.C311]&lt;0.242;EXP([.C311])/(2-EXP([.C311]));IF([.C311]&lt;0.5;7*[.C311];IF([.C311]&gt;=0.5;LOG(2*[.C311])+7*0.5;&quot;error&quot;)))" office:value-type="float" office:value="2.54545454545455" calcext:value-type="float">
            <text:p>2,545</text:p>
          </table:table-cell>
          <table:table-cell table:formula="of:=IF([.C311]&lt;0.242;&quot;exp&quot;;IF([.C311]&lt;0.5;&quot;geo&quot;;IF([.C31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7" calcext:value-type="float">
            <text:p>2,97</text:p>
          </table:table-cell>
          <table:table-cell table:style-name="ce88" table:formula="of:=([.B312]-[.$C$5])/([.$C$6]-[.$C$5])" office:value-type="float" office:value="0.36489898989899" calcext:value-type="float">
            <text:p>0,365</text:p>
          </table:table-cell>
          <table:table-cell table:style-name="ce86"/>
          <table:table-cell table:style-name="ce86" table:formula="of:=7*[.C312]+0.06" office:value-type="float" office:value="2.61429292929293" calcext:value-type="float">
            <text:p>2,61</text:p>
          </table:table-cell>
          <table:table-cell table:style-name="ce88"/>
          <table:table-cell table:style-name="ce88" table:formula="of:=IF([.C312]&lt;0.242;EXP([.C312])/(2-EXP([.C312]));IF([.C312]&lt;0.5;7*[.C312];IF([.C312]&gt;=0.5;LOG(2*[.C312])+7*0.5;&quot;error&quot;)))" office:value-type="float" office:value="2.55429292929293" calcext:value-type="float">
            <text:p>2,554</text:p>
          </table:table-cell>
          <table:table-cell table:formula="of:=IF([.C312]&lt;0.242;&quot;exp&quot;;IF([.C312]&lt;0.5;&quot;geo&quot;;IF([.C31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table:style-name="ce88" table:formula="of:=([.B313]-[.$C$5])/([.$C$6]-[.$C$5])" office:value-type="float" office:value="0.366161616161616" calcext:value-type="float">
            <text:p>0,366</text:p>
          </table:table-cell>
          <table:table-cell table:style-name="ce86"/>
          <table:table-cell table:style-name="ce86" table:formula="of:=7*[.C313]+0.06" office:value-type="float" office:value="2.62313131313131" calcext:value-type="float">
            <text:p>2,62</text:p>
          </table:table-cell>
          <table:table-cell table:style-name="ce88"/>
          <table:table-cell table:style-name="ce88" table:formula="of:=IF([.C313]&lt;0.242;EXP([.C313])/(2-EXP([.C313]));IF([.C313]&lt;0.5;7*[.C313];IF([.C313]&gt;=0.5;LOG(2*[.C313])+7*0.5;&quot;error&quot;)))" office:value-type="float" office:value="2.56313131313131" calcext:value-type="float">
            <text:p>2,563</text:p>
          </table:table-cell>
          <table:table-cell table:formula="of:=IF([.C313]&lt;0.242;&quot;exp&quot;;IF([.C313]&lt;0.5;&quot;geo&quot;;IF([.C31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9" calcext:value-type="float">
            <text:p>2,99</text:p>
          </table:table-cell>
          <table:table-cell table:style-name="ce88" table:formula="of:=([.B314]-[.$C$5])/([.$C$6]-[.$C$5])" office:value-type="float" office:value="0.367424242424242" calcext:value-type="float">
            <text:p>0,367</text:p>
          </table:table-cell>
          <table:table-cell table:style-name="ce86"/>
          <table:table-cell table:style-name="ce86" table:formula="of:=7*[.C314]+0.06" office:value-type="float" office:value="2.6319696969697" calcext:value-type="float">
            <text:p>2,63</text:p>
          </table:table-cell>
          <table:table-cell table:style-name="ce88"/>
          <table:table-cell table:style-name="ce88" table:formula="of:=IF([.C314]&lt;0.242;EXP([.C314])/(2-EXP([.C314]));IF([.C314]&lt;0.5;7*[.C314];IF([.C314]&gt;=0.5;LOG(2*[.C314])+7*0.5;&quot;error&quot;)))" office:value-type="float" office:value="2.5719696969697" calcext:value-type="float">
            <text:p>2,572</text:p>
          </table:table-cell>
          <table:table-cell table:formula="of:=IF([.C314]&lt;0.242;&quot;exp&quot;;IF([.C314]&lt;0.5;&quot;geo&quot;;IF([.C31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8" table:formula="of:=([.B315]-[.$C$5])/([.$C$6]-[.$C$5])" office:value-type="float" office:value="0.368686868686869" calcext:value-type="float">
            <text:p>0,369</text:p>
          </table:table-cell>
          <table:table-cell table:style-name="ce86"/>
          <table:table-cell table:style-name="ce86" table:formula="of:=7*[.C315]+0.06" office:value-type="float" office:value="2.64080808080808" calcext:value-type="float">
            <text:p>2,64</text:p>
          </table:table-cell>
          <table:table-cell table:style-name="ce88"/>
          <table:table-cell table:style-name="ce88" table:formula="of:=IF([.C315]&lt;0.242;EXP([.C315])/(2-EXP([.C315]));IF([.C315]&lt;0.5;7*[.C315];IF([.C315]&gt;=0.5;LOG(2*[.C315])+7*0.5;&quot;error&quot;)))" office:value-type="float" office:value="2.58080808080808" calcext:value-type="float">
            <text:p>2,581</text:p>
          </table:table-cell>
          <table:table-cell table:formula="of:=IF([.C315]&lt;0.242;&quot;exp&quot;;IF([.C315]&lt;0.5;&quot;geo&quot;;IF([.C31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1" calcext:value-type="float">
            <text:p>3,01</text:p>
          </table:table-cell>
          <table:table-cell table:style-name="ce88" table:formula="of:=([.B316]-[.$C$5])/([.$C$6]-[.$C$5])" office:value-type="float" office:value="0.369949494949495" calcext:value-type="float">
            <text:p>0,370</text:p>
          </table:table-cell>
          <table:table-cell table:style-name="ce86"/>
          <table:table-cell table:style-name="ce86" table:formula="of:=7*[.C316]+0.06" office:value-type="float" office:value="2.64964646464646" calcext:value-type="float">
            <text:p>2,65</text:p>
          </table:table-cell>
          <table:table-cell table:style-name="ce88"/>
          <table:table-cell table:style-name="ce88" table:formula="of:=IF([.C316]&lt;0.242;EXP([.C316])/(2-EXP([.C316]));IF([.C316]&lt;0.5;7*[.C316];IF([.C316]&gt;=0.5;LOG(2*[.C316])+7*0.5;&quot;error&quot;)))" office:value-type="float" office:value="2.58964646464646" calcext:value-type="float">
            <text:p>2,590</text:p>
          </table:table-cell>
          <table:table-cell table:formula="of:=IF([.C316]&lt;0.242;&quot;exp&quot;;IF([.C316]&lt;0.5;&quot;geo&quot;;IF([.C31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2" calcext:value-type="float">
            <text:p>3,02</text:p>
          </table:table-cell>
          <table:table-cell table:style-name="ce88" table:formula="of:=([.B317]-[.$C$5])/([.$C$6]-[.$C$5])" office:value-type="float" office:value="0.371212121212121" calcext:value-type="float">
            <text:p>0,371</text:p>
          </table:table-cell>
          <table:table-cell table:style-name="ce86"/>
          <table:table-cell table:style-name="ce86" table:formula="of:=7*[.C317]+0.06" office:value-type="float" office:value="2.65848484848485" calcext:value-type="float">
            <text:p>2,66</text:p>
          </table:table-cell>
          <table:table-cell table:style-name="ce88"/>
          <table:table-cell table:style-name="ce88" table:formula="of:=IF([.C317]&lt;0.242;EXP([.C317])/(2-EXP([.C317]));IF([.C317]&lt;0.5;7*[.C317];IF([.C317]&gt;=0.5;LOG(2*[.C317])+7*0.5;&quot;error&quot;)))" office:value-type="float" office:value="2.59848484848485" calcext:value-type="float">
            <text:p>2,598</text:p>
          </table:table-cell>
          <table:table-cell table:formula="of:=IF([.C317]&lt;0.242;&quot;exp&quot;;IF([.C317]&lt;0.5;&quot;geo&quot;;IF([.C31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3" calcext:value-type="float">
            <text:p>3,03</text:p>
          </table:table-cell>
          <table:table-cell table:style-name="ce88" table:formula="of:=([.B318]-[.$C$5])/([.$C$6]-[.$C$5])" office:value-type="float" office:value="0.372474747474747" calcext:value-type="float">
            <text:p>0,372</text:p>
          </table:table-cell>
          <table:table-cell table:style-name="ce86"/>
          <table:table-cell table:style-name="ce86" table:formula="of:=7*[.C318]+0.06" office:value-type="float" office:value="2.66732323232323" calcext:value-type="float">
            <text:p>2,67</text:p>
          </table:table-cell>
          <table:table-cell table:style-name="ce88"/>
          <table:table-cell table:style-name="ce88" table:formula="of:=IF([.C318]&lt;0.242;EXP([.C318])/(2-EXP([.C318]));IF([.C318]&lt;0.5;7*[.C318];IF([.C318]&gt;=0.5;LOG(2*[.C318])+7*0.5;&quot;error&quot;)))" office:value-type="float" office:value="2.60732323232323" calcext:value-type="float">
            <text:p>2,607</text:p>
          </table:table-cell>
          <table:table-cell table:formula="of:=IF([.C318]&lt;0.242;&quot;exp&quot;;IF([.C318]&lt;0.5;&quot;geo&quot;;IF([.C31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4" calcext:value-type="float">
            <text:p>3,04</text:p>
          </table:table-cell>
          <table:table-cell table:style-name="ce88" table:formula="of:=([.B319]-[.$C$5])/([.$C$6]-[.$C$5])" office:value-type="float" office:value="0.373737373737374" calcext:value-type="float">
            <text:p>0,374</text:p>
          </table:table-cell>
          <table:table-cell table:style-name="ce86"/>
          <table:table-cell table:style-name="ce86" table:formula="of:=7*[.C319]+0.06" office:value-type="float" office:value="2.67616161616162" calcext:value-type="float">
            <text:p>2,68</text:p>
          </table:table-cell>
          <table:table-cell table:style-name="ce88"/>
          <table:table-cell table:style-name="ce88" table:formula="of:=IF([.C319]&lt;0.242;EXP([.C319])/(2-EXP([.C319]));IF([.C319]&lt;0.5;7*[.C319];IF([.C319]&gt;=0.5;LOG(2*[.C319])+7*0.5;&quot;error&quot;)))" office:value-type="float" office:value="2.61616161616162" calcext:value-type="float">
            <text:p>2,616</text:p>
          </table:table-cell>
          <table:table-cell table:formula="of:=IF([.C319]&lt;0.242;&quot;exp&quot;;IF([.C319]&lt;0.5;&quot;geo&quot;;IF([.C31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5" calcext:value-type="float">
            <text:p>3,05</text:p>
          </table:table-cell>
          <table:table-cell table:style-name="ce88" table:formula="of:=([.B320]-[.$C$5])/([.$C$6]-[.$C$5])" office:value-type="float" office:value="0.375" calcext:value-type="float">
            <text:p>0,375</text:p>
          </table:table-cell>
          <table:table-cell table:style-name="ce86"/>
          <table:table-cell table:style-name="ce86" table:formula="of:=7*[.C320]+0.06" office:value-type="float" office:value="2.685" calcext:value-type="float">
            <text:p>2,69</text:p>
          </table:table-cell>
          <table:table-cell table:style-name="ce88"/>
          <table:table-cell table:style-name="ce88" table:formula="of:=IF([.C320]&lt;0.242;EXP([.C320])/(2-EXP([.C320]));IF([.C320]&lt;0.5;7*[.C320];IF([.C320]&gt;=0.5;LOG(2*[.C320])+7*0.5;&quot;error&quot;)))" office:value-type="float" office:value="2.625" calcext:value-type="float">
            <text:p>2,625</text:p>
          </table:table-cell>
          <table:table-cell table:formula="of:=IF([.C320]&lt;0.242;&quot;exp&quot;;IF([.C320]&lt;0.5;&quot;geo&quot;;IF([.C32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6" calcext:value-type="float">
            <text:p>3,06</text:p>
          </table:table-cell>
          <table:table-cell table:style-name="ce88" table:formula="of:=([.B321]-[.$C$5])/([.$C$6]-[.$C$5])" office:value-type="float" office:value="0.376262626262626" calcext:value-type="float">
            <text:p>0,376</text:p>
          </table:table-cell>
          <table:table-cell table:style-name="ce86"/>
          <table:table-cell table:style-name="ce86" table:formula="of:=7*[.C321]+0.06" office:value-type="float" office:value="2.69383838383838" calcext:value-type="float">
            <text:p>2,69</text:p>
          </table:table-cell>
          <table:table-cell table:style-name="ce88"/>
          <table:table-cell table:style-name="ce88" table:formula="of:=IF([.C321]&lt;0.242;EXP([.C321])/(2-EXP([.C321]));IF([.C321]&lt;0.5;7*[.C321];IF([.C321]&gt;=0.5;LOG(2*[.C321])+7*0.5;&quot;error&quot;)))" office:value-type="float" office:value="2.63383838383838" calcext:value-type="float">
            <text:p>2,634</text:p>
          </table:table-cell>
          <table:table-cell table:formula="of:=IF([.C321]&lt;0.242;&quot;exp&quot;;IF([.C321]&lt;0.5;&quot;geo&quot;;IF([.C32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table:style-name="ce88" table:formula="of:=([.B322]-[.$C$5])/([.$C$6]-[.$C$5])" office:value-type="float" office:value="0.377525252525252" calcext:value-type="float">
            <text:p>0,378</text:p>
          </table:table-cell>
          <table:table-cell table:style-name="ce86"/>
          <table:table-cell table:style-name="ce86" table:formula="of:=7*[.C322]+0.06" office:value-type="float" office:value="2.70267676767677" calcext:value-type="float">
            <text:p>2,70</text:p>
          </table:table-cell>
          <table:table-cell table:style-name="ce88"/>
          <table:table-cell table:style-name="ce88" table:formula="of:=IF([.C322]&lt;0.242;EXP([.C322])/(2-EXP([.C322]));IF([.C322]&lt;0.5;7*[.C322];IF([.C322]&gt;=0.5;LOG(2*[.C322])+7*0.5;&quot;error&quot;)))" office:value-type="float" office:value="2.64267676767677" calcext:value-type="float">
            <text:p>2,643</text:p>
          </table:table-cell>
          <table:table-cell table:formula="of:=IF([.C322]&lt;0.242;&quot;exp&quot;;IF([.C322]&lt;0.5;&quot;geo&quot;;IF([.C32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table:style-name="ce88" table:formula="of:=([.B323]-[.$C$5])/([.$C$6]-[.$C$5])" office:value-type="float" office:value="0.378787878787879" calcext:value-type="float">
            <text:p>0,379</text:p>
          </table:table-cell>
          <table:table-cell table:style-name="ce86"/>
          <table:table-cell table:style-name="ce86" table:formula="of:=7*[.C323]+0.06" office:value-type="float" office:value="2.71151515151515" calcext:value-type="float">
            <text:p>2,71</text:p>
          </table:table-cell>
          <table:table-cell table:style-name="ce88"/>
          <table:table-cell table:style-name="ce88" table:formula="of:=IF([.C323]&lt;0.242;EXP([.C323])/(2-EXP([.C323]));IF([.C323]&lt;0.5;7*[.C323];IF([.C323]&gt;=0.5;LOG(2*[.C323])+7*0.5;&quot;error&quot;)))" office:value-type="float" office:value="2.65151515151515" calcext:value-type="float">
            <text:p>2,652</text:p>
          </table:table-cell>
          <table:table-cell table:formula="of:=IF([.C323]&lt;0.242;&quot;exp&quot;;IF([.C323]&lt;0.5;&quot;geo&quot;;IF([.C32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9" calcext:value-type="float">
            <text:p>3,09</text:p>
          </table:table-cell>
          <table:table-cell table:style-name="ce88" table:formula="of:=([.B324]-[.$C$5])/([.$C$6]-[.$C$5])" office:value-type="float" office:value="0.380050505050505" calcext:value-type="float">
            <text:p>0,380</text:p>
          </table:table-cell>
          <table:table-cell table:style-name="ce86"/>
          <table:table-cell table:style-name="ce86" table:formula="of:=7*[.C324]+0.06" office:value-type="float" office:value="2.72035353535353" calcext:value-type="float">
            <text:p>2,72</text:p>
          </table:table-cell>
          <table:table-cell table:style-name="ce88"/>
          <table:table-cell table:style-name="ce88" table:formula="of:=IF([.C324]&lt;0.242;EXP([.C324])/(2-EXP([.C324]));IF([.C324]&lt;0.5;7*[.C324];IF([.C324]&gt;=0.5;LOG(2*[.C324])+7*0.5;&quot;error&quot;)))" office:value-type="float" office:value="2.66035353535353" calcext:value-type="float">
            <text:p>2,660</text:p>
          </table:table-cell>
          <table:table-cell table:formula="of:=IF([.C324]&lt;0.242;&quot;exp&quot;;IF([.C324]&lt;0.5;&quot;geo&quot;;IF([.C32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table:style-name="ce88" table:formula="of:=([.B325]-[.$C$5])/([.$C$6]-[.$C$5])" office:value-type="float" office:value="0.381313131313131" calcext:value-type="float">
            <text:p>0,381</text:p>
          </table:table-cell>
          <table:table-cell table:style-name="ce86"/>
          <table:table-cell table:style-name="ce86" table:formula="of:=7*[.C325]+0.06" office:value-type="float" office:value="2.72919191919192" calcext:value-type="float">
            <text:p>2,73</text:p>
          </table:table-cell>
          <table:table-cell table:style-name="ce88"/>
          <table:table-cell table:style-name="ce88" table:formula="of:=IF([.C325]&lt;0.242;EXP([.C325])/(2-EXP([.C325]));IF([.C325]&lt;0.5;7*[.C325];IF([.C325]&gt;=0.5;LOG(2*[.C325])+7*0.5;&quot;error&quot;)))" office:value-type="float" office:value="2.66919191919192" calcext:value-type="float">
            <text:p>2,669</text:p>
          </table:table-cell>
          <table:table-cell table:formula="of:=IF([.C325]&lt;0.242;&quot;exp&quot;;IF([.C325]&lt;0.5;&quot;geo&quot;;IF([.C32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1" calcext:value-type="float">
            <text:p>3,11</text:p>
          </table:table-cell>
          <table:table-cell table:style-name="ce88" table:formula="of:=([.B326]-[.$C$5])/([.$C$6]-[.$C$5])" office:value-type="float" office:value="0.382575757575758" calcext:value-type="float">
            <text:p>0,383</text:p>
          </table:table-cell>
          <table:table-cell table:style-name="ce86"/>
          <table:table-cell table:style-name="ce86" table:formula="of:=7*[.C326]+0.06" office:value-type="float" office:value="2.7380303030303" calcext:value-type="float">
            <text:p>2,74</text:p>
          </table:table-cell>
          <table:table-cell table:style-name="ce88"/>
          <table:table-cell table:style-name="ce88" table:formula="of:=IF([.C326]&lt;0.242;EXP([.C326])/(2-EXP([.C326]));IF([.C326]&lt;0.5;7*[.C326];IF([.C326]&gt;=0.5;LOG(2*[.C326])+7*0.5;&quot;error&quot;)))" office:value-type="float" office:value="2.6780303030303" calcext:value-type="float">
            <text:p>2,678</text:p>
          </table:table-cell>
          <table:table-cell table:formula="of:=IF([.C326]&lt;0.242;&quot;exp&quot;;IF([.C326]&lt;0.5;&quot;geo&quot;;IF([.C32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2" calcext:value-type="float">
            <text:p>3,12</text:p>
          </table:table-cell>
          <table:table-cell table:style-name="ce88" table:formula="of:=([.B327]-[.$C$5])/([.$C$6]-[.$C$5])" office:value-type="float" office:value="0.383838383838384" calcext:value-type="float">
            <text:p>0,384</text:p>
          </table:table-cell>
          <table:table-cell table:style-name="ce86"/>
          <table:table-cell table:style-name="ce86" table:formula="of:=7*[.C327]+0.06" office:value-type="float" office:value="2.74686868686869" calcext:value-type="float">
            <text:p>2,75</text:p>
          </table:table-cell>
          <table:table-cell table:style-name="ce88"/>
          <table:table-cell table:style-name="ce88" table:formula="of:=IF([.C327]&lt;0.242;EXP([.C327])/(2-EXP([.C327]));IF([.C327]&lt;0.5;7*[.C327];IF([.C327]&gt;=0.5;LOG(2*[.C327])+7*0.5;&quot;error&quot;)))" office:value-type="float" office:value="2.68686868686869" calcext:value-type="float">
            <text:p>2,687</text:p>
          </table:table-cell>
          <table:table-cell table:formula="of:=IF([.C327]&lt;0.242;&quot;exp&quot;;IF([.C327]&lt;0.5;&quot;geo&quot;;IF([.C32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table:style-name="ce88" table:formula="of:=([.B328]-[.$C$5])/([.$C$6]-[.$C$5])" office:value-type="float" office:value="0.38510101010101" calcext:value-type="float">
            <text:p>0,385</text:p>
          </table:table-cell>
          <table:table-cell table:style-name="ce86"/>
          <table:table-cell table:style-name="ce86" table:formula="of:=7*[.C328]+0.06" office:value-type="float" office:value="2.75570707070707" calcext:value-type="float">
            <text:p>2,76</text:p>
          </table:table-cell>
          <table:table-cell table:style-name="ce88"/>
          <table:table-cell table:style-name="ce88" table:formula="of:=IF([.C328]&lt;0.242;EXP([.C328])/(2-EXP([.C328]));IF([.C328]&lt;0.5;7*[.C328];IF([.C328]&gt;=0.5;LOG(2*[.C328])+7*0.5;&quot;error&quot;)))" office:value-type="float" office:value="2.69570707070707" calcext:value-type="float">
            <text:p>2,696</text:p>
          </table:table-cell>
          <table:table-cell table:formula="of:=IF([.C328]&lt;0.242;&quot;exp&quot;;IF([.C328]&lt;0.5;&quot;geo&quot;;IF([.C32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4" calcext:value-type="float">
            <text:p>3,14</text:p>
          </table:table-cell>
          <table:table-cell table:style-name="ce88" table:formula="of:=([.B329]-[.$C$5])/([.$C$6]-[.$C$5])" office:value-type="float" office:value="0.386363636363636" calcext:value-type="float">
            <text:p>0,386</text:p>
          </table:table-cell>
          <table:table-cell table:style-name="ce86"/>
          <table:table-cell table:style-name="ce86" table:formula="of:=7*[.C329]+0.06" office:value-type="float" office:value="2.76454545454545" calcext:value-type="float">
            <text:p>2,76</text:p>
          </table:table-cell>
          <table:table-cell table:style-name="ce88"/>
          <table:table-cell table:style-name="ce88" table:formula="of:=IF([.C329]&lt;0.242;EXP([.C329])/(2-EXP([.C329]));IF([.C329]&lt;0.5;7*[.C329];IF([.C329]&gt;=0.5;LOG(2*[.C329])+7*0.5;&quot;error&quot;)))" office:value-type="float" office:value="2.70454545454545" calcext:value-type="float">
            <text:p>2,705</text:p>
          </table:table-cell>
          <table:table-cell table:formula="of:=IF([.C329]&lt;0.242;&quot;exp&quot;;IF([.C329]&lt;0.5;&quot;geo&quot;;IF([.C32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5" calcext:value-type="float">
            <text:p>3,15</text:p>
          </table:table-cell>
          <table:table-cell table:style-name="ce88" table:formula="of:=([.B330]-[.$C$5])/([.$C$6]-[.$C$5])" office:value-type="float" office:value="0.387626262626263" calcext:value-type="float">
            <text:p>0,388</text:p>
          </table:table-cell>
          <table:table-cell table:style-name="ce86"/>
          <table:table-cell table:style-name="ce86" table:formula="of:=7*[.C330]+0.06" office:value-type="float" office:value="2.77338383838384" calcext:value-type="float">
            <text:p>2,77</text:p>
          </table:table-cell>
          <table:table-cell table:style-name="ce88"/>
          <table:table-cell table:style-name="ce88" table:formula="of:=IF([.C330]&lt;0.242;EXP([.C330])/(2-EXP([.C330]));IF([.C330]&lt;0.5;7*[.C330];IF([.C330]&gt;=0.5;LOG(2*[.C330])+7*0.5;&quot;error&quot;)))" office:value-type="float" office:value="2.71338383838384" calcext:value-type="float">
            <text:p>2,713</text:p>
          </table:table-cell>
          <table:table-cell table:formula="of:=IF([.C330]&lt;0.242;&quot;exp&quot;;IF([.C330]&lt;0.5;&quot;geo&quot;;IF([.C33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table:style-name="ce88" table:formula="of:=([.B331]-[.$C$5])/([.$C$6]-[.$C$5])" office:value-type="float" office:value="0.388888888888889" calcext:value-type="float">
            <text:p>0,389</text:p>
          </table:table-cell>
          <table:table-cell table:style-name="ce86"/>
          <table:table-cell table:style-name="ce86" table:formula="of:=7*[.C331]+0.06" office:value-type="float" office:value="2.78222222222222" calcext:value-type="float">
            <text:p>2,78</text:p>
          </table:table-cell>
          <table:table-cell table:style-name="ce88"/>
          <table:table-cell table:style-name="ce88" table:formula="of:=IF([.C331]&lt;0.242;EXP([.C331])/(2-EXP([.C331]));IF([.C331]&lt;0.5;7*[.C331];IF([.C331]&gt;=0.5;LOG(2*[.C331])+7*0.5;&quot;error&quot;)))" office:value-type="float" office:value="2.72222222222222" calcext:value-type="float">
            <text:p>2,722</text:p>
          </table:table-cell>
          <table:table-cell table:formula="of:=IF([.C331]&lt;0.242;&quot;exp&quot;;IF([.C331]&lt;0.5;&quot;geo&quot;;IF([.C33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7" calcext:value-type="float">
            <text:p>3,17</text:p>
          </table:table-cell>
          <table:table-cell table:style-name="ce88" table:formula="of:=([.B332]-[.$C$5])/([.$C$6]-[.$C$5])" office:value-type="float" office:value="0.390151515151515" calcext:value-type="float">
            <text:p>0,390</text:p>
          </table:table-cell>
          <table:table-cell table:style-name="ce86"/>
          <table:table-cell table:style-name="ce86" table:formula="of:=7*[.C332]+0.06" office:value-type="float" office:value="2.79106060606061" calcext:value-type="float">
            <text:p>2,79</text:p>
          </table:table-cell>
          <table:table-cell table:style-name="ce88"/>
          <table:table-cell table:style-name="ce88" table:formula="of:=IF([.C332]&lt;0.242;EXP([.C332])/(2-EXP([.C332]));IF([.C332]&lt;0.5;7*[.C332];IF([.C332]&gt;=0.5;LOG(2*[.C332])+7*0.5;&quot;error&quot;)))" office:value-type="float" office:value="2.73106060606061" calcext:value-type="float">
            <text:p>2,731</text:p>
          </table:table-cell>
          <table:table-cell table:formula="of:=IF([.C332]&lt;0.242;&quot;exp&quot;;IF([.C332]&lt;0.5;&quot;geo&quot;;IF([.C33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8" calcext:value-type="float">
            <text:p>3,18</text:p>
          </table:table-cell>
          <table:table-cell table:style-name="ce88" table:formula="of:=([.B333]-[.$C$5])/([.$C$6]-[.$C$5])" office:value-type="float" office:value="0.391414141414141" calcext:value-type="float">
            <text:p>0,391</text:p>
          </table:table-cell>
          <table:table-cell table:style-name="ce86"/>
          <table:table-cell table:style-name="ce86" table:formula="of:=7*[.C333]+0.06" office:value-type="float" office:value="2.79989898989899" calcext:value-type="float">
            <text:p>2,80</text:p>
          </table:table-cell>
          <table:table-cell table:style-name="ce88"/>
          <table:table-cell table:style-name="ce88" table:formula="of:=IF([.C333]&lt;0.242;EXP([.C333])/(2-EXP([.C333]));IF([.C333]&lt;0.5;7*[.C333];IF([.C333]&gt;=0.5;LOG(2*[.C333])+7*0.5;&quot;error&quot;)))" office:value-type="float" office:value="2.73989898989899" calcext:value-type="float">
            <text:p>2,740</text:p>
          </table:table-cell>
          <table:table-cell table:formula="of:=IF([.C333]&lt;0.242;&quot;exp&quot;;IF([.C333]&lt;0.5;&quot;geo&quot;;IF([.C33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9" calcext:value-type="float">
            <text:p>3,19</text:p>
          </table:table-cell>
          <table:table-cell table:style-name="ce88" table:formula="of:=([.B334]-[.$C$5])/([.$C$6]-[.$C$5])" office:value-type="float" office:value="0.392676767676768" calcext:value-type="float">
            <text:p>0,393</text:p>
          </table:table-cell>
          <table:table-cell table:style-name="ce86"/>
          <table:table-cell table:style-name="ce86" table:formula="of:=7*[.C334]+0.06" office:value-type="float" office:value="2.80873737373737" calcext:value-type="float">
            <text:p>2,81</text:p>
          </table:table-cell>
          <table:table-cell table:style-name="ce88"/>
          <table:table-cell table:style-name="ce88" table:formula="of:=IF([.C334]&lt;0.242;EXP([.C334])/(2-EXP([.C334]));IF([.C334]&lt;0.5;7*[.C334];IF([.C334]&gt;=0.5;LOG(2*[.C334])+7*0.5;&quot;error&quot;)))" office:value-type="float" office:value="2.74873737373737" calcext:value-type="float">
            <text:p>2,749</text:p>
          </table:table-cell>
          <table:table-cell table:formula="of:=IF([.C334]&lt;0.242;&quot;exp&quot;;IF([.C334]&lt;0.5;&quot;geo&quot;;IF([.C33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table:style-name="ce88" table:formula="of:=([.B335]-[.$C$5])/([.$C$6]-[.$C$5])" office:value-type="float" office:value="0.393939393939394" calcext:value-type="float">
            <text:p>0,394</text:p>
          </table:table-cell>
          <table:table-cell table:style-name="ce86"/>
          <table:table-cell table:style-name="ce86" table:formula="of:=7*[.C335]+0.06" office:value-type="float" office:value="2.81757575757576" calcext:value-type="float">
            <text:p>2,82</text:p>
          </table:table-cell>
          <table:table-cell table:style-name="ce88"/>
          <table:table-cell table:style-name="ce88" table:formula="of:=IF([.C335]&lt;0.242;EXP([.C335])/(2-EXP([.C335]));IF([.C335]&lt;0.5;7*[.C335];IF([.C335]&gt;=0.5;LOG(2*[.C335])+7*0.5;&quot;error&quot;)))" office:value-type="float" office:value="2.75757575757576" calcext:value-type="float">
            <text:p>2,758</text:p>
          </table:table-cell>
          <table:table-cell table:formula="of:=IF([.C335]&lt;0.242;&quot;exp&quot;;IF([.C335]&lt;0.5;&quot;geo&quot;;IF([.C33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1" calcext:value-type="float">
            <text:p>3,21</text:p>
          </table:table-cell>
          <table:table-cell table:style-name="ce88" table:formula="of:=([.B336]-[.$C$5])/([.$C$6]-[.$C$5])" office:value-type="float" office:value="0.39520202020202" calcext:value-type="float">
            <text:p>0,395</text:p>
          </table:table-cell>
          <table:table-cell table:style-name="ce86"/>
          <table:table-cell table:style-name="ce86" table:formula="of:=7*[.C336]+0.06" office:value-type="float" office:value="2.82641414141414" calcext:value-type="float">
            <text:p>2,83</text:p>
          </table:table-cell>
          <table:table-cell table:style-name="ce88"/>
          <table:table-cell table:style-name="ce88" table:formula="of:=IF([.C336]&lt;0.242;EXP([.C336])/(2-EXP([.C336]));IF([.C336]&lt;0.5;7*[.C336];IF([.C336]&gt;=0.5;LOG(2*[.C336])+7*0.5;&quot;error&quot;)))" office:value-type="float" office:value="2.76641414141414" calcext:value-type="float">
            <text:p>2,766</text:p>
          </table:table-cell>
          <table:table-cell table:formula="of:=IF([.C336]&lt;0.242;&quot;exp&quot;;IF([.C336]&lt;0.5;&quot;geo&quot;;IF([.C33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2" calcext:value-type="float">
            <text:p>3,22</text:p>
          </table:table-cell>
          <table:table-cell table:style-name="ce88" table:formula="of:=([.B337]-[.$C$5])/([.$C$6]-[.$C$5])" office:value-type="float" office:value="0.396464646464646" calcext:value-type="float">
            <text:p>0,396</text:p>
          </table:table-cell>
          <table:table-cell table:style-name="ce86"/>
          <table:table-cell table:style-name="ce86" table:formula="of:=7*[.C337]+0.06" office:value-type="float" office:value="2.83525252525253" calcext:value-type="float">
            <text:p>2,84</text:p>
          </table:table-cell>
          <table:table-cell table:style-name="ce88"/>
          <table:table-cell table:style-name="ce88" table:formula="of:=IF([.C337]&lt;0.242;EXP([.C337])/(2-EXP([.C337]));IF([.C337]&lt;0.5;7*[.C337];IF([.C337]&gt;=0.5;LOG(2*[.C337])+7*0.5;&quot;error&quot;)))" office:value-type="float" office:value="2.77525252525252" calcext:value-type="float">
            <text:p>2,775</text:p>
          </table:table-cell>
          <table:table-cell table:formula="of:=IF([.C337]&lt;0.242;&quot;exp&quot;;IF([.C337]&lt;0.5;&quot;geo&quot;;IF([.C33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3" calcext:value-type="float">
            <text:p>3,23</text:p>
          </table:table-cell>
          <table:table-cell table:style-name="ce88" table:formula="of:=([.B338]-[.$C$5])/([.$C$6]-[.$C$5])" office:value-type="float" office:value="0.397727272727273" calcext:value-type="float">
            <text:p>0,398</text:p>
          </table:table-cell>
          <table:table-cell table:style-name="ce86"/>
          <table:table-cell table:style-name="ce86" table:formula="of:=7*[.C338]+0.06" office:value-type="float" office:value="2.84409090909091" calcext:value-type="float">
            <text:p>2,84</text:p>
          </table:table-cell>
          <table:table-cell table:style-name="ce88"/>
          <table:table-cell table:style-name="ce88" table:formula="of:=IF([.C338]&lt;0.242;EXP([.C338])/(2-EXP([.C338]));IF([.C338]&lt;0.5;7*[.C338];IF([.C338]&gt;=0.5;LOG(2*[.C338])+7*0.5;&quot;error&quot;)))" office:value-type="float" office:value="2.78409090909091" calcext:value-type="float">
            <text:p>2,784</text:p>
          </table:table-cell>
          <table:table-cell table:formula="of:=IF([.C338]&lt;0.242;&quot;exp&quot;;IF([.C338]&lt;0.5;&quot;geo&quot;;IF([.C33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4" calcext:value-type="float">
            <text:p>3,24</text:p>
          </table:table-cell>
          <table:table-cell table:style-name="ce88" table:formula="of:=([.B339]-[.$C$5])/([.$C$6]-[.$C$5])" office:value-type="float" office:value="0.398989898989899" calcext:value-type="float">
            <text:p>0,399</text:p>
          </table:table-cell>
          <table:table-cell table:style-name="ce86"/>
          <table:table-cell table:style-name="ce86" table:formula="of:=7*[.C339]+0.06" office:value-type="float" office:value="2.85292929292929" calcext:value-type="float">
            <text:p>2,85</text:p>
          </table:table-cell>
          <table:table-cell table:style-name="ce88"/>
          <table:table-cell table:style-name="ce88" table:formula="of:=IF([.C339]&lt;0.242;EXP([.C339])/(2-EXP([.C339]));IF([.C339]&lt;0.5;7*[.C339];IF([.C339]&gt;=0.5;LOG(2*[.C339])+7*0.5;&quot;error&quot;)))" office:value-type="float" office:value="2.79292929292929" calcext:value-type="float">
            <text:p>2,793</text:p>
          </table:table-cell>
          <table:table-cell table:formula="of:=IF([.C339]&lt;0.242;&quot;exp&quot;;IF([.C339]&lt;0.5;&quot;geo&quot;;IF([.C33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5" calcext:value-type="float">
            <text:p>3,25</text:p>
          </table:table-cell>
          <table:table-cell table:style-name="ce88" table:formula="of:=([.B340]-[.$C$5])/([.$C$6]-[.$C$5])" office:value-type="float" office:value="0.400252525252525" calcext:value-type="float">
            <text:p>0,400</text:p>
          </table:table-cell>
          <table:table-cell table:style-name="ce86"/>
          <table:table-cell table:style-name="ce86" table:formula="of:=7*[.C340]+0.06" office:value-type="float" office:value="2.86176767676768" calcext:value-type="float">
            <text:p>2,86</text:p>
          </table:table-cell>
          <table:table-cell table:style-name="ce88"/>
          <table:table-cell table:style-name="ce88" table:formula="of:=IF([.C340]&lt;0.242;EXP([.C340])/(2-EXP([.C340]));IF([.C340]&lt;0.5;7*[.C340];IF([.C340]&gt;=0.5;LOG(2*[.C340])+7*0.5;&quot;error&quot;)))" office:value-type="float" office:value="2.80176767676768" calcext:value-type="float">
            <text:p>2,802</text:p>
          </table:table-cell>
          <table:table-cell table:formula="of:=IF([.C340]&lt;0.242;&quot;exp&quot;;IF([.C340]&lt;0.5;&quot;geo&quot;;IF([.C34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6" calcext:value-type="float">
            <text:p>3,26</text:p>
          </table:table-cell>
          <table:table-cell table:style-name="ce88" table:formula="of:=([.B341]-[.$C$5])/([.$C$6]-[.$C$5])" office:value-type="float" office:value="0.401515151515152" calcext:value-type="float">
            <text:p>0,402</text:p>
          </table:table-cell>
          <table:table-cell table:style-name="ce86"/>
          <table:table-cell table:style-name="ce86" table:formula="of:=7*[.C341]+0.06" office:value-type="float" office:value="2.87060606060606" calcext:value-type="float">
            <text:p>2,87</text:p>
          </table:table-cell>
          <table:table-cell table:style-name="ce88"/>
          <table:table-cell table:style-name="ce88" table:formula="of:=IF([.C341]&lt;0.242;EXP([.C341])/(2-EXP([.C341]));IF([.C341]&lt;0.5;7*[.C341];IF([.C341]&gt;=0.5;LOG(2*[.C341])+7*0.5;&quot;error&quot;)))" office:value-type="float" office:value="2.81060606060606" calcext:value-type="float">
            <text:p>2,811</text:p>
          </table:table-cell>
          <table:table-cell table:formula="of:=IF([.C341]&lt;0.242;&quot;exp&quot;;IF([.C341]&lt;0.5;&quot;geo&quot;;IF([.C34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7" calcext:value-type="float">
            <text:p>3,27</text:p>
          </table:table-cell>
          <table:table-cell table:style-name="ce88" table:formula="of:=([.B342]-[.$C$5])/([.$C$6]-[.$C$5])" office:value-type="float" office:value="0.402777777777778" calcext:value-type="float">
            <text:p>0,403</text:p>
          </table:table-cell>
          <table:table-cell table:style-name="ce86"/>
          <table:table-cell table:style-name="ce86" table:formula="of:=7*[.C342]+0.06" office:value-type="float" office:value="2.87944444444444" calcext:value-type="float">
            <text:p>2,88</text:p>
          </table:table-cell>
          <table:table-cell table:style-name="ce88"/>
          <table:table-cell table:style-name="ce88" table:formula="of:=IF([.C342]&lt;0.242;EXP([.C342])/(2-EXP([.C342]));IF([.C342]&lt;0.5;7*[.C342];IF([.C342]&gt;=0.5;LOG(2*[.C342])+7*0.5;&quot;error&quot;)))" office:value-type="float" office:value="2.81944444444444" calcext:value-type="float">
            <text:p>2,819</text:p>
          </table:table-cell>
          <table:table-cell table:formula="of:=IF([.C342]&lt;0.242;&quot;exp&quot;;IF([.C342]&lt;0.5;&quot;geo&quot;;IF([.C34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8" calcext:value-type="float">
            <text:p>3,28</text:p>
          </table:table-cell>
          <table:table-cell table:style-name="ce88" table:formula="of:=([.B343]-[.$C$5])/([.$C$6]-[.$C$5])" office:value-type="float" office:value="0.404040404040404" calcext:value-type="float">
            <text:p>0,404</text:p>
          </table:table-cell>
          <table:table-cell table:style-name="ce86"/>
          <table:table-cell table:style-name="ce86" table:formula="of:=7*[.C343]+0.06" office:value-type="float" office:value="2.88828282828283" calcext:value-type="float">
            <text:p>2,89</text:p>
          </table:table-cell>
          <table:table-cell table:style-name="ce88"/>
          <table:table-cell table:style-name="ce88" table:formula="of:=IF([.C343]&lt;0.242;EXP([.C343])/(2-EXP([.C343]));IF([.C343]&lt;0.5;7*[.C343];IF([.C343]&gt;=0.5;LOG(2*[.C343])+7*0.5;&quot;error&quot;)))" office:value-type="float" office:value="2.82828282828283" calcext:value-type="float">
            <text:p>2,828</text:p>
          </table:table-cell>
          <table:table-cell table:formula="of:=IF([.C343]&lt;0.242;&quot;exp&quot;;IF([.C343]&lt;0.5;&quot;geo&quot;;IF([.C34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9" calcext:value-type="float">
            <text:p>3,29</text:p>
          </table:table-cell>
          <table:table-cell table:style-name="ce88" table:formula="of:=([.B344]-[.$C$5])/([.$C$6]-[.$C$5])" office:value-type="float" office:value="0.40530303030303" calcext:value-type="float">
            <text:p>0,405</text:p>
          </table:table-cell>
          <table:table-cell table:style-name="ce86"/>
          <table:table-cell table:style-name="ce86" table:formula="of:=7*[.C344]+0.06" office:value-type="float" office:value="2.89712121212121" calcext:value-type="float">
            <text:p>2,90</text:p>
          </table:table-cell>
          <table:table-cell table:style-name="ce88"/>
          <table:table-cell table:style-name="ce88" table:formula="of:=IF([.C344]&lt;0.242;EXP([.C344])/(2-EXP([.C344]));IF([.C344]&lt;0.5;7*[.C344];IF([.C344]&gt;=0.5;LOG(2*[.C344])+7*0.5;&quot;error&quot;)))" office:value-type="float" office:value="2.83712121212121" calcext:value-type="float">
            <text:p>2,837</text:p>
          </table:table-cell>
          <table:table-cell table:formula="of:=IF([.C344]&lt;0.242;&quot;exp&quot;;IF([.C344]&lt;0.5;&quot;geo&quot;;IF([.C34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table:style-name="ce88" table:formula="of:=([.B345]-[.$C$5])/([.$C$6]-[.$C$5])" office:value-type="float" office:value="0.406565656565657" calcext:value-type="float">
            <text:p>0,407</text:p>
          </table:table-cell>
          <table:table-cell table:style-name="ce86"/>
          <table:table-cell table:style-name="ce86" table:formula="of:=7*[.C345]+0.06" office:value-type="float" office:value="2.9059595959596" calcext:value-type="float">
            <text:p>2,91</text:p>
          </table:table-cell>
          <table:table-cell table:style-name="ce88"/>
          <table:table-cell table:style-name="ce88" table:formula="of:=IF([.C345]&lt;0.242;EXP([.C345])/(2-EXP([.C345]));IF([.C345]&lt;0.5;7*[.C345];IF([.C345]&gt;=0.5;LOG(2*[.C345])+7*0.5;&quot;error&quot;)))" office:value-type="float" office:value="2.8459595959596" calcext:value-type="float">
            <text:p>2,846</text:p>
          </table:table-cell>
          <table:table-cell table:formula="of:=IF([.C345]&lt;0.242;&quot;exp&quot;;IF([.C345]&lt;0.5;&quot;geo&quot;;IF([.C34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1" calcext:value-type="float">
            <text:p>3,31</text:p>
          </table:table-cell>
          <table:table-cell table:style-name="ce88" table:formula="of:=([.B346]-[.$C$5])/([.$C$6]-[.$C$5])" office:value-type="float" office:value="0.407828282828283" calcext:value-type="float">
            <text:p>0,408</text:p>
          </table:table-cell>
          <table:table-cell table:style-name="ce86"/>
          <table:table-cell table:style-name="ce86" table:formula="of:=7*[.C346]+0.06" office:value-type="float" office:value="2.91479797979798" calcext:value-type="float">
            <text:p>2,91</text:p>
          </table:table-cell>
          <table:table-cell table:style-name="ce88"/>
          <table:table-cell table:style-name="ce88" table:formula="of:=IF([.C346]&lt;0.242;EXP([.C346])/(2-EXP([.C346]));IF([.C346]&lt;0.5;7*[.C346];IF([.C346]&gt;=0.5;LOG(2*[.C346])+7*0.5;&quot;error&quot;)))" office:value-type="float" office:value="2.85479797979798" calcext:value-type="float">
            <text:p>2,855</text:p>
          </table:table-cell>
          <table:table-cell table:formula="of:=IF([.C346]&lt;0.242;&quot;exp&quot;;IF([.C346]&lt;0.5;&quot;geo&quot;;IF([.C34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2" calcext:value-type="float">
            <text:p>3,32</text:p>
          </table:table-cell>
          <table:table-cell table:style-name="ce88" table:formula="of:=([.B347]-[.$C$5])/([.$C$6]-[.$C$5])" office:value-type="float" office:value="0.409090909090909" calcext:value-type="float">
            <text:p>0,409</text:p>
          </table:table-cell>
          <table:table-cell table:style-name="ce86"/>
          <table:table-cell table:style-name="ce86" table:formula="of:=7*[.C347]+0.06" office:value-type="float" office:value="2.92363636363636" calcext:value-type="float">
            <text:p>2,92</text:p>
          </table:table-cell>
          <table:table-cell table:style-name="ce88"/>
          <table:table-cell table:style-name="ce88" table:formula="of:=IF([.C347]&lt;0.242;EXP([.C347])/(2-EXP([.C347]));IF([.C347]&lt;0.5;7*[.C347];IF([.C347]&gt;=0.5;LOG(2*[.C347])+7*0.5;&quot;error&quot;)))" office:value-type="float" office:value="2.86363636363636" calcext:value-type="float">
            <text:p>2,864</text:p>
          </table:table-cell>
          <table:table-cell table:formula="of:=IF([.C347]&lt;0.242;&quot;exp&quot;;IF([.C347]&lt;0.5;&quot;geo&quot;;IF([.C34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3" calcext:value-type="float">
            <text:p>3,33</text:p>
          </table:table-cell>
          <table:table-cell table:style-name="ce88" table:formula="of:=([.B348]-[.$C$5])/([.$C$6]-[.$C$5])" office:value-type="float" office:value="0.410353535353535" calcext:value-type="float">
            <text:p>0,410</text:p>
          </table:table-cell>
          <table:table-cell table:style-name="ce86"/>
          <table:table-cell table:style-name="ce86" table:formula="of:=7*[.C348]+0.06" office:value-type="float" office:value="2.93247474747475" calcext:value-type="float">
            <text:p>2,93</text:p>
          </table:table-cell>
          <table:table-cell table:style-name="ce88"/>
          <table:table-cell table:style-name="ce88" table:formula="of:=IF([.C348]&lt;0.242;EXP([.C348])/(2-EXP([.C348]));IF([.C348]&lt;0.5;7*[.C348];IF([.C348]&gt;=0.5;LOG(2*[.C348])+7*0.5;&quot;error&quot;)))" office:value-type="float" office:value="2.87247474747475" calcext:value-type="float">
            <text:p>2,872</text:p>
          </table:table-cell>
          <table:table-cell table:formula="of:=IF([.C348]&lt;0.242;&quot;exp&quot;;IF([.C348]&lt;0.5;&quot;geo&quot;;IF([.C34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4" calcext:value-type="float">
            <text:p>3,34</text:p>
          </table:table-cell>
          <table:table-cell table:style-name="ce88" table:formula="of:=([.B349]-[.$C$5])/([.$C$6]-[.$C$5])" office:value-type="float" office:value="0.411616161616162" calcext:value-type="float">
            <text:p>0,412</text:p>
          </table:table-cell>
          <table:table-cell table:style-name="ce86"/>
          <table:table-cell table:style-name="ce86" table:formula="of:=7*[.C349]+0.06" office:value-type="float" office:value="2.94131313131313" calcext:value-type="float">
            <text:p>2,94</text:p>
          </table:table-cell>
          <table:table-cell table:style-name="ce88"/>
          <table:table-cell table:style-name="ce88" table:formula="of:=IF([.C349]&lt;0.242;EXP([.C349])/(2-EXP([.C349]));IF([.C349]&lt;0.5;7*[.C349];IF([.C349]&gt;=0.5;LOG(2*[.C349])+7*0.5;&quot;error&quot;)))" office:value-type="float" office:value="2.88131313131313" calcext:value-type="float">
            <text:p>2,881</text:p>
          </table:table-cell>
          <table:table-cell table:formula="of:=IF([.C349]&lt;0.242;&quot;exp&quot;;IF([.C349]&lt;0.5;&quot;geo&quot;;IF([.C34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5" calcext:value-type="float">
            <text:p>3,35</text:p>
          </table:table-cell>
          <table:table-cell table:style-name="ce88" table:formula="of:=([.B350]-[.$C$5])/([.$C$6]-[.$C$5])" office:value-type="float" office:value="0.412878787878788" calcext:value-type="float">
            <text:p>0,413</text:p>
          </table:table-cell>
          <table:table-cell table:style-name="ce86"/>
          <table:table-cell table:style-name="ce86" table:formula="of:=7*[.C350]+0.06" office:value-type="float" office:value="2.95015151515151" calcext:value-type="float">
            <text:p>2,95</text:p>
          </table:table-cell>
          <table:table-cell table:style-name="ce88"/>
          <table:table-cell table:style-name="ce88" table:formula="of:=IF([.C350]&lt;0.242;EXP([.C350])/(2-EXP([.C350]));IF([.C350]&lt;0.5;7*[.C350];IF([.C350]&gt;=0.5;LOG(2*[.C350])+7*0.5;&quot;error&quot;)))" office:value-type="float" office:value="2.89015151515152" calcext:value-type="float">
            <text:p>2,890</text:p>
          </table:table-cell>
          <table:table-cell table:formula="of:=IF([.C350]&lt;0.242;&quot;exp&quot;;IF([.C350]&lt;0.5;&quot;geo&quot;;IF([.C35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6" calcext:value-type="float">
            <text:p>3,36</text:p>
          </table:table-cell>
          <table:table-cell table:style-name="ce88" table:formula="of:=([.B351]-[.$C$5])/([.$C$6]-[.$C$5])" office:value-type="float" office:value="0.414141414141414" calcext:value-type="float">
            <text:p>0,414</text:p>
          </table:table-cell>
          <table:table-cell table:style-name="ce86"/>
          <table:table-cell table:style-name="ce86" table:formula="of:=7*[.C351]+0.06" office:value-type="float" office:value="2.9589898989899" calcext:value-type="float">
            <text:p>2,96</text:p>
          </table:table-cell>
          <table:table-cell table:style-name="ce88"/>
          <table:table-cell table:style-name="ce88" table:formula="of:=IF([.C351]&lt;0.242;EXP([.C351])/(2-EXP([.C351]));IF([.C351]&lt;0.5;7*[.C351];IF([.C351]&gt;=0.5;LOG(2*[.C351])+7*0.5;&quot;error&quot;)))" office:value-type="float" office:value="2.8989898989899" calcext:value-type="float">
            <text:p>2,899</text:p>
          </table:table-cell>
          <table:table-cell table:formula="of:=IF([.C351]&lt;0.242;&quot;exp&quot;;IF([.C351]&lt;0.5;&quot;geo&quot;;IF([.C35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7" calcext:value-type="float">
            <text:p>3,37</text:p>
          </table:table-cell>
          <table:table-cell table:style-name="ce88" table:formula="of:=([.B352]-[.$C$5])/([.$C$6]-[.$C$5])" office:value-type="float" office:value="0.41540404040404" calcext:value-type="float">
            <text:p>0,415</text:p>
          </table:table-cell>
          <table:table-cell table:style-name="ce86"/>
          <table:table-cell table:style-name="ce86" table:formula="of:=7*[.C352]+0.06" office:value-type="float" office:value="2.96782828282828" calcext:value-type="float">
            <text:p>2,97</text:p>
          </table:table-cell>
          <table:table-cell table:style-name="ce88"/>
          <table:table-cell table:style-name="ce88" table:formula="of:=IF([.C352]&lt;0.242;EXP([.C352])/(2-EXP([.C352]));IF([.C352]&lt;0.5;7*[.C352];IF([.C352]&gt;=0.5;LOG(2*[.C352])+7*0.5;&quot;error&quot;)))" office:value-type="float" office:value="2.90782828282828" calcext:value-type="float">
            <text:p>2,908</text:p>
          </table:table-cell>
          <table:table-cell table:formula="of:=IF([.C352]&lt;0.242;&quot;exp&quot;;IF([.C352]&lt;0.5;&quot;geo&quot;;IF([.C35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8" calcext:value-type="float">
            <text:p>3,38</text:p>
          </table:table-cell>
          <table:table-cell table:style-name="ce88" table:formula="of:=([.B353]-[.$C$5])/([.$C$6]-[.$C$5])" office:value-type="float" office:value="0.416666666666667" calcext:value-type="float">
            <text:p>0,417</text:p>
          </table:table-cell>
          <table:table-cell table:style-name="ce86"/>
          <table:table-cell table:style-name="ce86" table:formula="of:=7*[.C353]+0.06" office:value-type="float" office:value="2.97666666666667" calcext:value-type="float">
            <text:p>2,98</text:p>
          </table:table-cell>
          <table:table-cell table:style-name="ce88"/>
          <table:table-cell table:style-name="ce88" table:formula="of:=IF([.C353]&lt;0.242;EXP([.C353])/(2-EXP([.C353]));IF([.C353]&lt;0.5;7*[.C353];IF([.C353]&gt;=0.5;LOG(2*[.C353])+7*0.5;&quot;error&quot;)))" office:value-type="float" office:value="2.91666666666667" calcext:value-type="float">
            <text:p>2,917</text:p>
          </table:table-cell>
          <table:table-cell table:formula="of:=IF([.C353]&lt;0.242;&quot;exp&quot;;IF([.C353]&lt;0.5;&quot;geo&quot;;IF([.C35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9" calcext:value-type="float">
            <text:p>3,39</text:p>
          </table:table-cell>
          <table:table-cell table:style-name="ce88" table:formula="of:=([.B354]-[.$C$5])/([.$C$6]-[.$C$5])" office:value-type="float" office:value="0.417929292929293" calcext:value-type="float">
            <text:p>0,418</text:p>
          </table:table-cell>
          <table:table-cell table:style-name="ce86"/>
          <table:table-cell table:style-name="ce86" table:formula="of:=7*[.C354]+0.06" office:value-type="float" office:value="2.98550505050505" calcext:value-type="float">
            <text:p>2,99</text:p>
          </table:table-cell>
          <table:table-cell table:style-name="ce88"/>
          <table:table-cell table:style-name="ce88" table:formula="of:=IF([.C354]&lt;0.242;EXP([.C354])/(2-EXP([.C354]));IF([.C354]&lt;0.5;7*[.C354];IF([.C354]&gt;=0.5;LOG(2*[.C354])+7*0.5;&quot;error&quot;)))" office:value-type="float" office:value="2.92550505050505" calcext:value-type="float">
            <text:p>2,926</text:p>
          </table:table-cell>
          <table:table-cell table:formula="of:=IF([.C354]&lt;0.242;&quot;exp&quot;;IF([.C354]&lt;0.5;&quot;geo&quot;;IF([.C35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table:style-name="ce88" table:formula="of:=([.B355]-[.$C$5])/([.$C$6]-[.$C$5])" office:value-type="float" office:value="0.419191919191919" calcext:value-type="float">
            <text:p>0,419</text:p>
          </table:table-cell>
          <table:table-cell table:style-name="ce86"/>
          <table:table-cell table:style-name="ce86" table:formula="of:=7*[.C355]+0.06" office:value-type="float" office:value="2.99434343434343" calcext:value-type="float">
            <text:p>2,99</text:p>
          </table:table-cell>
          <table:table-cell table:style-name="ce88"/>
          <table:table-cell table:style-name="ce88" table:formula="of:=IF([.C355]&lt;0.242;EXP([.C355])/(2-EXP([.C355]));IF([.C355]&lt;0.5;7*[.C355];IF([.C355]&gt;=0.5;LOG(2*[.C355])+7*0.5;&quot;error&quot;)))" office:value-type="float" office:value="2.93434343434343" calcext:value-type="float">
            <text:p>2,934</text:p>
          </table:table-cell>
          <table:table-cell table:formula="of:=IF([.C355]&lt;0.242;&quot;exp&quot;;IF([.C355]&lt;0.5;&quot;geo&quot;;IF([.C35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1" calcext:value-type="float">
            <text:p>3,41</text:p>
          </table:table-cell>
          <table:table-cell table:style-name="ce88" table:formula="of:=([.B356]-[.$C$5])/([.$C$6]-[.$C$5])" office:value-type="float" office:value="0.420454545454545" calcext:value-type="float">
            <text:p>0,420</text:p>
          </table:table-cell>
          <table:table-cell table:style-name="ce86"/>
          <table:table-cell table:style-name="ce86" table:formula="of:=7*[.C356]+0.06" office:value-type="float" office:value="3.00318181818182" calcext:value-type="float">
            <text:p>3,00</text:p>
          </table:table-cell>
          <table:table-cell table:style-name="ce88"/>
          <table:table-cell table:style-name="ce88" table:formula="of:=IF([.C356]&lt;0.242;EXP([.C356])/(2-EXP([.C356]));IF([.C356]&lt;0.5;7*[.C356];IF([.C356]&gt;=0.5;LOG(2*[.C356])+7*0.5;&quot;error&quot;)))" office:value-type="float" office:value="2.94318181818182" calcext:value-type="float">
            <text:p>2,943</text:p>
          </table:table-cell>
          <table:table-cell table:formula="of:=IF([.C356]&lt;0.242;&quot;exp&quot;;IF([.C356]&lt;0.5;&quot;geo&quot;;IF([.C35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2" calcext:value-type="float">
            <text:p>3,42</text:p>
          </table:table-cell>
          <table:table-cell table:style-name="ce88" table:formula="of:=([.B357]-[.$C$5])/([.$C$6]-[.$C$5])" office:value-type="float" office:value="0.421717171717172" calcext:value-type="float">
            <text:p>0,422</text:p>
          </table:table-cell>
          <table:table-cell table:style-name="ce86"/>
          <table:table-cell table:style-name="ce86" table:formula="of:=7*[.C357]+0.06" office:value-type="float" office:value="3.0120202020202" calcext:value-type="float">
            <text:p>3,01</text:p>
          </table:table-cell>
          <table:table-cell table:style-name="ce88"/>
          <table:table-cell table:style-name="ce88" table:formula="of:=IF([.C357]&lt;0.242;EXP([.C357])/(2-EXP([.C357]));IF([.C357]&lt;0.5;7*[.C357];IF([.C357]&gt;=0.5;LOG(2*[.C357])+7*0.5;&quot;error&quot;)))" office:value-type="float" office:value="2.9520202020202" calcext:value-type="float">
            <text:p>2,952</text:p>
          </table:table-cell>
          <table:table-cell table:formula="of:=IF([.C357]&lt;0.242;&quot;exp&quot;;IF([.C357]&lt;0.5;&quot;geo&quot;;IF([.C35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3" calcext:value-type="float">
            <text:p>3,43</text:p>
          </table:table-cell>
          <table:table-cell table:style-name="ce88" table:formula="of:=([.B358]-[.$C$5])/([.$C$6]-[.$C$5])" office:value-type="float" office:value="0.422979797979798" calcext:value-type="float">
            <text:p>0,423</text:p>
          </table:table-cell>
          <table:table-cell table:style-name="ce86"/>
          <table:table-cell table:style-name="ce86" table:formula="of:=7*[.C358]+0.06" office:value-type="float" office:value="3.02085858585859" calcext:value-type="float">
            <text:p>3,02</text:p>
          </table:table-cell>
          <table:table-cell table:style-name="ce88"/>
          <table:table-cell table:style-name="ce88" table:formula="of:=IF([.C358]&lt;0.242;EXP([.C358])/(2-EXP([.C358]));IF([.C358]&lt;0.5;7*[.C358];IF([.C358]&gt;=0.5;LOG(2*[.C358])+7*0.5;&quot;error&quot;)))" office:value-type="float" office:value="2.96085858585859" calcext:value-type="float">
            <text:p>2,961</text:p>
          </table:table-cell>
          <table:table-cell table:formula="of:=IF([.C358]&lt;0.242;&quot;exp&quot;;IF([.C358]&lt;0.5;&quot;geo&quot;;IF([.C35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4" calcext:value-type="float">
            <text:p>3,44</text:p>
          </table:table-cell>
          <table:table-cell table:style-name="ce88" table:formula="of:=([.B359]-[.$C$5])/([.$C$6]-[.$C$5])" office:value-type="float" office:value="0.424242424242424" calcext:value-type="float">
            <text:p>0,424</text:p>
          </table:table-cell>
          <table:table-cell table:style-name="ce86"/>
          <table:table-cell table:style-name="ce86" table:formula="of:=7*[.C359]+0.06" office:value-type="float" office:value="3.02969696969697" calcext:value-type="float">
            <text:p>3,03</text:p>
          </table:table-cell>
          <table:table-cell table:style-name="ce88"/>
          <table:table-cell table:style-name="ce88" table:formula="of:=IF([.C359]&lt;0.242;EXP([.C359])/(2-EXP([.C359]));IF([.C359]&lt;0.5;7*[.C359];IF([.C359]&gt;=0.5;LOG(2*[.C359])+7*0.5;&quot;error&quot;)))" office:value-type="float" office:value="2.96969696969697" calcext:value-type="float">
            <text:p>2,970</text:p>
          </table:table-cell>
          <table:table-cell table:formula="of:=IF([.C359]&lt;0.242;&quot;exp&quot;;IF([.C359]&lt;0.5;&quot;geo&quot;;IF([.C35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5" calcext:value-type="float">
            <text:p>3,45</text:p>
          </table:table-cell>
          <table:table-cell table:style-name="ce88" table:formula="of:=([.B360]-[.$C$5])/([.$C$6]-[.$C$5])" office:value-type="float" office:value="0.42550505050505" calcext:value-type="float">
            <text:p>0,426</text:p>
          </table:table-cell>
          <table:table-cell table:style-name="ce86"/>
          <table:table-cell table:style-name="ce86" table:formula="of:=7*[.C360]+0.06" office:value-type="float" office:value="3.03853535353535" calcext:value-type="float">
            <text:p>3,04</text:p>
          </table:table-cell>
          <table:table-cell table:style-name="ce88"/>
          <table:table-cell table:style-name="ce88" table:formula="of:=IF([.C360]&lt;0.242;EXP([.C360])/(2-EXP([.C360]));IF([.C360]&lt;0.5;7*[.C360];IF([.C360]&gt;=0.5;LOG(2*[.C360])+7*0.5;&quot;error&quot;)))" office:value-type="float" office:value="2.97853535353535" calcext:value-type="float">
            <text:p>2,979</text:p>
          </table:table-cell>
          <table:table-cell table:formula="of:=IF([.C360]&lt;0.242;&quot;exp&quot;;IF([.C360]&lt;0.5;&quot;geo&quot;;IF([.C36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6" calcext:value-type="float">
            <text:p>3,46</text:p>
          </table:table-cell>
          <table:table-cell table:style-name="ce88" table:formula="of:=([.B361]-[.$C$5])/([.$C$6]-[.$C$5])" office:value-type="float" office:value="0.426767676767677" calcext:value-type="float">
            <text:p>0,427</text:p>
          </table:table-cell>
          <table:table-cell table:style-name="ce86"/>
          <table:table-cell table:style-name="ce86" table:formula="of:=7*[.C361]+0.06" office:value-type="float" office:value="3.04737373737374" calcext:value-type="float">
            <text:p>3,05</text:p>
          </table:table-cell>
          <table:table-cell table:style-name="ce88"/>
          <table:table-cell table:style-name="ce88" table:formula="of:=IF([.C361]&lt;0.242;EXP([.C361])/(2-EXP([.C361]));IF([.C361]&lt;0.5;7*[.C361];IF([.C361]&gt;=0.5;LOG(2*[.C361])+7*0.5;&quot;error&quot;)))" office:value-type="float" office:value="2.98737373737374" calcext:value-type="float">
            <text:p>2,987</text:p>
          </table:table-cell>
          <table:table-cell table:formula="of:=IF([.C361]&lt;0.242;&quot;exp&quot;;IF([.C361]&lt;0.5;&quot;geo&quot;;IF([.C36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7" calcext:value-type="float">
            <text:p>3,47</text:p>
          </table:table-cell>
          <table:table-cell table:style-name="ce88" table:formula="of:=([.B362]-[.$C$5])/([.$C$6]-[.$C$5])" office:value-type="float" office:value="0.428030303030303" calcext:value-type="float">
            <text:p>0,428</text:p>
          </table:table-cell>
          <table:table-cell table:style-name="ce86"/>
          <table:table-cell table:style-name="ce86" table:formula="of:=7*[.C362]+0.06" office:value-type="float" office:value="3.05621212121212" calcext:value-type="float">
            <text:p>3,06</text:p>
          </table:table-cell>
          <table:table-cell table:style-name="ce88"/>
          <table:table-cell table:style-name="ce88" table:formula="of:=IF([.C362]&lt;0.242;EXP([.C362])/(2-EXP([.C362]));IF([.C362]&lt;0.5;7*[.C362];IF([.C362]&gt;=0.5;LOG(2*[.C362])+7*0.5;&quot;error&quot;)))" office:value-type="float" office:value="2.99621212121212" calcext:value-type="float">
            <text:p>2,996</text:p>
          </table:table-cell>
          <table:table-cell table:formula="of:=IF([.C362]&lt;0.242;&quot;exp&quot;;IF([.C362]&lt;0.5;&quot;geo&quot;;IF([.C36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8" calcext:value-type="float">
            <text:p>3,48</text:p>
          </table:table-cell>
          <table:table-cell table:style-name="ce88" table:formula="of:=([.B363]-[.$C$5])/([.$C$6]-[.$C$5])" office:value-type="float" office:value="0.429292929292929" calcext:value-type="float">
            <text:p>0,429</text:p>
          </table:table-cell>
          <table:table-cell table:style-name="ce86"/>
          <table:table-cell table:style-name="ce86" table:formula="of:=7*[.C363]+0.06" office:value-type="float" office:value="3.06505050505051" calcext:value-type="float">
            <text:p>3,07</text:p>
          </table:table-cell>
          <table:table-cell table:style-name="ce88"/>
          <table:table-cell table:style-name="ce88" table:formula="of:=IF([.C363]&lt;0.242;EXP([.C363])/(2-EXP([.C363]));IF([.C363]&lt;0.5;7*[.C363];IF([.C363]&gt;=0.5;LOG(2*[.C363])+7*0.5;&quot;error&quot;)))" office:value-type="float" office:value="3.00505050505051" calcext:value-type="float">
            <text:p>3,005</text:p>
          </table:table-cell>
          <table:table-cell table:formula="of:=IF([.C363]&lt;0.242;&quot;exp&quot;;IF([.C363]&lt;0.5;&quot;geo&quot;;IF([.C36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9" calcext:value-type="float">
            <text:p>3,49</text:p>
          </table:table-cell>
          <table:table-cell table:style-name="ce88" table:formula="of:=([.B364]-[.$C$5])/([.$C$6]-[.$C$5])" office:value-type="float" office:value="0.430555555555556" calcext:value-type="float">
            <text:p>0,431</text:p>
          </table:table-cell>
          <table:table-cell table:style-name="ce86"/>
          <table:table-cell table:style-name="ce86" table:formula="of:=7*[.C364]+0.06" office:value-type="float" office:value="3.07388888888889" calcext:value-type="float">
            <text:p>3,07</text:p>
          </table:table-cell>
          <table:table-cell table:style-name="ce88"/>
          <table:table-cell table:style-name="ce88" table:formula="of:=IF([.C364]&lt;0.242;EXP([.C364])/(2-EXP([.C364]));IF([.C364]&lt;0.5;7*[.C364];IF([.C364]&gt;=0.5;LOG(2*[.C364])+7*0.5;&quot;error&quot;)))" office:value-type="float" office:value="3.01388888888889" calcext:value-type="float">
            <text:p>3,014</text:p>
          </table:table-cell>
          <table:table-cell table:formula="of:=IF([.C364]&lt;0.242;&quot;exp&quot;;IF([.C364]&lt;0.5;&quot;geo&quot;;IF([.C36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table:style-name="ce88" table:formula="of:=([.B365]-[.$C$5])/([.$C$6]-[.$C$5])" office:value-type="float" office:value="0.431818181818182" calcext:value-type="float">
            <text:p>0,432</text:p>
          </table:table-cell>
          <table:table-cell table:style-name="ce86"/>
          <table:table-cell table:style-name="ce86" table:formula="of:=7*[.C365]+0.06" office:value-type="float" office:value="3.08272727272727" calcext:value-type="float">
            <text:p>3,08</text:p>
          </table:table-cell>
          <table:table-cell table:style-name="ce88"/>
          <table:table-cell table:style-name="ce88" table:formula="of:=IF([.C365]&lt;0.242;EXP([.C365])/(2-EXP([.C365]));IF([.C365]&lt;0.5;7*[.C365];IF([.C365]&gt;=0.5;LOG(2*[.C365])+7*0.5;&quot;error&quot;)))" office:value-type="float" office:value="3.02272727272727" calcext:value-type="float">
            <text:p>3,023</text:p>
          </table:table-cell>
          <table:table-cell table:formula="of:=IF([.C365]&lt;0.242;&quot;exp&quot;;IF([.C365]&lt;0.5;&quot;geo&quot;;IF([.C36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1" calcext:value-type="float">
            <text:p>3,51</text:p>
          </table:table-cell>
          <table:table-cell table:style-name="ce88" table:formula="of:=([.B366]-[.$C$5])/([.$C$6]-[.$C$5])" office:value-type="float" office:value="0.433080808080808" calcext:value-type="float">
            <text:p>0,433</text:p>
          </table:table-cell>
          <table:table-cell table:style-name="ce86"/>
          <table:table-cell table:style-name="ce86" table:formula="of:=7*[.C366]+0.06" office:value-type="float" office:value="3.09156565656566" calcext:value-type="float">
            <text:p>3,09</text:p>
          </table:table-cell>
          <table:table-cell table:style-name="ce88"/>
          <table:table-cell table:style-name="ce88" table:formula="of:=IF([.C366]&lt;0.242;EXP([.C366])/(2-EXP([.C366]));IF([.C366]&lt;0.5;7*[.C366];IF([.C366]&gt;=0.5;LOG(2*[.C366])+7*0.5;&quot;error&quot;)))" office:value-type="float" office:value="3.03156565656566" calcext:value-type="float">
            <text:p>3,032</text:p>
          </table:table-cell>
          <table:table-cell table:formula="of:=IF([.C366]&lt;0.242;&quot;exp&quot;;IF([.C366]&lt;0.5;&quot;geo&quot;;IF([.C36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2" calcext:value-type="float">
            <text:p>3,52</text:p>
          </table:table-cell>
          <table:table-cell table:style-name="ce88" table:formula="of:=([.B367]-[.$C$5])/([.$C$6]-[.$C$5])" office:value-type="float" office:value="0.434343434343434" calcext:value-type="float">
            <text:p>0,434</text:p>
          </table:table-cell>
          <table:table-cell table:style-name="ce86"/>
          <table:table-cell table:style-name="ce86" table:formula="of:=7*[.C367]+0.06" office:value-type="float" office:value="3.10040404040404" calcext:value-type="float">
            <text:p>3,10</text:p>
          </table:table-cell>
          <table:table-cell table:style-name="ce88"/>
          <table:table-cell table:style-name="ce88" table:formula="of:=IF([.C367]&lt;0.242;EXP([.C367])/(2-EXP([.C367]));IF([.C367]&lt;0.5;7*[.C367];IF([.C367]&gt;=0.5;LOG(2*[.C367])+7*0.5;&quot;error&quot;)))" office:value-type="float" office:value="3.04040404040404" calcext:value-type="float">
            <text:p>3,040</text:p>
          </table:table-cell>
          <table:table-cell table:formula="of:=IF([.C367]&lt;0.242;&quot;exp&quot;;IF([.C367]&lt;0.5;&quot;geo&quot;;IF([.C36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3" calcext:value-type="float">
            <text:p>3,53</text:p>
          </table:table-cell>
          <table:table-cell table:style-name="ce88" table:formula="of:=([.B368]-[.$C$5])/([.$C$6]-[.$C$5])" office:value-type="float" office:value="0.435606060606061" calcext:value-type="float">
            <text:p>0,436</text:p>
          </table:table-cell>
          <table:table-cell table:style-name="ce86"/>
          <table:table-cell table:style-name="ce86" table:formula="of:=7*[.C368]+0.06" office:value-type="float" office:value="3.10924242424242" calcext:value-type="float">
            <text:p>3,11</text:p>
          </table:table-cell>
          <table:table-cell table:style-name="ce88"/>
          <table:table-cell table:style-name="ce88" table:formula="of:=IF([.C368]&lt;0.242;EXP([.C368])/(2-EXP([.C368]));IF([.C368]&lt;0.5;7*[.C368];IF([.C368]&gt;=0.5;LOG(2*[.C368])+7*0.5;&quot;error&quot;)))" office:value-type="float" office:value="3.04924242424242" calcext:value-type="float">
            <text:p>3,049</text:p>
          </table:table-cell>
          <table:table-cell table:formula="of:=IF([.C368]&lt;0.242;&quot;exp&quot;;IF([.C368]&lt;0.5;&quot;geo&quot;;IF([.C36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4" calcext:value-type="float">
            <text:p>3,54</text:p>
          </table:table-cell>
          <table:table-cell table:style-name="ce88" table:formula="of:=([.B369]-[.$C$5])/([.$C$6]-[.$C$5])" office:value-type="float" office:value="0.436868686868687" calcext:value-type="float">
            <text:p>0,437</text:p>
          </table:table-cell>
          <table:table-cell table:style-name="ce86"/>
          <table:table-cell table:style-name="ce86" table:formula="of:=7*[.C369]+0.06" office:value-type="float" office:value="3.11808080808081" calcext:value-type="float">
            <text:p>3,12</text:p>
          </table:table-cell>
          <table:table-cell table:style-name="ce88"/>
          <table:table-cell table:style-name="ce88" table:formula="of:=IF([.C369]&lt;0.242;EXP([.C369])/(2-EXP([.C369]));IF([.C369]&lt;0.5;7*[.C369];IF([.C369]&gt;=0.5;LOG(2*[.C369])+7*0.5;&quot;error&quot;)))" office:value-type="float" office:value="3.05808080808081" calcext:value-type="float">
            <text:p>3,058</text:p>
          </table:table-cell>
          <table:table-cell table:formula="of:=IF([.C369]&lt;0.242;&quot;exp&quot;;IF([.C369]&lt;0.5;&quot;geo&quot;;IF([.C36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5" calcext:value-type="float">
            <text:p>3,55</text:p>
          </table:table-cell>
          <table:table-cell table:style-name="ce88" table:formula="of:=([.B370]-[.$C$5])/([.$C$6]-[.$C$5])" office:value-type="float" office:value="0.438131313131313" calcext:value-type="float">
            <text:p>0,438</text:p>
          </table:table-cell>
          <table:table-cell table:style-name="ce86"/>
          <table:table-cell table:style-name="ce86" table:formula="of:=7*[.C370]+0.06" office:value-type="float" office:value="3.12691919191919" calcext:value-type="float">
            <text:p>3,13</text:p>
          </table:table-cell>
          <table:table-cell table:style-name="ce88"/>
          <table:table-cell table:style-name="ce88" table:formula="of:=IF([.C370]&lt;0.242;EXP([.C370])/(2-EXP([.C370]));IF([.C370]&lt;0.5;7*[.C370];IF([.C370]&gt;=0.5;LOG(2*[.C370])+7*0.5;&quot;error&quot;)))" office:value-type="float" office:value="3.06691919191919" calcext:value-type="float">
            <text:p>3,067</text:p>
          </table:table-cell>
          <table:table-cell table:formula="of:=IF([.C370]&lt;0.242;&quot;exp&quot;;IF([.C370]&lt;0.5;&quot;geo&quot;;IF([.C37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6" calcext:value-type="float">
            <text:p>3,56</text:p>
          </table:table-cell>
          <table:table-cell table:style-name="ce88" table:formula="of:=([.B371]-[.$C$5])/([.$C$6]-[.$C$5])" office:value-type="float" office:value="0.439393939393939" calcext:value-type="float">
            <text:p>0,439</text:p>
          </table:table-cell>
          <table:table-cell table:style-name="ce86"/>
          <table:table-cell table:style-name="ce86" table:formula="of:=7*[.C371]+0.06" office:value-type="float" office:value="3.13575757575758" calcext:value-type="float">
            <text:p>3,14</text:p>
          </table:table-cell>
          <table:table-cell table:style-name="ce88"/>
          <table:table-cell table:style-name="ce88" table:formula="of:=IF([.C371]&lt;0.242;EXP([.C371])/(2-EXP([.C371]));IF([.C371]&lt;0.5;7*[.C371];IF([.C371]&gt;=0.5;LOG(2*[.C371])+7*0.5;&quot;error&quot;)))" office:value-type="float" office:value="3.07575757575758" calcext:value-type="float">
            <text:p>3,076</text:p>
          </table:table-cell>
          <table:table-cell table:formula="of:=IF([.C371]&lt;0.242;&quot;exp&quot;;IF([.C371]&lt;0.5;&quot;geo&quot;;IF([.C37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7" calcext:value-type="float">
            <text:p>3,57</text:p>
          </table:table-cell>
          <table:table-cell table:style-name="ce88" table:formula="of:=([.B372]-[.$C$5])/([.$C$6]-[.$C$5])" office:value-type="float" office:value="0.440656565656566" calcext:value-type="float">
            <text:p>0,441</text:p>
          </table:table-cell>
          <table:table-cell table:style-name="ce86"/>
          <table:table-cell table:style-name="ce86" table:formula="of:=7*[.C372]+0.06" office:value-type="float" office:value="3.14459595959596" calcext:value-type="float">
            <text:p>3,14</text:p>
          </table:table-cell>
          <table:table-cell table:style-name="ce88"/>
          <table:table-cell table:style-name="ce88" table:formula="of:=IF([.C372]&lt;0.242;EXP([.C372])/(2-EXP([.C372]));IF([.C372]&lt;0.5;7*[.C372];IF([.C372]&gt;=0.5;LOG(2*[.C372])+7*0.5;&quot;error&quot;)))" office:value-type="float" office:value="3.08459595959596" calcext:value-type="float">
            <text:p>3,085</text:p>
          </table:table-cell>
          <table:table-cell table:formula="of:=IF([.C372]&lt;0.242;&quot;exp&quot;;IF([.C372]&lt;0.5;&quot;geo&quot;;IF([.C37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8" calcext:value-type="float">
            <text:p>3,58</text:p>
          </table:table-cell>
          <table:table-cell table:style-name="ce88" table:formula="of:=([.B373]-[.$C$5])/([.$C$6]-[.$C$5])" office:value-type="float" office:value="0.441919191919192" calcext:value-type="float">
            <text:p>0,442</text:p>
          </table:table-cell>
          <table:table-cell table:style-name="ce86"/>
          <table:table-cell table:style-name="ce86" table:formula="of:=7*[.C373]+0.06" office:value-type="float" office:value="3.15343434343434" calcext:value-type="float">
            <text:p>3,15</text:p>
          </table:table-cell>
          <table:table-cell table:style-name="ce88"/>
          <table:table-cell table:style-name="ce88" table:formula="of:=IF([.C373]&lt;0.242;EXP([.C373])/(2-EXP([.C373]));IF([.C373]&lt;0.5;7*[.C373];IF([.C373]&gt;=0.5;LOG(2*[.C373])+7*0.5;&quot;error&quot;)))" office:value-type="float" office:value="3.09343434343434" calcext:value-type="float">
            <text:p>3,093</text:p>
          </table:table-cell>
          <table:table-cell table:formula="of:=IF([.C373]&lt;0.242;&quot;exp&quot;;IF([.C373]&lt;0.5;&quot;geo&quot;;IF([.C37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9" calcext:value-type="float">
            <text:p>3,59</text:p>
          </table:table-cell>
          <table:table-cell table:style-name="ce88" table:formula="of:=([.B374]-[.$C$5])/([.$C$6]-[.$C$5])" office:value-type="float" office:value="0.443181818181818" calcext:value-type="float">
            <text:p>0,443</text:p>
          </table:table-cell>
          <table:table-cell table:style-name="ce86"/>
          <table:table-cell table:style-name="ce86" table:formula="of:=7*[.C374]+0.06" office:value-type="float" office:value="3.16227272727273" calcext:value-type="float">
            <text:p>3,16</text:p>
          </table:table-cell>
          <table:table-cell table:style-name="ce88"/>
          <table:table-cell table:style-name="ce88" table:formula="of:=IF([.C374]&lt;0.242;EXP([.C374])/(2-EXP([.C374]));IF([.C374]&lt;0.5;7*[.C374];IF([.C374]&gt;=0.5;LOG(2*[.C374])+7*0.5;&quot;error&quot;)))" office:value-type="float" office:value="3.10227272727273" calcext:value-type="float">
            <text:p>3,102</text:p>
          </table:table-cell>
          <table:table-cell table:formula="of:=IF([.C374]&lt;0.242;&quot;exp&quot;;IF([.C374]&lt;0.5;&quot;geo&quot;;IF([.C37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table:style-name="ce88" table:formula="of:=([.B375]-[.$C$5])/([.$C$6]-[.$C$5])" office:value-type="float" office:value="0.444444444444444" calcext:value-type="float">
            <text:p>0,444</text:p>
          </table:table-cell>
          <table:table-cell table:style-name="ce86"/>
          <table:table-cell table:style-name="ce86" table:formula="of:=7*[.C375]+0.06" office:value-type="float" office:value="3.17111111111111" calcext:value-type="float">
            <text:p>3,17</text:p>
          </table:table-cell>
          <table:table-cell table:style-name="ce88"/>
          <table:table-cell table:style-name="ce88" table:formula="of:=IF([.C375]&lt;0.242;EXP([.C375])/(2-EXP([.C375]));IF([.C375]&lt;0.5;7*[.C375];IF([.C375]&gt;=0.5;LOG(2*[.C375])+7*0.5;&quot;error&quot;)))" office:value-type="float" office:value="3.11111111111111" calcext:value-type="float">
            <text:p>3,111</text:p>
          </table:table-cell>
          <table:table-cell table:formula="of:=IF([.C375]&lt;0.242;&quot;exp&quot;;IF([.C375]&lt;0.5;&quot;geo&quot;;IF([.C37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1" calcext:value-type="float">
            <text:p>3,61</text:p>
          </table:table-cell>
          <table:table-cell table:style-name="ce88" table:formula="of:=([.B376]-[.$C$5])/([.$C$6]-[.$C$5])" office:value-type="float" office:value="0.445707070707071" calcext:value-type="float">
            <text:p>0,446</text:p>
          </table:table-cell>
          <table:table-cell table:style-name="ce86"/>
          <table:table-cell table:style-name="ce86" table:formula="of:=7*[.C376]+0.06" office:value-type="float" office:value="3.17994949494949" calcext:value-type="float">
            <text:p>3,18</text:p>
          </table:table-cell>
          <table:table-cell table:style-name="ce88"/>
          <table:table-cell table:style-name="ce88" table:formula="of:=IF([.C376]&lt;0.242;EXP([.C376])/(2-EXP([.C376]));IF([.C376]&lt;0.5;7*[.C376];IF([.C376]&gt;=0.5;LOG(2*[.C376])+7*0.5;&quot;error&quot;)))" office:value-type="float" office:value="3.11994949494949" calcext:value-type="float">
            <text:p>3,120</text:p>
          </table:table-cell>
          <table:table-cell table:formula="of:=IF([.C376]&lt;0.242;&quot;exp&quot;;IF([.C376]&lt;0.5;&quot;geo&quot;;IF([.C37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2" calcext:value-type="float">
            <text:p>3,62</text:p>
          </table:table-cell>
          <table:table-cell table:style-name="ce88" table:formula="of:=([.B377]-[.$C$5])/([.$C$6]-[.$C$5])" office:value-type="float" office:value="0.446969696969697" calcext:value-type="float">
            <text:p>0,447</text:p>
          </table:table-cell>
          <table:table-cell table:style-name="ce86"/>
          <table:table-cell table:style-name="ce86" table:formula="of:=7*[.C377]+0.06" office:value-type="float" office:value="3.18878787878788" calcext:value-type="float">
            <text:p>3,19</text:p>
          </table:table-cell>
          <table:table-cell table:style-name="ce88"/>
          <table:table-cell table:style-name="ce88" table:formula="of:=IF([.C377]&lt;0.242;EXP([.C377])/(2-EXP([.C377]));IF([.C377]&lt;0.5;7*[.C377];IF([.C377]&gt;=0.5;LOG(2*[.C377])+7*0.5;&quot;error&quot;)))" office:value-type="float" office:value="3.12878787878788" calcext:value-type="float">
            <text:p>3,129</text:p>
          </table:table-cell>
          <table:table-cell table:formula="of:=IF([.C377]&lt;0.242;&quot;exp&quot;;IF([.C377]&lt;0.5;&quot;geo&quot;;IF([.C37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3" calcext:value-type="float">
            <text:p>3,63</text:p>
          </table:table-cell>
          <table:table-cell table:style-name="ce88" table:formula="of:=([.B378]-[.$C$5])/([.$C$6]-[.$C$5])" office:value-type="float" office:value="0.448232323232323" calcext:value-type="float">
            <text:p>0,448</text:p>
          </table:table-cell>
          <table:table-cell table:style-name="ce86"/>
          <table:table-cell table:style-name="ce86" table:formula="of:=7*[.C378]+0.06" office:value-type="float" office:value="3.19762626262626" calcext:value-type="float">
            <text:p>3,20</text:p>
          </table:table-cell>
          <table:table-cell table:style-name="ce88"/>
          <table:table-cell table:style-name="ce88" table:formula="of:=IF([.C378]&lt;0.242;EXP([.C378])/(2-EXP([.C378]));IF([.C378]&lt;0.5;7*[.C378];IF([.C378]&gt;=0.5;LOG(2*[.C378])+7*0.5;&quot;error&quot;)))" office:value-type="float" office:value="3.13762626262626" calcext:value-type="float">
            <text:p>3,138</text:p>
          </table:table-cell>
          <table:table-cell table:formula="of:=IF([.C378]&lt;0.242;&quot;exp&quot;;IF([.C378]&lt;0.5;&quot;geo&quot;;IF([.C37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4" calcext:value-type="float">
            <text:p>3,64</text:p>
          </table:table-cell>
          <table:table-cell table:style-name="ce88" table:formula="of:=([.B379]-[.$C$5])/([.$C$6]-[.$C$5])" office:value-type="float" office:value="0.44949494949495" calcext:value-type="float">
            <text:p>0,449</text:p>
          </table:table-cell>
          <table:table-cell table:style-name="ce86"/>
          <table:table-cell table:style-name="ce86" table:formula="of:=7*[.C379]+0.06" office:value-type="float" office:value="3.20646464646465" calcext:value-type="float">
            <text:p>3,21</text:p>
          </table:table-cell>
          <table:table-cell table:style-name="ce88"/>
          <table:table-cell table:style-name="ce88" table:formula="of:=IF([.C379]&lt;0.242;EXP([.C379])/(2-EXP([.C379]));IF([.C379]&lt;0.5;7*[.C379];IF([.C379]&gt;=0.5;LOG(2*[.C379])+7*0.5;&quot;error&quot;)))" office:value-type="float" office:value="3.14646464646465" calcext:value-type="float">
            <text:p>3,146</text:p>
          </table:table-cell>
          <table:table-cell table:formula="of:=IF([.C379]&lt;0.242;&quot;exp&quot;;IF([.C379]&lt;0.5;&quot;geo&quot;;IF([.C37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5" calcext:value-type="float">
            <text:p>3,65</text:p>
          </table:table-cell>
          <table:table-cell table:style-name="ce88" table:formula="of:=([.B380]-[.$C$5])/([.$C$6]-[.$C$5])" office:value-type="float" office:value="0.450757575757576" calcext:value-type="float">
            <text:p>0,451</text:p>
          </table:table-cell>
          <table:table-cell table:style-name="ce86"/>
          <table:table-cell table:style-name="ce86" table:formula="of:=7*[.C380]+0.06" office:value-type="float" office:value="3.21530303030303" calcext:value-type="float">
            <text:p>3,22</text:p>
          </table:table-cell>
          <table:table-cell table:style-name="ce88"/>
          <table:table-cell table:style-name="ce88" table:formula="of:=IF([.C380]&lt;0.242;EXP([.C380])/(2-EXP([.C380]));IF([.C380]&lt;0.5;7*[.C380];IF([.C380]&gt;=0.5;LOG(2*[.C380])+7*0.5;&quot;error&quot;)))" office:value-type="float" office:value="3.15530303030303" calcext:value-type="float">
            <text:p>3,155</text:p>
          </table:table-cell>
          <table:table-cell table:formula="of:=IF([.C380]&lt;0.242;&quot;exp&quot;;IF([.C380]&lt;0.5;&quot;geo&quot;;IF([.C38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6" calcext:value-type="float">
            <text:p>3,66</text:p>
          </table:table-cell>
          <table:table-cell table:style-name="ce88" table:formula="of:=([.B381]-[.$C$5])/([.$C$6]-[.$C$5])" office:value-type="float" office:value="0.452020202020202" calcext:value-type="float">
            <text:p>0,452</text:p>
          </table:table-cell>
          <table:table-cell table:style-name="ce86"/>
          <table:table-cell table:style-name="ce86" table:formula="of:=7*[.C381]+0.06" office:value-type="float" office:value="3.22414141414141" calcext:value-type="float">
            <text:p>3,22</text:p>
          </table:table-cell>
          <table:table-cell table:style-name="ce88"/>
          <table:table-cell table:style-name="ce88" table:formula="of:=IF([.C381]&lt;0.242;EXP([.C381])/(2-EXP([.C381]));IF([.C381]&lt;0.5;7*[.C381];IF([.C381]&gt;=0.5;LOG(2*[.C381])+7*0.5;&quot;error&quot;)))" office:value-type="float" office:value="3.16414141414141" calcext:value-type="float">
            <text:p>3,164</text:p>
          </table:table-cell>
          <table:table-cell table:formula="of:=IF([.C381]&lt;0.242;&quot;exp&quot;;IF([.C381]&lt;0.5;&quot;geo&quot;;IF([.C38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table:style-name="ce88" table:formula="of:=([.B382]-[.$C$5])/([.$C$6]-[.$C$5])" office:value-type="float" office:value="0.453282828282828" calcext:value-type="float">
            <text:p>0,453</text:p>
          </table:table-cell>
          <table:table-cell table:style-name="ce86"/>
          <table:table-cell table:style-name="ce86" table:formula="of:=7*[.C382]+0.06" office:value-type="float" office:value="3.2329797979798" calcext:value-type="float">
            <text:p>3,23</text:p>
          </table:table-cell>
          <table:table-cell table:style-name="ce88"/>
          <table:table-cell table:style-name="ce88" table:formula="of:=IF([.C382]&lt;0.242;EXP([.C382])/(2-EXP([.C382]));IF([.C382]&lt;0.5;7*[.C382];IF([.C382]&gt;=0.5;LOG(2*[.C382])+7*0.5;&quot;error&quot;)))" office:value-type="float" office:value="3.1729797979798" calcext:value-type="float">
            <text:p>3,173</text:p>
          </table:table-cell>
          <table:table-cell table:formula="of:=IF([.C382]&lt;0.242;&quot;exp&quot;;IF([.C382]&lt;0.5;&quot;geo&quot;;IF([.C38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8" calcext:value-type="float">
            <text:p>3,68</text:p>
          </table:table-cell>
          <table:table-cell table:style-name="ce88" table:formula="of:=([.B383]-[.$C$5])/([.$C$6]-[.$C$5])" office:value-type="float" office:value="0.454545454545455" calcext:value-type="float">
            <text:p>0,455</text:p>
          </table:table-cell>
          <table:table-cell table:style-name="ce86"/>
          <table:table-cell table:style-name="ce86" table:formula="of:=7*[.C383]+0.06" office:value-type="float" office:value="3.24181818181818" calcext:value-type="float">
            <text:p>3,24</text:p>
          </table:table-cell>
          <table:table-cell table:style-name="ce88"/>
          <table:table-cell table:style-name="ce88" table:formula="of:=IF([.C383]&lt;0.242;EXP([.C383])/(2-EXP([.C383]));IF([.C383]&lt;0.5;7*[.C383];IF([.C383]&gt;=0.5;LOG(2*[.C383])+7*0.5;&quot;error&quot;)))" office:value-type="float" office:value="3.18181818181818" calcext:value-type="float">
            <text:p>3,182</text:p>
          </table:table-cell>
          <table:table-cell table:formula="of:=IF([.C383]&lt;0.242;&quot;exp&quot;;IF([.C383]&lt;0.5;&quot;geo&quot;;IF([.C38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9" calcext:value-type="float">
            <text:p>3,69</text:p>
          </table:table-cell>
          <table:table-cell table:style-name="ce88" table:formula="of:=([.B384]-[.$C$5])/([.$C$6]-[.$C$5])" office:value-type="float" office:value="0.455808080808081" calcext:value-type="float">
            <text:p>0,456</text:p>
          </table:table-cell>
          <table:table-cell table:style-name="ce86"/>
          <table:table-cell table:style-name="ce86" table:formula="of:=7*[.C384]+0.06" office:value-type="float" office:value="3.25065656565657" calcext:value-type="float">
            <text:p>3,25</text:p>
          </table:table-cell>
          <table:table-cell table:style-name="ce88"/>
          <table:table-cell table:style-name="ce88" table:formula="of:=IF([.C384]&lt;0.242;EXP([.C384])/(2-EXP([.C384]));IF([.C384]&lt;0.5;7*[.C384];IF([.C384]&gt;=0.5;LOG(2*[.C384])+7*0.5;&quot;error&quot;)))" office:value-type="float" office:value="3.19065656565657" calcext:value-type="float">
            <text:p>3,191</text:p>
          </table:table-cell>
          <table:table-cell table:formula="of:=IF([.C384]&lt;0.242;&quot;exp&quot;;IF([.C384]&lt;0.5;&quot;geo&quot;;IF([.C38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table:style-name="ce88" table:formula="of:=([.B385]-[.$C$5])/([.$C$6]-[.$C$5])" office:value-type="float" office:value="0.457070707070707" calcext:value-type="float">
            <text:p>0,457</text:p>
          </table:table-cell>
          <table:table-cell table:style-name="ce86"/>
          <table:table-cell table:style-name="ce86" table:formula="of:=7*[.C385]+0.06" office:value-type="float" office:value="3.25949494949495" calcext:value-type="float">
            <text:p>3,26</text:p>
          </table:table-cell>
          <table:table-cell table:style-name="ce88"/>
          <table:table-cell table:style-name="ce88" table:formula="of:=IF([.C385]&lt;0.242;EXP([.C385])/(2-EXP([.C385]));IF([.C385]&lt;0.5;7*[.C385];IF([.C385]&gt;=0.5;LOG(2*[.C385])+7*0.5;&quot;error&quot;)))" office:value-type="float" office:value="3.19949494949495" calcext:value-type="float">
            <text:p>3,199</text:p>
          </table:table-cell>
          <table:table-cell table:formula="of:=IF([.C385]&lt;0.242;&quot;exp&quot;;IF([.C385]&lt;0.5;&quot;geo&quot;;IF([.C38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1" calcext:value-type="float">
            <text:p>3,71</text:p>
          </table:table-cell>
          <table:table-cell table:style-name="ce88" table:formula="of:=([.B386]-[.$C$5])/([.$C$6]-[.$C$5])" office:value-type="float" office:value="0.458333333333333" calcext:value-type="float">
            <text:p>0,458</text:p>
          </table:table-cell>
          <table:table-cell table:style-name="ce86"/>
          <table:table-cell table:style-name="ce86" table:formula="of:=7*[.C386]+0.06" office:value-type="float" office:value="3.26833333333333" calcext:value-type="float">
            <text:p>3,27</text:p>
          </table:table-cell>
          <table:table-cell table:style-name="ce88"/>
          <table:table-cell table:style-name="ce88" table:formula="of:=IF([.C386]&lt;0.242;EXP([.C386])/(2-EXP([.C386]));IF([.C386]&lt;0.5;7*[.C386];IF([.C386]&gt;=0.5;LOG(2*[.C386])+7*0.5;&quot;error&quot;)))" office:value-type="float" office:value="3.20833333333333" calcext:value-type="float">
            <text:p>3,208</text:p>
          </table:table-cell>
          <table:table-cell table:formula="of:=IF([.C386]&lt;0.242;&quot;exp&quot;;IF([.C386]&lt;0.5;&quot;geo&quot;;IF([.C38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2" calcext:value-type="float">
            <text:p>3,72</text:p>
          </table:table-cell>
          <table:table-cell table:style-name="ce88" table:formula="of:=([.B387]-[.$C$5])/([.$C$6]-[.$C$5])" office:value-type="float" office:value="0.45959595959596" calcext:value-type="float">
            <text:p>0,460</text:p>
          </table:table-cell>
          <table:table-cell table:style-name="ce86"/>
          <table:table-cell table:style-name="ce86" table:formula="of:=7*[.C387]+0.06" office:value-type="float" office:value="3.27717171717172" calcext:value-type="float">
            <text:p>3,28</text:p>
          </table:table-cell>
          <table:table-cell table:style-name="ce88"/>
          <table:table-cell table:style-name="ce88" table:formula="of:=IF([.C387]&lt;0.242;EXP([.C387])/(2-EXP([.C387]));IF([.C387]&lt;0.5;7*[.C387];IF([.C387]&gt;=0.5;LOG(2*[.C387])+7*0.5;&quot;error&quot;)))" office:value-type="float" office:value="3.21717171717172" calcext:value-type="float">
            <text:p>3,217</text:p>
          </table:table-cell>
          <table:table-cell table:formula="of:=IF([.C387]&lt;0.242;&quot;exp&quot;;IF([.C387]&lt;0.5;&quot;geo&quot;;IF([.C38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3" calcext:value-type="float">
            <text:p>3,73</text:p>
          </table:table-cell>
          <table:table-cell table:style-name="ce88" table:formula="of:=([.B388]-[.$C$5])/([.$C$6]-[.$C$5])" office:value-type="float" office:value="0.460858585858586" calcext:value-type="float">
            <text:p>0,461</text:p>
          </table:table-cell>
          <table:table-cell table:style-name="ce86"/>
          <table:table-cell table:style-name="ce86" table:formula="of:=7*[.C388]+0.06" office:value-type="float" office:value="3.2860101010101" calcext:value-type="float">
            <text:p>3,29</text:p>
          </table:table-cell>
          <table:table-cell table:style-name="ce88"/>
          <table:table-cell table:style-name="ce88" table:formula="of:=IF([.C388]&lt;0.242;EXP([.C388])/(2-EXP([.C388]));IF([.C388]&lt;0.5;7*[.C388];IF([.C388]&gt;=0.5;LOG(2*[.C388])+7*0.5;&quot;error&quot;)))" office:value-type="float" office:value="3.2260101010101" calcext:value-type="float">
            <text:p>3,226</text:p>
          </table:table-cell>
          <table:table-cell table:formula="of:=IF([.C388]&lt;0.242;&quot;exp&quot;;IF([.C388]&lt;0.5;&quot;geo&quot;;IF([.C38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4" calcext:value-type="float">
            <text:p>3,74</text:p>
          </table:table-cell>
          <table:table-cell table:style-name="ce88" table:formula="of:=([.B389]-[.$C$5])/([.$C$6]-[.$C$5])" office:value-type="float" office:value="0.462121212121212" calcext:value-type="float">
            <text:p>0,462</text:p>
          </table:table-cell>
          <table:table-cell table:style-name="ce86"/>
          <table:table-cell table:style-name="ce86" table:formula="of:=7*[.C389]+0.06" office:value-type="float" office:value="3.29484848484849" calcext:value-type="float">
            <text:p>3,29</text:p>
          </table:table-cell>
          <table:table-cell table:style-name="ce88"/>
          <table:table-cell table:style-name="ce88" table:formula="of:=IF([.C389]&lt;0.242;EXP([.C389])/(2-EXP([.C389]));IF([.C389]&lt;0.5;7*[.C389];IF([.C389]&gt;=0.5;LOG(2*[.C389])+7*0.5;&quot;error&quot;)))" office:value-type="float" office:value="3.23484848484849" calcext:value-type="float">
            <text:p>3,235</text:p>
          </table:table-cell>
          <table:table-cell table:formula="of:=IF([.C389]&lt;0.242;&quot;exp&quot;;IF([.C389]&lt;0.5;&quot;geo&quot;;IF([.C38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  <table:table-cell table:style-name="ce88" table:formula="of:=([.B390]-[.$C$5])/([.$C$6]-[.$C$5])" office:value-type="float" office:value="0.463383838383838" calcext:value-type="float">
            <text:p>0,463</text:p>
          </table:table-cell>
          <table:table-cell table:style-name="ce86"/>
          <table:table-cell table:style-name="ce86" table:formula="of:=7*[.C390]+0.06" office:value-type="float" office:value="3.30368686868687" calcext:value-type="float">
            <text:p>3,30</text:p>
          </table:table-cell>
          <table:table-cell table:style-name="ce88"/>
          <table:table-cell table:style-name="ce88" table:formula="of:=IF([.C390]&lt;0.242;EXP([.C390])/(2-EXP([.C390]));IF([.C390]&lt;0.5;7*[.C390];IF([.C390]&gt;=0.5;LOG(2*[.C390])+7*0.5;&quot;error&quot;)))" office:value-type="float" office:value="3.24368686868687" calcext:value-type="float">
            <text:p>3,244</text:p>
          </table:table-cell>
          <table:table-cell table:formula="of:=IF([.C390]&lt;0.242;&quot;exp&quot;;IF([.C390]&lt;0.5;&quot;geo&quot;;IF([.C39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6" calcext:value-type="float">
            <text:p>3,76</text:p>
          </table:table-cell>
          <table:table-cell table:style-name="ce88" table:formula="of:=([.B391]-[.$C$5])/([.$C$6]-[.$C$5])" office:value-type="float" office:value="0.464646464646465" calcext:value-type="float">
            <text:p>0,465</text:p>
          </table:table-cell>
          <table:table-cell table:style-name="ce86"/>
          <table:table-cell table:style-name="ce86" table:formula="of:=7*[.C391]+0.06" office:value-type="float" office:value="3.31252525252525" calcext:value-type="float">
            <text:p>3,31</text:p>
          </table:table-cell>
          <table:table-cell table:style-name="ce88"/>
          <table:table-cell table:style-name="ce88" table:formula="of:=IF([.C391]&lt;0.242;EXP([.C391])/(2-EXP([.C391]));IF([.C391]&lt;0.5;7*[.C391];IF([.C391]&gt;=0.5;LOG(2*[.C391])+7*0.5;&quot;error&quot;)))" office:value-type="float" office:value="3.25252525252525" calcext:value-type="float">
            <text:p>3,253</text:p>
          </table:table-cell>
          <table:table-cell table:formula="of:=IF([.C391]&lt;0.242;&quot;exp&quot;;IF([.C391]&lt;0.5;&quot;geo&quot;;IF([.C39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7" calcext:value-type="float">
            <text:p>3,77</text:p>
          </table:table-cell>
          <table:table-cell table:style-name="ce88" table:formula="of:=([.B392]-[.$C$5])/([.$C$6]-[.$C$5])" office:value-type="float" office:value="0.465909090909091" calcext:value-type="float">
            <text:p>0,466</text:p>
          </table:table-cell>
          <table:table-cell table:style-name="ce86"/>
          <table:table-cell table:style-name="ce86" table:formula="of:=7*[.C392]+0.06" office:value-type="float" office:value="3.32136363636364" calcext:value-type="float">
            <text:p>3,32</text:p>
          </table:table-cell>
          <table:table-cell table:style-name="ce88"/>
          <table:table-cell table:style-name="ce88" table:formula="of:=IF([.C392]&lt;0.242;EXP([.C392])/(2-EXP([.C392]));IF([.C392]&lt;0.5;7*[.C392];IF([.C392]&gt;=0.5;LOG(2*[.C392])+7*0.5;&quot;error&quot;)))" office:value-type="float" office:value="3.26136363636364" calcext:value-type="float">
            <text:p>3,261</text:p>
          </table:table-cell>
          <table:table-cell table:formula="of:=IF([.C392]&lt;0.242;&quot;exp&quot;;IF([.C392]&lt;0.5;&quot;geo&quot;;IF([.C39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8" calcext:value-type="float">
            <text:p>3,78</text:p>
          </table:table-cell>
          <table:table-cell table:style-name="ce88" table:formula="of:=([.B393]-[.$C$5])/([.$C$6]-[.$C$5])" office:value-type="float" office:value="0.467171717171717" calcext:value-type="float">
            <text:p>0,467</text:p>
          </table:table-cell>
          <table:table-cell table:style-name="ce86"/>
          <table:table-cell table:style-name="ce86" table:formula="of:=7*[.C393]+0.06" office:value-type="float" office:value="3.33020202020202" calcext:value-type="float">
            <text:p>3,33</text:p>
          </table:table-cell>
          <table:table-cell table:style-name="ce88"/>
          <table:table-cell table:style-name="ce88" table:formula="of:=IF([.C393]&lt;0.242;EXP([.C393])/(2-EXP([.C393]));IF([.C393]&lt;0.5;7*[.C393];IF([.C393]&gt;=0.5;LOG(2*[.C393])+7*0.5;&quot;error&quot;)))" office:value-type="float" office:value="3.27020202020202" calcext:value-type="float">
            <text:p>3,270</text:p>
          </table:table-cell>
          <table:table-cell table:formula="of:=IF([.C393]&lt;0.242;&quot;exp&quot;;IF([.C393]&lt;0.5;&quot;geo&quot;;IF([.C39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9" calcext:value-type="float">
            <text:p>3,79</text:p>
          </table:table-cell>
          <table:table-cell table:style-name="ce88" table:formula="of:=([.B394]-[.$C$5])/([.$C$6]-[.$C$5])" office:value-type="float" office:value="0.468434343434343" calcext:value-type="float">
            <text:p>0,468</text:p>
          </table:table-cell>
          <table:table-cell table:style-name="ce86"/>
          <table:table-cell table:style-name="ce86" table:formula="of:=7*[.C394]+0.06" office:value-type="float" office:value="3.3390404040404" calcext:value-type="float">
            <text:p>3,34</text:p>
          </table:table-cell>
          <table:table-cell table:style-name="ce88"/>
          <table:table-cell table:style-name="ce88" table:formula="of:=IF([.C394]&lt;0.242;EXP([.C394])/(2-EXP([.C394]));IF([.C394]&lt;0.5;7*[.C394];IF([.C394]&gt;=0.5;LOG(2*[.C394])+7*0.5;&quot;error&quot;)))" office:value-type="float" office:value="3.2790404040404" calcext:value-type="float">
            <text:p>3,279</text:p>
          </table:table-cell>
          <table:table-cell table:formula="of:=IF([.C394]&lt;0.242;&quot;exp&quot;;IF([.C394]&lt;0.5;&quot;geo&quot;;IF([.C39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table:style-name="ce88" table:formula="of:=([.B395]-[.$C$5])/([.$C$6]-[.$C$5])" office:value-type="float" office:value="0.46969696969697" calcext:value-type="float">
            <text:p>0,470</text:p>
          </table:table-cell>
          <table:table-cell table:style-name="ce86"/>
          <table:table-cell table:style-name="ce86" table:formula="of:=7*[.C395]+0.06" office:value-type="float" office:value="3.34787878787879" calcext:value-type="float">
            <text:p>3,35</text:p>
          </table:table-cell>
          <table:table-cell table:style-name="ce88"/>
          <table:table-cell table:style-name="ce88" table:formula="of:=IF([.C395]&lt;0.242;EXP([.C395])/(2-EXP([.C395]));IF([.C395]&lt;0.5;7*[.C395];IF([.C395]&gt;=0.5;LOG(2*[.C395])+7*0.5;&quot;error&quot;)))" office:value-type="float" office:value="3.28787878787879" calcext:value-type="float">
            <text:p>3,288</text:p>
          </table:table-cell>
          <table:table-cell table:formula="of:=IF([.C395]&lt;0.242;&quot;exp&quot;;IF([.C395]&lt;0.5;&quot;geo&quot;;IF([.C39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1" calcext:value-type="float">
            <text:p>3,81</text:p>
          </table:table-cell>
          <table:table-cell table:style-name="ce88" table:formula="of:=([.B396]-[.$C$5])/([.$C$6]-[.$C$5])" office:value-type="float" office:value="0.470959595959596" calcext:value-type="float">
            <text:p>0,471</text:p>
          </table:table-cell>
          <table:table-cell table:style-name="ce86"/>
          <table:table-cell table:style-name="ce86" table:formula="of:=7*[.C396]+0.06" office:value-type="float" office:value="3.35671717171717" calcext:value-type="float">
            <text:p>3,36</text:p>
          </table:table-cell>
          <table:table-cell table:style-name="ce88"/>
          <table:table-cell table:style-name="ce88" table:formula="of:=IF([.C396]&lt;0.242;EXP([.C396])/(2-EXP([.C396]));IF([.C396]&lt;0.5;7*[.C396];IF([.C396]&gt;=0.5;LOG(2*[.C396])+7*0.5;&quot;error&quot;)))" office:value-type="float" office:value="3.29671717171717" calcext:value-type="float">
            <text:p>3,297</text:p>
          </table:table-cell>
          <table:table-cell table:formula="of:=IF([.C396]&lt;0.242;&quot;exp&quot;;IF([.C396]&lt;0.5;&quot;geo&quot;;IF([.C39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2" calcext:value-type="float">
            <text:p>3,82</text:p>
          </table:table-cell>
          <table:table-cell table:style-name="ce88" table:formula="of:=([.B397]-[.$C$5])/([.$C$6]-[.$C$5])" office:value-type="float" office:value="0.472222222222222" calcext:value-type="float">
            <text:p>0,472</text:p>
          </table:table-cell>
          <table:table-cell table:style-name="ce86"/>
          <table:table-cell table:style-name="ce88" table:formula="of:=7*[.C397]+0.06" office:value-type="float" office:value="3.36555555555556" calcext:value-type="float">
            <text:p>3,366</text:p>
          </table:table-cell>
          <table:table-cell table:style-name="ce88"/>
          <table:table-cell table:style-name="ce88" table:formula="of:=IF([.C397]&lt;0.242;EXP([.C397])/(2-EXP([.C397]));IF([.C397]&lt;0.5;7*[.C397];IF([.C397]&gt;=0.5;LOG(2*[.C397])+7*0.5;&quot;error&quot;)))" office:value-type="float" office:value="3.30555555555556" calcext:value-type="float">
            <text:p>3,306</text:p>
          </table:table-cell>
          <table:table-cell table:formula="of:=IF([.C397]&lt;0.242;&quot;exp&quot;;IF([.C397]&lt;0.5;&quot;geo&quot;;IF([.C39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3" calcext:value-type="float">
            <text:p>3,83</text:p>
          </table:table-cell>
          <table:table-cell table:style-name="ce88" table:formula="of:=([.B398]-[.$C$5])/([.$C$6]-[.$C$5])" office:value-type="float" office:value="0.473484848484848" calcext:value-type="float">
            <text:p>0,473</text:p>
          </table:table-cell>
          <table:table-cell table:style-name="ce86"/>
          <table:table-cell table:style-name="ce86" table:formula="of:=7*[.C398]+0.06" office:value-type="float" office:value="3.37439393939394" calcext:value-type="float">
            <text:p>3,37</text:p>
          </table:table-cell>
          <table:table-cell table:style-name="ce88"/>
          <table:table-cell table:style-name="ce88" table:formula="of:=IF([.C398]&lt;0.242;EXP([.C398])/(2-EXP([.C398]));IF([.C398]&lt;0.5;7*[.C398];IF([.C398]&gt;=0.5;LOG(2*[.C398])+7*0.5;&quot;error&quot;)))" office:value-type="float" office:value="3.31439393939394" calcext:value-type="float">
            <text:p>3,314</text:p>
          </table:table-cell>
          <table:table-cell table:formula="of:=IF([.C398]&lt;0.242;&quot;exp&quot;;IF([.C398]&lt;0.5;&quot;geo&quot;;IF([.C39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4" calcext:value-type="float">
            <text:p>3,84</text:p>
          </table:table-cell>
          <table:table-cell table:style-name="ce88" table:formula="of:=([.B399]-[.$C$5])/([.$C$6]-[.$C$5])" office:value-type="float" office:value="0.474747474747475" calcext:value-type="float">
            <text:p>0,475</text:p>
          </table:table-cell>
          <table:table-cell table:style-name="ce86"/>
          <table:table-cell table:style-name="ce86" table:formula="of:=7*[.C399]+0.06" office:value-type="float" office:value="3.38323232323232" calcext:value-type="float">
            <text:p>3,38</text:p>
          </table:table-cell>
          <table:table-cell table:style-name="ce88"/>
          <table:table-cell table:style-name="ce88" table:formula="of:=IF([.C399]&lt;0.242;EXP([.C399])/(2-EXP([.C399]));IF([.C399]&lt;0.5;7*[.C399];IF([.C399]&gt;=0.5;LOG(2*[.C399])+7*0.5;&quot;error&quot;)))" office:value-type="float" office:value="3.32323232323232" calcext:value-type="float">
            <text:p>3,323</text:p>
          </table:table-cell>
          <table:table-cell table:formula="of:=IF([.C399]&lt;0.242;&quot;exp&quot;;IF([.C399]&lt;0.5;&quot;geo&quot;;IF([.C39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5" calcext:value-type="float">
            <text:p>3,85</text:p>
          </table:table-cell>
          <table:table-cell table:style-name="ce88" table:formula="of:=([.B400]-[.$C$5])/([.$C$6]-[.$C$5])" office:value-type="float" office:value="0.476010101010101" calcext:value-type="float">
            <text:p>0,476</text:p>
          </table:table-cell>
          <table:table-cell table:style-name="ce86"/>
          <table:table-cell table:style-name="ce86" table:formula="of:=7*[.C400]+0.06" office:value-type="float" office:value="3.39207070707071" calcext:value-type="float">
            <text:p>3,39</text:p>
          </table:table-cell>
          <table:table-cell table:style-name="ce88"/>
          <table:table-cell table:style-name="ce88" table:formula="of:=IF([.C400]&lt;0.242;EXP([.C400])/(2-EXP([.C400]));IF([.C400]&lt;0.5;7*[.C400];IF([.C400]&gt;=0.5;LOG(2*[.C400])+7*0.5;&quot;error&quot;)))" office:value-type="float" office:value="3.33207070707071" calcext:value-type="float">
            <text:p>3,332</text:p>
          </table:table-cell>
          <table:table-cell table:formula="of:=IF([.C400]&lt;0.242;&quot;exp&quot;;IF([.C400]&lt;0.5;&quot;geo&quot;;IF([.C40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6" calcext:value-type="float">
            <text:p>3,86</text:p>
          </table:table-cell>
          <table:table-cell table:style-name="ce88" table:formula="of:=([.B401]-[.$C$5])/([.$C$6]-[.$C$5])" office:value-type="float" office:value="0.477272727272727" calcext:value-type="float">
            <text:p>0,477</text:p>
          </table:table-cell>
          <table:table-cell table:style-name="ce86"/>
          <table:table-cell table:style-name="ce86" table:formula="of:=7*[.C401]+0.06" office:value-type="float" office:value="3.40090909090909" calcext:value-type="float">
            <text:p>3,40</text:p>
          </table:table-cell>
          <table:table-cell table:style-name="ce88"/>
          <table:table-cell table:style-name="ce88" table:formula="of:=IF([.C401]&lt;0.242;EXP([.C401])/(2-EXP([.C401]));IF([.C401]&lt;0.5;7*[.C401];IF([.C401]&gt;=0.5;LOG(2*[.C401])+7*0.5;&quot;error&quot;)))" office:value-type="float" office:value="3.34090909090909" calcext:value-type="float">
            <text:p>3,341</text:p>
          </table:table-cell>
          <table:table-cell table:formula="of:=IF([.C401]&lt;0.242;&quot;exp&quot;;IF([.C401]&lt;0.5;&quot;geo&quot;;IF([.C40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7" calcext:value-type="float">
            <text:p>3,87</text:p>
          </table:table-cell>
          <table:table-cell table:style-name="ce88" table:formula="of:=([.B402]-[.$C$5])/([.$C$6]-[.$C$5])" office:value-type="float" office:value="0.478535353535354" calcext:value-type="float">
            <text:p>0,479</text:p>
          </table:table-cell>
          <table:table-cell table:style-name="ce86"/>
          <table:table-cell table:style-name="ce86" table:formula="of:=7*[.C402]+0.06" office:value-type="float" office:value="3.40974747474747" calcext:value-type="float">
            <text:p>3,41</text:p>
          </table:table-cell>
          <table:table-cell table:style-name="ce88"/>
          <table:table-cell table:style-name="ce88" table:formula="of:=IF([.C402]&lt;0.242;EXP([.C402])/(2-EXP([.C402]));IF([.C402]&lt;0.5;7*[.C402];IF([.C402]&gt;=0.5;LOG(2*[.C402])+7*0.5;&quot;error&quot;)))" office:value-type="float" office:value="3.34974747474747" calcext:value-type="float">
            <text:p>3,350</text:p>
          </table:table-cell>
          <table:table-cell table:formula="of:=IF([.C402]&lt;0.242;&quot;exp&quot;;IF([.C402]&lt;0.5;&quot;geo&quot;;IF([.C40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8" calcext:value-type="float">
            <text:p>3,88</text:p>
          </table:table-cell>
          <table:table-cell table:style-name="ce88" table:formula="of:=([.B403]-[.$C$5])/([.$C$6]-[.$C$5])" office:value-type="float" office:value="0.47979797979798" calcext:value-type="float">
            <text:p>0,480</text:p>
          </table:table-cell>
          <table:table-cell table:style-name="ce86"/>
          <table:table-cell table:style-name="ce86" table:formula="of:=7*[.C403]+0.06" office:value-type="float" office:value="3.41858585858586" calcext:value-type="float">
            <text:p>3,42</text:p>
          </table:table-cell>
          <table:table-cell table:style-name="ce88"/>
          <table:table-cell table:style-name="ce88" table:formula="of:=IF([.C403]&lt;0.242;EXP([.C403])/(2-EXP([.C403]));IF([.C403]&lt;0.5;7*[.C403];IF([.C403]&gt;=0.5;LOG(2*[.C403])+7*0.5;&quot;error&quot;)))" office:value-type="float" office:value="3.35858585858586" calcext:value-type="float">
            <text:p>3,359</text:p>
          </table:table-cell>
          <table:table-cell table:formula="of:=IF([.C403]&lt;0.242;&quot;exp&quot;;IF([.C403]&lt;0.5;&quot;geo&quot;;IF([.C40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9" calcext:value-type="float">
            <text:p>3,89</text:p>
          </table:table-cell>
          <table:table-cell table:style-name="ce88" table:formula="of:=([.B404]-[.$C$5])/([.$C$6]-[.$C$5])" office:value-type="float" office:value="0.481060606060606" calcext:value-type="float">
            <text:p>0,481</text:p>
          </table:table-cell>
          <table:table-cell table:style-name="ce86"/>
          <table:table-cell table:style-name="ce86" table:formula="of:=7*[.C404]+0.06" office:value-type="float" office:value="3.42742424242424" calcext:value-type="float">
            <text:p>3,43</text:p>
          </table:table-cell>
          <table:table-cell table:style-name="ce88"/>
          <table:table-cell table:style-name="ce88" table:formula="of:=IF([.C404]&lt;0.242;EXP([.C404])/(2-EXP([.C404]));IF([.C404]&lt;0.5;7*[.C404];IF([.C404]&gt;=0.5;LOG(2*[.C404])+7*0.5;&quot;error&quot;)))" office:value-type="float" office:value="3.36742424242424" calcext:value-type="float">
            <text:p>3,367</text:p>
          </table:table-cell>
          <table:table-cell table:formula="of:=IF([.C404]&lt;0.242;&quot;exp&quot;;IF([.C404]&lt;0.5;&quot;geo&quot;;IF([.C40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table:style-name="ce88" table:formula="of:=([.B405]-[.$C$5])/([.$C$6]-[.$C$5])" office:value-type="float" office:value="0.482323232323232" calcext:value-type="float">
            <text:p>0,482</text:p>
          </table:table-cell>
          <table:table-cell table:style-name="ce86"/>
          <table:table-cell table:style-name="ce86" table:formula="of:=7*[.C405]+0.06" office:value-type="float" office:value="3.43626262626263" calcext:value-type="float">
            <text:p>3,44</text:p>
          </table:table-cell>
          <table:table-cell table:style-name="ce88"/>
          <table:table-cell table:style-name="ce88" table:formula="of:=IF([.C405]&lt;0.242;EXP([.C405])/(2-EXP([.C405]));IF([.C405]&lt;0.5;7*[.C405];IF([.C405]&gt;=0.5;LOG(2*[.C405])+7*0.5;&quot;error&quot;)))" office:value-type="float" office:value="3.37626262626263" calcext:value-type="float">
            <text:p>3,376</text:p>
          </table:table-cell>
          <table:table-cell table:formula="of:=IF([.C405]&lt;0.242;&quot;exp&quot;;IF([.C405]&lt;0.5;&quot;geo&quot;;IF([.C40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1" calcext:value-type="float">
            <text:p>3,91</text:p>
          </table:table-cell>
          <table:table-cell table:style-name="ce88" table:formula="of:=([.B406]-[.$C$5])/([.$C$6]-[.$C$5])" office:value-type="float" office:value="0.483585858585859" calcext:value-type="float">
            <text:p>0,484</text:p>
          </table:table-cell>
          <table:table-cell table:style-name="ce86"/>
          <table:table-cell table:style-name="ce86" table:formula="of:=7*[.C406]+0.06" office:value-type="float" office:value="3.44510101010101" calcext:value-type="float">
            <text:p>3,45</text:p>
          </table:table-cell>
          <table:table-cell table:style-name="ce88"/>
          <table:table-cell table:style-name="ce88" table:formula="of:=IF([.C406]&lt;0.242;EXP([.C406])/(2-EXP([.C406]));IF([.C406]&lt;0.5;7*[.C406];IF([.C406]&gt;=0.5;LOG(2*[.C406])+7*0.5;&quot;error&quot;)))" office:value-type="float" office:value="3.38510101010101" calcext:value-type="float">
            <text:p>3,385</text:p>
          </table:table-cell>
          <table:table-cell table:formula="of:=IF([.C406]&lt;0.242;&quot;exp&quot;;IF([.C406]&lt;0.5;&quot;geo&quot;;IF([.C40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2" calcext:value-type="float">
            <text:p>3,92</text:p>
          </table:table-cell>
          <table:table-cell table:style-name="ce88" table:formula="of:=([.B407]-[.$C$5])/([.$C$6]-[.$C$5])" office:value-type="float" office:value="0.484848484848485" calcext:value-type="float">
            <text:p>0,485</text:p>
          </table:table-cell>
          <table:table-cell table:style-name="ce86"/>
          <table:table-cell table:style-name="ce86" table:formula="of:=7*[.C407]+0.06" office:value-type="float" office:value="3.45393939393939" calcext:value-type="float">
            <text:p>3,45</text:p>
          </table:table-cell>
          <table:table-cell table:style-name="ce88"/>
          <table:table-cell table:style-name="ce88" table:formula="of:=IF([.C407]&lt;0.242;EXP([.C407])/(2-EXP([.C407]));IF([.C407]&lt;0.5;7*[.C407];IF([.C407]&gt;=0.5;LOG(2*[.C407])+7*0.5;&quot;error&quot;)))" office:value-type="float" office:value="3.39393939393939" calcext:value-type="float">
            <text:p>3,394</text:p>
          </table:table-cell>
          <table:table-cell table:formula="of:=IF([.C407]&lt;0.242;&quot;exp&quot;;IF([.C407]&lt;0.5;&quot;geo&quot;;IF([.C40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3" calcext:value-type="float">
            <text:p>3,93</text:p>
          </table:table-cell>
          <table:table-cell table:style-name="ce88" table:formula="of:=([.B408]-[.$C$5])/([.$C$6]-[.$C$5])" office:value-type="float" office:value="0.486111111111111" calcext:value-type="float">
            <text:p>0,486</text:p>
          </table:table-cell>
          <table:table-cell table:style-name="ce86"/>
          <table:table-cell table:style-name="ce86" table:formula="of:=7*[.C408]+0.06" office:value-type="float" office:value="3.46277777777778" calcext:value-type="float">
            <text:p>3,46</text:p>
          </table:table-cell>
          <table:table-cell table:style-name="ce88"/>
          <table:table-cell table:style-name="ce88" table:formula="of:=IF([.C408]&lt;0.242;EXP([.C408])/(2-EXP([.C408]));IF([.C408]&lt;0.5;7*[.C408];IF([.C408]&gt;=0.5;LOG(2*[.C408])+7*0.5;&quot;error&quot;)))" office:value-type="float" office:value="3.40277777777778" calcext:value-type="float">
            <text:p>3,403</text:p>
          </table:table-cell>
          <table:table-cell table:formula="of:=IF([.C408]&lt;0.242;&quot;exp&quot;;IF([.C408]&lt;0.5;&quot;geo&quot;;IF([.C40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4" calcext:value-type="float">
            <text:p>3,94</text:p>
          </table:table-cell>
          <table:table-cell table:style-name="ce88" table:formula="of:=([.B409]-[.$C$5])/([.$C$6]-[.$C$5])" office:value-type="float" office:value="0.487373737373737" calcext:value-type="float">
            <text:p>0,487</text:p>
          </table:table-cell>
          <table:table-cell table:style-name="ce86"/>
          <table:table-cell table:style-name="ce86" table:formula="of:=7*[.C409]+0.06" office:value-type="float" office:value="3.47161616161616" calcext:value-type="float">
            <text:p>3,47</text:p>
          </table:table-cell>
          <table:table-cell table:style-name="ce88"/>
          <table:table-cell table:style-name="ce88" table:formula="of:=IF([.C409]&lt;0.242;EXP([.C409])/(2-EXP([.C409]));IF([.C409]&lt;0.5;7*[.C409];IF([.C409]&gt;=0.5;LOG(2*[.C409])+7*0.5;&quot;error&quot;)))" office:value-type="float" office:value="3.41161616161616" calcext:value-type="float">
            <text:p>3,412</text:p>
          </table:table-cell>
          <table:table-cell table:formula="of:=IF([.C409]&lt;0.242;&quot;exp&quot;;IF([.C409]&lt;0.5;&quot;geo&quot;;IF([.C40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5" calcext:value-type="float">
            <text:p>3,95</text:p>
          </table:table-cell>
          <table:table-cell table:style-name="ce88" table:formula="of:=([.B410]-[.$C$5])/([.$C$6]-[.$C$5])" office:value-type="float" office:value="0.488636363636364" calcext:value-type="float">
            <text:p>0,489</text:p>
          </table:table-cell>
          <table:table-cell table:style-name="ce86"/>
          <table:table-cell table:style-name="ce86" table:formula="of:=7*[.C410]+0.06" office:value-type="float" office:value="3.48045454545455" calcext:value-type="float">
            <text:p>3,48</text:p>
          </table:table-cell>
          <table:table-cell table:style-name="ce88"/>
          <table:table-cell table:style-name="ce88" table:formula="of:=IF([.C410]&lt;0.242;EXP([.C410])/(2-EXP([.C410]));IF([.C410]&lt;0.5;7*[.C410];IF([.C410]&gt;=0.5;LOG(2*[.C410])+7*0.5;&quot;error&quot;)))" office:value-type="float" office:value="3.42045454545455" calcext:value-type="float">
            <text:p>3,420</text:p>
          </table:table-cell>
          <table:table-cell table:formula="of:=IF([.C410]&lt;0.242;&quot;exp&quot;;IF([.C410]&lt;0.5;&quot;geo&quot;;IF([.C41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5999999999999" calcext:value-type="float">
            <text:p>3,96</text:p>
          </table:table-cell>
          <table:table-cell table:style-name="ce88" table:formula="of:=([.B411]-[.$C$5])/([.$C$6]-[.$C$5])" office:value-type="float" office:value="0.489898989898989" calcext:value-type="float">
            <text:p>0,490</text:p>
          </table:table-cell>
          <table:table-cell table:style-name="ce86"/>
          <table:table-cell table:style-name="ce86" table:formula="of:=7*[.C411]+0.06" office:value-type="float" office:value="3.48929292929292" calcext:value-type="float">
            <text:p>3,49</text:p>
          </table:table-cell>
          <table:table-cell table:style-name="ce88"/>
          <table:table-cell table:style-name="ce88" table:formula="of:=IF([.C411]&lt;0.242;EXP([.C411])/(2-EXP([.C411]));IF([.C411]&lt;0.5;7*[.C411];IF([.C411]&gt;=0.5;LOG(2*[.C411])+7*0.5;&quot;error&quot;)))" office:value-type="float" office:value="3.42929292929292" calcext:value-type="float">
            <text:p>3,429</text:p>
          </table:table-cell>
          <table:table-cell table:formula="of:=IF([.C411]&lt;0.242;&quot;exp&quot;;IF([.C411]&lt;0.5;&quot;geo&quot;;IF([.C41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6999999999999" calcext:value-type="float">
            <text:p>3,97</text:p>
          </table:table-cell>
          <table:table-cell table:style-name="ce88" table:formula="of:=([.B412]-[.$C$5])/([.$C$6]-[.$C$5])" office:value-type="float" office:value="0.491161616161615" calcext:value-type="float">
            <text:p>0,491</text:p>
          </table:table-cell>
          <table:table-cell table:style-name="ce86"/>
          <table:table-cell table:style-name="ce86" table:formula="of:=7*[.C412]+0.06" office:value-type="float" office:value="3.4981313131313" calcext:value-type="float">
            <text:p>3,50</text:p>
          </table:table-cell>
          <table:table-cell table:style-name="ce88"/>
          <table:table-cell table:style-name="ce88" table:formula="of:=IF([.C412]&lt;0.242;EXP([.C412])/(2-EXP([.C412]));IF([.C412]&lt;0.5;7*[.C412];IF([.C412]&gt;=0.5;LOG(2*[.C412])+7*0.5;&quot;error&quot;)))" office:value-type="float" office:value="3.4381313131313" calcext:value-type="float">
            <text:p>3,438</text:p>
          </table:table-cell>
          <table:table-cell table:formula="of:=IF([.C412]&lt;0.242;&quot;exp&quot;;IF([.C412]&lt;0.5;&quot;geo&quot;;IF([.C41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7999999999999" calcext:value-type="float">
            <text:p>3,98</text:p>
          </table:table-cell>
          <table:table-cell table:style-name="ce88" table:formula="of:=([.B413]-[.$C$5])/([.$C$6]-[.$C$5])" office:value-type="float" office:value="0.492424242424241" calcext:value-type="float">
            <text:p>0,492</text:p>
          </table:table-cell>
          <table:table-cell table:style-name="ce86"/>
          <table:table-cell table:style-name="ce86" table:formula="of:=7*[.C413]+0.06" office:value-type="float" office:value="3.50696969696969" calcext:value-type="float">
            <text:p>3,51</text:p>
          </table:table-cell>
          <table:table-cell table:style-name="ce88"/>
          <table:table-cell table:style-name="ce88" table:formula="of:=IF([.C413]&lt;0.242;EXP([.C413])/(2-EXP([.C413]));IF([.C413]&lt;0.5;7*[.C413];IF([.C413]&gt;=0.5;LOG(2*[.C413])+7*0.5;&quot;error&quot;)))" office:value-type="float" office:value="3.44696969696969" calcext:value-type="float">
            <text:p>3,447</text:p>
          </table:table-cell>
          <table:table-cell table:formula="of:=IF([.C413]&lt;0.242;&quot;exp&quot;;IF([.C413]&lt;0.5;&quot;geo&quot;;IF([.C41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8999999999999" calcext:value-type="float">
            <text:p>3,99</text:p>
          </table:table-cell>
          <table:table-cell table:style-name="ce88" table:formula="of:=([.B414]-[.$C$5])/([.$C$6]-[.$C$5])" office:value-type="float" office:value="0.493686868686867" calcext:value-type="float">
            <text:p>0,494</text:p>
          </table:table-cell>
          <table:table-cell table:style-name="ce86"/>
          <table:table-cell table:style-name="ce86" table:formula="of:=7*[.C414]+0.06" office:value-type="float" office:value="3.51580808080807" calcext:value-type="float">
            <text:p>3,52</text:p>
          </table:table-cell>
          <table:table-cell table:style-name="ce88"/>
          <table:table-cell table:style-name="ce88" table:formula="of:=IF([.C414]&lt;0.242;EXP([.C414])/(2-EXP([.C414]));IF([.C414]&lt;0.5;7*[.C414];IF([.C414]&gt;=0.5;LOG(2*[.C414])+7*0.5;&quot;error&quot;)))" office:value-type="float" office:value="3.45580808080807" calcext:value-type="float">
            <text:p>3,456</text:p>
          </table:table-cell>
          <table:table-cell table:formula="of:=IF([.C414]&lt;0.242;&quot;exp&quot;;IF([.C414]&lt;0.5;&quot;geo&quot;;IF([.C41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8" table:formula="of:=([.B415]-[.$C$5])/([.$C$6]-[.$C$5])" office:value-type="float" office:value="0.494949494949495" calcext:value-type="float">
            <text:p>0,495</text:p>
          </table:table-cell>
          <table:table-cell table:style-name="ce86"/>
          <table:table-cell table:style-name="ce86" table:formula="of:=7*[.C415]+0.06" office:value-type="float" office:value="3.52464646464646" calcext:value-type="float">
            <text:p>3,52</text:p>
          </table:table-cell>
          <table:table-cell table:style-name="ce88"/>
          <table:table-cell table:style-name="ce88" table:formula="of:=IF([.C415]&lt;0.242;EXP([.C415])/(2-EXP([.C415]));IF([.C415]&lt;0.5;7*[.C415];IF([.C415]&gt;=0.5;LOG(2*[.C415])+7*0.5;&quot;error&quot;)))" office:value-type="float" office:value="3.46464646464646" calcext:value-type="float">
            <text:p>3,465</text:p>
          </table:table-cell>
          <table:table-cell table:formula="of:=IF([.C415]&lt;0.242;&quot;exp&quot;;IF([.C415]&lt;0.5;&quot;geo&quot;;IF([.C41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0999999999999" calcext:value-type="float">
            <text:p>4,01</text:p>
          </table:table-cell>
          <table:table-cell table:style-name="ce88" table:formula="of:=([.B416]-[.$C$5])/([.$C$6]-[.$C$5])" office:value-type="float" office:value="0.49621212121212" calcext:value-type="float">
            <text:p>0,496</text:p>
          </table:table-cell>
          <table:table-cell table:style-name="ce86"/>
          <table:table-cell table:style-name="ce86" table:formula="of:=7*[.C416]+0.06" office:value-type="float" office:value="3.53348484848484" calcext:value-type="float">
            <text:p>3,53</text:p>
          </table:table-cell>
          <table:table-cell table:style-name="ce88"/>
          <table:table-cell table:style-name="ce88" table:formula="of:=IF([.C416]&lt;0.242;EXP([.C416])/(2-EXP([.C416]));IF([.C416]&lt;0.5;7*[.C416];IF([.C416]&gt;=0.5;LOG(2*[.C416])+7*0.5;&quot;error&quot;)))" office:value-type="float" office:value="3.47348484848484" calcext:value-type="float">
            <text:p>3,473</text:p>
          </table:table-cell>
          <table:table-cell table:formula="of:=IF([.C416]&lt;0.242;&quot;exp&quot;;IF([.C416]&lt;0.5;&quot;geo&quot;;IF([.C41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1999999999999" calcext:value-type="float">
            <text:p>4,02</text:p>
          </table:table-cell>
          <table:table-cell table:style-name="ce88" table:formula="of:=([.B417]-[.$C$5])/([.$C$6]-[.$C$5])" office:value-type="float" office:value="0.497474747474746" calcext:value-type="float">
            <text:p>0,497</text:p>
          </table:table-cell>
          <table:table-cell table:style-name="ce86"/>
          <table:table-cell table:style-name="ce86" table:formula="of:=7*[.C417]+0.06" office:value-type="float" office:value="3.54232323232322" calcext:value-type="float">
            <text:p>3,54</text:p>
          </table:table-cell>
          <table:table-cell table:style-name="ce88"/>
          <table:table-cell table:style-name="ce88" table:formula="of:=IF([.C417]&lt;0.242;EXP([.C417])/(2-EXP([.C417]));IF([.C417]&lt;0.5;7*[.C417];IF([.C417]&gt;=0.5;LOG(2*[.C417])+7*0.5;&quot;error&quot;)))" office:value-type="float" office:value="3.48232323232322" calcext:value-type="float">
            <text:p>3,482</text:p>
          </table:table-cell>
          <table:table-cell table:formula="of:=IF([.C417]&lt;0.242;&quot;exp&quot;;IF([.C417]&lt;0.5;&quot;geo&quot;;IF([.C41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2999999999999" calcext:value-type="float">
            <text:p>4,03</text:p>
          </table:table-cell>
          <table:table-cell table:style-name="ce88" table:formula="of:=([.B418]-[.$C$5])/([.$C$6]-[.$C$5])" office:value-type="float" office:value="0.498737373737372" calcext:value-type="float">
            <text:p>0,499</text:p>
          </table:table-cell>
          <table:table-cell table:style-name="ce86"/>
          <table:table-cell table:style-name="ce86" table:formula="of:=7*[.C418]+0.06" office:value-type="float" office:value="3.55116161616161" calcext:value-type="float">
            <text:p>3,55</text:p>
          </table:table-cell>
          <table:table-cell table:style-name="ce88"/>
          <table:table-cell table:style-name="ce88" table:formula="of:=IF([.C418]&lt;0.242;EXP([.C418])/(2-EXP([.C418]));IF([.C418]&lt;0.5;7*[.C418];IF([.C418]&gt;=0.5;LOG(2*[.C418])+7*0.5;&quot;error&quot;)))" office:value-type="float" office:value="3.49116161616161" calcext:value-type="float">
            <text:p>3,491</text:p>
          </table:table-cell>
          <table:table-cell table:formula="of:=IF([.C418]&lt;0.242;&quot;exp&quot;;IF([.C418]&lt;0.5;&quot;geo&quot;;IF([.C41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p 0,5</text:p>
          </table:table-cell>
          <table:table-cell office:value-type="float" office:value="4.03999999999999" calcext:value-type="float">
            <text:p>4,04</text:p>
          </table:table-cell>
          <table:table-cell table:style-name="ce88" table:formula="of:=([.B419]-[.$C$5])/([.$C$6]-[.$C$5])" office:value-type="float" office:value="0.499999999999999" calcext:value-type="float">
            <text:p>0,500</text:p>
          </table:table-cell>
          <table:table-cell table:style-name="ce86" table:number-columns-repeated="2"/>
          <table:table-cell table:style-name="ce88" table:formula="of:=LOG(2*[.C419])+7*0.51" office:value-type="float" office:value="3.57" calcext:value-type="float">
            <text:p>3,570</text:p>
          </table:table-cell>
          <table:table-cell table:style-name="ce88" table:formula="of:=IF([.C419]&lt;0.242;EXP([.C419])/(2-EXP([.C419]));IF([.C419]&lt;0.5;7*[.C419];IF([.C419]&gt;=0.5;LOG(2*[.C419])+7*0.5;&quot;error&quot;)))" office:value-type="float" office:value="3.5" calcext:value-type="float">
            <text:p>3,500</text:p>
          </table:table-cell>
          <table:table-cell table:formula="of:=IF([.C419]&lt;0.242;&quot;exp&quot;;IF([.C419]&lt;0.5;&quot;geo&quot;;IF([.C41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4999999999999" calcext:value-type="float">
            <text:p>4,05</text:p>
          </table:table-cell>
          <table:table-cell table:style-name="ce88" table:formula="of:=([.B420]-[.$C$5])/([.$C$6]-[.$C$5])" office:value-type="float" office:value="0.501262626262625" calcext:value-type="float">
            <text:p>0,501</text:p>
          </table:table-cell>
          <table:table-cell table:style-name="ce86" table:number-columns-repeated="2"/>
          <table:table-cell table:style-name="ce88" table:formula="of:=LOG(2*[.C420])+7*0.51" office:value-type="float" office:value="3.5710953208376" calcext:value-type="float">
            <text:p>3,571</text:p>
          </table:table-cell>
          <table:table-cell table:style-name="ce88" table:formula="of:=IF([.C420]&lt;0.242;EXP([.C420])/(2-EXP([.C420]));IF([.C420]&lt;0.5;7*[.C420];IF([.C420]&gt;=0.5;LOG(2*[.C420])+7*0.5;&quot;error&quot;)))" office:value-type="float" office:value="3.5010953208376" calcext:value-type="float">
            <text:p>3,501</text:p>
          </table:table-cell>
          <table:table-cell table:formula="of:=IF([.C420]&lt;0.242;&quot;exp&quot;;IF([.C420]&lt;0.5;&quot;geo&quot;;IF([.C42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5999999999999" calcext:value-type="float">
            <text:p>4,06</text:p>
          </table:table-cell>
          <table:table-cell table:style-name="ce88" table:formula="of:=([.B421]-[.$C$5])/([.$C$6]-[.$C$5])" office:value-type="float" office:value="0.502525252525251" calcext:value-type="float">
            <text:p>0,503</text:p>
          </table:table-cell>
          <table:table-cell table:style-name="ce86" table:number-columns-repeated="2"/>
          <table:table-cell table:style-name="ce88" table:formula="of:=LOG(2*[.C421])+7*0.51" office:value-type="float" office:value="3.57218788614817" calcext:value-type="float">
            <text:p>3,572</text:p>
          </table:table-cell>
          <table:table-cell table:style-name="ce88" table:formula="of:=IF([.C421]&lt;0.242;EXP([.C421])/(2-EXP([.C421]));IF([.C421]&lt;0.5;7*[.C421];IF([.C421]&gt;=0.5;LOG(2*[.C421])+7*0.5;&quot;error&quot;)))" office:value-type="float" office:value="3.50218788614817" calcext:value-type="float">
            <text:p>3,502</text:p>
          </table:table-cell>
          <table:table-cell table:formula="of:=IF([.C421]&lt;0.242;&quot;exp&quot;;IF([.C421]&lt;0.5;&quot;geo&quot;;IF([.C42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6999999999999" calcext:value-type="float">
            <text:p>4,07</text:p>
          </table:table-cell>
          <table:table-cell table:style-name="ce88" table:formula="of:=([.B422]-[.$C$5])/([.$C$6]-[.$C$5])" office:value-type="float" office:value="0.503787878787877" calcext:value-type="float">
            <text:p>0,504</text:p>
          </table:table-cell>
          <table:table-cell table:style-name="ce86" table:number-columns-repeated="2"/>
          <table:table-cell table:style-name="ce88" table:formula="of:=LOG(2*[.C422])+7*0.51" office:value-type="float" office:value="3.57327770976124" calcext:value-type="float">
            <text:p>3,573</text:p>
          </table:table-cell>
          <table:table-cell table:style-name="ce88" table:formula="of:=IF([.C422]&lt;0.242;EXP([.C422])/(2-EXP([.C422]));IF([.C422]&lt;0.5;7*[.C422];IF([.C422]&gt;=0.5;LOG(2*[.C422])+7*0.5;&quot;error&quot;)))" office:value-type="float" office:value="3.50327770976123" calcext:value-type="float">
            <text:p>3,503</text:p>
          </table:table-cell>
          <table:table-cell table:formula="of:=IF([.C422]&lt;0.242;&quot;exp&quot;;IF([.C422]&lt;0.5;&quot;geo&quot;;IF([.C42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7999999999999" calcext:value-type="float">
            <text:p>4,08</text:p>
          </table:table-cell>
          <table:table-cell table:style-name="ce88" table:formula="of:=([.B423]-[.$C$5])/([.$C$6]-[.$C$5])" office:value-type="float" office:value="0.505050505050504" calcext:value-type="float">
            <text:p>0,505</text:p>
          </table:table-cell>
          <table:table-cell table:style-name="ce86" table:number-columns-repeated="2"/>
          <table:table-cell table:style-name="ce88" table:formula="of:=LOG(2*[.C423])+7*0.51" office:value-type="float" office:value="3.57436480540245" calcext:value-type="float">
            <text:p>3,574</text:p>
          </table:table-cell>
          <table:table-cell table:style-name="ce88" table:formula="of:=IF([.C423]&lt;0.242;EXP([.C423])/(2-EXP([.C423]));IF([.C423]&lt;0.5;7*[.C423];IF([.C423]&gt;=0.5;LOG(2*[.C423])+7*0.5;&quot;error&quot;)))" office:value-type="float" office:value="3.50436480540245" calcext:value-type="float">
            <text:p>3,504</text:p>
          </table:table-cell>
          <table:table-cell table:formula="of:=IF([.C423]&lt;0.242;&quot;exp&quot;;IF([.C423]&lt;0.5;&quot;geo&quot;;IF([.C42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8999999999999" calcext:value-type="float">
            <text:p>4,09</text:p>
          </table:table-cell>
          <table:table-cell table:style-name="ce88" table:formula="of:=([.B424]-[.$C$5])/([.$C$6]-[.$C$5])" office:value-type="float" office:value="0.50631313131313" calcext:value-type="float">
            <text:p>0,506</text:p>
          </table:table-cell>
          <table:table-cell table:style-name="ce86" table:number-columns-repeated="2"/>
          <table:table-cell table:style-name="ce88" table:formula="of:=LOG(2*[.C424])+7*0.51" office:value-type="float" office:value="3.57544918669467" calcext:value-type="float">
            <text:p>3,575</text:p>
          </table:table-cell>
          <table:table-cell table:style-name="ce88" table:formula="of:=IF([.C424]&lt;0.242;EXP([.C424])/(2-EXP([.C424]));IF([.C424]&lt;0.5;7*[.C424];IF([.C424]&gt;=0.5;LOG(2*[.C424])+7*0.5;&quot;error&quot;)))" office:value-type="float" office:value="3.50544918669467" calcext:value-type="float">
            <text:p>3,505</text:p>
          </table:table-cell>
          <table:table-cell table:formula="of:=IF([.C424]&lt;0.242;&quot;exp&quot;;IF([.C424]&lt;0.5;&quot;geo&quot;;IF([.C42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9999999999999" calcext:value-type="float">
            <text:p>4,1</text:p>
          </table:table-cell>
          <table:table-cell table:style-name="ce88" table:formula="of:=([.B425]-[.$C$5])/([.$C$6]-[.$C$5])" office:value-type="float" office:value="0.507575757575756" calcext:value-type="float">
            <text:p>0,508</text:p>
          </table:table-cell>
          <table:table-cell table:style-name="ce86" table:number-columns-repeated="2"/>
          <table:table-cell table:style-name="ce88" table:formula="of:=LOG(2*[.C425])+7*0.51" office:value-type="float" office:value="3.57653086715896" calcext:value-type="float">
            <text:p>3,577</text:p>
          </table:table-cell>
          <table:table-cell table:style-name="ce88" table:formula="of:=IF([.C425]&lt;0.242;EXP([.C425])/(2-EXP([.C425]));IF([.C425]&lt;0.5;7*[.C425];IF([.C425]&gt;=0.5;LOG(2*[.C425])+7*0.5;&quot;error&quot;)))" office:value-type="float" office:value="3.50653086715896" calcext:value-type="float">
            <text:p>3,507</text:p>
          </table:table-cell>
          <table:table-cell table:formula="of:=IF([.C425]&lt;0.242;&quot;exp&quot;;IF([.C425]&lt;0.5;&quot;geo&quot;;IF([.C42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0999999999999" calcext:value-type="float">
            <text:p>4,11</text:p>
          </table:table-cell>
          <table:table-cell table:style-name="ce88" table:formula="of:=([.B426]-[.$C$5])/([.$C$6]-[.$C$5])" office:value-type="float" office:value="0.508838383838383" calcext:value-type="float">
            <text:p>0,509</text:p>
          </table:table-cell>
          <table:table-cell table:style-name="ce86" table:number-columns-repeated="2"/>
          <table:table-cell table:style-name="ce88" table:formula="of:=LOG(2*[.C426])+7*0.51" office:value-type="float" office:value="3.5776098602156" calcext:value-type="float">
            <text:p>3,578</text:p>
          </table:table-cell>
          <table:table-cell table:style-name="ce88" table:formula="of:=IF([.C426]&lt;0.242;EXP([.C426])/(2-EXP([.C426]));IF([.C426]&lt;0.5;7*[.C426];IF([.C426]&gt;=0.5;LOG(2*[.C426])+7*0.5;&quot;error&quot;)))" office:value-type="float" office:value="3.5076098602156" calcext:value-type="float">
            <text:p>3,508</text:p>
          </table:table-cell>
          <table:table-cell table:formula="of:=IF([.C426]&lt;0.242;&quot;exp&quot;;IF([.C426]&lt;0.5;&quot;geo&quot;;IF([.C42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1999999999999" calcext:value-type="float">
            <text:p>4,12</text:p>
          </table:table-cell>
          <table:table-cell table:style-name="ce88" table:formula="of:=([.B427]-[.$C$5])/([.$C$6]-[.$C$5])" office:value-type="float" office:value="0.510101010101009" calcext:value-type="float">
            <text:p>0,510</text:p>
          </table:table-cell>
          <table:table-cell table:style-name="ce86" table:number-columns-repeated="2"/>
          <table:table-cell table:style-name="ce88" table:formula="of:=LOG(2*[.C427])+7*0.51" office:value-type="float" office:value="3.57868617918509" calcext:value-type="float">
            <text:p>3,579</text:p>
          </table:table-cell>
          <table:table-cell table:style-name="ce88" table:formula="of:=IF([.C427]&lt;0.242;EXP([.C427])/(2-EXP([.C427]));IF([.C427]&lt;0.5;7*[.C427];IF([.C427]&gt;=0.5;LOG(2*[.C427])+7*0.5;&quot;error&quot;)))" office:value-type="float" office:value="3.50868617918509" calcext:value-type="float">
            <text:p>3,509</text:p>
          </table:table-cell>
          <table:table-cell table:formula="of:=IF([.C427]&lt;0.242;&quot;exp&quot;;IF([.C427]&lt;0.5;&quot;geo&quot;;IF([.C42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2999999999999" calcext:value-type="float">
            <text:p>4,13</text:p>
          </table:table-cell>
          <table:table-cell table:style-name="ce88" table:formula="of:=([.B428]-[.$C$5])/([.$C$6]-[.$C$5])" office:value-type="float" office:value="0.511363636363635" calcext:value-type="float">
            <text:p>0,511</text:p>
          </table:table-cell>
          <table:table-cell table:style-name="ce86" table:number-columns-repeated="2"/>
          <table:table-cell table:style-name="ce88" table:formula="of:=LOG(2*[.C428])+7*0.51" office:value-type="float" office:value="3.57975983728916" calcext:value-type="float">
            <text:p>3,580</text:p>
          </table:table-cell>
          <table:table-cell table:style-name="ce88" table:formula="of:=IF([.C428]&lt;0.242;EXP([.C428])/(2-EXP([.C428]));IF([.C428]&lt;0.5;7*[.C428];IF([.C428]&gt;=0.5;LOG(2*[.C428])+7*0.5;&quot;error&quot;)))" office:value-type="float" office:value="3.50975983728916" calcext:value-type="float">
            <text:p>3,510</text:p>
          </table:table-cell>
          <table:table-cell table:formula="of:=IF([.C428]&lt;0.242;&quot;exp&quot;;IF([.C428]&lt;0.5;&quot;geo&quot;;IF([.C42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3999999999999" calcext:value-type="float">
            <text:p>4,14</text:p>
          </table:table-cell>
          <table:table-cell table:style-name="ce88" table:formula="of:=([.B429]-[.$C$5])/([.$C$6]-[.$C$5])" office:value-type="float" office:value="0.512626262626261" calcext:value-type="float">
            <text:p>0,513</text:p>
          </table:table-cell>
          <table:table-cell table:style-name="ce86" table:number-columns-repeated="2"/>
          <table:table-cell table:style-name="ce88" table:formula="of:=LOG(2*[.C429])+7*0.51" office:value-type="float" office:value="3.58083084765168" calcext:value-type="float">
            <text:p>3,581</text:p>
          </table:table-cell>
          <table:table-cell table:style-name="ce88" table:formula="of:=IF([.C429]&lt;0.242;EXP([.C429])/(2-EXP([.C429]));IF([.C429]&lt;0.5;7*[.C429];IF([.C429]&gt;=0.5;LOG(2*[.C429])+7*0.5;&quot;error&quot;)))" office:value-type="float" office:value="3.51083084765168" calcext:value-type="float">
            <text:p>3,511</text:p>
          </table:table-cell>
          <table:table-cell table:formula="of:=IF([.C429]&lt;0.242;&quot;exp&quot;;IF([.C429]&lt;0.5;&quot;geo&quot;;IF([.C42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4999999999999" calcext:value-type="float">
            <text:p>4,15</text:p>
          </table:table-cell>
          <table:table-cell table:style-name="ce88" table:formula="of:=([.B430]-[.$C$5])/([.$C$6]-[.$C$5])" office:value-type="float" office:value="0.513888888888888" calcext:value-type="float">
            <text:p>0,514</text:p>
          </table:table-cell>
          <table:table-cell table:style-name="ce86" table:number-columns-repeated="2"/>
          <table:table-cell table:style-name="ce88" table:formula="of:=LOG(2*[.C430])+7*0.51" office:value-type="float" office:value="3.58189922329971" calcext:value-type="float">
            <text:p>3,582</text:p>
          </table:table-cell>
          <table:table-cell table:style-name="ce88" table:formula="of:=IF([.C430]&lt;0.242;EXP([.C430])/(2-EXP([.C430]));IF([.C430]&lt;0.5;7*[.C430];IF([.C430]&gt;=0.5;LOG(2*[.C430])+7*0.5;&quot;error&quot;)))" office:value-type="float" office:value="3.51189922329971" calcext:value-type="float">
            <text:p>3,512</text:p>
          </table:table-cell>
          <table:table-cell table:formula="of:=IF([.C430]&lt;0.242;&quot;exp&quot;;IF([.C430]&lt;0.5;&quot;geo&quot;;IF([.C43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5999999999999" calcext:value-type="float">
            <text:p>4,16</text:p>
          </table:table-cell>
          <table:table-cell table:style-name="ce88" table:formula="of:=([.B431]-[.$C$5])/([.$C$6]-[.$C$5])" office:value-type="float" office:value="0.515151515151514" calcext:value-type="float">
            <text:p>0,515</text:p>
          </table:table-cell>
          <table:table-cell table:style-name="ce86" table:number-columns-repeated="2"/>
          <table:table-cell table:style-name="ce88" table:formula="of:=LOG(2*[.C431])+7*0.51" office:value-type="float" office:value="3.58296497716437" calcext:value-type="float">
            <text:p>3,583</text:p>
          </table:table-cell>
          <table:table-cell table:style-name="ce88" table:formula="of:=IF([.C431]&lt;0.242;EXP([.C431])/(2-EXP([.C431]));IF([.C431]&lt;0.5;7*[.C431];IF([.C431]&gt;=0.5;LOG(2*[.C431])+7*0.5;&quot;error&quot;)))" office:value-type="float" office:value="3.51296497716437" calcext:value-type="float">
            <text:p>3,513</text:p>
          </table:table-cell>
          <table:table-cell table:formula="of:=IF([.C431]&lt;0.242;&quot;exp&quot;;IF([.C431]&lt;0.5;&quot;geo&quot;;IF([.C43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6999999999999" calcext:value-type="float">
            <text:p>4,17</text:p>
          </table:table-cell>
          <table:table-cell table:style-name="ce88" table:formula="of:=([.B432]-[.$C$5])/([.$C$6]-[.$C$5])" office:value-type="float" office:value="0.51641414141414" calcext:value-type="float">
            <text:p>0,516</text:p>
          </table:table-cell>
          <table:table-cell table:style-name="ce86" table:number-columns-repeated="2"/>
          <table:table-cell table:style-name="ce88" table:formula="of:=LOG(2*[.C432])+7*0.51" office:value-type="float" office:value="3.58402812208183" calcext:value-type="float">
            <text:p>3,584</text:p>
          </table:table-cell>
          <table:table-cell table:style-name="ce88" table:formula="of:=IF([.C432]&lt;0.242;EXP([.C432])/(2-EXP([.C432]));IF([.C432]&lt;0.5;7*[.C432];IF([.C432]&gt;=0.5;LOG(2*[.C432])+7*0.5;&quot;error&quot;)))" office:value-type="float" office:value="3.51402812208183" calcext:value-type="float">
            <text:p>3,514</text:p>
          </table:table-cell>
          <table:table-cell table:formula="of:=IF([.C432]&lt;0.242;&quot;exp&quot;;IF([.C432]&lt;0.5;&quot;geo&quot;;IF([.C43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7999999999999" calcext:value-type="float">
            <text:p>4,18</text:p>
          </table:table-cell>
          <table:table-cell table:style-name="ce88" table:formula="of:=([.B433]-[.$C$5])/([.$C$6]-[.$C$5])" office:value-type="float" office:value="0.517676767676766" calcext:value-type="float">
            <text:p>0,518</text:p>
          </table:table-cell>
          <table:table-cell table:style-name="ce86" table:number-columns-repeated="2"/>
          <table:table-cell table:style-name="ce88" table:formula="of:=LOG(2*[.C433])+7*0.51" office:value-type="float" office:value="3.58508867079422" calcext:value-type="float">
            <text:p>3,585</text:p>
          </table:table-cell>
          <table:table-cell table:style-name="ce88" table:formula="of:=IF([.C433]&lt;0.242;EXP([.C433])/(2-EXP([.C433]));IF([.C433]&lt;0.5;7*[.C433];IF([.C433]&gt;=0.5;LOG(2*[.C433])+7*0.5;&quot;error&quot;)))" office:value-type="float" office:value="3.51508867079422" calcext:value-type="float">
            <text:p>3,515</text:p>
          </table:table-cell>
          <table:table-cell table:formula="of:=IF([.C433]&lt;0.242;&quot;exp&quot;;IF([.C433]&lt;0.5;&quot;geo&quot;;IF([.C43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8999999999999" calcext:value-type="float">
            <text:p>4,19</text:p>
          </table:table-cell>
          <table:table-cell table:style-name="ce88" table:formula="of:=([.B434]-[.$C$5])/([.$C$6]-[.$C$5])" office:value-type="float" office:value="0.518939393939393" calcext:value-type="float">
            <text:p>0,519</text:p>
          </table:table-cell>
          <table:table-cell table:style-name="ce86" table:number-columns-repeated="2"/>
          <table:table-cell table:style-name="ce88" table:formula="of:=LOG(2*[.C434])+7*0.51" office:value-type="float" office:value="3.58614663595056" calcext:value-type="float">
            <text:p>3,586</text:p>
          </table:table-cell>
          <table:table-cell table:style-name="ce88" table:formula="of:=IF([.C434]&lt;0.242;EXP([.C434])/(2-EXP([.C434]));IF([.C434]&lt;0.5;7*[.C434];IF([.C434]&gt;=0.5;LOG(2*[.C434])+7*0.5;&quot;error&quot;)))" office:value-type="float" office:value="3.51614663595056" calcext:value-type="float">
            <text:p>3,516</text:p>
          </table:table-cell>
          <table:table-cell table:formula="of:=IF([.C434]&lt;0.242;&quot;exp&quot;;IF([.C434]&lt;0.5;&quot;geo&quot;;IF([.C43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9999999999999" calcext:value-type="float">
            <text:p>4,2</text:p>
          </table:table-cell>
          <table:table-cell table:style-name="ce88" table:formula="of:=([.B435]-[.$C$5])/([.$C$6]-[.$C$5])" office:value-type="float" office:value="0.520202020202019" calcext:value-type="float">
            <text:p>0,520</text:p>
          </table:table-cell>
          <table:table-cell table:style-name="ce86" table:number-columns-repeated="2"/>
          <table:table-cell table:style-name="ce88" table:formula="of:=LOG(2*[.C435])+7*0.51" office:value-type="float" office:value="3.58720203010762" calcext:value-type="float">
            <text:p>3,587</text:p>
          </table:table-cell>
          <table:table-cell table:style-name="ce88" table:formula="of:=IF([.C435]&lt;0.242;EXP([.C435])/(2-EXP([.C435]));IF([.C435]&lt;0.5;7*[.C435];IF([.C435]&gt;=0.5;LOG(2*[.C435])+7*0.5;&quot;error&quot;)))" office:value-type="float" office:value="3.51720203010762" calcext:value-type="float">
            <text:p>3,517</text:p>
          </table:table-cell>
          <table:table-cell table:formula="of:=IF([.C435]&lt;0.242;&quot;exp&quot;;IF([.C435]&lt;0.5;&quot;geo&quot;;IF([.C43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0999999999999" calcext:value-type="float">
            <text:p>4,21</text:p>
          </table:table-cell>
          <table:table-cell table:style-name="ce88" table:formula="of:=([.B436]-[.$C$5])/([.$C$6]-[.$C$5])" office:value-type="float" office:value="0.521464646464645" calcext:value-type="float">
            <text:p>0,521</text:p>
          </table:table-cell>
          <table:table-cell table:style-name="ce86" table:number-columns-repeated="2"/>
          <table:table-cell table:style-name="ce88" table:formula="of:=LOG(2*[.C436])+7*0.51" office:value-type="float" office:value="3.58825486573089" calcext:value-type="float">
            <text:p>3,588</text:p>
          </table:table-cell>
          <table:table-cell table:style-name="ce88" table:formula="of:=IF([.C436]&lt;0.242;EXP([.C436])/(2-EXP([.C436]));IF([.C436]&lt;0.5;7*[.C436];IF([.C436]&gt;=0.5;LOG(2*[.C436])+7*0.5;&quot;error&quot;)))" office:value-type="float" office:value="3.51825486573089" calcext:value-type="float">
            <text:p>3,518</text:p>
          </table:table-cell>
          <table:table-cell table:formula="of:=IF([.C436]&lt;0.242;&quot;exp&quot;;IF([.C436]&lt;0.5;&quot;geo&quot;;IF([.C43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1999999999999" calcext:value-type="float">
            <text:p>4,22</text:p>
          </table:table-cell>
          <table:table-cell table:style-name="ce88" table:formula="of:=([.B437]-[.$C$5])/([.$C$6]-[.$C$5])" office:value-type="float" office:value="0.522727272727271" calcext:value-type="float">
            <text:p>0,523</text:p>
          </table:table-cell>
          <table:table-cell table:style-name="ce86" table:number-columns-repeated="2"/>
          <table:table-cell table:style-name="ce88" table:formula="of:=LOG(2*[.C437])+7*0.51" office:value-type="float" office:value="3.58930515519539" calcext:value-type="float">
            <text:p>3,589</text:p>
          </table:table-cell>
          <table:table-cell table:style-name="ce88" table:formula="of:=IF([.C437]&lt;0.242;EXP([.C437])/(2-EXP([.C437]));IF([.C437]&lt;0.5;7*[.C437];IF([.C437]&gt;=0.5;LOG(2*[.C437])+7*0.5;&quot;error&quot;)))" office:value-type="float" office:value="3.51930515519539" calcext:value-type="float">
            <text:p>3,519</text:p>
          </table:table-cell>
          <table:table-cell table:formula="of:=IF([.C437]&lt;0.242;&quot;exp&quot;;IF([.C437]&lt;0.5;&quot;geo&quot;;IF([.C43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2999999999999" calcext:value-type="float">
            <text:p>4,23</text:p>
          </table:table-cell>
          <table:table-cell table:style-name="ce88" table:formula="of:=([.B438]-[.$C$5])/([.$C$6]-[.$C$5])" office:value-type="float" office:value="0.523989898989898" calcext:value-type="float">
            <text:p>0,524</text:p>
          </table:table-cell>
          <table:table-cell table:style-name="ce86" table:number-columns-repeated="2"/>
          <table:table-cell table:style-name="ce88" table:formula="of:=LOG(2*[.C438])+7*0.51" office:value-type="float" office:value="3.59035291078658" calcext:value-type="float">
            <text:p>3,590</text:p>
          </table:table-cell>
          <table:table-cell table:style-name="ce88" table:formula="of:=IF([.C438]&lt;0.242;EXP([.C438])/(2-EXP([.C438]));IF([.C438]&lt;0.5;7*[.C438];IF([.C438]&gt;=0.5;LOG(2*[.C438])+7*0.5;&quot;error&quot;)))" office:value-type="float" office:value="3.52035291078658" calcext:value-type="float">
            <text:p>3,520</text:p>
          </table:table-cell>
          <table:table-cell table:formula="of:=IF([.C438]&lt;0.242;&quot;exp&quot;;IF([.C438]&lt;0.5;&quot;geo&quot;;IF([.C43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3999999999999" calcext:value-type="float">
            <text:p>4,24</text:p>
          </table:table-cell>
          <table:table-cell table:style-name="ce88" table:formula="of:=([.B439]-[.$C$5])/([.$C$6]-[.$C$5])" office:value-type="float" office:value="0.525252525252524" calcext:value-type="float">
            <text:p>0,525</text:p>
          </table:table-cell>
          <table:table-cell table:style-name="ce86" table:number-columns-repeated="2"/>
          <table:table-cell table:style-name="ce88" table:formula="of:=LOG(2*[.C439])+7*0.51" office:value-type="float" office:value="3.59139814470123" calcext:value-type="float">
            <text:p>3,591</text:p>
          </table:table-cell>
          <table:table-cell table:style-name="ce88" table:formula="of:=IF([.C439]&lt;0.242;EXP([.C439])/(2-EXP([.C439]));IF([.C439]&lt;0.5;7*[.C439];IF([.C439]&gt;=0.5;LOG(2*[.C439])+7*0.5;&quot;error&quot;)))" office:value-type="float" office:value="3.52139814470123" calcext:value-type="float">
            <text:p>3,521</text:p>
          </table:table-cell>
          <table:table-cell table:formula="of:=IF([.C439]&lt;0.242;&quot;exp&quot;;IF([.C439]&lt;0.5;&quot;geo&quot;;IF([.C43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4999999999999" calcext:value-type="float">
            <text:p>4,25</text:p>
          </table:table-cell>
          <table:table-cell table:style-name="ce88" table:formula="of:=([.B440]-[.$C$5])/([.$C$6]-[.$C$5])" office:value-type="float" office:value="0.52651515151515" calcext:value-type="float">
            <text:p>0,527</text:p>
          </table:table-cell>
          <table:table-cell table:style-name="ce86" table:number-columns-repeated="2"/>
          <table:table-cell table:style-name="ce88" table:formula="of:=LOG(2*[.C440])+7*0.51" office:value-type="float" office:value="3.59244086904824" calcext:value-type="float">
            <text:p>3,592</text:p>
          </table:table-cell>
          <table:table-cell table:style-name="ce88" table:formula="of:=IF([.C440]&lt;0.242;EXP([.C440])/(2-EXP([.C440]));IF([.C440]&lt;0.5;7*[.C440];IF([.C440]&gt;=0.5;LOG(2*[.C440])+7*0.5;&quot;error&quot;)))" office:value-type="float" office:value="3.52244086904824" calcext:value-type="float">
            <text:p>3,522</text:p>
          </table:table-cell>
          <table:table-cell table:formula="of:=IF([.C440]&lt;0.242;&quot;exp&quot;;IF([.C440]&lt;0.5;&quot;geo&quot;;IF([.C44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5999999999999" calcext:value-type="float">
            <text:p>4,26</text:p>
          </table:table-cell>
          <table:table-cell table:style-name="ce88" table:formula="of:=([.B441]-[.$C$5])/([.$C$6]-[.$C$5])" office:value-type="float" office:value="0.527777777777776" calcext:value-type="float">
            <text:p>0,528</text:p>
          </table:table-cell>
          <table:table-cell table:style-name="ce86" table:number-columns-repeated="2"/>
          <table:table-cell table:style-name="ce88" table:formula="of:=LOG(2*[.C441])+7*0.51" office:value-type="float" office:value="3.59348109584952" calcext:value-type="float">
            <text:p>3,593</text:p>
          </table:table-cell>
          <table:table-cell table:style-name="ce88" table:formula="of:=IF([.C441]&lt;0.242;EXP([.C441])/(2-EXP([.C441]));IF([.C441]&lt;0.5;7*[.C441];IF([.C441]&gt;=0.5;LOG(2*[.C441])+7*0.5;&quot;error&quot;)))" office:value-type="float" office:value="3.52348109584952" calcext:value-type="float">
            <text:p>3,523</text:p>
          </table:table-cell>
          <table:table-cell table:formula="of:=IF([.C441]&lt;0.242;&quot;exp&quot;;IF([.C441]&lt;0.5;&quot;geo&quot;;IF([.C44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6999999999999" calcext:value-type="float">
            <text:p>4,27</text:p>
          </table:table-cell>
          <table:table-cell table:style-name="ce88" table:formula="of:=([.B442]-[.$C$5])/([.$C$6]-[.$C$5])" office:value-type="float" office:value="0.529040404040403" calcext:value-type="float">
            <text:p>0,529</text:p>
          </table:table-cell>
          <table:table-cell table:style-name="ce86" table:number-columns-repeated="2"/>
          <table:table-cell table:style-name="ce88" table:formula="of:=LOG(2*[.C442])+7*0.51" office:value-type="float" office:value="3.59451883704078" calcext:value-type="float">
            <text:p>3,595</text:p>
          </table:table-cell>
          <table:table-cell table:style-name="ce88" table:formula="of:=IF([.C442]&lt;0.242;EXP([.C442])/(2-EXP([.C442]));IF([.C442]&lt;0.5;7*[.C442];IF([.C442]&gt;=0.5;LOG(2*[.C442])+7*0.5;&quot;error&quot;)))" office:value-type="float" office:value="3.52451883704078" calcext:value-type="float">
            <text:p>3,525</text:p>
          </table:table-cell>
          <table:table-cell table:formula="of:=IF([.C442]&lt;0.242;&quot;exp&quot;;IF([.C442]&lt;0.5;&quot;geo&quot;;IF([.C44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7999999999999" calcext:value-type="float">
            <text:p>4,28</text:p>
          </table:table-cell>
          <table:table-cell table:style-name="ce88" table:formula="of:=([.B443]-[.$C$5])/([.$C$6]-[.$C$5])" office:value-type="float" office:value="0.530303030303029" calcext:value-type="float">
            <text:p>0,530</text:p>
          </table:table-cell>
          <table:table-cell table:style-name="ce86" table:number-columns-repeated="2"/>
          <table:table-cell table:style-name="ce88" table:formula="of:=LOG(2*[.C443])+7*0.51" office:value-type="float" office:value="3.59555410447239" calcext:value-type="float">
            <text:p>3,596</text:p>
          </table:table-cell>
          <table:table-cell table:style-name="ce88" table:formula="of:=IF([.C443]&lt;0.242;EXP([.C443])/(2-EXP([.C443]));IF([.C443]&lt;0.5;7*[.C443];IF([.C443]&gt;=0.5;LOG(2*[.C443])+7*0.5;&quot;error&quot;)))" office:value-type="float" office:value="3.52555410447239" calcext:value-type="float">
            <text:p>3,526</text:p>
          </table:table-cell>
          <table:table-cell table:formula="of:=IF([.C443]&lt;0.242;&quot;exp&quot;;IF([.C443]&lt;0.5;&quot;geo&quot;;IF([.C44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8999999999999" calcext:value-type="float">
            <text:p>4,29</text:p>
          </table:table-cell>
          <table:table-cell table:style-name="ce88" table:formula="of:=([.B444]-[.$C$5])/([.$C$6]-[.$C$5])" office:value-type="float" office:value="0.531565656565655" calcext:value-type="float">
            <text:p>0,532</text:p>
          </table:table-cell>
          <table:table-cell table:style-name="ce86" table:number-columns-repeated="2"/>
          <table:table-cell table:style-name="ce88" table:formula="of:=LOG(2*[.C444])+7*0.51" office:value-type="float" office:value="3.59658690991016" calcext:value-type="float">
            <text:p>3,597</text:p>
          </table:table-cell>
          <table:table-cell table:style-name="ce88" table:formula="of:=IF([.C444]&lt;0.242;EXP([.C444])/(2-EXP([.C444]));IF([.C444]&lt;0.5;7*[.C444];IF([.C444]&gt;=0.5;LOG(2*[.C444])+7*0.5;&quot;error&quot;)))" office:value-type="float" office:value="3.52658690991016" calcext:value-type="float">
            <text:p>3,527</text:p>
          </table:table-cell>
          <table:table-cell table:formula="of:=IF([.C444]&lt;0.242;&quot;exp&quot;;IF([.C444]&lt;0.5;&quot;geo&quot;;IF([.C44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9999999999999" calcext:value-type="float">
            <text:p>4,3</text:p>
          </table:table-cell>
          <table:table-cell table:style-name="ce88" table:formula="of:=([.B445]-[.$C$5])/([.$C$6]-[.$C$5])" office:value-type="float" office:value="0.532828282828282" calcext:value-type="float">
            <text:p>0,533</text:p>
          </table:table-cell>
          <table:table-cell table:style-name="ce86" table:number-columns-repeated="2"/>
          <table:table-cell table:style-name="ce88" table:formula="of:=LOG(2*[.C445])+7*0.51" office:value-type="float" office:value="3.59761726503616" calcext:value-type="float">
            <text:p>3,598</text:p>
          </table:table-cell>
          <table:table-cell table:style-name="ce88" table:formula="of:=IF([.C445]&lt;0.242;EXP([.C445])/(2-EXP([.C445]));IF([.C445]&lt;0.5;7*[.C445];IF([.C445]&gt;=0.5;LOG(2*[.C445])+7*0.5;&quot;error&quot;)))" office:value-type="float" office:value="3.52761726503616" calcext:value-type="float">
            <text:p>3,528</text:p>
          </table:table-cell>
          <table:table-cell table:formula="of:=IF([.C445]&lt;0.242;&quot;exp&quot;;IF([.C445]&lt;0.5;&quot;geo&quot;;IF([.C44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0999999999999" calcext:value-type="float">
            <text:p>4,31</text:p>
          </table:table-cell>
          <table:table-cell table:style-name="ce88" table:formula="of:=([.B446]-[.$C$5])/([.$C$6]-[.$C$5])" office:value-type="float" office:value="0.534090909090908" calcext:value-type="float">
            <text:p>0,534</text:p>
          </table:table-cell>
          <table:table-cell table:style-name="ce86" table:number-columns-repeated="2"/>
          <table:table-cell table:style-name="ce88" table:formula="of:=LOG(2*[.C446])+7*0.51" office:value-type="float" office:value="3.59864518144953" calcext:value-type="float">
            <text:p>3,599</text:p>
          </table:table-cell>
          <table:table-cell table:style-name="ce88" table:formula="of:=IF([.C446]&lt;0.242;EXP([.C446])/(2-EXP([.C446]));IF([.C446]&lt;0.5;7*[.C446];IF([.C446]&gt;=0.5;LOG(2*[.C446])+7*0.5;&quot;error&quot;)))" office:value-type="float" office:value="3.52864518144953" calcext:value-type="float">
            <text:p>3,529</text:p>
          </table:table-cell>
          <table:table-cell table:formula="of:=IF([.C446]&lt;0.242;&quot;exp&quot;;IF([.C446]&lt;0.5;&quot;geo&quot;;IF([.C44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1999999999999" calcext:value-type="float">
            <text:p>4,32</text:p>
          </table:table-cell>
          <table:table-cell table:style-name="ce88" table:formula="of:=([.B447]-[.$C$5])/([.$C$6]-[.$C$5])" office:value-type="float" office:value="0.535353535353534" calcext:value-type="float">
            <text:p>0,535</text:p>
          </table:table-cell>
          <table:table-cell table:style-name="ce86" table:number-columns-repeated="2"/>
          <table:table-cell table:style-name="ce88" table:formula="of:=LOG(2*[.C447])+7*0.51" office:value-type="float" office:value="3.59967067066722" calcext:value-type="float">
            <text:p>3,600</text:p>
          </table:table-cell>
          <table:table-cell table:style-name="ce88" table:formula="of:=IF([.C447]&lt;0.242;EXP([.C447])/(2-EXP([.C447]));IF([.C447]&lt;0.5;7*[.C447];IF([.C447]&gt;=0.5;LOG(2*[.C447])+7*0.5;&quot;error&quot;)))" office:value-type="float" office:value="3.52967067066722" calcext:value-type="float">
            <text:p>3,530</text:p>
          </table:table-cell>
          <table:table-cell table:formula="of:=IF([.C447]&lt;0.242;&quot;exp&quot;;IF([.C447]&lt;0.5;&quot;geo&quot;;IF([.C44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2999999999999" calcext:value-type="float">
            <text:p>4,33</text:p>
          </table:table-cell>
          <table:table-cell table:style-name="ce88" table:formula="of:=([.B448]-[.$C$5])/([.$C$6]-[.$C$5])" office:value-type="float" office:value="0.53661616161616" calcext:value-type="float">
            <text:p>0,537</text:p>
          </table:table-cell>
          <table:table-cell table:style-name="ce86" table:number-columns-repeated="2"/>
          <table:table-cell table:style-name="ce88" table:formula="of:=LOG(2*[.C448])+7*0.51" office:value-type="float" office:value="3.6006937441248" calcext:value-type="float">
            <text:p>3,601</text:p>
          </table:table-cell>
          <table:table-cell table:style-name="ce88" table:formula="of:=IF([.C448]&lt;0.242;EXP([.C448])/(2-EXP([.C448]));IF([.C448]&lt;0.5;7*[.C448];IF([.C448]&gt;=0.5;LOG(2*[.C448])+7*0.5;&quot;error&quot;)))" office:value-type="float" office:value="3.5306937441248" calcext:value-type="float">
            <text:p>3,531</text:p>
          </table:table-cell>
          <table:table-cell table:formula="of:=IF([.C448]&lt;0.242;&quot;exp&quot;;IF([.C448]&lt;0.5;&quot;geo&quot;;IF([.C44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3999999999999" calcext:value-type="float">
            <text:p>4,34</text:p>
          </table:table-cell>
          <table:table-cell table:style-name="ce88" table:formula="of:=([.B449]-[.$C$5])/([.$C$6]-[.$C$5])" office:value-type="float" office:value="0.537878787878787" calcext:value-type="float">
            <text:p>0,538</text:p>
          </table:table-cell>
          <table:table-cell table:style-name="ce86" table:number-columns-repeated="2"/>
          <table:table-cell table:style-name="ce88" table:formula="of:=LOG(2*[.C449])+7*0.51" office:value-type="float" office:value="3.60171441317721" calcext:value-type="float">
            <text:p>3,602</text:p>
          </table:table-cell>
          <table:table-cell table:style-name="ce88" table:formula="of:=IF([.C449]&lt;0.242;EXP([.C449])/(2-EXP([.C449]));IF([.C449]&lt;0.5;7*[.C449];IF([.C449]&gt;=0.5;LOG(2*[.C449])+7*0.5;&quot;error&quot;)))" office:value-type="float" office:value="3.53171441317721" calcext:value-type="float">
            <text:p>3,532</text:p>
          </table:table-cell>
          <table:table-cell table:formula="of:=IF([.C449]&lt;0.242;&quot;exp&quot;;IF([.C449]&lt;0.5;&quot;geo&quot;;IF([.C44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4999999999999" calcext:value-type="float">
            <text:p>4,35</text:p>
          </table:table-cell>
          <table:table-cell table:style-name="ce88" table:formula="of:=([.B450]-[.$C$5])/([.$C$6]-[.$C$5])" office:value-type="float" office:value="0.539141414141413" calcext:value-type="float">
            <text:p>0,539</text:p>
          </table:table-cell>
          <table:table-cell table:style-name="ce86" table:number-columns-repeated="2"/>
          <table:table-cell table:style-name="ce88" table:formula="of:=LOG(2*[.C450])+7*0.51" office:value-type="float" office:value="3.60273268909951" calcext:value-type="float">
            <text:p>3,603</text:p>
          </table:table-cell>
          <table:table-cell table:style-name="ce88" table:formula="of:=IF([.C450]&lt;0.242;EXP([.C450])/(2-EXP([.C450]));IF([.C450]&lt;0.5;7*[.C450];IF([.C450]&gt;=0.5;LOG(2*[.C450])+7*0.5;&quot;error&quot;)))" office:value-type="float" office:value="3.53273268909951" calcext:value-type="float">
            <text:p>3,533</text:p>
          </table:table-cell>
          <table:table-cell table:formula="of:=IF([.C450]&lt;0.242;&quot;exp&quot;;IF([.C450]&lt;0.5;&quot;geo&quot;;IF([.C45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5999999999999" calcext:value-type="float">
            <text:p>4,36</text:p>
          </table:table-cell>
          <table:table-cell table:style-name="ce88" table:formula="of:=([.B451]-[.$C$5])/([.$C$6]-[.$C$5])" office:value-type="float" office:value="0.540404040404039" calcext:value-type="float">
            <text:p>0,540</text:p>
          </table:table-cell>
          <table:table-cell table:style-name="ce86" table:number-columns-repeated="2"/>
          <table:table-cell table:style-name="ce88" table:formula="of:=LOG(2*[.C451])+7*0.51" office:value-type="float" office:value="3.60374858308766" calcext:value-type="float">
            <text:p>3,604</text:p>
          </table:table-cell>
          <table:table-cell table:style-name="ce88" table:formula="of:=IF([.C451]&lt;0.242;EXP([.C451])/(2-EXP([.C451]));IF([.C451]&lt;0.5;7*[.C451];IF([.C451]&gt;=0.5;LOG(2*[.C451])+7*0.5;&quot;error&quot;)))" office:value-type="float" office:value="3.53374858308766" calcext:value-type="float">
            <text:p>3,534</text:p>
          </table:table-cell>
          <table:table-cell table:formula="of:=IF([.C451]&lt;0.242;&quot;exp&quot;;IF([.C451]&lt;0.5;&quot;geo&quot;;IF([.C45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6999999999999" calcext:value-type="float">
            <text:p>4,37</text:p>
          </table:table-cell>
          <table:table-cell table:style-name="ce88" table:formula="of:=([.B452]-[.$C$5])/([.$C$6]-[.$C$5])" office:value-type="float" office:value="0.541666666666665" calcext:value-type="float">
            <text:p>0,542</text:p>
          </table:table-cell>
          <table:table-cell table:style-name="ce86" table:number-columns-repeated="2"/>
          <table:table-cell table:style-name="ce88" table:formula="of:=LOG(2*[.C452])+7*0.51" office:value-type="float" office:value="3.60476210625921" calcext:value-type="float">
            <text:p>3,605</text:p>
          </table:table-cell>
          <table:table-cell table:style-name="ce88" table:formula="of:=IF([.C452]&lt;0.242;EXP([.C452])/(2-EXP([.C452]));IF([.C452]&lt;0.5;7*[.C452];IF([.C452]&gt;=0.5;LOG(2*[.C452])+7*0.5;&quot;error&quot;)))" office:value-type="float" office:value="3.53476210625921" calcext:value-type="float">
            <text:p>3,535</text:p>
          </table:table-cell>
          <table:table-cell table:formula="of:=IF([.C452]&lt;0.242;&quot;exp&quot;;IF([.C452]&lt;0.5;&quot;geo&quot;;IF([.C45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7999999999999" calcext:value-type="float">
            <text:p>4,38</text:p>
          </table:table-cell>
          <table:table-cell table:style-name="ce88" table:formula="of:=([.B453]-[.$C$5])/([.$C$6]-[.$C$5])" office:value-type="float" office:value="0.542929292929292" calcext:value-type="float">
            <text:p>0,543</text:p>
          </table:table-cell>
          <table:table-cell table:style-name="ce86" table:number-columns-repeated="2"/>
          <table:table-cell table:style-name="ce88" table:formula="of:=LOG(2*[.C453])+7*0.51" office:value-type="float" office:value="3.60577326965407" calcext:value-type="float">
            <text:p>3,606</text:p>
          </table:table-cell>
          <table:table-cell table:style-name="ce88" table:formula="of:=IF([.C453]&lt;0.242;EXP([.C453])/(2-EXP([.C453]));IF([.C453]&lt;0.5;7*[.C453];IF([.C453]&gt;=0.5;LOG(2*[.C453])+7*0.5;&quot;error&quot;)))" office:value-type="float" office:value="3.53577326965407" calcext:value-type="float">
            <text:p>3,536</text:p>
          </table:table-cell>
          <table:table-cell table:formula="of:=IF([.C453]&lt;0.242;&quot;exp&quot;;IF([.C453]&lt;0.5;&quot;geo&quot;;IF([.C45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8999999999999" calcext:value-type="float">
            <text:p>4,39</text:p>
          </table:table-cell>
          <table:table-cell table:style-name="ce88" table:formula="of:=([.B454]-[.$C$5])/([.$C$6]-[.$C$5])" office:value-type="float" office:value="0.544191919191918" calcext:value-type="float">
            <text:p>0,544</text:p>
          </table:table-cell>
          <table:table-cell table:style-name="ce86" table:number-columns-repeated="2"/>
          <table:table-cell table:style-name="ce88" table:formula="of:=LOG(2*[.C454])+7*0.51" office:value-type="float" office:value="3.60678208423522" calcext:value-type="float">
            <text:p>3,607</text:p>
          </table:table-cell>
          <table:table-cell table:style-name="ce88" table:formula="of:=IF([.C454]&lt;0.242;EXP([.C454])/(2-EXP([.C454]));IF([.C454]&lt;0.5;7*[.C454];IF([.C454]&gt;=0.5;LOG(2*[.C454])+7*0.5;&quot;error&quot;)))" office:value-type="float" office:value="3.53678208423522" calcext:value-type="float">
            <text:p>3,537</text:p>
          </table:table-cell>
          <table:table-cell table:formula="of:=IF([.C454]&lt;0.242;&quot;exp&quot;;IF([.C454]&lt;0.5;&quot;geo&quot;;IF([.C45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9999999999999" calcext:value-type="float">
            <text:p>4,4</text:p>
          </table:table-cell>
          <table:table-cell table:style-name="ce88" table:formula="of:=([.B455]-[.$C$5])/([.$C$6]-[.$C$5])" office:value-type="float" office:value="0.545454545454544" calcext:value-type="float">
            <text:p>0,545</text:p>
          </table:table-cell>
          <table:table-cell table:style-name="ce86" table:number-columns-repeated="2"/>
          <table:table-cell table:style-name="ce88" table:formula="of:=LOG(2*[.C455])+7*0.51" office:value-type="float" office:value="3.6077885608894" calcext:value-type="float">
            <text:p>3,608</text:p>
          </table:table-cell>
          <table:table-cell table:style-name="ce88" table:formula="of:=IF([.C455]&lt;0.242;EXP([.C455])/(2-EXP([.C455]));IF([.C455]&lt;0.5;7*[.C455];IF([.C455]&gt;=0.5;LOG(2*[.C455])+7*0.5;&quot;error&quot;)))" office:value-type="float" office:value="3.5377885608894" calcext:value-type="float">
            <text:p>3,538</text:p>
          </table:table-cell>
          <table:table-cell table:formula="of:=IF([.C455]&lt;0.242;&quot;exp&quot;;IF([.C455]&lt;0.5;&quot;geo&quot;;IF([.C45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0999999999999" calcext:value-type="float">
            <text:p>4,41</text:p>
          </table:table-cell>
          <table:table-cell table:style-name="ce88" table:formula="of:=([.B456]-[.$C$5])/([.$C$6]-[.$C$5])" office:value-type="float" office:value="0.546717171717171" calcext:value-type="float">
            <text:p>0,547</text:p>
          </table:table-cell>
          <table:table-cell table:style-name="ce86" table:number-columns-repeated="2"/>
          <table:table-cell table:style-name="ce88" table:formula="of:=LOG(2*[.C456])+7*0.51" office:value-type="float" office:value="3.60879271042785" calcext:value-type="float">
            <text:p>3,609</text:p>
          </table:table-cell>
          <table:table-cell table:style-name="ce88" table:formula="of:=IF([.C456]&lt;0.242;EXP([.C456])/(2-EXP([.C456]));IF([.C456]&lt;0.5;7*[.C456];IF([.C456]&gt;=0.5;LOG(2*[.C456])+7*0.5;&quot;error&quot;)))" office:value-type="float" office:value="3.53879271042785" calcext:value-type="float">
            <text:p>3,539</text:p>
          </table:table-cell>
          <table:table-cell table:formula="of:=IF([.C456]&lt;0.242;&quot;exp&quot;;IF([.C456]&lt;0.5;&quot;geo&quot;;IF([.C45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1999999999999" calcext:value-type="float">
            <text:p>4,42</text:p>
          </table:table-cell>
          <table:table-cell table:style-name="ce88" table:formula="of:=([.B457]-[.$C$5])/([.$C$6]-[.$C$5])" office:value-type="float" office:value="0.547979797979797" calcext:value-type="float">
            <text:p>0,548</text:p>
          </table:table-cell>
          <table:table-cell table:style-name="ce86" table:number-columns-repeated="2"/>
          <table:table-cell table:style-name="ce88" table:formula="of:=LOG(2*[.C457])+7*0.51" office:value-type="float" office:value="3.609794543587" calcext:value-type="float">
            <text:p>3,610</text:p>
          </table:table-cell>
          <table:table-cell table:style-name="ce88" table:formula="of:=IF([.C457]&lt;0.242;EXP([.C457])/(2-EXP([.C457]));IF([.C457]&lt;0.5;7*[.C457];IF([.C457]&gt;=0.5;LOG(2*[.C457])+7*0.5;&quot;error&quot;)))" office:value-type="float" office:value="3.539794543587" calcext:value-type="float">
            <text:p>3,540</text:p>
          </table:table-cell>
          <table:table-cell table:formula="of:=IF([.C457]&lt;0.242;&quot;exp&quot;;IF([.C457]&lt;0.5;&quot;geo&quot;;IF([.C45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2999999999999" calcext:value-type="float">
            <text:p>4,43</text:p>
          </table:table-cell>
          <table:table-cell table:style-name="ce88" table:formula="of:=([.B458]-[.$C$5])/([.$C$6]-[.$C$5])" office:value-type="float" office:value="0.549242424242423" calcext:value-type="float">
            <text:p>0,549</text:p>
          </table:table-cell>
          <table:table-cell table:style-name="ce86" table:number-columns-repeated="2"/>
          <table:table-cell table:style-name="ce88" table:formula="of:=LOG(2*[.C458])+7*0.51" office:value-type="float" office:value="3.61079407102912" calcext:value-type="float">
            <text:p>3,611</text:p>
          </table:table-cell>
          <table:table-cell table:style-name="ce88" table:formula="of:=IF([.C458]&lt;0.242;EXP([.C458])/(2-EXP([.C458]));IF([.C458]&lt;0.5;7*[.C458];IF([.C458]&gt;=0.5;LOG(2*[.C458])+7*0.5;&quot;error&quot;)))" office:value-type="float" office:value="3.54079407102912" calcext:value-type="float">
            <text:p>3,541</text:p>
          </table:table-cell>
          <table:table-cell table:formula="of:=IF([.C458]&lt;0.242;&quot;exp&quot;;IF([.C458]&lt;0.5;&quot;geo&quot;;IF([.C45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3999999999999" calcext:value-type="float">
            <text:p>4,44</text:p>
          </table:table-cell>
          <table:table-cell table:style-name="ce88" table:formula="of:=([.B459]-[.$C$5])/([.$C$6]-[.$C$5])" office:value-type="float" office:value="0.550505050505049" calcext:value-type="float">
            <text:p>0,551</text:p>
          </table:table-cell>
          <table:table-cell table:style-name="ce86" table:number-columns-repeated="2"/>
          <table:table-cell table:style-name="ce88" table:formula="of:=LOG(2*[.C459])+7*0.51" office:value-type="float" office:value="3.61179130334307" calcext:value-type="float">
            <text:p>3,612</text:p>
          </table:table-cell>
          <table:table-cell table:style-name="ce88" table:formula="of:=IF([.C459]&lt;0.242;EXP([.C459])/(2-EXP([.C459]));IF([.C459]&lt;0.5;7*[.C459];IF([.C459]&gt;=0.5;LOG(2*[.C459])+7*0.5;&quot;error&quot;)))" office:value-type="float" office:value="3.54179130334307" calcext:value-type="float">
            <text:p>3,542</text:p>
          </table:table-cell>
          <table:table-cell table:formula="of:=IF([.C459]&lt;0.242;&quot;exp&quot;;IF([.C459]&lt;0.5;&quot;geo&quot;;IF([.C45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4999999999999" calcext:value-type="float">
            <text:p>4,45</text:p>
          </table:table-cell>
          <table:table-cell table:style-name="ce88" table:formula="of:=([.B460]-[.$C$5])/([.$C$6]-[.$C$5])" office:value-type="float" office:value="0.551767676767676" calcext:value-type="float">
            <text:p>0,552</text:p>
          </table:table-cell>
          <table:table-cell table:style-name="ce86" table:number-columns-repeated="2"/>
          <table:table-cell table:style-name="ce88" table:formula="of:=LOG(2*[.C460])+7*0.51" office:value-type="float" office:value="3.61278625104491" calcext:value-type="float">
            <text:p>3,613</text:p>
          </table:table-cell>
          <table:table-cell table:style-name="ce88" table:formula="of:=IF([.C460]&lt;0.242;EXP([.C460])/(2-EXP([.C460]));IF([.C460]&lt;0.5;7*[.C460];IF([.C460]&gt;=0.5;LOG(2*[.C460])+7*0.5;&quot;error&quot;)))" office:value-type="float" office:value="3.54278625104491" calcext:value-type="float">
            <text:p>3,543</text:p>
          </table:table-cell>
          <table:table-cell table:formula="of:=IF([.C460]&lt;0.242;&quot;exp&quot;;IF([.C460]&lt;0.5;&quot;geo&quot;;IF([.C46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5999999999999" calcext:value-type="float">
            <text:p>4,46</text:p>
          </table:table-cell>
          <table:table-cell table:style-name="ce88" table:formula="of:=([.B461]-[.$C$5])/([.$C$6]-[.$C$5])" office:value-type="float" office:value="0.553030303030302" calcext:value-type="float">
            <text:p>0,553</text:p>
          </table:table-cell>
          <table:table-cell table:style-name="ce86" table:number-columns-repeated="2"/>
          <table:table-cell table:style-name="ce88" table:formula="of:=LOG(2*[.C461])+7*0.51" office:value-type="float" office:value="3.61377892457859" calcext:value-type="float">
            <text:p>3,614</text:p>
          </table:table-cell>
          <table:table-cell table:style-name="ce88" table:formula="of:=IF([.C461]&lt;0.242;EXP([.C461])/(2-EXP([.C461]));IF([.C461]&lt;0.5;7*[.C461];IF([.C461]&gt;=0.5;LOG(2*[.C461])+7*0.5;&quot;error&quot;)))" office:value-type="float" office:value="3.54377892457859" calcext:value-type="float">
            <text:p>3,544</text:p>
          </table:table-cell>
          <table:table-cell table:formula="of:=IF([.C461]&lt;0.242;&quot;exp&quot;;IF([.C461]&lt;0.5;&quot;geo&quot;;IF([.C46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6999999999998" calcext:value-type="float">
            <text:p>4,47</text:p>
          </table:table-cell>
          <table:table-cell table:style-name="ce88" table:formula="of:=([.B462]-[.$C$5])/([.$C$6]-[.$C$5])" office:value-type="float" office:value="0.554292929292927" calcext:value-type="float">
            <text:p>0,554</text:p>
          </table:table-cell>
          <table:table-cell table:style-name="ce86" table:number-columns-repeated="2"/>
          <table:table-cell table:style-name="ce88" table:formula="of:=LOG(2*[.C462])+7*0.51" office:value-type="float" office:value="3.61476933431661" calcext:value-type="float">
            <text:p>3,615</text:p>
          </table:table-cell>
          <table:table-cell table:style-name="ce88" table:formula="of:=IF([.C462]&lt;0.242;EXP([.C462])/(2-EXP([.C462]));IF([.C462]&lt;0.5;7*[.C462];IF([.C462]&gt;=0.5;LOG(2*[.C462])+7*0.5;&quot;error&quot;)))" office:value-type="float" office:value="3.54476933431661" calcext:value-type="float">
            <text:p>3,545</text:p>
          </table:table-cell>
          <table:table-cell table:formula="of:=IF([.C462]&lt;0.242;&quot;exp&quot;;IF([.C462]&lt;0.5;&quot;geo&quot;;IF([.C46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7999999999998" calcext:value-type="float">
            <text:p>4,48</text:p>
          </table:table-cell>
          <table:table-cell table:style-name="ce88" table:formula="of:=([.B463]-[.$C$5])/([.$C$6]-[.$C$5])" office:value-type="float" office:value="0.555555555555553" calcext:value-type="float">
            <text:p>0,556</text:p>
          </table:table-cell>
          <table:table-cell table:style-name="ce86" table:number-columns-repeated="2"/>
          <table:table-cell table:style-name="ce88" table:formula="of:=LOG(2*[.C463])+7*0.51" office:value-type="float" office:value="3.61575749056067" calcext:value-type="float">
            <text:p>3,616</text:p>
          </table:table-cell>
          <table:table-cell table:style-name="ce88" table:formula="of:=IF([.C463]&lt;0.242;EXP([.C463])/(2-EXP([.C463]));IF([.C463]&lt;0.5;7*[.C463];IF([.C463]&gt;=0.5;LOG(2*[.C463])+7*0.5;&quot;error&quot;)))" office:value-type="float" office:value="3.54575749056067" calcext:value-type="float">
            <text:p>3,546</text:p>
          </table:table-cell>
          <table:table-cell table:formula="of:=IF([.C463]&lt;0.242;&quot;exp&quot;;IF([.C463]&lt;0.5;&quot;geo&quot;;IF([.C46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8999999999998" calcext:value-type="float">
            <text:p>4,49</text:p>
          </table:table-cell>
          <table:table-cell table:style-name="ce88" table:formula="of:=([.B464]-[.$C$5])/([.$C$6]-[.$C$5])" office:value-type="float" office:value="0.556818181818179" calcext:value-type="float">
            <text:p>0,557</text:p>
          </table:table-cell>
          <table:table-cell table:style-name="ce86" table:number-columns-repeated="2"/>
          <table:table-cell table:style-name="ce88" table:formula="of:=LOG(2*[.C464])+7*0.51" office:value-type="float" office:value="3.61674340354232" calcext:value-type="float">
            <text:p>3,617</text:p>
          </table:table-cell>
          <table:table-cell table:style-name="ce88" table:formula="of:=IF([.C464]&lt;0.242;EXP([.C464])/(2-EXP([.C464]));IF([.C464]&lt;0.5;7*[.C464];IF([.C464]&gt;=0.5;LOG(2*[.C464])+7*0.5;&quot;error&quot;)))" office:value-type="float" office:value="3.54674340354232" calcext:value-type="float">
            <text:p>3,547</text:p>
          </table:table-cell>
          <table:table-cell table:formula="of:=IF([.C464]&lt;0.242;&quot;exp&quot;;IF([.C464]&lt;0.5;&quot;geo&quot;;IF([.C46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9999999999998" calcext:value-type="float">
            <text:p>4,5</text:p>
          </table:table-cell>
          <table:table-cell table:style-name="ce88" table:formula="of:=([.B465]-[.$C$5])/([.$C$6]-[.$C$5])" office:value-type="float" office:value="0.558080808080806" calcext:value-type="float">
            <text:p>0,558</text:p>
          </table:table-cell>
          <table:table-cell table:style-name="ce86" table:number-columns-repeated="2"/>
          <table:table-cell table:style-name="ce88" table:formula="of:=LOG(2*[.C465])+7*0.51" office:value-type="float" office:value="3.61772708342358" calcext:value-type="float">
            <text:p>3,618</text:p>
          </table:table-cell>
          <table:table-cell table:style-name="ce88" table:formula="of:=IF([.C465]&lt;0.242;EXP([.C465])/(2-EXP([.C465]));IF([.C465]&lt;0.5;7*[.C465];IF([.C465]&gt;=0.5;LOG(2*[.C465])+7*0.5;&quot;error&quot;)))" office:value-type="float" office:value="3.54772708342358" calcext:value-type="float">
            <text:p>3,548</text:p>
          </table:table-cell>
          <table:table-cell table:formula="of:=IF([.C465]&lt;0.242;&quot;exp&quot;;IF([.C465]&lt;0.5;&quot;geo&quot;;IF([.C46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0999999999998" calcext:value-type="float">
            <text:p>4,51</text:p>
          </table:table-cell>
          <table:table-cell table:style-name="ce88" table:formula="of:=([.B466]-[.$C$5])/([.$C$6]-[.$C$5])" office:value-type="float" office:value="0.559343434343432" calcext:value-type="float">
            <text:p>0,559</text:p>
          </table:table-cell>
          <table:table-cell table:style-name="ce86" table:number-columns-repeated="2"/>
          <table:table-cell table:style-name="ce88" table:formula="of:=LOG(2*[.C466])+7*0.51" office:value-type="float" office:value="3.61870854029756" calcext:value-type="float">
            <text:p>3,619</text:p>
          </table:table-cell>
          <table:table-cell table:style-name="ce88" table:formula="of:=IF([.C466]&lt;0.242;EXP([.C466])/(2-EXP([.C466]));IF([.C466]&lt;0.5;7*[.C466];IF([.C466]&gt;=0.5;LOG(2*[.C466])+7*0.5;&quot;error&quot;)))" office:value-type="float" office:value="3.54870854029755" calcext:value-type="float">
            <text:p>3,549</text:p>
          </table:table-cell>
          <table:table-cell table:formula="of:=IF([.C466]&lt;0.242;&quot;exp&quot;;IF([.C466]&lt;0.5;&quot;geo&quot;;IF([.C46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1999999999998" calcext:value-type="float">
            <text:p>4,52</text:p>
          </table:table-cell>
          <table:table-cell table:style-name="ce88" table:formula="of:=([.B467]-[.$C$5])/([.$C$6]-[.$C$5])" office:value-type="float" office:value="0.560606060606058" calcext:value-type="float">
            <text:p>0,561</text:p>
          </table:table-cell>
          <table:table-cell table:style-name="ce86" table:number-columns-repeated="2"/>
          <table:table-cell table:style-name="ce88" table:formula="of:=LOG(2*[.C467])+7*0.51" office:value-type="float" office:value="3.61968778418911" calcext:value-type="float">
            <text:p>3,620</text:p>
          </table:table-cell>
          <table:table-cell table:style-name="ce88" table:formula="of:=IF([.C467]&lt;0.242;EXP([.C467])/(2-EXP([.C467]));IF([.C467]&lt;0.5;7*[.C467];IF([.C467]&gt;=0.5;LOG(2*[.C467])+7*0.5;&quot;error&quot;)))" office:value-type="float" office:value="3.54968778418911" calcext:value-type="float">
            <text:p>3,550</text:p>
          </table:table-cell>
          <table:table-cell table:formula="of:=IF([.C467]&lt;0.242;&quot;exp&quot;;IF([.C467]&lt;0.5;&quot;geo&quot;;IF([.C46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2999999999998" calcext:value-type="float">
            <text:p>4,53</text:p>
          </table:table-cell>
          <table:table-cell table:style-name="ce88" table:formula="of:=([.B468]-[.$C$5])/([.$C$6]-[.$C$5])" office:value-type="float" office:value="0.561868686868684" calcext:value-type="float">
            <text:p>0,562</text:p>
          </table:table-cell>
          <table:table-cell table:style-name="ce86" table:number-columns-repeated="2"/>
          <table:table-cell table:style-name="ce88" table:formula="of:=LOG(2*[.C468])+7*0.51" office:value-type="float" office:value="3.62066482505542" calcext:value-type="float">
            <text:p>3,621</text:p>
          </table:table-cell>
          <table:table-cell table:style-name="ce88" table:formula="of:=IF([.C468]&lt;0.242;EXP([.C468])/(2-EXP([.C468]));IF([.C468]&lt;0.5;7*[.C468];IF([.C468]&gt;=0.5;LOG(2*[.C468])+7*0.5;&quot;error&quot;)))" office:value-type="float" office:value="3.55066482505542" calcext:value-type="float">
            <text:p>3,551</text:p>
          </table:table-cell>
          <table:table-cell table:formula="of:=IF([.C468]&lt;0.242;&quot;exp&quot;;IF([.C468]&lt;0.5;&quot;geo&quot;;IF([.C46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3999999999998" calcext:value-type="float">
            <text:p>4,54</text:p>
          </table:table-cell>
          <table:table-cell table:style-name="ce88" table:formula="of:=([.B469]-[.$C$5])/([.$C$6]-[.$C$5])" office:value-type="float" office:value="0.563131313131311" calcext:value-type="float">
            <text:p>0,563</text:p>
          </table:table-cell>
          <table:table-cell table:style-name="ce86" table:number-columns-repeated="2"/>
          <table:table-cell table:style-name="ce88" table:formula="of:=LOG(2*[.C469])+7*0.51" office:value-type="float" office:value="3.62163967278663" calcext:value-type="float">
            <text:p>3,622</text:p>
          </table:table-cell>
          <table:table-cell table:style-name="ce88" table:formula="of:=IF([.C469]&lt;0.242;EXP([.C469])/(2-EXP([.C469]));IF([.C469]&lt;0.5;7*[.C469];IF([.C469]&gt;=0.5;LOG(2*[.C469])+7*0.5;&quot;error&quot;)))" office:value-type="float" office:value="3.55163967278663" calcext:value-type="float">
            <text:p>3,552</text:p>
          </table:table-cell>
          <table:table-cell table:formula="of:=IF([.C469]&lt;0.242;&quot;exp&quot;;IF([.C469]&lt;0.5;&quot;geo&quot;;IF([.C46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4999999999998" calcext:value-type="float">
            <text:p>4,55</text:p>
          </table:table-cell>
          <table:table-cell table:style-name="ce88" table:formula="of:=([.B470]-[.$C$5])/([.$C$6]-[.$C$5])" office:value-type="float" office:value="0.564393939393937" calcext:value-type="float">
            <text:p>0,564</text:p>
          </table:table-cell>
          <table:table-cell table:style-name="ce86" table:number-columns-repeated="2"/>
          <table:table-cell table:style-name="ce88" table:formula="of:=LOG(2*[.C470])+7*0.51" office:value-type="float" office:value="3.62261233720642" calcext:value-type="float">
            <text:p>3,623</text:p>
          </table:table-cell>
          <table:table-cell table:style-name="ce88" table:formula="of:=IF([.C470]&lt;0.242;EXP([.C470])/(2-EXP([.C470]));IF([.C470]&lt;0.5;7*[.C470];IF([.C470]&gt;=0.5;LOG(2*[.C470])+7*0.5;&quot;error&quot;)))" office:value-type="float" office:value="3.55261233720642" calcext:value-type="float">
            <text:p>3,553</text:p>
          </table:table-cell>
          <table:table-cell table:formula="of:=IF([.C470]&lt;0.242;&quot;exp&quot;;IF([.C470]&lt;0.5;&quot;geo&quot;;IF([.C47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5999999999998" calcext:value-type="float">
            <text:p>4,56</text:p>
          </table:table-cell>
          <table:table-cell table:style-name="ce88" table:formula="of:=([.B471]-[.$C$5])/([.$C$6]-[.$C$5])" office:value-type="float" office:value="0.565656565656563" calcext:value-type="float">
            <text:p>0,566</text:p>
          </table:table-cell>
          <table:table-cell table:style-name="ce86" table:number-columns-repeated="2"/>
          <table:table-cell table:style-name="ce88" table:formula="of:=LOG(2*[.C471])+7*0.51" office:value-type="float" office:value="3.62358282807263" calcext:value-type="float">
            <text:p>3,624</text:p>
          </table:table-cell>
          <table:table-cell table:style-name="ce88" table:formula="of:=IF([.C471]&lt;0.242;EXP([.C471])/(2-EXP([.C471]));IF([.C471]&lt;0.5;7*[.C471];IF([.C471]&gt;=0.5;LOG(2*[.C471])+7*0.5;&quot;error&quot;)))" office:value-type="float" office:value="3.55358282807263" calcext:value-type="float">
            <text:p>3,554</text:p>
          </table:table-cell>
          <table:table-cell table:formula="of:=IF([.C471]&lt;0.242;&quot;exp&quot;;IF([.C471]&lt;0.5;&quot;geo&quot;;IF([.C47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6999999999998" calcext:value-type="float">
            <text:p>4,57</text:p>
          </table:table-cell>
          <table:table-cell table:style-name="ce88" table:formula="of:=([.B472]-[.$C$5])/([.$C$6]-[.$C$5])" office:value-type="float" office:value="0.566919191919189" calcext:value-type="float">
            <text:p>0,567</text:p>
          </table:table-cell>
          <table:table-cell table:style-name="ce86" table:number-columns-repeated="2"/>
          <table:table-cell table:style-name="ce88" table:formula="of:=LOG(2*[.C472])+7*0.51" office:value-type="float" office:value="3.62455115507781" calcext:value-type="float">
            <text:p>3,625</text:p>
          </table:table-cell>
          <table:table-cell table:style-name="ce88" table:formula="of:=IF([.C472]&lt;0.242;EXP([.C472])/(2-EXP([.C472]));IF([.C472]&lt;0.5;7*[.C472];IF([.C472]&gt;=0.5;LOG(2*[.C472])+7*0.5;&quot;error&quot;)))" office:value-type="float" office:value="3.55455115507781" calcext:value-type="float">
            <text:p>3,555</text:p>
          </table:table-cell>
          <table:table-cell table:formula="of:=IF([.C472]&lt;0.242;&quot;exp&quot;;IF([.C472]&lt;0.5;&quot;geo&quot;;IF([.C47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7999999999998" calcext:value-type="float">
            <text:p>4,58</text:p>
          </table:table-cell>
          <table:table-cell table:style-name="ce88" table:formula="of:=([.B473]-[.$C$5])/([.$C$6]-[.$C$5])" office:value-type="float" office:value="0.568181818181816" calcext:value-type="float">
            <text:p>0,568</text:p>
          </table:table-cell>
          <table:table-cell table:style-name="ce86" table:number-columns-repeated="2"/>
          <table:table-cell table:style-name="ce88" table:formula="of:=LOG(2*[.C473])+7*0.51" office:value-type="float" office:value="3.62551732784983" calcext:value-type="float">
            <text:p>3,626</text:p>
          </table:table-cell>
          <table:table-cell table:style-name="ce88" table:formula="of:=IF([.C473]&lt;0.242;EXP([.C473])/(2-EXP([.C473]));IF([.C473]&lt;0.5;7*[.C473];IF([.C473]&gt;=0.5;LOG(2*[.C473])+7*0.5;&quot;error&quot;)))" office:value-type="float" office:value="3.55551732784983" calcext:value-type="float">
            <text:p>3,556</text:p>
          </table:table-cell>
          <table:table-cell table:formula="of:=IF([.C473]&lt;0.242;&quot;exp&quot;;IF([.C473]&lt;0.5;&quot;geo&quot;;IF([.C47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8999999999998" calcext:value-type="float">
            <text:p>4,59</text:p>
          </table:table-cell>
          <table:table-cell table:style-name="ce88" table:formula="of:=([.B474]-[.$C$5])/([.$C$6]-[.$C$5])" office:value-type="float" office:value="0.569444444444442" calcext:value-type="float">
            <text:p>0,569</text:p>
          </table:table-cell>
          <table:table-cell table:style-name="ce86" table:number-columns-repeated="2"/>
          <table:table-cell table:style-name="ce88" table:formula="of:=LOG(2*[.C474])+7*0.51" office:value-type="float" office:value="3.62648135595245" calcext:value-type="float">
            <text:p>3,626</text:p>
          </table:table-cell>
          <table:table-cell table:style-name="ce88" table:formula="of:=IF([.C474]&lt;0.242;EXP([.C474])/(2-EXP([.C474]));IF([.C474]&lt;0.5;7*[.C474];IF([.C474]&gt;=0.5;LOG(2*[.C474])+7*0.5;&quot;error&quot;)))" office:value-type="float" office:value="3.55648135595245" calcext:value-type="float">
            <text:p>3,556</text:p>
          </table:table-cell>
          <table:table-cell table:formula="of:=IF([.C474]&lt;0.242;&quot;exp&quot;;IF([.C474]&lt;0.5;&quot;geo&quot;;IF([.C47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9999999999998" calcext:value-type="float">
            <text:p>4,6</text:p>
          </table:table-cell>
          <table:table-cell table:style-name="ce88" table:formula="of:=([.B475]-[.$C$5])/([.$C$6]-[.$C$5])" office:value-type="float" office:value="0.570707070707068" calcext:value-type="float">
            <text:p>0,571</text:p>
          </table:table-cell>
          <table:table-cell table:style-name="ce86" table:number-columns-repeated="2"/>
          <table:table-cell table:style-name="ce88" table:formula="of:=LOG(2*[.C475])+7*0.51" office:value-type="float" office:value="3.62744324888587" calcext:value-type="float">
            <text:p>3,627</text:p>
          </table:table-cell>
          <table:table-cell table:style-name="ce88" table:formula="of:=IF([.C475]&lt;0.242;EXP([.C475])/(2-EXP([.C475]));IF([.C475]&lt;0.5;7*[.C475];IF([.C475]&gt;=0.5;LOG(2*[.C475])+7*0.5;&quot;error&quot;)))" office:value-type="float" office:value="3.55744324888587" calcext:value-type="float">
            <text:p>3,557</text:p>
          </table:table-cell>
          <table:table-cell table:formula="of:=IF([.C475]&lt;0.242;&quot;exp&quot;;IF([.C475]&lt;0.5;&quot;geo&quot;;IF([.C47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0999999999998" calcext:value-type="float">
            <text:p>4,61</text:p>
          </table:table-cell>
          <table:table-cell table:style-name="ce88" table:formula="of:=([.B476]-[.$C$5])/([.$C$6]-[.$C$5])" office:value-type="float" office:value="0.571969696969694" calcext:value-type="float">
            <text:p>0,572</text:p>
          </table:table-cell>
          <table:table-cell table:style-name="ce86" table:number-columns-repeated="2"/>
          <table:table-cell table:style-name="ce88" table:formula="of:=LOG(2*[.C476])+7*0.51" office:value-type="float" office:value="3.62840301608732" calcext:value-type="float">
            <text:p>3,628</text:p>
          </table:table-cell>
          <table:table-cell table:style-name="ce88" table:formula="of:=IF([.C476]&lt;0.242;EXP([.C476])/(2-EXP([.C476]));IF([.C476]&lt;0.5;7*[.C476];IF([.C476]&gt;=0.5;LOG(2*[.C476])+7*0.5;&quot;error&quot;)))" office:value-type="float" office:value="3.55840301608732" calcext:value-type="float">
            <text:p>3,558</text:p>
          </table:table-cell>
          <table:table-cell table:formula="of:=IF([.C476]&lt;0.242;&quot;exp&quot;;IF([.C476]&lt;0.5;&quot;geo&quot;;IF([.C47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1999999999998" calcext:value-type="float">
            <text:p>4,62</text:p>
          </table:table-cell>
          <table:table-cell table:style-name="ce88" table:formula="of:=([.B477]-[.$C$5])/([.$C$6]-[.$C$5])" office:value-type="float" office:value="0.573232323232321" calcext:value-type="float">
            <text:p>0,573</text:p>
          </table:table-cell>
          <table:table-cell table:style-name="ce86" table:number-columns-repeated="2"/>
          <table:table-cell table:style-name="ce88" table:formula="of:=LOG(2*[.C477])+7*0.51" office:value-type="float" office:value="3.62936066693159" calcext:value-type="float">
            <text:p>3,629</text:p>
          </table:table-cell>
          <table:table-cell table:style-name="ce88" table:formula="of:=IF([.C477]&lt;0.242;EXP([.C477])/(2-EXP([.C477]));IF([.C477]&lt;0.5;7*[.C477];IF([.C477]&gt;=0.5;LOG(2*[.C477])+7*0.5;&quot;error&quot;)))" office:value-type="float" office:value="3.55936066693159" calcext:value-type="float">
            <text:p>3,559</text:p>
          </table:table-cell>
          <table:table-cell table:formula="of:=IF([.C477]&lt;0.242;&quot;exp&quot;;IF([.C477]&lt;0.5;&quot;geo&quot;;IF([.C47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2999999999998" calcext:value-type="float">
            <text:p>4,63</text:p>
          </table:table-cell>
          <table:table-cell table:style-name="ce88" table:formula="of:=([.B478]-[.$C$5])/([.$C$6]-[.$C$5])" office:value-type="float" office:value="0.574494949494947" calcext:value-type="float">
            <text:p>0,574</text:p>
          </table:table-cell>
          <table:table-cell table:style-name="ce86" table:number-columns-repeated="2"/>
          <table:table-cell table:style-name="ce88" table:formula="of:=LOG(2*[.C478])+7*0.51" office:value-type="float" office:value="3.6303162107316" calcext:value-type="float">
            <text:p>3,630</text:p>
          </table:table-cell>
          <table:table-cell table:style-name="ce88" table:formula="of:=IF([.C478]&lt;0.242;EXP([.C478])/(2-EXP([.C478]));IF([.C478]&lt;0.5;7*[.C478];IF([.C478]&gt;=0.5;LOG(2*[.C478])+7*0.5;&quot;error&quot;)))" office:value-type="float" office:value="3.5603162107316" calcext:value-type="float">
            <text:p>3,560</text:p>
          </table:table-cell>
          <table:table-cell table:formula="of:=IF([.C478]&lt;0.242;&quot;exp&quot;;IF([.C478]&lt;0.5;&quot;geo&quot;;IF([.C47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3999999999998" calcext:value-type="float">
            <text:p>4,64</text:p>
          </table:table-cell>
          <table:table-cell table:style-name="ce88" table:formula="of:=([.B479]-[.$C$5])/([.$C$6]-[.$C$5])" office:value-type="float" office:value="0.575757575757573" calcext:value-type="float">
            <text:p>0,576</text:p>
          </table:table-cell>
          <table:table-cell table:style-name="ce86" table:number-columns-repeated="2"/>
          <table:table-cell table:style-name="ce88" table:formula="of:=LOG(2*[.C479])+7*0.51" office:value-type="float" office:value="3.63126965673892" calcext:value-type="float">
            <text:p>3,631</text:p>
          </table:table-cell>
          <table:table-cell table:style-name="ce88" table:formula="of:=IF([.C479]&lt;0.242;EXP([.C479])/(2-EXP([.C479]));IF([.C479]&lt;0.5;7*[.C479];IF([.C479]&gt;=0.5;LOG(2*[.C479])+7*0.5;&quot;error&quot;)))" office:value-type="float" office:value="3.56126965673892" calcext:value-type="float">
            <text:p>3,561</text:p>
          </table:table-cell>
          <table:table-cell table:formula="of:=IF([.C479]&lt;0.242;&quot;exp&quot;;IF([.C479]&lt;0.5;&quot;geo&quot;;IF([.C47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4999999999998" calcext:value-type="float">
            <text:p>4,65</text:p>
          </table:table-cell>
          <table:table-cell table:style-name="ce88" table:formula="of:=([.B480]-[.$C$5])/([.$C$6]-[.$C$5])" office:value-type="float" office:value="0.577020202020199" calcext:value-type="float">
            <text:p>0,577</text:p>
          </table:table-cell>
          <table:table-cell table:style-name="ce86" table:number-columns-repeated="2"/>
          <table:table-cell table:style-name="ce88" table:formula="of:=LOG(2*[.C480])+7*0.51" office:value-type="float" office:value="3.63222101414434" calcext:value-type="float">
            <text:p>3,632</text:p>
          </table:table-cell>
          <table:table-cell table:style-name="ce88" table:formula="of:=IF([.C480]&lt;0.242;EXP([.C480])/(2-EXP([.C480]));IF([.C480]&lt;0.5;7*[.C480];IF([.C480]&gt;=0.5;LOG(2*[.C480])+7*0.5;&quot;error&quot;)))" office:value-type="float" office:value="3.56222101414434" calcext:value-type="float">
            <text:p>3,562</text:p>
          </table:table-cell>
          <table:table-cell table:formula="of:=IF([.C480]&lt;0.242;&quot;exp&quot;;IF([.C480]&lt;0.5;&quot;geo&quot;;IF([.C48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5999999999998" calcext:value-type="float">
            <text:p>4,66</text:p>
          </table:table-cell>
          <table:table-cell table:style-name="ce88" table:formula="of:=([.B481]-[.$C$5])/([.$C$6]-[.$C$5])" office:value-type="float" office:value="0.578282828282826" calcext:value-type="float">
            <text:p>0,578</text:p>
          </table:table-cell>
          <table:table-cell table:style-name="ce86" table:number-columns-repeated="2"/>
          <table:table-cell table:style-name="ce88" table:formula="of:=LOG(2*[.C481])+7*0.51" office:value-type="float" office:value="3.63317029207835" calcext:value-type="float">
            <text:p>3,633</text:p>
          </table:table-cell>
          <table:table-cell table:style-name="ce88" table:formula="of:=IF([.C481]&lt;0.242;EXP([.C481])/(2-EXP([.C481]));IF([.C481]&lt;0.5;7*[.C481];IF([.C481]&gt;=0.5;LOG(2*[.C481])+7*0.5;&quot;error&quot;)))" office:value-type="float" office:value="3.56317029207835" calcext:value-type="float">
            <text:p>3,563</text:p>
          </table:table-cell>
          <table:table-cell table:formula="of:=IF([.C481]&lt;0.242;&quot;exp&quot;;IF([.C481]&lt;0.5;&quot;geo&quot;;IF([.C48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6999999999998" calcext:value-type="float">
            <text:p>4,67</text:p>
          </table:table-cell>
          <table:table-cell table:style-name="ce88" table:formula="of:=([.B482]-[.$C$5])/([.$C$6]-[.$C$5])" office:value-type="float" office:value="0.579545454545452" calcext:value-type="float">
            <text:p>0,580</text:p>
          </table:table-cell>
          <table:table-cell table:style-name="ce86" table:number-columns-repeated="2"/>
          <table:table-cell table:style-name="ce88" table:formula="of:=LOG(2*[.C482])+7*0.51" office:value-type="float" office:value="3.63411749961175" calcext:value-type="float">
            <text:p>3,634</text:p>
          </table:table-cell>
          <table:table-cell table:style-name="ce88" table:formula="of:=IF([.C482]&lt;0.242;EXP([.C482])/(2-EXP([.C482]));IF([.C482]&lt;0.5;7*[.C482];IF([.C482]&gt;=0.5;LOG(2*[.C482])+7*0.5;&quot;error&quot;)))" office:value-type="float" office:value="3.56411749961175" calcext:value-type="float">
            <text:p>3,564</text:p>
          </table:table-cell>
          <table:table-cell table:formula="of:=IF([.C482]&lt;0.242;&quot;exp&quot;;IF([.C482]&lt;0.5;&quot;geo&quot;;IF([.C48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7999999999998" calcext:value-type="float">
            <text:p>4,68</text:p>
          </table:table-cell>
          <table:table-cell table:style-name="ce88" table:formula="of:=([.B483]-[.$C$5])/([.$C$6]-[.$C$5])" office:value-type="float" office:value="0.580808080808078" calcext:value-type="float">
            <text:p>0,581</text:p>
          </table:table-cell>
          <table:table-cell table:style-name="ce86" table:number-columns-repeated="2"/>
          <table:table-cell table:style-name="ce88" table:formula="of:=LOG(2*[.C483])+7*0.51" office:value-type="float" office:value="3.63506264575606" calcext:value-type="float">
            <text:p>3,635</text:p>
          </table:table-cell>
          <table:table-cell table:style-name="ce88" table:formula="of:=IF([.C483]&lt;0.242;EXP([.C483])/(2-EXP([.C483]));IF([.C483]&lt;0.5;7*[.C483];IF([.C483]&gt;=0.5;LOG(2*[.C483])+7*0.5;&quot;error&quot;)))" office:value-type="float" office:value="3.56506264575606" calcext:value-type="float">
            <text:p>3,565</text:p>
          </table:table-cell>
          <table:table-cell table:formula="of:=IF([.C483]&lt;0.242;&quot;exp&quot;;IF([.C483]&lt;0.5;&quot;geo&quot;;IF([.C48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8999999999998" calcext:value-type="float">
            <text:p>4,69</text:p>
          </table:table-cell>
          <table:table-cell table:style-name="ce88" table:formula="of:=([.B484]-[.$C$5])/([.$C$6]-[.$C$5])" office:value-type="float" office:value="0.582070707070705" calcext:value-type="float">
            <text:p>0,582</text:p>
          </table:table-cell>
          <table:table-cell table:style-name="ce86" table:number-columns-repeated="2"/>
          <table:table-cell table:style-name="ce88" table:formula="of:=LOG(2*[.C484])+7*0.51" office:value-type="float" office:value="3.63600573946413" calcext:value-type="float">
            <text:p>3,636</text:p>
          </table:table-cell>
          <table:table-cell table:style-name="ce88" table:formula="of:=IF([.C484]&lt;0.242;EXP([.C484])/(2-EXP([.C484]));IF([.C484]&lt;0.5;7*[.C484];IF([.C484]&gt;=0.5;LOG(2*[.C484])+7*0.5;&quot;error&quot;)))" office:value-type="float" office:value="3.56600573946413" calcext:value-type="float">
            <text:p>3,566</text:p>
          </table:table-cell>
          <table:table-cell table:formula="of:=IF([.C484]&lt;0.242;&quot;exp&quot;;IF([.C484]&lt;0.5;&quot;geo&quot;;IF([.C48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9999999999998" calcext:value-type="float">
            <text:p>4,7</text:p>
          </table:table-cell>
          <table:table-cell table:style-name="ce88" table:formula="of:=([.B485]-[.$C$5])/([.$C$6]-[.$C$5])" office:value-type="float" office:value="0.583333333333331" calcext:value-type="float">
            <text:p>0,583</text:p>
          </table:table-cell>
          <table:table-cell table:style-name="ce86" table:number-columns-repeated="2"/>
          <table:table-cell table:style-name="ce88" table:formula="of:=LOG(2*[.C485])+7*0.51" office:value-type="float" office:value="3.63694678963061" calcext:value-type="float">
            <text:p>3,637</text:p>
          </table:table-cell>
          <table:table-cell table:style-name="ce88" table:formula="of:=IF([.C485]&lt;0.242;EXP([.C485])/(2-EXP([.C485]));IF([.C485]&lt;0.5;7*[.C485];IF([.C485]&gt;=0.5;LOG(2*[.C485])+7*0.5;&quot;error&quot;)))" office:value-type="float" office:value="3.56694678963061" calcext:value-type="float">
            <text:p>3,567</text:p>
          </table:table-cell>
          <table:table-cell table:formula="of:=IF([.C485]&lt;0.242;&quot;exp&quot;;IF([.C485]&lt;0.5;&quot;geo&quot;;IF([.C48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0999999999998" calcext:value-type="float">
            <text:p>4,71</text:p>
          </table:table-cell>
          <table:table-cell table:style-name="ce88" table:formula="of:=([.B486]-[.$C$5])/([.$C$6]-[.$C$5])" office:value-type="float" office:value="0.584595959595957" calcext:value-type="float">
            <text:p>0,585</text:p>
          </table:table-cell>
          <table:table-cell table:style-name="ce86" table:number-columns-repeated="2"/>
          <table:table-cell table:style-name="ce88" table:formula="of:=LOG(2*[.C486])+7*0.51" office:value-type="float" office:value="3.63788580509244" calcext:value-type="float">
            <text:p>3,638</text:p>
          </table:table-cell>
          <table:table-cell table:style-name="ce88" table:formula="of:=IF([.C486]&lt;0.242;EXP([.C486])/(2-EXP([.C486]));IF([.C486]&lt;0.5;7*[.C486];IF([.C486]&gt;=0.5;LOG(2*[.C486])+7*0.5;&quot;error&quot;)))" office:value-type="float" office:value="3.56788580509244" calcext:value-type="float">
            <text:p>3,568</text:p>
          </table:table-cell>
          <table:table-cell table:formula="of:=IF([.C486]&lt;0.242;&quot;exp&quot;;IF([.C486]&lt;0.5;&quot;geo&quot;;IF([.C48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1999999999998" calcext:value-type="float">
            <text:p>4,72</text:p>
          </table:table-cell>
          <table:table-cell table:style-name="ce88" table:formula="of:=([.B487]-[.$C$5])/([.$C$6]-[.$C$5])" office:value-type="float" office:value="0.585858585858583" calcext:value-type="float">
            <text:p>0,586</text:p>
          </table:table-cell>
          <table:table-cell table:style-name="ce86" table:number-columns-repeated="2"/>
          <table:table-cell table:style-name="ce88" table:formula="of:=LOG(2*[.C487])+7*0.51" office:value-type="float" office:value="3.63882279462937" calcext:value-type="float">
            <text:p>3,639</text:p>
          </table:table-cell>
          <table:table-cell table:style-name="ce88" table:formula="of:=IF([.C487]&lt;0.242;EXP([.C487])/(2-EXP([.C487]));IF([.C487]&lt;0.5;7*[.C487];IF([.C487]&gt;=0.5;LOG(2*[.C487])+7*0.5;&quot;error&quot;)))" office:value-type="float" office:value="3.56882279462937" calcext:value-type="float">
            <text:p>3,569</text:p>
          </table:table-cell>
          <table:table-cell table:formula="of:=IF([.C487]&lt;0.242;&quot;exp&quot;;IF([.C487]&lt;0.5;&quot;geo&quot;;IF([.C48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2999999999998" calcext:value-type="float">
            <text:p>4,73</text:p>
          </table:table-cell>
          <table:table-cell table:style-name="ce88" table:formula="of:=([.B488]-[.$C$5])/([.$C$6]-[.$C$5])" office:value-type="float" office:value="0.58712121212121" calcext:value-type="float">
            <text:p>0,587</text:p>
          </table:table-cell>
          <table:table-cell table:style-name="ce86" table:number-columns-repeated="2"/>
          <table:table-cell table:style-name="ce88" table:formula="of:=LOG(2*[.C488])+7*0.51" office:value-type="float" office:value="3.63975776696444" calcext:value-type="float">
            <text:p>3,640</text:p>
          </table:table-cell>
          <table:table-cell table:style-name="ce88" table:formula="of:=IF([.C488]&lt;0.242;EXP([.C488])/(2-EXP([.C488]));IF([.C488]&lt;0.5;7*[.C488];IF([.C488]&gt;=0.5;LOG(2*[.C488])+7*0.5;&quot;error&quot;)))" office:value-type="float" office:value="3.56975776696444" calcext:value-type="float">
            <text:p>3,570</text:p>
          </table:table-cell>
          <table:table-cell table:formula="of:=IF([.C488]&lt;0.242;&quot;exp&quot;;IF([.C488]&lt;0.5;&quot;geo&quot;;IF([.C48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3999999999998" calcext:value-type="float">
            <text:p>4,74</text:p>
          </table:table-cell>
          <table:table-cell table:style-name="ce88" table:formula="of:=([.B489]-[.$C$5])/([.$C$6]-[.$C$5])" office:value-type="float" office:value="0.588383838383836" calcext:value-type="float">
            <text:p>0,588</text:p>
          </table:table-cell>
          <table:table-cell table:style-name="ce86" table:number-columns-repeated="2"/>
          <table:table-cell table:style-name="ce88" table:formula="of:=LOG(2*[.C489])+7*0.51" office:value-type="float" office:value="3.64069073076449" calcext:value-type="float">
            <text:p>3,641</text:p>
          </table:table-cell>
          <table:table-cell table:style-name="ce88" table:formula="of:=IF([.C489]&lt;0.242;EXP([.C489])/(2-EXP([.C489]));IF([.C489]&lt;0.5;7*[.C489];IF([.C489]&gt;=0.5;LOG(2*[.C489])+7*0.5;&quot;error&quot;)))" office:value-type="float" office:value="3.57069073076449" calcext:value-type="float">
            <text:p>3,571</text:p>
          </table:table-cell>
          <table:table-cell table:formula="of:=IF([.C489]&lt;0.242;&quot;exp&quot;;IF([.C489]&lt;0.5;&quot;geo&quot;;IF([.C48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4999999999998" calcext:value-type="float">
            <text:p>4,75</text:p>
          </table:table-cell>
          <table:table-cell table:style-name="ce88" table:formula="of:=([.B490]-[.$C$5])/([.$C$6]-[.$C$5])" office:value-type="float" office:value="0.589646464646462" calcext:value-type="float">
            <text:p>0,590</text:p>
          </table:table-cell>
          <table:table-cell table:style-name="ce86" table:number-columns-repeated="2"/>
          <table:table-cell table:style-name="ce88" table:formula="of:=LOG(2*[.C490])+7*0.51" office:value-type="float" office:value="3.6416216946406" calcext:value-type="float">
            <text:p>3,642</text:p>
          </table:table-cell>
          <table:table-cell table:style-name="ce88" table:formula="of:=IF([.C490]&lt;0.242;EXP([.C490])/(2-EXP([.C490]));IF([.C490]&lt;0.5;7*[.C490];IF([.C490]&gt;=0.5;LOG(2*[.C490])+7*0.5;&quot;error&quot;)))" office:value-type="float" office:value="3.5716216946406" calcext:value-type="float">
            <text:p>3,572</text:p>
          </table:table-cell>
          <table:table-cell table:formula="of:=IF([.C490]&lt;0.242;&quot;exp&quot;;IF([.C490]&lt;0.5;&quot;geo&quot;;IF([.C49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5999999999998" calcext:value-type="float">
            <text:p>4,76</text:p>
          </table:table-cell>
          <table:table-cell table:style-name="ce88" table:formula="of:=([.B491]-[.$C$5])/([.$C$6]-[.$C$5])" office:value-type="float" office:value="0.590909090909088" calcext:value-type="float">
            <text:p>0,591</text:p>
          </table:table-cell>
          <table:table-cell table:style-name="ce86" table:number-columns-repeated="2"/>
          <table:table-cell table:style-name="ce88" table:formula="of:=LOG(2*[.C491])+7*0.51" office:value-type="float" office:value="3.64255066714861" calcext:value-type="float">
            <text:p>3,643</text:p>
          </table:table-cell>
          <table:table-cell table:style-name="ce88" table:formula="of:=IF([.C491]&lt;0.242;EXP([.C491])/(2-EXP([.C491]));IF([.C491]&lt;0.5;7*[.C491];IF([.C491]&gt;=0.5;LOG(2*[.C491])+7*0.5;&quot;error&quot;)))" office:value-type="float" office:value="3.57255066714861" calcext:value-type="float">
            <text:p>3,573</text:p>
          </table:table-cell>
          <table:table-cell table:formula="of:=IF([.C491]&lt;0.242;&quot;exp&quot;;IF([.C491]&lt;0.5;&quot;geo&quot;;IF([.C49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6999999999998" calcext:value-type="float">
            <text:p>4,77</text:p>
          </table:table-cell>
          <table:table-cell table:style-name="ce88" table:formula="of:=([.B492]-[.$C$5])/([.$C$6]-[.$C$5])" office:value-type="float" office:value="0.592171717171715" calcext:value-type="float">
            <text:p>0,592</text:p>
          </table:table-cell>
          <table:table-cell table:style-name="ce86" table:number-columns-repeated="2"/>
          <table:table-cell table:style-name="ce88" table:formula="of:=LOG(2*[.C492])+7*0.51" office:value-type="float" office:value="3.64347765678957" calcext:value-type="float">
            <text:p>3,643</text:p>
          </table:table-cell>
          <table:table-cell table:style-name="ce88" table:formula="of:=IF([.C492]&lt;0.242;EXP([.C492])/(2-EXP([.C492]));IF([.C492]&lt;0.5;7*[.C492];IF([.C492]&gt;=0.5;LOG(2*[.C492])+7*0.5;&quot;error&quot;)))" office:value-type="float" office:value="3.57347765678957" calcext:value-type="float">
            <text:p>3,573</text:p>
          </table:table-cell>
          <table:table-cell table:formula="of:=IF([.C492]&lt;0.242;&quot;exp&quot;;IF([.C492]&lt;0.5;&quot;geo&quot;;IF([.C49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7999999999998" calcext:value-type="float">
            <text:p>4,78</text:p>
          </table:table-cell>
          <table:table-cell table:style-name="ce88" table:formula="of:=([.B493]-[.$C$5])/([.$C$6]-[.$C$5])" office:value-type="float" office:value="0.593434343434341" calcext:value-type="float">
            <text:p>0,593</text:p>
          </table:table-cell>
          <table:table-cell table:style-name="ce86" table:number-columns-repeated="2"/>
          <table:table-cell table:style-name="ce88" table:formula="of:=LOG(2*[.C493])+7*0.51" office:value-type="float" office:value="3.6444026720102" calcext:value-type="float">
            <text:p>3,644</text:p>
          </table:table-cell>
          <table:table-cell table:style-name="ce88" table:formula="of:=IF([.C493]&lt;0.242;EXP([.C493])/(2-EXP([.C493]));IF([.C493]&lt;0.5;7*[.C493];IF([.C493]&gt;=0.5;LOG(2*[.C493])+7*0.5;&quot;error&quot;)))" office:value-type="float" office:value="3.5744026720102" calcext:value-type="float">
            <text:p>3,574</text:p>
          </table:table-cell>
          <table:table-cell table:formula="of:=IF([.C493]&lt;0.242;&quot;exp&quot;;IF([.C493]&lt;0.5;&quot;geo&quot;;IF([.C49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8999999999998" calcext:value-type="float">
            <text:p>4,79</text:p>
          </table:table-cell>
          <table:table-cell table:style-name="ce88" table:formula="of:=([.B494]-[.$C$5])/([.$C$6]-[.$C$5])" office:value-type="float" office:value="0.594696969696967" calcext:value-type="float">
            <text:p>0,595</text:p>
          </table:table-cell>
          <table:table-cell table:style-name="ce86" table:number-columns-repeated="2"/>
          <table:table-cell table:style-name="ce88" table:formula="of:=LOG(2*[.C494])+7*0.51" office:value-type="float" office:value="3.64532572120338" calcext:value-type="float">
            <text:p>3,645</text:p>
          </table:table-cell>
          <table:table-cell table:style-name="ce88" table:formula="of:=IF([.C494]&lt;0.242;EXP([.C494])/(2-EXP([.C494]));IF([.C494]&lt;0.5;7*[.C494];IF([.C494]&gt;=0.5;LOG(2*[.C494])+7*0.5;&quot;error&quot;)))" office:value-type="float" office:value="3.57532572120338" calcext:value-type="float">
            <text:p>3,575</text:p>
          </table:table-cell>
          <table:table-cell table:formula="of:=IF([.C494]&lt;0.242;&quot;exp&quot;;IF([.C494]&lt;0.5;&quot;geo&quot;;IF([.C49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9999999999998" calcext:value-type="float">
            <text:p>4,8</text:p>
          </table:table-cell>
          <table:table-cell table:style-name="ce88" table:formula="of:=([.B495]-[.$C$5])/([.$C$6]-[.$C$5])" office:value-type="float" office:value="0.595959595959593" calcext:value-type="float">
            <text:p>0,596</text:p>
          </table:table-cell>
          <table:table-cell table:style-name="ce86" table:number-columns-repeated="2"/>
          <table:table-cell table:style-name="ce88" table:formula="of:=LOG(2*[.C495])+7*0.51" office:value-type="float" office:value="3.64624681270857" calcext:value-type="float">
            <text:p>3,646</text:p>
          </table:table-cell>
          <table:table-cell table:style-name="ce88" table:formula="of:=IF([.C495]&lt;0.242;EXP([.C495])/(2-EXP([.C495]));IF([.C495]&lt;0.5;7*[.C495];IF([.C495]&gt;=0.5;LOG(2*[.C495])+7*0.5;&quot;error&quot;)))" office:value-type="float" office:value="3.57624681270857" calcext:value-type="float">
            <text:p>3,576</text:p>
          </table:table-cell>
          <table:table-cell table:formula="of:=IF([.C495]&lt;0.242;&quot;exp&quot;;IF([.C495]&lt;0.5;&quot;geo&quot;;IF([.C49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0999999999998" calcext:value-type="float">
            <text:p>4,81</text:p>
          </table:table-cell>
          <table:table-cell table:style-name="ce88" table:formula="of:=([.B496]-[.$C$5])/([.$C$6]-[.$C$5])" office:value-type="float" office:value="0.59722222222222" calcext:value-type="float">
            <text:p>0,597</text:p>
          </table:table-cell>
          <table:table-cell table:style-name="ce86" table:number-columns-repeated="2"/>
          <table:table-cell table:style-name="ce88" table:formula="of:=LOG(2*[.C496])+7*0.51" office:value-type="float" office:value="3.6471659548123" calcext:value-type="float">
            <text:p>3,647</text:p>
          </table:table-cell>
          <table:table-cell table:style-name="ce88" table:formula="of:=IF([.C496]&lt;0.242;EXP([.C496])/(2-EXP([.C496]));IF([.C496]&lt;0.5;7*[.C496];IF([.C496]&gt;=0.5;LOG(2*[.C496])+7*0.5;&quot;error&quot;)))" office:value-type="float" office:value="3.5771659548123" calcext:value-type="float">
            <text:p>3,577</text:p>
          </table:table-cell>
          <table:table-cell table:formula="of:=IF([.C496]&lt;0.242;&quot;exp&quot;;IF([.C496]&lt;0.5;&quot;geo&quot;;IF([.C49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1999999999998" calcext:value-type="float">
            <text:p>4,82</text:p>
          </table:table-cell>
          <table:table-cell table:style-name="ce88" table:formula="of:=([.B497]-[.$C$5])/([.$C$6]-[.$C$5])" office:value-type="float" office:value="0.598484848484846" calcext:value-type="float">
            <text:p>0,598</text:p>
          </table:table-cell>
          <table:table-cell table:style-name="ce86" table:number-columns-repeated="2"/>
          <table:table-cell table:style-name="ce88" table:formula="of:=LOG(2*[.C497])+7*0.51" office:value-type="float" office:value="3.64808315574857" calcext:value-type="float">
            <text:p>3,648</text:p>
          </table:table-cell>
          <table:table-cell table:style-name="ce88" table:formula="of:=IF([.C497]&lt;0.242;EXP([.C497])/(2-EXP([.C497]));IF([.C497]&lt;0.5;7*[.C497];IF([.C497]&gt;=0.5;LOG(2*[.C497])+7*0.5;&quot;error&quot;)))" office:value-type="float" office:value="3.57808315574857" calcext:value-type="float">
            <text:p>3,578</text:p>
          </table:table-cell>
          <table:table-cell table:formula="of:=IF([.C497]&lt;0.242;&quot;exp&quot;;IF([.C497]&lt;0.5;&quot;geo&quot;;IF([.C49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2999999999998" calcext:value-type="float">
            <text:p>4,83</text:p>
          </table:table-cell>
          <table:table-cell table:style-name="ce88" table:formula="of:=([.B498]-[.$C$5])/([.$C$6]-[.$C$5])" office:value-type="float" office:value="0.599747474747472" calcext:value-type="float">
            <text:p>0,600</text:p>
          </table:table-cell>
          <table:table-cell table:style-name="ce86" table:number-columns-repeated="2"/>
          <table:table-cell table:style-name="ce88" table:formula="of:=LOG(2*[.C498])+7*0.51" office:value-type="float" office:value="3.64899842369935" calcext:value-type="float">
            <text:p>3,649</text:p>
          </table:table-cell>
          <table:table-cell table:style-name="ce88" table:formula="of:=IF([.C498]&lt;0.242;EXP([.C498])/(2-EXP([.C498]));IF([.C498]&lt;0.5;7*[.C498];IF([.C498]&gt;=0.5;LOG(2*[.C498])+7*0.5;&quot;error&quot;)))" office:value-type="float" office:value="3.57899842369935" calcext:value-type="float">
            <text:p>3,579</text:p>
          </table:table-cell>
          <table:table-cell table:formula="of:=IF([.C498]&lt;0.242;&quot;exp&quot;;IF([.C498]&lt;0.5;&quot;geo&quot;;IF([.C49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3999999999998" calcext:value-type="float">
            <text:p>4,84</text:p>
          </table:table-cell>
          <table:table-cell table:style-name="ce88" table:formula="of:=([.B499]-[.$C$5])/([.$C$6]-[.$C$5])" office:value-type="float" office:value="0.601010101010099" calcext:value-type="float">
            <text:p>0,601</text:p>
          </table:table-cell>
          <table:table-cell table:style-name="ce86" table:number-columns-repeated="2"/>
          <table:table-cell table:style-name="ce88" table:formula="of:=LOG(2*[.C499])+7*0.51" office:value-type="float" office:value="3.64991176679498" calcext:value-type="float">
            <text:p>3,650</text:p>
          </table:table-cell>
          <table:table-cell table:style-name="ce88" table:formula="of:=IF([.C499]&lt;0.242;EXP([.C499])/(2-EXP([.C499]));IF([.C499]&lt;0.5;7*[.C499];IF([.C499]&gt;=0.5;LOG(2*[.C499])+7*0.5;&quot;error&quot;)))" office:value-type="float" office:value="3.57991176679498" calcext:value-type="float">
            <text:p>3,580</text:p>
          </table:table-cell>
          <table:table-cell table:formula="of:=IF([.C499]&lt;0.242;&quot;exp&quot;;IF([.C499]&lt;0.5;&quot;geo&quot;;IF([.C49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4999999999998" calcext:value-type="float">
            <text:p>4,85</text:p>
          </table:table-cell>
          <table:table-cell table:style-name="ce88" table:formula="of:=([.B500]-[.$C$5])/([.$C$6]-[.$C$5])" office:value-type="float" office:value="0.602272727272725" calcext:value-type="float">
            <text:p>0,602</text:p>
          </table:table-cell>
          <table:table-cell table:style-name="ce86" table:number-columns-repeated="2"/>
          <table:table-cell table:style-name="ce88" table:formula="of:=LOG(2*[.C500])+7*0.51" office:value-type="float" office:value="3.6508231931146" calcext:value-type="float">
            <text:p>3,651</text:p>
          </table:table-cell>
          <table:table-cell table:style-name="ce88" table:formula="of:=IF([.C500]&lt;0.242;EXP([.C500])/(2-EXP([.C500]));IF([.C500]&lt;0.5;7*[.C500];IF([.C500]&gt;=0.5;LOG(2*[.C500])+7*0.5;&quot;error&quot;)))" office:value-type="float" office:value="3.5808231931146" calcext:value-type="float">
            <text:p>3,581</text:p>
          </table:table-cell>
          <table:table-cell table:formula="of:=IF([.C500]&lt;0.242;&quot;exp&quot;;IF([.C500]&lt;0.5;&quot;geo&quot;;IF([.C50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5999999999998" calcext:value-type="float">
            <text:p>4,86</text:p>
          </table:table-cell>
          <table:table-cell table:style-name="ce88" table:formula="of:=([.B501]-[.$C$5])/([.$C$6]-[.$C$5])" office:value-type="float" office:value="0.603535353535351" calcext:value-type="float">
            <text:p>0,604</text:p>
          </table:table-cell>
          <table:table-cell table:style-name="ce86" table:number-columns-repeated="2"/>
          <table:table-cell table:style-name="ce88" table:formula="of:=LOG(2*[.C501])+7*0.51" office:value-type="float" office:value="3.6517327106866" calcext:value-type="float">
            <text:p>3,652</text:p>
          </table:table-cell>
          <table:table-cell table:style-name="ce88" table:formula="of:=IF([.C501]&lt;0.242;EXP([.C501])/(2-EXP([.C501]));IF([.C501]&lt;0.5;7*[.C501];IF([.C501]&gt;=0.5;LOG(2*[.C501])+7*0.5;&quot;error&quot;)))" office:value-type="float" office:value="3.5817327106866" calcext:value-type="float">
            <text:p>3,582</text:p>
          </table:table-cell>
          <table:table-cell table:formula="of:=IF([.C501]&lt;0.242;&quot;exp&quot;;IF([.C501]&lt;0.5;&quot;geo&quot;;IF([.C50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6999999999998" calcext:value-type="float">
            <text:p>4,87</text:p>
          </table:table-cell>
          <table:table-cell table:style-name="ce88" table:formula="of:=([.B502]-[.$C$5])/([.$C$6]-[.$C$5])" office:value-type="float" office:value="0.604797979797977" calcext:value-type="float">
            <text:p>0,605</text:p>
          </table:table-cell>
          <table:table-cell table:style-name="ce86" table:number-columns-repeated="2"/>
          <table:table-cell table:style-name="ce88" table:formula="of:=LOG(2*[.C502])+7*0.51" office:value-type="float" office:value="3.65264032748905" calcext:value-type="float">
            <text:p>3,653</text:p>
          </table:table-cell>
          <table:table-cell table:style-name="ce88" table:formula="of:=IF([.C502]&lt;0.242;EXP([.C502])/(2-EXP([.C502]));IF([.C502]&lt;0.5;7*[.C502];IF([.C502]&gt;=0.5;LOG(2*[.C502])+7*0.5;&quot;error&quot;)))" office:value-type="float" office:value="3.58264032748905" calcext:value-type="float">
            <text:p>3,583</text:p>
          </table:table-cell>
          <table:table-cell table:formula="of:=IF([.C502]&lt;0.242;&quot;exp&quot;;IF([.C502]&lt;0.5;&quot;geo&quot;;IF([.C50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7999999999998" calcext:value-type="float">
            <text:p>4,88</text:p>
          </table:table-cell>
          <table:table-cell table:style-name="ce88" table:formula="of:=([.B503]-[.$C$5])/([.$C$6]-[.$C$5])" office:value-type="float" office:value="0.606060606060604" calcext:value-type="float">
            <text:p>0,606</text:p>
          </table:table-cell>
          <table:table-cell table:style-name="ce86" table:number-columns-repeated="2"/>
          <table:table-cell table:style-name="ce88" table:formula="of:=LOG(2*[.C503])+7*0.51" office:value-type="float" office:value="3.65354605145007" calcext:value-type="float">
            <text:p>3,654</text:p>
          </table:table-cell>
          <table:table-cell table:style-name="ce88" table:formula="of:=IF([.C503]&lt;0.242;EXP([.C503])/(2-EXP([.C503]));IF([.C503]&lt;0.5;7*[.C503];IF([.C503]&gt;=0.5;LOG(2*[.C503])+7*0.5;&quot;error&quot;)))" office:value-type="float" office:value="3.58354605145007" calcext:value-type="float">
            <text:p>3,584</text:p>
          </table:table-cell>
          <table:table-cell table:formula="of:=IF([.C503]&lt;0.242;&quot;exp&quot;;IF([.C503]&lt;0.5;&quot;geo&quot;;IF([.C50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8999999999998" calcext:value-type="float">
            <text:p>4,89</text:p>
          </table:table-cell>
          <table:table-cell table:style-name="ce88" table:formula="of:=([.B504]-[.$C$5])/([.$C$6]-[.$C$5])" office:value-type="float" office:value="0.60732323232323" calcext:value-type="float">
            <text:p>0,607</text:p>
          </table:table-cell>
          <table:table-cell table:style-name="ce86" table:number-columns-repeated="2"/>
          <table:table-cell table:style-name="ce88" table:formula="of:=LOG(2*[.C504])+7*0.51" office:value-type="float" office:value="3.65444989044832" calcext:value-type="float">
            <text:p>3,654</text:p>
          </table:table-cell>
          <table:table-cell table:style-name="ce88" table:formula="of:=IF([.C504]&lt;0.242;EXP([.C504])/(2-EXP([.C504]));IF([.C504]&lt;0.5;7*[.C504];IF([.C504]&gt;=0.5;LOG(2*[.C504])+7*0.5;&quot;error&quot;)))" office:value-type="float" office:value="3.58444989044832" calcext:value-type="float">
            <text:p>3,584</text:p>
          </table:table-cell>
          <table:table-cell table:formula="of:=IF([.C504]&lt;0.242;&quot;exp&quot;;IF([.C504]&lt;0.5;&quot;geo&quot;;IF([.C50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9999999999998" calcext:value-type="float">
            <text:p>4,9</text:p>
          </table:table-cell>
          <table:table-cell table:style-name="ce88" table:formula="of:=([.B505]-[.$C$5])/([.$C$6]-[.$C$5])" office:value-type="float" office:value="0.608585858585856" calcext:value-type="float">
            <text:p>0,609</text:p>
          </table:table-cell>
          <table:table-cell table:style-name="ce86" table:number-columns-repeated="2"/>
          <table:table-cell table:style-name="ce88" table:formula="of:=LOG(2*[.C505])+7*0.51" office:value-type="float" office:value="3.65535185231334" calcext:value-type="float">
            <text:p>3,655</text:p>
          </table:table-cell>
          <table:table-cell table:style-name="ce88" table:formula="of:=IF([.C505]&lt;0.242;EXP([.C505])/(2-EXP([.C505]));IF([.C505]&lt;0.5;7*[.C505];IF([.C505]&gt;=0.5;LOG(2*[.C505])+7*0.5;&quot;error&quot;)))" office:value-type="float" office:value="3.58535185231334" calcext:value-type="float">
            <text:p>3,585</text:p>
          </table:table-cell>
          <table:table-cell table:formula="of:=IF([.C505]&lt;0.242;&quot;exp&quot;;IF([.C505]&lt;0.5;&quot;geo&quot;;IF([.C50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0999999999998" calcext:value-type="float">
            <text:p>4,91</text:p>
          </table:table-cell>
          <table:table-cell table:style-name="ce88" table:formula="of:=([.B506]-[.$C$5])/([.$C$6]-[.$C$5])" office:value-type="float" office:value="0.609848484848482" calcext:value-type="float">
            <text:p>0,610</text:p>
          </table:table-cell>
          <table:table-cell table:style-name="ce86" table:number-columns-repeated="2"/>
          <table:table-cell table:style-name="ce88" table:formula="of:=LOG(2*[.C506])+7*0.51" office:value-type="float" office:value="3.656251944826" calcext:value-type="float">
            <text:p>3,656</text:p>
          </table:table-cell>
          <table:table-cell table:style-name="ce88" table:formula="of:=IF([.C506]&lt;0.242;EXP([.C506])/(2-EXP([.C506]));IF([.C506]&lt;0.5;7*[.C506];IF([.C506]&gt;=0.5;LOG(2*[.C506])+7*0.5;&quot;error&quot;)))" office:value-type="float" office:value="3.586251944826" calcext:value-type="float">
            <text:p>3,586</text:p>
          </table:table-cell>
          <table:table-cell table:formula="of:=IF([.C506]&lt;0.242;&quot;exp&quot;;IF([.C506]&lt;0.5;&quot;geo&quot;;IF([.C50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1999999999998" calcext:value-type="float">
            <text:p>4,92</text:p>
          </table:table-cell>
          <table:table-cell table:style-name="ce88" table:formula="of:=([.B507]-[.$C$5])/([.$C$6]-[.$C$5])" office:value-type="float" office:value="0.611111111111109" calcext:value-type="float">
            <text:p>0,611</text:p>
          </table:table-cell>
          <table:table-cell table:style-name="ce86" table:number-columns-repeated="2"/>
          <table:table-cell table:style-name="ce88" table:formula="of:=LOG(2*[.C507])+7*0.51" office:value-type="float" office:value="3.6571501757189" calcext:value-type="float">
            <text:p>3,657</text:p>
          </table:table-cell>
          <table:table-cell table:style-name="ce88" table:formula="of:=IF([.C507]&lt;0.242;EXP([.C507])/(2-EXP([.C507]));IF([.C507]&lt;0.5;7*[.C507];IF([.C507]&gt;=0.5;LOG(2*[.C507])+7*0.5;&quot;error&quot;)))" office:value-type="float" office:value="3.5871501757189" calcext:value-type="float">
            <text:p>3,587</text:p>
          </table:table-cell>
          <table:table-cell table:formula="of:=IF([.C507]&lt;0.242;&quot;exp&quot;;IF([.C507]&lt;0.5;&quot;geo&quot;;IF([.C50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2999999999998" calcext:value-type="float">
            <text:p>4,93</text:p>
          </table:table-cell>
          <table:table-cell table:style-name="ce88" table:formula="of:=([.B508]-[.$C$5])/([.$C$6]-[.$C$5])" office:value-type="float" office:value="0.612373737373735" calcext:value-type="float">
            <text:p>0,612</text:p>
          </table:table-cell>
          <table:table-cell table:style-name="ce86" table:number-columns-repeated="2"/>
          <table:table-cell table:style-name="ce88" table:formula="of:=LOG(2*[.C508])+7*0.51" office:value-type="float" office:value="3.65804655267675" calcext:value-type="float">
            <text:p>3,658</text:p>
          </table:table-cell>
          <table:table-cell table:style-name="ce88" table:formula="of:=IF([.C508]&lt;0.242;EXP([.C508])/(2-EXP([.C508]));IF([.C508]&lt;0.5;7*[.C508];IF([.C508]&gt;=0.5;LOG(2*[.C508])+7*0.5;&quot;error&quot;)))" office:value-type="float" office:value="3.58804655267675" calcext:value-type="float">
            <text:p>3,588</text:p>
          </table:table-cell>
          <table:table-cell table:formula="of:=IF([.C508]&lt;0.242;&quot;exp&quot;;IF([.C508]&lt;0.5;&quot;geo&quot;;IF([.C50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3999999999998" calcext:value-type="float">
            <text:p>4,94</text:p>
          </table:table-cell>
          <table:table-cell table:style-name="ce88" table:formula="of:=([.B509]-[.$C$5])/([.$C$6]-[.$C$5])" office:value-type="float" office:value="0.613636363636361" calcext:value-type="float">
            <text:p>0,614</text:p>
          </table:table-cell>
          <table:table-cell table:style-name="ce86" table:number-columns-repeated="2"/>
          <table:table-cell table:style-name="ce88" table:formula="of:=LOG(2*[.C509])+7*0.51" office:value-type="float" office:value="3.65894108333678" calcext:value-type="float">
            <text:p>3,659</text:p>
          </table:table-cell>
          <table:table-cell table:style-name="ce88" table:formula="of:=IF([.C509]&lt;0.242;EXP([.C509])/(2-EXP([.C509]));IF([.C509]&lt;0.5;7*[.C509];IF([.C509]&gt;=0.5;LOG(2*[.C509])+7*0.5;&quot;error&quot;)))" office:value-type="float" office:value="3.58894108333678" calcext:value-type="float">
            <text:p>3,589</text:p>
          </table:table-cell>
          <table:table-cell table:formula="of:=IF([.C509]&lt;0.242;&quot;exp&quot;;IF([.C509]&lt;0.5;&quot;geo&quot;;IF([.C50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4999999999998" calcext:value-type="float">
            <text:p>4,95</text:p>
          </table:table-cell>
          <table:table-cell table:style-name="ce88" table:formula="of:=([.B510]-[.$C$5])/([.$C$6]-[.$C$5])" office:value-type="float" office:value="0.614898989898987" calcext:value-type="float">
            <text:p>0,615</text:p>
          </table:table-cell>
          <table:table-cell table:style-name="ce86" table:number-columns-repeated="2"/>
          <table:table-cell table:style-name="ce88" table:formula="of:=LOG(2*[.C510])+7*0.51" office:value-type="float" office:value="3.65983377528912" calcext:value-type="float">
            <text:p>3,660</text:p>
          </table:table-cell>
          <table:table-cell table:style-name="ce88" table:formula="of:=IF([.C510]&lt;0.242;EXP([.C510])/(2-EXP([.C510]));IF([.C510]&lt;0.5;7*[.C510];IF([.C510]&gt;=0.5;LOG(2*[.C510])+7*0.5;&quot;error&quot;)))" office:value-type="float" office:value="3.58983377528912" calcext:value-type="float">
            <text:p>3,590</text:p>
          </table:table-cell>
          <table:table-cell table:formula="of:=IF([.C510]&lt;0.242;&quot;exp&quot;;IF([.C510]&lt;0.5;&quot;geo&quot;;IF([.C51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5999999999998" calcext:value-type="float">
            <text:p>4,96</text:p>
          </table:table-cell>
          <table:table-cell table:style-name="ce88" table:formula="of:=([.B511]-[.$C$5])/([.$C$6]-[.$C$5])" office:value-type="float" office:value="0.616161616161614" calcext:value-type="float">
            <text:p>0,616</text:p>
          </table:table-cell>
          <table:table-cell table:style-name="ce86" table:number-columns-repeated="2"/>
          <table:table-cell table:style-name="ce88" table:formula="of:=LOG(2*[.C511])+7*0.51" office:value-type="float" office:value="3.6607246360772" calcext:value-type="float">
            <text:p>3,661</text:p>
          </table:table-cell>
          <table:table-cell table:style-name="ce88" table:formula="of:=IF([.C511]&lt;0.242;EXP([.C511])/(2-EXP([.C511]));IF([.C511]&lt;0.5;7*[.C511];IF([.C511]&gt;=0.5;LOG(2*[.C511])+7*0.5;&quot;error&quot;)))" office:value-type="float" office:value="3.5907246360772" calcext:value-type="float">
            <text:p>3,591</text:p>
          </table:table-cell>
          <table:table-cell table:formula="of:=IF([.C511]&lt;0.242;&quot;exp&quot;;IF([.C511]&lt;0.5;&quot;geo&quot;;IF([.C51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6999999999998" calcext:value-type="float">
            <text:p>4,97</text:p>
          </table:table-cell>
          <table:table-cell table:style-name="ce88" table:formula="of:=([.B512]-[.$C$5])/([.$C$6]-[.$C$5])" office:value-type="float" office:value="0.61742424242424" calcext:value-type="float">
            <text:p>0,617</text:p>
          </table:table-cell>
          <table:table-cell table:style-name="ce86" table:number-columns-repeated="2"/>
          <table:table-cell table:style-name="ce88" table:formula="of:=LOG(2*[.C512])+7*0.51" office:value-type="float" office:value="3.66161367319811" calcext:value-type="float">
            <text:p>3,662</text:p>
          </table:table-cell>
          <table:table-cell table:style-name="ce88" table:formula="of:=IF([.C512]&lt;0.242;EXP([.C512])/(2-EXP([.C512]));IF([.C512]&lt;0.5;7*[.C512];IF([.C512]&gt;=0.5;LOG(2*[.C512])+7*0.5;&quot;error&quot;)))" office:value-type="float" office:value="3.59161367319811" calcext:value-type="float">
            <text:p>3,592</text:p>
          </table:table-cell>
          <table:table-cell table:formula="of:=IF([.C512]&lt;0.242;&quot;exp&quot;;IF([.C512]&lt;0.5;&quot;geo&quot;;IF([.C51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7999999999997" calcext:value-type="float">
            <text:p>4,98</text:p>
          </table:table-cell>
          <table:table-cell table:style-name="ce88" table:formula="of:=([.B513]-[.$C$5])/([.$C$6]-[.$C$5])" office:value-type="float" office:value="0.618686868686865" calcext:value-type="float">
            <text:p>0,619</text:p>
          </table:table-cell>
          <table:table-cell table:style-name="ce86" table:number-columns-repeated="2"/>
          <table:table-cell table:style-name="ce88" table:formula="of:=LOG(2*[.C513])+7*0.51" office:value-type="float" office:value="3.662500894103" calcext:value-type="float">
            <text:p>3,663</text:p>
          </table:table-cell>
          <table:table-cell table:style-name="ce88" table:formula="of:=IF([.C513]&lt;0.242;EXP([.C513])/(2-EXP([.C513]));IF([.C513]&lt;0.5;7*[.C513];IF([.C513]&gt;=0.5;LOG(2*[.C513])+7*0.5;&quot;error&quot;)))" office:value-type="float" office:value="3.592500894103" calcext:value-type="float">
            <text:p>3,593</text:p>
          </table:table-cell>
          <table:table-cell table:formula="of:=IF([.C513]&lt;0.242;&quot;exp&quot;;IF([.C513]&lt;0.5;&quot;geo&quot;;IF([.C51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8999999999997" calcext:value-type="float">
            <text:p>4,99</text:p>
          </table:table-cell>
          <table:table-cell table:style-name="ce88" table:formula="of:=([.B514]-[.$C$5])/([.$C$6]-[.$C$5])" office:value-type="float" office:value="0.619949494949491" calcext:value-type="float">
            <text:p>0,620</text:p>
          </table:table-cell>
          <table:table-cell table:style-name="ce86" table:number-columns-repeated="2"/>
          <table:table-cell table:style-name="ce88" table:formula="of:=LOG(2*[.C514])+7*0.51" office:value-type="float" office:value="3.66338630619745" calcext:value-type="float">
            <text:p>3,663</text:p>
          </table:table-cell>
          <table:table-cell table:style-name="ce88" table:formula="of:=IF([.C514]&lt;0.242;EXP([.C514])/(2-EXP([.C514]));IF([.C514]&lt;0.5;7*[.C514];IF([.C514]&gt;=0.5;LOG(2*[.C514])+7*0.5;&quot;error&quot;)))" office:value-type="float" office:value="3.59338630619745" calcext:value-type="float">
            <text:p>3,593</text:p>
          </table:table-cell>
          <table:table-cell table:formula="of:=IF([.C514]&lt;0.242;&quot;exp&quot;;IF([.C514]&lt;0.5;&quot;geo&quot;;IF([.C51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9999999999997" calcext:value-type="float">
            <text:p>5</text:p>
          </table:table-cell>
          <table:table-cell table:style-name="ce88" table:formula="of:=([.B515]-[.$C$5])/([.$C$6]-[.$C$5])" office:value-type="float" office:value="0.621212121212117" calcext:value-type="float">
            <text:p>0,621</text:p>
          </table:table-cell>
          <table:table-cell table:style-name="ce86" table:number-columns-repeated="2"/>
          <table:table-cell table:style-name="ce88" table:formula="of:=LOG(2*[.C515])+7*0.51" office:value-type="float" office:value="3.66426991684185" calcext:value-type="float">
            <text:p>3,664</text:p>
          </table:table-cell>
          <table:table-cell table:style-name="ce88" table:formula="of:=IF([.C515]&lt;0.242;EXP([.C515])/(2-EXP([.C515]));IF([.C515]&lt;0.5;7*[.C515];IF([.C515]&gt;=0.5;LOG(2*[.C515])+7*0.5;&quot;error&quot;)))" office:value-type="float" office:value="3.59426991684185" calcext:value-type="float">
            <text:p>3,594</text:p>
          </table:table-cell>
          <table:table-cell table:formula="of:=IF([.C515]&lt;0.242;&quot;exp&quot;;IF([.C515]&lt;0.5;&quot;geo&quot;;IF([.C51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0999999999997" calcext:value-type="float">
            <text:p>5,01</text:p>
          </table:table-cell>
          <table:table-cell table:style-name="ce88" table:formula="of:=([.B516]-[.$C$5])/([.$C$6]-[.$C$5])" office:value-type="float" office:value="0.622474747474744" calcext:value-type="float">
            <text:p>0,622</text:p>
          </table:table-cell>
          <table:table-cell table:style-name="ce86" table:number-columns-repeated="2"/>
          <table:table-cell table:style-name="ce88" table:formula="of:=LOG(2*[.C516])+7*0.51" office:value-type="float" office:value="3.66515173335172" calcext:value-type="float">
            <text:p>3,665</text:p>
          </table:table-cell>
          <table:table-cell table:style-name="ce88" table:formula="of:=IF([.C516]&lt;0.242;EXP([.C516])/(2-EXP([.C516]));IF([.C516]&lt;0.5;7*[.C516];IF([.C516]&gt;=0.5;LOG(2*[.C516])+7*0.5;&quot;error&quot;)))" office:value-type="float" office:value="3.59515173335171" calcext:value-type="float">
            <text:p>3,595</text:p>
          </table:table-cell>
          <table:table-cell table:formula="of:=IF([.C516]&lt;0.242;&quot;exp&quot;;IF([.C516]&lt;0.5;&quot;geo&quot;;IF([.C51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1999999999997" calcext:value-type="float">
            <text:p>5,02</text:p>
          </table:table-cell>
          <table:table-cell table:style-name="ce88" table:formula="of:=([.B517]-[.$C$5])/([.$C$6]-[.$C$5])" office:value-type="float" office:value="0.62373737373737" calcext:value-type="float">
            <text:p>0,624</text:p>
          </table:table-cell>
          <table:table-cell table:style-name="ce86" table:number-columns-repeated="2"/>
          <table:table-cell table:style-name="ce88" table:formula="of:=LOG(2*[.C517])+7*0.51" office:value-type="float" office:value="3.66603176299813" calcext:value-type="float">
            <text:p>3,666</text:p>
          </table:table-cell>
          <table:table-cell table:style-name="ce88" table:formula="of:=IF([.C517]&lt;0.242;EXP([.C517])/(2-EXP([.C517]));IF([.C517]&lt;0.5;7*[.C517];IF([.C517]&gt;=0.5;LOG(2*[.C517])+7*0.5;&quot;error&quot;)))" office:value-type="float" office:value="3.59603176299813" calcext:value-type="float">
            <text:p>3,596</text:p>
          </table:table-cell>
          <table:table-cell table:formula="of:=IF([.C517]&lt;0.242;&quot;exp&quot;;IF([.C517]&lt;0.5;&quot;geo&quot;;IF([.C51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2999999999997" calcext:value-type="float">
            <text:p>5,03</text:p>
          </table:table-cell>
          <table:table-cell table:style-name="ce88" table:formula="of:=([.B518]-[.$C$5])/([.$C$6]-[.$C$5])" office:value-type="float" office:value="0.624999999999996" calcext:value-type="float">
            <text:p>0,625</text:p>
          </table:table-cell>
          <table:table-cell table:style-name="ce86" table:number-columns-repeated="2"/>
          <table:table-cell table:style-name="ce88" table:formula="of:=LOG(2*[.C518])+7*0.51" office:value-type="float" office:value="3.66691001300805" calcext:value-type="float">
            <text:p>3,667</text:p>
          </table:table-cell>
          <table:table-cell table:style-name="ce88" table:formula="of:=IF([.C518]&lt;0.242;EXP([.C518])/(2-EXP([.C518]));IF([.C518]&lt;0.5;7*[.C518];IF([.C518]&gt;=0.5;LOG(2*[.C518])+7*0.5;&quot;error&quot;)))" office:value-type="float" office:value="3.59691001300805" calcext:value-type="float">
            <text:p>3,597</text:p>
          </table:table-cell>
          <table:table-cell table:formula="of:=IF([.C518]&lt;0.242;&quot;exp&quot;;IF([.C518]&lt;0.5;&quot;geo&quot;;IF([.C51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3999999999997" calcext:value-type="float">
            <text:p>5,04</text:p>
          </table:table-cell>
          <table:table-cell table:style-name="ce88" table:formula="of:=([.B519]-[.$C$5])/([.$C$6]-[.$C$5])" office:value-type="float" office:value="0.626262626262622" calcext:value-type="float">
            <text:p>0,626</text:p>
          </table:table-cell>
          <table:table-cell table:style-name="ce86" table:number-columns-repeated="2"/>
          <table:table-cell table:style-name="ce88" table:formula="of:=LOG(2*[.C519])+7*0.51" office:value-type="float" office:value="3.66778649056468" calcext:value-type="float">
            <text:p>3,668</text:p>
          </table:table-cell>
          <table:table-cell table:style-name="ce88" table:formula="of:=IF([.C519]&lt;0.242;EXP([.C519])/(2-EXP([.C519]));IF([.C519]&lt;0.5;7*[.C519];IF([.C519]&gt;=0.5;LOG(2*[.C519])+7*0.5;&quot;error&quot;)))" office:value-type="float" office:value="3.59778649056468" calcext:value-type="float">
            <text:p>3,598</text:p>
          </table:table-cell>
          <table:table-cell table:formula="of:=IF([.C519]&lt;0.242;&quot;exp&quot;;IF([.C519]&lt;0.5;&quot;geo&quot;;IF([.C51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4999999999997" calcext:value-type="float">
            <text:p>5,05</text:p>
          </table:table-cell>
          <table:table-cell table:style-name="ce88" table:formula="of:=([.B520]-[.$C$5])/([.$C$6]-[.$C$5])" office:value-type="float" office:value="0.627525252525249" calcext:value-type="float">
            <text:p>0,628</text:p>
          </table:table-cell>
          <table:table-cell table:style-name="ce86" table:number-columns-repeated="2"/>
          <table:table-cell table:style-name="ce88" table:formula="of:=LOG(2*[.C520])+7*0.51" office:value-type="float" office:value="3.66866120280782" calcext:value-type="float">
            <text:p>3,669</text:p>
          </table:table-cell>
          <table:table-cell table:style-name="ce88" table:formula="of:=IF([.C520]&lt;0.242;EXP([.C520])/(2-EXP([.C520]));IF([.C520]&lt;0.5;7*[.C520];IF([.C520]&gt;=0.5;LOG(2*[.C520])+7*0.5;&quot;error&quot;)))" office:value-type="float" office:value="3.59866120280782" calcext:value-type="float">
            <text:p>3,599</text:p>
          </table:table-cell>
          <table:table-cell table:formula="of:=IF([.C520]&lt;0.242;&quot;exp&quot;;IF([.C520]&lt;0.5;&quot;geo&quot;;IF([.C52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5999999999997" calcext:value-type="float">
            <text:p>5,06</text:p>
          </table:table-cell>
          <table:table-cell table:style-name="ce88" table:formula="of:=([.B521]-[.$C$5])/([.$C$6]-[.$C$5])" office:value-type="float" office:value="0.628787878787875" calcext:value-type="float">
            <text:p>0,629</text:p>
          </table:table-cell>
          <table:table-cell table:style-name="ce86" table:number-columns-repeated="2"/>
          <table:table-cell table:style-name="ce88" table:formula="of:=LOG(2*[.C521])+7*0.51" office:value-type="float" office:value="3.6695341568342" calcext:value-type="float">
            <text:p>3,670</text:p>
          </table:table-cell>
          <table:table-cell table:style-name="ce88" table:formula="of:=IF([.C521]&lt;0.242;EXP([.C521])/(2-EXP([.C521]));IF([.C521]&lt;0.5;7*[.C521];IF([.C521]&gt;=0.5;LOG(2*[.C521])+7*0.5;&quot;error&quot;)))" office:value-type="float" office:value="3.5995341568342" calcext:value-type="float">
            <text:p>3,600</text:p>
          </table:table-cell>
          <table:table-cell table:formula="of:=IF([.C521]&lt;0.242;&quot;exp&quot;;IF([.C521]&lt;0.5;&quot;geo&quot;;IF([.C52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6999999999997" calcext:value-type="float">
            <text:p>5,07</text:p>
          </table:table-cell>
          <table:table-cell table:style-name="ce88" table:formula="of:=([.B522]-[.$C$5])/([.$C$6]-[.$C$5])" office:value-type="float" office:value="0.630050505050501" calcext:value-type="float">
            <text:p>0,630</text:p>
          </table:table-cell>
          <table:table-cell table:style-name="ce86" table:number-columns-repeated="2"/>
          <table:table-cell table:style-name="ce88" table:formula="of:=LOG(2*[.C522])+7*0.51" office:value-type="float" office:value="3.67040535969788" calcext:value-type="float">
            <text:p>3,670</text:p>
          </table:table-cell>
          <table:table-cell table:style-name="ce88" table:formula="of:=IF([.C522]&lt;0.242;EXP([.C522])/(2-EXP([.C522]));IF([.C522]&lt;0.5;7*[.C522];IF([.C522]&gt;=0.5;LOG(2*[.C522])+7*0.5;&quot;error&quot;)))" office:value-type="float" office:value="3.60040535969787" calcext:value-type="float">
            <text:p>3,600</text:p>
          </table:table-cell>
          <table:table-cell table:formula="of:=IF([.C522]&lt;0.242;&quot;exp&quot;;IF([.C522]&lt;0.5;&quot;geo&quot;;IF([.C52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7999999999997" calcext:value-type="float">
            <text:p>5,08</text:p>
          </table:table-cell>
          <table:table-cell table:style-name="ce88" table:formula="of:=([.B523]-[.$C$5])/([.$C$6]-[.$C$5])" office:value-type="float" office:value="0.631313131313128" calcext:value-type="float">
            <text:p>0,631</text:p>
          </table:table-cell>
          <table:table-cell table:style-name="ce86" table:number-columns-repeated="2"/>
          <table:table-cell table:style-name="ce88" table:formula="of:=LOG(2*[.C523])+7*0.51" office:value-type="float" office:value="3.6712748184105" calcext:value-type="float">
            <text:p>3,671</text:p>
          </table:table-cell>
          <table:table-cell table:style-name="ce88" table:formula="of:=IF([.C523]&lt;0.242;EXP([.C523])/(2-EXP([.C523]));IF([.C523]&lt;0.5;7*[.C523];IF([.C523]&gt;=0.5;LOG(2*[.C523])+7*0.5;&quot;error&quot;)))" office:value-type="float" office:value="3.6012748184105" calcext:value-type="float">
            <text:p>3,601</text:p>
          </table:table-cell>
          <table:table-cell table:formula="of:=IF([.C523]&lt;0.242;&quot;exp&quot;;IF([.C523]&lt;0.5;&quot;geo&quot;;IF([.C52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8999999999997" calcext:value-type="float">
            <text:p>5,09</text:p>
          </table:table-cell>
          <table:table-cell table:style-name="ce88" table:formula="of:=([.B524]-[.$C$5])/([.$C$6]-[.$C$5])" office:value-type="float" office:value="0.632575757575754" calcext:value-type="float">
            <text:p>0,633</text:p>
          </table:table-cell>
          <table:table-cell table:style-name="ce86" table:number-columns-repeated="2"/>
          <table:table-cell table:style-name="ce88" table:formula="of:=LOG(2*[.C524])+7*0.51" office:value-type="float" office:value="3.67214253994173" calcext:value-type="float">
            <text:p>3,672</text:p>
          </table:table-cell>
          <table:table-cell table:style-name="ce88" table:formula="of:=IF([.C524]&lt;0.242;EXP([.C524])/(2-EXP([.C524]));IF([.C524]&lt;0.5;7*[.C524];IF([.C524]&gt;=0.5;LOG(2*[.C524])+7*0.5;&quot;error&quot;)))" office:value-type="float" office:value="3.60214253994173" calcext:value-type="float">
            <text:p>3,602</text:p>
          </table:table-cell>
          <table:table-cell table:formula="of:=IF([.C524]&lt;0.242;&quot;exp&quot;;IF([.C524]&lt;0.5;&quot;geo&quot;;IF([.C52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9999999999997" calcext:value-type="float">
            <text:p>5,1</text:p>
          </table:table-cell>
          <table:table-cell table:style-name="ce88" table:formula="of:=([.B525]-[.$C$5])/([.$C$6]-[.$C$5])" office:value-type="float" office:value="0.63383838383838" calcext:value-type="float">
            <text:p>0,634</text:p>
          </table:table-cell>
          <table:table-cell table:style-name="ce86" table:number-columns-repeated="2"/>
          <table:table-cell table:style-name="ce88" table:formula="of:=LOG(2*[.C525])+7*0.51" office:value-type="float" office:value="3.6730085312195" calcext:value-type="float">
            <text:p>3,673</text:p>
          </table:table-cell>
          <table:table-cell table:style-name="ce88" table:formula="of:=IF([.C525]&lt;0.242;EXP([.C525])/(2-EXP([.C525]));IF([.C525]&lt;0.5;7*[.C525];IF([.C525]&gt;=0.5;LOG(2*[.C525])+7*0.5;&quot;error&quot;)))" office:value-type="float" office:value="3.6030085312195" calcext:value-type="float">
            <text:p>3,603</text:p>
          </table:table-cell>
          <table:table-cell table:formula="of:=IF([.C525]&lt;0.242;&quot;exp&quot;;IF([.C525]&lt;0.5;&quot;geo&quot;;IF([.C52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0999999999997" calcext:value-type="float">
            <text:p>5,11</text:p>
          </table:table-cell>
          <table:table-cell table:style-name="ce88" table:formula="of:=([.B526]-[.$C$5])/([.$C$6]-[.$C$5])" office:value-type="float" office:value="0.635101010101006" calcext:value-type="float">
            <text:p>0,635</text:p>
          </table:table-cell>
          <table:table-cell table:style-name="ce86" table:number-columns-repeated="2"/>
          <table:table-cell table:style-name="ce88" table:formula="of:=LOG(2*[.C526])+7*0.51" office:value-type="float" office:value="3.67387279913041" calcext:value-type="float">
            <text:p>3,674</text:p>
          </table:table-cell>
          <table:table-cell table:style-name="ce88" table:formula="of:=IF([.C526]&lt;0.242;EXP([.C526])/(2-EXP([.C526]));IF([.C526]&lt;0.5;7*[.C526];IF([.C526]&gt;=0.5;LOG(2*[.C526])+7*0.5;&quot;error&quot;)))" office:value-type="float" office:value="3.60387279913041" calcext:value-type="float">
            <text:p>3,604</text:p>
          </table:table-cell>
          <table:table-cell table:formula="of:=IF([.C526]&lt;0.242;&quot;exp&quot;;IF([.C526]&lt;0.5;&quot;geo&quot;;IF([.C52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1999999999997" calcext:value-type="float">
            <text:p>5,12</text:p>
          </table:table-cell>
          <table:table-cell table:style-name="ce88" table:formula="of:=([.B527]-[.$C$5])/([.$C$6]-[.$C$5])" office:value-type="float" office:value="0.636363636363633" calcext:value-type="float">
            <text:p>0,636</text:p>
          </table:table-cell>
          <table:table-cell table:style-name="ce86" table:number-columns-repeated="2"/>
          <table:table-cell table:style-name="ce88" table:formula="of:=LOG(2*[.C527])+7*0.51" office:value-type="float" office:value="3.67473535052001" calcext:value-type="float">
            <text:p>3,675</text:p>
          </table:table-cell>
          <table:table-cell table:style-name="ce88" table:formula="of:=IF([.C527]&lt;0.242;EXP([.C527])/(2-EXP([.C527]));IF([.C527]&lt;0.5;7*[.C527];IF([.C527]&gt;=0.5;LOG(2*[.C527])+7*0.5;&quot;error&quot;)))" office:value-type="float" office:value="3.60473535052001" calcext:value-type="float">
            <text:p>3,605</text:p>
          </table:table-cell>
          <table:table-cell table:formula="of:=IF([.C527]&lt;0.242;&quot;exp&quot;;IF([.C527]&lt;0.5;&quot;geo&quot;;IF([.C52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2999999999997" calcext:value-type="float">
            <text:p>5,13</text:p>
          </table:table-cell>
          <table:table-cell table:style-name="ce88" table:formula="of:=([.B528]-[.$C$5])/([.$C$6]-[.$C$5])" office:value-type="float" office:value="0.637626262626259" calcext:value-type="float">
            <text:p>0,638</text:p>
          </table:table-cell>
          <table:table-cell table:style-name="ce86" table:number-columns-repeated="2"/>
          <table:table-cell table:style-name="ce88" table:formula="of:=LOG(2*[.C528])+7*0.51" office:value-type="float" office:value="3.67559619219315" calcext:value-type="float">
            <text:p>3,676</text:p>
          </table:table-cell>
          <table:table-cell table:style-name="ce88" table:formula="of:=IF([.C528]&lt;0.242;EXP([.C528])/(2-EXP([.C528]));IF([.C528]&lt;0.5;7*[.C528];IF([.C528]&gt;=0.5;LOG(2*[.C528])+7*0.5;&quot;error&quot;)))" office:value-type="float" office:value="3.60559619219315" calcext:value-type="float">
            <text:p>3,606</text:p>
          </table:table-cell>
          <table:table-cell table:formula="of:=IF([.C528]&lt;0.242;&quot;exp&quot;;IF([.C528]&lt;0.5;&quot;geo&quot;;IF([.C52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3999999999997" calcext:value-type="float">
            <text:p>5,14</text:p>
          </table:table-cell>
          <table:table-cell table:style-name="ce88" table:formula="of:=([.B529]-[.$C$5])/([.$C$6]-[.$C$5])" office:value-type="float" office:value="0.638888888888885" calcext:value-type="float">
            <text:p>0,639</text:p>
          </table:table-cell>
          <table:table-cell table:style-name="ce86" table:number-columns-repeated="2"/>
          <table:table-cell table:style-name="ce88" table:formula="of:=LOG(2*[.C529])+7*0.51" office:value-type="float" office:value="3.67645533091428" calcext:value-type="float">
            <text:p>3,676</text:p>
          </table:table-cell>
          <table:table-cell table:style-name="ce88" table:formula="of:=IF([.C529]&lt;0.242;EXP([.C529])/(2-EXP([.C529]));IF([.C529]&lt;0.5;7*[.C529];IF([.C529]&gt;=0.5;LOG(2*[.C529])+7*0.5;&quot;error&quot;)))" office:value-type="float" office:value="3.60645533091428" calcext:value-type="float">
            <text:p>3,606</text:p>
          </table:table-cell>
          <table:table-cell table:formula="of:=IF([.C529]&lt;0.242;&quot;exp&quot;;IF([.C529]&lt;0.5;&quot;geo&quot;;IF([.C52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4999999999997" calcext:value-type="float">
            <text:p>5,15</text:p>
          </table:table-cell>
          <table:table-cell table:style-name="ce88" table:formula="of:=([.B530]-[.$C$5])/([.$C$6]-[.$C$5])" office:value-type="float" office:value="0.640151515151511" calcext:value-type="float">
            <text:p>0,640</text:p>
          </table:table-cell>
          <table:table-cell table:style-name="ce86" table:number-columns-repeated="2"/>
          <table:table-cell table:style-name="ce88" table:formula="of:=LOG(2*[.C530])+7*0.51" office:value-type="float" office:value="3.67731277340782" calcext:value-type="float">
            <text:p>3,677</text:p>
          </table:table-cell>
          <table:table-cell table:style-name="ce88" table:formula="of:=IF([.C530]&lt;0.242;EXP([.C530])/(2-EXP([.C530]));IF([.C530]&lt;0.5;7*[.C530];IF([.C530]&gt;=0.5;LOG(2*[.C530])+7*0.5;&quot;error&quot;)))" office:value-type="float" office:value="3.60731277340782" calcext:value-type="float">
            <text:p>3,607</text:p>
          </table:table-cell>
          <table:table-cell table:formula="of:=IF([.C530]&lt;0.242;&quot;exp&quot;;IF([.C530]&lt;0.5;&quot;geo&quot;;IF([.C53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5999999999997" calcext:value-type="float">
            <text:p>5,16</text:p>
          </table:table-cell>
          <table:table-cell table:style-name="ce88" table:formula="of:=([.B531]-[.$C$5])/([.$C$6]-[.$C$5])" office:value-type="float" office:value="0.641414141414138" calcext:value-type="float">
            <text:p>0,641</text:p>
          </table:table-cell>
          <table:table-cell table:style-name="ce86" table:number-columns-repeated="2"/>
          <table:table-cell table:style-name="ce88" table:formula="of:=LOG(2*[.C531])+7*0.51" office:value-type="float" office:value="3.6781685263584" calcext:value-type="float">
            <text:p>3,678</text:p>
          </table:table-cell>
          <table:table-cell table:style-name="ce88" table:formula="of:=IF([.C531]&lt;0.242;EXP([.C531])/(2-EXP([.C531]));IF([.C531]&lt;0.5;7*[.C531];IF([.C531]&gt;=0.5;LOG(2*[.C531])+7*0.5;&quot;error&quot;)))" office:value-type="float" office:value="3.6081685263584" calcext:value-type="float">
            <text:p>3,608</text:p>
          </table:table-cell>
          <table:table-cell table:formula="of:=IF([.C531]&lt;0.242;&quot;exp&quot;;IF([.C531]&lt;0.5;&quot;geo&quot;;IF([.C53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6999999999997" calcext:value-type="float">
            <text:p>5,17</text:p>
          </table:table-cell>
          <table:table-cell table:style-name="ce88" table:formula="of:=([.B532]-[.$C$5])/([.$C$6]-[.$C$5])" office:value-type="float" office:value="0.642676767676764" calcext:value-type="float">
            <text:p>0,643</text:p>
          </table:table-cell>
          <table:table-cell table:style-name="ce86" table:number-columns-repeated="2"/>
          <table:table-cell table:style-name="ce88" table:formula="of:=LOG(2*[.C532])+7*0.51" office:value-type="float" office:value="3.67902259641124" calcext:value-type="float">
            <text:p>3,679</text:p>
          </table:table-cell>
          <table:table-cell table:style-name="ce88" table:formula="of:=IF([.C532]&lt;0.242;EXP([.C532])/(2-EXP([.C532]));IF([.C532]&lt;0.5;7*[.C532];IF([.C532]&gt;=0.5;LOG(2*[.C532])+7*0.5;&quot;error&quot;)))" office:value-type="float" office:value="3.60902259641124" calcext:value-type="float">
            <text:p>3,609</text:p>
          </table:table-cell>
          <table:table-cell table:formula="of:=IF([.C532]&lt;0.242;&quot;exp&quot;;IF([.C532]&lt;0.5;&quot;geo&quot;;IF([.C53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7999999999997" calcext:value-type="float">
            <text:p>5,18</text:p>
          </table:table-cell>
          <table:table-cell table:style-name="ce88" table:formula="of:=([.B533]-[.$C$5])/([.$C$6]-[.$C$5])" office:value-type="float" office:value="0.64393939393939" calcext:value-type="float">
            <text:p>0,644</text:p>
          </table:table-cell>
          <table:table-cell table:style-name="ce86" table:number-columns-repeated="2"/>
          <table:table-cell table:style-name="ce88" table:formula="of:=LOG(2*[.C533])+7*0.51" office:value-type="float" office:value="3.67987499017242" calcext:value-type="float">
            <text:p>3,680</text:p>
          </table:table-cell>
          <table:table-cell table:style-name="ce88" table:formula="of:=IF([.C533]&lt;0.242;EXP([.C533])/(2-EXP([.C533]));IF([.C533]&lt;0.5;7*[.C533];IF([.C533]&gt;=0.5;LOG(2*[.C533])+7*0.5;&quot;error&quot;)))" office:value-type="float" office:value="3.60987499017242" calcext:value-type="float">
            <text:p>3,610</text:p>
          </table:table-cell>
          <table:table-cell table:formula="of:=IF([.C533]&lt;0.242;&quot;exp&quot;;IF([.C533]&lt;0.5;&quot;geo&quot;;IF([.C53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8999999999997" calcext:value-type="float">
            <text:p>5,19</text:p>
          </table:table-cell>
          <table:table-cell table:style-name="ce88" table:formula="of:=([.B534]-[.$C$5])/([.$C$6]-[.$C$5])" office:value-type="float" office:value="0.645202020202016" calcext:value-type="float">
            <text:p>0,645</text:p>
          </table:table-cell>
          <table:table-cell table:style-name="ce86" table:number-columns-repeated="2"/>
          <table:table-cell table:style-name="ce88" table:formula="of:=LOG(2*[.C534])+7*0.51" office:value-type="float" office:value="3.6807257142092" calcext:value-type="float">
            <text:p>3,681</text:p>
          </table:table-cell>
          <table:table-cell table:style-name="ce88" table:formula="of:=IF([.C534]&lt;0.242;EXP([.C534])/(2-EXP([.C534]));IF([.C534]&lt;0.5;7*[.C534];IF([.C534]&gt;=0.5;LOG(2*[.C534])+7*0.5;&quot;error&quot;)))" office:value-type="float" office:value="3.6107257142092" calcext:value-type="float">
            <text:p>3,611</text:p>
          </table:table-cell>
          <table:table-cell table:formula="of:=IF([.C534]&lt;0.242;&quot;exp&quot;;IF([.C534]&lt;0.5;&quot;geo&quot;;IF([.C53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9999999999997" calcext:value-type="float">
            <text:p>5,2</text:p>
          </table:table-cell>
          <table:table-cell table:style-name="ce88" table:formula="of:=([.B535]-[.$C$5])/([.$C$6]-[.$C$5])" office:value-type="float" office:value="0.646464646464643" calcext:value-type="float">
            <text:p>0,646</text:p>
          </table:table-cell>
          <table:table-cell table:style-name="ce86" table:number-columns-repeated="2"/>
          <table:table-cell table:style-name="ce88" table:formula="of:=LOG(2*[.C535])+7*0.51" office:value-type="float" office:value="3.68157477505032" calcext:value-type="float">
            <text:p>3,682</text:p>
          </table:table-cell>
          <table:table-cell table:style-name="ce88" table:formula="of:=IF([.C535]&lt;0.242;EXP([.C535])/(2-EXP([.C535]));IF([.C535]&lt;0.5;7*[.C535];IF([.C535]&gt;=0.5;LOG(2*[.C535])+7*0.5;&quot;error&quot;)))" office:value-type="float" office:value="3.61157477505032" calcext:value-type="float">
            <text:p>3,612</text:p>
          </table:table-cell>
          <table:table-cell table:formula="of:=IF([.C535]&lt;0.242;&quot;exp&quot;;IF([.C535]&lt;0.5;&quot;geo&quot;;IF([.C53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0999999999997" calcext:value-type="float">
            <text:p>5,21</text:p>
          </table:table-cell>
          <table:table-cell table:style-name="ce88" table:formula="of:=([.B536]-[.$C$5])/([.$C$6]-[.$C$5])" office:value-type="float" office:value="0.647727272727269" calcext:value-type="float">
            <text:p>0,648</text:p>
          </table:table-cell>
          <table:table-cell table:style-name="ce86" table:number-columns-repeated="2"/>
          <table:table-cell table:style-name="ce88" table:formula="of:=LOG(2*[.C536])+7*0.51" office:value-type="float" office:value="3.6824221791863" calcext:value-type="float">
            <text:p>3,682</text:p>
          </table:table-cell>
          <table:table-cell table:style-name="ce88" table:formula="of:=IF([.C536]&lt;0.242;EXP([.C536])/(2-EXP([.C536]));IF([.C536]&lt;0.5;7*[.C536];IF([.C536]&gt;=0.5;LOG(2*[.C536])+7*0.5;&quot;error&quot;)))" office:value-type="float" office:value="3.6124221791863" calcext:value-type="float">
            <text:p>3,612</text:p>
          </table:table-cell>
          <table:table-cell table:formula="of:=IF([.C536]&lt;0.242;&quot;exp&quot;;IF([.C536]&lt;0.5;&quot;geo&quot;;IF([.C53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1999999999997" calcext:value-type="float">
            <text:p>5,22</text:p>
          </table:table-cell>
          <table:table-cell table:style-name="ce88" table:formula="of:=([.B537]-[.$C$5])/([.$C$6]-[.$C$5])" office:value-type="float" office:value="0.648989898989895" calcext:value-type="float">
            <text:p>0,649</text:p>
          </table:table-cell>
          <table:table-cell table:style-name="ce86" table:number-columns-repeated="2"/>
          <table:table-cell table:style-name="ce88" table:formula="of:=LOG(2*[.C537])+7*0.51" office:value-type="float" office:value="3.68326793306976" calcext:value-type="float">
            <text:p>3,683</text:p>
          </table:table-cell>
          <table:table-cell table:style-name="ce88" table:formula="of:=IF([.C537]&lt;0.242;EXP([.C537])/(2-EXP([.C537]));IF([.C537]&lt;0.5;7*[.C537];IF([.C537]&gt;=0.5;LOG(2*[.C537])+7*0.5;&quot;error&quot;)))" office:value-type="float" office:value="3.61326793306976" calcext:value-type="float">
            <text:p>3,613</text:p>
          </table:table-cell>
          <table:table-cell table:formula="of:=IF([.C537]&lt;0.242;&quot;exp&quot;;IF([.C537]&lt;0.5;&quot;geo&quot;;IF([.C53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2999999999997" calcext:value-type="float">
            <text:p>5,23</text:p>
          </table:table-cell>
          <table:table-cell table:style-name="ce88" table:formula="of:=([.B538]-[.$C$5])/([.$C$6]-[.$C$5])" office:value-type="float" office:value="0.650252525252522" calcext:value-type="float">
            <text:p>0,650</text:p>
          </table:table-cell>
          <table:table-cell table:style-name="ce86" table:number-columns-repeated="2"/>
          <table:table-cell table:style-name="ce88" table:formula="of:=LOG(2*[.C538])+7*0.51" office:value-type="float" office:value="3.68411204311568" calcext:value-type="float">
            <text:p>3,684</text:p>
          </table:table-cell>
          <table:table-cell table:style-name="ce88" table:formula="of:=IF([.C538]&lt;0.242;EXP([.C538])/(2-EXP([.C538]));IF([.C538]&lt;0.5;7*[.C538];IF([.C538]&gt;=0.5;LOG(2*[.C538])+7*0.5;&quot;error&quot;)))" office:value-type="float" office:value="3.61411204311568" calcext:value-type="float">
            <text:p>3,614</text:p>
          </table:table-cell>
          <table:table-cell table:formula="of:=IF([.C538]&lt;0.242;&quot;exp&quot;;IF([.C538]&lt;0.5;&quot;geo&quot;;IF([.C53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3999999999997" calcext:value-type="float">
            <text:p>5,24</text:p>
          </table:table-cell>
          <table:table-cell table:style-name="ce88" table:formula="of:=([.B539]-[.$C$5])/([.$C$6]-[.$C$5])" office:value-type="float" office:value="0.651515151515148" calcext:value-type="float">
            <text:p>0,652</text:p>
          </table:table-cell>
          <table:table-cell table:style-name="ce86" table:number-columns-repeated="2"/>
          <table:table-cell table:style-name="ce88" table:formula="of:=LOG(2*[.C539])+7*0.51" office:value-type="float" office:value="3.6849545157017" calcext:value-type="float">
            <text:p>3,685</text:p>
          </table:table-cell>
          <table:table-cell table:style-name="ce88" table:formula="of:=IF([.C539]&lt;0.242;EXP([.C539])/(2-EXP([.C539]));IF([.C539]&lt;0.5;7*[.C539];IF([.C539]&gt;=0.5;LOG(2*[.C539])+7*0.5;&quot;error&quot;)))" office:value-type="float" office:value="3.6149545157017" calcext:value-type="float">
            <text:p>3,615</text:p>
          </table:table-cell>
          <table:table-cell table:formula="of:=IF([.C539]&lt;0.242;&quot;exp&quot;;IF([.C539]&lt;0.5;&quot;geo&quot;;IF([.C53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4999999999997" calcext:value-type="float">
            <text:p>5,25</text:p>
          </table:table-cell>
          <table:table-cell table:style-name="ce88" table:formula="of:=([.B540]-[.$C$5])/([.$C$6]-[.$C$5])" office:value-type="float" office:value="0.652777777777774" calcext:value-type="float">
            <text:p>0,653</text:p>
          </table:table-cell>
          <table:table-cell table:style-name="ce86" table:number-columns-repeated="2"/>
          <table:table-cell table:style-name="ce88" table:formula="of:=LOG(2*[.C540])+7*0.51" office:value-type="float" office:value="3.68579535716843" calcext:value-type="float">
            <text:p>3,686</text:p>
          </table:table-cell>
          <table:table-cell table:style-name="ce88" table:formula="of:=IF([.C540]&lt;0.242;EXP([.C540])/(2-EXP([.C540]));IF([.C540]&lt;0.5;7*[.C540];IF([.C540]&gt;=0.5;LOG(2*[.C540])+7*0.5;&quot;error&quot;)))" office:value-type="float" office:value="3.61579535716843" calcext:value-type="float">
            <text:p>3,616</text:p>
          </table:table-cell>
          <table:table-cell table:formula="of:=IF([.C540]&lt;0.242;&quot;exp&quot;;IF([.C540]&lt;0.5;&quot;geo&quot;;IF([.C54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5999999999997" calcext:value-type="float">
            <text:p>5,26</text:p>
          </table:table-cell>
          <table:table-cell table:style-name="ce88" table:formula="of:=([.B541]-[.$C$5])/([.$C$6]-[.$C$5])" office:value-type="float" office:value="0.6540404040404" calcext:value-type="float">
            <text:p>0,654</text:p>
          </table:table-cell>
          <table:table-cell table:style-name="ce86" table:number-columns-repeated="2"/>
          <table:table-cell table:style-name="ce88" table:formula="of:=LOG(2*[.C541])+7*0.51" office:value-type="float" office:value="3.68663457381972" calcext:value-type="float">
            <text:p>3,687</text:p>
          </table:table-cell>
          <table:table-cell table:style-name="ce88" table:formula="of:=IF([.C541]&lt;0.242;EXP([.C541])/(2-EXP([.C541]));IF([.C541]&lt;0.5;7*[.C541];IF([.C541]&gt;=0.5;LOG(2*[.C541])+7*0.5;&quot;error&quot;)))" office:value-type="float" office:value="3.61663457381972" calcext:value-type="float">
            <text:p>3,617</text:p>
          </table:table-cell>
          <table:table-cell table:formula="of:=IF([.C541]&lt;0.242;&quot;exp&quot;;IF([.C541]&lt;0.5;&quot;geo&quot;;IF([.C54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6999999999997" calcext:value-type="float">
            <text:p>5,27</text:p>
          </table:table-cell>
          <table:table-cell table:style-name="ce88" table:formula="of:=([.B542]-[.$C$5])/([.$C$6]-[.$C$5])" office:value-type="float" office:value="0.655303030303026" calcext:value-type="float">
            <text:p>0,655</text:p>
          </table:table-cell>
          <table:table-cell table:style-name="ce86" table:number-columns-repeated="2"/>
          <table:table-cell table:style-name="ce88" table:formula="of:=LOG(2*[.C542])+7*0.51" office:value-type="float" office:value="3.68747217192294" calcext:value-type="float">
            <text:p>3,687</text:p>
          </table:table-cell>
          <table:table-cell table:style-name="ce88" table:formula="of:=IF([.C542]&lt;0.242;EXP([.C542])/(2-EXP([.C542]));IF([.C542]&lt;0.5;7*[.C542];IF([.C542]&gt;=0.5;LOG(2*[.C542])+7*0.5;&quot;error&quot;)))" office:value-type="float" office:value="3.61747217192294" calcext:value-type="float">
            <text:p>3,617</text:p>
          </table:table-cell>
          <table:table-cell table:formula="of:=IF([.C542]&lt;0.242;&quot;exp&quot;;IF([.C542]&lt;0.5;&quot;geo&quot;;IF([.C54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7999999999997" calcext:value-type="float">
            <text:p>5,28</text:p>
          </table:table-cell>
          <table:table-cell table:style-name="ce88" table:formula="of:=([.B543]-[.$C$5])/([.$C$6]-[.$C$5])" office:value-type="float" office:value="0.656565656565653" calcext:value-type="float">
            <text:p>0,657</text:p>
          </table:table-cell>
          <table:table-cell table:style-name="ce86" table:number-columns-repeated="2"/>
          <table:table-cell table:style-name="ce88" table:formula="of:=LOG(2*[.C543])+7*0.51" office:value-type="float" office:value="3.68830815770928" calcext:value-type="float">
            <text:p>3,688</text:p>
          </table:table-cell>
          <table:table-cell table:style-name="ce88" table:formula="of:=IF([.C543]&lt;0.242;EXP([.C543])/(2-EXP([.C543]));IF([.C543]&lt;0.5;7*[.C543];IF([.C543]&gt;=0.5;LOG(2*[.C543])+7*0.5;&quot;error&quot;)))" office:value-type="float" office:value="3.61830815770928" calcext:value-type="float">
            <text:p>3,618</text:p>
          </table:table-cell>
          <table:table-cell table:formula="of:=IF([.C543]&lt;0.242;&quot;exp&quot;;IF([.C543]&lt;0.5;&quot;geo&quot;;IF([.C54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8999999999997" calcext:value-type="float">
            <text:p>5,29</text:p>
          </table:table-cell>
          <table:table-cell table:style-name="ce88" table:formula="of:=([.B544]-[.$C$5])/([.$C$6]-[.$C$5])" office:value-type="float" office:value="0.657828282828279" calcext:value-type="float">
            <text:p>0,658</text:p>
          </table:table-cell>
          <table:table-cell table:style-name="ce86" table:number-columns-repeated="2"/>
          <table:table-cell table:style-name="ce88" table:formula="of:=LOG(2*[.C544])+7*0.51" office:value-type="float" office:value="3.68914253737401" calcext:value-type="float">
            <text:p>3,689</text:p>
          </table:table-cell>
          <table:table-cell table:style-name="ce88" table:formula="of:=IF([.C544]&lt;0.242;EXP([.C544])/(2-EXP([.C544]));IF([.C544]&lt;0.5;7*[.C544];IF([.C544]&gt;=0.5;LOG(2*[.C544])+7*0.5;&quot;error&quot;)))" office:value-type="float" office:value="3.61914253737401" calcext:value-type="float">
            <text:p>3,619</text:p>
          </table:table-cell>
          <table:table-cell table:formula="of:=IF([.C544]&lt;0.242;&quot;exp&quot;;IF([.C544]&lt;0.5;&quot;geo&quot;;IF([.C54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9999999999997" calcext:value-type="float">
            <text:p>5,3</text:p>
          </table:table-cell>
          <table:table-cell table:style-name="ce88" table:formula="of:=([.B545]-[.$C$5])/([.$C$6]-[.$C$5])" office:value-type="float" office:value="0.659090909090905" calcext:value-type="float">
            <text:p>0,659</text:p>
          </table:table-cell>
          <table:table-cell table:style-name="ce86" table:number-columns-repeated="2"/>
          <table:table-cell table:style-name="ce88" table:formula="of:=LOG(2*[.C545])+7*0.51" office:value-type="float" office:value="3.68997531707675" calcext:value-type="float">
            <text:p>3,690</text:p>
          </table:table-cell>
          <table:table-cell table:style-name="ce88" table:formula="of:=IF([.C545]&lt;0.242;EXP([.C545])/(2-EXP([.C545]));IF([.C545]&lt;0.5;7*[.C545];IF([.C545]&gt;=0.5;LOG(2*[.C545])+7*0.5;&quot;error&quot;)))" office:value-type="float" office:value="3.61997531707675" calcext:value-type="float">
            <text:p>3,620</text:p>
          </table:table-cell>
          <table:table-cell table:formula="of:=IF([.C545]&lt;0.242;&quot;exp&quot;;IF([.C545]&lt;0.5;&quot;geo&quot;;IF([.C54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0999999999997" calcext:value-type="float">
            <text:p>5,31</text:p>
          </table:table-cell>
          <table:table-cell table:style-name="ce88" table:formula="of:=([.B546]-[.$C$5])/([.$C$6]-[.$C$5])" office:value-type="float" office:value="0.660353535353532" calcext:value-type="float">
            <text:p>0,660</text:p>
          </table:table-cell>
          <table:table-cell table:style-name="ce86" table:number-columns-repeated="2"/>
          <table:table-cell table:style-name="ce88" table:formula="of:=LOG(2*[.C546])+7*0.51" office:value-type="float" office:value="3.69080650294176" calcext:value-type="float">
            <text:p>3,691</text:p>
          </table:table-cell>
          <table:table-cell table:style-name="ce88" table:formula="of:=IF([.C546]&lt;0.242;EXP([.C546])/(2-EXP([.C546]));IF([.C546]&lt;0.5;7*[.C546];IF([.C546]&gt;=0.5;LOG(2*[.C546])+7*0.5;&quot;error&quot;)))" office:value-type="float" office:value="3.62080650294176" calcext:value-type="float">
            <text:p>3,621</text:p>
          </table:table-cell>
          <table:table-cell table:formula="of:=IF([.C546]&lt;0.242;&quot;exp&quot;;IF([.C546]&lt;0.5;&quot;geo&quot;;IF([.C54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1999999999997" calcext:value-type="float">
            <text:p>5,32</text:p>
          </table:table-cell>
          <table:table-cell table:style-name="ce88" table:formula="of:=([.B547]-[.$C$5])/([.$C$6]-[.$C$5])" office:value-type="float" office:value="0.661616161616158" calcext:value-type="float">
            <text:p>0,662</text:p>
          </table:table-cell>
          <table:table-cell table:style-name="ce86" table:number-columns-repeated="2"/>
          <table:table-cell table:style-name="ce88" table:formula="of:=LOG(2*[.C547])+7*0.51" office:value-type="float" office:value="3.69163610105821" calcext:value-type="float">
            <text:p>3,692</text:p>
          </table:table-cell>
          <table:table-cell table:style-name="ce88" table:formula="of:=IF([.C547]&lt;0.242;EXP([.C547])/(2-EXP([.C547]));IF([.C547]&lt;0.5;7*[.C547];IF([.C547]&gt;=0.5;LOG(2*[.C547])+7*0.5;&quot;error&quot;)))" office:value-type="float" office:value="3.62163610105821" calcext:value-type="float">
            <text:p>3,622</text:p>
          </table:table-cell>
          <table:table-cell table:formula="of:=IF([.C547]&lt;0.242;&quot;exp&quot;;IF([.C547]&lt;0.5;&quot;geo&quot;;IF([.C54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2999999999997" calcext:value-type="float">
            <text:p>5,33</text:p>
          </table:table-cell>
          <table:table-cell table:style-name="ce88" table:formula="of:=([.B548]-[.$C$5])/([.$C$6]-[.$C$5])" office:value-type="float" office:value="0.662878787878784" calcext:value-type="float">
            <text:p>0,663</text:p>
          </table:table-cell>
          <table:table-cell table:style-name="ce86" table:number-columns-repeated="2"/>
          <table:table-cell table:style-name="ce88" table:formula="of:=LOG(2*[.C548])+7*0.51" office:value-type="float" office:value="3.69246411748044" calcext:value-type="float">
            <text:p>3,692</text:p>
          </table:table-cell>
          <table:table-cell table:style-name="ce88" table:formula="of:=IF([.C548]&lt;0.242;EXP([.C548])/(2-EXP([.C548]));IF([.C548]&lt;0.5;7*[.C548];IF([.C548]&gt;=0.5;LOG(2*[.C548])+7*0.5;&quot;error&quot;)))" office:value-type="float" office:value="3.62246411748044" calcext:value-type="float">
            <text:p>3,622</text:p>
          </table:table-cell>
          <table:table-cell table:formula="of:=IF([.C548]&lt;0.242;&quot;exp&quot;;IF([.C548]&lt;0.5;&quot;geo&quot;;IF([.C54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3999999999997" calcext:value-type="float">
            <text:p>5,34</text:p>
          </table:table-cell>
          <table:table-cell table:style-name="ce88" table:formula="of:=([.B549]-[.$C$5])/([.$C$6]-[.$C$5])" office:value-type="float" office:value="0.66414141414141" calcext:value-type="float">
            <text:p>0,664</text:p>
          </table:table-cell>
          <table:table-cell table:style-name="ce86" table:number-columns-repeated="2"/>
          <table:table-cell table:style-name="ce88" table:formula="of:=LOG(2*[.C549])+7*0.51" office:value-type="float" office:value="3.69329055822822" calcext:value-type="float">
            <text:p>3,693</text:p>
          </table:table-cell>
          <table:table-cell table:style-name="ce88" table:formula="of:=IF([.C549]&lt;0.242;EXP([.C549])/(2-EXP([.C549]));IF([.C549]&lt;0.5;7*[.C549];IF([.C549]&gt;=0.5;LOG(2*[.C549])+7*0.5;&quot;error&quot;)))" office:value-type="float" office:value="3.62329055822822" calcext:value-type="float">
            <text:p>3,623</text:p>
          </table:table-cell>
          <table:table-cell table:formula="of:=IF([.C549]&lt;0.242;&quot;exp&quot;;IF([.C549]&lt;0.5;&quot;geo&quot;;IF([.C54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4999999999997" calcext:value-type="float">
            <text:p>5,35</text:p>
          </table:table-cell>
          <table:table-cell table:style-name="ce88" table:formula="of:=([.B550]-[.$C$5])/([.$C$6]-[.$C$5])" office:value-type="float" office:value="0.665404040404037" calcext:value-type="float">
            <text:p>0,665</text:p>
          </table:table-cell>
          <table:table-cell table:style-name="ce86" table:number-columns-repeated="2"/>
          <table:table-cell table:style-name="ce88" table:formula="of:=LOG(2*[.C550])+7*0.51" office:value-type="float" office:value="3.69411542928703" calcext:value-type="float">
            <text:p>3,694</text:p>
          </table:table-cell>
          <table:table-cell table:style-name="ce88" table:formula="of:=IF([.C550]&lt;0.242;EXP([.C550])/(2-EXP([.C550]));IF([.C550]&lt;0.5;7*[.C550];IF([.C550]&gt;=0.5;LOG(2*[.C550])+7*0.5;&quot;error&quot;)))" office:value-type="float" office:value="3.62411542928703" calcext:value-type="float">
            <text:p>3,624</text:p>
          </table:table-cell>
          <table:table-cell table:formula="of:=IF([.C550]&lt;0.242;&quot;exp&quot;;IF([.C550]&lt;0.5;&quot;geo&quot;;IF([.C55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5999999999997" calcext:value-type="float">
            <text:p>5,36</text:p>
          </table:table-cell>
          <table:table-cell table:style-name="ce88" table:formula="of:=([.B551]-[.$C$5])/([.$C$6]-[.$C$5])" office:value-type="float" office:value="0.666666666666663" calcext:value-type="float">
            <text:p>0,667</text:p>
          </table:table-cell>
          <table:table-cell table:style-name="ce86" table:number-columns-repeated="2"/>
          <table:table-cell table:style-name="ce88" table:formula="of:=LOG(2*[.C551])+7*0.51" office:value-type="float" office:value="3.6949387366083" calcext:value-type="float">
            <text:p>3,695</text:p>
          </table:table-cell>
          <table:table-cell table:style-name="ce88" table:formula="of:=IF([.C551]&lt;0.242;EXP([.C551])/(2-EXP([.C551]));IF([.C551]&lt;0.5;7*[.C551];IF([.C551]&gt;=0.5;LOG(2*[.C551])+7*0.5;&quot;error&quot;)))" office:value-type="float" office:value="3.6249387366083" calcext:value-type="float">
            <text:p>3,625</text:p>
          </table:table-cell>
          <table:table-cell table:formula="of:=IF([.C551]&lt;0.242;&quot;exp&quot;;IF([.C551]&lt;0.5;&quot;geo&quot;;IF([.C55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6999999999997" calcext:value-type="float">
            <text:p>5,37</text:p>
          </table:table-cell>
          <table:table-cell table:style-name="ce88" table:formula="of:=([.B552]-[.$C$5])/([.$C$6]-[.$C$5])" office:value-type="float" office:value="0.667929292929289" calcext:value-type="float">
            <text:p>0,668</text:p>
          </table:table-cell>
          <table:table-cell table:style-name="ce86" table:number-columns-repeated="2"/>
          <table:table-cell table:style-name="ce88" table:formula="of:=LOG(2*[.C552])+7*0.51" office:value-type="float" office:value="3.69576048610967" calcext:value-type="float">
            <text:p>3,696</text:p>
          </table:table-cell>
          <table:table-cell table:style-name="ce88" table:formula="of:=IF([.C552]&lt;0.242;EXP([.C552])/(2-EXP([.C552]));IF([.C552]&lt;0.5;7*[.C552];IF([.C552]&gt;=0.5;LOG(2*[.C552])+7*0.5;&quot;error&quot;)))" office:value-type="float" office:value="3.62576048610967" calcext:value-type="float">
            <text:p>3,626</text:p>
          </table:table-cell>
          <table:table-cell table:formula="of:=IF([.C552]&lt;0.242;&quot;exp&quot;;IF([.C552]&lt;0.5;&quot;geo&quot;;IF([.C55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7999999999997" calcext:value-type="float">
            <text:p>5,38</text:p>
          </table:table-cell>
          <table:table-cell table:style-name="ce88" table:formula="of:=([.B553]-[.$C$5])/([.$C$6]-[.$C$5])" office:value-type="float" office:value="0.669191919191915" calcext:value-type="float">
            <text:p>0,669</text:p>
          </table:table-cell>
          <table:table-cell table:style-name="ce86" table:number-columns-repeated="2"/>
          <table:table-cell table:style-name="ce88" table:formula="of:=LOG(2*[.C553])+7*0.51" office:value-type="float" office:value="3.69658068367527" calcext:value-type="float">
            <text:p>3,697</text:p>
          </table:table-cell>
          <table:table-cell table:style-name="ce88" table:formula="of:=IF([.C553]&lt;0.242;EXP([.C553])/(2-EXP([.C553]));IF([.C553]&lt;0.5;7*[.C553];IF([.C553]&gt;=0.5;LOG(2*[.C553])+7*0.5;&quot;error&quot;)))" office:value-type="float" office:value="3.62658068367527" calcext:value-type="float">
            <text:p>3,627</text:p>
          </table:table-cell>
          <table:table-cell table:formula="of:=IF([.C553]&lt;0.242;&quot;exp&quot;;IF([.C553]&lt;0.5;&quot;geo&quot;;IF([.C55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8999999999997" calcext:value-type="float">
            <text:p>5,39</text:p>
          </table:table-cell>
          <table:table-cell table:style-name="ce88" table:formula="of:=([.B554]-[.$C$5])/([.$C$6]-[.$C$5])" office:value-type="float" office:value="0.670454545454542" calcext:value-type="float">
            <text:p>0,670</text:p>
          </table:table-cell>
          <table:table-cell table:style-name="ce86" table:number-columns-repeated="2"/>
          <table:table-cell table:style-name="ce88" table:formula="of:=LOG(2*[.C554])+7*0.51" office:value-type="float" office:value="3.69739933515595" calcext:value-type="float">
            <text:p>3,697</text:p>
          </table:table-cell>
          <table:table-cell table:style-name="ce88" table:formula="of:=IF([.C554]&lt;0.242;EXP([.C554])/(2-EXP([.C554]));IF([.C554]&lt;0.5;7*[.C554];IF([.C554]&gt;=0.5;LOG(2*[.C554])+7*0.5;&quot;error&quot;)))" office:value-type="float" office:value="3.62739933515595" calcext:value-type="float">
            <text:p>3,627</text:p>
          </table:table-cell>
          <table:table-cell table:formula="of:=IF([.C554]&lt;0.242;&quot;exp&quot;;IF([.C554]&lt;0.5;&quot;geo&quot;;IF([.C55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9999999999997" calcext:value-type="float">
            <text:p>5,4</text:p>
          </table:table-cell>
          <table:table-cell table:style-name="ce88" table:formula="of:=([.B555]-[.$C$5])/([.$C$6]-[.$C$5])" office:value-type="float" office:value="0.671717171717168" calcext:value-type="float">
            <text:p>0,672</text:p>
          </table:table-cell>
          <table:table-cell table:style-name="ce86" table:number-columns-repeated="2"/>
          <table:table-cell table:style-name="ce88" table:formula="of:=LOG(2*[.C555])+7*0.51" office:value-type="float" office:value="3.69821644636953" calcext:value-type="float">
            <text:p>3,698</text:p>
          </table:table-cell>
          <table:table-cell table:style-name="ce88" table:formula="of:=IF([.C555]&lt;0.242;EXP([.C555])/(2-EXP([.C555]));IF([.C555]&lt;0.5;7*[.C555];IF([.C555]&gt;=0.5;LOG(2*[.C555])+7*0.5;&quot;error&quot;)))" office:value-type="float" office:value="3.62821644636953" calcext:value-type="float">
            <text:p>3,628</text:p>
          </table:table-cell>
          <table:table-cell table:formula="of:=IF([.C555]&lt;0.242;&quot;exp&quot;;IF([.C555]&lt;0.5;&quot;geo&quot;;IF([.C55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0999999999997" calcext:value-type="float">
            <text:p>5,41</text:p>
          </table:table-cell>
          <table:table-cell table:style-name="ce88" table:formula="of:=([.B556]-[.$C$5])/([.$C$6]-[.$C$5])" office:value-type="float" office:value="0.672979797979794" calcext:value-type="float">
            <text:p>0,673</text:p>
          </table:table-cell>
          <table:table-cell table:style-name="ce86" table:number-columns-repeated="2"/>
          <table:table-cell table:style-name="ce88" table:formula="of:=LOG(2*[.C556])+7*0.51" office:value-type="float" office:value="3.69903202310106" calcext:value-type="float">
            <text:p>3,699</text:p>
          </table:table-cell>
          <table:table-cell table:style-name="ce88" table:formula="of:=IF([.C556]&lt;0.242;EXP([.C556])/(2-EXP([.C556]));IF([.C556]&lt;0.5;7*[.C556];IF([.C556]&gt;=0.5;LOG(2*[.C556])+7*0.5;&quot;error&quot;)))" office:value-type="float" office:value="3.62903202310106" calcext:value-type="float">
            <text:p>3,629</text:p>
          </table:table-cell>
          <table:table-cell table:formula="of:=IF([.C556]&lt;0.242;&quot;exp&quot;;IF([.C556]&lt;0.5;&quot;geo&quot;;IF([.C55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1999999999997" calcext:value-type="float">
            <text:p>5,42</text:p>
          </table:table-cell>
          <table:table-cell table:style-name="ce88" table:formula="of:=([.B557]-[.$C$5])/([.$C$6]-[.$C$5])" office:value-type="float" office:value="0.67424242424242" calcext:value-type="float">
            <text:p>0,674</text:p>
          </table:table-cell>
          <table:table-cell table:style-name="ce86" table:number-columns-repeated="2"/>
          <table:table-cell table:style-name="ce88" table:formula="of:=LOG(2*[.C557])+7*0.51" office:value-type="float" office:value="3.69984607110304" calcext:value-type="float">
            <text:p>3,700</text:p>
          </table:table-cell>
          <table:table-cell table:style-name="ce88" table:formula="of:=IF([.C557]&lt;0.242;EXP([.C557])/(2-EXP([.C557]));IF([.C557]&lt;0.5;7*[.C557];IF([.C557]&gt;=0.5;LOG(2*[.C557])+7*0.5;&quot;error&quot;)))" office:value-type="float" office:value="3.62984607110304" calcext:value-type="float">
            <text:p>3,630</text:p>
          </table:table-cell>
          <table:table-cell table:formula="of:=IF([.C557]&lt;0.242;&quot;exp&quot;;IF([.C557]&lt;0.5;&quot;geo&quot;;IF([.C55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2999999999997" calcext:value-type="float">
            <text:p>5,43</text:p>
          </table:table-cell>
          <table:table-cell table:style-name="ce88" table:formula="of:=([.B558]-[.$C$5])/([.$C$6]-[.$C$5])" office:value-type="float" office:value="0.675505050505047" calcext:value-type="float">
            <text:p>0,676</text:p>
          </table:table-cell>
          <table:table-cell table:style-name="ce86" table:number-columns-repeated="2"/>
          <table:table-cell table:style-name="ce88" table:formula="of:=LOG(2*[.C558])+7*0.51" office:value-type="float" office:value="3.70065859609571" calcext:value-type="float">
            <text:p>3,701</text:p>
          </table:table-cell>
          <table:table-cell table:style-name="ce88" table:formula="of:=IF([.C558]&lt;0.242;EXP([.C558])/(2-EXP([.C558]));IF([.C558]&lt;0.5;7*[.C558];IF([.C558]&gt;=0.5;LOG(2*[.C558])+7*0.5;&quot;error&quot;)))" office:value-type="float" office:value="3.63065859609571" calcext:value-type="float">
            <text:p>3,631</text:p>
          </table:table-cell>
          <table:table-cell table:formula="of:=IF([.C558]&lt;0.242;&quot;exp&quot;;IF([.C558]&lt;0.5;&quot;geo&quot;;IF([.C55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3999999999997" calcext:value-type="float">
            <text:p>5,44</text:p>
          </table:table-cell>
          <table:table-cell table:style-name="ce88" table:formula="of:=([.B559]-[.$C$5])/([.$C$6]-[.$C$5])" office:value-type="float" office:value="0.676767676767673" calcext:value-type="float">
            <text:p>0,677</text:p>
          </table:table-cell>
          <table:table-cell table:style-name="ce86" table:number-columns-repeated="2"/>
          <table:table-cell table:style-name="ce88" table:formula="of:=LOG(2*[.C559])+7*0.51" office:value-type="float" office:value="3.70146960376726" calcext:value-type="float">
            <text:p>3,701</text:p>
          </table:table-cell>
          <table:table-cell table:style-name="ce88" table:formula="of:=IF([.C559]&lt;0.242;EXP([.C559])/(2-EXP([.C559]));IF([.C559]&lt;0.5;7*[.C559];IF([.C559]&gt;=0.5;LOG(2*[.C559])+7*0.5;&quot;error&quot;)))" office:value-type="float" office:value="3.63146960376726" calcext:value-type="float">
            <text:p>3,631</text:p>
          </table:table-cell>
          <table:table-cell table:formula="of:=IF([.C559]&lt;0.242;&quot;exp&quot;;IF([.C559]&lt;0.5;&quot;geo&quot;;IF([.C55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4999999999997" calcext:value-type="float">
            <text:p>5,45</text:p>
          </table:table-cell>
          <table:table-cell table:style-name="ce88" table:formula="of:=([.B560]-[.$C$5])/([.$C$6]-[.$C$5])" office:value-type="float" office:value="0.678030303030299" calcext:value-type="float">
            <text:p>0,678</text:p>
          </table:table-cell>
          <table:table-cell table:style-name="ce86" table:number-columns-repeated="2"/>
          <table:table-cell table:style-name="ce88" table:formula="of:=LOG(2*[.C560])+7*0.51" office:value-type="float" office:value="3.70227909977404" calcext:value-type="float">
            <text:p>3,702</text:p>
          </table:table-cell>
          <table:table-cell table:style-name="ce88" table:formula="of:=IF([.C560]&lt;0.242;EXP([.C560])/(2-EXP([.C560]));IF([.C560]&lt;0.5;7*[.C560];IF([.C560]&gt;=0.5;LOG(2*[.C560])+7*0.5;&quot;error&quot;)))" office:value-type="float" office:value="3.63227909977404" calcext:value-type="float">
            <text:p>3,632</text:p>
          </table:table-cell>
          <table:table-cell table:formula="of:=IF([.C560]&lt;0.242;&quot;exp&quot;;IF([.C560]&lt;0.5;&quot;geo&quot;;IF([.C56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5999999999997" calcext:value-type="float">
            <text:p>5,46</text:p>
          </table:table-cell>
          <table:table-cell table:style-name="ce88" table:formula="of:=([.B561]-[.$C$5])/([.$C$6]-[.$C$5])" office:value-type="float" office:value="0.679292929292926" calcext:value-type="float">
            <text:p>0,679</text:p>
          </table:table-cell>
          <table:table-cell table:style-name="ce86" table:number-columns-repeated="2"/>
          <table:table-cell table:style-name="ce88" table:formula="of:=LOG(2*[.C561])+7*0.51" office:value-type="float" office:value="3.70308708974087" calcext:value-type="float">
            <text:p>3,703</text:p>
          </table:table-cell>
          <table:table-cell table:style-name="ce88" table:formula="of:=IF([.C561]&lt;0.242;EXP([.C561])/(2-EXP([.C561]));IF([.C561]&lt;0.5;7*[.C561];IF([.C561]&gt;=0.5;LOG(2*[.C561])+7*0.5;&quot;error&quot;)))" office:value-type="float" office:value="3.63308708974087" calcext:value-type="float">
            <text:p>3,633</text:p>
          </table:table-cell>
          <table:table-cell table:formula="of:=IF([.C561]&lt;0.242;&quot;exp&quot;;IF([.C561]&lt;0.5;&quot;geo&quot;;IF([.C56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6999999999997" calcext:value-type="float">
            <text:p>5,47</text:p>
          </table:table-cell>
          <table:table-cell table:style-name="ce88" table:formula="of:=([.B562]-[.$C$5])/([.$C$6]-[.$C$5])" office:value-type="float" office:value="0.680555555555552" calcext:value-type="float">
            <text:p>0,681</text:p>
          </table:table-cell>
          <table:table-cell table:style-name="ce86" table:number-columns-repeated="2"/>
          <table:table-cell table:style-name="ce88" table:formula="of:=LOG(2*[.C562])+7*0.51" office:value-type="float" office:value="3.70389357926122" calcext:value-type="float">
            <text:p>3,704</text:p>
          </table:table-cell>
          <table:table-cell table:style-name="ce88" table:formula="of:=IF([.C562]&lt;0.242;EXP([.C562])/(2-EXP([.C562]));IF([.C562]&lt;0.5;7*[.C562];IF([.C562]&gt;=0.5;LOG(2*[.C562])+7*0.5;&quot;error&quot;)))" office:value-type="float" office:value="3.63389357926122" calcext:value-type="float">
            <text:p>3,634</text:p>
          </table:table-cell>
          <table:table-cell table:formula="of:=IF([.C562]&lt;0.242;&quot;exp&quot;;IF([.C562]&lt;0.5;&quot;geo&quot;;IF([.C56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7999999999997" calcext:value-type="float">
            <text:p>5,48</text:p>
          </table:table-cell>
          <table:table-cell table:style-name="ce88" table:formula="of:=([.B563]-[.$C$5])/([.$C$6]-[.$C$5])" office:value-type="float" office:value="0.681818181818178" calcext:value-type="float">
            <text:p>0,682</text:p>
          </table:table-cell>
          <table:table-cell table:style-name="ce86" table:number-columns-repeated="2"/>
          <table:table-cell table:style-name="ce88" table:formula="of:=LOG(2*[.C563])+7*0.51" office:value-type="float" office:value="3.70469857389745" calcext:value-type="float">
            <text:p>3,705</text:p>
          </table:table-cell>
          <table:table-cell table:style-name="ce88" table:formula="of:=IF([.C563]&lt;0.242;EXP([.C563])/(2-EXP([.C563]));IF([.C563]&lt;0.5;7*[.C563];IF([.C563]&gt;=0.5;LOG(2*[.C563])+7*0.5;&quot;error&quot;)))" office:value-type="float" office:value="3.63469857389745" calcext:value-type="float">
            <text:p>3,635</text:p>
          </table:table-cell>
          <table:table-cell table:formula="of:=IF([.C563]&lt;0.242;&quot;exp&quot;;IF([.C563]&lt;0.5;&quot;geo&quot;;IF([.C56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8999999999997" calcext:value-type="float">
            <text:p>5,49</text:p>
          </table:table-cell>
          <table:table-cell table:style-name="ce88" table:formula="of:=([.B564]-[.$C$5])/([.$C$6]-[.$C$5])" office:value-type="float" office:value="0.683080808080804" calcext:value-type="float">
            <text:p>0,683</text:p>
          </table:table-cell>
          <table:table-cell table:style-name="ce86" table:number-columns-repeated="2"/>
          <table:table-cell table:style-name="ce88" table:formula="of:=LOG(2*[.C564])+7*0.51" office:value-type="float" office:value="3.70550207918106" calcext:value-type="float">
            <text:p>3,706</text:p>
          </table:table-cell>
          <table:table-cell table:style-name="ce88" table:formula="of:=IF([.C564]&lt;0.242;EXP([.C564])/(2-EXP([.C564]));IF([.C564]&lt;0.5;7*[.C564];IF([.C564]&gt;=0.5;LOG(2*[.C564])+7*0.5;&quot;error&quot;)))" office:value-type="float" office:value="3.63550207918105" calcext:value-type="float">
            <text:p>3,636</text:p>
          </table:table-cell>
          <table:table-cell table:formula="of:=IF([.C564]&lt;0.242;&quot;exp&quot;;IF([.C564]&lt;0.5;&quot;geo&quot;;IF([.C56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9999999999996" calcext:value-type="float">
            <text:p>5,5</text:p>
          </table:table-cell>
          <table:table-cell table:style-name="ce88" table:formula="of:=([.B565]-[.$C$5])/([.$C$6]-[.$C$5])" office:value-type="float" office:value="0.684343434343429" calcext:value-type="float">
            <text:p>0,684</text:p>
          </table:table-cell>
          <table:table-cell table:style-name="ce86" table:number-columns-repeated="2"/>
          <table:table-cell table:style-name="ce88" table:formula="of:=LOG(2*[.C565])+7*0.51" office:value-type="float" office:value="3.70630410061287" calcext:value-type="float">
            <text:p>3,706</text:p>
          </table:table-cell>
          <table:table-cell table:style-name="ce88" table:formula="of:=IF([.C565]&lt;0.242;EXP([.C565])/(2-EXP([.C565]));IF([.C565]&lt;0.5;7*[.C565];IF([.C565]&gt;=0.5;LOG(2*[.C565])+7*0.5;&quot;error&quot;)))" office:value-type="float" office:value="3.63630410061287" calcext:value-type="float">
            <text:p>3,636</text:p>
          </table:table-cell>
          <table:table-cell table:formula="of:=IF([.C565]&lt;0.242;&quot;exp&quot;;IF([.C565]&lt;0.5;&quot;geo&quot;;IF([.C56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0999999999996" calcext:value-type="float">
            <text:p>5,51</text:p>
          </table:table-cell>
          <table:table-cell table:style-name="ce88" table:formula="of:=([.B566]-[.$C$5])/([.$C$6]-[.$C$5])" office:value-type="float" office:value="0.685606060606056" calcext:value-type="float">
            <text:p>0,686</text:p>
          </table:table-cell>
          <table:table-cell table:style-name="ce86" table:number-columns-repeated="2"/>
          <table:table-cell table:style-name="ce88" table:formula="of:=LOG(2*[.C566])+7*0.51" office:value-type="float" office:value="3.70710464366333" calcext:value-type="float">
            <text:p>3,707</text:p>
          </table:table-cell>
          <table:table-cell table:style-name="ce88" table:formula="of:=IF([.C566]&lt;0.242;EXP([.C566])/(2-EXP([.C566]));IF([.C566]&lt;0.5;7*[.C566];IF([.C566]&gt;=0.5;LOG(2*[.C566])+7*0.5;&quot;error&quot;)))" office:value-type="float" office:value="3.63710464366333" calcext:value-type="float">
            <text:p>3,637</text:p>
          </table:table-cell>
          <table:table-cell table:formula="of:=IF([.C566]&lt;0.242;&quot;exp&quot;;IF([.C566]&lt;0.5;&quot;geo&quot;;IF([.C56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1999999999996" calcext:value-type="float">
            <text:p>5,52</text:p>
          </table:table-cell>
          <table:table-cell table:style-name="ce88" table:formula="of:=([.B567]-[.$C$5])/([.$C$6]-[.$C$5])" office:value-type="float" office:value="0.686868686868682" calcext:value-type="float">
            <text:p>0,687</text:p>
          </table:table-cell>
          <table:table-cell table:style-name="ce86" table:number-columns-repeated="2"/>
          <table:table-cell table:style-name="ce88" table:formula="of:=LOG(2*[.C567])+7*0.51" office:value-type="float" office:value="3.70790371377266" calcext:value-type="float">
            <text:p>3,708</text:p>
          </table:table-cell>
          <table:table-cell table:style-name="ce88" table:formula="of:=IF([.C567]&lt;0.242;EXP([.C567])/(2-EXP([.C567]));IF([.C567]&lt;0.5;7*[.C567];IF([.C567]&gt;=0.5;LOG(2*[.C567])+7*0.5;&quot;error&quot;)))" office:value-type="float" office:value="3.63790371377266" calcext:value-type="float">
            <text:p>3,638</text:p>
          </table:table-cell>
          <table:table-cell table:formula="of:=IF([.C567]&lt;0.242;&quot;exp&quot;;IF([.C567]&lt;0.5;&quot;geo&quot;;IF([.C56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2999999999996" calcext:value-type="float">
            <text:p>5,53</text:p>
          </table:table-cell>
          <table:table-cell table:style-name="ce88" table:formula="of:=([.B568]-[.$C$5])/([.$C$6]-[.$C$5])" office:value-type="float" office:value="0.688131313131308" calcext:value-type="float">
            <text:p>0,688</text:p>
          </table:table-cell>
          <table:table-cell table:style-name="ce86" table:number-columns-repeated="2"/>
          <table:table-cell table:style-name="ce88" table:formula="of:=LOG(2*[.C568])+7*0.51" office:value-type="float" office:value="3.70870131635113" calcext:value-type="float">
            <text:p>3,709</text:p>
          </table:table-cell>
          <table:table-cell table:style-name="ce88" table:formula="of:=IF([.C568]&lt;0.242;EXP([.C568])/(2-EXP([.C568]));IF([.C568]&lt;0.5;7*[.C568];IF([.C568]&gt;=0.5;LOG(2*[.C568])+7*0.5;&quot;error&quot;)))" office:value-type="float" office:value="3.63870131635113" calcext:value-type="float">
            <text:p>3,639</text:p>
          </table:table-cell>
          <table:table-cell table:formula="of:=IF([.C568]&lt;0.242;&quot;exp&quot;;IF([.C568]&lt;0.5;&quot;geo&quot;;IF([.C56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3999999999996" calcext:value-type="float">
            <text:p>5,54</text:p>
          </table:table-cell>
          <table:table-cell table:style-name="ce88" table:formula="of:=([.B569]-[.$C$5])/([.$C$6]-[.$C$5])" office:value-type="float" office:value="0.689393939393934" calcext:value-type="float">
            <text:p>0,689</text:p>
          </table:table-cell>
          <table:table-cell table:style-name="ce86" table:number-columns-repeated="2"/>
          <table:table-cell table:style-name="ce88" table:formula="of:=LOG(2*[.C569])+7*0.51" office:value-type="float" office:value="3.70949745677922" calcext:value-type="float">
            <text:p>3,709</text:p>
          </table:table-cell>
          <table:table-cell table:style-name="ce88" table:formula="of:=IF([.C569]&lt;0.242;EXP([.C569])/(2-EXP([.C569]));IF([.C569]&lt;0.5;7*[.C569];IF([.C569]&gt;=0.5;LOG(2*[.C569])+7*0.5;&quot;error&quot;)))" office:value-type="float" office:value="3.63949745677922" calcext:value-type="float">
            <text:p>3,639</text:p>
          </table:table-cell>
          <table:table-cell table:formula="of:=IF([.C569]&lt;0.242;&quot;exp&quot;;IF([.C569]&lt;0.5;&quot;geo&quot;;IF([.C56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4999999999996" calcext:value-type="float">
            <text:p>5,55</text:p>
          </table:table-cell>
          <table:table-cell table:style-name="ce88" table:formula="of:=([.B570]-[.$C$5])/([.$C$6]-[.$C$5])" office:value-type="float" office:value="0.690656565656561" calcext:value-type="float">
            <text:p>0,691</text:p>
          </table:table-cell>
          <table:table-cell table:style-name="ce86" table:number-columns-repeated="2"/>
          <table:table-cell table:style-name="ce88" table:formula="of:=LOG(2*[.C570])+7*0.51" office:value-type="float" office:value="3.71029214040792" calcext:value-type="float">
            <text:p>3,710</text:p>
          </table:table-cell>
          <table:table-cell table:style-name="ce88" table:formula="of:=IF([.C570]&lt;0.242;EXP([.C570])/(2-EXP([.C570]));IF([.C570]&lt;0.5;7*[.C570];IF([.C570]&gt;=0.5;LOG(2*[.C570])+7*0.5;&quot;error&quot;)))" office:value-type="float" office:value="3.64029214040792" calcext:value-type="float">
            <text:p>3,640</text:p>
          </table:table-cell>
          <table:table-cell table:formula="of:=IF([.C570]&lt;0.242;&quot;exp&quot;;IF([.C570]&lt;0.5;&quot;geo&quot;;IF([.C57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5999999999996" calcext:value-type="float">
            <text:p>5,56</text:p>
          </table:table-cell>
          <table:table-cell table:style-name="ce88" table:formula="of:=([.B571]-[.$C$5])/([.$C$6]-[.$C$5])" office:value-type="float" office:value="0.691919191919187" calcext:value-type="float">
            <text:p>0,692</text:p>
          </table:table-cell>
          <table:table-cell table:style-name="ce86" table:number-columns-repeated="2"/>
          <table:table-cell table:style-name="ce88" table:formula="of:=LOG(2*[.C571])+7*0.51" office:value-type="float" office:value="3.71108537255885" calcext:value-type="float">
            <text:p>3,711</text:p>
          </table:table-cell>
          <table:table-cell table:style-name="ce88" table:formula="of:=IF([.C571]&lt;0.242;EXP([.C571])/(2-EXP([.C571]));IF([.C571]&lt;0.5;7*[.C571];IF([.C571]&gt;=0.5;LOG(2*[.C571])+7*0.5;&quot;error&quot;)))" office:value-type="float" office:value="3.64108537255885" calcext:value-type="float">
            <text:p>3,641</text:p>
          </table:table-cell>
          <table:table-cell table:formula="of:=IF([.C571]&lt;0.242;&quot;exp&quot;;IF([.C571]&lt;0.5;&quot;geo&quot;;IF([.C57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6999999999996" calcext:value-type="float">
            <text:p>5,57</text:p>
          </table:table-cell>
          <table:table-cell table:style-name="ce88" table:formula="of:=([.B572]-[.$C$5])/([.$C$6]-[.$C$5])" office:value-type="float" office:value="0.693181818181813" calcext:value-type="float">
            <text:p>0,693</text:p>
          </table:table-cell>
          <table:table-cell table:style-name="ce86" table:number-columns-repeated="2"/>
          <table:table-cell table:style-name="ce88" table:formula="of:=LOG(2*[.C572])+7*0.51" office:value-type="float" office:value="3.71187715852458" calcext:value-type="float">
            <text:p>3,712</text:p>
          </table:table-cell>
          <table:table-cell table:style-name="ce88" table:formula="of:=IF([.C572]&lt;0.242;EXP([.C572])/(2-EXP([.C572]));IF([.C572]&lt;0.5;7*[.C572];IF([.C572]&gt;=0.5;LOG(2*[.C572])+7*0.5;&quot;error&quot;)))" office:value-type="float" office:value="3.64187715852458" calcext:value-type="float">
            <text:p>3,642</text:p>
          </table:table-cell>
          <table:table-cell table:formula="of:=IF([.C572]&lt;0.242;&quot;exp&quot;;IF([.C572]&lt;0.5;&quot;geo&quot;;IF([.C57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7999999999996" calcext:value-type="float">
            <text:p>5,58</text:p>
          </table:table-cell>
          <table:table-cell table:style-name="ce88" table:formula="of:=([.B573]-[.$C$5])/([.$C$6]-[.$C$5])" office:value-type="float" office:value="0.694444444444439" calcext:value-type="float">
            <text:p>0,694</text:p>
          </table:table-cell>
          <table:table-cell table:style-name="ce86" table:number-columns-repeated="2"/>
          <table:table-cell table:style-name="ce88" table:formula="of:=LOG(2*[.C573])+7*0.51" office:value-type="float" office:value="3.71266750356873" calcext:value-type="float">
            <text:p>3,713</text:p>
          </table:table-cell>
          <table:table-cell table:style-name="ce88" table:formula="of:=IF([.C573]&lt;0.242;EXP([.C573])/(2-EXP([.C573]));IF([.C573]&lt;0.5;7*[.C573];IF([.C573]&gt;=0.5;LOG(2*[.C573])+7*0.5;&quot;error&quot;)))" office:value-type="float" office:value="3.64266750356873" calcext:value-type="float">
            <text:p>3,643</text:p>
          </table:table-cell>
          <table:table-cell table:formula="of:=IF([.C573]&lt;0.242;&quot;exp&quot;;IF([.C573]&lt;0.5;&quot;geo&quot;;IF([.C57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8999999999996" calcext:value-type="float">
            <text:p>5,59</text:p>
          </table:table-cell>
          <table:table-cell table:style-name="ce88" table:formula="of:=([.B574]-[.$C$5])/([.$C$6]-[.$C$5])" office:value-type="float" office:value="0.695707070707066" calcext:value-type="float">
            <text:p>0,696</text:p>
          </table:table-cell>
          <table:table-cell table:style-name="ce86" table:number-columns-repeated="2"/>
          <table:table-cell table:style-name="ce88" table:formula="of:=LOG(2*[.C574])+7*0.51" office:value-type="float" office:value="3.71345641292627" calcext:value-type="float">
            <text:p>3,713</text:p>
          </table:table-cell>
          <table:table-cell table:style-name="ce88" table:formula="of:=IF([.C574]&lt;0.242;EXP([.C574])/(2-EXP([.C574]));IF([.C574]&lt;0.5;7*[.C574];IF([.C574]&gt;=0.5;LOG(2*[.C574])+7*0.5;&quot;error&quot;)))" office:value-type="float" office:value="3.64345641292627" calcext:value-type="float">
            <text:p>3,643</text:p>
          </table:table-cell>
          <table:table-cell table:formula="of:=IF([.C574]&lt;0.242;&quot;exp&quot;;IF([.C574]&lt;0.5;&quot;geo&quot;;IF([.C57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9999999999996" calcext:value-type="float">
            <text:p>5,6</text:p>
          </table:table-cell>
          <table:table-cell table:style-name="ce88" table:formula="of:=([.B575]-[.$C$5])/([.$C$6]-[.$C$5])" office:value-type="float" office:value="0.696969696969692" calcext:value-type="float">
            <text:p>0,697</text:p>
          </table:table-cell>
          <table:table-cell table:style-name="ce86" table:number-columns-repeated="2"/>
          <table:table-cell table:style-name="ce88" table:formula="of:=LOG(2*[.C575])+7*0.51" office:value-type="float" office:value="3.71424389180368" calcext:value-type="float">
            <text:p>3,714</text:p>
          </table:table-cell>
          <table:table-cell table:style-name="ce88" table:formula="of:=IF([.C575]&lt;0.242;EXP([.C575])/(2-EXP([.C575]));IF([.C575]&lt;0.5;7*[.C575];IF([.C575]&gt;=0.5;LOG(2*[.C575])+7*0.5;&quot;error&quot;)))" office:value-type="float" office:value="3.64424389180368" calcext:value-type="float">
            <text:p>3,644</text:p>
          </table:table-cell>
          <table:table-cell table:formula="of:=IF([.C575]&lt;0.242;&quot;exp&quot;;IF([.C575]&lt;0.5;&quot;geo&quot;;IF([.C57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0999999999996" calcext:value-type="float">
            <text:p>5,61</text:p>
          </table:table-cell>
          <table:table-cell table:style-name="ce88" table:formula="of:=([.B576]-[.$C$5])/([.$C$6]-[.$C$5])" office:value-type="float" office:value="0.698232323232318" calcext:value-type="float">
            <text:p>0,698</text:p>
          </table:table-cell>
          <table:table-cell table:style-name="ce86" table:number-columns-repeated="2"/>
          <table:table-cell table:style-name="ce88" table:formula="of:=LOG(2*[.C576])+7*0.51" office:value-type="float" office:value="3.71502994537918" calcext:value-type="float">
            <text:p>3,715</text:p>
          </table:table-cell>
          <table:table-cell table:style-name="ce88" table:formula="of:=IF([.C576]&lt;0.242;EXP([.C576])/(2-EXP([.C576]));IF([.C576]&lt;0.5;7*[.C576];IF([.C576]&gt;=0.5;LOG(2*[.C576])+7*0.5;&quot;error&quot;)))" office:value-type="float" office:value="3.64502994537918" calcext:value-type="float">
            <text:p>3,645</text:p>
          </table:table-cell>
          <table:table-cell table:formula="of:=IF([.C576]&lt;0.242;&quot;exp&quot;;IF([.C576]&lt;0.5;&quot;geo&quot;;IF([.C57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1999999999996" calcext:value-type="float">
            <text:p>5,62</text:p>
          </table:table-cell>
          <table:table-cell table:style-name="ce88" table:formula="of:=([.B577]-[.$C$5])/([.$C$6]-[.$C$5])" office:value-type="float" office:value="0.699494949494945" calcext:value-type="float">
            <text:p>0,699</text:p>
          </table:table-cell>
          <table:table-cell table:style-name="ce86" table:number-columns-repeated="2"/>
          <table:table-cell table:style-name="ce88" table:formula="of:=LOG(2*[.C577])+7*0.51" office:value-type="float" office:value="3.71581457880291" calcext:value-type="float">
            <text:p>3,716</text:p>
          </table:table-cell>
          <table:table-cell table:style-name="ce88" table:formula="of:=IF([.C577]&lt;0.242;EXP([.C577])/(2-EXP([.C577]));IF([.C577]&lt;0.5;7*[.C577];IF([.C577]&gt;=0.5;LOG(2*[.C577])+7*0.5;&quot;error&quot;)))" office:value-type="float" office:value="3.64581457880291" calcext:value-type="float">
            <text:p>3,646</text:p>
          </table:table-cell>
          <table:table-cell table:formula="of:=IF([.C577]&lt;0.242;&quot;exp&quot;;IF([.C577]&lt;0.5;&quot;geo&quot;;IF([.C57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2999999999996" calcext:value-type="float">
            <text:p>5,63</text:p>
          </table:table-cell>
          <table:table-cell table:style-name="ce88" table:formula="of:=([.B578]-[.$C$5])/([.$C$6]-[.$C$5])" office:value-type="float" office:value="0.700757575757571" calcext:value-type="float">
            <text:p>0,701</text:p>
          </table:table-cell>
          <table:table-cell table:style-name="ce86" table:number-columns-repeated="2"/>
          <table:table-cell table:style-name="ce88" table:formula="of:=LOG(2*[.C578])+7*0.51" office:value-type="float" office:value="3.71659779719716" calcext:value-type="float">
            <text:p>3,717</text:p>
          </table:table-cell>
          <table:table-cell table:style-name="ce88" table:formula="of:=IF([.C578]&lt;0.242;EXP([.C578])/(2-EXP([.C578]));IF([.C578]&lt;0.5;7*[.C578];IF([.C578]&gt;=0.5;LOG(2*[.C578])+7*0.5;&quot;error&quot;)))" office:value-type="float" office:value="3.64659779719716" calcext:value-type="float">
            <text:p>3,647</text:p>
          </table:table-cell>
          <table:table-cell table:formula="of:=IF([.C578]&lt;0.242;&quot;exp&quot;;IF([.C578]&lt;0.5;&quot;geo&quot;;IF([.C57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3999999999996" calcext:value-type="float">
            <text:p>5,64</text:p>
          </table:table-cell>
          <table:table-cell table:style-name="ce88" table:formula="of:=([.B579]-[.$C$5])/([.$C$6]-[.$C$5])" office:value-type="float" office:value="0.702020202020197" calcext:value-type="float">
            <text:p>0,702</text:p>
          </table:table-cell>
          <table:table-cell table:style-name="ce86" table:number-columns-repeated="2"/>
          <table:table-cell table:style-name="ce88" table:formula="of:=LOG(2*[.C579])+7*0.51" office:value-type="float" office:value="3.71737960565654" calcext:value-type="float">
            <text:p>3,717</text:p>
          </table:table-cell>
          <table:table-cell table:style-name="ce88" table:formula="of:=IF([.C579]&lt;0.242;EXP([.C579])/(2-EXP([.C579]));IF([.C579]&lt;0.5;7*[.C579];IF([.C579]&gt;=0.5;LOG(2*[.C579])+7*0.5;&quot;error&quot;)))" office:value-type="float" office:value="3.64737960565654" calcext:value-type="float">
            <text:p>3,647</text:p>
          </table:table-cell>
          <table:table-cell table:formula="of:=IF([.C579]&lt;0.242;&quot;exp&quot;;IF([.C579]&lt;0.5;&quot;geo&quot;;IF([.C57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4999999999996" calcext:value-type="float">
            <text:p>5,65</text:p>
          </table:table-cell>
          <table:table-cell table:style-name="ce88" table:formula="of:=([.B580]-[.$C$5])/([.$C$6]-[.$C$5])" office:value-type="float" office:value="0.703282828282823" calcext:value-type="float">
            <text:p>0,703</text:p>
          </table:table-cell>
          <table:table-cell table:style-name="ce86" table:number-columns-repeated="2"/>
          <table:table-cell table:style-name="ce88" table:formula="of:=LOG(2*[.C580])+7*0.51" office:value-type="float" office:value="3.71816000924821" calcext:value-type="float">
            <text:p>3,718</text:p>
          </table:table-cell>
          <table:table-cell table:style-name="ce88" table:formula="of:=IF([.C580]&lt;0.242;EXP([.C580])/(2-EXP([.C580]));IF([.C580]&lt;0.5;7*[.C580];IF([.C580]&gt;=0.5;LOG(2*[.C580])+7*0.5;&quot;error&quot;)))" office:value-type="float" office:value="3.64816000924821" calcext:value-type="float">
            <text:p>3,648</text:p>
          </table:table-cell>
          <table:table-cell table:formula="of:=IF([.C580]&lt;0.242;&quot;exp&quot;;IF([.C580]&lt;0.5;&quot;geo&quot;;IF([.C58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5999999999996" calcext:value-type="float">
            <text:p>5,66</text:p>
          </table:table-cell>
          <table:table-cell table:style-name="ce88" table:formula="of:=([.B581]-[.$C$5])/([.$C$6]-[.$C$5])" office:value-type="float" office:value="0.704545454545449" calcext:value-type="float">
            <text:p>0,705</text:p>
          </table:table-cell>
          <table:table-cell table:style-name="ce86" table:number-columns-repeated="2"/>
          <table:table-cell table:style-name="ce88" table:formula="of:=LOG(2*[.C581])+7*0.51" office:value-type="float" office:value="3.71893901301206" calcext:value-type="float">
            <text:p>3,719</text:p>
          </table:table-cell>
          <table:table-cell table:style-name="ce88" table:formula="of:=IF([.C581]&lt;0.242;EXP([.C581])/(2-EXP([.C581]));IF([.C581]&lt;0.5;7*[.C581];IF([.C581]&gt;=0.5;LOG(2*[.C581])+7*0.5;&quot;error&quot;)))" office:value-type="float" office:value="3.64893901301206" calcext:value-type="float">
            <text:p>3,649</text:p>
          </table:table-cell>
          <table:table-cell table:formula="of:=IF([.C581]&lt;0.242;&quot;exp&quot;;IF([.C581]&lt;0.5;&quot;geo&quot;;IF([.C58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6999999999996" calcext:value-type="float">
            <text:p>5,67</text:p>
          </table:table-cell>
          <table:table-cell table:style-name="ce88" table:formula="of:=([.B582]-[.$C$5])/([.$C$6]-[.$C$5])" office:value-type="float" office:value="0.705808080808076" calcext:value-type="float">
            <text:p>0,706</text:p>
          </table:table-cell>
          <table:table-cell table:style-name="ce86" table:number-columns-repeated="2"/>
          <table:table-cell table:style-name="ce88" table:formula="of:=LOG(2*[.C582])+7*0.51" office:value-type="float" office:value="3.71971662196091" calcext:value-type="float">
            <text:p>3,720</text:p>
          </table:table-cell>
          <table:table-cell table:style-name="ce88" table:formula="of:=IF([.C582]&lt;0.242;EXP([.C582])/(2-EXP([.C582]));IF([.C582]&lt;0.5;7*[.C582];IF([.C582]&gt;=0.5;LOG(2*[.C582])+7*0.5;&quot;error&quot;)))" office:value-type="float" office:value="3.64971662196091" calcext:value-type="float">
            <text:p>3,650</text:p>
          </table:table-cell>
          <table:table-cell table:formula="of:=IF([.C582]&lt;0.242;&quot;exp&quot;;IF([.C582]&lt;0.5;&quot;geo&quot;;IF([.C58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7999999999996" calcext:value-type="float">
            <text:p>5,68</text:p>
          </table:table-cell>
          <table:table-cell table:style-name="ce88" table:formula="of:=([.B583]-[.$C$5])/([.$C$6]-[.$C$5])" office:value-type="float" office:value="0.707070707070702" calcext:value-type="float">
            <text:p>0,707</text:p>
          </table:table-cell>
          <table:table-cell table:style-name="ce86" table:number-columns-repeated="2"/>
          <table:table-cell table:style-name="ce88" table:formula="of:=LOG(2*[.C583])+7*0.51" office:value-type="float" office:value="3.72049284108069" calcext:value-type="float">
            <text:p>3,720</text:p>
          </table:table-cell>
          <table:table-cell table:style-name="ce88" table:formula="of:=IF([.C583]&lt;0.242;EXP([.C583])/(2-EXP([.C583]));IF([.C583]&lt;0.5;7*[.C583];IF([.C583]&gt;=0.5;LOG(2*[.C583])+7*0.5;&quot;error&quot;)))" office:value-type="float" office:value="3.65049284108068" calcext:value-type="float">
            <text:p>3,650</text:p>
          </table:table-cell>
          <table:table-cell table:formula="of:=IF([.C583]&lt;0.242;&quot;exp&quot;;IF([.C583]&lt;0.5;&quot;geo&quot;;IF([.C58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8999999999996" calcext:value-type="float">
            <text:p>5,69</text:p>
          </table:table-cell>
          <table:table-cell table:style-name="ce88" table:formula="of:=([.B584]-[.$C$5])/([.$C$6]-[.$C$5])" office:value-type="float" office:value="0.708333333333328" calcext:value-type="float">
            <text:p>0,708</text:p>
          </table:table-cell>
          <table:table-cell table:style-name="ce86" table:number-columns-repeated="2"/>
          <table:table-cell table:style-name="ce88" table:formula="of:=LOG(2*[.C584])+7*0.51" office:value-type="float" office:value="3.72126767533065" calcext:value-type="float">
            <text:p>3,721</text:p>
          </table:table-cell>
          <table:table-cell table:style-name="ce88" table:formula="of:=IF([.C584]&lt;0.242;EXP([.C584])/(2-EXP([.C584]));IF([.C584]&lt;0.5;7*[.C584];IF([.C584]&gt;=0.5;LOG(2*[.C584])+7*0.5;&quot;error&quot;)))" office:value-type="float" office:value="3.65126767533065" calcext:value-type="float">
            <text:p>3,651</text:p>
          </table:table-cell>
          <table:table-cell table:formula="of:=IF([.C584]&lt;0.242;&quot;exp&quot;;IF([.C584]&lt;0.5;&quot;geo&quot;;IF([.C58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9999999999996" calcext:value-type="float">
            <text:p>5,7</text:p>
          </table:table-cell>
          <table:table-cell table:style-name="ce88" table:formula="of:=([.B585]-[.$C$5])/([.$C$6]-[.$C$5])" office:value-type="float" office:value="0.709595959595955" calcext:value-type="float">
            <text:p>0,710</text:p>
          </table:table-cell>
          <table:table-cell table:style-name="ce86" table:number-columns-repeated="2"/>
          <table:table-cell table:style-name="ce88" table:formula="of:=LOG(2*[.C585])+7*0.51" office:value-type="float" office:value="3.72204112964355" calcext:value-type="float">
            <text:p>3,722</text:p>
          </table:table-cell>
          <table:table-cell table:style-name="ce88" table:formula="of:=IF([.C585]&lt;0.242;EXP([.C585])/(2-EXP([.C585]));IF([.C585]&lt;0.5;7*[.C585];IF([.C585]&gt;=0.5;LOG(2*[.C585])+7*0.5;&quot;error&quot;)))" office:value-type="float" office:value="3.65204112964355" calcext:value-type="float">
            <text:p>3,652</text:p>
          </table:table-cell>
          <table:table-cell table:formula="of:=IF([.C585]&lt;0.242;&quot;exp&quot;;IF([.C585]&lt;0.5;&quot;geo&quot;;IF([.C58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0999999999996" calcext:value-type="float">
            <text:p>5,71</text:p>
          </table:table-cell>
          <table:table-cell table:style-name="ce88" table:formula="of:=([.B586]-[.$C$5])/([.$C$6]-[.$C$5])" office:value-type="float" office:value="0.710858585858581" calcext:value-type="float">
            <text:p>0,711</text:p>
          </table:table-cell>
          <table:table-cell table:style-name="ce86" table:number-columns-repeated="2"/>
          <table:table-cell table:style-name="ce88" table:formula="of:=LOG(2*[.C586])+7*0.51" office:value-type="float" office:value="3.72281320892583" calcext:value-type="float">
            <text:p>3,723</text:p>
          </table:table-cell>
          <table:table-cell table:style-name="ce88" table:formula="of:=IF([.C586]&lt;0.242;EXP([.C586])/(2-EXP([.C586]));IF([.C586]&lt;0.5;7*[.C586];IF([.C586]&gt;=0.5;LOG(2*[.C586])+7*0.5;&quot;error&quot;)))" office:value-type="float" office:value="3.65281320892583" calcext:value-type="float">
            <text:p>3,653</text:p>
          </table:table-cell>
          <table:table-cell table:formula="of:=IF([.C586]&lt;0.242;&quot;exp&quot;;IF([.C586]&lt;0.5;&quot;geo&quot;;IF([.C58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1999999999996" calcext:value-type="float">
            <text:p>5,72</text:p>
          </table:table-cell>
          <table:table-cell table:style-name="ce88" table:formula="of:=([.B587]-[.$C$5])/([.$C$6]-[.$C$5])" office:value-type="float" office:value="0.712121212121207" calcext:value-type="float">
            <text:p>0,712</text:p>
          </table:table-cell>
          <table:table-cell table:style-name="ce86" table:number-columns-repeated="2"/>
          <table:table-cell table:style-name="ce88" table:formula="of:=LOG(2*[.C587])+7*0.51" office:value-type="float" office:value="3.72358391805783" calcext:value-type="float">
            <text:p>3,724</text:p>
          </table:table-cell>
          <table:table-cell table:style-name="ce88" table:formula="of:=IF([.C587]&lt;0.242;EXP([.C587])/(2-EXP([.C587]));IF([.C587]&lt;0.5;7*[.C587];IF([.C587]&gt;=0.5;LOG(2*[.C587])+7*0.5;&quot;error&quot;)))" office:value-type="float" office:value="3.65358391805783" calcext:value-type="float">
            <text:p>3,654</text:p>
          </table:table-cell>
          <table:table-cell table:formula="of:=IF([.C587]&lt;0.242;&quot;exp&quot;;IF([.C587]&lt;0.5;&quot;geo&quot;;IF([.C58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2999999999996" calcext:value-type="float">
            <text:p>5,73</text:p>
          </table:table-cell>
          <table:table-cell table:style-name="ce88" table:formula="of:=([.B588]-[.$C$5])/([.$C$6]-[.$C$5])" office:value-type="float" office:value="0.713383838383833" calcext:value-type="float">
            <text:p>0,713</text:p>
          </table:table-cell>
          <table:table-cell table:style-name="ce86" table:number-columns-repeated="2"/>
          <table:table-cell table:style-name="ce88" table:formula="of:=LOG(2*[.C588])+7*0.51" office:value-type="float" office:value="3.72435326189392" calcext:value-type="float">
            <text:p>3,724</text:p>
          </table:table-cell>
          <table:table-cell table:style-name="ce88" table:formula="of:=IF([.C588]&lt;0.242;EXP([.C588])/(2-EXP([.C588]));IF([.C588]&lt;0.5;7*[.C588];IF([.C588]&gt;=0.5;LOG(2*[.C588])+7*0.5;&quot;error&quot;)))" office:value-type="float" office:value="3.65435326189392" calcext:value-type="float">
            <text:p>3,654</text:p>
          </table:table-cell>
          <table:table-cell table:formula="of:=IF([.C588]&lt;0.242;&quot;exp&quot;;IF([.C588]&lt;0.5;&quot;geo&quot;;IF([.C58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3999999999996" calcext:value-type="float">
            <text:p>5,74</text:p>
          </table:table-cell>
          <table:table-cell table:style-name="ce88" table:formula="of:=([.B589]-[.$C$5])/([.$C$6]-[.$C$5])" office:value-type="float" office:value="0.71464646464646" calcext:value-type="float">
            <text:p>0,715</text:p>
          </table:table-cell>
          <table:table-cell table:style-name="ce86" table:number-columns-repeated="2"/>
          <table:table-cell table:style-name="ce88" table:formula="of:=LOG(2*[.C589])+7*0.51" office:value-type="float" office:value="3.72512124526276" calcext:value-type="float">
            <text:p>3,725</text:p>
          </table:table-cell>
          <table:table-cell table:style-name="ce88" table:formula="of:=IF([.C589]&lt;0.242;EXP([.C589])/(2-EXP([.C589]));IF([.C589]&lt;0.5;7*[.C589];IF([.C589]&gt;=0.5;LOG(2*[.C589])+7*0.5;&quot;error&quot;)))" office:value-type="float" office:value="3.65512124526276" calcext:value-type="float">
            <text:p>3,655</text:p>
          </table:table-cell>
          <table:table-cell table:formula="of:=IF([.C589]&lt;0.242;&quot;exp&quot;;IF([.C589]&lt;0.5;&quot;geo&quot;;IF([.C58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4999999999996" calcext:value-type="float">
            <text:p>5,75</text:p>
          </table:table-cell>
          <table:table-cell table:style-name="ce88" table:formula="of:=([.B590]-[.$C$5])/([.$C$6]-[.$C$5])" office:value-type="float" office:value="0.715909090909086" calcext:value-type="float">
            <text:p>0,716</text:p>
          </table:table-cell>
          <table:table-cell table:style-name="ce86" table:number-columns-repeated="2"/>
          <table:table-cell table:style-name="ce88" table:formula="of:=LOG(2*[.C590])+7*0.51" office:value-type="float" office:value="3.72588787296739" calcext:value-type="float">
            <text:p>3,726</text:p>
          </table:table-cell>
          <table:table-cell table:style-name="ce88" table:formula="of:=IF([.C590]&lt;0.242;EXP([.C590])/(2-EXP([.C590]));IF([.C590]&lt;0.5;7*[.C590];IF([.C590]&gt;=0.5;LOG(2*[.C590])+7*0.5;&quot;error&quot;)))" office:value-type="float" office:value="3.65588787296739" calcext:value-type="float">
            <text:p>3,656</text:p>
          </table:table-cell>
          <table:table-cell table:formula="of:=IF([.C590]&lt;0.242;&quot;exp&quot;;IF([.C590]&lt;0.5;&quot;geo&quot;;IF([.C59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5999999999996" calcext:value-type="float">
            <text:p>5,76</text:p>
          </table:table-cell>
          <table:table-cell table:style-name="ce88" table:formula="of:=([.B591]-[.$C$5])/([.$C$6]-[.$C$5])" office:value-type="float" office:value="0.717171717171712" calcext:value-type="float">
            <text:p>0,717</text:p>
          </table:table-cell>
          <table:table-cell table:style-name="ce86" table:number-columns-repeated="2"/>
          <table:table-cell table:style-name="ce88" table:formula="of:=LOG(2*[.C591])+7*0.51" office:value-type="float" office:value="3.7266531497855" calcext:value-type="float">
            <text:p>3,727</text:p>
          </table:table-cell>
          <table:table-cell table:style-name="ce88" table:formula="of:=IF([.C591]&lt;0.242;EXP([.C591])/(2-EXP([.C591]));IF([.C591]&lt;0.5;7*[.C591];IF([.C591]&gt;=0.5;LOG(2*[.C591])+7*0.5;&quot;error&quot;)))" office:value-type="float" office:value="3.6566531497855" calcext:value-type="float">
            <text:p>3,657</text:p>
          </table:table-cell>
          <table:table-cell table:formula="of:=IF([.C591]&lt;0.242;&quot;exp&quot;;IF([.C591]&lt;0.5;&quot;geo&quot;;IF([.C59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6999999999996" calcext:value-type="float">
            <text:p>5,77</text:p>
          </table:table-cell>
          <table:table-cell table:style-name="ce88" table:formula="of:=([.B592]-[.$C$5])/([.$C$6]-[.$C$5])" office:value-type="float" office:value="0.718434343434338" calcext:value-type="float">
            <text:p>0,718</text:p>
          </table:table-cell>
          <table:table-cell table:style-name="ce86" table:number-columns-repeated="2"/>
          <table:table-cell table:style-name="ce88" table:formula="of:=LOG(2*[.C592])+7*0.51" office:value-type="float" office:value="3.72741708046956" calcext:value-type="float">
            <text:p>3,727</text:p>
          </table:table-cell>
          <table:table-cell table:style-name="ce88" table:formula="of:=IF([.C592]&lt;0.242;EXP([.C592])/(2-EXP([.C592]));IF([.C592]&lt;0.5;7*[.C592];IF([.C592]&gt;=0.5;LOG(2*[.C592])+7*0.5;&quot;error&quot;)))" office:value-type="float" office:value="3.65741708046956" calcext:value-type="float">
            <text:p>3,657</text:p>
          </table:table-cell>
          <table:table-cell table:formula="of:=IF([.C592]&lt;0.242;&quot;exp&quot;;IF([.C592]&lt;0.5;&quot;geo&quot;;IF([.C59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7999999999996" calcext:value-type="float">
            <text:p>5,78</text:p>
          </table:table-cell>
          <table:table-cell table:style-name="ce88" table:formula="of:=([.B593]-[.$C$5])/([.$C$6]-[.$C$5])" office:value-type="float" office:value="0.719696969696965" calcext:value-type="float">
            <text:p>0,720</text:p>
          </table:table-cell>
          <table:table-cell table:style-name="ce86" table:number-columns-repeated="2"/>
          <table:table-cell table:style-name="ce88" table:formula="of:=LOG(2*[.C593])+7*0.51" office:value-type="float" office:value="3.72817966974698" calcext:value-type="float">
            <text:p>3,728</text:p>
          </table:table-cell>
          <table:table-cell table:style-name="ce88" table:formula="of:=IF([.C593]&lt;0.242;EXP([.C593])/(2-EXP([.C593]));IF([.C593]&lt;0.5;7*[.C593];IF([.C593]&gt;=0.5;LOG(2*[.C593])+7*0.5;&quot;error&quot;)))" office:value-type="float" office:value="3.65817966974698" calcext:value-type="float">
            <text:p>3,658</text:p>
          </table:table-cell>
          <table:table-cell table:formula="of:=IF([.C593]&lt;0.242;&quot;exp&quot;;IF([.C593]&lt;0.5;&quot;geo&quot;;IF([.C59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8999999999996" calcext:value-type="float">
            <text:p>5,79</text:p>
          </table:table-cell>
          <table:table-cell table:style-name="ce88" table:formula="of:=([.B594]-[.$C$5])/([.$C$6]-[.$C$5])" office:value-type="float" office:value="0.720959595959591" calcext:value-type="float">
            <text:p>0,721</text:p>
          </table:table-cell>
          <table:table-cell table:style-name="ce86" table:number-columns-repeated="2"/>
          <table:table-cell table:style-name="ce88" table:formula="of:=LOG(2*[.C594])+7*0.51" office:value-type="float" office:value="3.72894092232033" calcext:value-type="float">
            <text:p>3,729</text:p>
          </table:table-cell>
          <table:table-cell table:style-name="ce88" table:formula="of:=IF([.C594]&lt;0.242;EXP([.C594])/(2-EXP([.C594]));IF([.C594]&lt;0.5;7*[.C594];IF([.C594]&gt;=0.5;LOG(2*[.C594])+7*0.5;&quot;error&quot;)))" office:value-type="float" office:value="3.65894092232033" calcext:value-type="float">
            <text:p>3,659</text:p>
          </table:table-cell>
          <table:table-cell table:formula="of:=IF([.C594]&lt;0.242;&quot;exp&quot;;IF([.C594]&lt;0.5;&quot;geo&quot;;IF([.C59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9999999999996" calcext:value-type="float">
            <text:p>5,8</text:p>
          </table:table-cell>
          <table:table-cell table:style-name="ce88" table:formula="of:=([.B595]-[.$C$5])/([.$C$6]-[.$C$5])" office:value-type="float" office:value="0.722222222222217" calcext:value-type="float">
            <text:p>0,722</text:p>
          </table:table-cell>
          <table:table-cell table:style-name="ce86" table:number-columns-repeated="2"/>
          <table:table-cell table:style-name="ce88" table:formula="of:=LOG(2*[.C595])+7*0.51" office:value-type="float" office:value="3.72970084286751" calcext:value-type="float">
            <text:p>3,730</text:p>
          </table:table-cell>
          <table:table-cell table:style-name="ce88" table:formula="of:=IF([.C595]&lt;0.242;EXP([.C595])/(2-EXP([.C595]));IF([.C595]&lt;0.5;7*[.C595];IF([.C595]&gt;=0.5;LOG(2*[.C595])+7*0.5;&quot;error&quot;)))" office:value-type="float" office:value="3.65970084286751" calcext:value-type="float">
            <text:p>3,660</text:p>
          </table:table-cell>
          <table:table-cell table:formula="of:=IF([.C595]&lt;0.242;&quot;exp&quot;;IF([.C595]&lt;0.5;&quot;geo&quot;;IF([.C59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0999999999996" calcext:value-type="float">
            <text:p>5,81</text:p>
          </table:table-cell>
          <table:table-cell table:style-name="ce88" table:formula="of:=([.B596]-[.$C$5])/([.$C$6]-[.$C$5])" office:value-type="float" office:value="0.723484848484843" calcext:value-type="float">
            <text:p>0,723</text:p>
          </table:table-cell>
          <table:table-cell table:style-name="ce86" table:number-columns-repeated="2"/>
          <table:table-cell table:style-name="ce88" table:formula="of:=LOG(2*[.C596])+7*0.51" office:value-type="float" office:value="3.73045943604187" calcext:value-type="float">
            <text:p>3,730</text:p>
          </table:table-cell>
          <table:table-cell table:style-name="ce88" table:formula="of:=IF([.C596]&lt;0.242;EXP([.C596])/(2-EXP([.C596]));IF([.C596]&lt;0.5;7*[.C596];IF([.C596]&gt;=0.5;LOG(2*[.C596])+7*0.5;&quot;error&quot;)))" office:value-type="float" office:value="3.66045943604187" calcext:value-type="float">
            <text:p>3,660</text:p>
          </table:table-cell>
          <table:table-cell table:formula="of:=IF([.C596]&lt;0.242;&quot;exp&quot;;IF([.C596]&lt;0.5;&quot;geo&quot;;IF([.C59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1999999999996" calcext:value-type="float">
            <text:p>5,82</text:p>
          </table:table-cell>
          <table:table-cell table:style-name="ce88" table:formula="of:=([.B597]-[.$C$5])/([.$C$6]-[.$C$5])" office:value-type="float" office:value="0.72474747474747" calcext:value-type="float">
            <text:p>0,725</text:p>
          </table:table-cell>
          <table:table-cell table:style-name="ce86" table:number-columns-repeated="2"/>
          <table:table-cell table:style-name="ce88" table:formula="of:=LOG(2*[.C597])+7*0.51" office:value-type="float" office:value="3.73121670647246" calcext:value-type="float">
            <text:p>3,731</text:p>
          </table:table-cell>
          <table:table-cell table:style-name="ce88" table:formula="of:=IF([.C597]&lt;0.242;EXP([.C597])/(2-EXP([.C597]));IF([.C597]&lt;0.5;7*[.C597];IF([.C597]&gt;=0.5;LOG(2*[.C597])+7*0.5;&quot;error&quot;)))" office:value-type="float" office:value="3.66121670647246" calcext:value-type="float">
            <text:p>3,661</text:p>
          </table:table-cell>
          <table:table-cell table:formula="of:=IF([.C597]&lt;0.242;&quot;exp&quot;;IF([.C597]&lt;0.5;&quot;geo&quot;;IF([.C59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2999999999996" calcext:value-type="float">
            <text:p>5,83</text:p>
          </table:table-cell>
          <table:table-cell table:style-name="ce88" table:formula="of:=([.B598]-[.$C$5])/([.$C$6]-[.$C$5])" office:value-type="float" office:value="0.726010101010096" calcext:value-type="float">
            <text:p>0,726</text:p>
          </table:table-cell>
          <table:table-cell table:style-name="ce86" table:number-columns-repeated="2"/>
          <table:table-cell table:style-name="ce88" table:formula="of:=LOG(2*[.C598])+7*0.51" office:value-type="float" office:value="3.73197265876412" calcext:value-type="float">
            <text:p>3,732</text:p>
          </table:table-cell>
          <table:table-cell table:style-name="ce88" table:formula="of:=IF([.C598]&lt;0.242;EXP([.C598])/(2-EXP([.C598]));IF([.C598]&lt;0.5;7*[.C598];IF([.C598]&gt;=0.5;LOG(2*[.C598])+7*0.5;&quot;error&quot;)))" office:value-type="float" office:value="3.66197265876412" calcext:value-type="float">
            <text:p>3,662</text:p>
          </table:table-cell>
          <table:table-cell table:formula="of:=IF([.C598]&lt;0.242;&quot;exp&quot;;IF([.C598]&lt;0.5;&quot;geo&quot;;IF([.C59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3999999999996" calcext:value-type="float">
            <text:p>5,84</text:p>
          </table:table-cell>
          <table:table-cell table:style-name="ce88" table:formula="of:=([.B599]-[.$C$5])/([.$C$6]-[.$C$5])" office:value-type="float" office:value="0.727272727272722" calcext:value-type="float">
            <text:p>0,727</text:p>
          </table:table-cell>
          <table:table-cell table:style-name="ce86" table:number-columns-repeated="2"/>
          <table:table-cell table:style-name="ce88" table:formula="of:=LOG(2*[.C599])+7*0.51" office:value-type="float" office:value="3.7327272974977" calcext:value-type="float">
            <text:p>3,733</text:p>
          </table:table-cell>
          <table:table-cell table:style-name="ce88" table:formula="of:=IF([.C599]&lt;0.242;EXP([.C599])/(2-EXP([.C599]));IF([.C599]&lt;0.5;7*[.C599];IF([.C599]&gt;=0.5;LOG(2*[.C599])+7*0.5;&quot;error&quot;)))" office:value-type="float" office:value="3.6627272974977" calcext:value-type="float">
            <text:p>3,663</text:p>
          </table:table-cell>
          <table:table-cell table:formula="of:=IF([.C599]&lt;0.242;&quot;exp&quot;;IF([.C599]&lt;0.5;&quot;geo&quot;;IF([.C59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4999999999996" calcext:value-type="float">
            <text:p>5,85</text:p>
          </table:table-cell>
          <table:table-cell table:style-name="ce88" table:formula="of:=([.B600]-[.$C$5])/([.$C$6]-[.$C$5])" office:value-type="float" office:value="0.728535353535349" calcext:value-type="float">
            <text:p>0,729</text:p>
          </table:table-cell>
          <table:table-cell table:style-name="ce86" table:number-columns-repeated="2"/>
          <table:table-cell table:style-name="ce88" table:formula="of:=LOG(2*[.C600])+7*0.51" office:value-type="float" office:value="3.73348062723022" calcext:value-type="float">
            <text:p>3,733</text:p>
          </table:table-cell>
          <table:table-cell table:style-name="ce88" table:formula="of:=IF([.C600]&lt;0.242;EXP([.C600])/(2-EXP([.C600]));IF([.C600]&lt;0.5;7*[.C600];IF([.C600]&gt;=0.5;LOG(2*[.C600])+7*0.5;&quot;error&quot;)))" office:value-type="float" office:value="3.66348062723022" calcext:value-type="float">
            <text:p>3,663</text:p>
          </table:table-cell>
          <table:table-cell table:formula="of:=IF([.C600]&lt;0.242;&quot;exp&quot;;IF([.C600]&lt;0.5;&quot;geo&quot;;IF([.C60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5999999999996" calcext:value-type="float">
            <text:p>5,86</text:p>
          </table:table-cell>
          <table:table-cell table:style-name="ce88" table:formula="of:=([.B601]-[.$C$5])/([.$C$6]-[.$C$5])" office:value-type="float" office:value="0.729797979797975" calcext:value-type="float">
            <text:p>0,730</text:p>
          </table:table-cell>
          <table:table-cell table:style-name="ce86" table:number-columns-repeated="2"/>
          <table:table-cell table:style-name="ce88" table:formula="of:=LOG(2*[.C601])+7*0.51" office:value-type="float" office:value="3.73423265249501" calcext:value-type="float">
            <text:p>3,734</text:p>
          </table:table-cell>
          <table:table-cell table:style-name="ce88" table:formula="of:=IF([.C601]&lt;0.242;EXP([.C601])/(2-EXP([.C601]));IF([.C601]&lt;0.5;7*[.C601];IF([.C601]&gt;=0.5;LOG(2*[.C601])+7*0.5;&quot;error&quot;)))" office:value-type="float" office:value="3.66423265249501" calcext:value-type="float">
            <text:p>3,664</text:p>
          </table:table-cell>
          <table:table-cell table:formula="of:=IF([.C601]&lt;0.242;&quot;exp&quot;;IF([.C601]&lt;0.5;&quot;geo&quot;;IF([.C60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6999999999996" calcext:value-type="float">
            <text:p>5,87</text:p>
          </table:table-cell>
          <table:table-cell table:style-name="ce88" table:formula="of:=([.B602]-[.$C$5])/([.$C$6]-[.$C$5])" office:value-type="float" office:value="0.731060606060601" calcext:value-type="float">
            <text:p>0,731</text:p>
          </table:table-cell>
          <table:table-cell table:style-name="ce86" table:number-columns-repeated="2"/>
          <table:table-cell table:style-name="ce88" table:formula="of:=LOG(2*[.C602])+7*0.51" office:value-type="float" office:value="3.73498337780192" calcext:value-type="float">
            <text:p>3,735</text:p>
          </table:table-cell>
          <table:table-cell table:style-name="ce88" table:formula="of:=IF([.C602]&lt;0.242;EXP([.C602])/(2-EXP([.C602]));IF([.C602]&lt;0.5;7*[.C602];IF([.C602]&gt;=0.5;LOG(2*[.C602])+7*0.5;&quot;error&quot;)))" office:value-type="float" office:value="3.66498337780192" calcext:value-type="float">
            <text:p>3,665</text:p>
          </table:table-cell>
          <table:table-cell table:formula="of:=IF([.C602]&lt;0.242;&quot;exp&quot;;IF([.C602]&lt;0.5;&quot;geo&quot;;IF([.C60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7999999999996" calcext:value-type="float">
            <text:p>5,88</text:p>
          </table:table-cell>
          <table:table-cell table:style-name="ce88" table:formula="of:=([.B603]-[.$C$5])/([.$C$6]-[.$C$5])" office:value-type="float" office:value="0.732323232323227" calcext:value-type="float">
            <text:p>0,732</text:p>
          </table:table-cell>
          <table:table-cell table:style-name="ce86" table:number-columns-repeated="2"/>
          <table:table-cell table:style-name="ce88" table:formula="of:=LOG(2*[.C603])+7*0.51" office:value-type="float" office:value="3.73573280763742" calcext:value-type="float">
            <text:p>3,736</text:p>
          </table:table-cell>
          <table:table-cell table:style-name="ce88" table:formula="of:=IF([.C603]&lt;0.242;EXP([.C603])/(2-EXP([.C603]));IF([.C603]&lt;0.5;7*[.C603];IF([.C603]&gt;=0.5;LOG(2*[.C603])+7*0.5;&quot;error&quot;)))" office:value-type="float" office:value="3.66573280763742" calcext:value-type="float">
            <text:p>3,666</text:p>
          </table:table-cell>
          <table:table-cell table:formula="of:=IF([.C603]&lt;0.242;&quot;exp&quot;;IF([.C603]&lt;0.5;&quot;geo&quot;;IF([.C60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8999999999996" calcext:value-type="float">
            <text:p>5,89</text:p>
          </table:table-cell>
          <table:table-cell table:style-name="ce88" table:formula="of:=([.B604]-[.$C$5])/([.$C$6]-[.$C$5])" office:value-type="float" office:value="0.733585858585853" calcext:value-type="float">
            <text:p>0,734</text:p>
          </table:table-cell>
          <table:table-cell table:style-name="ce86" table:number-columns-repeated="2"/>
          <table:table-cell table:style-name="ce88" table:formula="of:=LOG(2*[.C604])+7*0.51" office:value-type="float" office:value="3.73648094646482" calcext:value-type="float">
            <text:p>3,736</text:p>
          </table:table-cell>
          <table:table-cell table:style-name="ce88" table:formula="of:=IF([.C604]&lt;0.242;EXP([.C604])/(2-EXP([.C604]));IF([.C604]&lt;0.5;7*[.C604];IF([.C604]&gt;=0.5;LOG(2*[.C604])+7*0.5;&quot;error&quot;)))" office:value-type="float" office:value="3.66648094646482" calcext:value-type="float">
            <text:p>3,666</text:p>
          </table:table-cell>
          <table:table-cell table:formula="of:=IF([.C604]&lt;0.242;&quot;exp&quot;;IF([.C604]&lt;0.5;&quot;geo&quot;;IF([.C60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9999999999996" calcext:value-type="float">
            <text:p>5,9</text:p>
          </table:table-cell>
          <table:table-cell table:style-name="ce88" table:formula="of:=([.B605]-[.$C$5])/([.$C$6]-[.$C$5])" office:value-type="float" office:value="0.73484848484848" calcext:value-type="float">
            <text:p>0,735</text:p>
          </table:table-cell>
          <table:table-cell table:style-name="ce86" table:number-columns-repeated="2"/>
          <table:table-cell table:style-name="ce88" table:formula="of:=LOG(2*[.C605])+7*0.51" office:value-type="float" office:value="3.73722779872437" calcext:value-type="float">
            <text:p>3,737</text:p>
          </table:table-cell>
          <table:table-cell table:style-name="ce88" table:formula="of:=IF([.C605]&lt;0.242;EXP([.C605])/(2-EXP([.C605]));IF([.C605]&lt;0.5;7*[.C605];IF([.C605]&gt;=0.5;LOG(2*[.C605])+7*0.5;&quot;error&quot;)))" office:value-type="float" office:value="3.66722779872437" calcext:value-type="float">
            <text:p>3,667</text:p>
          </table:table-cell>
          <table:table-cell table:formula="of:=IF([.C605]&lt;0.242;&quot;exp&quot;;IF([.C605]&lt;0.5;&quot;geo&quot;;IF([.C60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0999999999996" calcext:value-type="float">
            <text:p>5,91</text:p>
          </table:table-cell>
          <table:table-cell table:style-name="ce88" table:formula="of:=([.B606]-[.$C$5])/([.$C$6]-[.$C$5])" office:value-type="float" office:value="0.736111111111106" calcext:value-type="float">
            <text:p>0,736</text:p>
          </table:table-cell>
          <table:table-cell table:style-name="ce86" table:number-columns-repeated="2"/>
          <table:table-cell table:style-name="ce88" table:formula="of:=LOG(2*[.C606])+7*0.51" office:value-type="float" office:value="3.7379733688335" calcext:value-type="float">
            <text:p>3,738</text:p>
          </table:table-cell>
          <table:table-cell table:style-name="ce88" table:formula="of:=IF([.C606]&lt;0.242;EXP([.C606])/(2-EXP([.C606]));IF([.C606]&lt;0.5;7*[.C606];IF([.C606]&gt;=0.5;LOG(2*[.C606])+7*0.5;&quot;error&quot;)))" office:value-type="float" office:value="3.6679733688335" calcext:value-type="float">
            <text:p>3,668</text:p>
          </table:table-cell>
          <table:table-cell table:formula="of:=IF([.C606]&lt;0.242;&quot;exp&quot;;IF([.C606]&lt;0.5;&quot;geo&quot;;IF([.C60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1999999999996" calcext:value-type="float">
            <text:p>5,92</text:p>
          </table:table-cell>
          <table:table-cell table:style-name="ce88" table:formula="of:=([.B607]-[.$C$5])/([.$C$6]-[.$C$5])" office:value-type="float" office:value="0.737373737373732" calcext:value-type="float">
            <text:p>0,737</text:p>
          </table:table-cell>
          <table:table-cell table:style-name="ce86" table:number-columns-repeated="2"/>
          <table:table-cell table:style-name="ce88" table:formula="of:=LOG(2*[.C607])+7*0.51" office:value-type="float" office:value="3.73871766118688" calcext:value-type="float">
            <text:p>3,739</text:p>
          </table:table-cell>
          <table:table-cell table:style-name="ce88" table:formula="of:=IF([.C607]&lt;0.242;EXP([.C607])/(2-EXP([.C607]));IF([.C607]&lt;0.5;7*[.C607];IF([.C607]&gt;=0.5;LOG(2*[.C607])+7*0.5;&quot;error&quot;)))" office:value-type="float" office:value="3.66871766118688" calcext:value-type="float">
            <text:p>3,669</text:p>
          </table:table-cell>
          <table:table-cell table:formula="of:=IF([.C607]&lt;0.242;&quot;exp&quot;;IF([.C607]&lt;0.5;&quot;geo&quot;;IF([.C60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2999999999996" calcext:value-type="float">
            <text:p>5,93</text:p>
          </table:table-cell>
          <table:table-cell table:style-name="ce88" table:formula="of:=([.B608]-[.$C$5])/([.$C$6]-[.$C$5])" office:value-type="float" office:value="0.738636363636359" calcext:value-type="float">
            <text:p>0,739</text:p>
          </table:table-cell>
          <table:table-cell table:style-name="ce86" table:number-columns-repeated="2"/>
          <table:table-cell table:style-name="ce88" table:formula="of:=LOG(2*[.C608])+7*0.51" office:value-type="float" office:value="3.73946068015667" calcext:value-type="float">
            <text:p>3,739</text:p>
          </table:table-cell>
          <table:table-cell table:style-name="ce88" table:formula="of:=IF([.C608]&lt;0.242;EXP([.C608])/(2-EXP([.C608]));IF([.C608]&lt;0.5;7*[.C608];IF([.C608]&gt;=0.5;LOG(2*[.C608])+7*0.5;&quot;error&quot;)))" office:value-type="float" office:value="3.66946068015667" calcext:value-type="float">
            <text:p>3,669</text:p>
          </table:table-cell>
          <table:table-cell table:formula="of:=IF([.C608]&lt;0.242;&quot;exp&quot;;IF([.C608]&lt;0.5;&quot;geo&quot;;IF([.C60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3999999999996" calcext:value-type="float">
            <text:p>5,94</text:p>
          </table:table-cell>
          <table:table-cell table:style-name="ce88" table:formula="of:=([.B609]-[.$C$5])/([.$C$6]-[.$C$5])" office:value-type="float" office:value="0.739898989898985" calcext:value-type="float">
            <text:p>0,740</text:p>
          </table:table-cell>
          <table:table-cell table:style-name="ce86" table:number-columns-repeated="2"/>
          <table:table-cell table:style-name="ce88" table:formula="of:=LOG(2*[.C609])+7*0.51" office:value-type="float" office:value="3.74020243009258" calcext:value-type="float">
            <text:p>3,740</text:p>
          </table:table-cell>
          <table:table-cell table:style-name="ce88" table:formula="of:=IF([.C609]&lt;0.242;EXP([.C609])/(2-EXP([.C609]));IF([.C609]&lt;0.5;7*[.C609];IF([.C609]&gt;=0.5;LOG(2*[.C609])+7*0.5;&quot;error&quot;)))" office:value-type="float" office:value="3.67020243009258" calcext:value-type="float">
            <text:p>3,670</text:p>
          </table:table-cell>
          <table:table-cell table:formula="of:=IF([.C609]&lt;0.242;&quot;exp&quot;;IF([.C609]&lt;0.5;&quot;geo&quot;;IF([.C60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4999999999996" calcext:value-type="float">
            <text:p>5,95</text:p>
          </table:table-cell>
          <table:table-cell table:style-name="ce88" table:formula="of:=([.B610]-[.$C$5])/([.$C$6]-[.$C$5])" office:value-type="float" office:value="0.741161616161611" calcext:value-type="float">
            <text:p>0,741</text:p>
          </table:table-cell>
          <table:table-cell table:style-name="ce86" table:number-columns-repeated="2"/>
          <table:table-cell table:style-name="ce88" table:formula="of:=LOG(2*[.C610])+7*0.51" office:value-type="float" office:value="3.7409429153221" calcext:value-type="float">
            <text:p>3,741</text:p>
          </table:table-cell>
          <table:table-cell table:style-name="ce88" table:formula="of:=IF([.C610]&lt;0.242;EXP([.C610])/(2-EXP([.C610]));IF([.C610]&lt;0.5;7*[.C610];IF([.C610]&gt;=0.5;LOG(2*[.C610])+7*0.5;&quot;error&quot;)))" office:value-type="float" office:value="3.6709429153221" calcext:value-type="float">
            <text:p>3,671</text:p>
          </table:table-cell>
          <table:table-cell table:formula="of:=IF([.C610]&lt;0.242;&quot;exp&quot;;IF([.C610]&lt;0.5;&quot;geo&quot;;IF([.C61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5999999999995" calcext:value-type="float">
            <text:p>5,96</text:p>
          </table:table-cell>
          <table:table-cell table:style-name="ce88" table:formula="of:=([.B611]-[.$C$5])/([.$C$6]-[.$C$5])" office:value-type="float" office:value="0.742424242424236" calcext:value-type="float">
            <text:p>0,742</text:p>
          </table:table-cell>
          <table:table-cell table:style-name="ce86" table:number-columns-repeated="2"/>
          <table:table-cell table:style-name="ce88" table:formula="of:=LOG(2*[.C611])+7*0.51" office:value-type="float" office:value="3.74168214015062" calcext:value-type="float">
            <text:p>3,742</text:p>
          </table:table-cell>
          <table:table-cell table:style-name="ce88" table:formula="of:=IF([.C611]&lt;0.242;EXP([.C611])/(2-EXP([.C611]));IF([.C611]&lt;0.5;7*[.C611];IF([.C611]&gt;=0.5;LOG(2*[.C611])+7*0.5;&quot;error&quot;)))" office:value-type="float" office:value="3.67168214015062" calcext:value-type="float">
            <text:p>3,672</text:p>
          </table:table-cell>
          <table:table-cell table:formula="of:=IF([.C611]&lt;0.242;&quot;exp&quot;;IF([.C611]&lt;0.5;&quot;geo&quot;;IF([.C61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6999999999995" calcext:value-type="float">
            <text:p>5,97</text:p>
          </table:table-cell>
          <table:table-cell table:style-name="ce88" table:formula="of:=([.B612]-[.$C$5])/([.$C$6]-[.$C$5])" office:value-type="float" office:value="0.743686868686862" calcext:value-type="float">
            <text:p>0,744</text:p>
          </table:table-cell>
          <table:table-cell table:style-name="ce86" table:number-columns-repeated="2"/>
          <table:table-cell table:style-name="ce88" table:formula="of:=LOG(2*[.C612])+7*0.51" office:value-type="float" office:value="3.74242010886159" calcext:value-type="float">
            <text:p>3,742</text:p>
          </table:table-cell>
          <table:table-cell table:style-name="ce88" table:formula="of:=IF([.C612]&lt;0.242;EXP([.C612])/(2-EXP([.C612]));IF([.C612]&lt;0.5;7*[.C612];IF([.C612]&gt;=0.5;LOG(2*[.C612])+7*0.5;&quot;error&quot;)))" office:value-type="float" office:value="3.67242010886159" calcext:value-type="float">
            <text:p>3,672</text:p>
          </table:table-cell>
          <table:table-cell table:formula="of:=IF([.C612]&lt;0.242;&quot;exp&quot;;IF([.C612]&lt;0.5;&quot;geo&quot;;IF([.C61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7999999999995" calcext:value-type="float">
            <text:p>5,98</text:p>
          </table:table-cell>
          <table:table-cell table:style-name="ce88" table:formula="of:=([.B613]-[.$C$5])/([.$C$6]-[.$C$5])" office:value-type="float" office:value="0.744949494949489" calcext:value-type="float">
            <text:p>0,745</text:p>
          </table:table-cell>
          <table:table-cell table:style-name="ce86" table:number-columns-repeated="2"/>
          <table:table-cell table:style-name="ce88" table:formula="of:=LOG(2*[.C613])+7*0.51" office:value-type="float" office:value="3.74315682571663" calcext:value-type="float">
            <text:p>3,743</text:p>
          </table:table-cell>
          <table:table-cell table:style-name="ce88" table:formula="of:=IF([.C613]&lt;0.242;EXP([.C613])/(2-EXP([.C613]));IF([.C613]&lt;0.5;7*[.C613];IF([.C613]&gt;=0.5;LOG(2*[.C613])+7*0.5;&quot;error&quot;)))" office:value-type="float" office:value="3.67315682571663" calcext:value-type="float">
            <text:p>3,673</text:p>
          </table:table-cell>
          <table:table-cell table:formula="of:=IF([.C613]&lt;0.242;&quot;exp&quot;;IF([.C613]&lt;0.5;&quot;geo&quot;;IF([.C61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8999999999995" calcext:value-type="float">
            <text:p>5,99</text:p>
          </table:table-cell>
          <table:table-cell table:style-name="ce88" table:formula="of:=([.B614]-[.$C$5])/([.$C$6]-[.$C$5])" office:value-type="float" office:value="0.746212121212115" calcext:value-type="float">
            <text:p>0,746</text:p>
          </table:table-cell>
          <table:table-cell table:style-name="ce86" table:number-columns-repeated="2"/>
          <table:table-cell table:style-name="ce88" table:formula="of:=LOG(2*[.C614])+7*0.51" office:value-type="float" office:value="3.74389229495574" calcext:value-type="float">
            <text:p>3,744</text:p>
          </table:table-cell>
          <table:table-cell table:style-name="ce88" table:formula="of:=IF([.C614]&lt;0.242;EXP([.C614])/(2-EXP([.C614]));IF([.C614]&lt;0.5;7*[.C614];IF([.C614]&gt;=0.5;LOG(2*[.C614])+7*0.5;&quot;error&quot;)))" office:value-type="float" office:value="3.67389229495574" calcext:value-type="float">
            <text:p>3,674</text:p>
          </table:table-cell>
          <table:table-cell table:formula="of:=IF([.C614]&lt;0.242;&quot;exp&quot;;IF([.C614]&lt;0.5;&quot;geo&quot;;IF([.C61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9999999999995" calcext:value-type="float">
            <text:p>6</text:p>
          </table:table-cell>
          <table:table-cell table:style-name="ce88" table:formula="of:=([.B615]-[.$C$5])/([.$C$6]-[.$C$5])" office:value-type="float" office:value="0.747474747474741" calcext:value-type="float">
            <text:p>0,747</text:p>
          </table:table-cell>
          <table:table-cell table:style-name="ce86" table:number-columns-repeated="2"/>
          <table:table-cell table:style-name="ce88" table:formula="of:=LOG(2*[.C615])+7*0.51" office:value-type="float" office:value="3.7446265207974" calcext:value-type="float">
            <text:p>3,745</text:p>
          </table:table-cell>
          <table:table-cell table:style-name="ce88" table:formula="of:=IF([.C615]&lt;0.242;EXP([.C615])/(2-EXP([.C615]));IF([.C615]&lt;0.5;7*[.C615];IF([.C615]&gt;=0.5;LOG(2*[.C615])+7*0.5;&quot;error&quot;)))" office:value-type="float" office:value="3.6746265207974" calcext:value-type="float">
            <text:p>3,675</text:p>
          </table:table-cell>
          <table:table-cell table:formula="of:=IF([.C615]&lt;0.242;&quot;exp&quot;;IF([.C615]&lt;0.5;&quot;geo&quot;;IF([.C61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0999999999995" calcext:value-type="float">
            <text:p>6,01</text:p>
          </table:table-cell>
          <table:table-cell table:style-name="ce88" table:formula="of:=([.B616]-[.$C$5])/([.$C$6]-[.$C$5])" office:value-type="float" office:value="0.748737373737367" calcext:value-type="float">
            <text:p>0,749</text:p>
          </table:table-cell>
          <table:table-cell table:style-name="ce86" table:number-columns-repeated="2"/>
          <table:table-cell table:style-name="ce88" table:formula="of:=LOG(2*[.C616])+7*0.51" office:value-type="float" office:value="3.74535950743875" calcext:value-type="float">
            <text:p>3,745</text:p>
          </table:table-cell>
          <table:table-cell table:style-name="ce88" table:formula="of:=IF([.C616]&lt;0.242;EXP([.C616])/(2-EXP([.C616]));IF([.C616]&lt;0.5;7*[.C616];IF([.C616]&gt;=0.5;LOG(2*[.C616])+7*0.5;&quot;error&quot;)))" office:value-type="float" office:value="3.67535950743875" calcext:value-type="float">
            <text:p>3,675</text:p>
          </table:table-cell>
          <table:table-cell table:formula="of:=IF([.C616]&lt;0.242;&quot;exp&quot;;IF([.C616]&lt;0.5;&quot;geo&quot;;IF([.C61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1999999999995" calcext:value-type="float">
            <text:p>6,02</text:p>
          </table:table-cell>
          <table:table-cell table:style-name="ce88" table:formula="of:=([.B617]-[.$C$5])/([.$C$6]-[.$C$5])" office:value-type="float" office:value="0.749999999999994" calcext:value-type="float">
            <text:p>0,750</text:p>
          </table:table-cell>
          <table:table-cell table:style-name="ce86" table:number-columns-repeated="2"/>
          <table:table-cell table:style-name="ce88" table:formula="of:=LOG(2*[.C617])+7*0.51" office:value-type="float" office:value="3.74609125905568" calcext:value-type="float">
            <text:p>3,746</text:p>
          </table:table-cell>
          <table:table-cell table:style-name="ce88" table:formula="of:=IF([.C617]&lt;0.242;EXP([.C617])/(2-EXP([.C617]));IF([.C617]&lt;0.5;7*[.C617];IF([.C617]&gt;=0.5;LOG(2*[.C617])+7*0.5;&quot;error&quot;)))" office:value-type="float" office:value="3.67609125905568" calcext:value-type="float">
            <text:p>3,676</text:p>
          </table:table-cell>
          <table:table-cell table:formula="of:=IF([.C617]&lt;0.242;&quot;exp&quot;;IF([.C617]&lt;0.5;&quot;geo&quot;;IF([.C61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2999999999995" calcext:value-type="float">
            <text:p>6,03</text:p>
          </table:table-cell>
          <table:table-cell table:style-name="ce88" table:formula="of:=([.B618]-[.$C$5])/([.$C$6]-[.$C$5])" office:value-type="float" office:value="0.75126262626262" calcext:value-type="float">
            <text:p>0,751</text:p>
          </table:table-cell>
          <table:table-cell table:style-name="ce86" table:number-columns-repeated="2"/>
          <table:table-cell table:style-name="ce88" table:formula="of:=LOG(2*[.C618])+7*0.51" office:value-type="float" office:value="3.74682177980303" calcext:value-type="float">
            <text:p>3,747</text:p>
          </table:table-cell>
          <table:table-cell table:style-name="ce88" table:formula="of:=IF([.C618]&lt;0.242;EXP([.C618])/(2-EXP([.C618]));IF([.C618]&lt;0.5;7*[.C618];IF([.C618]&gt;=0.5;LOG(2*[.C618])+7*0.5;&quot;error&quot;)))" office:value-type="float" office:value="3.67682177980303" calcext:value-type="float">
            <text:p>3,677</text:p>
          </table:table-cell>
          <table:table-cell table:formula="of:=IF([.C618]&lt;0.242;&quot;exp&quot;;IF([.C618]&lt;0.5;&quot;geo&quot;;IF([.C61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3999999999995" calcext:value-type="float">
            <text:p>6,04</text:p>
          </table:table-cell>
          <table:table-cell table:style-name="ce88" table:formula="of:=([.B619]-[.$C$5])/([.$C$6]-[.$C$5])" office:value-type="float" office:value="0.752525252525246" calcext:value-type="float">
            <text:p>0,753</text:p>
          </table:table-cell>
          <table:table-cell table:style-name="ce86" table:number-columns-repeated="2"/>
          <table:table-cell table:style-name="ce88" table:formula="of:=LOG(2*[.C619])+7*0.51" office:value-type="float" office:value="3.74755107381472" calcext:value-type="float">
            <text:p>3,748</text:p>
          </table:table-cell>
          <table:table-cell table:style-name="ce88" table:formula="of:=IF([.C619]&lt;0.242;EXP([.C619])/(2-EXP([.C619]));IF([.C619]&lt;0.5;7*[.C619];IF([.C619]&gt;=0.5;LOG(2*[.C619])+7*0.5;&quot;error&quot;)))" office:value-type="float" office:value="3.67755107381472" calcext:value-type="float">
            <text:p>3,678</text:p>
          </table:table-cell>
          <table:table-cell table:formula="of:=IF([.C619]&lt;0.242;&quot;exp&quot;;IF([.C619]&lt;0.5;&quot;geo&quot;;IF([.C61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4999999999995" calcext:value-type="float">
            <text:p>6,05</text:p>
          </table:table-cell>
          <table:table-cell table:style-name="ce88" table:formula="of:=([.B620]-[.$C$5])/([.$C$6]-[.$C$5])" office:value-type="float" office:value="0.753787878787872" calcext:value-type="float">
            <text:p>0,754</text:p>
          </table:table-cell>
          <table:table-cell table:style-name="ce86" table:number-columns-repeated="2"/>
          <table:table-cell table:style-name="ce88" table:formula="of:=LOG(2*[.C620])+7*0.51" office:value-type="float" office:value="3.74827914520385" calcext:value-type="float">
            <text:p>3,748</text:p>
          </table:table-cell>
          <table:table-cell table:style-name="ce88" table:formula="of:=IF([.C620]&lt;0.242;EXP([.C620])/(2-EXP([.C620]));IF([.C620]&lt;0.5;7*[.C620];IF([.C620]&gt;=0.5;LOG(2*[.C620])+7*0.5;&quot;error&quot;)))" office:value-type="float" office:value="3.67827914520385" calcext:value-type="float">
            <text:p>3,678</text:p>
          </table:table-cell>
          <table:table-cell table:formula="of:=IF([.C620]&lt;0.242;&quot;exp&quot;;IF([.C620]&lt;0.5;&quot;geo&quot;;IF([.C62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5999999999995" calcext:value-type="float">
            <text:p>6,06</text:p>
          </table:table-cell>
          <table:table-cell table:style-name="ce88" table:formula="of:=([.B621]-[.$C$5])/([.$C$6]-[.$C$5])" office:value-type="float" office:value="0.755050505050499" calcext:value-type="float">
            <text:p>0,755</text:p>
          </table:table-cell>
          <table:table-cell table:style-name="ce86" table:number-columns-repeated="2"/>
          <table:table-cell table:style-name="ce88" table:formula="of:=LOG(2*[.C621])+7*0.51" office:value-type="float" office:value="3.7490059980629" calcext:value-type="float">
            <text:p>3,749</text:p>
          </table:table-cell>
          <table:table-cell table:style-name="ce88" table:formula="of:=IF([.C621]&lt;0.242;EXP([.C621])/(2-EXP([.C621]));IF([.C621]&lt;0.5;7*[.C621];IF([.C621]&gt;=0.5;LOG(2*[.C621])+7*0.5;&quot;error&quot;)))" office:value-type="float" office:value="3.67900599806289" calcext:value-type="float">
            <text:p>3,679</text:p>
          </table:table-cell>
          <table:table-cell table:formula="of:=IF([.C621]&lt;0.242;&quot;exp&quot;;IF([.C621]&lt;0.5;&quot;geo&quot;;IF([.C62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6999999999995" calcext:value-type="float">
            <text:p>6,07</text:p>
          </table:table-cell>
          <table:table-cell table:style-name="ce88" table:formula="of:=([.B622]-[.$C$5])/([.$C$6]-[.$C$5])" office:value-type="float" office:value="0.756313131313125" calcext:value-type="float">
            <text:p>0,756</text:p>
          </table:table-cell>
          <table:table-cell table:style-name="ce86" table:number-columns-repeated="2"/>
          <table:table-cell table:style-name="ce88" table:formula="of:=LOG(2*[.C622])+7*0.51" office:value-type="float" office:value="3.7497316364638" calcext:value-type="float">
            <text:p>3,750</text:p>
          </table:table-cell>
          <table:table-cell table:style-name="ce88" table:formula="of:=IF([.C622]&lt;0.242;EXP([.C622])/(2-EXP([.C622]));IF([.C622]&lt;0.5;7*[.C622];IF([.C622]&gt;=0.5;LOG(2*[.C622])+7*0.5;&quot;error&quot;)))" office:value-type="float" office:value="3.6797316364638" calcext:value-type="float">
            <text:p>3,680</text:p>
          </table:table-cell>
          <table:table-cell table:formula="of:=IF([.C622]&lt;0.242;&quot;exp&quot;;IF([.C622]&lt;0.5;&quot;geo&quot;;IF([.C62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7999999999995" calcext:value-type="float">
            <text:p>6,08</text:p>
          </table:table-cell>
          <table:table-cell table:style-name="ce88" table:formula="of:=([.B623]-[.$C$5])/([.$C$6]-[.$C$5])" office:value-type="float" office:value="0.757575757575751" calcext:value-type="float">
            <text:p>0,758</text:p>
          </table:table-cell>
          <table:table-cell table:style-name="ce86" table:number-columns-repeated="2"/>
          <table:table-cell table:style-name="ce88" table:formula="of:=LOG(2*[.C623])+7*0.51" office:value-type="float" office:value="3.75045606445813" calcext:value-type="float">
            <text:p>3,750</text:p>
          </table:table-cell>
          <table:table-cell table:style-name="ce88" table:formula="of:=IF([.C623]&lt;0.242;EXP([.C623])/(2-EXP([.C623]));IF([.C623]&lt;0.5;7*[.C623];IF([.C623]&gt;=0.5;LOG(2*[.C623])+7*0.5;&quot;error&quot;)))" office:value-type="float" office:value="3.68045606445813" calcext:value-type="float">
            <text:p>3,680</text:p>
          </table:table-cell>
          <table:table-cell table:formula="of:=IF([.C623]&lt;0.242;&quot;exp&quot;;IF([.C623]&lt;0.5;&quot;geo&quot;;IF([.C62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8999999999995" calcext:value-type="float">
            <text:p>6,09</text:p>
          </table:table-cell>
          <table:table-cell table:style-name="ce88" table:formula="of:=([.B624]-[.$C$5])/([.$C$6]-[.$C$5])" office:value-type="float" office:value="0.758838383838378" calcext:value-type="float">
            <text:p>0,759</text:p>
          </table:table-cell>
          <table:table-cell table:style-name="ce86" table:number-columns-repeated="2"/>
          <table:table-cell table:style-name="ce88" table:formula="of:=LOG(2*[.C624])+7*0.51" office:value-type="float" office:value="3.75117928607722" calcext:value-type="float">
            <text:p>3,751</text:p>
          </table:table-cell>
          <table:table-cell table:style-name="ce88" table:formula="of:=IF([.C624]&lt;0.242;EXP([.C624])/(2-EXP([.C624]));IF([.C624]&lt;0.5;7*[.C624];IF([.C624]&gt;=0.5;LOG(2*[.C624])+7*0.5;&quot;error&quot;)))" office:value-type="float" office:value="3.68117928607722" calcext:value-type="float">
            <text:p>3,681</text:p>
          </table:table-cell>
          <table:table-cell table:formula="of:=IF([.C624]&lt;0.242;&quot;exp&quot;;IF([.C624]&lt;0.5;&quot;geo&quot;;IF([.C62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9999999999995" calcext:value-type="float">
            <text:p>6,1</text:p>
          </table:table-cell>
          <table:table-cell table:style-name="ce88" table:formula="of:=([.B625]-[.$C$5])/([.$C$6]-[.$C$5])" office:value-type="float" office:value="0.760101010101004" calcext:value-type="float">
            <text:p>0,760</text:p>
          </table:table-cell>
          <table:table-cell table:style-name="ce86" table:number-columns-repeated="2"/>
          <table:table-cell table:style-name="ce88" table:formula="of:=LOG(2*[.C625])+7*0.51" office:value-type="float" office:value="3.75190130533231" calcext:value-type="float">
            <text:p>3,752</text:p>
          </table:table-cell>
          <table:table-cell table:style-name="ce88" table:formula="of:=IF([.C625]&lt;0.242;EXP([.C625])/(2-EXP([.C625]));IF([.C625]&lt;0.5;7*[.C625];IF([.C625]&gt;=0.5;LOG(2*[.C625])+7*0.5;&quot;error&quot;)))" office:value-type="float" office:value="3.68190130533231" calcext:value-type="float">
            <text:p>3,682</text:p>
          </table:table-cell>
          <table:table-cell table:formula="of:=IF([.C625]&lt;0.242;&quot;exp&quot;;IF([.C625]&lt;0.5;&quot;geo&quot;;IF([.C62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0999999999995" calcext:value-type="float">
            <text:p>6,11</text:p>
          </table:table-cell>
          <table:table-cell table:style-name="ce88" table:formula="of:=([.B626]-[.$C$5])/([.$C$6]-[.$C$5])" office:value-type="float" office:value="0.76136363636363" calcext:value-type="float">
            <text:p>0,761</text:p>
          </table:table-cell>
          <table:table-cell table:style-name="ce86" table:number-columns-repeated="2"/>
          <table:table-cell table:style-name="ce88" table:formula="of:=LOG(2*[.C626])+7*0.51" office:value-type="float" office:value="3.75262212621464" calcext:value-type="float">
            <text:p>3,753</text:p>
          </table:table-cell>
          <table:table-cell table:style-name="ce88" table:formula="of:=IF([.C626]&lt;0.242;EXP([.C626])/(2-EXP([.C626]));IF([.C626]&lt;0.5;7*[.C626];IF([.C626]&gt;=0.5;LOG(2*[.C626])+7*0.5;&quot;error&quot;)))" office:value-type="float" office:value="3.68262212621464" calcext:value-type="float">
            <text:p>3,683</text:p>
          </table:table-cell>
          <table:table-cell table:formula="of:=IF([.C626]&lt;0.242;&quot;exp&quot;;IF([.C626]&lt;0.5;&quot;geo&quot;;IF([.C62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1999999999995" calcext:value-type="float">
            <text:p>6,12</text:p>
          </table:table-cell>
          <table:table-cell table:style-name="ce88" table:formula="of:=([.B627]-[.$C$5])/([.$C$6]-[.$C$5])" office:value-type="float" office:value="0.762626262626256" calcext:value-type="float">
            <text:p>0,763</text:p>
          </table:table-cell>
          <table:table-cell table:style-name="ce86" table:number-columns-repeated="2"/>
          <table:table-cell table:style-name="ce88" table:formula="of:=LOG(2*[.C627])+7*0.51" office:value-type="float" office:value="3.75334175269562" calcext:value-type="float">
            <text:p>3,753</text:p>
          </table:table-cell>
          <table:table-cell table:style-name="ce88" table:formula="of:=IF([.C627]&lt;0.242;EXP([.C627])/(2-EXP([.C627]));IF([.C627]&lt;0.5;7*[.C627];IF([.C627]&gt;=0.5;LOG(2*[.C627])+7*0.5;&quot;error&quot;)))" office:value-type="float" office:value="3.68334175269562" calcext:value-type="float">
            <text:p>3,683</text:p>
          </table:table-cell>
          <table:table-cell table:formula="of:=IF([.C627]&lt;0.242;&quot;exp&quot;;IF([.C627]&lt;0.5;&quot;geo&quot;;IF([.C62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2999999999995" calcext:value-type="float">
            <text:p>6,13</text:p>
          </table:table-cell>
          <table:table-cell table:style-name="ce88" table:formula="of:=([.B628]-[.$C$5])/([.$C$6]-[.$C$5])" office:value-type="float" office:value="0.763888888888883" calcext:value-type="float">
            <text:p>0,764</text:p>
          </table:table-cell>
          <table:table-cell table:style-name="ce86" table:number-columns-repeated="2"/>
          <table:table-cell table:style-name="ce88" table:formula="of:=LOG(2*[.C628])+7*0.51" office:value-type="float" office:value="3.75406018872695" calcext:value-type="float">
            <text:p>3,754</text:p>
          </table:table-cell>
          <table:table-cell table:style-name="ce88" table:formula="of:=IF([.C628]&lt;0.242;EXP([.C628])/(2-EXP([.C628]));IF([.C628]&lt;0.5;7*[.C628];IF([.C628]&gt;=0.5;LOG(2*[.C628])+7*0.5;&quot;error&quot;)))" office:value-type="float" office:value="3.68406018872695" calcext:value-type="float">
            <text:p>3,684</text:p>
          </table:table-cell>
          <table:table-cell table:formula="of:=IF([.C628]&lt;0.242;&quot;exp&quot;;IF([.C628]&lt;0.5;&quot;geo&quot;;IF([.C62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3999999999995" calcext:value-type="float">
            <text:p>6,14</text:p>
          </table:table-cell>
          <table:table-cell table:style-name="ce88" table:formula="of:=([.B629]-[.$C$5])/([.$C$6]-[.$C$5])" office:value-type="float" office:value="0.765151515151509" calcext:value-type="float">
            <text:p>0,765</text:p>
          </table:table-cell>
          <table:table-cell table:style-name="ce86" table:number-columns-repeated="2"/>
          <table:table-cell table:style-name="ce88" table:formula="of:=LOG(2*[.C629])+7*0.51" office:value-type="float" office:value="3.75477743824077" calcext:value-type="float">
            <text:p>3,755</text:p>
          </table:table-cell>
          <table:table-cell table:style-name="ce88" table:formula="of:=IF([.C629]&lt;0.242;EXP([.C629])/(2-EXP([.C629]));IF([.C629]&lt;0.5;7*[.C629];IF([.C629]&gt;=0.5;LOG(2*[.C629])+7*0.5;&quot;error&quot;)))" office:value-type="float" office:value="3.68477743824077" calcext:value-type="float">
            <text:p>3,685</text:p>
          </table:table-cell>
          <table:table-cell table:formula="of:=IF([.C629]&lt;0.242;&quot;exp&quot;;IF([.C629]&lt;0.5;&quot;geo&quot;;IF([.C62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4999999999995" calcext:value-type="float">
            <text:p>6,15</text:p>
          </table:table-cell>
          <table:table-cell table:style-name="ce88" table:formula="of:=([.B630]-[.$C$5])/([.$C$6]-[.$C$5])" office:value-type="float" office:value="0.766414141414135" calcext:value-type="float">
            <text:p>0,766</text:p>
          </table:table-cell>
          <table:table-cell table:style-name="ce86" table:number-columns-repeated="2"/>
          <table:table-cell table:style-name="ce88" table:formula="of:=LOG(2*[.C630])+7*0.51" office:value-type="float" office:value="3.75549350514974" calcext:value-type="float">
            <text:p>3,755</text:p>
          </table:table-cell>
          <table:table-cell table:style-name="ce88" table:formula="of:=IF([.C630]&lt;0.242;EXP([.C630])/(2-EXP([.C630]));IF([.C630]&lt;0.5;7*[.C630];IF([.C630]&gt;=0.5;LOG(2*[.C630])+7*0.5;&quot;error&quot;)))" office:value-type="float" office:value="3.68549350514974" calcext:value-type="float">
            <text:p>3,685</text:p>
          </table:table-cell>
          <table:table-cell table:formula="of:=IF([.C630]&lt;0.242;&quot;exp&quot;;IF([.C630]&lt;0.5;&quot;geo&quot;;IF([.C63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5999999999995" calcext:value-type="float">
            <text:p>6,16</text:p>
          </table:table-cell>
          <table:table-cell table:style-name="ce88" table:formula="of:=([.B631]-[.$C$5])/([.$C$6]-[.$C$5])" office:value-type="float" office:value="0.767676767676761" calcext:value-type="float">
            <text:p>0,768</text:p>
          </table:table-cell>
          <table:table-cell table:style-name="ce86" table:number-columns-repeated="2"/>
          <table:table-cell table:style-name="ce88" table:formula="of:=LOG(2*[.C631])+7*0.51" office:value-type="float" office:value="3.75620839334722" calcext:value-type="float">
            <text:p>3,756</text:p>
          </table:table-cell>
          <table:table-cell table:style-name="ce88" table:formula="of:=IF([.C631]&lt;0.242;EXP([.C631])/(2-EXP([.C631]));IF([.C631]&lt;0.5;7*[.C631];IF([.C631]&gt;=0.5;LOG(2*[.C631])+7*0.5;&quot;error&quot;)))" office:value-type="float" office:value="3.68620839334722" calcext:value-type="float">
            <text:p>3,686</text:p>
          </table:table-cell>
          <table:table-cell table:formula="of:=IF([.C631]&lt;0.242;&quot;exp&quot;;IF([.C631]&lt;0.5;&quot;geo&quot;;IF([.C63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6999999999995" calcext:value-type="float">
            <text:p>6,17</text:p>
          </table:table-cell>
          <table:table-cell table:style-name="ce88" table:formula="of:=([.B632]-[.$C$5])/([.$C$6]-[.$C$5])" office:value-type="float" office:value="0.768939393939388" calcext:value-type="float">
            <text:p>0,769</text:p>
          </table:table-cell>
          <table:table-cell table:style-name="ce86" table:number-columns-repeated="2"/>
          <table:table-cell table:style-name="ce88" table:formula="of:=LOG(2*[.C632])+7*0.51" office:value-type="float" office:value="3.75692210670736" calcext:value-type="float">
            <text:p>3,757</text:p>
          </table:table-cell>
          <table:table-cell table:style-name="ce88" table:formula="of:=IF([.C632]&lt;0.242;EXP([.C632])/(2-EXP([.C632]));IF([.C632]&lt;0.5;7*[.C632];IF([.C632]&gt;=0.5;LOG(2*[.C632])+7*0.5;&quot;error&quot;)))" office:value-type="float" office:value="3.68692210670736" calcext:value-type="float">
            <text:p>3,687</text:p>
          </table:table-cell>
          <table:table-cell table:formula="of:=IF([.C632]&lt;0.242;&quot;exp&quot;;IF([.C632]&lt;0.5;&quot;geo&quot;;IF([.C63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7999999999995" calcext:value-type="float">
            <text:p>6,18</text:p>
          </table:table-cell>
          <table:table-cell table:style-name="ce88" table:formula="of:=([.B633]-[.$C$5])/([.$C$6]-[.$C$5])" office:value-type="float" office:value="0.770202020202014" calcext:value-type="float">
            <text:p>0,770</text:p>
          </table:table-cell>
          <table:table-cell table:style-name="ce86" table:number-columns-repeated="2"/>
          <table:table-cell table:style-name="ce88" table:formula="of:=LOG(2*[.C633])+7*0.51" office:value-type="float" office:value="3.75763464908525" calcext:value-type="float">
            <text:p>3,758</text:p>
          </table:table-cell>
          <table:table-cell table:style-name="ce88" table:formula="of:=IF([.C633]&lt;0.242;EXP([.C633])/(2-EXP([.C633]));IF([.C633]&lt;0.5;7*[.C633];IF([.C633]&gt;=0.5;LOG(2*[.C633])+7*0.5;&quot;error&quot;)))" office:value-type="float" office:value="3.68763464908525" calcext:value-type="float">
            <text:p>3,688</text:p>
          </table:table-cell>
          <table:table-cell table:formula="of:=IF([.C633]&lt;0.242;&quot;exp&quot;;IF([.C633]&lt;0.5;&quot;geo&quot;;IF([.C63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8999999999995" calcext:value-type="float">
            <text:p>6,19</text:p>
          </table:table-cell>
          <table:table-cell table:style-name="ce88" table:formula="of:=([.B634]-[.$C$5])/([.$C$6]-[.$C$5])" office:value-type="float" office:value="0.77146464646464" calcext:value-type="float">
            <text:p>0,771</text:p>
          </table:table-cell>
          <table:table-cell table:style-name="ce86" table:number-columns-repeated="2"/>
          <table:table-cell table:style-name="ce88" table:formula="of:=LOG(2*[.C634])+7*0.51" office:value-type="float" office:value="3.75834602431704" calcext:value-type="float">
            <text:p>3,758</text:p>
          </table:table-cell>
          <table:table-cell table:style-name="ce88" table:formula="of:=IF([.C634]&lt;0.242;EXP([.C634])/(2-EXP([.C634]));IF([.C634]&lt;0.5;7*[.C634];IF([.C634]&gt;=0.5;LOG(2*[.C634])+7*0.5;&quot;error&quot;)))" office:value-type="float" office:value="3.68834602431704" calcext:value-type="float">
            <text:p>3,688</text:p>
          </table:table-cell>
          <table:table-cell table:formula="of:=IF([.C634]&lt;0.242;&quot;exp&quot;;IF([.C634]&lt;0.5;&quot;geo&quot;;IF([.C63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9999999999995" calcext:value-type="float">
            <text:p>6,2</text:p>
          </table:table-cell>
          <table:table-cell table:style-name="ce88" table:formula="of:=([.B635]-[.$C$5])/([.$C$6]-[.$C$5])" office:value-type="float" office:value="0.772727272727266" calcext:value-type="float">
            <text:p>0,773</text:p>
          </table:table-cell>
          <table:table-cell table:style-name="ce86" table:number-columns-repeated="2"/>
          <table:table-cell table:style-name="ce88" table:formula="of:=LOG(2*[.C635])+7*0.51" office:value-type="float" office:value="3.75905623622005" calcext:value-type="float">
            <text:p>3,759</text:p>
          </table:table-cell>
          <table:table-cell table:style-name="ce88" table:formula="of:=IF([.C635]&lt;0.242;EXP([.C635])/(2-EXP([.C635]));IF([.C635]&lt;0.5;7*[.C635];IF([.C635]&gt;=0.5;LOG(2*[.C635])+7*0.5;&quot;error&quot;)))" office:value-type="float" office:value="3.68905623622005" calcext:value-type="float">
            <text:p>3,689</text:p>
          </table:table-cell>
          <table:table-cell table:formula="of:=IF([.C635]&lt;0.242;&quot;exp&quot;;IF([.C635]&lt;0.5;&quot;geo&quot;;IF([.C63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0999999999995" calcext:value-type="float">
            <text:p>6,21</text:p>
          </table:table-cell>
          <table:table-cell table:style-name="ce88" table:formula="of:=([.B636]-[.$C$5])/([.$C$6]-[.$C$5])" office:value-type="float" office:value="0.773989898989893" calcext:value-type="float">
            <text:p>0,774</text:p>
          </table:table-cell>
          <table:table-cell table:style-name="ce86" table:number-columns-repeated="2"/>
          <table:table-cell table:style-name="ce88" table:formula="of:=LOG(2*[.C636])+7*0.51" office:value-type="float" office:value="3.7597652885929" calcext:value-type="float">
            <text:p>3,760</text:p>
          </table:table-cell>
          <table:table-cell table:style-name="ce88" table:formula="of:=IF([.C636]&lt;0.242;EXP([.C636])/(2-EXP([.C636]));IF([.C636]&lt;0.5;7*[.C636];IF([.C636]&gt;=0.5;LOG(2*[.C636])+7*0.5;&quot;error&quot;)))" office:value-type="float" office:value="3.6897652885929" calcext:value-type="float">
            <text:p>3,690</text:p>
          </table:table-cell>
          <table:table-cell table:formula="of:=IF([.C636]&lt;0.242;&quot;exp&quot;;IF([.C636]&lt;0.5;&quot;geo&quot;;IF([.C63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1999999999995" calcext:value-type="float">
            <text:p>6,22</text:p>
          </table:table-cell>
          <table:table-cell table:style-name="ce88" table:formula="of:=([.B637]-[.$C$5])/([.$C$6]-[.$C$5])" office:value-type="float" office:value="0.775252525252519" calcext:value-type="float">
            <text:p>0,775</text:p>
          </table:table-cell>
          <table:table-cell table:style-name="ce86" table:number-columns-repeated="2"/>
          <table:table-cell table:style-name="ce88" table:formula="of:=LOG(2*[.C637])+7*0.51" office:value-type="float" office:value="3.76047318521565" calcext:value-type="float">
            <text:p>3,760</text:p>
          </table:table-cell>
          <table:table-cell table:style-name="ce88" table:formula="of:=IF([.C637]&lt;0.242;EXP([.C637])/(2-EXP([.C637]));IF([.C637]&lt;0.5;7*[.C637];IF([.C637]&gt;=0.5;LOG(2*[.C637])+7*0.5;&quot;error&quot;)))" office:value-type="float" office:value="3.69047318521565" calcext:value-type="float">
            <text:p>3,690</text:p>
          </table:table-cell>
          <table:table-cell table:formula="of:=IF([.C637]&lt;0.242;&quot;exp&quot;;IF([.C637]&lt;0.5;&quot;geo&quot;;IF([.C63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2999999999995" calcext:value-type="float">
            <text:p>6,23</text:p>
          </table:table-cell>
          <table:table-cell table:style-name="ce88" table:formula="of:=([.B638]-[.$C$5])/([.$C$6]-[.$C$5])" office:value-type="float" office:value="0.776515151515145" calcext:value-type="float">
            <text:p>0,777</text:p>
          </table:table-cell>
          <table:table-cell table:style-name="ce86" table:number-columns-repeated="2"/>
          <table:table-cell table:style-name="ce88" table:formula="of:=LOG(2*[.C638])+7*0.51" office:value-type="float" office:value="3.7611799298499" calcext:value-type="float">
            <text:p>3,761</text:p>
          </table:table-cell>
          <table:table-cell table:style-name="ce88" table:formula="of:=IF([.C638]&lt;0.242;EXP([.C638])/(2-EXP([.C638]));IF([.C638]&lt;0.5;7*[.C638];IF([.C638]&gt;=0.5;LOG(2*[.C638])+7*0.5;&quot;error&quot;)))" office:value-type="float" office:value="3.6911799298499" calcext:value-type="float">
            <text:p>3,691</text:p>
          </table:table-cell>
          <table:table-cell table:formula="of:=IF([.C638]&lt;0.242;&quot;exp&quot;;IF([.C638]&lt;0.5;&quot;geo&quot;;IF([.C63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3999999999995" calcext:value-type="float">
            <text:p>6,24</text:p>
          </table:table-cell>
          <table:table-cell table:style-name="ce88" table:formula="of:=([.B639]-[.$C$5])/([.$C$6]-[.$C$5])" office:value-type="float" office:value="0.777777777777771" calcext:value-type="float">
            <text:p>0,778</text:p>
          </table:table-cell>
          <table:table-cell table:style-name="ce86" table:number-columns-repeated="2"/>
          <table:table-cell table:style-name="ce88" table:formula="of:=LOG(2*[.C639])+7*0.51" office:value-type="float" office:value="3.76188552623891" calcext:value-type="float">
            <text:p>3,762</text:p>
          </table:table-cell>
          <table:table-cell table:style-name="ce88" table:formula="of:=IF([.C639]&lt;0.242;EXP([.C639])/(2-EXP([.C639]));IF([.C639]&lt;0.5;7*[.C639];IF([.C639]&gt;=0.5;LOG(2*[.C639])+7*0.5;&quot;error&quot;)))" office:value-type="float" office:value="3.69188552623891" calcext:value-type="float">
            <text:p>3,692</text:p>
          </table:table-cell>
          <table:table-cell table:formula="of:=IF([.C639]&lt;0.242;&quot;exp&quot;;IF([.C639]&lt;0.5;&quot;geo&quot;;IF([.C63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4999999999995" calcext:value-type="float">
            <text:p>6,25</text:p>
          </table:table-cell>
          <table:table-cell table:style-name="ce88" table:formula="of:=([.B640]-[.$C$5])/([.$C$6]-[.$C$5])" office:value-type="float" office:value="0.779040404040398" calcext:value-type="float">
            <text:p>0,779</text:p>
          </table:table-cell>
          <table:table-cell table:style-name="ce86" table:number-columns-repeated="2"/>
          <table:table-cell table:style-name="ce88" table:formula="of:=LOG(2*[.C640])+7*0.51" office:value-type="float" office:value="3.76258997810773" calcext:value-type="float">
            <text:p>3,763</text:p>
          </table:table-cell>
          <table:table-cell table:style-name="ce88" table:formula="of:=IF([.C640]&lt;0.242;EXP([.C640])/(2-EXP([.C640]));IF([.C640]&lt;0.5;7*[.C640];IF([.C640]&gt;=0.5;LOG(2*[.C640])+7*0.5;&quot;error&quot;)))" office:value-type="float" office:value="3.69258997810773" calcext:value-type="float">
            <text:p>3,693</text:p>
          </table:table-cell>
          <table:table-cell table:formula="of:=IF([.C640]&lt;0.242;&quot;exp&quot;;IF([.C640]&lt;0.5;&quot;geo&quot;;IF([.C64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5999999999995" calcext:value-type="float">
            <text:p>6,26</text:p>
          </table:table-cell>
          <table:table-cell table:style-name="ce88" table:formula="of:=([.B641]-[.$C$5])/([.$C$6]-[.$C$5])" office:value-type="float" office:value="0.780303030303024" calcext:value-type="float">
            <text:p>0,780</text:p>
          </table:table-cell>
          <table:table-cell table:style-name="ce86" table:number-columns-repeated="2"/>
          <table:table-cell table:style-name="ce88" table:formula="of:=LOG(2*[.C641])+7*0.51" office:value-type="float" office:value="3.7632932891633" calcext:value-type="float">
            <text:p>3,763</text:p>
          </table:table-cell>
          <table:table-cell table:style-name="ce88" table:formula="of:=IF([.C641]&lt;0.242;EXP([.C641])/(2-EXP([.C641]));IF([.C641]&lt;0.5;7*[.C641];IF([.C641]&gt;=0.5;LOG(2*[.C641])+7*0.5;&quot;error&quot;)))" office:value-type="float" office:value="3.6932932891633" calcext:value-type="float">
            <text:p>3,693</text:p>
          </table:table-cell>
          <table:table-cell table:formula="of:=IF([.C641]&lt;0.242;&quot;exp&quot;;IF([.C641]&lt;0.5;&quot;geo&quot;;IF([.C64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6999999999995" calcext:value-type="float">
            <text:p>6,27</text:p>
          </table:table-cell>
          <table:table-cell table:style-name="ce88" table:formula="of:=([.B642]-[.$C$5])/([.$C$6]-[.$C$5])" office:value-type="float" office:value="0.78156565656565" calcext:value-type="float">
            <text:p>0,782</text:p>
          </table:table-cell>
          <table:table-cell table:style-name="ce86" table:number-columns-repeated="2"/>
          <table:table-cell table:style-name="ce88" table:formula="of:=LOG(2*[.C642])+7*0.51" office:value-type="float" office:value="3.7639954630946" calcext:value-type="float">
            <text:p>3,764</text:p>
          </table:table-cell>
          <table:table-cell table:style-name="ce88" table:formula="of:=IF([.C642]&lt;0.242;EXP([.C642])/(2-EXP([.C642]));IF([.C642]&lt;0.5;7*[.C642];IF([.C642]&gt;=0.5;LOG(2*[.C642])+7*0.5;&quot;error&quot;)))" office:value-type="float" office:value="3.6939954630946" calcext:value-type="float">
            <text:p>3,694</text:p>
          </table:table-cell>
          <table:table-cell table:formula="of:=IF([.C642]&lt;0.242;&quot;exp&quot;;IF([.C642]&lt;0.5;&quot;geo&quot;;IF([.C64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7999999999995" calcext:value-type="float">
            <text:p>6,28</text:p>
          </table:table-cell>
          <table:table-cell table:style-name="ce88" table:formula="of:=([.B643]-[.$C$5])/([.$C$6]-[.$C$5])" office:value-type="float" office:value="0.782828282828276" calcext:value-type="float">
            <text:p>0,783</text:p>
          </table:table-cell>
          <table:table-cell table:style-name="ce86" table:number-columns-repeated="2"/>
          <table:table-cell table:style-name="ce88" table:formula="of:=LOG(2*[.C643])+7*0.51" office:value-type="float" office:value="3.76469650357274" calcext:value-type="float">
            <text:p>3,765</text:p>
          </table:table-cell>
          <table:table-cell table:style-name="ce88" table:formula="of:=IF([.C643]&lt;0.242;EXP([.C643])/(2-EXP([.C643]));IF([.C643]&lt;0.5;7*[.C643];IF([.C643]&gt;=0.5;LOG(2*[.C643])+7*0.5;&quot;error&quot;)))" office:value-type="float" office:value="3.69469650357274" calcext:value-type="float">
            <text:p>3,695</text:p>
          </table:table-cell>
          <table:table-cell table:formula="of:=IF([.C643]&lt;0.242;&quot;exp&quot;;IF([.C643]&lt;0.5;&quot;geo&quot;;IF([.C64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8999999999995" calcext:value-type="float">
            <text:p>6,29</text:p>
          </table:table-cell>
          <table:table-cell table:style-name="ce88" table:formula="of:=([.B644]-[.$C$5])/([.$C$6]-[.$C$5])" office:value-type="float" office:value="0.784090909090903" calcext:value-type="float">
            <text:p>0,784</text:p>
          </table:table-cell>
          <table:table-cell table:style-name="ce86" table:number-columns-repeated="2"/>
          <table:table-cell table:style-name="ce88" table:formula="of:=LOG(2*[.C644])+7*0.51" office:value-type="float" office:value="3.76539641425106" calcext:value-type="float">
            <text:p>3,765</text:p>
          </table:table-cell>
          <table:table-cell table:style-name="ce88" table:formula="of:=IF([.C644]&lt;0.242;EXP([.C644])/(2-EXP([.C644]));IF([.C644]&lt;0.5;7*[.C644];IF([.C644]&gt;=0.5;LOG(2*[.C644])+7*0.5;&quot;error&quot;)))" office:value-type="float" office:value="3.69539641425106" calcext:value-type="float">
            <text:p>3,695</text:p>
          </table:table-cell>
          <table:table-cell table:formula="of:=IF([.C644]&lt;0.242;&quot;exp&quot;;IF([.C644]&lt;0.5;&quot;geo&quot;;IF([.C64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9999999999995" calcext:value-type="float">
            <text:p>6,3</text:p>
          </table:table-cell>
          <table:table-cell table:style-name="ce88" table:formula="of:=([.B645]-[.$C$5])/([.$C$6]-[.$C$5])" office:value-type="float" office:value="0.785353535353529" calcext:value-type="float">
            <text:p>0,785</text:p>
          </table:table-cell>
          <table:table-cell table:style-name="ce86" table:number-columns-repeated="2"/>
          <table:table-cell table:style-name="ce88" table:formula="of:=LOG(2*[.C645])+7*0.51" office:value-type="float" office:value="3.7660951987653" calcext:value-type="float">
            <text:p>3,766</text:p>
          </table:table-cell>
          <table:table-cell table:style-name="ce88" table:formula="of:=IF([.C645]&lt;0.242;EXP([.C645])/(2-EXP([.C645]));IF([.C645]&lt;0.5;7*[.C645];IF([.C645]&gt;=0.5;LOG(2*[.C645])+7*0.5;&quot;error&quot;)))" office:value-type="float" office:value="3.6960951987653" calcext:value-type="float">
            <text:p>3,696</text:p>
          </table:table-cell>
          <table:table-cell table:formula="of:=IF([.C645]&lt;0.242;&quot;exp&quot;;IF([.C645]&lt;0.5;&quot;geo&quot;;IF([.C64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0999999999995" calcext:value-type="float">
            <text:p>6,31</text:p>
          </table:table-cell>
          <table:table-cell table:style-name="ce88" table:formula="of:=([.B646]-[.$C$5])/([.$C$6]-[.$C$5])" office:value-type="float" office:value="0.786616161616155" calcext:value-type="float">
            <text:p>0,787</text:p>
          </table:table-cell>
          <table:table-cell table:style-name="ce86" table:number-columns-repeated="2"/>
          <table:table-cell table:style-name="ce88" table:formula="of:=LOG(2*[.C646])+7*0.51" office:value-type="float" office:value="3.76679286073365" calcext:value-type="float">
            <text:p>3,767</text:p>
          </table:table-cell>
          <table:table-cell table:style-name="ce88" table:formula="of:=IF([.C646]&lt;0.242;EXP([.C646])/(2-EXP([.C646]));IF([.C646]&lt;0.5;7*[.C646];IF([.C646]&gt;=0.5;LOG(2*[.C646])+7*0.5;&quot;error&quot;)))" office:value-type="float" office:value="3.69679286073365" calcext:value-type="float">
            <text:p>3,697</text:p>
          </table:table-cell>
          <table:table-cell table:formula="of:=IF([.C646]&lt;0.242;&quot;exp&quot;;IF([.C646]&lt;0.5;&quot;geo&quot;;IF([.C64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1999999999995" calcext:value-type="float">
            <text:p>6,32</text:p>
          </table:table-cell>
          <table:table-cell table:style-name="ce88" table:formula="of:=([.B647]-[.$C$5])/([.$C$6]-[.$C$5])" office:value-type="float" office:value="0.787878787878782" calcext:value-type="float">
            <text:p>0,788</text:p>
          </table:table-cell>
          <table:table-cell table:style-name="ce86" table:number-columns-repeated="2"/>
          <table:table-cell table:style-name="ce88" table:formula="of:=LOG(2*[.C647])+7*0.51" office:value-type="float" office:value="3.76748940375691" calcext:value-type="float">
            <text:p>3,767</text:p>
          </table:table-cell>
          <table:table-cell table:style-name="ce88" table:formula="of:=IF([.C647]&lt;0.242;EXP([.C647])/(2-EXP([.C647]));IF([.C647]&lt;0.5;7*[.C647];IF([.C647]&gt;=0.5;LOG(2*[.C647])+7*0.5;&quot;error&quot;)))" office:value-type="float" office:value="3.69748940375691" calcext:value-type="float">
            <text:p>3,697</text:p>
          </table:table-cell>
          <table:table-cell table:formula="of:=IF([.C647]&lt;0.242;&quot;exp&quot;;IF([.C647]&lt;0.5;&quot;geo&quot;;IF([.C647]&gt;=0.5;&quot;log&quot;;&quot;error&quot;)))" office:value-type="string" office:string-value="log" calcext:value-type="string">
            <text:p>log</text:p>
          </table:table-cell>
          <table:table-cell/>
          <table:table-cell table:formula="of:=LOG([.C647]*2)" office:value-type="float" office:value="0.197489403756908" calcext:value-type="float">
            <text:p>0,19748940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.32999999999995" calcext:value-type="float">
            <text:p>6,33</text:p>
          </table:table-cell>
          <table:table-cell table:style-name="ce88" table:formula="of:=([.B648]-[.$C$5])/([.$C$6]-[.$C$5])" office:value-type="float" office:value="0.789141414141408" calcext:value-type="float">
            <text:p>0,789</text:p>
          </table:table-cell>
          <table:table-cell table:style-name="ce86" table:number-columns-repeated="2"/>
          <table:table-cell table:style-name="ce88" table:formula="of:=LOG(2*[.C648])+7*0.51" office:value-type="float" office:value="3.76818483141856" calcext:value-type="float">
            <text:p>3,768</text:p>
          </table:table-cell>
          <table:table-cell table:style-name="ce88" table:formula="of:=IF([.C648]&lt;0.242;EXP([.C648])/(2-EXP([.C648]));IF([.C648]&lt;0.5;7*[.C648];IF([.C648]&gt;=0.5;LOG(2*[.C648])+7*0.5;&quot;error&quot;)))" office:value-type="float" office:value="3.69818483141856" calcext:value-type="float">
            <text:p>3,698</text:p>
          </table:table-cell>
          <table:table-cell table:formula="of:=IF([.C648]&lt;0.242;&quot;exp&quot;;IF([.C648]&lt;0.5;&quot;geo&quot;;IF([.C64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3999999999995" calcext:value-type="float">
            <text:p>6,34</text:p>
          </table:table-cell>
          <table:table-cell table:style-name="ce88" table:formula="of:=([.B649]-[.$C$5])/([.$C$6]-[.$C$5])" office:value-type="float" office:value="0.790404040404034" calcext:value-type="float">
            <text:p>0,790</text:p>
          </table:table-cell>
          <table:table-cell table:style-name="ce86" table:number-columns-repeated="2"/>
          <table:table-cell table:style-name="ce88" table:formula="of:=LOG(2*[.C649])+7*0.51" office:value-type="float" office:value="3.76887914728491" calcext:value-type="float">
            <text:p>3,769</text:p>
          </table:table-cell>
          <table:table-cell table:style-name="ce88" table:formula="of:=IF([.C649]&lt;0.242;EXP([.C649])/(2-EXP([.C649]));IF([.C649]&lt;0.5;7*[.C649];IF([.C649]&gt;=0.5;LOG(2*[.C649])+7*0.5;&quot;error&quot;)))" office:value-type="float" office:value="3.69887914728491" calcext:value-type="float">
            <text:p>3,699</text:p>
          </table:table-cell>
          <table:table-cell table:formula="of:=IF([.C649]&lt;0.242;&quot;exp&quot;;IF([.C649]&lt;0.5;&quot;geo&quot;;IF([.C64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4999999999995" calcext:value-type="float">
            <text:p>6,35</text:p>
          </table:table-cell>
          <table:table-cell table:style-name="ce88" table:formula="of:=([.B650]-[.$C$5])/([.$C$6]-[.$C$5])" office:value-type="float" office:value="0.79166666666666" calcext:value-type="float">
            <text:p>0,792</text:p>
          </table:table-cell>
          <table:table-cell table:style-name="ce86" table:number-columns-repeated="2"/>
          <table:table-cell table:style-name="ce88" table:formula="of:=LOG(2*[.C650])+7*0.51" office:value-type="float" office:value="3.7695723549052" calcext:value-type="float">
            <text:p>3,770</text:p>
          </table:table-cell>
          <table:table-cell table:style-name="ce88" table:formula="of:=IF([.C650]&lt;0.242;EXP([.C650])/(2-EXP([.C650]));IF([.C650]&lt;0.5;7*[.C650];IF([.C650]&gt;=0.5;LOG(2*[.C650])+7*0.5;&quot;error&quot;)))" office:value-type="float" office:value="3.6995723549052" calcext:value-type="float">
            <text:p>3,700</text:p>
          </table:table-cell>
          <table:table-cell table:formula="of:=IF([.C650]&lt;0.242;&quot;exp&quot;;IF([.C650]&lt;0.5;&quot;geo&quot;;IF([.C65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5999999999995" calcext:value-type="float">
            <text:p>6,36</text:p>
          </table:table-cell>
          <table:table-cell table:style-name="ce88" table:formula="of:=([.B651]-[.$C$5])/([.$C$6]-[.$C$5])" office:value-type="float" office:value="0.792929292929287" calcext:value-type="float">
            <text:p>0,793</text:p>
          </table:table-cell>
          <table:table-cell table:style-name="ce86" table:number-columns-repeated="2"/>
          <table:table-cell table:style-name="ce88" table:formula="of:=LOG(2*[.C651])+7*0.51" office:value-type="float" office:value="3.77026445781168" calcext:value-type="float">
            <text:p>3,770</text:p>
          </table:table-cell>
          <table:table-cell table:style-name="ce88" table:formula="of:=IF([.C651]&lt;0.242;EXP([.C651])/(2-EXP([.C651]));IF([.C651]&lt;0.5;7*[.C651];IF([.C651]&gt;=0.5;LOG(2*[.C651])+7*0.5;&quot;error&quot;)))" office:value-type="float" office:value="3.70026445781168" calcext:value-type="float">
            <text:p>3,700</text:p>
          </table:table-cell>
          <table:table-cell table:formula="of:=IF([.C651]&lt;0.242;&quot;exp&quot;;IF([.C651]&lt;0.5;&quot;geo&quot;;IF([.C65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6999999999995" calcext:value-type="float">
            <text:p>6,37</text:p>
          </table:table-cell>
          <table:table-cell table:style-name="ce88" table:formula="of:=([.B652]-[.$C$5])/([.$C$6]-[.$C$5])" office:value-type="float" office:value="0.794191919191913" calcext:value-type="float">
            <text:p>0,794</text:p>
          </table:table-cell>
          <table:table-cell table:style-name="ce86" table:number-columns-repeated="2"/>
          <table:table-cell table:style-name="ce88" table:formula="of:=LOG(2*[.C652])+7*0.51" office:value-type="float" office:value="3.77095545951975" calcext:value-type="float">
            <text:p>3,771</text:p>
          </table:table-cell>
          <table:table-cell table:style-name="ce88" table:formula="of:=IF([.C652]&lt;0.242;EXP([.C652])/(2-EXP([.C652]));IF([.C652]&lt;0.5;7*[.C652];IF([.C652]&gt;=0.5;LOG(2*[.C652])+7*0.5;&quot;error&quot;)))" office:value-type="float" office:value="3.70095545951975" calcext:value-type="float">
            <text:p>3,701</text:p>
          </table:table-cell>
          <table:table-cell table:formula="of:=IF([.C652]&lt;0.242;&quot;exp&quot;;IF([.C652]&lt;0.5;&quot;geo&quot;;IF([.C65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7999999999995" calcext:value-type="float">
            <text:p>6,38</text:p>
          </table:table-cell>
          <table:table-cell table:style-name="ce88" table:formula="of:=([.B653]-[.$C$5])/([.$C$6]-[.$C$5])" office:value-type="float" office:value="0.795454545454539" calcext:value-type="float">
            <text:p>0,795</text:p>
          </table:table-cell>
          <table:table-cell table:style-name="ce86" table:number-columns-repeated="2"/>
          <table:table-cell table:style-name="ce88" table:formula="of:=LOG(2*[.C653])+7*0.51" office:value-type="float" office:value="3.77164536352807" calcext:value-type="float">
            <text:p>3,772</text:p>
          </table:table-cell>
          <table:table-cell table:style-name="ce88" table:formula="of:=IF([.C653]&lt;0.242;EXP([.C653])/(2-EXP([.C653]));IF([.C653]&lt;0.5;7*[.C653];IF([.C653]&gt;=0.5;LOG(2*[.C653])+7*0.5;&quot;error&quot;)))" office:value-type="float" office:value="3.70164536352807" calcext:value-type="float">
            <text:p>3,702</text:p>
          </table:table-cell>
          <table:table-cell table:formula="of:=IF([.C653]&lt;0.242;&quot;exp&quot;;IF([.C653]&lt;0.5;&quot;geo&quot;;IF([.C65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8999999999995" calcext:value-type="float">
            <text:p>6,39</text:p>
          </table:table-cell>
          <table:table-cell table:style-name="ce88" table:formula="of:=([.B654]-[.$C$5])/([.$C$6]-[.$C$5])" office:value-type="float" office:value="0.796717171717165" calcext:value-type="float">
            <text:p>0,797</text:p>
          </table:table-cell>
          <table:table-cell table:style-name="ce86" table:number-columns-repeated="2"/>
          <table:table-cell table:style-name="ce88" table:formula="of:=LOG(2*[.C654])+7*0.51" office:value-type="float" office:value="3.77233417331862" calcext:value-type="float">
            <text:p>3,772</text:p>
          </table:table-cell>
          <table:table-cell table:style-name="ce88" table:formula="of:=IF([.C654]&lt;0.242;EXP([.C654])/(2-EXP([.C654]));IF([.C654]&lt;0.5;7*[.C654];IF([.C654]&gt;=0.5;LOG(2*[.C654])+7*0.5;&quot;error&quot;)))" office:value-type="float" office:value="3.70233417331862" calcext:value-type="float">
            <text:p>3,702</text:p>
          </table:table-cell>
          <table:table-cell table:formula="of:=IF([.C654]&lt;0.242;&quot;exp&quot;;IF([.C654]&lt;0.5;&quot;geo&quot;;IF([.C65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9999999999995" calcext:value-type="float">
            <text:p>6,4</text:p>
          </table:table-cell>
          <table:table-cell table:style-name="ce88" table:formula="of:=([.B655]-[.$C$5])/([.$C$6]-[.$C$5])" office:value-type="float" office:value="0.797979797979792" calcext:value-type="float">
            <text:p>0,798</text:p>
          </table:table-cell>
          <table:table-cell table:style-name="ce86" table:number-columns-repeated="2"/>
          <table:table-cell table:style-name="ce88" table:formula="of:=LOG(2*[.C655])+7*0.51" office:value-type="float" office:value="3.77302189235687" calcext:value-type="float">
            <text:p>3,773</text:p>
          </table:table-cell>
          <table:table-cell table:style-name="ce88" table:formula="of:=IF([.C655]&lt;0.242;EXP([.C655])/(2-EXP([.C655]));IF([.C655]&lt;0.5;7*[.C655];IF([.C655]&gt;=0.5;LOG(2*[.C655])+7*0.5;&quot;error&quot;)))" office:value-type="float" office:value="3.70302189235687" calcext:value-type="float">
            <text:p>3,703</text:p>
          </table:table-cell>
          <table:table-cell table:formula="of:=IF([.C655]&lt;0.242;&quot;exp&quot;;IF([.C655]&lt;0.5;&quot;geo&quot;;IF([.C65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0999999999995" calcext:value-type="float">
            <text:p>6,41</text:p>
          </table:table-cell>
          <table:table-cell table:style-name="ce88" table:formula="of:=([.B656]-[.$C$5])/([.$C$6]-[.$C$5])" office:value-type="float" office:value="0.799242424242418" calcext:value-type="float">
            <text:p>0,799</text:p>
          </table:table-cell>
          <table:table-cell table:style-name="ce86" table:number-columns-repeated="2"/>
          <table:table-cell table:style-name="ce88" table:formula="of:=LOG(2*[.C656])+7*0.51" office:value-type="float" office:value="3.77370852409184" calcext:value-type="float">
            <text:p>3,774</text:p>
          </table:table-cell>
          <table:table-cell table:style-name="ce88" table:formula="of:=IF([.C656]&lt;0.242;EXP([.C656])/(2-EXP([.C656]));IF([.C656]&lt;0.5;7*[.C656];IF([.C656]&gt;=0.5;LOG(2*[.C656])+7*0.5;&quot;error&quot;)))" office:value-type="float" office:value="3.70370852409184" calcext:value-type="float">
            <text:p>3,704</text:p>
          </table:table-cell>
          <table:table-cell table:formula="of:=IF([.C656]&lt;0.242;&quot;exp&quot;;IF([.C656]&lt;0.5;&quot;geo&quot;;IF([.C65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1999999999995" calcext:value-type="float">
            <text:p>6,42</text:p>
          </table:table-cell>
          <table:table-cell table:style-name="ce88" table:formula="of:=([.B657]-[.$C$5])/([.$C$6]-[.$C$5])" office:value-type="float" office:value="0.800505050505044" calcext:value-type="float">
            <text:p>0,801</text:p>
          </table:table-cell>
          <table:table-cell table:style-name="ce86" table:number-columns-repeated="2"/>
          <table:table-cell table:style-name="ce88" table:formula="of:=LOG(2*[.C657])+7*0.51" office:value-type="float" office:value="3.77439407195622" calcext:value-type="float">
            <text:p>3,774</text:p>
          </table:table-cell>
          <table:table-cell table:style-name="ce88" table:formula="of:=IF([.C657]&lt;0.242;EXP([.C657])/(2-EXP([.C657]));IF([.C657]&lt;0.5;7*[.C657];IF([.C657]&gt;=0.5;LOG(2*[.C657])+7*0.5;&quot;error&quot;)))" office:value-type="float" office:value="3.70439407195622" calcext:value-type="float">
            <text:p>3,704</text:p>
          </table:table-cell>
          <table:table-cell table:formula="of:=IF([.C657]&lt;0.242;&quot;exp&quot;;IF([.C657]&lt;0.5;&quot;geo&quot;;IF([.C65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2999999999995" calcext:value-type="float">
            <text:p>6,43</text:p>
          </table:table-cell>
          <table:table-cell table:style-name="ce88" table:formula="of:=([.B658]-[.$C$5])/([.$C$6]-[.$C$5])" office:value-type="float" office:value="0.80176767676767" calcext:value-type="float">
            <text:p>0,802</text:p>
          </table:table-cell>
          <table:table-cell table:style-name="ce86" table:number-columns-repeated="2"/>
          <table:table-cell table:style-name="ce88" table:formula="of:=LOG(2*[.C658])+7*0.51" office:value-type="float" office:value="3.77507853936646" calcext:value-type="float">
            <text:p>3,775</text:p>
          </table:table-cell>
          <table:table-cell table:style-name="ce88" table:formula="of:=IF([.C658]&lt;0.242;EXP([.C658])/(2-EXP([.C658]));IF([.C658]&lt;0.5;7*[.C658];IF([.C658]&gt;=0.5;LOG(2*[.C658])+7*0.5;&quot;error&quot;)))" office:value-type="float" office:value="3.70507853936646" calcext:value-type="float">
            <text:p>3,705</text:p>
          </table:table-cell>
          <table:table-cell table:formula="of:=IF([.C658]&lt;0.242;&quot;exp&quot;;IF([.C658]&lt;0.5;&quot;geo&quot;;IF([.C65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3999999999995" calcext:value-type="float">
            <text:p>6,44</text:p>
          </table:table-cell>
          <table:table-cell table:style-name="ce88" table:formula="of:=([.B659]-[.$C$5])/([.$C$6]-[.$C$5])" office:value-type="float" office:value="0.803030303030297" calcext:value-type="float">
            <text:p>0,803</text:p>
          </table:table-cell>
          <table:table-cell table:style-name="ce86" table:number-columns-repeated="2"/>
          <table:table-cell table:style-name="ce88" table:formula="of:=LOG(2*[.C659])+7*0.51" office:value-type="float" office:value="3.7757619297229" calcext:value-type="float">
            <text:p>3,776</text:p>
          </table:table-cell>
          <table:table-cell table:style-name="ce88" table:formula="of:=IF([.C659]&lt;0.242;EXP([.C659])/(2-EXP([.C659]));IF([.C659]&lt;0.5;7*[.C659];IF([.C659]&gt;=0.5;LOG(2*[.C659])+7*0.5;&quot;error&quot;)))" office:value-type="float" office:value="3.7057619297229" calcext:value-type="float">
            <text:p>3,706</text:p>
          </table:table-cell>
          <table:table-cell table:formula="of:=IF([.C659]&lt;0.242;&quot;exp&quot;;IF([.C659]&lt;0.5;&quot;geo&quot;;IF([.C65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4999999999995" calcext:value-type="float">
            <text:p>6,45</text:p>
          </table:table-cell>
          <table:table-cell table:style-name="ce88" table:formula="of:=([.B660]-[.$C$5])/([.$C$6]-[.$C$5])" office:value-type="float" office:value="0.804292929292923" calcext:value-type="float">
            <text:p>0,804</text:p>
          </table:table-cell>
          <table:table-cell table:style-name="ce86" table:number-columns-repeated="2"/>
          <table:table-cell table:style-name="ce88" table:formula="of:=LOG(2*[.C660])+7*0.51" office:value-type="float" office:value="3.77644424640983" calcext:value-type="float">
            <text:p>3,776</text:p>
          </table:table-cell>
          <table:table-cell table:style-name="ce88" table:formula="of:=IF([.C660]&lt;0.242;EXP([.C660])/(2-EXP([.C660]));IF([.C660]&lt;0.5;7*[.C660];IF([.C660]&gt;=0.5;LOG(2*[.C660])+7*0.5;&quot;error&quot;)))" office:value-type="float" office:value="3.70644424640983" calcext:value-type="float">
            <text:p>3,706</text:p>
          </table:table-cell>
          <table:table-cell table:formula="of:=IF([.C660]&lt;0.242;&quot;exp&quot;;IF([.C660]&lt;0.5;&quot;geo&quot;;IF([.C66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5999999999995" calcext:value-type="float">
            <text:p>6,46</text:p>
          </table:table-cell>
          <table:table-cell table:style-name="ce88" table:formula="of:=([.B661]-[.$C$5])/([.$C$6]-[.$C$5])" office:value-type="float" office:value="0.805555555555549" calcext:value-type="float">
            <text:p>0,806</text:p>
          </table:table-cell>
          <table:table-cell table:style-name="ce86" table:number-columns-repeated="2"/>
          <table:table-cell table:style-name="ce88" table:formula="of:=LOG(2*[.C661])+7*0.51" office:value-type="float" office:value="3.77712549279565" calcext:value-type="float">
            <text:p>3,777</text:p>
          </table:table-cell>
          <table:table-cell table:style-name="ce88" table:formula="of:=IF([.C661]&lt;0.242;EXP([.C661])/(2-EXP([.C661]));IF([.C661]&lt;0.5;7*[.C661];IF([.C661]&gt;=0.5;LOG(2*[.C661])+7*0.5;&quot;error&quot;)))" office:value-type="float" office:value="3.70712549279565" calcext:value-type="float">
            <text:p>3,707</text:p>
          </table:table-cell>
          <table:table-cell table:formula="of:=IF([.C661]&lt;0.242;&quot;exp&quot;;IF([.C661]&lt;0.5;&quot;geo&quot;;IF([.C66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6999999999995" calcext:value-type="float">
            <text:p>6,47</text:p>
          </table:table-cell>
          <table:table-cell table:style-name="ce88" table:formula="of:=([.B662]-[.$C$5])/([.$C$6]-[.$C$5])" office:value-type="float" office:value="0.806818181818175" calcext:value-type="float">
            <text:p>0,807</text:p>
          </table:table-cell>
          <table:table-cell table:style-name="ce86" table:number-columns-repeated="2"/>
          <table:table-cell table:style-name="ce88" table:formula="of:=LOG(2*[.C662])+7*0.51" office:value-type="float" office:value="3.77780567223288" calcext:value-type="float">
            <text:p>3,778</text:p>
          </table:table-cell>
          <table:table-cell table:style-name="ce88" table:formula="of:=IF([.C662]&lt;0.242;EXP([.C662])/(2-EXP([.C662]));IF([.C662]&lt;0.5;7*[.C662];IF([.C662]&gt;=0.5;LOG(2*[.C662])+7*0.5;&quot;error&quot;)))" office:value-type="float" office:value="3.70780567223288" calcext:value-type="float">
            <text:p>3,708</text:p>
          </table:table-cell>
          <table:table-cell table:formula="of:=IF([.C662]&lt;0.242;&quot;exp&quot;;IF([.C662]&lt;0.5;&quot;geo&quot;;IF([.C66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7999999999995" calcext:value-type="float">
            <text:p>6,48</text:p>
          </table:table-cell>
          <table:table-cell table:style-name="ce88" table:formula="of:=([.B663]-[.$C$5])/([.$C$6]-[.$C$5])" office:value-type="float" office:value="0.808080808080802" calcext:value-type="float">
            <text:p>0,808</text:p>
          </table:table-cell>
          <table:table-cell table:style-name="ce86" table:number-columns-repeated="2"/>
          <table:table-cell table:style-name="ce88" table:formula="of:=LOG(2*[.C663])+7*0.51" office:value-type="float" office:value="3.77848478805837" calcext:value-type="float">
            <text:p>3,778</text:p>
          </table:table-cell>
          <table:table-cell table:style-name="ce88" table:formula="of:=IF([.C663]&lt;0.242;EXP([.C663])/(2-EXP([.C663]));IF([.C663]&lt;0.5;7*[.C663];IF([.C663]&gt;=0.5;LOG(2*[.C663])+7*0.5;&quot;error&quot;)))" office:value-type="float" office:value="3.70848478805837" calcext:value-type="float">
            <text:p>3,708</text:p>
          </table:table-cell>
          <table:table-cell table:formula="of:=IF([.C663]&lt;0.242;&quot;exp&quot;;IF([.C663]&lt;0.5;&quot;geo&quot;;IF([.C66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8999999999995" calcext:value-type="float">
            <text:p>6,49</text:p>
          </table:table-cell>
          <table:table-cell table:style-name="ce88" table:formula="of:=([.B664]-[.$C$5])/([.$C$6]-[.$C$5])" office:value-type="float" office:value="0.809343434343428" calcext:value-type="float">
            <text:p>0,809</text:p>
          </table:table-cell>
          <table:table-cell table:style-name="ce86" table:number-columns-repeated="2"/>
          <table:table-cell table:style-name="ce88" table:formula="of:=LOG(2*[.C664])+7*0.51" office:value-type="float" office:value="3.7791628435933" calcext:value-type="float">
            <text:p>3,779</text:p>
          </table:table-cell>
          <table:table-cell table:style-name="ce88" table:formula="of:=IF([.C664]&lt;0.242;EXP([.C664])/(2-EXP([.C664]));IF([.C664]&lt;0.5;7*[.C664];IF([.C664]&gt;=0.5;LOG(2*[.C664])+7*0.5;&quot;error&quot;)))" office:value-type="float" office:value="3.7091628435933" calcext:value-type="float">
            <text:p>3,709</text:p>
          </table:table-cell>
          <table:table-cell table:formula="of:=IF([.C664]&lt;0.242;&quot;exp&quot;;IF([.C664]&lt;0.5;&quot;geo&quot;;IF([.C66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 table:number-rows-repeated="10479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_2" table:style-name="ta1">
        <office:forms form:automatic-focus="false" form:apply-design-mode="false"/>
        <table:shapes>
          <draw:frame draw:z-index="0" draw:style-name="gr1" draw:text-style-name="P1" svg:width="453.51pt" svg:height="255.09pt" svg:x="844.38pt" svg:y="127.59pt">
            <loext:p draw:notify-on-update-of-ranges="de_2.D15:de_2.D15 de_2.D16:de_2.D664 de_2.E15:de_2.E15 de_2.E16:de_2.E664 de_2.F15:de_2.F15 de_2.F16:de_2.F664 de_2.G15:de_2.G15 de_2.G16:de_2.G6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1" draw:style-name="gr2" draw:text-style-name="P2" svg:x1="975.83pt" svg:y1="324.37pt" svg:x2="974.55pt" svg:y2="133.91pt">
            <text:p text:style-name="P2">pNormal 0,25</text:p>
          </draw:line>
          <draw:line draw:z-index="2" draw:style-name="gr2" draw:text-style-name="P2" svg:x1="1074.93pt" svg:y1="268.07pt" svg:x2="1074.56pt" svg:y2="118.15pt">
            <text:p text:style-name="P2">p 0,5</text:p>
          </draw:line>
        </table:shapes>
        <table:table-column table:style-name="co13" table:default-cell-style-name="Default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number-columns-repeated="2" table:default-cell-style-name="ce81"/>
        <table:table-column table:style-name="co12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>
            <text:p>Nom</text:p>
          </table:table-cell>
          <table:table-cell table:style-name="ce19" office:value-type="string" calcext:value-type="string">
            <text:p>Memory Size (GB)</text:p>
          </table:table-cell>
          <table:table-cell table:style-name="ce19" office:value-type="string" calcext:value-type="string">
            <text:p>Memory Size Normalitzada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 calcext:value-type="string">
            <text:p>pNormal</text:p>
          </table:table-cell>
          <table:table-cell table:style-name="ce53" office:value-type="float" office:value="2" calcext:value-type="float">
            <text:p>2</text:p>
          </table:table-cell>
          <table:table-cell table:style-name="ce89" table:formula="of:=([.C4]-[.$C$5])/([.$C$6]-[.$C$5])" office:value-type="float" office:value="0.242424242424242" calcext:value-type="float">
            <text:p>0,242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 calcext:value-type="string">
            <text:p>xMin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/>
          <table:table-cell table:number-columns-repeated="1020"/>
        </table:table-row>
        <table:table-row table:style-name="ro6">
          <table:table-cell/>
          <table:table-cell table:style-name="ce6" office:value-type="string" calcext:value-type="string">
            <text:p>xMax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number-columns-repeated="1020"/>
        </table:table-row>
        <table:table-row table:style-name="ro1">
          <table:table-cell/>
          <table:table-cell table:style-name="ce82"/>
          <table:table-cell table:number-columns-repeated="1022"/>
        </table:table-row>
        <table:table-row table:style-name="ro1">
          <table:table-cell/>
          <table:table-cell table:style-name="ce83" office:value-type="string" calcext:value-type="string">
            <text:p>Valor de p</text:p>
          </table:table-cell>
          <table:table-cell table:style-name="ce83" office:value-type="string" calcext:value-type="string">
            <text:p>Funció</text:p>
          </table:table-cell>
          <table:table-cell table:style-name="ce83" office:value-type="string" calcext:value-type="string">
            <text:p>Creixement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p &lt; 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83" office:value-type="string" calcext:value-type="string">
            <text:p>0&lt;=p &lt; 0,242</text:p>
          </table:table-cell>
          <table:table-cell table:style-name="ce84" office:value-type="string" calcext:value-type="string">
            <text:p>'EXP(p)/(2-EXP(p))</text:p>
          </table:table-cell>
          <table:table-cell office:value-type="string" calcext:value-type="string">
            <text:p>exponencial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0,242 &lt;= p &lt; 0,5</text:p>
          </table:table-cell>
          <table:table-cell office:value-type="string" calcext:value-type="string">
            <text:p>7xp</text:p>
          </table:table-cell>
          <table:table-cell office:value-type="string" calcext:value-type="string">
            <text:p>geomètric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p &gt;= 0,7</text:p>
          </table:table-cell>
          <table:table-cell office:value-type="string" calcext:value-type="string">
            <text:p>log(2xp)+0,35</text:p>
          </table:table-cell>
          <table:table-cell office:value-type="string" calcext:value-type="string">
            <text:p>logaritmic</text:p>
          </table:table-cell>
          <table:table-cell table:number-columns-repeated="1020"/>
        </table:table-row>
        <table:table-row table:style-name="ro1">
          <table:table-cell/>
          <table:table-cell table:style-name="ce83"/>
          <table:table-cell table:number-columns-repeated="1022"/>
        </table:table-row>
        <table:table-row table:style-name="ro1">
          <table:table-cell/>
          <table:table-cell table:style-name="ce83"/>
          <table:table-cell office:value-type="string" calcext:value-type="string">
            <text:p>Valor p</text:p>
          </table:table-cell>
          <table:table-cell table:number-columns-repeated="1021"/>
        </table:table-row>
        <table:table-row table:style-name="ro5">
          <table:table-cell table:style-name="ce79"/>
          <table:table-cell table:style-name="ce79" office:value-type="string" calcext:value-type="string">
            <text:p>RAM (GB)</text:p>
          </table:table-cell>
          <table:table-cell table:style-name="ce79" office:value-type="string" calcext:value-type="string">
            <text:p>RAM normalitzada</text:p>
          </table:table-cell>
          <table:table-cell table:style-name="ce79" office:value-type="string" calcext:value-type="string">
            <text:p>exponencial</text:p>
          </table:table-cell>
          <table:table-cell table:style-name="ce79" office:value-type="string" calcext:value-type="string">
            <text:p>geomètric</text:p>
          </table:table-cell>
          <table:table-cell table:style-name="ce79" office:value-type="string" calcext:value-type="string">
            <text:p>Score logaritmic</text:p>
          </table:table-cell>
          <table:table-cell table:number-columns-repeated="2" table:style-name="ce79" office:value-type="string" calcext:value-type="string">
            <text:p>SCORE</text:p>
          </table:table-cell>
          <table:table-cell table:style-name="ce79" table:number-columns-repeated="1016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1" calcext:value-type="float">
            <text:p>0,01</text:p>
          </table:table-cell>
          <table:table-cell table:style-name="ce85" table:formula="of:=([.B16]-[.$C$5])/([.$C$6]-[.$C$5])" office:value-type="float" office:value="-0.00883838383838384" calcext:value-type="float">
            <text:p>-0,009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16]&lt;0;0;IF([.C16]&lt;0.242;EXP([.C16])/(2-EXP([.C16]));IF([.C16]&lt;0.5;7*[.C16];IF([.C16]&gt;=0.5;LOG(2*[.C16])+7*0.5;&quot;error&quot;))))" office:value-type="float" office:value="0" calcext:value-type="float">
            <text:p>0,000</text:p>
          </table:table-cell>
          <table:table-cell table:formula="of:=IF([.C16]&lt;0.242;&quot;exp&quot;;IF([.C16]&lt;0.5;&quot;geo&quot;;IF([.C1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2" calcext:value-type="float">
            <text:p>0,02</text:p>
          </table:table-cell>
          <table:table-cell table:style-name="ce85" table:formula="of:=([.B17]-[.$C$5])/([.$C$6]-[.$C$5])" office:value-type="float" office:value="-0.00757575757575758" calcext:value-type="float">
            <text:p>-0,008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17]&lt;0;0;IF([.C17]&lt;0.242;EXP([.C17])/(2-EXP([.C17]));IF([.C17]&lt;0.5;7*[.C17];IF([.C17]&gt;=0.5;LOG(2*[.C17])+7*0.5;&quot;error&quot;))))" office:value-type="float" office:value="0" calcext:value-type="float">
            <text:p>0,000</text:p>
          </table:table-cell>
          <table:table-cell table:formula="of:=IF([.C17]&lt;0.242;&quot;exp&quot;;IF([.C17]&lt;0.5;&quot;geo&quot;;IF([.C17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3" calcext:value-type="float">
            <text:p>0,03</text:p>
          </table:table-cell>
          <table:table-cell table:style-name="ce85" table:formula="of:=([.B18]-[.$C$5])/([.$C$6]-[.$C$5])" office:value-type="float" office:value="-0.00631313131313131" calcext:value-type="float">
            <text:p>-0,006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18]&lt;0;0;IF([.C18]&lt;0.242;EXP([.C18])/(2-EXP([.C18]));IF([.C18]&lt;0.5;7*[.C18];IF([.C18]&gt;=0.5;LOG(2*[.C18])+7*0.5;&quot;error&quot;))))" office:value-type="float" office:value="0" calcext:value-type="float">
            <text:p>0,000</text:p>
          </table:table-cell>
          <table:table-cell table:formula="of:=IF([.C18]&lt;0.242;&quot;exp&quot;;IF([.C18]&lt;0.5;&quot;geo&quot;;IF([.C18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4" calcext:value-type="float">
            <text:p>0,04</text:p>
          </table:table-cell>
          <table:table-cell table:style-name="ce85" table:formula="of:=([.B19]-[.$C$5])/([.$C$6]-[.$C$5])" office:value-type="float" office:value="-0.00505050505050505" calcext:value-type="float">
            <text:p>-0,005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19]&lt;0;0;IF([.C19]&lt;0.242;EXP([.C19])/(2-EXP([.C19]));IF([.C19]&lt;0.5;7*[.C19];IF([.C19]&gt;=0.5;LOG(2*[.C19])+7*0.5;&quot;error&quot;))))" office:value-type="float" office:value="0" calcext:value-type="float">
            <text:p>0,000</text:p>
          </table:table-cell>
          <table:table-cell table:formula="of:=IF([.C19]&lt;0.242;&quot;exp&quot;;IF([.C19]&lt;0.5;&quot;geo&quot;;IF([.C19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5" calcext:value-type="float">
            <text:p>0,05</text:p>
          </table:table-cell>
          <table:table-cell table:style-name="ce85" table:formula="of:=([.B20]-[.$C$5])/([.$C$6]-[.$C$5])" office:value-type="float" office:value="-0.00378787878787879" calcext:value-type="float">
            <text:p>-0,004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20]&lt;0;0;IF([.C20]&lt;0.242;EXP([.C20])/(2-EXP([.C20]));IF([.C20]&lt;0.5;7*[.C20];IF([.C20]&gt;=0.5;LOG(2*[.C20])+7*0.5;&quot;error&quot;))))" office:value-type="float" office:value="0" calcext:value-type="float">
            <text:p>0,000</text:p>
          </table:table-cell>
          <table:table-cell table:formula="of:=IF([.C20]&lt;0.242;&quot;exp&quot;;IF([.C20]&lt;0.5;&quot;geo&quot;;IF([.C20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6" calcext:value-type="float">
            <text:p>0,06</text:p>
          </table:table-cell>
          <table:table-cell table:style-name="ce85" table:formula="of:=([.B21]-[.$C$5])/([.$C$6]-[.$C$5])" office:value-type="float" office:value="-0.00252525252525253" calcext:value-type="float">
            <text:p>-0,003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21]&lt;0;0;IF([.C21]&lt;0.242;EXP([.C21])/(2-EXP([.C21]));IF([.C21]&lt;0.5;7*[.C21];IF([.C21]&gt;=0.5;LOG(2*[.C21])+7*0.5;&quot;error&quot;))))" office:value-type="float" office:value="0" calcext:value-type="float">
            <text:p>0,000</text:p>
          </table:table-cell>
          <table:table-cell table:formula="of:=IF([.C21]&lt;0.242;&quot;exp&quot;;IF([.C21]&lt;0.5;&quot;geo&quot;;IF([.C21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 office:value-type="string" calcext:value-type="string">
            <text:p>Iinferior a Xmin)</text:p>
          </table:table-cell>
          <table:table-cell office:value-type="float" office:value="0.07" calcext:value-type="float">
            <text:p>0,07</text:p>
          </table:table-cell>
          <table:table-cell table:style-name="ce85" table:formula="of:=([.B22]-[.$C$5])/([.$C$6]-[.$C$5])" office:value-type="float" office:value="-0.00126262626262626" calcext:value-type="float">
            <text:p>-0,001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22]&lt;0;0;IF([.C22]&lt;0.242;EXP([.C22])/(2-EXP([.C22]));IF([.C22]&lt;0.5;7*[.C22];IF([.C22]&gt;=0.5;LOG(2*[.C22])+7*0.5;&quot;error&quot;))))" office:value-type="float" office:value="0" calcext:value-type="float">
            <text:p>0,000</text:p>
          </table:table-cell>
          <table:table-cell table:formula="of:=IF([.C22]&lt;0.242;&quot;exp&quot;;IF([.C22]&lt;0.5;&quot;geo&quot;;IF([.C22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style-name="ce86" table:formula="of:=([.B23]-[.$C$5])/([.$C$6]-[.$C$5])" office:value-type="float" office:value="0" calcext:value-type="float">
            <text:p>0,00</text:p>
          </table:table-cell>
          <table:table-cell table:style-name="ce86" office:value-type="float" office:value="0" calcext:value-type="float">
            <text:p>0,00</text:p>
          </table:table-cell>
          <table:table-cell table:style-name="ce86"/>
          <table:table-cell table:style-name="ce88"/>
          <table:table-cell table:style-name="ce85" table:formula="of:=IF([.C23]&lt;0;0;IF([.C23]&lt;0.242;EXP([.C23])/(2-EXP([.C23]));IF([.C23]&lt;0.5;7*[.C23];IF([.C23]&gt;=0.5;LOG(2*[.C23])+7*0.5;&quot;error&quot;))))" office:value-type="float" office:value="1" calcext:value-type="float">
            <text:p>1,000</text:p>
          </table:table-cell>
          <table:table-cell table:formula="of:=IF([.C23]&lt;0.242;&quot;exp&quot;;IF([.C23]&lt;0.5;&quot;geo&quot;;IF([.C23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table:style-name="ce80" office:value-type="float" office:value="0.09" calcext:value-type="float">
            <text:p>0,09</text:p>
          </table:table-cell>
          <table:table-cell table:style-name="ce87" table:formula="of:=([.B24]-[.$C$5])/([.$C$6]-[.$C$5])" office:value-type="float" office:value="0.00126262626262626" calcext:value-type="float">
            <text:p>0,001</text:p>
          </table:table-cell>
          <table:table-cell table:style-name="ce90" table:formula="of:=EXP([.C24])/(2-EXP([.C24]))" office:value-type="float" office:value="1.00253004393902" calcext:value-type="float">
            <text:p>1,00</text:p>
          </table:table-cell>
          <table:table-cell table:style-name="ce90"/>
          <table:table-cell table:style-name="ce87"/>
          <table:table-cell table:style-name="ce87" table:formula="of:=IF([.C24]&lt;0;0;IF([.C24]&lt;0.242;EXP([.C24])/(2-EXP([.C24]));IF([.C24]&lt;0.5;7*[.C24];IF([.C24]&gt;=0.5;LOG(2*[.C24])+7*0.5;&quot;error&quot;))))" office:value-type="float" office:value="1.00253004393902" calcext:value-type="float">
            <text:p>1,003</text:p>
          </table:table-cell>
          <table:table-cell table:formula="of:=IF([.C24]&lt;0.242;&quot;exp&quot;;IF([.C24]&lt;0.5;&quot;geo&quot;;IF([.C24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style-name="ce88" table:formula="of:=([.B25]-[.$C$5])/([.$C$6]-[.$C$5])" office:value-type="float" office:value="0.00252525252525253" calcext:value-type="float">
            <text:p>0,003</text:p>
          </table:table-cell>
          <table:table-cell table:style-name="ce86" table:formula="of:=EXP([.C25])/(2-EXP([.C25]))" office:value-type="float" office:value="1.00506970578743" calcext:value-type="float">
            <text:p>1,01</text:p>
          </table:table-cell>
          <table:table-cell table:style-name="ce86"/>
          <table:table-cell table:style-name="ce88"/>
          <table:table-cell table:style-name="ce88" table:formula="of:=IF([.C25]&lt;0.242;EXP([.C25])/(2-EXP([.C25]));IF([.C25]&lt;0.5;7*[.C25];IF([.C25]&gt;=0.5;LOG(2*[.C25])+7*0.5;&quot;error&quot;)))" office:value-type="float" office:value="1.00506970578743" calcext:value-type="float">
            <text:p>1,005</text:p>
          </table:table-cell>
          <table:table-cell table:formula="of:=IF([.C25]&lt;0.242;&quot;exp&quot;;IF([.C25]&lt;0.5;&quot;geo&quot;;IF([.C25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table:style-name="ce88" table:formula="of:=([.B26]-[.$C$5])/([.$C$6]-[.$C$5])" office:value-type="float" office:value="0.00378787878787879" calcext:value-type="float">
            <text:p>0,004</text:p>
          </table:table-cell>
          <table:table-cell table:style-name="ce86" table:formula="of:=EXP([.C26])/(2-EXP([.C26]))" office:value-type="float" office:value="1.00761903845715" calcext:value-type="float">
            <text:p>1,01</text:p>
          </table:table-cell>
          <table:table-cell table:style-name="ce86"/>
          <table:table-cell table:style-name="ce88"/>
          <table:table-cell table:style-name="ce88" table:formula="of:=IF([.C26]&lt;0.242;EXP([.C26])/(2-EXP([.C26]));IF([.C26]&lt;0.5;7*[.C26];IF([.C26]&gt;=0.5;LOG(2*[.C26])+7*0.5;&quot;error&quot;)))" office:value-type="float" office:value="1.00761903845715" calcext:value-type="float">
            <text:p>1,008</text:p>
          </table:table-cell>
          <table:table-cell table:formula="of:=IF([.C26]&lt;0.242;&quot;exp&quot;;IF([.C26]&lt;0.5;&quot;geo&quot;;IF([.C26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style-name="ce88" table:formula="of:=([.B27]-[.$C$5])/([.$C$6]-[.$C$5])" office:value-type="float" office:value="0.00505050505050505" calcext:value-type="float">
            <text:p>0,005</text:p>
          </table:table-cell>
          <table:table-cell table:style-name="ce86" table:formula="of:=EXP([.C27])/(2-EXP([.C27]))" office:value-type="float" office:value="1.0101780952483" calcext:value-type="float">
            <text:p>1,01</text:p>
          </table:table-cell>
          <table:table-cell table:style-name="ce86"/>
          <table:table-cell table:style-name="ce88"/>
          <table:table-cell table:style-name="ce88" table:formula="of:=IF([.C27]&lt;0.242;EXP([.C27])/(2-EXP([.C27]));IF([.C27]&lt;0.5;7*[.C27];IF([.C27]&gt;=0.5;LOG(2*[.C27])+7*0.5;&quot;error&quot;)))" office:value-type="float" office:value="1.0101780952483" calcext:value-type="float">
            <text:p>1,010</text:p>
          </table:table-cell>
          <table:table-cell table:formula="of:=IF([.C27]&lt;0.242;&quot;exp&quot;;IF([.C27]&lt;0.5;&quot;geo&quot;;IF([.C27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style-name="ce88" table:formula="of:=([.B28]-[.$C$5])/([.$C$6]-[.$C$5])" office:value-type="float" office:value="0.00631313131313131" calcext:value-type="float">
            <text:p>0,006</text:p>
          </table:table-cell>
          <table:table-cell table:style-name="ce86" table:formula="of:=EXP([.C28])/(2-EXP([.C28]))" office:value-type="float" office:value="1.01274692985288" calcext:value-type="float">
            <text:p>1,01</text:p>
          </table:table-cell>
          <table:table-cell table:style-name="ce86"/>
          <table:table-cell table:style-name="ce88"/>
          <table:table-cell table:style-name="ce88" table:formula="of:=IF([.C28]&lt;0.242;EXP([.C28])/(2-EXP([.C28]));IF([.C28]&lt;0.5;7*[.C28];IF([.C28]&gt;=0.5;LOG(2*[.C28])+7*0.5;&quot;error&quot;)))" office:value-type="float" office:value="1.01274692985288" calcext:value-type="float">
            <text:p>1,013</text:p>
          </table:table-cell>
          <table:table-cell table:formula="of:=IF([.C28]&lt;0.242;&quot;exp&quot;;IF([.C28]&lt;0.5;&quot;geo&quot;;IF([.C28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style-name="ce88" table:formula="of:=([.B29]-[.$C$5])/([.$C$6]-[.$C$5])" office:value-type="float" office:value="0.00757575757575758" calcext:value-type="float">
            <text:p>0,008</text:p>
          </table:table-cell>
          <table:table-cell table:style-name="ce86" table:formula="of:=EXP([.C29])/(2-EXP([.C29]))" office:value-type="float" office:value="1.01532559635831" calcext:value-type="float">
            <text:p>1,02</text:p>
          </table:table-cell>
          <table:table-cell table:style-name="ce86"/>
          <table:table-cell table:style-name="ce88"/>
          <table:table-cell table:style-name="ce88" table:formula="of:=IF([.C29]&lt;0.242;EXP([.C29])/(2-EXP([.C29]));IF([.C29]&lt;0.5;7*[.C29];IF([.C29]&gt;=0.5;LOG(2*[.C29])+7*0.5;&quot;error&quot;)))" office:value-type="float" office:value="1.01532559635831" calcext:value-type="float">
            <text:p>1,015</text:p>
          </table:table-cell>
          <table:table-cell table:formula="of:=IF([.C29]&lt;0.242;&quot;exp&quot;;IF([.C29]&lt;0.5;&quot;geo&quot;;IF([.C29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style-name="ce88" table:formula="of:=([.B30]-[.$C$5])/([.$C$6]-[.$C$5])" office:value-type="float" office:value="0.00883838383838384" calcext:value-type="float">
            <text:p>0,009</text:p>
          </table:table-cell>
          <table:table-cell table:style-name="ce86" table:formula="of:=EXP([.C30])/(2-EXP([.C30]))" office:value-type="float" office:value="1.01791414925107" calcext:value-type="float">
            <text:p>1,02</text:p>
          </table:table-cell>
          <table:table-cell table:style-name="ce86"/>
          <table:table-cell table:style-name="ce88"/>
          <table:table-cell table:style-name="ce88" table:formula="of:=IF([.C30]&lt;0.242;EXP([.C30])/(2-EXP([.C30]));IF([.C30]&lt;0.5;7*[.C30];IF([.C30]&gt;=0.5;LOG(2*[.C30])+7*0.5;&quot;error&quot;)))" office:value-type="float" office:value="1.01791414925107" calcext:value-type="float">
            <text:p>1,018</text:p>
          </table:table-cell>
          <table:table-cell table:formula="of:=IF([.C30]&lt;0.242;&quot;exp&quot;;IF([.C30]&lt;0.5;&quot;geo&quot;;IF([.C30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table:style-name="ce88" table:formula="of:=([.B31]-[.$C$5])/([.$C$6]-[.$C$5])" office:value-type="float" office:value="0.0101010101010101" calcext:value-type="float">
            <text:p>0,010</text:p>
          </table:table-cell>
          <table:table-cell table:style-name="ce86" table:formula="of:=EXP([.C31])/(2-EXP([.C31]))" office:value-type="float" office:value="1.02051264342046" calcext:value-type="float">
            <text:p>1,02</text:p>
          </table:table-cell>
          <table:table-cell table:style-name="ce86"/>
          <table:table-cell table:style-name="ce88"/>
          <table:table-cell table:style-name="ce88" table:formula="of:=IF([.C31]&lt;0.242;EXP([.C31])/(2-EXP([.C31]));IF([.C31]&lt;0.5;7*[.C31];IF([.C31]&gt;=0.5;LOG(2*[.C31])+7*0.5;&quot;error&quot;)))" office:value-type="float" office:value="1.02051264342046" calcext:value-type="float">
            <text:p>1,021</text:p>
          </table:table-cell>
          <table:table-cell table:formula="of:=IF([.C31]&lt;0.242;&quot;exp&quot;;IF([.C31]&lt;0.5;&quot;geo&quot;;IF([.C31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table:style-name="ce88" table:formula="of:=([.B32]-[.$C$5])/([.$C$6]-[.$C$5])" office:value-type="float" office:value="0.0113636363636364" calcext:value-type="float">
            <text:p>0,011</text:p>
          </table:table-cell>
          <table:table-cell table:style-name="ce86" table:formula="of:=EXP([.C32])/(2-EXP([.C32]))" office:value-type="float" office:value="1.02312113416224" calcext:value-type="float">
            <text:p>1,02</text:p>
          </table:table-cell>
          <table:table-cell table:style-name="ce86"/>
          <table:table-cell table:style-name="ce88"/>
          <table:table-cell table:style-name="ce88" table:formula="of:=IF([.C32]&lt;0.242;EXP([.C32])/(2-EXP([.C32]));IF([.C32]&lt;0.5;7*[.C32];IF([.C32]&gt;=0.5;LOG(2*[.C32])+7*0.5;&quot;error&quot;)))" office:value-type="float" office:value="1.02312113416224" calcext:value-type="float">
            <text:p>1,023</text:p>
          </table:table-cell>
          <table:table-cell table:formula="of:=IF([.C32]&lt;0.242;&quot;exp&quot;;IF([.C32]&lt;0.5;&quot;geo&quot;;IF([.C32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table:style-name="ce88" table:formula="of:=([.B33]-[.$C$5])/([.$C$6]-[.$C$5])" office:value-type="float" office:value="0.0126262626262626" calcext:value-type="float">
            <text:p>0,013</text:p>
          </table:table-cell>
          <table:table-cell table:style-name="ce86" table:formula="of:=EXP([.C33])/(2-EXP([.C33]))" office:value-type="float" office:value="1.02573967718248" calcext:value-type="float">
            <text:p>1,03</text:p>
          </table:table-cell>
          <table:table-cell table:style-name="ce86"/>
          <table:table-cell table:style-name="ce88"/>
          <table:table-cell table:style-name="ce88" table:formula="of:=IF([.C33]&lt;0.242;EXP([.C33])/(2-EXP([.C33]));IF([.C33]&lt;0.5;7*[.C33];IF([.C33]&gt;=0.5;LOG(2*[.C33])+7*0.5;&quot;error&quot;)))" office:value-type="float" office:value="1.02573967718248" calcext:value-type="float">
            <text:p>1,026</text:p>
          </table:table-cell>
          <table:table-cell table:formula="of:=IF([.C33]&lt;0.242;&quot;exp&quot;;IF([.C33]&lt;0.5;&quot;geo&quot;;IF([.C33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table:style-name="ce88" table:formula="of:=([.B34]-[.$C$5])/([.$C$6]-[.$C$5])" office:value-type="float" office:value="0.0138888888888889" calcext:value-type="float">
            <text:p>0,014</text:p>
          </table:table-cell>
          <table:table-cell table:style-name="ce86" table:formula="of:=EXP([.C34])/(2-EXP([.C34]))" office:value-type="float" office:value="1.0283683286013" calcext:value-type="float">
            <text:p>1,03</text:p>
          </table:table-cell>
          <table:table-cell table:style-name="ce86"/>
          <table:table-cell table:style-name="ce88"/>
          <table:table-cell table:style-name="ce88" table:formula="of:=IF([.C34]&lt;0.242;EXP([.C34])/(2-EXP([.C34]));IF([.C34]&lt;0.5;7*[.C34];IF([.C34]&gt;=0.5;LOG(2*[.C34])+7*0.5;&quot;error&quot;)))" office:value-type="float" office:value="1.0283683286013" calcext:value-type="float">
            <text:p>1,028</text:p>
          </table:table-cell>
          <table:table-cell table:formula="of:=IF([.C34]&lt;0.242;&quot;exp&quot;;IF([.C34]&lt;0.5;&quot;geo&quot;;IF([.C34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style-name="ce88" table:formula="of:=([.B35]-[.$C$5])/([.$C$6]-[.$C$5])" office:value-type="float" office:value="0.0151515151515152" calcext:value-type="float">
            <text:p>0,015</text:p>
          </table:table-cell>
          <table:table-cell table:style-name="ce86" table:formula="of:=EXP([.C35])/(2-EXP([.C35]))" office:value-type="float" office:value="1.03100714495681" calcext:value-type="float">
            <text:p>1,03</text:p>
          </table:table-cell>
          <table:table-cell table:style-name="ce86"/>
          <table:table-cell table:style-name="ce88"/>
          <table:table-cell table:style-name="ce88" table:formula="of:=IF([.C35]&lt;0.242;EXP([.C35])/(2-EXP([.C35]));IF([.C35]&lt;0.5;7*[.C35];IF([.C35]&gt;=0.5;LOG(2*[.C35])+7*0.5;&quot;error&quot;)))" office:value-type="float" office:value="1.03100714495681" calcext:value-type="float">
            <text:p>1,031</text:p>
          </table:table-cell>
          <table:table-cell table:formula="of:=IF([.C35]&lt;0.242;&quot;exp&quot;;IF([.C35]&lt;0.5;&quot;geo&quot;;IF([.C35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table:style-name="ce88" table:formula="of:=([.B36]-[.$C$5])/([.$C$6]-[.$C$5])" office:value-type="float" office:value="0.0164141414141414" calcext:value-type="float">
            <text:p>0,016</text:p>
          </table:table-cell>
          <table:table-cell table:style-name="ce86" table:formula="of:=EXP([.C36])/(2-EXP([.C36]))" office:value-type="float" office:value="1.03365618320892" calcext:value-type="float">
            <text:p>1,03</text:p>
          </table:table-cell>
          <table:table-cell table:style-name="ce86"/>
          <table:table-cell table:style-name="ce88"/>
          <table:table-cell table:style-name="ce88" table:formula="of:=IF([.C36]&lt;0.242;EXP([.C36])/(2-EXP([.C36]));IF([.C36]&lt;0.5;7*[.C36];IF([.C36]&gt;=0.5;LOG(2*[.C36])+7*0.5;&quot;error&quot;)))" office:value-type="float" office:value="1.03365618320892" calcext:value-type="float">
            <text:p>1,034</text:p>
          </table:table-cell>
          <table:table-cell table:formula="of:=IF([.C36]&lt;0.242;&quot;exp&quot;;IF([.C36]&lt;0.5;&quot;geo&quot;;IF([.C36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2" calcext:value-type="float">
            <text:p>0,22</text:p>
          </table:table-cell>
          <table:table-cell table:style-name="ce88" table:formula="of:=([.B37]-[.$C$5])/([.$C$6]-[.$C$5])" office:value-type="float" office:value="0.0176767676767677" calcext:value-type="float">
            <text:p>0,018</text:p>
          </table:table-cell>
          <table:table-cell table:style-name="ce86" table:formula="of:=EXP([.C37])/(2-EXP([.C37]))" office:value-type="float" office:value="1.03631550074334" calcext:value-type="float">
            <text:p>1,04</text:p>
          </table:table-cell>
          <table:table-cell table:style-name="ce86"/>
          <table:table-cell table:style-name="ce88"/>
          <table:table-cell table:style-name="ce88" table:formula="of:=IF([.C37]&lt;0.242;EXP([.C37])/(2-EXP([.C37]));IF([.C37]&lt;0.5;7*[.C37];IF([.C37]&gt;=0.5;LOG(2*[.C37])+7*0.5;&quot;error&quot;)))" office:value-type="float" office:value="1.03631550074334" calcext:value-type="float">
            <text:p>1,036</text:p>
          </table:table-cell>
          <table:table-cell table:formula="of:=IF([.C37]&lt;0.242;&quot;exp&quot;;IF([.C37]&lt;0.5;&quot;geo&quot;;IF([.C37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table:style-name="ce88" table:formula="of:=([.B38]-[.$C$5])/([.$C$6]-[.$C$5])" office:value-type="float" office:value="0.0189393939393939" calcext:value-type="float">
            <text:p>0,019</text:p>
          </table:table-cell>
          <table:table-cell table:style-name="ce86" table:formula="of:=EXP([.C38])/(2-EXP([.C38]))" office:value-type="float" office:value="1.03898515537557" calcext:value-type="float">
            <text:p>1,04</text:p>
          </table:table-cell>
          <table:table-cell table:style-name="ce86"/>
          <table:table-cell table:style-name="ce88"/>
          <table:table-cell table:style-name="ce88" table:formula="of:=IF([.C38]&lt;0.242;EXP([.C38])/(2-EXP([.C38]));IF([.C38]&lt;0.5;7*[.C38];IF([.C38]&gt;=0.5;LOG(2*[.C38])+7*0.5;&quot;error&quot;)))" office:value-type="float" office:value="1.03898515537557" calcext:value-type="float">
            <text:p>1,039</text:p>
          </table:table-cell>
          <table:table-cell table:formula="of:=IF([.C38]&lt;0.242;&quot;exp&quot;;IF([.C38]&lt;0.5;&quot;geo&quot;;IF([.C38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table:style-name="ce88" table:formula="of:=([.B39]-[.$C$5])/([.$C$6]-[.$C$5])" office:value-type="float" office:value="0.0202020202020202" calcext:value-type="float">
            <text:p>0,020</text:p>
          </table:table-cell>
          <table:table-cell table:style-name="ce86" table:formula="of:=EXP([.C39])/(2-EXP([.C39]))" office:value-type="float" office:value="1.04166520535487" calcext:value-type="float">
            <text:p>1,04</text:p>
          </table:table-cell>
          <table:table-cell table:style-name="ce86"/>
          <table:table-cell table:style-name="ce88"/>
          <table:table-cell table:style-name="ce88" table:formula="of:=IF([.C39]&lt;0.242;EXP([.C39])/(2-EXP([.C39]));IF([.C39]&lt;0.5;7*[.C39];IF([.C39]&gt;=0.5;LOG(2*[.C39])+7*0.5;&quot;error&quot;)))" office:value-type="float" office:value="1.04166520535487" calcext:value-type="float">
            <text:p>1,042</text:p>
          </table:table-cell>
          <table:table-cell table:formula="of:=IF([.C39]&lt;0.242;&quot;exp&quot;;IF([.C39]&lt;0.5;&quot;geo&quot;;IF([.C39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style-name="ce88" table:formula="of:=([.B40]-[.$C$5])/([.$C$6]-[.$C$5])" office:value-type="float" office:value="0.0214646464646465" calcext:value-type="float">
            <text:p>0,021</text:p>
          </table:table-cell>
          <table:table-cell table:style-name="ce86" table:formula="of:=EXP([.C40])/(2-EXP([.C40]))" office:value-type="float" office:value="1.04435570936842" calcext:value-type="float">
            <text:p>1,04</text:p>
          </table:table-cell>
          <table:table-cell table:style-name="ce86"/>
          <table:table-cell table:style-name="ce88"/>
          <table:table-cell table:style-name="ce88" table:formula="of:=IF([.C40]&lt;0.242;EXP([.C40])/(2-EXP([.C40]));IF([.C40]&lt;0.5;7*[.C40];IF([.C40]&gt;=0.5;LOG(2*[.C40])+7*0.5;&quot;error&quot;)))" office:value-type="float" office:value="1.04435570936842" calcext:value-type="float">
            <text:p>1,044</text:p>
          </table:table-cell>
          <table:table-cell table:formula="of:=IF([.C40]&lt;0.242;&quot;exp&quot;;IF([.C40]&lt;0.5;&quot;geo&quot;;IF([.C40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table:style-name="ce88" table:formula="of:=([.B41]-[.$C$5])/([.$C$6]-[.$C$5])" office:value-type="float" office:value="0.0227272727272727" calcext:value-type="float">
            <text:p>0,023</text:p>
          </table:table-cell>
          <table:table-cell table:style-name="ce86" table:formula="of:=EXP([.C41])/(2-EXP([.C41]))" office:value-type="float" office:value="1.04705672654539" calcext:value-type="float">
            <text:p>1,05</text:p>
          </table:table-cell>
          <table:table-cell table:style-name="ce86"/>
          <table:table-cell table:style-name="ce88"/>
          <table:table-cell table:style-name="ce88" table:formula="of:=IF([.C41]&lt;0.242;EXP([.C41])/(2-EXP([.C41]));IF([.C41]&lt;0.5;7*[.C41];IF([.C41]&gt;=0.5;LOG(2*[.C41])+7*0.5;&quot;error&quot;)))" office:value-type="float" office:value="1.04705672654539" calcext:value-type="float">
            <text:p>1,047</text:p>
          </table:table-cell>
          <table:table-cell table:formula="of:=IF([.C41]&lt;0.242;&quot;exp&quot;;IF([.C41]&lt;0.5;&quot;geo&quot;;IF([.C41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table:style-name="ce88" table:formula="of:=([.B42]-[.$C$5])/([.$C$6]-[.$C$5])" office:value-type="float" office:value="0.023989898989899" calcext:value-type="float">
            <text:p>0,024</text:p>
          </table:table-cell>
          <table:table-cell table:style-name="ce86" table:formula="of:=EXP([.C42])/(2-EXP([.C42]))" office:value-type="float" office:value="1.04976831646112" calcext:value-type="float">
            <text:p>1,05</text:p>
          </table:table-cell>
          <table:table-cell table:style-name="ce86"/>
          <table:table-cell table:style-name="ce88"/>
          <table:table-cell table:style-name="ce88" table:formula="of:=IF([.C42]&lt;0.242;EXP([.C42])/(2-EXP([.C42]));IF([.C42]&lt;0.5;7*[.C42];IF([.C42]&gt;=0.5;LOG(2*[.C42])+7*0.5;&quot;error&quot;)))" office:value-type="float" office:value="1.04976831646112" calcext:value-type="float">
            <text:p>1,050</text:p>
          </table:table-cell>
          <table:table-cell table:formula="of:=IF([.C42]&lt;0.242;&quot;exp&quot;;IF([.C42]&lt;0.5;&quot;geo&quot;;IF([.C42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table:style-name="ce88" table:formula="of:=([.B43]-[.$C$5])/([.$C$6]-[.$C$5])" office:value-type="float" office:value="0.0252525252525253" calcext:value-type="float">
            <text:p>0,025</text:p>
          </table:table-cell>
          <table:table-cell table:style-name="ce86" table:formula="of:=EXP([.C43])/(2-EXP([.C43]))" office:value-type="float" office:value="1.05249053914134" calcext:value-type="float">
            <text:p>1,05</text:p>
          </table:table-cell>
          <table:table-cell table:style-name="ce86"/>
          <table:table-cell table:style-name="ce88"/>
          <table:table-cell table:style-name="ce88" table:formula="of:=IF([.C43]&lt;0.242;EXP([.C43])/(2-EXP([.C43]));IF([.C43]&lt;0.5;7*[.C43];IF([.C43]&gt;=0.5;LOG(2*[.C43])+7*0.5;&quot;error&quot;)))" office:value-type="float" office:value="1.05249053914134" calcext:value-type="float">
            <text:p>1,052</text:p>
          </table:table-cell>
          <table:table-cell table:formula="of:=IF([.C43]&lt;0.242;&quot;exp&quot;;IF([.C43]&lt;0.5;&quot;geo&quot;;IF([.C43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table:style-name="ce88" table:formula="of:=([.B44]-[.$C$5])/([.$C$6]-[.$C$5])" office:value-type="float" office:value="0.0265151515151515" calcext:value-type="float">
            <text:p>0,027</text:p>
          </table:table-cell>
          <table:table-cell table:style-name="ce86" table:formula="of:=EXP([.C44])/(2-EXP([.C44]))" office:value-type="float" office:value="1.05522345506645" calcext:value-type="float">
            <text:p>1,06</text:p>
          </table:table-cell>
          <table:table-cell table:style-name="ce86"/>
          <table:table-cell table:style-name="ce88"/>
          <table:table-cell table:style-name="ce88" table:formula="of:=IF([.C44]&lt;0.242;EXP([.C44])/(2-EXP([.C44]));IF([.C44]&lt;0.5;7*[.C44];IF([.C44]&gt;=0.5;LOG(2*[.C44])+7*0.5;&quot;error&quot;)))" office:value-type="float" office:value="1.05522345506645" calcext:value-type="float">
            <text:p>1,055</text:p>
          </table:table-cell>
          <table:table-cell table:formula="of:=IF([.C44]&lt;0.242;&quot;exp&quot;;IF([.C44]&lt;0.5;&quot;geo&quot;;IF([.C44]&gt;=0.5;&quot;log&quot;;&quot;error&quot;)))" office:value-type="string" office:string-value="exp" calcext:value-type="string">
            <text:p>exp</text:p>
          </table:table-cell>
          <table:table-cell/>
          <table:table-cell table:style-name="ce92"/>
          <table:table-cell table:number-columns-repeated="1014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style-name="ce88" table:formula="of:=([.B45]-[.$C$5])/([.$C$6]-[.$C$5])" office:value-type="float" office:value="0.0277777777777778" calcext:value-type="float">
            <text:p>0,028</text:p>
          </table:table-cell>
          <table:table-cell table:style-name="ce86" table:formula="of:=EXP([.C45])/(2-EXP([.C45]))" office:value-type="float" office:value="1.05796712517581" calcext:value-type="float">
            <text:p>1,06</text:p>
          </table:table-cell>
          <table:table-cell table:style-name="ce86"/>
          <table:table-cell table:style-name="ce88"/>
          <table:table-cell table:style-name="ce88" table:formula="of:=IF([.C45]&lt;0.242;EXP([.C45])/(2-EXP([.C45]));IF([.C45]&lt;0.5;7*[.C45];IF([.C45]&gt;=0.5;LOG(2*[.C45])+7*0.5;&quot;error&quot;)))" office:value-type="float" office:value="1.05796712517581" calcext:value-type="float">
            <text:p>1,058</text:p>
          </table:table-cell>
          <table:table-cell table:formula="of:=IF([.C45]&lt;0.242;&quot;exp&quot;;IF([.C45]&lt;0.5;&quot;geo&quot;;IF([.C4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table:style-name="ce88" table:formula="of:=([.B46]-[.$C$5])/([.$C$6]-[.$C$5])" office:value-type="float" office:value="0.029040404040404" calcext:value-type="float">
            <text:p>0,029</text:p>
          </table:table-cell>
          <table:table-cell table:style-name="ce86" table:formula="of:=EXP([.C46])/(2-EXP([.C46]))" office:value-type="float" office:value="1.06072161087211" calcext:value-type="float">
            <text:p>1,06</text:p>
          </table:table-cell>
          <table:table-cell table:style-name="ce86"/>
          <table:table-cell table:style-name="ce88"/>
          <table:table-cell table:style-name="ce88" table:formula="of:=IF([.C46]&lt;0.242;EXP([.C46])/(2-EXP([.C46]));IF([.C46]&lt;0.5;7*[.C46];IF([.C46]&gt;=0.5;LOG(2*[.C46])+7*0.5;&quot;error&quot;)))" office:value-type="float" office:value="1.06072161087211" calcext:value-type="float">
            <text:p>1,061</text:p>
          </table:table-cell>
          <table:table-cell table:formula="of:=IF([.C46]&lt;0.242;&quot;exp&quot;;IF([.C46]&lt;0.5;&quot;geo&quot;;IF([.C4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2" calcext:value-type="float">
            <text:p>0,32</text:p>
          </table:table-cell>
          <table:table-cell table:style-name="ce88" table:formula="of:=([.B47]-[.$C$5])/([.$C$6]-[.$C$5])" office:value-type="float" office:value="0.0303030303030303" calcext:value-type="float">
            <text:p>0,030</text:p>
          </table:table-cell>
          <table:table-cell table:style-name="ce86" table:formula="of:=EXP([.C47])/(2-EXP([.C47]))" office:value-type="float" office:value="1.06348697402578" calcext:value-type="float">
            <text:p>1,06</text:p>
          </table:table-cell>
          <table:table-cell table:style-name="ce86"/>
          <table:table-cell table:style-name="ce88"/>
          <table:table-cell table:style-name="ce88" table:formula="of:=IF([.C47]&lt;0.242;EXP([.C47])/(2-EXP([.C47]));IF([.C47]&lt;0.5;7*[.C47];IF([.C47]&gt;=0.5;LOG(2*[.C47])+7*0.5;&quot;error&quot;)))" office:value-type="float" office:value="1.06348697402578" calcext:value-type="float">
            <text:p>1,063</text:p>
          </table:table-cell>
          <table:table-cell table:formula="of:=IF([.C47]&lt;0.242;&quot;exp&quot;;IF([.C47]&lt;0.5;&quot;geo&quot;;IF([.C4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style-name="ce88" table:formula="of:=([.B48]-[.$C$5])/([.$C$6]-[.$C$5])" office:value-type="float" office:value="0.0315656565656566" calcext:value-type="float">
            <text:p>0,032</text:p>
          </table:table-cell>
          <table:table-cell table:style-name="ce86" table:formula="of:=EXP([.C48])/(2-EXP([.C48]))" office:value-type="float" office:value="1.06626327697948" calcext:value-type="float">
            <text:p>1,07</text:p>
          </table:table-cell>
          <table:table-cell table:style-name="ce86"/>
          <table:table-cell table:style-name="ce88"/>
          <table:table-cell table:style-name="ce88" table:formula="of:=IF([.C48]&lt;0.242;EXP([.C48])/(2-EXP([.C48]));IF([.C48]&lt;0.5;7*[.C48];IF([.C48]&gt;=0.5;LOG(2*[.C48])+7*0.5;&quot;error&quot;)))" office:value-type="float" office:value="1.06626327697948" calcext:value-type="float">
            <text:p>1,066</text:p>
          </table:table-cell>
          <table:table-cell table:formula="of:=IF([.C48]&lt;0.242;&quot;exp&quot;;IF([.C48]&lt;0.5;&quot;geo&quot;;IF([.C4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4" calcext:value-type="float">
            <text:p>0,34</text:p>
          </table:table-cell>
          <table:table-cell table:style-name="ce88" table:formula="of:=([.B49]-[.$C$5])/([.$C$6]-[.$C$5])" office:value-type="float" office:value="0.0328282828282828" calcext:value-type="float">
            <text:p>0,033</text:p>
          </table:table-cell>
          <table:table-cell table:style-name="ce86" table:formula="of:=EXP([.C49])/(2-EXP([.C49]))" office:value-type="float" office:value="1.06905058255259" calcext:value-type="float">
            <text:p>1,07</text:p>
          </table:table-cell>
          <table:table-cell table:style-name="ce86"/>
          <table:table-cell table:style-name="ce88"/>
          <table:table-cell table:style-name="ce88" table:formula="of:=IF([.C49]&lt;0.242;EXP([.C49])/(2-EXP([.C49]));IF([.C49]&lt;0.5;7*[.C49];IF([.C49]&gt;=0.5;LOG(2*[.C49])+7*0.5;&quot;error&quot;)))" office:value-type="float" office:value="1.06905058255259" calcext:value-type="float">
            <text:p>1,069</text:p>
          </table:table-cell>
          <table:table-cell table:formula="of:=IF([.C49]&lt;0.242;&quot;exp&quot;;IF([.C49]&lt;0.5;&quot;geo&quot;;IF([.C4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table:style-name="ce88" table:formula="of:=([.B50]-[.$C$5])/([.$C$6]-[.$C$5])" office:value-type="float" office:value="0.0340909090909091" calcext:value-type="float">
            <text:p>0,034</text:p>
          </table:table-cell>
          <table:table-cell table:style-name="ce86" table:formula="of:=EXP([.C50])/(2-EXP([.C50]))" office:value-type="float" office:value="1.07184895404576" calcext:value-type="float">
            <text:p>1,07</text:p>
          </table:table-cell>
          <table:table-cell table:style-name="ce86"/>
          <table:table-cell table:style-name="ce88"/>
          <table:table-cell table:style-name="ce88" table:formula="of:=IF([.C50]&lt;0.242;EXP([.C50])/(2-EXP([.C50]));IF([.C50]&lt;0.5;7*[.C50];IF([.C50]&gt;=0.5;LOG(2*[.C50])+7*0.5;&quot;error&quot;)))" office:value-type="float" office:value="1.07184895404576" calcext:value-type="float">
            <text:p>1,072</text:p>
          </table:table-cell>
          <table:table-cell table:formula="of:=IF([.C50]&lt;0.242;&quot;exp&quot;;IF([.C50]&lt;0.5;&quot;geo&quot;;IF([.C5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6" calcext:value-type="float">
            <text:p>0,36</text:p>
          </table:table-cell>
          <table:table-cell table:style-name="ce88" table:formula="of:=([.B51]-[.$C$5])/([.$C$6]-[.$C$5])" office:value-type="float" office:value="0.0353535353535353" calcext:value-type="float">
            <text:p>0,035</text:p>
          </table:table-cell>
          <table:table-cell table:style-name="ce86" table:formula="of:=EXP([.C51])/(2-EXP([.C51]))" office:value-type="float" office:value="1.07465845524556" calcext:value-type="float">
            <text:p>1,07</text:p>
          </table:table-cell>
          <table:table-cell table:style-name="ce86"/>
          <table:table-cell table:style-name="ce88"/>
          <table:table-cell table:style-name="ce88" table:formula="of:=IF([.C51]&lt;0.242;EXP([.C51])/(2-EXP([.C51]));IF([.C51]&lt;0.5;7*[.C51];IF([.C51]&gt;=0.5;LOG(2*[.C51])+7*0.5;&quot;error&quot;)))" office:value-type="float" office:value="1.07465845524556" calcext:value-type="float">
            <text:p>1,075</text:p>
          </table:table-cell>
          <table:table-cell table:formula="of:=IF([.C51]&lt;0.242;&quot;exp&quot;;IF([.C51]&lt;0.5;&quot;geo&quot;;IF([.C5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7" calcext:value-type="float">
            <text:p>0,37</text:p>
          </table:table-cell>
          <table:table-cell table:style-name="ce88" table:formula="of:=([.B52]-[.$C$5])/([.$C$6]-[.$C$5])" office:value-type="float" office:value="0.0366161616161616" calcext:value-type="float">
            <text:p>0,037</text:p>
          </table:table-cell>
          <table:table-cell table:style-name="ce86" table:formula="of:=EXP([.C52])/(2-EXP([.C52]))" office:value-type="float" office:value="1.07747915042915" calcext:value-type="float">
            <text:p>1,08</text:p>
          </table:table-cell>
          <table:table-cell table:style-name="ce86"/>
          <table:table-cell table:style-name="ce88"/>
          <table:table-cell table:style-name="ce88" table:formula="of:=IF([.C52]&lt;0.242;EXP([.C52])/(2-EXP([.C52]));IF([.C52]&lt;0.5;7*[.C52];IF([.C52]&gt;=0.5;LOG(2*[.C52])+7*0.5;&quot;error&quot;)))" office:value-type="float" office:value="1.07747915042915" calcext:value-type="float">
            <text:p>1,077</text:p>
          </table:table-cell>
          <table:table-cell table:formula="of:=IF([.C52]&lt;0.242;&quot;exp&quot;;IF([.C52]&lt;0.5;&quot;geo&quot;;IF([.C5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8" calcext:value-type="float">
            <text:p>0,38</text:p>
          </table:table-cell>
          <table:table-cell table:style-name="ce88" table:formula="of:=([.B53]-[.$C$5])/([.$C$6]-[.$C$5])" office:value-type="float" office:value="0.0378787878787879" calcext:value-type="float">
            <text:p>0,038</text:p>
          </table:table-cell>
          <table:table-cell table:style-name="ce86" table:formula="of:=EXP([.C53])/(2-EXP([.C53]))" office:value-type="float" office:value="1.080311104369" calcext:value-type="float">
            <text:p>1,08</text:p>
          </table:table-cell>
          <table:table-cell table:style-name="ce86"/>
          <table:table-cell table:style-name="ce88"/>
          <table:table-cell table:style-name="ce88" table:formula="of:=IF([.C53]&lt;0.242;EXP([.C53])/(2-EXP([.C53]));IF([.C53]&lt;0.5;7*[.C53];IF([.C53]&gt;=0.5;LOG(2*[.C53])+7*0.5;&quot;error&quot;)))" office:value-type="float" office:value="1.080311104369" calcext:value-type="float">
            <text:p>1,080</text:p>
          </table:table-cell>
          <table:table-cell table:formula="of:=IF([.C53]&lt;0.242;&quot;exp&quot;;IF([.C53]&lt;0.5;&quot;geo&quot;;IF([.C5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table:style-name="ce88" table:formula="of:=([.B54]-[.$C$5])/([.$C$6]-[.$C$5])" office:value-type="float" office:value="0.0391414141414141" calcext:value-type="float">
            <text:p>0,039</text:p>
          </table:table-cell>
          <table:table-cell table:style-name="ce86" table:formula="of:=EXP([.C54])/(2-EXP([.C54]))" office:value-type="float" office:value="1.08315438233765" calcext:value-type="float">
            <text:p>1,08</text:p>
          </table:table-cell>
          <table:table-cell table:style-name="ce86"/>
          <table:table-cell table:style-name="ce88"/>
          <table:table-cell table:style-name="ce88" table:formula="of:=IF([.C54]&lt;0.242;EXP([.C54])/(2-EXP([.C54]));IF([.C54]&lt;0.5;7*[.C54];IF([.C54]&gt;=0.5;LOG(2*[.C54])+7*0.5;&quot;error&quot;)))" office:value-type="float" office:value="1.08315438233765" calcext:value-type="float">
            <text:p>1,083</text:p>
          </table:table-cell>
          <table:table-cell table:formula="of:=IF([.C54]&lt;0.242;&quot;exp&quot;;IF([.C54]&lt;0.5;&quot;geo&quot;;IF([.C5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table:style-name="ce88" table:formula="of:=([.B55]-[.$C$5])/([.$C$6]-[.$C$5])" office:value-type="float" office:value="0.0404040404040404" calcext:value-type="float">
            <text:p>0,040</text:p>
          </table:table-cell>
          <table:table-cell table:style-name="ce86" table:formula="of:=EXP([.C55])/(2-EXP([.C55]))" office:value-type="float" office:value="1.08600905011259" calcext:value-type="float">
            <text:p>1,09</text:p>
          </table:table-cell>
          <table:table-cell table:style-name="ce86"/>
          <table:table-cell table:style-name="ce88"/>
          <table:table-cell table:style-name="ce88" table:formula="of:=IF([.C55]&lt;0.242;EXP([.C55])/(2-EXP([.C55]));IF([.C55]&lt;0.5;7*[.C55];IF([.C55]&gt;=0.5;LOG(2*[.C55])+7*0.5;&quot;error&quot;)))" office:value-type="float" office:value="1.08600905011259" calcext:value-type="float">
            <text:p>1,086</text:p>
          </table:table-cell>
          <table:table-cell table:formula="of:=IF([.C55]&lt;0.242;&quot;exp&quot;;IF([.C55]&lt;0.5;&quot;geo&quot;;IF([.C5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1" calcext:value-type="float">
            <text:p>0,41</text:p>
          </table:table-cell>
          <table:table-cell table:style-name="ce88" table:formula="of:=([.B56]-[.$C$5])/([.$C$6]-[.$C$5])" office:value-type="float" office:value="0.0416666666666667" calcext:value-type="float">
            <text:p>0,042</text:p>
          </table:table-cell>
          <table:table-cell table:style-name="ce86" table:formula="of:=EXP([.C56])/(2-EXP([.C56]))" office:value-type="float" office:value="1.0888751739811" calcext:value-type="float">
            <text:p>1,09</text:p>
          </table:table-cell>
          <table:table-cell table:style-name="ce86"/>
          <table:table-cell table:style-name="ce88"/>
          <table:table-cell table:style-name="ce88" table:formula="of:=IF([.C56]&lt;0.242;EXP([.C56])/(2-EXP([.C56]));IF([.C56]&lt;0.5;7*[.C56];IF([.C56]&gt;=0.5;LOG(2*[.C56])+7*0.5;&quot;error&quot;)))" office:value-type="float" office:value="1.0888751739811" calcext:value-type="float">
            <text:p>1,089</text:p>
          </table:table-cell>
          <table:table-cell table:formula="of:=IF([.C56]&lt;0.242;&quot;exp&quot;;IF([.C56]&lt;0.5;&quot;geo&quot;;IF([.C5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table:style-name="ce88" table:formula="of:=([.B57]-[.$C$5])/([.$C$6]-[.$C$5])" office:value-type="float" office:value="0.0429292929292929" calcext:value-type="float">
            <text:p>0,043</text:p>
          </table:table-cell>
          <table:table-cell table:style-name="ce86" table:formula="of:=EXP([.C57])/(2-EXP([.C57]))" office:value-type="float" office:value="1.09175282074526" calcext:value-type="float">
            <text:p>1,09</text:p>
          </table:table-cell>
          <table:table-cell table:style-name="ce86"/>
          <table:table-cell table:style-name="ce88"/>
          <table:table-cell table:style-name="ce88" table:formula="of:=IF([.C57]&lt;0.242;EXP([.C57])/(2-EXP([.C57]));IF([.C57]&lt;0.5;7*[.C57];IF([.C57]&gt;=0.5;LOG(2*[.C57])+7*0.5;&quot;error&quot;)))" office:value-type="float" office:value="1.09175282074526" calcext:value-type="float">
            <text:p>1,092</text:p>
          </table:table-cell>
          <table:table-cell table:formula="of:=IF([.C57]&lt;0.242;&quot;exp&quot;;IF([.C57]&lt;0.5;&quot;geo&quot;;IF([.C5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table:style-name="ce88" table:formula="of:=([.B58]-[.$C$5])/([.$C$6]-[.$C$5])" office:value-type="float" office:value="0.0441919191919192" calcext:value-type="float">
            <text:p>0,044</text:p>
          </table:table-cell>
          <table:table-cell table:style-name="ce86" table:formula="of:=EXP([.C58])/(2-EXP([.C58]))" office:value-type="float" office:value="1.09464205772691" calcext:value-type="float">
            <text:p>1,09</text:p>
          </table:table-cell>
          <table:table-cell table:style-name="ce86"/>
          <table:table-cell table:style-name="ce88"/>
          <table:table-cell table:style-name="ce88" table:formula="of:=IF([.C58]&lt;0.242;EXP([.C58])/(2-EXP([.C58]));IF([.C58]&lt;0.5;7*[.C58];IF([.C58]&gt;=0.5;LOG(2*[.C58])+7*0.5;&quot;error&quot;)))" office:value-type="float" office:value="1.09464205772691" calcext:value-type="float">
            <text:p>1,095</text:p>
          </table:table-cell>
          <table:table-cell table:formula="of:=IF([.C58]&lt;0.242;&quot;exp&quot;;IF([.C58]&lt;0.5;&quot;geo&quot;;IF([.C5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table:style-name="ce88" table:formula="of:=([.B59]-[.$C$5])/([.$C$6]-[.$C$5])" office:value-type="float" office:value="0.0454545454545455" calcext:value-type="float">
            <text:p>0,045</text:p>
          </table:table-cell>
          <table:table-cell table:style-name="ce86" table:formula="of:=EXP([.C59])/(2-EXP([.C59]))" office:value-type="float" office:value="1.09754295277272" calcext:value-type="float">
            <text:p>1,10</text:p>
          </table:table-cell>
          <table:table-cell table:style-name="ce86"/>
          <table:table-cell table:style-name="ce88"/>
          <table:table-cell table:style-name="ce88" table:formula="of:=IF([.C59]&lt;0.242;EXP([.C59])/(2-EXP([.C59]));IF([.C59]&lt;0.5;7*[.C59];IF([.C59]&gt;=0.5;LOG(2*[.C59])+7*0.5;&quot;error&quot;)))" office:value-type="float" office:value="1.09754295277272" calcext:value-type="float">
            <text:p>1,098</text:p>
          </table:table-cell>
          <table:table-cell table:formula="of:=IF([.C59]&lt;0.242;&quot;exp&quot;;IF([.C59]&lt;0.5;&quot;geo&quot;;IF([.C5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table:style-name="ce88" table:formula="of:=([.B60]-[.$C$5])/([.$C$6]-[.$C$5])" office:value-type="float" office:value="0.0467171717171717" calcext:value-type="float">
            <text:p>0,047</text:p>
          </table:table-cell>
          <table:table-cell table:style-name="ce86" table:formula="of:=EXP([.C60])/(2-EXP([.C60]))" office:value-type="float" office:value="1.10045557425937" calcext:value-type="float">
            <text:p>1,10</text:p>
          </table:table-cell>
          <table:table-cell table:style-name="ce86"/>
          <table:table-cell table:style-name="ce88"/>
          <table:table-cell table:style-name="ce88" table:formula="of:=IF([.C60]&lt;0.242;EXP([.C60])/(2-EXP([.C60]));IF([.C60]&lt;0.5;7*[.C60];IF([.C60]&gt;=0.5;LOG(2*[.C60])+7*0.5;&quot;error&quot;)))" office:value-type="float" office:value="1.10045557425937" calcext:value-type="float">
            <text:p>1,100</text:p>
          </table:table-cell>
          <table:table-cell table:formula="of:=IF([.C60]&lt;0.242;&quot;exp&quot;;IF([.C60]&lt;0.5;&quot;geo&quot;;IF([.C6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style-name="ce88" table:formula="of:=([.B61]-[.$C$5])/([.$C$6]-[.$C$5])" office:value-type="float" office:value="0.047979797979798" calcext:value-type="float">
            <text:p>0,048</text:p>
          </table:table-cell>
          <table:table-cell table:style-name="ce86" table:formula="of:=EXP([.C61])/(2-EXP([.C61]))" office:value-type="float" office:value="1.10337999109864" calcext:value-type="float">
            <text:p>1,10</text:p>
          </table:table-cell>
          <table:table-cell table:style-name="ce86"/>
          <table:table-cell table:style-name="ce88"/>
          <table:table-cell table:style-name="ce88" table:formula="of:=IF([.C61]&lt;0.242;EXP([.C61])/(2-EXP([.C61]));IF([.C61]&lt;0.5;7*[.C61];IF([.C61]&gt;=0.5;LOG(2*[.C61])+7*0.5;&quot;error&quot;)))" office:value-type="float" office:value="1.10337999109864" calcext:value-type="float">
            <text:p>1,103</text:p>
          </table:table-cell>
          <table:table-cell table:formula="of:=IF([.C61]&lt;0.242;&quot;exp&quot;;IF([.C61]&lt;0.5;&quot;geo&quot;;IF([.C6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table:style-name="ce88" table:formula="of:=([.B62]-[.$C$5])/([.$C$6]-[.$C$5])" office:value-type="float" office:value="0.0492424242424243" calcext:value-type="float">
            <text:p>0,049</text:p>
          </table:table-cell>
          <table:table-cell table:style-name="ce86" table:formula="of:=EXP([.C62])/(2-EXP([.C62]))" office:value-type="float" office:value="1.10631627274276" calcext:value-type="float">
            <text:p>1,11</text:p>
          </table:table-cell>
          <table:table-cell table:style-name="ce86"/>
          <table:table-cell table:style-name="ce88"/>
          <table:table-cell table:style-name="ce88" table:formula="of:=IF([.C62]&lt;0.242;EXP([.C62])/(2-EXP([.C62]));IF([.C62]&lt;0.5;7*[.C62];IF([.C62]&gt;=0.5;LOG(2*[.C62])+7*0.5;&quot;error&quot;)))" office:value-type="float" office:value="1.10631627274276" calcext:value-type="float">
            <text:p>1,106</text:p>
          </table:table-cell>
          <table:table-cell table:formula="of:=IF([.C62]&lt;0.242;&quot;exp&quot;;IF([.C62]&lt;0.5;&quot;geo&quot;;IF([.C6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table:style-name="ce88" table:formula="of:=([.B63]-[.$C$5])/([.$C$6]-[.$C$5])" office:value-type="float" office:value="0.0505050505050505" calcext:value-type="float">
            <text:p>0,051</text:p>
          </table:table-cell>
          <table:table-cell table:style-name="ce86" table:formula="of:=EXP([.C63])/(2-EXP([.C63]))" office:value-type="float" office:value="1.10926448918963" calcext:value-type="float">
            <text:p>1,11</text:p>
          </table:table-cell>
          <table:table-cell table:style-name="ce86"/>
          <table:table-cell table:style-name="ce88"/>
          <table:table-cell table:style-name="ce88" table:formula="of:=IF([.C63]&lt;0.242;EXP([.C63])/(2-EXP([.C63]));IF([.C63]&lt;0.5;7*[.C63];IF([.C63]&gt;=0.5;LOG(2*[.C63])+7*0.5;&quot;error&quot;)))" office:value-type="float" office:value="1.10926448918963" calcext:value-type="float">
            <text:p>1,109</text:p>
          </table:table-cell>
          <table:table-cell table:formula="of:=IF([.C63]&lt;0.242;&quot;exp&quot;;IF([.C63]&lt;0.5;&quot;geo&quot;;IF([.C6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table:style-name="ce88" table:formula="of:=([.B64]-[.$C$5])/([.$C$6]-[.$C$5])" office:value-type="float" office:value="0.0517676767676768" calcext:value-type="float">
            <text:p>0,052</text:p>
          </table:table-cell>
          <table:table-cell table:style-name="ce86" table:formula="of:=EXP([.C64])/(2-EXP([.C64]))" office:value-type="float" office:value="1.11222471098826" calcext:value-type="float">
            <text:p>1,11</text:p>
          </table:table-cell>
          <table:table-cell table:style-name="ce86"/>
          <table:table-cell table:style-name="ce88"/>
          <table:table-cell table:style-name="ce88" table:formula="of:=IF([.C64]&lt;0.242;EXP([.C64])/(2-EXP([.C64]));IF([.C64]&lt;0.5;7*[.C64];IF([.C64]&gt;=0.5;LOG(2*[.C64])+7*0.5;&quot;error&quot;)))" office:value-type="float" office:value="1.11222471098826" calcext:value-type="float">
            <text:p>1,112</text:p>
          </table:table-cell>
          <table:table-cell table:formula="of:=IF([.C64]&lt;0.242;&quot;exp&quot;;IF([.C64]&lt;0.5;&quot;geo&quot;;IF([.C6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style-name="ce88" table:formula="of:=([.B65]-[.$C$5])/([.$C$6]-[.$C$5])" office:value-type="float" office:value="0.053030303030303" calcext:value-type="float">
            <text:p>0,053</text:p>
          </table:table-cell>
          <table:table-cell table:style-name="ce86" table:formula="of:=EXP([.C65])/(2-EXP([.C65]))" office:value-type="float" office:value="1.11519700924417" calcext:value-type="float">
            <text:p>1,12</text:p>
          </table:table-cell>
          <table:table-cell table:style-name="ce86"/>
          <table:table-cell table:style-name="ce88"/>
          <table:table-cell table:style-name="ce88" table:formula="of:=IF([.C65]&lt;0.242;EXP([.C65])/(2-EXP([.C65]));IF([.C65]&lt;0.5;7*[.C65];IF([.C65]&gt;=0.5;LOG(2*[.C65])+7*0.5;&quot;error&quot;)))" office:value-type="float" office:value="1.11519700924417" calcext:value-type="float">
            <text:p>1,115</text:p>
          </table:table-cell>
          <table:table-cell table:formula="of:=IF([.C65]&lt;0.242;&quot;exp&quot;;IF([.C65]&lt;0.5;&quot;geo&quot;;IF([.C6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1" calcext:value-type="float">
            <text:p>0,51</text:p>
          </table:table-cell>
          <table:table-cell table:style-name="ce88" table:formula="of:=([.B66]-[.$C$5])/([.$C$6]-[.$C$5])" office:value-type="float" office:value="0.0542929292929293" calcext:value-type="float">
            <text:p>0,054</text:p>
          </table:table-cell>
          <table:table-cell table:style-name="ce86" table:formula="of:=EXP([.C66])/(2-EXP([.C66]))" office:value-type="float" office:value="1.11818145562487" calcext:value-type="float">
            <text:p>1,12</text:p>
          </table:table-cell>
          <table:table-cell table:style-name="ce86"/>
          <table:table-cell table:style-name="ce88"/>
          <table:table-cell table:style-name="ce88" table:formula="of:=IF([.C66]&lt;0.242;EXP([.C66])/(2-EXP([.C66]));IF([.C66]&lt;0.5;7*[.C66];IF([.C66]&gt;=0.5;LOG(2*[.C66])+7*0.5;&quot;error&quot;)))" office:value-type="float" office:value="1.11818145562487" calcext:value-type="float">
            <text:p>1,118</text:p>
          </table:table-cell>
          <table:table-cell table:formula="of:=IF([.C66]&lt;0.242;&quot;exp&quot;;IF([.C66]&lt;0.5;&quot;geo&quot;;IF([.C6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2" calcext:value-type="float">
            <text:p>0,52</text:p>
          </table:table-cell>
          <table:table-cell table:style-name="ce88" table:formula="of:=([.B67]-[.$C$5])/([.$C$6]-[.$C$5])" office:value-type="float" office:value="0.0555555555555556" calcext:value-type="float">
            <text:p>0,056</text:p>
          </table:table-cell>
          <table:table-cell table:style-name="ce86" table:formula="of:=EXP([.C67])/(2-EXP([.C67]))" office:value-type="float" office:value="1.12117812236549" calcext:value-type="float">
            <text:p>1,12</text:p>
          </table:table-cell>
          <table:table-cell table:style-name="ce86"/>
          <table:table-cell table:style-name="ce88"/>
          <table:table-cell table:style-name="ce88" table:formula="of:=IF([.C67]&lt;0.242;EXP([.C67])/(2-EXP([.C67]));IF([.C67]&lt;0.5;7*[.C67];IF([.C67]&gt;=0.5;LOG(2*[.C67])+7*0.5;&quot;error&quot;)))" office:value-type="float" office:value="1.12117812236549" calcext:value-type="float">
            <text:p>1,121</text:p>
          </table:table-cell>
          <table:table-cell table:formula="of:=IF([.C67]&lt;0.242;&quot;exp&quot;;IF([.C67]&lt;0.5;&quot;geo&quot;;IF([.C6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3" calcext:value-type="float">
            <text:p>0,53</text:p>
          </table:table-cell>
          <table:table-cell table:style-name="ce88" table:formula="of:=([.B68]-[.$C$5])/([.$C$6]-[.$C$5])" office:value-type="float" office:value="0.0568181818181818" calcext:value-type="float">
            <text:p>0,057</text:p>
          </table:table-cell>
          <table:table-cell table:style-name="ce86" table:formula="of:=EXP([.C68])/(2-EXP([.C68]))" office:value-type="float" office:value="1.12418708227435" calcext:value-type="float">
            <text:p>1,12</text:p>
          </table:table-cell>
          <table:table-cell table:style-name="ce86"/>
          <table:table-cell table:style-name="ce88"/>
          <table:table-cell table:style-name="ce88" table:formula="of:=IF([.C68]&lt;0.242;EXP([.C68])/(2-EXP([.C68]));IF([.C68]&lt;0.5;7*[.C68];IF([.C68]&gt;=0.5;LOG(2*[.C68])+7*0.5;&quot;error&quot;)))" office:value-type="float" office:value="1.12418708227435" calcext:value-type="float">
            <text:p>1,124</text:p>
          </table:table-cell>
          <table:table-cell table:formula="of:=IF([.C68]&lt;0.242;&quot;exp&quot;;IF([.C68]&lt;0.5;&quot;geo&quot;;IF([.C6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4" calcext:value-type="float">
            <text:p>0,54</text:p>
          </table:table-cell>
          <table:table-cell table:style-name="ce88" table:formula="of:=([.B69]-[.$C$5])/([.$C$6]-[.$C$5])" office:value-type="float" office:value="0.0580808080808081" calcext:value-type="float">
            <text:p>0,058</text:p>
          </table:table-cell>
          <table:table-cell table:style-name="ce86" table:formula="of:=EXP([.C69])/(2-EXP([.C69]))" office:value-type="float" office:value="1.12720840873867" calcext:value-type="float">
            <text:p>1,13</text:p>
          </table:table-cell>
          <table:table-cell table:style-name="ce86"/>
          <table:table-cell table:style-name="ce88"/>
          <table:table-cell table:style-name="ce88" table:formula="of:=IF([.C69]&lt;0.242;EXP([.C69])/(2-EXP([.C69]));IF([.C69]&lt;0.5;7*[.C69];IF([.C69]&gt;=0.5;LOG(2*[.C69])+7*0.5;&quot;error&quot;)))" office:value-type="float" office:value="1.12720840873867" calcext:value-type="float">
            <text:p>1,127</text:p>
          </table:table-cell>
          <table:table-cell table:formula="of:=IF([.C69]&lt;0.242;&quot;exp&quot;;IF([.C69]&lt;0.5;&quot;geo&quot;;IF([.C6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style-name="ce88" table:formula="of:=([.B70]-[.$C$5])/([.$C$6]-[.$C$5])" office:value-type="float" office:value="0.0593434343434344" calcext:value-type="float">
            <text:p>0,059</text:p>
          </table:table-cell>
          <table:table-cell table:style-name="ce86" table:formula="of:=EXP([.C70])/(2-EXP([.C70]))" office:value-type="float" office:value="1.13024217573036" calcext:value-type="float">
            <text:p>1,13</text:p>
          </table:table-cell>
          <table:table-cell table:style-name="ce86"/>
          <table:table-cell table:style-name="ce88"/>
          <table:table-cell table:style-name="ce88" table:formula="of:=IF([.C70]&lt;0.242;EXP([.C70])/(2-EXP([.C70]));IF([.C70]&lt;0.5;7*[.C70];IF([.C70]&gt;=0.5;LOG(2*[.C70])+7*0.5;&quot;error&quot;)))" office:value-type="float" office:value="1.13024217573036" calcext:value-type="float">
            <text:p>1,130</text:p>
          </table:table-cell>
          <table:table-cell table:formula="of:=IF([.C70]&lt;0.242;&quot;exp&quot;;IF([.C70]&lt;0.5;&quot;geo&quot;;IF([.C7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6" calcext:value-type="float">
            <text:p>0,56</text:p>
          </table:table-cell>
          <table:table-cell table:style-name="ce88" table:formula="of:=([.B71]-[.$C$5])/([.$C$6]-[.$C$5])" office:value-type="float" office:value="0.0606060606060606" calcext:value-type="float">
            <text:p>0,061</text:p>
          </table:table-cell>
          <table:table-cell table:style-name="ce86" table:formula="of:=EXP([.C71])/(2-EXP([.C71]))" office:value-type="float" office:value="1.13328845781184" calcext:value-type="float">
            <text:p>1,13</text:p>
          </table:table-cell>
          <table:table-cell table:style-name="ce86"/>
          <table:table-cell table:style-name="ce88"/>
          <table:table-cell table:style-name="ce88" table:formula="of:=IF([.C71]&lt;0.242;EXP([.C71])/(2-EXP([.C71]));IF([.C71]&lt;0.5;7*[.C71];IF([.C71]&gt;=0.5;LOG(2*[.C71])+7*0.5;&quot;error&quot;)))" office:value-type="float" office:value="1.13328845781184" calcext:value-type="float">
            <text:p>1,133</text:p>
          </table:table-cell>
          <table:table-cell table:formula="of:=IF([.C71]&lt;0.242;&quot;exp&quot;;IF([.C71]&lt;0.5;&quot;geo&quot;;IF([.C7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 table:style-name="ce88" table:formula="of:=([.B72]-[.$C$5])/([.$C$6]-[.$C$5])" office:value-type="float" office:value="0.0618686868686869" calcext:value-type="float">
            <text:p>0,062</text:p>
          </table:table-cell>
          <table:table-cell table:style-name="ce86" table:formula="of:=EXP([.C72])/(2-EXP([.C72]))" office:value-type="float" office:value="1.13634733014194" calcext:value-type="float">
            <text:p>1,14</text:p>
          </table:table-cell>
          <table:table-cell table:style-name="ce86"/>
          <table:table-cell table:style-name="ce88"/>
          <table:table-cell table:style-name="ce88" table:formula="of:=IF([.C72]&lt;0.242;EXP([.C72])/(2-EXP([.C72]));IF([.C72]&lt;0.5;7*[.C72];IF([.C72]&gt;=0.5;LOG(2*[.C72])+7*0.5;&quot;error&quot;)))" office:value-type="float" office:value="1.13634733014194" calcext:value-type="float">
            <text:p>1,136</text:p>
          </table:table-cell>
          <table:table-cell table:formula="of:=IF([.C72]&lt;0.242;&quot;exp&quot;;IF([.C72]&lt;0.5;&quot;geo&quot;;IF([.C7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8" calcext:value-type="float">
            <text:p>0,58</text:p>
          </table:table-cell>
          <table:table-cell table:style-name="ce88" table:formula="of:=([.B73]-[.$C$5])/([.$C$6]-[.$C$5])" office:value-type="float" office:value="0.0631313131313131" calcext:value-type="float">
            <text:p>0,063</text:p>
          </table:table-cell>
          <table:table-cell table:style-name="ce86" table:formula="of:=EXP([.C73])/(2-EXP([.C73]))" office:value-type="float" office:value="1.13941886848189" calcext:value-type="float">
            <text:p>1,14</text:p>
          </table:table-cell>
          <table:table-cell table:style-name="ce86"/>
          <table:table-cell table:style-name="ce88"/>
          <table:table-cell table:style-name="ce88" table:formula="of:=IF([.C73]&lt;0.242;EXP([.C73])/(2-EXP([.C73]));IF([.C73]&lt;0.5;7*[.C73];IF([.C73]&gt;=0.5;LOG(2*[.C73])+7*0.5;&quot;error&quot;)))" office:value-type="float" office:value="1.13941886848189" calcext:value-type="float">
            <text:p>1,139</text:p>
          </table:table-cell>
          <table:table-cell table:formula="of:=IF([.C73]&lt;0.242;&quot;exp&quot;;IF([.C73]&lt;0.5;&quot;geo&quot;;IF([.C7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 table:style-name="ce88" table:formula="of:=([.B74]-[.$C$5])/([.$C$6]-[.$C$5])" office:value-type="float" office:value="0.0643939393939394" calcext:value-type="float">
            <text:p>0,064</text:p>
          </table:table-cell>
          <table:table-cell table:style-name="ce86" table:formula="of:=EXP([.C74])/(2-EXP([.C74]))" office:value-type="float" office:value="1.14250314920136" calcext:value-type="float">
            <text:p>1,14</text:p>
          </table:table-cell>
          <table:table-cell table:style-name="ce86"/>
          <table:table-cell table:style-name="ce88"/>
          <table:table-cell table:style-name="ce88" table:formula="of:=IF([.C74]&lt;0.242;EXP([.C74])/(2-EXP([.C74]));IF([.C74]&lt;0.5;7*[.C74];IF([.C74]&gt;=0.5;LOG(2*[.C74])+7*0.5;&quot;error&quot;)))" office:value-type="float" office:value="1.14250314920136" calcext:value-type="float">
            <text:p>1,143</text:p>
          </table:table-cell>
          <table:table-cell table:formula="of:=IF([.C74]&lt;0.242;&quot;exp&quot;;IF([.C74]&lt;0.5;&quot;geo&quot;;IF([.C7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table:style-name="ce88" table:formula="of:=([.B75]-[.$C$5])/([.$C$6]-[.$C$5])" office:value-type="float" office:value="0.0656565656565657" calcext:value-type="float">
            <text:p>0,066</text:p>
          </table:table-cell>
          <table:table-cell table:style-name="ce86" table:formula="of:=EXP([.C75])/(2-EXP([.C75]))" office:value-type="float" office:value="1.14560024928457" calcext:value-type="float">
            <text:p>1,15</text:p>
          </table:table-cell>
          <table:table-cell table:style-name="ce86"/>
          <table:table-cell table:style-name="ce88"/>
          <table:table-cell table:style-name="ce88" table:formula="of:=IF([.C75]&lt;0.242;EXP([.C75])/(2-EXP([.C75]));IF([.C75]&lt;0.5;7*[.C75];IF([.C75]&gt;=0.5;LOG(2*[.C75])+7*0.5;&quot;error&quot;)))" office:value-type="float" office:value="1.14560024928457" calcext:value-type="float">
            <text:p>1,146</text:p>
          </table:table-cell>
          <table:table-cell table:formula="of:=IF([.C75]&lt;0.242;&quot;exp&quot;;IF([.C75]&lt;0.5;&quot;geo&quot;;IF([.C7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 table:style-name="ce88" table:formula="of:=([.B76]-[.$C$5])/([.$C$6]-[.$C$5])" office:value-type="float" office:value="0.0669191919191919" calcext:value-type="float">
            <text:p>0,067</text:p>
          </table:table-cell>
          <table:table-cell table:style-name="ce86" table:formula="of:=EXP([.C76])/(2-EXP([.C76]))" office:value-type="float" office:value="1.14871024633651" calcext:value-type="float">
            <text:p>1,15</text:p>
          </table:table-cell>
          <table:table-cell table:style-name="ce86"/>
          <table:table-cell table:style-name="ce88"/>
          <table:table-cell table:style-name="ce88" table:formula="of:=IF([.C76]&lt;0.242;EXP([.C76])/(2-EXP([.C76]));IF([.C76]&lt;0.5;7*[.C76];IF([.C76]&gt;=0.5;LOG(2*[.C76])+7*0.5;&quot;error&quot;)))" office:value-type="float" office:value="1.14871024633651" calcext:value-type="float">
            <text:p>1,149</text:p>
          </table:table-cell>
          <table:table-cell table:formula="of:=IF([.C76]&lt;0.242;&quot;exp&quot;;IF([.C76]&lt;0.5;&quot;geo&quot;;IF([.C7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2" calcext:value-type="float">
            <text:p>0,62</text:p>
          </table:table-cell>
          <table:table-cell table:style-name="ce88" table:formula="of:=([.B77]-[.$C$5])/([.$C$6]-[.$C$5])" office:value-type="float" office:value="0.0681818181818182" calcext:value-type="float">
            <text:p>0,068</text:p>
          </table:table-cell>
          <table:table-cell table:style-name="ce86" table:formula="of:=EXP([.C77])/(2-EXP([.C77]))" office:value-type="float" office:value="1.1518332185892" calcext:value-type="float">
            <text:p>1,15</text:p>
          </table:table-cell>
          <table:table-cell table:style-name="ce86"/>
          <table:table-cell table:style-name="ce88"/>
          <table:table-cell table:style-name="ce88" table:formula="of:=IF([.C77]&lt;0.242;EXP([.C77])/(2-EXP([.C77]));IF([.C77]&lt;0.5;7*[.C77];IF([.C77]&gt;=0.5;LOG(2*[.C77])+7*0.5;&quot;error&quot;)))" office:value-type="float" office:value="1.1518332185892" calcext:value-type="float">
            <text:p>1,152</text:p>
          </table:table-cell>
          <table:table-cell table:formula="of:=IF([.C77]&lt;0.242;&quot;exp&quot;;IF([.C77]&lt;0.5;&quot;geo&quot;;IF([.C7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 table:style-name="ce88" table:formula="of:=([.B78]-[.$C$5])/([.$C$6]-[.$C$5])" office:value-type="float" office:value="0.0694444444444444" calcext:value-type="float">
            <text:p>0,069</text:p>
          </table:table-cell>
          <table:table-cell table:style-name="ce86" table:formula="of:=EXP([.C78])/(2-EXP([.C78]))" office:value-type="float" office:value="1.15496924490803" calcext:value-type="float">
            <text:p>1,15</text:p>
          </table:table-cell>
          <table:table-cell table:style-name="ce86"/>
          <table:table-cell table:style-name="ce88"/>
          <table:table-cell table:style-name="ce88" table:formula="of:=IF([.C78]&lt;0.242;EXP([.C78])/(2-EXP([.C78]));IF([.C78]&lt;0.5;7*[.C78];IF([.C78]&gt;=0.5;LOG(2*[.C78])+7*0.5;&quot;error&quot;)))" office:value-type="float" office:value="1.15496924490803" calcext:value-type="float">
            <text:p>1,155</text:p>
          </table:table-cell>
          <table:table-cell table:formula="of:=IF([.C78]&lt;0.242;&quot;exp&quot;;IF([.C78]&lt;0.5;&quot;geo&quot;;IF([.C7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table:style-name="ce88" table:formula="of:=([.B79]-[.$C$5])/([.$C$6]-[.$C$5])" office:value-type="float" office:value="0.0707070707070707" calcext:value-type="float">
            <text:p>0,071</text:p>
          </table:table-cell>
          <table:table-cell table:style-name="ce86" table:formula="of:=EXP([.C79])/(2-EXP([.C79]))" office:value-type="float" office:value="1.15811840479819" calcext:value-type="float">
            <text:p>1,16</text:p>
          </table:table-cell>
          <table:table-cell table:style-name="ce86"/>
          <table:table-cell table:style-name="ce88"/>
          <table:table-cell table:style-name="ce88" table:formula="of:=IF([.C79]&lt;0.242;EXP([.C79])/(2-EXP([.C79]));IF([.C79]&lt;0.5;7*[.C79];IF([.C79]&gt;=0.5;LOG(2*[.C79])+7*0.5;&quot;error&quot;)))" office:value-type="float" office:value="1.15811840479819" calcext:value-type="float">
            <text:p>1,158</text:p>
          </table:table-cell>
          <table:table-cell table:formula="of:=IF([.C79]&lt;0.242;&quot;exp&quot;;IF([.C79]&lt;0.5;&quot;geo&quot;;IF([.C7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table:style-name="ce88" table:formula="of:=([.B80]-[.$C$5])/([.$C$6]-[.$C$5])" office:value-type="float" office:value="0.071969696969697" calcext:value-type="float">
            <text:p>0,072</text:p>
          </table:table-cell>
          <table:table-cell table:style-name="ce86" table:formula="of:=EXP([.C80])/(2-EXP([.C80]))" office:value-type="float" office:value="1.16128077841117" calcext:value-type="float">
            <text:p>1,16</text:p>
          </table:table-cell>
          <table:table-cell table:style-name="ce86"/>
          <table:table-cell table:style-name="ce88"/>
          <table:table-cell table:style-name="ce88" table:formula="of:=IF([.C80]&lt;0.242;EXP([.C80])/(2-EXP([.C80]));IF([.C80]&lt;0.5;7*[.C80];IF([.C80]&gt;=0.5;LOG(2*[.C80])+7*0.5;&quot;error&quot;)))" office:value-type="float" office:value="1.16128077841117" calcext:value-type="float">
            <text:p>1,161</text:p>
          </table:table-cell>
          <table:table-cell table:formula="of:=IF([.C80]&lt;0.242;&quot;exp&quot;;IF([.C80]&lt;0.5;&quot;geo&quot;;IF([.C8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table:style-name="ce88" table:formula="of:=([.B81]-[.$C$5])/([.$C$6]-[.$C$5])" office:value-type="float" office:value="0.0732323232323232" calcext:value-type="float">
            <text:p>0,073</text:p>
          </table:table-cell>
          <table:table-cell table:style-name="ce86" table:formula="of:=EXP([.C81])/(2-EXP([.C81]))" office:value-type="float" office:value="1.16445644655135" calcext:value-type="float">
            <text:p>1,16</text:p>
          </table:table-cell>
          <table:table-cell table:style-name="ce86"/>
          <table:table-cell table:style-name="ce88"/>
          <table:table-cell table:style-name="ce88" table:formula="of:=IF([.C81]&lt;0.242;EXP([.C81])/(2-EXP([.C81]));IF([.C81]&lt;0.5;7*[.C81];IF([.C81]&gt;=0.5;LOG(2*[.C81])+7*0.5;&quot;error&quot;)))" office:value-type="float" office:value="1.16445644655135" calcext:value-type="float">
            <text:p>1,164</text:p>
          </table:table-cell>
          <table:table-cell table:formula="of:=IF([.C81]&lt;0.242;&quot;exp&quot;;IF([.C81]&lt;0.5;&quot;geo&quot;;IF([.C8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7" calcext:value-type="float">
            <text:p>0,67</text:p>
          </table:table-cell>
          <table:table-cell table:style-name="ce88" table:formula="of:=([.B82]-[.$C$5])/([.$C$6]-[.$C$5])" office:value-type="float" office:value="0.0744949494949495" calcext:value-type="float">
            <text:p>0,074</text:p>
          </table:table-cell>
          <table:table-cell table:style-name="ce86" table:formula="of:=EXP([.C82])/(2-EXP([.C82]))" office:value-type="float" office:value="1.16764549068264" calcext:value-type="float">
            <text:p>1,17</text:p>
          </table:table-cell>
          <table:table-cell table:style-name="ce86"/>
          <table:table-cell table:style-name="ce88"/>
          <table:table-cell table:style-name="ce88" table:formula="of:=IF([.C82]&lt;0.242;EXP([.C82])/(2-EXP([.C82]));IF([.C82]&lt;0.5;7*[.C82];IF([.C82]&gt;=0.5;LOG(2*[.C82])+7*0.5;&quot;error&quot;)))" office:value-type="float" office:value="1.16764549068264" calcext:value-type="float">
            <text:p>1,168</text:p>
          </table:table-cell>
          <table:table-cell table:formula="of:=IF([.C82]&lt;0.242;&quot;exp&quot;;IF([.C82]&lt;0.5;&quot;geo&quot;;IF([.C8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table:style-name="ce88" table:formula="of:=([.B83]-[.$C$5])/([.$C$6]-[.$C$5])" office:value-type="float" office:value="0.0757575757575758" calcext:value-type="float">
            <text:p>0,076</text:p>
          </table:table-cell>
          <table:table-cell table:style-name="ce86" table:formula="of:=EXP([.C83])/(2-EXP([.C83]))" office:value-type="float" office:value="1.17084799293525" calcext:value-type="float">
            <text:p>1,17</text:p>
          </table:table-cell>
          <table:table-cell table:style-name="ce86"/>
          <table:table-cell table:style-name="ce88"/>
          <table:table-cell table:style-name="ce88" table:formula="of:=IF([.C83]&lt;0.242;EXP([.C83])/(2-EXP([.C83]));IF([.C83]&lt;0.5;7*[.C83];IF([.C83]&gt;=0.5;LOG(2*[.C83])+7*0.5;&quot;error&quot;)))" office:value-type="float" office:value="1.17084799293525" calcext:value-type="float">
            <text:p>1,171</text:p>
          </table:table-cell>
          <table:table-cell table:formula="of:=IF([.C83]&lt;0.242;&quot;exp&quot;;IF([.C83]&lt;0.5;&quot;geo&quot;;IF([.C8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table:style-name="ce88" table:formula="of:=([.B84]-[.$C$5])/([.$C$6]-[.$C$5])" office:value-type="float" office:value="0.077020202020202" calcext:value-type="float">
            <text:p>0,077</text:p>
          </table:table-cell>
          <table:table-cell table:style-name="ce86" table:formula="of:=EXP([.C84])/(2-EXP([.C84]))" office:value-type="float" office:value="1.17406403611252" calcext:value-type="float">
            <text:p>1,17</text:p>
          </table:table-cell>
          <table:table-cell table:style-name="ce86"/>
          <table:table-cell table:style-name="ce88"/>
          <table:table-cell table:style-name="ce88" table:formula="of:=IF([.C84]&lt;0.242;EXP([.C84])/(2-EXP([.C84]));IF([.C84]&lt;0.5;7*[.C84];IF([.C84]&gt;=0.5;LOG(2*[.C84])+7*0.5;&quot;error&quot;)))" office:value-type="float" office:value="1.17406403611252" calcext:value-type="float">
            <text:p>1,174</text:p>
          </table:table-cell>
          <table:table-cell table:formula="of:=IF([.C84]&lt;0.242;&quot;exp&quot;;IF([.C84]&lt;0.5;&quot;geo&quot;;IF([.C8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table:style-name="ce88" table:formula="of:=([.B85]-[.$C$5])/([.$C$6]-[.$C$5])" office:value-type="float" office:value="0.0782828282828283" calcext:value-type="float">
            <text:p>0,078</text:p>
          </table:table-cell>
          <table:table-cell table:style-name="ce86" table:formula="of:=EXP([.C85])/(2-EXP([.C85]))" office:value-type="float" office:value="1.17729370369779" calcext:value-type="float">
            <text:p>1,18</text:p>
          </table:table-cell>
          <table:table-cell table:style-name="ce86"/>
          <table:table-cell table:style-name="ce88"/>
          <table:table-cell table:style-name="ce88" table:formula="of:=IF([.C85]&lt;0.242;EXP([.C85])/(2-EXP([.C85]));IF([.C85]&lt;0.5;7*[.C85];IF([.C85]&gt;=0.5;LOG(2*[.C85])+7*0.5;&quot;error&quot;)))" office:value-type="float" office:value="1.17729370369779" calcext:value-type="float">
            <text:p>1,177</text:p>
          </table:table-cell>
          <table:table-cell table:formula="of:=IF([.C85]&lt;0.242;&quot;exp&quot;;IF([.C85]&lt;0.5;&quot;geo&quot;;IF([.C8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1" calcext:value-type="float">
            <text:p>0,71</text:p>
          </table:table-cell>
          <table:table-cell table:style-name="ce88" table:formula="of:=([.B86]-[.$C$5])/([.$C$6]-[.$C$5])" office:value-type="float" office:value="0.0795454545454545" calcext:value-type="float">
            <text:p>0,080</text:p>
          </table:table-cell>
          <table:table-cell table:style-name="ce86" table:formula="of:=EXP([.C86])/(2-EXP([.C86]))" office:value-type="float" office:value="1.18053707986145" calcext:value-type="float">
            <text:p>1,18</text:p>
          </table:table-cell>
          <table:table-cell table:style-name="ce86"/>
          <table:table-cell table:style-name="ce88"/>
          <table:table-cell table:style-name="ce88" table:formula="of:=IF([.C86]&lt;0.242;EXP([.C86])/(2-EXP([.C86]));IF([.C86]&lt;0.5;7*[.C86];IF([.C86]&gt;=0.5;LOG(2*[.C86])+7*0.5;&quot;error&quot;)))" office:value-type="float" office:value="1.18053707986145" calcext:value-type="float">
            <text:p>1,181</text:p>
          </table:table-cell>
          <table:table-cell table:formula="of:=IF([.C86]&lt;0.242;&quot;exp&quot;;IF([.C86]&lt;0.5;&quot;geo&quot;;IF([.C8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2" calcext:value-type="float">
            <text:p>0,72</text:p>
          </table:table-cell>
          <table:table-cell table:style-name="ce88" table:formula="of:=([.B87]-[.$C$5])/([.$C$6]-[.$C$5])" office:value-type="float" office:value="0.0808080808080808" calcext:value-type="float">
            <text:p>0,081</text:p>
          </table:table-cell>
          <table:table-cell table:style-name="ce86" table:formula="of:=EXP([.C87])/(2-EXP([.C87]))" office:value-type="float" office:value="1.18379424946798" calcext:value-type="float">
            <text:p>1,18</text:p>
          </table:table-cell>
          <table:table-cell table:style-name="ce86"/>
          <table:table-cell table:style-name="ce88"/>
          <table:table-cell table:style-name="ce88" table:formula="of:=IF([.C87]&lt;0.242;EXP([.C87])/(2-EXP([.C87]));IF([.C87]&lt;0.5;7*[.C87];IF([.C87]&gt;=0.5;LOG(2*[.C87])+7*0.5;&quot;error&quot;)))" office:value-type="float" office:value="1.18379424946798" calcext:value-type="float">
            <text:p>1,184</text:p>
          </table:table-cell>
          <table:table-cell table:formula="of:=IF([.C87]&lt;0.242;&quot;exp&quot;;IF([.C87]&lt;0.5;&quot;geo&quot;;IF([.C8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3" calcext:value-type="float">
            <text:p>0,73</text:p>
          </table:table-cell>
          <table:table-cell table:style-name="ce88" table:formula="of:=([.B88]-[.$C$5])/([.$C$6]-[.$C$5])" office:value-type="float" office:value="0.0820707070707071" calcext:value-type="float">
            <text:p>0,082</text:p>
          </table:table-cell>
          <table:table-cell table:style-name="ce86" table:formula="of:=EXP([.C88])/(2-EXP([.C88]))" office:value-type="float" office:value="1.18706529808315" calcext:value-type="float">
            <text:p>1,19</text:p>
          </table:table-cell>
          <table:table-cell table:style-name="ce86"/>
          <table:table-cell table:style-name="ce88"/>
          <table:table-cell table:style-name="ce88" table:formula="of:=IF([.C88]&lt;0.242;EXP([.C88])/(2-EXP([.C88]));IF([.C88]&lt;0.5;7*[.C88];IF([.C88]&gt;=0.5;LOG(2*[.C88])+7*0.5;&quot;error&quot;)))" office:value-type="float" office:value="1.18706529808315" calcext:value-type="float">
            <text:p>1,187</text:p>
          </table:table-cell>
          <table:table-cell table:formula="of:=IF([.C88]&lt;0.242;&quot;exp&quot;;IF([.C88]&lt;0.5;&quot;geo&quot;;IF([.C8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4" calcext:value-type="float">
            <text:p>0,74</text:p>
          </table:table-cell>
          <table:table-cell table:style-name="ce88" table:formula="of:=([.B89]-[.$C$5])/([.$C$6]-[.$C$5])" office:value-type="float" office:value="0.0833333333333333" calcext:value-type="float">
            <text:p>0,083</text:p>
          </table:table-cell>
          <table:table-cell table:style-name="ce86" table:formula="of:=EXP([.C89])/(2-EXP([.C89]))" office:value-type="float" office:value="1.19035031198126" calcext:value-type="float">
            <text:p>1,19</text:p>
          </table:table-cell>
          <table:table-cell table:style-name="ce86"/>
          <table:table-cell table:style-name="ce88"/>
          <table:table-cell table:style-name="ce88" table:formula="of:=IF([.C89]&lt;0.242;EXP([.C89])/(2-EXP([.C89]));IF([.C89]&lt;0.5;7*[.C89];IF([.C89]&gt;=0.5;LOG(2*[.C89])+7*0.5;&quot;error&quot;)))" office:value-type="float" office:value="1.19035031198126" calcext:value-type="float">
            <text:p>1,190</text:p>
          </table:table-cell>
          <table:table-cell table:formula="of:=IF([.C89]&lt;0.242;&quot;exp&quot;;IF([.C89]&lt;0.5;&quot;geo&quot;;IF([.C8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table:style-name="ce88" table:formula="of:=([.B90]-[.$C$5])/([.$C$6]-[.$C$5])" office:value-type="float" office:value="0.0845959595959596" calcext:value-type="float">
            <text:p>0,085</text:p>
          </table:table-cell>
          <table:table-cell table:style-name="ce86" table:formula="of:=EXP([.C90])/(2-EXP([.C90]))" office:value-type="float" office:value="1.1936493781525" calcext:value-type="float">
            <text:p>1,19</text:p>
          </table:table-cell>
          <table:table-cell table:style-name="ce86"/>
          <table:table-cell table:style-name="ce88"/>
          <table:table-cell table:style-name="ce88" table:formula="of:=IF([.C90]&lt;0.242;EXP([.C90])/(2-EXP([.C90]));IF([.C90]&lt;0.5;7*[.C90];IF([.C90]&gt;=0.5;LOG(2*[.C90])+7*0.5;&quot;error&quot;)))" office:value-type="float" office:value="1.1936493781525" calcext:value-type="float">
            <text:p>1,194</text:p>
          </table:table-cell>
          <table:table-cell table:formula="of:=IF([.C90]&lt;0.242;&quot;exp&quot;;IF([.C90]&lt;0.5;&quot;geo&quot;;IF([.C9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table:style-name="ce88" table:formula="of:=([.B91]-[.$C$5])/([.$C$6]-[.$C$5])" office:value-type="float" office:value="0.0858585858585859" calcext:value-type="float">
            <text:p>0,086</text:p>
          </table:table-cell>
          <table:table-cell table:style-name="ce86" table:formula="of:=EXP([.C91])/(2-EXP([.C91]))" office:value-type="float" office:value="1.1969625843104" calcext:value-type="float">
            <text:p>1,20</text:p>
          </table:table-cell>
          <table:table-cell table:style-name="ce86"/>
          <table:table-cell table:style-name="ce88"/>
          <table:table-cell table:style-name="ce88" table:formula="of:=IF([.C91]&lt;0.242;EXP([.C91])/(2-EXP([.C91]));IF([.C91]&lt;0.5;7*[.C91];IF([.C91]&gt;=0.5;LOG(2*[.C91])+7*0.5;&quot;error&quot;)))" office:value-type="float" office:value="1.1969625843104" calcext:value-type="float">
            <text:p>1,197</text:p>
          </table:table-cell>
          <table:table-cell table:formula="of:=IF([.C91]&lt;0.242;&quot;exp&quot;;IF([.C91]&lt;0.5;&quot;geo&quot;;IF([.C9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table:style-name="ce88" table:formula="of:=([.B92]-[.$C$5])/([.$C$6]-[.$C$5])" office:value-type="float" office:value="0.0871212121212121" calcext:value-type="float">
            <text:p>0,087</text:p>
          </table:table-cell>
          <table:table-cell table:style-name="ce86" table:formula="of:=EXP([.C92])/(2-EXP([.C92]))" office:value-type="float" office:value="1.20029001889933" calcext:value-type="float">
            <text:p>1,20</text:p>
          </table:table-cell>
          <table:table-cell table:style-name="ce86"/>
          <table:table-cell table:style-name="ce88"/>
          <table:table-cell table:style-name="ce88" table:formula="of:=IF([.C92]&lt;0.242;EXP([.C92])/(2-EXP([.C92]));IF([.C92]&lt;0.5;7*[.C92];IF([.C92]&gt;=0.5;LOG(2*[.C92])+7*0.5;&quot;error&quot;)))" office:value-type="float" office:value="1.20029001889933" calcext:value-type="float">
            <text:p>1,200</text:p>
          </table:table-cell>
          <table:table-cell table:formula="of:=IF([.C92]&lt;0.242;&quot;exp&quot;;IF([.C92]&lt;0.5;&quot;geo&quot;;IF([.C9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table:style-name="ce88" table:formula="of:=([.B93]-[.$C$5])/([.$C$6]-[.$C$5])" office:value-type="float" office:value="0.0883838383838384" calcext:value-type="float">
            <text:p>0,088</text:p>
          </table:table-cell>
          <table:table-cell table:style-name="ce86" table:formula="of:=EXP([.C93])/(2-EXP([.C93]))" office:value-type="float" office:value="1.2036317711022" calcext:value-type="float">
            <text:p>1,20</text:p>
          </table:table-cell>
          <table:table-cell table:style-name="ce86"/>
          <table:table-cell table:style-name="ce88"/>
          <table:table-cell table:style-name="ce88" table:formula="of:=IF([.C93]&lt;0.242;EXP([.C93])/(2-EXP([.C93]));IF([.C93]&lt;0.5;7*[.C93];IF([.C93]&gt;=0.5;LOG(2*[.C93])+7*0.5;&quot;error&quot;)))" office:value-type="float" office:value="1.2036317711022" calcext:value-type="float">
            <text:p>1,204</text:p>
          </table:table-cell>
          <table:table-cell table:formula="of:=IF([.C93]&lt;0.242;&quot;exp&quot;;IF([.C93]&lt;0.5;&quot;geo&quot;;IF([.C9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9" calcext:value-type="float">
            <text:p>0,79</text:p>
          </table:table-cell>
          <table:table-cell table:style-name="ce88" table:formula="of:=([.B94]-[.$C$5])/([.$C$6]-[.$C$5])" office:value-type="float" office:value="0.0896464646464647" calcext:value-type="float">
            <text:p>0,090</text:p>
          </table:table-cell>
          <table:table-cell table:style-name="ce86" table:formula="of:=EXP([.C94])/(2-EXP([.C94]))" office:value-type="float" office:value="1.2069879308481" calcext:value-type="float">
            <text:p>1,21</text:p>
          </table:table-cell>
          <table:table-cell table:style-name="ce86"/>
          <table:table-cell table:style-name="ce88"/>
          <table:table-cell table:style-name="ce88" table:formula="of:=IF([.C94]&lt;0.242;EXP([.C94])/(2-EXP([.C94]));IF([.C94]&lt;0.5;7*[.C94];IF([.C94]&gt;=0.5;LOG(2*[.C94])+7*0.5;&quot;error&quot;)))" office:value-type="float" office:value="1.2069879308481" calcext:value-type="float">
            <text:p>1,207</text:p>
          </table:table-cell>
          <table:table-cell table:formula="of:=IF([.C94]&lt;0.242;&quot;exp&quot;;IF([.C94]&lt;0.5;&quot;geo&quot;;IF([.C9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table:style-name="ce88" table:formula="of:=([.B95]-[.$C$5])/([.$C$6]-[.$C$5])" office:value-type="float" office:value="0.0909090909090909" calcext:value-type="float">
            <text:p>0,091</text:p>
          </table:table-cell>
          <table:table-cell table:style-name="ce86" table:formula="of:=EXP([.C95])/(2-EXP([.C95]))" office:value-type="float" office:value="1.21035858882017" calcext:value-type="float">
            <text:p>1,21</text:p>
          </table:table-cell>
          <table:table-cell table:style-name="ce86"/>
          <table:table-cell table:style-name="ce88"/>
          <table:table-cell table:style-name="ce88" table:formula="of:=IF([.C95]&lt;0.242;EXP([.C95])/(2-EXP([.C95]));IF([.C95]&lt;0.5;7*[.C95];IF([.C95]&gt;=0.5;LOG(2*[.C95])+7*0.5;&quot;error&quot;)))" office:value-type="float" office:value="1.21035858882017" calcext:value-type="float">
            <text:p>1,210</text:p>
          </table:table-cell>
          <table:table-cell table:formula="of:=IF([.C95]&lt;0.242;&quot;exp&quot;;IF([.C95]&lt;0.5;&quot;geo&quot;;IF([.C9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table:style-name="ce88" table:formula="of:=([.B96]-[.$C$5])/([.$C$6]-[.$C$5])" office:value-type="float" office:value="0.0921717171717172" calcext:value-type="float">
            <text:p>0,092</text:p>
          </table:table-cell>
          <table:table-cell table:style-name="ce86" table:formula="of:=EXP([.C96])/(2-EXP([.C96]))" office:value-type="float" office:value="1.21374383646353" calcext:value-type="float">
            <text:p>1,21</text:p>
          </table:table-cell>
          <table:table-cell table:style-name="ce86"/>
          <table:table-cell table:style-name="ce88"/>
          <table:table-cell table:style-name="ce88" table:formula="of:=IF([.C96]&lt;0.242;EXP([.C96])/(2-EXP([.C96]));IF([.C96]&lt;0.5;7*[.C96];IF([.C96]&gt;=0.5;LOG(2*[.C96])+7*0.5;&quot;error&quot;)))" office:value-type="float" office:value="1.21374383646353" calcext:value-type="float">
            <text:p>1,214</text:p>
          </table:table-cell>
          <table:table-cell table:formula="of:=IF([.C96]&lt;0.242;&quot;exp&quot;;IF([.C96]&lt;0.5;&quot;geo&quot;;IF([.C9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2" calcext:value-type="float">
            <text:p>0,82</text:p>
          </table:table-cell>
          <table:table-cell table:style-name="ce88" table:formula="of:=([.B97]-[.$C$5])/([.$C$6]-[.$C$5])" office:value-type="float" office:value="0.0934343434343434" calcext:value-type="float">
            <text:p>0,093</text:p>
          </table:table-cell>
          <table:table-cell table:style-name="ce86" table:formula="of:=EXP([.C97])/(2-EXP([.C97]))" office:value-type="float" office:value="1.21714376599327" calcext:value-type="float">
            <text:p>1,22</text:p>
          </table:table-cell>
          <table:table-cell table:style-name="ce86"/>
          <table:table-cell table:style-name="ce88"/>
          <table:table-cell table:style-name="ce88" table:formula="of:=IF([.C97]&lt;0.242;EXP([.C97])/(2-EXP([.C97]));IF([.C97]&lt;0.5;7*[.C97];IF([.C97]&gt;=0.5;LOG(2*[.C97])+7*0.5;&quot;error&quot;)))" office:value-type="float" office:value="1.21714376599327" calcext:value-type="float">
            <text:p>1,217</text:p>
          </table:table-cell>
          <table:table-cell table:formula="of:=IF([.C97]&lt;0.242;&quot;exp&quot;;IF([.C97]&lt;0.5;&quot;geo&quot;;IF([.C9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table:style-name="ce88" table:formula="of:=([.B98]-[.$C$5])/([.$C$6]-[.$C$5])" office:value-type="float" office:value="0.0946969696969697" calcext:value-type="float">
            <text:p>0,095</text:p>
          </table:table-cell>
          <table:table-cell table:style-name="ce86" table:formula="of:=EXP([.C98])/(2-EXP([.C98]))" office:value-type="float" office:value="1.2205584704026" calcext:value-type="float">
            <text:p>1,22</text:p>
          </table:table-cell>
          <table:table-cell table:style-name="ce86"/>
          <table:table-cell table:style-name="ce88"/>
          <table:table-cell table:style-name="ce88" table:formula="of:=IF([.C98]&lt;0.242;EXP([.C98])/(2-EXP([.C98]));IF([.C98]&lt;0.5;7*[.C98];IF([.C98]&gt;=0.5;LOG(2*[.C98])+7*0.5;&quot;error&quot;)))" office:value-type="float" office:value="1.2205584704026" calcext:value-type="float">
            <text:p>1,221</text:p>
          </table:table-cell>
          <table:table-cell table:formula="of:=IF([.C98]&lt;0.242;&quot;exp&quot;;IF([.C98]&lt;0.5;&quot;geo&quot;;IF([.C9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4" calcext:value-type="float">
            <text:p>0,84</text:p>
          </table:table-cell>
          <table:table-cell table:style-name="ce88" table:formula="of:=([.B99]-[.$C$5])/([.$C$6]-[.$C$5])" office:value-type="float" office:value="0.095959595959596" calcext:value-type="float">
            <text:p>0,096</text:p>
          </table:table-cell>
          <table:table-cell table:style-name="ce86" table:formula="of:=EXP([.C99])/(2-EXP([.C99]))" office:value-type="float" office:value="1.22398804347105" calcext:value-type="float">
            <text:p>1,22</text:p>
          </table:table-cell>
          <table:table-cell table:style-name="ce86"/>
          <table:table-cell table:style-name="ce88"/>
          <table:table-cell table:style-name="ce88" table:formula="of:=IF([.C99]&lt;0.242;EXP([.C99])/(2-EXP([.C99]));IF([.C99]&lt;0.5;7*[.C99];IF([.C99]&gt;=0.5;LOG(2*[.C99])+7*0.5;&quot;error&quot;)))" office:value-type="float" office:value="1.22398804347105" calcext:value-type="float">
            <text:p>1,224</text:p>
          </table:table-cell>
          <table:table-cell table:formula="of:=IF([.C99]&lt;0.242;&quot;exp&quot;;IF([.C99]&lt;0.5;&quot;geo&quot;;IF([.C9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table:style-name="ce88" table:formula="of:=([.B100]-[.$C$5])/([.$C$6]-[.$C$5])" office:value-type="float" office:value="0.0972222222222222" calcext:value-type="float">
            <text:p>0,097</text:p>
          </table:table-cell>
          <table:table-cell table:style-name="ce86" table:formula="of:=EXP([.C100])/(2-EXP([.C100]))" office:value-type="float" office:value="1.22743257977282" calcext:value-type="float">
            <text:p>1,23</text:p>
          </table:table-cell>
          <table:table-cell table:style-name="ce86"/>
          <table:table-cell table:style-name="ce88"/>
          <table:table-cell table:style-name="ce88" table:formula="of:=IF([.C100]&lt;0.242;EXP([.C100])/(2-EXP([.C100]));IF([.C100]&lt;0.5;7*[.C100];IF([.C100]&gt;=0.5;LOG(2*[.C100])+7*0.5;&quot;error&quot;)))" office:value-type="float" office:value="1.22743257977282" calcext:value-type="float">
            <text:p>1,227</text:p>
          </table:table-cell>
          <table:table-cell table:formula="of:=IF([.C100]&lt;0.242;&quot;exp&quot;;IF([.C100]&lt;0.5;&quot;geo&quot;;IF([.C10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6" calcext:value-type="float">
            <text:p>0,86</text:p>
          </table:table-cell>
          <table:table-cell table:style-name="ce88" table:formula="of:=([.B101]-[.$C$5])/([.$C$6]-[.$C$5])" office:value-type="float" office:value="0.0984848484848485" calcext:value-type="float">
            <text:p>0,098</text:p>
          </table:table-cell>
          <table:table-cell table:style-name="ce86" table:formula="of:=EXP([.C101])/(2-EXP([.C101]))" office:value-type="float" office:value="1.2308921746852" calcext:value-type="float">
            <text:p>1,23</text:p>
          </table:table-cell>
          <table:table-cell table:style-name="ce86"/>
          <table:table-cell table:style-name="ce88"/>
          <table:table-cell table:style-name="ce88" table:formula="of:=IF([.C101]&lt;0.242;EXP([.C101])/(2-EXP([.C101]));IF([.C101]&lt;0.5;7*[.C101];IF([.C101]&gt;=0.5;LOG(2*[.C101])+7*0.5;&quot;error&quot;)))" office:value-type="float" office:value="1.2308921746852" calcext:value-type="float">
            <text:p>1,231</text:p>
          </table:table-cell>
          <table:table-cell table:formula="of:=IF([.C101]&lt;0.242;&quot;exp&quot;;IF([.C101]&lt;0.5;&quot;geo&quot;;IF([.C10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table:style-name="ce88" table:formula="of:=([.B102]-[.$C$5])/([.$C$6]-[.$C$5])" office:value-type="float" office:value="0.0997474747474748" calcext:value-type="float">
            <text:p>0,100</text:p>
          </table:table-cell>
          <table:table-cell table:style-name="ce86" table:formula="of:=EXP([.C102])/(2-EXP([.C102]))" office:value-type="float" office:value="1.23436692439715" calcext:value-type="float">
            <text:p>1,23</text:p>
          </table:table-cell>
          <table:table-cell table:style-name="ce86"/>
          <table:table-cell table:style-name="ce88"/>
          <table:table-cell table:style-name="ce88" table:formula="of:=IF([.C102]&lt;0.242;EXP([.C102])/(2-EXP([.C102]));IF([.C102]&lt;0.5;7*[.C102];IF([.C102]&gt;=0.5;LOG(2*[.C102])+7*0.5;&quot;error&quot;)))" office:value-type="float" office:value="1.23436692439715" calcext:value-type="float">
            <text:p>1,234</text:p>
          </table:table-cell>
          <table:table-cell table:formula="of:=IF([.C102]&lt;0.242;&quot;exp&quot;;IF([.C102]&lt;0.5;&quot;geo&quot;;IF([.C10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table:style-name="ce88" table:formula="of:=([.B103]-[.$C$5])/([.$C$6]-[.$C$5])" office:value-type="float" office:value="0.101010101010101" calcext:value-type="float">
            <text:p>0,101</text:p>
          </table:table-cell>
          <table:table-cell table:style-name="ce86" table:formula="of:=EXP([.C103])/(2-EXP([.C103]))" office:value-type="float" office:value="1.2378569259179" calcext:value-type="float">
            <text:p>1,24</text:p>
          </table:table-cell>
          <table:table-cell table:style-name="ce86"/>
          <table:table-cell table:style-name="ce88"/>
          <table:table-cell table:style-name="ce88" table:formula="of:=IF([.C103]&lt;0.242;EXP([.C103])/(2-EXP([.C103]));IF([.C103]&lt;0.5;7*[.C103];IF([.C103]&gt;=0.5;LOG(2*[.C103])+7*0.5;&quot;error&quot;)))" office:value-type="float" office:value="1.2378569259179" calcext:value-type="float">
            <text:p>1,238</text:p>
          </table:table-cell>
          <table:table-cell table:formula="of:=IF([.C103]&lt;0.242;&quot;exp&quot;;IF([.C103]&lt;0.5;&quot;geo&quot;;IF([.C10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table:style-name="ce88" table:formula="of:=([.B104]-[.$C$5])/([.$C$6]-[.$C$5])" office:value-type="float" office:value="0.102272727272727" calcext:value-type="float">
            <text:p>0,102</text:p>
          </table:table-cell>
          <table:table-cell table:style-name="ce86" table:formula="of:=EXP([.C104])/(2-EXP([.C104]))" office:value-type="float" office:value="1.24136227708575" calcext:value-type="float">
            <text:p>1,24</text:p>
          </table:table-cell>
          <table:table-cell table:style-name="ce86"/>
          <table:table-cell table:style-name="ce88"/>
          <table:table-cell table:style-name="ce88" table:formula="of:=IF([.C104]&lt;0.242;EXP([.C104])/(2-EXP([.C104]));IF([.C104]&lt;0.5;7*[.C104];IF([.C104]&gt;=0.5;LOG(2*[.C104])+7*0.5;&quot;error&quot;)))" office:value-type="float" office:value="1.24136227708575" calcext:value-type="float">
            <text:p>1,241</text:p>
          </table:table-cell>
          <table:table-cell table:formula="of:=IF([.C104]&lt;0.242;&quot;exp&quot;;IF([.C104]&lt;0.5;&quot;geo&quot;;IF([.C10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table:style-name="ce88" table:formula="of:=([.B105]-[.$C$5])/([.$C$6]-[.$C$5])" office:value-type="float" office:value="0.103535353535354" calcext:value-type="float">
            <text:p>0,104</text:p>
          </table:table-cell>
          <table:table-cell table:style-name="ce86" table:formula="of:=EXP([.C105])/(2-EXP([.C105]))" office:value-type="float" office:value="1.24488307657694" calcext:value-type="float">
            <text:p>1,24</text:p>
          </table:table-cell>
          <table:table-cell table:style-name="ce86"/>
          <table:table-cell table:style-name="ce88"/>
          <table:table-cell table:style-name="ce88" table:formula="of:=IF([.C105]&lt;0.242;EXP([.C105])/(2-EXP([.C105]));IF([.C105]&lt;0.5;7*[.C105];IF([.C105]&gt;=0.5;LOG(2*[.C105])+7*0.5;&quot;error&quot;)))" office:value-type="float" office:value="1.24488307657694" calcext:value-type="float">
            <text:p>1,245</text:p>
          </table:table-cell>
          <table:table-cell table:formula="of:=IF([.C105]&lt;0.242;&quot;exp&quot;;IF([.C105]&lt;0.5;&quot;geo&quot;;IF([.C10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1" calcext:value-type="float">
            <text:p>0,91</text:p>
          </table:table-cell>
          <table:table-cell table:style-name="ce88" table:formula="of:=([.B106]-[.$C$5])/([.$C$6]-[.$C$5])" office:value-type="float" office:value="0.10479797979798" calcext:value-type="float">
            <text:p>0,105</text:p>
          </table:table-cell>
          <table:table-cell table:style-name="ce86" table:formula="of:=EXP([.C106])/(2-EXP([.C106]))" office:value-type="float" office:value="1.24841942391464" calcext:value-type="float">
            <text:p>1,25</text:p>
          </table:table-cell>
          <table:table-cell table:style-name="ce86"/>
          <table:table-cell table:style-name="ce88"/>
          <table:table-cell table:style-name="ce88" table:formula="of:=IF([.C106]&lt;0.242;EXP([.C106])/(2-EXP([.C106]));IF([.C106]&lt;0.5;7*[.C106];IF([.C106]&gt;=0.5;LOG(2*[.C106])+7*0.5;&quot;error&quot;)))" office:value-type="float" office:value="1.24841942391464" calcext:value-type="float">
            <text:p>1,248</text:p>
          </table:table-cell>
          <table:table-cell table:formula="of:=IF([.C106]&lt;0.242;&quot;exp&quot;;IF([.C106]&lt;0.5;&quot;geo&quot;;IF([.C10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2" calcext:value-type="float">
            <text:p>0,92</text:p>
          </table:table-cell>
          <table:table-cell table:style-name="ce88" table:formula="of:=([.B107]-[.$C$5])/([.$C$6]-[.$C$5])" office:value-type="float" office:value="0.106060606060606" calcext:value-type="float">
            <text:p>0,106</text:p>
          </table:table-cell>
          <table:table-cell table:style-name="ce86" table:formula="of:=EXP([.C107])/(2-EXP([.C107]))" office:value-type="float" office:value="1.25197141947805" calcext:value-type="float">
            <text:p>1,25</text:p>
          </table:table-cell>
          <table:table-cell table:style-name="ce86"/>
          <table:table-cell table:style-name="ce88"/>
          <table:table-cell table:style-name="ce88" table:formula="of:=IF([.C107]&lt;0.242;EXP([.C107])/(2-EXP([.C107]));IF([.C107]&lt;0.5;7*[.C107];IF([.C107]&gt;=0.5;LOG(2*[.C107])+7*0.5;&quot;error&quot;)))" office:value-type="float" office:value="1.25197141947805" calcext:value-type="float">
            <text:p>1,252</text:p>
          </table:table-cell>
          <table:table-cell table:formula="of:=IF([.C107]&lt;0.242;&quot;exp&quot;;IF([.C107]&lt;0.5;&quot;geo&quot;;IF([.C10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3" calcext:value-type="float">
            <text:p>0,93</text:p>
          </table:table-cell>
          <table:table-cell table:style-name="ce88" table:formula="of:=([.B108]-[.$C$5])/([.$C$6]-[.$C$5])" office:value-type="float" office:value="0.107323232323232" calcext:value-type="float">
            <text:p>0,107</text:p>
          </table:table-cell>
          <table:table-cell table:style-name="ce86" table:formula="of:=EXP([.C108])/(2-EXP([.C108]))" office:value-type="float" office:value="1.25553916451164" calcext:value-type="float">
            <text:p>1,26</text:p>
          </table:table-cell>
          <table:table-cell table:style-name="ce86"/>
          <table:table-cell table:style-name="ce88"/>
          <table:table-cell table:style-name="ce88" table:formula="of:=IF([.C108]&lt;0.242;EXP([.C108])/(2-EXP([.C108]));IF([.C108]&lt;0.5;7*[.C108];IF([.C108]&gt;=0.5;LOG(2*[.C108])+7*0.5;&quot;error&quot;)))" office:value-type="float" office:value="1.25553916451164" calcext:value-type="float">
            <text:p>1,256</text:p>
          </table:table-cell>
          <table:table-cell table:formula="of:=IF([.C108]&lt;0.242;&quot;exp&quot;;IF([.C108]&lt;0.5;&quot;geo&quot;;IF([.C10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4" calcext:value-type="float">
            <text:p>0,94</text:p>
          </table:table-cell>
          <table:table-cell table:style-name="ce88" table:formula="of:=([.B109]-[.$C$5])/([.$C$6]-[.$C$5])" office:value-type="float" office:value="0.108585858585859" calcext:value-type="float">
            <text:p>0,109</text:p>
          </table:table-cell>
          <table:table-cell table:style-name="ce86" table:formula="of:=EXP([.C109])/(2-EXP([.C109]))" office:value-type="float" office:value="1.25912276113448" calcext:value-type="float">
            <text:p>1,26</text:p>
          </table:table-cell>
          <table:table-cell table:style-name="ce86"/>
          <table:table-cell table:style-name="ce88"/>
          <table:table-cell table:style-name="ce88" table:formula="of:=IF([.C109]&lt;0.242;EXP([.C109])/(2-EXP([.C109]));IF([.C109]&lt;0.5;7*[.C109];IF([.C109]&gt;=0.5;LOG(2*[.C109])+7*0.5;&quot;error&quot;)))" office:value-type="float" office:value="1.25912276113448" calcext:value-type="float">
            <text:p>1,259</text:p>
          </table:table-cell>
          <table:table-cell table:formula="of:=IF([.C109]&lt;0.242;&quot;exp&quot;;IF([.C109]&lt;0.5;&quot;geo&quot;;IF([.C10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style-name="ce88" table:formula="of:=([.B110]-[.$C$5])/([.$C$6]-[.$C$5])" office:value-type="float" office:value="0.109848484848485" calcext:value-type="float">
            <text:p>0,110</text:p>
          </table:table-cell>
          <table:table-cell table:style-name="ce86" table:formula="of:=EXP([.C110])/(2-EXP([.C110]))" office:value-type="float" office:value="1.26272231234973" calcext:value-type="float">
            <text:p>1,26</text:p>
          </table:table-cell>
          <table:table-cell table:style-name="ce86"/>
          <table:table-cell table:style-name="ce88"/>
          <table:table-cell table:style-name="ce88" table:formula="of:=IF([.C110]&lt;0.242;EXP([.C110])/(2-EXP([.C110]));IF([.C110]&lt;0.5;7*[.C110];IF([.C110]&gt;=0.5;LOG(2*[.C110])+7*0.5;&quot;error&quot;)))" office:value-type="float" office:value="1.26272231234973" calcext:value-type="float">
            <text:p>1,263</text:p>
          </table:table-cell>
          <table:table-cell table:formula="of:=IF([.C110]&lt;0.242;&quot;exp&quot;;IF([.C110]&lt;0.5;&quot;geo&quot;;IF([.C11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6" calcext:value-type="float">
            <text:p>0,96</text:p>
          </table:table-cell>
          <table:table-cell table:style-name="ce88" table:formula="of:=([.B111]-[.$C$5])/([.$C$6]-[.$C$5])" office:value-type="float" office:value="0.111111111111111" calcext:value-type="float">
            <text:p>0,111</text:p>
          </table:table-cell>
          <table:table-cell table:style-name="ce86" table:formula="of:=EXP([.C111])/(2-EXP([.C111]))" office:value-type="float" office:value="1.26633792205418" calcext:value-type="float">
            <text:p>1,27</text:p>
          </table:table-cell>
          <table:table-cell table:style-name="ce86"/>
          <table:table-cell table:style-name="ce88"/>
          <table:table-cell table:style-name="ce88" table:formula="of:=IF([.C111]&lt;0.242;EXP([.C111])/(2-EXP([.C111]));IF([.C111]&lt;0.5;7*[.C111];IF([.C111]&gt;=0.5;LOG(2*[.C111])+7*0.5;&quot;error&quot;)))" office:value-type="float" office:value="1.26633792205418" calcext:value-type="float">
            <text:p>1,266</text:p>
          </table:table-cell>
          <table:table-cell table:formula="of:=IF([.C111]&lt;0.242;&quot;exp&quot;;IF([.C111]&lt;0.5;&quot;geo&quot;;IF([.C11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7" calcext:value-type="float">
            <text:p>0,97</text:p>
          </table:table-cell>
          <table:table-cell table:style-name="ce88" table:formula="of:=([.B112]-[.$C$5])/([.$C$6]-[.$C$5])" office:value-type="float" office:value="0.112373737373737" calcext:value-type="float">
            <text:p>0,112</text:p>
          </table:table-cell>
          <table:table-cell table:style-name="ce86" table:formula="of:=EXP([.C112])/(2-EXP([.C112]))" office:value-type="float" office:value="1.26996969504801" calcext:value-type="float">
            <text:p>1,27</text:p>
          </table:table-cell>
          <table:table-cell table:style-name="ce86"/>
          <table:table-cell table:style-name="ce88"/>
          <table:table-cell table:style-name="ce88" table:formula="of:=IF([.C112]&lt;0.242;EXP([.C112])/(2-EXP([.C112]));IF([.C112]&lt;0.5;7*[.C112];IF([.C112]&gt;=0.5;LOG(2*[.C112])+7*0.5;&quot;error&quot;)))" office:value-type="float" office:value="1.26996969504801" calcext:value-type="float">
            <text:p>1,270</text:p>
          </table:table-cell>
          <table:table-cell table:formula="of:=IF([.C112]&lt;0.242;&quot;exp&quot;;IF([.C112]&lt;0.5;&quot;geo&quot;;IF([.C11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8" calcext:value-type="float">
            <text:p>0,98</text:p>
          </table:table-cell>
          <table:table-cell table:style-name="ce88" table:formula="of:=([.B113]-[.$C$5])/([.$C$6]-[.$C$5])" office:value-type="float" office:value="0.113636363636364" calcext:value-type="float">
            <text:p>0,114</text:p>
          </table:table-cell>
          <table:table-cell table:style-name="ce86" table:formula="of:=EXP([.C113])/(2-EXP([.C113]))" office:value-type="float" office:value="1.27361773704464" calcext:value-type="float">
            <text:p>1,27</text:p>
          </table:table-cell>
          <table:table-cell table:style-name="ce86"/>
          <table:table-cell table:style-name="ce88"/>
          <table:table-cell table:style-name="ce88" table:formula="of:=IF([.C113]&lt;0.242;EXP([.C113])/(2-EXP([.C113]));IF([.C113]&lt;0.5;7*[.C113];IF([.C113]&gt;=0.5;LOG(2*[.C113])+7*0.5;&quot;error&quot;)))" office:value-type="float" office:value="1.27361773704464" calcext:value-type="float">
            <text:p>1,274</text:p>
          </table:table-cell>
          <table:table-cell table:formula="of:=IF([.C113]&lt;0.242;&quot;exp&quot;;IF([.C113]&lt;0.5;&quot;geo&quot;;IF([.C11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table:style-name="ce88" table:formula="of:=([.B114]-[.$C$5])/([.$C$6]-[.$C$5])" office:value-type="float" office:value="0.11489898989899" calcext:value-type="float">
            <text:p>0,115</text:p>
          </table:table-cell>
          <table:table-cell table:style-name="ce86" table:formula="of:=EXP([.C114])/(2-EXP([.C114]))" office:value-type="float" office:value="1.27728215468063" calcext:value-type="float">
            <text:p>1,28</text:p>
          </table:table-cell>
          <table:table-cell table:style-name="ce86"/>
          <table:table-cell table:style-name="ce88"/>
          <table:table-cell table:style-name="ce88" table:formula="of:=IF([.C114]&lt;0.242;EXP([.C114])/(2-EXP([.C114]));IF([.C114]&lt;0.5;7*[.C114];IF([.C114]&gt;=0.5;LOG(2*[.C114])+7*0.5;&quot;error&quot;)))" office:value-type="float" office:value="1.27728215468063" calcext:value-type="float">
            <text:p>1,277</text:p>
          </table:table-cell>
          <table:table-cell table:formula="of:=IF([.C114]&lt;0.242;&quot;exp&quot;;IF([.C114]&lt;0.5;&quot;geo&quot;;IF([.C11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8" table:formula="of:=([.B115]-[.$C$5])/([.$C$6]-[.$C$5])" office:value-type="float" office:value="0.116161616161616" calcext:value-type="float">
            <text:p>0,116</text:p>
          </table:table-cell>
          <table:table-cell table:style-name="ce86" table:formula="of:=EXP([.C115])/(2-EXP([.C115]))" office:value-type="float" office:value="1.28096305552588" calcext:value-type="float">
            <text:p>1,28</text:p>
          </table:table-cell>
          <table:table-cell table:style-name="ce86"/>
          <table:table-cell table:style-name="ce88"/>
          <table:table-cell table:style-name="ce88" table:formula="of:=IF([.C115]&lt;0.242;EXP([.C115])/(2-EXP([.C115]));IF([.C115]&lt;0.5;7*[.C115];IF([.C115]&gt;=0.5;LOG(2*[.C115])+7*0.5;&quot;error&quot;)))" office:value-type="float" office:value="1.28096305552588" calcext:value-type="float">
            <text:p>1,281</text:p>
          </table:table-cell>
          <table:table-cell table:formula="of:=IF([.C115]&lt;0.242;&quot;exp&quot;;IF([.C115]&lt;0.5;&quot;geo&quot;;IF([.C11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1" calcext:value-type="float">
            <text:p>1,01</text:p>
          </table:table-cell>
          <table:table-cell table:style-name="ce88" table:formula="of:=([.B116]-[.$C$5])/([.$C$6]-[.$C$5])" office:value-type="float" office:value="0.117424242424242" calcext:value-type="float">
            <text:p>0,117</text:p>
          </table:table-cell>
          <table:table-cell table:style-name="ce86" table:formula="of:=EXP([.C116])/(2-EXP([.C116]))" office:value-type="float" office:value="1.28466054809376" calcext:value-type="float">
            <text:p>1,28</text:p>
          </table:table-cell>
          <table:table-cell table:style-name="ce86"/>
          <table:table-cell table:style-name="ce88"/>
          <table:table-cell table:style-name="ce88" table:formula="of:=IF([.C116]&lt;0.242;EXP([.C116])/(2-EXP([.C116]));IF([.C116]&lt;0.5;7*[.C116];IF([.C116]&gt;=0.5;LOG(2*[.C116])+7*0.5;&quot;error&quot;)))" office:value-type="float" office:value="1.28466054809376" calcext:value-type="float">
            <text:p>1,285</text:p>
          </table:table-cell>
          <table:table-cell table:formula="of:=IF([.C116]&lt;0.242;&quot;exp&quot;;IF([.C116]&lt;0.5;&quot;geo&quot;;IF([.C11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2" calcext:value-type="float">
            <text:p>1,02</text:p>
          </table:table-cell>
          <table:table-cell table:style-name="ce88" table:formula="of:=([.B117]-[.$C$5])/([.$C$6]-[.$C$5])" office:value-type="float" office:value="0.118686868686869" calcext:value-type="float">
            <text:p>0,119</text:p>
          </table:table-cell>
          <table:table-cell table:style-name="ce86" table:formula="of:=EXP([.C117])/(2-EXP([.C117]))" office:value-type="float" office:value="1.28837474185157" calcext:value-type="float">
            <text:p>1,29</text:p>
          </table:table-cell>
          <table:table-cell table:style-name="ce86"/>
          <table:table-cell table:style-name="ce88"/>
          <table:table-cell table:style-name="ce88" table:formula="of:=IF([.C117]&lt;0.242;EXP([.C117])/(2-EXP([.C117]));IF([.C117]&lt;0.5;7*[.C117];IF([.C117]&gt;=0.5;LOG(2*[.C117])+7*0.5;&quot;error&quot;)))" office:value-type="float" office:value="1.28837474185157" calcext:value-type="float">
            <text:p>1,288</text:p>
          </table:table-cell>
          <table:table-cell table:formula="of:=IF([.C117]&lt;0.242;&quot;exp&quot;;IF([.C117]&lt;0.5;&quot;geo&quot;;IF([.C11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3" calcext:value-type="float">
            <text:p>1,03</text:p>
          </table:table-cell>
          <table:table-cell table:style-name="ce88" table:formula="of:=([.B118]-[.$C$5])/([.$C$6]-[.$C$5])" office:value-type="float" office:value="0.119949494949495" calcext:value-type="float">
            <text:p>0,120</text:p>
          </table:table-cell>
          <table:table-cell table:style-name="ce86" table:formula="of:=EXP([.C118])/(2-EXP([.C118]))" office:value-type="float" office:value="1.29210574723099" calcext:value-type="float">
            <text:p>1,29</text:p>
          </table:table-cell>
          <table:table-cell table:style-name="ce86"/>
          <table:table-cell table:style-name="ce88"/>
          <table:table-cell table:style-name="ce88" table:formula="of:=IF([.C118]&lt;0.242;EXP([.C118])/(2-EXP([.C118]));IF([.C118]&lt;0.5;7*[.C118];IF([.C118]&gt;=0.5;LOG(2*[.C118])+7*0.5;&quot;error&quot;)))" office:value-type="float" office:value="1.29210574723099" calcext:value-type="float">
            <text:p>1,292</text:p>
          </table:table-cell>
          <table:table-cell table:formula="of:=IF([.C118]&lt;0.242;&quot;exp&quot;;IF([.C118]&lt;0.5;&quot;geo&quot;;IF([.C11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4" calcext:value-type="float">
            <text:p>1,04</text:p>
          </table:table-cell>
          <table:table-cell table:style-name="ce88" table:formula="of:=([.B119]-[.$C$5])/([.$C$6]-[.$C$5])" office:value-type="float" office:value="0.121212121212121" calcext:value-type="float">
            <text:p>0,121</text:p>
          </table:table-cell>
          <table:table-cell table:style-name="ce86" table:formula="of:=EXP([.C119])/(2-EXP([.C119]))" office:value-type="float" office:value="1.29585367563875" calcext:value-type="float">
            <text:p>1,30</text:p>
          </table:table-cell>
          <table:table-cell table:style-name="ce86"/>
          <table:table-cell table:style-name="ce88"/>
          <table:table-cell table:style-name="ce88" table:formula="of:=IF([.C119]&lt;0.242;EXP([.C119])/(2-EXP([.C119]));IF([.C119]&lt;0.5;7*[.C119];IF([.C119]&gt;=0.5;LOG(2*[.C119])+7*0.5;&quot;error&quot;)))" office:value-type="float" office:value="1.29585367563875" calcext:value-type="float">
            <text:p>1,296</text:p>
          </table:table-cell>
          <table:table-cell table:formula="of:=IF([.C119]&lt;0.242;&quot;exp&quot;;IF([.C119]&lt;0.5;&quot;geo&quot;;IF([.C11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table:style-name="ce88" table:formula="of:=([.B120]-[.$C$5])/([.$C$6]-[.$C$5])" office:value-type="float" office:value="0.122474747474747" calcext:value-type="float">
            <text:p>0,122</text:p>
          </table:table-cell>
          <table:table-cell table:style-name="ce86" table:formula="of:=EXP([.C120])/(2-EXP([.C120]))" office:value-type="float" office:value="1.2996186394674" calcext:value-type="float">
            <text:p>1,30</text:p>
          </table:table-cell>
          <table:table-cell table:style-name="ce86"/>
          <table:table-cell table:style-name="ce88"/>
          <table:table-cell table:style-name="ce88" table:formula="of:=IF([.C120]&lt;0.242;EXP([.C120])/(2-EXP([.C120]));IF([.C120]&lt;0.5;7*[.C120];IF([.C120]&gt;=0.5;LOG(2*[.C120])+7*0.5;&quot;error&quot;)))" office:value-type="float" office:value="1.2996186394674" calcext:value-type="float">
            <text:p>1,300</text:p>
          </table:table-cell>
          <table:table-cell table:formula="of:=IF([.C120]&lt;0.242;&quot;exp&quot;;IF([.C120]&lt;0.5;&quot;geo&quot;;IF([.C12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6" calcext:value-type="float">
            <text:p>1,06</text:p>
          </table:table-cell>
          <table:table-cell table:style-name="ce88" table:formula="of:=([.B121]-[.$C$5])/([.$C$6]-[.$C$5])" office:value-type="float" office:value="0.123737373737374" calcext:value-type="float">
            <text:p>0,124</text:p>
          </table:table-cell>
          <table:table-cell table:style-name="ce86" table:formula="of:=EXP([.C121])/(2-EXP([.C121]))" office:value-type="float" office:value="1.30340075210625" calcext:value-type="float">
            <text:p>1,30</text:p>
          </table:table-cell>
          <table:table-cell table:style-name="ce86"/>
          <table:table-cell table:style-name="ce88"/>
          <table:table-cell table:style-name="ce88" table:formula="of:=IF([.C121]&lt;0.242;EXP([.C121])/(2-EXP([.C121]));IF([.C121]&lt;0.5;7*[.C121];IF([.C121]&gt;=0.5;LOG(2*[.C121])+7*0.5;&quot;error&quot;)))" office:value-type="float" office:value="1.30340075210625" calcext:value-type="float">
            <text:p>1,303</text:p>
          </table:table-cell>
          <table:table-cell table:formula="of:=IF([.C121]&lt;0.242;&quot;exp&quot;;IF([.C121]&lt;0.5;&quot;geo&quot;;IF([.C12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7" calcext:value-type="float">
            <text:p>1,07</text:p>
          </table:table-cell>
          <table:table-cell table:style-name="ce88" table:formula="of:=([.B122]-[.$C$5])/([.$C$6]-[.$C$5])" office:value-type="float" office:value="0.125" calcext:value-type="float">
            <text:p>0,125</text:p>
          </table:table-cell>
          <table:table-cell table:style-name="ce86" table:formula="of:=EXP([.C122])/(2-EXP([.C122]))" office:value-type="float" office:value="1.30720012795245" calcext:value-type="float">
            <text:p>1,31</text:p>
          </table:table-cell>
          <table:table-cell table:style-name="ce86"/>
          <table:table-cell table:style-name="ce88"/>
          <table:table-cell table:style-name="ce88" table:formula="of:=IF([.C122]&lt;0.242;EXP([.C122])/(2-EXP([.C122]));IF([.C122]&lt;0.5;7*[.C122];IF([.C122]&gt;=0.5;LOG(2*[.C122])+7*0.5;&quot;error&quot;)))" office:value-type="float" office:value="1.30720012795245" calcext:value-type="float">
            <text:p>1,307</text:p>
          </table:table-cell>
          <table:table-cell table:formula="of:=IF([.C122]&lt;0.242;&quot;exp&quot;;IF([.C122]&lt;0.5;&quot;geo&quot;;IF([.C12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8" calcext:value-type="float">
            <text:p>1,08</text:p>
          </table:table-cell>
          <table:table-cell table:style-name="ce88" table:formula="of:=([.B123]-[.$C$5])/([.$C$6]-[.$C$5])" office:value-type="float" office:value="0.126262626262626" calcext:value-type="float">
            <text:p>0,126</text:p>
          </table:table-cell>
          <table:table-cell table:style-name="ce86" table:formula="of:=EXP([.C123])/(2-EXP([.C123]))" office:value-type="float" office:value="1.3110168824222" calcext:value-type="float">
            <text:p>1,31</text:p>
          </table:table-cell>
          <table:table-cell table:style-name="ce86"/>
          <table:table-cell table:style-name="ce88"/>
          <table:table-cell table:style-name="ce88" table:formula="of:=IF([.C123]&lt;0.242;EXP([.C123])/(2-EXP([.C123]));IF([.C123]&lt;0.5;7*[.C123];IF([.C123]&gt;=0.5;LOG(2*[.C123])+7*0.5;&quot;error&quot;)))" office:value-type="float" office:value="1.3110168824222" calcext:value-type="float">
            <text:p>1,311</text:p>
          </table:table-cell>
          <table:table-cell table:formula="of:=IF([.C123]&lt;0.242;&quot;exp&quot;;IF([.C123]&lt;0.5;&quot;geo&quot;;IF([.C12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09" calcext:value-type="float">
            <text:p>1,09</text:p>
          </table:table-cell>
          <table:table-cell table:style-name="ce88" table:formula="of:=([.B124]-[.$C$5])/([.$C$6]-[.$C$5])" office:value-type="float" office:value="0.127525252525253" calcext:value-type="float">
            <text:p>0,128</text:p>
          </table:table-cell>
          <table:table-cell table:style-name="ce86" table:formula="of:=EXP([.C124])/(2-EXP([.C124]))" office:value-type="float" office:value="1.31485113196214" calcext:value-type="float">
            <text:p>1,31</text:p>
          </table:table-cell>
          <table:table-cell table:style-name="ce86"/>
          <table:table-cell table:style-name="ce88"/>
          <table:table-cell table:style-name="ce88" table:formula="of:=IF([.C124]&lt;0.242;EXP([.C124])/(2-EXP([.C124]));IF([.C124]&lt;0.5;7*[.C124];IF([.C124]&gt;=0.5;LOG(2*[.C124])+7*0.5;&quot;error&quot;)))" office:value-type="float" office:value="1.31485113196214" calcext:value-type="float">
            <text:p>1,315</text:p>
          </table:table-cell>
          <table:table-cell table:formula="of:=IF([.C124]&lt;0.242;&quot;exp&quot;;IF([.C124]&lt;0.5;&quot;geo&quot;;IF([.C12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table:style-name="ce88" table:formula="of:=([.B125]-[.$C$5])/([.$C$6]-[.$C$5])" office:value-type="float" office:value="0.128787878787879" calcext:value-type="float">
            <text:p>0,129</text:p>
          </table:table-cell>
          <table:table-cell table:style-name="ce86" table:formula="of:=EXP([.C125])/(2-EXP([.C125]))" office:value-type="float" office:value="1.31870299406086" calcext:value-type="float">
            <text:p>1,32</text:p>
          </table:table-cell>
          <table:table-cell table:style-name="ce86"/>
          <table:table-cell table:style-name="ce88"/>
          <table:table-cell table:style-name="ce88" table:formula="of:=IF([.C125]&lt;0.242;EXP([.C125])/(2-EXP([.C125]));IF([.C125]&lt;0.5;7*[.C125];IF([.C125]&gt;=0.5;LOG(2*[.C125])+7*0.5;&quot;error&quot;)))" office:value-type="float" office:value="1.31870299406086" calcext:value-type="float">
            <text:p>1,319</text:p>
          </table:table-cell>
          <table:table-cell table:formula="of:=IF([.C125]&lt;0.242;&quot;exp&quot;;IF([.C125]&lt;0.5;&quot;geo&quot;;IF([.C12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1" calcext:value-type="float">
            <text:p>1,11</text:p>
          </table:table-cell>
          <table:table-cell table:style-name="ce88" table:formula="of:=([.B126]-[.$C$5])/([.$C$6]-[.$C$5])" office:value-type="float" office:value="0.130050505050505" calcext:value-type="float">
            <text:p>0,130</text:p>
          </table:table-cell>
          <table:table-cell table:style-name="ce86" table:formula="of:=EXP([.C126])/(2-EXP([.C126]))" office:value-type="float" office:value="1.3225725872606" calcext:value-type="float">
            <text:p>1,32</text:p>
          </table:table-cell>
          <table:table-cell table:style-name="ce86"/>
          <table:table-cell table:style-name="ce88"/>
          <table:table-cell table:style-name="ce88" table:formula="of:=IF([.C126]&lt;0.242;EXP([.C126])/(2-EXP([.C126]));IF([.C126]&lt;0.5;7*[.C126];IF([.C126]&gt;=0.5;LOG(2*[.C126])+7*0.5;&quot;error&quot;)))" office:value-type="float" office:value="1.3225725872606" calcext:value-type="float">
            <text:p>1,323</text:p>
          </table:table-cell>
          <table:table-cell table:formula="of:=IF([.C126]&lt;0.242;&quot;exp&quot;;IF([.C126]&lt;0.5;&quot;geo&quot;;IF([.C12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2" calcext:value-type="float">
            <text:p>1,12</text:p>
          </table:table-cell>
          <table:table-cell table:style-name="ce88" table:formula="of:=([.B127]-[.$C$5])/([.$C$6]-[.$C$5])" office:value-type="float" office:value="0.131313131313131" calcext:value-type="float">
            <text:p>0,131</text:p>
          </table:table-cell>
          <table:table-cell table:style-name="ce86" table:formula="of:=EXP([.C127])/(2-EXP([.C127]))" office:value-type="float" office:value="1.32646003116906" calcext:value-type="float">
            <text:p>1,33</text:p>
          </table:table-cell>
          <table:table-cell table:style-name="ce86"/>
          <table:table-cell table:style-name="ce88"/>
          <table:table-cell table:style-name="ce88" table:formula="of:=IF([.C127]&lt;0.242;EXP([.C127])/(2-EXP([.C127]));IF([.C127]&lt;0.5;7*[.C127];IF([.C127]&gt;=0.5;LOG(2*[.C127])+7*0.5;&quot;error&quot;)))" office:value-type="float" office:value="1.32646003116906" calcext:value-type="float">
            <text:p>1,326</text:p>
          </table:table-cell>
          <table:table-cell table:formula="of:=IF([.C127]&lt;0.242;&quot;exp&quot;;IF([.C127]&lt;0.5;&quot;geo&quot;;IF([.C12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3" calcext:value-type="float">
            <text:p>1,13</text:p>
          </table:table-cell>
          <table:table-cell table:style-name="ce88" table:formula="of:=([.B128]-[.$C$5])/([.$C$6]-[.$C$5])" office:value-type="float" office:value="0.132575757575758" calcext:value-type="float">
            <text:p>0,133</text:p>
          </table:table-cell>
          <table:table-cell table:style-name="ce86" table:formula="of:=EXP([.C128])/(2-EXP([.C128]))" office:value-type="float" office:value="1.33036544647145" calcext:value-type="float">
            <text:p>1,33</text:p>
          </table:table-cell>
          <table:table-cell table:style-name="ce86"/>
          <table:table-cell table:style-name="ce88"/>
          <table:table-cell table:style-name="ce88" table:formula="of:=IF([.C128]&lt;0.242;EXP([.C128])/(2-EXP([.C128]));IF([.C128]&lt;0.5;7*[.C128];IF([.C128]&gt;=0.5;LOG(2*[.C128])+7*0.5;&quot;error&quot;)))" office:value-type="float" office:value="1.33036544647145" calcext:value-type="float">
            <text:p>1,330</text:p>
          </table:table-cell>
          <table:table-cell table:formula="of:=IF([.C128]&lt;0.242;&quot;exp&quot;;IF([.C128]&lt;0.5;&quot;geo&quot;;IF([.C12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4" calcext:value-type="float">
            <text:p>1,14</text:p>
          </table:table-cell>
          <table:table-cell table:style-name="ce88" table:formula="of:=([.B129]-[.$C$5])/([.$C$6]-[.$C$5])" office:value-type="float" office:value="0.133838383838384" calcext:value-type="float">
            <text:p>0,134</text:p>
          </table:table-cell>
          <table:table-cell table:style-name="ce86" table:formula="of:=EXP([.C129])/(2-EXP([.C129]))" office:value-type="float" office:value="1.33428895494259" calcext:value-type="float">
            <text:p>1,33</text:p>
          </table:table-cell>
          <table:table-cell table:style-name="ce86"/>
          <table:table-cell table:style-name="ce88"/>
          <table:table-cell table:style-name="ce88" table:formula="of:=IF([.C129]&lt;0.242;EXP([.C129])/(2-EXP([.C129]));IF([.C129]&lt;0.5;7*[.C129];IF([.C129]&gt;=0.5;LOG(2*[.C129])+7*0.5;&quot;error&quot;)))" office:value-type="float" office:value="1.33428895494259" calcext:value-type="float">
            <text:p>1,334</text:p>
          </table:table-cell>
          <table:table-cell table:formula="of:=IF([.C129]&lt;0.242;&quot;exp&quot;;IF([.C129]&lt;0.5;&quot;geo&quot;;IF([.C12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table:style-name="ce88" table:formula="of:=([.B130]-[.$C$5])/([.$C$6]-[.$C$5])" office:value-type="float" office:value="0.13510101010101" calcext:value-type="float">
            <text:p>0,135</text:p>
          </table:table-cell>
          <table:table-cell table:style-name="ce86" table:formula="of:=EXP([.C130])/(2-EXP([.C130]))" office:value-type="float" office:value="1.33823067945929" calcext:value-type="float">
            <text:p>1,34</text:p>
          </table:table-cell>
          <table:table-cell table:style-name="ce86"/>
          <table:table-cell table:style-name="ce88"/>
          <table:table-cell table:style-name="ce88" table:formula="of:=IF([.C130]&lt;0.242;EXP([.C130])/(2-EXP([.C130]));IF([.C130]&lt;0.5;7*[.C130];IF([.C130]&gt;=0.5;LOG(2*[.C130])+7*0.5;&quot;error&quot;)))" office:value-type="float" office:value="1.33823067945929" calcext:value-type="float">
            <text:p>1,338</text:p>
          </table:table-cell>
          <table:table-cell table:formula="of:=IF([.C130]&lt;0.242;&quot;exp&quot;;IF([.C130]&lt;0.5;&quot;geo&quot;;IF([.C13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6" calcext:value-type="float">
            <text:p>1,16</text:p>
          </table:table-cell>
          <table:table-cell table:style-name="ce88" table:formula="of:=([.B131]-[.$C$5])/([.$C$6]-[.$C$5])" office:value-type="float" office:value="0.136363636363636" calcext:value-type="float">
            <text:p>0,136</text:p>
          </table:table-cell>
          <table:table-cell table:style-name="ce86" table:formula="of:=EXP([.C131])/(2-EXP([.C131]))" office:value-type="float" office:value="1.34219074401281" calcext:value-type="float">
            <text:p>1,34</text:p>
          </table:table-cell>
          <table:table-cell table:style-name="ce86"/>
          <table:table-cell table:style-name="ce88"/>
          <table:table-cell table:style-name="ce88" table:formula="of:=IF([.C131]&lt;0.242;EXP([.C131])/(2-EXP([.C131]));IF([.C131]&lt;0.5;7*[.C131];IF([.C131]&gt;=0.5;LOG(2*[.C131])+7*0.5;&quot;error&quot;)))" office:value-type="float" office:value="1.34219074401281" calcext:value-type="float">
            <text:p>1,342</text:p>
          </table:table-cell>
          <table:table-cell table:formula="of:=IF([.C131]&lt;0.242;&quot;exp&quot;;IF([.C131]&lt;0.5;&quot;geo&quot;;IF([.C13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table:style-name="ce88" table:formula="of:=([.B132]-[.$C$5])/([.$C$6]-[.$C$5])" office:value-type="float" office:value="0.137626262626263" calcext:value-type="float">
            <text:p>0,138</text:p>
          </table:table-cell>
          <table:table-cell table:style-name="ce86" table:formula="of:=EXP([.C132])/(2-EXP([.C132]))" office:value-type="float" office:value="1.34616927372154" calcext:value-type="float">
            <text:p>1,35</text:p>
          </table:table-cell>
          <table:table-cell table:style-name="ce86"/>
          <table:table-cell table:style-name="ce88"/>
          <table:table-cell table:style-name="ce88" table:formula="of:=IF([.C132]&lt;0.242;EXP([.C132])/(2-EXP([.C132]));IF([.C132]&lt;0.5;7*[.C132];IF([.C132]&gt;=0.5;LOG(2*[.C132])+7*0.5;&quot;error&quot;)))" office:value-type="float" office:value="1.34616927372154" calcext:value-type="float">
            <text:p>1,346</text:p>
          </table:table-cell>
          <table:table-cell table:formula="of:=IF([.C132]&lt;0.242;&quot;exp&quot;;IF([.C132]&lt;0.5;&quot;geo&quot;;IF([.C13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8" calcext:value-type="float">
            <text:p>1,18</text:p>
          </table:table-cell>
          <table:table-cell table:style-name="ce88" table:formula="of:=([.B133]-[.$C$5])/([.$C$6]-[.$C$5])" office:value-type="float" office:value="0.138888888888889" calcext:value-type="float">
            <text:p>0,139</text:p>
          </table:table-cell>
          <table:table-cell table:style-name="ce86" table:formula="of:=EXP([.C133])/(2-EXP([.C133]))" office:value-type="float" office:value="1.35016639484383" calcext:value-type="float">
            <text:p>1,35</text:p>
          </table:table-cell>
          <table:table-cell table:style-name="ce86"/>
          <table:table-cell table:style-name="ce88"/>
          <table:table-cell table:style-name="ce88" table:formula="of:=IF([.C133]&lt;0.242;EXP([.C133])/(2-EXP([.C133]));IF([.C133]&lt;0.5;7*[.C133];IF([.C133]&gt;=0.5;LOG(2*[.C133])+7*0.5;&quot;error&quot;)))" office:value-type="float" office:value="1.35016639484383" calcext:value-type="float">
            <text:p>1,350</text:p>
          </table:table-cell>
          <table:table-cell table:formula="of:=IF([.C133]&lt;0.242;&quot;exp&quot;;IF([.C133]&lt;0.5;&quot;geo&quot;;IF([.C13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19" calcext:value-type="float">
            <text:p>1,19</text:p>
          </table:table-cell>
          <table:table-cell table:style-name="ce88" table:formula="of:=([.B134]-[.$C$5])/([.$C$6]-[.$C$5])" office:value-type="float" office:value="0.140151515151515" calcext:value-type="float">
            <text:p>0,140</text:p>
          </table:table-cell>
          <table:table-cell table:style-name="ce86" table:formula="of:=EXP([.C134])/(2-EXP([.C134]))" office:value-type="float" office:value="1.35418223479104" calcext:value-type="float">
            <text:p>1,35</text:p>
          </table:table-cell>
          <table:table-cell table:style-name="ce86"/>
          <table:table-cell table:style-name="ce88"/>
          <table:table-cell table:style-name="ce88" table:formula="of:=IF([.C134]&lt;0.242;EXP([.C134])/(2-EXP([.C134]));IF([.C134]&lt;0.5;7*[.C134];IF([.C134]&gt;=0.5;LOG(2*[.C134])+7*0.5;&quot;error&quot;)))" office:value-type="float" office:value="1.35418223479104" calcext:value-type="float">
            <text:p>1,354</text:p>
          </table:table-cell>
          <table:table-cell table:formula="of:=IF([.C134]&lt;0.242;&quot;exp&quot;;IF([.C134]&lt;0.5;&quot;geo&quot;;IF([.C13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table:style-name="ce88" table:formula="of:=([.B135]-[.$C$5])/([.$C$6]-[.$C$5])" office:value-type="float" office:value="0.141414141414141" calcext:value-type="float">
            <text:p>0,141</text:p>
          </table:table-cell>
          <table:table-cell table:style-name="ce86" table:formula="of:=EXP([.C135])/(2-EXP([.C135]))" office:value-type="float" office:value="1.35821692214065" calcext:value-type="float">
            <text:p>1,36</text:p>
          </table:table-cell>
          <table:table-cell table:style-name="ce86"/>
          <table:table-cell table:style-name="ce88"/>
          <table:table-cell table:style-name="ce88" table:formula="of:=IF([.C135]&lt;0.242;EXP([.C135])/(2-EXP([.C135]));IF([.C135]&lt;0.5;7*[.C135];IF([.C135]&gt;=0.5;LOG(2*[.C135])+7*0.5;&quot;error&quot;)))" office:value-type="float" office:value="1.35821692214065" calcext:value-type="float">
            <text:p>1,358</text:p>
          </table:table-cell>
          <table:table-cell table:formula="of:=IF([.C135]&lt;0.242;&quot;exp&quot;;IF([.C135]&lt;0.5;&quot;geo&quot;;IF([.C13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1" calcext:value-type="float">
            <text:p>1,21</text:p>
          </table:table-cell>
          <table:table-cell table:style-name="ce88" table:formula="of:=([.B136]-[.$C$5])/([.$C$6]-[.$C$5])" office:value-type="float" office:value="0.142676767676768" calcext:value-type="float">
            <text:p>0,143</text:p>
          </table:table-cell>
          <table:table-cell table:style-name="ce86" table:formula="of:=EXP([.C136])/(2-EXP([.C136]))" office:value-type="float" office:value="1.36227058664974" calcext:value-type="float">
            <text:p>1,36</text:p>
          </table:table-cell>
          <table:table-cell table:style-name="ce86"/>
          <table:table-cell table:style-name="ce88"/>
          <table:table-cell table:style-name="ce88" table:formula="of:=IF([.C136]&lt;0.242;EXP([.C136])/(2-EXP([.C136]));IF([.C136]&lt;0.5;7*[.C136];IF([.C136]&gt;=0.5;LOG(2*[.C136])+7*0.5;&quot;error&quot;)))" office:value-type="float" office:value="1.36227058664974" calcext:value-type="float">
            <text:p>1,362</text:p>
          </table:table-cell>
          <table:table-cell table:formula="of:=IF([.C136]&lt;0.242;&quot;exp&quot;;IF([.C136]&lt;0.5;&quot;geo&quot;;IF([.C13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table:style-name="ce88" table:formula="of:=([.B137]-[.$C$5])/([.$C$6]-[.$C$5])" office:value-type="float" office:value="0.143939393939394" calcext:value-type="float">
            <text:p>0,144</text:p>
          </table:table-cell>
          <table:table-cell table:style-name="ce86" table:formula="of:=EXP([.C137])/(2-EXP([.C137]))" office:value-type="float" office:value="1.36634335926845" calcext:value-type="float">
            <text:p>1,37</text:p>
          </table:table-cell>
          <table:table-cell table:style-name="ce86"/>
          <table:table-cell table:style-name="ce88"/>
          <table:table-cell table:style-name="ce88" table:formula="of:=IF([.C137]&lt;0.242;EXP([.C137])/(2-EXP([.C137]));IF([.C137]&lt;0.5;7*[.C137];IF([.C137]&gt;=0.5;LOG(2*[.C137])+7*0.5;&quot;error&quot;)))" office:value-type="float" office:value="1.36634335926845" calcext:value-type="float">
            <text:p>1,366</text:p>
          </table:table-cell>
          <table:table-cell table:formula="of:=IF([.C137]&lt;0.242;&quot;exp&quot;;IF([.C137]&lt;0.5;&quot;geo&quot;;IF([.C13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3" calcext:value-type="float">
            <text:p>1,23</text:p>
          </table:table-cell>
          <table:table-cell table:style-name="ce88" table:formula="of:=([.B138]-[.$C$5])/([.$C$6]-[.$C$5])" office:value-type="float" office:value="0.14520202020202" calcext:value-type="float">
            <text:p>0,145</text:p>
          </table:table-cell>
          <table:table-cell table:style-name="ce86" table:formula="of:=EXP([.C138])/(2-EXP([.C138]))" office:value-type="float" office:value="1.37043537215381" calcext:value-type="float">
            <text:p>1,37</text:p>
          </table:table-cell>
          <table:table-cell table:style-name="ce86"/>
          <table:table-cell table:style-name="ce88"/>
          <table:table-cell table:style-name="ce88" table:formula="of:=IF([.C138]&lt;0.242;EXP([.C138])/(2-EXP([.C138]));IF([.C138]&lt;0.5;7*[.C138];IF([.C138]&gt;=0.5;LOG(2*[.C138])+7*0.5;&quot;error&quot;)))" office:value-type="float" office:value="1.37043537215381" calcext:value-type="float">
            <text:p>1,370</text:p>
          </table:table-cell>
          <table:table-cell table:formula="of:=IF([.C138]&lt;0.242;&quot;exp&quot;;IF([.C138]&lt;0.5;&quot;geo&quot;;IF([.C13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4" calcext:value-type="float">
            <text:p>1,24</text:p>
          </table:table-cell>
          <table:table-cell table:style-name="ce88" table:formula="of:=([.B139]-[.$C$5])/([.$C$6]-[.$C$5])" office:value-type="float" office:value="0.146464646464646" calcext:value-type="float">
            <text:p>0,146</text:p>
          </table:table-cell>
          <table:table-cell table:style-name="ce86" table:formula="of:=EXP([.C139])/(2-EXP([.C139]))" office:value-type="float" office:value="1.37454675868361" calcext:value-type="float">
            <text:p>1,37</text:p>
          </table:table-cell>
          <table:table-cell table:style-name="ce86"/>
          <table:table-cell table:style-name="ce88"/>
          <table:table-cell table:style-name="ce88" table:formula="of:=IF([.C139]&lt;0.242;EXP([.C139])/(2-EXP([.C139]));IF([.C139]&lt;0.5;7*[.C139];IF([.C139]&gt;=0.5;LOG(2*[.C139])+7*0.5;&quot;error&quot;)))" office:value-type="float" office:value="1.37454675868361" calcext:value-type="float">
            <text:p>1,375</text:p>
          </table:table-cell>
          <table:table-cell table:formula="of:=IF([.C139]&lt;0.242;&quot;exp&quot;;IF([.C139]&lt;0.5;&quot;geo&quot;;IF([.C13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table:style-name="ce88" table:formula="of:=([.B140]-[.$C$5])/([.$C$6]-[.$C$5])" office:value-type="float" office:value="0.147727272727273" calcext:value-type="float">
            <text:p>0,148</text:p>
          </table:table-cell>
          <table:table-cell table:style-name="ce86" table:formula="of:=EXP([.C140])/(2-EXP([.C140]))" office:value-type="float" office:value="1.37867765347058" calcext:value-type="float">
            <text:p>1,38</text:p>
          </table:table-cell>
          <table:table-cell table:style-name="ce86"/>
          <table:table-cell table:style-name="ce88"/>
          <table:table-cell table:style-name="ce88" table:formula="of:=IF([.C140]&lt;0.242;EXP([.C140])/(2-EXP([.C140]));IF([.C140]&lt;0.5;7*[.C140];IF([.C140]&gt;=0.5;LOG(2*[.C140])+7*0.5;&quot;error&quot;)))" office:value-type="float" office:value="1.37867765347058" calcext:value-type="float">
            <text:p>1,379</text:p>
          </table:table-cell>
          <table:table-cell table:formula="of:=IF([.C140]&lt;0.242;&quot;exp&quot;;IF([.C140]&lt;0.5;&quot;geo&quot;;IF([.C14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6" calcext:value-type="float">
            <text:p>1,26</text:p>
          </table:table-cell>
          <table:table-cell table:style-name="ce88" table:formula="of:=([.B141]-[.$C$5])/([.$C$6]-[.$C$5])" office:value-type="float" office:value="0.148989898989899" calcext:value-type="float">
            <text:p>0,149</text:p>
          </table:table-cell>
          <table:table-cell table:style-name="ce86" table:formula="of:=EXP([.C141])/(2-EXP([.C141]))" office:value-type="float" office:value="1.38282819237667" calcext:value-type="float">
            <text:p>1,38</text:p>
          </table:table-cell>
          <table:table-cell table:style-name="ce86"/>
          <table:table-cell table:style-name="ce88"/>
          <table:table-cell table:style-name="ce88" table:formula="of:=IF([.C141]&lt;0.242;EXP([.C141])/(2-EXP([.C141]));IF([.C141]&lt;0.5;7*[.C141];IF([.C141]&gt;=0.5;LOG(2*[.C141])+7*0.5;&quot;error&quot;)))" office:value-type="float" office:value="1.38282819237667" calcext:value-type="float">
            <text:p>1,383</text:p>
          </table:table-cell>
          <table:table-cell table:formula="of:=IF([.C141]&lt;0.242;&quot;exp&quot;;IF([.C141]&lt;0.5;&quot;geo&quot;;IF([.C14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7" calcext:value-type="float">
            <text:p>1,27</text:p>
          </table:table-cell>
          <table:table-cell table:style-name="ce88" table:formula="of:=([.B142]-[.$C$5])/([.$C$6]-[.$C$5])" office:value-type="float" office:value="0.150252525252525" calcext:value-type="float">
            <text:p>0,150</text:p>
          </table:table-cell>
          <table:table-cell table:style-name="ce86" table:formula="of:=EXP([.C142])/(2-EXP([.C142]))" office:value-type="float" office:value="1.38699851252764" calcext:value-type="float">
            <text:p>1,39</text:p>
          </table:table-cell>
          <table:table-cell table:style-name="ce86"/>
          <table:table-cell table:style-name="ce88"/>
          <table:table-cell table:style-name="ce88" table:formula="of:=IF([.C142]&lt;0.242;EXP([.C142])/(2-EXP([.C142]));IF([.C142]&lt;0.5;7*[.C142];IF([.C142]&gt;=0.5;LOG(2*[.C142])+7*0.5;&quot;error&quot;)))" office:value-type="float" office:value="1.38699851252764" calcext:value-type="float">
            <text:p>1,387</text:p>
          </table:table-cell>
          <table:table-cell table:formula="of:=IF([.C142]&lt;0.242;&quot;exp&quot;;IF([.C142]&lt;0.5;&quot;geo&quot;;IF([.C14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8" calcext:value-type="float">
            <text:p>1,28</text:p>
          </table:table-cell>
          <table:table-cell table:style-name="ce88" table:formula="of:=([.B143]-[.$C$5])/([.$C$6]-[.$C$5])" office:value-type="float" office:value="0.151515151515152" calcext:value-type="float">
            <text:p>0,152</text:p>
          </table:table-cell>
          <table:table-cell table:style-name="ce86" table:formula="of:=EXP([.C143])/(2-EXP([.C143]))" office:value-type="float" office:value="1.39118875232771" calcext:value-type="float">
            <text:p>1,39</text:p>
          </table:table-cell>
          <table:table-cell table:style-name="ce86"/>
          <table:table-cell table:style-name="ce88"/>
          <table:table-cell table:style-name="ce88" table:formula="of:=IF([.C143]&lt;0.242;EXP([.C143])/(2-EXP([.C143]));IF([.C143]&lt;0.5;7*[.C143];IF([.C143]&gt;=0.5;LOG(2*[.C143])+7*0.5;&quot;error&quot;)))" office:value-type="float" office:value="1.39118875232771" calcext:value-type="float">
            <text:p>1,391</text:p>
          </table:table-cell>
          <table:table-cell table:formula="of:=IF([.C143]&lt;0.242;&quot;exp&quot;;IF([.C143]&lt;0.5;&quot;geo&quot;;IF([.C14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29" calcext:value-type="float">
            <text:p>1,29</text:p>
          </table:table-cell>
          <table:table-cell table:style-name="ce88" table:formula="of:=([.B144]-[.$C$5])/([.$C$6]-[.$C$5])" office:value-type="float" office:value="0.152777777777778" calcext:value-type="float">
            <text:p>0,153</text:p>
          </table:table-cell>
          <table:table-cell table:style-name="ce86" table:formula="of:=EXP([.C144])/(2-EXP([.C144]))" office:value-type="float" office:value="1.39539905147458" calcext:value-type="float">
            <text:p>1,40</text:p>
          </table:table-cell>
          <table:table-cell table:style-name="ce86"/>
          <table:table-cell table:style-name="ce88"/>
          <table:table-cell table:style-name="ce88" table:formula="of:=IF([.C144]&lt;0.242;EXP([.C144])/(2-EXP([.C144]));IF([.C144]&lt;0.5;7*[.C144];IF([.C144]&gt;=0.5;LOG(2*[.C144])+7*0.5;&quot;error&quot;)))" office:value-type="float" office:value="1.39539905147458" calcext:value-type="float">
            <text:p>1,395</text:p>
          </table:table-cell>
          <table:table-cell table:formula="of:=IF([.C144]&lt;0.242;&quot;exp&quot;;IF([.C144]&lt;0.5;&quot;geo&quot;;IF([.C14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table:style-name="ce88" table:formula="of:=([.B145]-[.$C$5])/([.$C$6]-[.$C$5])" office:value-type="float" office:value="0.154040404040404" calcext:value-type="float">
            <text:p>0,154</text:p>
          </table:table-cell>
          <table:table-cell table:style-name="ce86" table:formula="of:=EXP([.C145])/(2-EXP([.C145]))" office:value-type="float" office:value="1.39962955097451" calcext:value-type="float">
            <text:p>1,40</text:p>
          </table:table-cell>
          <table:table-cell table:style-name="ce86"/>
          <table:table-cell table:style-name="ce88"/>
          <table:table-cell table:style-name="ce88" table:formula="of:=IF([.C145]&lt;0.242;EXP([.C145])/(2-EXP([.C145]));IF([.C145]&lt;0.5;7*[.C145];IF([.C145]&gt;=0.5;LOG(2*[.C145])+7*0.5;&quot;error&quot;)))" office:value-type="float" office:value="1.39962955097451" calcext:value-type="float">
            <text:p>1,400</text:p>
          </table:table-cell>
          <table:table-cell table:formula="of:=IF([.C145]&lt;0.242;&quot;exp&quot;;IF([.C145]&lt;0.5;&quot;geo&quot;;IF([.C14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1" calcext:value-type="float">
            <text:p>1,31</text:p>
          </table:table-cell>
          <table:table-cell table:style-name="ce88" table:formula="of:=([.B146]-[.$C$5])/([.$C$6]-[.$C$5])" office:value-type="float" office:value="0.15530303030303" calcext:value-type="float">
            <text:p>0,155</text:p>
          </table:table-cell>
          <table:table-cell table:style-name="ce86" table:formula="of:=EXP([.C146])/(2-EXP([.C146]))" office:value-type="float" office:value="1.4038803931577" calcext:value-type="float">
            <text:p>1,40</text:p>
          </table:table-cell>
          <table:table-cell table:style-name="ce86"/>
          <table:table-cell table:style-name="ce88"/>
          <table:table-cell table:style-name="ce88" table:formula="of:=IF([.C146]&lt;0.242;EXP([.C146])/(2-EXP([.C146]));IF([.C146]&lt;0.5;7*[.C146];IF([.C146]&gt;=0.5;LOG(2*[.C146])+7*0.5;&quot;error&quot;)))" office:value-type="float" office:value="1.4038803931577" calcext:value-type="float">
            <text:p>1,404</text:p>
          </table:table-cell>
          <table:table-cell table:formula="of:=IF([.C146]&lt;0.242;&quot;exp&quot;;IF([.C146]&lt;0.5;&quot;geo&quot;;IF([.C14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2" calcext:value-type="float">
            <text:p>1,32</text:p>
          </table:table-cell>
          <table:table-cell table:style-name="ce88" table:formula="of:=([.B147]-[.$C$5])/([.$C$6]-[.$C$5])" office:value-type="float" office:value="0.156565656565657" calcext:value-type="float">
            <text:p>0,157</text:p>
          </table:table-cell>
          <table:table-cell table:style-name="ce86" table:formula="of:=EXP([.C147])/(2-EXP([.C147]))" office:value-type="float" office:value="1.40815172169392" calcext:value-type="float">
            <text:p>1,41</text:p>
          </table:table-cell>
          <table:table-cell table:style-name="ce86"/>
          <table:table-cell table:style-name="ce88"/>
          <table:table-cell table:style-name="ce88" table:formula="of:=IF([.C147]&lt;0.242;EXP([.C147])/(2-EXP([.C147]));IF([.C147]&lt;0.5;7*[.C147];IF([.C147]&gt;=0.5;LOG(2*[.C147])+7*0.5;&quot;error&quot;)))" office:value-type="float" office:value="1.40815172169392" calcext:value-type="float">
            <text:p>1,408</text:p>
          </table:table-cell>
          <table:table-cell table:formula="of:=IF([.C147]&lt;0.242;&quot;exp&quot;;IF([.C147]&lt;0.5;&quot;geo&quot;;IF([.C14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table:style-name="ce88" table:formula="of:=([.B148]-[.$C$5])/([.$C$6]-[.$C$5])" office:value-type="float" office:value="0.157828282828283" calcext:value-type="float">
            <text:p>0,158</text:p>
          </table:table-cell>
          <table:table-cell table:style-name="ce86" table:formula="of:=EXP([.C148])/(2-EXP([.C148]))" office:value-type="float" office:value="1.41244368160819" calcext:value-type="float">
            <text:p>1,41</text:p>
          </table:table-cell>
          <table:table-cell table:style-name="ce86"/>
          <table:table-cell table:style-name="ce88"/>
          <table:table-cell table:style-name="ce88" table:formula="of:=IF([.C148]&lt;0.242;EXP([.C148])/(2-EXP([.C148]));IF([.C148]&lt;0.5;7*[.C148];IF([.C148]&gt;=0.5;LOG(2*[.C148])+7*0.5;&quot;error&quot;)))" office:value-type="float" office:value="1.41244368160819" calcext:value-type="float">
            <text:p>1,412</text:p>
          </table:table-cell>
          <table:table-cell table:formula="of:=IF([.C148]&lt;0.242;&quot;exp&quot;;IF([.C148]&lt;0.5;&quot;geo&quot;;IF([.C14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table:style-name="ce88" table:formula="of:=([.B149]-[.$C$5])/([.$C$6]-[.$C$5])" office:value-type="float" office:value="0.159090909090909" calcext:value-type="float">
            <text:p>0,159</text:p>
          </table:table-cell>
          <table:table-cell table:style-name="ce86" table:formula="of:=EXP([.C149])/(2-EXP([.C149]))" office:value-type="float" office:value="1.41675641929694" calcext:value-type="float">
            <text:p>1,42</text:p>
          </table:table-cell>
          <table:table-cell table:style-name="ce86"/>
          <table:table-cell table:style-name="ce88"/>
          <table:table-cell table:style-name="ce88" table:formula="of:=IF([.C149]&lt;0.242;EXP([.C149])/(2-EXP([.C149]));IF([.C149]&lt;0.5;7*[.C149];IF([.C149]&gt;=0.5;LOG(2*[.C149])+7*0.5;&quot;error&quot;)))" office:value-type="float" office:value="1.41675641929694" calcext:value-type="float">
            <text:p>1,417</text:p>
          </table:table-cell>
          <table:table-cell table:formula="of:=IF([.C149]&lt;0.242;&quot;exp&quot;;IF([.C149]&lt;0.5;&quot;geo&quot;;IF([.C14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5" calcext:value-type="float">
            <text:p>1,35</text:p>
          </table:table-cell>
          <table:table-cell table:style-name="ce88" table:formula="of:=([.B150]-[.$C$5])/([.$C$6]-[.$C$5])" office:value-type="float" office:value="0.160353535353535" calcext:value-type="float">
            <text:p>0,160</text:p>
          </table:table-cell>
          <table:table-cell table:style-name="ce86" table:formula="of:=EXP([.C150])/(2-EXP([.C150]))" office:value-type="float" office:value="1.42109008254414" calcext:value-type="float">
            <text:p>1,42</text:p>
          </table:table-cell>
          <table:table-cell table:style-name="ce86"/>
          <table:table-cell table:style-name="ce88"/>
          <table:table-cell table:style-name="ce88" table:formula="of:=IF([.C150]&lt;0.242;EXP([.C150])/(2-EXP([.C150]));IF([.C150]&lt;0.5;7*[.C150];IF([.C150]&gt;=0.5;LOG(2*[.C150])+7*0.5;&quot;error&quot;)))" office:value-type="float" office:value="1.42109008254414" calcext:value-type="float">
            <text:p>1,421</text:p>
          </table:table-cell>
          <table:table-cell table:formula="of:=IF([.C150]&lt;0.242;&quot;exp&quot;;IF([.C150]&lt;0.5;&quot;geo&quot;;IF([.C15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6" calcext:value-type="float">
            <text:p>1,36</text:p>
          </table:table-cell>
          <table:table-cell table:style-name="ce88" table:formula="of:=([.B151]-[.$C$5])/([.$C$6]-[.$C$5])" office:value-type="float" office:value="0.161616161616162" calcext:value-type="float">
            <text:p>0,162</text:p>
          </table:table-cell>
          <table:table-cell table:style-name="ce86" table:formula="of:=EXP([.C151])/(2-EXP([.C151]))" office:value-type="float" office:value="1.42544482053785" calcext:value-type="float">
            <text:p>1,43</text:p>
          </table:table-cell>
          <table:table-cell table:style-name="ce86"/>
          <table:table-cell table:style-name="ce88"/>
          <table:table-cell table:style-name="ce88" table:formula="of:=IF([.C151]&lt;0.242;EXP([.C151])/(2-EXP([.C151]));IF([.C151]&lt;0.5;7*[.C151];IF([.C151]&gt;=0.5;LOG(2*[.C151])+7*0.5;&quot;error&quot;)))" office:value-type="float" office:value="1.42544482053785" calcext:value-type="float">
            <text:p>1,425</text:p>
          </table:table-cell>
          <table:table-cell table:formula="of:=IF([.C151]&lt;0.242;&quot;exp&quot;;IF([.C151]&lt;0.5;&quot;geo&quot;;IF([.C15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7" calcext:value-type="float">
            <text:p>1,37</text:p>
          </table:table-cell>
          <table:table-cell table:style-name="ce88" table:formula="of:=([.B152]-[.$C$5])/([.$C$6]-[.$C$5])" office:value-type="float" office:value="0.162878787878788" calcext:value-type="float">
            <text:p>0,163</text:p>
          </table:table-cell>
          <table:table-cell table:style-name="ce86" table:formula="of:=EXP([.C152])/(2-EXP([.C152]))" office:value-type="float" office:value="1.42982078388692" calcext:value-type="float">
            <text:p>1,43</text:p>
          </table:table-cell>
          <table:table-cell table:style-name="ce86"/>
          <table:table-cell table:style-name="ce88"/>
          <table:table-cell table:style-name="ce88" table:formula="of:=IF([.C152]&lt;0.242;EXP([.C152])/(2-EXP([.C152]));IF([.C152]&lt;0.5;7*[.C152];IF([.C152]&gt;=0.5;LOG(2*[.C152])+7*0.5;&quot;error&quot;)))" office:value-type="float" office:value="1.42982078388692" calcext:value-type="float">
            <text:p>1,430</text:p>
          </table:table-cell>
          <table:table-cell table:formula="of:=IF([.C152]&lt;0.242;&quot;exp&quot;;IF([.C152]&lt;0.5;&quot;geo&quot;;IF([.C15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8" calcext:value-type="float">
            <text:p>1,38</text:p>
          </table:table-cell>
          <table:table-cell table:style-name="ce88" table:formula="of:=([.B153]-[.$C$5])/([.$C$6]-[.$C$5])" office:value-type="float" office:value="0.164141414141414" calcext:value-type="float">
            <text:p>0,164</text:p>
          </table:table-cell>
          <table:table-cell table:style-name="ce86" table:formula="of:=EXP([.C153])/(2-EXP([.C153]))" office:value-type="float" office:value="1.43421812463795" calcext:value-type="float">
            <text:p>1,43</text:p>
          </table:table-cell>
          <table:table-cell table:style-name="ce86"/>
          <table:table-cell table:style-name="ce88"/>
          <table:table-cell table:style-name="ce88" table:formula="of:=IF([.C153]&lt;0.242;EXP([.C153])/(2-EXP([.C153]));IF([.C153]&lt;0.5;7*[.C153];IF([.C153]&gt;=0.5;LOG(2*[.C153])+7*0.5;&quot;error&quot;)))" office:value-type="float" office:value="1.43421812463795" calcext:value-type="float">
            <text:p>1,434</text:p>
          </table:table-cell>
          <table:table-cell table:formula="of:=IF([.C153]&lt;0.242;&quot;exp&quot;;IF([.C153]&lt;0.5;&quot;geo&quot;;IF([.C15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39" calcext:value-type="float">
            <text:p>1,39</text:p>
          </table:table-cell>
          <table:table-cell table:style-name="ce88" table:formula="of:=([.B154]-[.$C$5])/([.$C$6]-[.$C$5])" office:value-type="float" office:value="0.16540404040404" calcext:value-type="float">
            <text:p>0,165</text:p>
          </table:table-cell>
          <table:table-cell table:style-name="ce86" table:formula="of:=EXP([.C154])/(2-EXP([.C154]))" office:value-type="float" office:value="1.43863699629246" calcext:value-type="float">
            <text:p>1,44</text:p>
          </table:table-cell>
          <table:table-cell table:style-name="ce86"/>
          <table:table-cell table:style-name="ce88"/>
          <table:table-cell table:style-name="ce88" table:formula="of:=IF([.C154]&lt;0.242;EXP([.C154])/(2-EXP([.C154]));IF([.C154]&lt;0.5;7*[.C154];IF([.C154]&gt;=0.5;LOG(2*[.C154])+7*0.5;&quot;error&quot;)))" office:value-type="float" office:value="1.43863699629246" calcext:value-type="float">
            <text:p>1,439</text:p>
          </table:table-cell>
          <table:table-cell table:formula="of:=IF([.C154]&lt;0.242;&quot;exp&quot;;IF([.C154]&lt;0.5;&quot;geo&quot;;IF([.C15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table:style-name="ce88" table:formula="of:=([.B155]-[.$C$5])/([.$C$6]-[.$C$5])" office:value-type="float" office:value="0.166666666666667" calcext:value-type="float">
            <text:p>0,167</text:p>
          </table:table-cell>
          <table:table-cell table:style-name="ce86" table:formula="of:=EXP([.C155])/(2-EXP([.C155]))" office:value-type="float" office:value="1.44307755382438" calcext:value-type="float">
            <text:p>1,44</text:p>
          </table:table-cell>
          <table:table-cell table:style-name="ce86"/>
          <table:table-cell table:style-name="ce88"/>
          <table:table-cell table:style-name="ce88" table:formula="of:=IF([.C155]&lt;0.242;EXP([.C155])/(2-EXP([.C155]));IF([.C155]&lt;0.5;7*[.C155];IF([.C155]&gt;=0.5;LOG(2*[.C155])+7*0.5;&quot;error&quot;)))" office:value-type="float" office:value="1.44307755382438" calcext:value-type="float">
            <text:p>1,443</text:p>
          </table:table-cell>
          <table:table-cell table:formula="of:=IF([.C155]&lt;0.242;&quot;exp&quot;;IF([.C155]&lt;0.5;&quot;geo&quot;;IF([.C15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1" calcext:value-type="float">
            <text:p>1,41</text:p>
          </table:table-cell>
          <table:table-cell table:style-name="ce88" table:formula="of:=([.B156]-[.$C$5])/([.$C$6]-[.$C$5])" office:value-type="float" office:value="0.167929292929293" calcext:value-type="float">
            <text:p>0,168</text:p>
          </table:table-cell>
          <table:table-cell table:style-name="ce86" table:formula="of:=EXP([.C156])/(2-EXP([.C156]))" office:value-type="float" office:value="1.44753995369771" calcext:value-type="float">
            <text:p>1,45</text:p>
          </table:table-cell>
          <table:table-cell table:style-name="ce86"/>
          <table:table-cell table:style-name="ce88"/>
          <table:table-cell table:style-name="ce88" table:formula="of:=IF([.C156]&lt;0.242;EXP([.C156])/(2-EXP([.C156]));IF([.C156]&lt;0.5;7*[.C156];IF([.C156]&gt;=0.5;LOG(2*[.C156])+7*0.5;&quot;error&quot;)))" office:value-type="float" office:value="1.44753995369771" calcext:value-type="float">
            <text:p>1,448</text:p>
          </table:table-cell>
          <table:table-cell table:formula="of:=IF([.C156]&lt;0.242;&quot;exp&quot;;IF([.C156]&lt;0.5;&quot;geo&quot;;IF([.C15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2" calcext:value-type="float">
            <text:p>1,42</text:p>
          </table:table-cell>
          <table:table-cell table:style-name="ce88" table:formula="of:=([.B157]-[.$C$5])/([.$C$6]-[.$C$5])" office:value-type="float" office:value="0.169191919191919" calcext:value-type="float">
            <text:p>0,169</text:p>
          </table:table-cell>
          <table:table-cell table:style-name="ce86" table:formula="of:=EXP([.C157])/(2-EXP([.C157]))" office:value-type="float" office:value="1.4520243538845" calcext:value-type="float">
            <text:p>1,45</text:p>
          </table:table-cell>
          <table:table-cell table:style-name="ce86"/>
          <table:table-cell table:style-name="ce88"/>
          <table:table-cell table:style-name="ce88" table:formula="of:=IF([.C157]&lt;0.242;EXP([.C157])/(2-EXP([.C157]));IF([.C157]&lt;0.5;7*[.C157];IF([.C157]&gt;=0.5;LOG(2*[.C157])+7*0.5;&quot;error&quot;)))" office:value-type="float" office:value="1.4520243538845" calcext:value-type="float">
            <text:p>1,452</text:p>
          </table:table-cell>
          <table:table-cell table:formula="of:=IF([.C157]&lt;0.242;&quot;exp&quot;;IF([.C157]&lt;0.5;&quot;geo&quot;;IF([.C15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3" calcext:value-type="float">
            <text:p>1,43</text:p>
          </table:table-cell>
          <table:table-cell table:style-name="ce88" table:formula="of:=([.B158]-[.$C$5])/([.$C$6]-[.$C$5])" office:value-type="float" office:value="0.170454545454545" calcext:value-type="float">
            <text:p>0,170</text:p>
          </table:table-cell>
          <table:table-cell table:style-name="ce86" table:formula="of:=EXP([.C158])/(2-EXP([.C158]))" office:value-type="float" office:value="1.45653091388305" calcext:value-type="float">
            <text:p>1,46</text:p>
          </table:table-cell>
          <table:table-cell table:style-name="ce86"/>
          <table:table-cell table:style-name="ce88"/>
          <table:table-cell table:style-name="ce88" table:formula="of:=IF([.C158]&lt;0.242;EXP([.C158])/(2-EXP([.C158]));IF([.C158]&lt;0.5;7*[.C158];IF([.C158]&gt;=0.5;LOG(2*[.C158])+7*0.5;&quot;error&quot;)))" office:value-type="float" office:value="1.45653091388305" calcext:value-type="float">
            <text:p>1,457</text:p>
          </table:table-cell>
          <table:table-cell table:formula="of:=IF([.C158]&lt;0.242;&quot;exp&quot;;IF([.C158]&lt;0.5;&quot;geo&quot;;IF([.C15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4" calcext:value-type="float">
            <text:p>1,44</text:p>
          </table:table-cell>
          <table:table-cell table:style-name="ce88" table:formula="of:=([.B159]-[.$C$5])/([.$C$6]-[.$C$5])" office:value-type="float" office:value="0.171717171717172" calcext:value-type="float">
            <text:p>0,172</text:p>
          </table:table-cell>
          <table:table-cell table:style-name="ce86" table:formula="of:=EXP([.C159])/(2-EXP([.C159]))" office:value-type="float" office:value="1.4610597947364" calcext:value-type="float">
            <text:p>1,46</text:p>
          </table:table-cell>
          <table:table-cell table:style-name="ce86"/>
          <table:table-cell table:style-name="ce88"/>
          <table:table-cell table:style-name="ce88" table:formula="of:=IF([.C159]&lt;0.242;EXP([.C159])/(2-EXP([.C159]));IF([.C159]&lt;0.5;7*[.C159];IF([.C159]&gt;=0.5;LOG(2*[.C159])+7*0.5;&quot;error&quot;)))" office:value-type="float" office:value="1.4610597947364" calcext:value-type="float">
            <text:p>1,461</text:p>
          </table:table-cell>
          <table:table-cell table:formula="of:=IF([.C159]&lt;0.242;&quot;exp&quot;;IF([.C159]&lt;0.5;&quot;geo&quot;;IF([.C15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table:style-name="ce88" table:formula="of:=([.B160]-[.$C$5])/([.$C$6]-[.$C$5])" office:value-type="float" office:value="0.172979797979798" calcext:value-type="float">
            <text:p>0,173</text:p>
          </table:table-cell>
          <table:table-cell table:style-name="ce86" table:formula="of:=EXP([.C160])/(2-EXP([.C160]))" office:value-type="float" office:value="1.46561115905106" calcext:value-type="float">
            <text:p>1,47</text:p>
          </table:table-cell>
          <table:table-cell table:style-name="ce86"/>
          <table:table-cell table:style-name="ce88"/>
          <table:table-cell table:style-name="ce88" table:formula="of:=IF([.C160]&lt;0.242;EXP([.C160])/(2-EXP([.C160]));IF([.C160]&lt;0.5;7*[.C160];IF([.C160]&gt;=0.5;LOG(2*[.C160])+7*0.5;&quot;error&quot;)))" office:value-type="float" office:value="1.46561115905106" calcext:value-type="float">
            <text:p>1,466</text:p>
          </table:table-cell>
          <table:table-cell table:formula="of:=IF([.C160]&lt;0.242;&quot;exp&quot;;IF([.C160]&lt;0.5;&quot;geo&quot;;IF([.C16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6" calcext:value-type="float">
            <text:p>1,46</text:p>
          </table:table-cell>
          <table:table-cell table:style-name="ce88" table:formula="of:=([.B161]-[.$C$5])/([.$C$6]-[.$C$5])" office:value-type="float" office:value="0.174242424242424" calcext:value-type="float">
            <text:p>0,174</text:p>
          </table:table-cell>
          <table:table-cell table:style-name="ce86" table:formula="of:=EXP([.C161])/(2-EXP([.C161]))" office:value-type="float" office:value="1.47018517101605" calcext:value-type="float">
            <text:p>1,47</text:p>
          </table:table-cell>
          <table:table-cell table:style-name="ce86"/>
          <table:table-cell table:style-name="ce88"/>
          <table:table-cell table:style-name="ce88" table:formula="of:=IF([.C161]&lt;0.242;EXP([.C161])/(2-EXP([.C161]));IF([.C161]&lt;0.5;7*[.C161];IF([.C161]&gt;=0.5;LOG(2*[.C161])+7*0.5;&quot;error&quot;)))" office:value-type="float" office:value="1.47018517101605" calcext:value-type="float">
            <text:p>1,470</text:p>
          </table:table-cell>
          <table:table-cell table:formula="of:=IF([.C161]&lt;0.242;&quot;exp&quot;;IF([.C161]&lt;0.5;&quot;geo&quot;;IF([.C16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table:style-name="ce88" table:formula="of:=([.B162]-[.$C$5])/([.$C$6]-[.$C$5])" office:value-type="float" office:value="0.175505050505051" calcext:value-type="float">
            <text:p>0,176</text:p>
          </table:table-cell>
          <table:table-cell table:style-name="ce86" table:formula="of:=EXP([.C162])/(2-EXP([.C162]))" office:value-type="float" office:value="1.4747819964222" calcext:value-type="float">
            <text:p>1,47</text:p>
          </table:table-cell>
          <table:table-cell table:style-name="ce86"/>
          <table:table-cell table:style-name="ce88"/>
          <table:table-cell table:style-name="ce88" table:formula="of:=IF([.C162]&lt;0.242;EXP([.C162])/(2-EXP([.C162]));IF([.C162]&lt;0.5;7*[.C162];IF([.C162]&gt;=0.5;LOG(2*[.C162])+7*0.5;&quot;error&quot;)))" office:value-type="float" office:value="1.4747819964222" calcext:value-type="float">
            <text:p>1,475</text:p>
          </table:table-cell>
          <table:table-cell table:formula="of:=IF([.C162]&lt;0.242;&quot;exp&quot;;IF([.C162]&lt;0.5;&quot;geo&quot;;IF([.C16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table:style-name="ce88" table:formula="of:=([.B163]-[.$C$5])/([.$C$6]-[.$C$5])" office:value-type="float" office:value="0.176767676767677" calcext:value-type="float">
            <text:p>0,177</text:p>
          </table:table-cell>
          <table:table-cell table:style-name="ce86" table:formula="of:=EXP([.C163])/(2-EXP([.C163]))" office:value-type="float" office:value="1.47940180268171" calcext:value-type="float">
            <text:p>1,48</text:p>
          </table:table-cell>
          <table:table-cell table:style-name="ce86"/>
          <table:table-cell table:style-name="ce88"/>
          <table:table-cell table:style-name="ce88" table:formula="of:=IF([.C163]&lt;0.242;EXP([.C163])/(2-EXP([.C163]));IF([.C163]&lt;0.5;7*[.C163];IF([.C163]&gt;=0.5;LOG(2*[.C163])+7*0.5;&quot;error&quot;)))" office:value-type="float" office:value="1.47940180268171" calcext:value-type="float">
            <text:p>1,479</text:p>
          </table:table-cell>
          <table:table-cell table:formula="of:=IF([.C163]&lt;0.242;&quot;exp&quot;;IF([.C163]&lt;0.5;&quot;geo&quot;;IF([.C16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49" calcext:value-type="float">
            <text:p>1,49</text:p>
          </table:table-cell>
          <table:table-cell table:style-name="ce88" table:formula="of:=([.B164]-[.$C$5])/([.$C$6]-[.$C$5])" office:value-type="float" office:value="0.178030303030303" calcext:value-type="float">
            <text:p>0,178</text:p>
          </table:table-cell>
          <table:table-cell table:style-name="ce86" table:formula="of:=EXP([.C164])/(2-EXP([.C164]))" office:value-type="float" office:value="1.48404475884805" calcext:value-type="float">
            <text:p>1,48</text:p>
          </table:table-cell>
          <table:table-cell table:style-name="ce86"/>
          <table:table-cell table:style-name="ce88"/>
          <table:table-cell table:style-name="ce88" table:formula="of:=IF([.C164]&lt;0.242;EXP([.C164])/(2-EXP([.C164]));IF([.C164]&lt;0.5;7*[.C164];IF([.C164]&gt;=0.5;LOG(2*[.C164])+7*0.5;&quot;error&quot;)))" office:value-type="float" office:value="1.48404475884805" calcext:value-type="float">
            <text:p>1,484</text:p>
          </table:table-cell>
          <table:table-cell table:formula="of:=IF([.C164]&lt;0.242;&quot;exp&quot;;IF([.C164]&lt;0.5;&quot;geo&quot;;IF([.C16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88" table:formula="of:=([.B165]-[.$C$5])/([.$C$6]-[.$C$5])" office:value-type="float" office:value="0.179292929292929" calcext:value-type="float">
            <text:p>0,179</text:p>
          </table:table-cell>
          <table:table-cell table:style-name="ce86" table:formula="of:=EXP([.C165])/(2-EXP([.C165]))" office:value-type="float" office:value="1.4887110356361" calcext:value-type="float">
            <text:p>1,49</text:p>
          </table:table-cell>
          <table:table-cell table:style-name="ce86"/>
          <table:table-cell table:style-name="ce88"/>
          <table:table-cell table:style-name="ce88" table:formula="of:=IF([.C165]&lt;0.242;EXP([.C165])/(2-EXP([.C165]));IF([.C165]&lt;0.5;7*[.C165];IF([.C165]&gt;=0.5;LOG(2*[.C165])+7*0.5;&quot;error&quot;)))" office:value-type="float" office:value="1.4887110356361" calcext:value-type="float">
            <text:p>1,489</text:p>
          </table:table-cell>
          <table:table-cell table:formula="of:=IF([.C165]&lt;0.242;&quot;exp&quot;;IF([.C165]&lt;0.5;&quot;geo&quot;;IF([.C16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1" calcext:value-type="float">
            <text:p>1,51</text:p>
          </table:table-cell>
          <table:table-cell table:style-name="ce88" table:formula="of:=([.B166]-[.$C$5])/([.$C$6]-[.$C$5])" office:value-type="float" office:value="0.180555555555556" calcext:value-type="float">
            <text:p>0,181</text:p>
          </table:table-cell>
          <table:table-cell table:style-name="ce86" table:formula="of:=EXP([.C166])/(2-EXP([.C166]))" office:value-type="float" office:value="1.49340080544263" calcext:value-type="float">
            <text:p>1,49</text:p>
          </table:table-cell>
          <table:table-cell table:style-name="ce86"/>
          <table:table-cell table:style-name="ce88"/>
          <table:table-cell table:style-name="ce88" table:formula="of:=IF([.C166]&lt;0.242;EXP([.C166])/(2-EXP([.C166]));IF([.C166]&lt;0.5;7*[.C166];IF([.C166]&gt;=0.5;LOG(2*[.C166])+7*0.5;&quot;error&quot;)))" office:value-type="float" office:value="1.49340080544263" calcext:value-type="float">
            <text:p>1,493</text:p>
          </table:table-cell>
          <table:table-cell table:formula="of:=IF([.C166]&lt;0.242;&quot;exp&quot;;IF([.C166]&lt;0.5;&quot;geo&quot;;IF([.C16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2" calcext:value-type="float">
            <text:p>1,52</text:p>
          </table:table-cell>
          <table:table-cell table:style-name="ce88" table:formula="of:=([.B167]-[.$C$5])/([.$C$6]-[.$C$5])" office:value-type="float" office:value="0.181818181818182" calcext:value-type="float">
            <text:p>0,182</text:p>
          </table:table-cell>
          <table:table-cell table:style-name="ce86" table:formula="of:=EXP([.C167])/(2-EXP([.C167]))" office:value-type="float" office:value="1.49811424236708" calcext:value-type="float">
            <text:p>1,50</text:p>
          </table:table-cell>
          <table:table-cell table:style-name="ce86"/>
          <table:table-cell table:style-name="ce88"/>
          <table:table-cell table:style-name="ce88" table:formula="of:=IF([.C167]&lt;0.242;EXP([.C167])/(2-EXP([.C167]));IF([.C167]&lt;0.5;7*[.C167];IF([.C167]&gt;=0.5;LOG(2*[.C167])+7*0.5;&quot;error&quot;)))" office:value-type="float" office:value="1.49811424236708" calcext:value-type="float">
            <text:p>1,498</text:p>
          </table:table-cell>
          <table:table-cell table:formula="of:=IF([.C167]&lt;0.242;&quot;exp&quot;;IF([.C167]&lt;0.5;&quot;geo&quot;;IF([.C16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3" calcext:value-type="float">
            <text:p>1,53</text:p>
          </table:table-cell>
          <table:table-cell table:style-name="ce88" table:formula="of:=([.B168]-[.$C$5])/([.$C$6]-[.$C$5])" office:value-type="float" office:value="0.183080808080808" calcext:value-type="float">
            <text:p>0,183</text:p>
          </table:table-cell>
          <table:table-cell table:style-name="ce86" table:formula="of:=EXP([.C168])/(2-EXP([.C168]))" office:value-type="float" office:value="1.50285152223257" calcext:value-type="float">
            <text:p>1,50</text:p>
          </table:table-cell>
          <table:table-cell table:style-name="ce86"/>
          <table:table-cell table:style-name="ce88"/>
          <table:table-cell table:style-name="ce88" table:formula="of:=IF([.C168]&lt;0.242;EXP([.C168])/(2-EXP([.C168]));IF([.C168]&lt;0.5;7*[.C168];IF([.C168]&gt;=0.5;LOG(2*[.C168])+7*0.5;&quot;error&quot;)))" office:value-type="float" office:value="1.50285152223257" calcext:value-type="float">
            <text:p>1,503</text:p>
          </table:table-cell>
          <table:table-cell table:formula="of:=IF([.C168]&lt;0.242;&quot;exp&quot;;IF([.C168]&lt;0.5;&quot;geo&quot;;IF([.C16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4" calcext:value-type="float">
            <text:p>1,54</text:p>
          </table:table-cell>
          <table:table-cell table:style-name="ce88" table:formula="of:=([.B169]-[.$C$5])/([.$C$6]-[.$C$5])" office:value-type="float" office:value="0.184343434343434" calcext:value-type="float">
            <text:p>0,184</text:p>
          </table:table-cell>
          <table:table-cell table:style-name="ce86" table:formula="of:=EXP([.C169])/(2-EXP([.C169]))" office:value-type="float" office:value="1.50761282260736" calcext:value-type="float">
            <text:p>1,51</text:p>
          </table:table-cell>
          <table:table-cell table:style-name="ce86"/>
          <table:table-cell table:style-name="ce88"/>
          <table:table-cell table:style-name="ce88" table:formula="of:=IF([.C169]&lt;0.242;EXP([.C169])/(2-EXP([.C169]));IF([.C169]&lt;0.5;7*[.C169];IF([.C169]&gt;=0.5;LOG(2*[.C169])+7*0.5;&quot;error&quot;)))" office:value-type="float" office:value="1.50761282260736" calcext:value-type="float">
            <text:p>1,508</text:p>
          </table:table-cell>
          <table:table-cell table:formula="of:=IF([.C169]&lt;0.242;&quot;exp&quot;;IF([.C169]&lt;0.5;&quot;geo&quot;;IF([.C16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5" calcext:value-type="float">
            <text:p>1,55</text:p>
          </table:table-cell>
          <table:table-cell table:style-name="ce88" table:formula="of:=([.B170]-[.$C$5])/([.$C$6]-[.$C$5])" office:value-type="float" office:value="0.185606060606061" calcext:value-type="float">
            <text:p>0,186</text:p>
          </table:table-cell>
          <table:table-cell table:style-name="ce86" table:formula="of:=EXP([.C170])/(2-EXP([.C170]))" office:value-type="float" office:value="1.51239832282652" calcext:value-type="float">
            <text:p>1,51</text:p>
          </table:table-cell>
          <table:table-cell table:style-name="ce86"/>
          <table:table-cell table:style-name="ce88"/>
          <table:table-cell table:style-name="ce88" table:formula="of:=IF([.C170]&lt;0.242;EXP([.C170])/(2-EXP([.C170]));IF([.C170]&lt;0.5;7*[.C170];IF([.C170]&gt;=0.5;LOG(2*[.C170])+7*0.5;&quot;error&quot;)))" office:value-type="float" office:value="1.51239832282652" calcext:value-type="float">
            <text:p>1,512</text:p>
          </table:table-cell>
          <table:table-cell table:formula="of:=IF([.C170]&lt;0.242;&quot;exp&quot;;IF([.C170]&lt;0.5;&quot;geo&quot;;IF([.C17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table:style-name="ce88" table:formula="of:=([.B171]-[.$C$5])/([.$C$6]-[.$C$5])" office:value-type="float" office:value="0.186868686868687" calcext:value-type="float">
            <text:p>0,187</text:p>
          </table:table-cell>
          <table:table-cell table:style-name="ce86" table:formula="of:=EXP([.C171])/(2-EXP([.C171]))" office:value-type="float" office:value="1.51720820401397" calcext:value-type="float">
            <text:p>1,52</text:p>
          </table:table-cell>
          <table:table-cell table:style-name="ce86"/>
          <table:table-cell table:style-name="ce88"/>
          <table:table-cell table:style-name="ce88" table:formula="of:=IF([.C171]&lt;0.242;EXP([.C171])/(2-EXP([.C171]));IF([.C171]&lt;0.5;7*[.C171];IF([.C171]&gt;=0.5;LOG(2*[.C171])+7*0.5;&quot;error&quot;)))" office:value-type="float" office:value="1.51720820401397" calcext:value-type="float">
            <text:p>1,517</text:p>
          </table:table-cell>
          <table:table-cell table:formula="of:=IF([.C171]&lt;0.242;&quot;exp&quot;;IF([.C171]&lt;0.5;&quot;geo&quot;;IF([.C17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7" calcext:value-type="float">
            <text:p>1,57</text:p>
          </table:table-cell>
          <table:table-cell table:style-name="ce88" table:formula="of:=([.B172]-[.$C$5])/([.$C$6]-[.$C$5])" office:value-type="float" office:value="0.188131313131313" calcext:value-type="float">
            <text:p>0,188</text:p>
          </table:table-cell>
          <table:table-cell table:style-name="ce86" table:formula="of:=EXP([.C172])/(2-EXP([.C172]))" office:value-type="float" office:value="1.52204264910483" calcext:value-type="float">
            <text:p>1,52</text:p>
          </table:table-cell>
          <table:table-cell table:style-name="ce86"/>
          <table:table-cell table:style-name="ce88"/>
          <table:table-cell table:style-name="ce88" table:formula="of:=IF([.C172]&lt;0.242;EXP([.C172])/(2-EXP([.C172]));IF([.C172]&lt;0.5;7*[.C172];IF([.C172]&gt;=0.5;LOG(2*[.C172])+7*0.5;&quot;error&quot;)))" office:value-type="float" office:value="1.52204264910483" calcext:value-type="float">
            <text:p>1,522</text:p>
          </table:table-cell>
          <table:table-cell table:formula="of:=IF([.C172]&lt;0.242;&quot;exp&quot;;IF([.C172]&lt;0.5;&quot;geo&quot;;IF([.C17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8" calcext:value-type="float">
            <text:p>1,58</text:p>
          </table:table-cell>
          <table:table-cell table:style-name="ce88" table:formula="of:=([.B173]-[.$C$5])/([.$C$6]-[.$C$5])" office:value-type="float" office:value="0.189393939393939" calcext:value-type="float">
            <text:p>0,189</text:p>
          </table:table-cell>
          <table:table-cell table:style-name="ce86" table:formula="of:=EXP([.C173])/(2-EXP([.C173]))" office:value-type="float" office:value="1.52690184286815" calcext:value-type="float">
            <text:p>1,53</text:p>
          </table:table-cell>
          <table:table-cell table:style-name="ce86"/>
          <table:table-cell table:style-name="ce88"/>
          <table:table-cell table:style-name="ce88" table:formula="of:=IF([.C173]&lt;0.242;EXP([.C173])/(2-EXP([.C173]));IF([.C173]&lt;0.5;7*[.C173];IF([.C173]&gt;=0.5;LOG(2*[.C173])+7*0.5;&quot;error&quot;)))" office:value-type="float" office:value="1.52690184286815" calcext:value-type="float">
            <text:p>1,527</text:p>
          </table:table-cell>
          <table:table-cell table:formula="of:=IF([.C173]&lt;0.242;&quot;exp&quot;;IF([.C173]&lt;0.5;&quot;geo&quot;;IF([.C17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9" calcext:value-type="float">
            <text:p>1,59</text:p>
          </table:table-cell>
          <table:table-cell table:style-name="ce88" table:formula="of:=([.B174]-[.$C$5])/([.$C$6]-[.$C$5])" office:value-type="float" office:value="0.190656565656566" calcext:value-type="float">
            <text:p>0,191</text:p>
          </table:table-cell>
          <table:table-cell table:style-name="ce86" table:formula="of:=EXP([.C174])/(2-EXP([.C174]))" office:value-type="float" office:value="1.53178597192992" calcext:value-type="float">
            <text:p>1,53</text:p>
          </table:table-cell>
          <table:table-cell table:style-name="ce86"/>
          <table:table-cell table:style-name="ce88"/>
          <table:table-cell table:style-name="ce88" table:formula="of:=IF([.C174]&lt;0.242;EXP([.C174])/(2-EXP([.C174]));IF([.C174]&lt;0.5;7*[.C174];IF([.C174]&gt;=0.5;LOG(2*[.C174])+7*0.5;&quot;error&quot;)))" office:value-type="float" office:value="1.53178597192992" calcext:value-type="float">
            <text:p>1,532</text:p>
          </table:table-cell>
          <table:table-cell table:formula="of:=IF([.C174]&lt;0.242;&quot;exp&quot;;IF([.C174]&lt;0.5;&quot;geo&quot;;IF([.C17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" calcext:value-type="float">
            <text:p>1,6</text:p>
          </table:table-cell>
          <table:table-cell table:style-name="ce88" table:formula="of:=([.B175]-[.$C$5])/([.$C$6]-[.$C$5])" office:value-type="float" office:value="0.191919191919192" calcext:value-type="float">
            <text:p>0,192</text:p>
          </table:table-cell>
          <table:table-cell table:style-name="ce86" table:formula="of:=EXP([.C175])/(2-EXP([.C175]))" office:value-type="float" office:value="1.53669522479645" calcext:value-type="float">
            <text:p>1,54</text:p>
          </table:table-cell>
          <table:table-cell table:style-name="ce86"/>
          <table:table-cell table:style-name="ce88"/>
          <table:table-cell table:style-name="ce88" table:formula="of:=IF([.C175]&lt;0.242;EXP([.C175])/(2-EXP([.C175]));IF([.C175]&lt;0.5;7*[.C175];IF([.C175]&gt;=0.5;LOG(2*[.C175])+7*0.5;&quot;error&quot;)))" office:value-type="float" office:value="1.53669522479645" calcext:value-type="float">
            <text:p>1,537</text:p>
          </table:table-cell>
          <table:table-cell table:formula="of:=IF([.C175]&lt;0.242;&quot;exp&quot;;IF([.C175]&lt;0.5;&quot;geo&quot;;IF([.C17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1" calcext:value-type="float">
            <text:p>1,61</text:p>
          </table:table-cell>
          <table:table-cell table:style-name="ce88" table:formula="of:=([.B176]-[.$C$5])/([.$C$6]-[.$C$5])" office:value-type="float" office:value="0.193181818181818" calcext:value-type="float">
            <text:p>0,193</text:p>
          </table:table-cell>
          <table:table-cell table:style-name="ce86" table:formula="of:=EXP([.C176])/(2-EXP([.C176]))" office:value-type="float" office:value="1.54162979187815" calcext:value-type="float">
            <text:p>1,54</text:p>
          </table:table-cell>
          <table:table-cell table:style-name="ce86"/>
          <table:table-cell table:style-name="ce88"/>
          <table:table-cell table:style-name="ce88" table:formula="of:=IF([.C176]&lt;0.242;EXP([.C176])/(2-EXP([.C176]));IF([.C176]&lt;0.5;7*[.C176];IF([.C176]&gt;=0.5;LOG(2*[.C176])+7*0.5;&quot;error&quot;)))" office:value-type="float" office:value="1.54162979187815" calcext:value-type="float">
            <text:p>1,542</text:p>
          </table:table-cell>
          <table:table-cell table:formula="of:=IF([.C176]&lt;0.242;&quot;exp&quot;;IF([.C176]&lt;0.5;&quot;geo&quot;;IF([.C17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2" calcext:value-type="float">
            <text:p>1,62</text:p>
          </table:table-cell>
          <table:table-cell table:style-name="ce88" table:formula="of:=([.B177]-[.$C$5])/([.$C$6]-[.$C$5])" office:value-type="float" office:value="0.194444444444444" calcext:value-type="float">
            <text:p>0,194</text:p>
          </table:table-cell>
          <table:table-cell table:style-name="ce86" table:formula="of:=EXP([.C177])/(2-EXP([.C177]))" office:value-type="float" office:value="1.54658986551363" calcext:value-type="float">
            <text:p>1,55</text:p>
          </table:table-cell>
          <table:table-cell table:style-name="ce86"/>
          <table:table-cell table:style-name="ce88"/>
          <table:table-cell table:style-name="ce88" table:formula="of:=IF([.C177]&lt;0.242;EXP([.C177])/(2-EXP([.C177]));IF([.C177]&lt;0.5;7*[.C177];IF([.C177]&gt;=0.5;LOG(2*[.C177])+7*0.5;&quot;error&quot;)))" office:value-type="float" office:value="1.54658986551363" calcext:value-type="float">
            <text:p>1,547</text:p>
          </table:table-cell>
          <table:table-cell table:formula="of:=IF([.C177]&lt;0.242;&quot;exp&quot;;IF([.C177]&lt;0.5;&quot;geo&quot;;IF([.C17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3" calcext:value-type="float">
            <text:p>1,63</text:p>
          </table:table-cell>
          <table:table-cell table:style-name="ce88" table:formula="of:=([.B178]-[.$C$5])/([.$C$6]-[.$C$5])" office:value-type="float" office:value="0.195707070707071" calcext:value-type="float">
            <text:p>0,196</text:p>
          </table:table-cell>
          <table:table-cell table:style-name="ce86" table:formula="of:=EXP([.C178])/(2-EXP([.C178]))" office:value-type="float" office:value="1.55157563999412" calcext:value-type="float">
            <text:p>1,55</text:p>
          </table:table-cell>
          <table:table-cell table:style-name="ce86"/>
          <table:table-cell table:style-name="ce88"/>
          <table:table-cell table:style-name="ce88" table:formula="of:=IF([.C178]&lt;0.242;EXP([.C178])/(2-EXP([.C178]));IF([.C178]&lt;0.5;7*[.C178];IF([.C178]&gt;=0.5;LOG(2*[.C178])+7*0.5;&quot;error&quot;)))" office:value-type="float" office:value="1.55157563999412" calcext:value-type="float">
            <text:p>1,552</text:p>
          </table:table-cell>
          <table:table-cell table:formula="of:=IF([.C178]&lt;0.242;&quot;exp&quot;;IF([.C178]&lt;0.5;&quot;geo&quot;;IF([.C17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4" calcext:value-type="float">
            <text:p>1,64</text:p>
          </table:table-cell>
          <table:table-cell table:style-name="ce88" table:formula="of:=([.B179]-[.$C$5])/([.$C$6]-[.$C$5])" office:value-type="float" office:value="0.196969696969697" calcext:value-type="float">
            <text:p>0,197</text:p>
          </table:table-cell>
          <table:table-cell table:style-name="ce86" table:formula="of:=EXP([.C179])/(2-EXP([.C179]))" office:value-type="float" office:value="1.55658731158838" calcext:value-type="float">
            <text:p>1,56</text:p>
          </table:table-cell>
          <table:table-cell table:style-name="ce86"/>
          <table:table-cell table:style-name="ce88"/>
          <table:table-cell table:style-name="ce88" table:formula="of:=IF([.C179]&lt;0.242;EXP([.C179])/(2-EXP([.C179]));IF([.C179]&lt;0.5;7*[.C179];IF([.C179]&gt;=0.5;LOG(2*[.C179])+7*0.5;&quot;error&quot;)))" office:value-type="float" office:value="1.55658731158838" calcext:value-type="float">
            <text:p>1,557</text:p>
          </table:table-cell>
          <table:table-cell table:formula="of:=IF([.C179]&lt;0.242;&quot;exp&quot;;IF([.C179]&lt;0.5;&quot;geo&quot;;IF([.C17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5" calcext:value-type="float">
            <text:p>1,65</text:p>
          </table:table-cell>
          <table:table-cell table:style-name="ce88" table:formula="of:=([.B180]-[.$C$5])/([.$C$6]-[.$C$5])" office:value-type="float" office:value="0.198232323232323" calcext:value-type="float">
            <text:p>0,198</text:p>
          </table:table-cell>
          <table:table-cell table:style-name="ce86" table:formula="of:=EXP([.C180])/(2-EXP([.C180]))" office:value-type="float" office:value="1.56162507856788" calcext:value-type="float">
            <text:p>1,56</text:p>
          </table:table-cell>
          <table:table-cell table:style-name="ce86"/>
          <table:table-cell table:style-name="ce88"/>
          <table:table-cell table:style-name="ce88" table:formula="of:=IF([.C180]&lt;0.242;EXP([.C180])/(2-EXP([.C180]));IF([.C180]&lt;0.5;7*[.C180];IF([.C180]&gt;=0.5;LOG(2*[.C180])+7*0.5;&quot;error&quot;)))" office:value-type="float" office:value="1.56162507856788" calcext:value-type="float">
            <text:p>1,562</text:p>
          </table:table-cell>
          <table:table-cell table:formula="of:=IF([.C180]&lt;0.242;&quot;exp&quot;;IF([.C180]&lt;0.5;&quot;geo&quot;;IF([.C18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6" calcext:value-type="float">
            <text:p>1,66</text:p>
          </table:table-cell>
          <table:table-cell table:style-name="ce88" table:formula="of:=([.B181]-[.$C$5])/([.$C$6]-[.$C$5])" office:value-type="float" office:value="0.19949494949495" calcext:value-type="float">
            <text:p>0,199</text:p>
          </table:table-cell>
          <table:table-cell table:style-name="ce86" table:formula="of:=EXP([.C181])/(2-EXP([.C181]))" office:value-type="float" office:value="1.56668914123244" calcext:value-type="float">
            <text:p>1,57</text:p>
          </table:table-cell>
          <table:table-cell table:style-name="ce86"/>
          <table:table-cell table:style-name="ce88"/>
          <table:table-cell table:style-name="ce88" table:formula="of:=IF([.C181]&lt;0.242;EXP([.C181])/(2-EXP([.C181]));IF([.C181]&lt;0.5;7*[.C181];IF([.C181]&gt;=0.5;LOG(2*[.C181])+7*0.5;&quot;error&quot;)))" office:value-type="float" office:value="1.56668914123244" calcext:value-type="float">
            <text:p>1,567</text:p>
          </table:table-cell>
          <table:table-cell table:formula="of:=IF([.C181]&lt;0.242;&quot;exp&quot;;IF([.C181]&lt;0.5;&quot;geo&quot;;IF([.C18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table:style-name="ce88" table:formula="of:=([.B182]-[.$C$5])/([.$C$6]-[.$C$5])" office:value-type="float" office:value="0.200757575757576" calcext:value-type="float">
            <text:p>0,201</text:p>
          </table:table-cell>
          <table:table-cell table:style-name="ce86" table:formula="of:=EXP([.C182])/(2-EXP([.C182]))" office:value-type="float" office:value="1.57177970193622" calcext:value-type="float">
            <text:p>1,57</text:p>
          </table:table-cell>
          <table:table-cell table:style-name="ce86"/>
          <table:table-cell table:style-name="ce88"/>
          <table:table-cell table:style-name="ce88" table:formula="of:=IF([.C182]&lt;0.242;EXP([.C182])/(2-EXP([.C182]));IF([.C182]&lt;0.5;7*[.C182];IF([.C182]&gt;=0.5;LOG(2*[.C182])+7*0.5;&quot;error&quot;)))" office:value-type="float" office:value="1.57177970193622" calcext:value-type="float">
            <text:p>1,572</text:p>
          </table:table-cell>
          <table:table-cell table:formula="of:=IF([.C182]&lt;0.242;&quot;exp&quot;;IF([.C182]&lt;0.5;&quot;geo&quot;;IF([.C18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8" calcext:value-type="float">
            <text:p>1,68</text:p>
          </table:table-cell>
          <table:table-cell table:style-name="ce88" table:formula="of:=([.B183]-[.$C$5])/([.$C$6]-[.$C$5])" office:value-type="float" office:value="0.202020202020202" calcext:value-type="float">
            <text:p>0,202</text:p>
          </table:table-cell>
          <table:table-cell table:style-name="ce86" table:formula="of:=EXP([.C183])/(2-EXP([.C183]))" office:value-type="float" office:value="1.57689696511413" calcext:value-type="float">
            <text:p>1,58</text:p>
          </table:table-cell>
          <table:table-cell table:style-name="ce86"/>
          <table:table-cell table:style-name="ce88"/>
          <table:table-cell table:style-name="ce88" table:formula="of:=IF([.C183]&lt;0.242;EXP([.C183])/(2-EXP([.C183]));IF([.C183]&lt;0.5;7*[.C183];IF([.C183]&gt;=0.5;LOG(2*[.C183])+7*0.5;&quot;error&quot;)))" office:value-type="float" office:value="1.57689696511413" calcext:value-type="float">
            <text:p>1,577</text:p>
          </table:table-cell>
          <table:table-cell table:formula="of:=IF([.C183]&lt;0.242;&quot;exp&quot;;IF([.C183]&lt;0.5;&quot;geo&quot;;IF([.C18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9" calcext:value-type="float">
            <text:p>1,69</text:p>
          </table:table-cell>
          <table:table-cell table:style-name="ce88" table:formula="of:=([.B184]-[.$C$5])/([.$C$6]-[.$C$5])" office:value-type="float" office:value="0.203282828282828" calcext:value-type="float">
            <text:p>0,203</text:p>
          </table:table-cell>
          <table:table-cell table:style-name="ce86" table:formula="of:=EXP([.C184])/(2-EXP([.C184]))" office:value-type="float" office:value="1.58204113730865" calcext:value-type="float">
            <text:p>1,58</text:p>
          </table:table-cell>
          <table:table-cell table:style-name="ce86"/>
          <table:table-cell table:style-name="ce88"/>
          <table:table-cell table:style-name="ce88" table:formula="of:=IF([.C184]&lt;0.242;EXP([.C184])/(2-EXP([.C184]));IF([.C184]&lt;0.5;7*[.C184];IF([.C184]&gt;=0.5;LOG(2*[.C184])+7*0.5;&quot;error&quot;)))" office:value-type="float" office:value="1.58204113730865" calcext:value-type="float">
            <text:p>1,582</text:p>
          </table:table-cell>
          <table:table-cell table:formula="of:=IF([.C184]&lt;0.242;&quot;exp&quot;;IF([.C184]&lt;0.5;&quot;geo&quot;;IF([.C18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table:style-name="ce88" table:formula="of:=([.B185]-[.$C$5])/([.$C$6]-[.$C$5])" office:value-type="float" office:value="0.204545454545455" calcext:value-type="float">
            <text:p>0,205</text:p>
          </table:table-cell>
          <table:table-cell table:style-name="ce86" table:formula="of:=EXP([.C185])/(2-EXP([.C185]))" office:value-type="float" office:value="1.58721242719704" calcext:value-type="float">
            <text:p>1,59</text:p>
          </table:table-cell>
          <table:table-cell table:style-name="ce86"/>
          <table:table-cell table:style-name="ce88"/>
          <table:table-cell table:style-name="ce88" table:formula="of:=IF([.C185]&lt;0.242;EXP([.C185])/(2-EXP([.C185]));IF([.C185]&lt;0.5;7*[.C185];IF([.C185]&gt;=0.5;LOG(2*[.C185])+7*0.5;&quot;error&quot;)))" office:value-type="float" office:value="1.58721242719704" calcext:value-type="float">
            <text:p>1,587</text:p>
          </table:table-cell>
          <table:table-cell table:formula="of:=IF([.C185]&lt;0.242;&quot;exp&quot;;IF([.C185]&lt;0.5;&quot;geo&quot;;IF([.C18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1" calcext:value-type="float">
            <text:p>1,71</text:p>
          </table:table-cell>
          <table:table-cell table:style-name="ce88" table:formula="of:=([.B186]-[.$C$5])/([.$C$6]-[.$C$5])" office:value-type="float" office:value="0.205808080808081" calcext:value-type="float">
            <text:p>0,206</text:p>
          </table:table-cell>
          <table:table-cell table:style-name="ce86" table:formula="of:=EXP([.C186])/(2-EXP([.C186]))" office:value-type="float" office:value="1.59241104561905" calcext:value-type="float">
            <text:p>1,59</text:p>
          </table:table-cell>
          <table:table-cell table:style-name="ce86"/>
          <table:table-cell table:style-name="ce88"/>
          <table:table-cell table:style-name="ce88" table:formula="of:=IF([.C186]&lt;0.242;EXP([.C186])/(2-EXP([.C186]));IF([.C186]&lt;0.5;7*[.C186];IF([.C186]&gt;=0.5;LOG(2*[.C186])+7*0.5;&quot;error&quot;)))" office:value-type="float" office:value="1.59241104561905" calcext:value-type="float">
            <text:p>1,592</text:p>
          </table:table-cell>
          <table:table-cell table:formula="of:=IF([.C186]&lt;0.242;&quot;exp&quot;;IF([.C186]&lt;0.5;&quot;geo&quot;;IF([.C18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2" calcext:value-type="float">
            <text:p>1,72</text:p>
          </table:table-cell>
          <table:table-cell table:style-name="ce88" table:formula="of:=([.B187]-[.$C$5])/([.$C$6]-[.$C$5])" office:value-type="float" office:value="0.207070707070707" calcext:value-type="float">
            <text:p>0,207</text:p>
          </table:table-cell>
          <table:table-cell table:style-name="ce86" table:formula="of:=EXP([.C187])/(2-EXP([.C187]))" office:value-type="float" office:value="1.59763720560493" calcext:value-type="float">
            <text:p>1,60</text:p>
          </table:table-cell>
          <table:table-cell table:style-name="ce86"/>
          <table:table-cell table:style-name="ce88"/>
          <table:table-cell table:style-name="ce88" table:formula="of:=IF([.C187]&lt;0.242;EXP([.C187])/(2-EXP([.C187]));IF([.C187]&lt;0.5;7*[.C187];IF([.C187]&gt;=0.5;LOG(2*[.C187])+7*0.5;&quot;error&quot;)))" office:value-type="float" office:value="1.59763720560493" calcext:value-type="float">
            <text:p>1,598</text:p>
          </table:table-cell>
          <table:table-cell table:formula="of:=IF([.C187]&lt;0.242;&quot;exp&quot;;IF([.C187]&lt;0.5;&quot;geo&quot;;IF([.C18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3" calcext:value-type="float">
            <text:p>1,73</text:p>
          </table:table-cell>
          <table:table-cell table:style-name="ce88" table:formula="of:=([.B188]-[.$C$5])/([.$C$6]-[.$C$5])" office:value-type="float" office:value="0.208333333333333" calcext:value-type="float">
            <text:p>0,208</text:p>
          </table:table-cell>
          <table:table-cell table:style-name="ce86" table:formula="of:=EXP([.C188])/(2-EXP([.C188]))" office:value-type="float" office:value="1.60289112240402" calcext:value-type="float">
            <text:p>1,60</text:p>
          </table:table-cell>
          <table:table-cell table:style-name="ce86"/>
          <table:table-cell table:style-name="ce88"/>
          <table:table-cell table:style-name="ce88" table:formula="of:=IF([.C188]&lt;0.242;EXP([.C188])/(2-EXP([.C188]));IF([.C188]&lt;0.5;7*[.C188];IF([.C188]&gt;=0.5;LOG(2*[.C188])+7*0.5;&quot;error&quot;)))" office:value-type="float" office:value="1.60289112240402" calcext:value-type="float">
            <text:p>1,603</text:p>
          </table:table-cell>
          <table:table-cell table:formula="of:=IF([.C188]&lt;0.242;&quot;exp&quot;;IF([.C188]&lt;0.5;&quot;geo&quot;;IF([.C18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4" calcext:value-type="float">
            <text:p>1,74</text:p>
          </table:table-cell>
          <table:table-cell table:style-name="ce88" table:formula="of:=([.B189]-[.$C$5])/([.$C$6]-[.$C$5])" office:value-type="float" office:value="0.20959595959596" calcext:value-type="float">
            <text:p>0,210</text:p>
          </table:table-cell>
          <table:table-cell table:style-name="ce86" table:formula="of:=EXP([.C189])/(2-EXP([.C189]))" office:value-type="float" office:value="1.60817301351369" calcext:value-type="float">
            <text:p>1,61</text:p>
          </table:table-cell>
          <table:table-cell table:style-name="ce86"/>
          <table:table-cell table:style-name="ce88"/>
          <table:table-cell table:style-name="ce88" table:formula="of:=IF([.C189]&lt;0.242;EXP([.C189])/(2-EXP([.C189]));IF([.C189]&lt;0.5;7*[.C189];IF([.C189]&gt;=0.5;LOG(2*[.C189])+7*0.5;&quot;error&quot;)))" office:value-type="float" office:value="1.60817301351369" calcext:value-type="float">
            <text:p>1,608</text:p>
          </table:table-cell>
          <table:table-cell table:formula="of:=IF([.C189]&lt;0.242;&quot;exp&quot;;IF([.C189]&lt;0.5;&quot;geo&quot;;IF([.C18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5" calcext:value-type="float">
            <text:p>1,75</text:p>
          </table:table-cell>
          <table:table-cell table:style-name="ce88" table:formula="of:=([.B190]-[.$C$5])/([.$C$6]-[.$C$5])" office:value-type="float" office:value="0.210858585858586" calcext:value-type="float">
            <text:p>0,211</text:p>
          </table:table-cell>
          <table:table-cell table:style-name="ce86" table:formula="of:=EXP([.C190])/(2-EXP([.C190]))" office:value-type="float" office:value="1.61348309870875" calcext:value-type="float">
            <text:p>1,61</text:p>
          </table:table-cell>
          <table:table-cell table:style-name="ce86"/>
          <table:table-cell table:style-name="ce88"/>
          <table:table-cell table:style-name="ce88" table:formula="of:=IF([.C190]&lt;0.242;EXP([.C190])/(2-EXP([.C190]));IF([.C190]&lt;0.5;7*[.C190];IF([.C190]&gt;=0.5;LOG(2*[.C190])+7*0.5;&quot;error&quot;)))" office:value-type="float" office:value="1.61348309870875" calcext:value-type="float">
            <text:p>1,613</text:p>
          </table:table-cell>
          <table:table-cell table:formula="of:=IF([.C190]&lt;0.242;&quot;exp&quot;;IF([.C190]&lt;0.5;&quot;geo&quot;;IF([.C19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6" calcext:value-type="float">
            <text:p>1,76</text:p>
          </table:table-cell>
          <table:table-cell table:style-name="ce88" table:formula="of:=([.B191]-[.$C$5])/([.$C$6]-[.$C$5])" office:value-type="float" office:value="0.212121212121212" calcext:value-type="float">
            <text:p>0,212</text:p>
          </table:table-cell>
          <table:table-cell table:style-name="ce86" table:formula="of:=EXP([.C191])/(2-EXP([.C191]))" office:value-type="float" office:value="1.6188216000714" calcext:value-type="float">
            <text:p>1,62</text:p>
          </table:table-cell>
          <table:table-cell table:style-name="ce86"/>
          <table:table-cell table:style-name="ce88"/>
          <table:table-cell table:style-name="ce88" table:formula="of:=IF([.C191]&lt;0.242;EXP([.C191])/(2-EXP([.C191]));IF([.C191]&lt;0.5;7*[.C191];IF([.C191]&gt;=0.5;LOG(2*[.C191])+7*0.5;&quot;error&quot;)))" office:value-type="float" office:value="1.6188216000714" calcext:value-type="float">
            <text:p>1,619</text:p>
          </table:table-cell>
          <table:table-cell table:formula="of:=IF([.C191]&lt;0.242;&quot;exp&quot;;IF([.C191]&lt;0.5;&quot;geo&quot;;IF([.C19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7" calcext:value-type="float">
            <text:p>1,77</text:p>
          </table:table-cell>
          <table:table-cell table:style-name="ce88" table:formula="of:=([.B192]-[.$C$5])/([.$C$6]-[.$C$5])" office:value-type="float" office:value="0.213383838383838" calcext:value-type="float">
            <text:p>0,213</text:p>
          </table:table-cell>
          <table:table-cell table:style-name="ce86" table:formula="of:=EXP([.C192])/(2-EXP([.C192]))" office:value-type="float" office:value="1.62418874202153" calcext:value-type="float">
            <text:p>1,62</text:p>
          </table:table-cell>
          <table:table-cell table:style-name="ce86"/>
          <table:table-cell table:style-name="ce88"/>
          <table:table-cell table:style-name="ce88" table:formula="of:=IF([.C192]&lt;0.242;EXP([.C192])/(2-EXP([.C192]));IF([.C192]&lt;0.5;7*[.C192];IF([.C192]&gt;=0.5;LOG(2*[.C192])+7*0.5;&quot;error&quot;)))" office:value-type="float" office:value="1.62418874202153" calcext:value-type="float">
            <text:p>1,624</text:p>
          </table:table-cell>
          <table:table-cell table:formula="of:=IF([.C192]&lt;0.242;&quot;exp&quot;;IF([.C192]&lt;0.5;&quot;geo&quot;;IF([.C19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8" calcext:value-type="float">
            <text:p>1,78</text:p>
          </table:table-cell>
          <table:table-cell table:style-name="ce88" table:formula="of:=([.B193]-[.$C$5])/([.$C$6]-[.$C$5])" office:value-type="float" office:value="0.214646464646465" calcext:value-type="float">
            <text:p>0,215</text:p>
          </table:table-cell>
          <table:table-cell table:style-name="ce86" table:formula="of:=EXP([.C193])/(2-EXP([.C193]))" office:value-type="float" office:value="1.62958475134758" calcext:value-type="float">
            <text:p>1,63</text:p>
          </table:table-cell>
          <table:table-cell table:style-name="ce86"/>
          <table:table-cell table:style-name="ce88"/>
          <table:table-cell table:style-name="ce88" table:formula="of:=IF([.C193]&lt;0.242;EXP([.C193])/(2-EXP([.C193]));IF([.C193]&lt;0.5;7*[.C193];IF([.C193]&gt;=0.5;LOG(2*[.C193])+7*0.5;&quot;error&quot;)))" office:value-type="float" office:value="1.62958475134758" calcext:value-type="float">
            <text:p>1,630</text:p>
          </table:table-cell>
          <table:table-cell table:formula="of:=IF([.C193]&lt;0.242;&quot;exp&quot;;IF([.C193]&lt;0.5;&quot;geo&quot;;IF([.C19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79" calcext:value-type="float">
            <text:p>1,79</text:p>
          </table:table-cell>
          <table:table-cell table:style-name="ce88" table:formula="of:=([.B194]-[.$C$5])/([.$C$6]-[.$C$5])" office:value-type="float" office:value="0.215909090909091" calcext:value-type="float">
            <text:p>0,216</text:p>
          </table:table-cell>
          <table:table-cell table:style-name="ce86" table:formula="of:=EXP([.C194])/(2-EXP([.C194]))" office:value-type="float" office:value="1.63500985723789" calcext:value-type="float">
            <text:p>1,64</text:p>
          </table:table-cell>
          <table:table-cell table:style-name="ce86"/>
          <table:table-cell table:style-name="ce88"/>
          <table:table-cell table:style-name="ce88" table:formula="of:=IF([.C194]&lt;0.242;EXP([.C194])/(2-EXP([.C194]));IF([.C194]&lt;0.5;7*[.C194];IF([.C194]&gt;=0.5;LOG(2*[.C194])+7*0.5;&quot;error&quot;)))" office:value-type="float" office:value="1.63500985723789" calcext:value-type="float">
            <text:p>1,635</text:p>
          </table:table-cell>
          <table:table-cell table:formula="of:=IF([.C194]&lt;0.242;&quot;exp&quot;;IF([.C194]&lt;0.5;&quot;geo&quot;;IF([.C19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table:style-name="ce88" table:formula="of:=([.B195]-[.$C$5])/([.$C$6]-[.$C$5])" office:value-type="float" office:value="0.217171717171717" calcext:value-type="float">
            <text:p>0,217</text:p>
          </table:table-cell>
          <table:table-cell table:style-name="ce86" table:formula="of:=EXP([.C195])/(2-EXP([.C195]))" office:value-type="float" office:value="1.64046429131252" calcext:value-type="float">
            <text:p>1,64</text:p>
          </table:table-cell>
          <table:table-cell table:style-name="ce86"/>
          <table:table-cell table:style-name="ce88"/>
          <table:table-cell table:style-name="ce88" table:formula="of:=IF([.C195]&lt;0.242;EXP([.C195])/(2-EXP([.C195]));IF([.C195]&lt;0.5;7*[.C195];IF([.C195]&gt;=0.5;LOG(2*[.C195])+7*0.5;&quot;error&quot;)))" office:value-type="float" office:value="1.64046429131252" calcext:value-type="float">
            <text:p>1,640</text:p>
          </table:table-cell>
          <table:table-cell table:formula="of:=IF([.C195]&lt;0.242;&quot;exp&quot;;IF([.C195]&lt;0.5;&quot;geo&quot;;IF([.C19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1" calcext:value-type="float">
            <text:p>1,81</text:p>
          </table:table-cell>
          <table:table-cell table:style-name="ce88" table:formula="of:=([.B196]-[.$C$5])/([.$C$6]-[.$C$5])" office:value-type="float" office:value="0.218434343434343" calcext:value-type="float">
            <text:p>0,218</text:p>
          </table:table-cell>
          <table:table-cell table:style-name="ce86" table:formula="of:=EXP([.C196])/(2-EXP([.C196]))" office:value-type="float" office:value="1.64594828765559" calcext:value-type="float">
            <text:p>1,65</text:p>
          </table:table-cell>
          <table:table-cell table:style-name="ce86"/>
          <table:table-cell table:style-name="ce88"/>
          <table:table-cell table:style-name="ce88" table:formula="of:=IF([.C196]&lt;0.242;EXP([.C196])/(2-EXP([.C196]));IF([.C196]&lt;0.5;7*[.C196];IF([.C196]&gt;=0.5;LOG(2*[.C196])+7*0.5;&quot;error&quot;)))" office:value-type="float" office:value="1.64594828765559" calcext:value-type="float">
            <text:p>1,646</text:p>
          </table:table-cell>
          <table:table-cell table:formula="of:=IF([.C196]&lt;0.242;&quot;exp&quot;;IF([.C196]&lt;0.5;&quot;geo&quot;;IF([.C19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2" calcext:value-type="float">
            <text:p>1,82</text:p>
          </table:table-cell>
          <table:table-cell table:style-name="ce88" table:formula="of:=([.B197]-[.$C$5])/([.$C$6]-[.$C$5])" office:value-type="float" office:value="0.21969696969697" calcext:value-type="float">
            <text:p>0,220</text:p>
          </table:table-cell>
          <table:table-cell table:style-name="ce86" table:formula="of:=EXP([.C197])/(2-EXP([.C197]))" office:value-type="float" office:value="1.65146208284813" calcext:value-type="float">
            <text:p>1,65</text:p>
          </table:table-cell>
          <table:table-cell table:style-name="ce86"/>
          <table:table-cell table:style-name="ce88"/>
          <table:table-cell table:style-name="ce88" table:formula="of:=IF([.C197]&lt;0.242;EXP([.C197])/(2-EXP([.C197]));IF([.C197]&lt;0.5;7*[.C197];IF([.C197]&gt;=0.5;LOG(2*[.C197])+7*0.5;&quot;error&quot;)))" office:value-type="float" office:value="1.65146208284813" calcext:value-type="float">
            <text:p>1,651</text:p>
          </table:table-cell>
          <table:table-cell table:formula="of:=IF([.C197]&lt;0.242;&quot;exp&quot;;IF([.C197]&lt;0.5;&quot;geo&quot;;IF([.C19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3" calcext:value-type="float">
            <text:p>1,83</text:p>
          </table:table-cell>
          <table:table-cell table:style-name="ce88" table:formula="of:=([.B198]-[.$C$5])/([.$C$6]-[.$C$5])" office:value-type="float" office:value="0.220959595959596" calcext:value-type="float">
            <text:p>0,221</text:p>
          </table:table-cell>
          <table:table-cell table:style-name="ce86" table:formula="of:=EXP([.C198])/(2-EXP([.C198]))" office:value-type="float" office:value="1.65700591600146" calcext:value-type="float">
            <text:p>1,66</text:p>
          </table:table-cell>
          <table:table-cell table:style-name="ce86"/>
          <table:table-cell table:style-name="ce88"/>
          <table:table-cell table:style-name="ce88" table:formula="of:=IF([.C198]&lt;0.242;EXP([.C198])/(2-EXP([.C198]));IF([.C198]&lt;0.5;7*[.C198];IF([.C198]&gt;=0.5;LOG(2*[.C198])+7*0.5;&quot;error&quot;)))" office:value-type="float" office:value="1.65700591600146" calcext:value-type="float">
            <text:p>1,657</text:p>
          </table:table-cell>
          <table:table-cell table:formula="of:=IF([.C198]&lt;0.242;&quot;exp&quot;;IF([.C198]&lt;0.5;&quot;geo&quot;;IF([.C19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4" calcext:value-type="float">
            <text:p>1,84</text:p>
          </table:table-cell>
          <table:table-cell table:style-name="ce88" table:formula="of:=([.B199]-[.$C$5])/([.$C$6]-[.$C$5])" office:value-type="float" office:value="0.222222222222222" calcext:value-type="float">
            <text:p>0,222</text:p>
          </table:table-cell>
          <table:table-cell table:style-name="ce86" table:formula="of:=EXP([.C199])/(2-EXP([.C199]))" office:value-type="float" office:value="1.66258002879114" calcext:value-type="float">
            <text:p>1,66</text:p>
          </table:table-cell>
          <table:table-cell table:style-name="ce86"/>
          <table:table-cell table:style-name="ce88"/>
          <table:table-cell table:style-name="ce88" table:formula="of:=IF([.C199]&lt;0.242;EXP([.C199])/(2-EXP([.C199]));IF([.C199]&lt;0.5;7*[.C199];IF([.C199]&gt;=0.5;LOG(2*[.C199])+7*0.5;&quot;error&quot;)))" office:value-type="float" office:value="1.66258002879114" calcext:value-type="float">
            <text:p>1,663</text:p>
          </table:table-cell>
          <table:table-cell table:formula="of:=IF([.C199]&lt;0.242;&quot;exp&quot;;IF([.C199]&lt;0.5;&quot;geo&quot;;IF([.C19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5" calcext:value-type="float">
            <text:p>1,85</text:p>
          </table:table-cell>
          <table:table-cell table:style-name="ce88" table:formula="of:=([.B200]-[.$C$5])/([.$C$6]-[.$C$5])" office:value-type="float" office:value="0.223484848484848" calcext:value-type="float">
            <text:p>0,223</text:p>
          </table:table-cell>
          <table:table-cell table:style-name="ce86" table:formula="of:=EXP([.C200])/(2-EXP([.C200]))" office:value-type="float" office:value="1.66818466549141" calcext:value-type="float">
            <text:p>1,67</text:p>
          </table:table-cell>
          <table:table-cell table:style-name="ce86"/>
          <table:table-cell table:style-name="ce88"/>
          <table:table-cell table:style-name="ce88" table:formula="of:=IF([.C200]&lt;0.242;EXP([.C200])/(2-EXP([.C200]));IF([.C200]&lt;0.5;7*[.C200];IF([.C200]&gt;=0.5;LOG(2*[.C200])+7*0.5;&quot;error&quot;)))" office:value-type="float" office:value="1.66818466549141" calcext:value-type="float">
            <text:p>1,668</text:p>
          </table:table-cell>
          <table:table-cell table:formula="of:=IF([.C200]&lt;0.242;&quot;exp&quot;;IF([.C200]&lt;0.5;&quot;geo&quot;;IF([.C20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6" calcext:value-type="float">
            <text:p>1,86</text:p>
          </table:table-cell>
          <table:table-cell table:style-name="ce88" table:formula="of:=([.B201]-[.$C$5])/([.$C$6]-[.$C$5])" office:value-type="float" office:value="0.224747474747475" calcext:value-type="float">
            <text:p>0,225</text:p>
          </table:table-cell>
          <table:table-cell table:style-name="ce86" table:formula="of:=EXP([.C201])/(2-EXP([.C201]))" office:value-type="float" office:value="1.6738200730102" calcext:value-type="float">
            <text:p>1,67</text:p>
          </table:table-cell>
          <table:table-cell table:style-name="ce86"/>
          <table:table-cell table:style-name="ce88"/>
          <table:table-cell table:style-name="ce88" table:formula="of:=IF([.C201]&lt;0.242;EXP([.C201])/(2-EXP([.C201]));IF([.C201]&lt;0.5;7*[.C201];IF([.C201]&gt;=0.5;LOG(2*[.C201])+7*0.5;&quot;error&quot;)))" office:value-type="float" office:value="1.6738200730102" calcext:value-type="float">
            <text:p>1,674</text:p>
          </table:table-cell>
          <table:table-cell table:formula="of:=IF([.C201]&lt;0.242;&quot;exp&quot;;IF([.C201]&lt;0.5;&quot;geo&quot;;IF([.C20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7" calcext:value-type="float">
            <text:p>1,87</text:p>
          </table:table-cell>
          <table:table-cell table:style-name="ce88" table:formula="of:=([.B202]-[.$C$5])/([.$C$6]-[.$C$5])" office:value-type="float" office:value="0.226010101010101" calcext:value-type="float">
            <text:p>0,226</text:p>
          </table:table-cell>
          <table:table-cell table:style-name="ce86" table:formula="of:=EXP([.C202])/(2-EXP([.C202]))" office:value-type="float" office:value="1.67948650092479" calcext:value-type="float">
            <text:p>1,68</text:p>
          </table:table-cell>
          <table:table-cell table:style-name="ce86"/>
          <table:table-cell table:style-name="ce88"/>
          <table:table-cell table:style-name="ce88" table:formula="of:=IF([.C202]&lt;0.242;EXP([.C202])/(2-EXP([.C202]));IF([.C202]&lt;0.5;7*[.C202];IF([.C202]&gt;=0.5;LOG(2*[.C202])+7*0.5;&quot;error&quot;)))" office:value-type="float" office:value="1.67948650092479" calcext:value-type="float">
            <text:p>1,679</text:p>
          </table:table-cell>
          <table:table-cell table:formula="of:=IF([.C202]&lt;0.242;&quot;exp&quot;;IF([.C202]&lt;0.5;&quot;geo&quot;;IF([.C20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8" calcext:value-type="float">
            <text:p>1,88</text:p>
          </table:table-cell>
          <table:table-cell table:style-name="ce88" table:formula="of:=([.B203]-[.$C$5])/([.$C$6]-[.$C$5])" office:value-type="float" office:value="0.227272727272727" calcext:value-type="float">
            <text:p>0,227</text:p>
          </table:table-cell>
          <table:table-cell table:style-name="ce86" table:formula="of:=EXP([.C203])/(2-EXP([.C203]))" office:value-type="float" office:value="1.68518420151789" calcext:value-type="float">
            <text:p>1,69</text:p>
          </table:table-cell>
          <table:table-cell table:style-name="ce86"/>
          <table:table-cell table:style-name="ce88"/>
          <table:table-cell table:style-name="ce88" table:formula="of:=IF([.C203]&lt;0.242;EXP([.C203])/(2-EXP([.C203]));IF([.C203]&lt;0.5;7*[.C203];IF([.C203]&gt;=0.5;LOG(2*[.C203])+7*0.5;&quot;error&quot;)))" office:value-type="float" office:value="1.68518420151789" calcext:value-type="float">
            <text:p>1,685</text:p>
          </table:table-cell>
          <table:table-cell table:formula="of:=IF([.C203]&lt;0.242;&quot;exp&quot;;IF([.C203]&lt;0.5;&quot;geo&quot;;IF([.C20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89" calcext:value-type="float">
            <text:p>1,89</text:p>
          </table:table-cell>
          <table:table-cell table:style-name="ce88" table:formula="of:=([.B204]-[.$C$5])/([.$C$6]-[.$C$5])" office:value-type="float" office:value="0.228535353535353" calcext:value-type="float">
            <text:p>0,229</text:p>
          </table:table-cell>
          <table:table-cell table:style-name="ce86" table:formula="of:=EXP([.C204])/(2-EXP([.C204]))" office:value-type="float" office:value="1.69091342981448" calcext:value-type="float">
            <text:p>1,69</text:p>
          </table:table-cell>
          <table:table-cell table:style-name="ce86"/>
          <table:table-cell table:style-name="ce88"/>
          <table:table-cell table:style-name="ce88" table:formula="of:=IF([.C204]&lt;0.242;EXP([.C204])/(2-EXP([.C204]));IF([.C204]&lt;0.5;7*[.C204];IF([.C204]&gt;=0.5;LOG(2*[.C204])+7*0.5;&quot;error&quot;)))" office:value-type="float" office:value="1.69091342981448" calcext:value-type="float">
            <text:p>1,691</text:p>
          </table:table-cell>
          <table:table-cell table:formula="of:=IF([.C204]&lt;0.242;&quot;exp&quot;;IF([.C204]&lt;0.5;&quot;geo&quot;;IF([.C20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table:style-name="ce88" table:formula="of:=([.B205]-[.$C$5])/([.$C$6]-[.$C$5])" office:value-type="float" office:value="0.22979797979798" calcext:value-type="float">
            <text:p>0,230</text:p>
          </table:table-cell>
          <table:table-cell table:style-name="ce86" table:formula="of:=EXP([.C205])/(2-EXP([.C205]))" office:value-type="float" office:value="1.69667444361914" calcext:value-type="float">
            <text:p>1,70</text:p>
          </table:table-cell>
          <table:table-cell table:style-name="ce86"/>
          <table:table-cell table:style-name="ce88"/>
          <table:table-cell table:style-name="ce88" table:formula="of:=IF([.C205]&lt;0.242;EXP([.C205])/(2-EXP([.C205]));IF([.C205]&lt;0.5;7*[.C205];IF([.C205]&gt;=0.5;LOG(2*[.C205])+7*0.5;&quot;error&quot;)))" office:value-type="float" office:value="1.69667444361914" calcext:value-type="float">
            <text:p>1,697</text:p>
          </table:table-cell>
          <table:table-cell table:formula="of:=IF([.C205]&lt;0.242;&quot;exp&quot;;IF([.C205]&lt;0.5;&quot;geo&quot;;IF([.C205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1" calcext:value-type="float">
            <text:p>1,91</text:p>
          </table:table-cell>
          <table:table-cell table:style-name="ce88" table:formula="of:=([.B206]-[.$C$5])/([.$C$6]-[.$C$5])" office:value-type="float" office:value="0.231060606060606" calcext:value-type="float">
            <text:p>0,231</text:p>
          </table:table-cell>
          <table:table-cell table:style-name="ce86" table:formula="of:=EXP([.C206])/(2-EXP([.C206]))" office:value-type="float" office:value="1.70246750355401" calcext:value-type="float">
            <text:p>1,70</text:p>
          </table:table-cell>
          <table:table-cell table:style-name="ce86"/>
          <table:table-cell table:style-name="ce88"/>
          <table:table-cell table:style-name="ce88" table:formula="of:=IF([.C206]&lt;0.242;EXP([.C206])/(2-EXP([.C206]));IF([.C206]&lt;0.5;7*[.C206];IF([.C206]&gt;=0.5;LOG(2*[.C206])+7*0.5;&quot;error&quot;)))" office:value-type="float" office:value="1.70246750355401" calcext:value-type="float">
            <text:p>1,702</text:p>
          </table:table-cell>
          <table:table-cell table:formula="of:=IF([.C206]&lt;0.242;&quot;exp&quot;;IF([.C206]&lt;0.5;&quot;geo&quot;;IF([.C206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2" calcext:value-type="float">
            <text:p>1,92</text:p>
          </table:table-cell>
          <table:table-cell table:style-name="ce88" table:formula="of:=([.B207]-[.$C$5])/([.$C$6]-[.$C$5])" office:value-type="float" office:value="0.232323232323232" calcext:value-type="float">
            <text:p>0,232</text:p>
          </table:table-cell>
          <table:table-cell table:style-name="ce86" table:formula="of:=EXP([.C207])/(2-EXP([.C207]))" office:value-type="float" office:value="1.70829287309743" calcext:value-type="float">
            <text:p>1,71</text:p>
          </table:table-cell>
          <table:table-cell table:style-name="ce86"/>
          <table:table-cell table:style-name="ce88"/>
          <table:table-cell table:style-name="ce88" table:formula="of:=IF([.C207]&lt;0.242;EXP([.C207])/(2-EXP([.C207]));IF([.C207]&lt;0.5;7*[.C207];IF([.C207]&gt;=0.5;LOG(2*[.C207])+7*0.5;&quot;error&quot;)))" office:value-type="float" office:value="1.70829287309743" calcext:value-type="float">
            <text:p>1,708</text:p>
          </table:table-cell>
          <table:table-cell table:formula="of:=IF([.C207]&lt;0.242;&quot;exp&quot;;IF([.C207]&lt;0.5;&quot;geo&quot;;IF([.C207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3" calcext:value-type="float">
            <text:p>1,93</text:p>
          </table:table-cell>
          <table:table-cell table:style-name="ce88" table:formula="of:=([.B208]-[.$C$5])/([.$C$6]-[.$C$5])" office:value-type="float" office:value="0.233585858585859" calcext:value-type="float">
            <text:p>0,234</text:p>
          </table:table-cell>
          <table:table-cell table:style-name="ce86" table:formula="of:=EXP([.C208])/(2-EXP([.C208]))" office:value-type="float" office:value="1.71415081862314" calcext:value-type="float">
            <text:p>1,71</text:p>
          </table:table-cell>
          <table:table-cell table:style-name="ce86"/>
          <table:table-cell table:style-name="ce88"/>
          <table:table-cell table:style-name="ce88" table:formula="of:=IF([.C208]&lt;0.242;EXP([.C208])/(2-EXP([.C208]));IF([.C208]&lt;0.5;7*[.C208];IF([.C208]&gt;=0.5;LOG(2*[.C208])+7*0.5;&quot;error&quot;)))" office:value-type="float" office:value="1.71415081862314" calcext:value-type="float">
            <text:p>1,714</text:p>
          </table:table-cell>
          <table:table-cell table:formula="of:=IF([.C208]&lt;0.242;&quot;exp&quot;;IF([.C208]&lt;0.5;&quot;geo&quot;;IF([.C208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4" calcext:value-type="float">
            <text:p>1,94</text:p>
          </table:table-cell>
          <table:table-cell table:style-name="ce88" table:formula="of:=([.B209]-[.$C$5])/([.$C$6]-[.$C$5])" office:value-type="float" office:value="0.234848484848485" calcext:value-type="float">
            <text:p>0,235</text:p>
          </table:table-cell>
          <table:table-cell table:style-name="ce86" table:formula="of:=EXP([.C209])/(2-EXP([.C209]))" office:value-type="float" office:value="1.72004160944018" calcext:value-type="float">
            <text:p>1,72</text:p>
          </table:table-cell>
          <table:table-cell table:style-name="ce86"/>
          <table:table-cell table:style-name="ce88"/>
          <table:table-cell table:style-name="ce88" table:formula="of:=IF([.C209]&lt;0.242;EXP([.C209])/(2-EXP([.C209]));IF([.C209]&lt;0.5;7*[.C209];IF([.C209]&gt;=0.5;LOG(2*[.C209])+7*0.5;&quot;error&quot;)))" office:value-type="float" office:value="1.72004160944018" calcext:value-type="float">
            <text:p>1,720</text:p>
          </table:table-cell>
          <table:table-cell table:formula="of:=IF([.C209]&lt;0.242;&quot;exp&quot;;IF([.C209]&lt;0.5;&quot;geo&quot;;IF([.C209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5" calcext:value-type="float">
            <text:p>1,95</text:p>
          </table:table-cell>
          <table:table-cell table:style-name="ce88" table:formula="of:=([.B210]-[.$C$5])/([.$C$6]-[.$C$5])" office:value-type="float" office:value="0.236111111111111" calcext:value-type="float">
            <text:p>0,236</text:p>
          </table:table-cell>
          <table:table-cell table:style-name="ce86" table:formula="of:=EXP([.C210])/(2-EXP([.C210]))" office:value-type="float" office:value="1.72596551783344" calcext:value-type="float">
            <text:p>1,73</text:p>
          </table:table-cell>
          <table:table-cell table:style-name="ce86"/>
          <table:table-cell table:style-name="ce88"/>
          <table:table-cell table:style-name="ce88" table:formula="of:=IF([.C210]&lt;0.242;EXP([.C210])/(2-EXP([.C210]));IF([.C210]&lt;0.5;7*[.C210];IF([.C210]&gt;=0.5;LOG(2*[.C210])+7*0.5;&quot;error&quot;)))" office:value-type="float" office:value="1.72596551783344" calcext:value-type="float">
            <text:p>1,726</text:p>
          </table:table-cell>
          <table:table-cell table:formula="of:=IF([.C210]&lt;0.242;&quot;exp&quot;;IF([.C210]&lt;0.5;&quot;geo&quot;;IF([.C210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table:style-name="ce88" table:formula="of:=([.B211]-[.$C$5])/([.$C$6]-[.$C$5])" office:value-type="float" office:value="0.237373737373737" calcext:value-type="float">
            <text:p>0,237</text:p>
          </table:table-cell>
          <table:table-cell table:style-name="ce86" table:formula="of:=EXP([.C211])/(2-EXP([.C211]))" office:value-type="float" office:value="1.73192281910487" calcext:value-type="float">
            <text:p>1,73</text:p>
          </table:table-cell>
          <table:table-cell table:style-name="ce86"/>
          <table:table-cell table:style-name="ce88"/>
          <table:table-cell table:style-name="ce88" table:formula="of:=IF([.C211]&lt;0.242;EXP([.C211])/(2-EXP([.C211]));IF([.C211]&lt;0.5;7*[.C211];IF([.C211]&gt;=0.5;LOG(2*[.C211])+7*0.5;&quot;error&quot;)))" office:value-type="float" office:value="1.73192281910487" calcext:value-type="float">
            <text:p>1,732</text:p>
          </table:table-cell>
          <table:table-cell table:formula="of:=IF([.C211]&lt;0.242;&quot;exp&quot;;IF([.C211]&lt;0.5;&quot;geo&quot;;IF([.C211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table:style-name="ce88" table:formula="of:=([.B212]-[.$C$5])/([.$C$6]-[.$C$5])" office:value-type="float" office:value="0.238636363636364" calcext:value-type="float">
            <text:p>0,239</text:p>
          </table:table-cell>
          <table:table-cell table:style-name="ce86" table:formula="of:=EXP([.C212])/(2-EXP([.C212]))" office:value-type="float" office:value="1.73791379161539" calcext:value-type="float">
            <text:p>1,74</text:p>
          </table:table-cell>
          <table:table-cell table:style-name="ce86"/>
          <table:table-cell table:style-name="ce88"/>
          <table:table-cell table:style-name="ce88" table:formula="of:=IF([.C212]&lt;0.242;EXP([.C212])/(2-EXP([.C212]));IF([.C212]&lt;0.5;7*[.C212];IF([.C212]&gt;=0.5;LOG(2*[.C212])+7*0.5;&quot;error&quot;)))" office:value-type="float" office:value="1.73791379161539" calcext:value-type="float">
            <text:p>1,738</text:p>
          </table:table-cell>
          <table:table-cell table:formula="of:=IF([.C212]&lt;0.242;&quot;exp&quot;;IF([.C212]&lt;0.5;&quot;geo&quot;;IF([.C212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8" calcext:value-type="float">
            <text:p>1,98</text:p>
          </table:table-cell>
          <table:table-cell table:style-name="ce88" table:formula="of:=([.B213]-[.$C$5])/([.$C$6]-[.$C$5])" office:value-type="float" office:value="0.23989898989899" calcext:value-type="float">
            <text:p>0,240</text:p>
          </table:table-cell>
          <table:table-cell table:style-name="ce86" table:formula="of:=EXP([.C213])/(2-EXP([.C213]))" office:value-type="float" office:value="1.74393871682751" calcext:value-type="float">
            <text:p>1,74</text:p>
          </table:table-cell>
          <table:table-cell table:style-name="ce86"/>
          <table:table-cell table:style-name="ce88"/>
          <table:table-cell table:style-name="ce88" table:formula="of:=IF([.C213]&lt;0.242;EXP([.C213])/(2-EXP([.C213]));IF([.C213]&lt;0.5;7*[.C213];IF([.C213]&gt;=0.5;LOG(2*[.C213])+7*0.5;&quot;error&quot;)))" office:value-type="float" office:value="1.74393871682751" calcext:value-type="float">
            <text:p>1,744</text:p>
          </table:table-cell>
          <table:table-cell table:formula="of:=IF([.C213]&lt;0.242;&quot;exp&quot;;IF([.C213]&lt;0.5;&quot;geo&quot;;IF([.C213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99" calcext:value-type="float">
            <text:p>1,99</text:p>
          </table:table-cell>
          <table:table-cell table:style-name="ce88" table:formula="of:=([.B214]-[.$C$5])/([.$C$6]-[.$C$5])" office:value-type="float" office:value="0.241161616161616" calcext:value-type="float">
            <text:p>0,241</text:p>
          </table:table-cell>
          <table:table-cell table:style-name="ce86" table:formula="of:=EXP([.C214])/(2-EXP([.C214]))" office:value-type="float" office:value="1.74999787934861" calcext:value-type="float">
            <text:p>1,75</text:p>
          </table:table-cell>
          <table:table-cell table:style-name="ce86"/>
          <table:table-cell table:style-name="ce88"/>
          <table:table-cell table:style-name="ce88" table:formula="of:=IF([.C214]&lt;0.242;EXP([.C214])/(2-EXP([.C214]));IF([.C214]&lt;0.5;7*[.C214];IF([.C214]&gt;=0.5;LOG(2*[.C214])+7*0.5;&quot;error&quot;)))" office:value-type="float" office:value="1.74999787934861" calcext:value-type="float">
            <text:p>1,750</text:p>
          </table:table-cell>
          <table:table-cell table:formula="of:=IF([.C214]&lt;0.242;&quot;exp&quot;;IF([.C214]&lt;0.5;&quot;geo&quot;;IF([.C214]&gt;=0.5;&quot;log&quot;;&quot;error&quot;)))" office:value-type="string" office:string-value="exp" calcext:value-type="string">
            <text:p>exp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pNormal</text:p>
          </table:table-cell>
          <table:table-cell office:value-type="float" office:value="2" calcext:value-type="float">
            <text:p>2</text:p>
          </table:table-cell>
          <table:table-cell table:style-name="ce88" table:formula="of:=([.B215]-[.$C$5])/([.$C$6]-[.$C$5])" office:value-type="float" office:value="0.242424242424242" calcext:value-type="float">
            <text:p>0,242</text:p>
          </table:table-cell>
          <table:table-cell table:style-name="ce86"/>
          <table:table-cell table:style-name="ce86" table:formula="of:=7*[.C215]+0.06" office:value-type="float" office:value="1.7569696969697" calcext:value-type="float">
            <text:p>1,76</text:p>
          </table:table-cell>
          <table:table-cell table:style-name="ce88"/>
          <table:table-cell table:style-name="ce88" table:formula="of:=IF([.C215]&lt;0.242;EXP([.C215])/(2-EXP([.C215]));IF([.C215]&lt;0.5;7*[.C215];IF([.C215]&gt;=0.5;LOG(2*[.C215])+7*0.5;&quot;error&quot;)))" office:value-type="float" office:value="1.6969696969697" calcext:value-type="float">
            <text:p>1,697</text:p>
          </table:table-cell>
          <table:table-cell table:formula="of:=IF([.C215]&lt;0.242;&quot;exp&quot;;IF([.C215]&lt;0.5;&quot;geo&quot;;IF([.C21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1" calcext:value-type="float">
            <text:p>2,01</text:p>
          </table:table-cell>
          <table:table-cell table:style-name="ce88" table:formula="of:=([.B216]-[.$C$5])/([.$C$6]-[.$C$5])" office:value-type="float" office:value="0.243686868686869" calcext:value-type="float">
            <text:p>0,244</text:p>
          </table:table-cell>
          <table:table-cell table:style-name="ce86"/>
          <table:table-cell table:style-name="ce86" table:formula="of:=7*[.C216]+0.06" office:value-type="float" office:value="1.76580808080808" calcext:value-type="float">
            <text:p>1,77</text:p>
          </table:table-cell>
          <table:table-cell table:style-name="ce88"/>
          <table:table-cell table:style-name="ce88" table:formula="of:=IF([.C216]&lt;0.242;EXP([.C216])/(2-EXP([.C216]));IF([.C216]&lt;0.5;7*[.C216];IF([.C216]&gt;=0.5;LOG(2*[.C216])+7*0.5;&quot;error&quot;)))" office:value-type="float" office:value="1.70580808080808" calcext:value-type="float">
            <text:p>1,706</text:p>
          </table:table-cell>
          <table:table-cell table:formula="of:=IF([.C216]&lt;0.242;&quot;exp&quot;;IF([.C216]&lt;0.5;&quot;geo&quot;;IF([.C21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2" calcext:value-type="float">
            <text:p>2,02</text:p>
          </table:table-cell>
          <table:table-cell table:style-name="ce88" table:formula="of:=([.B217]-[.$C$5])/([.$C$6]-[.$C$5])" office:value-type="float" office:value="0.244949494949495" calcext:value-type="float">
            <text:p>0,245</text:p>
          </table:table-cell>
          <table:table-cell table:style-name="ce86"/>
          <table:table-cell table:style-name="ce86" table:formula="of:=7*[.C217]+0.06" office:value-type="float" office:value="1.77464646464646" calcext:value-type="float">
            <text:p>1,77</text:p>
          </table:table-cell>
          <table:table-cell table:style-name="ce88"/>
          <table:table-cell table:style-name="ce88" table:formula="of:=IF([.C217]&lt;0.242;EXP([.C217])/(2-EXP([.C217]));IF([.C217]&lt;0.5;7*[.C217];IF([.C217]&gt;=0.5;LOG(2*[.C217])+7*0.5;&quot;error&quot;)))" office:value-type="float" office:value="1.71464646464646" calcext:value-type="float">
            <text:p>1,715</text:p>
          </table:table-cell>
          <table:table-cell table:formula="of:=IF([.C217]&lt;0.242;&quot;exp&quot;;IF([.C217]&lt;0.5;&quot;geo&quot;;IF([.C21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3" calcext:value-type="float">
            <text:p>2,03</text:p>
          </table:table-cell>
          <table:table-cell table:style-name="ce88" table:formula="of:=([.B218]-[.$C$5])/([.$C$6]-[.$C$5])" office:value-type="float" office:value="0.246212121212121" calcext:value-type="float">
            <text:p>0,246</text:p>
          </table:table-cell>
          <table:table-cell table:style-name="ce86"/>
          <table:table-cell table:style-name="ce86" table:formula="of:=7*[.C218]+0.06" office:value-type="float" office:value="1.78348484848485" calcext:value-type="float">
            <text:p>1,78</text:p>
          </table:table-cell>
          <table:table-cell table:style-name="ce88"/>
          <table:table-cell table:style-name="ce88" table:formula="of:=IF([.C218]&lt;0.242;EXP([.C218])/(2-EXP([.C218]));IF([.C218]&lt;0.5;7*[.C218];IF([.C218]&gt;=0.5;LOG(2*[.C218])+7*0.5;&quot;error&quot;)))" office:value-type="float" office:value="1.72348484848485" calcext:value-type="float">
            <text:p>1,723</text:p>
          </table:table-cell>
          <table:table-cell table:formula="of:=IF([.C218]&lt;0.242;&quot;exp&quot;;IF([.C218]&lt;0.5;&quot;geo&quot;;IF([.C21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4" calcext:value-type="float">
            <text:p>2,04</text:p>
          </table:table-cell>
          <table:table-cell table:style-name="ce88" table:formula="of:=([.B219]-[.$C$5])/([.$C$6]-[.$C$5])" office:value-type="float" office:value="0.247474747474747" calcext:value-type="float">
            <text:p>0,247</text:p>
          </table:table-cell>
          <table:table-cell table:style-name="ce86"/>
          <table:table-cell table:style-name="ce86" table:formula="of:=7*[.C219]+0.06" office:value-type="float" office:value="1.79232323232323" calcext:value-type="float">
            <text:p>1,79</text:p>
          </table:table-cell>
          <table:table-cell table:style-name="ce88"/>
          <table:table-cell table:style-name="ce88" table:formula="of:=IF([.C219]&lt;0.242;EXP([.C219])/(2-EXP([.C219]));IF([.C219]&lt;0.5;7*[.C219];IF([.C219]&gt;=0.5;LOG(2*[.C219])+7*0.5;&quot;error&quot;)))" office:value-type="float" office:value="1.73232323232323" calcext:value-type="float">
            <text:p>1,732</text:p>
          </table:table-cell>
          <table:table-cell table:formula="of:=IF([.C219]&lt;0.242;&quot;exp&quot;;IF([.C219]&lt;0.5;&quot;geo&quot;;IF([.C21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5" calcext:value-type="float">
            <text:p>2,05</text:p>
          </table:table-cell>
          <table:table-cell table:style-name="ce88" table:formula="of:=([.B220]-[.$C$5])/([.$C$6]-[.$C$5])" office:value-type="float" office:value="0.248737373737374" calcext:value-type="float">
            <text:p>0,249</text:p>
          </table:table-cell>
          <table:table-cell table:style-name="ce86"/>
          <table:table-cell table:style-name="ce86" table:formula="of:=7*[.C220]+0.06" office:value-type="float" office:value="1.80116161616162" calcext:value-type="float">
            <text:p>1,80</text:p>
          </table:table-cell>
          <table:table-cell table:style-name="ce88"/>
          <table:table-cell table:style-name="ce88" table:formula="of:=IF([.C220]&lt;0.242;EXP([.C220])/(2-EXP([.C220]));IF([.C220]&lt;0.5;7*[.C220];IF([.C220]&gt;=0.5;LOG(2*[.C220])+7*0.5;&quot;error&quot;)))" office:value-type="float" office:value="1.74116161616162" calcext:value-type="float">
            <text:p>1,741</text:p>
          </table:table-cell>
          <table:table-cell table:formula="of:=IF([.C220]&lt;0.242;&quot;exp&quot;;IF([.C220]&lt;0.5;&quot;geo&quot;;IF([.C22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6" calcext:value-type="float">
            <text:p>2,06</text:p>
          </table:table-cell>
          <table:table-cell table:style-name="ce88" table:formula="of:=([.B221]-[.$C$5])/([.$C$6]-[.$C$5])" office:value-type="float" office:value="0.25" calcext:value-type="float">
            <text:p>0,250</text:p>
          </table:table-cell>
          <table:table-cell table:style-name="ce86"/>
          <table:table-cell table:style-name="ce86" table:formula="of:=7*[.C221]+0.06" office:value-type="float" office:value="1.81" calcext:value-type="float">
            <text:p>1,81</text:p>
          </table:table-cell>
          <table:table-cell table:style-name="ce88"/>
          <table:table-cell table:style-name="ce88" table:formula="of:=IF([.C221]&lt;0.242;EXP([.C221])/(2-EXP([.C221]));IF([.C221]&lt;0.5;7*[.C221];IF([.C221]&gt;=0.5;LOG(2*[.C221])+7*0.5;&quot;error&quot;)))" office:value-type="float" office:value="1.75" calcext:value-type="float">
            <text:p>1,750</text:p>
          </table:table-cell>
          <table:table-cell table:formula="of:=IF([.C221]&lt;0.242;&quot;exp&quot;;IF([.C221]&lt;0.5;&quot;geo&quot;;IF([.C22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table:style-name="ce88" table:formula="of:=([.B222]-[.$C$5])/([.$C$6]-[.$C$5])" office:value-type="float" office:value="0.251262626262626" calcext:value-type="float">
            <text:p>0,251</text:p>
          </table:table-cell>
          <table:table-cell table:style-name="ce86"/>
          <table:table-cell table:style-name="ce86" table:formula="of:=7*[.C222]+0.06" office:value-type="float" office:value="1.81883838383838" calcext:value-type="float">
            <text:p>1,82</text:p>
          </table:table-cell>
          <table:table-cell table:style-name="ce88"/>
          <table:table-cell table:style-name="ce88" table:formula="of:=IF([.C222]&lt;0.242;EXP([.C222])/(2-EXP([.C222]));IF([.C222]&lt;0.5;7*[.C222];IF([.C222]&gt;=0.5;LOG(2*[.C222])+7*0.5;&quot;error&quot;)))" office:value-type="float" office:value="1.75883838383838" calcext:value-type="float">
            <text:p>1,759</text:p>
          </table:table-cell>
          <table:table-cell table:formula="of:=IF([.C222]&lt;0.242;&quot;exp&quot;;IF([.C222]&lt;0.5;&quot;geo&quot;;IF([.C22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8" calcext:value-type="float">
            <text:p>2,08</text:p>
          </table:table-cell>
          <table:table-cell table:style-name="ce88" table:formula="of:=([.B223]-[.$C$5])/([.$C$6]-[.$C$5])" office:value-type="float" office:value="0.252525252525252" calcext:value-type="float">
            <text:p>0,253</text:p>
          </table:table-cell>
          <table:table-cell table:style-name="ce86"/>
          <table:table-cell table:style-name="ce86" table:formula="of:=7*[.C223]+0.06" office:value-type="float" office:value="1.82767676767677" calcext:value-type="float">
            <text:p>1,83</text:p>
          </table:table-cell>
          <table:table-cell table:style-name="ce88"/>
          <table:table-cell table:style-name="ce88" table:formula="of:=IF([.C223]&lt;0.242;EXP([.C223])/(2-EXP([.C223]));IF([.C223]&lt;0.5;7*[.C223];IF([.C223]&gt;=0.5;LOG(2*[.C223])+7*0.5;&quot;error&quot;)))" office:value-type="float" office:value="1.76767676767677" calcext:value-type="float">
            <text:p>1,768</text:p>
          </table:table-cell>
          <table:table-cell table:formula="of:=IF([.C223]&lt;0.242;&quot;exp&quot;;IF([.C223]&lt;0.5;&quot;geo&quot;;IF([.C22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09" calcext:value-type="float">
            <text:p>2,09</text:p>
          </table:table-cell>
          <table:table-cell table:style-name="ce88" table:formula="of:=([.B224]-[.$C$5])/([.$C$6]-[.$C$5])" office:value-type="float" office:value="0.253787878787879" calcext:value-type="float">
            <text:p>0,254</text:p>
          </table:table-cell>
          <table:table-cell table:style-name="ce86"/>
          <table:table-cell table:style-name="ce86" table:formula="of:=7*[.C224]+0.06" office:value-type="float" office:value="1.83651515151515" calcext:value-type="float">
            <text:p>1,84</text:p>
          </table:table-cell>
          <table:table-cell table:style-name="ce88"/>
          <table:table-cell table:style-name="ce88" table:formula="of:=IF([.C224]&lt;0.242;EXP([.C224])/(2-EXP([.C224]));IF([.C224]&lt;0.5;7*[.C224];IF([.C224]&gt;=0.5;LOG(2*[.C224])+7*0.5;&quot;error&quot;)))" office:value-type="float" office:value="1.77651515151515" calcext:value-type="float">
            <text:p>1,777</text:p>
          </table:table-cell>
          <table:table-cell table:formula="of:=IF([.C224]&lt;0.242;&quot;exp&quot;;IF([.C224]&lt;0.5;&quot;geo&quot;;IF([.C22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table:style-name="ce88" table:formula="of:=([.B225]-[.$C$5])/([.$C$6]-[.$C$5])" office:value-type="float" office:value="0.255050505050505" calcext:value-type="float">
            <text:p>0,255</text:p>
          </table:table-cell>
          <table:table-cell table:style-name="ce86"/>
          <table:table-cell table:style-name="ce86" table:formula="of:=7*[.C225]+0.06" office:value-type="float" office:value="1.84535353535354" calcext:value-type="float">
            <text:p>1,85</text:p>
          </table:table-cell>
          <table:table-cell table:style-name="ce88"/>
          <table:table-cell table:style-name="ce88" table:formula="of:=IF([.C225]&lt;0.242;EXP([.C225])/(2-EXP([.C225]));IF([.C225]&lt;0.5;7*[.C225];IF([.C225]&gt;=0.5;LOG(2*[.C225])+7*0.5;&quot;error&quot;)))" office:value-type="float" office:value="1.78535353535354" calcext:value-type="float">
            <text:p>1,785</text:p>
          </table:table-cell>
          <table:table-cell table:formula="of:=IF([.C225]&lt;0.242;&quot;exp&quot;;IF([.C225]&lt;0.5;&quot;geo&quot;;IF([.C22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1" calcext:value-type="float">
            <text:p>2,11</text:p>
          </table:table-cell>
          <table:table-cell table:style-name="ce88" table:formula="of:=([.B226]-[.$C$5])/([.$C$6]-[.$C$5])" office:value-type="float" office:value="0.256313131313131" calcext:value-type="float">
            <text:p>0,256</text:p>
          </table:table-cell>
          <table:table-cell table:style-name="ce86"/>
          <table:table-cell table:style-name="ce86" table:formula="of:=7*[.C226]+0.06" office:value-type="float" office:value="1.85419191919192" calcext:value-type="float">
            <text:p>1,85</text:p>
          </table:table-cell>
          <table:table-cell table:style-name="ce88"/>
          <table:table-cell table:style-name="ce88" table:formula="of:=IF([.C226]&lt;0.242;EXP([.C226])/(2-EXP([.C226]));IF([.C226]&lt;0.5;7*[.C226];IF([.C226]&gt;=0.5;LOG(2*[.C226])+7*0.5;&quot;error&quot;)))" office:value-type="float" office:value="1.79419191919192" calcext:value-type="float">
            <text:p>1,794</text:p>
          </table:table-cell>
          <table:table-cell table:formula="of:=IF([.C226]&lt;0.242;&quot;exp&quot;;IF([.C226]&lt;0.5;&quot;geo&quot;;IF([.C22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2" calcext:value-type="float">
            <text:p>2,12</text:p>
          </table:table-cell>
          <table:table-cell table:style-name="ce88" table:formula="of:=([.B227]-[.$C$5])/([.$C$6]-[.$C$5])" office:value-type="float" office:value="0.257575757575758" calcext:value-type="float">
            <text:p>0,258</text:p>
          </table:table-cell>
          <table:table-cell table:style-name="ce86"/>
          <table:table-cell table:style-name="ce86" table:formula="of:=7*[.C227]+0.06" office:value-type="float" office:value="1.8630303030303" calcext:value-type="float">
            <text:p>1,86</text:p>
          </table:table-cell>
          <table:table-cell table:style-name="ce88"/>
          <table:table-cell table:style-name="ce88" table:formula="of:=IF([.C227]&lt;0.242;EXP([.C227])/(2-EXP([.C227]));IF([.C227]&lt;0.5;7*[.C227];IF([.C227]&gt;=0.5;LOG(2*[.C227])+7*0.5;&quot;error&quot;)))" office:value-type="float" office:value="1.8030303030303" calcext:value-type="float">
            <text:p>1,803</text:p>
          </table:table-cell>
          <table:table-cell table:formula="of:=IF([.C227]&lt;0.242;&quot;exp&quot;;IF([.C227]&lt;0.5;&quot;geo&quot;;IF([.C22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table:style-name="ce88" table:formula="of:=([.B228]-[.$C$5])/([.$C$6]-[.$C$5])" office:value-type="float" office:value="0.258838383838384" calcext:value-type="float">
            <text:p>0,259</text:p>
          </table:table-cell>
          <table:table-cell table:style-name="ce86"/>
          <table:table-cell table:style-name="ce86" table:formula="of:=7*[.C228]+0.06" office:value-type="float" office:value="1.87186868686869" calcext:value-type="float">
            <text:p>1,87</text:p>
          </table:table-cell>
          <table:table-cell table:style-name="ce88"/>
          <table:table-cell table:style-name="ce88" table:formula="of:=IF([.C228]&lt;0.242;EXP([.C228])/(2-EXP([.C228]));IF([.C228]&lt;0.5;7*[.C228];IF([.C228]&gt;=0.5;LOG(2*[.C228])+7*0.5;&quot;error&quot;)))" office:value-type="float" office:value="1.81186868686869" calcext:value-type="float">
            <text:p>1,812</text:p>
          </table:table-cell>
          <table:table-cell table:formula="of:=IF([.C228]&lt;0.242;&quot;exp&quot;;IF([.C228]&lt;0.5;&quot;geo&quot;;IF([.C22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4" calcext:value-type="float">
            <text:p>2,14</text:p>
          </table:table-cell>
          <table:table-cell table:style-name="ce88" table:formula="of:=([.B229]-[.$C$5])/([.$C$6]-[.$C$5])" office:value-type="float" office:value="0.26010101010101" calcext:value-type="float">
            <text:p>0,260</text:p>
          </table:table-cell>
          <table:table-cell table:style-name="ce86"/>
          <table:table-cell table:style-name="ce86" table:formula="of:=7*[.C229]+0.06" office:value-type="float" office:value="1.88070707070707" calcext:value-type="float">
            <text:p>1,88</text:p>
          </table:table-cell>
          <table:table-cell table:style-name="ce88"/>
          <table:table-cell table:style-name="ce88" table:formula="of:=IF([.C229]&lt;0.242;EXP([.C229])/(2-EXP([.C229]));IF([.C229]&lt;0.5;7*[.C229];IF([.C229]&gt;=0.5;LOG(2*[.C229])+7*0.5;&quot;error&quot;)))" office:value-type="float" office:value="1.82070707070707" calcext:value-type="float">
            <text:p>1,821</text:p>
          </table:table-cell>
          <table:table-cell table:formula="of:=IF([.C229]&lt;0.242;&quot;exp&quot;;IF([.C229]&lt;0.5;&quot;geo&quot;;IF([.C22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5" calcext:value-type="float">
            <text:p>2,15</text:p>
          </table:table-cell>
          <table:table-cell table:style-name="ce88" table:formula="of:=([.B230]-[.$C$5])/([.$C$6]-[.$C$5])" office:value-type="float" office:value="0.261363636363636" calcext:value-type="float">
            <text:p>0,261</text:p>
          </table:table-cell>
          <table:table-cell table:style-name="ce86"/>
          <table:table-cell table:style-name="ce86" table:formula="of:=7*[.C230]+0.06" office:value-type="float" office:value="1.88954545454545" calcext:value-type="float">
            <text:p>1,89</text:p>
          </table:table-cell>
          <table:table-cell table:style-name="ce88"/>
          <table:table-cell table:style-name="ce88" table:formula="of:=IF([.C230]&lt;0.242;EXP([.C230])/(2-EXP([.C230]));IF([.C230]&lt;0.5;7*[.C230];IF([.C230]&gt;=0.5;LOG(2*[.C230])+7*0.5;&quot;error&quot;)))" office:value-type="float" office:value="1.82954545454545" calcext:value-type="float">
            <text:p>1,830</text:p>
          </table:table-cell>
          <table:table-cell table:formula="of:=IF([.C230]&lt;0.242;&quot;exp&quot;;IF([.C230]&lt;0.5;&quot;geo&quot;;IF([.C23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6" calcext:value-type="float">
            <text:p>2,16</text:p>
          </table:table-cell>
          <table:table-cell table:style-name="ce88" table:formula="of:=([.B231]-[.$C$5])/([.$C$6]-[.$C$5])" office:value-type="float" office:value="0.262626262626263" calcext:value-type="float">
            <text:p>0,263</text:p>
          </table:table-cell>
          <table:table-cell table:style-name="ce86"/>
          <table:table-cell table:style-name="ce86" table:formula="of:=7*[.C231]+0.06" office:value-type="float" office:value="1.89838383838384" calcext:value-type="float">
            <text:p>1,90</text:p>
          </table:table-cell>
          <table:table-cell table:style-name="ce88"/>
          <table:table-cell table:style-name="ce88" table:formula="of:=IF([.C231]&lt;0.242;EXP([.C231])/(2-EXP([.C231]));IF([.C231]&lt;0.5;7*[.C231];IF([.C231]&gt;=0.5;LOG(2*[.C231])+7*0.5;&quot;error&quot;)))" office:value-type="float" office:value="1.83838383838384" calcext:value-type="float">
            <text:p>1,838</text:p>
          </table:table-cell>
          <table:table-cell table:formula="of:=IF([.C231]&lt;0.242;&quot;exp&quot;;IF([.C231]&lt;0.5;&quot;geo&quot;;IF([.C23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7" calcext:value-type="float">
            <text:p>2,17</text:p>
          </table:table-cell>
          <table:table-cell table:style-name="ce88" table:formula="of:=([.B232]-[.$C$5])/([.$C$6]-[.$C$5])" office:value-type="float" office:value="0.263888888888889" calcext:value-type="float">
            <text:p>0,264</text:p>
          </table:table-cell>
          <table:table-cell table:style-name="ce86"/>
          <table:table-cell table:style-name="ce86" table:formula="of:=7*[.C232]+0.06" office:value-type="float" office:value="1.90722222222222" calcext:value-type="float">
            <text:p>1,91</text:p>
          </table:table-cell>
          <table:table-cell table:style-name="ce88"/>
          <table:table-cell table:style-name="ce88" table:formula="of:=IF([.C232]&lt;0.242;EXP([.C232])/(2-EXP([.C232]));IF([.C232]&lt;0.5;7*[.C232];IF([.C232]&gt;=0.5;LOG(2*[.C232])+7*0.5;&quot;error&quot;)))" office:value-type="float" office:value="1.84722222222222" calcext:value-type="float">
            <text:p>1,847</text:p>
          </table:table-cell>
          <table:table-cell table:formula="of:=IF([.C232]&lt;0.242;&quot;exp&quot;;IF([.C232]&lt;0.5;&quot;geo&quot;;IF([.C23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8" calcext:value-type="float">
            <text:p>2,18</text:p>
          </table:table-cell>
          <table:table-cell table:style-name="ce88" table:formula="of:=([.B233]-[.$C$5])/([.$C$6]-[.$C$5])" office:value-type="float" office:value="0.265151515151515" calcext:value-type="float">
            <text:p>0,265</text:p>
          </table:table-cell>
          <table:table-cell table:style-name="ce86"/>
          <table:table-cell table:style-name="ce86" table:formula="of:=7*[.C233]+0.06" office:value-type="float" office:value="1.91606060606061" calcext:value-type="float">
            <text:p>1,92</text:p>
          </table:table-cell>
          <table:table-cell table:style-name="ce88"/>
          <table:table-cell table:style-name="ce88" table:formula="of:=IF([.C233]&lt;0.242;EXP([.C233])/(2-EXP([.C233]));IF([.C233]&lt;0.5;7*[.C233];IF([.C233]&gt;=0.5;LOG(2*[.C233])+7*0.5;&quot;error&quot;)))" office:value-type="float" office:value="1.85606060606061" calcext:value-type="float">
            <text:p>1,856</text:p>
          </table:table-cell>
          <table:table-cell table:formula="of:=IF([.C233]&lt;0.242;&quot;exp&quot;;IF([.C233]&lt;0.5;&quot;geo&quot;;IF([.C23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19" calcext:value-type="float">
            <text:p>2,19</text:p>
          </table:table-cell>
          <table:table-cell table:style-name="ce88" table:formula="of:=([.B234]-[.$C$5])/([.$C$6]-[.$C$5])" office:value-type="float" office:value="0.266414141414141" calcext:value-type="float">
            <text:p>0,266</text:p>
          </table:table-cell>
          <table:table-cell table:style-name="ce86"/>
          <table:table-cell table:style-name="ce86" table:formula="of:=7*[.C234]+0.06" office:value-type="float" office:value="1.92489898989899" calcext:value-type="float">
            <text:p>1,92</text:p>
          </table:table-cell>
          <table:table-cell table:style-name="ce88"/>
          <table:table-cell table:style-name="ce88" table:formula="of:=IF([.C234]&lt;0.242;EXP([.C234])/(2-EXP([.C234]));IF([.C234]&lt;0.5;7*[.C234];IF([.C234]&gt;=0.5;LOG(2*[.C234])+7*0.5;&quot;error&quot;)))" office:value-type="float" office:value="1.86489898989899" calcext:value-type="float">
            <text:p>1,865</text:p>
          </table:table-cell>
          <table:table-cell table:formula="of:=IF([.C234]&lt;0.242;&quot;exp&quot;;IF([.C234]&lt;0.5;&quot;geo&quot;;IF([.C23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" calcext:value-type="float">
            <text:p>2,2</text:p>
          </table:table-cell>
          <table:table-cell table:style-name="ce88" table:formula="of:=([.B235]-[.$C$5])/([.$C$6]-[.$C$5])" office:value-type="float" office:value="0.267676767676768" calcext:value-type="float">
            <text:p>0,268</text:p>
          </table:table-cell>
          <table:table-cell table:style-name="ce86"/>
          <table:table-cell table:style-name="ce86" table:formula="of:=7*[.C235]+0.06" office:value-type="float" office:value="1.93373737373737" calcext:value-type="float">
            <text:p>1,93</text:p>
          </table:table-cell>
          <table:table-cell table:style-name="ce88"/>
          <table:table-cell table:style-name="ce88" table:formula="of:=IF([.C235]&lt;0.242;EXP([.C235])/(2-EXP([.C235]));IF([.C235]&lt;0.5;7*[.C235];IF([.C235]&gt;=0.5;LOG(2*[.C235])+7*0.5;&quot;error&quot;)))" office:value-type="float" office:value="1.87373737373737" calcext:value-type="float">
            <text:p>1,874</text:p>
          </table:table-cell>
          <table:table-cell table:formula="of:=IF([.C235]&lt;0.242;&quot;exp&quot;;IF([.C235]&lt;0.5;&quot;geo&quot;;IF([.C23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1" calcext:value-type="float">
            <text:p>2,21</text:p>
          </table:table-cell>
          <table:table-cell table:style-name="ce88" table:formula="of:=([.B236]-[.$C$5])/([.$C$6]-[.$C$5])" office:value-type="float" office:value="0.268939393939394" calcext:value-type="float">
            <text:p>0,269</text:p>
          </table:table-cell>
          <table:table-cell table:style-name="ce86"/>
          <table:table-cell table:style-name="ce86" table:formula="of:=7*[.C236]+0.06" office:value-type="float" office:value="1.94257575757576" calcext:value-type="float">
            <text:p>1,94</text:p>
          </table:table-cell>
          <table:table-cell table:style-name="ce88"/>
          <table:table-cell table:style-name="ce88" table:formula="of:=IF([.C236]&lt;0.242;EXP([.C236])/(2-EXP([.C236]));IF([.C236]&lt;0.5;7*[.C236];IF([.C236]&gt;=0.5;LOG(2*[.C236])+7*0.5;&quot;error&quot;)))" office:value-type="float" office:value="1.88257575757576" calcext:value-type="float">
            <text:p>1,883</text:p>
          </table:table-cell>
          <table:table-cell table:formula="of:=IF([.C236]&lt;0.242;&quot;exp&quot;;IF([.C236]&lt;0.5;&quot;geo&quot;;IF([.C23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2" calcext:value-type="float">
            <text:p>2,22</text:p>
          </table:table-cell>
          <table:table-cell table:style-name="ce88" table:formula="of:=([.B237]-[.$C$5])/([.$C$6]-[.$C$5])" office:value-type="float" office:value="0.27020202020202" calcext:value-type="float">
            <text:p>0,270</text:p>
          </table:table-cell>
          <table:table-cell table:style-name="ce86"/>
          <table:table-cell table:style-name="ce86" table:formula="of:=7*[.C237]+0.06" office:value-type="float" office:value="1.95141414141414" calcext:value-type="float">
            <text:p>1,95</text:p>
          </table:table-cell>
          <table:table-cell table:style-name="ce88"/>
          <table:table-cell table:style-name="ce88" table:formula="of:=IF([.C237]&lt;0.242;EXP([.C237])/(2-EXP([.C237]));IF([.C237]&lt;0.5;7*[.C237];IF([.C237]&gt;=0.5;LOG(2*[.C237])+7*0.5;&quot;error&quot;)))" office:value-type="float" office:value="1.89141414141414" calcext:value-type="float">
            <text:p>1,891</text:p>
          </table:table-cell>
          <table:table-cell table:formula="of:=IF([.C237]&lt;0.242;&quot;exp&quot;;IF([.C237]&lt;0.5;&quot;geo&quot;;IF([.C23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3" calcext:value-type="float">
            <text:p>2,23</text:p>
          </table:table-cell>
          <table:table-cell table:style-name="ce88" table:formula="of:=([.B238]-[.$C$5])/([.$C$6]-[.$C$5])" office:value-type="float" office:value="0.271464646464646" calcext:value-type="float">
            <text:p>0,271</text:p>
          </table:table-cell>
          <table:table-cell table:style-name="ce86"/>
          <table:table-cell table:style-name="ce86" table:formula="of:=7*[.C238]+0.06" office:value-type="float" office:value="1.96025252525253" calcext:value-type="float">
            <text:p>1,96</text:p>
          </table:table-cell>
          <table:table-cell table:style-name="ce88"/>
          <table:table-cell table:style-name="ce88" table:formula="of:=IF([.C238]&lt;0.242;EXP([.C238])/(2-EXP([.C238]));IF([.C238]&lt;0.5;7*[.C238];IF([.C238]&gt;=0.5;LOG(2*[.C238])+7*0.5;&quot;error&quot;)))" office:value-type="float" office:value="1.90025252525253" calcext:value-type="float">
            <text:p>1,900</text:p>
          </table:table-cell>
          <table:table-cell table:formula="of:=IF([.C238]&lt;0.242;&quot;exp&quot;;IF([.C238]&lt;0.5;&quot;geo&quot;;IF([.C23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4" calcext:value-type="float">
            <text:p>2,24</text:p>
          </table:table-cell>
          <table:table-cell table:style-name="ce88" table:formula="of:=([.B239]-[.$C$5])/([.$C$6]-[.$C$5])" office:value-type="float" office:value="0.272727272727273" calcext:value-type="float">
            <text:p>0,273</text:p>
          </table:table-cell>
          <table:table-cell table:style-name="ce86"/>
          <table:table-cell table:style-name="ce86" table:formula="of:=7*[.C239]+0.06" office:value-type="float" office:value="1.96909090909091" calcext:value-type="float">
            <text:p>1,97</text:p>
          </table:table-cell>
          <table:table-cell table:style-name="ce88"/>
          <table:table-cell table:style-name="ce88" table:formula="of:=IF([.C239]&lt;0.242;EXP([.C239])/(2-EXP([.C239]));IF([.C239]&lt;0.5;7*[.C239];IF([.C239]&gt;=0.5;LOG(2*[.C239])+7*0.5;&quot;error&quot;)))" office:value-type="float" office:value="1.90909090909091" calcext:value-type="float">
            <text:p>1,909</text:p>
          </table:table-cell>
          <table:table-cell table:formula="of:=IF([.C239]&lt;0.242;&quot;exp&quot;;IF([.C239]&lt;0.5;&quot;geo&quot;;IF([.C23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5" calcext:value-type="float">
            <text:p>2,25</text:p>
          </table:table-cell>
          <table:table-cell table:style-name="ce88" table:formula="of:=([.B240]-[.$C$5])/([.$C$6]-[.$C$5])" office:value-type="float" office:value="0.273989898989899" calcext:value-type="float">
            <text:p>0,274</text:p>
          </table:table-cell>
          <table:table-cell table:style-name="ce86"/>
          <table:table-cell table:style-name="ce86" table:formula="of:=7*[.C240]+0.06" office:value-type="float" office:value="1.97792929292929" calcext:value-type="float">
            <text:p>1,98</text:p>
          </table:table-cell>
          <table:table-cell table:style-name="ce88"/>
          <table:table-cell table:style-name="ce88" table:formula="of:=IF([.C240]&lt;0.242;EXP([.C240])/(2-EXP([.C240]));IF([.C240]&lt;0.5;7*[.C240];IF([.C240]&gt;=0.5;LOG(2*[.C240])+7*0.5;&quot;error&quot;)))" office:value-type="float" office:value="1.91792929292929" calcext:value-type="float">
            <text:p>1,918</text:p>
          </table:table-cell>
          <table:table-cell table:formula="of:=IF([.C240]&lt;0.242;&quot;exp&quot;;IF([.C240]&lt;0.5;&quot;geo&quot;;IF([.C24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6" calcext:value-type="float">
            <text:p>2,26</text:p>
          </table:table-cell>
          <table:table-cell table:style-name="ce88" table:formula="of:=([.B241]-[.$C$5])/([.$C$6]-[.$C$5])" office:value-type="float" office:value="0.275252525252525" calcext:value-type="float">
            <text:p>0,275</text:p>
          </table:table-cell>
          <table:table-cell table:style-name="ce86"/>
          <table:table-cell table:style-name="ce86" table:formula="of:=7*[.C241]+0.06" office:value-type="float" office:value="1.98676767676768" calcext:value-type="float">
            <text:p>1,99</text:p>
          </table:table-cell>
          <table:table-cell table:style-name="ce88"/>
          <table:table-cell table:style-name="ce88" table:formula="of:=IF([.C241]&lt;0.242;EXP([.C241])/(2-EXP([.C241]));IF([.C241]&lt;0.5;7*[.C241];IF([.C241]&gt;=0.5;LOG(2*[.C241])+7*0.5;&quot;error&quot;)))" office:value-type="float" office:value="1.92676767676768" calcext:value-type="float">
            <text:p>1,927</text:p>
          </table:table-cell>
          <table:table-cell table:formula="of:=IF([.C241]&lt;0.242;&quot;exp&quot;;IF([.C241]&lt;0.5;&quot;geo&quot;;IF([.C24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7" calcext:value-type="float">
            <text:p>2,27</text:p>
          </table:table-cell>
          <table:table-cell table:style-name="ce88" table:formula="of:=([.B242]-[.$C$5])/([.$C$6]-[.$C$5])" office:value-type="float" office:value="0.276515151515151" calcext:value-type="float">
            <text:p>0,277</text:p>
          </table:table-cell>
          <table:table-cell table:style-name="ce86"/>
          <table:table-cell table:style-name="ce86" table:formula="of:=7*[.C242]+0.06" office:value-type="float" office:value="1.99560606060606" calcext:value-type="float">
            <text:p>2,00</text:p>
          </table:table-cell>
          <table:table-cell table:style-name="ce88"/>
          <table:table-cell table:style-name="ce88" table:formula="of:=IF([.C242]&lt;0.242;EXP([.C242])/(2-EXP([.C242]));IF([.C242]&lt;0.5;7*[.C242];IF([.C242]&gt;=0.5;LOG(2*[.C242])+7*0.5;&quot;error&quot;)))" office:value-type="float" office:value="1.93560606060606" calcext:value-type="float">
            <text:p>1,936</text:p>
          </table:table-cell>
          <table:table-cell table:formula="of:=IF([.C242]&lt;0.242;&quot;exp&quot;;IF([.C242]&lt;0.5;&quot;geo&quot;;IF([.C24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8" calcext:value-type="float">
            <text:p>2,28</text:p>
          </table:table-cell>
          <table:table-cell table:style-name="ce88" table:formula="of:=([.B243]-[.$C$5])/([.$C$6]-[.$C$5])" office:value-type="float" office:value="0.277777777777778" calcext:value-type="float">
            <text:p>0,278</text:p>
          </table:table-cell>
          <table:table-cell table:style-name="ce86"/>
          <table:table-cell table:style-name="ce86" table:formula="of:=7*[.C243]+0.06" office:value-type="float" office:value="2.00444444444444" calcext:value-type="float">
            <text:p>2,00</text:p>
          </table:table-cell>
          <table:table-cell table:style-name="ce88"/>
          <table:table-cell table:style-name="ce88" table:formula="of:=IF([.C243]&lt;0.242;EXP([.C243])/(2-EXP([.C243]));IF([.C243]&lt;0.5;7*[.C243];IF([.C243]&gt;=0.5;LOG(2*[.C243])+7*0.5;&quot;error&quot;)))" office:value-type="float" office:value="1.94444444444444" calcext:value-type="float">
            <text:p>1,944</text:p>
          </table:table-cell>
          <table:table-cell table:formula="of:=IF([.C243]&lt;0.242;&quot;exp&quot;;IF([.C243]&lt;0.5;&quot;geo&quot;;IF([.C24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29" calcext:value-type="float">
            <text:p>2,29</text:p>
          </table:table-cell>
          <table:table-cell table:style-name="ce88" table:formula="of:=([.B244]-[.$C$5])/([.$C$6]-[.$C$5])" office:value-type="float" office:value="0.279040404040404" calcext:value-type="float">
            <text:p>0,279</text:p>
          </table:table-cell>
          <table:table-cell table:style-name="ce86"/>
          <table:table-cell table:style-name="ce86" table:formula="of:=7*[.C244]+0.06" office:value-type="float" office:value="2.01328282828283" calcext:value-type="float">
            <text:p>2,01</text:p>
          </table:table-cell>
          <table:table-cell table:style-name="ce88"/>
          <table:table-cell table:style-name="ce88" table:formula="of:=IF([.C244]&lt;0.242;EXP([.C244])/(2-EXP([.C244]));IF([.C244]&lt;0.5;7*[.C244];IF([.C244]&gt;=0.5;LOG(2*[.C244])+7*0.5;&quot;error&quot;)))" office:value-type="float" office:value="1.95328282828283" calcext:value-type="float">
            <text:p>1,953</text:p>
          </table:table-cell>
          <table:table-cell table:formula="of:=IF([.C244]&lt;0.242;&quot;exp&quot;;IF([.C244]&lt;0.5;&quot;geo&quot;;IF([.C24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table:style-name="ce88" table:formula="of:=([.B245]-[.$C$5])/([.$C$6]-[.$C$5])" office:value-type="float" office:value="0.28030303030303" calcext:value-type="float">
            <text:p>0,280</text:p>
          </table:table-cell>
          <table:table-cell table:style-name="ce86"/>
          <table:table-cell table:style-name="ce86" table:formula="of:=7*[.C245]+0.06" office:value-type="float" office:value="2.02212121212121" calcext:value-type="float">
            <text:p>2,02</text:p>
          </table:table-cell>
          <table:table-cell table:style-name="ce88"/>
          <table:table-cell table:style-name="ce88" table:formula="of:=IF([.C245]&lt;0.242;EXP([.C245])/(2-EXP([.C245]));IF([.C245]&lt;0.5;7*[.C245];IF([.C245]&gt;=0.5;LOG(2*[.C245])+7*0.5;&quot;error&quot;)))" office:value-type="float" office:value="1.96212121212121" calcext:value-type="float">
            <text:p>1,962</text:p>
          </table:table-cell>
          <table:table-cell table:formula="of:=IF([.C245]&lt;0.242;&quot;exp&quot;;IF([.C245]&lt;0.5;&quot;geo&quot;;IF([.C24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1" calcext:value-type="float">
            <text:p>2,31</text:p>
          </table:table-cell>
          <table:table-cell table:style-name="ce88" table:formula="of:=([.B246]-[.$C$5])/([.$C$6]-[.$C$5])" office:value-type="float" office:value="0.281565656565657" calcext:value-type="float">
            <text:p>0,282</text:p>
          </table:table-cell>
          <table:table-cell table:style-name="ce86"/>
          <table:table-cell table:style-name="ce86" table:formula="of:=7*[.C246]+0.06" office:value-type="float" office:value="2.0309595959596" calcext:value-type="float">
            <text:p>2,03</text:p>
          </table:table-cell>
          <table:table-cell table:style-name="ce88"/>
          <table:table-cell table:style-name="ce88" table:formula="of:=IF([.C246]&lt;0.242;EXP([.C246])/(2-EXP([.C246]));IF([.C246]&lt;0.5;7*[.C246];IF([.C246]&gt;=0.5;LOG(2*[.C246])+7*0.5;&quot;error&quot;)))" office:value-type="float" office:value="1.9709595959596" calcext:value-type="float">
            <text:p>1,971</text:p>
          </table:table-cell>
          <table:table-cell table:formula="of:=IF([.C246]&lt;0.242;&quot;exp&quot;;IF([.C246]&lt;0.5;&quot;geo&quot;;IF([.C24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2" calcext:value-type="float">
            <text:p>2,32</text:p>
          </table:table-cell>
          <table:table-cell table:style-name="ce88" table:formula="of:=([.B247]-[.$C$5])/([.$C$6]-[.$C$5])" office:value-type="float" office:value="0.282828282828283" calcext:value-type="float">
            <text:p>0,283</text:p>
          </table:table-cell>
          <table:table-cell table:style-name="ce86"/>
          <table:table-cell table:style-name="ce86" table:formula="of:=7*[.C247]+0.06" office:value-type="float" office:value="2.03979797979798" calcext:value-type="float">
            <text:p>2,04</text:p>
          </table:table-cell>
          <table:table-cell table:style-name="ce88"/>
          <table:table-cell table:style-name="ce88" table:formula="of:=IF([.C247]&lt;0.242;EXP([.C247])/(2-EXP([.C247]));IF([.C247]&lt;0.5;7*[.C247];IF([.C247]&gt;=0.5;LOG(2*[.C247])+7*0.5;&quot;error&quot;)))" office:value-type="float" office:value="1.97979797979798" calcext:value-type="float">
            <text:p>1,980</text:p>
          </table:table-cell>
          <table:table-cell table:formula="of:=IF([.C247]&lt;0.242;&quot;exp&quot;;IF([.C247]&lt;0.5;&quot;geo&quot;;IF([.C24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3" calcext:value-type="float">
            <text:p>2,33</text:p>
          </table:table-cell>
          <table:table-cell table:style-name="ce88" table:formula="of:=([.B248]-[.$C$5])/([.$C$6]-[.$C$5])" office:value-type="float" office:value="0.284090909090909" calcext:value-type="float">
            <text:p>0,284</text:p>
          </table:table-cell>
          <table:table-cell table:style-name="ce86"/>
          <table:table-cell table:style-name="ce86" table:formula="of:=7*[.C248]+0.06" office:value-type="float" office:value="2.04863636363636" calcext:value-type="float">
            <text:p>2,05</text:p>
          </table:table-cell>
          <table:table-cell table:style-name="ce88"/>
          <table:table-cell table:style-name="ce88" table:formula="of:=IF([.C248]&lt;0.242;EXP([.C248])/(2-EXP([.C248]));IF([.C248]&lt;0.5;7*[.C248];IF([.C248]&gt;=0.5;LOG(2*[.C248])+7*0.5;&quot;error&quot;)))" office:value-type="float" office:value="1.98863636363636" calcext:value-type="float">
            <text:p>1,989</text:p>
          </table:table-cell>
          <table:table-cell table:formula="of:=IF([.C248]&lt;0.242;&quot;exp&quot;;IF([.C248]&lt;0.5;&quot;geo&quot;;IF([.C24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4" calcext:value-type="float">
            <text:p>2,34</text:p>
          </table:table-cell>
          <table:table-cell table:style-name="ce88" table:formula="of:=([.B249]-[.$C$5])/([.$C$6]-[.$C$5])" office:value-type="float" office:value="0.285353535353535" calcext:value-type="float">
            <text:p>0,285</text:p>
          </table:table-cell>
          <table:table-cell table:style-name="ce86"/>
          <table:table-cell table:style-name="ce86" table:formula="of:=7*[.C249]+0.06" office:value-type="float" office:value="2.05747474747475" calcext:value-type="float">
            <text:p>2,06</text:p>
          </table:table-cell>
          <table:table-cell table:style-name="ce88"/>
          <table:table-cell table:style-name="ce88" table:formula="of:=IF([.C249]&lt;0.242;EXP([.C249])/(2-EXP([.C249]));IF([.C249]&lt;0.5;7*[.C249];IF([.C249]&gt;=0.5;LOG(2*[.C249])+7*0.5;&quot;error&quot;)))" office:value-type="float" office:value="1.99747474747475" calcext:value-type="float">
            <text:p>1,997</text:p>
          </table:table-cell>
          <table:table-cell table:formula="of:=IF([.C249]&lt;0.242;&quot;exp&quot;;IF([.C249]&lt;0.5;&quot;geo&quot;;IF([.C24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5" calcext:value-type="float">
            <text:p>2,35</text:p>
          </table:table-cell>
          <table:table-cell table:style-name="ce88" table:formula="of:=([.B250]-[.$C$5])/([.$C$6]-[.$C$5])" office:value-type="float" office:value="0.286616161616162" calcext:value-type="float">
            <text:p>0,287</text:p>
          </table:table-cell>
          <table:table-cell table:style-name="ce86"/>
          <table:table-cell table:style-name="ce86" table:formula="of:=7*[.C250]+0.06" office:value-type="float" office:value="2.06631313131313" calcext:value-type="float">
            <text:p>2,07</text:p>
          </table:table-cell>
          <table:table-cell table:style-name="ce88"/>
          <table:table-cell table:style-name="ce88" table:formula="of:=IF([.C250]&lt;0.242;EXP([.C250])/(2-EXP([.C250]));IF([.C250]&lt;0.5;7*[.C250];IF([.C250]&gt;=0.5;LOG(2*[.C250])+7*0.5;&quot;error&quot;)))" office:value-type="float" office:value="2.00631313131313" calcext:value-type="float">
            <text:p>2,006</text:p>
          </table:table-cell>
          <table:table-cell table:formula="of:=IF([.C250]&lt;0.242;&quot;exp&quot;;IF([.C250]&lt;0.5;&quot;geo&quot;;IF([.C25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6" calcext:value-type="float">
            <text:p>2,36</text:p>
          </table:table-cell>
          <table:table-cell table:style-name="ce88" table:formula="of:=([.B251]-[.$C$5])/([.$C$6]-[.$C$5])" office:value-type="float" office:value="0.287878787878788" calcext:value-type="float">
            <text:p>0,288</text:p>
          </table:table-cell>
          <table:table-cell table:style-name="ce86"/>
          <table:table-cell table:style-name="ce86" table:formula="of:=7*[.C251]+0.06" office:value-type="float" office:value="2.07515151515151" calcext:value-type="float">
            <text:p>2,08</text:p>
          </table:table-cell>
          <table:table-cell table:style-name="ce88"/>
          <table:table-cell table:style-name="ce88" table:formula="of:=IF([.C251]&lt;0.242;EXP([.C251])/(2-EXP([.C251]));IF([.C251]&lt;0.5;7*[.C251];IF([.C251]&gt;=0.5;LOG(2*[.C251])+7*0.5;&quot;error&quot;)))" office:value-type="float" office:value="2.01515151515151" calcext:value-type="float">
            <text:p>2,015</text:p>
          </table:table-cell>
          <table:table-cell table:formula="of:=IF([.C251]&lt;0.242;&quot;exp&quot;;IF([.C251]&lt;0.5;&quot;geo&quot;;IF([.C25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7" calcext:value-type="float">
            <text:p>2,37</text:p>
          </table:table-cell>
          <table:table-cell table:style-name="ce88" table:formula="of:=([.B252]-[.$C$5])/([.$C$6]-[.$C$5])" office:value-type="float" office:value="0.289141414141414" calcext:value-type="float">
            <text:p>0,289</text:p>
          </table:table-cell>
          <table:table-cell table:style-name="ce86"/>
          <table:table-cell table:style-name="ce86" table:formula="of:=7*[.C252]+0.06" office:value-type="float" office:value="2.0839898989899" calcext:value-type="float">
            <text:p>2,08</text:p>
          </table:table-cell>
          <table:table-cell table:style-name="ce88"/>
          <table:table-cell table:style-name="ce88" table:formula="of:=IF([.C252]&lt;0.242;EXP([.C252])/(2-EXP([.C252]));IF([.C252]&lt;0.5;7*[.C252];IF([.C252]&gt;=0.5;LOG(2*[.C252])+7*0.5;&quot;error&quot;)))" office:value-type="float" office:value="2.0239898989899" calcext:value-type="float">
            <text:p>2,024</text:p>
          </table:table-cell>
          <table:table-cell table:formula="of:=IF([.C252]&lt;0.242;&quot;exp&quot;;IF([.C252]&lt;0.5;&quot;geo&quot;;IF([.C25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8" calcext:value-type="float">
            <text:p>2,38</text:p>
          </table:table-cell>
          <table:table-cell table:style-name="ce88" table:formula="of:=([.B253]-[.$C$5])/([.$C$6]-[.$C$5])" office:value-type="float" office:value="0.29040404040404" calcext:value-type="float">
            <text:p>0,290</text:p>
          </table:table-cell>
          <table:table-cell table:style-name="ce86"/>
          <table:table-cell table:style-name="ce86" table:formula="of:=7*[.C253]+0.06" office:value-type="float" office:value="2.09282828282828" calcext:value-type="float">
            <text:p>2,09</text:p>
          </table:table-cell>
          <table:table-cell table:style-name="ce88"/>
          <table:table-cell table:style-name="ce88" table:formula="of:=IF([.C253]&lt;0.242;EXP([.C253])/(2-EXP([.C253]));IF([.C253]&lt;0.5;7*[.C253];IF([.C253]&gt;=0.5;LOG(2*[.C253])+7*0.5;&quot;error&quot;)))" office:value-type="float" office:value="2.03282828282828" calcext:value-type="float">
            <text:p>2,033</text:p>
          </table:table-cell>
          <table:table-cell table:formula="of:=IF([.C253]&lt;0.242;&quot;exp&quot;;IF([.C253]&lt;0.5;&quot;geo&quot;;IF([.C25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39" calcext:value-type="float">
            <text:p>2,39</text:p>
          </table:table-cell>
          <table:table-cell table:style-name="ce88" table:formula="of:=([.B254]-[.$C$5])/([.$C$6]-[.$C$5])" office:value-type="float" office:value="0.291666666666667" calcext:value-type="float">
            <text:p>0,292</text:p>
          </table:table-cell>
          <table:table-cell table:style-name="ce86"/>
          <table:table-cell table:style-name="ce86" table:formula="of:=7*[.C254]+0.06" office:value-type="float" office:value="2.10166666666667" calcext:value-type="float">
            <text:p>2,10</text:p>
          </table:table-cell>
          <table:table-cell table:style-name="ce88"/>
          <table:table-cell table:style-name="ce88" table:formula="of:=IF([.C254]&lt;0.242;EXP([.C254])/(2-EXP([.C254]));IF([.C254]&lt;0.5;7*[.C254];IF([.C254]&gt;=0.5;LOG(2*[.C254])+7*0.5;&quot;error&quot;)))" office:value-type="float" office:value="2.04166666666667" calcext:value-type="float">
            <text:p>2,042</text:p>
          </table:table-cell>
          <table:table-cell table:formula="of:=IF([.C254]&lt;0.242;&quot;exp&quot;;IF([.C254]&lt;0.5;&quot;geo&quot;;IF([.C25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" calcext:value-type="float">
            <text:p>2,4</text:p>
          </table:table-cell>
          <table:table-cell table:style-name="ce88" table:formula="of:=([.B255]-[.$C$5])/([.$C$6]-[.$C$5])" office:value-type="float" office:value="0.292929292929293" calcext:value-type="float">
            <text:p>0,293</text:p>
          </table:table-cell>
          <table:table-cell table:style-name="ce86"/>
          <table:table-cell table:style-name="ce86" table:formula="of:=7*[.C255]+0.06" office:value-type="float" office:value="2.11050505050505" calcext:value-type="float">
            <text:p>2,11</text:p>
          </table:table-cell>
          <table:table-cell table:style-name="ce88"/>
          <table:table-cell table:style-name="ce88" table:formula="of:=IF([.C255]&lt;0.242;EXP([.C255])/(2-EXP([.C255]));IF([.C255]&lt;0.5;7*[.C255];IF([.C255]&gt;=0.5;LOG(2*[.C255])+7*0.5;&quot;error&quot;)))" office:value-type="float" office:value="2.05050505050505" calcext:value-type="float">
            <text:p>2,051</text:p>
          </table:table-cell>
          <table:table-cell table:formula="of:=IF([.C255]&lt;0.242;&quot;exp&quot;;IF([.C255]&lt;0.5;&quot;geo&quot;;IF([.C25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table:style-name="ce88" table:formula="of:=([.B256]-[.$C$5])/([.$C$6]-[.$C$5])" office:value-type="float" office:value="0.294191919191919" calcext:value-type="float">
            <text:p>0,294</text:p>
          </table:table-cell>
          <table:table-cell table:style-name="ce86"/>
          <table:table-cell table:style-name="ce86" table:formula="of:=7*[.C256]+0.06" office:value-type="float" office:value="2.11934343434343" calcext:value-type="float">
            <text:p>2,12</text:p>
          </table:table-cell>
          <table:table-cell table:style-name="ce88"/>
          <table:table-cell table:style-name="ce88" table:formula="of:=IF([.C256]&lt;0.242;EXP([.C256])/(2-EXP([.C256]));IF([.C256]&lt;0.5;7*[.C256];IF([.C256]&gt;=0.5;LOG(2*[.C256])+7*0.5;&quot;error&quot;)))" office:value-type="float" office:value="2.05934343434343" calcext:value-type="float">
            <text:p>2,059</text:p>
          </table:table-cell>
          <table:table-cell table:formula="of:=IF([.C256]&lt;0.242;&quot;exp&quot;;IF([.C256]&lt;0.5;&quot;geo&quot;;IF([.C25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2" calcext:value-type="float">
            <text:p>2,42</text:p>
          </table:table-cell>
          <table:table-cell table:style-name="ce88" table:formula="of:=([.B257]-[.$C$5])/([.$C$6]-[.$C$5])" office:value-type="float" office:value="0.295454545454545" calcext:value-type="float">
            <text:p>0,295</text:p>
          </table:table-cell>
          <table:table-cell table:style-name="ce86"/>
          <table:table-cell table:style-name="ce86" table:formula="of:=7*[.C257]+0.06" office:value-type="float" office:value="2.12818181818182" calcext:value-type="float">
            <text:p>2,13</text:p>
          </table:table-cell>
          <table:table-cell table:style-name="ce88"/>
          <table:table-cell table:style-name="ce88" table:formula="of:=IF([.C257]&lt;0.242;EXP([.C257])/(2-EXP([.C257]));IF([.C257]&lt;0.5;7*[.C257];IF([.C257]&gt;=0.5;LOG(2*[.C257])+7*0.5;&quot;error&quot;)))" office:value-type="float" office:value="2.06818181818182" calcext:value-type="float">
            <text:p>2,068</text:p>
          </table:table-cell>
          <table:table-cell table:formula="of:=IF([.C257]&lt;0.242;&quot;exp&quot;;IF([.C257]&lt;0.5;&quot;geo&quot;;IF([.C25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table:style-name="ce88" table:formula="of:=([.B258]-[.$C$5])/([.$C$6]-[.$C$5])" office:value-type="float" office:value="0.296717171717172" calcext:value-type="float">
            <text:p>0,297</text:p>
          </table:table-cell>
          <table:table-cell table:style-name="ce86"/>
          <table:table-cell table:style-name="ce86" table:formula="of:=7*[.C258]+0.06" office:value-type="float" office:value="2.1370202020202" calcext:value-type="float">
            <text:p>2,14</text:p>
          </table:table-cell>
          <table:table-cell table:style-name="ce88"/>
          <table:table-cell table:style-name="ce88" table:formula="of:=IF([.C258]&lt;0.242;EXP([.C258])/(2-EXP([.C258]));IF([.C258]&lt;0.5;7*[.C258];IF([.C258]&gt;=0.5;LOG(2*[.C258])+7*0.5;&quot;error&quot;)))" office:value-type="float" office:value="2.0770202020202" calcext:value-type="float">
            <text:p>2,077</text:p>
          </table:table-cell>
          <table:table-cell table:formula="of:=IF([.C258]&lt;0.242;&quot;exp&quot;;IF([.C258]&lt;0.5;&quot;geo&quot;;IF([.C25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4" calcext:value-type="float">
            <text:p>2,44</text:p>
          </table:table-cell>
          <table:table-cell table:style-name="ce88" table:formula="of:=([.B259]-[.$C$5])/([.$C$6]-[.$C$5])" office:value-type="float" office:value="0.297979797979798" calcext:value-type="float">
            <text:p>0,298</text:p>
          </table:table-cell>
          <table:table-cell table:style-name="ce86"/>
          <table:table-cell table:style-name="ce86" table:formula="of:=7*[.C259]+0.06" office:value-type="float" office:value="2.14585858585859" calcext:value-type="float">
            <text:p>2,15</text:p>
          </table:table-cell>
          <table:table-cell table:style-name="ce88"/>
          <table:table-cell table:style-name="ce88" table:formula="of:=IF([.C259]&lt;0.242;EXP([.C259])/(2-EXP([.C259]));IF([.C259]&lt;0.5;7*[.C259];IF([.C259]&gt;=0.5;LOG(2*[.C259])+7*0.5;&quot;error&quot;)))" office:value-type="float" office:value="2.08585858585859" calcext:value-type="float">
            <text:p>2,086</text:p>
          </table:table-cell>
          <table:table-cell table:formula="of:=IF([.C259]&lt;0.242;&quot;exp&quot;;IF([.C259]&lt;0.5;&quot;geo&quot;;IF([.C25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5" calcext:value-type="float">
            <text:p>2,45</text:p>
          </table:table-cell>
          <table:table-cell table:style-name="ce88" table:formula="of:=([.B260]-[.$C$5])/([.$C$6]-[.$C$5])" office:value-type="float" office:value="0.299242424242424" calcext:value-type="float">
            <text:p>0,299</text:p>
          </table:table-cell>
          <table:table-cell table:style-name="ce86"/>
          <table:table-cell table:style-name="ce86" table:formula="of:=7*[.C260]+0.06" office:value-type="float" office:value="2.15469696969697" calcext:value-type="float">
            <text:p>2,15</text:p>
          </table:table-cell>
          <table:table-cell table:style-name="ce88"/>
          <table:table-cell table:style-name="ce88" table:formula="of:=IF([.C260]&lt;0.242;EXP([.C260])/(2-EXP([.C260]));IF([.C260]&lt;0.5;7*[.C260];IF([.C260]&gt;=0.5;LOG(2*[.C260])+7*0.5;&quot;error&quot;)))" office:value-type="float" office:value="2.09469696969697" calcext:value-type="float">
            <text:p>2,095</text:p>
          </table:table-cell>
          <table:table-cell table:formula="of:=IF([.C260]&lt;0.242;&quot;exp&quot;;IF([.C260]&lt;0.5;&quot;geo&quot;;IF([.C26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6" calcext:value-type="float">
            <text:p>2,46</text:p>
          </table:table-cell>
          <table:table-cell table:style-name="ce88" table:formula="of:=([.B261]-[.$C$5])/([.$C$6]-[.$C$5])" office:value-type="float" office:value="0.30050505050505" calcext:value-type="float">
            <text:p>0,301</text:p>
          </table:table-cell>
          <table:table-cell table:style-name="ce86"/>
          <table:table-cell table:style-name="ce86" table:formula="of:=7*[.C261]+0.06" office:value-type="float" office:value="2.16353535353535" calcext:value-type="float">
            <text:p>2,16</text:p>
          </table:table-cell>
          <table:table-cell table:style-name="ce88"/>
          <table:table-cell table:style-name="ce88" table:formula="of:=IF([.C261]&lt;0.242;EXP([.C261])/(2-EXP([.C261]));IF([.C261]&lt;0.5;7*[.C261];IF([.C261]&gt;=0.5;LOG(2*[.C261])+7*0.5;&quot;error&quot;)))" office:value-type="float" office:value="2.10353535353535" calcext:value-type="float">
            <text:p>2,104</text:p>
          </table:table-cell>
          <table:table-cell table:formula="of:=IF([.C261]&lt;0.242;&quot;exp&quot;;IF([.C261]&lt;0.5;&quot;geo&quot;;IF([.C26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7" calcext:value-type="float">
            <text:p>2,47</text:p>
          </table:table-cell>
          <table:table-cell table:style-name="ce88" table:formula="of:=([.B262]-[.$C$5])/([.$C$6]-[.$C$5])" office:value-type="float" office:value="0.301767676767677" calcext:value-type="float">
            <text:p>0,302</text:p>
          </table:table-cell>
          <table:table-cell table:style-name="ce86"/>
          <table:table-cell table:style-name="ce86" table:formula="of:=7*[.C262]+0.06" office:value-type="float" office:value="2.17237373737374" calcext:value-type="float">
            <text:p>2,17</text:p>
          </table:table-cell>
          <table:table-cell table:style-name="ce88"/>
          <table:table-cell table:style-name="ce88" table:formula="of:=IF([.C262]&lt;0.242;EXP([.C262])/(2-EXP([.C262]));IF([.C262]&lt;0.5;7*[.C262];IF([.C262]&gt;=0.5;LOG(2*[.C262])+7*0.5;&quot;error&quot;)))" office:value-type="float" office:value="2.11237373737374" calcext:value-type="float">
            <text:p>2,112</text:p>
          </table:table-cell>
          <table:table-cell table:formula="of:=IF([.C262]&lt;0.242;&quot;exp&quot;;IF([.C262]&lt;0.5;&quot;geo&quot;;IF([.C26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8" calcext:value-type="float">
            <text:p>2,48</text:p>
          </table:table-cell>
          <table:table-cell table:style-name="ce88" table:formula="of:=([.B263]-[.$C$5])/([.$C$6]-[.$C$5])" office:value-type="float" office:value="0.303030303030303" calcext:value-type="float">
            <text:p>0,303</text:p>
          </table:table-cell>
          <table:table-cell table:style-name="ce86"/>
          <table:table-cell table:style-name="ce86" table:formula="of:=7*[.C263]+0.06" office:value-type="float" office:value="2.18121212121212" calcext:value-type="float">
            <text:p>2,18</text:p>
          </table:table-cell>
          <table:table-cell table:style-name="ce88"/>
          <table:table-cell table:style-name="ce88" table:formula="of:=IF([.C263]&lt;0.242;EXP([.C263])/(2-EXP([.C263]));IF([.C263]&lt;0.5;7*[.C263];IF([.C263]&gt;=0.5;LOG(2*[.C263])+7*0.5;&quot;error&quot;)))" office:value-type="float" office:value="2.12121212121212" calcext:value-type="float">
            <text:p>2,121</text:p>
          </table:table-cell>
          <table:table-cell table:formula="of:=IF([.C263]&lt;0.242;&quot;exp&quot;;IF([.C263]&lt;0.5;&quot;geo&quot;;IF([.C26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49" calcext:value-type="float">
            <text:p>2,49</text:p>
          </table:table-cell>
          <table:table-cell table:style-name="ce88" table:formula="of:=([.B264]-[.$C$5])/([.$C$6]-[.$C$5])" office:value-type="float" office:value="0.304292929292929" calcext:value-type="float">
            <text:p>0,304</text:p>
          </table:table-cell>
          <table:table-cell table:style-name="ce86"/>
          <table:table-cell table:style-name="ce86" table:formula="of:=7*[.C264]+0.06" office:value-type="float" office:value="2.19005050505051" calcext:value-type="float">
            <text:p>2,19</text:p>
          </table:table-cell>
          <table:table-cell table:style-name="ce88"/>
          <table:table-cell table:style-name="ce88" table:formula="of:=IF([.C264]&lt;0.242;EXP([.C264])/(2-EXP([.C264]));IF([.C264]&lt;0.5;7*[.C264];IF([.C264]&gt;=0.5;LOG(2*[.C264])+7*0.5;&quot;error&quot;)))" office:value-type="float" office:value="2.13005050505051" calcext:value-type="float">
            <text:p>2,130</text:p>
          </table:table-cell>
          <table:table-cell table:formula="of:=IF([.C264]&lt;0.242;&quot;exp&quot;;IF([.C264]&lt;0.5;&quot;geo&quot;;IF([.C26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style-name="ce88" table:formula="of:=([.B265]-[.$C$5])/([.$C$6]-[.$C$5])" office:value-type="float" office:value="0.305555555555555" calcext:value-type="float">
            <text:p>0,306</text:p>
          </table:table-cell>
          <table:table-cell table:style-name="ce86"/>
          <table:table-cell table:style-name="ce86" table:formula="of:=7*[.C265]+0.06" office:value-type="float" office:value="2.19888888888889" calcext:value-type="float">
            <text:p>2,20</text:p>
          </table:table-cell>
          <table:table-cell table:style-name="ce88"/>
          <table:table-cell table:style-name="ce88" table:formula="of:=IF([.C265]&lt;0.242;EXP([.C265])/(2-EXP([.C265]));IF([.C265]&lt;0.5;7*[.C265];IF([.C265]&gt;=0.5;LOG(2*[.C265])+7*0.5;&quot;error&quot;)))" office:value-type="float" office:value="2.13888888888889" calcext:value-type="float">
            <text:p>2,139</text:p>
          </table:table-cell>
          <table:table-cell table:formula="of:=IF([.C265]&lt;0.242;&quot;exp&quot;;IF([.C265]&lt;0.5;&quot;geo&quot;;IF([.C26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table:style-name="ce88" table:formula="of:=([.B266]-[.$C$5])/([.$C$6]-[.$C$5])" office:value-type="float" office:value="0.306818181818182" calcext:value-type="float">
            <text:p>0,307</text:p>
          </table:table-cell>
          <table:table-cell table:style-name="ce86"/>
          <table:table-cell table:style-name="ce86" table:formula="of:=7*[.C266]+0.06" office:value-type="float" office:value="2.20772727272727" calcext:value-type="float">
            <text:p>2,21</text:p>
          </table:table-cell>
          <table:table-cell table:style-name="ce88"/>
          <table:table-cell table:style-name="ce88" table:formula="of:=IF([.C266]&lt;0.242;EXP([.C266])/(2-EXP([.C266]));IF([.C266]&lt;0.5;7*[.C266];IF([.C266]&gt;=0.5;LOG(2*[.C266])+7*0.5;&quot;error&quot;)))" office:value-type="float" office:value="2.14772727272727" calcext:value-type="float">
            <text:p>2,148</text:p>
          </table:table-cell>
          <table:table-cell table:formula="of:=IF([.C266]&lt;0.242;&quot;exp&quot;;IF([.C266]&lt;0.5;&quot;geo&quot;;IF([.C26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2" calcext:value-type="float">
            <text:p>2,52</text:p>
          </table:table-cell>
          <table:table-cell table:style-name="ce88" table:formula="of:=([.B267]-[.$C$5])/([.$C$6]-[.$C$5])" office:value-type="float" office:value="0.308080808080808" calcext:value-type="float">
            <text:p>0,308</text:p>
          </table:table-cell>
          <table:table-cell table:style-name="ce86"/>
          <table:table-cell table:style-name="ce86" table:formula="of:=7*[.C267]+0.06" office:value-type="float" office:value="2.21656565656566" calcext:value-type="float">
            <text:p>2,22</text:p>
          </table:table-cell>
          <table:table-cell table:style-name="ce88"/>
          <table:table-cell table:style-name="ce88" table:formula="of:=IF([.C267]&lt;0.242;EXP([.C267])/(2-EXP([.C267]));IF([.C267]&lt;0.5;7*[.C267];IF([.C267]&gt;=0.5;LOG(2*[.C267])+7*0.5;&quot;error&quot;)))" office:value-type="float" office:value="2.15656565656566" calcext:value-type="float">
            <text:p>2,157</text:p>
          </table:table-cell>
          <table:table-cell table:formula="of:=IF([.C267]&lt;0.242;&quot;exp&quot;;IF([.C267]&lt;0.5;&quot;geo&quot;;IF([.C26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3" calcext:value-type="float">
            <text:p>2,53</text:p>
          </table:table-cell>
          <table:table-cell table:style-name="ce88" table:formula="of:=([.B268]-[.$C$5])/([.$C$6]-[.$C$5])" office:value-type="float" office:value="0.309343434343434" calcext:value-type="float">
            <text:p>0,309</text:p>
          </table:table-cell>
          <table:table-cell table:style-name="ce86"/>
          <table:table-cell table:style-name="ce86" table:formula="of:=7*[.C268]+0.06" office:value-type="float" office:value="2.22540404040404" calcext:value-type="float">
            <text:p>2,23</text:p>
          </table:table-cell>
          <table:table-cell table:style-name="ce88"/>
          <table:table-cell table:style-name="ce88" table:formula="of:=IF([.C268]&lt;0.242;EXP([.C268])/(2-EXP([.C268]));IF([.C268]&lt;0.5;7*[.C268];IF([.C268]&gt;=0.5;LOG(2*[.C268])+7*0.5;&quot;error&quot;)))" office:value-type="float" office:value="2.16540404040404" calcext:value-type="float">
            <text:p>2,165</text:p>
          </table:table-cell>
          <table:table-cell table:formula="of:=IF([.C268]&lt;0.242;&quot;exp&quot;;IF([.C268]&lt;0.5;&quot;geo&quot;;IF([.C26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4" calcext:value-type="float">
            <text:p>2,54</text:p>
          </table:table-cell>
          <table:table-cell table:style-name="ce88" table:formula="of:=([.B269]-[.$C$5])/([.$C$6]-[.$C$5])" office:value-type="float" office:value="0.310606060606061" calcext:value-type="float">
            <text:p>0,311</text:p>
          </table:table-cell>
          <table:table-cell table:style-name="ce86"/>
          <table:table-cell table:style-name="ce86" table:formula="of:=7*[.C269]+0.06" office:value-type="float" office:value="2.23424242424242" calcext:value-type="float">
            <text:p>2,23</text:p>
          </table:table-cell>
          <table:table-cell table:style-name="ce88"/>
          <table:table-cell table:style-name="ce88" table:formula="of:=IF([.C269]&lt;0.242;EXP([.C269])/(2-EXP([.C269]));IF([.C269]&lt;0.5;7*[.C269];IF([.C269]&gt;=0.5;LOG(2*[.C269])+7*0.5;&quot;error&quot;)))" office:value-type="float" office:value="2.17424242424242" calcext:value-type="float">
            <text:p>2,174</text:p>
          </table:table-cell>
          <table:table-cell table:formula="of:=IF([.C269]&lt;0.242;&quot;exp&quot;;IF([.C269]&lt;0.5;&quot;geo&quot;;IF([.C26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5" calcext:value-type="float">
            <text:p>2,55</text:p>
          </table:table-cell>
          <table:table-cell table:style-name="ce88" table:formula="of:=([.B270]-[.$C$5])/([.$C$6]-[.$C$5])" office:value-type="float" office:value="0.311868686868687" calcext:value-type="float">
            <text:p>0,312</text:p>
          </table:table-cell>
          <table:table-cell table:style-name="ce86"/>
          <table:table-cell table:style-name="ce86" table:formula="of:=7*[.C270]+0.06" office:value-type="float" office:value="2.24308080808081" calcext:value-type="float">
            <text:p>2,24</text:p>
          </table:table-cell>
          <table:table-cell table:style-name="ce88"/>
          <table:table-cell table:style-name="ce88" table:formula="of:=IF([.C270]&lt;0.242;EXP([.C270])/(2-EXP([.C270]));IF([.C270]&lt;0.5;7*[.C270];IF([.C270]&gt;=0.5;LOG(2*[.C270])+7*0.5;&quot;error&quot;)))" office:value-type="float" office:value="2.18308080808081" calcext:value-type="float">
            <text:p>2,183</text:p>
          </table:table-cell>
          <table:table-cell table:formula="of:=IF([.C270]&lt;0.242;&quot;exp&quot;;IF([.C270]&lt;0.5;&quot;geo&quot;;IF([.C27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table:style-name="ce88" table:formula="of:=([.B271]-[.$C$5])/([.$C$6]-[.$C$5])" office:value-type="float" office:value="0.313131313131313" calcext:value-type="float">
            <text:p>0,313</text:p>
          </table:table-cell>
          <table:table-cell table:style-name="ce86"/>
          <table:table-cell table:style-name="ce86" table:formula="of:=7*[.C271]+0.06" office:value-type="float" office:value="2.25191919191919" calcext:value-type="float">
            <text:p>2,25</text:p>
          </table:table-cell>
          <table:table-cell table:style-name="ce88"/>
          <table:table-cell table:style-name="ce88" table:formula="of:=IF([.C271]&lt;0.242;EXP([.C271])/(2-EXP([.C271]));IF([.C271]&lt;0.5;7*[.C271];IF([.C271]&gt;=0.5;LOG(2*[.C271])+7*0.5;&quot;error&quot;)))" office:value-type="float" office:value="2.19191919191919" calcext:value-type="float">
            <text:p>2,192</text:p>
          </table:table-cell>
          <table:table-cell table:formula="of:=IF([.C271]&lt;0.242;&quot;exp&quot;;IF([.C271]&lt;0.5;&quot;geo&quot;;IF([.C27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7" calcext:value-type="float">
            <text:p>2,57</text:p>
          </table:table-cell>
          <table:table-cell table:style-name="ce88" table:formula="of:=([.B272]-[.$C$5])/([.$C$6]-[.$C$5])" office:value-type="float" office:value="0.314393939393939" calcext:value-type="float">
            <text:p>0,314</text:p>
          </table:table-cell>
          <table:table-cell table:style-name="ce86"/>
          <table:table-cell table:style-name="ce86" table:formula="of:=7*[.C272]+0.06" office:value-type="float" office:value="2.26075757575758" calcext:value-type="float">
            <text:p>2,26</text:p>
          </table:table-cell>
          <table:table-cell table:style-name="ce88"/>
          <table:table-cell table:style-name="ce88" table:formula="of:=IF([.C272]&lt;0.242;EXP([.C272])/(2-EXP([.C272]));IF([.C272]&lt;0.5;7*[.C272];IF([.C272]&gt;=0.5;LOG(2*[.C272])+7*0.5;&quot;error&quot;)))" office:value-type="float" office:value="2.20075757575758" calcext:value-type="float">
            <text:p>2,201</text:p>
          </table:table-cell>
          <table:table-cell table:formula="of:=IF([.C272]&lt;0.242;&quot;exp&quot;;IF([.C272]&lt;0.5;&quot;geo&quot;;IF([.C27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8" calcext:value-type="float">
            <text:p>2,58</text:p>
          </table:table-cell>
          <table:table-cell table:style-name="ce88" table:formula="of:=([.B273]-[.$C$5])/([.$C$6]-[.$C$5])" office:value-type="float" office:value="0.315656565656566" calcext:value-type="float">
            <text:p>0,316</text:p>
          </table:table-cell>
          <table:table-cell table:style-name="ce86"/>
          <table:table-cell table:style-name="ce86" table:formula="of:=7*[.C273]+0.06" office:value-type="float" office:value="2.26959595959596" calcext:value-type="float">
            <text:p>2,27</text:p>
          </table:table-cell>
          <table:table-cell table:style-name="ce88"/>
          <table:table-cell table:style-name="ce88" table:formula="of:=IF([.C273]&lt;0.242;EXP([.C273])/(2-EXP([.C273]));IF([.C273]&lt;0.5;7*[.C273];IF([.C273]&gt;=0.5;LOG(2*[.C273])+7*0.5;&quot;error&quot;)))" office:value-type="float" office:value="2.20959595959596" calcext:value-type="float">
            <text:p>2,210</text:p>
          </table:table-cell>
          <table:table-cell table:formula="of:=IF([.C273]&lt;0.242;&quot;exp&quot;;IF([.C273]&lt;0.5;&quot;geo&quot;;IF([.C27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59" calcext:value-type="float">
            <text:p>2,59</text:p>
          </table:table-cell>
          <table:table-cell table:style-name="ce88" table:formula="of:=([.B274]-[.$C$5])/([.$C$6]-[.$C$5])" office:value-type="float" office:value="0.316919191919192" calcext:value-type="float">
            <text:p>0,317</text:p>
          </table:table-cell>
          <table:table-cell table:style-name="ce86"/>
          <table:table-cell table:style-name="ce86" table:formula="of:=7*[.C274]+0.06" office:value-type="float" office:value="2.27843434343434" calcext:value-type="float">
            <text:p>2,28</text:p>
          </table:table-cell>
          <table:table-cell table:style-name="ce88"/>
          <table:table-cell table:style-name="ce88" table:formula="of:=IF([.C274]&lt;0.242;EXP([.C274])/(2-EXP([.C274]));IF([.C274]&lt;0.5;7*[.C274];IF([.C274]&gt;=0.5;LOG(2*[.C274])+7*0.5;&quot;error&quot;)))" office:value-type="float" office:value="2.21843434343434" calcext:value-type="float">
            <text:p>2,218</text:p>
          </table:table-cell>
          <table:table-cell table:formula="of:=IF([.C274]&lt;0.242;&quot;exp&quot;;IF([.C274]&lt;0.5;&quot;geo&quot;;IF([.C27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" calcext:value-type="float">
            <text:p>2,6</text:p>
          </table:table-cell>
          <table:table-cell table:style-name="ce88" table:formula="of:=([.B275]-[.$C$5])/([.$C$6]-[.$C$5])" office:value-type="float" office:value="0.318181818181818" calcext:value-type="float">
            <text:p>0,318</text:p>
          </table:table-cell>
          <table:table-cell table:style-name="ce86"/>
          <table:table-cell table:style-name="ce86" table:formula="of:=7*[.C275]+0.06" office:value-type="float" office:value="2.28727272727273" calcext:value-type="float">
            <text:p>2,29</text:p>
          </table:table-cell>
          <table:table-cell table:style-name="ce88"/>
          <table:table-cell table:style-name="ce88" table:formula="of:=IF([.C275]&lt;0.242;EXP([.C275])/(2-EXP([.C275]));IF([.C275]&lt;0.5;7*[.C275];IF([.C275]&gt;=0.5;LOG(2*[.C275])+7*0.5;&quot;error&quot;)))" office:value-type="float" office:value="2.22727272727273" calcext:value-type="float">
            <text:p>2,227</text:p>
          </table:table-cell>
          <table:table-cell table:formula="of:=IF([.C275]&lt;0.242;&quot;exp&quot;;IF([.C275]&lt;0.5;&quot;geo&quot;;IF([.C27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1" calcext:value-type="float">
            <text:p>2,61</text:p>
          </table:table-cell>
          <table:table-cell table:style-name="ce88" table:formula="of:=([.B276]-[.$C$5])/([.$C$6]-[.$C$5])" office:value-type="float" office:value="0.319444444444444" calcext:value-type="float">
            <text:p>0,319</text:p>
          </table:table-cell>
          <table:table-cell table:style-name="ce86"/>
          <table:table-cell table:style-name="ce86" table:formula="of:=7*[.C276]+0.06" office:value-type="float" office:value="2.29611111111111" calcext:value-type="float">
            <text:p>2,30</text:p>
          </table:table-cell>
          <table:table-cell table:style-name="ce88"/>
          <table:table-cell table:style-name="ce88" table:formula="of:=IF([.C276]&lt;0.242;EXP([.C276])/(2-EXP([.C276]));IF([.C276]&lt;0.5;7*[.C276];IF([.C276]&gt;=0.5;LOG(2*[.C276])+7*0.5;&quot;error&quot;)))" office:value-type="float" office:value="2.23611111111111" calcext:value-type="float">
            <text:p>2,236</text:p>
          </table:table-cell>
          <table:table-cell table:formula="of:=IF([.C276]&lt;0.242;&quot;exp&quot;;IF([.C276]&lt;0.5;&quot;geo&quot;;IF([.C27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2" calcext:value-type="float">
            <text:p>2,62</text:p>
          </table:table-cell>
          <table:table-cell table:style-name="ce88" table:formula="of:=([.B277]-[.$C$5])/([.$C$6]-[.$C$5])" office:value-type="float" office:value="0.320707070707071" calcext:value-type="float">
            <text:p>0,321</text:p>
          </table:table-cell>
          <table:table-cell table:style-name="ce86"/>
          <table:table-cell table:style-name="ce86" table:formula="of:=7*[.C277]+0.06" office:value-type="float" office:value="2.30494949494949" calcext:value-type="float">
            <text:p>2,30</text:p>
          </table:table-cell>
          <table:table-cell table:style-name="ce88"/>
          <table:table-cell table:style-name="ce88" table:formula="of:=IF([.C277]&lt;0.242;EXP([.C277])/(2-EXP([.C277]));IF([.C277]&lt;0.5;7*[.C277];IF([.C277]&gt;=0.5;LOG(2*[.C277])+7*0.5;&quot;error&quot;)))" office:value-type="float" office:value="2.24494949494949" calcext:value-type="float">
            <text:p>2,245</text:p>
          </table:table-cell>
          <table:table-cell table:formula="of:=IF([.C277]&lt;0.242;&quot;exp&quot;;IF([.C277]&lt;0.5;&quot;geo&quot;;IF([.C27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3" calcext:value-type="float">
            <text:p>2,63</text:p>
          </table:table-cell>
          <table:table-cell table:style-name="ce88" table:formula="of:=([.B278]-[.$C$5])/([.$C$6]-[.$C$5])" office:value-type="float" office:value="0.321969696969697" calcext:value-type="float">
            <text:p>0,322</text:p>
          </table:table-cell>
          <table:table-cell table:style-name="ce86"/>
          <table:table-cell table:style-name="ce86" table:formula="of:=7*[.C278]+0.06" office:value-type="float" office:value="2.31378787878788" calcext:value-type="float">
            <text:p>2,31</text:p>
          </table:table-cell>
          <table:table-cell table:style-name="ce88"/>
          <table:table-cell table:style-name="ce88" table:formula="of:=IF([.C278]&lt;0.242;EXP([.C278])/(2-EXP([.C278]));IF([.C278]&lt;0.5;7*[.C278];IF([.C278]&gt;=0.5;LOG(2*[.C278])+7*0.5;&quot;error&quot;)))" office:value-type="float" office:value="2.25378787878788" calcext:value-type="float">
            <text:p>2,254</text:p>
          </table:table-cell>
          <table:table-cell table:formula="of:=IF([.C278]&lt;0.242;&quot;exp&quot;;IF([.C278]&lt;0.5;&quot;geo&quot;;IF([.C27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table:style-name="ce88" table:formula="of:=([.B279]-[.$C$5])/([.$C$6]-[.$C$5])" office:value-type="float" office:value="0.323232323232323" calcext:value-type="float">
            <text:p>0,323</text:p>
          </table:table-cell>
          <table:table-cell table:style-name="ce86"/>
          <table:table-cell table:style-name="ce86" table:formula="of:=7*[.C279]+0.06" office:value-type="float" office:value="2.32262626262626" calcext:value-type="float">
            <text:p>2,32</text:p>
          </table:table-cell>
          <table:table-cell table:style-name="ce88"/>
          <table:table-cell table:style-name="ce88" table:formula="of:=IF([.C279]&lt;0.242;EXP([.C279])/(2-EXP([.C279]));IF([.C279]&lt;0.5;7*[.C279];IF([.C279]&gt;=0.5;LOG(2*[.C279])+7*0.5;&quot;error&quot;)))" office:value-type="float" office:value="2.26262626262626" calcext:value-type="float">
            <text:p>2,263</text:p>
          </table:table-cell>
          <table:table-cell table:formula="of:=IF([.C279]&lt;0.242;&quot;exp&quot;;IF([.C279]&lt;0.5;&quot;geo&quot;;IF([.C27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5" calcext:value-type="float">
            <text:p>2,65</text:p>
          </table:table-cell>
          <table:table-cell table:style-name="ce88" table:formula="of:=([.B280]-[.$C$5])/([.$C$6]-[.$C$5])" office:value-type="float" office:value="0.324494949494949" calcext:value-type="float">
            <text:p>0,324</text:p>
          </table:table-cell>
          <table:table-cell table:style-name="ce86"/>
          <table:table-cell table:style-name="ce86" table:formula="of:=7*[.C280]+0.06" office:value-type="float" office:value="2.33146464646465" calcext:value-type="float">
            <text:p>2,33</text:p>
          </table:table-cell>
          <table:table-cell table:style-name="ce88"/>
          <table:table-cell table:style-name="ce88" table:formula="of:=IF([.C280]&lt;0.242;EXP([.C280])/(2-EXP([.C280]));IF([.C280]&lt;0.5;7*[.C280];IF([.C280]&gt;=0.5;LOG(2*[.C280])+7*0.5;&quot;error&quot;)))" office:value-type="float" office:value="2.27146464646465" calcext:value-type="float">
            <text:p>2,271</text:p>
          </table:table-cell>
          <table:table-cell table:formula="of:=IF([.C280]&lt;0.242;&quot;exp&quot;;IF([.C280]&lt;0.5;&quot;geo&quot;;IF([.C28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6" calcext:value-type="float">
            <text:p>2,66</text:p>
          </table:table-cell>
          <table:table-cell table:style-name="ce88" table:formula="of:=([.B281]-[.$C$5])/([.$C$6]-[.$C$5])" office:value-type="float" office:value="0.325757575757576" calcext:value-type="float">
            <text:p>0,326</text:p>
          </table:table-cell>
          <table:table-cell table:style-name="ce86"/>
          <table:table-cell table:style-name="ce86" table:formula="of:=7*[.C281]+0.06" office:value-type="float" office:value="2.34030303030303" calcext:value-type="float">
            <text:p>2,34</text:p>
          </table:table-cell>
          <table:table-cell table:style-name="ce88"/>
          <table:table-cell table:style-name="ce88" table:formula="of:=IF([.C281]&lt;0.242;EXP([.C281])/(2-EXP([.C281]));IF([.C281]&lt;0.5;7*[.C281];IF([.C281]&gt;=0.5;LOG(2*[.C281])+7*0.5;&quot;error&quot;)))" office:value-type="float" office:value="2.28030303030303" calcext:value-type="float">
            <text:p>2,280</text:p>
          </table:table-cell>
          <table:table-cell table:formula="of:=IF([.C281]&lt;0.242;&quot;exp&quot;;IF([.C281]&lt;0.5;&quot;geo&quot;;IF([.C28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7" calcext:value-type="float">
            <text:p>2,67</text:p>
          </table:table-cell>
          <table:table-cell table:style-name="ce88" table:formula="of:=([.B282]-[.$C$5])/([.$C$6]-[.$C$5])" office:value-type="float" office:value="0.327020202020202" calcext:value-type="float">
            <text:p>0,327</text:p>
          </table:table-cell>
          <table:table-cell table:style-name="ce86"/>
          <table:table-cell table:style-name="ce86" table:formula="of:=7*[.C282]+0.06" office:value-type="float" office:value="2.34914141414141" calcext:value-type="float">
            <text:p>2,35</text:p>
          </table:table-cell>
          <table:table-cell table:style-name="ce88"/>
          <table:table-cell table:style-name="ce88" table:formula="of:=IF([.C282]&lt;0.242;EXP([.C282])/(2-EXP([.C282]));IF([.C282]&lt;0.5;7*[.C282];IF([.C282]&gt;=0.5;LOG(2*[.C282])+7*0.5;&quot;error&quot;)))" office:value-type="float" office:value="2.28914141414141" calcext:value-type="float">
            <text:p>2,289</text:p>
          </table:table-cell>
          <table:table-cell table:formula="of:=IF([.C282]&lt;0.242;&quot;exp&quot;;IF([.C282]&lt;0.5;&quot;geo&quot;;IF([.C28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8" calcext:value-type="float">
            <text:p>2,68</text:p>
          </table:table-cell>
          <table:table-cell table:style-name="ce88" table:formula="of:=([.B283]-[.$C$5])/([.$C$6]-[.$C$5])" office:value-type="float" office:value="0.328282828282828" calcext:value-type="float">
            <text:p>0,328</text:p>
          </table:table-cell>
          <table:table-cell table:style-name="ce86"/>
          <table:table-cell table:style-name="ce86" table:formula="of:=7*[.C283]+0.06" office:value-type="float" office:value="2.3579797979798" calcext:value-type="float">
            <text:p>2,36</text:p>
          </table:table-cell>
          <table:table-cell table:style-name="ce88"/>
          <table:table-cell table:style-name="ce88" table:formula="of:=IF([.C283]&lt;0.242;EXP([.C283])/(2-EXP([.C283]));IF([.C283]&lt;0.5;7*[.C283];IF([.C283]&gt;=0.5;LOG(2*[.C283])+7*0.5;&quot;error&quot;)))" office:value-type="float" office:value="2.2979797979798" calcext:value-type="float">
            <text:p>2,298</text:p>
          </table:table-cell>
          <table:table-cell table:formula="of:=IF([.C283]&lt;0.242;&quot;exp&quot;;IF([.C283]&lt;0.5;&quot;geo&quot;;IF([.C28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69" calcext:value-type="float">
            <text:p>2,69</text:p>
          </table:table-cell>
          <table:table-cell table:style-name="ce88" table:formula="of:=([.B284]-[.$C$5])/([.$C$6]-[.$C$5])" office:value-type="float" office:value="0.329545454545454" calcext:value-type="float">
            <text:p>0,330</text:p>
          </table:table-cell>
          <table:table-cell table:style-name="ce86"/>
          <table:table-cell table:style-name="ce86" table:formula="of:=7*[.C284]+0.06" office:value-type="float" office:value="2.36681818181818" calcext:value-type="float">
            <text:p>2,37</text:p>
          </table:table-cell>
          <table:table-cell table:style-name="ce88"/>
          <table:table-cell table:style-name="ce88" table:formula="of:=IF([.C284]&lt;0.242;EXP([.C284])/(2-EXP([.C284]));IF([.C284]&lt;0.5;7*[.C284];IF([.C284]&gt;=0.5;LOG(2*[.C284])+7*0.5;&quot;error&quot;)))" office:value-type="float" office:value="2.30681818181818" calcext:value-type="float">
            <text:p>2,307</text:p>
          </table:table-cell>
          <table:table-cell table:formula="of:=IF([.C284]&lt;0.242;&quot;exp&quot;;IF([.C284]&lt;0.5;&quot;geo&quot;;IF([.C28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table:style-name="ce88" table:formula="of:=([.B285]-[.$C$5])/([.$C$6]-[.$C$5])" office:value-type="float" office:value="0.330808080808081" calcext:value-type="float">
            <text:p>0,331</text:p>
          </table:table-cell>
          <table:table-cell table:style-name="ce86"/>
          <table:table-cell table:style-name="ce86" table:formula="of:=7*[.C285]+0.06" office:value-type="float" office:value="2.37565656565657" calcext:value-type="float">
            <text:p>2,38</text:p>
          </table:table-cell>
          <table:table-cell table:style-name="ce88"/>
          <table:table-cell table:style-name="ce88" table:formula="of:=IF([.C285]&lt;0.242;EXP([.C285])/(2-EXP([.C285]));IF([.C285]&lt;0.5;7*[.C285];IF([.C285]&gt;=0.5;LOG(2*[.C285])+7*0.5;&quot;error&quot;)))" office:value-type="float" office:value="2.31565656565657" calcext:value-type="float">
            <text:p>2,316</text:p>
          </table:table-cell>
          <table:table-cell table:formula="of:=IF([.C285]&lt;0.242;&quot;exp&quot;;IF([.C285]&lt;0.5;&quot;geo&quot;;IF([.C28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1" calcext:value-type="float">
            <text:p>2,71</text:p>
          </table:table-cell>
          <table:table-cell table:style-name="ce88" table:formula="of:=([.B286]-[.$C$5])/([.$C$6]-[.$C$5])" office:value-type="float" office:value="0.332070707070707" calcext:value-type="float">
            <text:p>0,332</text:p>
          </table:table-cell>
          <table:table-cell table:style-name="ce86"/>
          <table:table-cell table:style-name="ce86" table:formula="of:=7*[.C286]+0.06" office:value-type="float" office:value="2.38449494949495" calcext:value-type="float">
            <text:p>2,38</text:p>
          </table:table-cell>
          <table:table-cell table:style-name="ce88"/>
          <table:table-cell table:style-name="ce88" table:formula="of:=IF([.C286]&lt;0.242;EXP([.C286])/(2-EXP([.C286]));IF([.C286]&lt;0.5;7*[.C286];IF([.C286]&gt;=0.5;LOG(2*[.C286])+7*0.5;&quot;error&quot;)))" office:value-type="float" office:value="2.32449494949495" calcext:value-type="float">
            <text:p>2,324</text:p>
          </table:table-cell>
          <table:table-cell table:formula="of:=IF([.C286]&lt;0.242;&quot;exp&quot;;IF([.C286]&lt;0.5;&quot;geo&quot;;IF([.C28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2" calcext:value-type="float">
            <text:p>2,72</text:p>
          </table:table-cell>
          <table:table-cell table:style-name="ce88" table:formula="of:=([.B287]-[.$C$5])/([.$C$6]-[.$C$5])" office:value-type="float" office:value="0.333333333333333" calcext:value-type="float">
            <text:p>0,333</text:p>
          </table:table-cell>
          <table:table-cell table:style-name="ce86"/>
          <table:table-cell table:style-name="ce86" table:formula="of:=7*[.C287]+0.06" office:value-type="float" office:value="2.39333333333333" calcext:value-type="float">
            <text:p>2,39</text:p>
          </table:table-cell>
          <table:table-cell table:style-name="ce88"/>
          <table:table-cell table:style-name="ce88" table:formula="of:=IF([.C287]&lt;0.242;EXP([.C287])/(2-EXP([.C287]));IF([.C287]&lt;0.5;7*[.C287];IF([.C287]&gt;=0.5;LOG(2*[.C287])+7*0.5;&quot;error&quot;)))" office:value-type="float" office:value="2.33333333333333" calcext:value-type="float">
            <text:p>2,333</text:p>
          </table:table-cell>
          <table:table-cell table:formula="of:=IF([.C287]&lt;0.242;&quot;exp&quot;;IF([.C287]&lt;0.5;&quot;geo&quot;;IF([.C28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3" calcext:value-type="float">
            <text:p>2,73</text:p>
          </table:table-cell>
          <table:table-cell table:style-name="ce88" table:formula="of:=([.B288]-[.$C$5])/([.$C$6]-[.$C$5])" office:value-type="float" office:value="0.33459595959596" calcext:value-type="float">
            <text:p>0,335</text:p>
          </table:table-cell>
          <table:table-cell table:style-name="ce86"/>
          <table:table-cell table:style-name="ce86" table:formula="of:=7*[.C288]+0.06" office:value-type="float" office:value="2.40217171717172" calcext:value-type="float">
            <text:p>2,40</text:p>
          </table:table-cell>
          <table:table-cell table:style-name="ce88"/>
          <table:table-cell table:style-name="ce88" table:formula="of:=IF([.C288]&lt;0.242;EXP([.C288])/(2-EXP([.C288]));IF([.C288]&lt;0.5;7*[.C288];IF([.C288]&gt;=0.5;LOG(2*[.C288])+7*0.5;&quot;error&quot;)))" office:value-type="float" office:value="2.34217171717172" calcext:value-type="float">
            <text:p>2,342</text:p>
          </table:table-cell>
          <table:table-cell table:formula="of:=IF([.C288]&lt;0.242;&quot;exp&quot;;IF([.C288]&lt;0.5;&quot;geo&quot;;IF([.C28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4" calcext:value-type="float">
            <text:p>2,74</text:p>
          </table:table-cell>
          <table:table-cell table:style-name="ce88" table:formula="of:=([.B289]-[.$C$5])/([.$C$6]-[.$C$5])" office:value-type="float" office:value="0.335858585858586" calcext:value-type="float">
            <text:p>0,336</text:p>
          </table:table-cell>
          <table:table-cell table:style-name="ce86"/>
          <table:table-cell table:style-name="ce86" table:formula="of:=7*[.C289]+0.06" office:value-type="float" office:value="2.4110101010101" calcext:value-type="float">
            <text:p>2,41</text:p>
          </table:table-cell>
          <table:table-cell table:style-name="ce88"/>
          <table:table-cell table:style-name="ce88" table:formula="of:=IF([.C289]&lt;0.242;EXP([.C289])/(2-EXP([.C289]));IF([.C289]&lt;0.5;7*[.C289];IF([.C289]&gt;=0.5;LOG(2*[.C289])+7*0.5;&quot;error&quot;)))" office:value-type="float" office:value="2.3510101010101" calcext:value-type="float">
            <text:p>2,351</text:p>
          </table:table-cell>
          <table:table-cell table:formula="of:=IF([.C289]&lt;0.242;&quot;exp&quot;;IF([.C289]&lt;0.5;&quot;geo&quot;;IF([.C28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5" calcext:value-type="float">
            <text:p>2,75</text:p>
          </table:table-cell>
          <table:table-cell table:style-name="ce88" table:formula="of:=([.B290]-[.$C$5])/([.$C$6]-[.$C$5])" office:value-type="float" office:value="0.337121212121212" calcext:value-type="float">
            <text:p>0,337</text:p>
          </table:table-cell>
          <table:table-cell table:style-name="ce86"/>
          <table:table-cell table:style-name="ce86" table:formula="of:=7*[.C290]+0.06" office:value-type="float" office:value="2.41984848484848" calcext:value-type="float">
            <text:p>2,42</text:p>
          </table:table-cell>
          <table:table-cell table:style-name="ce88"/>
          <table:table-cell table:style-name="ce88" table:formula="of:=IF([.C290]&lt;0.242;EXP([.C290])/(2-EXP([.C290]));IF([.C290]&lt;0.5;7*[.C290];IF([.C290]&gt;=0.5;LOG(2*[.C290])+7*0.5;&quot;error&quot;)))" office:value-type="float" office:value="2.35984848484848" calcext:value-type="float">
            <text:p>2,360</text:p>
          </table:table-cell>
          <table:table-cell table:formula="of:=IF([.C290]&lt;0.242;&quot;exp&quot;;IF([.C290]&lt;0.5;&quot;geo&quot;;IF([.C29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6" calcext:value-type="float">
            <text:p>2,76</text:p>
          </table:table-cell>
          <table:table-cell table:style-name="ce88" table:formula="of:=([.B291]-[.$C$5])/([.$C$6]-[.$C$5])" office:value-type="float" office:value="0.338383838383838" calcext:value-type="float">
            <text:p>0,338</text:p>
          </table:table-cell>
          <table:table-cell table:style-name="ce86"/>
          <table:table-cell table:style-name="ce86" table:formula="of:=7*[.C291]+0.06" office:value-type="float" office:value="2.42868686868687" calcext:value-type="float">
            <text:p>2,43</text:p>
          </table:table-cell>
          <table:table-cell table:style-name="ce88"/>
          <table:table-cell table:style-name="ce88" table:formula="of:=IF([.C291]&lt;0.242;EXP([.C291])/(2-EXP([.C291]));IF([.C291]&lt;0.5;7*[.C291];IF([.C291]&gt;=0.5;LOG(2*[.C291])+7*0.5;&quot;error&quot;)))" office:value-type="float" office:value="2.36868686868687" calcext:value-type="float">
            <text:p>2,369</text:p>
          </table:table-cell>
          <table:table-cell table:formula="of:=IF([.C291]&lt;0.242;&quot;exp&quot;;IF([.C291]&lt;0.5;&quot;geo&quot;;IF([.C29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7" calcext:value-type="float">
            <text:p>2,77</text:p>
          </table:table-cell>
          <table:table-cell table:style-name="ce88" table:formula="of:=([.B292]-[.$C$5])/([.$C$6]-[.$C$5])" office:value-type="float" office:value="0.339646464646465" calcext:value-type="float">
            <text:p>0,340</text:p>
          </table:table-cell>
          <table:table-cell table:style-name="ce86"/>
          <table:table-cell table:style-name="ce86" table:formula="of:=7*[.C292]+0.06" office:value-type="float" office:value="2.43752525252525" calcext:value-type="float">
            <text:p>2,44</text:p>
          </table:table-cell>
          <table:table-cell table:style-name="ce88"/>
          <table:table-cell table:style-name="ce88" table:formula="of:=IF([.C292]&lt;0.242;EXP([.C292])/(2-EXP([.C292]));IF([.C292]&lt;0.5;7*[.C292];IF([.C292]&gt;=0.5;LOG(2*[.C292])+7*0.5;&quot;error&quot;)))" office:value-type="float" office:value="2.37752525252525" calcext:value-type="float">
            <text:p>2,378</text:p>
          </table:table-cell>
          <table:table-cell table:formula="of:=IF([.C292]&lt;0.242;&quot;exp&quot;;IF([.C292]&lt;0.5;&quot;geo&quot;;IF([.C29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8" calcext:value-type="float">
            <text:p>2,78</text:p>
          </table:table-cell>
          <table:table-cell table:style-name="ce88" table:formula="of:=([.B293]-[.$C$5])/([.$C$6]-[.$C$5])" office:value-type="float" office:value="0.340909090909091" calcext:value-type="float">
            <text:p>0,341</text:p>
          </table:table-cell>
          <table:table-cell table:style-name="ce86"/>
          <table:table-cell table:style-name="ce86" table:formula="of:=7*[.C293]+0.06" office:value-type="float" office:value="2.44636363636364" calcext:value-type="float">
            <text:p>2,45</text:p>
          </table:table-cell>
          <table:table-cell table:style-name="ce88"/>
          <table:table-cell table:style-name="ce88" table:formula="of:=IF([.C293]&lt;0.242;EXP([.C293])/(2-EXP([.C293]));IF([.C293]&lt;0.5;7*[.C293];IF([.C293]&gt;=0.5;LOG(2*[.C293])+7*0.5;&quot;error&quot;)))" office:value-type="float" office:value="2.38636363636364" calcext:value-type="float">
            <text:p>2,386</text:p>
          </table:table-cell>
          <table:table-cell table:formula="of:=IF([.C293]&lt;0.242;&quot;exp&quot;;IF([.C293]&lt;0.5;&quot;geo&quot;;IF([.C29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79" calcext:value-type="float">
            <text:p>2,79</text:p>
          </table:table-cell>
          <table:table-cell table:style-name="ce88" table:formula="of:=([.B294]-[.$C$5])/([.$C$6]-[.$C$5])" office:value-type="float" office:value="0.342171717171717" calcext:value-type="float">
            <text:p>0,342</text:p>
          </table:table-cell>
          <table:table-cell table:style-name="ce86"/>
          <table:table-cell table:style-name="ce86" table:formula="of:=7*[.C294]+0.06" office:value-type="float" office:value="2.45520202020202" calcext:value-type="float">
            <text:p>2,46</text:p>
          </table:table-cell>
          <table:table-cell table:style-name="ce88"/>
          <table:table-cell table:style-name="ce88" table:formula="of:=IF([.C294]&lt;0.242;EXP([.C294])/(2-EXP([.C294]));IF([.C294]&lt;0.5;7*[.C294];IF([.C294]&gt;=0.5;LOG(2*[.C294])+7*0.5;&quot;error&quot;)))" office:value-type="float" office:value="2.39520202020202" calcext:value-type="float">
            <text:p>2,395</text:p>
          </table:table-cell>
          <table:table-cell table:formula="of:=IF([.C294]&lt;0.242;&quot;exp&quot;;IF([.C294]&lt;0.5;&quot;geo&quot;;IF([.C29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table:style-name="ce88" table:formula="of:=([.B295]-[.$C$5])/([.$C$6]-[.$C$5])" office:value-type="float" office:value="0.343434343434343" calcext:value-type="float">
            <text:p>0,343</text:p>
          </table:table-cell>
          <table:table-cell table:style-name="ce86"/>
          <table:table-cell table:style-name="ce86" table:formula="of:=7*[.C295]+0.06" office:value-type="float" office:value="2.4640404040404" calcext:value-type="float">
            <text:p>2,46</text:p>
          </table:table-cell>
          <table:table-cell table:style-name="ce88"/>
          <table:table-cell table:style-name="ce88" table:formula="of:=IF([.C295]&lt;0.242;EXP([.C295])/(2-EXP([.C295]));IF([.C295]&lt;0.5;7*[.C295];IF([.C295]&gt;=0.5;LOG(2*[.C295])+7*0.5;&quot;error&quot;)))" office:value-type="float" office:value="2.4040404040404" calcext:value-type="float">
            <text:p>2,404</text:p>
          </table:table-cell>
          <table:table-cell table:formula="of:=IF([.C295]&lt;0.242;&quot;exp&quot;;IF([.C295]&lt;0.5;&quot;geo&quot;;IF([.C29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1" calcext:value-type="float">
            <text:p>2,81</text:p>
          </table:table-cell>
          <table:table-cell table:style-name="ce88" table:formula="of:=([.B296]-[.$C$5])/([.$C$6]-[.$C$5])" office:value-type="float" office:value="0.34469696969697" calcext:value-type="float">
            <text:p>0,345</text:p>
          </table:table-cell>
          <table:table-cell table:style-name="ce86"/>
          <table:table-cell table:style-name="ce86" table:formula="of:=7*[.C296]+0.06" office:value-type="float" office:value="2.47287878787879" calcext:value-type="float">
            <text:p>2,47</text:p>
          </table:table-cell>
          <table:table-cell table:style-name="ce88"/>
          <table:table-cell table:style-name="ce88" table:formula="of:=IF([.C296]&lt;0.242;EXP([.C296])/(2-EXP([.C296]));IF([.C296]&lt;0.5;7*[.C296];IF([.C296]&gt;=0.5;LOG(2*[.C296])+7*0.5;&quot;error&quot;)))" office:value-type="float" office:value="2.41287878787879" calcext:value-type="float">
            <text:p>2,413</text:p>
          </table:table-cell>
          <table:table-cell table:formula="of:=IF([.C296]&lt;0.242;&quot;exp&quot;;IF([.C296]&lt;0.5;&quot;geo&quot;;IF([.C29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2" calcext:value-type="float">
            <text:p>2,82</text:p>
          </table:table-cell>
          <table:table-cell table:style-name="ce88" table:formula="of:=([.B297]-[.$C$5])/([.$C$6]-[.$C$5])" office:value-type="float" office:value="0.345959595959596" calcext:value-type="float">
            <text:p>0,346</text:p>
          </table:table-cell>
          <table:table-cell table:style-name="ce86"/>
          <table:table-cell table:style-name="ce86" table:formula="of:=7*[.C297]+0.06" office:value-type="float" office:value="2.48171717171717" calcext:value-type="float">
            <text:p>2,48</text:p>
          </table:table-cell>
          <table:table-cell table:style-name="ce88"/>
          <table:table-cell table:style-name="ce88" table:formula="of:=IF([.C297]&lt;0.242;EXP([.C297])/(2-EXP([.C297]));IF([.C297]&lt;0.5;7*[.C297];IF([.C297]&gt;=0.5;LOG(2*[.C297])+7*0.5;&quot;error&quot;)))" office:value-type="float" office:value="2.42171717171717" calcext:value-type="float">
            <text:p>2,422</text:p>
          </table:table-cell>
          <table:table-cell table:formula="of:=IF([.C297]&lt;0.242;&quot;exp&quot;;IF([.C297]&lt;0.5;&quot;geo&quot;;IF([.C29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3" calcext:value-type="float">
            <text:p>2,83</text:p>
          </table:table-cell>
          <table:table-cell table:style-name="ce88" table:formula="of:=([.B298]-[.$C$5])/([.$C$6]-[.$C$5])" office:value-type="float" office:value="0.347222222222222" calcext:value-type="float">
            <text:p>0,347</text:p>
          </table:table-cell>
          <table:table-cell table:style-name="ce86"/>
          <table:table-cell table:style-name="ce86" table:formula="of:=7*[.C298]+0.06" office:value-type="float" office:value="2.49055555555556" calcext:value-type="float">
            <text:p>2,49</text:p>
          </table:table-cell>
          <table:table-cell table:style-name="ce88"/>
          <table:table-cell table:style-name="ce88" table:formula="of:=IF([.C298]&lt;0.242;EXP([.C298])/(2-EXP([.C298]));IF([.C298]&lt;0.5;7*[.C298];IF([.C298]&gt;=0.5;LOG(2*[.C298])+7*0.5;&quot;error&quot;)))" office:value-type="float" office:value="2.43055555555556" calcext:value-type="float">
            <text:p>2,431</text:p>
          </table:table-cell>
          <table:table-cell table:formula="of:=IF([.C298]&lt;0.242;&quot;exp&quot;;IF([.C298]&lt;0.5;&quot;geo&quot;;IF([.C29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4" calcext:value-type="float">
            <text:p>2,84</text:p>
          </table:table-cell>
          <table:table-cell table:style-name="ce88" table:formula="of:=([.B299]-[.$C$5])/([.$C$6]-[.$C$5])" office:value-type="float" office:value="0.348484848484848" calcext:value-type="float">
            <text:p>0,348</text:p>
          </table:table-cell>
          <table:table-cell table:style-name="ce86"/>
          <table:table-cell table:style-name="ce86" table:formula="of:=7*[.C299]+0.06" office:value-type="float" office:value="2.49939393939394" calcext:value-type="float">
            <text:p>2,50</text:p>
          </table:table-cell>
          <table:table-cell table:style-name="ce88"/>
          <table:table-cell table:style-name="ce88" table:formula="of:=IF([.C299]&lt;0.242;EXP([.C299])/(2-EXP([.C299]));IF([.C299]&lt;0.5;7*[.C299];IF([.C299]&gt;=0.5;LOG(2*[.C299])+7*0.5;&quot;error&quot;)))" office:value-type="float" office:value="2.43939393939394" calcext:value-type="float">
            <text:p>2,439</text:p>
          </table:table-cell>
          <table:table-cell table:formula="of:=IF([.C299]&lt;0.242;&quot;exp&quot;;IF([.C299]&lt;0.5;&quot;geo&quot;;IF([.C29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5" calcext:value-type="float">
            <text:p>2,85</text:p>
          </table:table-cell>
          <table:table-cell table:style-name="ce88" table:formula="of:=([.B300]-[.$C$5])/([.$C$6]-[.$C$5])" office:value-type="float" office:value="0.349747474747475" calcext:value-type="float">
            <text:p>0,350</text:p>
          </table:table-cell>
          <table:table-cell table:style-name="ce86"/>
          <table:table-cell table:style-name="ce86" table:formula="of:=7*[.C300]+0.06" office:value-type="float" office:value="2.50823232323232" calcext:value-type="float">
            <text:p>2,51</text:p>
          </table:table-cell>
          <table:table-cell table:style-name="ce88"/>
          <table:table-cell table:style-name="ce88" table:formula="of:=IF([.C300]&lt;0.242;EXP([.C300])/(2-EXP([.C300]));IF([.C300]&lt;0.5;7*[.C300];IF([.C300]&gt;=0.5;LOG(2*[.C300])+7*0.5;&quot;error&quot;)))" office:value-type="float" office:value="2.44823232323232" calcext:value-type="float">
            <text:p>2,448</text:p>
          </table:table-cell>
          <table:table-cell table:formula="of:=IF([.C300]&lt;0.242;&quot;exp&quot;;IF([.C300]&lt;0.5;&quot;geo&quot;;IF([.C30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6" calcext:value-type="float">
            <text:p>2,86</text:p>
          </table:table-cell>
          <table:table-cell table:style-name="ce88" table:formula="of:=([.B301]-[.$C$5])/([.$C$6]-[.$C$5])" office:value-type="float" office:value="0.351010101010101" calcext:value-type="float">
            <text:p>0,351</text:p>
          </table:table-cell>
          <table:table-cell table:style-name="ce86"/>
          <table:table-cell table:style-name="ce86" table:formula="of:=7*[.C301]+0.06" office:value-type="float" office:value="2.51707070707071" calcext:value-type="float">
            <text:p>2,52</text:p>
          </table:table-cell>
          <table:table-cell table:style-name="ce88"/>
          <table:table-cell table:style-name="ce88" table:formula="of:=IF([.C301]&lt;0.242;EXP([.C301])/(2-EXP([.C301]));IF([.C301]&lt;0.5;7*[.C301];IF([.C301]&gt;=0.5;LOG(2*[.C301])+7*0.5;&quot;error&quot;)))" office:value-type="float" office:value="2.45707070707071" calcext:value-type="float">
            <text:p>2,457</text:p>
          </table:table-cell>
          <table:table-cell table:formula="of:=IF([.C301]&lt;0.242;&quot;exp&quot;;IF([.C301]&lt;0.5;&quot;geo&quot;;IF([.C30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table:style-name="ce88" table:formula="of:=([.B302]-[.$C$5])/([.$C$6]-[.$C$5])" office:value-type="float" office:value="0.352272727272727" calcext:value-type="float">
            <text:p>0,352</text:p>
          </table:table-cell>
          <table:table-cell table:style-name="ce86"/>
          <table:table-cell table:style-name="ce86" table:formula="of:=7*[.C302]+0.06" office:value-type="float" office:value="2.52590909090909" calcext:value-type="float">
            <text:p>2,53</text:p>
          </table:table-cell>
          <table:table-cell table:style-name="ce88"/>
          <table:table-cell table:style-name="ce88" table:formula="of:=IF([.C302]&lt;0.242;EXP([.C302])/(2-EXP([.C302]));IF([.C302]&lt;0.5;7*[.C302];IF([.C302]&gt;=0.5;LOG(2*[.C302])+7*0.5;&quot;error&quot;)))" office:value-type="float" office:value="2.46590909090909" calcext:value-type="float">
            <text:p>2,466</text:p>
          </table:table-cell>
          <table:table-cell table:formula="of:=IF([.C302]&lt;0.242;&quot;exp&quot;;IF([.C302]&lt;0.5;&quot;geo&quot;;IF([.C30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8" calcext:value-type="float">
            <text:p>2,88</text:p>
          </table:table-cell>
          <table:table-cell table:style-name="ce88" table:formula="of:=([.B303]-[.$C$5])/([.$C$6]-[.$C$5])" office:value-type="float" office:value="0.353535353535353" calcext:value-type="float">
            <text:p>0,354</text:p>
          </table:table-cell>
          <table:table-cell table:style-name="ce86"/>
          <table:table-cell table:style-name="ce86" table:formula="of:=7*[.C303]+0.06" office:value-type="float" office:value="2.53474747474747" calcext:value-type="float">
            <text:p>2,53</text:p>
          </table:table-cell>
          <table:table-cell table:style-name="ce88"/>
          <table:table-cell table:style-name="ce88" table:formula="of:=IF([.C303]&lt;0.242;EXP([.C303])/(2-EXP([.C303]));IF([.C303]&lt;0.5;7*[.C303];IF([.C303]&gt;=0.5;LOG(2*[.C303])+7*0.5;&quot;error&quot;)))" office:value-type="float" office:value="2.47474747474747" calcext:value-type="float">
            <text:p>2,475</text:p>
          </table:table-cell>
          <table:table-cell table:formula="of:=IF([.C303]&lt;0.242;&quot;exp&quot;;IF([.C303]&lt;0.5;&quot;geo&quot;;IF([.C30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89" calcext:value-type="float">
            <text:p>2,89</text:p>
          </table:table-cell>
          <table:table-cell table:style-name="ce88" table:formula="of:=([.B304]-[.$C$5])/([.$C$6]-[.$C$5])" office:value-type="float" office:value="0.35479797979798" calcext:value-type="float">
            <text:p>0,355</text:p>
          </table:table-cell>
          <table:table-cell table:style-name="ce86"/>
          <table:table-cell table:style-name="ce86" table:formula="of:=7*[.C304]+0.06" office:value-type="float" office:value="2.54358585858586" calcext:value-type="float">
            <text:p>2,54</text:p>
          </table:table-cell>
          <table:table-cell table:style-name="ce88"/>
          <table:table-cell table:style-name="ce88" table:formula="of:=IF([.C304]&lt;0.242;EXP([.C304])/(2-EXP([.C304]));IF([.C304]&lt;0.5;7*[.C304];IF([.C304]&gt;=0.5;LOG(2*[.C304])+7*0.5;&quot;error&quot;)))" office:value-type="float" office:value="2.48358585858586" calcext:value-type="float">
            <text:p>2,484</text:p>
          </table:table-cell>
          <table:table-cell table:formula="of:=IF([.C304]&lt;0.242;&quot;exp&quot;;IF([.C304]&lt;0.5;&quot;geo&quot;;IF([.C30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table:style-name="ce88" table:formula="of:=([.B305]-[.$C$5])/([.$C$6]-[.$C$5])" office:value-type="float" office:value="0.356060606060606" calcext:value-type="float">
            <text:p>0,356</text:p>
          </table:table-cell>
          <table:table-cell table:style-name="ce86"/>
          <table:table-cell table:style-name="ce86" table:formula="of:=7*[.C305]+0.06" office:value-type="float" office:value="2.55242424242424" calcext:value-type="float">
            <text:p>2,55</text:p>
          </table:table-cell>
          <table:table-cell table:style-name="ce88"/>
          <table:table-cell table:style-name="ce88" table:formula="of:=IF([.C305]&lt;0.242;EXP([.C305])/(2-EXP([.C305]));IF([.C305]&lt;0.5;7*[.C305];IF([.C305]&gt;=0.5;LOG(2*[.C305])+7*0.5;&quot;error&quot;)))" office:value-type="float" office:value="2.49242424242424" calcext:value-type="float">
            <text:p>2,492</text:p>
          </table:table-cell>
          <table:table-cell table:formula="of:=IF([.C305]&lt;0.242;&quot;exp&quot;;IF([.C305]&lt;0.5;&quot;geo&quot;;IF([.C30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table:style-name="ce88" table:formula="of:=([.B306]-[.$C$5])/([.$C$6]-[.$C$5])" office:value-type="float" office:value="0.357323232323232" calcext:value-type="float">
            <text:p>0,357</text:p>
          </table:table-cell>
          <table:table-cell table:style-name="ce86"/>
          <table:table-cell table:style-name="ce86" table:formula="of:=7*[.C306]+0.06" office:value-type="float" office:value="2.56126262626263" calcext:value-type="float">
            <text:p>2,56</text:p>
          </table:table-cell>
          <table:table-cell table:style-name="ce88"/>
          <table:table-cell table:style-name="ce88" table:formula="of:=IF([.C306]&lt;0.242;EXP([.C306])/(2-EXP([.C306]));IF([.C306]&lt;0.5;7*[.C306];IF([.C306]&gt;=0.5;LOG(2*[.C306])+7*0.5;&quot;error&quot;)))" office:value-type="float" office:value="2.50126262626263" calcext:value-type="float">
            <text:p>2,501</text:p>
          </table:table-cell>
          <table:table-cell table:formula="of:=IF([.C306]&lt;0.242;&quot;exp&quot;;IF([.C306]&lt;0.5;&quot;geo&quot;;IF([.C30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2" calcext:value-type="float">
            <text:p>2,92</text:p>
          </table:table-cell>
          <table:table-cell table:style-name="ce88" table:formula="of:=([.B307]-[.$C$5])/([.$C$6]-[.$C$5])" office:value-type="float" office:value="0.358585858585859" calcext:value-type="float">
            <text:p>0,359</text:p>
          </table:table-cell>
          <table:table-cell table:style-name="ce86"/>
          <table:table-cell table:style-name="ce86" table:formula="of:=7*[.C307]+0.06" office:value-type="float" office:value="2.57010101010101" calcext:value-type="float">
            <text:p>2,57</text:p>
          </table:table-cell>
          <table:table-cell table:style-name="ce88"/>
          <table:table-cell table:style-name="ce88" table:formula="of:=IF([.C307]&lt;0.242;EXP([.C307])/(2-EXP([.C307]));IF([.C307]&lt;0.5;7*[.C307];IF([.C307]&gt;=0.5;LOG(2*[.C307])+7*0.5;&quot;error&quot;)))" office:value-type="float" office:value="2.51010101010101" calcext:value-type="float">
            <text:p>2,510</text:p>
          </table:table-cell>
          <table:table-cell table:formula="of:=IF([.C307]&lt;0.242;&quot;exp&quot;;IF([.C307]&lt;0.5;&quot;geo&quot;;IF([.C30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3" calcext:value-type="float">
            <text:p>2,93</text:p>
          </table:table-cell>
          <table:table-cell table:style-name="ce88" table:formula="of:=([.B308]-[.$C$5])/([.$C$6]-[.$C$5])" office:value-type="float" office:value="0.359848484848485" calcext:value-type="float">
            <text:p>0,360</text:p>
          </table:table-cell>
          <table:table-cell table:style-name="ce86"/>
          <table:table-cell table:style-name="ce86" table:formula="of:=7*[.C308]+0.06" office:value-type="float" office:value="2.57893939393939" calcext:value-type="float">
            <text:p>2,58</text:p>
          </table:table-cell>
          <table:table-cell table:style-name="ce88"/>
          <table:table-cell table:style-name="ce88" table:formula="of:=IF([.C308]&lt;0.242;EXP([.C308])/(2-EXP([.C308]));IF([.C308]&lt;0.5;7*[.C308];IF([.C308]&gt;=0.5;LOG(2*[.C308])+7*0.5;&quot;error&quot;)))" office:value-type="float" office:value="2.51893939393939" calcext:value-type="float">
            <text:p>2,519</text:p>
          </table:table-cell>
          <table:table-cell table:formula="of:=IF([.C308]&lt;0.242;&quot;exp&quot;;IF([.C308]&lt;0.5;&quot;geo&quot;;IF([.C30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4" calcext:value-type="float">
            <text:p>2,94</text:p>
          </table:table-cell>
          <table:table-cell table:style-name="ce88" table:formula="of:=([.B309]-[.$C$5])/([.$C$6]-[.$C$5])" office:value-type="float" office:value="0.361111111111111" calcext:value-type="float">
            <text:p>0,361</text:p>
          </table:table-cell>
          <table:table-cell table:style-name="ce86"/>
          <table:table-cell table:style-name="ce86" table:formula="of:=7*[.C309]+0.06" office:value-type="float" office:value="2.58777777777778" calcext:value-type="float">
            <text:p>2,59</text:p>
          </table:table-cell>
          <table:table-cell table:style-name="ce88"/>
          <table:table-cell table:style-name="ce88" table:formula="of:=IF([.C309]&lt;0.242;EXP([.C309])/(2-EXP([.C309]));IF([.C309]&lt;0.5;7*[.C309];IF([.C309]&gt;=0.5;LOG(2*[.C309])+7*0.5;&quot;error&quot;)))" office:value-type="float" office:value="2.52777777777778" calcext:value-type="float">
            <text:p>2,528</text:p>
          </table:table-cell>
          <table:table-cell table:formula="of:=IF([.C309]&lt;0.242;&quot;exp&quot;;IF([.C309]&lt;0.5;&quot;geo&quot;;IF([.C30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table:style-name="ce88" table:formula="of:=([.B310]-[.$C$5])/([.$C$6]-[.$C$5])" office:value-type="float" office:value="0.362373737373737" calcext:value-type="float">
            <text:p>0,362</text:p>
          </table:table-cell>
          <table:table-cell table:style-name="ce86"/>
          <table:table-cell table:style-name="ce86" table:formula="of:=7*[.C310]+0.06" office:value-type="float" office:value="2.59661616161616" calcext:value-type="float">
            <text:p>2,60</text:p>
          </table:table-cell>
          <table:table-cell table:style-name="ce88"/>
          <table:table-cell table:style-name="ce88" table:formula="of:=IF([.C310]&lt;0.242;EXP([.C310])/(2-EXP([.C310]));IF([.C310]&lt;0.5;7*[.C310];IF([.C310]&gt;=0.5;LOG(2*[.C310])+7*0.5;&quot;error&quot;)))" office:value-type="float" office:value="2.53661616161616" calcext:value-type="float">
            <text:p>2,537</text:p>
          </table:table-cell>
          <table:table-cell table:formula="of:=IF([.C310]&lt;0.242;&quot;exp&quot;;IF([.C310]&lt;0.5;&quot;geo&quot;;IF([.C31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6" calcext:value-type="float">
            <text:p>2,96</text:p>
          </table:table-cell>
          <table:table-cell table:style-name="ce88" table:formula="of:=([.B311]-[.$C$5])/([.$C$6]-[.$C$5])" office:value-type="float" office:value="0.363636363636364" calcext:value-type="float">
            <text:p>0,364</text:p>
          </table:table-cell>
          <table:table-cell table:style-name="ce86"/>
          <table:table-cell table:style-name="ce86" table:formula="of:=7*[.C311]+0.06" office:value-type="float" office:value="2.60545454545455" calcext:value-type="float">
            <text:p>2,61</text:p>
          </table:table-cell>
          <table:table-cell table:style-name="ce88"/>
          <table:table-cell table:style-name="ce88" table:formula="of:=IF([.C311]&lt;0.242;EXP([.C311])/(2-EXP([.C311]));IF([.C311]&lt;0.5;7*[.C311];IF([.C311]&gt;=0.5;LOG(2*[.C311])+7*0.5;&quot;error&quot;)))" office:value-type="float" office:value="2.54545454545455" calcext:value-type="float">
            <text:p>2,545</text:p>
          </table:table-cell>
          <table:table-cell table:formula="of:=IF([.C311]&lt;0.242;&quot;exp&quot;;IF([.C311]&lt;0.5;&quot;geo&quot;;IF([.C31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7" calcext:value-type="float">
            <text:p>2,97</text:p>
          </table:table-cell>
          <table:table-cell table:style-name="ce88" table:formula="of:=([.B312]-[.$C$5])/([.$C$6]-[.$C$5])" office:value-type="float" office:value="0.36489898989899" calcext:value-type="float">
            <text:p>0,365</text:p>
          </table:table-cell>
          <table:table-cell table:style-name="ce86"/>
          <table:table-cell table:style-name="ce86" table:formula="of:=7*[.C312]+0.06" office:value-type="float" office:value="2.61429292929293" calcext:value-type="float">
            <text:p>2,61</text:p>
          </table:table-cell>
          <table:table-cell table:style-name="ce88"/>
          <table:table-cell table:style-name="ce88" table:formula="of:=IF([.C312]&lt;0.242;EXP([.C312])/(2-EXP([.C312]));IF([.C312]&lt;0.5;7*[.C312];IF([.C312]&gt;=0.5;LOG(2*[.C312])+7*0.5;&quot;error&quot;)))" office:value-type="float" office:value="2.55429292929293" calcext:value-type="float">
            <text:p>2,554</text:p>
          </table:table-cell>
          <table:table-cell table:formula="of:=IF([.C312]&lt;0.242;&quot;exp&quot;;IF([.C312]&lt;0.5;&quot;geo&quot;;IF([.C31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table:style-name="ce88" table:formula="of:=([.B313]-[.$C$5])/([.$C$6]-[.$C$5])" office:value-type="float" office:value="0.366161616161616" calcext:value-type="float">
            <text:p>0,366</text:p>
          </table:table-cell>
          <table:table-cell table:style-name="ce86"/>
          <table:table-cell table:style-name="ce86" table:formula="of:=7*[.C313]+0.06" office:value-type="float" office:value="2.62313131313131" calcext:value-type="float">
            <text:p>2,62</text:p>
          </table:table-cell>
          <table:table-cell table:style-name="ce88"/>
          <table:table-cell table:style-name="ce88" table:formula="of:=IF([.C313]&lt;0.242;EXP([.C313])/(2-EXP([.C313]));IF([.C313]&lt;0.5;7*[.C313];IF([.C313]&gt;=0.5;LOG(2*[.C313])+7*0.5;&quot;error&quot;)))" office:value-type="float" office:value="2.56313131313131" calcext:value-type="float">
            <text:p>2,563</text:p>
          </table:table-cell>
          <table:table-cell table:formula="of:=IF([.C313]&lt;0.242;&quot;exp&quot;;IF([.C313]&lt;0.5;&quot;geo&quot;;IF([.C31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.99" calcext:value-type="float">
            <text:p>2,99</text:p>
          </table:table-cell>
          <table:table-cell table:style-name="ce88" table:formula="of:=([.B314]-[.$C$5])/([.$C$6]-[.$C$5])" office:value-type="float" office:value="0.367424242424242" calcext:value-type="float">
            <text:p>0,367</text:p>
          </table:table-cell>
          <table:table-cell table:style-name="ce86"/>
          <table:table-cell table:style-name="ce86" table:formula="of:=7*[.C314]+0.06" office:value-type="float" office:value="2.6319696969697" calcext:value-type="float">
            <text:p>2,63</text:p>
          </table:table-cell>
          <table:table-cell table:style-name="ce88"/>
          <table:table-cell table:style-name="ce88" table:formula="of:=IF([.C314]&lt;0.242;EXP([.C314])/(2-EXP([.C314]));IF([.C314]&lt;0.5;7*[.C314];IF([.C314]&gt;=0.5;LOG(2*[.C314])+7*0.5;&quot;error&quot;)))" office:value-type="float" office:value="2.5719696969697" calcext:value-type="float">
            <text:p>2,572</text:p>
          </table:table-cell>
          <table:table-cell table:formula="of:=IF([.C314]&lt;0.242;&quot;exp&quot;;IF([.C314]&lt;0.5;&quot;geo&quot;;IF([.C31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8" table:formula="of:=([.B315]-[.$C$5])/([.$C$6]-[.$C$5])" office:value-type="float" office:value="0.368686868686869" calcext:value-type="float">
            <text:p>0,369</text:p>
          </table:table-cell>
          <table:table-cell table:style-name="ce86"/>
          <table:table-cell table:style-name="ce86" table:formula="of:=7*[.C315]+0.06" office:value-type="float" office:value="2.64080808080808" calcext:value-type="float">
            <text:p>2,64</text:p>
          </table:table-cell>
          <table:table-cell table:style-name="ce88"/>
          <table:table-cell table:style-name="ce88" table:formula="of:=IF([.C315]&lt;0.242;EXP([.C315])/(2-EXP([.C315]));IF([.C315]&lt;0.5;7*[.C315];IF([.C315]&gt;=0.5;LOG(2*[.C315])+7*0.5;&quot;error&quot;)))" office:value-type="float" office:value="2.58080808080808" calcext:value-type="float">
            <text:p>2,581</text:p>
          </table:table-cell>
          <table:table-cell table:formula="of:=IF([.C315]&lt;0.242;&quot;exp&quot;;IF([.C315]&lt;0.5;&quot;geo&quot;;IF([.C31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1" calcext:value-type="float">
            <text:p>3,01</text:p>
          </table:table-cell>
          <table:table-cell table:style-name="ce88" table:formula="of:=([.B316]-[.$C$5])/([.$C$6]-[.$C$5])" office:value-type="float" office:value="0.369949494949495" calcext:value-type="float">
            <text:p>0,370</text:p>
          </table:table-cell>
          <table:table-cell table:style-name="ce86"/>
          <table:table-cell table:style-name="ce86" table:formula="of:=7*[.C316]+0.06" office:value-type="float" office:value="2.64964646464646" calcext:value-type="float">
            <text:p>2,65</text:p>
          </table:table-cell>
          <table:table-cell table:style-name="ce88"/>
          <table:table-cell table:style-name="ce88" table:formula="of:=IF([.C316]&lt;0.242;EXP([.C316])/(2-EXP([.C316]));IF([.C316]&lt;0.5;7*[.C316];IF([.C316]&gt;=0.5;LOG(2*[.C316])+7*0.5;&quot;error&quot;)))" office:value-type="float" office:value="2.58964646464646" calcext:value-type="float">
            <text:p>2,590</text:p>
          </table:table-cell>
          <table:table-cell table:formula="of:=IF([.C316]&lt;0.242;&quot;exp&quot;;IF([.C316]&lt;0.5;&quot;geo&quot;;IF([.C31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2" calcext:value-type="float">
            <text:p>3,02</text:p>
          </table:table-cell>
          <table:table-cell table:style-name="ce88" table:formula="of:=([.B317]-[.$C$5])/([.$C$6]-[.$C$5])" office:value-type="float" office:value="0.371212121212121" calcext:value-type="float">
            <text:p>0,371</text:p>
          </table:table-cell>
          <table:table-cell table:style-name="ce86"/>
          <table:table-cell table:style-name="ce86" table:formula="of:=7*[.C317]+0.06" office:value-type="float" office:value="2.65848484848485" calcext:value-type="float">
            <text:p>2,66</text:p>
          </table:table-cell>
          <table:table-cell table:style-name="ce88"/>
          <table:table-cell table:style-name="ce88" table:formula="of:=IF([.C317]&lt;0.242;EXP([.C317])/(2-EXP([.C317]));IF([.C317]&lt;0.5;7*[.C317];IF([.C317]&gt;=0.5;LOG(2*[.C317])+7*0.5;&quot;error&quot;)))" office:value-type="float" office:value="2.59848484848485" calcext:value-type="float">
            <text:p>2,598</text:p>
          </table:table-cell>
          <table:table-cell table:formula="of:=IF([.C317]&lt;0.242;&quot;exp&quot;;IF([.C317]&lt;0.5;&quot;geo&quot;;IF([.C31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3" calcext:value-type="float">
            <text:p>3,03</text:p>
          </table:table-cell>
          <table:table-cell table:style-name="ce88" table:formula="of:=([.B318]-[.$C$5])/([.$C$6]-[.$C$5])" office:value-type="float" office:value="0.372474747474747" calcext:value-type="float">
            <text:p>0,372</text:p>
          </table:table-cell>
          <table:table-cell table:style-name="ce86"/>
          <table:table-cell table:style-name="ce86" table:formula="of:=7*[.C318]+0.06" office:value-type="float" office:value="2.66732323232323" calcext:value-type="float">
            <text:p>2,67</text:p>
          </table:table-cell>
          <table:table-cell table:style-name="ce88"/>
          <table:table-cell table:style-name="ce88" table:formula="of:=IF([.C318]&lt;0.242;EXP([.C318])/(2-EXP([.C318]));IF([.C318]&lt;0.5;7*[.C318];IF([.C318]&gt;=0.5;LOG(2*[.C318])+7*0.5;&quot;error&quot;)))" office:value-type="float" office:value="2.60732323232323" calcext:value-type="float">
            <text:p>2,607</text:p>
          </table:table-cell>
          <table:table-cell table:formula="of:=IF([.C318]&lt;0.242;&quot;exp&quot;;IF([.C318]&lt;0.5;&quot;geo&quot;;IF([.C31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4" calcext:value-type="float">
            <text:p>3,04</text:p>
          </table:table-cell>
          <table:table-cell table:style-name="ce88" table:formula="of:=([.B319]-[.$C$5])/([.$C$6]-[.$C$5])" office:value-type="float" office:value="0.373737373737374" calcext:value-type="float">
            <text:p>0,374</text:p>
          </table:table-cell>
          <table:table-cell table:style-name="ce86"/>
          <table:table-cell table:style-name="ce86" table:formula="of:=7*[.C319]+0.06" office:value-type="float" office:value="2.67616161616162" calcext:value-type="float">
            <text:p>2,68</text:p>
          </table:table-cell>
          <table:table-cell table:style-name="ce88"/>
          <table:table-cell table:style-name="ce88" table:formula="of:=IF([.C319]&lt;0.242;EXP([.C319])/(2-EXP([.C319]));IF([.C319]&lt;0.5;7*[.C319];IF([.C319]&gt;=0.5;LOG(2*[.C319])+7*0.5;&quot;error&quot;)))" office:value-type="float" office:value="2.61616161616162" calcext:value-type="float">
            <text:p>2,616</text:p>
          </table:table-cell>
          <table:table-cell table:formula="of:=IF([.C319]&lt;0.242;&quot;exp&quot;;IF([.C319]&lt;0.5;&quot;geo&quot;;IF([.C31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5" calcext:value-type="float">
            <text:p>3,05</text:p>
          </table:table-cell>
          <table:table-cell table:style-name="ce88" table:formula="of:=([.B320]-[.$C$5])/([.$C$6]-[.$C$5])" office:value-type="float" office:value="0.375" calcext:value-type="float">
            <text:p>0,375</text:p>
          </table:table-cell>
          <table:table-cell table:style-name="ce86"/>
          <table:table-cell table:style-name="ce86" table:formula="of:=7*[.C320]+0.06" office:value-type="float" office:value="2.685" calcext:value-type="float">
            <text:p>2,69</text:p>
          </table:table-cell>
          <table:table-cell table:style-name="ce88"/>
          <table:table-cell table:style-name="ce88" table:formula="of:=IF([.C320]&lt;0.242;EXP([.C320])/(2-EXP([.C320]));IF([.C320]&lt;0.5;7*[.C320];IF([.C320]&gt;=0.5;LOG(2*[.C320])+7*0.5;&quot;error&quot;)))" office:value-type="float" office:value="2.625" calcext:value-type="float">
            <text:p>2,625</text:p>
          </table:table-cell>
          <table:table-cell table:formula="of:=IF([.C320]&lt;0.242;&quot;exp&quot;;IF([.C320]&lt;0.5;&quot;geo&quot;;IF([.C32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6" calcext:value-type="float">
            <text:p>3,06</text:p>
          </table:table-cell>
          <table:table-cell table:style-name="ce88" table:formula="of:=([.B321]-[.$C$5])/([.$C$6]-[.$C$5])" office:value-type="float" office:value="0.376262626262626" calcext:value-type="float">
            <text:p>0,376</text:p>
          </table:table-cell>
          <table:table-cell table:style-name="ce86"/>
          <table:table-cell table:style-name="ce86" table:formula="of:=7*[.C321]+0.06" office:value-type="float" office:value="2.69383838383838" calcext:value-type="float">
            <text:p>2,69</text:p>
          </table:table-cell>
          <table:table-cell table:style-name="ce88"/>
          <table:table-cell table:style-name="ce88" table:formula="of:=IF([.C321]&lt;0.242;EXP([.C321])/(2-EXP([.C321]));IF([.C321]&lt;0.5;7*[.C321];IF([.C321]&gt;=0.5;LOG(2*[.C321])+7*0.5;&quot;error&quot;)))" office:value-type="float" office:value="2.63383838383838" calcext:value-type="float">
            <text:p>2,634</text:p>
          </table:table-cell>
          <table:table-cell table:formula="of:=IF([.C321]&lt;0.242;&quot;exp&quot;;IF([.C321]&lt;0.5;&quot;geo&quot;;IF([.C32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table:style-name="ce88" table:formula="of:=([.B322]-[.$C$5])/([.$C$6]-[.$C$5])" office:value-type="float" office:value="0.377525252525252" calcext:value-type="float">
            <text:p>0,378</text:p>
          </table:table-cell>
          <table:table-cell table:style-name="ce86"/>
          <table:table-cell table:style-name="ce86" table:formula="of:=7*[.C322]+0.06" office:value-type="float" office:value="2.70267676767677" calcext:value-type="float">
            <text:p>2,70</text:p>
          </table:table-cell>
          <table:table-cell table:style-name="ce88"/>
          <table:table-cell table:style-name="ce88" table:formula="of:=IF([.C322]&lt;0.242;EXP([.C322])/(2-EXP([.C322]));IF([.C322]&lt;0.5;7*[.C322];IF([.C322]&gt;=0.5;LOG(2*[.C322])+7*0.5;&quot;error&quot;)))" office:value-type="float" office:value="2.64267676767677" calcext:value-type="float">
            <text:p>2,643</text:p>
          </table:table-cell>
          <table:table-cell table:formula="of:=IF([.C322]&lt;0.242;&quot;exp&quot;;IF([.C322]&lt;0.5;&quot;geo&quot;;IF([.C32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table:style-name="ce88" table:formula="of:=([.B323]-[.$C$5])/([.$C$6]-[.$C$5])" office:value-type="float" office:value="0.378787878787879" calcext:value-type="float">
            <text:p>0,379</text:p>
          </table:table-cell>
          <table:table-cell table:style-name="ce86"/>
          <table:table-cell table:style-name="ce86" table:formula="of:=7*[.C323]+0.06" office:value-type="float" office:value="2.71151515151515" calcext:value-type="float">
            <text:p>2,71</text:p>
          </table:table-cell>
          <table:table-cell table:style-name="ce88"/>
          <table:table-cell table:style-name="ce88" table:formula="of:=IF([.C323]&lt;0.242;EXP([.C323])/(2-EXP([.C323]));IF([.C323]&lt;0.5;7*[.C323];IF([.C323]&gt;=0.5;LOG(2*[.C323])+7*0.5;&quot;error&quot;)))" office:value-type="float" office:value="2.65151515151515" calcext:value-type="float">
            <text:p>2,652</text:p>
          </table:table-cell>
          <table:table-cell table:formula="of:=IF([.C323]&lt;0.242;&quot;exp&quot;;IF([.C323]&lt;0.5;&quot;geo&quot;;IF([.C32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09" calcext:value-type="float">
            <text:p>3,09</text:p>
          </table:table-cell>
          <table:table-cell table:style-name="ce88" table:formula="of:=([.B324]-[.$C$5])/([.$C$6]-[.$C$5])" office:value-type="float" office:value="0.380050505050505" calcext:value-type="float">
            <text:p>0,380</text:p>
          </table:table-cell>
          <table:table-cell table:style-name="ce86"/>
          <table:table-cell table:style-name="ce86" table:formula="of:=7*[.C324]+0.06" office:value-type="float" office:value="2.72035353535353" calcext:value-type="float">
            <text:p>2,72</text:p>
          </table:table-cell>
          <table:table-cell table:style-name="ce88"/>
          <table:table-cell table:style-name="ce88" table:formula="of:=IF([.C324]&lt;0.242;EXP([.C324])/(2-EXP([.C324]));IF([.C324]&lt;0.5;7*[.C324];IF([.C324]&gt;=0.5;LOG(2*[.C324])+7*0.5;&quot;error&quot;)))" office:value-type="float" office:value="2.66035353535353" calcext:value-type="float">
            <text:p>2,660</text:p>
          </table:table-cell>
          <table:table-cell table:formula="of:=IF([.C324]&lt;0.242;&quot;exp&quot;;IF([.C324]&lt;0.5;&quot;geo&quot;;IF([.C32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table:style-name="ce88" table:formula="of:=([.B325]-[.$C$5])/([.$C$6]-[.$C$5])" office:value-type="float" office:value="0.381313131313131" calcext:value-type="float">
            <text:p>0,381</text:p>
          </table:table-cell>
          <table:table-cell table:style-name="ce86"/>
          <table:table-cell table:style-name="ce86" table:formula="of:=7*[.C325]+0.06" office:value-type="float" office:value="2.72919191919192" calcext:value-type="float">
            <text:p>2,73</text:p>
          </table:table-cell>
          <table:table-cell table:style-name="ce88"/>
          <table:table-cell table:style-name="ce88" table:formula="of:=IF([.C325]&lt;0.242;EXP([.C325])/(2-EXP([.C325]));IF([.C325]&lt;0.5;7*[.C325];IF([.C325]&gt;=0.5;LOG(2*[.C325])+7*0.5;&quot;error&quot;)))" office:value-type="float" office:value="2.66919191919192" calcext:value-type="float">
            <text:p>2,669</text:p>
          </table:table-cell>
          <table:table-cell table:formula="of:=IF([.C325]&lt;0.242;&quot;exp&quot;;IF([.C325]&lt;0.5;&quot;geo&quot;;IF([.C32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1" calcext:value-type="float">
            <text:p>3,11</text:p>
          </table:table-cell>
          <table:table-cell table:style-name="ce88" table:formula="of:=([.B326]-[.$C$5])/([.$C$6]-[.$C$5])" office:value-type="float" office:value="0.382575757575758" calcext:value-type="float">
            <text:p>0,383</text:p>
          </table:table-cell>
          <table:table-cell table:style-name="ce86"/>
          <table:table-cell table:style-name="ce86" table:formula="of:=7*[.C326]+0.06" office:value-type="float" office:value="2.7380303030303" calcext:value-type="float">
            <text:p>2,74</text:p>
          </table:table-cell>
          <table:table-cell table:style-name="ce88"/>
          <table:table-cell table:style-name="ce88" table:formula="of:=IF([.C326]&lt;0.242;EXP([.C326])/(2-EXP([.C326]));IF([.C326]&lt;0.5;7*[.C326];IF([.C326]&gt;=0.5;LOG(2*[.C326])+7*0.5;&quot;error&quot;)))" office:value-type="float" office:value="2.6780303030303" calcext:value-type="float">
            <text:p>2,678</text:p>
          </table:table-cell>
          <table:table-cell table:formula="of:=IF([.C326]&lt;0.242;&quot;exp&quot;;IF([.C326]&lt;0.5;&quot;geo&quot;;IF([.C32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2" calcext:value-type="float">
            <text:p>3,12</text:p>
          </table:table-cell>
          <table:table-cell table:style-name="ce88" table:formula="of:=([.B327]-[.$C$5])/([.$C$6]-[.$C$5])" office:value-type="float" office:value="0.383838383838384" calcext:value-type="float">
            <text:p>0,384</text:p>
          </table:table-cell>
          <table:table-cell table:style-name="ce86"/>
          <table:table-cell table:style-name="ce86" table:formula="of:=7*[.C327]+0.06" office:value-type="float" office:value="2.74686868686869" calcext:value-type="float">
            <text:p>2,75</text:p>
          </table:table-cell>
          <table:table-cell table:style-name="ce88"/>
          <table:table-cell table:style-name="ce88" table:formula="of:=IF([.C327]&lt;0.242;EXP([.C327])/(2-EXP([.C327]));IF([.C327]&lt;0.5;7*[.C327];IF([.C327]&gt;=0.5;LOG(2*[.C327])+7*0.5;&quot;error&quot;)))" office:value-type="float" office:value="2.68686868686869" calcext:value-type="float">
            <text:p>2,687</text:p>
          </table:table-cell>
          <table:table-cell table:formula="of:=IF([.C327]&lt;0.242;&quot;exp&quot;;IF([.C327]&lt;0.5;&quot;geo&quot;;IF([.C32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table:style-name="ce88" table:formula="of:=([.B328]-[.$C$5])/([.$C$6]-[.$C$5])" office:value-type="float" office:value="0.38510101010101" calcext:value-type="float">
            <text:p>0,385</text:p>
          </table:table-cell>
          <table:table-cell table:style-name="ce86"/>
          <table:table-cell table:style-name="ce86" table:formula="of:=7*[.C328]+0.06" office:value-type="float" office:value="2.75570707070707" calcext:value-type="float">
            <text:p>2,76</text:p>
          </table:table-cell>
          <table:table-cell table:style-name="ce88"/>
          <table:table-cell table:style-name="ce88" table:formula="of:=IF([.C328]&lt;0.242;EXP([.C328])/(2-EXP([.C328]));IF([.C328]&lt;0.5;7*[.C328];IF([.C328]&gt;=0.5;LOG(2*[.C328])+7*0.5;&quot;error&quot;)))" office:value-type="float" office:value="2.69570707070707" calcext:value-type="float">
            <text:p>2,696</text:p>
          </table:table-cell>
          <table:table-cell table:formula="of:=IF([.C328]&lt;0.242;&quot;exp&quot;;IF([.C328]&lt;0.5;&quot;geo&quot;;IF([.C32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4" calcext:value-type="float">
            <text:p>3,14</text:p>
          </table:table-cell>
          <table:table-cell table:style-name="ce88" table:formula="of:=([.B329]-[.$C$5])/([.$C$6]-[.$C$5])" office:value-type="float" office:value="0.386363636363636" calcext:value-type="float">
            <text:p>0,386</text:p>
          </table:table-cell>
          <table:table-cell table:style-name="ce86"/>
          <table:table-cell table:style-name="ce86" table:formula="of:=7*[.C329]+0.06" office:value-type="float" office:value="2.76454545454545" calcext:value-type="float">
            <text:p>2,76</text:p>
          </table:table-cell>
          <table:table-cell table:style-name="ce88"/>
          <table:table-cell table:style-name="ce88" table:formula="of:=IF([.C329]&lt;0.242;EXP([.C329])/(2-EXP([.C329]));IF([.C329]&lt;0.5;7*[.C329];IF([.C329]&gt;=0.5;LOG(2*[.C329])+7*0.5;&quot;error&quot;)))" office:value-type="float" office:value="2.70454545454545" calcext:value-type="float">
            <text:p>2,705</text:p>
          </table:table-cell>
          <table:table-cell table:formula="of:=IF([.C329]&lt;0.242;&quot;exp&quot;;IF([.C329]&lt;0.5;&quot;geo&quot;;IF([.C32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5" calcext:value-type="float">
            <text:p>3,15</text:p>
          </table:table-cell>
          <table:table-cell table:style-name="ce88" table:formula="of:=([.B330]-[.$C$5])/([.$C$6]-[.$C$5])" office:value-type="float" office:value="0.387626262626263" calcext:value-type="float">
            <text:p>0,388</text:p>
          </table:table-cell>
          <table:table-cell table:style-name="ce86"/>
          <table:table-cell table:style-name="ce86" table:formula="of:=7*[.C330]+0.06" office:value-type="float" office:value="2.77338383838384" calcext:value-type="float">
            <text:p>2,77</text:p>
          </table:table-cell>
          <table:table-cell table:style-name="ce88"/>
          <table:table-cell table:style-name="ce88" table:formula="of:=IF([.C330]&lt;0.242;EXP([.C330])/(2-EXP([.C330]));IF([.C330]&lt;0.5;7*[.C330];IF([.C330]&gt;=0.5;LOG(2*[.C330])+7*0.5;&quot;error&quot;)))" office:value-type="float" office:value="2.71338383838384" calcext:value-type="float">
            <text:p>2,713</text:p>
          </table:table-cell>
          <table:table-cell table:formula="of:=IF([.C330]&lt;0.242;&quot;exp&quot;;IF([.C330]&lt;0.5;&quot;geo&quot;;IF([.C33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table:style-name="ce88" table:formula="of:=([.B331]-[.$C$5])/([.$C$6]-[.$C$5])" office:value-type="float" office:value="0.388888888888889" calcext:value-type="float">
            <text:p>0,389</text:p>
          </table:table-cell>
          <table:table-cell table:style-name="ce86"/>
          <table:table-cell table:style-name="ce86" table:formula="of:=7*[.C331]+0.06" office:value-type="float" office:value="2.78222222222222" calcext:value-type="float">
            <text:p>2,78</text:p>
          </table:table-cell>
          <table:table-cell table:style-name="ce88"/>
          <table:table-cell table:style-name="ce88" table:formula="of:=IF([.C331]&lt;0.242;EXP([.C331])/(2-EXP([.C331]));IF([.C331]&lt;0.5;7*[.C331];IF([.C331]&gt;=0.5;LOG(2*[.C331])+7*0.5;&quot;error&quot;)))" office:value-type="float" office:value="2.72222222222222" calcext:value-type="float">
            <text:p>2,722</text:p>
          </table:table-cell>
          <table:table-cell table:formula="of:=IF([.C331]&lt;0.242;&quot;exp&quot;;IF([.C331]&lt;0.5;&quot;geo&quot;;IF([.C33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7" calcext:value-type="float">
            <text:p>3,17</text:p>
          </table:table-cell>
          <table:table-cell table:style-name="ce88" table:formula="of:=([.B332]-[.$C$5])/([.$C$6]-[.$C$5])" office:value-type="float" office:value="0.390151515151515" calcext:value-type="float">
            <text:p>0,390</text:p>
          </table:table-cell>
          <table:table-cell table:style-name="ce86"/>
          <table:table-cell table:style-name="ce86" table:formula="of:=7*[.C332]+0.06" office:value-type="float" office:value="2.79106060606061" calcext:value-type="float">
            <text:p>2,79</text:p>
          </table:table-cell>
          <table:table-cell table:style-name="ce88"/>
          <table:table-cell table:style-name="ce88" table:formula="of:=IF([.C332]&lt;0.242;EXP([.C332])/(2-EXP([.C332]));IF([.C332]&lt;0.5;7*[.C332];IF([.C332]&gt;=0.5;LOG(2*[.C332])+7*0.5;&quot;error&quot;)))" office:value-type="float" office:value="2.73106060606061" calcext:value-type="float">
            <text:p>2,731</text:p>
          </table:table-cell>
          <table:table-cell table:formula="of:=IF([.C332]&lt;0.242;&quot;exp&quot;;IF([.C332]&lt;0.5;&quot;geo&quot;;IF([.C33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8" calcext:value-type="float">
            <text:p>3,18</text:p>
          </table:table-cell>
          <table:table-cell table:style-name="ce88" table:formula="of:=([.B333]-[.$C$5])/([.$C$6]-[.$C$5])" office:value-type="float" office:value="0.391414141414141" calcext:value-type="float">
            <text:p>0,391</text:p>
          </table:table-cell>
          <table:table-cell table:style-name="ce86"/>
          <table:table-cell table:style-name="ce86" table:formula="of:=7*[.C333]+0.06" office:value-type="float" office:value="2.79989898989899" calcext:value-type="float">
            <text:p>2,80</text:p>
          </table:table-cell>
          <table:table-cell table:style-name="ce88"/>
          <table:table-cell table:style-name="ce88" table:formula="of:=IF([.C333]&lt;0.242;EXP([.C333])/(2-EXP([.C333]));IF([.C333]&lt;0.5;7*[.C333];IF([.C333]&gt;=0.5;LOG(2*[.C333])+7*0.5;&quot;error&quot;)))" office:value-type="float" office:value="2.73989898989899" calcext:value-type="float">
            <text:p>2,740</text:p>
          </table:table-cell>
          <table:table-cell table:formula="of:=IF([.C333]&lt;0.242;&quot;exp&quot;;IF([.C333]&lt;0.5;&quot;geo&quot;;IF([.C33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19" calcext:value-type="float">
            <text:p>3,19</text:p>
          </table:table-cell>
          <table:table-cell table:style-name="ce88" table:formula="of:=([.B334]-[.$C$5])/([.$C$6]-[.$C$5])" office:value-type="float" office:value="0.392676767676768" calcext:value-type="float">
            <text:p>0,393</text:p>
          </table:table-cell>
          <table:table-cell table:style-name="ce86"/>
          <table:table-cell table:style-name="ce86" table:formula="of:=7*[.C334]+0.06" office:value-type="float" office:value="2.80873737373737" calcext:value-type="float">
            <text:p>2,81</text:p>
          </table:table-cell>
          <table:table-cell table:style-name="ce88"/>
          <table:table-cell table:style-name="ce88" table:formula="of:=IF([.C334]&lt;0.242;EXP([.C334])/(2-EXP([.C334]));IF([.C334]&lt;0.5;7*[.C334];IF([.C334]&gt;=0.5;LOG(2*[.C334])+7*0.5;&quot;error&quot;)))" office:value-type="float" office:value="2.74873737373737" calcext:value-type="float">
            <text:p>2,749</text:p>
          </table:table-cell>
          <table:table-cell table:formula="of:=IF([.C334]&lt;0.242;&quot;exp&quot;;IF([.C334]&lt;0.5;&quot;geo&quot;;IF([.C33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table:style-name="ce88" table:formula="of:=([.B335]-[.$C$5])/([.$C$6]-[.$C$5])" office:value-type="float" office:value="0.393939393939394" calcext:value-type="float">
            <text:p>0,394</text:p>
          </table:table-cell>
          <table:table-cell table:style-name="ce86"/>
          <table:table-cell table:style-name="ce86" table:formula="of:=7*[.C335]+0.06" office:value-type="float" office:value="2.81757575757576" calcext:value-type="float">
            <text:p>2,82</text:p>
          </table:table-cell>
          <table:table-cell table:style-name="ce88"/>
          <table:table-cell table:style-name="ce88" table:formula="of:=IF([.C335]&lt;0.242;EXP([.C335])/(2-EXP([.C335]));IF([.C335]&lt;0.5;7*[.C335];IF([.C335]&gt;=0.5;LOG(2*[.C335])+7*0.5;&quot;error&quot;)))" office:value-type="float" office:value="2.75757575757576" calcext:value-type="float">
            <text:p>2,758</text:p>
          </table:table-cell>
          <table:table-cell table:formula="of:=IF([.C335]&lt;0.242;&quot;exp&quot;;IF([.C335]&lt;0.5;&quot;geo&quot;;IF([.C33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1" calcext:value-type="float">
            <text:p>3,21</text:p>
          </table:table-cell>
          <table:table-cell table:style-name="ce88" table:formula="of:=([.B336]-[.$C$5])/([.$C$6]-[.$C$5])" office:value-type="float" office:value="0.39520202020202" calcext:value-type="float">
            <text:p>0,395</text:p>
          </table:table-cell>
          <table:table-cell table:style-name="ce86"/>
          <table:table-cell table:style-name="ce86" table:formula="of:=7*[.C336]+0.06" office:value-type="float" office:value="2.82641414141414" calcext:value-type="float">
            <text:p>2,83</text:p>
          </table:table-cell>
          <table:table-cell table:style-name="ce88"/>
          <table:table-cell table:style-name="ce88" table:formula="of:=IF([.C336]&lt;0.242;EXP([.C336])/(2-EXP([.C336]));IF([.C336]&lt;0.5;7*[.C336];IF([.C336]&gt;=0.5;LOG(2*[.C336])+7*0.5;&quot;error&quot;)))" office:value-type="float" office:value="2.76641414141414" calcext:value-type="float">
            <text:p>2,766</text:p>
          </table:table-cell>
          <table:table-cell table:formula="of:=IF([.C336]&lt;0.242;&quot;exp&quot;;IF([.C336]&lt;0.5;&quot;geo&quot;;IF([.C33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2" calcext:value-type="float">
            <text:p>3,22</text:p>
          </table:table-cell>
          <table:table-cell table:style-name="ce88" table:formula="of:=([.B337]-[.$C$5])/([.$C$6]-[.$C$5])" office:value-type="float" office:value="0.396464646464646" calcext:value-type="float">
            <text:p>0,396</text:p>
          </table:table-cell>
          <table:table-cell table:style-name="ce86"/>
          <table:table-cell table:style-name="ce86" table:formula="of:=7*[.C337]+0.06" office:value-type="float" office:value="2.83525252525253" calcext:value-type="float">
            <text:p>2,84</text:p>
          </table:table-cell>
          <table:table-cell table:style-name="ce88"/>
          <table:table-cell table:style-name="ce88" table:formula="of:=IF([.C337]&lt;0.242;EXP([.C337])/(2-EXP([.C337]));IF([.C337]&lt;0.5;7*[.C337];IF([.C337]&gt;=0.5;LOG(2*[.C337])+7*0.5;&quot;error&quot;)))" office:value-type="float" office:value="2.77525252525252" calcext:value-type="float">
            <text:p>2,775</text:p>
          </table:table-cell>
          <table:table-cell table:formula="of:=IF([.C337]&lt;0.242;&quot;exp&quot;;IF([.C337]&lt;0.5;&quot;geo&quot;;IF([.C33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3" calcext:value-type="float">
            <text:p>3,23</text:p>
          </table:table-cell>
          <table:table-cell table:style-name="ce88" table:formula="of:=([.B338]-[.$C$5])/([.$C$6]-[.$C$5])" office:value-type="float" office:value="0.397727272727273" calcext:value-type="float">
            <text:p>0,398</text:p>
          </table:table-cell>
          <table:table-cell table:style-name="ce86"/>
          <table:table-cell table:style-name="ce86" table:formula="of:=7*[.C338]+0.06" office:value-type="float" office:value="2.84409090909091" calcext:value-type="float">
            <text:p>2,84</text:p>
          </table:table-cell>
          <table:table-cell table:style-name="ce88"/>
          <table:table-cell table:style-name="ce88" table:formula="of:=IF([.C338]&lt;0.242;EXP([.C338])/(2-EXP([.C338]));IF([.C338]&lt;0.5;7*[.C338];IF([.C338]&gt;=0.5;LOG(2*[.C338])+7*0.5;&quot;error&quot;)))" office:value-type="float" office:value="2.78409090909091" calcext:value-type="float">
            <text:p>2,784</text:p>
          </table:table-cell>
          <table:table-cell table:formula="of:=IF([.C338]&lt;0.242;&quot;exp&quot;;IF([.C338]&lt;0.5;&quot;geo&quot;;IF([.C33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4" calcext:value-type="float">
            <text:p>3,24</text:p>
          </table:table-cell>
          <table:table-cell table:style-name="ce88" table:formula="of:=([.B339]-[.$C$5])/([.$C$6]-[.$C$5])" office:value-type="float" office:value="0.398989898989899" calcext:value-type="float">
            <text:p>0,399</text:p>
          </table:table-cell>
          <table:table-cell table:style-name="ce86"/>
          <table:table-cell table:style-name="ce86" table:formula="of:=7*[.C339]+0.06" office:value-type="float" office:value="2.85292929292929" calcext:value-type="float">
            <text:p>2,85</text:p>
          </table:table-cell>
          <table:table-cell table:style-name="ce88"/>
          <table:table-cell table:style-name="ce88" table:formula="of:=IF([.C339]&lt;0.242;EXP([.C339])/(2-EXP([.C339]));IF([.C339]&lt;0.5;7*[.C339];IF([.C339]&gt;=0.5;LOG(2*[.C339])+7*0.5;&quot;error&quot;)))" office:value-type="float" office:value="2.79292929292929" calcext:value-type="float">
            <text:p>2,793</text:p>
          </table:table-cell>
          <table:table-cell table:formula="of:=IF([.C339]&lt;0.242;&quot;exp&quot;;IF([.C339]&lt;0.5;&quot;geo&quot;;IF([.C33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5" calcext:value-type="float">
            <text:p>3,25</text:p>
          </table:table-cell>
          <table:table-cell table:style-name="ce88" table:formula="of:=([.B340]-[.$C$5])/([.$C$6]-[.$C$5])" office:value-type="float" office:value="0.400252525252525" calcext:value-type="float">
            <text:p>0,400</text:p>
          </table:table-cell>
          <table:table-cell table:style-name="ce86"/>
          <table:table-cell table:style-name="ce86" table:formula="of:=7*[.C340]+0.06" office:value-type="float" office:value="2.86176767676768" calcext:value-type="float">
            <text:p>2,86</text:p>
          </table:table-cell>
          <table:table-cell table:style-name="ce88"/>
          <table:table-cell table:style-name="ce88" table:formula="of:=IF([.C340]&lt;0.242;EXP([.C340])/(2-EXP([.C340]));IF([.C340]&lt;0.5;7*[.C340];IF([.C340]&gt;=0.5;LOG(2*[.C340])+7*0.5;&quot;error&quot;)))" office:value-type="float" office:value="2.80176767676768" calcext:value-type="float">
            <text:p>2,802</text:p>
          </table:table-cell>
          <table:table-cell table:formula="of:=IF([.C340]&lt;0.242;&quot;exp&quot;;IF([.C340]&lt;0.5;&quot;geo&quot;;IF([.C34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6" calcext:value-type="float">
            <text:p>3,26</text:p>
          </table:table-cell>
          <table:table-cell table:style-name="ce88" table:formula="of:=([.B341]-[.$C$5])/([.$C$6]-[.$C$5])" office:value-type="float" office:value="0.401515151515152" calcext:value-type="float">
            <text:p>0,402</text:p>
          </table:table-cell>
          <table:table-cell table:style-name="ce86"/>
          <table:table-cell table:style-name="ce86" table:formula="of:=7*[.C341]+0.06" office:value-type="float" office:value="2.87060606060606" calcext:value-type="float">
            <text:p>2,87</text:p>
          </table:table-cell>
          <table:table-cell table:style-name="ce88"/>
          <table:table-cell table:style-name="ce88" table:formula="of:=IF([.C341]&lt;0.242;EXP([.C341])/(2-EXP([.C341]));IF([.C341]&lt;0.5;7*[.C341];IF([.C341]&gt;=0.5;LOG(2*[.C341])+7*0.5;&quot;error&quot;)))" office:value-type="float" office:value="2.81060606060606" calcext:value-type="float">
            <text:p>2,811</text:p>
          </table:table-cell>
          <table:table-cell table:formula="of:=IF([.C341]&lt;0.242;&quot;exp&quot;;IF([.C341]&lt;0.5;&quot;geo&quot;;IF([.C34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7" calcext:value-type="float">
            <text:p>3,27</text:p>
          </table:table-cell>
          <table:table-cell table:style-name="ce88" table:formula="of:=([.B342]-[.$C$5])/([.$C$6]-[.$C$5])" office:value-type="float" office:value="0.402777777777778" calcext:value-type="float">
            <text:p>0,403</text:p>
          </table:table-cell>
          <table:table-cell table:style-name="ce86"/>
          <table:table-cell table:style-name="ce86" table:formula="of:=7*[.C342]+0.06" office:value-type="float" office:value="2.87944444444444" calcext:value-type="float">
            <text:p>2,88</text:p>
          </table:table-cell>
          <table:table-cell table:style-name="ce88"/>
          <table:table-cell table:style-name="ce88" table:formula="of:=IF([.C342]&lt;0.242;EXP([.C342])/(2-EXP([.C342]));IF([.C342]&lt;0.5;7*[.C342];IF([.C342]&gt;=0.5;LOG(2*[.C342])+7*0.5;&quot;error&quot;)))" office:value-type="float" office:value="2.81944444444444" calcext:value-type="float">
            <text:p>2,819</text:p>
          </table:table-cell>
          <table:table-cell table:formula="of:=IF([.C342]&lt;0.242;&quot;exp&quot;;IF([.C342]&lt;0.5;&quot;geo&quot;;IF([.C34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8" calcext:value-type="float">
            <text:p>3,28</text:p>
          </table:table-cell>
          <table:table-cell table:style-name="ce88" table:formula="of:=([.B343]-[.$C$5])/([.$C$6]-[.$C$5])" office:value-type="float" office:value="0.404040404040404" calcext:value-type="float">
            <text:p>0,404</text:p>
          </table:table-cell>
          <table:table-cell table:style-name="ce86"/>
          <table:table-cell table:style-name="ce86" table:formula="of:=7*[.C343]+0.06" office:value-type="float" office:value="2.88828282828283" calcext:value-type="float">
            <text:p>2,89</text:p>
          </table:table-cell>
          <table:table-cell table:style-name="ce88"/>
          <table:table-cell table:style-name="ce88" table:formula="of:=IF([.C343]&lt;0.242;EXP([.C343])/(2-EXP([.C343]));IF([.C343]&lt;0.5;7*[.C343];IF([.C343]&gt;=0.5;LOG(2*[.C343])+7*0.5;&quot;error&quot;)))" office:value-type="float" office:value="2.82828282828283" calcext:value-type="float">
            <text:p>2,828</text:p>
          </table:table-cell>
          <table:table-cell table:formula="of:=IF([.C343]&lt;0.242;&quot;exp&quot;;IF([.C343]&lt;0.5;&quot;geo&quot;;IF([.C34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29" calcext:value-type="float">
            <text:p>3,29</text:p>
          </table:table-cell>
          <table:table-cell table:style-name="ce88" table:formula="of:=([.B344]-[.$C$5])/([.$C$6]-[.$C$5])" office:value-type="float" office:value="0.40530303030303" calcext:value-type="float">
            <text:p>0,405</text:p>
          </table:table-cell>
          <table:table-cell table:style-name="ce86"/>
          <table:table-cell table:style-name="ce86" table:formula="of:=7*[.C344]+0.06" office:value-type="float" office:value="2.89712121212121" calcext:value-type="float">
            <text:p>2,90</text:p>
          </table:table-cell>
          <table:table-cell table:style-name="ce88"/>
          <table:table-cell table:style-name="ce88" table:formula="of:=IF([.C344]&lt;0.242;EXP([.C344])/(2-EXP([.C344]));IF([.C344]&lt;0.5;7*[.C344];IF([.C344]&gt;=0.5;LOG(2*[.C344])+7*0.5;&quot;error&quot;)))" office:value-type="float" office:value="2.83712121212121" calcext:value-type="float">
            <text:p>2,837</text:p>
          </table:table-cell>
          <table:table-cell table:formula="of:=IF([.C344]&lt;0.242;&quot;exp&quot;;IF([.C344]&lt;0.5;&quot;geo&quot;;IF([.C34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table:style-name="ce88" table:formula="of:=([.B345]-[.$C$5])/([.$C$6]-[.$C$5])" office:value-type="float" office:value="0.406565656565657" calcext:value-type="float">
            <text:p>0,407</text:p>
          </table:table-cell>
          <table:table-cell table:style-name="ce86"/>
          <table:table-cell table:style-name="ce86" table:formula="of:=7*[.C345]+0.06" office:value-type="float" office:value="2.9059595959596" calcext:value-type="float">
            <text:p>2,91</text:p>
          </table:table-cell>
          <table:table-cell table:style-name="ce88"/>
          <table:table-cell table:style-name="ce88" table:formula="of:=IF([.C345]&lt;0.242;EXP([.C345])/(2-EXP([.C345]));IF([.C345]&lt;0.5;7*[.C345];IF([.C345]&gt;=0.5;LOG(2*[.C345])+7*0.5;&quot;error&quot;)))" office:value-type="float" office:value="2.8459595959596" calcext:value-type="float">
            <text:p>2,846</text:p>
          </table:table-cell>
          <table:table-cell table:formula="of:=IF([.C345]&lt;0.242;&quot;exp&quot;;IF([.C345]&lt;0.5;&quot;geo&quot;;IF([.C34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1" calcext:value-type="float">
            <text:p>3,31</text:p>
          </table:table-cell>
          <table:table-cell table:style-name="ce88" table:formula="of:=([.B346]-[.$C$5])/([.$C$6]-[.$C$5])" office:value-type="float" office:value="0.407828282828283" calcext:value-type="float">
            <text:p>0,408</text:p>
          </table:table-cell>
          <table:table-cell table:style-name="ce86"/>
          <table:table-cell table:style-name="ce86" table:formula="of:=7*[.C346]+0.06" office:value-type="float" office:value="2.91479797979798" calcext:value-type="float">
            <text:p>2,91</text:p>
          </table:table-cell>
          <table:table-cell table:style-name="ce88"/>
          <table:table-cell table:style-name="ce88" table:formula="of:=IF([.C346]&lt;0.242;EXP([.C346])/(2-EXP([.C346]));IF([.C346]&lt;0.5;7*[.C346];IF([.C346]&gt;=0.5;LOG(2*[.C346])+7*0.5;&quot;error&quot;)))" office:value-type="float" office:value="2.85479797979798" calcext:value-type="float">
            <text:p>2,855</text:p>
          </table:table-cell>
          <table:table-cell table:formula="of:=IF([.C346]&lt;0.242;&quot;exp&quot;;IF([.C346]&lt;0.5;&quot;geo&quot;;IF([.C34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2" calcext:value-type="float">
            <text:p>3,32</text:p>
          </table:table-cell>
          <table:table-cell table:style-name="ce88" table:formula="of:=([.B347]-[.$C$5])/([.$C$6]-[.$C$5])" office:value-type="float" office:value="0.409090909090909" calcext:value-type="float">
            <text:p>0,409</text:p>
          </table:table-cell>
          <table:table-cell table:style-name="ce86"/>
          <table:table-cell table:style-name="ce86" table:formula="of:=7*[.C347]+0.06" office:value-type="float" office:value="2.92363636363636" calcext:value-type="float">
            <text:p>2,92</text:p>
          </table:table-cell>
          <table:table-cell table:style-name="ce88"/>
          <table:table-cell table:style-name="ce88" table:formula="of:=IF([.C347]&lt;0.242;EXP([.C347])/(2-EXP([.C347]));IF([.C347]&lt;0.5;7*[.C347];IF([.C347]&gt;=0.5;LOG(2*[.C347])+7*0.5;&quot;error&quot;)))" office:value-type="float" office:value="2.86363636363636" calcext:value-type="float">
            <text:p>2,864</text:p>
          </table:table-cell>
          <table:table-cell table:formula="of:=IF([.C347]&lt;0.242;&quot;exp&quot;;IF([.C347]&lt;0.5;&quot;geo&quot;;IF([.C34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3" calcext:value-type="float">
            <text:p>3,33</text:p>
          </table:table-cell>
          <table:table-cell table:style-name="ce88" table:formula="of:=([.B348]-[.$C$5])/([.$C$6]-[.$C$5])" office:value-type="float" office:value="0.410353535353535" calcext:value-type="float">
            <text:p>0,410</text:p>
          </table:table-cell>
          <table:table-cell table:style-name="ce86"/>
          <table:table-cell table:style-name="ce86" table:formula="of:=7*[.C348]+0.06" office:value-type="float" office:value="2.93247474747475" calcext:value-type="float">
            <text:p>2,93</text:p>
          </table:table-cell>
          <table:table-cell table:style-name="ce88"/>
          <table:table-cell table:style-name="ce88" table:formula="of:=IF([.C348]&lt;0.242;EXP([.C348])/(2-EXP([.C348]));IF([.C348]&lt;0.5;7*[.C348];IF([.C348]&gt;=0.5;LOG(2*[.C348])+7*0.5;&quot;error&quot;)))" office:value-type="float" office:value="2.87247474747475" calcext:value-type="float">
            <text:p>2,872</text:p>
          </table:table-cell>
          <table:table-cell table:formula="of:=IF([.C348]&lt;0.242;&quot;exp&quot;;IF([.C348]&lt;0.5;&quot;geo&quot;;IF([.C34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4" calcext:value-type="float">
            <text:p>3,34</text:p>
          </table:table-cell>
          <table:table-cell table:style-name="ce88" table:formula="of:=([.B349]-[.$C$5])/([.$C$6]-[.$C$5])" office:value-type="float" office:value="0.411616161616162" calcext:value-type="float">
            <text:p>0,412</text:p>
          </table:table-cell>
          <table:table-cell table:style-name="ce86"/>
          <table:table-cell table:style-name="ce86" table:formula="of:=7*[.C349]+0.06" office:value-type="float" office:value="2.94131313131313" calcext:value-type="float">
            <text:p>2,94</text:p>
          </table:table-cell>
          <table:table-cell table:style-name="ce88"/>
          <table:table-cell table:style-name="ce88" table:formula="of:=IF([.C349]&lt;0.242;EXP([.C349])/(2-EXP([.C349]));IF([.C349]&lt;0.5;7*[.C349];IF([.C349]&gt;=0.5;LOG(2*[.C349])+7*0.5;&quot;error&quot;)))" office:value-type="float" office:value="2.88131313131313" calcext:value-type="float">
            <text:p>2,881</text:p>
          </table:table-cell>
          <table:table-cell table:formula="of:=IF([.C349]&lt;0.242;&quot;exp&quot;;IF([.C349]&lt;0.5;&quot;geo&quot;;IF([.C34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5" calcext:value-type="float">
            <text:p>3,35</text:p>
          </table:table-cell>
          <table:table-cell table:style-name="ce88" table:formula="of:=([.B350]-[.$C$5])/([.$C$6]-[.$C$5])" office:value-type="float" office:value="0.412878787878788" calcext:value-type="float">
            <text:p>0,413</text:p>
          </table:table-cell>
          <table:table-cell table:style-name="ce86"/>
          <table:table-cell table:style-name="ce86" table:formula="of:=7*[.C350]+0.06" office:value-type="float" office:value="2.95015151515151" calcext:value-type="float">
            <text:p>2,95</text:p>
          </table:table-cell>
          <table:table-cell table:style-name="ce88"/>
          <table:table-cell table:style-name="ce88" table:formula="of:=IF([.C350]&lt;0.242;EXP([.C350])/(2-EXP([.C350]));IF([.C350]&lt;0.5;7*[.C350];IF([.C350]&gt;=0.5;LOG(2*[.C350])+7*0.5;&quot;error&quot;)))" office:value-type="float" office:value="2.89015151515152" calcext:value-type="float">
            <text:p>2,890</text:p>
          </table:table-cell>
          <table:table-cell table:formula="of:=IF([.C350]&lt;0.242;&quot;exp&quot;;IF([.C350]&lt;0.5;&quot;geo&quot;;IF([.C35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6" calcext:value-type="float">
            <text:p>3,36</text:p>
          </table:table-cell>
          <table:table-cell table:style-name="ce88" table:formula="of:=([.B351]-[.$C$5])/([.$C$6]-[.$C$5])" office:value-type="float" office:value="0.414141414141414" calcext:value-type="float">
            <text:p>0,414</text:p>
          </table:table-cell>
          <table:table-cell table:style-name="ce86"/>
          <table:table-cell table:style-name="ce86" table:formula="of:=7*[.C351]+0.06" office:value-type="float" office:value="2.9589898989899" calcext:value-type="float">
            <text:p>2,96</text:p>
          </table:table-cell>
          <table:table-cell table:style-name="ce88"/>
          <table:table-cell table:style-name="ce88" table:formula="of:=IF([.C351]&lt;0.242;EXP([.C351])/(2-EXP([.C351]));IF([.C351]&lt;0.5;7*[.C351];IF([.C351]&gt;=0.5;LOG(2*[.C351])+7*0.5;&quot;error&quot;)))" office:value-type="float" office:value="2.8989898989899" calcext:value-type="float">
            <text:p>2,899</text:p>
          </table:table-cell>
          <table:table-cell table:formula="of:=IF([.C351]&lt;0.242;&quot;exp&quot;;IF([.C351]&lt;0.5;&quot;geo&quot;;IF([.C35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7" calcext:value-type="float">
            <text:p>3,37</text:p>
          </table:table-cell>
          <table:table-cell table:style-name="ce88" table:formula="of:=([.B352]-[.$C$5])/([.$C$6]-[.$C$5])" office:value-type="float" office:value="0.41540404040404" calcext:value-type="float">
            <text:p>0,415</text:p>
          </table:table-cell>
          <table:table-cell table:style-name="ce86"/>
          <table:table-cell table:style-name="ce86" table:formula="of:=7*[.C352]+0.06" office:value-type="float" office:value="2.96782828282828" calcext:value-type="float">
            <text:p>2,97</text:p>
          </table:table-cell>
          <table:table-cell table:style-name="ce88"/>
          <table:table-cell table:style-name="ce88" table:formula="of:=IF([.C352]&lt;0.242;EXP([.C352])/(2-EXP([.C352]));IF([.C352]&lt;0.5;7*[.C352];IF([.C352]&gt;=0.5;LOG(2*[.C352])+7*0.5;&quot;error&quot;)))" office:value-type="float" office:value="2.90782828282828" calcext:value-type="float">
            <text:p>2,908</text:p>
          </table:table-cell>
          <table:table-cell table:formula="of:=IF([.C352]&lt;0.242;&quot;exp&quot;;IF([.C352]&lt;0.5;&quot;geo&quot;;IF([.C35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8" calcext:value-type="float">
            <text:p>3,38</text:p>
          </table:table-cell>
          <table:table-cell table:style-name="ce88" table:formula="of:=([.B353]-[.$C$5])/([.$C$6]-[.$C$5])" office:value-type="float" office:value="0.416666666666667" calcext:value-type="float">
            <text:p>0,417</text:p>
          </table:table-cell>
          <table:table-cell table:style-name="ce86"/>
          <table:table-cell table:style-name="ce86" table:formula="of:=7*[.C353]+0.06" office:value-type="float" office:value="2.97666666666667" calcext:value-type="float">
            <text:p>2,98</text:p>
          </table:table-cell>
          <table:table-cell table:style-name="ce88"/>
          <table:table-cell table:style-name="ce88" table:formula="of:=IF([.C353]&lt;0.242;EXP([.C353])/(2-EXP([.C353]));IF([.C353]&lt;0.5;7*[.C353];IF([.C353]&gt;=0.5;LOG(2*[.C353])+7*0.5;&quot;error&quot;)))" office:value-type="float" office:value="2.91666666666667" calcext:value-type="float">
            <text:p>2,917</text:p>
          </table:table-cell>
          <table:table-cell table:formula="of:=IF([.C353]&lt;0.242;&quot;exp&quot;;IF([.C353]&lt;0.5;&quot;geo&quot;;IF([.C35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39" calcext:value-type="float">
            <text:p>3,39</text:p>
          </table:table-cell>
          <table:table-cell table:style-name="ce88" table:formula="of:=([.B354]-[.$C$5])/([.$C$6]-[.$C$5])" office:value-type="float" office:value="0.417929292929293" calcext:value-type="float">
            <text:p>0,418</text:p>
          </table:table-cell>
          <table:table-cell table:style-name="ce86"/>
          <table:table-cell table:style-name="ce86" table:formula="of:=7*[.C354]+0.06" office:value-type="float" office:value="2.98550505050505" calcext:value-type="float">
            <text:p>2,99</text:p>
          </table:table-cell>
          <table:table-cell table:style-name="ce88"/>
          <table:table-cell table:style-name="ce88" table:formula="of:=IF([.C354]&lt;0.242;EXP([.C354])/(2-EXP([.C354]));IF([.C354]&lt;0.5;7*[.C354];IF([.C354]&gt;=0.5;LOG(2*[.C354])+7*0.5;&quot;error&quot;)))" office:value-type="float" office:value="2.92550505050505" calcext:value-type="float">
            <text:p>2,926</text:p>
          </table:table-cell>
          <table:table-cell table:formula="of:=IF([.C354]&lt;0.242;&quot;exp&quot;;IF([.C354]&lt;0.5;&quot;geo&quot;;IF([.C35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table:style-name="ce88" table:formula="of:=([.B355]-[.$C$5])/([.$C$6]-[.$C$5])" office:value-type="float" office:value="0.419191919191919" calcext:value-type="float">
            <text:p>0,419</text:p>
          </table:table-cell>
          <table:table-cell table:style-name="ce86"/>
          <table:table-cell table:style-name="ce86" table:formula="of:=7*[.C355]+0.06" office:value-type="float" office:value="2.99434343434343" calcext:value-type="float">
            <text:p>2,99</text:p>
          </table:table-cell>
          <table:table-cell table:style-name="ce88"/>
          <table:table-cell table:style-name="ce88" table:formula="of:=IF([.C355]&lt;0.242;EXP([.C355])/(2-EXP([.C355]));IF([.C355]&lt;0.5;7*[.C355];IF([.C355]&gt;=0.5;LOG(2*[.C355])+7*0.5;&quot;error&quot;)))" office:value-type="float" office:value="2.93434343434343" calcext:value-type="float">
            <text:p>2,934</text:p>
          </table:table-cell>
          <table:table-cell table:formula="of:=IF([.C355]&lt;0.242;&quot;exp&quot;;IF([.C355]&lt;0.5;&quot;geo&quot;;IF([.C35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1" calcext:value-type="float">
            <text:p>3,41</text:p>
          </table:table-cell>
          <table:table-cell table:style-name="ce88" table:formula="of:=([.B356]-[.$C$5])/([.$C$6]-[.$C$5])" office:value-type="float" office:value="0.420454545454545" calcext:value-type="float">
            <text:p>0,420</text:p>
          </table:table-cell>
          <table:table-cell table:style-name="ce86"/>
          <table:table-cell table:style-name="ce86" table:formula="of:=7*[.C356]+0.06" office:value-type="float" office:value="3.00318181818182" calcext:value-type="float">
            <text:p>3,00</text:p>
          </table:table-cell>
          <table:table-cell table:style-name="ce88"/>
          <table:table-cell table:style-name="ce88" table:formula="of:=IF([.C356]&lt;0.242;EXP([.C356])/(2-EXP([.C356]));IF([.C356]&lt;0.5;7*[.C356];IF([.C356]&gt;=0.5;LOG(2*[.C356])+7*0.5;&quot;error&quot;)))" office:value-type="float" office:value="2.94318181818182" calcext:value-type="float">
            <text:p>2,943</text:p>
          </table:table-cell>
          <table:table-cell table:formula="of:=IF([.C356]&lt;0.242;&quot;exp&quot;;IF([.C356]&lt;0.5;&quot;geo&quot;;IF([.C35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2" calcext:value-type="float">
            <text:p>3,42</text:p>
          </table:table-cell>
          <table:table-cell table:style-name="ce88" table:formula="of:=([.B357]-[.$C$5])/([.$C$6]-[.$C$5])" office:value-type="float" office:value="0.421717171717172" calcext:value-type="float">
            <text:p>0,422</text:p>
          </table:table-cell>
          <table:table-cell table:style-name="ce86"/>
          <table:table-cell table:style-name="ce86" table:formula="of:=7*[.C357]+0.06" office:value-type="float" office:value="3.0120202020202" calcext:value-type="float">
            <text:p>3,01</text:p>
          </table:table-cell>
          <table:table-cell table:style-name="ce88"/>
          <table:table-cell table:style-name="ce88" table:formula="of:=IF([.C357]&lt;0.242;EXP([.C357])/(2-EXP([.C357]));IF([.C357]&lt;0.5;7*[.C357];IF([.C357]&gt;=0.5;LOG(2*[.C357])+7*0.5;&quot;error&quot;)))" office:value-type="float" office:value="2.9520202020202" calcext:value-type="float">
            <text:p>2,952</text:p>
          </table:table-cell>
          <table:table-cell table:formula="of:=IF([.C357]&lt;0.242;&quot;exp&quot;;IF([.C357]&lt;0.5;&quot;geo&quot;;IF([.C35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3" calcext:value-type="float">
            <text:p>3,43</text:p>
          </table:table-cell>
          <table:table-cell table:style-name="ce88" table:formula="of:=([.B358]-[.$C$5])/([.$C$6]-[.$C$5])" office:value-type="float" office:value="0.422979797979798" calcext:value-type="float">
            <text:p>0,423</text:p>
          </table:table-cell>
          <table:table-cell table:style-name="ce86"/>
          <table:table-cell table:style-name="ce86" table:formula="of:=7*[.C358]+0.06" office:value-type="float" office:value="3.02085858585859" calcext:value-type="float">
            <text:p>3,02</text:p>
          </table:table-cell>
          <table:table-cell table:style-name="ce88"/>
          <table:table-cell table:style-name="ce88" table:formula="of:=IF([.C358]&lt;0.242;EXP([.C358])/(2-EXP([.C358]));IF([.C358]&lt;0.5;7*[.C358];IF([.C358]&gt;=0.5;LOG(2*[.C358])+7*0.5;&quot;error&quot;)))" office:value-type="float" office:value="2.96085858585859" calcext:value-type="float">
            <text:p>2,961</text:p>
          </table:table-cell>
          <table:table-cell table:formula="of:=IF([.C358]&lt;0.242;&quot;exp&quot;;IF([.C358]&lt;0.5;&quot;geo&quot;;IF([.C35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4" calcext:value-type="float">
            <text:p>3,44</text:p>
          </table:table-cell>
          <table:table-cell table:style-name="ce88" table:formula="of:=([.B359]-[.$C$5])/([.$C$6]-[.$C$5])" office:value-type="float" office:value="0.424242424242424" calcext:value-type="float">
            <text:p>0,424</text:p>
          </table:table-cell>
          <table:table-cell table:style-name="ce86"/>
          <table:table-cell table:style-name="ce86" table:formula="of:=7*[.C359]+0.06" office:value-type="float" office:value="3.02969696969697" calcext:value-type="float">
            <text:p>3,03</text:p>
          </table:table-cell>
          <table:table-cell table:style-name="ce88"/>
          <table:table-cell table:style-name="ce88" table:formula="of:=IF([.C359]&lt;0.242;EXP([.C359])/(2-EXP([.C359]));IF([.C359]&lt;0.5;7*[.C359];IF([.C359]&gt;=0.5;LOG(2*[.C359])+7*0.5;&quot;error&quot;)))" office:value-type="float" office:value="2.96969696969697" calcext:value-type="float">
            <text:p>2,970</text:p>
          </table:table-cell>
          <table:table-cell table:formula="of:=IF([.C359]&lt;0.242;&quot;exp&quot;;IF([.C359]&lt;0.5;&quot;geo&quot;;IF([.C35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5" calcext:value-type="float">
            <text:p>3,45</text:p>
          </table:table-cell>
          <table:table-cell table:style-name="ce88" table:formula="of:=([.B360]-[.$C$5])/([.$C$6]-[.$C$5])" office:value-type="float" office:value="0.42550505050505" calcext:value-type="float">
            <text:p>0,426</text:p>
          </table:table-cell>
          <table:table-cell table:style-name="ce86"/>
          <table:table-cell table:style-name="ce86" table:formula="of:=7*[.C360]+0.06" office:value-type="float" office:value="3.03853535353535" calcext:value-type="float">
            <text:p>3,04</text:p>
          </table:table-cell>
          <table:table-cell table:style-name="ce88"/>
          <table:table-cell table:style-name="ce88" table:formula="of:=IF([.C360]&lt;0.242;EXP([.C360])/(2-EXP([.C360]));IF([.C360]&lt;0.5;7*[.C360];IF([.C360]&gt;=0.5;LOG(2*[.C360])+7*0.5;&quot;error&quot;)))" office:value-type="float" office:value="2.97853535353535" calcext:value-type="float">
            <text:p>2,979</text:p>
          </table:table-cell>
          <table:table-cell table:formula="of:=IF([.C360]&lt;0.242;&quot;exp&quot;;IF([.C360]&lt;0.5;&quot;geo&quot;;IF([.C36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6" calcext:value-type="float">
            <text:p>3,46</text:p>
          </table:table-cell>
          <table:table-cell table:style-name="ce88" table:formula="of:=([.B361]-[.$C$5])/([.$C$6]-[.$C$5])" office:value-type="float" office:value="0.426767676767677" calcext:value-type="float">
            <text:p>0,427</text:p>
          </table:table-cell>
          <table:table-cell table:style-name="ce86"/>
          <table:table-cell table:style-name="ce86" table:formula="of:=7*[.C361]+0.06" office:value-type="float" office:value="3.04737373737374" calcext:value-type="float">
            <text:p>3,05</text:p>
          </table:table-cell>
          <table:table-cell table:style-name="ce88"/>
          <table:table-cell table:style-name="ce88" table:formula="of:=IF([.C361]&lt;0.242;EXP([.C361])/(2-EXP([.C361]));IF([.C361]&lt;0.5;7*[.C361];IF([.C361]&gt;=0.5;LOG(2*[.C361])+7*0.5;&quot;error&quot;)))" office:value-type="float" office:value="2.98737373737374" calcext:value-type="float">
            <text:p>2,987</text:p>
          </table:table-cell>
          <table:table-cell table:formula="of:=IF([.C361]&lt;0.242;&quot;exp&quot;;IF([.C361]&lt;0.5;&quot;geo&quot;;IF([.C36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7" calcext:value-type="float">
            <text:p>3,47</text:p>
          </table:table-cell>
          <table:table-cell table:style-name="ce88" table:formula="of:=([.B362]-[.$C$5])/([.$C$6]-[.$C$5])" office:value-type="float" office:value="0.428030303030303" calcext:value-type="float">
            <text:p>0,428</text:p>
          </table:table-cell>
          <table:table-cell table:style-name="ce86"/>
          <table:table-cell table:style-name="ce86" table:formula="of:=7*[.C362]+0.06" office:value-type="float" office:value="3.05621212121212" calcext:value-type="float">
            <text:p>3,06</text:p>
          </table:table-cell>
          <table:table-cell table:style-name="ce88"/>
          <table:table-cell table:style-name="ce88" table:formula="of:=IF([.C362]&lt;0.242;EXP([.C362])/(2-EXP([.C362]));IF([.C362]&lt;0.5;7*[.C362];IF([.C362]&gt;=0.5;LOG(2*[.C362])+7*0.5;&quot;error&quot;)))" office:value-type="float" office:value="2.99621212121212" calcext:value-type="float">
            <text:p>2,996</text:p>
          </table:table-cell>
          <table:table-cell table:formula="of:=IF([.C362]&lt;0.242;&quot;exp&quot;;IF([.C362]&lt;0.5;&quot;geo&quot;;IF([.C36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8" calcext:value-type="float">
            <text:p>3,48</text:p>
          </table:table-cell>
          <table:table-cell table:style-name="ce88" table:formula="of:=([.B363]-[.$C$5])/([.$C$6]-[.$C$5])" office:value-type="float" office:value="0.429292929292929" calcext:value-type="float">
            <text:p>0,429</text:p>
          </table:table-cell>
          <table:table-cell table:style-name="ce86"/>
          <table:table-cell table:style-name="ce86" table:formula="of:=7*[.C363]+0.06" office:value-type="float" office:value="3.06505050505051" calcext:value-type="float">
            <text:p>3,07</text:p>
          </table:table-cell>
          <table:table-cell table:style-name="ce88"/>
          <table:table-cell table:style-name="ce88" table:formula="of:=IF([.C363]&lt;0.242;EXP([.C363])/(2-EXP([.C363]));IF([.C363]&lt;0.5;7*[.C363];IF([.C363]&gt;=0.5;LOG(2*[.C363])+7*0.5;&quot;error&quot;)))" office:value-type="float" office:value="3.00505050505051" calcext:value-type="float">
            <text:p>3,005</text:p>
          </table:table-cell>
          <table:table-cell table:formula="of:=IF([.C363]&lt;0.242;&quot;exp&quot;;IF([.C363]&lt;0.5;&quot;geo&quot;;IF([.C36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9" calcext:value-type="float">
            <text:p>3,49</text:p>
          </table:table-cell>
          <table:table-cell table:style-name="ce88" table:formula="of:=([.B364]-[.$C$5])/([.$C$6]-[.$C$5])" office:value-type="float" office:value="0.430555555555556" calcext:value-type="float">
            <text:p>0,431</text:p>
          </table:table-cell>
          <table:table-cell table:style-name="ce86"/>
          <table:table-cell table:style-name="ce86" table:formula="of:=7*[.C364]+0.06" office:value-type="float" office:value="3.07388888888889" calcext:value-type="float">
            <text:p>3,07</text:p>
          </table:table-cell>
          <table:table-cell table:style-name="ce88"/>
          <table:table-cell table:style-name="ce88" table:formula="of:=IF([.C364]&lt;0.242;EXP([.C364])/(2-EXP([.C364]));IF([.C364]&lt;0.5;7*[.C364];IF([.C364]&gt;=0.5;LOG(2*[.C364])+7*0.5;&quot;error&quot;)))" office:value-type="float" office:value="3.01388888888889" calcext:value-type="float">
            <text:p>3,014</text:p>
          </table:table-cell>
          <table:table-cell table:formula="of:=IF([.C364]&lt;0.242;&quot;exp&quot;;IF([.C364]&lt;0.5;&quot;geo&quot;;IF([.C36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table:style-name="ce88" table:formula="of:=([.B365]-[.$C$5])/([.$C$6]-[.$C$5])" office:value-type="float" office:value="0.431818181818182" calcext:value-type="float">
            <text:p>0,432</text:p>
          </table:table-cell>
          <table:table-cell table:style-name="ce86"/>
          <table:table-cell table:style-name="ce86" table:formula="of:=7*[.C365]+0.06" office:value-type="float" office:value="3.08272727272727" calcext:value-type="float">
            <text:p>3,08</text:p>
          </table:table-cell>
          <table:table-cell table:style-name="ce88"/>
          <table:table-cell table:style-name="ce88" table:formula="of:=IF([.C365]&lt;0.242;EXP([.C365])/(2-EXP([.C365]));IF([.C365]&lt;0.5;7*[.C365];IF([.C365]&gt;=0.5;LOG(2*[.C365])+7*0.5;&quot;error&quot;)))" office:value-type="float" office:value="3.02272727272727" calcext:value-type="float">
            <text:p>3,023</text:p>
          </table:table-cell>
          <table:table-cell table:formula="of:=IF([.C365]&lt;0.242;&quot;exp&quot;;IF([.C365]&lt;0.5;&quot;geo&quot;;IF([.C36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1" calcext:value-type="float">
            <text:p>3,51</text:p>
          </table:table-cell>
          <table:table-cell table:style-name="ce88" table:formula="of:=([.B366]-[.$C$5])/([.$C$6]-[.$C$5])" office:value-type="float" office:value="0.433080808080808" calcext:value-type="float">
            <text:p>0,433</text:p>
          </table:table-cell>
          <table:table-cell table:style-name="ce86"/>
          <table:table-cell table:style-name="ce86" table:formula="of:=7*[.C366]+0.06" office:value-type="float" office:value="3.09156565656566" calcext:value-type="float">
            <text:p>3,09</text:p>
          </table:table-cell>
          <table:table-cell table:style-name="ce88"/>
          <table:table-cell table:style-name="ce88" table:formula="of:=IF([.C366]&lt;0.242;EXP([.C366])/(2-EXP([.C366]));IF([.C366]&lt;0.5;7*[.C366];IF([.C366]&gt;=0.5;LOG(2*[.C366])+7*0.5;&quot;error&quot;)))" office:value-type="float" office:value="3.03156565656566" calcext:value-type="float">
            <text:p>3,032</text:p>
          </table:table-cell>
          <table:table-cell table:formula="of:=IF([.C366]&lt;0.242;&quot;exp&quot;;IF([.C366]&lt;0.5;&quot;geo&quot;;IF([.C36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2" calcext:value-type="float">
            <text:p>3,52</text:p>
          </table:table-cell>
          <table:table-cell table:style-name="ce88" table:formula="of:=([.B367]-[.$C$5])/([.$C$6]-[.$C$5])" office:value-type="float" office:value="0.434343434343434" calcext:value-type="float">
            <text:p>0,434</text:p>
          </table:table-cell>
          <table:table-cell table:style-name="ce86"/>
          <table:table-cell table:style-name="ce86" table:formula="of:=7*[.C367]+0.06" office:value-type="float" office:value="3.10040404040404" calcext:value-type="float">
            <text:p>3,10</text:p>
          </table:table-cell>
          <table:table-cell table:style-name="ce88"/>
          <table:table-cell table:style-name="ce88" table:formula="of:=IF([.C367]&lt;0.242;EXP([.C367])/(2-EXP([.C367]));IF([.C367]&lt;0.5;7*[.C367];IF([.C367]&gt;=0.5;LOG(2*[.C367])+7*0.5;&quot;error&quot;)))" office:value-type="float" office:value="3.04040404040404" calcext:value-type="float">
            <text:p>3,040</text:p>
          </table:table-cell>
          <table:table-cell table:formula="of:=IF([.C367]&lt;0.242;&quot;exp&quot;;IF([.C367]&lt;0.5;&quot;geo&quot;;IF([.C36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3" calcext:value-type="float">
            <text:p>3,53</text:p>
          </table:table-cell>
          <table:table-cell table:style-name="ce88" table:formula="of:=([.B368]-[.$C$5])/([.$C$6]-[.$C$5])" office:value-type="float" office:value="0.435606060606061" calcext:value-type="float">
            <text:p>0,436</text:p>
          </table:table-cell>
          <table:table-cell table:style-name="ce86"/>
          <table:table-cell table:style-name="ce86" table:formula="of:=7*[.C368]+0.06" office:value-type="float" office:value="3.10924242424242" calcext:value-type="float">
            <text:p>3,11</text:p>
          </table:table-cell>
          <table:table-cell table:style-name="ce88"/>
          <table:table-cell table:style-name="ce88" table:formula="of:=IF([.C368]&lt;0.242;EXP([.C368])/(2-EXP([.C368]));IF([.C368]&lt;0.5;7*[.C368];IF([.C368]&gt;=0.5;LOG(2*[.C368])+7*0.5;&quot;error&quot;)))" office:value-type="float" office:value="3.04924242424242" calcext:value-type="float">
            <text:p>3,049</text:p>
          </table:table-cell>
          <table:table-cell table:formula="of:=IF([.C368]&lt;0.242;&quot;exp&quot;;IF([.C368]&lt;0.5;&quot;geo&quot;;IF([.C36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4" calcext:value-type="float">
            <text:p>3,54</text:p>
          </table:table-cell>
          <table:table-cell table:style-name="ce88" table:formula="of:=([.B369]-[.$C$5])/([.$C$6]-[.$C$5])" office:value-type="float" office:value="0.436868686868687" calcext:value-type="float">
            <text:p>0,437</text:p>
          </table:table-cell>
          <table:table-cell table:style-name="ce86"/>
          <table:table-cell table:style-name="ce86" table:formula="of:=7*[.C369]+0.06" office:value-type="float" office:value="3.11808080808081" calcext:value-type="float">
            <text:p>3,12</text:p>
          </table:table-cell>
          <table:table-cell table:style-name="ce88"/>
          <table:table-cell table:style-name="ce88" table:formula="of:=IF([.C369]&lt;0.242;EXP([.C369])/(2-EXP([.C369]));IF([.C369]&lt;0.5;7*[.C369];IF([.C369]&gt;=0.5;LOG(2*[.C369])+7*0.5;&quot;error&quot;)))" office:value-type="float" office:value="3.05808080808081" calcext:value-type="float">
            <text:p>3,058</text:p>
          </table:table-cell>
          <table:table-cell table:formula="of:=IF([.C369]&lt;0.242;&quot;exp&quot;;IF([.C369]&lt;0.5;&quot;geo&quot;;IF([.C36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5" calcext:value-type="float">
            <text:p>3,55</text:p>
          </table:table-cell>
          <table:table-cell table:style-name="ce88" table:formula="of:=([.B370]-[.$C$5])/([.$C$6]-[.$C$5])" office:value-type="float" office:value="0.438131313131313" calcext:value-type="float">
            <text:p>0,438</text:p>
          </table:table-cell>
          <table:table-cell table:style-name="ce86"/>
          <table:table-cell table:style-name="ce86" table:formula="of:=7*[.C370]+0.06" office:value-type="float" office:value="3.12691919191919" calcext:value-type="float">
            <text:p>3,13</text:p>
          </table:table-cell>
          <table:table-cell table:style-name="ce88"/>
          <table:table-cell table:style-name="ce88" table:formula="of:=IF([.C370]&lt;0.242;EXP([.C370])/(2-EXP([.C370]));IF([.C370]&lt;0.5;7*[.C370];IF([.C370]&gt;=0.5;LOG(2*[.C370])+7*0.5;&quot;error&quot;)))" office:value-type="float" office:value="3.06691919191919" calcext:value-type="float">
            <text:p>3,067</text:p>
          </table:table-cell>
          <table:table-cell table:formula="of:=IF([.C370]&lt;0.242;&quot;exp&quot;;IF([.C370]&lt;0.5;&quot;geo&quot;;IF([.C37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6" calcext:value-type="float">
            <text:p>3,56</text:p>
          </table:table-cell>
          <table:table-cell table:style-name="ce88" table:formula="of:=([.B371]-[.$C$5])/([.$C$6]-[.$C$5])" office:value-type="float" office:value="0.439393939393939" calcext:value-type="float">
            <text:p>0,439</text:p>
          </table:table-cell>
          <table:table-cell table:style-name="ce86"/>
          <table:table-cell table:style-name="ce86" table:formula="of:=7*[.C371]+0.06" office:value-type="float" office:value="3.13575757575758" calcext:value-type="float">
            <text:p>3,14</text:p>
          </table:table-cell>
          <table:table-cell table:style-name="ce88"/>
          <table:table-cell table:style-name="ce88" table:formula="of:=IF([.C371]&lt;0.242;EXP([.C371])/(2-EXP([.C371]));IF([.C371]&lt;0.5;7*[.C371];IF([.C371]&gt;=0.5;LOG(2*[.C371])+7*0.5;&quot;error&quot;)))" office:value-type="float" office:value="3.07575757575758" calcext:value-type="float">
            <text:p>3,076</text:p>
          </table:table-cell>
          <table:table-cell table:formula="of:=IF([.C371]&lt;0.242;&quot;exp&quot;;IF([.C371]&lt;0.5;&quot;geo&quot;;IF([.C37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7" calcext:value-type="float">
            <text:p>3,57</text:p>
          </table:table-cell>
          <table:table-cell table:style-name="ce88" table:formula="of:=([.B372]-[.$C$5])/([.$C$6]-[.$C$5])" office:value-type="float" office:value="0.440656565656566" calcext:value-type="float">
            <text:p>0,441</text:p>
          </table:table-cell>
          <table:table-cell table:style-name="ce86"/>
          <table:table-cell table:style-name="ce86" table:formula="of:=7*[.C372]+0.06" office:value-type="float" office:value="3.14459595959596" calcext:value-type="float">
            <text:p>3,14</text:p>
          </table:table-cell>
          <table:table-cell table:style-name="ce88"/>
          <table:table-cell table:style-name="ce88" table:formula="of:=IF([.C372]&lt;0.242;EXP([.C372])/(2-EXP([.C372]));IF([.C372]&lt;0.5;7*[.C372];IF([.C372]&gt;=0.5;LOG(2*[.C372])+7*0.5;&quot;error&quot;)))" office:value-type="float" office:value="3.08459595959596" calcext:value-type="float">
            <text:p>3,085</text:p>
          </table:table-cell>
          <table:table-cell table:formula="of:=IF([.C372]&lt;0.242;&quot;exp&quot;;IF([.C372]&lt;0.5;&quot;geo&quot;;IF([.C37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8" calcext:value-type="float">
            <text:p>3,58</text:p>
          </table:table-cell>
          <table:table-cell table:style-name="ce88" table:formula="of:=([.B373]-[.$C$5])/([.$C$6]-[.$C$5])" office:value-type="float" office:value="0.441919191919192" calcext:value-type="float">
            <text:p>0,442</text:p>
          </table:table-cell>
          <table:table-cell table:style-name="ce86"/>
          <table:table-cell table:style-name="ce86" table:formula="of:=7*[.C373]+0.06" office:value-type="float" office:value="3.15343434343434" calcext:value-type="float">
            <text:p>3,15</text:p>
          </table:table-cell>
          <table:table-cell table:style-name="ce88"/>
          <table:table-cell table:style-name="ce88" table:formula="of:=IF([.C373]&lt;0.242;EXP([.C373])/(2-EXP([.C373]));IF([.C373]&lt;0.5;7*[.C373];IF([.C373]&gt;=0.5;LOG(2*[.C373])+7*0.5;&quot;error&quot;)))" office:value-type="float" office:value="3.09343434343434" calcext:value-type="float">
            <text:p>3,093</text:p>
          </table:table-cell>
          <table:table-cell table:formula="of:=IF([.C373]&lt;0.242;&quot;exp&quot;;IF([.C373]&lt;0.5;&quot;geo&quot;;IF([.C37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59" calcext:value-type="float">
            <text:p>3,59</text:p>
          </table:table-cell>
          <table:table-cell table:style-name="ce88" table:formula="of:=([.B374]-[.$C$5])/([.$C$6]-[.$C$5])" office:value-type="float" office:value="0.443181818181818" calcext:value-type="float">
            <text:p>0,443</text:p>
          </table:table-cell>
          <table:table-cell table:style-name="ce86"/>
          <table:table-cell table:style-name="ce86" table:formula="of:=7*[.C374]+0.06" office:value-type="float" office:value="3.16227272727273" calcext:value-type="float">
            <text:p>3,16</text:p>
          </table:table-cell>
          <table:table-cell table:style-name="ce88"/>
          <table:table-cell table:style-name="ce88" table:formula="of:=IF([.C374]&lt;0.242;EXP([.C374])/(2-EXP([.C374]));IF([.C374]&lt;0.5;7*[.C374];IF([.C374]&gt;=0.5;LOG(2*[.C374])+7*0.5;&quot;error&quot;)))" office:value-type="float" office:value="3.10227272727273" calcext:value-type="float">
            <text:p>3,102</text:p>
          </table:table-cell>
          <table:table-cell table:formula="of:=IF([.C374]&lt;0.242;&quot;exp&quot;;IF([.C374]&lt;0.5;&quot;geo&quot;;IF([.C37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table:style-name="ce88" table:formula="of:=([.B375]-[.$C$5])/([.$C$6]-[.$C$5])" office:value-type="float" office:value="0.444444444444444" calcext:value-type="float">
            <text:p>0,444</text:p>
          </table:table-cell>
          <table:table-cell table:style-name="ce86"/>
          <table:table-cell table:style-name="ce86" table:formula="of:=7*[.C375]+0.06" office:value-type="float" office:value="3.17111111111111" calcext:value-type="float">
            <text:p>3,17</text:p>
          </table:table-cell>
          <table:table-cell table:style-name="ce88"/>
          <table:table-cell table:style-name="ce88" table:formula="of:=IF([.C375]&lt;0.242;EXP([.C375])/(2-EXP([.C375]));IF([.C375]&lt;0.5;7*[.C375];IF([.C375]&gt;=0.5;LOG(2*[.C375])+7*0.5;&quot;error&quot;)))" office:value-type="float" office:value="3.11111111111111" calcext:value-type="float">
            <text:p>3,111</text:p>
          </table:table-cell>
          <table:table-cell table:formula="of:=IF([.C375]&lt;0.242;&quot;exp&quot;;IF([.C375]&lt;0.5;&quot;geo&quot;;IF([.C37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1" calcext:value-type="float">
            <text:p>3,61</text:p>
          </table:table-cell>
          <table:table-cell table:style-name="ce88" table:formula="of:=([.B376]-[.$C$5])/([.$C$6]-[.$C$5])" office:value-type="float" office:value="0.445707070707071" calcext:value-type="float">
            <text:p>0,446</text:p>
          </table:table-cell>
          <table:table-cell table:style-name="ce86"/>
          <table:table-cell table:style-name="ce86" table:formula="of:=7*[.C376]+0.06" office:value-type="float" office:value="3.17994949494949" calcext:value-type="float">
            <text:p>3,18</text:p>
          </table:table-cell>
          <table:table-cell table:style-name="ce88"/>
          <table:table-cell table:style-name="ce88" table:formula="of:=IF([.C376]&lt;0.242;EXP([.C376])/(2-EXP([.C376]));IF([.C376]&lt;0.5;7*[.C376];IF([.C376]&gt;=0.5;LOG(2*[.C376])+7*0.5;&quot;error&quot;)))" office:value-type="float" office:value="3.11994949494949" calcext:value-type="float">
            <text:p>3,120</text:p>
          </table:table-cell>
          <table:table-cell table:formula="of:=IF([.C376]&lt;0.242;&quot;exp&quot;;IF([.C376]&lt;0.5;&quot;geo&quot;;IF([.C37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2" calcext:value-type="float">
            <text:p>3,62</text:p>
          </table:table-cell>
          <table:table-cell table:style-name="ce88" table:formula="of:=([.B377]-[.$C$5])/([.$C$6]-[.$C$5])" office:value-type="float" office:value="0.446969696969697" calcext:value-type="float">
            <text:p>0,447</text:p>
          </table:table-cell>
          <table:table-cell table:style-name="ce86"/>
          <table:table-cell table:style-name="ce86" table:formula="of:=7*[.C377]+0.06" office:value-type="float" office:value="3.18878787878788" calcext:value-type="float">
            <text:p>3,19</text:p>
          </table:table-cell>
          <table:table-cell table:style-name="ce88"/>
          <table:table-cell table:style-name="ce88" table:formula="of:=IF([.C377]&lt;0.242;EXP([.C377])/(2-EXP([.C377]));IF([.C377]&lt;0.5;7*[.C377];IF([.C377]&gt;=0.5;LOG(2*[.C377])+7*0.5;&quot;error&quot;)))" office:value-type="float" office:value="3.12878787878788" calcext:value-type="float">
            <text:p>3,129</text:p>
          </table:table-cell>
          <table:table-cell table:formula="of:=IF([.C377]&lt;0.242;&quot;exp&quot;;IF([.C377]&lt;0.5;&quot;geo&quot;;IF([.C37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3" calcext:value-type="float">
            <text:p>3,63</text:p>
          </table:table-cell>
          <table:table-cell table:style-name="ce88" table:formula="of:=([.B378]-[.$C$5])/([.$C$6]-[.$C$5])" office:value-type="float" office:value="0.448232323232323" calcext:value-type="float">
            <text:p>0,448</text:p>
          </table:table-cell>
          <table:table-cell table:style-name="ce86"/>
          <table:table-cell table:style-name="ce86" table:formula="of:=7*[.C378]+0.06" office:value-type="float" office:value="3.19762626262626" calcext:value-type="float">
            <text:p>3,20</text:p>
          </table:table-cell>
          <table:table-cell table:style-name="ce88"/>
          <table:table-cell table:style-name="ce88" table:formula="of:=IF([.C378]&lt;0.242;EXP([.C378])/(2-EXP([.C378]));IF([.C378]&lt;0.5;7*[.C378];IF([.C378]&gt;=0.5;LOG(2*[.C378])+7*0.5;&quot;error&quot;)))" office:value-type="float" office:value="3.13762626262626" calcext:value-type="float">
            <text:p>3,138</text:p>
          </table:table-cell>
          <table:table-cell table:formula="of:=IF([.C378]&lt;0.242;&quot;exp&quot;;IF([.C378]&lt;0.5;&quot;geo&quot;;IF([.C37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4" calcext:value-type="float">
            <text:p>3,64</text:p>
          </table:table-cell>
          <table:table-cell table:style-name="ce88" table:formula="of:=([.B379]-[.$C$5])/([.$C$6]-[.$C$5])" office:value-type="float" office:value="0.44949494949495" calcext:value-type="float">
            <text:p>0,449</text:p>
          </table:table-cell>
          <table:table-cell table:style-name="ce86"/>
          <table:table-cell table:style-name="ce86" table:formula="of:=7*[.C379]+0.06" office:value-type="float" office:value="3.20646464646465" calcext:value-type="float">
            <text:p>3,21</text:p>
          </table:table-cell>
          <table:table-cell table:style-name="ce88"/>
          <table:table-cell table:style-name="ce88" table:formula="of:=IF([.C379]&lt;0.242;EXP([.C379])/(2-EXP([.C379]));IF([.C379]&lt;0.5;7*[.C379];IF([.C379]&gt;=0.5;LOG(2*[.C379])+7*0.5;&quot;error&quot;)))" office:value-type="float" office:value="3.14646464646465" calcext:value-type="float">
            <text:p>3,146</text:p>
          </table:table-cell>
          <table:table-cell table:formula="of:=IF([.C379]&lt;0.242;&quot;exp&quot;;IF([.C379]&lt;0.5;&quot;geo&quot;;IF([.C37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5" calcext:value-type="float">
            <text:p>3,65</text:p>
          </table:table-cell>
          <table:table-cell table:style-name="ce88" table:formula="of:=([.B380]-[.$C$5])/([.$C$6]-[.$C$5])" office:value-type="float" office:value="0.450757575757576" calcext:value-type="float">
            <text:p>0,451</text:p>
          </table:table-cell>
          <table:table-cell table:style-name="ce86"/>
          <table:table-cell table:style-name="ce86" table:formula="of:=7*[.C380]+0.06" office:value-type="float" office:value="3.21530303030303" calcext:value-type="float">
            <text:p>3,22</text:p>
          </table:table-cell>
          <table:table-cell table:style-name="ce88"/>
          <table:table-cell table:style-name="ce88" table:formula="of:=IF([.C380]&lt;0.242;EXP([.C380])/(2-EXP([.C380]));IF([.C380]&lt;0.5;7*[.C380];IF([.C380]&gt;=0.5;LOG(2*[.C380])+7*0.5;&quot;error&quot;)))" office:value-type="float" office:value="3.15530303030303" calcext:value-type="float">
            <text:p>3,155</text:p>
          </table:table-cell>
          <table:table-cell table:formula="of:=IF([.C380]&lt;0.242;&quot;exp&quot;;IF([.C380]&lt;0.5;&quot;geo&quot;;IF([.C38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6" calcext:value-type="float">
            <text:p>3,66</text:p>
          </table:table-cell>
          <table:table-cell table:style-name="ce88" table:formula="of:=([.B381]-[.$C$5])/([.$C$6]-[.$C$5])" office:value-type="float" office:value="0.452020202020202" calcext:value-type="float">
            <text:p>0,452</text:p>
          </table:table-cell>
          <table:table-cell table:style-name="ce86"/>
          <table:table-cell table:style-name="ce86" table:formula="of:=7*[.C381]+0.06" office:value-type="float" office:value="3.22414141414141" calcext:value-type="float">
            <text:p>3,22</text:p>
          </table:table-cell>
          <table:table-cell table:style-name="ce88"/>
          <table:table-cell table:style-name="ce88" table:formula="of:=IF([.C381]&lt;0.242;EXP([.C381])/(2-EXP([.C381]));IF([.C381]&lt;0.5;7*[.C381];IF([.C381]&gt;=0.5;LOG(2*[.C381])+7*0.5;&quot;error&quot;)))" office:value-type="float" office:value="3.16414141414141" calcext:value-type="float">
            <text:p>3,164</text:p>
          </table:table-cell>
          <table:table-cell table:formula="of:=IF([.C381]&lt;0.242;&quot;exp&quot;;IF([.C381]&lt;0.5;&quot;geo&quot;;IF([.C38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table:style-name="ce88" table:formula="of:=([.B382]-[.$C$5])/([.$C$6]-[.$C$5])" office:value-type="float" office:value="0.453282828282828" calcext:value-type="float">
            <text:p>0,453</text:p>
          </table:table-cell>
          <table:table-cell table:style-name="ce86"/>
          <table:table-cell table:style-name="ce86" table:formula="of:=7*[.C382]+0.06" office:value-type="float" office:value="3.2329797979798" calcext:value-type="float">
            <text:p>3,23</text:p>
          </table:table-cell>
          <table:table-cell table:style-name="ce88"/>
          <table:table-cell table:style-name="ce88" table:formula="of:=IF([.C382]&lt;0.242;EXP([.C382])/(2-EXP([.C382]));IF([.C382]&lt;0.5;7*[.C382];IF([.C382]&gt;=0.5;LOG(2*[.C382])+7*0.5;&quot;error&quot;)))" office:value-type="float" office:value="3.1729797979798" calcext:value-type="float">
            <text:p>3,173</text:p>
          </table:table-cell>
          <table:table-cell table:formula="of:=IF([.C382]&lt;0.242;&quot;exp&quot;;IF([.C382]&lt;0.5;&quot;geo&quot;;IF([.C38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8" calcext:value-type="float">
            <text:p>3,68</text:p>
          </table:table-cell>
          <table:table-cell table:style-name="ce88" table:formula="of:=([.B383]-[.$C$5])/([.$C$6]-[.$C$5])" office:value-type="float" office:value="0.454545454545455" calcext:value-type="float">
            <text:p>0,455</text:p>
          </table:table-cell>
          <table:table-cell table:style-name="ce86"/>
          <table:table-cell table:style-name="ce86" table:formula="of:=7*[.C383]+0.06" office:value-type="float" office:value="3.24181818181818" calcext:value-type="float">
            <text:p>3,24</text:p>
          </table:table-cell>
          <table:table-cell table:style-name="ce88"/>
          <table:table-cell table:style-name="ce88" table:formula="of:=IF([.C383]&lt;0.242;EXP([.C383])/(2-EXP([.C383]));IF([.C383]&lt;0.5;7*[.C383];IF([.C383]&gt;=0.5;LOG(2*[.C383])+7*0.5;&quot;error&quot;)))" office:value-type="float" office:value="3.18181818181818" calcext:value-type="float">
            <text:p>3,182</text:p>
          </table:table-cell>
          <table:table-cell table:formula="of:=IF([.C383]&lt;0.242;&quot;exp&quot;;IF([.C383]&lt;0.5;&quot;geo&quot;;IF([.C38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69" calcext:value-type="float">
            <text:p>3,69</text:p>
          </table:table-cell>
          <table:table-cell table:style-name="ce88" table:formula="of:=([.B384]-[.$C$5])/([.$C$6]-[.$C$5])" office:value-type="float" office:value="0.455808080808081" calcext:value-type="float">
            <text:p>0,456</text:p>
          </table:table-cell>
          <table:table-cell table:style-name="ce86"/>
          <table:table-cell table:style-name="ce86" table:formula="of:=7*[.C384]+0.06" office:value-type="float" office:value="3.25065656565657" calcext:value-type="float">
            <text:p>3,25</text:p>
          </table:table-cell>
          <table:table-cell table:style-name="ce88"/>
          <table:table-cell table:style-name="ce88" table:formula="of:=IF([.C384]&lt;0.242;EXP([.C384])/(2-EXP([.C384]));IF([.C384]&lt;0.5;7*[.C384];IF([.C384]&gt;=0.5;LOG(2*[.C384])+7*0.5;&quot;error&quot;)))" office:value-type="float" office:value="3.19065656565657" calcext:value-type="float">
            <text:p>3,191</text:p>
          </table:table-cell>
          <table:table-cell table:formula="of:=IF([.C384]&lt;0.242;&quot;exp&quot;;IF([.C384]&lt;0.5;&quot;geo&quot;;IF([.C38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table:style-name="ce88" table:formula="of:=([.B385]-[.$C$5])/([.$C$6]-[.$C$5])" office:value-type="float" office:value="0.457070707070707" calcext:value-type="float">
            <text:p>0,457</text:p>
          </table:table-cell>
          <table:table-cell table:style-name="ce86"/>
          <table:table-cell table:style-name="ce86" table:formula="of:=7*[.C385]+0.06" office:value-type="float" office:value="3.25949494949495" calcext:value-type="float">
            <text:p>3,26</text:p>
          </table:table-cell>
          <table:table-cell table:style-name="ce88"/>
          <table:table-cell table:style-name="ce88" table:formula="of:=IF([.C385]&lt;0.242;EXP([.C385])/(2-EXP([.C385]));IF([.C385]&lt;0.5;7*[.C385];IF([.C385]&gt;=0.5;LOG(2*[.C385])+7*0.5;&quot;error&quot;)))" office:value-type="float" office:value="3.19949494949495" calcext:value-type="float">
            <text:p>3,199</text:p>
          </table:table-cell>
          <table:table-cell table:formula="of:=IF([.C385]&lt;0.242;&quot;exp&quot;;IF([.C385]&lt;0.5;&quot;geo&quot;;IF([.C38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1" calcext:value-type="float">
            <text:p>3,71</text:p>
          </table:table-cell>
          <table:table-cell table:style-name="ce88" table:formula="of:=([.B386]-[.$C$5])/([.$C$6]-[.$C$5])" office:value-type="float" office:value="0.458333333333333" calcext:value-type="float">
            <text:p>0,458</text:p>
          </table:table-cell>
          <table:table-cell table:style-name="ce86"/>
          <table:table-cell table:style-name="ce86" table:formula="of:=7*[.C386]+0.06" office:value-type="float" office:value="3.26833333333333" calcext:value-type="float">
            <text:p>3,27</text:p>
          </table:table-cell>
          <table:table-cell table:style-name="ce88"/>
          <table:table-cell table:style-name="ce88" table:formula="of:=IF([.C386]&lt;0.242;EXP([.C386])/(2-EXP([.C386]));IF([.C386]&lt;0.5;7*[.C386];IF([.C386]&gt;=0.5;LOG(2*[.C386])+7*0.5;&quot;error&quot;)))" office:value-type="float" office:value="3.20833333333333" calcext:value-type="float">
            <text:p>3,208</text:p>
          </table:table-cell>
          <table:table-cell table:formula="of:=IF([.C386]&lt;0.242;&quot;exp&quot;;IF([.C386]&lt;0.5;&quot;geo&quot;;IF([.C38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2" calcext:value-type="float">
            <text:p>3,72</text:p>
          </table:table-cell>
          <table:table-cell table:style-name="ce88" table:formula="of:=([.B387]-[.$C$5])/([.$C$6]-[.$C$5])" office:value-type="float" office:value="0.45959595959596" calcext:value-type="float">
            <text:p>0,460</text:p>
          </table:table-cell>
          <table:table-cell table:style-name="ce86"/>
          <table:table-cell table:style-name="ce86" table:formula="of:=7*[.C387]+0.06" office:value-type="float" office:value="3.27717171717172" calcext:value-type="float">
            <text:p>3,28</text:p>
          </table:table-cell>
          <table:table-cell table:style-name="ce88"/>
          <table:table-cell table:style-name="ce88" table:formula="of:=IF([.C387]&lt;0.242;EXP([.C387])/(2-EXP([.C387]));IF([.C387]&lt;0.5;7*[.C387];IF([.C387]&gt;=0.5;LOG(2*[.C387])+7*0.5;&quot;error&quot;)))" office:value-type="float" office:value="3.21717171717172" calcext:value-type="float">
            <text:p>3,217</text:p>
          </table:table-cell>
          <table:table-cell table:formula="of:=IF([.C387]&lt;0.242;&quot;exp&quot;;IF([.C387]&lt;0.5;&quot;geo&quot;;IF([.C38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3" calcext:value-type="float">
            <text:p>3,73</text:p>
          </table:table-cell>
          <table:table-cell table:style-name="ce88" table:formula="of:=([.B388]-[.$C$5])/([.$C$6]-[.$C$5])" office:value-type="float" office:value="0.460858585858586" calcext:value-type="float">
            <text:p>0,461</text:p>
          </table:table-cell>
          <table:table-cell table:style-name="ce86"/>
          <table:table-cell table:style-name="ce86" table:formula="of:=7*[.C388]+0.06" office:value-type="float" office:value="3.2860101010101" calcext:value-type="float">
            <text:p>3,29</text:p>
          </table:table-cell>
          <table:table-cell table:style-name="ce88"/>
          <table:table-cell table:style-name="ce88" table:formula="of:=IF([.C388]&lt;0.242;EXP([.C388])/(2-EXP([.C388]));IF([.C388]&lt;0.5;7*[.C388];IF([.C388]&gt;=0.5;LOG(2*[.C388])+7*0.5;&quot;error&quot;)))" office:value-type="float" office:value="3.2260101010101" calcext:value-type="float">
            <text:p>3,226</text:p>
          </table:table-cell>
          <table:table-cell table:formula="of:=IF([.C388]&lt;0.242;&quot;exp&quot;;IF([.C388]&lt;0.5;&quot;geo&quot;;IF([.C38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4" calcext:value-type="float">
            <text:p>3,74</text:p>
          </table:table-cell>
          <table:table-cell table:style-name="ce88" table:formula="of:=([.B389]-[.$C$5])/([.$C$6]-[.$C$5])" office:value-type="float" office:value="0.462121212121212" calcext:value-type="float">
            <text:p>0,462</text:p>
          </table:table-cell>
          <table:table-cell table:style-name="ce86"/>
          <table:table-cell table:style-name="ce86" table:formula="of:=7*[.C389]+0.06" office:value-type="float" office:value="3.29484848484849" calcext:value-type="float">
            <text:p>3,29</text:p>
          </table:table-cell>
          <table:table-cell table:style-name="ce88"/>
          <table:table-cell table:style-name="ce88" table:formula="of:=IF([.C389]&lt;0.242;EXP([.C389])/(2-EXP([.C389]));IF([.C389]&lt;0.5;7*[.C389];IF([.C389]&gt;=0.5;LOG(2*[.C389])+7*0.5;&quot;error&quot;)))" office:value-type="float" office:value="3.23484848484849" calcext:value-type="float">
            <text:p>3,235</text:p>
          </table:table-cell>
          <table:table-cell table:formula="of:=IF([.C389]&lt;0.242;&quot;exp&quot;;IF([.C389]&lt;0.5;&quot;geo&quot;;IF([.C38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  <table:table-cell table:style-name="ce88" table:formula="of:=([.B390]-[.$C$5])/([.$C$6]-[.$C$5])" office:value-type="float" office:value="0.463383838383838" calcext:value-type="float">
            <text:p>0,463</text:p>
          </table:table-cell>
          <table:table-cell table:style-name="ce86"/>
          <table:table-cell table:style-name="ce86" table:formula="of:=7*[.C390]+0.06" office:value-type="float" office:value="3.30368686868687" calcext:value-type="float">
            <text:p>3,30</text:p>
          </table:table-cell>
          <table:table-cell table:style-name="ce88"/>
          <table:table-cell table:style-name="ce88" table:formula="of:=IF([.C390]&lt;0.242;EXP([.C390])/(2-EXP([.C390]));IF([.C390]&lt;0.5;7*[.C390];IF([.C390]&gt;=0.5;LOG(2*[.C390])+7*0.5;&quot;error&quot;)))" office:value-type="float" office:value="3.24368686868687" calcext:value-type="float">
            <text:p>3,244</text:p>
          </table:table-cell>
          <table:table-cell table:formula="of:=IF([.C390]&lt;0.242;&quot;exp&quot;;IF([.C390]&lt;0.5;&quot;geo&quot;;IF([.C39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6" calcext:value-type="float">
            <text:p>3,76</text:p>
          </table:table-cell>
          <table:table-cell table:style-name="ce88" table:formula="of:=([.B391]-[.$C$5])/([.$C$6]-[.$C$5])" office:value-type="float" office:value="0.464646464646465" calcext:value-type="float">
            <text:p>0,465</text:p>
          </table:table-cell>
          <table:table-cell table:style-name="ce86"/>
          <table:table-cell table:style-name="ce86" table:formula="of:=7*[.C391]+0.06" office:value-type="float" office:value="3.31252525252525" calcext:value-type="float">
            <text:p>3,31</text:p>
          </table:table-cell>
          <table:table-cell table:style-name="ce88"/>
          <table:table-cell table:style-name="ce88" table:formula="of:=IF([.C391]&lt;0.242;EXP([.C391])/(2-EXP([.C391]));IF([.C391]&lt;0.5;7*[.C391];IF([.C391]&gt;=0.5;LOG(2*[.C391])+7*0.5;&quot;error&quot;)))" office:value-type="float" office:value="3.25252525252525" calcext:value-type="float">
            <text:p>3,253</text:p>
          </table:table-cell>
          <table:table-cell table:formula="of:=IF([.C391]&lt;0.242;&quot;exp&quot;;IF([.C391]&lt;0.5;&quot;geo&quot;;IF([.C39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7" calcext:value-type="float">
            <text:p>3,77</text:p>
          </table:table-cell>
          <table:table-cell table:style-name="ce88" table:formula="of:=([.B392]-[.$C$5])/([.$C$6]-[.$C$5])" office:value-type="float" office:value="0.465909090909091" calcext:value-type="float">
            <text:p>0,466</text:p>
          </table:table-cell>
          <table:table-cell table:style-name="ce86"/>
          <table:table-cell table:style-name="ce86" table:formula="of:=7*[.C392]+0.06" office:value-type="float" office:value="3.32136363636364" calcext:value-type="float">
            <text:p>3,32</text:p>
          </table:table-cell>
          <table:table-cell table:style-name="ce88"/>
          <table:table-cell table:style-name="ce88" table:formula="of:=IF([.C392]&lt;0.242;EXP([.C392])/(2-EXP([.C392]));IF([.C392]&lt;0.5;7*[.C392];IF([.C392]&gt;=0.5;LOG(2*[.C392])+7*0.5;&quot;error&quot;)))" office:value-type="float" office:value="3.26136363636364" calcext:value-type="float">
            <text:p>3,261</text:p>
          </table:table-cell>
          <table:table-cell table:formula="of:=IF([.C392]&lt;0.242;&quot;exp&quot;;IF([.C392]&lt;0.5;&quot;geo&quot;;IF([.C39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8" calcext:value-type="float">
            <text:p>3,78</text:p>
          </table:table-cell>
          <table:table-cell table:style-name="ce88" table:formula="of:=([.B393]-[.$C$5])/([.$C$6]-[.$C$5])" office:value-type="float" office:value="0.467171717171717" calcext:value-type="float">
            <text:p>0,467</text:p>
          </table:table-cell>
          <table:table-cell table:style-name="ce86"/>
          <table:table-cell table:style-name="ce86" table:formula="of:=7*[.C393]+0.06" office:value-type="float" office:value="3.33020202020202" calcext:value-type="float">
            <text:p>3,33</text:p>
          </table:table-cell>
          <table:table-cell table:style-name="ce88"/>
          <table:table-cell table:style-name="ce88" table:formula="of:=IF([.C393]&lt;0.242;EXP([.C393])/(2-EXP([.C393]));IF([.C393]&lt;0.5;7*[.C393];IF([.C393]&gt;=0.5;LOG(2*[.C393])+7*0.5;&quot;error&quot;)))" office:value-type="float" office:value="3.27020202020202" calcext:value-type="float">
            <text:p>3,270</text:p>
          </table:table-cell>
          <table:table-cell table:formula="of:=IF([.C393]&lt;0.242;&quot;exp&quot;;IF([.C393]&lt;0.5;&quot;geo&quot;;IF([.C39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9" calcext:value-type="float">
            <text:p>3,79</text:p>
          </table:table-cell>
          <table:table-cell table:style-name="ce88" table:formula="of:=([.B394]-[.$C$5])/([.$C$6]-[.$C$5])" office:value-type="float" office:value="0.468434343434343" calcext:value-type="float">
            <text:p>0,468</text:p>
          </table:table-cell>
          <table:table-cell table:style-name="ce86"/>
          <table:table-cell table:style-name="ce86" table:formula="of:=7*[.C394]+0.06" office:value-type="float" office:value="3.3390404040404" calcext:value-type="float">
            <text:p>3,34</text:p>
          </table:table-cell>
          <table:table-cell table:style-name="ce88"/>
          <table:table-cell table:style-name="ce88" table:formula="of:=IF([.C394]&lt;0.242;EXP([.C394])/(2-EXP([.C394]));IF([.C394]&lt;0.5;7*[.C394];IF([.C394]&gt;=0.5;LOG(2*[.C394])+7*0.5;&quot;error&quot;)))" office:value-type="float" office:value="3.2790404040404" calcext:value-type="float">
            <text:p>3,279</text:p>
          </table:table-cell>
          <table:table-cell table:formula="of:=IF([.C394]&lt;0.242;&quot;exp&quot;;IF([.C394]&lt;0.5;&quot;geo&quot;;IF([.C39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table:style-name="ce88" table:formula="of:=([.B395]-[.$C$5])/([.$C$6]-[.$C$5])" office:value-type="float" office:value="0.46969696969697" calcext:value-type="float">
            <text:p>0,470</text:p>
          </table:table-cell>
          <table:table-cell table:style-name="ce86"/>
          <table:table-cell table:style-name="ce86" table:formula="of:=7*[.C395]+0.06" office:value-type="float" office:value="3.34787878787879" calcext:value-type="float">
            <text:p>3,35</text:p>
          </table:table-cell>
          <table:table-cell table:style-name="ce88"/>
          <table:table-cell table:style-name="ce88" table:formula="of:=IF([.C395]&lt;0.242;EXP([.C395])/(2-EXP([.C395]));IF([.C395]&lt;0.5;7*[.C395];IF([.C395]&gt;=0.5;LOG(2*[.C395])+7*0.5;&quot;error&quot;)))" office:value-type="float" office:value="3.28787878787879" calcext:value-type="float">
            <text:p>3,288</text:p>
          </table:table-cell>
          <table:table-cell table:formula="of:=IF([.C395]&lt;0.242;&quot;exp&quot;;IF([.C395]&lt;0.5;&quot;geo&quot;;IF([.C39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1" calcext:value-type="float">
            <text:p>3,81</text:p>
          </table:table-cell>
          <table:table-cell table:style-name="ce88" table:formula="of:=([.B396]-[.$C$5])/([.$C$6]-[.$C$5])" office:value-type="float" office:value="0.470959595959596" calcext:value-type="float">
            <text:p>0,471</text:p>
          </table:table-cell>
          <table:table-cell table:style-name="ce86"/>
          <table:table-cell table:style-name="ce86" table:formula="of:=7*[.C396]+0.06" office:value-type="float" office:value="3.35671717171717" calcext:value-type="float">
            <text:p>3,36</text:p>
          </table:table-cell>
          <table:table-cell table:style-name="ce88"/>
          <table:table-cell table:style-name="ce88" table:formula="of:=IF([.C396]&lt;0.242;EXP([.C396])/(2-EXP([.C396]));IF([.C396]&lt;0.5;7*[.C396];IF([.C396]&gt;=0.5;LOG(2*[.C396])+7*0.5;&quot;error&quot;)))" office:value-type="float" office:value="3.29671717171717" calcext:value-type="float">
            <text:p>3,297</text:p>
          </table:table-cell>
          <table:table-cell table:formula="of:=IF([.C396]&lt;0.242;&quot;exp&quot;;IF([.C396]&lt;0.5;&quot;geo&quot;;IF([.C39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2" calcext:value-type="float">
            <text:p>3,82</text:p>
          </table:table-cell>
          <table:table-cell table:style-name="ce88" table:formula="of:=([.B397]-[.$C$5])/([.$C$6]-[.$C$5])" office:value-type="float" office:value="0.472222222222222" calcext:value-type="float">
            <text:p>0,472</text:p>
          </table:table-cell>
          <table:table-cell table:style-name="ce86"/>
          <table:table-cell table:style-name="ce86" table:formula="of:=7*[.C397]+0.06" office:value-type="float" office:value="3.36555555555556" calcext:value-type="float">
            <text:p>3,37</text:p>
          </table:table-cell>
          <table:table-cell table:style-name="ce88"/>
          <table:table-cell table:style-name="ce88" table:formula="of:=IF([.C397]&lt;0.242;EXP([.C397])/(2-EXP([.C397]));IF([.C397]&lt;0.5;7*[.C397];IF([.C397]&gt;=0.5;LOG(2*[.C397])+7*0.5;&quot;error&quot;)))" office:value-type="float" office:value="3.30555555555556" calcext:value-type="float">
            <text:p>3,306</text:p>
          </table:table-cell>
          <table:table-cell table:formula="of:=IF([.C397]&lt;0.242;&quot;exp&quot;;IF([.C397]&lt;0.5;&quot;geo&quot;;IF([.C39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3" calcext:value-type="float">
            <text:p>3,83</text:p>
          </table:table-cell>
          <table:table-cell table:style-name="ce88" table:formula="of:=([.B398]-[.$C$5])/([.$C$6]-[.$C$5])" office:value-type="float" office:value="0.473484848484848" calcext:value-type="float">
            <text:p>0,473</text:p>
          </table:table-cell>
          <table:table-cell table:style-name="ce86"/>
          <table:table-cell table:style-name="ce86" table:formula="of:=7*[.C398]+0.06" office:value-type="float" office:value="3.37439393939394" calcext:value-type="float">
            <text:p>3,37</text:p>
          </table:table-cell>
          <table:table-cell table:style-name="ce88"/>
          <table:table-cell table:style-name="ce88" table:formula="of:=IF([.C398]&lt;0.242;EXP([.C398])/(2-EXP([.C398]));IF([.C398]&lt;0.5;7*[.C398];IF([.C398]&gt;=0.5;LOG(2*[.C398])+7*0.5;&quot;error&quot;)))" office:value-type="float" office:value="3.31439393939394" calcext:value-type="float">
            <text:p>3,314</text:p>
          </table:table-cell>
          <table:table-cell table:formula="of:=IF([.C398]&lt;0.242;&quot;exp&quot;;IF([.C398]&lt;0.5;&quot;geo&quot;;IF([.C39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4" calcext:value-type="float">
            <text:p>3,84</text:p>
          </table:table-cell>
          <table:table-cell table:style-name="ce88" table:formula="of:=([.B399]-[.$C$5])/([.$C$6]-[.$C$5])" office:value-type="float" office:value="0.474747474747475" calcext:value-type="float">
            <text:p>0,475</text:p>
          </table:table-cell>
          <table:table-cell table:style-name="ce86"/>
          <table:table-cell table:style-name="ce86" table:formula="of:=7*[.C399]+0.06" office:value-type="float" office:value="3.38323232323232" calcext:value-type="float">
            <text:p>3,38</text:p>
          </table:table-cell>
          <table:table-cell table:style-name="ce88"/>
          <table:table-cell table:style-name="ce88" table:formula="of:=IF([.C399]&lt;0.242;EXP([.C399])/(2-EXP([.C399]));IF([.C399]&lt;0.5;7*[.C399];IF([.C399]&gt;=0.5;LOG(2*[.C399])+7*0.5;&quot;error&quot;)))" office:value-type="float" office:value="3.32323232323232" calcext:value-type="float">
            <text:p>3,323</text:p>
          </table:table-cell>
          <table:table-cell table:formula="of:=IF([.C399]&lt;0.242;&quot;exp&quot;;IF([.C399]&lt;0.5;&quot;geo&quot;;IF([.C39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5" calcext:value-type="float">
            <text:p>3,85</text:p>
          </table:table-cell>
          <table:table-cell table:style-name="ce88" table:formula="of:=([.B400]-[.$C$5])/([.$C$6]-[.$C$5])" office:value-type="float" office:value="0.476010101010101" calcext:value-type="float">
            <text:p>0,476</text:p>
          </table:table-cell>
          <table:table-cell table:style-name="ce86"/>
          <table:table-cell table:style-name="ce86" table:formula="of:=7*[.C400]+0.06" office:value-type="float" office:value="3.39207070707071" calcext:value-type="float">
            <text:p>3,39</text:p>
          </table:table-cell>
          <table:table-cell table:style-name="ce88"/>
          <table:table-cell table:style-name="ce88" table:formula="of:=IF([.C400]&lt;0.242;EXP([.C400])/(2-EXP([.C400]));IF([.C400]&lt;0.5;7*[.C400];IF([.C400]&gt;=0.5;LOG(2*[.C400])+7*0.5;&quot;error&quot;)))" office:value-type="float" office:value="3.33207070707071" calcext:value-type="float">
            <text:p>3,332</text:p>
          </table:table-cell>
          <table:table-cell table:formula="of:=IF([.C400]&lt;0.242;&quot;exp&quot;;IF([.C400]&lt;0.5;&quot;geo&quot;;IF([.C40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6" calcext:value-type="float">
            <text:p>3,86</text:p>
          </table:table-cell>
          <table:table-cell table:style-name="ce88" table:formula="of:=([.B401]-[.$C$5])/([.$C$6]-[.$C$5])" office:value-type="float" office:value="0.477272727272727" calcext:value-type="float">
            <text:p>0,477</text:p>
          </table:table-cell>
          <table:table-cell table:style-name="ce86"/>
          <table:table-cell table:style-name="ce86" table:formula="of:=7*[.C401]+0.06" office:value-type="float" office:value="3.40090909090909" calcext:value-type="float">
            <text:p>3,40</text:p>
          </table:table-cell>
          <table:table-cell table:style-name="ce88"/>
          <table:table-cell table:style-name="ce88" table:formula="of:=IF([.C401]&lt;0.242;EXP([.C401])/(2-EXP([.C401]));IF([.C401]&lt;0.5;7*[.C401];IF([.C401]&gt;=0.5;LOG(2*[.C401])+7*0.5;&quot;error&quot;)))" office:value-type="float" office:value="3.34090909090909" calcext:value-type="float">
            <text:p>3,341</text:p>
          </table:table-cell>
          <table:table-cell table:formula="of:=IF([.C401]&lt;0.242;&quot;exp&quot;;IF([.C401]&lt;0.5;&quot;geo&quot;;IF([.C40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7" calcext:value-type="float">
            <text:p>3,87</text:p>
          </table:table-cell>
          <table:table-cell table:style-name="ce88" table:formula="of:=([.B402]-[.$C$5])/([.$C$6]-[.$C$5])" office:value-type="float" office:value="0.478535353535354" calcext:value-type="float">
            <text:p>0,479</text:p>
          </table:table-cell>
          <table:table-cell table:style-name="ce86"/>
          <table:table-cell table:style-name="ce86" table:formula="of:=7*[.C402]+0.06" office:value-type="float" office:value="3.40974747474747" calcext:value-type="float">
            <text:p>3,41</text:p>
          </table:table-cell>
          <table:table-cell table:style-name="ce88"/>
          <table:table-cell table:style-name="ce88" table:formula="of:=IF([.C402]&lt;0.242;EXP([.C402])/(2-EXP([.C402]));IF([.C402]&lt;0.5;7*[.C402];IF([.C402]&gt;=0.5;LOG(2*[.C402])+7*0.5;&quot;error&quot;)))" office:value-type="float" office:value="3.34974747474747" calcext:value-type="float">
            <text:p>3,350</text:p>
          </table:table-cell>
          <table:table-cell table:formula="of:=IF([.C402]&lt;0.242;&quot;exp&quot;;IF([.C402]&lt;0.5;&quot;geo&quot;;IF([.C40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8" calcext:value-type="float">
            <text:p>3,88</text:p>
          </table:table-cell>
          <table:table-cell table:style-name="ce88" table:formula="of:=([.B403]-[.$C$5])/([.$C$6]-[.$C$5])" office:value-type="float" office:value="0.47979797979798" calcext:value-type="float">
            <text:p>0,480</text:p>
          </table:table-cell>
          <table:table-cell table:style-name="ce86"/>
          <table:table-cell table:style-name="ce86" table:formula="of:=7*[.C403]+0.06" office:value-type="float" office:value="3.41858585858586" calcext:value-type="float">
            <text:p>3,42</text:p>
          </table:table-cell>
          <table:table-cell table:style-name="ce88"/>
          <table:table-cell table:style-name="ce88" table:formula="of:=IF([.C403]&lt;0.242;EXP([.C403])/(2-EXP([.C403]));IF([.C403]&lt;0.5;7*[.C403];IF([.C403]&gt;=0.5;LOG(2*[.C403])+7*0.5;&quot;error&quot;)))" office:value-type="float" office:value="3.35858585858586" calcext:value-type="float">
            <text:p>3,359</text:p>
          </table:table-cell>
          <table:table-cell table:formula="of:=IF([.C403]&lt;0.242;&quot;exp&quot;;IF([.C403]&lt;0.5;&quot;geo&quot;;IF([.C40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9" calcext:value-type="float">
            <text:p>3,89</text:p>
          </table:table-cell>
          <table:table-cell table:style-name="ce88" table:formula="of:=([.B404]-[.$C$5])/([.$C$6]-[.$C$5])" office:value-type="float" office:value="0.481060606060606" calcext:value-type="float">
            <text:p>0,481</text:p>
          </table:table-cell>
          <table:table-cell table:style-name="ce86"/>
          <table:table-cell table:style-name="ce86" table:formula="of:=7*[.C404]+0.06" office:value-type="float" office:value="3.42742424242424" calcext:value-type="float">
            <text:p>3,43</text:p>
          </table:table-cell>
          <table:table-cell table:style-name="ce88"/>
          <table:table-cell table:style-name="ce88" table:formula="of:=IF([.C404]&lt;0.242;EXP([.C404])/(2-EXP([.C404]));IF([.C404]&lt;0.5;7*[.C404];IF([.C404]&gt;=0.5;LOG(2*[.C404])+7*0.5;&quot;error&quot;)))" office:value-type="float" office:value="3.36742424242424" calcext:value-type="float">
            <text:p>3,367</text:p>
          </table:table-cell>
          <table:table-cell table:formula="of:=IF([.C404]&lt;0.242;&quot;exp&quot;;IF([.C404]&lt;0.5;&quot;geo&quot;;IF([.C40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table:style-name="ce88" table:formula="of:=([.B405]-[.$C$5])/([.$C$6]-[.$C$5])" office:value-type="float" office:value="0.482323232323232" calcext:value-type="float">
            <text:p>0,482</text:p>
          </table:table-cell>
          <table:table-cell table:style-name="ce86"/>
          <table:table-cell table:style-name="ce86" table:formula="of:=7*[.C405]+0.06" office:value-type="float" office:value="3.43626262626263" calcext:value-type="float">
            <text:p>3,44</text:p>
          </table:table-cell>
          <table:table-cell table:style-name="ce88"/>
          <table:table-cell table:style-name="ce88" table:formula="of:=IF([.C405]&lt;0.242;EXP([.C405])/(2-EXP([.C405]));IF([.C405]&lt;0.5;7*[.C405];IF([.C405]&gt;=0.5;LOG(2*[.C405])+7*0.5;&quot;error&quot;)))" office:value-type="float" office:value="3.37626262626263" calcext:value-type="float">
            <text:p>3,376</text:p>
          </table:table-cell>
          <table:table-cell table:formula="of:=IF([.C405]&lt;0.242;&quot;exp&quot;;IF([.C405]&lt;0.5;&quot;geo&quot;;IF([.C40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1" calcext:value-type="float">
            <text:p>3,91</text:p>
          </table:table-cell>
          <table:table-cell table:style-name="ce88" table:formula="of:=([.B406]-[.$C$5])/([.$C$6]-[.$C$5])" office:value-type="float" office:value="0.483585858585859" calcext:value-type="float">
            <text:p>0,484</text:p>
          </table:table-cell>
          <table:table-cell table:style-name="ce86"/>
          <table:table-cell table:style-name="ce86" table:formula="of:=7*[.C406]+0.06" office:value-type="float" office:value="3.44510101010101" calcext:value-type="float">
            <text:p>3,45</text:p>
          </table:table-cell>
          <table:table-cell table:style-name="ce88"/>
          <table:table-cell table:style-name="ce88" table:formula="of:=IF([.C406]&lt;0.242;EXP([.C406])/(2-EXP([.C406]));IF([.C406]&lt;0.5;7*[.C406];IF([.C406]&gt;=0.5;LOG(2*[.C406])+7*0.5;&quot;error&quot;)))" office:value-type="float" office:value="3.38510101010101" calcext:value-type="float">
            <text:p>3,385</text:p>
          </table:table-cell>
          <table:table-cell table:formula="of:=IF([.C406]&lt;0.242;&quot;exp&quot;;IF([.C406]&lt;0.5;&quot;geo&quot;;IF([.C40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2" calcext:value-type="float">
            <text:p>3,92</text:p>
          </table:table-cell>
          <table:table-cell table:style-name="ce88" table:formula="of:=([.B407]-[.$C$5])/([.$C$6]-[.$C$5])" office:value-type="float" office:value="0.484848484848485" calcext:value-type="float">
            <text:p>0,485</text:p>
          </table:table-cell>
          <table:table-cell table:style-name="ce86"/>
          <table:table-cell table:style-name="ce86" table:formula="of:=7*[.C407]+0.06" office:value-type="float" office:value="3.45393939393939" calcext:value-type="float">
            <text:p>3,45</text:p>
          </table:table-cell>
          <table:table-cell table:style-name="ce88"/>
          <table:table-cell table:style-name="ce88" table:formula="of:=IF([.C407]&lt;0.242;EXP([.C407])/(2-EXP([.C407]));IF([.C407]&lt;0.5;7*[.C407];IF([.C407]&gt;=0.5;LOG(2*[.C407])+7*0.5;&quot;error&quot;)))" office:value-type="float" office:value="3.39393939393939" calcext:value-type="float">
            <text:p>3,394</text:p>
          </table:table-cell>
          <table:table-cell table:formula="of:=IF([.C407]&lt;0.242;&quot;exp&quot;;IF([.C407]&lt;0.5;&quot;geo&quot;;IF([.C40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3" calcext:value-type="float">
            <text:p>3,93</text:p>
          </table:table-cell>
          <table:table-cell table:style-name="ce88" table:formula="of:=([.B408]-[.$C$5])/([.$C$6]-[.$C$5])" office:value-type="float" office:value="0.486111111111111" calcext:value-type="float">
            <text:p>0,486</text:p>
          </table:table-cell>
          <table:table-cell table:style-name="ce86"/>
          <table:table-cell table:style-name="ce86" table:formula="of:=7*[.C408]+0.06" office:value-type="float" office:value="3.46277777777778" calcext:value-type="float">
            <text:p>3,46</text:p>
          </table:table-cell>
          <table:table-cell table:style-name="ce88"/>
          <table:table-cell table:style-name="ce88" table:formula="of:=IF([.C408]&lt;0.242;EXP([.C408])/(2-EXP([.C408]));IF([.C408]&lt;0.5;7*[.C408];IF([.C408]&gt;=0.5;LOG(2*[.C408])+7*0.5;&quot;error&quot;)))" office:value-type="float" office:value="3.40277777777778" calcext:value-type="float">
            <text:p>3,403</text:p>
          </table:table-cell>
          <table:table-cell table:formula="of:=IF([.C408]&lt;0.242;&quot;exp&quot;;IF([.C408]&lt;0.5;&quot;geo&quot;;IF([.C40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4" calcext:value-type="float">
            <text:p>3,94</text:p>
          </table:table-cell>
          <table:table-cell table:style-name="ce88" table:formula="of:=([.B409]-[.$C$5])/([.$C$6]-[.$C$5])" office:value-type="float" office:value="0.487373737373737" calcext:value-type="float">
            <text:p>0,487</text:p>
          </table:table-cell>
          <table:table-cell table:style-name="ce86"/>
          <table:table-cell table:style-name="ce86" table:formula="of:=7*[.C409]+0.06" office:value-type="float" office:value="3.47161616161616" calcext:value-type="float">
            <text:p>3,47</text:p>
          </table:table-cell>
          <table:table-cell table:style-name="ce88"/>
          <table:table-cell table:style-name="ce88" table:formula="of:=IF([.C409]&lt;0.242;EXP([.C409])/(2-EXP([.C409]));IF([.C409]&lt;0.5;7*[.C409];IF([.C409]&gt;=0.5;LOG(2*[.C409])+7*0.5;&quot;error&quot;)))" office:value-type="float" office:value="3.41161616161616" calcext:value-type="float">
            <text:p>3,412</text:p>
          </table:table-cell>
          <table:table-cell table:formula="of:=IF([.C409]&lt;0.242;&quot;exp&quot;;IF([.C409]&lt;0.5;&quot;geo&quot;;IF([.C409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5" calcext:value-type="float">
            <text:p>3,95</text:p>
          </table:table-cell>
          <table:table-cell table:style-name="ce88" table:formula="of:=([.B410]-[.$C$5])/([.$C$6]-[.$C$5])" office:value-type="float" office:value="0.488636363636364" calcext:value-type="float">
            <text:p>0,489</text:p>
          </table:table-cell>
          <table:table-cell table:style-name="ce86"/>
          <table:table-cell table:style-name="ce86" table:formula="of:=7*[.C410]+0.06" office:value-type="float" office:value="3.48045454545455" calcext:value-type="float">
            <text:p>3,48</text:p>
          </table:table-cell>
          <table:table-cell table:style-name="ce88"/>
          <table:table-cell table:style-name="ce88" table:formula="of:=IF([.C410]&lt;0.242;EXP([.C410])/(2-EXP([.C410]));IF([.C410]&lt;0.5;7*[.C410];IF([.C410]&gt;=0.5;LOG(2*[.C410])+7*0.5;&quot;error&quot;)))" office:value-type="float" office:value="3.42045454545455" calcext:value-type="float">
            <text:p>3,420</text:p>
          </table:table-cell>
          <table:table-cell table:formula="of:=IF([.C410]&lt;0.242;&quot;exp&quot;;IF([.C410]&lt;0.5;&quot;geo&quot;;IF([.C410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5999999999999" calcext:value-type="float">
            <text:p>3,96</text:p>
          </table:table-cell>
          <table:table-cell table:style-name="ce88" table:formula="of:=([.B411]-[.$C$5])/([.$C$6]-[.$C$5])" office:value-type="float" office:value="0.489898989898989" calcext:value-type="float">
            <text:p>0,490</text:p>
          </table:table-cell>
          <table:table-cell table:style-name="ce86"/>
          <table:table-cell table:style-name="ce86" table:formula="of:=7*[.C411]+0.06" office:value-type="float" office:value="3.48929292929292" calcext:value-type="float">
            <text:p>3,49</text:p>
          </table:table-cell>
          <table:table-cell table:style-name="ce88"/>
          <table:table-cell table:style-name="ce88" table:formula="of:=IF([.C411]&lt;0.242;EXP([.C411])/(2-EXP([.C411]));IF([.C411]&lt;0.5;7*[.C411];IF([.C411]&gt;=0.5;LOG(2*[.C411])+7*0.5;&quot;error&quot;)))" office:value-type="float" office:value="3.42929292929292" calcext:value-type="float">
            <text:p>3,429</text:p>
          </table:table-cell>
          <table:table-cell table:formula="of:=IF([.C411]&lt;0.242;&quot;exp&quot;;IF([.C411]&lt;0.5;&quot;geo&quot;;IF([.C411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6999999999999" calcext:value-type="float">
            <text:p>3,97</text:p>
          </table:table-cell>
          <table:table-cell table:style-name="ce88" table:formula="of:=([.B412]-[.$C$5])/([.$C$6]-[.$C$5])" office:value-type="float" office:value="0.491161616161615" calcext:value-type="float">
            <text:p>0,491</text:p>
          </table:table-cell>
          <table:table-cell table:style-name="ce86"/>
          <table:table-cell table:style-name="ce86" table:formula="of:=7*[.C412]+0.06" office:value-type="float" office:value="3.4981313131313" calcext:value-type="float">
            <text:p>3,50</text:p>
          </table:table-cell>
          <table:table-cell table:style-name="ce88"/>
          <table:table-cell table:style-name="ce88" table:formula="of:=IF([.C412]&lt;0.242;EXP([.C412])/(2-EXP([.C412]));IF([.C412]&lt;0.5;7*[.C412];IF([.C412]&gt;=0.5;LOG(2*[.C412])+7*0.5;&quot;error&quot;)))" office:value-type="float" office:value="3.4381313131313" calcext:value-type="float">
            <text:p>3,438</text:p>
          </table:table-cell>
          <table:table-cell table:formula="of:=IF([.C412]&lt;0.242;&quot;exp&quot;;IF([.C412]&lt;0.5;&quot;geo&quot;;IF([.C412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7999999999999" calcext:value-type="float">
            <text:p>3,98</text:p>
          </table:table-cell>
          <table:table-cell table:style-name="ce88" table:formula="of:=([.B413]-[.$C$5])/([.$C$6]-[.$C$5])" office:value-type="float" office:value="0.492424242424241" calcext:value-type="float">
            <text:p>0,492</text:p>
          </table:table-cell>
          <table:table-cell table:style-name="ce86"/>
          <table:table-cell table:style-name="ce86" table:formula="of:=7*[.C413]+0.06" office:value-type="float" office:value="3.50696969696969" calcext:value-type="float">
            <text:p>3,51</text:p>
          </table:table-cell>
          <table:table-cell table:style-name="ce88"/>
          <table:table-cell table:style-name="ce88" table:formula="of:=IF([.C413]&lt;0.242;EXP([.C413])/(2-EXP([.C413]));IF([.C413]&lt;0.5;7*[.C413];IF([.C413]&gt;=0.5;LOG(2*[.C413])+7*0.5;&quot;error&quot;)))" office:value-type="float" office:value="3.44696969696969" calcext:value-type="float">
            <text:p>3,447</text:p>
          </table:table-cell>
          <table:table-cell table:formula="of:=IF([.C413]&lt;0.242;&quot;exp&quot;;IF([.C413]&lt;0.5;&quot;geo&quot;;IF([.C413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8999999999999" calcext:value-type="float">
            <text:p>3,99</text:p>
          </table:table-cell>
          <table:table-cell table:style-name="ce88" table:formula="of:=([.B414]-[.$C$5])/([.$C$6]-[.$C$5])" office:value-type="float" office:value="0.493686868686867" calcext:value-type="float">
            <text:p>0,494</text:p>
          </table:table-cell>
          <table:table-cell table:style-name="ce86"/>
          <table:table-cell table:style-name="ce86" table:formula="of:=7*[.C414]+0.06" office:value-type="float" office:value="3.51580808080807" calcext:value-type="float">
            <text:p>3,52</text:p>
          </table:table-cell>
          <table:table-cell table:style-name="ce88"/>
          <table:table-cell table:style-name="ce88" table:formula="of:=IF([.C414]&lt;0.242;EXP([.C414])/(2-EXP([.C414]));IF([.C414]&lt;0.5;7*[.C414];IF([.C414]&gt;=0.5;LOG(2*[.C414])+7*0.5;&quot;error&quot;)))" office:value-type="float" office:value="3.45580808080807" calcext:value-type="float">
            <text:p>3,456</text:p>
          </table:table-cell>
          <table:table-cell table:formula="of:=IF([.C414]&lt;0.242;&quot;exp&quot;;IF([.C414]&lt;0.5;&quot;geo&quot;;IF([.C414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8" table:formula="of:=([.B415]-[.$C$5])/([.$C$6]-[.$C$5])" office:value-type="float" office:value="0.494949494949495" calcext:value-type="float">
            <text:p>0,495</text:p>
          </table:table-cell>
          <table:table-cell table:style-name="ce86"/>
          <table:table-cell table:style-name="ce86" table:formula="of:=7*[.C415]+0.06" office:value-type="float" office:value="3.52464646464646" calcext:value-type="float">
            <text:p>3,52</text:p>
          </table:table-cell>
          <table:table-cell table:style-name="ce88"/>
          <table:table-cell table:style-name="ce88" table:formula="of:=IF([.C415]&lt;0.242;EXP([.C415])/(2-EXP([.C415]));IF([.C415]&lt;0.5;7*[.C415];IF([.C415]&gt;=0.5;LOG(2*[.C415])+7*0.5;&quot;error&quot;)))" office:value-type="float" office:value="3.46464646464646" calcext:value-type="float">
            <text:p>3,465</text:p>
          </table:table-cell>
          <table:table-cell table:formula="of:=IF([.C415]&lt;0.242;&quot;exp&quot;;IF([.C415]&lt;0.5;&quot;geo&quot;;IF([.C415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0999999999999" calcext:value-type="float">
            <text:p>4,01</text:p>
          </table:table-cell>
          <table:table-cell table:style-name="ce88" table:formula="of:=([.B416]-[.$C$5])/([.$C$6]-[.$C$5])" office:value-type="float" office:value="0.49621212121212" calcext:value-type="float">
            <text:p>0,496</text:p>
          </table:table-cell>
          <table:table-cell table:style-name="ce86"/>
          <table:table-cell table:style-name="ce86" table:formula="of:=7*[.C416]+0.06" office:value-type="float" office:value="3.53348484848484" calcext:value-type="float">
            <text:p>3,53</text:p>
          </table:table-cell>
          <table:table-cell table:style-name="ce88"/>
          <table:table-cell table:style-name="ce88" table:formula="of:=IF([.C416]&lt;0.242;EXP([.C416])/(2-EXP([.C416]));IF([.C416]&lt;0.5;7*[.C416];IF([.C416]&gt;=0.5;LOG(2*[.C416])+7*0.5;&quot;error&quot;)))" office:value-type="float" office:value="3.47348484848484" calcext:value-type="float">
            <text:p>3,473</text:p>
          </table:table-cell>
          <table:table-cell table:formula="of:=IF([.C416]&lt;0.242;&quot;exp&quot;;IF([.C416]&lt;0.5;&quot;geo&quot;;IF([.C416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1999999999999" calcext:value-type="float">
            <text:p>4,02</text:p>
          </table:table-cell>
          <table:table-cell table:style-name="ce88" table:formula="of:=([.B417]-[.$C$5])/([.$C$6]-[.$C$5])" office:value-type="float" office:value="0.497474747474746" calcext:value-type="float">
            <text:p>0,497</text:p>
          </table:table-cell>
          <table:table-cell table:style-name="ce86"/>
          <table:table-cell table:style-name="ce86" table:formula="of:=7*[.C417]+0.06" office:value-type="float" office:value="3.54232323232322" calcext:value-type="float">
            <text:p>3,54</text:p>
          </table:table-cell>
          <table:table-cell table:style-name="ce88"/>
          <table:table-cell table:style-name="ce88" table:formula="of:=IF([.C417]&lt;0.242;EXP([.C417])/(2-EXP([.C417]));IF([.C417]&lt;0.5;7*[.C417];IF([.C417]&gt;=0.5;LOG(2*[.C417])+7*0.5;&quot;error&quot;)))" office:value-type="float" office:value="3.48232323232322" calcext:value-type="float">
            <text:p>3,482</text:p>
          </table:table-cell>
          <table:table-cell table:formula="of:=IF([.C417]&lt;0.242;&quot;exp&quot;;IF([.C417]&lt;0.5;&quot;geo&quot;;IF([.C417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2999999999999" calcext:value-type="float">
            <text:p>4,03</text:p>
          </table:table-cell>
          <table:table-cell table:style-name="ce88" table:formula="of:=([.B418]-[.$C$5])/([.$C$6]-[.$C$5])" office:value-type="float" office:value="0.498737373737372" calcext:value-type="float">
            <text:p>0,499</text:p>
          </table:table-cell>
          <table:table-cell table:style-name="ce86"/>
          <table:table-cell table:style-name="ce86" table:formula="of:=7*[.C418]+0.06" office:value-type="float" office:value="3.55116161616161" calcext:value-type="float">
            <text:p>3,55</text:p>
          </table:table-cell>
          <table:table-cell table:style-name="ce88"/>
          <table:table-cell table:style-name="ce88" table:formula="of:=IF([.C418]&lt;0.242;EXP([.C418])/(2-EXP([.C418]));IF([.C418]&lt;0.5;7*[.C418];IF([.C418]&gt;=0.5;LOG(2*[.C418])+7*0.5;&quot;error&quot;)))" office:value-type="float" office:value="3.49116161616161" calcext:value-type="float">
            <text:p>3,491</text:p>
          </table:table-cell>
          <table:table-cell table:formula="of:=IF([.C418]&lt;0.242;&quot;exp&quot;;IF([.C418]&lt;0.5;&quot;geo&quot;;IF([.C418]&gt;=0.5;&quot;log&quot;;&quot;error&quot;)))" office:value-type="string" office:string-value="geo" calcext:value-type="string">
            <text:p>geo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p 0,5</text:p>
          </table:table-cell>
          <table:table-cell office:value-type="float" office:value="4.03999999999999" calcext:value-type="float">
            <text:p>4,04</text:p>
          </table:table-cell>
          <table:table-cell table:style-name="ce88" table:formula="of:=([.B419]-[.$C$5])/([.$C$6]-[.$C$5])" office:value-type="float" office:value="0.499999999999999" calcext:value-type="float">
            <text:p>0,500</text:p>
          </table:table-cell>
          <table:table-cell table:style-name="ce86" table:number-columns-repeated="2"/>
          <table:table-cell table:style-name="ce88" table:formula="of:=LOG(2*[.C419])+7*0.51" office:value-type="float" office:value="3.57" calcext:value-type="float">
            <text:p>3,570</text:p>
          </table:table-cell>
          <table:table-cell table:style-name="ce88" table:formula="of:=IF([.C419]&lt;0.242;EXP([.C419])/(2-EXP([.C419]));IF([.C419]&lt;0.5;7*[.C419];IF([.C419]&gt;=0.5;LOG(2*[.C419])+7*0.5;&quot;error&quot;)))" office:value-type="float" office:value="3.5" calcext:value-type="float">
            <text:p>3,500</text:p>
          </table:table-cell>
          <table:table-cell table:formula="of:=IF([.C419]&lt;0.242;&quot;exp&quot;;IF([.C419]&lt;0.5;&quot;geo&quot;;IF([.C41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4999999999999" calcext:value-type="float">
            <text:p>4,05</text:p>
          </table:table-cell>
          <table:table-cell table:style-name="ce88" table:formula="of:=([.B420]-[.$C$5])/([.$C$6]-[.$C$5])" office:value-type="float" office:value="0.501262626262625" calcext:value-type="float">
            <text:p>0,501</text:p>
          </table:table-cell>
          <table:table-cell table:style-name="ce86" table:number-columns-repeated="2"/>
          <table:table-cell table:style-name="ce88" table:formula="of:=LOG(2*[.C420])+7*0.51" office:value-type="float" office:value="3.5710953208376" calcext:value-type="float">
            <text:p>3,571</text:p>
          </table:table-cell>
          <table:table-cell table:style-name="ce88" table:formula="of:=IF([.C420]&lt;0.242;EXP([.C420])/(2-EXP([.C420]));IF([.C420]&lt;0.5;7*[.C420];IF([.C420]&gt;=0.5;LOG(2*[.C420])+7*0.5;&quot;error&quot;)))" office:value-type="float" office:value="3.5010953208376" calcext:value-type="float">
            <text:p>3,501</text:p>
          </table:table-cell>
          <table:table-cell table:formula="of:=IF([.C420]&lt;0.242;&quot;exp&quot;;IF([.C420]&lt;0.5;&quot;geo&quot;;IF([.C42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5999999999999" calcext:value-type="float">
            <text:p>4,06</text:p>
          </table:table-cell>
          <table:table-cell table:style-name="ce88" table:formula="of:=([.B421]-[.$C$5])/([.$C$6]-[.$C$5])" office:value-type="float" office:value="0.502525252525251" calcext:value-type="float">
            <text:p>0,503</text:p>
          </table:table-cell>
          <table:table-cell table:style-name="ce86" table:number-columns-repeated="2"/>
          <table:table-cell table:style-name="ce88" table:formula="of:=LOG(2*[.C421])+7*0.51" office:value-type="float" office:value="3.57218788614817" calcext:value-type="float">
            <text:p>3,572</text:p>
          </table:table-cell>
          <table:table-cell table:style-name="ce88" table:formula="of:=IF([.C421]&lt;0.242;EXP([.C421])/(2-EXP([.C421]));IF([.C421]&lt;0.5;7*[.C421];IF([.C421]&gt;=0.5;LOG(2*[.C421])+7*0.5;&quot;error&quot;)))" office:value-type="float" office:value="3.50218788614817" calcext:value-type="float">
            <text:p>3,502</text:p>
          </table:table-cell>
          <table:table-cell table:formula="of:=IF([.C421]&lt;0.242;&quot;exp&quot;;IF([.C421]&lt;0.5;&quot;geo&quot;;IF([.C42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6999999999999" calcext:value-type="float">
            <text:p>4,07</text:p>
          </table:table-cell>
          <table:table-cell table:style-name="ce88" table:formula="of:=([.B422]-[.$C$5])/([.$C$6]-[.$C$5])" office:value-type="float" office:value="0.503787878787877" calcext:value-type="float">
            <text:p>0,504</text:p>
          </table:table-cell>
          <table:table-cell table:style-name="ce86" table:number-columns-repeated="2"/>
          <table:table-cell table:style-name="ce88" table:formula="of:=LOG(2*[.C422])+7*0.51" office:value-type="float" office:value="3.57327770976124" calcext:value-type="float">
            <text:p>3,573</text:p>
          </table:table-cell>
          <table:table-cell table:style-name="ce88" table:formula="of:=IF([.C422]&lt;0.242;EXP([.C422])/(2-EXP([.C422]));IF([.C422]&lt;0.5;7*[.C422];IF([.C422]&gt;=0.5;LOG(2*[.C422])+7*0.5;&quot;error&quot;)))" office:value-type="float" office:value="3.50327770976123" calcext:value-type="float">
            <text:p>3,503</text:p>
          </table:table-cell>
          <table:table-cell table:formula="of:=IF([.C422]&lt;0.242;&quot;exp&quot;;IF([.C422]&lt;0.5;&quot;geo&quot;;IF([.C42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7999999999999" calcext:value-type="float">
            <text:p>4,08</text:p>
          </table:table-cell>
          <table:table-cell table:style-name="ce88" table:formula="of:=([.B423]-[.$C$5])/([.$C$6]-[.$C$5])" office:value-type="float" office:value="0.505050505050504" calcext:value-type="float">
            <text:p>0,505</text:p>
          </table:table-cell>
          <table:table-cell table:style-name="ce86" table:number-columns-repeated="2"/>
          <table:table-cell table:style-name="ce88" table:formula="of:=LOG(2*[.C423])+7*0.51" office:value-type="float" office:value="3.57436480540245" calcext:value-type="float">
            <text:p>3,574</text:p>
          </table:table-cell>
          <table:table-cell table:style-name="ce88" table:formula="of:=IF([.C423]&lt;0.242;EXP([.C423])/(2-EXP([.C423]));IF([.C423]&lt;0.5;7*[.C423];IF([.C423]&gt;=0.5;LOG(2*[.C423])+7*0.5;&quot;error&quot;)))" office:value-type="float" office:value="3.50436480540245" calcext:value-type="float">
            <text:p>3,504</text:p>
          </table:table-cell>
          <table:table-cell table:formula="of:=IF([.C423]&lt;0.242;&quot;exp&quot;;IF([.C423]&lt;0.5;&quot;geo&quot;;IF([.C42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8999999999999" calcext:value-type="float">
            <text:p>4,09</text:p>
          </table:table-cell>
          <table:table-cell table:style-name="ce88" table:formula="of:=([.B424]-[.$C$5])/([.$C$6]-[.$C$5])" office:value-type="float" office:value="0.50631313131313" calcext:value-type="float">
            <text:p>0,506</text:p>
          </table:table-cell>
          <table:table-cell table:style-name="ce86" table:number-columns-repeated="2"/>
          <table:table-cell table:style-name="ce88" table:formula="of:=LOG(2*[.C424])+7*0.51" office:value-type="float" office:value="3.57544918669467" calcext:value-type="float">
            <text:p>3,575</text:p>
          </table:table-cell>
          <table:table-cell table:style-name="ce88" table:formula="of:=IF([.C424]&lt;0.242;EXP([.C424])/(2-EXP([.C424]));IF([.C424]&lt;0.5;7*[.C424];IF([.C424]&gt;=0.5;LOG(2*[.C424])+7*0.5;&quot;error&quot;)))" office:value-type="float" office:value="3.50544918669467" calcext:value-type="float">
            <text:p>3,505</text:p>
          </table:table-cell>
          <table:table-cell table:formula="of:=IF([.C424]&lt;0.242;&quot;exp&quot;;IF([.C424]&lt;0.5;&quot;geo&quot;;IF([.C42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09999999999999" calcext:value-type="float">
            <text:p>4,1</text:p>
          </table:table-cell>
          <table:table-cell table:style-name="ce88" table:formula="of:=([.B425]-[.$C$5])/([.$C$6]-[.$C$5])" office:value-type="float" office:value="0.507575757575756" calcext:value-type="float">
            <text:p>0,508</text:p>
          </table:table-cell>
          <table:table-cell table:style-name="ce86" table:number-columns-repeated="2"/>
          <table:table-cell table:style-name="ce88" table:formula="of:=LOG(2*[.C425])+7*0.51" office:value-type="float" office:value="3.57653086715896" calcext:value-type="float">
            <text:p>3,577</text:p>
          </table:table-cell>
          <table:table-cell table:style-name="ce88" table:formula="of:=IF([.C425]&lt;0.242;EXP([.C425])/(2-EXP([.C425]));IF([.C425]&lt;0.5;7*[.C425];IF([.C425]&gt;=0.5;LOG(2*[.C425])+7*0.5;&quot;error&quot;)))" office:value-type="float" office:value="3.50653086715896" calcext:value-type="float">
            <text:p>3,507</text:p>
          </table:table-cell>
          <table:table-cell table:formula="of:=IF([.C425]&lt;0.242;&quot;exp&quot;;IF([.C425]&lt;0.5;&quot;geo&quot;;IF([.C42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0999999999999" calcext:value-type="float">
            <text:p>4,11</text:p>
          </table:table-cell>
          <table:table-cell table:style-name="ce88" table:formula="of:=([.B426]-[.$C$5])/([.$C$6]-[.$C$5])" office:value-type="float" office:value="0.508838383838383" calcext:value-type="float">
            <text:p>0,509</text:p>
          </table:table-cell>
          <table:table-cell table:style-name="ce86" table:number-columns-repeated="2"/>
          <table:table-cell table:style-name="ce88" table:formula="of:=LOG(2*[.C426])+7*0.51" office:value-type="float" office:value="3.5776098602156" calcext:value-type="float">
            <text:p>3,578</text:p>
          </table:table-cell>
          <table:table-cell table:style-name="ce88" table:formula="of:=IF([.C426]&lt;0.242;EXP([.C426])/(2-EXP([.C426]));IF([.C426]&lt;0.5;7*[.C426];IF([.C426]&gt;=0.5;LOG(2*[.C426])+7*0.5;&quot;error&quot;)))" office:value-type="float" office:value="3.5076098602156" calcext:value-type="float">
            <text:p>3,508</text:p>
          </table:table-cell>
          <table:table-cell table:formula="of:=IF([.C426]&lt;0.242;&quot;exp&quot;;IF([.C426]&lt;0.5;&quot;geo&quot;;IF([.C42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1999999999999" calcext:value-type="float">
            <text:p>4,12</text:p>
          </table:table-cell>
          <table:table-cell table:style-name="ce88" table:formula="of:=([.B427]-[.$C$5])/([.$C$6]-[.$C$5])" office:value-type="float" office:value="0.510101010101009" calcext:value-type="float">
            <text:p>0,510</text:p>
          </table:table-cell>
          <table:table-cell table:style-name="ce86" table:number-columns-repeated="2"/>
          <table:table-cell table:style-name="ce88" table:formula="of:=LOG(2*[.C427])+7*0.51" office:value-type="float" office:value="3.57868617918509" calcext:value-type="float">
            <text:p>3,579</text:p>
          </table:table-cell>
          <table:table-cell table:style-name="ce88" table:formula="of:=IF([.C427]&lt;0.242;EXP([.C427])/(2-EXP([.C427]));IF([.C427]&lt;0.5;7*[.C427];IF([.C427]&gt;=0.5;LOG(2*[.C427])+7*0.5;&quot;error&quot;)))" office:value-type="float" office:value="3.50868617918509" calcext:value-type="float">
            <text:p>3,509</text:p>
          </table:table-cell>
          <table:table-cell table:formula="of:=IF([.C427]&lt;0.242;&quot;exp&quot;;IF([.C427]&lt;0.5;&quot;geo&quot;;IF([.C42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2999999999999" calcext:value-type="float">
            <text:p>4,13</text:p>
          </table:table-cell>
          <table:table-cell table:style-name="ce88" table:formula="of:=([.B428]-[.$C$5])/([.$C$6]-[.$C$5])" office:value-type="float" office:value="0.511363636363635" calcext:value-type="float">
            <text:p>0,511</text:p>
          </table:table-cell>
          <table:table-cell table:style-name="ce86" table:number-columns-repeated="2"/>
          <table:table-cell table:style-name="ce88" table:formula="of:=LOG(2*[.C428])+7*0.51" office:value-type="float" office:value="3.57975983728916" calcext:value-type="float">
            <text:p>3,580</text:p>
          </table:table-cell>
          <table:table-cell table:style-name="ce88" table:formula="of:=IF([.C428]&lt;0.242;EXP([.C428])/(2-EXP([.C428]));IF([.C428]&lt;0.5;7*[.C428];IF([.C428]&gt;=0.5;LOG(2*[.C428])+7*0.5;&quot;error&quot;)))" office:value-type="float" office:value="3.50975983728916" calcext:value-type="float">
            <text:p>3,510</text:p>
          </table:table-cell>
          <table:table-cell table:formula="of:=IF([.C428]&lt;0.242;&quot;exp&quot;;IF([.C428]&lt;0.5;&quot;geo&quot;;IF([.C42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3999999999999" calcext:value-type="float">
            <text:p>4,14</text:p>
          </table:table-cell>
          <table:table-cell table:style-name="ce88" table:formula="of:=([.B429]-[.$C$5])/([.$C$6]-[.$C$5])" office:value-type="float" office:value="0.512626262626261" calcext:value-type="float">
            <text:p>0,513</text:p>
          </table:table-cell>
          <table:table-cell table:style-name="ce86" table:number-columns-repeated="2"/>
          <table:table-cell table:style-name="ce88" table:formula="of:=LOG(2*[.C429])+7*0.51" office:value-type="float" office:value="3.58083084765168" calcext:value-type="float">
            <text:p>3,581</text:p>
          </table:table-cell>
          <table:table-cell table:style-name="ce88" table:formula="of:=IF([.C429]&lt;0.242;EXP([.C429])/(2-EXP([.C429]));IF([.C429]&lt;0.5;7*[.C429];IF([.C429]&gt;=0.5;LOG(2*[.C429])+7*0.5;&quot;error&quot;)))" office:value-type="float" office:value="3.51083084765168" calcext:value-type="float">
            <text:p>3,511</text:p>
          </table:table-cell>
          <table:table-cell table:formula="of:=IF([.C429]&lt;0.242;&quot;exp&quot;;IF([.C429]&lt;0.5;&quot;geo&quot;;IF([.C42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4999999999999" calcext:value-type="float">
            <text:p>4,15</text:p>
          </table:table-cell>
          <table:table-cell table:style-name="ce88" table:formula="of:=([.B430]-[.$C$5])/([.$C$6]-[.$C$5])" office:value-type="float" office:value="0.513888888888888" calcext:value-type="float">
            <text:p>0,514</text:p>
          </table:table-cell>
          <table:table-cell table:style-name="ce86" table:number-columns-repeated="2"/>
          <table:table-cell table:style-name="ce88" table:formula="of:=LOG(2*[.C430])+7*0.51" office:value-type="float" office:value="3.58189922329971" calcext:value-type="float">
            <text:p>3,582</text:p>
          </table:table-cell>
          <table:table-cell table:style-name="ce88" table:formula="of:=IF([.C430]&lt;0.242;EXP([.C430])/(2-EXP([.C430]));IF([.C430]&lt;0.5;7*[.C430];IF([.C430]&gt;=0.5;LOG(2*[.C430])+7*0.5;&quot;error&quot;)))" office:value-type="float" office:value="3.51189922329971" calcext:value-type="float">
            <text:p>3,512</text:p>
          </table:table-cell>
          <table:table-cell table:formula="of:=IF([.C430]&lt;0.242;&quot;exp&quot;;IF([.C430]&lt;0.5;&quot;geo&quot;;IF([.C43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5999999999999" calcext:value-type="float">
            <text:p>4,16</text:p>
          </table:table-cell>
          <table:table-cell table:style-name="ce88" table:formula="of:=([.B431]-[.$C$5])/([.$C$6]-[.$C$5])" office:value-type="float" office:value="0.515151515151514" calcext:value-type="float">
            <text:p>0,515</text:p>
          </table:table-cell>
          <table:table-cell table:style-name="ce86" table:number-columns-repeated="2"/>
          <table:table-cell table:style-name="ce88" table:formula="of:=LOG(2*[.C431])+7*0.51" office:value-type="float" office:value="3.58296497716437" calcext:value-type="float">
            <text:p>3,583</text:p>
          </table:table-cell>
          <table:table-cell table:style-name="ce88" table:formula="of:=IF([.C431]&lt;0.242;EXP([.C431])/(2-EXP([.C431]));IF([.C431]&lt;0.5;7*[.C431];IF([.C431]&gt;=0.5;LOG(2*[.C431])+7*0.5;&quot;error&quot;)))" office:value-type="float" office:value="3.51296497716437" calcext:value-type="float">
            <text:p>3,513</text:p>
          </table:table-cell>
          <table:table-cell table:formula="of:=IF([.C431]&lt;0.242;&quot;exp&quot;;IF([.C431]&lt;0.5;&quot;geo&quot;;IF([.C43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6999999999999" calcext:value-type="float">
            <text:p>4,17</text:p>
          </table:table-cell>
          <table:table-cell table:style-name="ce88" table:formula="of:=([.B432]-[.$C$5])/([.$C$6]-[.$C$5])" office:value-type="float" office:value="0.51641414141414" calcext:value-type="float">
            <text:p>0,516</text:p>
          </table:table-cell>
          <table:table-cell table:style-name="ce86" table:number-columns-repeated="2"/>
          <table:table-cell table:style-name="ce88" table:formula="of:=LOG(2*[.C432])+7*0.51" office:value-type="float" office:value="3.58402812208183" calcext:value-type="float">
            <text:p>3,584</text:p>
          </table:table-cell>
          <table:table-cell table:style-name="ce88" table:formula="of:=IF([.C432]&lt;0.242;EXP([.C432])/(2-EXP([.C432]));IF([.C432]&lt;0.5;7*[.C432];IF([.C432]&gt;=0.5;LOG(2*[.C432])+7*0.5;&quot;error&quot;)))" office:value-type="float" office:value="3.51402812208183" calcext:value-type="float">
            <text:p>3,514</text:p>
          </table:table-cell>
          <table:table-cell table:formula="of:=IF([.C432]&lt;0.242;&quot;exp&quot;;IF([.C432]&lt;0.5;&quot;geo&quot;;IF([.C43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7999999999999" calcext:value-type="float">
            <text:p>4,18</text:p>
          </table:table-cell>
          <table:table-cell table:style-name="ce88" table:formula="of:=([.B433]-[.$C$5])/([.$C$6]-[.$C$5])" office:value-type="float" office:value="0.517676767676766" calcext:value-type="float">
            <text:p>0,518</text:p>
          </table:table-cell>
          <table:table-cell table:style-name="ce86" table:number-columns-repeated="2"/>
          <table:table-cell table:style-name="ce88" table:formula="of:=LOG(2*[.C433])+7*0.51" office:value-type="float" office:value="3.58508867079422" calcext:value-type="float">
            <text:p>3,585</text:p>
          </table:table-cell>
          <table:table-cell table:style-name="ce88" table:formula="of:=IF([.C433]&lt;0.242;EXP([.C433])/(2-EXP([.C433]));IF([.C433]&lt;0.5;7*[.C433];IF([.C433]&gt;=0.5;LOG(2*[.C433])+7*0.5;&quot;error&quot;)))" office:value-type="float" office:value="3.51508867079422" calcext:value-type="float">
            <text:p>3,515</text:p>
          </table:table-cell>
          <table:table-cell table:formula="of:=IF([.C433]&lt;0.242;&quot;exp&quot;;IF([.C433]&lt;0.5;&quot;geo&quot;;IF([.C43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8999999999999" calcext:value-type="float">
            <text:p>4,19</text:p>
          </table:table-cell>
          <table:table-cell table:style-name="ce88" table:formula="of:=([.B434]-[.$C$5])/([.$C$6]-[.$C$5])" office:value-type="float" office:value="0.518939393939393" calcext:value-type="float">
            <text:p>0,519</text:p>
          </table:table-cell>
          <table:table-cell table:style-name="ce86" table:number-columns-repeated="2"/>
          <table:table-cell table:style-name="ce88" table:formula="of:=LOG(2*[.C434])+7*0.51" office:value-type="float" office:value="3.58614663595056" calcext:value-type="float">
            <text:p>3,586</text:p>
          </table:table-cell>
          <table:table-cell table:style-name="ce88" table:formula="of:=IF([.C434]&lt;0.242;EXP([.C434])/(2-EXP([.C434]));IF([.C434]&lt;0.5;7*[.C434];IF([.C434]&gt;=0.5;LOG(2*[.C434])+7*0.5;&quot;error&quot;)))" office:value-type="float" office:value="3.51614663595056" calcext:value-type="float">
            <text:p>3,516</text:p>
          </table:table-cell>
          <table:table-cell table:formula="of:=IF([.C434]&lt;0.242;&quot;exp&quot;;IF([.C434]&lt;0.5;&quot;geo&quot;;IF([.C43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9999999999999" calcext:value-type="float">
            <text:p>4,2</text:p>
          </table:table-cell>
          <table:table-cell table:style-name="ce88" table:formula="of:=([.B435]-[.$C$5])/([.$C$6]-[.$C$5])" office:value-type="float" office:value="0.520202020202019" calcext:value-type="float">
            <text:p>0,520</text:p>
          </table:table-cell>
          <table:table-cell table:style-name="ce86" table:number-columns-repeated="2"/>
          <table:table-cell table:style-name="ce88" table:formula="of:=LOG(2*[.C435])+7*0.51" office:value-type="float" office:value="3.58720203010762" calcext:value-type="float">
            <text:p>3,587</text:p>
          </table:table-cell>
          <table:table-cell table:style-name="ce88" table:formula="of:=IF([.C435]&lt;0.242;EXP([.C435])/(2-EXP([.C435]));IF([.C435]&lt;0.5;7*[.C435];IF([.C435]&gt;=0.5;LOG(2*[.C435])+7*0.5;&quot;error&quot;)))" office:value-type="float" office:value="3.51720203010762" calcext:value-type="float">
            <text:p>3,517</text:p>
          </table:table-cell>
          <table:table-cell table:formula="of:=IF([.C435]&lt;0.242;&quot;exp&quot;;IF([.C435]&lt;0.5;&quot;geo&quot;;IF([.C43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0999999999999" calcext:value-type="float">
            <text:p>4,21</text:p>
          </table:table-cell>
          <table:table-cell table:style-name="ce88" table:formula="of:=([.B436]-[.$C$5])/([.$C$6]-[.$C$5])" office:value-type="float" office:value="0.521464646464645" calcext:value-type="float">
            <text:p>0,521</text:p>
          </table:table-cell>
          <table:table-cell table:style-name="ce86" table:number-columns-repeated="2"/>
          <table:table-cell table:style-name="ce88" table:formula="of:=LOG(2*[.C436])+7*0.51" office:value-type="float" office:value="3.58825486573089" calcext:value-type="float">
            <text:p>3,588</text:p>
          </table:table-cell>
          <table:table-cell table:style-name="ce88" table:formula="of:=IF([.C436]&lt;0.242;EXP([.C436])/(2-EXP([.C436]));IF([.C436]&lt;0.5;7*[.C436];IF([.C436]&gt;=0.5;LOG(2*[.C436])+7*0.5;&quot;error&quot;)))" office:value-type="float" office:value="3.51825486573089" calcext:value-type="float">
            <text:p>3,518</text:p>
          </table:table-cell>
          <table:table-cell table:formula="of:=IF([.C436]&lt;0.242;&quot;exp&quot;;IF([.C436]&lt;0.5;&quot;geo&quot;;IF([.C43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1999999999999" calcext:value-type="float">
            <text:p>4,22</text:p>
          </table:table-cell>
          <table:table-cell table:style-name="ce88" table:formula="of:=([.B437]-[.$C$5])/([.$C$6]-[.$C$5])" office:value-type="float" office:value="0.522727272727271" calcext:value-type="float">
            <text:p>0,523</text:p>
          </table:table-cell>
          <table:table-cell table:style-name="ce86" table:number-columns-repeated="2"/>
          <table:table-cell table:style-name="ce88" table:formula="of:=LOG(2*[.C437])+7*0.51" office:value-type="float" office:value="3.58930515519539" calcext:value-type="float">
            <text:p>3,589</text:p>
          </table:table-cell>
          <table:table-cell table:style-name="ce88" table:formula="of:=IF([.C437]&lt;0.242;EXP([.C437])/(2-EXP([.C437]));IF([.C437]&lt;0.5;7*[.C437];IF([.C437]&gt;=0.5;LOG(2*[.C437])+7*0.5;&quot;error&quot;)))" office:value-type="float" office:value="3.51930515519539" calcext:value-type="float">
            <text:p>3,519</text:p>
          </table:table-cell>
          <table:table-cell table:formula="of:=IF([.C437]&lt;0.242;&quot;exp&quot;;IF([.C437]&lt;0.5;&quot;geo&quot;;IF([.C43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2999999999999" calcext:value-type="float">
            <text:p>4,23</text:p>
          </table:table-cell>
          <table:table-cell table:style-name="ce88" table:formula="of:=([.B438]-[.$C$5])/([.$C$6]-[.$C$5])" office:value-type="float" office:value="0.523989898989898" calcext:value-type="float">
            <text:p>0,524</text:p>
          </table:table-cell>
          <table:table-cell table:style-name="ce86" table:number-columns-repeated="2"/>
          <table:table-cell table:style-name="ce88" table:formula="of:=LOG(2*[.C438])+7*0.51" office:value-type="float" office:value="3.59035291078658" calcext:value-type="float">
            <text:p>3,590</text:p>
          </table:table-cell>
          <table:table-cell table:style-name="ce88" table:formula="of:=IF([.C438]&lt;0.242;EXP([.C438])/(2-EXP([.C438]));IF([.C438]&lt;0.5;7*[.C438];IF([.C438]&gt;=0.5;LOG(2*[.C438])+7*0.5;&quot;error&quot;)))" office:value-type="float" office:value="3.52035291078658" calcext:value-type="float">
            <text:p>3,520</text:p>
          </table:table-cell>
          <table:table-cell table:formula="of:=IF([.C438]&lt;0.242;&quot;exp&quot;;IF([.C438]&lt;0.5;&quot;geo&quot;;IF([.C43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3999999999999" calcext:value-type="float">
            <text:p>4,24</text:p>
          </table:table-cell>
          <table:table-cell table:style-name="ce88" table:formula="of:=([.B439]-[.$C$5])/([.$C$6]-[.$C$5])" office:value-type="float" office:value="0.525252525252524" calcext:value-type="float">
            <text:p>0,525</text:p>
          </table:table-cell>
          <table:table-cell table:style-name="ce86" table:number-columns-repeated="2"/>
          <table:table-cell table:style-name="ce88" table:formula="of:=LOG(2*[.C439])+7*0.51" office:value-type="float" office:value="3.59139814470123" calcext:value-type="float">
            <text:p>3,591</text:p>
          </table:table-cell>
          <table:table-cell table:style-name="ce88" table:formula="of:=IF([.C439]&lt;0.242;EXP([.C439])/(2-EXP([.C439]));IF([.C439]&lt;0.5;7*[.C439];IF([.C439]&gt;=0.5;LOG(2*[.C439])+7*0.5;&quot;error&quot;)))" office:value-type="float" office:value="3.52139814470123" calcext:value-type="float">
            <text:p>3,521</text:p>
          </table:table-cell>
          <table:table-cell table:formula="of:=IF([.C439]&lt;0.242;&quot;exp&quot;;IF([.C439]&lt;0.5;&quot;geo&quot;;IF([.C43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4999999999999" calcext:value-type="float">
            <text:p>4,25</text:p>
          </table:table-cell>
          <table:table-cell table:style-name="ce88" table:formula="of:=([.B440]-[.$C$5])/([.$C$6]-[.$C$5])" office:value-type="float" office:value="0.52651515151515" calcext:value-type="float">
            <text:p>0,527</text:p>
          </table:table-cell>
          <table:table-cell table:style-name="ce86" table:number-columns-repeated="2"/>
          <table:table-cell table:style-name="ce88" table:formula="of:=LOG(2*[.C440])+7*0.51" office:value-type="float" office:value="3.59244086904824" calcext:value-type="float">
            <text:p>3,592</text:p>
          </table:table-cell>
          <table:table-cell table:style-name="ce88" table:formula="of:=IF([.C440]&lt;0.242;EXP([.C440])/(2-EXP([.C440]));IF([.C440]&lt;0.5;7*[.C440];IF([.C440]&gt;=0.5;LOG(2*[.C440])+7*0.5;&quot;error&quot;)))" office:value-type="float" office:value="3.52244086904824" calcext:value-type="float">
            <text:p>3,522</text:p>
          </table:table-cell>
          <table:table-cell table:formula="of:=IF([.C440]&lt;0.242;&quot;exp&quot;;IF([.C440]&lt;0.5;&quot;geo&quot;;IF([.C44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5999999999999" calcext:value-type="float">
            <text:p>4,26</text:p>
          </table:table-cell>
          <table:table-cell table:style-name="ce88" table:formula="of:=([.B441]-[.$C$5])/([.$C$6]-[.$C$5])" office:value-type="float" office:value="0.527777777777776" calcext:value-type="float">
            <text:p>0,528</text:p>
          </table:table-cell>
          <table:table-cell table:style-name="ce86" table:number-columns-repeated="2"/>
          <table:table-cell table:style-name="ce88" table:formula="of:=LOG(2*[.C441])+7*0.51" office:value-type="float" office:value="3.59348109584952" calcext:value-type="float">
            <text:p>3,593</text:p>
          </table:table-cell>
          <table:table-cell table:style-name="ce88" table:formula="of:=IF([.C441]&lt;0.242;EXP([.C441])/(2-EXP([.C441]));IF([.C441]&lt;0.5;7*[.C441];IF([.C441]&gt;=0.5;LOG(2*[.C441])+7*0.5;&quot;error&quot;)))" office:value-type="float" office:value="3.52348109584952" calcext:value-type="float">
            <text:p>3,523</text:p>
          </table:table-cell>
          <table:table-cell table:formula="of:=IF([.C441]&lt;0.242;&quot;exp&quot;;IF([.C441]&lt;0.5;&quot;geo&quot;;IF([.C44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6999999999999" calcext:value-type="float">
            <text:p>4,27</text:p>
          </table:table-cell>
          <table:table-cell table:style-name="ce88" table:formula="of:=([.B442]-[.$C$5])/([.$C$6]-[.$C$5])" office:value-type="float" office:value="0.529040404040403" calcext:value-type="float">
            <text:p>0,529</text:p>
          </table:table-cell>
          <table:table-cell table:style-name="ce86" table:number-columns-repeated="2"/>
          <table:table-cell table:style-name="ce88" table:formula="of:=LOG(2*[.C442])+7*0.51" office:value-type="float" office:value="3.59451883704078" calcext:value-type="float">
            <text:p>3,595</text:p>
          </table:table-cell>
          <table:table-cell table:style-name="ce88" table:formula="of:=IF([.C442]&lt;0.242;EXP([.C442])/(2-EXP([.C442]));IF([.C442]&lt;0.5;7*[.C442];IF([.C442]&gt;=0.5;LOG(2*[.C442])+7*0.5;&quot;error&quot;)))" office:value-type="float" office:value="3.52451883704078" calcext:value-type="float">
            <text:p>3,525</text:p>
          </table:table-cell>
          <table:table-cell table:formula="of:=IF([.C442]&lt;0.242;&quot;exp&quot;;IF([.C442]&lt;0.5;&quot;geo&quot;;IF([.C44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7999999999999" calcext:value-type="float">
            <text:p>4,28</text:p>
          </table:table-cell>
          <table:table-cell table:style-name="ce88" table:formula="of:=([.B443]-[.$C$5])/([.$C$6]-[.$C$5])" office:value-type="float" office:value="0.530303030303029" calcext:value-type="float">
            <text:p>0,530</text:p>
          </table:table-cell>
          <table:table-cell table:style-name="ce86" table:number-columns-repeated="2"/>
          <table:table-cell table:style-name="ce88" table:formula="of:=LOG(2*[.C443])+7*0.51" office:value-type="float" office:value="3.59555410447239" calcext:value-type="float">
            <text:p>3,596</text:p>
          </table:table-cell>
          <table:table-cell table:style-name="ce88" table:formula="of:=IF([.C443]&lt;0.242;EXP([.C443])/(2-EXP([.C443]));IF([.C443]&lt;0.5;7*[.C443];IF([.C443]&gt;=0.5;LOG(2*[.C443])+7*0.5;&quot;error&quot;)))" office:value-type="float" office:value="3.52555410447239" calcext:value-type="float">
            <text:p>3,526</text:p>
          </table:table-cell>
          <table:table-cell table:formula="of:=IF([.C443]&lt;0.242;&quot;exp&quot;;IF([.C443]&lt;0.5;&quot;geo&quot;;IF([.C44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8999999999999" calcext:value-type="float">
            <text:p>4,29</text:p>
          </table:table-cell>
          <table:table-cell table:style-name="ce88" table:formula="of:=([.B444]-[.$C$5])/([.$C$6]-[.$C$5])" office:value-type="float" office:value="0.531565656565655" calcext:value-type="float">
            <text:p>0,532</text:p>
          </table:table-cell>
          <table:table-cell table:style-name="ce86" table:number-columns-repeated="2"/>
          <table:table-cell table:style-name="ce88" table:formula="of:=LOG(2*[.C444])+7*0.51" office:value-type="float" office:value="3.59658690991016" calcext:value-type="float">
            <text:p>3,597</text:p>
          </table:table-cell>
          <table:table-cell table:style-name="ce88" table:formula="of:=IF([.C444]&lt;0.242;EXP([.C444])/(2-EXP([.C444]));IF([.C444]&lt;0.5;7*[.C444];IF([.C444]&gt;=0.5;LOG(2*[.C444])+7*0.5;&quot;error&quot;)))" office:value-type="float" office:value="3.52658690991016" calcext:value-type="float">
            <text:p>3,527</text:p>
          </table:table-cell>
          <table:table-cell table:formula="of:=IF([.C444]&lt;0.242;&quot;exp&quot;;IF([.C444]&lt;0.5;&quot;geo&quot;;IF([.C44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9999999999999" calcext:value-type="float">
            <text:p>4,3</text:p>
          </table:table-cell>
          <table:table-cell table:style-name="ce88" table:formula="of:=([.B445]-[.$C$5])/([.$C$6]-[.$C$5])" office:value-type="float" office:value="0.532828282828282" calcext:value-type="float">
            <text:p>0,533</text:p>
          </table:table-cell>
          <table:table-cell table:style-name="ce86" table:number-columns-repeated="2"/>
          <table:table-cell table:style-name="ce88" table:formula="of:=LOG(2*[.C445])+7*0.51" office:value-type="float" office:value="3.59761726503616" calcext:value-type="float">
            <text:p>3,598</text:p>
          </table:table-cell>
          <table:table-cell table:style-name="ce88" table:formula="of:=IF([.C445]&lt;0.242;EXP([.C445])/(2-EXP([.C445]));IF([.C445]&lt;0.5;7*[.C445];IF([.C445]&gt;=0.5;LOG(2*[.C445])+7*0.5;&quot;error&quot;)))" office:value-type="float" office:value="3.52761726503616" calcext:value-type="float">
            <text:p>3,528</text:p>
          </table:table-cell>
          <table:table-cell table:formula="of:=IF([.C445]&lt;0.242;&quot;exp&quot;;IF([.C445]&lt;0.5;&quot;geo&quot;;IF([.C44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0999999999999" calcext:value-type="float">
            <text:p>4,31</text:p>
          </table:table-cell>
          <table:table-cell table:style-name="ce88" table:formula="of:=([.B446]-[.$C$5])/([.$C$6]-[.$C$5])" office:value-type="float" office:value="0.534090909090908" calcext:value-type="float">
            <text:p>0,534</text:p>
          </table:table-cell>
          <table:table-cell table:style-name="ce86" table:number-columns-repeated="2"/>
          <table:table-cell table:style-name="ce88" table:formula="of:=LOG(2*[.C446])+7*0.51" office:value-type="float" office:value="3.59864518144953" calcext:value-type="float">
            <text:p>3,599</text:p>
          </table:table-cell>
          <table:table-cell table:style-name="ce88" table:formula="of:=IF([.C446]&lt;0.242;EXP([.C446])/(2-EXP([.C446]));IF([.C446]&lt;0.5;7*[.C446];IF([.C446]&gt;=0.5;LOG(2*[.C446])+7*0.5;&quot;error&quot;)))" office:value-type="float" office:value="3.52864518144953" calcext:value-type="float">
            <text:p>3,529</text:p>
          </table:table-cell>
          <table:table-cell table:formula="of:=IF([.C446]&lt;0.242;&quot;exp&quot;;IF([.C446]&lt;0.5;&quot;geo&quot;;IF([.C44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1999999999999" calcext:value-type="float">
            <text:p>4,32</text:p>
          </table:table-cell>
          <table:table-cell table:style-name="ce88" table:formula="of:=([.B447]-[.$C$5])/([.$C$6]-[.$C$5])" office:value-type="float" office:value="0.535353535353534" calcext:value-type="float">
            <text:p>0,535</text:p>
          </table:table-cell>
          <table:table-cell table:style-name="ce86" table:number-columns-repeated="2"/>
          <table:table-cell table:style-name="ce88" table:formula="of:=LOG(2*[.C447])+7*0.51" office:value-type="float" office:value="3.59967067066722" calcext:value-type="float">
            <text:p>3,600</text:p>
          </table:table-cell>
          <table:table-cell table:style-name="ce88" table:formula="of:=IF([.C447]&lt;0.242;EXP([.C447])/(2-EXP([.C447]));IF([.C447]&lt;0.5;7*[.C447];IF([.C447]&gt;=0.5;LOG(2*[.C447])+7*0.5;&quot;error&quot;)))" office:value-type="float" office:value="3.52967067066722" calcext:value-type="float">
            <text:p>3,530</text:p>
          </table:table-cell>
          <table:table-cell table:formula="of:=IF([.C447]&lt;0.242;&quot;exp&quot;;IF([.C447]&lt;0.5;&quot;geo&quot;;IF([.C44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2999999999999" calcext:value-type="float">
            <text:p>4,33</text:p>
          </table:table-cell>
          <table:table-cell table:style-name="ce88" table:formula="of:=([.B448]-[.$C$5])/([.$C$6]-[.$C$5])" office:value-type="float" office:value="0.53661616161616" calcext:value-type="float">
            <text:p>0,537</text:p>
          </table:table-cell>
          <table:table-cell table:style-name="ce86" table:number-columns-repeated="2"/>
          <table:table-cell table:style-name="ce88" table:formula="of:=LOG(2*[.C448])+7*0.51" office:value-type="float" office:value="3.6006937441248" calcext:value-type="float">
            <text:p>3,601</text:p>
          </table:table-cell>
          <table:table-cell table:style-name="ce88" table:formula="of:=IF([.C448]&lt;0.242;EXP([.C448])/(2-EXP([.C448]));IF([.C448]&lt;0.5;7*[.C448];IF([.C448]&gt;=0.5;LOG(2*[.C448])+7*0.5;&quot;error&quot;)))" office:value-type="float" office:value="3.5306937441248" calcext:value-type="float">
            <text:p>3,531</text:p>
          </table:table-cell>
          <table:table-cell table:formula="of:=IF([.C448]&lt;0.242;&quot;exp&quot;;IF([.C448]&lt;0.5;&quot;geo&quot;;IF([.C44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3999999999999" calcext:value-type="float">
            <text:p>4,34</text:p>
          </table:table-cell>
          <table:table-cell table:style-name="ce88" table:formula="of:=([.B449]-[.$C$5])/([.$C$6]-[.$C$5])" office:value-type="float" office:value="0.537878787878787" calcext:value-type="float">
            <text:p>0,538</text:p>
          </table:table-cell>
          <table:table-cell table:style-name="ce86" table:number-columns-repeated="2"/>
          <table:table-cell table:style-name="ce88" table:formula="of:=LOG(2*[.C449])+7*0.51" office:value-type="float" office:value="3.60171441317721" calcext:value-type="float">
            <text:p>3,602</text:p>
          </table:table-cell>
          <table:table-cell table:style-name="ce88" table:formula="of:=IF([.C449]&lt;0.242;EXP([.C449])/(2-EXP([.C449]));IF([.C449]&lt;0.5;7*[.C449];IF([.C449]&gt;=0.5;LOG(2*[.C449])+7*0.5;&quot;error&quot;)))" office:value-type="float" office:value="3.53171441317721" calcext:value-type="float">
            <text:p>3,532</text:p>
          </table:table-cell>
          <table:table-cell table:formula="of:=IF([.C449]&lt;0.242;&quot;exp&quot;;IF([.C449]&lt;0.5;&quot;geo&quot;;IF([.C44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4999999999999" calcext:value-type="float">
            <text:p>4,35</text:p>
          </table:table-cell>
          <table:table-cell table:style-name="ce88" table:formula="of:=([.B450]-[.$C$5])/([.$C$6]-[.$C$5])" office:value-type="float" office:value="0.539141414141413" calcext:value-type="float">
            <text:p>0,539</text:p>
          </table:table-cell>
          <table:table-cell table:style-name="ce86" table:number-columns-repeated="2"/>
          <table:table-cell table:style-name="ce88" table:formula="of:=LOG(2*[.C450])+7*0.51" office:value-type="float" office:value="3.60273268909951" calcext:value-type="float">
            <text:p>3,603</text:p>
          </table:table-cell>
          <table:table-cell table:style-name="ce88" table:formula="of:=IF([.C450]&lt;0.242;EXP([.C450])/(2-EXP([.C450]));IF([.C450]&lt;0.5;7*[.C450];IF([.C450]&gt;=0.5;LOG(2*[.C450])+7*0.5;&quot;error&quot;)))" office:value-type="float" office:value="3.53273268909951" calcext:value-type="float">
            <text:p>3,533</text:p>
          </table:table-cell>
          <table:table-cell table:formula="of:=IF([.C450]&lt;0.242;&quot;exp&quot;;IF([.C450]&lt;0.5;&quot;geo&quot;;IF([.C45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5999999999999" calcext:value-type="float">
            <text:p>4,36</text:p>
          </table:table-cell>
          <table:table-cell table:style-name="ce88" table:formula="of:=([.B451]-[.$C$5])/([.$C$6]-[.$C$5])" office:value-type="float" office:value="0.540404040404039" calcext:value-type="float">
            <text:p>0,540</text:p>
          </table:table-cell>
          <table:table-cell table:style-name="ce86" table:number-columns-repeated="2"/>
          <table:table-cell table:style-name="ce88" table:formula="of:=LOG(2*[.C451])+7*0.51" office:value-type="float" office:value="3.60374858308766" calcext:value-type="float">
            <text:p>3,604</text:p>
          </table:table-cell>
          <table:table-cell table:style-name="ce88" table:formula="of:=IF([.C451]&lt;0.242;EXP([.C451])/(2-EXP([.C451]));IF([.C451]&lt;0.5;7*[.C451];IF([.C451]&gt;=0.5;LOG(2*[.C451])+7*0.5;&quot;error&quot;)))" office:value-type="float" office:value="3.53374858308766" calcext:value-type="float">
            <text:p>3,534</text:p>
          </table:table-cell>
          <table:table-cell table:formula="of:=IF([.C451]&lt;0.242;&quot;exp&quot;;IF([.C451]&lt;0.5;&quot;geo&quot;;IF([.C45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6999999999999" calcext:value-type="float">
            <text:p>4,37</text:p>
          </table:table-cell>
          <table:table-cell table:style-name="ce88" table:formula="of:=([.B452]-[.$C$5])/([.$C$6]-[.$C$5])" office:value-type="float" office:value="0.541666666666665" calcext:value-type="float">
            <text:p>0,542</text:p>
          </table:table-cell>
          <table:table-cell table:style-name="ce86" table:number-columns-repeated="2"/>
          <table:table-cell table:style-name="ce88" table:formula="of:=LOG(2*[.C452])+7*0.51" office:value-type="float" office:value="3.60476210625921" calcext:value-type="float">
            <text:p>3,605</text:p>
          </table:table-cell>
          <table:table-cell table:style-name="ce88" table:formula="of:=IF([.C452]&lt;0.242;EXP([.C452])/(2-EXP([.C452]));IF([.C452]&lt;0.5;7*[.C452];IF([.C452]&gt;=0.5;LOG(2*[.C452])+7*0.5;&quot;error&quot;)))" office:value-type="float" office:value="3.53476210625921" calcext:value-type="float">
            <text:p>3,535</text:p>
          </table:table-cell>
          <table:table-cell table:formula="of:=IF([.C452]&lt;0.242;&quot;exp&quot;;IF([.C452]&lt;0.5;&quot;geo&quot;;IF([.C45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7999999999999" calcext:value-type="float">
            <text:p>4,38</text:p>
          </table:table-cell>
          <table:table-cell table:style-name="ce88" table:formula="of:=([.B453]-[.$C$5])/([.$C$6]-[.$C$5])" office:value-type="float" office:value="0.542929292929292" calcext:value-type="float">
            <text:p>0,543</text:p>
          </table:table-cell>
          <table:table-cell table:style-name="ce86" table:number-columns-repeated="2"/>
          <table:table-cell table:style-name="ce88" table:formula="of:=LOG(2*[.C453])+7*0.51" office:value-type="float" office:value="3.60577326965407" calcext:value-type="float">
            <text:p>3,606</text:p>
          </table:table-cell>
          <table:table-cell table:style-name="ce88" table:formula="of:=IF([.C453]&lt;0.242;EXP([.C453])/(2-EXP([.C453]));IF([.C453]&lt;0.5;7*[.C453];IF([.C453]&gt;=0.5;LOG(2*[.C453])+7*0.5;&quot;error&quot;)))" office:value-type="float" office:value="3.53577326965407" calcext:value-type="float">
            <text:p>3,536</text:p>
          </table:table-cell>
          <table:table-cell table:formula="of:=IF([.C453]&lt;0.242;&quot;exp&quot;;IF([.C453]&lt;0.5;&quot;geo&quot;;IF([.C45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8999999999999" calcext:value-type="float">
            <text:p>4,39</text:p>
          </table:table-cell>
          <table:table-cell table:style-name="ce88" table:formula="of:=([.B454]-[.$C$5])/([.$C$6]-[.$C$5])" office:value-type="float" office:value="0.544191919191918" calcext:value-type="float">
            <text:p>0,544</text:p>
          </table:table-cell>
          <table:table-cell table:style-name="ce86" table:number-columns-repeated="2"/>
          <table:table-cell table:style-name="ce88" table:formula="of:=LOG(2*[.C454])+7*0.51" office:value-type="float" office:value="3.60678208423522" calcext:value-type="float">
            <text:p>3,607</text:p>
          </table:table-cell>
          <table:table-cell table:style-name="ce88" table:formula="of:=IF([.C454]&lt;0.242;EXP([.C454])/(2-EXP([.C454]));IF([.C454]&lt;0.5;7*[.C454];IF([.C454]&gt;=0.5;LOG(2*[.C454])+7*0.5;&quot;error&quot;)))" office:value-type="float" office:value="3.53678208423522" calcext:value-type="float">
            <text:p>3,537</text:p>
          </table:table-cell>
          <table:table-cell table:formula="of:=IF([.C454]&lt;0.242;&quot;exp&quot;;IF([.C454]&lt;0.5;&quot;geo&quot;;IF([.C45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39999999999999" calcext:value-type="float">
            <text:p>4,4</text:p>
          </table:table-cell>
          <table:table-cell table:style-name="ce88" table:formula="of:=([.B455]-[.$C$5])/([.$C$6]-[.$C$5])" office:value-type="float" office:value="0.545454545454544" calcext:value-type="float">
            <text:p>0,545</text:p>
          </table:table-cell>
          <table:table-cell table:style-name="ce86" table:number-columns-repeated="2"/>
          <table:table-cell table:style-name="ce88" table:formula="of:=LOG(2*[.C455])+7*0.51" office:value-type="float" office:value="3.6077885608894" calcext:value-type="float">
            <text:p>3,608</text:p>
          </table:table-cell>
          <table:table-cell table:style-name="ce88" table:formula="of:=IF([.C455]&lt;0.242;EXP([.C455])/(2-EXP([.C455]));IF([.C455]&lt;0.5;7*[.C455];IF([.C455]&gt;=0.5;LOG(2*[.C455])+7*0.5;&quot;error&quot;)))" office:value-type="float" office:value="3.5377885608894" calcext:value-type="float">
            <text:p>3,538</text:p>
          </table:table-cell>
          <table:table-cell table:formula="of:=IF([.C455]&lt;0.242;&quot;exp&quot;;IF([.C455]&lt;0.5;&quot;geo&quot;;IF([.C45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0999999999999" calcext:value-type="float">
            <text:p>4,41</text:p>
          </table:table-cell>
          <table:table-cell table:style-name="ce88" table:formula="of:=([.B456]-[.$C$5])/([.$C$6]-[.$C$5])" office:value-type="float" office:value="0.546717171717171" calcext:value-type="float">
            <text:p>0,547</text:p>
          </table:table-cell>
          <table:table-cell table:style-name="ce86" table:number-columns-repeated="2"/>
          <table:table-cell table:style-name="ce88" table:formula="of:=LOG(2*[.C456])+7*0.51" office:value-type="float" office:value="3.60879271042785" calcext:value-type="float">
            <text:p>3,609</text:p>
          </table:table-cell>
          <table:table-cell table:style-name="ce88" table:formula="of:=IF([.C456]&lt;0.242;EXP([.C456])/(2-EXP([.C456]));IF([.C456]&lt;0.5;7*[.C456];IF([.C456]&gt;=0.5;LOG(2*[.C456])+7*0.5;&quot;error&quot;)))" office:value-type="float" office:value="3.53879271042785" calcext:value-type="float">
            <text:p>3,539</text:p>
          </table:table-cell>
          <table:table-cell table:formula="of:=IF([.C456]&lt;0.242;&quot;exp&quot;;IF([.C456]&lt;0.5;&quot;geo&quot;;IF([.C45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1999999999999" calcext:value-type="float">
            <text:p>4,42</text:p>
          </table:table-cell>
          <table:table-cell table:style-name="ce88" table:formula="of:=([.B457]-[.$C$5])/([.$C$6]-[.$C$5])" office:value-type="float" office:value="0.547979797979797" calcext:value-type="float">
            <text:p>0,548</text:p>
          </table:table-cell>
          <table:table-cell table:style-name="ce86" table:number-columns-repeated="2"/>
          <table:table-cell table:style-name="ce88" table:formula="of:=LOG(2*[.C457])+7*0.51" office:value-type="float" office:value="3.609794543587" calcext:value-type="float">
            <text:p>3,610</text:p>
          </table:table-cell>
          <table:table-cell table:style-name="ce88" table:formula="of:=IF([.C457]&lt;0.242;EXP([.C457])/(2-EXP([.C457]));IF([.C457]&lt;0.5;7*[.C457];IF([.C457]&gt;=0.5;LOG(2*[.C457])+7*0.5;&quot;error&quot;)))" office:value-type="float" office:value="3.539794543587" calcext:value-type="float">
            <text:p>3,540</text:p>
          </table:table-cell>
          <table:table-cell table:formula="of:=IF([.C457]&lt;0.242;&quot;exp&quot;;IF([.C457]&lt;0.5;&quot;geo&quot;;IF([.C45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2999999999999" calcext:value-type="float">
            <text:p>4,43</text:p>
          </table:table-cell>
          <table:table-cell table:style-name="ce88" table:formula="of:=([.B458]-[.$C$5])/([.$C$6]-[.$C$5])" office:value-type="float" office:value="0.549242424242423" calcext:value-type="float">
            <text:p>0,549</text:p>
          </table:table-cell>
          <table:table-cell table:style-name="ce86" table:number-columns-repeated="2"/>
          <table:table-cell table:style-name="ce88" table:formula="of:=LOG(2*[.C458])+7*0.51" office:value-type="float" office:value="3.61079407102912" calcext:value-type="float">
            <text:p>3,611</text:p>
          </table:table-cell>
          <table:table-cell table:style-name="ce88" table:formula="of:=IF([.C458]&lt;0.242;EXP([.C458])/(2-EXP([.C458]));IF([.C458]&lt;0.5;7*[.C458];IF([.C458]&gt;=0.5;LOG(2*[.C458])+7*0.5;&quot;error&quot;)))" office:value-type="float" office:value="3.54079407102912" calcext:value-type="float">
            <text:p>3,541</text:p>
          </table:table-cell>
          <table:table-cell table:formula="of:=IF([.C458]&lt;0.242;&quot;exp&quot;;IF([.C458]&lt;0.5;&quot;geo&quot;;IF([.C45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3999999999999" calcext:value-type="float">
            <text:p>4,44</text:p>
          </table:table-cell>
          <table:table-cell table:style-name="ce88" table:formula="of:=([.B459]-[.$C$5])/([.$C$6]-[.$C$5])" office:value-type="float" office:value="0.550505050505049" calcext:value-type="float">
            <text:p>0,551</text:p>
          </table:table-cell>
          <table:table-cell table:style-name="ce86" table:number-columns-repeated="2"/>
          <table:table-cell table:style-name="ce88" table:formula="of:=LOG(2*[.C459])+7*0.51" office:value-type="float" office:value="3.61179130334307" calcext:value-type="float">
            <text:p>3,612</text:p>
          </table:table-cell>
          <table:table-cell table:style-name="ce88" table:formula="of:=IF([.C459]&lt;0.242;EXP([.C459])/(2-EXP([.C459]));IF([.C459]&lt;0.5;7*[.C459];IF([.C459]&gt;=0.5;LOG(2*[.C459])+7*0.5;&quot;error&quot;)))" office:value-type="float" office:value="3.54179130334307" calcext:value-type="float">
            <text:p>3,542</text:p>
          </table:table-cell>
          <table:table-cell table:formula="of:=IF([.C459]&lt;0.242;&quot;exp&quot;;IF([.C459]&lt;0.5;&quot;geo&quot;;IF([.C45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4999999999999" calcext:value-type="float">
            <text:p>4,45</text:p>
          </table:table-cell>
          <table:table-cell table:style-name="ce88" table:formula="of:=([.B460]-[.$C$5])/([.$C$6]-[.$C$5])" office:value-type="float" office:value="0.551767676767676" calcext:value-type="float">
            <text:p>0,552</text:p>
          </table:table-cell>
          <table:table-cell table:style-name="ce86" table:number-columns-repeated="2"/>
          <table:table-cell table:style-name="ce88" table:formula="of:=LOG(2*[.C460])+7*0.51" office:value-type="float" office:value="3.61278625104491" calcext:value-type="float">
            <text:p>3,613</text:p>
          </table:table-cell>
          <table:table-cell table:style-name="ce88" table:formula="of:=IF([.C460]&lt;0.242;EXP([.C460])/(2-EXP([.C460]));IF([.C460]&lt;0.5;7*[.C460];IF([.C460]&gt;=0.5;LOG(2*[.C460])+7*0.5;&quot;error&quot;)))" office:value-type="float" office:value="3.54278625104491" calcext:value-type="float">
            <text:p>3,543</text:p>
          </table:table-cell>
          <table:table-cell table:formula="of:=IF([.C460]&lt;0.242;&quot;exp&quot;;IF([.C460]&lt;0.5;&quot;geo&quot;;IF([.C46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5999999999999" calcext:value-type="float">
            <text:p>4,46</text:p>
          </table:table-cell>
          <table:table-cell table:style-name="ce88" table:formula="of:=([.B461]-[.$C$5])/([.$C$6]-[.$C$5])" office:value-type="float" office:value="0.553030303030302" calcext:value-type="float">
            <text:p>0,553</text:p>
          </table:table-cell>
          <table:table-cell table:style-name="ce86" table:number-columns-repeated="2"/>
          <table:table-cell table:style-name="ce88" table:formula="of:=LOG(2*[.C461])+7*0.51" office:value-type="float" office:value="3.61377892457859" calcext:value-type="float">
            <text:p>3,614</text:p>
          </table:table-cell>
          <table:table-cell table:style-name="ce88" table:formula="of:=IF([.C461]&lt;0.242;EXP([.C461])/(2-EXP([.C461]));IF([.C461]&lt;0.5;7*[.C461];IF([.C461]&gt;=0.5;LOG(2*[.C461])+7*0.5;&quot;error&quot;)))" office:value-type="float" office:value="3.54377892457859" calcext:value-type="float">
            <text:p>3,544</text:p>
          </table:table-cell>
          <table:table-cell table:formula="of:=IF([.C461]&lt;0.242;&quot;exp&quot;;IF([.C461]&lt;0.5;&quot;geo&quot;;IF([.C46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6999999999998" calcext:value-type="float">
            <text:p>4,47</text:p>
          </table:table-cell>
          <table:table-cell table:style-name="ce88" table:formula="of:=([.B462]-[.$C$5])/([.$C$6]-[.$C$5])" office:value-type="float" office:value="0.554292929292927" calcext:value-type="float">
            <text:p>0,554</text:p>
          </table:table-cell>
          <table:table-cell table:style-name="ce86" table:number-columns-repeated="2"/>
          <table:table-cell table:style-name="ce88" table:formula="of:=LOG(2*[.C462])+7*0.51" office:value-type="float" office:value="3.61476933431661" calcext:value-type="float">
            <text:p>3,615</text:p>
          </table:table-cell>
          <table:table-cell table:style-name="ce88" table:formula="of:=IF([.C462]&lt;0.242;EXP([.C462])/(2-EXP([.C462]));IF([.C462]&lt;0.5;7*[.C462];IF([.C462]&gt;=0.5;LOG(2*[.C462])+7*0.5;&quot;error&quot;)))" office:value-type="float" office:value="3.54476933431661" calcext:value-type="float">
            <text:p>3,545</text:p>
          </table:table-cell>
          <table:table-cell table:formula="of:=IF([.C462]&lt;0.242;&quot;exp&quot;;IF([.C462]&lt;0.5;&quot;geo&quot;;IF([.C46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7999999999998" calcext:value-type="float">
            <text:p>4,48</text:p>
          </table:table-cell>
          <table:table-cell table:style-name="ce88" table:formula="of:=([.B463]-[.$C$5])/([.$C$6]-[.$C$5])" office:value-type="float" office:value="0.555555555555553" calcext:value-type="float">
            <text:p>0,556</text:p>
          </table:table-cell>
          <table:table-cell table:style-name="ce86" table:number-columns-repeated="2"/>
          <table:table-cell table:style-name="ce88" table:formula="of:=LOG(2*[.C463])+7*0.51" office:value-type="float" office:value="3.61575749056067" calcext:value-type="float">
            <text:p>3,616</text:p>
          </table:table-cell>
          <table:table-cell table:style-name="ce88" table:formula="of:=IF([.C463]&lt;0.242;EXP([.C463])/(2-EXP([.C463]));IF([.C463]&lt;0.5;7*[.C463];IF([.C463]&gt;=0.5;LOG(2*[.C463])+7*0.5;&quot;error&quot;)))" office:value-type="float" office:value="3.54575749056067" calcext:value-type="float">
            <text:p>3,546</text:p>
          </table:table-cell>
          <table:table-cell table:formula="of:=IF([.C463]&lt;0.242;&quot;exp&quot;;IF([.C463]&lt;0.5;&quot;geo&quot;;IF([.C46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8999999999998" calcext:value-type="float">
            <text:p>4,49</text:p>
          </table:table-cell>
          <table:table-cell table:style-name="ce88" table:formula="of:=([.B464]-[.$C$5])/([.$C$6]-[.$C$5])" office:value-type="float" office:value="0.556818181818179" calcext:value-type="float">
            <text:p>0,557</text:p>
          </table:table-cell>
          <table:table-cell table:style-name="ce86" table:number-columns-repeated="2"/>
          <table:table-cell table:style-name="ce88" table:formula="of:=LOG(2*[.C464])+7*0.51" office:value-type="float" office:value="3.61674340354232" calcext:value-type="float">
            <text:p>3,617</text:p>
          </table:table-cell>
          <table:table-cell table:style-name="ce88" table:formula="of:=IF([.C464]&lt;0.242;EXP([.C464])/(2-EXP([.C464]));IF([.C464]&lt;0.5;7*[.C464];IF([.C464]&gt;=0.5;LOG(2*[.C464])+7*0.5;&quot;error&quot;)))" office:value-type="float" office:value="3.54674340354232" calcext:value-type="float">
            <text:p>3,547</text:p>
          </table:table-cell>
          <table:table-cell table:formula="of:=IF([.C464]&lt;0.242;&quot;exp&quot;;IF([.C464]&lt;0.5;&quot;geo&quot;;IF([.C46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49999999999998" calcext:value-type="float">
            <text:p>4,5</text:p>
          </table:table-cell>
          <table:table-cell table:style-name="ce88" table:formula="of:=([.B465]-[.$C$5])/([.$C$6]-[.$C$5])" office:value-type="float" office:value="0.558080808080806" calcext:value-type="float">
            <text:p>0,558</text:p>
          </table:table-cell>
          <table:table-cell table:style-name="ce86" table:number-columns-repeated="2"/>
          <table:table-cell table:style-name="ce88" table:formula="of:=LOG(2*[.C465])+7*0.51" office:value-type="float" office:value="3.61772708342358" calcext:value-type="float">
            <text:p>3,618</text:p>
          </table:table-cell>
          <table:table-cell table:style-name="ce88" table:formula="of:=IF([.C465]&lt;0.242;EXP([.C465])/(2-EXP([.C465]));IF([.C465]&lt;0.5;7*[.C465];IF([.C465]&gt;=0.5;LOG(2*[.C465])+7*0.5;&quot;error&quot;)))" office:value-type="float" office:value="3.54772708342358" calcext:value-type="float">
            <text:p>3,548</text:p>
          </table:table-cell>
          <table:table-cell table:formula="of:=IF([.C465]&lt;0.242;&quot;exp&quot;;IF([.C465]&lt;0.5;&quot;geo&quot;;IF([.C46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0999999999998" calcext:value-type="float">
            <text:p>4,51</text:p>
          </table:table-cell>
          <table:table-cell table:style-name="ce88" table:formula="of:=([.B466]-[.$C$5])/([.$C$6]-[.$C$5])" office:value-type="float" office:value="0.559343434343432" calcext:value-type="float">
            <text:p>0,559</text:p>
          </table:table-cell>
          <table:table-cell table:style-name="ce86" table:number-columns-repeated="2"/>
          <table:table-cell table:style-name="ce88" table:formula="of:=LOG(2*[.C466])+7*0.51" office:value-type="float" office:value="3.61870854029756" calcext:value-type="float">
            <text:p>3,619</text:p>
          </table:table-cell>
          <table:table-cell table:style-name="ce88" table:formula="of:=IF([.C466]&lt;0.242;EXP([.C466])/(2-EXP([.C466]));IF([.C466]&lt;0.5;7*[.C466];IF([.C466]&gt;=0.5;LOG(2*[.C466])+7*0.5;&quot;error&quot;)))" office:value-type="float" office:value="3.54870854029755" calcext:value-type="float">
            <text:p>3,549</text:p>
          </table:table-cell>
          <table:table-cell table:formula="of:=IF([.C466]&lt;0.242;&quot;exp&quot;;IF([.C466]&lt;0.5;&quot;geo&quot;;IF([.C46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1999999999998" calcext:value-type="float">
            <text:p>4,52</text:p>
          </table:table-cell>
          <table:table-cell table:style-name="ce88" table:formula="of:=([.B467]-[.$C$5])/([.$C$6]-[.$C$5])" office:value-type="float" office:value="0.560606060606058" calcext:value-type="float">
            <text:p>0,561</text:p>
          </table:table-cell>
          <table:table-cell table:style-name="ce86" table:number-columns-repeated="2"/>
          <table:table-cell table:style-name="ce88" table:formula="of:=LOG(2*[.C467])+7*0.51" office:value-type="float" office:value="3.61968778418911" calcext:value-type="float">
            <text:p>3,620</text:p>
          </table:table-cell>
          <table:table-cell table:style-name="ce88" table:formula="of:=IF([.C467]&lt;0.242;EXP([.C467])/(2-EXP([.C467]));IF([.C467]&lt;0.5;7*[.C467];IF([.C467]&gt;=0.5;LOG(2*[.C467])+7*0.5;&quot;error&quot;)))" office:value-type="float" office:value="3.54968778418911" calcext:value-type="float">
            <text:p>3,550</text:p>
          </table:table-cell>
          <table:table-cell table:formula="of:=IF([.C467]&lt;0.242;&quot;exp&quot;;IF([.C467]&lt;0.5;&quot;geo&quot;;IF([.C46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2999999999998" calcext:value-type="float">
            <text:p>4,53</text:p>
          </table:table-cell>
          <table:table-cell table:style-name="ce88" table:formula="of:=([.B468]-[.$C$5])/([.$C$6]-[.$C$5])" office:value-type="float" office:value="0.561868686868684" calcext:value-type="float">
            <text:p>0,562</text:p>
          </table:table-cell>
          <table:table-cell table:style-name="ce86" table:number-columns-repeated="2"/>
          <table:table-cell table:style-name="ce88" table:formula="of:=LOG(2*[.C468])+7*0.51" office:value-type="float" office:value="3.62066482505542" calcext:value-type="float">
            <text:p>3,621</text:p>
          </table:table-cell>
          <table:table-cell table:style-name="ce88" table:formula="of:=IF([.C468]&lt;0.242;EXP([.C468])/(2-EXP([.C468]));IF([.C468]&lt;0.5;7*[.C468];IF([.C468]&gt;=0.5;LOG(2*[.C468])+7*0.5;&quot;error&quot;)))" office:value-type="float" office:value="3.55066482505542" calcext:value-type="float">
            <text:p>3,551</text:p>
          </table:table-cell>
          <table:table-cell table:formula="of:=IF([.C468]&lt;0.242;&quot;exp&quot;;IF([.C468]&lt;0.5;&quot;geo&quot;;IF([.C46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3999999999998" calcext:value-type="float">
            <text:p>4,54</text:p>
          </table:table-cell>
          <table:table-cell table:style-name="ce88" table:formula="of:=([.B469]-[.$C$5])/([.$C$6]-[.$C$5])" office:value-type="float" office:value="0.563131313131311" calcext:value-type="float">
            <text:p>0,563</text:p>
          </table:table-cell>
          <table:table-cell table:style-name="ce86" table:number-columns-repeated="2"/>
          <table:table-cell table:style-name="ce88" table:formula="of:=LOG(2*[.C469])+7*0.51" office:value-type="float" office:value="3.62163967278663" calcext:value-type="float">
            <text:p>3,622</text:p>
          </table:table-cell>
          <table:table-cell table:style-name="ce88" table:formula="of:=IF([.C469]&lt;0.242;EXP([.C469])/(2-EXP([.C469]));IF([.C469]&lt;0.5;7*[.C469];IF([.C469]&gt;=0.5;LOG(2*[.C469])+7*0.5;&quot;error&quot;)))" office:value-type="float" office:value="3.55163967278663" calcext:value-type="float">
            <text:p>3,552</text:p>
          </table:table-cell>
          <table:table-cell table:formula="of:=IF([.C469]&lt;0.242;&quot;exp&quot;;IF([.C469]&lt;0.5;&quot;geo&quot;;IF([.C46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4999999999998" calcext:value-type="float">
            <text:p>4,55</text:p>
          </table:table-cell>
          <table:table-cell table:style-name="ce88" table:formula="of:=([.B470]-[.$C$5])/([.$C$6]-[.$C$5])" office:value-type="float" office:value="0.564393939393937" calcext:value-type="float">
            <text:p>0,564</text:p>
          </table:table-cell>
          <table:table-cell table:style-name="ce86" table:number-columns-repeated="2"/>
          <table:table-cell table:style-name="ce88" table:formula="of:=LOG(2*[.C470])+7*0.51" office:value-type="float" office:value="3.62261233720642" calcext:value-type="float">
            <text:p>3,623</text:p>
          </table:table-cell>
          <table:table-cell table:style-name="ce88" table:formula="of:=IF([.C470]&lt;0.242;EXP([.C470])/(2-EXP([.C470]));IF([.C470]&lt;0.5;7*[.C470];IF([.C470]&gt;=0.5;LOG(2*[.C470])+7*0.5;&quot;error&quot;)))" office:value-type="float" office:value="3.55261233720642" calcext:value-type="float">
            <text:p>3,553</text:p>
          </table:table-cell>
          <table:table-cell table:formula="of:=IF([.C470]&lt;0.242;&quot;exp&quot;;IF([.C470]&lt;0.5;&quot;geo&quot;;IF([.C47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5999999999998" calcext:value-type="float">
            <text:p>4,56</text:p>
          </table:table-cell>
          <table:table-cell table:style-name="ce88" table:formula="of:=([.B471]-[.$C$5])/([.$C$6]-[.$C$5])" office:value-type="float" office:value="0.565656565656563" calcext:value-type="float">
            <text:p>0,566</text:p>
          </table:table-cell>
          <table:table-cell table:style-name="ce86" table:number-columns-repeated="2"/>
          <table:table-cell table:style-name="ce88" table:formula="of:=LOG(2*[.C471])+7*0.51" office:value-type="float" office:value="3.62358282807263" calcext:value-type="float">
            <text:p>3,624</text:p>
          </table:table-cell>
          <table:table-cell table:style-name="ce88" table:formula="of:=IF([.C471]&lt;0.242;EXP([.C471])/(2-EXP([.C471]));IF([.C471]&lt;0.5;7*[.C471];IF([.C471]&gt;=0.5;LOG(2*[.C471])+7*0.5;&quot;error&quot;)))" office:value-type="float" office:value="3.55358282807263" calcext:value-type="float">
            <text:p>3,554</text:p>
          </table:table-cell>
          <table:table-cell table:formula="of:=IF([.C471]&lt;0.242;&quot;exp&quot;;IF([.C471]&lt;0.5;&quot;geo&quot;;IF([.C47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6999999999998" calcext:value-type="float">
            <text:p>4,57</text:p>
          </table:table-cell>
          <table:table-cell table:style-name="ce88" table:formula="of:=([.B472]-[.$C$5])/([.$C$6]-[.$C$5])" office:value-type="float" office:value="0.566919191919189" calcext:value-type="float">
            <text:p>0,567</text:p>
          </table:table-cell>
          <table:table-cell table:style-name="ce86" table:number-columns-repeated="2"/>
          <table:table-cell table:style-name="ce88" table:formula="of:=LOG(2*[.C472])+7*0.51" office:value-type="float" office:value="3.62455115507781" calcext:value-type="float">
            <text:p>3,625</text:p>
          </table:table-cell>
          <table:table-cell table:style-name="ce88" table:formula="of:=IF([.C472]&lt;0.242;EXP([.C472])/(2-EXP([.C472]));IF([.C472]&lt;0.5;7*[.C472];IF([.C472]&gt;=0.5;LOG(2*[.C472])+7*0.5;&quot;error&quot;)))" office:value-type="float" office:value="3.55455115507781" calcext:value-type="float">
            <text:p>3,555</text:p>
          </table:table-cell>
          <table:table-cell table:formula="of:=IF([.C472]&lt;0.242;&quot;exp&quot;;IF([.C472]&lt;0.5;&quot;geo&quot;;IF([.C47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7999999999998" calcext:value-type="float">
            <text:p>4,58</text:p>
          </table:table-cell>
          <table:table-cell table:style-name="ce88" table:formula="of:=([.B473]-[.$C$5])/([.$C$6]-[.$C$5])" office:value-type="float" office:value="0.568181818181816" calcext:value-type="float">
            <text:p>0,568</text:p>
          </table:table-cell>
          <table:table-cell table:style-name="ce86" table:number-columns-repeated="2"/>
          <table:table-cell table:style-name="ce88" table:formula="of:=LOG(2*[.C473])+7*0.51" office:value-type="float" office:value="3.62551732784983" calcext:value-type="float">
            <text:p>3,626</text:p>
          </table:table-cell>
          <table:table-cell table:style-name="ce88" table:formula="of:=IF([.C473]&lt;0.242;EXP([.C473])/(2-EXP([.C473]));IF([.C473]&lt;0.5;7*[.C473];IF([.C473]&gt;=0.5;LOG(2*[.C473])+7*0.5;&quot;error&quot;)))" office:value-type="float" office:value="3.55551732784983" calcext:value-type="float">
            <text:p>3,556</text:p>
          </table:table-cell>
          <table:table-cell table:formula="of:=IF([.C473]&lt;0.242;&quot;exp&quot;;IF([.C473]&lt;0.5;&quot;geo&quot;;IF([.C47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8999999999998" calcext:value-type="float">
            <text:p>4,59</text:p>
          </table:table-cell>
          <table:table-cell table:style-name="ce88" table:formula="of:=([.B474]-[.$C$5])/([.$C$6]-[.$C$5])" office:value-type="float" office:value="0.569444444444442" calcext:value-type="float">
            <text:p>0,569</text:p>
          </table:table-cell>
          <table:table-cell table:style-name="ce86" table:number-columns-repeated="2"/>
          <table:table-cell table:style-name="ce88" table:formula="of:=LOG(2*[.C474])+7*0.51" office:value-type="float" office:value="3.62648135595245" calcext:value-type="float">
            <text:p>3,626</text:p>
          </table:table-cell>
          <table:table-cell table:style-name="ce88" table:formula="of:=IF([.C474]&lt;0.242;EXP([.C474])/(2-EXP([.C474]));IF([.C474]&lt;0.5;7*[.C474];IF([.C474]&gt;=0.5;LOG(2*[.C474])+7*0.5;&quot;error&quot;)))" office:value-type="float" office:value="3.55648135595245" calcext:value-type="float">
            <text:p>3,556</text:p>
          </table:table-cell>
          <table:table-cell table:formula="of:=IF([.C474]&lt;0.242;&quot;exp&quot;;IF([.C474]&lt;0.5;&quot;geo&quot;;IF([.C47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9999999999998" calcext:value-type="float">
            <text:p>4,6</text:p>
          </table:table-cell>
          <table:table-cell table:style-name="ce88" table:formula="of:=([.B475]-[.$C$5])/([.$C$6]-[.$C$5])" office:value-type="float" office:value="0.570707070707068" calcext:value-type="float">
            <text:p>0,571</text:p>
          </table:table-cell>
          <table:table-cell table:style-name="ce86" table:number-columns-repeated="2"/>
          <table:table-cell table:style-name="ce88" table:formula="of:=LOG(2*[.C475])+7*0.51" office:value-type="float" office:value="3.62744324888587" calcext:value-type="float">
            <text:p>3,627</text:p>
          </table:table-cell>
          <table:table-cell table:style-name="ce88" table:formula="of:=IF([.C475]&lt;0.242;EXP([.C475])/(2-EXP([.C475]));IF([.C475]&lt;0.5;7*[.C475];IF([.C475]&gt;=0.5;LOG(2*[.C475])+7*0.5;&quot;error&quot;)))" office:value-type="float" office:value="3.55744324888587" calcext:value-type="float">
            <text:p>3,557</text:p>
          </table:table-cell>
          <table:table-cell table:formula="of:=IF([.C475]&lt;0.242;&quot;exp&quot;;IF([.C475]&lt;0.5;&quot;geo&quot;;IF([.C47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0999999999998" calcext:value-type="float">
            <text:p>4,61</text:p>
          </table:table-cell>
          <table:table-cell table:style-name="ce88" table:formula="of:=([.B476]-[.$C$5])/([.$C$6]-[.$C$5])" office:value-type="float" office:value="0.571969696969694" calcext:value-type="float">
            <text:p>0,572</text:p>
          </table:table-cell>
          <table:table-cell table:style-name="ce86" table:number-columns-repeated="2"/>
          <table:table-cell table:style-name="ce88" table:formula="of:=LOG(2*[.C476])+7*0.51" office:value-type="float" office:value="3.62840301608732" calcext:value-type="float">
            <text:p>3,628</text:p>
          </table:table-cell>
          <table:table-cell table:style-name="ce88" table:formula="of:=IF([.C476]&lt;0.242;EXP([.C476])/(2-EXP([.C476]));IF([.C476]&lt;0.5;7*[.C476];IF([.C476]&gt;=0.5;LOG(2*[.C476])+7*0.5;&quot;error&quot;)))" office:value-type="float" office:value="3.55840301608732" calcext:value-type="float">
            <text:p>3,558</text:p>
          </table:table-cell>
          <table:table-cell table:formula="of:=IF([.C476]&lt;0.242;&quot;exp&quot;;IF([.C476]&lt;0.5;&quot;geo&quot;;IF([.C47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1999999999998" calcext:value-type="float">
            <text:p>4,62</text:p>
          </table:table-cell>
          <table:table-cell table:style-name="ce88" table:formula="of:=([.B477]-[.$C$5])/([.$C$6]-[.$C$5])" office:value-type="float" office:value="0.573232323232321" calcext:value-type="float">
            <text:p>0,573</text:p>
          </table:table-cell>
          <table:table-cell table:style-name="ce86" table:number-columns-repeated="2"/>
          <table:table-cell table:style-name="ce88" table:formula="of:=LOG(2*[.C477])+7*0.51" office:value-type="float" office:value="3.62936066693159" calcext:value-type="float">
            <text:p>3,629</text:p>
          </table:table-cell>
          <table:table-cell table:style-name="ce88" table:formula="of:=IF([.C477]&lt;0.242;EXP([.C477])/(2-EXP([.C477]));IF([.C477]&lt;0.5;7*[.C477];IF([.C477]&gt;=0.5;LOG(2*[.C477])+7*0.5;&quot;error&quot;)))" office:value-type="float" office:value="3.55936066693159" calcext:value-type="float">
            <text:p>3,559</text:p>
          </table:table-cell>
          <table:table-cell table:formula="of:=IF([.C477]&lt;0.242;&quot;exp&quot;;IF([.C477]&lt;0.5;&quot;geo&quot;;IF([.C47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2999999999998" calcext:value-type="float">
            <text:p>4,63</text:p>
          </table:table-cell>
          <table:table-cell table:style-name="ce88" table:formula="of:=([.B478]-[.$C$5])/([.$C$6]-[.$C$5])" office:value-type="float" office:value="0.574494949494947" calcext:value-type="float">
            <text:p>0,574</text:p>
          </table:table-cell>
          <table:table-cell table:style-name="ce86" table:number-columns-repeated="2"/>
          <table:table-cell table:style-name="ce88" table:formula="of:=LOG(2*[.C478])+7*0.51" office:value-type="float" office:value="3.6303162107316" calcext:value-type="float">
            <text:p>3,630</text:p>
          </table:table-cell>
          <table:table-cell table:style-name="ce88" table:formula="of:=IF([.C478]&lt;0.242;EXP([.C478])/(2-EXP([.C478]));IF([.C478]&lt;0.5;7*[.C478];IF([.C478]&gt;=0.5;LOG(2*[.C478])+7*0.5;&quot;error&quot;)))" office:value-type="float" office:value="3.5603162107316" calcext:value-type="float">
            <text:p>3,560</text:p>
          </table:table-cell>
          <table:table-cell table:formula="of:=IF([.C478]&lt;0.242;&quot;exp&quot;;IF([.C478]&lt;0.5;&quot;geo&quot;;IF([.C47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3999999999998" calcext:value-type="float">
            <text:p>4,64</text:p>
          </table:table-cell>
          <table:table-cell table:style-name="ce88" table:formula="of:=([.B479]-[.$C$5])/([.$C$6]-[.$C$5])" office:value-type="float" office:value="0.575757575757573" calcext:value-type="float">
            <text:p>0,576</text:p>
          </table:table-cell>
          <table:table-cell table:style-name="ce86" table:number-columns-repeated="2"/>
          <table:table-cell table:style-name="ce88" table:formula="of:=LOG(2*[.C479])+7*0.51" office:value-type="float" office:value="3.63126965673892" calcext:value-type="float">
            <text:p>3,631</text:p>
          </table:table-cell>
          <table:table-cell table:style-name="ce88" table:formula="of:=IF([.C479]&lt;0.242;EXP([.C479])/(2-EXP([.C479]));IF([.C479]&lt;0.5;7*[.C479];IF([.C479]&gt;=0.5;LOG(2*[.C479])+7*0.5;&quot;error&quot;)))" office:value-type="float" office:value="3.56126965673892" calcext:value-type="float">
            <text:p>3,561</text:p>
          </table:table-cell>
          <table:table-cell table:formula="of:=IF([.C479]&lt;0.242;&quot;exp&quot;;IF([.C479]&lt;0.5;&quot;geo&quot;;IF([.C47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4999999999998" calcext:value-type="float">
            <text:p>4,65</text:p>
          </table:table-cell>
          <table:table-cell table:style-name="ce88" table:formula="of:=([.B480]-[.$C$5])/([.$C$6]-[.$C$5])" office:value-type="float" office:value="0.577020202020199" calcext:value-type="float">
            <text:p>0,577</text:p>
          </table:table-cell>
          <table:table-cell table:style-name="ce86" table:number-columns-repeated="2"/>
          <table:table-cell table:style-name="ce88" table:formula="of:=LOG(2*[.C480])+7*0.51" office:value-type="float" office:value="3.63222101414434" calcext:value-type="float">
            <text:p>3,632</text:p>
          </table:table-cell>
          <table:table-cell table:style-name="ce88" table:formula="of:=IF([.C480]&lt;0.242;EXP([.C480])/(2-EXP([.C480]));IF([.C480]&lt;0.5;7*[.C480];IF([.C480]&gt;=0.5;LOG(2*[.C480])+7*0.5;&quot;error&quot;)))" office:value-type="float" office:value="3.56222101414434" calcext:value-type="float">
            <text:p>3,562</text:p>
          </table:table-cell>
          <table:table-cell table:formula="of:=IF([.C480]&lt;0.242;&quot;exp&quot;;IF([.C480]&lt;0.5;&quot;geo&quot;;IF([.C48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5999999999998" calcext:value-type="float">
            <text:p>4,66</text:p>
          </table:table-cell>
          <table:table-cell table:style-name="ce88" table:formula="of:=([.B481]-[.$C$5])/([.$C$6]-[.$C$5])" office:value-type="float" office:value="0.578282828282826" calcext:value-type="float">
            <text:p>0,578</text:p>
          </table:table-cell>
          <table:table-cell table:style-name="ce86" table:number-columns-repeated="2"/>
          <table:table-cell table:style-name="ce88" table:formula="of:=LOG(2*[.C481])+7*0.51" office:value-type="float" office:value="3.63317029207835" calcext:value-type="float">
            <text:p>3,633</text:p>
          </table:table-cell>
          <table:table-cell table:style-name="ce88" table:formula="of:=IF([.C481]&lt;0.242;EXP([.C481])/(2-EXP([.C481]));IF([.C481]&lt;0.5;7*[.C481];IF([.C481]&gt;=0.5;LOG(2*[.C481])+7*0.5;&quot;error&quot;)))" office:value-type="float" office:value="3.56317029207835" calcext:value-type="float">
            <text:p>3,563</text:p>
          </table:table-cell>
          <table:table-cell table:formula="of:=IF([.C481]&lt;0.242;&quot;exp&quot;;IF([.C481]&lt;0.5;&quot;geo&quot;;IF([.C48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6999999999998" calcext:value-type="float">
            <text:p>4,67</text:p>
          </table:table-cell>
          <table:table-cell table:style-name="ce88" table:formula="of:=([.B482]-[.$C$5])/([.$C$6]-[.$C$5])" office:value-type="float" office:value="0.579545454545452" calcext:value-type="float">
            <text:p>0,580</text:p>
          </table:table-cell>
          <table:table-cell table:style-name="ce86" table:number-columns-repeated="2"/>
          <table:table-cell table:style-name="ce88" table:formula="of:=LOG(2*[.C482])+7*0.51" office:value-type="float" office:value="3.63411749961175" calcext:value-type="float">
            <text:p>3,634</text:p>
          </table:table-cell>
          <table:table-cell table:style-name="ce88" table:formula="of:=IF([.C482]&lt;0.242;EXP([.C482])/(2-EXP([.C482]));IF([.C482]&lt;0.5;7*[.C482];IF([.C482]&gt;=0.5;LOG(2*[.C482])+7*0.5;&quot;error&quot;)))" office:value-type="float" office:value="3.56411749961175" calcext:value-type="float">
            <text:p>3,564</text:p>
          </table:table-cell>
          <table:table-cell table:formula="of:=IF([.C482]&lt;0.242;&quot;exp&quot;;IF([.C482]&lt;0.5;&quot;geo&quot;;IF([.C48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7999999999998" calcext:value-type="float">
            <text:p>4,68</text:p>
          </table:table-cell>
          <table:table-cell table:style-name="ce88" table:formula="of:=([.B483]-[.$C$5])/([.$C$6]-[.$C$5])" office:value-type="float" office:value="0.580808080808078" calcext:value-type="float">
            <text:p>0,581</text:p>
          </table:table-cell>
          <table:table-cell table:style-name="ce86" table:number-columns-repeated="2"/>
          <table:table-cell table:style-name="ce88" table:formula="of:=LOG(2*[.C483])+7*0.51" office:value-type="float" office:value="3.63506264575606" calcext:value-type="float">
            <text:p>3,635</text:p>
          </table:table-cell>
          <table:table-cell table:style-name="ce88" table:formula="of:=IF([.C483]&lt;0.242;EXP([.C483])/(2-EXP([.C483]));IF([.C483]&lt;0.5;7*[.C483];IF([.C483]&gt;=0.5;LOG(2*[.C483])+7*0.5;&quot;error&quot;)))" office:value-type="float" office:value="3.56506264575606" calcext:value-type="float">
            <text:p>3,565</text:p>
          </table:table-cell>
          <table:table-cell table:formula="of:=IF([.C483]&lt;0.242;&quot;exp&quot;;IF([.C483]&lt;0.5;&quot;geo&quot;;IF([.C48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8999999999998" calcext:value-type="float">
            <text:p>4,69</text:p>
          </table:table-cell>
          <table:table-cell table:style-name="ce88" table:formula="of:=([.B484]-[.$C$5])/([.$C$6]-[.$C$5])" office:value-type="float" office:value="0.582070707070705" calcext:value-type="float">
            <text:p>0,582</text:p>
          </table:table-cell>
          <table:table-cell table:style-name="ce86" table:number-columns-repeated="2"/>
          <table:table-cell table:style-name="ce88" table:formula="of:=LOG(2*[.C484])+7*0.51" office:value-type="float" office:value="3.63600573946413" calcext:value-type="float">
            <text:p>3,636</text:p>
          </table:table-cell>
          <table:table-cell table:style-name="ce88" table:formula="of:=IF([.C484]&lt;0.242;EXP([.C484])/(2-EXP([.C484]));IF([.C484]&lt;0.5;7*[.C484];IF([.C484]&gt;=0.5;LOG(2*[.C484])+7*0.5;&quot;error&quot;)))" office:value-type="float" office:value="3.56600573946413" calcext:value-type="float">
            <text:p>3,566</text:p>
          </table:table-cell>
          <table:table-cell table:formula="of:=IF([.C484]&lt;0.242;&quot;exp&quot;;IF([.C484]&lt;0.5;&quot;geo&quot;;IF([.C48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69999999999998" calcext:value-type="float">
            <text:p>4,7</text:p>
          </table:table-cell>
          <table:table-cell table:style-name="ce88" table:formula="of:=([.B485]-[.$C$5])/([.$C$6]-[.$C$5])" office:value-type="float" office:value="0.583333333333331" calcext:value-type="float">
            <text:p>0,583</text:p>
          </table:table-cell>
          <table:table-cell table:style-name="ce86" table:number-columns-repeated="2"/>
          <table:table-cell table:style-name="ce88" table:formula="of:=LOG(2*[.C485])+7*0.51" office:value-type="float" office:value="3.63694678963061" calcext:value-type="float">
            <text:p>3,637</text:p>
          </table:table-cell>
          <table:table-cell table:style-name="ce88" table:formula="of:=IF([.C485]&lt;0.242;EXP([.C485])/(2-EXP([.C485]));IF([.C485]&lt;0.5;7*[.C485];IF([.C485]&gt;=0.5;LOG(2*[.C485])+7*0.5;&quot;error&quot;)))" office:value-type="float" office:value="3.56694678963061" calcext:value-type="float">
            <text:p>3,567</text:p>
          </table:table-cell>
          <table:table-cell table:formula="of:=IF([.C485]&lt;0.242;&quot;exp&quot;;IF([.C485]&lt;0.5;&quot;geo&quot;;IF([.C48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0999999999998" calcext:value-type="float">
            <text:p>4,71</text:p>
          </table:table-cell>
          <table:table-cell table:style-name="ce88" table:formula="of:=([.B486]-[.$C$5])/([.$C$6]-[.$C$5])" office:value-type="float" office:value="0.584595959595957" calcext:value-type="float">
            <text:p>0,585</text:p>
          </table:table-cell>
          <table:table-cell table:style-name="ce86" table:number-columns-repeated="2"/>
          <table:table-cell table:style-name="ce88" table:formula="of:=LOG(2*[.C486])+7*0.51" office:value-type="float" office:value="3.63788580509244" calcext:value-type="float">
            <text:p>3,638</text:p>
          </table:table-cell>
          <table:table-cell table:style-name="ce88" table:formula="of:=IF([.C486]&lt;0.242;EXP([.C486])/(2-EXP([.C486]));IF([.C486]&lt;0.5;7*[.C486];IF([.C486]&gt;=0.5;LOG(2*[.C486])+7*0.5;&quot;error&quot;)))" office:value-type="float" office:value="3.56788580509244" calcext:value-type="float">
            <text:p>3,568</text:p>
          </table:table-cell>
          <table:table-cell table:formula="of:=IF([.C486]&lt;0.242;&quot;exp&quot;;IF([.C486]&lt;0.5;&quot;geo&quot;;IF([.C48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1999999999998" calcext:value-type="float">
            <text:p>4,72</text:p>
          </table:table-cell>
          <table:table-cell table:style-name="ce88" table:formula="of:=([.B487]-[.$C$5])/([.$C$6]-[.$C$5])" office:value-type="float" office:value="0.585858585858583" calcext:value-type="float">
            <text:p>0,586</text:p>
          </table:table-cell>
          <table:table-cell table:style-name="ce86" table:number-columns-repeated="2"/>
          <table:table-cell table:style-name="ce88" table:formula="of:=LOG(2*[.C487])+7*0.51" office:value-type="float" office:value="3.63882279462937" calcext:value-type="float">
            <text:p>3,639</text:p>
          </table:table-cell>
          <table:table-cell table:style-name="ce88" table:formula="of:=IF([.C487]&lt;0.242;EXP([.C487])/(2-EXP([.C487]));IF([.C487]&lt;0.5;7*[.C487];IF([.C487]&gt;=0.5;LOG(2*[.C487])+7*0.5;&quot;error&quot;)))" office:value-type="float" office:value="3.56882279462937" calcext:value-type="float">
            <text:p>3,569</text:p>
          </table:table-cell>
          <table:table-cell table:formula="of:=IF([.C487]&lt;0.242;&quot;exp&quot;;IF([.C487]&lt;0.5;&quot;geo&quot;;IF([.C48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2999999999998" calcext:value-type="float">
            <text:p>4,73</text:p>
          </table:table-cell>
          <table:table-cell table:style-name="ce88" table:formula="of:=([.B488]-[.$C$5])/([.$C$6]-[.$C$5])" office:value-type="float" office:value="0.58712121212121" calcext:value-type="float">
            <text:p>0,587</text:p>
          </table:table-cell>
          <table:table-cell table:style-name="ce86" table:number-columns-repeated="2"/>
          <table:table-cell table:style-name="ce88" table:formula="of:=LOG(2*[.C488])+7*0.51" office:value-type="float" office:value="3.63975776696444" calcext:value-type="float">
            <text:p>3,640</text:p>
          </table:table-cell>
          <table:table-cell table:style-name="ce88" table:formula="of:=IF([.C488]&lt;0.242;EXP([.C488])/(2-EXP([.C488]));IF([.C488]&lt;0.5;7*[.C488];IF([.C488]&gt;=0.5;LOG(2*[.C488])+7*0.5;&quot;error&quot;)))" office:value-type="float" office:value="3.56975776696444" calcext:value-type="float">
            <text:p>3,570</text:p>
          </table:table-cell>
          <table:table-cell table:formula="of:=IF([.C488]&lt;0.242;&quot;exp&quot;;IF([.C488]&lt;0.5;&quot;geo&quot;;IF([.C48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3999999999998" calcext:value-type="float">
            <text:p>4,74</text:p>
          </table:table-cell>
          <table:table-cell table:style-name="ce88" table:formula="of:=([.B489]-[.$C$5])/([.$C$6]-[.$C$5])" office:value-type="float" office:value="0.588383838383836" calcext:value-type="float">
            <text:p>0,588</text:p>
          </table:table-cell>
          <table:table-cell table:style-name="ce86" table:number-columns-repeated="2"/>
          <table:table-cell table:style-name="ce88" table:formula="of:=LOG(2*[.C489])+7*0.51" office:value-type="float" office:value="3.64069073076449" calcext:value-type="float">
            <text:p>3,641</text:p>
          </table:table-cell>
          <table:table-cell table:style-name="ce88" table:formula="of:=IF([.C489]&lt;0.242;EXP([.C489])/(2-EXP([.C489]));IF([.C489]&lt;0.5;7*[.C489];IF([.C489]&gt;=0.5;LOG(2*[.C489])+7*0.5;&quot;error&quot;)))" office:value-type="float" office:value="3.57069073076449" calcext:value-type="float">
            <text:p>3,571</text:p>
          </table:table-cell>
          <table:table-cell table:formula="of:=IF([.C489]&lt;0.242;&quot;exp&quot;;IF([.C489]&lt;0.5;&quot;geo&quot;;IF([.C48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4999999999998" calcext:value-type="float">
            <text:p>4,75</text:p>
          </table:table-cell>
          <table:table-cell table:style-name="ce88" table:formula="of:=([.B490]-[.$C$5])/([.$C$6]-[.$C$5])" office:value-type="float" office:value="0.589646464646462" calcext:value-type="float">
            <text:p>0,590</text:p>
          </table:table-cell>
          <table:table-cell table:style-name="ce86" table:number-columns-repeated="2"/>
          <table:table-cell table:style-name="ce88" table:formula="of:=LOG(2*[.C490])+7*0.51" office:value-type="float" office:value="3.6416216946406" calcext:value-type="float">
            <text:p>3,642</text:p>
          </table:table-cell>
          <table:table-cell table:style-name="ce88" table:formula="of:=IF([.C490]&lt;0.242;EXP([.C490])/(2-EXP([.C490]));IF([.C490]&lt;0.5;7*[.C490];IF([.C490]&gt;=0.5;LOG(2*[.C490])+7*0.5;&quot;error&quot;)))" office:value-type="float" office:value="3.5716216946406" calcext:value-type="float">
            <text:p>3,572</text:p>
          </table:table-cell>
          <table:table-cell table:formula="of:=IF([.C490]&lt;0.242;&quot;exp&quot;;IF([.C490]&lt;0.5;&quot;geo&quot;;IF([.C49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5999999999998" calcext:value-type="float">
            <text:p>4,76</text:p>
          </table:table-cell>
          <table:table-cell table:style-name="ce88" table:formula="of:=([.B491]-[.$C$5])/([.$C$6]-[.$C$5])" office:value-type="float" office:value="0.590909090909088" calcext:value-type="float">
            <text:p>0,591</text:p>
          </table:table-cell>
          <table:table-cell table:style-name="ce86" table:number-columns-repeated="2"/>
          <table:table-cell table:style-name="ce88" table:formula="of:=LOG(2*[.C491])+7*0.51" office:value-type="float" office:value="3.64255066714861" calcext:value-type="float">
            <text:p>3,643</text:p>
          </table:table-cell>
          <table:table-cell table:style-name="ce88" table:formula="of:=IF([.C491]&lt;0.242;EXP([.C491])/(2-EXP([.C491]));IF([.C491]&lt;0.5;7*[.C491];IF([.C491]&gt;=0.5;LOG(2*[.C491])+7*0.5;&quot;error&quot;)))" office:value-type="float" office:value="3.57255066714861" calcext:value-type="float">
            <text:p>3,573</text:p>
          </table:table-cell>
          <table:table-cell table:formula="of:=IF([.C491]&lt;0.242;&quot;exp&quot;;IF([.C491]&lt;0.5;&quot;geo&quot;;IF([.C49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6999999999998" calcext:value-type="float">
            <text:p>4,77</text:p>
          </table:table-cell>
          <table:table-cell table:style-name="ce88" table:formula="of:=([.B492]-[.$C$5])/([.$C$6]-[.$C$5])" office:value-type="float" office:value="0.592171717171715" calcext:value-type="float">
            <text:p>0,592</text:p>
          </table:table-cell>
          <table:table-cell table:style-name="ce86" table:number-columns-repeated="2"/>
          <table:table-cell table:style-name="ce88" table:formula="of:=LOG(2*[.C492])+7*0.51" office:value-type="float" office:value="3.64347765678957" calcext:value-type="float">
            <text:p>3,643</text:p>
          </table:table-cell>
          <table:table-cell table:style-name="ce88" table:formula="of:=IF([.C492]&lt;0.242;EXP([.C492])/(2-EXP([.C492]));IF([.C492]&lt;0.5;7*[.C492];IF([.C492]&gt;=0.5;LOG(2*[.C492])+7*0.5;&quot;error&quot;)))" office:value-type="float" office:value="3.57347765678957" calcext:value-type="float">
            <text:p>3,573</text:p>
          </table:table-cell>
          <table:table-cell table:formula="of:=IF([.C492]&lt;0.242;&quot;exp&quot;;IF([.C492]&lt;0.5;&quot;geo&quot;;IF([.C49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7999999999998" calcext:value-type="float">
            <text:p>4,78</text:p>
          </table:table-cell>
          <table:table-cell table:style-name="ce88" table:formula="of:=([.B493]-[.$C$5])/([.$C$6]-[.$C$5])" office:value-type="float" office:value="0.593434343434341" calcext:value-type="float">
            <text:p>0,593</text:p>
          </table:table-cell>
          <table:table-cell table:style-name="ce86" table:number-columns-repeated="2"/>
          <table:table-cell table:style-name="ce88" table:formula="of:=LOG(2*[.C493])+7*0.51" office:value-type="float" office:value="3.6444026720102" calcext:value-type="float">
            <text:p>3,644</text:p>
          </table:table-cell>
          <table:table-cell table:style-name="ce88" table:formula="of:=IF([.C493]&lt;0.242;EXP([.C493])/(2-EXP([.C493]));IF([.C493]&lt;0.5;7*[.C493];IF([.C493]&gt;=0.5;LOG(2*[.C493])+7*0.5;&quot;error&quot;)))" office:value-type="float" office:value="3.5744026720102" calcext:value-type="float">
            <text:p>3,574</text:p>
          </table:table-cell>
          <table:table-cell table:formula="of:=IF([.C493]&lt;0.242;&quot;exp&quot;;IF([.C493]&lt;0.5;&quot;geo&quot;;IF([.C49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8999999999998" calcext:value-type="float">
            <text:p>4,79</text:p>
          </table:table-cell>
          <table:table-cell table:style-name="ce88" table:formula="of:=([.B494]-[.$C$5])/([.$C$6]-[.$C$5])" office:value-type="float" office:value="0.594696969696967" calcext:value-type="float">
            <text:p>0,595</text:p>
          </table:table-cell>
          <table:table-cell table:style-name="ce86" table:number-columns-repeated="2"/>
          <table:table-cell table:style-name="ce88" table:formula="of:=LOG(2*[.C494])+7*0.51" office:value-type="float" office:value="3.64532572120338" calcext:value-type="float">
            <text:p>3,645</text:p>
          </table:table-cell>
          <table:table-cell table:style-name="ce88" table:formula="of:=IF([.C494]&lt;0.242;EXP([.C494])/(2-EXP([.C494]));IF([.C494]&lt;0.5;7*[.C494];IF([.C494]&gt;=0.5;LOG(2*[.C494])+7*0.5;&quot;error&quot;)))" office:value-type="float" office:value="3.57532572120338" calcext:value-type="float">
            <text:p>3,575</text:p>
          </table:table-cell>
          <table:table-cell table:formula="of:=IF([.C494]&lt;0.242;&quot;exp&quot;;IF([.C494]&lt;0.5;&quot;geo&quot;;IF([.C49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79999999999998" calcext:value-type="float">
            <text:p>4,8</text:p>
          </table:table-cell>
          <table:table-cell table:style-name="ce88" table:formula="of:=([.B495]-[.$C$5])/([.$C$6]-[.$C$5])" office:value-type="float" office:value="0.595959595959593" calcext:value-type="float">
            <text:p>0,596</text:p>
          </table:table-cell>
          <table:table-cell table:style-name="ce86" table:number-columns-repeated="2"/>
          <table:table-cell table:style-name="ce88" table:formula="of:=LOG(2*[.C495])+7*0.51" office:value-type="float" office:value="3.64624681270857" calcext:value-type="float">
            <text:p>3,646</text:p>
          </table:table-cell>
          <table:table-cell table:style-name="ce88" table:formula="of:=IF([.C495]&lt;0.242;EXP([.C495])/(2-EXP([.C495]));IF([.C495]&lt;0.5;7*[.C495];IF([.C495]&gt;=0.5;LOG(2*[.C495])+7*0.5;&quot;error&quot;)))" office:value-type="float" office:value="3.57624681270857" calcext:value-type="float">
            <text:p>3,576</text:p>
          </table:table-cell>
          <table:table-cell table:formula="of:=IF([.C495]&lt;0.242;&quot;exp&quot;;IF([.C495]&lt;0.5;&quot;geo&quot;;IF([.C49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0999999999998" calcext:value-type="float">
            <text:p>4,81</text:p>
          </table:table-cell>
          <table:table-cell table:style-name="ce88" table:formula="of:=([.B496]-[.$C$5])/([.$C$6]-[.$C$5])" office:value-type="float" office:value="0.59722222222222" calcext:value-type="float">
            <text:p>0,597</text:p>
          </table:table-cell>
          <table:table-cell table:style-name="ce86" table:number-columns-repeated="2"/>
          <table:table-cell table:style-name="ce88" table:formula="of:=LOG(2*[.C496])+7*0.51" office:value-type="float" office:value="3.6471659548123" calcext:value-type="float">
            <text:p>3,647</text:p>
          </table:table-cell>
          <table:table-cell table:style-name="ce88" table:formula="of:=IF([.C496]&lt;0.242;EXP([.C496])/(2-EXP([.C496]));IF([.C496]&lt;0.5;7*[.C496];IF([.C496]&gt;=0.5;LOG(2*[.C496])+7*0.5;&quot;error&quot;)))" office:value-type="float" office:value="3.5771659548123" calcext:value-type="float">
            <text:p>3,577</text:p>
          </table:table-cell>
          <table:table-cell table:formula="of:=IF([.C496]&lt;0.242;&quot;exp&quot;;IF([.C496]&lt;0.5;&quot;geo&quot;;IF([.C49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1999999999998" calcext:value-type="float">
            <text:p>4,82</text:p>
          </table:table-cell>
          <table:table-cell table:style-name="ce88" table:formula="of:=([.B497]-[.$C$5])/([.$C$6]-[.$C$5])" office:value-type="float" office:value="0.598484848484846" calcext:value-type="float">
            <text:p>0,598</text:p>
          </table:table-cell>
          <table:table-cell table:style-name="ce86" table:number-columns-repeated="2"/>
          <table:table-cell table:style-name="ce88" table:formula="of:=LOG(2*[.C497])+7*0.51" office:value-type="float" office:value="3.64808315574857" calcext:value-type="float">
            <text:p>3,648</text:p>
          </table:table-cell>
          <table:table-cell table:style-name="ce88" table:formula="of:=IF([.C497]&lt;0.242;EXP([.C497])/(2-EXP([.C497]));IF([.C497]&lt;0.5;7*[.C497];IF([.C497]&gt;=0.5;LOG(2*[.C497])+7*0.5;&quot;error&quot;)))" office:value-type="float" office:value="3.57808315574857" calcext:value-type="float">
            <text:p>3,578</text:p>
          </table:table-cell>
          <table:table-cell table:formula="of:=IF([.C497]&lt;0.242;&quot;exp&quot;;IF([.C497]&lt;0.5;&quot;geo&quot;;IF([.C49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2999999999998" calcext:value-type="float">
            <text:p>4,83</text:p>
          </table:table-cell>
          <table:table-cell table:style-name="ce88" table:formula="of:=([.B498]-[.$C$5])/([.$C$6]-[.$C$5])" office:value-type="float" office:value="0.599747474747472" calcext:value-type="float">
            <text:p>0,600</text:p>
          </table:table-cell>
          <table:table-cell table:style-name="ce86" table:number-columns-repeated="2"/>
          <table:table-cell table:style-name="ce88" table:formula="of:=LOG(2*[.C498])+7*0.51" office:value-type="float" office:value="3.64899842369935" calcext:value-type="float">
            <text:p>3,649</text:p>
          </table:table-cell>
          <table:table-cell table:style-name="ce88" table:formula="of:=IF([.C498]&lt;0.242;EXP([.C498])/(2-EXP([.C498]));IF([.C498]&lt;0.5;7*[.C498];IF([.C498]&gt;=0.5;LOG(2*[.C498])+7*0.5;&quot;error&quot;)))" office:value-type="float" office:value="3.57899842369935" calcext:value-type="float">
            <text:p>3,579</text:p>
          </table:table-cell>
          <table:table-cell table:formula="of:=IF([.C498]&lt;0.242;&quot;exp&quot;;IF([.C498]&lt;0.5;&quot;geo&quot;;IF([.C49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3999999999998" calcext:value-type="float">
            <text:p>4,84</text:p>
          </table:table-cell>
          <table:table-cell table:style-name="ce88" table:formula="of:=([.B499]-[.$C$5])/([.$C$6]-[.$C$5])" office:value-type="float" office:value="0.601010101010099" calcext:value-type="float">
            <text:p>0,601</text:p>
          </table:table-cell>
          <table:table-cell table:style-name="ce86" table:number-columns-repeated="2"/>
          <table:table-cell table:style-name="ce88" table:formula="of:=LOG(2*[.C499])+7*0.51" office:value-type="float" office:value="3.64991176679498" calcext:value-type="float">
            <text:p>3,650</text:p>
          </table:table-cell>
          <table:table-cell table:style-name="ce88" table:formula="of:=IF([.C499]&lt;0.242;EXP([.C499])/(2-EXP([.C499]));IF([.C499]&lt;0.5;7*[.C499];IF([.C499]&gt;=0.5;LOG(2*[.C499])+7*0.5;&quot;error&quot;)))" office:value-type="float" office:value="3.57991176679498" calcext:value-type="float">
            <text:p>3,580</text:p>
          </table:table-cell>
          <table:table-cell table:formula="of:=IF([.C499]&lt;0.242;&quot;exp&quot;;IF([.C499]&lt;0.5;&quot;geo&quot;;IF([.C49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4999999999998" calcext:value-type="float">
            <text:p>4,85</text:p>
          </table:table-cell>
          <table:table-cell table:style-name="ce88" table:formula="of:=([.B500]-[.$C$5])/([.$C$6]-[.$C$5])" office:value-type="float" office:value="0.602272727272725" calcext:value-type="float">
            <text:p>0,602</text:p>
          </table:table-cell>
          <table:table-cell table:style-name="ce86" table:number-columns-repeated="2"/>
          <table:table-cell table:style-name="ce88" table:formula="of:=LOG(2*[.C500])+7*0.51" office:value-type="float" office:value="3.6508231931146" calcext:value-type="float">
            <text:p>3,651</text:p>
          </table:table-cell>
          <table:table-cell table:style-name="ce88" table:formula="of:=IF([.C500]&lt;0.242;EXP([.C500])/(2-EXP([.C500]));IF([.C500]&lt;0.5;7*[.C500];IF([.C500]&gt;=0.5;LOG(2*[.C500])+7*0.5;&quot;error&quot;)))" office:value-type="float" office:value="3.5808231931146" calcext:value-type="float">
            <text:p>3,581</text:p>
          </table:table-cell>
          <table:table-cell table:formula="of:=IF([.C500]&lt;0.242;&quot;exp&quot;;IF([.C500]&lt;0.5;&quot;geo&quot;;IF([.C50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5999999999998" calcext:value-type="float">
            <text:p>4,86</text:p>
          </table:table-cell>
          <table:table-cell table:style-name="ce88" table:formula="of:=([.B501]-[.$C$5])/([.$C$6]-[.$C$5])" office:value-type="float" office:value="0.603535353535351" calcext:value-type="float">
            <text:p>0,604</text:p>
          </table:table-cell>
          <table:table-cell table:style-name="ce86" table:number-columns-repeated="2"/>
          <table:table-cell table:style-name="ce88" table:formula="of:=LOG(2*[.C501])+7*0.51" office:value-type="float" office:value="3.6517327106866" calcext:value-type="float">
            <text:p>3,652</text:p>
          </table:table-cell>
          <table:table-cell table:style-name="ce88" table:formula="of:=IF([.C501]&lt;0.242;EXP([.C501])/(2-EXP([.C501]));IF([.C501]&lt;0.5;7*[.C501];IF([.C501]&gt;=0.5;LOG(2*[.C501])+7*0.5;&quot;error&quot;)))" office:value-type="float" office:value="3.5817327106866" calcext:value-type="float">
            <text:p>3,582</text:p>
          </table:table-cell>
          <table:table-cell table:formula="of:=IF([.C501]&lt;0.242;&quot;exp&quot;;IF([.C501]&lt;0.5;&quot;geo&quot;;IF([.C50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6999999999998" calcext:value-type="float">
            <text:p>4,87</text:p>
          </table:table-cell>
          <table:table-cell table:style-name="ce88" table:formula="of:=([.B502]-[.$C$5])/([.$C$6]-[.$C$5])" office:value-type="float" office:value="0.604797979797977" calcext:value-type="float">
            <text:p>0,605</text:p>
          </table:table-cell>
          <table:table-cell table:style-name="ce86" table:number-columns-repeated="2"/>
          <table:table-cell table:style-name="ce88" table:formula="of:=LOG(2*[.C502])+7*0.51" office:value-type="float" office:value="3.65264032748905" calcext:value-type="float">
            <text:p>3,653</text:p>
          </table:table-cell>
          <table:table-cell table:style-name="ce88" table:formula="of:=IF([.C502]&lt;0.242;EXP([.C502])/(2-EXP([.C502]));IF([.C502]&lt;0.5;7*[.C502];IF([.C502]&gt;=0.5;LOG(2*[.C502])+7*0.5;&quot;error&quot;)))" office:value-type="float" office:value="3.58264032748905" calcext:value-type="float">
            <text:p>3,583</text:p>
          </table:table-cell>
          <table:table-cell table:formula="of:=IF([.C502]&lt;0.242;&quot;exp&quot;;IF([.C502]&lt;0.5;&quot;geo&quot;;IF([.C50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7999999999998" calcext:value-type="float">
            <text:p>4,88</text:p>
          </table:table-cell>
          <table:table-cell table:style-name="ce88" table:formula="of:=([.B503]-[.$C$5])/([.$C$6]-[.$C$5])" office:value-type="float" office:value="0.606060606060604" calcext:value-type="float">
            <text:p>0,606</text:p>
          </table:table-cell>
          <table:table-cell table:style-name="ce86" table:number-columns-repeated="2"/>
          <table:table-cell table:style-name="ce88" table:formula="of:=LOG(2*[.C503])+7*0.51" office:value-type="float" office:value="3.65354605145007" calcext:value-type="float">
            <text:p>3,654</text:p>
          </table:table-cell>
          <table:table-cell table:style-name="ce88" table:formula="of:=IF([.C503]&lt;0.242;EXP([.C503])/(2-EXP([.C503]));IF([.C503]&lt;0.5;7*[.C503];IF([.C503]&gt;=0.5;LOG(2*[.C503])+7*0.5;&quot;error&quot;)))" office:value-type="float" office:value="3.58354605145007" calcext:value-type="float">
            <text:p>3,584</text:p>
          </table:table-cell>
          <table:table-cell table:formula="of:=IF([.C503]&lt;0.242;&quot;exp&quot;;IF([.C503]&lt;0.5;&quot;geo&quot;;IF([.C50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8999999999998" calcext:value-type="float">
            <text:p>4,89</text:p>
          </table:table-cell>
          <table:table-cell table:style-name="ce88" table:formula="of:=([.B504]-[.$C$5])/([.$C$6]-[.$C$5])" office:value-type="float" office:value="0.60732323232323" calcext:value-type="float">
            <text:p>0,607</text:p>
          </table:table-cell>
          <table:table-cell table:style-name="ce86" table:number-columns-repeated="2"/>
          <table:table-cell table:style-name="ce88" table:formula="of:=LOG(2*[.C504])+7*0.51" office:value-type="float" office:value="3.65444989044832" calcext:value-type="float">
            <text:p>3,654</text:p>
          </table:table-cell>
          <table:table-cell table:style-name="ce88" table:formula="of:=IF([.C504]&lt;0.242;EXP([.C504])/(2-EXP([.C504]));IF([.C504]&lt;0.5;7*[.C504];IF([.C504]&gt;=0.5;LOG(2*[.C504])+7*0.5;&quot;error&quot;)))" office:value-type="float" office:value="3.58444989044832" calcext:value-type="float">
            <text:p>3,584</text:p>
          </table:table-cell>
          <table:table-cell table:formula="of:=IF([.C504]&lt;0.242;&quot;exp&quot;;IF([.C504]&lt;0.5;&quot;geo&quot;;IF([.C50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89999999999998" calcext:value-type="float">
            <text:p>4,9</text:p>
          </table:table-cell>
          <table:table-cell table:style-name="ce88" table:formula="of:=([.B505]-[.$C$5])/([.$C$6]-[.$C$5])" office:value-type="float" office:value="0.608585858585856" calcext:value-type="float">
            <text:p>0,609</text:p>
          </table:table-cell>
          <table:table-cell table:style-name="ce86" table:number-columns-repeated="2"/>
          <table:table-cell table:style-name="ce88" table:formula="of:=LOG(2*[.C505])+7*0.51" office:value-type="float" office:value="3.65535185231334" calcext:value-type="float">
            <text:p>3,655</text:p>
          </table:table-cell>
          <table:table-cell table:style-name="ce88" table:formula="of:=IF([.C505]&lt;0.242;EXP([.C505])/(2-EXP([.C505]));IF([.C505]&lt;0.5;7*[.C505];IF([.C505]&gt;=0.5;LOG(2*[.C505])+7*0.5;&quot;error&quot;)))" office:value-type="float" office:value="3.58535185231334" calcext:value-type="float">
            <text:p>3,585</text:p>
          </table:table-cell>
          <table:table-cell table:formula="of:=IF([.C505]&lt;0.242;&quot;exp&quot;;IF([.C505]&lt;0.5;&quot;geo&quot;;IF([.C50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0999999999998" calcext:value-type="float">
            <text:p>4,91</text:p>
          </table:table-cell>
          <table:table-cell table:style-name="ce88" table:formula="of:=([.B506]-[.$C$5])/([.$C$6]-[.$C$5])" office:value-type="float" office:value="0.609848484848482" calcext:value-type="float">
            <text:p>0,610</text:p>
          </table:table-cell>
          <table:table-cell table:style-name="ce86" table:number-columns-repeated="2"/>
          <table:table-cell table:style-name="ce88" table:formula="of:=LOG(2*[.C506])+7*0.51" office:value-type="float" office:value="3.656251944826" calcext:value-type="float">
            <text:p>3,656</text:p>
          </table:table-cell>
          <table:table-cell table:style-name="ce88" table:formula="of:=IF([.C506]&lt;0.242;EXP([.C506])/(2-EXP([.C506]));IF([.C506]&lt;0.5;7*[.C506];IF([.C506]&gt;=0.5;LOG(2*[.C506])+7*0.5;&quot;error&quot;)))" office:value-type="float" office:value="3.586251944826" calcext:value-type="float">
            <text:p>3,586</text:p>
          </table:table-cell>
          <table:table-cell table:formula="of:=IF([.C506]&lt;0.242;&quot;exp&quot;;IF([.C506]&lt;0.5;&quot;geo&quot;;IF([.C50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1999999999998" calcext:value-type="float">
            <text:p>4,92</text:p>
          </table:table-cell>
          <table:table-cell table:style-name="ce88" table:formula="of:=([.B507]-[.$C$5])/([.$C$6]-[.$C$5])" office:value-type="float" office:value="0.611111111111109" calcext:value-type="float">
            <text:p>0,611</text:p>
          </table:table-cell>
          <table:table-cell table:style-name="ce86" table:number-columns-repeated="2"/>
          <table:table-cell table:style-name="ce88" table:formula="of:=LOG(2*[.C507])+7*0.51" office:value-type="float" office:value="3.6571501757189" calcext:value-type="float">
            <text:p>3,657</text:p>
          </table:table-cell>
          <table:table-cell table:style-name="ce88" table:formula="of:=IF([.C507]&lt;0.242;EXP([.C507])/(2-EXP([.C507]));IF([.C507]&lt;0.5;7*[.C507];IF([.C507]&gt;=0.5;LOG(2*[.C507])+7*0.5;&quot;error&quot;)))" office:value-type="float" office:value="3.5871501757189" calcext:value-type="float">
            <text:p>3,587</text:p>
          </table:table-cell>
          <table:table-cell table:formula="of:=IF([.C507]&lt;0.242;&quot;exp&quot;;IF([.C507]&lt;0.5;&quot;geo&quot;;IF([.C50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2999999999998" calcext:value-type="float">
            <text:p>4,93</text:p>
          </table:table-cell>
          <table:table-cell table:style-name="ce88" table:formula="of:=([.B508]-[.$C$5])/([.$C$6]-[.$C$5])" office:value-type="float" office:value="0.612373737373735" calcext:value-type="float">
            <text:p>0,612</text:p>
          </table:table-cell>
          <table:table-cell table:style-name="ce86" table:number-columns-repeated="2"/>
          <table:table-cell table:style-name="ce88" table:formula="of:=LOG(2*[.C508])+7*0.51" office:value-type="float" office:value="3.65804655267675" calcext:value-type="float">
            <text:p>3,658</text:p>
          </table:table-cell>
          <table:table-cell table:style-name="ce88" table:formula="of:=IF([.C508]&lt;0.242;EXP([.C508])/(2-EXP([.C508]));IF([.C508]&lt;0.5;7*[.C508];IF([.C508]&gt;=0.5;LOG(2*[.C508])+7*0.5;&quot;error&quot;)))" office:value-type="float" office:value="3.58804655267675" calcext:value-type="float">
            <text:p>3,588</text:p>
          </table:table-cell>
          <table:table-cell table:formula="of:=IF([.C508]&lt;0.242;&quot;exp&quot;;IF([.C508]&lt;0.5;&quot;geo&quot;;IF([.C50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3999999999998" calcext:value-type="float">
            <text:p>4,94</text:p>
          </table:table-cell>
          <table:table-cell table:style-name="ce88" table:formula="of:=([.B509]-[.$C$5])/([.$C$6]-[.$C$5])" office:value-type="float" office:value="0.613636363636361" calcext:value-type="float">
            <text:p>0,614</text:p>
          </table:table-cell>
          <table:table-cell table:style-name="ce86" table:number-columns-repeated="2"/>
          <table:table-cell table:style-name="ce88" table:formula="of:=LOG(2*[.C509])+7*0.51" office:value-type="float" office:value="3.65894108333678" calcext:value-type="float">
            <text:p>3,659</text:p>
          </table:table-cell>
          <table:table-cell table:style-name="ce88" table:formula="of:=IF([.C509]&lt;0.242;EXP([.C509])/(2-EXP([.C509]));IF([.C509]&lt;0.5;7*[.C509];IF([.C509]&gt;=0.5;LOG(2*[.C509])+7*0.5;&quot;error&quot;)))" office:value-type="float" office:value="3.58894108333678" calcext:value-type="float">
            <text:p>3,589</text:p>
          </table:table-cell>
          <table:table-cell table:formula="of:=IF([.C509]&lt;0.242;&quot;exp&quot;;IF([.C509]&lt;0.5;&quot;geo&quot;;IF([.C50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4999999999998" calcext:value-type="float">
            <text:p>4,95</text:p>
          </table:table-cell>
          <table:table-cell table:style-name="ce88" table:formula="of:=([.B510]-[.$C$5])/([.$C$6]-[.$C$5])" office:value-type="float" office:value="0.614898989898987" calcext:value-type="float">
            <text:p>0,615</text:p>
          </table:table-cell>
          <table:table-cell table:style-name="ce86" table:number-columns-repeated="2"/>
          <table:table-cell table:style-name="ce88" table:formula="of:=LOG(2*[.C510])+7*0.51" office:value-type="float" office:value="3.65983377528912" calcext:value-type="float">
            <text:p>3,660</text:p>
          </table:table-cell>
          <table:table-cell table:style-name="ce88" table:formula="of:=IF([.C510]&lt;0.242;EXP([.C510])/(2-EXP([.C510]));IF([.C510]&lt;0.5;7*[.C510];IF([.C510]&gt;=0.5;LOG(2*[.C510])+7*0.5;&quot;error&quot;)))" office:value-type="float" office:value="3.58983377528912" calcext:value-type="float">
            <text:p>3,590</text:p>
          </table:table-cell>
          <table:table-cell table:formula="of:=IF([.C510]&lt;0.242;&quot;exp&quot;;IF([.C510]&lt;0.5;&quot;geo&quot;;IF([.C51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5999999999998" calcext:value-type="float">
            <text:p>4,96</text:p>
          </table:table-cell>
          <table:table-cell table:style-name="ce88" table:formula="of:=([.B511]-[.$C$5])/([.$C$6]-[.$C$5])" office:value-type="float" office:value="0.616161616161614" calcext:value-type="float">
            <text:p>0,616</text:p>
          </table:table-cell>
          <table:table-cell table:style-name="ce86" table:number-columns-repeated="2"/>
          <table:table-cell table:style-name="ce88" table:formula="of:=LOG(2*[.C511])+7*0.51" office:value-type="float" office:value="3.6607246360772" calcext:value-type="float">
            <text:p>3,661</text:p>
          </table:table-cell>
          <table:table-cell table:style-name="ce88" table:formula="of:=IF([.C511]&lt;0.242;EXP([.C511])/(2-EXP([.C511]));IF([.C511]&lt;0.5;7*[.C511];IF([.C511]&gt;=0.5;LOG(2*[.C511])+7*0.5;&quot;error&quot;)))" office:value-type="float" office:value="3.5907246360772" calcext:value-type="float">
            <text:p>3,591</text:p>
          </table:table-cell>
          <table:table-cell table:formula="of:=IF([.C511]&lt;0.242;&quot;exp&quot;;IF([.C511]&lt;0.5;&quot;geo&quot;;IF([.C51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6999999999998" calcext:value-type="float">
            <text:p>4,97</text:p>
          </table:table-cell>
          <table:table-cell table:style-name="ce88" table:formula="of:=([.B512]-[.$C$5])/([.$C$6]-[.$C$5])" office:value-type="float" office:value="0.61742424242424" calcext:value-type="float">
            <text:p>0,617</text:p>
          </table:table-cell>
          <table:table-cell table:style-name="ce86" table:number-columns-repeated="2"/>
          <table:table-cell table:style-name="ce88" table:formula="of:=LOG(2*[.C512])+7*0.51" office:value-type="float" office:value="3.66161367319811" calcext:value-type="float">
            <text:p>3,662</text:p>
          </table:table-cell>
          <table:table-cell table:style-name="ce88" table:formula="of:=IF([.C512]&lt;0.242;EXP([.C512])/(2-EXP([.C512]));IF([.C512]&lt;0.5;7*[.C512];IF([.C512]&gt;=0.5;LOG(2*[.C512])+7*0.5;&quot;error&quot;)))" office:value-type="float" office:value="3.59161367319811" calcext:value-type="float">
            <text:p>3,592</text:p>
          </table:table-cell>
          <table:table-cell table:formula="of:=IF([.C512]&lt;0.242;&quot;exp&quot;;IF([.C512]&lt;0.5;&quot;geo&quot;;IF([.C51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7999999999997" calcext:value-type="float">
            <text:p>4,98</text:p>
          </table:table-cell>
          <table:table-cell table:style-name="ce88" table:formula="of:=([.B513]-[.$C$5])/([.$C$6]-[.$C$5])" office:value-type="float" office:value="0.618686868686865" calcext:value-type="float">
            <text:p>0,619</text:p>
          </table:table-cell>
          <table:table-cell table:style-name="ce86" table:number-columns-repeated="2"/>
          <table:table-cell table:style-name="ce88" table:formula="of:=LOG(2*[.C513])+7*0.51" office:value-type="float" office:value="3.662500894103" calcext:value-type="float">
            <text:p>3,663</text:p>
          </table:table-cell>
          <table:table-cell table:style-name="ce88" table:formula="of:=IF([.C513]&lt;0.242;EXP([.C513])/(2-EXP([.C513]));IF([.C513]&lt;0.5;7*[.C513];IF([.C513]&gt;=0.5;LOG(2*[.C513])+7*0.5;&quot;error&quot;)))" office:value-type="float" office:value="3.592500894103" calcext:value-type="float">
            <text:p>3,593</text:p>
          </table:table-cell>
          <table:table-cell table:formula="of:=IF([.C513]&lt;0.242;&quot;exp&quot;;IF([.C513]&lt;0.5;&quot;geo&quot;;IF([.C51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8999999999997" calcext:value-type="float">
            <text:p>4,99</text:p>
          </table:table-cell>
          <table:table-cell table:style-name="ce88" table:formula="of:=([.B514]-[.$C$5])/([.$C$6]-[.$C$5])" office:value-type="float" office:value="0.619949494949491" calcext:value-type="float">
            <text:p>0,620</text:p>
          </table:table-cell>
          <table:table-cell table:style-name="ce86" table:number-columns-repeated="2"/>
          <table:table-cell table:style-name="ce88" table:formula="of:=LOG(2*[.C514])+7*0.51" office:value-type="float" office:value="3.66338630619745" calcext:value-type="float">
            <text:p>3,663</text:p>
          </table:table-cell>
          <table:table-cell table:style-name="ce88" table:formula="of:=IF([.C514]&lt;0.242;EXP([.C514])/(2-EXP([.C514]));IF([.C514]&lt;0.5;7*[.C514];IF([.C514]&gt;=0.5;LOG(2*[.C514])+7*0.5;&quot;error&quot;)))" office:value-type="float" office:value="3.59338630619745" calcext:value-type="float">
            <text:p>3,593</text:p>
          </table:table-cell>
          <table:table-cell table:formula="of:=IF([.C514]&lt;0.242;&quot;exp&quot;;IF([.C514]&lt;0.5;&quot;geo&quot;;IF([.C51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99999999999997" calcext:value-type="float">
            <text:p>5</text:p>
          </table:table-cell>
          <table:table-cell table:style-name="ce88" table:formula="of:=([.B515]-[.$C$5])/([.$C$6]-[.$C$5])" office:value-type="float" office:value="0.621212121212117" calcext:value-type="float">
            <text:p>0,621</text:p>
          </table:table-cell>
          <table:table-cell table:style-name="ce86" table:number-columns-repeated="2"/>
          <table:table-cell table:style-name="ce88" table:formula="of:=LOG(2*[.C515])+7*0.51" office:value-type="float" office:value="3.66426991684185" calcext:value-type="float">
            <text:p>3,664</text:p>
          </table:table-cell>
          <table:table-cell table:style-name="ce88" table:formula="of:=IF([.C515]&lt;0.242;EXP([.C515])/(2-EXP([.C515]));IF([.C515]&lt;0.5;7*[.C515];IF([.C515]&gt;=0.5;LOG(2*[.C515])+7*0.5;&quot;error&quot;)))" office:value-type="float" office:value="3.59426991684185" calcext:value-type="float">
            <text:p>3,594</text:p>
          </table:table-cell>
          <table:table-cell table:formula="of:=IF([.C515]&lt;0.242;&quot;exp&quot;;IF([.C515]&lt;0.5;&quot;geo&quot;;IF([.C51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0999999999997" calcext:value-type="float">
            <text:p>5,01</text:p>
          </table:table-cell>
          <table:table-cell table:style-name="ce88" table:formula="of:=([.B516]-[.$C$5])/([.$C$6]-[.$C$5])" office:value-type="float" office:value="0.622474747474744" calcext:value-type="float">
            <text:p>0,622</text:p>
          </table:table-cell>
          <table:table-cell table:style-name="ce86" table:number-columns-repeated="2"/>
          <table:table-cell table:style-name="ce88" table:formula="of:=LOG(2*[.C516])+7*0.51" office:value-type="float" office:value="3.66515173335172" calcext:value-type="float">
            <text:p>3,665</text:p>
          </table:table-cell>
          <table:table-cell table:style-name="ce88" table:formula="of:=IF([.C516]&lt;0.242;EXP([.C516])/(2-EXP([.C516]));IF([.C516]&lt;0.5;7*[.C516];IF([.C516]&gt;=0.5;LOG(2*[.C516])+7*0.5;&quot;error&quot;)))" office:value-type="float" office:value="3.59515173335171" calcext:value-type="float">
            <text:p>3,595</text:p>
          </table:table-cell>
          <table:table-cell table:formula="of:=IF([.C516]&lt;0.242;&quot;exp&quot;;IF([.C516]&lt;0.5;&quot;geo&quot;;IF([.C51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1999999999997" calcext:value-type="float">
            <text:p>5,02</text:p>
          </table:table-cell>
          <table:table-cell table:style-name="ce88" table:formula="of:=([.B517]-[.$C$5])/([.$C$6]-[.$C$5])" office:value-type="float" office:value="0.62373737373737" calcext:value-type="float">
            <text:p>0,624</text:p>
          </table:table-cell>
          <table:table-cell table:style-name="ce86" table:number-columns-repeated="2"/>
          <table:table-cell table:style-name="ce88" table:formula="of:=LOG(2*[.C517])+7*0.51" office:value-type="float" office:value="3.66603176299813" calcext:value-type="float">
            <text:p>3,666</text:p>
          </table:table-cell>
          <table:table-cell table:style-name="ce88" table:formula="of:=IF([.C517]&lt;0.242;EXP([.C517])/(2-EXP([.C517]));IF([.C517]&lt;0.5;7*[.C517];IF([.C517]&gt;=0.5;LOG(2*[.C517])+7*0.5;&quot;error&quot;)))" office:value-type="float" office:value="3.59603176299813" calcext:value-type="float">
            <text:p>3,596</text:p>
          </table:table-cell>
          <table:table-cell table:formula="of:=IF([.C517]&lt;0.242;&quot;exp&quot;;IF([.C517]&lt;0.5;&quot;geo&quot;;IF([.C51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2999999999997" calcext:value-type="float">
            <text:p>5,03</text:p>
          </table:table-cell>
          <table:table-cell table:style-name="ce88" table:formula="of:=([.B518]-[.$C$5])/([.$C$6]-[.$C$5])" office:value-type="float" office:value="0.624999999999996" calcext:value-type="float">
            <text:p>0,625</text:p>
          </table:table-cell>
          <table:table-cell table:style-name="ce86" table:number-columns-repeated="2"/>
          <table:table-cell table:style-name="ce88" table:formula="of:=LOG(2*[.C518])+7*0.51" office:value-type="float" office:value="3.66691001300805" calcext:value-type="float">
            <text:p>3,667</text:p>
          </table:table-cell>
          <table:table-cell table:style-name="ce88" table:formula="of:=IF([.C518]&lt;0.242;EXP([.C518])/(2-EXP([.C518]));IF([.C518]&lt;0.5;7*[.C518];IF([.C518]&gt;=0.5;LOG(2*[.C518])+7*0.5;&quot;error&quot;)))" office:value-type="float" office:value="3.59691001300805" calcext:value-type="float">
            <text:p>3,597</text:p>
          </table:table-cell>
          <table:table-cell table:formula="of:=IF([.C518]&lt;0.242;&quot;exp&quot;;IF([.C518]&lt;0.5;&quot;geo&quot;;IF([.C51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3999999999997" calcext:value-type="float">
            <text:p>5,04</text:p>
          </table:table-cell>
          <table:table-cell table:style-name="ce88" table:formula="of:=([.B519]-[.$C$5])/([.$C$6]-[.$C$5])" office:value-type="float" office:value="0.626262626262622" calcext:value-type="float">
            <text:p>0,626</text:p>
          </table:table-cell>
          <table:table-cell table:style-name="ce86" table:number-columns-repeated="2"/>
          <table:table-cell table:style-name="ce88" table:formula="of:=LOG(2*[.C519])+7*0.51" office:value-type="float" office:value="3.66778649056468" calcext:value-type="float">
            <text:p>3,668</text:p>
          </table:table-cell>
          <table:table-cell table:style-name="ce88" table:formula="of:=IF([.C519]&lt;0.242;EXP([.C519])/(2-EXP([.C519]));IF([.C519]&lt;0.5;7*[.C519];IF([.C519]&gt;=0.5;LOG(2*[.C519])+7*0.5;&quot;error&quot;)))" office:value-type="float" office:value="3.59778649056468" calcext:value-type="float">
            <text:p>3,598</text:p>
          </table:table-cell>
          <table:table-cell table:formula="of:=IF([.C519]&lt;0.242;&quot;exp&quot;;IF([.C519]&lt;0.5;&quot;geo&quot;;IF([.C51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4999999999997" calcext:value-type="float">
            <text:p>5,05</text:p>
          </table:table-cell>
          <table:table-cell table:style-name="ce88" table:formula="of:=([.B520]-[.$C$5])/([.$C$6]-[.$C$5])" office:value-type="float" office:value="0.627525252525249" calcext:value-type="float">
            <text:p>0,628</text:p>
          </table:table-cell>
          <table:table-cell table:style-name="ce86" table:number-columns-repeated="2"/>
          <table:table-cell table:style-name="ce88" table:formula="of:=LOG(2*[.C520])+7*0.51" office:value-type="float" office:value="3.66866120280782" calcext:value-type="float">
            <text:p>3,669</text:p>
          </table:table-cell>
          <table:table-cell table:style-name="ce88" table:formula="of:=IF([.C520]&lt;0.242;EXP([.C520])/(2-EXP([.C520]));IF([.C520]&lt;0.5;7*[.C520];IF([.C520]&gt;=0.5;LOG(2*[.C520])+7*0.5;&quot;error&quot;)))" office:value-type="float" office:value="3.59866120280782" calcext:value-type="float">
            <text:p>3,599</text:p>
          </table:table-cell>
          <table:table-cell table:formula="of:=IF([.C520]&lt;0.242;&quot;exp&quot;;IF([.C520]&lt;0.5;&quot;geo&quot;;IF([.C52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5999999999997" calcext:value-type="float">
            <text:p>5,06</text:p>
          </table:table-cell>
          <table:table-cell table:style-name="ce88" table:formula="of:=([.B521]-[.$C$5])/([.$C$6]-[.$C$5])" office:value-type="float" office:value="0.628787878787875" calcext:value-type="float">
            <text:p>0,629</text:p>
          </table:table-cell>
          <table:table-cell table:style-name="ce86" table:number-columns-repeated="2"/>
          <table:table-cell table:style-name="ce88" table:formula="of:=LOG(2*[.C521])+7*0.51" office:value-type="float" office:value="3.6695341568342" calcext:value-type="float">
            <text:p>3,670</text:p>
          </table:table-cell>
          <table:table-cell table:style-name="ce88" table:formula="of:=IF([.C521]&lt;0.242;EXP([.C521])/(2-EXP([.C521]));IF([.C521]&lt;0.5;7*[.C521];IF([.C521]&gt;=0.5;LOG(2*[.C521])+7*0.5;&quot;error&quot;)))" office:value-type="float" office:value="3.5995341568342" calcext:value-type="float">
            <text:p>3,600</text:p>
          </table:table-cell>
          <table:table-cell table:formula="of:=IF([.C521]&lt;0.242;&quot;exp&quot;;IF([.C521]&lt;0.5;&quot;geo&quot;;IF([.C52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6999999999997" calcext:value-type="float">
            <text:p>5,07</text:p>
          </table:table-cell>
          <table:table-cell table:style-name="ce88" table:formula="of:=([.B522]-[.$C$5])/([.$C$6]-[.$C$5])" office:value-type="float" office:value="0.630050505050501" calcext:value-type="float">
            <text:p>0,630</text:p>
          </table:table-cell>
          <table:table-cell table:style-name="ce86" table:number-columns-repeated="2"/>
          <table:table-cell table:style-name="ce88" table:formula="of:=LOG(2*[.C522])+7*0.51" office:value-type="float" office:value="3.67040535969788" calcext:value-type="float">
            <text:p>3,670</text:p>
          </table:table-cell>
          <table:table-cell table:style-name="ce88" table:formula="of:=IF([.C522]&lt;0.242;EXP([.C522])/(2-EXP([.C522]));IF([.C522]&lt;0.5;7*[.C522];IF([.C522]&gt;=0.5;LOG(2*[.C522])+7*0.5;&quot;error&quot;)))" office:value-type="float" office:value="3.60040535969787" calcext:value-type="float">
            <text:p>3,600</text:p>
          </table:table-cell>
          <table:table-cell table:formula="of:=IF([.C522]&lt;0.242;&quot;exp&quot;;IF([.C522]&lt;0.5;&quot;geo&quot;;IF([.C52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7999999999997" calcext:value-type="float">
            <text:p>5,08</text:p>
          </table:table-cell>
          <table:table-cell table:style-name="ce88" table:formula="of:=([.B523]-[.$C$5])/([.$C$6]-[.$C$5])" office:value-type="float" office:value="0.631313131313128" calcext:value-type="float">
            <text:p>0,631</text:p>
          </table:table-cell>
          <table:table-cell table:style-name="ce86" table:number-columns-repeated="2"/>
          <table:table-cell table:style-name="ce88" table:formula="of:=LOG(2*[.C523])+7*0.51" office:value-type="float" office:value="3.6712748184105" calcext:value-type="float">
            <text:p>3,671</text:p>
          </table:table-cell>
          <table:table-cell table:style-name="ce88" table:formula="of:=IF([.C523]&lt;0.242;EXP([.C523])/(2-EXP([.C523]));IF([.C523]&lt;0.5;7*[.C523];IF([.C523]&gt;=0.5;LOG(2*[.C523])+7*0.5;&quot;error&quot;)))" office:value-type="float" office:value="3.6012748184105" calcext:value-type="float">
            <text:p>3,601</text:p>
          </table:table-cell>
          <table:table-cell table:formula="of:=IF([.C523]&lt;0.242;&quot;exp&quot;;IF([.C523]&lt;0.5;&quot;geo&quot;;IF([.C52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8999999999997" calcext:value-type="float">
            <text:p>5,09</text:p>
          </table:table-cell>
          <table:table-cell table:style-name="ce88" table:formula="of:=([.B524]-[.$C$5])/([.$C$6]-[.$C$5])" office:value-type="float" office:value="0.632575757575754" calcext:value-type="float">
            <text:p>0,633</text:p>
          </table:table-cell>
          <table:table-cell table:style-name="ce86" table:number-columns-repeated="2"/>
          <table:table-cell table:style-name="ce88" table:formula="of:=LOG(2*[.C524])+7*0.51" office:value-type="float" office:value="3.67214253994173" calcext:value-type="float">
            <text:p>3,672</text:p>
          </table:table-cell>
          <table:table-cell table:style-name="ce88" table:formula="of:=IF([.C524]&lt;0.242;EXP([.C524])/(2-EXP([.C524]));IF([.C524]&lt;0.5;7*[.C524];IF([.C524]&gt;=0.5;LOG(2*[.C524])+7*0.5;&quot;error&quot;)))" office:value-type="float" office:value="3.60214253994173" calcext:value-type="float">
            <text:p>3,602</text:p>
          </table:table-cell>
          <table:table-cell table:formula="of:=IF([.C524]&lt;0.242;&quot;exp&quot;;IF([.C524]&lt;0.5;&quot;geo&quot;;IF([.C52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09999999999997" calcext:value-type="float">
            <text:p>5,1</text:p>
          </table:table-cell>
          <table:table-cell table:style-name="ce88" table:formula="of:=([.B525]-[.$C$5])/([.$C$6]-[.$C$5])" office:value-type="float" office:value="0.63383838383838" calcext:value-type="float">
            <text:p>0,634</text:p>
          </table:table-cell>
          <table:table-cell table:style-name="ce86" table:number-columns-repeated="2"/>
          <table:table-cell table:style-name="ce88" table:formula="of:=LOG(2*[.C525])+7*0.51" office:value-type="float" office:value="3.6730085312195" calcext:value-type="float">
            <text:p>3,673</text:p>
          </table:table-cell>
          <table:table-cell table:style-name="ce88" table:formula="of:=IF([.C525]&lt;0.242;EXP([.C525])/(2-EXP([.C525]));IF([.C525]&lt;0.5;7*[.C525];IF([.C525]&gt;=0.5;LOG(2*[.C525])+7*0.5;&quot;error&quot;)))" office:value-type="float" office:value="3.6030085312195" calcext:value-type="float">
            <text:p>3,603</text:p>
          </table:table-cell>
          <table:table-cell table:formula="of:=IF([.C525]&lt;0.242;&quot;exp&quot;;IF([.C525]&lt;0.5;&quot;geo&quot;;IF([.C52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0999999999997" calcext:value-type="float">
            <text:p>5,11</text:p>
          </table:table-cell>
          <table:table-cell table:style-name="ce88" table:formula="of:=([.B526]-[.$C$5])/([.$C$6]-[.$C$5])" office:value-type="float" office:value="0.635101010101006" calcext:value-type="float">
            <text:p>0,635</text:p>
          </table:table-cell>
          <table:table-cell table:style-name="ce86" table:number-columns-repeated="2"/>
          <table:table-cell table:style-name="ce88" table:formula="of:=LOG(2*[.C526])+7*0.51" office:value-type="float" office:value="3.67387279913041" calcext:value-type="float">
            <text:p>3,674</text:p>
          </table:table-cell>
          <table:table-cell table:style-name="ce88" table:formula="of:=IF([.C526]&lt;0.242;EXP([.C526])/(2-EXP([.C526]));IF([.C526]&lt;0.5;7*[.C526];IF([.C526]&gt;=0.5;LOG(2*[.C526])+7*0.5;&quot;error&quot;)))" office:value-type="float" office:value="3.60387279913041" calcext:value-type="float">
            <text:p>3,604</text:p>
          </table:table-cell>
          <table:table-cell table:formula="of:=IF([.C526]&lt;0.242;&quot;exp&quot;;IF([.C526]&lt;0.5;&quot;geo&quot;;IF([.C52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1999999999997" calcext:value-type="float">
            <text:p>5,12</text:p>
          </table:table-cell>
          <table:table-cell table:style-name="ce88" table:formula="of:=([.B527]-[.$C$5])/([.$C$6]-[.$C$5])" office:value-type="float" office:value="0.636363636363633" calcext:value-type="float">
            <text:p>0,636</text:p>
          </table:table-cell>
          <table:table-cell table:style-name="ce86" table:number-columns-repeated="2"/>
          <table:table-cell table:style-name="ce88" table:formula="of:=LOG(2*[.C527])+7*0.51" office:value-type="float" office:value="3.67473535052001" calcext:value-type="float">
            <text:p>3,675</text:p>
          </table:table-cell>
          <table:table-cell table:style-name="ce88" table:formula="of:=IF([.C527]&lt;0.242;EXP([.C527])/(2-EXP([.C527]));IF([.C527]&lt;0.5;7*[.C527];IF([.C527]&gt;=0.5;LOG(2*[.C527])+7*0.5;&quot;error&quot;)))" office:value-type="float" office:value="3.60473535052001" calcext:value-type="float">
            <text:p>3,605</text:p>
          </table:table-cell>
          <table:table-cell table:formula="of:=IF([.C527]&lt;0.242;&quot;exp&quot;;IF([.C527]&lt;0.5;&quot;geo&quot;;IF([.C52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2999999999997" calcext:value-type="float">
            <text:p>5,13</text:p>
          </table:table-cell>
          <table:table-cell table:style-name="ce88" table:formula="of:=([.B528]-[.$C$5])/([.$C$6]-[.$C$5])" office:value-type="float" office:value="0.637626262626259" calcext:value-type="float">
            <text:p>0,638</text:p>
          </table:table-cell>
          <table:table-cell table:style-name="ce86" table:number-columns-repeated="2"/>
          <table:table-cell table:style-name="ce88" table:formula="of:=LOG(2*[.C528])+7*0.51" office:value-type="float" office:value="3.67559619219315" calcext:value-type="float">
            <text:p>3,676</text:p>
          </table:table-cell>
          <table:table-cell table:style-name="ce88" table:formula="of:=IF([.C528]&lt;0.242;EXP([.C528])/(2-EXP([.C528]));IF([.C528]&lt;0.5;7*[.C528];IF([.C528]&gt;=0.5;LOG(2*[.C528])+7*0.5;&quot;error&quot;)))" office:value-type="float" office:value="3.60559619219315" calcext:value-type="float">
            <text:p>3,606</text:p>
          </table:table-cell>
          <table:table-cell table:formula="of:=IF([.C528]&lt;0.242;&quot;exp&quot;;IF([.C528]&lt;0.5;&quot;geo&quot;;IF([.C52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3999999999997" calcext:value-type="float">
            <text:p>5,14</text:p>
          </table:table-cell>
          <table:table-cell table:style-name="ce88" table:formula="of:=([.B529]-[.$C$5])/([.$C$6]-[.$C$5])" office:value-type="float" office:value="0.638888888888885" calcext:value-type="float">
            <text:p>0,639</text:p>
          </table:table-cell>
          <table:table-cell table:style-name="ce86" table:number-columns-repeated="2"/>
          <table:table-cell table:style-name="ce88" table:formula="of:=LOG(2*[.C529])+7*0.51" office:value-type="float" office:value="3.67645533091428" calcext:value-type="float">
            <text:p>3,676</text:p>
          </table:table-cell>
          <table:table-cell table:style-name="ce88" table:formula="of:=IF([.C529]&lt;0.242;EXP([.C529])/(2-EXP([.C529]));IF([.C529]&lt;0.5;7*[.C529];IF([.C529]&gt;=0.5;LOG(2*[.C529])+7*0.5;&quot;error&quot;)))" office:value-type="float" office:value="3.60645533091428" calcext:value-type="float">
            <text:p>3,606</text:p>
          </table:table-cell>
          <table:table-cell table:formula="of:=IF([.C529]&lt;0.242;&quot;exp&quot;;IF([.C529]&lt;0.5;&quot;geo&quot;;IF([.C52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4999999999997" calcext:value-type="float">
            <text:p>5,15</text:p>
          </table:table-cell>
          <table:table-cell table:style-name="ce88" table:formula="of:=([.B530]-[.$C$5])/([.$C$6]-[.$C$5])" office:value-type="float" office:value="0.640151515151511" calcext:value-type="float">
            <text:p>0,640</text:p>
          </table:table-cell>
          <table:table-cell table:style-name="ce86" table:number-columns-repeated="2"/>
          <table:table-cell table:style-name="ce88" table:formula="of:=LOG(2*[.C530])+7*0.51" office:value-type="float" office:value="3.67731277340782" calcext:value-type="float">
            <text:p>3,677</text:p>
          </table:table-cell>
          <table:table-cell table:style-name="ce88" table:formula="of:=IF([.C530]&lt;0.242;EXP([.C530])/(2-EXP([.C530]));IF([.C530]&lt;0.5;7*[.C530];IF([.C530]&gt;=0.5;LOG(2*[.C530])+7*0.5;&quot;error&quot;)))" office:value-type="float" office:value="3.60731277340782" calcext:value-type="float">
            <text:p>3,607</text:p>
          </table:table-cell>
          <table:table-cell table:formula="of:=IF([.C530]&lt;0.242;&quot;exp&quot;;IF([.C530]&lt;0.5;&quot;geo&quot;;IF([.C53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5999999999997" calcext:value-type="float">
            <text:p>5,16</text:p>
          </table:table-cell>
          <table:table-cell table:style-name="ce88" table:formula="of:=([.B531]-[.$C$5])/([.$C$6]-[.$C$5])" office:value-type="float" office:value="0.641414141414138" calcext:value-type="float">
            <text:p>0,641</text:p>
          </table:table-cell>
          <table:table-cell table:style-name="ce86" table:number-columns-repeated="2"/>
          <table:table-cell table:style-name="ce88" table:formula="of:=LOG(2*[.C531])+7*0.51" office:value-type="float" office:value="3.6781685263584" calcext:value-type="float">
            <text:p>3,678</text:p>
          </table:table-cell>
          <table:table-cell table:style-name="ce88" table:formula="of:=IF([.C531]&lt;0.242;EXP([.C531])/(2-EXP([.C531]));IF([.C531]&lt;0.5;7*[.C531];IF([.C531]&gt;=0.5;LOG(2*[.C531])+7*0.5;&quot;error&quot;)))" office:value-type="float" office:value="3.6081685263584" calcext:value-type="float">
            <text:p>3,608</text:p>
          </table:table-cell>
          <table:table-cell table:formula="of:=IF([.C531]&lt;0.242;&quot;exp&quot;;IF([.C531]&lt;0.5;&quot;geo&quot;;IF([.C53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6999999999997" calcext:value-type="float">
            <text:p>5,17</text:p>
          </table:table-cell>
          <table:table-cell table:style-name="ce88" table:formula="of:=([.B532]-[.$C$5])/([.$C$6]-[.$C$5])" office:value-type="float" office:value="0.642676767676764" calcext:value-type="float">
            <text:p>0,643</text:p>
          </table:table-cell>
          <table:table-cell table:style-name="ce86" table:number-columns-repeated="2"/>
          <table:table-cell table:style-name="ce88" table:formula="of:=LOG(2*[.C532])+7*0.51" office:value-type="float" office:value="3.67902259641124" calcext:value-type="float">
            <text:p>3,679</text:p>
          </table:table-cell>
          <table:table-cell table:style-name="ce88" table:formula="of:=IF([.C532]&lt;0.242;EXP([.C532])/(2-EXP([.C532]));IF([.C532]&lt;0.5;7*[.C532];IF([.C532]&gt;=0.5;LOG(2*[.C532])+7*0.5;&quot;error&quot;)))" office:value-type="float" office:value="3.60902259641124" calcext:value-type="float">
            <text:p>3,609</text:p>
          </table:table-cell>
          <table:table-cell table:formula="of:=IF([.C532]&lt;0.242;&quot;exp&quot;;IF([.C532]&lt;0.5;&quot;geo&quot;;IF([.C53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7999999999997" calcext:value-type="float">
            <text:p>5,18</text:p>
          </table:table-cell>
          <table:table-cell table:style-name="ce88" table:formula="of:=([.B533]-[.$C$5])/([.$C$6]-[.$C$5])" office:value-type="float" office:value="0.64393939393939" calcext:value-type="float">
            <text:p>0,644</text:p>
          </table:table-cell>
          <table:table-cell table:style-name="ce86" table:number-columns-repeated="2"/>
          <table:table-cell table:style-name="ce88" table:formula="of:=LOG(2*[.C533])+7*0.51" office:value-type="float" office:value="3.67987499017242" calcext:value-type="float">
            <text:p>3,680</text:p>
          </table:table-cell>
          <table:table-cell table:style-name="ce88" table:formula="of:=IF([.C533]&lt;0.242;EXP([.C533])/(2-EXP([.C533]));IF([.C533]&lt;0.5;7*[.C533];IF([.C533]&gt;=0.5;LOG(2*[.C533])+7*0.5;&quot;error&quot;)))" office:value-type="float" office:value="3.60987499017242" calcext:value-type="float">
            <text:p>3,610</text:p>
          </table:table-cell>
          <table:table-cell table:formula="of:=IF([.C533]&lt;0.242;&quot;exp&quot;;IF([.C533]&lt;0.5;&quot;geo&quot;;IF([.C53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8999999999997" calcext:value-type="float">
            <text:p>5,19</text:p>
          </table:table-cell>
          <table:table-cell table:style-name="ce88" table:formula="of:=([.B534]-[.$C$5])/([.$C$6]-[.$C$5])" office:value-type="float" office:value="0.645202020202016" calcext:value-type="float">
            <text:p>0,645</text:p>
          </table:table-cell>
          <table:table-cell table:style-name="ce86" table:number-columns-repeated="2"/>
          <table:table-cell table:style-name="ce88" table:formula="of:=LOG(2*[.C534])+7*0.51" office:value-type="float" office:value="3.6807257142092" calcext:value-type="float">
            <text:p>3,681</text:p>
          </table:table-cell>
          <table:table-cell table:style-name="ce88" table:formula="of:=IF([.C534]&lt;0.242;EXP([.C534])/(2-EXP([.C534]));IF([.C534]&lt;0.5;7*[.C534];IF([.C534]&gt;=0.5;LOG(2*[.C534])+7*0.5;&quot;error&quot;)))" office:value-type="float" office:value="3.6107257142092" calcext:value-type="float">
            <text:p>3,611</text:p>
          </table:table-cell>
          <table:table-cell table:formula="of:=IF([.C534]&lt;0.242;&quot;exp&quot;;IF([.C534]&lt;0.5;&quot;geo&quot;;IF([.C53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19999999999997" calcext:value-type="float">
            <text:p>5,2</text:p>
          </table:table-cell>
          <table:table-cell table:style-name="ce88" table:formula="of:=([.B535]-[.$C$5])/([.$C$6]-[.$C$5])" office:value-type="float" office:value="0.646464646464643" calcext:value-type="float">
            <text:p>0,646</text:p>
          </table:table-cell>
          <table:table-cell table:style-name="ce86" table:number-columns-repeated="2"/>
          <table:table-cell table:style-name="ce88" table:formula="of:=LOG(2*[.C535])+7*0.51" office:value-type="float" office:value="3.68157477505032" calcext:value-type="float">
            <text:p>3,682</text:p>
          </table:table-cell>
          <table:table-cell table:style-name="ce88" table:formula="of:=IF([.C535]&lt;0.242;EXP([.C535])/(2-EXP([.C535]));IF([.C535]&lt;0.5;7*[.C535];IF([.C535]&gt;=0.5;LOG(2*[.C535])+7*0.5;&quot;error&quot;)))" office:value-type="float" office:value="3.61157477505032" calcext:value-type="float">
            <text:p>3,612</text:p>
          </table:table-cell>
          <table:table-cell table:formula="of:=IF([.C535]&lt;0.242;&quot;exp&quot;;IF([.C535]&lt;0.5;&quot;geo&quot;;IF([.C53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0999999999997" calcext:value-type="float">
            <text:p>5,21</text:p>
          </table:table-cell>
          <table:table-cell table:style-name="ce88" table:formula="of:=([.B536]-[.$C$5])/([.$C$6]-[.$C$5])" office:value-type="float" office:value="0.647727272727269" calcext:value-type="float">
            <text:p>0,648</text:p>
          </table:table-cell>
          <table:table-cell table:style-name="ce86" table:number-columns-repeated="2"/>
          <table:table-cell table:style-name="ce88" table:formula="of:=LOG(2*[.C536])+7*0.51" office:value-type="float" office:value="3.6824221791863" calcext:value-type="float">
            <text:p>3,682</text:p>
          </table:table-cell>
          <table:table-cell table:style-name="ce88" table:formula="of:=IF([.C536]&lt;0.242;EXP([.C536])/(2-EXP([.C536]));IF([.C536]&lt;0.5;7*[.C536];IF([.C536]&gt;=0.5;LOG(2*[.C536])+7*0.5;&quot;error&quot;)))" office:value-type="float" office:value="3.6124221791863" calcext:value-type="float">
            <text:p>3,612</text:p>
          </table:table-cell>
          <table:table-cell table:formula="of:=IF([.C536]&lt;0.242;&quot;exp&quot;;IF([.C536]&lt;0.5;&quot;geo&quot;;IF([.C53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1999999999997" calcext:value-type="float">
            <text:p>5,22</text:p>
          </table:table-cell>
          <table:table-cell table:style-name="ce88" table:formula="of:=([.B537]-[.$C$5])/([.$C$6]-[.$C$5])" office:value-type="float" office:value="0.648989898989895" calcext:value-type="float">
            <text:p>0,649</text:p>
          </table:table-cell>
          <table:table-cell table:style-name="ce86" table:number-columns-repeated="2"/>
          <table:table-cell table:style-name="ce88" table:formula="of:=LOG(2*[.C537])+7*0.51" office:value-type="float" office:value="3.68326793306976" calcext:value-type="float">
            <text:p>3,683</text:p>
          </table:table-cell>
          <table:table-cell table:style-name="ce88" table:formula="of:=IF([.C537]&lt;0.242;EXP([.C537])/(2-EXP([.C537]));IF([.C537]&lt;0.5;7*[.C537];IF([.C537]&gt;=0.5;LOG(2*[.C537])+7*0.5;&quot;error&quot;)))" office:value-type="float" office:value="3.61326793306976" calcext:value-type="float">
            <text:p>3,613</text:p>
          </table:table-cell>
          <table:table-cell table:formula="of:=IF([.C537]&lt;0.242;&quot;exp&quot;;IF([.C537]&lt;0.5;&quot;geo&quot;;IF([.C53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2999999999997" calcext:value-type="float">
            <text:p>5,23</text:p>
          </table:table-cell>
          <table:table-cell table:style-name="ce88" table:formula="of:=([.B538]-[.$C$5])/([.$C$6]-[.$C$5])" office:value-type="float" office:value="0.650252525252522" calcext:value-type="float">
            <text:p>0,650</text:p>
          </table:table-cell>
          <table:table-cell table:style-name="ce86" table:number-columns-repeated="2"/>
          <table:table-cell table:style-name="ce88" table:formula="of:=LOG(2*[.C538])+7*0.51" office:value-type="float" office:value="3.68411204311568" calcext:value-type="float">
            <text:p>3,684</text:p>
          </table:table-cell>
          <table:table-cell table:style-name="ce88" table:formula="of:=IF([.C538]&lt;0.242;EXP([.C538])/(2-EXP([.C538]));IF([.C538]&lt;0.5;7*[.C538];IF([.C538]&gt;=0.5;LOG(2*[.C538])+7*0.5;&quot;error&quot;)))" office:value-type="float" office:value="3.61411204311568" calcext:value-type="float">
            <text:p>3,614</text:p>
          </table:table-cell>
          <table:table-cell table:formula="of:=IF([.C538]&lt;0.242;&quot;exp&quot;;IF([.C538]&lt;0.5;&quot;geo&quot;;IF([.C53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3999999999997" calcext:value-type="float">
            <text:p>5,24</text:p>
          </table:table-cell>
          <table:table-cell table:style-name="ce88" table:formula="of:=([.B539]-[.$C$5])/([.$C$6]-[.$C$5])" office:value-type="float" office:value="0.651515151515148" calcext:value-type="float">
            <text:p>0,652</text:p>
          </table:table-cell>
          <table:table-cell table:style-name="ce86" table:number-columns-repeated="2"/>
          <table:table-cell table:style-name="ce88" table:formula="of:=LOG(2*[.C539])+7*0.51" office:value-type="float" office:value="3.6849545157017" calcext:value-type="float">
            <text:p>3,685</text:p>
          </table:table-cell>
          <table:table-cell table:style-name="ce88" table:formula="of:=IF([.C539]&lt;0.242;EXP([.C539])/(2-EXP([.C539]));IF([.C539]&lt;0.5;7*[.C539];IF([.C539]&gt;=0.5;LOG(2*[.C539])+7*0.5;&quot;error&quot;)))" office:value-type="float" office:value="3.6149545157017" calcext:value-type="float">
            <text:p>3,615</text:p>
          </table:table-cell>
          <table:table-cell table:formula="of:=IF([.C539]&lt;0.242;&quot;exp&quot;;IF([.C539]&lt;0.5;&quot;geo&quot;;IF([.C53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4999999999997" calcext:value-type="float">
            <text:p>5,25</text:p>
          </table:table-cell>
          <table:table-cell table:style-name="ce88" table:formula="of:=([.B540]-[.$C$5])/([.$C$6]-[.$C$5])" office:value-type="float" office:value="0.652777777777774" calcext:value-type="float">
            <text:p>0,653</text:p>
          </table:table-cell>
          <table:table-cell table:style-name="ce86" table:number-columns-repeated="2"/>
          <table:table-cell table:style-name="ce88" table:formula="of:=LOG(2*[.C540])+7*0.51" office:value-type="float" office:value="3.68579535716843" calcext:value-type="float">
            <text:p>3,686</text:p>
          </table:table-cell>
          <table:table-cell table:style-name="ce88" table:formula="of:=IF([.C540]&lt;0.242;EXP([.C540])/(2-EXP([.C540]));IF([.C540]&lt;0.5;7*[.C540];IF([.C540]&gt;=0.5;LOG(2*[.C540])+7*0.5;&quot;error&quot;)))" office:value-type="float" office:value="3.61579535716843" calcext:value-type="float">
            <text:p>3,616</text:p>
          </table:table-cell>
          <table:table-cell table:formula="of:=IF([.C540]&lt;0.242;&quot;exp&quot;;IF([.C540]&lt;0.5;&quot;geo&quot;;IF([.C54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5999999999997" calcext:value-type="float">
            <text:p>5,26</text:p>
          </table:table-cell>
          <table:table-cell table:style-name="ce88" table:formula="of:=([.B541]-[.$C$5])/([.$C$6]-[.$C$5])" office:value-type="float" office:value="0.6540404040404" calcext:value-type="float">
            <text:p>0,654</text:p>
          </table:table-cell>
          <table:table-cell table:style-name="ce86" table:number-columns-repeated="2"/>
          <table:table-cell table:style-name="ce88" table:formula="of:=LOG(2*[.C541])+7*0.51" office:value-type="float" office:value="3.68663457381972" calcext:value-type="float">
            <text:p>3,687</text:p>
          </table:table-cell>
          <table:table-cell table:style-name="ce88" table:formula="of:=IF([.C541]&lt;0.242;EXP([.C541])/(2-EXP([.C541]));IF([.C541]&lt;0.5;7*[.C541];IF([.C541]&gt;=0.5;LOG(2*[.C541])+7*0.5;&quot;error&quot;)))" office:value-type="float" office:value="3.61663457381972" calcext:value-type="float">
            <text:p>3,617</text:p>
          </table:table-cell>
          <table:table-cell table:formula="of:=IF([.C541]&lt;0.242;&quot;exp&quot;;IF([.C541]&lt;0.5;&quot;geo&quot;;IF([.C54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6999999999997" calcext:value-type="float">
            <text:p>5,27</text:p>
          </table:table-cell>
          <table:table-cell table:style-name="ce88" table:formula="of:=([.B542]-[.$C$5])/([.$C$6]-[.$C$5])" office:value-type="float" office:value="0.655303030303026" calcext:value-type="float">
            <text:p>0,655</text:p>
          </table:table-cell>
          <table:table-cell table:style-name="ce86" table:number-columns-repeated="2"/>
          <table:table-cell table:style-name="ce88" table:formula="of:=LOG(2*[.C542])+7*0.51" office:value-type="float" office:value="3.68747217192294" calcext:value-type="float">
            <text:p>3,687</text:p>
          </table:table-cell>
          <table:table-cell table:style-name="ce88" table:formula="of:=IF([.C542]&lt;0.242;EXP([.C542])/(2-EXP([.C542]));IF([.C542]&lt;0.5;7*[.C542];IF([.C542]&gt;=0.5;LOG(2*[.C542])+7*0.5;&quot;error&quot;)))" office:value-type="float" office:value="3.61747217192294" calcext:value-type="float">
            <text:p>3,617</text:p>
          </table:table-cell>
          <table:table-cell table:formula="of:=IF([.C542]&lt;0.242;&quot;exp&quot;;IF([.C542]&lt;0.5;&quot;geo&quot;;IF([.C54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7999999999997" calcext:value-type="float">
            <text:p>5,28</text:p>
          </table:table-cell>
          <table:table-cell table:style-name="ce88" table:formula="of:=([.B543]-[.$C$5])/([.$C$6]-[.$C$5])" office:value-type="float" office:value="0.656565656565653" calcext:value-type="float">
            <text:p>0,657</text:p>
          </table:table-cell>
          <table:table-cell table:style-name="ce86" table:number-columns-repeated="2"/>
          <table:table-cell table:style-name="ce88" table:formula="of:=LOG(2*[.C543])+7*0.51" office:value-type="float" office:value="3.68830815770928" calcext:value-type="float">
            <text:p>3,688</text:p>
          </table:table-cell>
          <table:table-cell table:style-name="ce88" table:formula="of:=IF([.C543]&lt;0.242;EXP([.C543])/(2-EXP([.C543]));IF([.C543]&lt;0.5;7*[.C543];IF([.C543]&gt;=0.5;LOG(2*[.C543])+7*0.5;&quot;error&quot;)))" office:value-type="float" office:value="3.61830815770928" calcext:value-type="float">
            <text:p>3,618</text:p>
          </table:table-cell>
          <table:table-cell table:formula="of:=IF([.C543]&lt;0.242;&quot;exp&quot;;IF([.C543]&lt;0.5;&quot;geo&quot;;IF([.C54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8999999999997" calcext:value-type="float">
            <text:p>5,29</text:p>
          </table:table-cell>
          <table:table-cell table:style-name="ce88" table:formula="of:=([.B544]-[.$C$5])/([.$C$6]-[.$C$5])" office:value-type="float" office:value="0.657828282828279" calcext:value-type="float">
            <text:p>0,658</text:p>
          </table:table-cell>
          <table:table-cell table:style-name="ce86" table:number-columns-repeated="2"/>
          <table:table-cell table:style-name="ce88" table:formula="of:=LOG(2*[.C544])+7*0.51" office:value-type="float" office:value="3.68914253737401" calcext:value-type="float">
            <text:p>3,689</text:p>
          </table:table-cell>
          <table:table-cell table:style-name="ce88" table:formula="of:=IF([.C544]&lt;0.242;EXP([.C544])/(2-EXP([.C544]));IF([.C544]&lt;0.5;7*[.C544];IF([.C544]&gt;=0.5;LOG(2*[.C544])+7*0.5;&quot;error&quot;)))" office:value-type="float" office:value="3.61914253737401" calcext:value-type="float">
            <text:p>3,619</text:p>
          </table:table-cell>
          <table:table-cell table:formula="of:=IF([.C544]&lt;0.242;&quot;exp&quot;;IF([.C544]&lt;0.5;&quot;geo&quot;;IF([.C54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29999999999997" calcext:value-type="float">
            <text:p>5,3</text:p>
          </table:table-cell>
          <table:table-cell table:style-name="ce88" table:formula="of:=([.B545]-[.$C$5])/([.$C$6]-[.$C$5])" office:value-type="float" office:value="0.659090909090905" calcext:value-type="float">
            <text:p>0,659</text:p>
          </table:table-cell>
          <table:table-cell table:style-name="ce86" table:number-columns-repeated="2"/>
          <table:table-cell table:style-name="ce88" table:formula="of:=LOG(2*[.C545])+7*0.51" office:value-type="float" office:value="3.68997531707675" calcext:value-type="float">
            <text:p>3,690</text:p>
          </table:table-cell>
          <table:table-cell table:style-name="ce88" table:formula="of:=IF([.C545]&lt;0.242;EXP([.C545])/(2-EXP([.C545]));IF([.C545]&lt;0.5;7*[.C545];IF([.C545]&gt;=0.5;LOG(2*[.C545])+7*0.5;&quot;error&quot;)))" office:value-type="float" office:value="3.61997531707675" calcext:value-type="float">
            <text:p>3,620</text:p>
          </table:table-cell>
          <table:table-cell table:formula="of:=IF([.C545]&lt;0.242;&quot;exp&quot;;IF([.C545]&lt;0.5;&quot;geo&quot;;IF([.C54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0999999999997" calcext:value-type="float">
            <text:p>5,31</text:p>
          </table:table-cell>
          <table:table-cell table:style-name="ce88" table:formula="of:=([.B546]-[.$C$5])/([.$C$6]-[.$C$5])" office:value-type="float" office:value="0.660353535353532" calcext:value-type="float">
            <text:p>0,660</text:p>
          </table:table-cell>
          <table:table-cell table:style-name="ce86" table:number-columns-repeated="2"/>
          <table:table-cell table:style-name="ce88" table:formula="of:=LOG(2*[.C546])+7*0.51" office:value-type="float" office:value="3.69080650294176" calcext:value-type="float">
            <text:p>3,691</text:p>
          </table:table-cell>
          <table:table-cell table:style-name="ce88" table:formula="of:=IF([.C546]&lt;0.242;EXP([.C546])/(2-EXP([.C546]));IF([.C546]&lt;0.5;7*[.C546];IF([.C546]&gt;=0.5;LOG(2*[.C546])+7*0.5;&quot;error&quot;)))" office:value-type="float" office:value="3.62080650294176" calcext:value-type="float">
            <text:p>3,621</text:p>
          </table:table-cell>
          <table:table-cell table:formula="of:=IF([.C546]&lt;0.242;&quot;exp&quot;;IF([.C546]&lt;0.5;&quot;geo&quot;;IF([.C54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1999999999997" calcext:value-type="float">
            <text:p>5,32</text:p>
          </table:table-cell>
          <table:table-cell table:style-name="ce88" table:formula="of:=([.B547]-[.$C$5])/([.$C$6]-[.$C$5])" office:value-type="float" office:value="0.661616161616158" calcext:value-type="float">
            <text:p>0,662</text:p>
          </table:table-cell>
          <table:table-cell table:style-name="ce86" table:number-columns-repeated="2"/>
          <table:table-cell table:style-name="ce88" table:formula="of:=LOG(2*[.C547])+7*0.51" office:value-type="float" office:value="3.69163610105821" calcext:value-type="float">
            <text:p>3,692</text:p>
          </table:table-cell>
          <table:table-cell table:style-name="ce88" table:formula="of:=IF([.C547]&lt;0.242;EXP([.C547])/(2-EXP([.C547]));IF([.C547]&lt;0.5;7*[.C547];IF([.C547]&gt;=0.5;LOG(2*[.C547])+7*0.5;&quot;error&quot;)))" office:value-type="float" office:value="3.62163610105821" calcext:value-type="float">
            <text:p>3,622</text:p>
          </table:table-cell>
          <table:table-cell table:formula="of:=IF([.C547]&lt;0.242;&quot;exp&quot;;IF([.C547]&lt;0.5;&quot;geo&quot;;IF([.C54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2999999999997" calcext:value-type="float">
            <text:p>5,33</text:p>
          </table:table-cell>
          <table:table-cell table:style-name="ce88" table:formula="of:=([.B548]-[.$C$5])/([.$C$6]-[.$C$5])" office:value-type="float" office:value="0.662878787878784" calcext:value-type="float">
            <text:p>0,663</text:p>
          </table:table-cell>
          <table:table-cell table:style-name="ce86" table:number-columns-repeated="2"/>
          <table:table-cell table:style-name="ce88" table:formula="of:=LOG(2*[.C548])+7*0.51" office:value-type="float" office:value="3.69246411748044" calcext:value-type="float">
            <text:p>3,692</text:p>
          </table:table-cell>
          <table:table-cell table:style-name="ce88" table:formula="of:=IF([.C548]&lt;0.242;EXP([.C548])/(2-EXP([.C548]));IF([.C548]&lt;0.5;7*[.C548];IF([.C548]&gt;=0.5;LOG(2*[.C548])+7*0.5;&quot;error&quot;)))" office:value-type="float" office:value="3.62246411748044" calcext:value-type="float">
            <text:p>3,622</text:p>
          </table:table-cell>
          <table:table-cell table:formula="of:=IF([.C548]&lt;0.242;&quot;exp&quot;;IF([.C548]&lt;0.5;&quot;geo&quot;;IF([.C54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3999999999997" calcext:value-type="float">
            <text:p>5,34</text:p>
          </table:table-cell>
          <table:table-cell table:style-name="ce88" table:formula="of:=([.B549]-[.$C$5])/([.$C$6]-[.$C$5])" office:value-type="float" office:value="0.66414141414141" calcext:value-type="float">
            <text:p>0,664</text:p>
          </table:table-cell>
          <table:table-cell table:style-name="ce86" table:number-columns-repeated="2"/>
          <table:table-cell table:style-name="ce88" table:formula="of:=LOG(2*[.C549])+7*0.51" office:value-type="float" office:value="3.69329055822822" calcext:value-type="float">
            <text:p>3,693</text:p>
          </table:table-cell>
          <table:table-cell table:style-name="ce88" table:formula="of:=IF([.C549]&lt;0.242;EXP([.C549])/(2-EXP([.C549]));IF([.C549]&lt;0.5;7*[.C549];IF([.C549]&gt;=0.5;LOG(2*[.C549])+7*0.5;&quot;error&quot;)))" office:value-type="float" office:value="3.62329055822822" calcext:value-type="float">
            <text:p>3,623</text:p>
          </table:table-cell>
          <table:table-cell table:formula="of:=IF([.C549]&lt;0.242;&quot;exp&quot;;IF([.C549]&lt;0.5;&quot;geo&quot;;IF([.C54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4999999999997" calcext:value-type="float">
            <text:p>5,35</text:p>
          </table:table-cell>
          <table:table-cell table:style-name="ce88" table:formula="of:=([.B550]-[.$C$5])/([.$C$6]-[.$C$5])" office:value-type="float" office:value="0.665404040404037" calcext:value-type="float">
            <text:p>0,665</text:p>
          </table:table-cell>
          <table:table-cell table:style-name="ce86" table:number-columns-repeated="2"/>
          <table:table-cell table:style-name="ce88" table:formula="of:=LOG(2*[.C550])+7*0.51" office:value-type="float" office:value="3.69411542928703" calcext:value-type="float">
            <text:p>3,694</text:p>
          </table:table-cell>
          <table:table-cell table:style-name="ce88" table:formula="of:=IF([.C550]&lt;0.242;EXP([.C550])/(2-EXP([.C550]));IF([.C550]&lt;0.5;7*[.C550];IF([.C550]&gt;=0.5;LOG(2*[.C550])+7*0.5;&quot;error&quot;)))" office:value-type="float" office:value="3.62411542928703" calcext:value-type="float">
            <text:p>3,624</text:p>
          </table:table-cell>
          <table:table-cell table:formula="of:=IF([.C550]&lt;0.242;&quot;exp&quot;;IF([.C550]&lt;0.5;&quot;geo&quot;;IF([.C55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5999999999997" calcext:value-type="float">
            <text:p>5,36</text:p>
          </table:table-cell>
          <table:table-cell table:style-name="ce88" table:formula="of:=([.B551]-[.$C$5])/([.$C$6]-[.$C$5])" office:value-type="float" office:value="0.666666666666663" calcext:value-type="float">
            <text:p>0,667</text:p>
          </table:table-cell>
          <table:table-cell table:style-name="ce86" table:number-columns-repeated="2"/>
          <table:table-cell table:style-name="ce88" table:formula="of:=LOG(2*[.C551])+7*0.51" office:value-type="float" office:value="3.6949387366083" calcext:value-type="float">
            <text:p>3,695</text:p>
          </table:table-cell>
          <table:table-cell table:style-name="ce88" table:formula="of:=IF([.C551]&lt;0.242;EXP([.C551])/(2-EXP([.C551]));IF([.C551]&lt;0.5;7*[.C551];IF([.C551]&gt;=0.5;LOG(2*[.C551])+7*0.5;&quot;error&quot;)))" office:value-type="float" office:value="3.6249387366083" calcext:value-type="float">
            <text:p>3,625</text:p>
          </table:table-cell>
          <table:table-cell table:formula="of:=IF([.C551]&lt;0.242;&quot;exp&quot;;IF([.C551]&lt;0.5;&quot;geo&quot;;IF([.C55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6999999999997" calcext:value-type="float">
            <text:p>5,37</text:p>
          </table:table-cell>
          <table:table-cell table:style-name="ce88" table:formula="of:=([.B552]-[.$C$5])/([.$C$6]-[.$C$5])" office:value-type="float" office:value="0.667929292929289" calcext:value-type="float">
            <text:p>0,668</text:p>
          </table:table-cell>
          <table:table-cell table:style-name="ce86" table:number-columns-repeated="2"/>
          <table:table-cell table:style-name="ce88" table:formula="of:=LOG(2*[.C552])+7*0.51" office:value-type="float" office:value="3.69576048610967" calcext:value-type="float">
            <text:p>3,696</text:p>
          </table:table-cell>
          <table:table-cell table:style-name="ce88" table:formula="of:=IF([.C552]&lt;0.242;EXP([.C552])/(2-EXP([.C552]));IF([.C552]&lt;0.5;7*[.C552];IF([.C552]&gt;=0.5;LOG(2*[.C552])+7*0.5;&quot;error&quot;)))" office:value-type="float" office:value="3.62576048610967" calcext:value-type="float">
            <text:p>3,626</text:p>
          </table:table-cell>
          <table:table-cell table:formula="of:=IF([.C552]&lt;0.242;&quot;exp&quot;;IF([.C552]&lt;0.5;&quot;geo&quot;;IF([.C55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7999999999997" calcext:value-type="float">
            <text:p>5,38</text:p>
          </table:table-cell>
          <table:table-cell table:style-name="ce88" table:formula="of:=([.B553]-[.$C$5])/([.$C$6]-[.$C$5])" office:value-type="float" office:value="0.669191919191915" calcext:value-type="float">
            <text:p>0,669</text:p>
          </table:table-cell>
          <table:table-cell table:style-name="ce86" table:number-columns-repeated="2"/>
          <table:table-cell table:style-name="ce88" table:formula="of:=LOG(2*[.C553])+7*0.51" office:value-type="float" office:value="3.69658068367527" calcext:value-type="float">
            <text:p>3,697</text:p>
          </table:table-cell>
          <table:table-cell table:style-name="ce88" table:formula="of:=IF([.C553]&lt;0.242;EXP([.C553])/(2-EXP([.C553]));IF([.C553]&lt;0.5;7*[.C553];IF([.C553]&gt;=0.5;LOG(2*[.C553])+7*0.5;&quot;error&quot;)))" office:value-type="float" office:value="3.62658068367527" calcext:value-type="float">
            <text:p>3,627</text:p>
          </table:table-cell>
          <table:table-cell table:formula="of:=IF([.C553]&lt;0.242;&quot;exp&quot;;IF([.C553]&lt;0.5;&quot;geo&quot;;IF([.C55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8999999999997" calcext:value-type="float">
            <text:p>5,39</text:p>
          </table:table-cell>
          <table:table-cell table:style-name="ce88" table:formula="of:=([.B554]-[.$C$5])/([.$C$6]-[.$C$5])" office:value-type="float" office:value="0.670454545454542" calcext:value-type="float">
            <text:p>0,670</text:p>
          </table:table-cell>
          <table:table-cell table:style-name="ce86" table:number-columns-repeated="2"/>
          <table:table-cell table:style-name="ce88" table:formula="of:=LOG(2*[.C554])+7*0.51" office:value-type="float" office:value="3.69739933515595" calcext:value-type="float">
            <text:p>3,697</text:p>
          </table:table-cell>
          <table:table-cell table:style-name="ce88" table:formula="of:=IF([.C554]&lt;0.242;EXP([.C554])/(2-EXP([.C554]));IF([.C554]&lt;0.5;7*[.C554];IF([.C554]&gt;=0.5;LOG(2*[.C554])+7*0.5;&quot;error&quot;)))" office:value-type="float" office:value="3.62739933515595" calcext:value-type="float">
            <text:p>3,627</text:p>
          </table:table-cell>
          <table:table-cell table:formula="of:=IF([.C554]&lt;0.242;&quot;exp&quot;;IF([.C554]&lt;0.5;&quot;geo&quot;;IF([.C55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39999999999997" calcext:value-type="float">
            <text:p>5,4</text:p>
          </table:table-cell>
          <table:table-cell table:style-name="ce88" table:formula="of:=([.B555]-[.$C$5])/([.$C$6]-[.$C$5])" office:value-type="float" office:value="0.671717171717168" calcext:value-type="float">
            <text:p>0,672</text:p>
          </table:table-cell>
          <table:table-cell table:style-name="ce86" table:number-columns-repeated="2"/>
          <table:table-cell table:style-name="ce88" table:formula="of:=LOG(2*[.C555])+7*0.51" office:value-type="float" office:value="3.69821644636953" calcext:value-type="float">
            <text:p>3,698</text:p>
          </table:table-cell>
          <table:table-cell table:style-name="ce88" table:formula="of:=IF([.C555]&lt;0.242;EXP([.C555])/(2-EXP([.C555]));IF([.C555]&lt;0.5;7*[.C555];IF([.C555]&gt;=0.5;LOG(2*[.C555])+7*0.5;&quot;error&quot;)))" office:value-type="float" office:value="3.62821644636953" calcext:value-type="float">
            <text:p>3,628</text:p>
          </table:table-cell>
          <table:table-cell table:formula="of:=IF([.C555]&lt;0.242;&quot;exp&quot;;IF([.C555]&lt;0.5;&quot;geo&quot;;IF([.C55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0999999999997" calcext:value-type="float">
            <text:p>5,41</text:p>
          </table:table-cell>
          <table:table-cell table:style-name="ce88" table:formula="of:=([.B556]-[.$C$5])/([.$C$6]-[.$C$5])" office:value-type="float" office:value="0.672979797979794" calcext:value-type="float">
            <text:p>0,673</text:p>
          </table:table-cell>
          <table:table-cell table:style-name="ce86" table:number-columns-repeated="2"/>
          <table:table-cell table:style-name="ce88" table:formula="of:=LOG(2*[.C556])+7*0.51" office:value-type="float" office:value="3.69903202310106" calcext:value-type="float">
            <text:p>3,699</text:p>
          </table:table-cell>
          <table:table-cell table:style-name="ce88" table:formula="of:=IF([.C556]&lt;0.242;EXP([.C556])/(2-EXP([.C556]));IF([.C556]&lt;0.5;7*[.C556];IF([.C556]&gt;=0.5;LOG(2*[.C556])+7*0.5;&quot;error&quot;)))" office:value-type="float" office:value="3.62903202310106" calcext:value-type="float">
            <text:p>3,629</text:p>
          </table:table-cell>
          <table:table-cell table:formula="of:=IF([.C556]&lt;0.242;&quot;exp&quot;;IF([.C556]&lt;0.5;&quot;geo&quot;;IF([.C55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1999999999997" calcext:value-type="float">
            <text:p>5,42</text:p>
          </table:table-cell>
          <table:table-cell table:style-name="ce88" table:formula="of:=([.B557]-[.$C$5])/([.$C$6]-[.$C$5])" office:value-type="float" office:value="0.67424242424242" calcext:value-type="float">
            <text:p>0,674</text:p>
          </table:table-cell>
          <table:table-cell table:style-name="ce86" table:number-columns-repeated="2"/>
          <table:table-cell table:style-name="ce88" table:formula="of:=LOG(2*[.C557])+7*0.51" office:value-type="float" office:value="3.69984607110304" calcext:value-type="float">
            <text:p>3,700</text:p>
          </table:table-cell>
          <table:table-cell table:style-name="ce88" table:formula="of:=IF([.C557]&lt;0.242;EXP([.C557])/(2-EXP([.C557]));IF([.C557]&lt;0.5;7*[.C557];IF([.C557]&gt;=0.5;LOG(2*[.C557])+7*0.5;&quot;error&quot;)))" office:value-type="float" office:value="3.62984607110304" calcext:value-type="float">
            <text:p>3,630</text:p>
          </table:table-cell>
          <table:table-cell table:formula="of:=IF([.C557]&lt;0.242;&quot;exp&quot;;IF([.C557]&lt;0.5;&quot;geo&quot;;IF([.C55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2999999999997" calcext:value-type="float">
            <text:p>5,43</text:p>
          </table:table-cell>
          <table:table-cell table:style-name="ce88" table:formula="of:=([.B558]-[.$C$5])/([.$C$6]-[.$C$5])" office:value-type="float" office:value="0.675505050505047" calcext:value-type="float">
            <text:p>0,676</text:p>
          </table:table-cell>
          <table:table-cell table:style-name="ce86" table:number-columns-repeated="2"/>
          <table:table-cell table:style-name="ce88" table:formula="of:=LOG(2*[.C558])+7*0.51" office:value-type="float" office:value="3.70065859609571" calcext:value-type="float">
            <text:p>3,701</text:p>
          </table:table-cell>
          <table:table-cell table:style-name="ce88" table:formula="of:=IF([.C558]&lt;0.242;EXP([.C558])/(2-EXP([.C558]));IF([.C558]&lt;0.5;7*[.C558];IF([.C558]&gt;=0.5;LOG(2*[.C558])+7*0.5;&quot;error&quot;)))" office:value-type="float" office:value="3.63065859609571" calcext:value-type="float">
            <text:p>3,631</text:p>
          </table:table-cell>
          <table:table-cell table:formula="of:=IF([.C558]&lt;0.242;&quot;exp&quot;;IF([.C558]&lt;0.5;&quot;geo&quot;;IF([.C55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3999999999997" calcext:value-type="float">
            <text:p>5,44</text:p>
          </table:table-cell>
          <table:table-cell table:style-name="ce88" table:formula="of:=([.B559]-[.$C$5])/([.$C$6]-[.$C$5])" office:value-type="float" office:value="0.676767676767673" calcext:value-type="float">
            <text:p>0,677</text:p>
          </table:table-cell>
          <table:table-cell table:style-name="ce86" table:number-columns-repeated="2"/>
          <table:table-cell table:style-name="ce88" table:formula="of:=LOG(2*[.C559])+7*0.51" office:value-type="float" office:value="3.70146960376726" calcext:value-type="float">
            <text:p>3,701</text:p>
          </table:table-cell>
          <table:table-cell table:style-name="ce88" table:formula="of:=IF([.C559]&lt;0.242;EXP([.C559])/(2-EXP([.C559]));IF([.C559]&lt;0.5;7*[.C559];IF([.C559]&gt;=0.5;LOG(2*[.C559])+7*0.5;&quot;error&quot;)))" office:value-type="float" office:value="3.63146960376726" calcext:value-type="float">
            <text:p>3,631</text:p>
          </table:table-cell>
          <table:table-cell table:formula="of:=IF([.C559]&lt;0.242;&quot;exp&quot;;IF([.C559]&lt;0.5;&quot;geo&quot;;IF([.C55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4999999999997" calcext:value-type="float">
            <text:p>5,45</text:p>
          </table:table-cell>
          <table:table-cell table:style-name="ce88" table:formula="of:=([.B560]-[.$C$5])/([.$C$6]-[.$C$5])" office:value-type="float" office:value="0.678030303030299" calcext:value-type="float">
            <text:p>0,678</text:p>
          </table:table-cell>
          <table:table-cell table:style-name="ce86" table:number-columns-repeated="2"/>
          <table:table-cell table:style-name="ce88" table:formula="of:=LOG(2*[.C560])+7*0.51" office:value-type="float" office:value="3.70227909977404" calcext:value-type="float">
            <text:p>3,702</text:p>
          </table:table-cell>
          <table:table-cell table:style-name="ce88" table:formula="of:=IF([.C560]&lt;0.242;EXP([.C560])/(2-EXP([.C560]));IF([.C560]&lt;0.5;7*[.C560];IF([.C560]&gt;=0.5;LOG(2*[.C560])+7*0.5;&quot;error&quot;)))" office:value-type="float" office:value="3.63227909977404" calcext:value-type="float">
            <text:p>3,632</text:p>
          </table:table-cell>
          <table:table-cell table:formula="of:=IF([.C560]&lt;0.242;&quot;exp&quot;;IF([.C560]&lt;0.5;&quot;geo&quot;;IF([.C56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5999999999997" calcext:value-type="float">
            <text:p>5,46</text:p>
          </table:table-cell>
          <table:table-cell table:style-name="ce88" table:formula="of:=([.B561]-[.$C$5])/([.$C$6]-[.$C$5])" office:value-type="float" office:value="0.679292929292926" calcext:value-type="float">
            <text:p>0,679</text:p>
          </table:table-cell>
          <table:table-cell table:style-name="ce86" table:number-columns-repeated="2"/>
          <table:table-cell table:style-name="ce88" table:formula="of:=LOG(2*[.C561])+7*0.51" office:value-type="float" office:value="3.70308708974087" calcext:value-type="float">
            <text:p>3,703</text:p>
          </table:table-cell>
          <table:table-cell table:style-name="ce88" table:formula="of:=IF([.C561]&lt;0.242;EXP([.C561])/(2-EXP([.C561]));IF([.C561]&lt;0.5;7*[.C561];IF([.C561]&gt;=0.5;LOG(2*[.C561])+7*0.5;&quot;error&quot;)))" office:value-type="float" office:value="3.63308708974087" calcext:value-type="float">
            <text:p>3,633</text:p>
          </table:table-cell>
          <table:table-cell table:formula="of:=IF([.C561]&lt;0.242;&quot;exp&quot;;IF([.C561]&lt;0.5;&quot;geo&quot;;IF([.C56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6999999999997" calcext:value-type="float">
            <text:p>5,47</text:p>
          </table:table-cell>
          <table:table-cell table:style-name="ce88" table:formula="of:=([.B562]-[.$C$5])/([.$C$6]-[.$C$5])" office:value-type="float" office:value="0.680555555555552" calcext:value-type="float">
            <text:p>0,681</text:p>
          </table:table-cell>
          <table:table-cell table:style-name="ce86" table:number-columns-repeated="2"/>
          <table:table-cell table:style-name="ce88" table:formula="of:=LOG(2*[.C562])+7*0.51" office:value-type="float" office:value="3.70389357926122" calcext:value-type="float">
            <text:p>3,704</text:p>
          </table:table-cell>
          <table:table-cell table:style-name="ce88" table:formula="of:=IF([.C562]&lt;0.242;EXP([.C562])/(2-EXP([.C562]));IF([.C562]&lt;0.5;7*[.C562];IF([.C562]&gt;=0.5;LOG(2*[.C562])+7*0.5;&quot;error&quot;)))" office:value-type="float" office:value="3.63389357926122" calcext:value-type="float">
            <text:p>3,634</text:p>
          </table:table-cell>
          <table:table-cell table:formula="of:=IF([.C562]&lt;0.242;&quot;exp&quot;;IF([.C562]&lt;0.5;&quot;geo&quot;;IF([.C56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7999999999997" calcext:value-type="float">
            <text:p>5,48</text:p>
          </table:table-cell>
          <table:table-cell table:style-name="ce88" table:formula="of:=([.B563]-[.$C$5])/([.$C$6]-[.$C$5])" office:value-type="float" office:value="0.681818181818178" calcext:value-type="float">
            <text:p>0,682</text:p>
          </table:table-cell>
          <table:table-cell table:style-name="ce86" table:number-columns-repeated="2"/>
          <table:table-cell table:style-name="ce88" table:formula="of:=LOG(2*[.C563])+7*0.51" office:value-type="float" office:value="3.70469857389745" calcext:value-type="float">
            <text:p>3,705</text:p>
          </table:table-cell>
          <table:table-cell table:style-name="ce88" table:formula="of:=IF([.C563]&lt;0.242;EXP([.C563])/(2-EXP([.C563]));IF([.C563]&lt;0.5;7*[.C563];IF([.C563]&gt;=0.5;LOG(2*[.C563])+7*0.5;&quot;error&quot;)))" office:value-type="float" office:value="3.63469857389745" calcext:value-type="float">
            <text:p>3,635</text:p>
          </table:table-cell>
          <table:table-cell table:formula="of:=IF([.C563]&lt;0.242;&quot;exp&quot;;IF([.C563]&lt;0.5;&quot;geo&quot;;IF([.C56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8999999999997" calcext:value-type="float">
            <text:p>5,49</text:p>
          </table:table-cell>
          <table:table-cell table:style-name="ce88" table:formula="of:=([.B564]-[.$C$5])/([.$C$6]-[.$C$5])" office:value-type="float" office:value="0.683080808080804" calcext:value-type="float">
            <text:p>0,683</text:p>
          </table:table-cell>
          <table:table-cell table:style-name="ce86" table:number-columns-repeated="2"/>
          <table:table-cell table:style-name="ce88" table:formula="of:=LOG(2*[.C564])+7*0.51" office:value-type="float" office:value="3.70550207918106" calcext:value-type="float">
            <text:p>3,706</text:p>
          </table:table-cell>
          <table:table-cell table:style-name="ce88" table:formula="of:=IF([.C564]&lt;0.242;EXP([.C564])/(2-EXP([.C564]));IF([.C564]&lt;0.5;7*[.C564];IF([.C564]&gt;=0.5;LOG(2*[.C564])+7*0.5;&quot;error&quot;)))" office:value-type="float" office:value="3.63550207918105" calcext:value-type="float">
            <text:p>3,636</text:p>
          </table:table-cell>
          <table:table-cell table:formula="of:=IF([.C564]&lt;0.242;&quot;exp&quot;;IF([.C564]&lt;0.5;&quot;geo&quot;;IF([.C56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49999999999996" calcext:value-type="float">
            <text:p>5,5</text:p>
          </table:table-cell>
          <table:table-cell table:style-name="ce88" table:formula="of:=([.B565]-[.$C$5])/([.$C$6]-[.$C$5])" office:value-type="float" office:value="0.684343434343429" calcext:value-type="float">
            <text:p>0,684</text:p>
          </table:table-cell>
          <table:table-cell table:style-name="ce86" table:number-columns-repeated="2"/>
          <table:table-cell table:style-name="ce88" table:formula="of:=LOG(2*[.C565])+7*0.51" office:value-type="float" office:value="3.70630410061287" calcext:value-type="float">
            <text:p>3,706</text:p>
          </table:table-cell>
          <table:table-cell table:style-name="ce88" table:formula="of:=IF([.C565]&lt;0.242;EXP([.C565])/(2-EXP([.C565]));IF([.C565]&lt;0.5;7*[.C565];IF([.C565]&gt;=0.5;LOG(2*[.C565])+7*0.5;&quot;error&quot;)))" office:value-type="float" office:value="3.63630410061287" calcext:value-type="float">
            <text:p>3,636</text:p>
          </table:table-cell>
          <table:table-cell table:formula="of:=IF([.C565]&lt;0.242;&quot;exp&quot;;IF([.C565]&lt;0.5;&quot;geo&quot;;IF([.C56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0999999999996" calcext:value-type="float">
            <text:p>5,51</text:p>
          </table:table-cell>
          <table:table-cell table:style-name="ce88" table:formula="of:=([.B566]-[.$C$5])/([.$C$6]-[.$C$5])" office:value-type="float" office:value="0.685606060606056" calcext:value-type="float">
            <text:p>0,686</text:p>
          </table:table-cell>
          <table:table-cell table:style-name="ce86" table:number-columns-repeated="2"/>
          <table:table-cell table:style-name="ce88" table:formula="of:=LOG(2*[.C566])+7*0.51" office:value-type="float" office:value="3.70710464366333" calcext:value-type="float">
            <text:p>3,707</text:p>
          </table:table-cell>
          <table:table-cell table:style-name="ce88" table:formula="of:=IF([.C566]&lt;0.242;EXP([.C566])/(2-EXP([.C566]));IF([.C566]&lt;0.5;7*[.C566];IF([.C566]&gt;=0.5;LOG(2*[.C566])+7*0.5;&quot;error&quot;)))" office:value-type="float" office:value="3.63710464366333" calcext:value-type="float">
            <text:p>3,637</text:p>
          </table:table-cell>
          <table:table-cell table:formula="of:=IF([.C566]&lt;0.242;&quot;exp&quot;;IF([.C566]&lt;0.5;&quot;geo&quot;;IF([.C56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1999999999996" calcext:value-type="float">
            <text:p>5,52</text:p>
          </table:table-cell>
          <table:table-cell table:style-name="ce88" table:formula="of:=([.B567]-[.$C$5])/([.$C$6]-[.$C$5])" office:value-type="float" office:value="0.686868686868682" calcext:value-type="float">
            <text:p>0,687</text:p>
          </table:table-cell>
          <table:table-cell table:style-name="ce86" table:number-columns-repeated="2"/>
          <table:table-cell table:style-name="ce88" table:formula="of:=LOG(2*[.C567])+7*0.51" office:value-type="float" office:value="3.70790371377266" calcext:value-type="float">
            <text:p>3,708</text:p>
          </table:table-cell>
          <table:table-cell table:style-name="ce88" table:formula="of:=IF([.C567]&lt;0.242;EXP([.C567])/(2-EXP([.C567]));IF([.C567]&lt;0.5;7*[.C567];IF([.C567]&gt;=0.5;LOG(2*[.C567])+7*0.5;&quot;error&quot;)))" office:value-type="float" office:value="3.63790371377266" calcext:value-type="float">
            <text:p>3,638</text:p>
          </table:table-cell>
          <table:table-cell table:formula="of:=IF([.C567]&lt;0.242;&quot;exp&quot;;IF([.C567]&lt;0.5;&quot;geo&quot;;IF([.C56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2999999999996" calcext:value-type="float">
            <text:p>5,53</text:p>
          </table:table-cell>
          <table:table-cell table:style-name="ce88" table:formula="of:=([.B568]-[.$C$5])/([.$C$6]-[.$C$5])" office:value-type="float" office:value="0.688131313131308" calcext:value-type="float">
            <text:p>0,688</text:p>
          </table:table-cell>
          <table:table-cell table:style-name="ce86" table:number-columns-repeated="2"/>
          <table:table-cell table:style-name="ce88" table:formula="of:=LOG(2*[.C568])+7*0.51" office:value-type="float" office:value="3.70870131635113" calcext:value-type="float">
            <text:p>3,709</text:p>
          </table:table-cell>
          <table:table-cell table:style-name="ce88" table:formula="of:=IF([.C568]&lt;0.242;EXP([.C568])/(2-EXP([.C568]));IF([.C568]&lt;0.5;7*[.C568];IF([.C568]&gt;=0.5;LOG(2*[.C568])+7*0.5;&quot;error&quot;)))" office:value-type="float" office:value="3.63870131635113" calcext:value-type="float">
            <text:p>3,639</text:p>
          </table:table-cell>
          <table:table-cell table:formula="of:=IF([.C568]&lt;0.242;&quot;exp&quot;;IF([.C568]&lt;0.5;&quot;geo&quot;;IF([.C56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3999999999996" calcext:value-type="float">
            <text:p>5,54</text:p>
          </table:table-cell>
          <table:table-cell table:style-name="ce88" table:formula="of:=([.B569]-[.$C$5])/([.$C$6]-[.$C$5])" office:value-type="float" office:value="0.689393939393934" calcext:value-type="float">
            <text:p>0,689</text:p>
          </table:table-cell>
          <table:table-cell table:style-name="ce86" table:number-columns-repeated="2"/>
          <table:table-cell table:style-name="ce88" table:formula="of:=LOG(2*[.C569])+7*0.51" office:value-type="float" office:value="3.70949745677922" calcext:value-type="float">
            <text:p>3,709</text:p>
          </table:table-cell>
          <table:table-cell table:style-name="ce88" table:formula="of:=IF([.C569]&lt;0.242;EXP([.C569])/(2-EXP([.C569]));IF([.C569]&lt;0.5;7*[.C569];IF([.C569]&gt;=0.5;LOG(2*[.C569])+7*0.5;&quot;error&quot;)))" office:value-type="float" office:value="3.63949745677922" calcext:value-type="float">
            <text:p>3,639</text:p>
          </table:table-cell>
          <table:table-cell table:formula="of:=IF([.C569]&lt;0.242;&quot;exp&quot;;IF([.C569]&lt;0.5;&quot;geo&quot;;IF([.C56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4999999999996" calcext:value-type="float">
            <text:p>5,55</text:p>
          </table:table-cell>
          <table:table-cell table:style-name="ce88" table:formula="of:=([.B570]-[.$C$5])/([.$C$6]-[.$C$5])" office:value-type="float" office:value="0.690656565656561" calcext:value-type="float">
            <text:p>0,691</text:p>
          </table:table-cell>
          <table:table-cell table:style-name="ce86" table:number-columns-repeated="2"/>
          <table:table-cell table:style-name="ce88" table:formula="of:=LOG(2*[.C570])+7*0.51" office:value-type="float" office:value="3.71029214040792" calcext:value-type="float">
            <text:p>3,710</text:p>
          </table:table-cell>
          <table:table-cell table:style-name="ce88" table:formula="of:=IF([.C570]&lt;0.242;EXP([.C570])/(2-EXP([.C570]));IF([.C570]&lt;0.5;7*[.C570];IF([.C570]&gt;=0.5;LOG(2*[.C570])+7*0.5;&quot;error&quot;)))" office:value-type="float" office:value="3.64029214040792" calcext:value-type="float">
            <text:p>3,640</text:p>
          </table:table-cell>
          <table:table-cell table:formula="of:=IF([.C570]&lt;0.242;&quot;exp&quot;;IF([.C570]&lt;0.5;&quot;geo&quot;;IF([.C57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5999999999996" calcext:value-type="float">
            <text:p>5,56</text:p>
          </table:table-cell>
          <table:table-cell table:style-name="ce88" table:formula="of:=([.B571]-[.$C$5])/([.$C$6]-[.$C$5])" office:value-type="float" office:value="0.691919191919187" calcext:value-type="float">
            <text:p>0,692</text:p>
          </table:table-cell>
          <table:table-cell table:style-name="ce86" table:number-columns-repeated="2"/>
          <table:table-cell table:style-name="ce88" table:formula="of:=LOG(2*[.C571])+7*0.51" office:value-type="float" office:value="3.71108537255885" calcext:value-type="float">
            <text:p>3,711</text:p>
          </table:table-cell>
          <table:table-cell table:style-name="ce88" table:formula="of:=IF([.C571]&lt;0.242;EXP([.C571])/(2-EXP([.C571]));IF([.C571]&lt;0.5;7*[.C571];IF([.C571]&gt;=0.5;LOG(2*[.C571])+7*0.5;&quot;error&quot;)))" office:value-type="float" office:value="3.64108537255885" calcext:value-type="float">
            <text:p>3,641</text:p>
          </table:table-cell>
          <table:table-cell table:formula="of:=IF([.C571]&lt;0.242;&quot;exp&quot;;IF([.C571]&lt;0.5;&quot;geo&quot;;IF([.C57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6999999999996" calcext:value-type="float">
            <text:p>5,57</text:p>
          </table:table-cell>
          <table:table-cell table:style-name="ce88" table:formula="of:=([.B572]-[.$C$5])/([.$C$6]-[.$C$5])" office:value-type="float" office:value="0.693181818181813" calcext:value-type="float">
            <text:p>0,693</text:p>
          </table:table-cell>
          <table:table-cell table:style-name="ce86" table:number-columns-repeated="2"/>
          <table:table-cell table:style-name="ce88" table:formula="of:=LOG(2*[.C572])+7*0.51" office:value-type="float" office:value="3.71187715852458" calcext:value-type="float">
            <text:p>3,712</text:p>
          </table:table-cell>
          <table:table-cell table:style-name="ce88" table:formula="of:=IF([.C572]&lt;0.242;EXP([.C572])/(2-EXP([.C572]));IF([.C572]&lt;0.5;7*[.C572];IF([.C572]&gt;=0.5;LOG(2*[.C572])+7*0.5;&quot;error&quot;)))" office:value-type="float" office:value="3.64187715852458" calcext:value-type="float">
            <text:p>3,642</text:p>
          </table:table-cell>
          <table:table-cell table:formula="of:=IF([.C572]&lt;0.242;&quot;exp&quot;;IF([.C572]&lt;0.5;&quot;geo&quot;;IF([.C57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7999999999996" calcext:value-type="float">
            <text:p>5,58</text:p>
          </table:table-cell>
          <table:table-cell table:style-name="ce88" table:formula="of:=([.B573]-[.$C$5])/([.$C$6]-[.$C$5])" office:value-type="float" office:value="0.694444444444439" calcext:value-type="float">
            <text:p>0,694</text:p>
          </table:table-cell>
          <table:table-cell table:style-name="ce86" table:number-columns-repeated="2"/>
          <table:table-cell table:style-name="ce88" table:formula="of:=LOG(2*[.C573])+7*0.51" office:value-type="float" office:value="3.71266750356873" calcext:value-type="float">
            <text:p>3,713</text:p>
          </table:table-cell>
          <table:table-cell table:style-name="ce88" table:formula="of:=IF([.C573]&lt;0.242;EXP([.C573])/(2-EXP([.C573]));IF([.C573]&lt;0.5;7*[.C573];IF([.C573]&gt;=0.5;LOG(2*[.C573])+7*0.5;&quot;error&quot;)))" office:value-type="float" office:value="3.64266750356873" calcext:value-type="float">
            <text:p>3,643</text:p>
          </table:table-cell>
          <table:table-cell table:formula="of:=IF([.C573]&lt;0.242;&quot;exp&quot;;IF([.C573]&lt;0.5;&quot;geo&quot;;IF([.C57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8999999999996" calcext:value-type="float">
            <text:p>5,59</text:p>
          </table:table-cell>
          <table:table-cell table:style-name="ce88" table:formula="of:=([.B574]-[.$C$5])/([.$C$6]-[.$C$5])" office:value-type="float" office:value="0.695707070707066" calcext:value-type="float">
            <text:p>0,696</text:p>
          </table:table-cell>
          <table:table-cell table:style-name="ce86" table:number-columns-repeated="2"/>
          <table:table-cell table:style-name="ce88" table:formula="of:=LOG(2*[.C574])+7*0.51" office:value-type="float" office:value="3.71345641292627" calcext:value-type="float">
            <text:p>3,713</text:p>
          </table:table-cell>
          <table:table-cell table:style-name="ce88" table:formula="of:=IF([.C574]&lt;0.242;EXP([.C574])/(2-EXP([.C574]));IF([.C574]&lt;0.5;7*[.C574];IF([.C574]&gt;=0.5;LOG(2*[.C574])+7*0.5;&quot;error&quot;)))" office:value-type="float" office:value="3.64345641292627" calcext:value-type="float">
            <text:p>3,643</text:p>
          </table:table-cell>
          <table:table-cell table:formula="of:=IF([.C574]&lt;0.242;&quot;exp&quot;;IF([.C574]&lt;0.5;&quot;geo&quot;;IF([.C57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59999999999996" calcext:value-type="float">
            <text:p>5,6</text:p>
          </table:table-cell>
          <table:table-cell table:style-name="ce88" table:formula="of:=([.B575]-[.$C$5])/([.$C$6]-[.$C$5])" office:value-type="float" office:value="0.696969696969692" calcext:value-type="float">
            <text:p>0,697</text:p>
          </table:table-cell>
          <table:table-cell table:style-name="ce86" table:number-columns-repeated="2"/>
          <table:table-cell table:style-name="ce88" table:formula="of:=LOG(2*[.C575])+7*0.51" office:value-type="float" office:value="3.71424389180368" calcext:value-type="float">
            <text:p>3,714</text:p>
          </table:table-cell>
          <table:table-cell table:style-name="ce88" table:formula="of:=IF([.C575]&lt;0.242;EXP([.C575])/(2-EXP([.C575]));IF([.C575]&lt;0.5;7*[.C575];IF([.C575]&gt;=0.5;LOG(2*[.C575])+7*0.5;&quot;error&quot;)))" office:value-type="float" office:value="3.64424389180368" calcext:value-type="float">
            <text:p>3,644</text:p>
          </table:table-cell>
          <table:table-cell table:formula="of:=IF([.C575]&lt;0.242;&quot;exp&quot;;IF([.C575]&lt;0.5;&quot;geo&quot;;IF([.C57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0999999999996" calcext:value-type="float">
            <text:p>5,61</text:p>
          </table:table-cell>
          <table:table-cell table:style-name="ce88" table:formula="of:=([.B576]-[.$C$5])/([.$C$6]-[.$C$5])" office:value-type="float" office:value="0.698232323232318" calcext:value-type="float">
            <text:p>0,698</text:p>
          </table:table-cell>
          <table:table-cell table:style-name="ce86" table:number-columns-repeated="2"/>
          <table:table-cell table:style-name="ce88" table:formula="of:=LOG(2*[.C576])+7*0.51" office:value-type="float" office:value="3.71502994537918" calcext:value-type="float">
            <text:p>3,715</text:p>
          </table:table-cell>
          <table:table-cell table:style-name="ce88" table:formula="of:=IF([.C576]&lt;0.242;EXP([.C576])/(2-EXP([.C576]));IF([.C576]&lt;0.5;7*[.C576];IF([.C576]&gt;=0.5;LOG(2*[.C576])+7*0.5;&quot;error&quot;)))" office:value-type="float" office:value="3.64502994537918" calcext:value-type="float">
            <text:p>3,645</text:p>
          </table:table-cell>
          <table:table-cell table:formula="of:=IF([.C576]&lt;0.242;&quot;exp&quot;;IF([.C576]&lt;0.5;&quot;geo&quot;;IF([.C57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1999999999996" calcext:value-type="float">
            <text:p>5,62</text:p>
          </table:table-cell>
          <table:table-cell table:style-name="ce88" table:formula="of:=([.B577]-[.$C$5])/([.$C$6]-[.$C$5])" office:value-type="float" office:value="0.699494949494945" calcext:value-type="float">
            <text:p>0,699</text:p>
          </table:table-cell>
          <table:table-cell table:style-name="ce86" table:number-columns-repeated="2"/>
          <table:table-cell table:style-name="ce88" table:formula="of:=LOG(2*[.C577])+7*0.51" office:value-type="float" office:value="3.71581457880291" calcext:value-type="float">
            <text:p>3,716</text:p>
          </table:table-cell>
          <table:table-cell table:style-name="ce88" table:formula="of:=IF([.C577]&lt;0.242;EXP([.C577])/(2-EXP([.C577]));IF([.C577]&lt;0.5;7*[.C577];IF([.C577]&gt;=0.5;LOG(2*[.C577])+7*0.5;&quot;error&quot;)))" office:value-type="float" office:value="3.64581457880291" calcext:value-type="float">
            <text:p>3,646</text:p>
          </table:table-cell>
          <table:table-cell table:formula="of:=IF([.C577]&lt;0.242;&quot;exp&quot;;IF([.C577]&lt;0.5;&quot;geo&quot;;IF([.C57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2999999999996" calcext:value-type="float">
            <text:p>5,63</text:p>
          </table:table-cell>
          <table:table-cell table:style-name="ce88" table:formula="of:=([.B578]-[.$C$5])/([.$C$6]-[.$C$5])" office:value-type="float" office:value="0.700757575757571" calcext:value-type="float">
            <text:p>0,701</text:p>
          </table:table-cell>
          <table:table-cell table:style-name="ce86" table:number-columns-repeated="2"/>
          <table:table-cell table:style-name="ce88" table:formula="of:=LOG(2*[.C578])+7*0.51" office:value-type="float" office:value="3.71659779719716" calcext:value-type="float">
            <text:p>3,717</text:p>
          </table:table-cell>
          <table:table-cell table:style-name="ce88" table:formula="of:=IF([.C578]&lt;0.242;EXP([.C578])/(2-EXP([.C578]));IF([.C578]&lt;0.5;7*[.C578];IF([.C578]&gt;=0.5;LOG(2*[.C578])+7*0.5;&quot;error&quot;)))" office:value-type="float" office:value="3.64659779719716" calcext:value-type="float">
            <text:p>3,647</text:p>
          </table:table-cell>
          <table:table-cell table:formula="of:=IF([.C578]&lt;0.242;&quot;exp&quot;;IF([.C578]&lt;0.5;&quot;geo&quot;;IF([.C57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3999999999996" calcext:value-type="float">
            <text:p>5,64</text:p>
          </table:table-cell>
          <table:table-cell table:style-name="ce88" table:formula="of:=([.B579]-[.$C$5])/([.$C$6]-[.$C$5])" office:value-type="float" office:value="0.702020202020197" calcext:value-type="float">
            <text:p>0,702</text:p>
          </table:table-cell>
          <table:table-cell table:style-name="ce86" table:number-columns-repeated="2"/>
          <table:table-cell table:style-name="ce88" table:formula="of:=LOG(2*[.C579])+7*0.51" office:value-type="float" office:value="3.71737960565654" calcext:value-type="float">
            <text:p>3,717</text:p>
          </table:table-cell>
          <table:table-cell table:style-name="ce88" table:formula="of:=IF([.C579]&lt;0.242;EXP([.C579])/(2-EXP([.C579]));IF([.C579]&lt;0.5;7*[.C579];IF([.C579]&gt;=0.5;LOG(2*[.C579])+7*0.5;&quot;error&quot;)))" office:value-type="float" office:value="3.64737960565654" calcext:value-type="float">
            <text:p>3,647</text:p>
          </table:table-cell>
          <table:table-cell table:formula="of:=IF([.C579]&lt;0.242;&quot;exp&quot;;IF([.C579]&lt;0.5;&quot;geo&quot;;IF([.C57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4999999999996" calcext:value-type="float">
            <text:p>5,65</text:p>
          </table:table-cell>
          <table:table-cell table:style-name="ce88" table:formula="of:=([.B580]-[.$C$5])/([.$C$6]-[.$C$5])" office:value-type="float" office:value="0.703282828282823" calcext:value-type="float">
            <text:p>0,703</text:p>
          </table:table-cell>
          <table:table-cell table:style-name="ce86" table:number-columns-repeated="2"/>
          <table:table-cell table:style-name="ce88" table:formula="of:=LOG(2*[.C580])+7*0.51" office:value-type="float" office:value="3.71816000924821" calcext:value-type="float">
            <text:p>3,718</text:p>
          </table:table-cell>
          <table:table-cell table:style-name="ce88" table:formula="of:=IF([.C580]&lt;0.242;EXP([.C580])/(2-EXP([.C580]));IF([.C580]&lt;0.5;7*[.C580];IF([.C580]&gt;=0.5;LOG(2*[.C580])+7*0.5;&quot;error&quot;)))" office:value-type="float" office:value="3.64816000924821" calcext:value-type="float">
            <text:p>3,648</text:p>
          </table:table-cell>
          <table:table-cell table:formula="of:=IF([.C580]&lt;0.242;&quot;exp&quot;;IF([.C580]&lt;0.5;&quot;geo&quot;;IF([.C58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5999999999996" calcext:value-type="float">
            <text:p>5,66</text:p>
          </table:table-cell>
          <table:table-cell table:style-name="ce88" table:formula="of:=([.B581]-[.$C$5])/([.$C$6]-[.$C$5])" office:value-type="float" office:value="0.704545454545449" calcext:value-type="float">
            <text:p>0,705</text:p>
          </table:table-cell>
          <table:table-cell table:style-name="ce86" table:number-columns-repeated="2"/>
          <table:table-cell table:style-name="ce88" table:formula="of:=LOG(2*[.C581])+7*0.51" office:value-type="float" office:value="3.71893901301206" calcext:value-type="float">
            <text:p>3,719</text:p>
          </table:table-cell>
          <table:table-cell table:style-name="ce88" table:formula="of:=IF([.C581]&lt;0.242;EXP([.C581])/(2-EXP([.C581]));IF([.C581]&lt;0.5;7*[.C581];IF([.C581]&gt;=0.5;LOG(2*[.C581])+7*0.5;&quot;error&quot;)))" office:value-type="float" office:value="3.64893901301206" calcext:value-type="float">
            <text:p>3,649</text:p>
          </table:table-cell>
          <table:table-cell table:formula="of:=IF([.C581]&lt;0.242;&quot;exp&quot;;IF([.C581]&lt;0.5;&quot;geo&quot;;IF([.C58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6999999999996" calcext:value-type="float">
            <text:p>5,67</text:p>
          </table:table-cell>
          <table:table-cell table:style-name="ce88" table:formula="of:=([.B582]-[.$C$5])/([.$C$6]-[.$C$5])" office:value-type="float" office:value="0.705808080808076" calcext:value-type="float">
            <text:p>0,706</text:p>
          </table:table-cell>
          <table:table-cell table:style-name="ce86" table:number-columns-repeated="2"/>
          <table:table-cell table:style-name="ce88" table:formula="of:=LOG(2*[.C582])+7*0.51" office:value-type="float" office:value="3.71971662196091" calcext:value-type="float">
            <text:p>3,720</text:p>
          </table:table-cell>
          <table:table-cell table:style-name="ce88" table:formula="of:=IF([.C582]&lt;0.242;EXP([.C582])/(2-EXP([.C582]));IF([.C582]&lt;0.5;7*[.C582];IF([.C582]&gt;=0.5;LOG(2*[.C582])+7*0.5;&quot;error&quot;)))" office:value-type="float" office:value="3.64971662196091" calcext:value-type="float">
            <text:p>3,650</text:p>
          </table:table-cell>
          <table:table-cell table:formula="of:=IF([.C582]&lt;0.242;&quot;exp&quot;;IF([.C582]&lt;0.5;&quot;geo&quot;;IF([.C58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7999999999996" calcext:value-type="float">
            <text:p>5,68</text:p>
          </table:table-cell>
          <table:table-cell table:style-name="ce88" table:formula="of:=([.B583]-[.$C$5])/([.$C$6]-[.$C$5])" office:value-type="float" office:value="0.707070707070702" calcext:value-type="float">
            <text:p>0,707</text:p>
          </table:table-cell>
          <table:table-cell table:style-name="ce86" table:number-columns-repeated="2"/>
          <table:table-cell table:style-name="ce88" table:formula="of:=LOG(2*[.C583])+7*0.51" office:value-type="float" office:value="3.72049284108069" calcext:value-type="float">
            <text:p>3,720</text:p>
          </table:table-cell>
          <table:table-cell table:style-name="ce88" table:formula="of:=IF([.C583]&lt;0.242;EXP([.C583])/(2-EXP([.C583]));IF([.C583]&lt;0.5;7*[.C583];IF([.C583]&gt;=0.5;LOG(2*[.C583])+7*0.5;&quot;error&quot;)))" office:value-type="float" office:value="3.65049284108068" calcext:value-type="float">
            <text:p>3,650</text:p>
          </table:table-cell>
          <table:table-cell table:formula="of:=IF([.C583]&lt;0.242;&quot;exp&quot;;IF([.C583]&lt;0.5;&quot;geo&quot;;IF([.C58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8999999999996" calcext:value-type="float">
            <text:p>5,69</text:p>
          </table:table-cell>
          <table:table-cell table:style-name="ce88" table:formula="of:=([.B584]-[.$C$5])/([.$C$6]-[.$C$5])" office:value-type="float" office:value="0.708333333333328" calcext:value-type="float">
            <text:p>0,708</text:p>
          </table:table-cell>
          <table:table-cell table:style-name="ce86" table:number-columns-repeated="2"/>
          <table:table-cell table:style-name="ce88" table:formula="of:=LOG(2*[.C584])+7*0.51" office:value-type="float" office:value="3.72126767533065" calcext:value-type="float">
            <text:p>3,721</text:p>
          </table:table-cell>
          <table:table-cell table:style-name="ce88" table:formula="of:=IF([.C584]&lt;0.242;EXP([.C584])/(2-EXP([.C584]));IF([.C584]&lt;0.5;7*[.C584];IF([.C584]&gt;=0.5;LOG(2*[.C584])+7*0.5;&quot;error&quot;)))" office:value-type="float" office:value="3.65126767533065" calcext:value-type="float">
            <text:p>3,651</text:p>
          </table:table-cell>
          <table:table-cell table:formula="of:=IF([.C584]&lt;0.242;&quot;exp&quot;;IF([.C584]&lt;0.5;&quot;geo&quot;;IF([.C58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69999999999996" calcext:value-type="float">
            <text:p>5,7</text:p>
          </table:table-cell>
          <table:table-cell table:style-name="ce88" table:formula="of:=([.B585]-[.$C$5])/([.$C$6]-[.$C$5])" office:value-type="float" office:value="0.709595959595955" calcext:value-type="float">
            <text:p>0,710</text:p>
          </table:table-cell>
          <table:table-cell table:style-name="ce86" table:number-columns-repeated="2"/>
          <table:table-cell table:style-name="ce88" table:formula="of:=LOG(2*[.C585])+7*0.51" office:value-type="float" office:value="3.72204112964355" calcext:value-type="float">
            <text:p>3,722</text:p>
          </table:table-cell>
          <table:table-cell table:style-name="ce88" table:formula="of:=IF([.C585]&lt;0.242;EXP([.C585])/(2-EXP([.C585]));IF([.C585]&lt;0.5;7*[.C585];IF([.C585]&gt;=0.5;LOG(2*[.C585])+7*0.5;&quot;error&quot;)))" office:value-type="float" office:value="3.65204112964355" calcext:value-type="float">
            <text:p>3,652</text:p>
          </table:table-cell>
          <table:table-cell table:formula="of:=IF([.C585]&lt;0.242;&quot;exp&quot;;IF([.C585]&lt;0.5;&quot;geo&quot;;IF([.C58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0999999999996" calcext:value-type="float">
            <text:p>5,71</text:p>
          </table:table-cell>
          <table:table-cell table:style-name="ce88" table:formula="of:=([.B586]-[.$C$5])/([.$C$6]-[.$C$5])" office:value-type="float" office:value="0.710858585858581" calcext:value-type="float">
            <text:p>0,711</text:p>
          </table:table-cell>
          <table:table-cell table:style-name="ce86" table:number-columns-repeated="2"/>
          <table:table-cell table:style-name="ce88" table:formula="of:=LOG(2*[.C586])+7*0.51" office:value-type="float" office:value="3.72281320892583" calcext:value-type="float">
            <text:p>3,723</text:p>
          </table:table-cell>
          <table:table-cell table:style-name="ce88" table:formula="of:=IF([.C586]&lt;0.242;EXP([.C586])/(2-EXP([.C586]));IF([.C586]&lt;0.5;7*[.C586];IF([.C586]&gt;=0.5;LOG(2*[.C586])+7*0.5;&quot;error&quot;)))" office:value-type="float" office:value="3.65281320892583" calcext:value-type="float">
            <text:p>3,653</text:p>
          </table:table-cell>
          <table:table-cell table:formula="of:=IF([.C586]&lt;0.242;&quot;exp&quot;;IF([.C586]&lt;0.5;&quot;geo&quot;;IF([.C58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1999999999996" calcext:value-type="float">
            <text:p>5,72</text:p>
          </table:table-cell>
          <table:table-cell table:style-name="ce88" table:formula="of:=([.B587]-[.$C$5])/([.$C$6]-[.$C$5])" office:value-type="float" office:value="0.712121212121207" calcext:value-type="float">
            <text:p>0,712</text:p>
          </table:table-cell>
          <table:table-cell table:style-name="ce86" table:number-columns-repeated="2"/>
          <table:table-cell table:style-name="ce88" table:formula="of:=LOG(2*[.C587])+7*0.51" office:value-type="float" office:value="3.72358391805783" calcext:value-type="float">
            <text:p>3,724</text:p>
          </table:table-cell>
          <table:table-cell table:style-name="ce88" table:formula="of:=IF([.C587]&lt;0.242;EXP([.C587])/(2-EXP([.C587]));IF([.C587]&lt;0.5;7*[.C587];IF([.C587]&gt;=0.5;LOG(2*[.C587])+7*0.5;&quot;error&quot;)))" office:value-type="float" office:value="3.65358391805783" calcext:value-type="float">
            <text:p>3,654</text:p>
          </table:table-cell>
          <table:table-cell table:formula="of:=IF([.C587]&lt;0.242;&quot;exp&quot;;IF([.C587]&lt;0.5;&quot;geo&quot;;IF([.C58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2999999999996" calcext:value-type="float">
            <text:p>5,73</text:p>
          </table:table-cell>
          <table:table-cell table:style-name="ce88" table:formula="of:=([.B588]-[.$C$5])/([.$C$6]-[.$C$5])" office:value-type="float" office:value="0.713383838383833" calcext:value-type="float">
            <text:p>0,713</text:p>
          </table:table-cell>
          <table:table-cell table:style-name="ce86" table:number-columns-repeated="2"/>
          <table:table-cell table:style-name="ce88" table:formula="of:=LOG(2*[.C588])+7*0.51" office:value-type="float" office:value="3.72435326189392" calcext:value-type="float">
            <text:p>3,724</text:p>
          </table:table-cell>
          <table:table-cell table:style-name="ce88" table:formula="of:=IF([.C588]&lt;0.242;EXP([.C588])/(2-EXP([.C588]));IF([.C588]&lt;0.5;7*[.C588];IF([.C588]&gt;=0.5;LOG(2*[.C588])+7*0.5;&quot;error&quot;)))" office:value-type="float" office:value="3.65435326189392" calcext:value-type="float">
            <text:p>3,654</text:p>
          </table:table-cell>
          <table:table-cell table:formula="of:=IF([.C588]&lt;0.242;&quot;exp&quot;;IF([.C588]&lt;0.5;&quot;geo&quot;;IF([.C58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3999999999996" calcext:value-type="float">
            <text:p>5,74</text:p>
          </table:table-cell>
          <table:table-cell table:style-name="ce88" table:formula="of:=([.B589]-[.$C$5])/([.$C$6]-[.$C$5])" office:value-type="float" office:value="0.71464646464646" calcext:value-type="float">
            <text:p>0,715</text:p>
          </table:table-cell>
          <table:table-cell table:style-name="ce86" table:number-columns-repeated="2"/>
          <table:table-cell table:style-name="ce88" table:formula="of:=LOG(2*[.C589])+7*0.51" office:value-type="float" office:value="3.72512124526276" calcext:value-type="float">
            <text:p>3,725</text:p>
          </table:table-cell>
          <table:table-cell table:style-name="ce88" table:formula="of:=IF([.C589]&lt;0.242;EXP([.C589])/(2-EXP([.C589]));IF([.C589]&lt;0.5;7*[.C589];IF([.C589]&gt;=0.5;LOG(2*[.C589])+7*0.5;&quot;error&quot;)))" office:value-type="float" office:value="3.65512124526276" calcext:value-type="float">
            <text:p>3,655</text:p>
          </table:table-cell>
          <table:table-cell table:formula="of:=IF([.C589]&lt;0.242;&quot;exp&quot;;IF([.C589]&lt;0.5;&quot;geo&quot;;IF([.C58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4999999999996" calcext:value-type="float">
            <text:p>5,75</text:p>
          </table:table-cell>
          <table:table-cell table:style-name="ce88" table:formula="of:=([.B590]-[.$C$5])/([.$C$6]-[.$C$5])" office:value-type="float" office:value="0.715909090909086" calcext:value-type="float">
            <text:p>0,716</text:p>
          </table:table-cell>
          <table:table-cell table:style-name="ce86" table:number-columns-repeated="2"/>
          <table:table-cell table:style-name="ce88" table:formula="of:=LOG(2*[.C590])+7*0.51" office:value-type="float" office:value="3.72588787296739" calcext:value-type="float">
            <text:p>3,726</text:p>
          </table:table-cell>
          <table:table-cell table:style-name="ce88" table:formula="of:=IF([.C590]&lt;0.242;EXP([.C590])/(2-EXP([.C590]));IF([.C590]&lt;0.5;7*[.C590];IF([.C590]&gt;=0.5;LOG(2*[.C590])+7*0.5;&quot;error&quot;)))" office:value-type="float" office:value="3.65588787296739" calcext:value-type="float">
            <text:p>3,656</text:p>
          </table:table-cell>
          <table:table-cell table:formula="of:=IF([.C590]&lt;0.242;&quot;exp&quot;;IF([.C590]&lt;0.5;&quot;geo&quot;;IF([.C59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5999999999996" calcext:value-type="float">
            <text:p>5,76</text:p>
          </table:table-cell>
          <table:table-cell table:style-name="ce88" table:formula="of:=([.B591]-[.$C$5])/([.$C$6]-[.$C$5])" office:value-type="float" office:value="0.717171717171712" calcext:value-type="float">
            <text:p>0,717</text:p>
          </table:table-cell>
          <table:table-cell table:style-name="ce86" table:number-columns-repeated="2"/>
          <table:table-cell table:style-name="ce88" table:formula="of:=LOG(2*[.C591])+7*0.51" office:value-type="float" office:value="3.7266531497855" calcext:value-type="float">
            <text:p>3,727</text:p>
          </table:table-cell>
          <table:table-cell table:style-name="ce88" table:formula="of:=IF([.C591]&lt;0.242;EXP([.C591])/(2-EXP([.C591]));IF([.C591]&lt;0.5;7*[.C591];IF([.C591]&gt;=0.5;LOG(2*[.C591])+7*0.5;&quot;error&quot;)))" office:value-type="float" office:value="3.6566531497855" calcext:value-type="float">
            <text:p>3,657</text:p>
          </table:table-cell>
          <table:table-cell table:formula="of:=IF([.C591]&lt;0.242;&quot;exp&quot;;IF([.C591]&lt;0.5;&quot;geo&quot;;IF([.C59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6999999999996" calcext:value-type="float">
            <text:p>5,77</text:p>
          </table:table-cell>
          <table:table-cell table:style-name="ce88" table:formula="of:=([.B592]-[.$C$5])/([.$C$6]-[.$C$5])" office:value-type="float" office:value="0.718434343434338" calcext:value-type="float">
            <text:p>0,718</text:p>
          </table:table-cell>
          <table:table-cell table:style-name="ce86" table:number-columns-repeated="2"/>
          <table:table-cell table:style-name="ce88" table:formula="of:=LOG(2*[.C592])+7*0.51" office:value-type="float" office:value="3.72741708046956" calcext:value-type="float">
            <text:p>3,727</text:p>
          </table:table-cell>
          <table:table-cell table:style-name="ce88" table:formula="of:=IF([.C592]&lt;0.242;EXP([.C592])/(2-EXP([.C592]));IF([.C592]&lt;0.5;7*[.C592];IF([.C592]&gt;=0.5;LOG(2*[.C592])+7*0.5;&quot;error&quot;)))" office:value-type="float" office:value="3.65741708046956" calcext:value-type="float">
            <text:p>3,657</text:p>
          </table:table-cell>
          <table:table-cell table:formula="of:=IF([.C592]&lt;0.242;&quot;exp&quot;;IF([.C592]&lt;0.5;&quot;geo&quot;;IF([.C59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7999999999996" calcext:value-type="float">
            <text:p>5,78</text:p>
          </table:table-cell>
          <table:table-cell table:style-name="ce88" table:formula="of:=([.B593]-[.$C$5])/([.$C$6]-[.$C$5])" office:value-type="float" office:value="0.719696969696965" calcext:value-type="float">
            <text:p>0,720</text:p>
          </table:table-cell>
          <table:table-cell table:style-name="ce86" table:number-columns-repeated="2"/>
          <table:table-cell table:style-name="ce88" table:formula="of:=LOG(2*[.C593])+7*0.51" office:value-type="float" office:value="3.72817966974698" calcext:value-type="float">
            <text:p>3,728</text:p>
          </table:table-cell>
          <table:table-cell table:style-name="ce88" table:formula="of:=IF([.C593]&lt;0.242;EXP([.C593])/(2-EXP([.C593]));IF([.C593]&lt;0.5;7*[.C593];IF([.C593]&gt;=0.5;LOG(2*[.C593])+7*0.5;&quot;error&quot;)))" office:value-type="float" office:value="3.65817966974698" calcext:value-type="float">
            <text:p>3,658</text:p>
          </table:table-cell>
          <table:table-cell table:formula="of:=IF([.C593]&lt;0.242;&quot;exp&quot;;IF([.C593]&lt;0.5;&quot;geo&quot;;IF([.C59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8999999999996" calcext:value-type="float">
            <text:p>5,79</text:p>
          </table:table-cell>
          <table:table-cell table:style-name="ce88" table:formula="of:=([.B594]-[.$C$5])/([.$C$6]-[.$C$5])" office:value-type="float" office:value="0.720959595959591" calcext:value-type="float">
            <text:p>0,721</text:p>
          </table:table-cell>
          <table:table-cell table:style-name="ce86" table:number-columns-repeated="2"/>
          <table:table-cell table:style-name="ce88" table:formula="of:=LOG(2*[.C594])+7*0.51" office:value-type="float" office:value="3.72894092232033" calcext:value-type="float">
            <text:p>3,729</text:p>
          </table:table-cell>
          <table:table-cell table:style-name="ce88" table:formula="of:=IF([.C594]&lt;0.242;EXP([.C594])/(2-EXP([.C594]));IF([.C594]&lt;0.5;7*[.C594];IF([.C594]&gt;=0.5;LOG(2*[.C594])+7*0.5;&quot;error&quot;)))" office:value-type="float" office:value="3.65894092232033" calcext:value-type="float">
            <text:p>3,659</text:p>
          </table:table-cell>
          <table:table-cell table:formula="of:=IF([.C594]&lt;0.242;&quot;exp&quot;;IF([.C594]&lt;0.5;&quot;geo&quot;;IF([.C59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79999999999996" calcext:value-type="float">
            <text:p>5,8</text:p>
          </table:table-cell>
          <table:table-cell table:style-name="ce88" table:formula="of:=([.B595]-[.$C$5])/([.$C$6]-[.$C$5])" office:value-type="float" office:value="0.722222222222217" calcext:value-type="float">
            <text:p>0,722</text:p>
          </table:table-cell>
          <table:table-cell table:style-name="ce86" table:number-columns-repeated="2"/>
          <table:table-cell table:style-name="ce88" table:formula="of:=LOG(2*[.C595])+7*0.51" office:value-type="float" office:value="3.72970084286751" calcext:value-type="float">
            <text:p>3,730</text:p>
          </table:table-cell>
          <table:table-cell table:style-name="ce88" table:formula="of:=IF([.C595]&lt;0.242;EXP([.C595])/(2-EXP([.C595]));IF([.C595]&lt;0.5;7*[.C595];IF([.C595]&gt;=0.5;LOG(2*[.C595])+7*0.5;&quot;error&quot;)))" office:value-type="float" office:value="3.65970084286751" calcext:value-type="float">
            <text:p>3,660</text:p>
          </table:table-cell>
          <table:table-cell table:formula="of:=IF([.C595]&lt;0.242;&quot;exp&quot;;IF([.C595]&lt;0.5;&quot;geo&quot;;IF([.C59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0999999999996" calcext:value-type="float">
            <text:p>5,81</text:p>
          </table:table-cell>
          <table:table-cell table:style-name="ce88" table:formula="of:=([.B596]-[.$C$5])/([.$C$6]-[.$C$5])" office:value-type="float" office:value="0.723484848484843" calcext:value-type="float">
            <text:p>0,723</text:p>
          </table:table-cell>
          <table:table-cell table:style-name="ce86" table:number-columns-repeated="2"/>
          <table:table-cell table:style-name="ce88" table:formula="of:=LOG(2*[.C596])+7*0.51" office:value-type="float" office:value="3.73045943604187" calcext:value-type="float">
            <text:p>3,730</text:p>
          </table:table-cell>
          <table:table-cell table:style-name="ce88" table:formula="of:=IF([.C596]&lt;0.242;EXP([.C596])/(2-EXP([.C596]));IF([.C596]&lt;0.5;7*[.C596];IF([.C596]&gt;=0.5;LOG(2*[.C596])+7*0.5;&quot;error&quot;)))" office:value-type="float" office:value="3.66045943604187" calcext:value-type="float">
            <text:p>3,660</text:p>
          </table:table-cell>
          <table:table-cell table:formula="of:=IF([.C596]&lt;0.242;&quot;exp&quot;;IF([.C596]&lt;0.5;&quot;geo&quot;;IF([.C59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1999999999996" calcext:value-type="float">
            <text:p>5,82</text:p>
          </table:table-cell>
          <table:table-cell table:style-name="ce88" table:formula="of:=([.B597]-[.$C$5])/([.$C$6]-[.$C$5])" office:value-type="float" office:value="0.72474747474747" calcext:value-type="float">
            <text:p>0,725</text:p>
          </table:table-cell>
          <table:table-cell table:style-name="ce86" table:number-columns-repeated="2"/>
          <table:table-cell table:style-name="ce88" table:formula="of:=LOG(2*[.C597])+7*0.51" office:value-type="float" office:value="3.73121670647246" calcext:value-type="float">
            <text:p>3,731</text:p>
          </table:table-cell>
          <table:table-cell table:style-name="ce88" table:formula="of:=IF([.C597]&lt;0.242;EXP([.C597])/(2-EXP([.C597]));IF([.C597]&lt;0.5;7*[.C597];IF([.C597]&gt;=0.5;LOG(2*[.C597])+7*0.5;&quot;error&quot;)))" office:value-type="float" office:value="3.66121670647246" calcext:value-type="float">
            <text:p>3,661</text:p>
          </table:table-cell>
          <table:table-cell table:formula="of:=IF([.C597]&lt;0.242;&quot;exp&quot;;IF([.C597]&lt;0.5;&quot;geo&quot;;IF([.C59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2999999999996" calcext:value-type="float">
            <text:p>5,83</text:p>
          </table:table-cell>
          <table:table-cell table:style-name="ce88" table:formula="of:=([.B598]-[.$C$5])/([.$C$6]-[.$C$5])" office:value-type="float" office:value="0.726010101010096" calcext:value-type="float">
            <text:p>0,726</text:p>
          </table:table-cell>
          <table:table-cell table:style-name="ce86" table:number-columns-repeated="2"/>
          <table:table-cell table:style-name="ce88" table:formula="of:=LOG(2*[.C598])+7*0.51" office:value-type="float" office:value="3.73197265876412" calcext:value-type="float">
            <text:p>3,732</text:p>
          </table:table-cell>
          <table:table-cell table:style-name="ce88" table:formula="of:=IF([.C598]&lt;0.242;EXP([.C598])/(2-EXP([.C598]));IF([.C598]&lt;0.5;7*[.C598];IF([.C598]&gt;=0.5;LOG(2*[.C598])+7*0.5;&quot;error&quot;)))" office:value-type="float" office:value="3.66197265876412" calcext:value-type="float">
            <text:p>3,662</text:p>
          </table:table-cell>
          <table:table-cell table:formula="of:=IF([.C598]&lt;0.242;&quot;exp&quot;;IF([.C598]&lt;0.5;&quot;geo&quot;;IF([.C59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3999999999996" calcext:value-type="float">
            <text:p>5,84</text:p>
          </table:table-cell>
          <table:table-cell table:style-name="ce88" table:formula="of:=([.B599]-[.$C$5])/([.$C$6]-[.$C$5])" office:value-type="float" office:value="0.727272727272722" calcext:value-type="float">
            <text:p>0,727</text:p>
          </table:table-cell>
          <table:table-cell table:style-name="ce86" table:number-columns-repeated="2"/>
          <table:table-cell table:style-name="ce88" table:formula="of:=LOG(2*[.C599])+7*0.51" office:value-type="float" office:value="3.7327272974977" calcext:value-type="float">
            <text:p>3,733</text:p>
          </table:table-cell>
          <table:table-cell table:style-name="ce88" table:formula="of:=IF([.C599]&lt;0.242;EXP([.C599])/(2-EXP([.C599]));IF([.C599]&lt;0.5;7*[.C599];IF([.C599]&gt;=0.5;LOG(2*[.C599])+7*0.5;&quot;error&quot;)))" office:value-type="float" office:value="3.6627272974977" calcext:value-type="float">
            <text:p>3,663</text:p>
          </table:table-cell>
          <table:table-cell table:formula="of:=IF([.C599]&lt;0.242;&quot;exp&quot;;IF([.C599]&lt;0.5;&quot;geo&quot;;IF([.C59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4999999999996" calcext:value-type="float">
            <text:p>5,85</text:p>
          </table:table-cell>
          <table:table-cell table:style-name="ce88" table:formula="of:=([.B600]-[.$C$5])/([.$C$6]-[.$C$5])" office:value-type="float" office:value="0.728535353535349" calcext:value-type="float">
            <text:p>0,729</text:p>
          </table:table-cell>
          <table:table-cell table:style-name="ce86" table:number-columns-repeated="2"/>
          <table:table-cell table:style-name="ce88" table:formula="of:=LOG(2*[.C600])+7*0.51" office:value-type="float" office:value="3.73348062723022" calcext:value-type="float">
            <text:p>3,733</text:p>
          </table:table-cell>
          <table:table-cell table:style-name="ce88" table:formula="of:=IF([.C600]&lt;0.242;EXP([.C600])/(2-EXP([.C600]));IF([.C600]&lt;0.5;7*[.C600];IF([.C600]&gt;=0.5;LOG(2*[.C600])+7*0.5;&quot;error&quot;)))" office:value-type="float" office:value="3.66348062723022" calcext:value-type="float">
            <text:p>3,663</text:p>
          </table:table-cell>
          <table:table-cell table:formula="of:=IF([.C600]&lt;0.242;&quot;exp&quot;;IF([.C600]&lt;0.5;&quot;geo&quot;;IF([.C60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5999999999996" calcext:value-type="float">
            <text:p>5,86</text:p>
          </table:table-cell>
          <table:table-cell table:style-name="ce88" table:formula="of:=([.B601]-[.$C$5])/([.$C$6]-[.$C$5])" office:value-type="float" office:value="0.729797979797975" calcext:value-type="float">
            <text:p>0,730</text:p>
          </table:table-cell>
          <table:table-cell table:style-name="ce86" table:number-columns-repeated="2"/>
          <table:table-cell table:style-name="ce88" table:formula="of:=LOG(2*[.C601])+7*0.51" office:value-type="float" office:value="3.73423265249501" calcext:value-type="float">
            <text:p>3,734</text:p>
          </table:table-cell>
          <table:table-cell table:style-name="ce88" table:formula="of:=IF([.C601]&lt;0.242;EXP([.C601])/(2-EXP([.C601]));IF([.C601]&lt;0.5;7*[.C601];IF([.C601]&gt;=0.5;LOG(2*[.C601])+7*0.5;&quot;error&quot;)))" office:value-type="float" office:value="3.66423265249501" calcext:value-type="float">
            <text:p>3,664</text:p>
          </table:table-cell>
          <table:table-cell table:formula="of:=IF([.C601]&lt;0.242;&quot;exp&quot;;IF([.C601]&lt;0.5;&quot;geo&quot;;IF([.C60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6999999999996" calcext:value-type="float">
            <text:p>5,87</text:p>
          </table:table-cell>
          <table:table-cell table:style-name="ce88" table:formula="of:=([.B602]-[.$C$5])/([.$C$6]-[.$C$5])" office:value-type="float" office:value="0.731060606060601" calcext:value-type="float">
            <text:p>0,731</text:p>
          </table:table-cell>
          <table:table-cell table:style-name="ce86" table:number-columns-repeated="2"/>
          <table:table-cell table:style-name="ce88" table:formula="of:=LOG(2*[.C602])+7*0.51" office:value-type="float" office:value="3.73498337780192" calcext:value-type="float">
            <text:p>3,735</text:p>
          </table:table-cell>
          <table:table-cell table:style-name="ce88" table:formula="of:=IF([.C602]&lt;0.242;EXP([.C602])/(2-EXP([.C602]));IF([.C602]&lt;0.5;7*[.C602];IF([.C602]&gt;=0.5;LOG(2*[.C602])+7*0.5;&quot;error&quot;)))" office:value-type="float" office:value="3.66498337780192" calcext:value-type="float">
            <text:p>3,665</text:p>
          </table:table-cell>
          <table:table-cell table:formula="of:=IF([.C602]&lt;0.242;&quot;exp&quot;;IF([.C602]&lt;0.5;&quot;geo&quot;;IF([.C60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7999999999996" calcext:value-type="float">
            <text:p>5,88</text:p>
          </table:table-cell>
          <table:table-cell table:style-name="ce88" table:formula="of:=([.B603]-[.$C$5])/([.$C$6]-[.$C$5])" office:value-type="float" office:value="0.732323232323227" calcext:value-type="float">
            <text:p>0,732</text:p>
          </table:table-cell>
          <table:table-cell table:style-name="ce86" table:number-columns-repeated="2"/>
          <table:table-cell table:style-name="ce88" table:formula="of:=LOG(2*[.C603])+7*0.51" office:value-type="float" office:value="3.73573280763742" calcext:value-type="float">
            <text:p>3,736</text:p>
          </table:table-cell>
          <table:table-cell table:style-name="ce88" table:formula="of:=IF([.C603]&lt;0.242;EXP([.C603])/(2-EXP([.C603]));IF([.C603]&lt;0.5;7*[.C603];IF([.C603]&gt;=0.5;LOG(2*[.C603])+7*0.5;&quot;error&quot;)))" office:value-type="float" office:value="3.66573280763742" calcext:value-type="float">
            <text:p>3,666</text:p>
          </table:table-cell>
          <table:table-cell table:formula="of:=IF([.C603]&lt;0.242;&quot;exp&quot;;IF([.C603]&lt;0.5;&quot;geo&quot;;IF([.C60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8999999999996" calcext:value-type="float">
            <text:p>5,89</text:p>
          </table:table-cell>
          <table:table-cell table:style-name="ce88" table:formula="of:=([.B604]-[.$C$5])/([.$C$6]-[.$C$5])" office:value-type="float" office:value="0.733585858585853" calcext:value-type="float">
            <text:p>0,734</text:p>
          </table:table-cell>
          <table:table-cell table:style-name="ce86" table:number-columns-repeated="2"/>
          <table:table-cell table:style-name="ce88" table:formula="of:=LOG(2*[.C604])+7*0.51" office:value-type="float" office:value="3.73648094646482" calcext:value-type="float">
            <text:p>3,736</text:p>
          </table:table-cell>
          <table:table-cell table:style-name="ce88" table:formula="of:=IF([.C604]&lt;0.242;EXP([.C604])/(2-EXP([.C604]));IF([.C604]&lt;0.5;7*[.C604];IF([.C604]&gt;=0.5;LOG(2*[.C604])+7*0.5;&quot;error&quot;)))" office:value-type="float" office:value="3.66648094646482" calcext:value-type="float">
            <text:p>3,666</text:p>
          </table:table-cell>
          <table:table-cell table:formula="of:=IF([.C604]&lt;0.242;&quot;exp&quot;;IF([.C604]&lt;0.5;&quot;geo&quot;;IF([.C60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89999999999996" calcext:value-type="float">
            <text:p>5,9</text:p>
          </table:table-cell>
          <table:table-cell table:style-name="ce88" table:formula="of:=([.B605]-[.$C$5])/([.$C$6]-[.$C$5])" office:value-type="float" office:value="0.73484848484848" calcext:value-type="float">
            <text:p>0,735</text:p>
          </table:table-cell>
          <table:table-cell table:style-name="ce86" table:number-columns-repeated="2"/>
          <table:table-cell table:style-name="ce88" table:formula="of:=LOG(2*[.C605])+7*0.51" office:value-type="float" office:value="3.73722779872437" calcext:value-type="float">
            <text:p>3,737</text:p>
          </table:table-cell>
          <table:table-cell table:style-name="ce88" table:formula="of:=IF([.C605]&lt;0.242;EXP([.C605])/(2-EXP([.C605]));IF([.C605]&lt;0.5;7*[.C605];IF([.C605]&gt;=0.5;LOG(2*[.C605])+7*0.5;&quot;error&quot;)))" office:value-type="float" office:value="3.66722779872437" calcext:value-type="float">
            <text:p>3,667</text:p>
          </table:table-cell>
          <table:table-cell table:formula="of:=IF([.C605]&lt;0.242;&quot;exp&quot;;IF([.C605]&lt;0.5;&quot;geo&quot;;IF([.C60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0999999999996" calcext:value-type="float">
            <text:p>5,91</text:p>
          </table:table-cell>
          <table:table-cell table:style-name="ce88" table:formula="of:=([.B606]-[.$C$5])/([.$C$6]-[.$C$5])" office:value-type="float" office:value="0.736111111111106" calcext:value-type="float">
            <text:p>0,736</text:p>
          </table:table-cell>
          <table:table-cell table:style-name="ce86" table:number-columns-repeated="2"/>
          <table:table-cell table:style-name="ce88" table:formula="of:=LOG(2*[.C606])+7*0.51" office:value-type="float" office:value="3.7379733688335" calcext:value-type="float">
            <text:p>3,738</text:p>
          </table:table-cell>
          <table:table-cell table:style-name="ce88" table:formula="of:=IF([.C606]&lt;0.242;EXP([.C606])/(2-EXP([.C606]));IF([.C606]&lt;0.5;7*[.C606];IF([.C606]&gt;=0.5;LOG(2*[.C606])+7*0.5;&quot;error&quot;)))" office:value-type="float" office:value="3.6679733688335" calcext:value-type="float">
            <text:p>3,668</text:p>
          </table:table-cell>
          <table:table-cell table:formula="of:=IF([.C606]&lt;0.242;&quot;exp&quot;;IF([.C606]&lt;0.5;&quot;geo&quot;;IF([.C60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1999999999996" calcext:value-type="float">
            <text:p>5,92</text:p>
          </table:table-cell>
          <table:table-cell table:style-name="ce88" table:formula="of:=([.B607]-[.$C$5])/([.$C$6]-[.$C$5])" office:value-type="float" office:value="0.737373737373732" calcext:value-type="float">
            <text:p>0,737</text:p>
          </table:table-cell>
          <table:table-cell table:style-name="ce86" table:number-columns-repeated="2"/>
          <table:table-cell table:style-name="ce88" table:formula="of:=LOG(2*[.C607])+7*0.51" office:value-type="float" office:value="3.73871766118688" calcext:value-type="float">
            <text:p>3,739</text:p>
          </table:table-cell>
          <table:table-cell table:style-name="ce88" table:formula="of:=IF([.C607]&lt;0.242;EXP([.C607])/(2-EXP([.C607]));IF([.C607]&lt;0.5;7*[.C607];IF([.C607]&gt;=0.5;LOG(2*[.C607])+7*0.5;&quot;error&quot;)))" office:value-type="float" office:value="3.66871766118688" calcext:value-type="float">
            <text:p>3,669</text:p>
          </table:table-cell>
          <table:table-cell table:formula="of:=IF([.C607]&lt;0.242;&quot;exp&quot;;IF([.C607]&lt;0.5;&quot;geo&quot;;IF([.C60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2999999999996" calcext:value-type="float">
            <text:p>5,93</text:p>
          </table:table-cell>
          <table:table-cell table:style-name="ce88" table:formula="of:=([.B608]-[.$C$5])/([.$C$6]-[.$C$5])" office:value-type="float" office:value="0.738636363636359" calcext:value-type="float">
            <text:p>0,739</text:p>
          </table:table-cell>
          <table:table-cell table:style-name="ce86" table:number-columns-repeated="2"/>
          <table:table-cell table:style-name="ce88" table:formula="of:=LOG(2*[.C608])+7*0.51" office:value-type="float" office:value="3.73946068015667" calcext:value-type="float">
            <text:p>3,739</text:p>
          </table:table-cell>
          <table:table-cell table:style-name="ce88" table:formula="of:=IF([.C608]&lt;0.242;EXP([.C608])/(2-EXP([.C608]));IF([.C608]&lt;0.5;7*[.C608];IF([.C608]&gt;=0.5;LOG(2*[.C608])+7*0.5;&quot;error&quot;)))" office:value-type="float" office:value="3.66946068015667" calcext:value-type="float">
            <text:p>3,669</text:p>
          </table:table-cell>
          <table:table-cell table:formula="of:=IF([.C608]&lt;0.242;&quot;exp&quot;;IF([.C608]&lt;0.5;&quot;geo&quot;;IF([.C60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3999999999996" calcext:value-type="float">
            <text:p>5,94</text:p>
          </table:table-cell>
          <table:table-cell table:style-name="ce88" table:formula="of:=([.B609]-[.$C$5])/([.$C$6]-[.$C$5])" office:value-type="float" office:value="0.739898989898985" calcext:value-type="float">
            <text:p>0,740</text:p>
          </table:table-cell>
          <table:table-cell table:style-name="ce86" table:number-columns-repeated="2"/>
          <table:table-cell table:style-name="ce88" table:formula="of:=LOG(2*[.C609])+7*0.51" office:value-type="float" office:value="3.74020243009258" calcext:value-type="float">
            <text:p>3,740</text:p>
          </table:table-cell>
          <table:table-cell table:style-name="ce88" table:formula="of:=IF([.C609]&lt;0.242;EXP([.C609])/(2-EXP([.C609]));IF([.C609]&lt;0.5;7*[.C609];IF([.C609]&gt;=0.5;LOG(2*[.C609])+7*0.5;&quot;error&quot;)))" office:value-type="float" office:value="3.67020243009258" calcext:value-type="float">
            <text:p>3,670</text:p>
          </table:table-cell>
          <table:table-cell table:formula="of:=IF([.C609]&lt;0.242;&quot;exp&quot;;IF([.C609]&lt;0.5;&quot;geo&quot;;IF([.C60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4999999999996" calcext:value-type="float">
            <text:p>5,95</text:p>
          </table:table-cell>
          <table:table-cell table:style-name="ce88" table:formula="of:=([.B610]-[.$C$5])/([.$C$6]-[.$C$5])" office:value-type="float" office:value="0.741161616161611" calcext:value-type="float">
            <text:p>0,741</text:p>
          </table:table-cell>
          <table:table-cell table:style-name="ce86" table:number-columns-repeated="2"/>
          <table:table-cell table:style-name="ce88" table:formula="of:=LOG(2*[.C610])+7*0.51" office:value-type="float" office:value="3.7409429153221" calcext:value-type="float">
            <text:p>3,741</text:p>
          </table:table-cell>
          <table:table-cell table:style-name="ce88" table:formula="of:=IF([.C610]&lt;0.242;EXP([.C610])/(2-EXP([.C610]));IF([.C610]&lt;0.5;7*[.C610];IF([.C610]&gt;=0.5;LOG(2*[.C610])+7*0.5;&quot;error&quot;)))" office:value-type="float" office:value="3.6709429153221" calcext:value-type="float">
            <text:p>3,671</text:p>
          </table:table-cell>
          <table:table-cell table:formula="of:=IF([.C610]&lt;0.242;&quot;exp&quot;;IF([.C610]&lt;0.5;&quot;geo&quot;;IF([.C61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5999999999995" calcext:value-type="float">
            <text:p>5,96</text:p>
          </table:table-cell>
          <table:table-cell table:style-name="ce88" table:formula="of:=([.B611]-[.$C$5])/([.$C$6]-[.$C$5])" office:value-type="float" office:value="0.742424242424236" calcext:value-type="float">
            <text:p>0,742</text:p>
          </table:table-cell>
          <table:table-cell table:style-name="ce86" table:number-columns-repeated="2"/>
          <table:table-cell table:style-name="ce88" table:formula="of:=LOG(2*[.C611])+7*0.51" office:value-type="float" office:value="3.74168214015062" calcext:value-type="float">
            <text:p>3,742</text:p>
          </table:table-cell>
          <table:table-cell table:style-name="ce88" table:formula="of:=IF([.C611]&lt;0.242;EXP([.C611])/(2-EXP([.C611]));IF([.C611]&lt;0.5;7*[.C611];IF([.C611]&gt;=0.5;LOG(2*[.C611])+7*0.5;&quot;error&quot;)))" office:value-type="float" office:value="3.67168214015062" calcext:value-type="float">
            <text:p>3,672</text:p>
          </table:table-cell>
          <table:table-cell table:formula="of:=IF([.C611]&lt;0.242;&quot;exp&quot;;IF([.C611]&lt;0.5;&quot;geo&quot;;IF([.C61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6999999999995" calcext:value-type="float">
            <text:p>5,97</text:p>
          </table:table-cell>
          <table:table-cell table:style-name="ce88" table:formula="of:=([.B612]-[.$C$5])/([.$C$6]-[.$C$5])" office:value-type="float" office:value="0.743686868686862" calcext:value-type="float">
            <text:p>0,744</text:p>
          </table:table-cell>
          <table:table-cell table:style-name="ce86" table:number-columns-repeated="2"/>
          <table:table-cell table:style-name="ce88" table:formula="of:=LOG(2*[.C612])+7*0.51" office:value-type="float" office:value="3.74242010886159" calcext:value-type="float">
            <text:p>3,742</text:p>
          </table:table-cell>
          <table:table-cell table:style-name="ce88" table:formula="of:=IF([.C612]&lt;0.242;EXP([.C612])/(2-EXP([.C612]));IF([.C612]&lt;0.5;7*[.C612];IF([.C612]&gt;=0.5;LOG(2*[.C612])+7*0.5;&quot;error&quot;)))" office:value-type="float" office:value="3.67242010886159" calcext:value-type="float">
            <text:p>3,672</text:p>
          </table:table-cell>
          <table:table-cell table:formula="of:=IF([.C612]&lt;0.242;&quot;exp&quot;;IF([.C612]&lt;0.5;&quot;geo&quot;;IF([.C61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7999999999995" calcext:value-type="float">
            <text:p>5,98</text:p>
          </table:table-cell>
          <table:table-cell table:style-name="ce88" table:formula="of:=([.B613]-[.$C$5])/([.$C$6]-[.$C$5])" office:value-type="float" office:value="0.744949494949489" calcext:value-type="float">
            <text:p>0,745</text:p>
          </table:table-cell>
          <table:table-cell table:style-name="ce86" table:number-columns-repeated="2"/>
          <table:table-cell table:style-name="ce88" table:formula="of:=LOG(2*[.C613])+7*0.51" office:value-type="float" office:value="3.74315682571663" calcext:value-type="float">
            <text:p>3,743</text:p>
          </table:table-cell>
          <table:table-cell table:style-name="ce88" table:formula="of:=IF([.C613]&lt;0.242;EXP([.C613])/(2-EXP([.C613]));IF([.C613]&lt;0.5;7*[.C613];IF([.C613]&gt;=0.5;LOG(2*[.C613])+7*0.5;&quot;error&quot;)))" office:value-type="float" office:value="3.67315682571663" calcext:value-type="float">
            <text:p>3,673</text:p>
          </table:table-cell>
          <table:table-cell table:formula="of:=IF([.C613]&lt;0.242;&quot;exp&quot;;IF([.C613]&lt;0.5;&quot;geo&quot;;IF([.C61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8999999999995" calcext:value-type="float">
            <text:p>5,99</text:p>
          </table:table-cell>
          <table:table-cell table:style-name="ce88" table:formula="of:=([.B614]-[.$C$5])/([.$C$6]-[.$C$5])" office:value-type="float" office:value="0.746212121212115" calcext:value-type="float">
            <text:p>0,746</text:p>
          </table:table-cell>
          <table:table-cell table:style-name="ce86" table:number-columns-repeated="2"/>
          <table:table-cell table:style-name="ce88" table:formula="of:=LOG(2*[.C614])+7*0.51" office:value-type="float" office:value="3.74389229495574" calcext:value-type="float">
            <text:p>3,744</text:p>
          </table:table-cell>
          <table:table-cell table:style-name="ce88" table:formula="of:=IF([.C614]&lt;0.242;EXP([.C614])/(2-EXP([.C614]));IF([.C614]&lt;0.5;7*[.C614];IF([.C614]&gt;=0.5;LOG(2*[.C614])+7*0.5;&quot;error&quot;)))" office:value-type="float" office:value="3.67389229495574" calcext:value-type="float">
            <text:p>3,674</text:p>
          </table:table-cell>
          <table:table-cell table:formula="of:=IF([.C614]&lt;0.242;&quot;exp&quot;;IF([.C614]&lt;0.5;&quot;geo&quot;;IF([.C61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.99999999999995" calcext:value-type="float">
            <text:p>6</text:p>
          </table:table-cell>
          <table:table-cell table:style-name="ce88" table:formula="of:=([.B615]-[.$C$5])/([.$C$6]-[.$C$5])" office:value-type="float" office:value="0.747474747474741" calcext:value-type="float">
            <text:p>0,747</text:p>
          </table:table-cell>
          <table:table-cell table:style-name="ce86" table:number-columns-repeated="2"/>
          <table:table-cell table:style-name="ce88" table:formula="of:=LOG(2*[.C615])+7*0.51" office:value-type="float" office:value="3.7446265207974" calcext:value-type="float">
            <text:p>3,745</text:p>
          </table:table-cell>
          <table:table-cell table:style-name="ce88" table:formula="of:=IF([.C615]&lt;0.242;EXP([.C615])/(2-EXP([.C615]));IF([.C615]&lt;0.5;7*[.C615];IF([.C615]&gt;=0.5;LOG(2*[.C615])+7*0.5;&quot;error&quot;)))" office:value-type="float" office:value="3.6746265207974" calcext:value-type="float">
            <text:p>3,675</text:p>
          </table:table-cell>
          <table:table-cell table:formula="of:=IF([.C615]&lt;0.242;&quot;exp&quot;;IF([.C615]&lt;0.5;&quot;geo&quot;;IF([.C61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0999999999995" calcext:value-type="float">
            <text:p>6,01</text:p>
          </table:table-cell>
          <table:table-cell table:style-name="ce88" table:formula="of:=([.B616]-[.$C$5])/([.$C$6]-[.$C$5])" office:value-type="float" office:value="0.748737373737367" calcext:value-type="float">
            <text:p>0,749</text:p>
          </table:table-cell>
          <table:table-cell table:style-name="ce86" table:number-columns-repeated="2"/>
          <table:table-cell table:style-name="ce88" table:formula="of:=LOG(2*[.C616])+7*0.51" office:value-type="float" office:value="3.74535950743875" calcext:value-type="float">
            <text:p>3,745</text:p>
          </table:table-cell>
          <table:table-cell table:style-name="ce88" table:formula="of:=IF([.C616]&lt;0.242;EXP([.C616])/(2-EXP([.C616]));IF([.C616]&lt;0.5;7*[.C616];IF([.C616]&gt;=0.5;LOG(2*[.C616])+7*0.5;&quot;error&quot;)))" office:value-type="float" office:value="3.67535950743875" calcext:value-type="float">
            <text:p>3,675</text:p>
          </table:table-cell>
          <table:table-cell table:formula="of:=IF([.C616]&lt;0.242;&quot;exp&quot;;IF([.C616]&lt;0.5;&quot;geo&quot;;IF([.C61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1999999999995" calcext:value-type="float">
            <text:p>6,02</text:p>
          </table:table-cell>
          <table:table-cell table:style-name="ce88" table:formula="of:=([.B617]-[.$C$5])/([.$C$6]-[.$C$5])" office:value-type="float" office:value="0.749999999999994" calcext:value-type="float">
            <text:p>0,750</text:p>
          </table:table-cell>
          <table:table-cell table:style-name="ce86" table:number-columns-repeated="2"/>
          <table:table-cell table:style-name="ce88" table:formula="of:=LOG(2*[.C617])+7*0.51" office:value-type="float" office:value="3.74609125905568" calcext:value-type="float">
            <text:p>3,746</text:p>
          </table:table-cell>
          <table:table-cell table:style-name="ce88" table:formula="of:=IF([.C617]&lt;0.242;EXP([.C617])/(2-EXP([.C617]));IF([.C617]&lt;0.5;7*[.C617];IF([.C617]&gt;=0.5;LOG(2*[.C617])+7*0.5;&quot;error&quot;)))" office:value-type="float" office:value="3.67609125905568" calcext:value-type="float">
            <text:p>3,676</text:p>
          </table:table-cell>
          <table:table-cell table:formula="of:=IF([.C617]&lt;0.242;&quot;exp&quot;;IF([.C617]&lt;0.5;&quot;geo&quot;;IF([.C61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2999999999995" calcext:value-type="float">
            <text:p>6,03</text:p>
          </table:table-cell>
          <table:table-cell table:style-name="ce88" table:formula="of:=([.B618]-[.$C$5])/([.$C$6]-[.$C$5])" office:value-type="float" office:value="0.75126262626262" calcext:value-type="float">
            <text:p>0,751</text:p>
          </table:table-cell>
          <table:table-cell table:style-name="ce86" table:number-columns-repeated="2"/>
          <table:table-cell table:style-name="ce88" table:formula="of:=LOG(2*[.C618])+7*0.51" office:value-type="float" office:value="3.74682177980303" calcext:value-type="float">
            <text:p>3,747</text:p>
          </table:table-cell>
          <table:table-cell table:style-name="ce88" table:formula="of:=IF([.C618]&lt;0.242;EXP([.C618])/(2-EXP([.C618]));IF([.C618]&lt;0.5;7*[.C618];IF([.C618]&gt;=0.5;LOG(2*[.C618])+7*0.5;&quot;error&quot;)))" office:value-type="float" office:value="3.67682177980303" calcext:value-type="float">
            <text:p>3,677</text:p>
          </table:table-cell>
          <table:table-cell table:formula="of:=IF([.C618]&lt;0.242;&quot;exp&quot;;IF([.C618]&lt;0.5;&quot;geo&quot;;IF([.C61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3999999999995" calcext:value-type="float">
            <text:p>6,04</text:p>
          </table:table-cell>
          <table:table-cell table:style-name="ce88" table:formula="of:=([.B619]-[.$C$5])/([.$C$6]-[.$C$5])" office:value-type="float" office:value="0.752525252525246" calcext:value-type="float">
            <text:p>0,753</text:p>
          </table:table-cell>
          <table:table-cell table:style-name="ce86" table:number-columns-repeated="2"/>
          <table:table-cell table:style-name="ce88" table:formula="of:=LOG(2*[.C619])+7*0.51" office:value-type="float" office:value="3.74755107381472" calcext:value-type="float">
            <text:p>3,748</text:p>
          </table:table-cell>
          <table:table-cell table:style-name="ce88" table:formula="of:=IF([.C619]&lt;0.242;EXP([.C619])/(2-EXP([.C619]));IF([.C619]&lt;0.5;7*[.C619];IF([.C619]&gt;=0.5;LOG(2*[.C619])+7*0.5;&quot;error&quot;)))" office:value-type="float" office:value="3.67755107381472" calcext:value-type="float">
            <text:p>3,678</text:p>
          </table:table-cell>
          <table:table-cell table:formula="of:=IF([.C619]&lt;0.242;&quot;exp&quot;;IF([.C619]&lt;0.5;&quot;geo&quot;;IF([.C61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4999999999995" calcext:value-type="float">
            <text:p>6,05</text:p>
          </table:table-cell>
          <table:table-cell table:style-name="ce88" table:formula="of:=([.B620]-[.$C$5])/([.$C$6]-[.$C$5])" office:value-type="float" office:value="0.753787878787872" calcext:value-type="float">
            <text:p>0,754</text:p>
          </table:table-cell>
          <table:table-cell table:style-name="ce86" table:number-columns-repeated="2"/>
          <table:table-cell table:style-name="ce88" table:formula="of:=LOG(2*[.C620])+7*0.51" office:value-type="float" office:value="3.74827914520385" calcext:value-type="float">
            <text:p>3,748</text:p>
          </table:table-cell>
          <table:table-cell table:style-name="ce88" table:formula="of:=IF([.C620]&lt;0.242;EXP([.C620])/(2-EXP([.C620]));IF([.C620]&lt;0.5;7*[.C620];IF([.C620]&gt;=0.5;LOG(2*[.C620])+7*0.5;&quot;error&quot;)))" office:value-type="float" office:value="3.67827914520385" calcext:value-type="float">
            <text:p>3,678</text:p>
          </table:table-cell>
          <table:table-cell table:formula="of:=IF([.C620]&lt;0.242;&quot;exp&quot;;IF([.C620]&lt;0.5;&quot;geo&quot;;IF([.C62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5999999999995" calcext:value-type="float">
            <text:p>6,06</text:p>
          </table:table-cell>
          <table:table-cell table:style-name="ce88" table:formula="of:=([.B621]-[.$C$5])/([.$C$6]-[.$C$5])" office:value-type="float" office:value="0.755050505050499" calcext:value-type="float">
            <text:p>0,755</text:p>
          </table:table-cell>
          <table:table-cell table:style-name="ce86" table:number-columns-repeated="2"/>
          <table:table-cell table:style-name="ce88" table:formula="of:=LOG(2*[.C621])+7*0.51" office:value-type="float" office:value="3.7490059980629" calcext:value-type="float">
            <text:p>3,749</text:p>
          </table:table-cell>
          <table:table-cell table:style-name="ce88" table:formula="of:=IF([.C621]&lt;0.242;EXP([.C621])/(2-EXP([.C621]));IF([.C621]&lt;0.5;7*[.C621];IF([.C621]&gt;=0.5;LOG(2*[.C621])+7*0.5;&quot;error&quot;)))" office:value-type="float" office:value="3.67900599806289" calcext:value-type="float">
            <text:p>3,679</text:p>
          </table:table-cell>
          <table:table-cell table:formula="of:=IF([.C621]&lt;0.242;&quot;exp&quot;;IF([.C621]&lt;0.5;&quot;geo&quot;;IF([.C62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6999999999995" calcext:value-type="float">
            <text:p>6,07</text:p>
          </table:table-cell>
          <table:table-cell table:style-name="ce88" table:formula="of:=([.B622]-[.$C$5])/([.$C$6]-[.$C$5])" office:value-type="float" office:value="0.756313131313125" calcext:value-type="float">
            <text:p>0,756</text:p>
          </table:table-cell>
          <table:table-cell table:style-name="ce86" table:number-columns-repeated="2"/>
          <table:table-cell table:style-name="ce88" table:formula="of:=LOG(2*[.C622])+7*0.51" office:value-type="float" office:value="3.7497316364638" calcext:value-type="float">
            <text:p>3,750</text:p>
          </table:table-cell>
          <table:table-cell table:style-name="ce88" table:formula="of:=IF([.C622]&lt;0.242;EXP([.C622])/(2-EXP([.C622]));IF([.C622]&lt;0.5;7*[.C622];IF([.C622]&gt;=0.5;LOG(2*[.C622])+7*0.5;&quot;error&quot;)))" office:value-type="float" office:value="3.6797316364638" calcext:value-type="float">
            <text:p>3,680</text:p>
          </table:table-cell>
          <table:table-cell table:formula="of:=IF([.C622]&lt;0.242;&quot;exp&quot;;IF([.C622]&lt;0.5;&quot;geo&quot;;IF([.C62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7999999999995" calcext:value-type="float">
            <text:p>6,08</text:p>
          </table:table-cell>
          <table:table-cell table:style-name="ce88" table:formula="of:=([.B623]-[.$C$5])/([.$C$6]-[.$C$5])" office:value-type="float" office:value="0.757575757575751" calcext:value-type="float">
            <text:p>0,758</text:p>
          </table:table-cell>
          <table:table-cell table:style-name="ce86" table:number-columns-repeated="2"/>
          <table:table-cell table:style-name="ce88" table:formula="of:=LOG(2*[.C623])+7*0.51" office:value-type="float" office:value="3.75045606445813" calcext:value-type="float">
            <text:p>3,750</text:p>
          </table:table-cell>
          <table:table-cell table:style-name="ce88" table:formula="of:=IF([.C623]&lt;0.242;EXP([.C623])/(2-EXP([.C623]));IF([.C623]&lt;0.5;7*[.C623];IF([.C623]&gt;=0.5;LOG(2*[.C623])+7*0.5;&quot;error&quot;)))" office:value-type="float" office:value="3.68045606445813" calcext:value-type="float">
            <text:p>3,680</text:p>
          </table:table-cell>
          <table:table-cell table:formula="of:=IF([.C623]&lt;0.242;&quot;exp&quot;;IF([.C623]&lt;0.5;&quot;geo&quot;;IF([.C62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8999999999995" calcext:value-type="float">
            <text:p>6,09</text:p>
          </table:table-cell>
          <table:table-cell table:style-name="ce88" table:formula="of:=([.B624]-[.$C$5])/([.$C$6]-[.$C$5])" office:value-type="float" office:value="0.758838383838378" calcext:value-type="float">
            <text:p>0,759</text:p>
          </table:table-cell>
          <table:table-cell table:style-name="ce86" table:number-columns-repeated="2"/>
          <table:table-cell table:style-name="ce88" table:formula="of:=LOG(2*[.C624])+7*0.51" office:value-type="float" office:value="3.75117928607722" calcext:value-type="float">
            <text:p>3,751</text:p>
          </table:table-cell>
          <table:table-cell table:style-name="ce88" table:formula="of:=IF([.C624]&lt;0.242;EXP([.C624])/(2-EXP([.C624]));IF([.C624]&lt;0.5;7*[.C624];IF([.C624]&gt;=0.5;LOG(2*[.C624])+7*0.5;&quot;error&quot;)))" office:value-type="float" office:value="3.68117928607722" calcext:value-type="float">
            <text:p>3,681</text:p>
          </table:table-cell>
          <table:table-cell table:formula="of:=IF([.C624]&lt;0.242;&quot;exp&quot;;IF([.C624]&lt;0.5;&quot;geo&quot;;IF([.C62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09999999999995" calcext:value-type="float">
            <text:p>6,1</text:p>
          </table:table-cell>
          <table:table-cell table:style-name="ce88" table:formula="of:=([.B625]-[.$C$5])/([.$C$6]-[.$C$5])" office:value-type="float" office:value="0.760101010101004" calcext:value-type="float">
            <text:p>0,760</text:p>
          </table:table-cell>
          <table:table-cell table:style-name="ce86" table:number-columns-repeated="2"/>
          <table:table-cell table:style-name="ce88" table:formula="of:=LOG(2*[.C625])+7*0.51" office:value-type="float" office:value="3.75190130533231" calcext:value-type="float">
            <text:p>3,752</text:p>
          </table:table-cell>
          <table:table-cell table:style-name="ce88" table:formula="of:=IF([.C625]&lt;0.242;EXP([.C625])/(2-EXP([.C625]));IF([.C625]&lt;0.5;7*[.C625];IF([.C625]&gt;=0.5;LOG(2*[.C625])+7*0.5;&quot;error&quot;)))" office:value-type="float" office:value="3.68190130533231" calcext:value-type="float">
            <text:p>3,682</text:p>
          </table:table-cell>
          <table:table-cell table:formula="of:=IF([.C625]&lt;0.242;&quot;exp&quot;;IF([.C625]&lt;0.5;&quot;geo&quot;;IF([.C62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0999999999995" calcext:value-type="float">
            <text:p>6,11</text:p>
          </table:table-cell>
          <table:table-cell table:style-name="ce88" table:formula="of:=([.B626]-[.$C$5])/([.$C$6]-[.$C$5])" office:value-type="float" office:value="0.76136363636363" calcext:value-type="float">
            <text:p>0,761</text:p>
          </table:table-cell>
          <table:table-cell table:style-name="ce86" table:number-columns-repeated="2"/>
          <table:table-cell table:style-name="ce88" table:formula="of:=LOG(2*[.C626])+7*0.51" office:value-type="float" office:value="3.75262212621464" calcext:value-type="float">
            <text:p>3,753</text:p>
          </table:table-cell>
          <table:table-cell table:style-name="ce88" table:formula="of:=IF([.C626]&lt;0.242;EXP([.C626])/(2-EXP([.C626]));IF([.C626]&lt;0.5;7*[.C626];IF([.C626]&gt;=0.5;LOG(2*[.C626])+7*0.5;&quot;error&quot;)))" office:value-type="float" office:value="3.68262212621464" calcext:value-type="float">
            <text:p>3,683</text:p>
          </table:table-cell>
          <table:table-cell table:formula="of:=IF([.C626]&lt;0.242;&quot;exp&quot;;IF([.C626]&lt;0.5;&quot;geo&quot;;IF([.C62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1999999999995" calcext:value-type="float">
            <text:p>6,12</text:p>
          </table:table-cell>
          <table:table-cell table:style-name="ce88" table:formula="of:=([.B627]-[.$C$5])/([.$C$6]-[.$C$5])" office:value-type="float" office:value="0.762626262626256" calcext:value-type="float">
            <text:p>0,763</text:p>
          </table:table-cell>
          <table:table-cell table:style-name="ce86" table:number-columns-repeated="2"/>
          <table:table-cell table:style-name="ce88" table:formula="of:=LOG(2*[.C627])+7*0.51" office:value-type="float" office:value="3.75334175269562" calcext:value-type="float">
            <text:p>3,753</text:p>
          </table:table-cell>
          <table:table-cell table:style-name="ce88" table:formula="of:=IF([.C627]&lt;0.242;EXP([.C627])/(2-EXP([.C627]));IF([.C627]&lt;0.5;7*[.C627];IF([.C627]&gt;=0.5;LOG(2*[.C627])+7*0.5;&quot;error&quot;)))" office:value-type="float" office:value="3.68334175269562" calcext:value-type="float">
            <text:p>3,683</text:p>
          </table:table-cell>
          <table:table-cell table:formula="of:=IF([.C627]&lt;0.242;&quot;exp&quot;;IF([.C627]&lt;0.5;&quot;geo&quot;;IF([.C62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2999999999995" calcext:value-type="float">
            <text:p>6,13</text:p>
          </table:table-cell>
          <table:table-cell table:style-name="ce88" table:formula="of:=([.B628]-[.$C$5])/([.$C$6]-[.$C$5])" office:value-type="float" office:value="0.763888888888883" calcext:value-type="float">
            <text:p>0,764</text:p>
          </table:table-cell>
          <table:table-cell table:style-name="ce86" table:number-columns-repeated="2"/>
          <table:table-cell table:style-name="ce88" table:formula="of:=LOG(2*[.C628])+7*0.51" office:value-type="float" office:value="3.75406018872695" calcext:value-type="float">
            <text:p>3,754</text:p>
          </table:table-cell>
          <table:table-cell table:style-name="ce88" table:formula="of:=IF([.C628]&lt;0.242;EXP([.C628])/(2-EXP([.C628]));IF([.C628]&lt;0.5;7*[.C628];IF([.C628]&gt;=0.5;LOG(2*[.C628])+7*0.5;&quot;error&quot;)))" office:value-type="float" office:value="3.68406018872695" calcext:value-type="float">
            <text:p>3,684</text:p>
          </table:table-cell>
          <table:table-cell table:formula="of:=IF([.C628]&lt;0.242;&quot;exp&quot;;IF([.C628]&lt;0.5;&quot;geo&quot;;IF([.C62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3999999999995" calcext:value-type="float">
            <text:p>6,14</text:p>
          </table:table-cell>
          <table:table-cell table:style-name="ce88" table:formula="of:=([.B629]-[.$C$5])/([.$C$6]-[.$C$5])" office:value-type="float" office:value="0.765151515151509" calcext:value-type="float">
            <text:p>0,765</text:p>
          </table:table-cell>
          <table:table-cell table:style-name="ce86" table:number-columns-repeated="2"/>
          <table:table-cell table:style-name="ce88" table:formula="of:=LOG(2*[.C629])+7*0.51" office:value-type="float" office:value="3.75477743824077" calcext:value-type="float">
            <text:p>3,755</text:p>
          </table:table-cell>
          <table:table-cell table:style-name="ce88" table:formula="of:=IF([.C629]&lt;0.242;EXP([.C629])/(2-EXP([.C629]));IF([.C629]&lt;0.5;7*[.C629];IF([.C629]&gt;=0.5;LOG(2*[.C629])+7*0.5;&quot;error&quot;)))" office:value-type="float" office:value="3.68477743824077" calcext:value-type="float">
            <text:p>3,685</text:p>
          </table:table-cell>
          <table:table-cell table:formula="of:=IF([.C629]&lt;0.242;&quot;exp&quot;;IF([.C629]&lt;0.5;&quot;geo&quot;;IF([.C62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4999999999995" calcext:value-type="float">
            <text:p>6,15</text:p>
          </table:table-cell>
          <table:table-cell table:style-name="ce88" table:formula="of:=([.B630]-[.$C$5])/([.$C$6]-[.$C$5])" office:value-type="float" office:value="0.766414141414135" calcext:value-type="float">
            <text:p>0,766</text:p>
          </table:table-cell>
          <table:table-cell table:style-name="ce86" table:number-columns-repeated="2"/>
          <table:table-cell table:style-name="ce88" table:formula="of:=LOG(2*[.C630])+7*0.51" office:value-type="float" office:value="3.75549350514974" calcext:value-type="float">
            <text:p>3,755</text:p>
          </table:table-cell>
          <table:table-cell table:style-name="ce88" table:formula="of:=IF([.C630]&lt;0.242;EXP([.C630])/(2-EXP([.C630]));IF([.C630]&lt;0.5;7*[.C630];IF([.C630]&gt;=0.5;LOG(2*[.C630])+7*0.5;&quot;error&quot;)))" office:value-type="float" office:value="3.68549350514974" calcext:value-type="float">
            <text:p>3,685</text:p>
          </table:table-cell>
          <table:table-cell table:formula="of:=IF([.C630]&lt;0.242;&quot;exp&quot;;IF([.C630]&lt;0.5;&quot;geo&quot;;IF([.C63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5999999999995" calcext:value-type="float">
            <text:p>6,16</text:p>
          </table:table-cell>
          <table:table-cell table:style-name="ce88" table:formula="of:=([.B631]-[.$C$5])/([.$C$6]-[.$C$5])" office:value-type="float" office:value="0.767676767676761" calcext:value-type="float">
            <text:p>0,768</text:p>
          </table:table-cell>
          <table:table-cell table:style-name="ce86" table:number-columns-repeated="2"/>
          <table:table-cell table:style-name="ce88" table:formula="of:=LOG(2*[.C631])+7*0.51" office:value-type="float" office:value="3.75620839334722" calcext:value-type="float">
            <text:p>3,756</text:p>
          </table:table-cell>
          <table:table-cell table:style-name="ce88" table:formula="of:=IF([.C631]&lt;0.242;EXP([.C631])/(2-EXP([.C631]));IF([.C631]&lt;0.5;7*[.C631];IF([.C631]&gt;=0.5;LOG(2*[.C631])+7*0.5;&quot;error&quot;)))" office:value-type="float" office:value="3.68620839334722" calcext:value-type="float">
            <text:p>3,686</text:p>
          </table:table-cell>
          <table:table-cell table:formula="of:=IF([.C631]&lt;0.242;&quot;exp&quot;;IF([.C631]&lt;0.5;&quot;geo&quot;;IF([.C63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6999999999995" calcext:value-type="float">
            <text:p>6,17</text:p>
          </table:table-cell>
          <table:table-cell table:style-name="ce88" table:formula="of:=([.B632]-[.$C$5])/([.$C$6]-[.$C$5])" office:value-type="float" office:value="0.768939393939388" calcext:value-type="float">
            <text:p>0,769</text:p>
          </table:table-cell>
          <table:table-cell table:style-name="ce86" table:number-columns-repeated="2"/>
          <table:table-cell table:style-name="ce88" table:formula="of:=LOG(2*[.C632])+7*0.51" office:value-type="float" office:value="3.75692210670736" calcext:value-type="float">
            <text:p>3,757</text:p>
          </table:table-cell>
          <table:table-cell table:style-name="ce88" table:formula="of:=IF([.C632]&lt;0.242;EXP([.C632])/(2-EXP([.C632]));IF([.C632]&lt;0.5;7*[.C632];IF([.C632]&gt;=0.5;LOG(2*[.C632])+7*0.5;&quot;error&quot;)))" office:value-type="float" office:value="3.68692210670736" calcext:value-type="float">
            <text:p>3,687</text:p>
          </table:table-cell>
          <table:table-cell table:formula="of:=IF([.C632]&lt;0.242;&quot;exp&quot;;IF([.C632]&lt;0.5;&quot;geo&quot;;IF([.C63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7999999999995" calcext:value-type="float">
            <text:p>6,18</text:p>
          </table:table-cell>
          <table:table-cell table:style-name="ce88" table:formula="of:=([.B633]-[.$C$5])/([.$C$6]-[.$C$5])" office:value-type="float" office:value="0.770202020202014" calcext:value-type="float">
            <text:p>0,770</text:p>
          </table:table-cell>
          <table:table-cell table:style-name="ce86" table:number-columns-repeated="2"/>
          <table:table-cell table:style-name="ce88" table:formula="of:=LOG(2*[.C633])+7*0.51" office:value-type="float" office:value="3.75763464908525" calcext:value-type="float">
            <text:p>3,758</text:p>
          </table:table-cell>
          <table:table-cell table:style-name="ce88" table:formula="of:=IF([.C633]&lt;0.242;EXP([.C633])/(2-EXP([.C633]));IF([.C633]&lt;0.5;7*[.C633];IF([.C633]&gt;=0.5;LOG(2*[.C633])+7*0.5;&quot;error&quot;)))" office:value-type="float" office:value="3.68763464908525" calcext:value-type="float">
            <text:p>3,688</text:p>
          </table:table-cell>
          <table:table-cell table:formula="of:=IF([.C633]&lt;0.242;&quot;exp&quot;;IF([.C633]&lt;0.5;&quot;geo&quot;;IF([.C63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8999999999995" calcext:value-type="float">
            <text:p>6,19</text:p>
          </table:table-cell>
          <table:table-cell table:style-name="ce88" table:formula="of:=([.B634]-[.$C$5])/([.$C$6]-[.$C$5])" office:value-type="float" office:value="0.77146464646464" calcext:value-type="float">
            <text:p>0,771</text:p>
          </table:table-cell>
          <table:table-cell table:style-name="ce86" table:number-columns-repeated="2"/>
          <table:table-cell table:style-name="ce88" table:formula="of:=LOG(2*[.C634])+7*0.51" office:value-type="float" office:value="3.75834602431704" calcext:value-type="float">
            <text:p>3,758</text:p>
          </table:table-cell>
          <table:table-cell table:style-name="ce88" table:formula="of:=IF([.C634]&lt;0.242;EXP([.C634])/(2-EXP([.C634]));IF([.C634]&lt;0.5;7*[.C634];IF([.C634]&gt;=0.5;LOG(2*[.C634])+7*0.5;&quot;error&quot;)))" office:value-type="float" office:value="3.68834602431704" calcext:value-type="float">
            <text:p>3,688</text:p>
          </table:table-cell>
          <table:table-cell table:formula="of:=IF([.C634]&lt;0.242;&quot;exp&quot;;IF([.C634]&lt;0.5;&quot;geo&quot;;IF([.C63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19999999999995" calcext:value-type="float">
            <text:p>6,2</text:p>
          </table:table-cell>
          <table:table-cell table:style-name="ce88" table:formula="of:=([.B635]-[.$C$5])/([.$C$6]-[.$C$5])" office:value-type="float" office:value="0.772727272727266" calcext:value-type="float">
            <text:p>0,773</text:p>
          </table:table-cell>
          <table:table-cell table:style-name="ce86" table:number-columns-repeated="2"/>
          <table:table-cell table:style-name="ce88" table:formula="of:=LOG(2*[.C635])+7*0.51" office:value-type="float" office:value="3.75905623622005" calcext:value-type="float">
            <text:p>3,759</text:p>
          </table:table-cell>
          <table:table-cell table:style-name="ce88" table:formula="of:=IF([.C635]&lt;0.242;EXP([.C635])/(2-EXP([.C635]));IF([.C635]&lt;0.5;7*[.C635];IF([.C635]&gt;=0.5;LOG(2*[.C635])+7*0.5;&quot;error&quot;)))" office:value-type="float" office:value="3.68905623622005" calcext:value-type="float">
            <text:p>3,689</text:p>
          </table:table-cell>
          <table:table-cell table:formula="of:=IF([.C635]&lt;0.242;&quot;exp&quot;;IF([.C635]&lt;0.5;&quot;geo&quot;;IF([.C63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0999999999995" calcext:value-type="float">
            <text:p>6,21</text:p>
          </table:table-cell>
          <table:table-cell table:style-name="ce88" table:formula="of:=([.B636]-[.$C$5])/([.$C$6]-[.$C$5])" office:value-type="float" office:value="0.773989898989893" calcext:value-type="float">
            <text:p>0,774</text:p>
          </table:table-cell>
          <table:table-cell table:style-name="ce86" table:number-columns-repeated="2"/>
          <table:table-cell table:style-name="ce88" table:formula="of:=LOG(2*[.C636])+7*0.51" office:value-type="float" office:value="3.7597652885929" calcext:value-type="float">
            <text:p>3,760</text:p>
          </table:table-cell>
          <table:table-cell table:style-name="ce88" table:formula="of:=IF([.C636]&lt;0.242;EXP([.C636])/(2-EXP([.C636]));IF([.C636]&lt;0.5;7*[.C636];IF([.C636]&gt;=0.5;LOG(2*[.C636])+7*0.5;&quot;error&quot;)))" office:value-type="float" office:value="3.6897652885929" calcext:value-type="float">
            <text:p>3,690</text:p>
          </table:table-cell>
          <table:table-cell table:formula="of:=IF([.C636]&lt;0.242;&quot;exp&quot;;IF([.C636]&lt;0.5;&quot;geo&quot;;IF([.C63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1999999999995" calcext:value-type="float">
            <text:p>6,22</text:p>
          </table:table-cell>
          <table:table-cell table:style-name="ce88" table:formula="of:=([.B637]-[.$C$5])/([.$C$6]-[.$C$5])" office:value-type="float" office:value="0.775252525252519" calcext:value-type="float">
            <text:p>0,775</text:p>
          </table:table-cell>
          <table:table-cell table:style-name="ce86" table:number-columns-repeated="2"/>
          <table:table-cell table:style-name="ce88" table:formula="of:=LOG(2*[.C637])+7*0.51" office:value-type="float" office:value="3.76047318521565" calcext:value-type="float">
            <text:p>3,760</text:p>
          </table:table-cell>
          <table:table-cell table:style-name="ce88" table:formula="of:=IF([.C637]&lt;0.242;EXP([.C637])/(2-EXP([.C637]));IF([.C637]&lt;0.5;7*[.C637];IF([.C637]&gt;=0.5;LOG(2*[.C637])+7*0.5;&quot;error&quot;)))" office:value-type="float" office:value="3.69047318521565" calcext:value-type="float">
            <text:p>3,690</text:p>
          </table:table-cell>
          <table:table-cell table:formula="of:=IF([.C637]&lt;0.242;&quot;exp&quot;;IF([.C637]&lt;0.5;&quot;geo&quot;;IF([.C63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2999999999995" calcext:value-type="float">
            <text:p>6,23</text:p>
          </table:table-cell>
          <table:table-cell table:style-name="ce88" table:formula="of:=([.B638]-[.$C$5])/([.$C$6]-[.$C$5])" office:value-type="float" office:value="0.776515151515145" calcext:value-type="float">
            <text:p>0,777</text:p>
          </table:table-cell>
          <table:table-cell table:style-name="ce86" table:number-columns-repeated="2"/>
          <table:table-cell table:style-name="ce88" table:formula="of:=LOG(2*[.C638])+7*0.51" office:value-type="float" office:value="3.7611799298499" calcext:value-type="float">
            <text:p>3,761</text:p>
          </table:table-cell>
          <table:table-cell table:style-name="ce88" table:formula="of:=IF([.C638]&lt;0.242;EXP([.C638])/(2-EXP([.C638]));IF([.C638]&lt;0.5;7*[.C638];IF([.C638]&gt;=0.5;LOG(2*[.C638])+7*0.5;&quot;error&quot;)))" office:value-type="float" office:value="3.6911799298499" calcext:value-type="float">
            <text:p>3,691</text:p>
          </table:table-cell>
          <table:table-cell table:formula="of:=IF([.C638]&lt;0.242;&quot;exp&quot;;IF([.C638]&lt;0.5;&quot;geo&quot;;IF([.C63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3999999999995" calcext:value-type="float">
            <text:p>6,24</text:p>
          </table:table-cell>
          <table:table-cell table:style-name="ce88" table:formula="of:=([.B639]-[.$C$5])/([.$C$6]-[.$C$5])" office:value-type="float" office:value="0.777777777777771" calcext:value-type="float">
            <text:p>0,778</text:p>
          </table:table-cell>
          <table:table-cell table:style-name="ce86" table:number-columns-repeated="2"/>
          <table:table-cell table:style-name="ce88" table:formula="of:=LOG(2*[.C639])+7*0.51" office:value-type="float" office:value="3.76188552623891" calcext:value-type="float">
            <text:p>3,762</text:p>
          </table:table-cell>
          <table:table-cell table:style-name="ce88" table:formula="of:=IF([.C639]&lt;0.242;EXP([.C639])/(2-EXP([.C639]));IF([.C639]&lt;0.5;7*[.C639];IF([.C639]&gt;=0.5;LOG(2*[.C639])+7*0.5;&quot;error&quot;)))" office:value-type="float" office:value="3.69188552623891" calcext:value-type="float">
            <text:p>3,692</text:p>
          </table:table-cell>
          <table:table-cell table:formula="of:=IF([.C639]&lt;0.242;&quot;exp&quot;;IF([.C639]&lt;0.5;&quot;geo&quot;;IF([.C63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4999999999995" calcext:value-type="float">
            <text:p>6,25</text:p>
          </table:table-cell>
          <table:table-cell table:style-name="ce88" table:formula="of:=([.B640]-[.$C$5])/([.$C$6]-[.$C$5])" office:value-type="float" office:value="0.779040404040398" calcext:value-type="float">
            <text:p>0,779</text:p>
          </table:table-cell>
          <table:table-cell table:style-name="ce86" table:number-columns-repeated="2"/>
          <table:table-cell table:style-name="ce88" table:formula="of:=LOG(2*[.C640])+7*0.51" office:value-type="float" office:value="3.76258997810773" calcext:value-type="float">
            <text:p>3,763</text:p>
          </table:table-cell>
          <table:table-cell table:style-name="ce88" table:formula="of:=IF([.C640]&lt;0.242;EXP([.C640])/(2-EXP([.C640]));IF([.C640]&lt;0.5;7*[.C640];IF([.C640]&gt;=0.5;LOG(2*[.C640])+7*0.5;&quot;error&quot;)))" office:value-type="float" office:value="3.69258997810773" calcext:value-type="float">
            <text:p>3,693</text:p>
          </table:table-cell>
          <table:table-cell table:formula="of:=IF([.C640]&lt;0.242;&quot;exp&quot;;IF([.C640]&lt;0.5;&quot;geo&quot;;IF([.C64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5999999999995" calcext:value-type="float">
            <text:p>6,26</text:p>
          </table:table-cell>
          <table:table-cell table:style-name="ce88" table:formula="of:=([.B641]-[.$C$5])/([.$C$6]-[.$C$5])" office:value-type="float" office:value="0.780303030303024" calcext:value-type="float">
            <text:p>0,780</text:p>
          </table:table-cell>
          <table:table-cell table:style-name="ce86" table:number-columns-repeated="2"/>
          <table:table-cell table:style-name="ce88" table:formula="of:=LOG(2*[.C641])+7*0.51" office:value-type="float" office:value="3.7632932891633" calcext:value-type="float">
            <text:p>3,763</text:p>
          </table:table-cell>
          <table:table-cell table:style-name="ce88" table:formula="of:=IF([.C641]&lt;0.242;EXP([.C641])/(2-EXP([.C641]));IF([.C641]&lt;0.5;7*[.C641];IF([.C641]&gt;=0.5;LOG(2*[.C641])+7*0.5;&quot;error&quot;)))" office:value-type="float" office:value="3.6932932891633" calcext:value-type="float">
            <text:p>3,693</text:p>
          </table:table-cell>
          <table:table-cell table:formula="of:=IF([.C641]&lt;0.242;&quot;exp&quot;;IF([.C641]&lt;0.5;&quot;geo&quot;;IF([.C64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6999999999995" calcext:value-type="float">
            <text:p>6,27</text:p>
          </table:table-cell>
          <table:table-cell table:style-name="ce88" table:formula="of:=([.B642]-[.$C$5])/([.$C$6]-[.$C$5])" office:value-type="float" office:value="0.78156565656565" calcext:value-type="float">
            <text:p>0,782</text:p>
          </table:table-cell>
          <table:table-cell table:style-name="ce86" table:number-columns-repeated="2"/>
          <table:table-cell table:style-name="ce88" table:formula="of:=LOG(2*[.C642])+7*0.51" office:value-type="float" office:value="3.7639954630946" calcext:value-type="float">
            <text:p>3,764</text:p>
          </table:table-cell>
          <table:table-cell table:style-name="ce88" table:formula="of:=IF([.C642]&lt;0.242;EXP([.C642])/(2-EXP([.C642]));IF([.C642]&lt;0.5;7*[.C642];IF([.C642]&gt;=0.5;LOG(2*[.C642])+7*0.5;&quot;error&quot;)))" office:value-type="float" office:value="3.6939954630946" calcext:value-type="float">
            <text:p>3,694</text:p>
          </table:table-cell>
          <table:table-cell table:formula="of:=IF([.C642]&lt;0.242;&quot;exp&quot;;IF([.C642]&lt;0.5;&quot;geo&quot;;IF([.C64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7999999999995" calcext:value-type="float">
            <text:p>6,28</text:p>
          </table:table-cell>
          <table:table-cell table:style-name="ce88" table:formula="of:=([.B643]-[.$C$5])/([.$C$6]-[.$C$5])" office:value-type="float" office:value="0.782828282828276" calcext:value-type="float">
            <text:p>0,783</text:p>
          </table:table-cell>
          <table:table-cell table:style-name="ce86" table:number-columns-repeated="2"/>
          <table:table-cell table:style-name="ce88" table:formula="of:=LOG(2*[.C643])+7*0.51" office:value-type="float" office:value="3.76469650357274" calcext:value-type="float">
            <text:p>3,765</text:p>
          </table:table-cell>
          <table:table-cell table:style-name="ce88" table:formula="of:=IF([.C643]&lt;0.242;EXP([.C643])/(2-EXP([.C643]));IF([.C643]&lt;0.5;7*[.C643];IF([.C643]&gt;=0.5;LOG(2*[.C643])+7*0.5;&quot;error&quot;)))" office:value-type="float" office:value="3.69469650357274" calcext:value-type="float">
            <text:p>3,695</text:p>
          </table:table-cell>
          <table:table-cell table:formula="of:=IF([.C643]&lt;0.242;&quot;exp&quot;;IF([.C643]&lt;0.5;&quot;geo&quot;;IF([.C64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8999999999995" calcext:value-type="float">
            <text:p>6,29</text:p>
          </table:table-cell>
          <table:table-cell table:style-name="ce88" table:formula="of:=([.B644]-[.$C$5])/([.$C$6]-[.$C$5])" office:value-type="float" office:value="0.784090909090903" calcext:value-type="float">
            <text:p>0,784</text:p>
          </table:table-cell>
          <table:table-cell table:style-name="ce86" table:number-columns-repeated="2"/>
          <table:table-cell table:style-name="ce88" table:formula="of:=LOG(2*[.C644])+7*0.51" office:value-type="float" office:value="3.76539641425106" calcext:value-type="float">
            <text:p>3,765</text:p>
          </table:table-cell>
          <table:table-cell table:style-name="ce88" table:formula="of:=IF([.C644]&lt;0.242;EXP([.C644])/(2-EXP([.C644]));IF([.C644]&lt;0.5;7*[.C644];IF([.C644]&gt;=0.5;LOG(2*[.C644])+7*0.5;&quot;error&quot;)))" office:value-type="float" office:value="3.69539641425106" calcext:value-type="float">
            <text:p>3,695</text:p>
          </table:table-cell>
          <table:table-cell table:formula="of:=IF([.C644]&lt;0.242;&quot;exp&quot;;IF([.C644]&lt;0.5;&quot;geo&quot;;IF([.C64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29999999999995" calcext:value-type="float">
            <text:p>6,3</text:p>
          </table:table-cell>
          <table:table-cell table:style-name="ce88" table:formula="of:=([.B645]-[.$C$5])/([.$C$6]-[.$C$5])" office:value-type="float" office:value="0.785353535353529" calcext:value-type="float">
            <text:p>0,785</text:p>
          </table:table-cell>
          <table:table-cell table:style-name="ce86" table:number-columns-repeated="2"/>
          <table:table-cell table:style-name="ce88" table:formula="of:=LOG(2*[.C645])+7*0.51" office:value-type="float" office:value="3.7660951987653" calcext:value-type="float">
            <text:p>3,766</text:p>
          </table:table-cell>
          <table:table-cell table:style-name="ce88" table:formula="of:=IF([.C645]&lt;0.242;EXP([.C645])/(2-EXP([.C645]));IF([.C645]&lt;0.5;7*[.C645];IF([.C645]&gt;=0.5;LOG(2*[.C645])+7*0.5;&quot;error&quot;)))" office:value-type="float" office:value="3.6960951987653" calcext:value-type="float">
            <text:p>3,696</text:p>
          </table:table-cell>
          <table:table-cell table:formula="of:=IF([.C645]&lt;0.242;&quot;exp&quot;;IF([.C645]&lt;0.5;&quot;geo&quot;;IF([.C64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0999999999995" calcext:value-type="float">
            <text:p>6,31</text:p>
          </table:table-cell>
          <table:table-cell table:style-name="ce88" table:formula="of:=([.B646]-[.$C$5])/([.$C$6]-[.$C$5])" office:value-type="float" office:value="0.786616161616155" calcext:value-type="float">
            <text:p>0,787</text:p>
          </table:table-cell>
          <table:table-cell table:style-name="ce86" table:number-columns-repeated="2"/>
          <table:table-cell table:style-name="ce88" table:formula="of:=LOG(2*[.C646])+7*0.51" office:value-type="float" office:value="3.76679286073365" calcext:value-type="float">
            <text:p>3,767</text:p>
          </table:table-cell>
          <table:table-cell table:style-name="ce88" table:formula="of:=IF([.C646]&lt;0.242;EXP([.C646])/(2-EXP([.C646]));IF([.C646]&lt;0.5;7*[.C646];IF([.C646]&gt;=0.5;LOG(2*[.C646])+7*0.5;&quot;error&quot;)))" office:value-type="float" office:value="3.69679286073365" calcext:value-type="float">
            <text:p>3,697</text:p>
          </table:table-cell>
          <table:table-cell table:formula="of:=IF([.C646]&lt;0.242;&quot;exp&quot;;IF([.C646]&lt;0.5;&quot;geo&quot;;IF([.C64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1999999999995" calcext:value-type="float">
            <text:p>6,32</text:p>
          </table:table-cell>
          <table:table-cell table:style-name="ce88" table:formula="of:=([.B647]-[.$C$5])/([.$C$6]-[.$C$5])" office:value-type="float" office:value="0.787878787878782" calcext:value-type="float">
            <text:p>0,788</text:p>
          </table:table-cell>
          <table:table-cell table:style-name="ce86" table:number-columns-repeated="2"/>
          <table:table-cell table:style-name="ce88" table:formula="of:=LOG(2*[.C647])+7*0.51" office:value-type="float" office:value="3.76748940375691" calcext:value-type="float">
            <text:p>3,767</text:p>
          </table:table-cell>
          <table:table-cell table:style-name="ce88" table:formula="of:=IF([.C647]&lt;0.242;EXP([.C647])/(2-EXP([.C647]));IF([.C647]&lt;0.5;7*[.C647];IF([.C647]&gt;=0.5;LOG(2*[.C647])+7*0.5;&quot;error&quot;)))" office:value-type="float" office:value="3.69748940375691" calcext:value-type="float">
            <text:p>3,697</text:p>
          </table:table-cell>
          <table:table-cell table:formula="of:=IF([.C647]&lt;0.242;&quot;exp&quot;;IF([.C647]&lt;0.5;&quot;geo&quot;;IF([.C64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2999999999995" calcext:value-type="float">
            <text:p>6,33</text:p>
          </table:table-cell>
          <table:table-cell table:style-name="ce88" table:formula="of:=([.B648]-[.$C$5])/([.$C$6]-[.$C$5])" office:value-type="float" office:value="0.789141414141408" calcext:value-type="float">
            <text:p>0,789</text:p>
          </table:table-cell>
          <table:table-cell table:style-name="ce86" table:number-columns-repeated="2"/>
          <table:table-cell table:style-name="ce88" table:formula="of:=LOG(2*[.C648])+7*0.51" office:value-type="float" office:value="3.76818483141856" calcext:value-type="float">
            <text:p>3,768</text:p>
          </table:table-cell>
          <table:table-cell table:style-name="ce88" table:formula="of:=IF([.C648]&lt;0.242;EXP([.C648])/(2-EXP([.C648]));IF([.C648]&lt;0.5;7*[.C648];IF([.C648]&gt;=0.5;LOG(2*[.C648])+7*0.5;&quot;error&quot;)))" office:value-type="float" office:value="3.69818483141856" calcext:value-type="float">
            <text:p>3,698</text:p>
          </table:table-cell>
          <table:table-cell table:formula="of:=IF([.C648]&lt;0.242;&quot;exp&quot;;IF([.C648]&lt;0.5;&quot;geo&quot;;IF([.C64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3999999999995" calcext:value-type="float">
            <text:p>6,34</text:p>
          </table:table-cell>
          <table:table-cell table:style-name="ce88" table:formula="of:=([.B649]-[.$C$5])/([.$C$6]-[.$C$5])" office:value-type="float" office:value="0.790404040404034" calcext:value-type="float">
            <text:p>0,790</text:p>
          </table:table-cell>
          <table:table-cell table:style-name="ce86" table:number-columns-repeated="2"/>
          <table:table-cell table:style-name="ce88" table:formula="of:=LOG(2*[.C649])+7*0.51" office:value-type="float" office:value="3.76887914728491" calcext:value-type="float">
            <text:p>3,769</text:p>
          </table:table-cell>
          <table:table-cell table:style-name="ce88" table:formula="of:=IF([.C649]&lt;0.242;EXP([.C649])/(2-EXP([.C649]));IF([.C649]&lt;0.5;7*[.C649];IF([.C649]&gt;=0.5;LOG(2*[.C649])+7*0.5;&quot;error&quot;)))" office:value-type="float" office:value="3.69887914728491" calcext:value-type="float">
            <text:p>3,699</text:p>
          </table:table-cell>
          <table:table-cell table:formula="of:=IF([.C649]&lt;0.242;&quot;exp&quot;;IF([.C649]&lt;0.5;&quot;geo&quot;;IF([.C64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4999999999995" calcext:value-type="float">
            <text:p>6,35</text:p>
          </table:table-cell>
          <table:table-cell table:style-name="ce88" table:formula="of:=([.B650]-[.$C$5])/([.$C$6]-[.$C$5])" office:value-type="float" office:value="0.79166666666666" calcext:value-type="float">
            <text:p>0,792</text:p>
          </table:table-cell>
          <table:table-cell table:style-name="ce86" table:number-columns-repeated="2"/>
          <table:table-cell table:style-name="ce88" table:formula="of:=LOG(2*[.C650])+7*0.51" office:value-type="float" office:value="3.7695723549052" calcext:value-type="float">
            <text:p>3,770</text:p>
          </table:table-cell>
          <table:table-cell table:style-name="ce88" table:formula="of:=IF([.C650]&lt;0.242;EXP([.C650])/(2-EXP([.C650]));IF([.C650]&lt;0.5;7*[.C650];IF([.C650]&gt;=0.5;LOG(2*[.C650])+7*0.5;&quot;error&quot;)))" office:value-type="float" office:value="3.6995723549052" calcext:value-type="float">
            <text:p>3,700</text:p>
          </table:table-cell>
          <table:table-cell table:formula="of:=IF([.C650]&lt;0.242;&quot;exp&quot;;IF([.C650]&lt;0.5;&quot;geo&quot;;IF([.C65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5999999999995" calcext:value-type="float">
            <text:p>6,36</text:p>
          </table:table-cell>
          <table:table-cell table:style-name="ce88" table:formula="of:=([.B651]-[.$C$5])/([.$C$6]-[.$C$5])" office:value-type="float" office:value="0.792929292929287" calcext:value-type="float">
            <text:p>0,793</text:p>
          </table:table-cell>
          <table:table-cell table:style-name="ce86" table:number-columns-repeated="2"/>
          <table:table-cell table:style-name="ce88" table:formula="of:=LOG(2*[.C651])+7*0.51" office:value-type="float" office:value="3.77026445781168" calcext:value-type="float">
            <text:p>3,770</text:p>
          </table:table-cell>
          <table:table-cell table:style-name="ce88" table:formula="of:=IF([.C651]&lt;0.242;EXP([.C651])/(2-EXP([.C651]));IF([.C651]&lt;0.5;7*[.C651];IF([.C651]&gt;=0.5;LOG(2*[.C651])+7*0.5;&quot;error&quot;)))" office:value-type="float" office:value="3.70026445781168" calcext:value-type="float">
            <text:p>3,700</text:p>
          </table:table-cell>
          <table:table-cell table:formula="of:=IF([.C651]&lt;0.242;&quot;exp&quot;;IF([.C651]&lt;0.5;&quot;geo&quot;;IF([.C65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6999999999995" calcext:value-type="float">
            <text:p>6,37</text:p>
          </table:table-cell>
          <table:table-cell table:style-name="ce88" table:formula="of:=([.B652]-[.$C$5])/([.$C$6]-[.$C$5])" office:value-type="float" office:value="0.794191919191913" calcext:value-type="float">
            <text:p>0,794</text:p>
          </table:table-cell>
          <table:table-cell table:style-name="ce86" table:number-columns-repeated="2"/>
          <table:table-cell table:style-name="ce88" table:formula="of:=LOG(2*[.C652])+7*0.51" office:value-type="float" office:value="3.77095545951975" calcext:value-type="float">
            <text:p>3,771</text:p>
          </table:table-cell>
          <table:table-cell table:style-name="ce88" table:formula="of:=IF([.C652]&lt;0.242;EXP([.C652])/(2-EXP([.C652]));IF([.C652]&lt;0.5;7*[.C652];IF([.C652]&gt;=0.5;LOG(2*[.C652])+7*0.5;&quot;error&quot;)))" office:value-type="float" office:value="3.70095545951975" calcext:value-type="float">
            <text:p>3,701</text:p>
          </table:table-cell>
          <table:table-cell table:formula="of:=IF([.C652]&lt;0.242;&quot;exp&quot;;IF([.C652]&lt;0.5;&quot;geo&quot;;IF([.C65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7999999999995" calcext:value-type="float">
            <text:p>6,38</text:p>
          </table:table-cell>
          <table:table-cell table:style-name="ce88" table:formula="of:=([.B653]-[.$C$5])/([.$C$6]-[.$C$5])" office:value-type="float" office:value="0.795454545454539" calcext:value-type="float">
            <text:p>0,795</text:p>
          </table:table-cell>
          <table:table-cell table:style-name="ce86" table:number-columns-repeated="2"/>
          <table:table-cell table:style-name="ce88" table:formula="of:=LOG(2*[.C653])+7*0.51" office:value-type="float" office:value="3.77164536352807" calcext:value-type="float">
            <text:p>3,772</text:p>
          </table:table-cell>
          <table:table-cell table:style-name="ce88" table:formula="of:=IF([.C653]&lt;0.242;EXP([.C653])/(2-EXP([.C653]));IF([.C653]&lt;0.5;7*[.C653];IF([.C653]&gt;=0.5;LOG(2*[.C653])+7*0.5;&quot;error&quot;)))" office:value-type="float" office:value="3.70164536352807" calcext:value-type="float">
            <text:p>3,702</text:p>
          </table:table-cell>
          <table:table-cell table:formula="of:=IF([.C653]&lt;0.242;&quot;exp&quot;;IF([.C653]&lt;0.5;&quot;geo&quot;;IF([.C65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8999999999995" calcext:value-type="float">
            <text:p>6,39</text:p>
          </table:table-cell>
          <table:table-cell table:style-name="ce88" table:formula="of:=([.B654]-[.$C$5])/([.$C$6]-[.$C$5])" office:value-type="float" office:value="0.796717171717165" calcext:value-type="float">
            <text:p>0,797</text:p>
          </table:table-cell>
          <table:table-cell table:style-name="ce86" table:number-columns-repeated="2"/>
          <table:table-cell table:style-name="ce88" table:formula="of:=LOG(2*[.C654])+7*0.51" office:value-type="float" office:value="3.77233417331862" calcext:value-type="float">
            <text:p>3,772</text:p>
          </table:table-cell>
          <table:table-cell table:style-name="ce88" table:formula="of:=IF([.C654]&lt;0.242;EXP([.C654])/(2-EXP([.C654]));IF([.C654]&lt;0.5;7*[.C654];IF([.C654]&gt;=0.5;LOG(2*[.C654])+7*0.5;&quot;error&quot;)))" office:value-type="float" office:value="3.70233417331862" calcext:value-type="float">
            <text:p>3,702</text:p>
          </table:table-cell>
          <table:table-cell table:formula="of:=IF([.C654]&lt;0.242;&quot;exp&quot;;IF([.C654]&lt;0.5;&quot;geo&quot;;IF([.C65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39999999999995" calcext:value-type="float">
            <text:p>6,4</text:p>
          </table:table-cell>
          <table:table-cell table:style-name="ce88" table:formula="of:=([.B655]-[.$C$5])/([.$C$6]-[.$C$5])" office:value-type="float" office:value="0.797979797979792" calcext:value-type="float">
            <text:p>0,798</text:p>
          </table:table-cell>
          <table:table-cell table:style-name="ce86" table:number-columns-repeated="2"/>
          <table:table-cell table:style-name="ce88" table:formula="of:=LOG(2*[.C655])+7*0.51" office:value-type="float" office:value="3.77302189235687" calcext:value-type="float">
            <text:p>3,773</text:p>
          </table:table-cell>
          <table:table-cell table:style-name="ce88" table:formula="of:=IF([.C655]&lt;0.242;EXP([.C655])/(2-EXP([.C655]));IF([.C655]&lt;0.5;7*[.C655];IF([.C655]&gt;=0.5;LOG(2*[.C655])+7*0.5;&quot;error&quot;)))" office:value-type="float" office:value="3.70302189235687" calcext:value-type="float">
            <text:p>3,703</text:p>
          </table:table-cell>
          <table:table-cell table:formula="of:=IF([.C655]&lt;0.242;&quot;exp&quot;;IF([.C655]&lt;0.5;&quot;geo&quot;;IF([.C655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0999999999995" calcext:value-type="float">
            <text:p>6,41</text:p>
          </table:table-cell>
          <table:table-cell table:style-name="ce88" table:formula="of:=([.B656]-[.$C$5])/([.$C$6]-[.$C$5])" office:value-type="float" office:value="0.799242424242418" calcext:value-type="float">
            <text:p>0,799</text:p>
          </table:table-cell>
          <table:table-cell table:style-name="ce86" table:number-columns-repeated="2"/>
          <table:table-cell table:style-name="ce88" table:formula="of:=LOG(2*[.C656])+7*0.51" office:value-type="float" office:value="3.77370852409184" calcext:value-type="float">
            <text:p>3,774</text:p>
          </table:table-cell>
          <table:table-cell table:style-name="ce88" table:formula="of:=IF([.C656]&lt;0.242;EXP([.C656])/(2-EXP([.C656]));IF([.C656]&lt;0.5;7*[.C656];IF([.C656]&gt;=0.5;LOG(2*[.C656])+7*0.5;&quot;error&quot;)))" office:value-type="float" office:value="3.70370852409184" calcext:value-type="float">
            <text:p>3,704</text:p>
          </table:table-cell>
          <table:table-cell table:formula="of:=IF([.C656]&lt;0.242;&quot;exp&quot;;IF([.C656]&lt;0.5;&quot;geo&quot;;IF([.C656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1999999999995" calcext:value-type="float">
            <text:p>6,42</text:p>
          </table:table-cell>
          <table:table-cell table:style-name="ce88" table:formula="of:=([.B657]-[.$C$5])/([.$C$6]-[.$C$5])" office:value-type="float" office:value="0.800505050505044" calcext:value-type="float">
            <text:p>0,801</text:p>
          </table:table-cell>
          <table:table-cell table:style-name="ce86" table:number-columns-repeated="2"/>
          <table:table-cell table:style-name="ce88" table:formula="of:=LOG(2*[.C657])+7*0.51" office:value-type="float" office:value="3.77439407195622" calcext:value-type="float">
            <text:p>3,774</text:p>
          </table:table-cell>
          <table:table-cell table:style-name="ce88" table:formula="of:=IF([.C657]&lt;0.242;EXP([.C657])/(2-EXP([.C657]));IF([.C657]&lt;0.5;7*[.C657];IF([.C657]&gt;=0.5;LOG(2*[.C657])+7*0.5;&quot;error&quot;)))" office:value-type="float" office:value="3.70439407195622" calcext:value-type="float">
            <text:p>3,704</text:p>
          </table:table-cell>
          <table:table-cell table:formula="of:=IF([.C657]&lt;0.242;&quot;exp&quot;;IF([.C657]&lt;0.5;&quot;geo&quot;;IF([.C657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2999999999995" calcext:value-type="float">
            <text:p>6,43</text:p>
          </table:table-cell>
          <table:table-cell table:style-name="ce88" table:formula="of:=([.B658]-[.$C$5])/([.$C$6]-[.$C$5])" office:value-type="float" office:value="0.80176767676767" calcext:value-type="float">
            <text:p>0,802</text:p>
          </table:table-cell>
          <table:table-cell table:style-name="ce86" table:number-columns-repeated="2"/>
          <table:table-cell table:style-name="ce88" table:formula="of:=LOG(2*[.C658])+7*0.51" office:value-type="float" office:value="3.77507853936646" calcext:value-type="float">
            <text:p>3,775</text:p>
          </table:table-cell>
          <table:table-cell table:style-name="ce88" table:formula="of:=IF([.C658]&lt;0.242;EXP([.C658])/(2-EXP([.C658]));IF([.C658]&lt;0.5;7*[.C658];IF([.C658]&gt;=0.5;LOG(2*[.C658])+7*0.5;&quot;error&quot;)))" office:value-type="float" office:value="3.70507853936646" calcext:value-type="float">
            <text:p>3,705</text:p>
          </table:table-cell>
          <table:table-cell table:formula="of:=IF([.C658]&lt;0.242;&quot;exp&quot;;IF([.C658]&lt;0.5;&quot;geo&quot;;IF([.C658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3999999999995" calcext:value-type="float">
            <text:p>6,44</text:p>
          </table:table-cell>
          <table:table-cell table:style-name="ce88" table:formula="of:=([.B659]-[.$C$5])/([.$C$6]-[.$C$5])" office:value-type="float" office:value="0.803030303030297" calcext:value-type="float">
            <text:p>0,803</text:p>
          </table:table-cell>
          <table:table-cell table:style-name="ce86" table:number-columns-repeated="2"/>
          <table:table-cell table:style-name="ce88" table:formula="of:=LOG(2*[.C659])+7*0.51" office:value-type="float" office:value="3.7757619297229" calcext:value-type="float">
            <text:p>3,776</text:p>
          </table:table-cell>
          <table:table-cell table:style-name="ce88" table:formula="of:=IF([.C659]&lt;0.242;EXP([.C659])/(2-EXP([.C659]));IF([.C659]&lt;0.5;7*[.C659];IF([.C659]&gt;=0.5;LOG(2*[.C659])+7*0.5;&quot;error&quot;)))" office:value-type="float" office:value="3.7057619297229" calcext:value-type="float">
            <text:p>3,706</text:p>
          </table:table-cell>
          <table:table-cell table:formula="of:=IF([.C659]&lt;0.242;&quot;exp&quot;;IF([.C659]&lt;0.5;&quot;geo&quot;;IF([.C659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4999999999995" calcext:value-type="float">
            <text:p>6,45</text:p>
          </table:table-cell>
          <table:table-cell table:style-name="ce88" table:formula="of:=([.B660]-[.$C$5])/([.$C$6]-[.$C$5])" office:value-type="float" office:value="0.804292929292923" calcext:value-type="float">
            <text:p>0,804</text:p>
          </table:table-cell>
          <table:table-cell table:style-name="ce86" table:number-columns-repeated="2"/>
          <table:table-cell table:style-name="ce88" table:formula="of:=LOG(2*[.C660])+7*0.51" office:value-type="float" office:value="3.77644424640983" calcext:value-type="float">
            <text:p>3,776</text:p>
          </table:table-cell>
          <table:table-cell table:style-name="ce88" table:formula="of:=IF([.C660]&lt;0.242;EXP([.C660])/(2-EXP([.C660]));IF([.C660]&lt;0.5;7*[.C660];IF([.C660]&gt;=0.5;LOG(2*[.C660])+7*0.5;&quot;error&quot;)))" office:value-type="float" office:value="3.70644424640983" calcext:value-type="float">
            <text:p>3,706</text:p>
          </table:table-cell>
          <table:table-cell table:formula="of:=IF([.C660]&lt;0.242;&quot;exp&quot;;IF([.C660]&lt;0.5;&quot;geo&quot;;IF([.C660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5999999999995" calcext:value-type="float">
            <text:p>6,46</text:p>
          </table:table-cell>
          <table:table-cell table:style-name="ce88" table:formula="of:=([.B661]-[.$C$5])/([.$C$6]-[.$C$5])" office:value-type="float" office:value="0.805555555555549" calcext:value-type="float">
            <text:p>0,806</text:p>
          </table:table-cell>
          <table:table-cell table:style-name="ce86" table:number-columns-repeated="2"/>
          <table:table-cell table:style-name="ce88" table:formula="of:=LOG(2*[.C661])+7*0.51" office:value-type="float" office:value="3.77712549279565" calcext:value-type="float">
            <text:p>3,777</text:p>
          </table:table-cell>
          <table:table-cell table:style-name="ce88" table:formula="of:=IF([.C661]&lt;0.242;EXP([.C661])/(2-EXP([.C661]));IF([.C661]&lt;0.5;7*[.C661];IF([.C661]&gt;=0.5;LOG(2*[.C661])+7*0.5;&quot;error&quot;)))" office:value-type="float" office:value="3.70712549279565" calcext:value-type="float">
            <text:p>3,707</text:p>
          </table:table-cell>
          <table:table-cell table:formula="of:=IF([.C661]&lt;0.242;&quot;exp&quot;;IF([.C661]&lt;0.5;&quot;geo&quot;;IF([.C661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6999999999995" calcext:value-type="float">
            <text:p>6,47</text:p>
          </table:table-cell>
          <table:table-cell table:style-name="ce88" table:formula="of:=([.B662]-[.$C$5])/([.$C$6]-[.$C$5])" office:value-type="float" office:value="0.806818181818175" calcext:value-type="float">
            <text:p>0,807</text:p>
          </table:table-cell>
          <table:table-cell table:style-name="ce86" table:number-columns-repeated="2"/>
          <table:table-cell table:style-name="ce88" table:formula="of:=LOG(2*[.C662])+7*0.51" office:value-type="float" office:value="3.77780567223288" calcext:value-type="float">
            <text:p>3,778</text:p>
          </table:table-cell>
          <table:table-cell table:style-name="ce88" table:formula="of:=IF([.C662]&lt;0.242;EXP([.C662])/(2-EXP([.C662]));IF([.C662]&lt;0.5;7*[.C662];IF([.C662]&gt;=0.5;LOG(2*[.C662])+7*0.5;&quot;error&quot;)))" office:value-type="float" office:value="3.70780567223288" calcext:value-type="float">
            <text:p>3,708</text:p>
          </table:table-cell>
          <table:table-cell table:formula="of:=IF([.C662]&lt;0.242;&quot;exp&quot;;IF([.C662]&lt;0.5;&quot;geo&quot;;IF([.C662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7999999999995" calcext:value-type="float">
            <text:p>6,48</text:p>
          </table:table-cell>
          <table:table-cell table:style-name="ce88" table:formula="of:=([.B663]-[.$C$5])/([.$C$6]-[.$C$5])" office:value-type="float" office:value="0.808080808080802" calcext:value-type="float">
            <text:p>0,808</text:p>
          </table:table-cell>
          <table:table-cell table:style-name="ce86" table:number-columns-repeated="2"/>
          <table:table-cell table:style-name="ce88" table:formula="of:=LOG(2*[.C663])+7*0.51" office:value-type="float" office:value="3.77848478805837" calcext:value-type="float">
            <text:p>3,778</text:p>
          </table:table-cell>
          <table:table-cell table:style-name="ce88" table:formula="of:=IF([.C663]&lt;0.242;EXP([.C663])/(2-EXP([.C663]));IF([.C663]&lt;0.5;7*[.C663];IF([.C663]&gt;=0.5;LOG(2*[.C663])+7*0.5;&quot;error&quot;)))" office:value-type="float" office:value="3.70848478805837" calcext:value-type="float">
            <text:p>3,708</text:p>
          </table:table-cell>
          <table:table-cell table:formula="of:=IF([.C663]&lt;0.242;&quot;exp&quot;;IF([.C663]&lt;0.5;&quot;geo&quot;;IF([.C663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48999999999995" calcext:value-type="float">
            <text:p>6,49</text:p>
          </table:table-cell>
          <table:table-cell table:style-name="ce88" table:formula="of:=([.B664]-[.$C$5])/([.$C$6]-[.$C$5])" office:value-type="float" office:value="0.809343434343428" calcext:value-type="float">
            <text:p>0,809</text:p>
          </table:table-cell>
          <table:table-cell table:style-name="ce86" table:number-columns-repeated="2"/>
          <table:table-cell table:style-name="ce88" table:formula="of:=LOG(2*[.C664])+7*0.51" office:value-type="float" office:value="3.7791628435933" calcext:value-type="float">
            <text:p>3,779</text:p>
          </table:table-cell>
          <table:table-cell table:style-name="ce88" table:formula="of:=IF([.C664]&lt;0.242;EXP([.C664])/(2-EXP([.C664]));IF([.C664]&lt;0.5;7*[.C664];IF([.C664]&gt;=0.5;LOG(2*[.C664])+7*0.5;&quot;error&quot;)))" office:value-type="float" office:value="3.7091628435933" calcext:value-type="float">
            <text:p>3,709</text:p>
          </table:table-cell>
          <table:table-cell table:formula="of:=IF([.C664]&lt;0.242;&quot;exp&quot;;IF([.C664]&lt;0.5;&quot;geo&quot;;IF([.C664]&gt;=0.5;&quot;log&quot;;&quot;error&quot;)))" office:value-type="string" office:string-value="log" calcext:value-type="string">
            <text:p>log</text:p>
          </table:table-cell>
          <table:table-cell table:number-columns-repeated="1016"/>
        </table:table-row>
        <table:table-row table:style-name="ro1" table:number-rows-repeated="10479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23:28:52.472064967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5:47:11.098810819</meta:creation-date>
    <dc:date>2017-05-07T02:00:13.348224546</dc:date>
    <meta:editing-duration>PT7H6M43S</meta:editing-duration>
    <meta:editing-cycles>34</meta:editing-cycles>
    <meta:generator>LibreOffice/5.1.6.2$Linux_X86_64 LibreOffice_project/10m0$Build-2</meta:generator>
    <meta:document-statistic meta:table-count="3" meta:cell-count="679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758cm" svg:y="3.454cm" style:legend-expansion="high" chart:style-name="ch2"/>
        <chart:plot-area chart:style-name="ch3" table:cell-range-address="de_2.D15:de_2.G664" chart:data-source-has-labels="row" svg:x="0.32cm" svg:y="0.18cm" svg:width="12.118cm" svg:height="8.64cm">
          <chartooo:coordinate-region svg:x="1.232cm" svg:y="0.301cm" svg:width="11.083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_2.D16:de_2.D664" chart:label-cell-address="de_2.D15:de_2.D15" chart:class="chart:area">
            <chart:data-point chart:repeated="649"/>
          </chart:series>
          <chart:series chart:style-name="ch8" chart:values-cell-range-address="de_2.E16:de_2.E664" chart:label-cell-address="de_2.E15:de_2.E15" chart:class="chart:area">
            <chart:data-point chart:repeated="649"/>
          </chart:series>
          <chart:series chart:style-name="ch9" chart:values-cell-range-address="de_2.F16:de_2.F664" chart:label-cell-address="de_2.F15:de_2.F15" chart:class="chart:area">
            <chart:data-point chart:repeated="649"/>
          </chart:series>
          <chart:series chart:style-name="ch10" chart:values-cell-range-address="de_2.G16:de_2.G664" chart:label-cell-address="de_2.G15:de_2.G15" chart:class="chart:area">
            <chart:data-point chart:repeated="6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onencial</text:p>
                <draw:g>
                  <svg:desc>de_2.D15:de_2.D15</svg:desc>
                </draw:g>
              </table:table-cell>
              <table:table-cell office:value-type="string">
                <text:p>geomètric</text:p>
                <draw:g>
                  <svg:desc>de_2.E15:de_2.E15</svg:desc>
                </draw:g>
              </table:table-cell>
              <table:table-cell office:value-type="string">
                <text:p>Score logaritmic</text:p>
                <draw:g>
                  <svg:desc>de_2.F15:de_2.F15</svg:desc>
                </draw:g>
              </table:table-cell>
              <table:table-cell office:value-type="string">
                <text:p>SCORE</text:p>
                <draw:g>
                  <svg:desc>de_2.G15:de_2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_2.D16:de_2.D664</svg:desc>
                </draw:g>
              </table:table-cell>
              <table:table-cell office:value-type="float" office:value="NaN">
                <text:p>NaN</text:p>
                <draw:g>
                  <svg:desc>de_2.E16:de_2.E664</svg:desc>
                </draw:g>
              </table:table-cell>
              <table:table-cell office:value-type="float" office:value="NaN">
                <text:p>NaN</text:p>
                <draw:g>
                  <svg:desc>de_2.F16:de_2.F664</svg:desc>
                </draw:g>
              </table:table-cell>
              <table:table-cell office:value-type="float" office:value="0">
                <text:p>0</text:p>
                <draw:g>
                  <svg:desc>de_2.G16:de_2.G6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53004393902">
                <text:p>1.0025300439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53004393902">
                <text:p>1.00253004393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506970578743">
                <text:p>1.0050697057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06970578743">
                <text:p>1.00506970578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761903845715">
                <text:p>1.0076190384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61903845715">
                <text:p>1.00761903845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01780952483">
                <text:p>1.010178095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1780952483">
                <text:p>1.0101780952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274692985288">
                <text:p>1.0127469298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74692985288">
                <text:p>1.01274692985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532559635831">
                <text:p>1.0153255963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532559635831">
                <text:p>1.01532559635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791414925107">
                <text:p>1.017914149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791414925107">
                <text:p>1.01791414925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051264342046">
                <text:p>1.0205126434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051264342046">
                <text:p>1.02051264342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312113416224">
                <text:p>1.02312113416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312113416224">
                <text:p>1.02312113416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573967718248">
                <text:p>1.0257396771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573967718248">
                <text:p>1.02573967718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83683286013">
                <text:p>1.028368328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83683286013">
                <text:p>1.0283683286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3100714495681">
                <text:p>1.0310071449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100714495681">
                <text:p>1.03100714495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365618320892">
                <text:p>1.0336561832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365618320892">
                <text:p>1.03365618320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631550074334">
                <text:p>1.0363155007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631550074334">
                <text:p>1.03631550074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898515537557">
                <text:p>1.0389851553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898515537557">
                <text:p>1.03898515537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4166520535487">
                <text:p>1.0416652053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166520535487">
                <text:p>1.04166520535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4435570936842">
                <text:p>1.044355709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435570936842">
                <text:p>1.04435570936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705672654539">
                <text:p>1.0470567265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705672654539">
                <text:p>1.04705672654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976831646112">
                <text:p>1.0497683164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976831646112">
                <text:p>1.04976831646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249053914134">
                <text:p>1.0524905391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249053914134">
                <text:p>1.052490539141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5522345506645">
                <text:p>1.0552234550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522345506645">
                <text:p>1.05522345506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5796712517581">
                <text:p>1.0579671251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796712517581">
                <text:p>1.05796712517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072161087211">
                <text:p>1.0607216108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72161087211">
                <text:p>1.06072161087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348697402578">
                <text:p>1.0634869740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348697402578">
                <text:p>1.06348697402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6626327697948">
                <text:p>1.06626327697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626327697948">
                <text:p>1.06626327697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6905058255259">
                <text:p>1.06905058255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905058255259">
                <text:p>1.06905058255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184895404576">
                <text:p>1.0718489540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184895404576">
                <text:p>1.07184895404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7465845524556">
                <text:p>1.0746584552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465845524556">
                <text:p>1.07465845524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7747915042915">
                <text:p>1.0774791504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747915042915">
                <text:p>1.07747915042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0311104369">
                <text:p>1.08031110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0311104369">
                <text:p>1.080311104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315438233765">
                <text:p>1.08315438233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315438233765">
                <text:p>1.08315438233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600905011259">
                <text:p>1.0860090501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600905011259">
                <text:p>1.08600905011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88751739811">
                <text:p>1.088875173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88751739811">
                <text:p>1.0888751739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9175282074526">
                <text:p>1.0917528207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175282074526">
                <text:p>1.09175282074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9464205772691">
                <text:p>1.0946420577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64205772691">
                <text:p>1.094642057726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9754295277272">
                <text:p>1.0975429527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754295277272">
                <text:p>1.09754295277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045557425937">
                <text:p>1.1004555742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045557425937">
                <text:p>1.10045557425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0337999109864">
                <text:p>1.1033799910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337999109864">
                <text:p>1.10337999109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0631627274276">
                <text:p>1.106316272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631627274276">
                <text:p>1.10631627274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926448918963">
                <text:p>1.1092644891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926448918963">
                <text:p>1.10926448918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1222471098826">
                <text:p>1.1122247109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22471098826">
                <text:p>1.11222471098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1519700924417">
                <text:p>1.1151970092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519700924417">
                <text:p>1.11519700924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1818145562487">
                <text:p>1.1181814556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818145562487">
                <text:p>1.11818145562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2117812236549">
                <text:p>1.1211781223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117812236549">
                <text:p>1.12117812236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2418708227435">
                <text:p>1.1241870822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8708227435">
                <text:p>1.12418708227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2720840873867">
                <text:p>1.1272084087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720840873867">
                <text:p>1.12720840873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3024217573036">
                <text:p>1.1302421757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24217573036">
                <text:p>1.130242175730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3328845781184">
                <text:p>1.1332884578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28845781184">
                <text:p>1.13328845781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634733014194">
                <text:p>1.1363473301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634733014194">
                <text:p>1.13634733014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3941886848189">
                <text:p>1.1394188684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941886848189">
                <text:p>1.13941886848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4250314920136">
                <text:p>1.1425031492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250314920136">
                <text:p>1.14250314920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4560024928457">
                <text:p>1.1456002492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560024928457">
                <text:p>1.14560024928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4871024633651">
                <text:p>1.1487102463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871024633651">
                <text:p>1.14871024633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518332185892">
                <text:p>1.1518332185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18332185892">
                <text:p>1.15183321858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5496924490803">
                <text:p>1.1549692449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6924490803">
                <text:p>1.15496924490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5811840479819">
                <text:p>1.1581184047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811840479819">
                <text:p>1.15811840479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6128077841117">
                <text:p>1.1612807784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128077841117">
                <text:p>1.16128077841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6445644655135">
                <text:p>1.1644564465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445644655135">
                <text:p>1.16445644655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6764549068264">
                <text:p>1.1676454906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764549068264">
                <text:p>1.16764549068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084799293525">
                <text:p>1.1708479929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084799293525">
                <text:p>1.17084799293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7406403611252">
                <text:p>1.1740640361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406403611252">
                <text:p>1.17406403611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729370369779">
                <text:p>1.1772937036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729370369779">
                <text:p>1.17729370369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8053707986145">
                <text:p>1.1805370798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053707986145">
                <text:p>1.18053707986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379424946798">
                <text:p>1.18379424946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379424946798">
                <text:p>1.183794249467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706529808315">
                <text:p>1.1870652980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706529808315">
                <text:p>1.18706529808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9035031198126">
                <text:p>1.1903503119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035031198126">
                <text:p>1.190350311981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936493781525">
                <text:p>1.193649378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36493781525">
                <text:p>1.1936493781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969625843104">
                <text:p>1.196962584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69625843104">
                <text:p>1.1969625843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0029001889933">
                <text:p>1.2002900188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029001889933">
                <text:p>1.20029001889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36317711022">
                <text:p>1.203631771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36317711022">
                <text:p>1.2036317711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069879308481">
                <text:p>1.206987930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69879308481">
                <text:p>1.2069879308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1035858882017">
                <text:p>1.2103585888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035858882017">
                <text:p>1.21035858882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1374383646353">
                <text:p>1.2137438364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374383646353">
                <text:p>1.21374383646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714376599327">
                <text:p>1.2171437659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714376599327">
                <text:p>1.21714376599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205584704026">
                <text:p>1.220558470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05584704026">
                <text:p>1.2205584704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2398804347105">
                <text:p>1.2239880434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398804347105">
                <text:p>1.22398804347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743257977282">
                <text:p>1.2274325797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743257977282">
                <text:p>1.227432579772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308921746852">
                <text:p>1.230892174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8921746852">
                <text:p>1.2308921746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3436692439715">
                <text:p>1.2343669243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436692439715">
                <text:p>1.23436692439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378569259179">
                <text:p>1.237856925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78569259179">
                <text:p>1.2378569259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4136227708575">
                <text:p>1.2413622770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136227708575">
                <text:p>1.24136227708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488307657694">
                <text:p>1.2448830765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488307657694">
                <text:p>1.24488307657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4841942391464">
                <text:p>1.2484194239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841942391464">
                <text:p>1.24841942391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5197141947805">
                <text:p>1.2519714194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197141947805">
                <text:p>1.25197141947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5553916451164">
                <text:p>1.2555391645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553916451164">
                <text:p>1.255539164511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912276113448">
                <text:p>1.2591227611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912276113448">
                <text:p>1.25912276113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6272231234973">
                <text:p>1.2627223123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272231234973">
                <text:p>1.262722312349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6633792205418">
                <text:p>1.2663379220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633792205418">
                <text:p>1.26633792205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6996969504801">
                <text:p>1.2699696950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996969504801">
                <text:p>1.269969695048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7361773704464">
                <text:p>1.2736177370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361773704464">
                <text:p>1.27361773704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7728215468063">
                <text:p>1.2772821546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728215468063">
                <text:p>1.27728215468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8096305552588">
                <text:p>1.280963055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096305552588">
                <text:p>1.28096305552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8466054809376">
                <text:p>1.2846605480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466054809376">
                <text:p>1.28466054809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8837474185157">
                <text:p>1.2883747418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837474185157">
                <text:p>1.28837474185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9210574723099">
                <text:p>1.2921057472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210574723099">
                <text:p>1.292105747230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9585367563875">
                <text:p>1.2958536756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5367563875">
                <text:p>1.29585367563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996186394674">
                <text:p>1.299618639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96186394674">
                <text:p>1.2996186394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0340075210625">
                <text:p>1.3034007521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340075210625">
                <text:p>1.3034007521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0720012795245">
                <text:p>1.3072001279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720012795245">
                <text:p>1.30720012795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110168824222">
                <text:p>1.311016882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10168824222">
                <text:p>1.3110168824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1485113196214">
                <text:p>1.3148511319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485113196214">
                <text:p>1.314851131962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1870299406086">
                <text:p>1.3187029940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870299406086">
                <text:p>1.318702994060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225725872606">
                <text:p>1.322572587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25725872606">
                <text:p>1.32257258726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2646003116906">
                <text:p>1.3264600311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646003116906">
                <text:p>1.32646003116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3036544647145">
                <text:p>1.33036544647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036544647145">
                <text:p>1.33036544647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3428895494259">
                <text:p>1.3342889549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428895494259">
                <text:p>1.33428895494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3823067945929">
                <text:p>1.3382306794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823067945929">
                <text:p>1.338230679459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4219074401281">
                <text:p>1.3421907440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219074401281">
                <text:p>1.34219074401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4616927372154">
                <text:p>1.3461692737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616927372154">
                <text:p>1.346169273721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5016639484383">
                <text:p>1.3501663948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016639484383">
                <text:p>1.35016639484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5418223479104">
                <text:p>1.3541822347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418223479104">
                <text:p>1.35418223479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5821692214065">
                <text:p>1.3582169221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821692214065">
                <text:p>1.358216922140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6227058664974">
                <text:p>1.3622705866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227058664974">
                <text:p>1.362270586649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6634335926845">
                <text:p>1.366343359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634335926845">
                <text:p>1.366343359268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7043537215381">
                <text:p>1.3704353721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043537215381">
                <text:p>1.37043537215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7454675868361">
                <text:p>1.37454675868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454675868361">
                <text:p>1.374546758683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7867765347058">
                <text:p>1.3786776534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867765347058">
                <text:p>1.37867765347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8282819237667">
                <text:p>1.3828281923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282819237667">
                <text:p>1.38282819237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8699851252764">
                <text:p>1.3869985125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699851252764">
                <text:p>1.386998512527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9118875232771">
                <text:p>1.3911887523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118875232771">
                <text:p>1.391188752327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9539905147458">
                <text:p>1.3953990514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539905147458">
                <text:p>1.39539905147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9962955097451">
                <text:p>1.3996295509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962955097451">
                <text:p>1.399629550974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038803931577">
                <text:p>1.403880393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38803931577">
                <text:p>1.40388039315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0815172169392">
                <text:p>1.4081517216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815172169392">
                <text:p>1.408151721693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1244368160819">
                <text:p>1.4124436816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244368160819">
                <text:p>1.412443681608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1675641929694">
                <text:p>1.4167564192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675641929694">
                <text:p>1.416756419296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2109008254414">
                <text:p>1.4210900825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109008254414">
                <text:p>1.42109008254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2544482053785">
                <text:p>1.4254448205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544482053785">
                <text:p>1.425444820537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2982078388692">
                <text:p>1.4298207838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982078388692">
                <text:p>1.429820783886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3421812463795">
                <text:p>1.4342181246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421812463795">
                <text:p>1.434218124637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3863699629246">
                <text:p>1.4386369962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863699629246">
                <text:p>1.438636996292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4307755382438">
                <text:p>1.4430775538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307755382438">
                <text:p>1.443077553824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4753995369771">
                <text:p>1.4475399536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753995369771">
                <text:p>1.44753995369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20243538845">
                <text:p>1.4520243538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20243538845">
                <text:p>1.4520243538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5653091388305">
                <text:p>1.4565309138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653091388305">
                <text:p>1.456530913883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610597947364">
                <text:p>1.461059794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10597947364">
                <text:p>1.4610597947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6561115905106">
                <text:p>1.4656111590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561115905106">
                <text:p>1.465611159051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7018517101605">
                <text:p>1.4701851710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018517101605">
                <text:p>1.47018517101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47819964222">
                <text:p>1.474781996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47819964222">
                <text:p>1.4747819964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940180268171">
                <text:p>1.47940180268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940180268171">
                <text:p>1.479401802681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404475884805">
                <text:p>1.4840447588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04475884805">
                <text:p>1.48404475884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887110356361">
                <text:p>1.488711035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87110356361">
                <text:p>1.48871103563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340080544263">
                <text:p>1.4934008054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340080544263">
                <text:p>1.493400805442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9811424236708">
                <text:p>1.4981142423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11424236708">
                <text:p>1.498114242367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0285152223257">
                <text:p>1.5028515222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285152223257">
                <text:p>1.50285152223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0761282260736">
                <text:p>1.5076128226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761282260736">
                <text:p>1.507612822607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1239832282652">
                <text:p>1.5123983228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239832282652">
                <text:p>1.512398322826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1720820401397">
                <text:p>1.5172082040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720820401397">
                <text:p>1.517208204013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2204264910483">
                <text:p>1.5220426491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204264910483">
                <text:p>1.522042649104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2690184286815">
                <text:p>1.5269018428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690184286815">
                <text:p>1.52690184286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3178597192992">
                <text:p>1.5317859719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78597192992">
                <text:p>1.53178597192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3669522479645">
                <text:p>1.5366952247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669522479645">
                <text:p>1.53669522479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4162979187815">
                <text:p>1.5416297918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162979187815">
                <text:p>1.541629791878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4658986551363">
                <text:p>1.5465898655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658986551363">
                <text:p>1.546589865513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5157563999412">
                <text:p>1.5515756399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157563999412">
                <text:p>1.551575639994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5658731158838">
                <text:p>1.5565873115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658731158838">
                <text:p>1.556587311588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6162507856788">
                <text:p>1.561625078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162507856788">
                <text:p>1.56162507856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6668914123244">
                <text:p>1.5666891412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668914123244">
                <text:p>1.566689141232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7177970193622">
                <text:p>1.5717797019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177970193622">
                <text:p>1.571779701936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7689696511413">
                <text:p>1.5768969651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689696511413">
                <text:p>1.57689696511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204113730865">
                <text:p>1.5820411373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204113730865">
                <text:p>1.582041137308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8721242719704">
                <text:p>1.5872124271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721242719704">
                <text:p>1.58721242719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9241104561905">
                <text:p>1.592411045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241104561905">
                <text:p>1.592411045619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9763720560493">
                <text:p>1.5976372056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763720560493">
                <text:p>1.597637205604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0289112240402">
                <text:p>1.6028911224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289112240402">
                <text:p>1.60289112240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0817301351369">
                <text:p>1.6081730135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817301351369">
                <text:p>1.608173013513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1348309870875">
                <text:p>1.613483098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348309870875">
                <text:p>1.61348309870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188216000714">
                <text:p>1.61882160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88216000714">
                <text:p>1.61882160007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2418874202153">
                <text:p>1.6241887420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418874202153">
                <text:p>1.624188742021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2958475134758">
                <text:p>1.6295847513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958475134758">
                <text:p>1.629584751347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3500985723789">
                <text:p>1.6350098572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500985723789">
                <text:p>1.63500985723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4046429131252">
                <text:p>1.6404642913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046429131252">
                <text:p>1.640464291312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4594828765559">
                <text:p>1.6459482876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594828765559">
                <text:p>1.645948287655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5146208284813">
                <text:p>1.6514620828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46208284813">
                <text:p>1.65146208284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5700591600146">
                <text:p>1.657005916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700591600146">
                <text:p>1.65700591600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6258002879114">
                <text:p>1.66258002879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258002879114">
                <text:p>1.66258002879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6818466549141">
                <text:p>1.6681846654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818466549141">
                <text:p>1.66818466549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738200730102">
                <text:p>1.673820073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38200730102">
                <text:p>1.6738200730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7948650092479">
                <text:p>1.6794865009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948650092479">
                <text:p>1.67948650092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8518420151789">
                <text:p>1.6851842015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518420151789">
                <text:p>1.685184201517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9091342981448">
                <text:p>1.6909134298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091342981448">
                <text:p>1.690913429814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9667444361914">
                <text:p>1.6966744436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67444361914">
                <text:p>1.696674443619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0246750355401">
                <text:p>1.7024675035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46750355401">
                <text:p>1.702467503554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0829287309743">
                <text:p>1.7082928730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829287309743">
                <text:p>1.708292873097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1415081862314">
                <text:p>1.7141508186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415081862314">
                <text:p>1.714150818623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72004160944018">
                <text:p>1.72004160944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004160944018">
                <text:p>1.720041609440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72596551783344">
                <text:p>1.7259655178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596551783344">
                <text:p>1.725965517833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73192281910487">
                <text:p>1.7319228191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192281910487">
                <text:p>1.73192281910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3791379161539">
                <text:p>1.7379137916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791379161539">
                <text:p>1.737913791615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4393871682751">
                <text:p>1.7439387168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393871682751">
                <text:p>1.743938716827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4999787934861">
                <text:p>1.7499978793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999787934861">
                <text:p>1.749997879348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.7569696969697">
                <text:p>1.7569696969697</text:p>
              </table:table-cell>
              <table:table-cell office:value-type="float" office:value="NaN">
                <text:p>NaN</text:p>
              </table:table-cell>
              <table:table-cell office:value-type="float" office:value="1.6969696969697">
                <text:p>1.69696969696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1.76580808080808">
                <text:p>1.76580808080808</text:p>
              </table:table-cell>
              <table:table-cell office:value-type="float" office:value="NaN">
                <text:p>NaN</text:p>
              </table:table-cell>
              <table:table-cell office:value-type="float" office:value="1.70580808080808">
                <text:p>1.705808080808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1.77464646464646">
                <text:p>1.77464646464646</text:p>
              </table:table-cell>
              <table:table-cell office:value-type="float" office:value="NaN">
                <text:p>NaN</text:p>
              </table:table-cell>
              <table:table-cell office:value-type="float" office:value="1.71464646464646">
                <text:p>1.714646464646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1.78348484848485">
                <text:p>1.78348484848485</text:p>
              </table:table-cell>
              <table:table-cell office:value-type="float" office:value="NaN">
                <text:p>NaN</text:p>
              </table:table-cell>
              <table:table-cell office:value-type="float" office:value="1.72348484848485">
                <text:p>1.723484848484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1.79232323232323">
                <text:p>1.79232323232323</text:p>
              </table:table-cell>
              <table:table-cell office:value-type="float" office:value="NaN">
                <text:p>NaN</text:p>
              </table:table-cell>
              <table:table-cell office:value-type="float" office:value="1.73232323232323">
                <text:p>1.732323232323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1.80116161616162">
                <text:p>1.80116161616162</text:p>
              </table:table-cell>
              <table:table-cell office:value-type="float" office:value="NaN">
                <text:p>NaN</text:p>
              </table:table-cell>
              <table:table-cell office:value-type="float" office:value="1.74116161616162">
                <text:p>1.741161616161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1.81883838383838">
                <text:p>1.81883838383838</text:p>
              </table:table-cell>
              <table:table-cell office:value-type="float" office:value="NaN">
                <text:p>NaN</text:p>
              </table:table-cell>
              <table:table-cell office:value-type="float" office:value="1.75883838383838">
                <text:p>1.758838383838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.82767676767677">
                <text:p>1.82767676767677</text:p>
              </table:table-cell>
              <table:table-cell office:value-type="float" office:value="NaN">
                <text:p>NaN</text:p>
              </table:table-cell>
              <table:table-cell office:value-type="float" office:value="1.76767676767677">
                <text:p>1.767676767676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1.83651515151515">
                <text:p>1.83651515151515</text:p>
              </table:table-cell>
              <table:table-cell office:value-type="float" office:value="NaN">
                <text:p>NaN</text:p>
              </table:table-cell>
              <table:table-cell office:value-type="float" office:value="1.77651515151515">
                <text:p>1.776515151515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.84535353535354">
                <text:p>1.84535353535354</text:p>
              </table:table-cell>
              <table:table-cell office:value-type="float" office:value="NaN">
                <text:p>NaN</text:p>
              </table:table-cell>
              <table:table-cell office:value-type="float" office:value="1.78535353535354">
                <text:p>1.785353535353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1.85419191919192">
                <text:p>1.85419191919192</text:p>
              </table:table-cell>
              <table:table-cell office:value-type="float" office:value="NaN">
                <text:p>NaN</text:p>
              </table:table-cell>
              <table:table-cell office:value-type="float" office:value="1.79419191919192">
                <text:p>1.794191919191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.8630303030303">
                <text:p>1.8630303030303</text:p>
              </table:table-cell>
              <table:table-cell office:value-type="float" office:value="NaN">
                <text:p>NaN</text:p>
              </table:table-cell>
              <table:table-cell office:value-type="float" office:value="1.8030303030303">
                <text:p>1.80303030303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1.87186868686869">
                <text:p>1.87186868686869</text:p>
              </table:table-cell>
              <table:table-cell office:value-type="float" office:value="NaN">
                <text:p>NaN</text:p>
              </table:table-cell>
              <table:table-cell office:value-type="float" office:value="1.81186868686869">
                <text:p>1.811868686868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1.88070707070707">
                <text:p>1.88070707070707</text:p>
              </table:table-cell>
              <table:table-cell office:value-type="float" office:value="NaN">
                <text:p>NaN</text:p>
              </table:table-cell>
              <table:table-cell office:value-type="float" office:value="1.82070707070707">
                <text:p>1.820707070707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1.88954545454545">
                <text:p>1.88954545454545</text:p>
              </table:table-cell>
              <table:table-cell office:value-type="float" office:value="NaN">
                <text:p>NaN</text:p>
              </table:table-cell>
              <table:table-cell office:value-type="float" office:value="1.82954545454545">
                <text:p>1.829545454545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1.89838383838384">
                <text:p>1.89838383838384</text:p>
              </table:table-cell>
              <table:table-cell office:value-type="float" office:value="NaN">
                <text:p>NaN</text:p>
              </table:table-cell>
              <table:table-cell office:value-type="float" office:value="1.83838383838384">
                <text:p>1.838383838383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1.90722222222222">
                <text:p>1.90722222222222</text:p>
              </table:table-cell>
              <table:table-cell office:value-type="float" office:value="NaN">
                <text:p>NaN</text:p>
              </table:table-cell>
              <table:table-cell office:value-type="float" office:value="1.84722222222222">
                <text:p>1.847222222222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1.91606060606061">
                <text:p>1.91606060606061</text:p>
              </table:table-cell>
              <table:table-cell office:value-type="float" office:value="NaN">
                <text:p>NaN</text:p>
              </table:table-cell>
              <table:table-cell office:value-type="float" office:value="1.85606060606061">
                <text:p>1.856060606060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1.92489898989899">
                <text:p>1.92489898989899</text:p>
              </table:table-cell>
              <table:table-cell office:value-type="float" office:value="NaN">
                <text:p>NaN</text:p>
              </table:table-cell>
              <table:table-cell office:value-type="float" office:value="1.86489898989899">
                <text:p>1.864898989898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.93373737373737">
                <text:p>1.93373737373737</text:p>
              </table:table-cell>
              <table:table-cell office:value-type="float" office:value="NaN">
                <text:p>NaN</text:p>
              </table:table-cell>
              <table:table-cell office:value-type="float" office:value="1.87373737373737">
                <text:p>1.87373737373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.94257575757576">
                <text:p>1.94257575757576</text:p>
              </table:table-cell>
              <table:table-cell office:value-type="float" office:value="NaN">
                <text:p>NaN</text:p>
              </table:table-cell>
              <table:table-cell office:value-type="float" office:value="1.88257575757576">
                <text:p>1.882575757575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1.95141414141414">
                <text:p>1.95141414141414</text:p>
              </table:table-cell>
              <table:table-cell office:value-type="float" office:value="NaN">
                <text:p>NaN</text:p>
              </table:table-cell>
              <table:table-cell office:value-type="float" office:value="1.89141414141414">
                <text:p>1.891414141414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1.96025252525253">
                <text:p>1.96025252525253</text:p>
              </table:table-cell>
              <table:table-cell office:value-type="float" office:value="NaN">
                <text:p>NaN</text:p>
              </table:table-cell>
              <table:table-cell office:value-type="float" office:value="1.90025252525253">
                <text:p>1.900252525252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1.96909090909091">
                <text:p>1.96909090909091</text:p>
              </table:table-cell>
              <table:table-cell office:value-type="float" office:value="NaN">
                <text:p>NaN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1.97792929292929">
                <text:p>1.97792929292929</text:p>
              </table:table-cell>
              <table:table-cell office:value-type="float" office:value="NaN">
                <text:p>NaN</text:p>
              </table:table-cell>
              <table:table-cell office:value-type="float" office:value="1.91792929292929">
                <text:p>1.917929292929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1.98676767676768">
                <text:p>1.98676767676768</text:p>
              </table:table-cell>
              <table:table-cell office:value-type="float" office:value="NaN">
                <text:p>NaN</text:p>
              </table:table-cell>
              <table:table-cell office:value-type="float" office:value="1.92676767676768">
                <text:p>1.926767676767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1.99560606060606">
                <text:p>1.99560606060606</text:p>
              </table:table-cell>
              <table:table-cell office:value-type="float" office:value="NaN">
                <text:p>NaN</text:p>
              </table:table-cell>
              <table:table-cell office:value-type="float" office:value="1.93560606060606">
                <text:p>1.935606060606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.00444444444444">
                <text:p>2.00444444444444</text:p>
              </table:table-cell>
              <table:table-cell office:value-type="float" office:value="NaN">
                <text:p>NaN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.01328282828283">
                <text:p>2.01328282828283</text:p>
              </table:table-cell>
              <table:table-cell office:value-type="float" office:value="NaN">
                <text:p>NaN</text:p>
              </table:table-cell>
              <table:table-cell office:value-type="float" office:value="1.95328282828283">
                <text:p>1.953282828282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.02212121212121">
                <text:p>2.02212121212121</text:p>
              </table:table-cell>
              <table:table-cell office:value-type="float" office:value="NaN">
                <text:p>NaN</text:p>
              </table:table-cell>
              <table:table-cell office:value-type="float" office:value="1.96212121212121">
                <text:p>1.96212121212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.0309595959596">
                <text:p>2.0309595959596</text:p>
              </table:table-cell>
              <table:table-cell office:value-type="float" office:value="NaN">
                <text:p>NaN</text:p>
              </table:table-cell>
              <table:table-cell office:value-type="float" office:value="1.9709595959596">
                <text:p>1.97095959595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.03979797979798">
                <text:p>2.03979797979798</text:p>
              </table:table-cell>
              <table:table-cell office:value-type="float" office:value="NaN">
                <text:p>NaN</text:p>
              </table:table-cell>
              <table:table-cell office:value-type="float" office:value="1.97979797979798">
                <text:p>1.979797979797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.04863636363636">
                <text:p>2.04863636363636</text:p>
              </table:table-cell>
              <table:table-cell office:value-type="float" office:value="NaN">
                <text:p>NaN</text:p>
              </table:table-cell>
              <table:table-cell office:value-type="float" office:value="1.98863636363636">
                <text:p>1.988636363636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.05747474747475">
                <text:p>2.05747474747475</text:p>
              </table:table-cell>
              <table:table-cell office:value-type="float" office:value="NaN">
                <text:p>NaN</text:p>
              </table:table-cell>
              <table:table-cell office:value-type="float" office:value="1.99747474747475">
                <text:p>1.997474747474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.06631313131313">
                <text:p>2.06631313131313</text:p>
              </table:table-cell>
              <table:table-cell office:value-type="float" office:value="NaN">
                <text:p>NaN</text:p>
              </table:table-cell>
              <table:table-cell office:value-type="float" office:value="2.00631313131313">
                <text:p>2.006313131313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.07515151515151">
                <text:p>2.07515151515151</text:p>
              </table:table-cell>
              <table:table-cell office:value-type="float" office:value="NaN">
                <text:p>NaN</text:p>
              </table:table-cell>
              <table:table-cell office:value-type="float" office:value="2.01515151515151">
                <text:p>2.015151515151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.0839898989899">
                <text:p>2.0839898989899</text:p>
              </table:table-cell>
              <table:table-cell office:value-type="float" office:value="NaN">
                <text:p>NaN</text:p>
              </table:table-cell>
              <table:table-cell office:value-type="float" office:value="2.0239898989899">
                <text:p>2.02398989898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.09282828282828">
                <text:p>2.09282828282828</text:p>
              </table:table-cell>
              <table:table-cell office:value-type="float" office:value="NaN">
                <text:p>NaN</text:p>
              </table:table-cell>
              <table:table-cell office:value-type="float" office:value="2.03282828282828">
                <text:p>2.032828282828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.10166666666667">
                <text:p>2.10166666666667</text:p>
              </table:table-cell>
              <table:table-cell office:value-type="float" office:value="NaN">
                <text:p>NaN</text:p>
              </table:table-cell>
              <table:table-cell office:value-type="float" office:value="2.04166666666667">
                <text:p>2.04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.11050505050505">
                <text:p>2.11050505050505</text:p>
              </table:table-cell>
              <table:table-cell office:value-type="float" office:value="NaN">
                <text:p>NaN</text:p>
              </table:table-cell>
              <table:table-cell office:value-type="float" office:value="2.05050505050505">
                <text:p>2.050505050505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.11934343434343">
                <text:p>2.11934343434343</text:p>
              </table:table-cell>
              <table:table-cell office:value-type="float" office:value="NaN">
                <text:p>NaN</text:p>
              </table:table-cell>
              <table:table-cell office:value-type="float" office:value="2.05934343434343">
                <text:p>2.059343434343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.12818181818182">
                <text:p>2.12818181818182</text:p>
              </table:table-cell>
              <table:table-cell office:value-type="float" office:value="NaN">
                <text:p>NaN</text:p>
              </table:table-cell>
              <table:table-cell office:value-type="float" office:value="2.06818181818182">
                <text:p>2.06818181818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.1370202020202">
                <text:p>2.1370202020202</text:p>
              </table:table-cell>
              <table:table-cell office:value-type="float" office:value="NaN">
                <text:p>NaN</text:p>
              </table:table-cell>
              <table:table-cell office:value-type="float" office:value="2.0770202020202">
                <text:p>2.0770202020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.14585858585859">
                <text:p>2.14585858585859</text:p>
              </table:table-cell>
              <table:table-cell office:value-type="float" office:value="NaN">
                <text:p>NaN</text:p>
              </table:table-cell>
              <table:table-cell office:value-type="float" office:value="2.08585858585859">
                <text:p>2.085858585858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.15469696969697">
                <text:p>2.15469696969697</text:p>
              </table:table-cell>
              <table:table-cell office:value-type="float" office:value="NaN">
                <text:p>NaN</text:p>
              </table:table-cell>
              <table:table-cell office:value-type="float" office:value="2.09469696969697">
                <text:p>2.094696969696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.16353535353535">
                <text:p>2.16353535353535</text:p>
              </table:table-cell>
              <table:table-cell office:value-type="float" office:value="NaN">
                <text:p>NaN</text:p>
              </table:table-cell>
              <table:table-cell office:value-type="float" office:value="2.10353535353535">
                <text:p>2.103535353535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.17237373737374">
                <text:p>2.17237373737374</text:p>
              </table:table-cell>
              <table:table-cell office:value-type="float" office:value="NaN">
                <text:p>NaN</text:p>
              </table:table-cell>
              <table:table-cell office:value-type="float" office:value="2.11237373737374">
                <text:p>2.112373737373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.18121212121212">
                <text:p>2.18121212121212</text:p>
              </table:table-cell>
              <table:table-cell office:value-type="float" office:value="NaN">
                <text:p>NaN</text:p>
              </table:table-cell>
              <table:table-cell office:value-type="float" office:value="2.12121212121212">
                <text:p>2.12121212121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.19005050505051">
                <text:p>2.19005050505051</text:p>
              </table:table-cell>
              <table:table-cell office:value-type="float" office:value="NaN">
                <text:p>NaN</text:p>
              </table:table-cell>
              <table:table-cell office:value-type="float" office:value="2.13005050505051">
                <text:p>2.130050505050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.19888888888889">
                <text:p>2.19888888888889</text:p>
              </table:table-cell>
              <table:table-cell office:value-type="float" office:value="NaN">
                <text:p>NaN</text:p>
              </table:table-cell>
              <table:table-cell office:value-type="float" office:value="2.13888888888889">
                <text:p>2.13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.20772727272727">
                <text:p>2.20772727272727</text:p>
              </table:table-cell>
              <table:table-cell office:value-type="float" office:value="NaN">
                <text:p>NaN</text:p>
              </table:table-cell>
              <table:table-cell office:value-type="float" office:value="2.14772727272727">
                <text:p>2.14772727272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.21656565656566">
                <text:p>2.21656565656566</text:p>
              </table:table-cell>
              <table:table-cell office:value-type="float" office:value="NaN">
                <text:p>NaN</text:p>
              </table:table-cell>
              <table:table-cell office:value-type="float" office:value="2.15656565656566">
                <text:p>2.156565656565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.22540404040404">
                <text:p>2.22540404040404</text:p>
              </table:table-cell>
              <table:table-cell office:value-type="float" office:value="NaN">
                <text:p>NaN</text:p>
              </table:table-cell>
              <table:table-cell office:value-type="float" office:value="2.16540404040404">
                <text:p>2.165404040404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.23424242424242">
                <text:p>2.23424242424242</text:p>
              </table:table-cell>
              <table:table-cell office:value-type="float" office:value="NaN">
                <text:p>NaN</text:p>
              </table:table-cell>
              <table:table-cell office:value-type="float" office:value="2.17424242424242">
                <text:p>2.17424242424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.24308080808081">
                <text:p>2.24308080808081</text:p>
              </table:table-cell>
              <table:table-cell office:value-type="float" office:value="NaN">
                <text:p>NaN</text:p>
              </table:table-cell>
              <table:table-cell office:value-type="float" office:value="2.18308080808081">
                <text:p>2.183080808080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.25191919191919">
                <text:p>2.25191919191919</text:p>
              </table:table-cell>
              <table:table-cell office:value-type="float" office:value="NaN">
                <text:p>NaN</text:p>
              </table:table-cell>
              <table:table-cell office:value-type="float" office:value="2.19191919191919">
                <text:p>2.191919191919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.26075757575758">
                <text:p>2.26075757575758</text:p>
              </table:table-cell>
              <table:table-cell office:value-type="float" office:value="NaN">
                <text:p>NaN</text:p>
              </table:table-cell>
              <table:table-cell office:value-type="float" office:value="2.20075757575758">
                <text:p>2.200757575757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.26959595959596">
                <text:p>2.26959595959596</text:p>
              </table:table-cell>
              <table:table-cell office:value-type="float" office:value="NaN">
                <text:p>NaN</text:p>
              </table:table-cell>
              <table:table-cell office:value-type="float" office:value="2.20959595959596">
                <text:p>2.209595959595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.27843434343434">
                <text:p>2.27843434343434</text:p>
              </table:table-cell>
              <table:table-cell office:value-type="float" office:value="NaN">
                <text:p>NaN</text:p>
              </table:table-cell>
              <table:table-cell office:value-type="float" office:value="2.21843434343434">
                <text:p>2.218434343434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.28727272727273">
                <text:p>2.28727272727273</text:p>
              </table:table-cell>
              <table:table-cell office:value-type="float" office:value="NaN">
                <text:p>NaN</text:p>
              </table:table-cell>
              <table:table-cell office:value-type="float" office:value="2.22727272727273">
                <text:p>2.227272727272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.29611111111111">
                <text:p>2.29611111111111</text:p>
              </table:table-cell>
              <table:table-cell office:value-type="float" office:value="NaN">
                <text:p>NaN</text:p>
              </table:table-cell>
              <table:table-cell office:value-type="float" office:value="2.23611111111111">
                <text:p>2.23611111111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.30494949494949">
                <text:p>2.30494949494949</text:p>
              </table:table-cell>
              <table:table-cell office:value-type="float" office:value="NaN">
                <text:p>NaN</text:p>
              </table:table-cell>
              <table:table-cell office:value-type="float" office:value="2.24494949494949">
                <text:p>2.244949494949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.31378787878788">
                <text:p>2.31378787878788</text:p>
              </table:table-cell>
              <table:table-cell office:value-type="float" office:value="NaN">
                <text:p>NaN</text:p>
              </table:table-cell>
              <table:table-cell office:value-type="float" office:value="2.25378787878788">
                <text:p>2.253787878787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.32262626262626">
                <text:p>2.32262626262626</text:p>
              </table:table-cell>
              <table:table-cell office:value-type="float" office:value="NaN">
                <text:p>NaN</text:p>
              </table:table-cell>
              <table:table-cell office:value-type="float" office:value="2.26262626262626">
                <text:p>2.262626262626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.33146464646465">
                <text:p>2.33146464646465</text:p>
              </table:table-cell>
              <table:table-cell office:value-type="float" office:value="NaN">
                <text:p>NaN</text:p>
              </table:table-cell>
              <table:table-cell office:value-type="float" office:value="2.27146464646465">
                <text:p>2.271464646464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.34030303030303">
                <text:p>2.34030303030303</text:p>
              </table:table-cell>
              <table:table-cell office:value-type="float" office:value="NaN">
                <text:p>NaN</text:p>
              </table:table-cell>
              <table:table-cell office:value-type="float" office:value="2.28030303030303">
                <text:p>2.280303030303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.34914141414141">
                <text:p>2.34914141414141</text:p>
              </table:table-cell>
              <table:table-cell office:value-type="float" office:value="NaN">
                <text:p>NaN</text:p>
              </table:table-cell>
              <table:table-cell office:value-type="float" office:value="2.28914141414141">
                <text:p>2.289141414141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.3579797979798">
                <text:p>2.3579797979798</text:p>
              </table:table-cell>
              <table:table-cell office:value-type="float" office:value="NaN">
                <text:p>NaN</text:p>
              </table:table-cell>
              <table:table-cell office:value-type="float" office:value="2.2979797979798">
                <text:p>2.29797979797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.36681818181818">
                <text:p>2.36681818181818</text:p>
              </table:table-cell>
              <table:table-cell office:value-type="float" office:value="NaN">
                <text:p>NaN</text:p>
              </table:table-cell>
              <table:table-cell office:value-type="float" office:value="2.30681818181818">
                <text:p>2.306818181818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.37565656565657">
                <text:p>2.37565656565657</text:p>
              </table:table-cell>
              <table:table-cell office:value-type="float" office:value="NaN">
                <text:p>NaN</text:p>
              </table:table-cell>
              <table:table-cell office:value-type="float" office:value="2.31565656565657">
                <text:p>2.315656565656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.38449494949495">
                <text:p>2.38449494949495</text:p>
              </table:table-cell>
              <table:table-cell office:value-type="float" office:value="NaN">
                <text:p>NaN</text:p>
              </table:table-cell>
              <table:table-cell office:value-type="float" office:value="2.32449494949495">
                <text:p>2.324494949494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.39333333333333">
                <text:p>2.39333333333333</text:p>
              </table:table-cell>
              <table:table-cell office:value-type="float" office:value="NaN">
                <text:p>NaN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.40217171717172">
                <text:p>2.40217171717172</text:p>
              </table:table-cell>
              <table:table-cell office:value-type="float" office:value="NaN">
                <text:p>NaN</text:p>
              </table:table-cell>
              <table:table-cell office:value-type="float" office:value="2.34217171717172">
                <text:p>2.342171717171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.4110101010101">
                <text:p>2.4110101010101</text:p>
              </table:table-cell>
              <table:table-cell office:value-type="float" office:value="NaN">
                <text:p>NaN</text:p>
              </table:table-cell>
              <table:table-cell office:value-type="float" office:value="2.3510101010101">
                <text:p>2.35101010101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.41984848484848">
                <text:p>2.41984848484848</text:p>
              </table:table-cell>
              <table:table-cell office:value-type="float" office:value="NaN">
                <text:p>NaN</text:p>
              </table:table-cell>
              <table:table-cell office:value-type="float" office:value="2.35984848484848">
                <text:p>2.359848484848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.42868686868687">
                <text:p>2.42868686868687</text:p>
              </table:table-cell>
              <table:table-cell office:value-type="float" office:value="NaN">
                <text:p>NaN</text:p>
              </table:table-cell>
              <table:table-cell office:value-type="float" office:value="2.36868686868687">
                <text:p>2.368686868686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.43752525252525">
                <text:p>2.43752525252525</text:p>
              </table:table-cell>
              <table:table-cell office:value-type="float" office:value="NaN">
                <text:p>NaN</text:p>
              </table:table-cell>
              <table:table-cell office:value-type="float" office:value="2.37752525252525">
                <text:p>2.37752525252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.44636363636364">
                <text:p>2.44636363636364</text:p>
              </table:table-cell>
              <table:table-cell office:value-type="float" office:value="NaN">
                <text:p>NaN</text:p>
              </table:table-cell>
              <table:table-cell office:value-type="float" office:value="2.38636363636364">
                <text:p>2.386363636363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.45520202020202">
                <text:p>2.45520202020202</text:p>
              </table:table-cell>
              <table:table-cell office:value-type="float" office:value="NaN">
                <text:p>NaN</text:p>
              </table:table-cell>
              <table:table-cell office:value-type="float" office:value="2.39520202020202">
                <text:p>2.39520202020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.4640404040404">
                <text:p>2.4640404040404</text:p>
              </table:table-cell>
              <table:table-cell office:value-type="float" office:value="NaN">
                <text:p>NaN</text:p>
              </table:table-cell>
              <table:table-cell office:value-type="float" office:value="2.4040404040404">
                <text:p>2.40404040404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.47287878787879">
                <text:p>2.47287878787879</text:p>
              </table:table-cell>
              <table:table-cell office:value-type="float" office:value="NaN">
                <text:p>NaN</text:p>
              </table:table-cell>
              <table:table-cell office:value-type="float" office:value="2.41287878787879">
                <text:p>2.412878787878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.48171717171717">
                <text:p>2.48171717171717</text:p>
              </table:table-cell>
              <table:table-cell office:value-type="float" office:value="NaN">
                <text:p>NaN</text:p>
              </table:table-cell>
              <table:table-cell office:value-type="float" office:value="2.42171717171717">
                <text:p>2.421717171717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.49055555555556">
                <text:p>2.49055555555556</text:p>
              </table:table-cell>
              <table:table-cell office:value-type="float" office:value="NaN">
                <text:p>NaN</text:p>
              </table:table-cell>
              <table:table-cell office:value-type="float" office:value="2.43055555555556">
                <text:p>2.430555555555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.49939393939394">
                <text:p>2.49939393939394</text:p>
              </table:table-cell>
              <table:table-cell office:value-type="float" office:value="NaN">
                <text:p>NaN</text:p>
              </table:table-cell>
              <table:table-cell office:value-type="float" office:value="2.43939393939394">
                <text:p>2.439393939393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.50823232323232">
                <text:p>2.50823232323232</text:p>
              </table:table-cell>
              <table:table-cell office:value-type="float" office:value="NaN">
                <text:p>NaN</text:p>
              </table:table-cell>
              <table:table-cell office:value-type="float" office:value="2.44823232323232">
                <text:p>2.448232323232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.51707070707071">
                <text:p>2.51707070707071</text:p>
              </table:table-cell>
              <table:table-cell office:value-type="float" office:value="NaN">
                <text:p>NaN</text:p>
              </table:table-cell>
              <table:table-cell office:value-type="float" office:value="2.45707070707071">
                <text:p>2.457070707070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.52590909090909">
                <text:p>2.52590909090909</text:p>
              </table:table-cell>
              <table:table-cell office:value-type="float" office:value="NaN">
                <text:p>NaN</text:p>
              </table:table-cell>
              <table:table-cell office:value-type="float" office:value="2.46590909090909">
                <text:p>2.465909090909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.53474747474747">
                <text:p>2.53474747474747</text:p>
              </table:table-cell>
              <table:table-cell office:value-type="float" office:value="NaN">
                <text:p>NaN</text:p>
              </table:table-cell>
              <table:table-cell office:value-type="float" office:value="2.47474747474747">
                <text:p>2.474747474747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.54358585858586">
                <text:p>2.54358585858586</text:p>
              </table:table-cell>
              <table:table-cell office:value-type="float" office:value="NaN">
                <text:p>NaN</text:p>
              </table:table-cell>
              <table:table-cell office:value-type="float" office:value="2.48358585858586">
                <text:p>2.48358585858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.55242424242424">
                <text:p>2.55242424242424</text:p>
              </table:table-cell>
              <table:table-cell office:value-type="float" office:value="NaN">
                <text:p>NaN</text:p>
              </table:table-cell>
              <table:table-cell office:value-type="float" office:value="2.49242424242424">
                <text:p>2.4924242424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.56126262626263">
                <text:p>2.56126262626263</text:p>
              </table:table-cell>
              <table:table-cell office:value-type="float" office:value="NaN">
                <text:p>NaN</text:p>
              </table:table-cell>
              <table:table-cell office:value-type="float" office:value="2.50126262626263">
                <text:p>2.501262626262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.57010101010101">
                <text:p>2.57010101010101</text:p>
              </table:table-cell>
              <table:table-cell office:value-type="float" office:value="NaN">
                <text:p>NaN</text:p>
              </table:table-cell>
              <table:table-cell office:value-type="float" office:value="2.51010101010101">
                <text:p>2.510101010101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.57893939393939">
                <text:p>2.57893939393939</text:p>
              </table:table-cell>
              <table:table-cell office:value-type="float" office:value="NaN">
                <text:p>NaN</text:p>
              </table:table-cell>
              <table:table-cell office:value-type="float" office:value="2.51893939393939">
                <text:p>2.518939393939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.58777777777778">
                <text:p>2.58777777777778</text:p>
              </table:table-cell>
              <table:table-cell office:value-type="float" office:value="NaN">
                <text:p>NaN</text:p>
              </table:table-cell>
              <table:table-cell office:value-type="float" office:value="2.52777777777778">
                <text:p>2.527777777777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.59661616161616">
                <text:p>2.59661616161616</text:p>
              </table:table-cell>
              <table:table-cell office:value-type="float" office:value="NaN">
                <text:p>NaN</text:p>
              </table:table-cell>
              <table:table-cell office:value-type="float" office:value="2.53661616161616">
                <text:p>2.536616161616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.60545454545455">
                <text:p>2.60545454545455</text:p>
              </table:table-cell>
              <table:table-cell office:value-type="float" office:value="NaN">
                <text:p>NaN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.61429292929293">
                <text:p>2.61429292929293</text:p>
              </table:table-cell>
              <table:table-cell office:value-type="float" office:value="NaN">
                <text:p>NaN</text:p>
              </table:table-cell>
              <table:table-cell office:value-type="float" office:value="2.55429292929293">
                <text:p>2.554292929292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.62313131313131">
                <text:p>2.62313131313131</text:p>
              </table:table-cell>
              <table:table-cell office:value-type="float" office:value="NaN">
                <text:p>NaN</text:p>
              </table:table-cell>
              <table:table-cell office:value-type="float" office:value="2.56313131313131">
                <text:p>2.563131313131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.6319696969697">
                <text:p>2.6319696969697</text:p>
              </table:table-cell>
              <table:table-cell office:value-type="float" office:value="NaN">
                <text:p>NaN</text:p>
              </table:table-cell>
              <table:table-cell office:value-type="float" office:value="2.5719696969697">
                <text:p>2.57196969696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2.64080808080808">
                <text:p>2.64080808080808</text:p>
              </table:table-cell>
              <table:table-cell office:value-type="float" office:value="NaN">
                <text:p>NaN</text:p>
              </table:table-cell>
              <table:table-cell office:value-type="float" office:value="2.58080808080808">
                <text:p>2.580808080808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2.64964646464646">
                <text:p>2.64964646464646</text:p>
              </table:table-cell>
              <table:table-cell office:value-type="float" office:value="NaN">
                <text:p>NaN</text:p>
              </table:table-cell>
              <table:table-cell office:value-type="float" office:value="2.58964646464646">
                <text:p>2.589646464646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2.65848484848485">
                <text:p>2.65848484848485</text:p>
              </table:table-cell>
              <table:table-cell office:value-type="float" office:value="NaN">
                <text:p>NaN</text:p>
              </table:table-cell>
              <table:table-cell office:value-type="float" office:value="2.59848484848485">
                <text:p>2.598484848484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2.66732323232323">
                <text:p>2.66732323232323</text:p>
              </table:table-cell>
              <table:table-cell office:value-type="float" office:value="NaN">
                <text:p>NaN</text:p>
              </table:table-cell>
              <table:table-cell office:value-type="float" office:value="2.60732323232323">
                <text:p>2.60732323232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2.67616161616162">
                <text:p>2.67616161616162</text:p>
              </table:table-cell>
              <table:table-cell office:value-type="float" office:value="NaN">
                <text:p>NaN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2.685">
                <text:p>2.685</text:p>
              </table:table-cell>
              <table:table-cell office:value-type="float" office:value="NaN">
                <text:p>NaN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2.69383838383838">
                <text:p>2.69383838383838</text:p>
              </table:table-cell>
              <table:table-cell office:value-type="float" office:value="NaN">
                <text:p>NaN</text:p>
              </table:table-cell>
              <table:table-cell office:value-type="float" office:value="2.63383838383838">
                <text:p>2.633838383838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2.70267676767677">
                <text:p>2.70267676767677</text:p>
              </table:table-cell>
              <table:table-cell office:value-type="float" office:value="NaN">
                <text:p>NaN</text:p>
              </table:table-cell>
              <table:table-cell office:value-type="float" office:value="2.64267676767677">
                <text:p>2.642676767676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2.71151515151515">
                <text:p>2.71151515151515</text:p>
              </table:table-cell>
              <table:table-cell office:value-type="float" office:value="NaN">
                <text:p>NaN</text:p>
              </table:table-cell>
              <table:table-cell office:value-type="float" office:value="2.65151515151515">
                <text:p>2.651515151515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2.72035353535353">
                <text:p>2.72035353535353</text:p>
              </table:table-cell>
              <table:table-cell office:value-type="float" office:value="NaN">
                <text:p>NaN</text:p>
              </table:table-cell>
              <table:table-cell office:value-type="float" office:value="2.66035353535353">
                <text:p>2.660353535353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2.72919191919192">
                <text:p>2.72919191919192</text:p>
              </table:table-cell>
              <table:table-cell office:value-type="float" office:value="NaN">
                <text:p>NaN</text:p>
              </table:table-cell>
              <table:table-cell office:value-type="float" office:value="2.66919191919192">
                <text:p>2.669191919191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2.7380303030303">
                <text:p>2.7380303030303</text:p>
              </table:table-cell>
              <table:table-cell office:value-type="float" office:value="NaN">
                <text:p>NaN</text:p>
              </table:table-cell>
              <table:table-cell office:value-type="float" office:value="2.6780303030303">
                <text:p>2.67803030303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2.74686868686869">
                <text:p>2.74686868686869</text:p>
              </table:table-cell>
              <table:table-cell office:value-type="float" office:value="NaN">
                <text:p>NaN</text:p>
              </table:table-cell>
              <table:table-cell office:value-type="float" office:value="2.68686868686869">
                <text:p>2.686868686868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2.75570707070707">
                <text:p>2.75570707070707</text:p>
              </table:table-cell>
              <table:table-cell office:value-type="float" office:value="NaN">
                <text:p>NaN</text:p>
              </table:table-cell>
              <table:table-cell office:value-type="float" office:value="2.69570707070707">
                <text:p>2.695707070707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2.76454545454545">
                <text:p>2.76454545454545</text:p>
              </table:table-cell>
              <table:table-cell office:value-type="float" office:value="NaN">
                <text:p>NaN</text:p>
              </table:table-cell>
              <table:table-cell office:value-type="float" office:value="2.70454545454545">
                <text:p>2.704545454545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2.77338383838384">
                <text:p>2.77338383838384</text:p>
              </table:table-cell>
              <table:table-cell office:value-type="float" office:value="NaN">
                <text:p>NaN</text:p>
              </table:table-cell>
              <table:table-cell office:value-type="float" office:value="2.71338383838384">
                <text:p>2.713383838383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2.78222222222222">
                <text:p>2.78222222222222</text:p>
              </table:table-cell>
              <table:table-cell office:value-type="float" office:value="NaN">
                <text:p>NaN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2.79106060606061">
                <text:p>2.79106060606061</text:p>
              </table:table-cell>
              <table:table-cell office:value-type="float" office:value="NaN">
                <text:p>NaN</text:p>
              </table:table-cell>
              <table:table-cell office:value-type="float" office:value="2.73106060606061">
                <text:p>2.731060606060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2.79989898989899">
                <text:p>2.79989898989899</text:p>
              </table:table-cell>
              <table:table-cell office:value-type="float" office:value="NaN">
                <text:p>NaN</text:p>
              </table:table-cell>
              <table:table-cell office:value-type="float" office:value="2.73989898989899">
                <text:p>2.739898989898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2.80873737373737">
                <text:p>2.80873737373737</text:p>
              </table:table-cell>
              <table:table-cell office:value-type="float" office:value="NaN">
                <text:p>NaN</text:p>
              </table:table-cell>
              <table:table-cell office:value-type="float" office:value="2.74873737373737">
                <text:p>2.748737373737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2.81757575757576">
                <text:p>2.81757575757576</text:p>
              </table:table-cell>
              <table:table-cell office:value-type="float" office:value="NaN">
                <text:p>NaN</text:p>
              </table:table-cell>
              <table:table-cell office:value-type="float" office:value="2.75757575757576">
                <text:p>2.757575757575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2.82641414141414">
                <text:p>2.82641414141414</text:p>
              </table:table-cell>
              <table:table-cell office:value-type="float" office:value="NaN">
                <text:p>NaN</text:p>
              </table:table-cell>
              <table:table-cell office:value-type="float" office:value="2.76641414141414">
                <text:p>2.76641414141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2.83525252525253">
                <text:p>2.83525252525253</text:p>
              </table:table-cell>
              <table:table-cell office:value-type="float" office:value="NaN">
                <text:p>NaN</text:p>
              </table:table-cell>
              <table:table-cell office:value-type="float" office:value="2.77525252525252">
                <text:p>2.775252525252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2.84409090909091">
                <text:p>2.84409090909091</text:p>
              </table:table-cell>
              <table:table-cell office:value-type="float" office:value="NaN">
                <text:p>NaN</text:p>
              </table:table-cell>
              <table:table-cell office:value-type="float" office:value="2.78409090909091">
                <text:p>2.784090909090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2.85292929292929">
                <text:p>2.85292929292929</text:p>
              </table:table-cell>
              <table:table-cell office:value-type="float" office:value="NaN">
                <text:p>NaN</text:p>
              </table:table-cell>
              <table:table-cell office:value-type="float" office:value="2.79292929292929">
                <text:p>2.792929292929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2.86176767676768">
                <text:p>2.86176767676768</text:p>
              </table:table-cell>
              <table:table-cell office:value-type="float" office:value="NaN">
                <text:p>NaN</text:p>
              </table:table-cell>
              <table:table-cell office:value-type="float" office:value="2.80176767676768">
                <text:p>2.801767676767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2.87060606060606">
                <text:p>2.87060606060606</text:p>
              </table:table-cell>
              <table:table-cell office:value-type="float" office:value="NaN">
                <text:p>NaN</text:p>
              </table:table-cell>
              <table:table-cell office:value-type="float" office:value="2.81060606060606">
                <text:p>2.810606060606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2.87944444444444">
                <text:p>2.87944444444444</text:p>
              </table:table-cell>
              <table:table-cell office:value-type="float" office:value="NaN">
                <text:p>NaN</text:p>
              </table:table-cell>
              <table:table-cell office:value-type="float" office:value="2.81944444444444">
                <text:p>2.819444444444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2.88828282828283">
                <text:p>2.88828282828283</text:p>
              </table:table-cell>
              <table:table-cell office:value-type="float" office:value="NaN">
                <text:p>NaN</text:p>
              </table:table-cell>
              <table:table-cell office:value-type="float" office:value="2.82828282828283">
                <text:p>2.828282828282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2.89712121212121">
                <text:p>2.89712121212121</text:p>
              </table:table-cell>
              <table:table-cell office:value-type="float" office:value="NaN">
                <text:p>NaN</text:p>
              </table:table-cell>
              <table:table-cell office:value-type="float" office:value="2.83712121212121">
                <text:p>2.837121212121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2.9059595959596">
                <text:p>2.9059595959596</text:p>
              </table:table-cell>
              <table:table-cell office:value-type="float" office:value="NaN">
                <text:p>NaN</text:p>
              </table:table-cell>
              <table:table-cell office:value-type="float" office:value="2.8459595959596">
                <text:p>2.8459595959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2.91479797979798">
                <text:p>2.91479797979798</text:p>
              </table:table-cell>
              <table:table-cell office:value-type="float" office:value="NaN">
                <text:p>NaN</text:p>
              </table:table-cell>
              <table:table-cell office:value-type="float" office:value="2.85479797979798">
                <text:p>2.854797979797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2.92363636363636">
                <text:p>2.92363636363636</text:p>
              </table:table-cell>
              <table:table-cell office:value-type="float" office:value="NaN">
                <text:p>NaN</text:p>
              </table:table-cell>
              <table:table-cell office:value-type="float" office:value="2.86363636363636">
                <text:p>2.863636363636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2.93247474747475">
                <text:p>2.93247474747475</text:p>
              </table:table-cell>
              <table:table-cell office:value-type="float" office:value="NaN">
                <text:p>NaN</text:p>
              </table:table-cell>
              <table:table-cell office:value-type="float" office:value="2.87247474747475">
                <text:p>2.872474747474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2.94131313131313">
                <text:p>2.94131313131313</text:p>
              </table:table-cell>
              <table:table-cell office:value-type="float" office:value="NaN">
                <text:p>NaN</text:p>
              </table:table-cell>
              <table:table-cell office:value-type="float" office:value="2.88131313131313">
                <text:p>2.881313131313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2.95015151515151">
                <text:p>2.95015151515151</text:p>
              </table:table-cell>
              <table:table-cell office:value-type="float" office:value="NaN">
                <text:p>NaN</text:p>
              </table:table-cell>
              <table:table-cell office:value-type="float" office:value="2.89015151515152">
                <text:p>2.890151515151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2.9589898989899">
                <text:p>2.9589898989899</text:p>
              </table:table-cell>
              <table:table-cell office:value-type="float" office:value="NaN">
                <text:p>NaN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2.96782828282828">
                <text:p>2.96782828282828</text:p>
              </table:table-cell>
              <table:table-cell office:value-type="float" office:value="NaN">
                <text:p>NaN</text:p>
              </table:table-cell>
              <table:table-cell office:value-type="float" office:value="2.90782828282828">
                <text:p>2.90782828282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2.97666666666667">
                <text:p>2.97666666666667</text:p>
              </table:table-cell>
              <table:table-cell office:value-type="float" office:value="NaN">
                <text:p>NaN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2.98550505050505">
                <text:p>2.98550505050505</text:p>
              </table:table-cell>
              <table:table-cell office:value-type="float" office:value="NaN">
                <text:p>NaN</text:p>
              </table:table-cell>
              <table:table-cell office:value-type="float" office:value="2.92550505050505">
                <text:p>2.925505050505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2.99434343434343">
                <text:p>2.99434343434343</text:p>
              </table:table-cell>
              <table:table-cell office:value-type="float" office:value="NaN">
                <text:p>NaN</text:p>
              </table:table-cell>
              <table:table-cell office:value-type="float" office:value="2.93434343434343">
                <text:p>2.934343434343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.00318181818182">
                <text:p>3.00318181818182</text:p>
              </table:table-cell>
              <table:table-cell office:value-type="float" office:value="NaN">
                <text:p>NaN</text:p>
              </table:table-cell>
              <table:table-cell office:value-type="float" office:value="2.94318181818182">
                <text:p>2.943181818181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.0120202020202">
                <text:p>3.0120202020202</text:p>
              </table:table-cell>
              <table:table-cell office:value-type="float" office:value="NaN">
                <text:p>NaN</text:p>
              </table:table-cell>
              <table:table-cell office:value-type="float" office:value="2.9520202020202">
                <text:p>2.95202020202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.02085858585859">
                <text:p>3.02085858585859</text:p>
              </table:table-cell>
              <table:table-cell office:value-type="float" office:value="NaN">
                <text:p>NaN</text:p>
              </table:table-cell>
              <table:table-cell office:value-type="float" office:value="2.96085858585859">
                <text:p>2.960858585858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.02969696969697">
                <text:p>3.02969696969697</text:p>
              </table:table-cell>
              <table:table-cell office:value-type="float" office:value="NaN">
                <text:p>NaN</text:p>
              </table:table-cell>
              <table:table-cell office:value-type="float" office:value="2.96969696969697">
                <text:p>2.969696969696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.03853535353535">
                <text:p>3.03853535353535</text:p>
              </table:table-cell>
              <table:table-cell office:value-type="float" office:value="NaN">
                <text:p>NaN</text:p>
              </table:table-cell>
              <table:table-cell office:value-type="float" office:value="2.97853535353535">
                <text:p>2.978535353535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.04737373737374">
                <text:p>3.04737373737374</text:p>
              </table:table-cell>
              <table:table-cell office:value-type="float" office:value="NaN">
                <text:p>NaN</text:p>
              </table:table-cell>
              <table:table-cell office:value-type="float" office:value="2.98737373737374">
                <text:p>2.987373737373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.05621212121212">
                <text:p>3.05621212121212</text:p>
              </table:table-cell>
              <table:table-cell office:value-type="float" office:value="NaN">
                <text:p>NaN</text:p>
              </table:table-cell>
              <table:table-cell office:value-type="float" office:value="2.99621212121212">
                <text:p>2.996212121212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.06505050505051">
                <text:p>3.06505050505051</text:p>
              </table:table-cell>
              <table:table-cell office:value-type="float" office:value="NaN">
                <text:p>NaN</text:p>
              </table:table-cell>
              <table:table-cell office:value-type="float" office:value="3.00505050505051">
                <text:p>3.005050505050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.07388888888889">
                <text:p>3.07388888888889</text:p>
              </table:table-cell>
              <table:table-cell office:value-type="float" office:value="NaN">
                <text:p>NaN</text:p>
              </table:table-cell>
              <table:table-cell office:value-type="float" office:value="3.01388888888889">
                <text:p>3.013888888888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.08272727272727">
                <text:p>3.08272727272727</text:p>
              </table:table-cell>
              <table:table-cell office:value-type="float" office:value="NaN">
                <text:p>NaN</text:p>
              </table:table-cell>
              <table:table-cell office:value-type="float" office:value="3.02272727272727">
                <text:p>3.022727272727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3.09156565656566">
                <text:p>3.09156565656566</text:p>
              </table:table-cell>
              <table:table-cell office:value-type="float" office:value="NaN">
                <text:p>NaN</text:p>
              </table:table-cell>
              <table:table-cell office:value-type="float" office:value="3.03156565656566">
                <text:p>3.031565656565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3.10040404040404">
                <text:p>3.10040404040404</text:p>
              </table:table-cell>
              <table:table-cell office:value-type="float" office:value="NaN">
                <text:p>NaN</text:p>
              </table:table-cell>
              <table:table-cell office:value-type="float" office:value="3.04040404040404">
                <text:p>3.040404040404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3.10924242424242">
                <text:p>3.10924242424242</text:p>
              </table:table-cell>
              <table:table-cell office:value-type="float" office:value="NaN">
                <text:p>NaN</text:p>
              </table:table-cell>
              <table:table-cell office:value-type="float" office:value="3.04924242424242">
                <text:p>3.049242424242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3.11808080808081">
                <text:p>3.11808080808081</text:p>
              </table:table-cell>
              <table:table-cell office:value-type="float" office:value="NaN">
                <text:p>NaN</text:p>
              </table:table-cell>
              <table:table-cell office:value-type="float" office:value="3.05808080808081">
                <text:p>3.058080808080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.12691919191919">
                <text:p>3.12691919191919</text:p>
              </table:table-cell>
              <table:table-cell office:value-type="float" office:value="NaN">
                <text:p>NaN</text:p>
              </table:table-cell>
              <table:table-cell office:value-type="float" office:value="3.06691919191919">
                <text:p>3.066919191919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3.13575757575758">
                <text:p>3.13575757575758</text:p>
              </table:table-cell>
              <table:table-cell office:value-type="float" office:value="NaN">
                <text:p>NaN</text:p>
              </table:table-cell>
              <table:table-cell office:value-type="float" office:value="3.07575757575758">
                <text:p>3.075757575757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.14459595959596">
                <text:p>3.14459595959596</text:p>
              </table:table-cell>
              <table:table-cell office:value-type="float" office:value="NaN">
                <text:p>NaN</text:p>
              </table:table-cell>
              <table:table-cell office:value-type="float" office:value="3.08459595959596">
                <text:p>3.084595959595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.15343434343434">
                <text:p>3.15343434343434</text:p>
              </table:table-cell>
              <table:table-cell office:value-type="float" office:value="NaN">
                <text:p>NaN</text:p>
              </table:table-cell>
              <table:table-cell office:value-type="float" office:value="3.09343434343434">
                <text:p>3.093434343434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.16227272727273">
                <text:p>3.16227272727273</text:p>
              </table:table-cell>
              <table:table-cell office:value-type="float" office:value="NaN">
                <text:p>NaN</text:p>
              </table:table-cell>
              <table:table-cell office:value-type="float" office:value="3.10227272727273">
                <text:p>3.102272727272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3.17111111111111">
                <text:p>3.17111111111111</text:p>
              </table:table-cell>
              <table:table-cell office:value-type="float" office:value="NaN">
                <text:p>NaN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3.17994949494949">
                <text:p>3.17994949494949</text:p>
              </table:table-cell>
              <table:table-cell office:value-type="float" office:value="NaN">
                <text:p>NaN</text:p>
              </table:table-cell>
              <table:table-cell office:value-type="float" office:value="3.11994949494949">
                <text:p>3.119949494949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.18878787878788">
                <text:p>3.18878787878788</text:p>
              </table:table-cell>
              <table:table-cell office:value-type="float" office:value="NaN">
                <text:p>NaN</text:p>
              </table:table-cell>
              <table:table-cell office:value-type="float" office:value="3.12878787878788">
                <text:p>3.128787878787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3.19762626262626">
                <text:p>3.19762626262626</text:p>
              </table:table-cell>
              <table:table-cell office:value-type="float" office:value="NaN">
                <text:p>NaN</text:p>
              </table:table-cell>
              <table:table-cell office:value-type="float" office:value="3.13762626262626">
                <text:p>3.137626262626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3.20646464646465">
                <text:p>3.20646464646465</text:p>
              </table:table-cell>
              <table:table-cell office:value-type="float" office:value="NaN">
                <text:p>NaN</text:p>
              </table:table-cell>
              <table:table-cell office:value-type="float" office:value="3.14646464646465">
                <text:p>3.146464646464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.21530303030303">
                <text:p>3.21530303030303</text:p>
              </table:table-cell>
              <table:table-cell office:value-type="float" office:value="NaN">
                <text:p>NaN</text:p>
              </table:table-cell>
              <table:table-cell office:value-type="float" office:value="3.15530303030303">
                <text:p>3.155303030303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3.22414141414141">
                <text:p>3.22414141414141</text:p>
              </table:table-cell>
              <table:table-cell office:value-type="float" office:value="NaN">
                <text:p>NaN</text:p>
              </table:table-cell>
              <table:table-cell office:value-type="float" office:value="3.16414141414141">
                <text:p>3.164141414141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.2329797979798">
                <text:p>3.2329797979798</text:p>
              </table:table-cell>
              <table:table-cell office:value-type="float" office:value="NaN">
                <text:p>NaN</text:p>
              </table:table-cell>
              <table:table-cell office:value-type="float" office:value="3.1729797979798">
                <text:p>3.17297979797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3.24181818181818">
                <text:p>3.24181818181818</text:p>
              </table:table-cell>
              <table:table-cell office:value-type="float" office:value="NaN">
                <text:p>NaN</text:p>
              </table:table-cell>
              <table:table-cell office:value-type="float" office:value="3.18181818181818">
                <text:p>3.181818181818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.25065656565657">
                <text:p>3.25065656565657</text:p>
              </table:table-cell>
              <table:table-cell office:value-type="float" office:value="NaN">
                <text:p>NaN</text:p>
              </table:table-cell>
              <table:table-cell office:value-type="float" office:value="3.19065656565657">
                <text:p>3.190656565656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.25949494949495">
                <text:p>3.25949494949495</text:p>
              </table:table-cell>
              <table:table-cell office:value-type="float" office:value="NaN">
                <text:p>NaN</text:p>
              </table:table-cell>
              <table:table-cell office:value-type="float" office:value="3.19949494949495">
                <text:p>3.199494949494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3.26833333333333">
                <text:p>3.26833333333333</text:p>
              </table:table-cell>
              <table:table-cell office:value-type="float" office:value="NaN">
                <text:p>NaN</text:p>
              </table:table-cell>
              <table:table-cell office:value-type="float" office:value="3.20833333333333">
                <text:p>3.2083333333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.27717171717172">
                <text:p>3.27717171717172</text:p>
              </table:table-cell>
              <table:table-cell office:value-type="float" office:value="NaN">
                <text:p>NaN</text:p>
              </table:table-cell>
              <table:table-cell office:value-type="float" office:value="3.21717171717172">
                <text:p>3.217171717171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3.2860101010101">
                <text:p>3.2860101010101</text:p>
              </table:table-cell>
              <table:table-cell office:value-type="float" office:value="NaN">
                <text:p>NaN</text:p>
              </table:table-cell>
              <table:table-cell office:value-type="float" office:value="3.2260101010101">
                <text:p>3.22601010101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.29484848484849">
                <text:p>3.29484848484849</text:p>
              </table:table-cell>
              <table:table-cell office:value-type="float" office:value="NaN">
                <text:p>NaN</text:p>
              </table:table-cell>
              <table:table-cell office:value-type="float" office:value="3.23484848484849">
                <text:p>3.234848484848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3.30368686868687">
                <text:p>3.30368686868687</text:p>
              </table:table-cell>
              <table:table-cell office:value-type="float" office:value="NaN">
                <text:p>NaN</text:p>
              </table:table-cell>
              <table:table-cell office:value-type="float" office:value="3.24368686868687">
                <text:p>3.243686868686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.31252525252525">
                <text:p>3.31252525252525</text:p>
              </table:table-cell>
              <table:table-cell office:value-type="float" office:value="NaN">
                <text:p>NaN</text:p>
              </table:table-cell>
              <table:table-cell office:value-type="float" office:value="3.25252525252525">
                <text:p>3.252525252525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.32136363636364">
                <text:p>3.32136363636364</text:p>
              </table:table-cell>
              <table:table-cell office:value-type="float" office:value="NaN">
                <text:p>NaN</text:p>
              </table:table-cell>
              <table:table-cell office:value-type="float" office:value="3.26136363636364">
                <text:p>3.261363636363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.33020202020202">
                <text:p>3.33020202020202</text:p>
              </table:table-cell>
              <table:table-cell office:value-type="float" office:value="NaN">
                <text:p>NaN</text:p>
              </table:table-cell>
              <table:table-cell office:value-type="float" office:value="3.27020202020202">
                <text:p>3.270202020202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.3390404040404">
                <text:p>3.3390404040404</text:p>
              </table:table-cell>
              <table:table-cell office:value-type="float" office:value="NaN">
                <text:p>NaN</text:p>
              </table:table-cell>
              <table:table-cell office:value-type="float" office:value="3.2790404040404">
                <text:p>3.27904040404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3.34787878787879">
                <text:p>3.34787878787879</text:p>
              </table:table-cell>
              <table:table-cell office:value-type="float" office:value="NaN">
                <text:p>NaN</text:p>
              </table:table-cell>
              <table:table-cell office:value-type="float" office:value="3.28787878787879">
                <text:p>3.287878787878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.35671717171717">
                <text:p>3.35671717171717</text:p>
              </table:table-cell>
              <table:table-cell office:value-type="float" office:value="NaN">
                <text:p>NaN</text:p>
              </table:table-cell>
              <table:table-cell office:value-type="float" office:value="3.29671717171717">
                <text:p>3.296717171717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3.36555555555556">
                <text:p>3.36555555555556</text:p>
              </table:table-cell>
              <table:table-cell office:value-type="float" office:value="NaN">
                <text:p>NaN</text:p>
              </table:table-cell>
              <table:table-cell office:value-type="float" office:value="3.30555555555556">
                <text:p>3.305555555555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.37439393939394">
                <text:p>3.37439393939394</text:p>
              </table:table-cell>
              <table:table-cell office:value-type="float" office:value="NaN">
                <text:p>NaN</text:p>
              </table:table-cell>
              <table:table-cell office:value-type="float" office:value="3.31439393939394">
                <text:p>3.314393939393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3.38323232323232">
                <text:p>3.38323232323232</text:p>
              </table:table-cell>
              <table:table-cell office:value-type="float" office:value="NaN">
                <text:p>NaN</text:p>
              </table:table-cell>
              <table:table-cell office:value-type="float" office:value="3.32323232323232">
                <text:p>3.323232323232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3.39207070707071">
                <text:p>3.39207070707071</text:p>
              </table:table-cell>
              <table:table-cell office:value-type="float" office:value="NaN">
                <text:p>NaN</text:p>
              </table:table-cell>
              <table:table-cell office:value-type="float" office:value="3.33207070707071">
                <text:p>3.332070707070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.40090909090909">
                <text:p>3.40090909090909</text:p>
              </table:table-cell>
              <table:table-cell office:value-type="float" office:value="NaN">
                <text:p>NaN</text:p>
              </table:table-cell>
              <table:table-cell office:value-type="float" office:value="3.34090909090909">
                <text:p>3.340909090909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.40974747474747">
                <text:p>3.40974747474747</text:p>
              </table:table-cell>
              <table:table-cell office:value-type="float" office:value="NaN">
                <text:p>NaN</text:p>
              </table:table-cell>
              <table:table-cell office:value-type="float" office:value="3.34974747474747">
                <text:p>3.349747474747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3.41858585858586">
                <text:p>3.41858585858586</text:p>
              </table:table-cell>
              <table:table-cell office:value-type="float" office:value="NaN">
                <text:p>NaN</text:p>
              </table:table-cell>
              <table:table-cell office:value-type="float" office:value="3.35858585858586">
                <text:p>3.358585858585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.42742424242424">
                <text:p>3.42742424242424</text:p>
              </table:table-cell>
              <table:table-cell office:value-type="float" office:value="NaN">
                <text:p>NaN</text:p>
              </table:table-cell>
              <table:table-cell office:value-type="float" office:value="3.36742424242424">
                <text:p>3.367424242424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.43626262626263">
                <text:p>3.43626262626263</text:p>
              </table:table-cell>
              <table:table-cell office:value-type="float" office:value="NaN">
                <text:p>NaN</text:p>
              </table:table-cell>
              <table:table-cell office:value-type="float" office:value="3.37626262626263">
                <text:p>3.376262626262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3.44510101010101">
                <text:p>3.44510101010101</text:p>
              </table:table-cell>
              <table:table-cell office:value-type="float" office:value="NaN">
                <text:p>NaN</text:p>
              </table:table-cell>
              <table:table-cell office:value-type="float" office:value="3.38510101010101">
                <text:p>3.38510101010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.45393939393939">
                <text:p>3.45393939393939</text:p>
              </table:table-cell>
              <table:table-cell office:value-type="float" office:value="NaN">
                <text:p>NaN</text:p>
              </table:table-cell>
              <table:table-cell office:value-type="float" office:value="3.39393939393939">
                <text:p>3.393939393939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3.46277777777778">
                <text:p>3.46277777777778</text:p>
              </table:table-cell>
              <table:table-cell office:value-type="float" office:value="NaN">
                <text:p>NaN</text:p>
              </table:table-cell>
              <table:table-cell office:value-type="float" office:value="3.40277777777778">
                <text:p>3.402777777777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3.47161616161616">
                <text:p>3.47161616161616</text:p>
              </table:table-cell>
              <table:table-cell office:value-type="float" office:value="NaN">
                <text:p>NaN</text:p>
              </table:table-cell>
              <table:table-cell office:value-type="float" office:value="3.41161616161616">
                <text:p>3.411616161616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3.48045454545455">
                <text:p>3.48045454545455</text:p>
              </table:table-cell>
              <table:table-cell office:value-type="float" office:value="NaN">
                <text:p>NaN</text:p>
              </table:table-cell>
              <table:table-cell office:value-type="float" office:value="3.42045454545455">
                <text:p>3.42045454545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.48929292929292">
                <text:p>3.48929292929292</text:p>
              </table:table-cell>
              <table:table-cell office:value-type="float" office:value="NaN">
                <text:p>NaN</text:p>
              </table:table-cell>
              <table:table-cell office:value-type="float" office:value="3.42929292929292">
                <text:p>3.429292929292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3.4981313131313">
                <text:p>3.4981313131313</text:p>
              </table:table-cell>
              <table:table-cell office:value-type="float" office:value="NaN">
                <text:p>NaN</text:p>
              </table:table-cell>
              <table:table-cell office:value-type="float" office:value="3.4381313131313">
                <text:p>3.43813131313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3.50696969696969">
                <text:p>3.50696969696969</text:p>
              </table:table-cell>
              <table:table-cell office:value-type="float" office:value="NaN">
                <text:p>NaN</text:p>
              </table:table-cell>
              <table:table-cell office:value-type="float" office:value="3.44696969696969">
                <text:p>3.446969696969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.51580808080807">
                <text:p>3.51580808080807</text:p>
              </table:table-cell>
              <table:table-cell office:value-type="float" office:value="NaN">
                <text:p>NaN</text:p>
              </table:table-cell>
              <table:table-cell office:value-type="float" office:value="3.45580808080807">
                <text:p>3.455808080808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3.52464646464646">
                <text:p>3.52464646464646</text:p>
              </table:table-cell>
              <table:table-cell office:value-type="float" office:value="NaN">
                <text:p>NaN</text:p>
              </table:table-cell>
              <table:table-cell office:value-type="float" office:value="3.46464646464646">
                <text:p>3.464646464646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3.53348484848484">
                <text:p>3.53348484848484</text:p>
              </table:table-cell>
              <table:table-cell office:value-type="float" office:value="NaN">
                <text:p>NaN</text:p>
              </table:table-cell>
              <table:table-cell office:value-type="float" office:value="3.47348484848484">
                <text:p>3.473484848484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3.54232323232322">
                <text:p>3.54232323232322</text:p>
              </table:table-cell>
              <table:table-cell office:value-type="float" office:value="NaN">
                <text:p>NaN</text:p>
              </table:table-cell>
              <table:table-cell office:value-type="float" office:value="3.48232323232322">
                <text:p>3.482323232323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3.55116161616161">
                <text:p>3.55116161616161</text:p>
              </table:table-cell>
              <table:table-cell office:value-type="float" office:value="NaN">
                <text:p>NaN</text:p>
              </table:table-cell>
              <table:table-cell office:value-type="float" office:value="3.49116161616161">
                <text:p>3.491161616161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">
                <text:p>3.5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10953208376">
                <text:p>3.5710953208376</text:p>
              </table:table-cell>
              <table:table-cell office:value-type="float" office:value="3.5010953208376">
                <text:p>3.50109532083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218788614817">
                <text:p>3.57218788614817</text:p>
              </table:table-cell>
              <table:table-cell office:value-type="float" office:value="3.50218788614817">
                <text:p>3.502187886148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327770976124">
                <text:p>3.57327770976124</text:p>
              </table:table-cell>
              <table:table-cell office:value-type="float" office:value="3.50327770976123">
                <text:p>3.50327770976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436480540245">
                <text:p>3.57436480540245</text:p>
              </table:table-cell>
              <table:table-cell office:value-type="float" office:value="3.50436480540245">
                <text:p>3.504364805402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544918669467">
                <text:p>3.57544918669467</text:p>
              </table:table-cell>
              <table:table-cell office:value-type="float" office:value="3.50544918669467">
                <text:p>3.505449186694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653086715896">
                <text:p>3.57653086715896</text:p>
              </table:table-cell>
              <table:table-cell office:value-type="float" office:value="3.50653086715896">
                <text:p>3.506530867158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76098602156">
                <text:p>3.5776098602156</text:p>
              </table:table-cell>
              <table:table-cell office:value-type="float" office:value="3.5076098602156">
                <text:p>3.50760986021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868617918509">
                <text:p>3.57868617918509</text:p>
              </table:table-cell>
              <table:table-cell office:value-type="float" office:value="3.50868617918509">
                <text:p>3.508686179185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975983728916">
                <text:p>3.57975983728916</text:p>
              </table:table-cell>
              <table:table-cell office:value-type="float" office:value="3.50975983728916">
                <text:p>3.509759837289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083084765168">
                <text:p>3.58083084765168</text:p>
              </table:table-cell>
              <table:table-cell office:value-type="float" office:value="3.51083084765168">
                <text:p>3.510830847651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189922329971">
                <text:p>3.58189922329971</text:p>
              </table:table-cell>
              <table:table-cell office:value-type="float" office:value="3.51189922329971">
                <text:p>3.511899223299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96497716437">
                <text:p>3.58296497716437</text:p>
              </table:table-cell>
              <table:table-cell office:value-type="float" office:value="3.51296497716437">
                <text:p>3.512964977164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402812208183">
                <text:p>3.58402812208183</text:p>
              </table:table-cell>
              <table:table-cell office:value-type="float" office:value="3.51402812208183">
                <text:p>3.514028122081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508867079422">
                <text:p>3.58508867079422</text:p>
              </table:table-cell>
              <table:table-cell office:value-type="float" office:value="3.51508867079422">
                <text:p>3.515088670794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614663595056">
                <text:p>3.58614663595056</text:p>
              </table:table-cell>
              <table:table-cell office:value-type="float" office:value="3.51614663595056">
                <text:p>3.516146635950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720203010762">
                <text:p>3.58720203010762</text:p>
              </table:table-cell>
              <table:table-cell office:value-type="float" office:value="3.51720203010762">
                <text:p>3.517202030107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825486573089">
                <text:p>3.58825486573089</text:p>
              </table:table-cell>
              <table:table-cell office:value-type="float" office:value="3.51825486573089">
                <text:p>3.518254865730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30515519539">
                <text:p>3.58930515519539</text:p>
              </table:table-cell>
              <table:table-cell office:value-type="float" office:value="3.51930515519539">
                <text:p>3.519305155195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035291078658">
                <text:p>3.59035291078658</text:p>
              </table:table-cell>
              <table:table-cell office:value-type="float" office:value="3.52035291078658">
                <text:p>3.520352910786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139814470123">
                <text:p>3.59139814470123</text:p>
              </table:table-cell>
              <table:table-cell office:value-type="float" office:value="3.52139814470123">
                <text:p>3.52139814470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244086904824">
                <text:p>3.59244086904824</text:p>
              </table:table-cell>
              <table:table-cell office:value-type="float" office:value="3.52244086904824">
                <text:p>3.522440869048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348109584952">
                <text:p>3.59348109584952</text:p>
              </table:table-cell>
              <table:table-cell office:value-type="float" office:value="3.52348109584952">
                <text:p>3.523481095849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451883704078">
                <text:p>3.59451883704078</text:p>
              </table:table-cell>
              <table:table-cell office:value-type="float" office:value="3.52451883704078">
                <text:p>3.524518837040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555410447239">
                <text:p>3.59555410447239</text:p>
              </table:table-cell>
              <table:table-cell office:value-type="float" office:value="3.52555410447239">
                <text:p>3.525554104472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658690991016">
                <text:p>3.59658690991016</text:p>
              </table:table-cell>
              <table:table-cell office:value-type="float" office:value="3.52658690991016">
                <text:p>3.52658690991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761726503616">
                <text:p>3.59761726503616</text:p>
              </table:table-cell>
              <table:table-cell office:value-type="float" office:value="3.52761726503616">
                <text:p>3.527617265036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864518144953">
                <text:p>3.59864518144953</text:p>
              </table:table-cell>
              <table:table-cell office:value-type="float" office:value="3.52864518144953">
                <text:p>3.528645181449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967067066722">
                <text:p>3.59967067066722</text:p>
              </table:table-cell>
              <table:table-cell office:value-type="float" office:value="3.52967067066722">
                <text:p>3.529670670667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06937441248">
                <text:p>3.6006937441248</text:p>
              </table:table-cell>
              <table:table-cell office:value-type="float" office:value="3.5306937441248">
                <text:p>3.53069374412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171441317721">
                <text:p>3.60171441317721</text:p>
              </table:table-cell>
              <table:table-cell office:value-type="float" office:value="3.53171441317721">
                <text:p>3.531714413177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273268909951">
                <text:p>3.60273268909951</text:p>
              </table:table-cell>
              <table:table-cell office:value-type="float" office:value="3.53273268909951">
                <text:p>3.532732689099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374858308766">
                <text:p>3.60374858308766</text:p>
              </table:table-cell>
              <table:table-cell office:value-type="float" office:value="3.53374858308766">
                <text:p>3.533748583087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476210625921">
                <text:p>3.60476210625921</text:p>
              </table:table-cell>
              <table:table-cell office:value-type="float" office:value="3.53476210625921">
                <text:p>3.534762106259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577326965407">
                <text:p>3.60577326965407</text:p>
              </table:table-cell>
              <table:table-cell office:value-type="float" office:value="3.53577326965407">
                <text:p>3.535773269654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678208423522">
                <text:p>3.60678208423522</text:p>
              </table:table-cell>
              <table:table-cell office:value-type="float" office:value="3.53678208423522">
                <text:p>3.536782084235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77885608894">
                <text:p>3.6077885608894</text:p>
              </table:table-cell>
              <table:table-cell office:value-type="float" office:value="3.5377885608894">
                <text:p>3.53778856088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879271042785">
                <text:p>3.60879271042785</text:p>
              </table:table-cell>
              <table:table-cell office:value-type="float" office:value="3.53879271042785">
                <text:p>3.538792710427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9794543587">
                <text:p>3.609794543587</text:p>
              </table:table-cell>
              <table:table-cell office:value-type="float" office:value="3.539794543587">
                <text:p>3.5397945435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079407102912">
                <text:p>3.61079407102912</text:p>
              </table:table-cell>
              <table:table-cell office:value-type="float" office:value="3.54079407102912">
                <text:p>3.540794071029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179130334307">
                <text:p>3.61179130334307</text:p>
              </table:table-cell>
              <table:table-cell office:value-type="float" office:value="3.54179130334307">
                <text:p>3.541791303343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78625104491">
                <text:p>3.61278625104491</text:p>
              </table:table-cell>
              <table:table-cell office:value-type="float" office:value="3.54278625104491">
                <text:p>3.542786251044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377892457859">
                <text:p>3.61377892457859</text:p>
              </table:table-cell>
              <table:table-cell office:value-type="float" office:value="3.54377892457859">
                <text:p>3.543778924578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476933431661">
                <text:p>3.61476933431661</text:p>
              </table:table-cell>
              <table:table-cell office:value-type="float" office:value="3.54476933431661">
                <text:p>3.544769334316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575749056067">
                <text:p>3.61575749056067</text:p>
              </table:table-cell>
              <table:table-cell office:value-type="float" office:value="3.54575749056067">
                <text:p>3.545757490560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4340354232">
                <text:p>3.61674340354232</text:p>
              </table:table-cell>
              <table:table-cell office:value-type="float" office:value="3.54674340354232">
                <text:p>3.546743403542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772708342358">
                <text:p>3.61772708342358</text:p>
              </table:table-cell>
              <table:table-cell office:value-type="float" office:value="3.54772708342358">
                <text:p>3.547727083423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870854029756">
                <text:p>3.61870854029756</text:p>
              </table:table-cell>
              <table:table-cell office:value-type="float" office:value="3.54870854029755">
                <text:p>3.548708540297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968778418911">
                <text:p>3.61968778418911</text:p>
              </table:table-cell>
              <table:table-cell office:value-type="float" office:value="3.54968778418911">
                <text:p>3.54968778418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066482505542">
                <text:p>3.62066482505542</text:p>
              </table:table-cell>
              <table:table-cell office:value-type="float" office:value="3.55066482505542">
                <text:p>3.550664825055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163967278663">
                <text:p>3.62163967278663</text:p>
              </table:table-cell>
              <table:table-cell office:value-type="float" office:value="3.55163967278663">
                <text:p>3.551639672786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261233720642">
                <text:p>3.62261233720642</text:p>
              </table:table-cell>
              <table:table-cell office:value-type="float" office:value="3.55261233720642">
                <text:p>3.552612337206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358282807263">
                <text:p>3.62358282807263</text:p>
              </table:table-cell>
              <table:table-cell office:value-type="float" office:value="3.55358282807263">
                <text:p>3.553582828072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455115507781">
                <text:p>3.62455115507781</text:p>
              </table:table-cell>
              <table:table-cell office:value-type="float" office:value="3.55455115507781">
                <text:p>3.554551155077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551732784983">
                <text:p>3.62551732784983</text:p>
              </table:table-cell>
              <table:table-cell office:value-type="float" office:value="3.55551732784983">
                <text:p>3.555517327849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648135595245">
                <text:p>3.62648135595245</text:p>
              </table:table-cell>
              <table:table-cell office:value-type="float" office:value="3.55648135595245">
                <text:p>3.556481355952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744324888587">
                <text:p>3.62744324888587</text:p>
              </table:table-cell>
              <table:table-cell office:value-type="float" office:value="3.55744324888587">
                <text:p>3.557443248885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840301608732">
                <text:p>3.62840301608732</text:p>
              </table:table-cell>
              <table:table-cell office:value-type="float" office:value="3.55840301608732">
                <text:p>3.558403016087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936066693159">
                <text:p>3.62936066693159</text:p>
              </table:table-cell>
              <table:table-cell office:value-type="float" office:value="3.55936066693159">
                <text:p>3.559360666931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03162107316">
                <text:p>3.6303162107316</text:p>
              </table:table-cell>
              <table:table-cell office:value-type="float" office:value="3.5603162107316">
                <text:p>3.56031621073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126965673892">
                <text:p>3.63126965673892</text:p>
              </table:table-cell>
              <table:table-cell office:value-type="float" office:value="3.56126965673892">
                <text:p>3.561269656738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222101414434">
                <text:p>3.63222101414434</text:p>
              </table:table-cell>
              <table:table-cell office:value-type="float" office:value="3.56222101414434">
                <text:p>3.562221014144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317029207835">
                <text:p>3.63317029207835</text:p>
              </table:table-cell>
              <table:table-cell office:value-type="float" office:value="3.56317029207835">
                <text:p>3.563170292078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411749961175">
                <text:p>3.63411749961175</text:p>
              </table:table-cell>
              <table:table-cell office:value-type="float" office:value="3.56411749961175">
                <text:p>3.564117499611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506264575606">
                <text:p>3.63506264575606</text:p>
              </table:table-cell>
              <table:table-cell office:value-type="float" office:value="3.56506264575606">
                <text:p>3.565062645756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00573946413">
                <text:p>3.63600573946413</text:p>
              </table:table-cell>
              <table:table-cell office:value-type="float" office:value="3.56600573946413">
                <text:p>3.56600573946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94678963061">
                <text:p>3.63694678963061</text:p>
              </table:table-cell>
              <table:table-cell office:value-type="float" office:value="3.56694678963061">
                <text:p>3.566946789630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788580509244">
                <text:p>3.63788580509244</text:p>
              </table:table-cell>
              <table:table-cell office:value-type="float" office:value="3.56788580509244">
                <text:p>3.567885805092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882279462937">
                <text:p>3.63882279462937</text:p>
              </table:table-cell>
              <table:table-cell office:value-type="float" office:value="3.56882279462937">
                <text:p>3.568822794629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975776696444">
                <text:p>3.63975776696444</text:p>
              </table:table-cell>
              <table:table-cell office:value-type="float" office:value="3.56975776696444">
                <text:p>3.569757766964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069073076449">
                <text:p>3.64069073076449</text:p>
              </table:table-cell>
              <table:table-cell office:value-type="float" office:value="3.57069073076449">
                <text:p>3.570690730764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16216946406">
                <text:p>3.6416216946406</text:p>
              </table:table-cell>
              <table:table-cell office:value-type="float" office:value="3.5716216946406">
                <text:p>3.57162169464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255066714861">
                <text:p>3.64255066714861</text:p>
              </table:table-cell>
              <table:table-cell office:value-type="float" office:value="3.57255066714861">
                <text:p>3.572550667148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47765678957">
                <text:p>3.64347765678957</text:p>
              </table:table-cell>
              <table:table-cell office:value-type="float" office:value="3.57347765678957">
                <text:p>3.573477656789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44026720102">
                <text:p>3.6444026720102</text:p>
              </table:table-cell>
              <table:table-cell office:value-type="float" office:value="3.5744026720102">
                <text:p>3.57440267201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532572120338">
                <text:p>3.64532572120338</text:p>
              </table:table-cell>
              <table:table-cell office:value-type="float" office:value="3.57532572120338">
                <text:p>3.575325721203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624681270857">
                <text:p>3.64624681270857</text:p>
              </table:table-cell>
              <table:table-cell office:value-type="float" office:value="3.57624681270857">
                <text:p>3.576246812708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71659548123">
                <text:p>3.6471659548123</text:p>
              </table:table-cell>
              <table:table-cell office:value-type="float" office:value="3.5771659548123">
                <text:p>3.57716595481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808315574857">
                <text:p>3.64808315574857</text:p>
              </table:table-cell>
              <table:table-cell office:value-type="float" office:value="3.57808315574857">
                <text:p>3.578083155748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899842369935">
                <text:p>3.64899842369935</text:p>
              </table:table-cell>
              <table:table-cell office:value-type="float" office:value="3.57899842369935">
                <text:p>3.578998423699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991176679498">
                <text:p>3.64991176679498</text:p>
              </table:table-cell>
              <table:table-cell office:value-type="float" office:value="3.57991176679498">
                <text:p>3.579911766794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08231931146">
                <text:p>3.6508231931146</text:p>
              </table:table-cell>
              <table:table-cell office:value-type="float" office:value="3.5808231931146">
                <text:p>3.58082319311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17327106866">
                <text:p>3.6517327106866</text:p>
              </table:table-cell>
              <table:table-cell office:value-type="float" office:value="3.5817327106866">
                <text:p>3.58173271068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264032748905">
                <text:p>3.65264032748905</text:p>
              </table:table-cell>
              <table:table-cell office:value-type="float" office:value="3.58264032748905">
                <text:p>3.582640327489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354605145007">
                <text:p>3.65354605145007</text:p>
              </table:table-cell>
              <table:table-cell office:value-type="float" office:value="3.58354605145007">
                <text:p>3.583546051450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444989044832">
                <text:p>3.65444989044832</text:p>
              </table:table-cell>
              <table:table-cell office:value-type="float" office:value="3.58444989044832">
                <text:p>3.584449890448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535185231334">
                <text:p>3.65535185231334</text:p>
              </table:table-cell>
              <table:table-cell office:value-type="float" office:value="3.58535185231334">
                <text:p>3.585351852313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6251944826">
                <text:p>3.656251944826</text:p>
              </table:table-cell>
              <table:table-cell office:value-type="float" office:value="3.586251944826">
                <text:p>3.5862519448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71501757189">
                <text:p>3.6571501757189</text:p>
              </table:table-cell>
              <table:table-cell office:value-type="float" office:value="3.5871501757189">
                <text:p>3.58715017571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804655267675">
                <text:p>3.65804655267675</text:p>
              </table:table-cell>
              <table:table-cell office:value-type="float" office:value="3.58804655267675">
                <text:p>3.588046552676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894108333678">
                <text:p>3.65894108333678</text:p>
              </table:table-cell>
              <table:table-cell office:value-type="float" office:value="3.58894108333678">
                <text:p>3.588941083336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983377528912">
                <text:p>3.65983377528912</text:p>
              </table:table-cell>
              <table:table-cell office:value-type="float" office:value="3.58983377528912">
                <text:p>3.589833775289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07246360772">
                <text:p>3.6607246360772</text:p>
              </table:table-cell>
              <table:table-cell office:value-type="float" office:value="3.5907246360772">
                <text:p>3.59072463607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161367319811">
                <text:p>3.66161367319811</text:p>
              </table:table-cell>
              <table:table-cell office:value-type="float" office:value="3.59161367319811">
                <text:p>3.591613673198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2500894103">
                <text:p>3.662500894103</text:p>
              </table:table-cell>
              <table:table-cell office:value-type="float" office:value="3.592500894103">
                <text:p>3.5925008941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338630619745">
                <text:p>3.66338630619745</text:p>
              </table:table-cell>
              <table:table-cell office:value-type="float" office:value="3.59338630619745">
                <text:p>3.593386306197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426991684185">
                <text:p>3.66426991684185</text:p>
              </table:table-cell>
              <table:table-cell office:value-type="float" office:value="3.59426991684185">
                <text:p>3.594269916841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515173335172">
                <text:p>3.66515173335172</text:p>
              </table:table-cell>
              <table:table-cell office:value-type="float" office:value="3.59515173335171">
                <text:p>3.595151733351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603176299813">
                <text:p>3.66603176299813</text:p>
              </table:table-cell>
              <table:table-cell office:value-type="float" office:value="3.59603176299813">
                <text:p>3.596031762998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691001300805">
                <text:p>3.66691001300805</text:p>
              </table:table-cell>
              <table:table-cell office:value-type="float" office:value="3.59691001300805">
                <text:p>3.596910013008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778649056468">
                <text:p>3.66778649056468</text:p>
              </table:table-cell>
              <table:table-cell office:value-type="float" office:value="3.59778649056468">
                <text:p>3.597786490564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866120280782">
                <text:p>3.66866120280782</text:p>
              </table:table-cell>
              <table:table-cell office:value-type="float" office:value="3.59866120280782">
                <text:p>3.598661202807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95341568342">
                <text:p>3.6695341568342</text:p>
              </table:table-cell>
              <table:table-cell office:value-type="float" office:value="3.5995341568342">
                <text:p>3.59953415683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040535969788">
                <text:p>3.67040535969788</text:p>
              </table:table-cell>
              <table:table-cell office:value-type="float" office:value="3.60040535969787">
                <text:p>3.600405359697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12748184105">
                <text:p>3.6712748184105</text:p>
              </table:table-cell>
              <table:table-cell office:value-type="float" office:value="3.6012748184105">
                <text:p>3.60127481841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214253994173">
                <text:p>3.67214253994173</text:p>
              </table:table-cell>
              <table:table-cell office:value-type="float" office:value="3.60214253994173">
                <text:p>3.602142539941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30085312195">
                <text:p>3.6730085312195</text:p>
              </table:table-cell>
              <table:table-cell office:value-type="float" office:value="3.6030085312195">
                <text:p>3.60300853121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387279913041">
                <text:p>3.67387279913041</text:p>
              </table:table-cell>
              <table:table-cell office:value-type="float" office:value="3.60387279913041">
                <text:p>3.603872799130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73535052001">
                <text:p>3.67473535052001</text:p>
              </table:table-cell>
              <table:table-cell office:value-type="float" office:value="3.60473535052001">
                <text:p>3.604735350520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559619219315">
                <text:p>3.67559619219315</text:p>
              </table:table-cell>
              <table:table-cell office:value-type="float" office:value="3.60559619219315">
                <text:p>3.605596192193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645533091428">
                <text:p>3.67645533091428</text:p>
              </table:table-cell>
              <table:table-cell office:value-type="float" office:value="3.60645533091428">
                <text:p>3.606455330914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731277340782">
                <text:p>3.67731277340782</text:p>
              </table:table-cell>
              <table:table-cell office:value-type="float" office:value="3.60731277340782">
                <text:p>3.607312773407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81685263584">
                <text:p>3.6781685263584</text:p>
              </table:table-cell>
              <table:table-cell office:value-type="float" office:value="3.6081685263584">
                <text:p>3.60816852635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902259641124">
                <text:p>3.67902259641124</text:p>
              </table:table-cell>
              <table:table-cell office:value-type="float" office:value="3.60902259641124">
                <text:p>3.609022596411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987499017242">
                <text:p>3.67987499017242</text:p>
              </table:table-cell>
              <table:table-cell office:value-type="float" office:value="3.60987499017242">
                <text:p>3.609874990172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07257142092">
                <text:p>3.6807257142092</text:p>
              </table:table-cell>
              <table:table-cell office:value-type="float" office:value="3.6107257142092">
                <text:p>3.61072571420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157477505032">
                <text:p>3.68157477505032</text:p>
              </table:table-cell>
              <table:table-cell office:value-type="float" office:value="3.61157477505032">
                <text:p>3.611574775050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24221791863">
                <text:p>3.6824221791863</text:p>
              </table:table-cell>
              <table:table-cell office:value-type="float" office:value="3.6124221791863">
                <text:p>3.61242217918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326793306976">
                <text:p>3.68326793306976</text:p>
              </table:table-cell>
              <table:table-cell office:value-type="float" office:value="3.61326793306976">
                <text:p>3.613267933069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411204311568">
                <text:p>3.68411204311568</text:p>
              </table:table-cell>
              <table:table-cell office:value-type="float" office:value="3.61411204311568">
                <text:p>3.614112043115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49545157017">
                <text:p>3.6849545157017</text:p>
              </table:table-cell>
              <table:table-cell office:value-type="float" office:value="3.6149545157017">
                <text:p>3.61495451570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579535716843">
                <text:p>3.68579535716843</text:p>
              </table:table-cell>
              <table:table-cell office:value-type="float" office:value="3.61579535716843">
                <text:p>3.615795357168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663457381972">
                <text:p>3.68663457381972</text:p>
              </table:table-cell>
              <table:table-cell office:value-type="float" office:value="3.61663457381972">
                <text:p>3.616634573819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747217192294">
                <text:p>3.68747217192294</text:p>
              </table:table-cell>
              <table:table-cell office:value-type="float" office:value="3.61747217192294">
                <text:p>3.617472171922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830815770928">
                <text:p>3.68830815770928</text:p>
              </table:table-cell>
              <table:table-cell office:value-type="float" office:value="3.61830815770928">
                <text:p>3.618308157709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914253737401">
                <text:p>3.68914253737401</text:p>
              </table:table-cell>
              <table:table-cell office:value-type="float" office:value="3.61914253737401">
                <text:p>3.619142537374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997531707675">
                <text:p>3.68997531707675</text:p>
              </table:table-cell>
              <table:table-cell office:value-type="float" office:value="3.61997531707675">
                <text:p>3.619975317076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80650294176">
                <text:p>3.69080650294176</text:p>
              </table:table-cell>
              <table:table-cell office:value-type="float" office:value="3.62080650294176">
                <text:p>3.62080650294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163610105821">
                <text:p>3.69163610105821</text:p>
              </table:table-cell>
              <table:table-cell office:value-type="float" office:value="3.62163610105821">
                <text:p>3.621636101058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246411748044">
                <text:p>3.69246411748044</text:p>
              </table:table-cell>
              <table:table-cell office:value-type="float" office:value="3.62246411748044">
                <text:p>3.622464117480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329055822822">
                <text:p>3.69329055822822</text:p>
              </table:table-cell>
              <table:table-cell office:value-type="float" office:value="3.62329055822822">
                <text:p>3.623290558228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11542928703">
                <text:p>3.69411542928703</text:p>
              </table:table-cell>
              <table:table-cell office:value-type="float" office:value="3.62411542928703">
                <text:p>3.624115429287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9387366083">
                <text:p>3.6949387366083</text:p>
              </table:table-cell>
              <table:table-cell office:value-type="float" office:value="3.6249387366083">
                <text:p>3.62493873660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576048610967">
                <text:p>3.69576048610967</text:p>
              </table:table-cell>
              <table:table-cell office:value-type="float" office:value="3.62576048610967">
                <text:p>3.625760486109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658068367527">
                <text:p>3.69658068367527</text:p>
              </table:table-cell>
              <table:table-cell office:value-type="float" office:value="3.62658068367527">
                <text:p>3.62658068367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739933515595">
                <text:p>3.69739933515595</text:p>
              </table:table-cell>
              <table:table-cell office:value-type="float" office:value="3.62739933515595">
                <text:p>3.627399335155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821644636953">
                <text:p>3.69821644636953</text:p>
              </table:table-cell>
              <table:table-cell office:value-type="float" office:value="3.62821644636953">
                <text:p>3.628216446369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903202310106">
                <text:p>3.69903202310106</text:p>
              </table:table-cell>
              <table:table-cell office:value-type="float" office:value="3.62903202310106">
                <text:p>3.629032023101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984607110304">
                <text:p>3.69984607110304</text:p>
              </table:table-cell>
              <table:table-cell office:value-type="float" office:value="3.62984607110304">
                <text:p>3.629846071103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065859609571">
                <text:p>3.70065859609571</text:p>
              </table:table-cell>
              <table:table-cell office:value-type="float" office:value="3.63065859609571">
                <text:p>3.630658596095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146960376726">
                <text:p>3.70146960376726</text:p>
              </table:table-cell>
              <table:table-cell office:value-type="float" office:value="3.63146960376726">
                <text:p>3.631469603767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227909977404">
                <text:p>3.70227909977404</text:p>
              </table:table-cell>
              <table:table-cell office:value-type="float" office:value="3.63227909977404">
                <text:p>3.632279099774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308708974087">
                <text:p>3.70308708974087</text:p>
              </table:table-cell>
              <table:table-cell office:value-type="float" office:value="3.63308708974087">
                <text:p>3.633087089740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389357926122">
                <text:p>3.70389357926122</text:p>
              </table:table-cell>
              <table:table-cell office:value-type="float" office:value="3.63389357926122">
                <text:p>3.633893579261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69857389745">
                <text:p>3.70469857389745</text:p>
              </table:table-cell>
              <table:table-cell office:value-type="float" office:value="3.63469857389745">
                <text:p>3.634698573897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550207918106">
                <text:p>3.70550207918106</text:p>
              </table:table-cell>
              <table:table-cell office:value-type="float" office:value="3.63550207918105">
                <text:p>3.635502079181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630410061287">
                <text:p>3.70630410061287</text:p>
              </table:table-cell>
              <table:table-cell office:value-type="float" office:value="3.63630410061287">
                <text:p>3.636304100612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710464366333">
                <text:p>3.70710464366333</text:p>
              </table:table-cell>
              <table:table-cell office:value-type="float" office:value="3.63710464366333">
                <text:p>3.63710464366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790371377266">
                <text:p>3.70790371377266</text:p>
              </table:table-cell>
              <table:table-cell office:value-type="float" office:value="3.63790371377266">
                <text:p>3.637903713772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870131635113">
                <text:p>3.70870131635113</text:p>
              </table:table-cell>
              <table:table-cell office:value-type="float" office:value="3.63870131635113">
                <text:p>3.638701316351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949745677922">
                <text:p>3.70949745677922</text:p>
              </table:table-cell>
              <table:table-cell office:value-type="float" office:value="3.63949745677922">
                <text:p>3.639497456779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029214040792">
                <text:p>3.71029214040792</text:p>
              </table:table-cell>
              <table:table-cell office:value-type="float" office:value="3.64029214040792">
                <text:p>3.640292140407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108537255885">
                <text:p>3.71108537255885</text:p>
              </table:table-cell>
              <table:table-cell office:value-type="float" office:value="3.64108537255885">
                <text:p>3.641085372558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187715852458">
                <text:p>3.71187715852458</text:p>
              </table:table-cell>
              <table:table-cell office:value-type="float" office:value="3.64187715852458">
                <text:p>3.641877158524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266750356873">
                <text:p>3.71266750356873</text:p>
              </table:table-cell>
              <table:table-cell office:value-type="float" office:value="3.64266750356873">
                <text:p>3.642667503568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345641292627">
                <text:p>3.71345641292627</text:p>
              </table:table-cell>
              <table:table-cell office:value-type="float" office:value="3.64345641292627">
                <text:p>3.643456412926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424389180368">
                <text:p>3.71424389180368</text:p>
              </table:table-cell>
              <table:table-cell office:value-type="float" office:value="3.64424389180368">
                <text:p>3.644243891803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502994537918">
                <text:p>3.71502994537918</text:p>
              </table:table-cell>
              <table:table-cell office:value-type="float" office:value="3.64502994537918">
                <text:p>3.645029945379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581457880291">
                <text:p>3.71581457880291</text:p>
              </table:table-cell>
              <table:table-cell office:value-type="float" office:value="3.64581457880291">
                <text:p>3.645814578802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659779719716">
                <text:p>3.71659779719716</text:p>
              </table:table-cell>
              <table:table-cell office:value-type="float" office:value="3.64659779719716">
                <text:p>3.646597797197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737960565654">
                <text:p>3.71737960565654</text:p>
              </table:table-cell>
              <table:table-cell office:value-type="float" office:value="3.64737960565654">
                <text:p>3.647379605656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816000924821">
                <text:p>3.71816000924821</text:p>
              </table:table-cell>
              <table:table-cell office:value-type="float" office:value="3.64816000924821">
                <text:p>3.648160009248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893901301206">
                <text:p>3.71893901301206</text:p>
              </table:table-cell>
              <table:table-cell office:value-type="float" office:value="3.64893901301206">
                <text:p>3.648939013012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971662196091">
                <text:p>3.71971662196091</text:p>
              </table:table-cell>
              <table:table-cell office:value-type="float" office:value="3.64971662196091">
                <text:p>3.649716621960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049284108069">
                <text:p>3.72049284108069</text:p>
              </table:table-cell>
              <table:table-cell office:value-type="float" office:value="3.65049284108068">
                <text:p>3.650492841080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126767533065">
                <text:p>3.72126767533065</text:p>
              </table:table-cell>
              <table:table-cell office:value-type="float" office:value="3.65126767533065">
                <text:p>3.651267675330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204112964355">
                <text:p>3.72204112964355</text:p>
              </table:table-cell>
              <table:table-cell office:value-type="float" office:value="3.65204112964355">
                <text:p>3.652041129643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281320892583">
                <text:p>3.72281320892583</text:p>
              </table:table-cell>
              <table:table-cell office:value-type="float" office:value="3.65281320892583">
                <text:p>3.652813208925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358391805783">
                <text:p>3.72358391805783</text:p>
              </table:table-cell>
              <table:table-cell office:value-type="float" office:value="3.65358391805783">
                <text:p>3.653583918057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435326189392">
                <text:p>3.72435326189392</text:p>
              </table:table-cell>
              <table:table-cell office:value-type="float" office:value="3.65435326189392">
                <text:p>3.654353261893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512124526276">
                <text:p>3.72512124526276</text:p>
              </table:table-cell>
              <table:table-cell office:value-type="float" office:value="3.65512124526276">
                <text:p>3.655121245262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588787296739">
                <text:p>3.72588787296739</text:p>
              </table:table-cell>
              <table:table-cell office:value-type="float" office:value="3.65588787296739">
                <text:p>3.655887872967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66531497855">
                <text:p>3.7266531497855</text:p>
              </table:table-cell>
              <table:table-cell office:value-type="float" office:value="3.6566531497855">
                <text:p>3.65665314978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741708046956">
                <text:p>3.72741708046956</text:p>
              </table:table-cell>
              <table:table-cell office:value-type="float" office:value="3.65741708046956">
                <text:p>3.657417080469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817966974698">
                <text:p>3.72817966974698</text:p>
              </table:table-cell>
              <table:table-cell office:value-type="float" office:value="3.65817966974698">
                <text:p>3.658179669746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894092232033">
                <text:p>3.72894092232033</text:p>
              </table:table-cell>
              <table:table-cell office:value-type="float" office:value="3.65894092232033">
                <text:p>3.658940922320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70084286751">
                <text:p>3.72970084286751</text:p>
              </table:table-cell>
              <table:table-cell office:value-type="float" office:value="3.65970084286751">
                <text:p>3.659700842867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045943604187">
                <text:p>3.73045943604187</text:p>
              </table:table-cell>
              <table:table-cell office:value-type="float" office:value="3.66045943604187">
                <text:p>3.660459436041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121670647246">
                <text:p>3.73121670647246</text:p>
              </table:table-cell>
              <table:table-cell office:value-type="float" office:value="3.66121670647246">
                <text:p>3.661216706472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197265876412">
                <text:p>3.73197265876412</text:p>
              </table:table-cell>
              <table:table-cell office:value-type="float" office:value="3.66197265876412">
                <text:p>3.661972658764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27272974977">
                <text:p>3.7327272974977</text:p>
              </table:table-cell>
              <table:table-cell office:value-type="float" office:value="3.6627272974977">
                <text:p>3.66272729749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348062723022">
                <text:p>3.73348062723022</text:p>
              </table:table-cell>
              <table:table-cell office:value-type="float" office:value="3.66348062723022">
                <text:p>3.663480627230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423265249501">
                <text:p>3.73423265249501</text:p>
              </table:table-cell>
              <table:table-cell office:value-type="float" office:value="3.66423265249501">
                <text:p>3.664232652495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498337780192">
                <text:p>3.73498337780192</text:p>
              </table:table-cell>
              <table:table-cell office:value-type="float" office:value="3.66498337780192">
                <text:p>3.664983377801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73280763742">
                <text:p>3.73573280763742</text:p>
              </table:table-cell>
              <table:table-cell office:value-type="float" office:value="3.66573280763742">
                <text:p>3.665732807637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648094646482">
                <text:p>3.73648094646482</text:p>
              </table:table-cell>
              <table:table-cell office:value-type="float" office:value="3.66648094646482">
                <text:p>3.666480946464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722779872437">
                <text:p>3.73722779872437</text:p>
              </table:table-cell>
              <table:table-cell office:value-type="float" office:value="3.66722779872437">
                <text:p>3.667227798724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79733688335">
                <text:p>3.7379733688335</text:p>
              </table:table-cell>
              <table:table-cell office:value-type="float" office:value="3.6679733688335">
                <text:p>3.66797336883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871766118688">
                <text:p>3.73871766118688</text:p>
              </table:table-cell>
              <table:table-cell office:value-type="float" office:value="3.66871766118688">
                <text:p>3.668717661186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946068015667">
                <text:p>3.73946068015667</text:p>
              </table:table-cell>
              <table:table-cell office:value-type="float" office:value="3.66946068015667">
                <text:p>3.66946068015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020243009258">
                <text:p>3.74020243009258</text:p>
              </table:table-cell>
              <table:table-cell office:value-type="float" office:value="3.67020243009258">
                <text:p>3.670202430092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09429153221">
                <text:p>3.7409429153221</text:p>
              </table:table-cell>
              <table:table-cell office:value-type="float" office:value="3.6709429153221">
                <text:p>3.67094291532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168214015062">
                <text:p>3.74168214015062</text:p>
              </table:table-cell>
              <table:table-cell office:value-type="float" office:value="3.67168214015062">
                <text:p>3.671682140150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242010886159">
                <text:p>3.74242010886159</text:p>
              </table:table-cell>
              <table:table-cell office:value-type="float" office:value="3.67242010886159">
                <text:p>3.6724201088615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315682571663">
                <text:p>3.74315682571663</text:p>
              </table:table-cell>
              <table:table-cell office:value-type="float" office:value="3.67315682571663">
                <text:p>3.673156825716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389229495574">
                <text:p>3.74389229495574</text:p>
              </table:table-cell>
              <table:table-cell office:value-type="float" office:value="3.67389229495574">
                <text:p>3.6738922949557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46265207974">
                <text:p>3.7446265207974</text:p>
              </table:table-cell>
              <table:table-cell office:value-type="float" office:value="3.6746265207974">
                <text:p>3.67462652079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535950743875">
                <text:p>3.74535950743875</text:p>
              </table:table-cell>
              <table:table-cell office:value-type="float" office:value="3.67535950743875">
                <text:p>3.67535950743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609125905568">
                <text:p>3.74609125905568</text:p>
              </table:table-cell>
              <table:table-cell office:value-type="float" office:value="3.67609125905568">
                <text:p>3.676091259055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682177980303">
                <text:p>3.74682177980303</text:p>
              </table:table-cell>
              <table:table-cell office:value-type="float" office:value="3.67682177980303">
                <text:p>3.676821779803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755107381472">
                <text:p>3.74755107381472</text:p>
              </table:table-cell>
              <table:table-cell office:value-type="float" office:value="3.67755107381472">
                <text:p>3.677551073814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827914520385">
                <text:p>3.74827914520385</text:p>
              </table:table-cell>
              <table:table-cell office:value-type="float" office:value="3.67827914520385">
                <text:p>3.678279145203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90059980629">
                <text:p>3.7490059980629</text:p>
              </table:table-cell>
              <table:table-cell office:value-type="float" office:value="3.67900599806289">
                <text:p>3.679005998062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97316364638">
                <text:p>3.7497316364638</text:p>
              </table:table-cell>
              <table:table-cell office:value-type="float" office:value="3.6797316364638">
                <text:p>3.67973163646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045606445813">
                <text:p>3.75045606445813</text:p>
              </table:table-cell>
              <table:table-cell office:value-type="float" office:value="3.68045606445813">
                <text:p>3.680456064458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117928607722">
                <text:p>3.75117928607722</text:p>
              </table:table-cell>
              <table:table-cell office:value-type="float" office:value="3.68117928607722">
                <text:p>3.681179286077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190130533231">
                <text:p>3.75190130533231</text:p>
              </table:table-cell>
              <table:table-cell office:value-type="float" office:value="3.68190130533231">
                <text:p>3.681901305332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262212621464">
                <text:p>3.75262212621464</text:p>
              </table:table-cell>
              <table:table-cell office:value-type="float" office:value="3.68262212621464">
                <text:p>3.682622126214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334175269562">
                <text:p>3.75334175269562</text:p>
              </table:table-cell>
              <table:table-cell office:value-type="float" office:value="3.68334175269562">
                <text:p>3.683341752695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406018872695">
                <text:p>3.75406018872695</text:p>
              </table:table-cell>
              <table:table-cell office:value-type="float" office:value="3.68406018872695">
                <text:p>3.684060188726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477743824077">
                <text:p>3.75477743824077</text:p>
              </table:table-cell>
              <table:table-cell office:value-type="float" office:value="3.68477743824077">
                <text:p>3.684777438240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549350514974">
                <text:p>3.75549350514974</text:p>
              </table:table-cell>
              <table:table-cell office:value-type="float" office:value="3.68549350514974">
                <text:p>3.685493505149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620839334722">
                <text:p>3.75620839334722</text:p>
              </table:table-cell>
              <table:table-cell office:value-type="float" office:value="3.68620839334722">
                <text:p>3.686208393347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692210670736">
                <text:p>3.75692210670736</text:p>
              </table:table-cell>
              <table:table-cell office:value-type="float" office:value="3.68692210670736">
                <text:p>3.686922106707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763464908525">
                <text:p>3.75763464908525</text:p>
              </table:table-cell>
              <table:table-cell office:value-type="float" office:value="3.68763464908525">
                <text:p>3.687634649085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834602431704">
                <text:p>3.75834602431704</text:p>
              </table:table-cell>
              <table:table-cell office:value-type="float" office:value="3.68834602431704">
                <text:p>3.68834602431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905623622005">
                <text:p>3.75905623622005</text:p>
              </table:table-cell>
              <table:table-cell office:value-type="float" office:value="3.68905623622005">
                <text:p>3.689056236220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97652885929">
                <text:p>3.7597652885929</text:p>
              </table:table-cell>
              <table:table-cell office:value-type="float" office:value="3.6897652885929">
                <text:p>3.68976528859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047318521565">
                <text:p>3.76047318521565</text:p>
              </table:table-cell>
              <table:table-cell office:value-type="float" office:value="3.69047318521565">
                <text:p>3.690473185215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11799298499">
                <text:p>3.7611799298499</text:p>
              </table:table-cell>
              <table:table-cell office:value-type="float" office:value="3.6911799298499">
                <text:p>3.69117992984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188552623891">
                <text:p>3.76188552623891</text:p>
              </table:table-cell>
              <table:table-cell office:value-type="float" office:value="3.69188552623891">
                <text:p>3.691885526238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258997810773">
                <text:p>3.76258997810773</text:p>
              </table:table-cell>
              <table:table-cell office:value-type="float" office:value="3.69258997810773">
                <text:p>3.692589978107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32932891633">
                <text:p>3.7632932891633</text:p>
              </table:table-cell>
              <table:table-cell office:value-type="float" office:value="3.6932932891633">
                <text:p>3.69329328916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39954630946">
                <text:p>3.7639954630946</text:p>
              </table:table-cell>
              <table:table-cell office:value-type="float" office:value="3.6939954630946">
                <text:p>3.69399546309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469650357274">
                <text:p>3.76469650357274</text:p>
              </table:table-cell>
              <table:table-cell office:value-type="float" office:value="3.69469650357274">
                <text:p>3.694696503572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39641425106">
                <text:p>3.76539641425106</text:p>
              </table:table-cell>
              <table:table-cell office:value-type="float" office:value="3.69539641425106">
                <text:p>3.695396414251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60951987653">
                <text:p>3.7660951987653</text:p>
              </table:table-cell>
              <table:table-cell office:value-type="float" office:value="3.6960951987653">
                <text:p>3.69609519876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679286073365">
                <text:p>3.76679286073365</text:p>
              </table:table-cell>
              <table:table-cell office:value-type="float" office:value="3.69679286073365">
                <text:p>3.696792860733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748940375691">
                <text:p>3.76748940375691</text:p>
              </table:table-cell>
              <table:table-cell office:value-type="float" office:value="3.69748940375691">
                <text:p>3.697489403756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8483141856">
                <text:p>3.76818483141856</text:p>
              </table:table-cell>
              <table:table-cell office:value-type="float" office:value="3.69818483141856">
                <text:p>3.698184831418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87914728491">
                <text:p>3.76887914728491</text:p>
              </table:table-cell>
              <table:table-cell office:value-type="float" office:value="3.69887914728491">
                <text:p>3.698879147284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95723549052">
                <text:p>3.7695723549052</text:p>
              </table:table-cell>
              <table:table-cell office:value-type="float" office:value="3.6995723549052">
                <text:p>3.69957235490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026445781168">
                <text:p>3.77026445781168</text:p>
              </table:table-cell>
              <table:table-cell office:value-type="float" office:value="3.70026445781168">
                <text:p>3.700264457811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095545951975">
                <text:p>3.77095545951975</text:p>
              </table:table-cell>
              <table:table-cell office:value-type="float" office:value="3.70095545951975">
                <text:p>3.700955459519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64536352807">
                <text:p>3.77164536352807</text:p>
              </table:table-cell>
              <table:table-cell office:value-type="float" office:value="3.70164536352807">
                <text:p>3.701645363528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233417331862">
                <text:p>3.77233417331862</text:p>
              </table:table-cell>
              <table:table-cell office:value-type="float" office:value="3.70233417331862">
                <text:p>3.702334173318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302189235687">
                <text:p>3.77302189235687</text:p>
              </table:table-cell>
              <table:table-cell office:value-type="float" office:value="3.70302189235687">
                <text:p>3.703021892356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370852409184">
                <text:p>3.77370852409184</text:p>
              </table:table-cell>
              <table:table-cell office:value-type="float" office:value="3.70370852409184">
                <text:p>3.70370852409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439407195622">
                <text:p>3.77439407195622</text:p>
              </table:table-cell>
              <table:table-cell office:value-type="float" office:value="3.70439407195622">
                <text:p>3.704394071956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507853936646">
                <text:p>3.77507853936646</text:p>
              </table:table-cell>
              <table:table-cell office:value-type="float" office:value="3.70507853936646">
                <text:p>3.705078539366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57619297229">
                <text:p>3.7757619297229</text:p>
              </table:table-cell>
              <table:table-cell office:value-type="float" office:value="3.7057619297229">
                <text:p>3.70576192972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644424640983">
                <text:p>3.77644424640983</text:p>
              </table:table-cell>
              <table:table-cell office:value-type="float" office:value="3.70644424640983">
                <text:p>3.706444246409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712549279565">
                <text:p>3.77712549279565</text:p>
              </table:table-cell>
              <table:table-cell office:value-type="float" office:value="3.70712549279565">
                <text:p>3.707125492795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780567223288">
                <text:p>3.77780567223288</text:p>
              </table:table-cell>
              <table:table-cell office:value-type="float" office:value="3.70780567223288">
                <text:p>3.707805672232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848478805837">
                <text:p>3.77848478805837</text:p>
              </table:table-cell>
              <table:table-cell office:value-type="float" office:value="3.70848478805837">
                <text:p>3.708484788058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91628435933">
                <text:p>3.7791628435933</text:p>
              </table:table-cell>
              <table:table-cell office:value-type="float" office:value="3.7091628435933">
                <text:p>3.7091628435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758cm" svg:y="3.454cm" style:legend-expansion="high" chart:style-name="ch2"/>
        <chart:plot-area chart:style-name="ch3" table:cell-range-address="de.D15:de.G664" chart:data-source-has-labels="row" svg:x="0.32cm" svg:y="0.18cm" svg:width="12.118cm" svg:height="8.64cm">
          <chartooo:coordinate-region svg:x="1.232cm" svg:y="0.301cm" svg:width="11.083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.D16:de.D664" chart:label-cell-address="de.D15:de.D15" chart:class="chart:area">
            <chart:data-point chart:repeated="649"/>
          </chart:series>
          <chart:series chart:style-name="ch8" chart:values-cell-range-address="de.E16:de.E664" chart:label-cell-address="de.E15:de.E15" chart:class="chart:area">
            <chart:data-point chart:repeated="649"/>
          </chart:series>
          <chart:series chart:style-name="ch9" chart:values-cell-range-address="de.F16:de.F664" chart:label-cell-address="de.F15:de.F15" chart:class="chart:area">
            <chart:data-point chart:repeated="649"/>
          </chart:series>
          <chart:series chart:style-name="ch10" chart:values-cell-range-address="de.G16:de.G664" chart:label-cell-address="de.G15:de.G15" chart:class="chart:area">
            <chart:data-point chart:repeated="6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onencial</text:p>
                <draw:g>
                  <svg:desc>de.D15:de.D15</svg:desc>
                </draw:g>
              </table:table-cell>
              <table:table-cell office:value-type="string">
                <text:p>geomètric</text:p>
                <draw:g>
                  <svg:desc>de.E15:de.E15</svg:desc>
                </draw:g>
              </table:table-cell>
              <table:table-cell office:value-type="string">
                <text:p>Score logaritmic</text:p>
                <draw:g>
                  <svg:desc>de.F15:de.F15</svg:desc>
                </draw:g>
              </table:table-cell>
              <table:table-cell office:value-type="string">
                <text:p>SCORE</text:p>
                <draw:g>
                  <svg:desc>de.G15:de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.D16:de.D664</svg:desc>
                </draw:g>
              </table:table-cell>
              <table:table-cell office:value-type="float" office:value="NaN">
                <text:p>NaN</text:p>
                <draw:g>
                  <svg:desc>de.E16:de.E664</svg:desc>
                </draw:g>
              </table:table-cell>
              <table:table-cell office:value-type="float" office:value="NaN">
                <text:p>NaN</text:p>
                <draw:g>
                  <svg:desc>de.F16:de.F664</svg:desc>
                </draw:g>
              </table:table-cell>
              <table:table-cell office:value-type="float" office:value="0">
                <text:p>0</text:p>
                <draw:g>
                  <svg:desc>de.G16:de.G6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53004393902">
                <text:p>1.0025300439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53004393902">
                <text:p>1.00253004393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506970578743">
                <text:p>1.0050697057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06970578743">
                <text:p>1.00506970578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761903845715">
                <text:p>1.0076190384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61903845715">
                <text:p>1.00761903845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01780952483">
                <text:p>1.010178095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1780952483">
                <text:p>1.0101780952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274692985288">
                <text:p>1.0127469298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74692985288">
                <text:p>1.01274692985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532559635831">
                <text:p>1.0153255963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532559635831">
                <text:p>1.01532559635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791414925107">
                <text:p>1.017914149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791414925107">
                <text:p>1.01791414925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051264342046">
                <text:p>1.0205126434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051264342046">
                <text:p>1.02051264342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312113416224">
                <text:p>1.02312113416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312113416224">
                <text:p>1.02312113416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573967718248">
                <text:p>1.0257396771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573967718248">
                <text:p>1.02573967718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83683286013">
                <text:p>1.028368328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83683286013">
                <text:p>1.0283683286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3100714495681">
                <text:p>1.0310071449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100714495681">
                <text:p>1.03100714495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365618320892">
                <text:p>1.0336561832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365618320892">
                <text:p>1.03365618320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631550074334">
                <text:p>1.0363155007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631550074334">
                <text:p>1.03631550074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898515537557">
                <text:p>1.0389851553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898515537557">
                <text:p>1.03898515537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4166520535487">
                <text:p>1.0416652053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166520535487">
                <text:p>1.04166520535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4435570936842">
                <text:p>1.044355709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435570936842">
                <text:p>1.04435570936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705672654539">
                <text:p>1.0470567265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705672654539">
                <text:p>1.04705672654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976831646112">
                <text:p>1.0497683164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976831646112">
                <text:p>1.04976831646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249053914134">
                <text:p>1.0524905391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249053914134">
                <text:p>1.052490539141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5522345506645">
                <text:p>1.0552234550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522345506645">
                <text:p>1.05522345506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5796712517581">
                <text:p>1.0579671251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796712517581">
                <text:p>1.05796712517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072161087211">
                <text:p>1.0607216108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72161087211">
                <text:p>1.06072161087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348697402578">
                <text:p>1.0634869740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348697402578">
                <text:p>1.06348697402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6626327697948">
                <text:p>1.06626327697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626327697948">
                <text:p>1.06626327697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6905058255259">
                <text:p>1.06905058255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905058255259">
                <text:p>1.06905058255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184895404576">
                <text:p>1.0718489540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184895404576">
                <text:p>1.07184895404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7465845524556">
                <text:p>1.0746584552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465845524556">
                <text:p>1.07465845524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7747915042915">
                <text:p>1.0774791504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747915042915">
                <text:p>1.07747915042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0311104369">
                <text:p>1.08031110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0311104369">
                <text:p>1.080311104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315438233765">
                <text:p>1.08315438233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315438233765">
                <text:p>1.08315438233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600905011259">
                <text:p>1.0860090501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600905011259">
                <text:p>1.08600905011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88751739811">
                <text:p>1.088875173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88751739811">
                <text:p>1.0888751739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9175282074526">
                <text:p>1.0917528207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175282074526">
                <text:p>1.09175282074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9464205772691">
                <text:p>1.0946420577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64205772691">
                <text:p>1.094642057726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9754295277272">
                <text:p>1.0975429527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754295277272">
                <text:p>1.09754295277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045557425937">
                <text:p>1.1004555742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045557425937">
                <text:p>1.10045557425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0337999109864">
                <text:p>1.1033799910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337999109864">
                <text:p>1.10337999109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0631627274276">
                <text:p>1.106316272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631627274276">
                <text:p>1.10631627274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926448918963">
                <text:p>1.1092644891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926448918963">
                <text:p>1.10926448918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1222471098826">
                <text:p>1.1122247109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22471098826">
                <text:p>1.11222471098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1519700924417">
                <text:p>1.1151970092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519700924417">
                <text:p>1.11519700924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1818145562487">
                <text:p>1.1181814556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818145562487">
                <text:p>1.11818145562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2117812236549">
                <text:p>1.1211781223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117812236549">
                <text:p>1.12117812236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2418708227435">
                <text:p>1.1241870822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8708227435">
                <text:p>1.12418708227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2720840873867">
                <text:p>1.1272084087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720840873867">
                <text:p>1.12720840873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3024217573036">
                <text:p>1.1302421757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24217573036">
                <text:p>1.130242175730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3328845781184">
                <text:p>1.1332884578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28845781184">
                <text:p>1.13328845781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634733014194">
                <text:p>1.1363473301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634733014194">
                <text:p>1.13634733014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3941886848189">
                <text:p>1.1394188684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941886848189">
                <text:p>1.13941886848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4250314920136">
                <text:p>1.1425031492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250314920136">
                <text:p>1.14250314920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4560024928457">
                <text:p>1.1456002492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560024928457">
                <text:p>1.14560024928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4871024633651">
                <text:p>1.1487102463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871024633651">
                <text:p>1.14871024633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518332185892">
                <text:p>1.1518332185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18332185892">
                <text:p>1.15183321858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5496924490803">
                <text:p>1.1549692449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6924490803">
                <text:p>1.15496924490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5811840479819">
                <text:p>1.1581184047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811840479819">
                <text:p>1.15811840479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6128077841117">
                <text:p>1.1612807784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128077841117">
                <text:p>1.16128077841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6445644655135">
                <text:p>1.1644564465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445644655135">
                <text:p>1.16445644655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6764549068264">
                <text:p>1.1676454906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764549068264">
                <text:p>1.16764549068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084799293525">
                <text:p>1.1708479929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084799293525">
                <text:p>1.17084799293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7406403611252">
                <text:p>1.1740640361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406403611252">
                <text:p>1.17406403611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729370369779">
                <text:p>1.1772937036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729370369779">
                <text:p>1.17729370369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8053707986145">
                <text:p>1.1805370798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053707986145">
                <text:p>1.18053707986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379424946798">
                <text:p>1.18379424946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379424946798">
                <text:p>1.183794249467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706529808315">
                <text:p>1.1870652980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706529808315">
                <text:p>1.18706529808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9035031198126">
                <text:p>1.1903503119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035031198126">
                <text:p>1.190350311981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936493781525">
                <text:p>1.193649378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36493781525">
                <text:p>1.1936493781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969625843104">
                <text:p>1.196962584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69625843104">
                <text:p>1.1969625843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0029001889933">
                <text:p>1.2002900188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029001889933">
                <text:p>1.20029001889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36317711022">
                <text:p>1.203631771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36317711022">
                <text:p>1.2036317711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069879308481">
                <text:p>1.206987930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69879308481">
                <text:p>1.2069879308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1035858882017">
                <text:p>1.2103585888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035858882017">
                <text:p>1.21035858882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1374383646353">
                <text:p>1.2137438364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374383646353">
                <text:p>1.21374383646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714376599327">
                <text:p>1.2171437659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714376599327">
                <text:p>1.21714376599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205584704026">
                <text:p>1.220558470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05584704026">
                <text:p>1.2205584704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2398804347105">
                <text:p>1.2239880434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398804347105">
                <text:p>1.22398804347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743257977282">
                <text:p>1.2274325797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743257977282">
                <text:p>1.227432579772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308921746852">
                <text:p>1.230892174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8921746852">
                <text:p>1.2308921746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3436692439715">
                <text:p>1.2343669243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436692439715">
                <text:p>1.23436692439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378569259179">
                <text:p>1.237856925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78569259179">
                <text:p>1.2378569259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4136227708575">
                <text:p>1.2413622770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136227708575">
                <text:p>1.24136227708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488307657694">
                <text:p>1.2448830765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488307657694">
                <text:p>1.24488307657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4841942391464">
                <text:p>1.2484194239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841942391464">
                <text:p>1.24841942391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5197141947805">
                <text:p>1.2519714194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197141947805">
                <text:p>1.25197141947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5553916451164">
                <text:p>1.2555391645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553916451164">
                <text:p>1.255539164511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912276113448">
                <text:p>1.2591227611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912276113448">
                <text:p>1.25912276113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6272231234973">
                <text:p>1.2627223123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272231234973">
                <text:p>1.262722312349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6633792205418">
                <text:p>1.2663379220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633792205418">
                <text:p>1.26633792205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6996969504801">
                <text:p>1.2699696950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996969504801">
                <text:p>1.269969695048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7361773704464">
                <text:p>1.2736177370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361773704464">
                <text:p>1.27361773704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7728215468063">
                <text:p>1.2772821546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728215468063">
                <text:p>1.27728215468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8096305552588">
                <text:p>1.280963055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096305552588">
                <text:p>1.28096305552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8466054809376">
                <text:p>1.2846605480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466054809376">
                <text:p>1.28466054809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8837474185157">
                <text:p>1.2883747418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837474185157">
                <text:p>1.28837474185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9210574723099">
                <text:p>1.2921057472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210574723099">
                <text:p>1.292105747230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9585367563875">
                <text:p>1.2958536756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5367563875">
                <text:p>1.29585367563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996186394674">
                <text:p>1.299618639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96186394674">
                <text:p>1.2996186394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0340075210625">
                <text:p>1.3034007521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340075210625">
                <text:p>1.3034007521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0720012795245">
                <text:p>1.3072001279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720012795245">
                <text:p>1.30720012795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110168824222">
                <text:p>1.311016882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10168824222">
                <text:p>1.3110168824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1485113196214">
                <text:p>1.3148511319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485113196214">
                <text:p>1.314851131962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1870299406086">
                <text:p>1.3187029940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870299406086">
                <text:p>1.318702994060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225725872606">
                <text:p>1.322572587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25725872606">
                <text:p>1.32257258726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2646003116906">
                <text:p>1.3264600311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646003116906">
                <text:p>1.32646003116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3036544647145">
                <text:p>1.33036544647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036544647145">
                <text:p>1.33036544647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3428895494259">
                <text:p>1.3342889549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428895494259">
                <text:p>1.33428895494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3823067945929">
                <text:p>1.3382306794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823067945929">
                <text:p>1.338230679459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4219074401281">
                <text:p>1.3421907440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219074401281">
                <text:p>1.34219074401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4616927372154">
                <text:p>1.3461692737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616927372154">
                <text:p>1.346169273721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5016639484383">
                <text:p>1.3501663948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016639484383">
                <text:p>1.35016639484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5418223479104">
                <text:p>1.3541822347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418223479104">
                <text:p>1.35418223479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5821692214065">
                <text:p>1.3582169221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821692214065">
                <text:p>1.358216922140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6227058664974">
                <text:p>1.3622705866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227058664974">
                <text:p>1.362270586649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6634335926845">
                <text:p>1.366343359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634335926845">
                <text:p>1.366343359268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7043537215381">
                <text:p>1.3704353721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043537215381">
                <text:p>1.37043537215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7454675868361">
                <text:p>1.37454675868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454675868361">
                <text:p>1.374546758683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7867765347058">
                <text:p>1.3786776534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867765347058">
                <text:p>1.37867765347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8282819237667">
                <text:p>1.3828281923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282819237667">
                <text:p>1.38282819237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8699851252764">
                <text:p>1.3869985125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699851252764">
                <text:p>1.386998512527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9118875232771">
                <text:p>1.3911887523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118875232771">
                <text:p>1.391188752327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9539905147458">
                <text:p>1.3953990514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539905147458">
                <text:p>1.39539905147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9962955097451">
                <text:p>1.3996295509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962955097451">
                <text:p>1.399629550974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038803931577">
                <text:p>1.403880393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38803931577">
                <text:p>1.40388039315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0815172169392">
                <text:p>1.4081517216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815172169392">
                <text:p>1.408151721693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1244368160819">
                <text:p>1.4124436816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244368160819">
                <text:p>1.412443681608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1675641929694">
                <text:p>1.4167564192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675641929694">
                <text:p>1.416756419296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2109008254414">
                <text:p>1.4210900825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109008254414">
                <text:p>1.42109008254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2544482053785">
                <text:p>1.4254448205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544482053785">
                <text:p>1.425444820537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2982078388692">
                <text:p>1.4298207838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982078388692">
                <text:p>1.429820783886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3421812463795">
                <text:p>1.4342181246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421812463795">
                <text:p>1.434218124637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3863699629246">
                <text:p>1.4386369962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863699629246">
                <text:p>1.438636996292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4307755382438">
                <text:p>1.4430775538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307755382438">
                <text:p>1.443077553824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4753995369771">
                <text:p>1.4475399536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753995369771">
                <text:p>1.44753995369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20243538845">
                <text:p>1.4520243538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20243538845">
                <text:p>1.4520243538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5653091388305">
                <text:p>1.4565309138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653091388305">
                <text:p>1.456530913883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610597947364">
                <text:p>1.461059794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10597947364">
                <text:p>1.4610597947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6561115905106">
                <text:p>1.4656111590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561115905106">
                <text:p>1.465611159051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7018517101605">
                <text:p>1.4701851710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018517101605">
                <text:p>1.47018517101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47819964222">
                <text:p>1.474781996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47819964222">
                <text:p>1.4747819964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940180268171">
                <text:p>1.47940180268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940180268171">
                <text:p>1.479401802681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404475884805">
                <text:p>1.4840447588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04475884805">
                <text:p>1.48404475884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887110356361">
                <text:p>1.488711035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87110356361">
                <text:p>1.48871103563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340080544263">
                <text:p>1.4934008054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340080544263">
                <text:p>1.493400805442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9811424236708">
                <text:p>1.4981142423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11424236708">
                <text:p>1.498114242367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0285152223257">
                <text:p>1.5028515222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285152223257">
                <text:p>1.50285152223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0761282260736">
                <text:p>1.5076128226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761282260736">
                <text:p>1.507612822607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1239832282652">
                <text:p>1.5123983228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239832282652">
                <text:p>1.512398322826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1720820401397">
                <text:p>1.5172082040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720820401397">
                <text:p>1.517208204013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2204264910483">
                <text:p>1.5220426491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204264910483">
                <text:p>1.522042649104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2690184286815">
                <text:p>1.5269018428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690184286815">
                <text:p>1.52690184286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3178597192992">
                <text:p>1.5317859719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78597192992">
                <text:p>1.53178597192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3669522479645">
                <text:p>1.5366952247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669522479645">
                <text:p>1.53669522479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4162979187815">
                <text:p>1.5416297918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162979187815">
                <text:p>1.541629791878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4658986551363">
                <text:p>1.5465898655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658986551363">
                <text:p>1.546589865513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5157563999412">
                <text:p>1.5515756399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157563999412">
                <text:p>1.551575639994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5658731158838">
                <text:p>1.5565873115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658731158838">
                <text:p>1.556587311588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6162507856788">
                <text:p>1.561625078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162507856788">
                <text:p>1.56162507856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6668914123244">
                <text:p>1.5666891412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668914123244">
                <text:p>1.566689141232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7177970193622">
                <text:p>1.5717797019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177970193622">
                <text:p>1.571779701936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7689696511413">
                <text:p>1.5768969651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689696511413">
                <text:p>1.57689696511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204113730865">
                <text:p>1.5820411373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204113730865">
                <text:p>1.582041137308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8721242719704">
                <text:p>1.5872124271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721242719704">
                <text:p>1.58721242719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9241104561905">
                <text:p>1.592411045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241104561905">
                <text:p>1.592411045619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9763720560493">
                <text:p>1.5976372056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763720560493">
                <text:p>1.597637205604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0289112240402">
                <text:p>1.6028911224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289112240402">
                <text:p>1.60289112240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0817301351369">
                <text:p>1.6081730135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817301351369">
                <text:p>1.608173013513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1348309870875">
                <text:p>1.613483098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348309870875">
                <text:p>1.61348309870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188216000714">
                <text:p>1.61882160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88216000714">
                <text:p>1.61882160007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2418874202153">
                <text:p>1.6241887420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418874202153">
                <text:p>1.624188742021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2958475134758">
                <text:p>1.6295847513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958475134758">
                <text:p>1.629584751347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3500985723789">
                <text:p>1.6350098572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500985723789">
                <text:p>1.63500985723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4046429131252">
                <text:p>1.6404642913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046429131252">
                <text:p>1.640464291312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4594828765559">
                <text:p>1.6459482876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594828765559">
                <text:p>1.645948287655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5146208284813">
                <text:p>1.6514620828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46208284813">
                <text:p>1.65146208284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5700591600146">
                <text:p>1.657005916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700591600146">
                <text:p>1.65700591600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6258002879114">
                <text:p>1.66258002879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258002879114">
                <text:p>1.66258002879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6818466549141">
                <text:p>1.6681846654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818466549141">
                <text:p>1.66818466549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738200730102">
                <text:p>1.673820073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38200730102">
                <text:p>1.6738200730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7948650092479">
                <text:p>1.6794865009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948650092479">
                <text:p>1.67948650092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8518420151789">
                <text:p>1.6851842015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518420151789">
                <text:p>1.685184201517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9091342981448">
                <text:p>1.6909134298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091342981448">
                <text:p>1.690913429814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9667444361914">
                <text:p>1.6966744436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67444361914">
                <text:p>1.696674443619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0246750355401">
                <text:p>1.7024675035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46750355401">
                <text:p>1.702467503554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0829287309743">
                <text:p>1.7082928730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829287309743">
                <text:p>1.708292873097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1415081862314">
                <text:p>1.7141508186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415081862314">
                <text:p>1.714150818623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72004160944018">
                <text:p>1.72004160944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004160944018">
                <text:p>1.720041609440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72596551783344">
                <text:p>1.7259655178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596551783344">
                <text:p>1.725965517833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73192281910487">
                <text:p>1.7319228191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192281910487">
                <text:p>1.73192281910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3791379161539">
                <text:p>1.7379137916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791379161539">
                <text:p>1.737913791615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4393871682751">
                <text:p>1.7439387168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393871682751">
                <text:p>1.743938716827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4999787934861">
                <text:p>1.7499978793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999787934861">
                <text:p>1.749997879348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.7569696969697">
                <text:p>1.7569696969697</text:p>
              </table:table-cell>
              <table:table-cell office:value-type="float" office:value="NaN">
                <text:p>NaN</text:p>
              </table:table-cell>
              <table:table-cell office:value-type="float" office:value="1.6969696969697">
                <text:p>1.69696969696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1.76580808080808">
                <text:p>1.76580808080808</text:p>
              </table:table-cell>
              <table:table-cell office:value-type="float" office:value="NaN">
                <text:p>NaN</text:p>
              </table:table-cell>
              <table:table-cell office:value-type="float" office:value="1.70580808080808">
                <text:p>1.705808080808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1.77464646464646">
                <text:p>1.77464646464646</text:p>
              </table:table-cell>
              <table:table-cell office:value-type="float" office:value="NaN">
                <text:p>NaN</text:p>
              </table:table-cell>
              <table:table-cell office:value-type="float" office:value="1.71464646464646">
                <text:p>1.714646464646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1.78348484848485">
                <text:p>1.78348484848485</text:p>
              </table:table-cell>
              <table:table-cell office:value-type="float" office:value="NaN">
                <text:p>NaN</text:p>
              </table:table-cell>
              <table:table-cell office:value-type="float" office:value="1.72348484848485">
                <text:p>1.723484848484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1.79232323232323">
                <text:p>1.79232323232323</text:p>
              </table:table-cell>
              <table:table-cell office:value-type="float" office:value="NaN">
                <text:p>NaN</text:p>
              </table:table-cell>
              <table:table-cell office:value-type="float" office:value="1.73232323232323">
                <text:p>1.732323232323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1.80116161616162">
                <text:p>1.80116161616162</text:p>
              </table:table-cell>
              <table:table-cell office:value-type="float" office:value="NaN">
                <text:p>NaN</text:p>
              </table:table-cell>
              <table:table-cell office:value-type="float" office:value="1.74116161616162">
                <text:p>1.741161616161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1.81883838383838">
                <text:p>1.81883838383838</text:p>
              </table:table-cell>
              <table:table-cell office:value-type="float" office:value="NaN">
                <text:p>NaN</text:p>
              </table:table-cell>
              <table:table-cell office:value-type="float" office:value="1.75883838383838">
                <text:p>1.758838383838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.82767676767677">
                <text:p>1.82767676767677</text:p>
              </table:table-cell>
              <table:table-cell office:value-type="float" office:value="NaN">
                <text:p>NaN</text:p>
              </table:table-cell>
              <table:table-cell office:value-type="float" office:value="1.76767676767677">
                <text:p>1.767676767676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1.83651515151515">
                <text:p>1.83651515151515</text:p>
              </table:table-cell>
              <table:table-cell office:value-type="float" office:value="NaN">
                <text:p>NaN</text:p>
              </table:table-cell>
              <table:table-cell office:value-type="float" office:value="1.77651515151515">
                <text:p>1.776515151515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.84535353535354">
                <text:p>1.84535353535354</text:p>
              </table:table-cell>
              <table:table-cell office:value-type="float" office:value="NaN">
                <text:p>NaN</text:p>
              </table:table-cell>
              <table:table-cell office:value-type="float" office:value="1.78535353535354">
                <text:p>1.785353535353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1.85419191919192">
                <text:p>1.85419191919192</text:p>
              </table:table-cell>
              <table:table-cell office:value-type="float" office:value="NaN">
                <text:p>NaN</text:p>
              </table:table-cell>
              <table:table-cell office:value-type="float" office:value="1.79419191919192">
                <text:p>1.794191919191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.8630303030303">
                <text:p>1.8630303030303</text:p>
              </table:table-cell>
              <table:table-cell office:value-type="float" office:value="NaN">
                <text:p>NaN</text:p>
              </table:table-cell>
              <table:table-cell office:value-type="float" office:value="1.8030303030303">
                <text:p>1.80303030303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1.87186868686869">
                <text:p>1.87186868686869</text:p>
              </table:table-cell>
              <table:table-cell office:value-type="float" office:value="NaN">
                <text:p>NaN</text:p>
              </table:table-cell>
              <table:table-cell office:value-type="float" office:value="1.81186868686869">
                <text:p>1.811868686868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1.88070707070707">
                <text:p>1.88070707070707</text:p>
              </table:table-cell>
              <table:table-cell office:value-type="float" office:value="NaN">
                <text:p>NaN</text:p>
              </table:table-cell>
              <table:table-cell office:value-type="float" office:value="1.82070707070707">
                <text:p>1.820707070707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1.88954545454545">
                <text:p>1.88954545454545</text:p>
              </table:table-cell>
              <table:table-cell office:value-type="float" office:value="NaN">
                <text:p>NaN</text:p>
              </table:table-cell>
              <table:table-cell office:value-type="float" office:value="1.82954545454545">
                <text:p>1.829545454545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1.89838383838384">
                <text:p>1.89838383838384</text:p>
              </table:table-cell>
              <table:table-cell office:value-type="float" office:value="NaN">
                <text:p>NaN</text:p>
              </table:table-cell>
              <table:table-cell office:value-type="float" office:value="1.83838383838384">
                <text:p>1.838383838383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1.90722222222222">
                <text:p>1.90722222222222</text:p>
              </table:table-cell>
              <table:table-cell office:value-type="float" office:value="NaN">
                <text:p>NaN</text:p>
              </table:table-cell>
              <table:table-cell office:value-type="float" office:value="1.84722222222222">
                <text:p>1.847222222222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1.91606060606061">
                <text:p>1.91606060606061</text:p>
              </table:table-cell>
              <table:table-cell office:value-type="float" office:value="NaN">
                <text:p>NaN</text:p>
              </table:table-cell>
              <table:table-cell office:value-type="float" office:value="1.85606060606061">
                <text:p>1.856060606060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1.92489898989899">
                <text:p>1.92489898989899</text:p>
              </table:table-cell>
              <table:table-cell office:value-type="float" office:value="NaN">
                <text:p>NaN</text:p>
              </table:table-cell>
              <table:table-cell office:value-type="float" office:value="1.86489898989899">
                <text:p>1.864898989898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.93373737373737">
                <text:p>1.93373737373737</text:p>
              </table:table-cell>
              <table:table-cell office:value-type="float" office:value="NaN">
                <text:p>NaN</text:p>
              </table:table-cell>
              <table:table-cell office:value-type="float" office:value="1.87373737373737">
                <text:p>1.87373737373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.94257575757576">
                <text:p>1.94257575757576</text:p>
              </table:table-cell>
              <table:table-cell office:value-type="float" office:value="NaN">
                <text:p>NaN</text:p>
              </table:table-cell>
              <table:table-cell office:value-type="float" office:value="1.88257575757576">
                <text:p>1.882575757575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1.95141414141414">
                <text:p>1.95141414141414</text:p>
              </table:table-cell>
              <table:table-cell office:value-type="float" office:value="NaN">
                <text:p>NaN</text:p>
              </table:table-cell>
              <table:table-cell office:value-type="float" office:value="1.89141414141414">
                <text:p>1.891414141414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1.96025252525253">
                <text:p>1.96025252525253</text:p>
              </table:table-cell>
              <table:table-cell office:value-type="float" office:value="NaN">
                <text:p>NaN</text:p>
              </table:table-cell>
              <table:table-cell office:value-type="float" office:value="1.90025252525253">
                <text:p>1.900252525252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1.96909090909091">
                <text:p>1.96909090909091</text:p>
              </table:table-cell>
              <table:table-cell office:value-type="float" office:value="NaN">
                <text:p>NaN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1.97792929292929">
                <text:p>1.97792929292929</text:p>
              </table:table-cell>
              <table:table-cell office:value-type="float" office:value="NaN">
                <text:p>NaN</text:p>
              </table:table-cell>
              <table:table-cell office:value-type="float" office:value="1.91792929292929">
                <text:p>1.917929292929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1.98676767676768">
                <text:p>1.98676767676768</text:p>
              </table:table-cell>
              <table:table-cell office:value-type="float" office:value="NaN">
                <text:p>NaN</text:p>
              </table:table-cell>
              <table:table-cell office:value-type="float" office:value="1.92676767676768">
                <text:p>1.926767676767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1.99560606060606">
                <text:p>1.99560606060606</text:p>
              </table:table-cell>
              <table:table-cell office:value-type="float" office:value="NaN">
                <text:p>NaN</text:p>
              </table:table-cell>
              <table:table-cell office:value-type="float" office:value="1.93560606060606">
                <text:p>1.935606060606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.00444444444444">
                <text:p>2.00444444444444</text:p>
              </table:table-cell>
              <table:table-cell office:value-type="float" office:value="NaN">
                <text:p>NaN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.01328282828283">
                <text:p>2.01328282828283</text:p>
              </table:table-cell>
              <table:table-cell office:value-type="float" office:value="NaN">
                <text:p>NaN</text:p>
              </table:table-cell>
              <table:table-cell office:value-type="float" office:value="1.95328282828283">
                <text:p>1.953282828282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.02212121212121">
                <text:p>2.02212121212121</text:p>
              </table:table-cell>
              <table:table-cell office:value-type="float" office:value="NaN">
                <text:p>NaN</text:p>
              </table:table-cell>
              <table:table-cell office:value-type="float" office:value="1.96212121212121">
                <text:p>1.96212121212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.0309595959596">
                <text:p>2.0309595959596</text:p>
              </table:table-cell>
              <table:table-cell office:value-type="float" office:value="NaN">
                <text:p>NaN</text:p>
              </table:table-cell>
              <table:table-cell office:value-type="float" office:value="1.9709595959596">
                <text:p>1.97095959595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.03979797979798">
                <text:p>2.03979797979798</text:p>
              </table:table-cell>
              <table:table-cell office:value-type="float" office:value="NaN">
                <text:p>NaN</text:p>
              </table:table-cell>
              <table:table-cell office:value-type="float" office:value="1.97979797979798">
                <text:p>1.979797979797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.04863636363636">
                <text:p>2.04863636363636</text:p>
              </table:table-cell>
              <table:table-cell office:value-type="float" office:value="NaN">
                <text:p>NaN</text:p>
              </table:table-cell>
              <table:table-cell office:value-type="float" office:value="1.98863636363636">
                <text:p>1.988636363636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.05747474747475">
                <text:p>2.05747474747475</text:p>
              </table:table-cell>
              <table:table-cell office:value-type="float" office:value="NaN">
                <text:p>NaN</text:p>
              </table:table-cell>
              <table:table-cell office:value-type="float" office:value="1.99747474747475">
                <text:p>1.997474747474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.06631313131313">
                <text:p>2.06631313131313</text:p>
              </table:table-cell>
              <table:table-cell office:value-type="float" office:value="NaN">
                <text:p>NaN</text:p>
              </table:table-cell>
              <table:table-cell office:value-type="float" office:value="2.00631313131313">
                <text:p>2.006313131313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.07515151515151">
                <text:p>2.07515151515151</text:p>
              </table:table-cell>
              <table:table-cell office:value-type="float" office:value="NaN">
                <text:p>NaN</text:p>
              </table:table-cell>
              <table:table-cell office:value-type="float" office:value="2.01515151515151">
                <text:p>2.015151515151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.0839898989899">
                <text:p>2.0839898989899</text:p>
              </table:table-cell>
              <table:table-cell office:value-type="float" office:value="NaN">
                <text:p>NaN</text:p>
              </table:table-cell>
              <table:table-cell office:value-type="float" office:value="2.0239898989899">
                <text:p>2.02398989898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.09282828282828">
                <text:p>2.09282828282828</text:p>
              </table:table-cell>
              <table:table-cell office:value-type="float" office:value="NaN">
                <text:p>NaN</text:p>
              </table:table-cell>
              <table:table-cell office:value-type="float" office:value="2.03282828282828">
                <text:p>2.032828282828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.10166666666667">
                <text:p>2.10166666666667</text:p>
              </table:table-cell>
              <table:table-cell office:value-type="float" office:value="NaN">
                <text:p>NaN</text:p>
              </table:table-cell>
              <table:table-cell office:value-type="float" office:value="2.04166666666667">
                <text:p>2.04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.11050505050505">
                <text:p>2.11050505050505</text:p>
              </table:table-cell>
              <table:table-cell office:value-type="float" office:value="NaN">
                <text:p>NaN</text:p>
              </table:table-cell>
              <table:table-cell office:value-type="float" office:value="2.05050505050505">
                <text:p>2.050505050505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.11934343434343">
                <text:p>2.11934343434343</text:p>
              </table:table-cell>
              <table:table-cell office:value-type="float" office:value="NaN">
                <text:p>NaN</text:p>
              </table:table-cell>
              <table:table-cell office:value-type="float" office:value="2.05934343434343">
                <text:p>2.059343434343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.12818181818182">
                <text:p>2.12818181818182</text:p>
              </table:table-cell>
              <table:table-cell office:value-type="float" office:value="NaN">
                <text:p>NaN</text:p>
              </table:table-cell>
              <table:table-cell office:value-type="float" office:value="2.06818181818182">
                <text:p>2.06818181818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.1370202020202">
                <text:p>2.1370202020202</text:p>
              </table:table-cell>
              <table:table-cell office:value-type="float" office:value="NaN">
                <text:p>NaN</text:p>
              </table:table-cell>
              <table:table-cell office:value-type="float" office:value="2.0770202020202">
                <text:p>2.0770202020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.14585858585859">
                <text:p>2.14585858585859</text:p>
              </table:table-cell>
              <table:table-cell office:value-type="float" office:value="NaN">
                <text:p>NaN</text:p>
              </table:table-cell>
              <table:table-cell office:value-type="float" office:value="2.08585858585859">
                <text:p>2.085858585858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.15469696969697">
                <text:p>2.15469696969697</text:p>
              </table:table-cell>
              <table:table-cell office:value-type="float" office:value="NaN">
                <text:p>NaN</text:p>
              </table:table-cell>
              <table:table-cell office:value-type="float" office:value="2.09469696969697">
                <text:p>2.094696969696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.16353535353535">
                <text:p>2.16353535353535</text:p>
              </table:table-cell>
              <table:table-cell office:value-type="float" office:value="NaN">
                <text:p>NaN</text:p>
              </table:table-cell>
              <table:table-cell office:value-type="float" office:value="2.10353535353535">
                <text:p>2.103535353535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.17237373737374">
                <text:p>2.17237373737374</text:p>
              </table:table-cell>
              <table:table-cell office:value-type="float" office:value="NaN">
                <text:p>NaN</text:p>
              </table:table-cell>
              <table:table-cell office:value-type="float" office:value="2.11237373737374">
                <text:p>2.112373737373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.18121212121212">
                <text:p>2.18121212121212</text:p>
              </table:table-cell>
              <table:table-cell office:value-type="float" office:value="NaN">
                <text:p>NaN</text:p>
              </table:table-cell>
              <table:table-cell office:value-type="float" office:value="2.12121212121212">
                <text:p>2.12121212121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.19005050505051">
                <text:p>2.19005050505051</text:p>
              </table:table-cell>
              <table:table-cell office:value-type="float" office:value="NaN">
                <text:p>NaN</text:p>
              </table:table-cell>
              <table:table-cell office:value-type="float" office:value="2.13005050505051">
                <text:p>2.130050505050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.19888888888889">
                <text:p>2.19888888888889</text:p>
              </table:table-cell>
              <table:table-cell office:value-type="float" office:value="NaN">
                <text:p>NaN</text:p>
              </table:table-cell>
              <table:table-cell office:value-type="float" office:value="2.13888888888889">
                <text:p>2.13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.20772727272727">
                <text:p>2.20772727272727</text:p>
              </table:table-cell>
              <table:table-cell office:value-type="float" office:value="NaN">
                <text:p>NaN</text:p>
              </table:table-cell>
              <table:table-cell office:value-type="float" office:value="2.14772727272727">
                <text:p>2.14772727272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.21656565656566">
                <text:p>2.21656565656566</text:p>
              </table:table-cell>
              <table:table-cell office:value-type="float" office:value="NaN">
                <text:p>NaN</text:p>
              </table:table-cell>
              <table:table-cell office:value-type="float" office:value="2.15656565656566">
                <text:p>2.156565656565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.22540404040404">
                <text:p>2.22540404040404</text:p>
              </table:table-cell>
              <table:table-cell office:value-type="float" office:value="NaN">
                <text:p>NaN</text:p>
              </table:table-cell>
              <table:table-cell office:value-type="float" office:value="2.16540404040404">
                <text:p>2.165404040404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.23424242424242">
                <text:p>2.23424242424242</text:p>
              </table:table-cell>
              <table:table-cell office:value-type="float" office:value="NaN">
                <text:p>NaN</text:p>
              </table:table-cell>
              <table:table-cell office:value-type="float" office:value="2.17424242424242">
                <text:p>2.17424242424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.24308080808081">
                <text:p>2.24308080808081</text:p>
              </table:table-cell>
              <table:table-cell office:value-type="float" office:value="NaN">
                <text:p>NaN</text:p>
              </table:table-cell>
              <table:table-cell office:value-type="float" office:value="2.18308080808081">
                <text:p>2.183080808080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.25191919191919">
                <text:p>2.25191919191919</text:p>
              </table:table-cell>
              <table:table-cell office:value-type="float" office:value="NaN">
                <text:p>NaN</text:p>
              </table:table-cell>
              <table:table-cell office:value-type="float" office:value="2.19191919191919">
                <text:p>2.191919191919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.26075757575758">
                <text:p>2.26075757575758</text:p>
              </table:table-cell>
              <table:table-cell office:value-type="float" office:value="NaN">
                <text:p>NaN</text:p>
              </table:table-cell>
              <table:table-cell office:value-type="float" office:value="2.20075757575758">
                <text:p>2.200757575757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.26959595959596">
                <text:p>2.26959595959596</text:p>
              </table:table-cell>
              <table:table-cell office:value-type="float" office:value="NaN">
                <text:p>NaN</text:p>
              </table:table-cell>
              <table:table-cell office:value-type="float" office:value="2.20959595959596">
                <text:p>2.209595959595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.27843434343434">
                <text:p>2.27843434343434</text:p>
              </table:table-cell>
              <table:table-cell office:value-type="float" office:value="NaN">
                <text:p>NaN</text:p>
              </table:table-cell>
              <table:table-cell office:value-type="float" office:value="2.21843434343434">
                <text:p>2.218434343434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.28727272727273">
                <text:p>2.28727272727273</text:p>
              </table:table-cell>
              <table:table-cell office:value-type="float" office:value="NaN">
                <text:p>NaN</text:p>
              </table:table-cell>
              <table:table-cell office:value-type="float" office:value="2.22727272727273">
                <text:p>2.227272727272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.29611111111111">
                <text:p>2.29611111111111</text:p>
              </table:table-cell>
              <table:table-cell office:value-type="float" office:value="NaN">
                <text:p>NaN</text:p>
              </table:table-cell>
              <table:table-cell office:value-type="float" office:value="2.23611111111111">
                <text:p>2.23611111111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.30494949494949">
                <text:p>2.30494949494949</text:p>
              </table:table-cell>
              <table:table-cell office:value-type="float" office:value="NaN">
                <text:p>NaN</text:p>
              </table:table-cell>
              <table:table-cell office:value-type="float" office:value="2.24494949494949">
                <text:p>2.244949494949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.31378787878788">
                <text:p>2.31378787878788</text:p>
              </table:table-cell>
              <table:table-cell office:value-type="float" office:value="NaN">
                <text:p>NaN</text:p>
              </table:table-cell>
              <table:table-cell office:value-type="float" office:value="2.25378787878788">
                <text:p>2.253787878787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.32262626262626">
                <text:p>2.32262626262626</text:p>
              </table:table-cell>
              <table:table-cell office:value-type="float" office:value="NaN">
                <text:p>NaN</text:p>
              </table:table-cell>
              <table:table-cell office:value-type="float" office:value="2.26262626262626">
                <text:p>2.262626262626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.33146464646465">
                <text:p>2.33146464646465</text:p>
              </table:table-cell>
              <table:table-cell office:value-type="float" office:value="NaN">
                <text:p>NaN</text:p>
              </table:table-cell>
              <table:table-cell office:value-type="float" office:value="2.27146464646465">
                <text:p>2.271464646464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.34030303030303">
                <text:p>2.34030303030303</text:p>
              </table:table-cell>
              <table:table-cell office:value-type="float" office:value="NaN">
                <text:p>NaN</text:p>
              </table:table-cell>
              <table:table-cell office:value-type="float" office:value="2.28030303030303">
                <text:p>2.280303030303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.34914141414141">
                <text:p>2.34914141414141</text:p>
              </table:table-cell>
              <table:table-cell office:value-type="float" office:value="NaN">
                <text:p>NaN</text:p>
              </table:table-cell>
              <table:table-cell office:value-type="float" office:value="2.28914141414141">
                <text:p>2.289141414141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.3579797979798">
                <text:p>2.3579797979798</text:p>
              </table:table-cell>
              <table:table-cell office:value-type="float" office:value="NaN">
                <text:p>NaN</text:p>
              </table:table-cell>
              <table:table-cell office:value-type="float" office:value="2.2979797979798">
                <text:p>2.29797979797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.36681818181818">
                <text:p>2.36681818181818</text:p>
              </table:table-cell>
              <table:table-cell office:value-type="float" office:value="NaN">
                <text:p>NaN</text:p>
              </table:table-cell>
              <table:table-cell office:value-type="float" office:value="2.30681818181818">
                <text:p>2.306818181818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.37565656565657">
                <text:p>2.37565656565657</text:p>
              </table:table-cell>
              <table:table-cell office:value-type="float" office:value="NaN">
                <text:p>NaN</text:p>
              </table:table-cell>
              <table:table-cell office:value-type="float" office:value="2.31565656565657">
                <text:p>2.315656565656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.38449494949495">
                <text:p>2.38449494949495</text:p>
              </table:table-cell>
              <table:table-cell office:value-type="float" office:value="NaN">
                <text:p>NaN</text:p>
              </table:table-cell>
              <table:table-cell office:value-type="float" office:value="2.32449494949495">
                <text:p>2.324494949494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.39333333333333">
                <text:p>2.39333333333333</text:p>
              </table:table-cell>
              <table:table-cell office:value-type="float" office:value="NaN">
                <text:p>NaN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.40217171717172">
                <text:p>2.40217171717172</text:p>
              </table:table-cell>
              <table:table-cell office:value-type="float" office:value="NaN">
                <text:p>NaN</text:p>
              </table:table-cell>
              <table:table-cell office:value-type="float" office:value="2.34217171717172">
                <text:p>2.342171717171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.4110101010101">
                <text:p>2.4110101010101</text:p>
              </table:table-cell>
              <table:table-cell office:value-type="float" office:value="NaN">
                <text:p>NaN</text:p>
              </table:table-cell>
              <table:table-cell office:value-type="float" office:value="2.3510101010101">
                <text:p>2.35101010101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.41984848484848">
                <text:p>2.41984848484848</text:p>
              </table:table-cell>
              <table:table-cell office:value-type="float" office:value="NaN">
                <text:p>NaN</text:p>
              </table:table-cell>
              <table:table-cell office:value-type="float" office:value="2.35984848484848">
                <text:p>2.359848484848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.42868686868687">
                <text:p>2.42868686868687</text:p>
              </table:table-cell>
              <table:table-cell office:value-type="float" office:value="NaN">
                <text:p>NaN</text:p>
              </table:table-cell>
              <table:table-cell office:value-type="float" office:value="2.36868686868687">
                <text:p>2.368686868686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.43752525252525">
                <text:p>2.43752525252525</text:p>
              </table:table-cell>
              <table:table-cell office:value-type="float" office:value="NaN">
                <text:p>NaN</text:p>
              </table:table-cell>
              <table:table-cell office:value-type="float" office:value="2.37752525252525">
                <text:p>2.37752525252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.44636363636364">
                <text:p>2.44636363636364</text:p>
              </table:table-cell>
              <table:table-cell office:value-type="float" office:value="NaN">
                <text:p>NaN</text:p>
              </table:table-cell>
              <table:table-cell office:value-type="float" office:value="2.38636363636364">
                <text:p>2.386363636363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.45520202020202">
                <text:p>2.45520202020202</text:p>
              </table:table-cell>
              <table:table-cell office:value-type="float" office:value="NaN">
                <text:p>NaN</text:p>
              </table:table-cell>
              <table:table-cell office:value-type="float" office:value="2.39520202020202">
                <text:p>2.39520202020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.4640404040404">
                <text:p>2.4640404040404</text:p>
              </table:table-cell>
              <table:table-cell office:value-type="float" office:value="NaN">
                <text:p>NaN</text:p>
              </table:table-cell>
              <table:table-cell office:value-type="float" office:value="2.4040404040404">
                <text:p>2.40404040404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.47287878787879">
                <text:p>2.47287878787879</text:p>
              </table:table-cell>
              <table:table-cell office:value-type="float" office:value="NaN">
                <text:p>NaN</text:p>
              </table:table-cell>
              <table:table-cell office:value-type="float" office:value="2.41287878787879">
                <text:p>2.412878787878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.48171717171717">
                <text:p>2.48171717171717</text:p>
              </table:table-cell>
              <table:table-cell office:value-type="float" office:value="NaN">
                <text:p>NaN</text:p>
              </table:table-cell>
              <table:table-cell office:value-type="float" office:value="2.42171717171717">
                <text:p>2.421717171717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.49055555555556">
                <text:p>2.49055555555556</text:p>
              </table:table-cell>
              <table:table-cell office:value-type="float" office:value="NaN">
                <text:p>NaN</text:p>
              </table:table-cell>
              <table:table-cell office:value-type="float" office:value="2.43055555555556">
                <text:p>2.430555555555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.49939393939394">
                <text:p>2.49939393939394</text:p>
              </table:table-cell>
              <table:table-cell office:value-type="float" office:value="NaN">
                <text:p>NaN</text:p>
              </table:table-cell>
              <table:table-cell office:value-type="float" office:value="2.43939393939394">
                <text:p>2.439393939393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.50823232323232">
                <text:p>2.50823232323232</text:p>
              </table:table-cell>
              <table:table-cell office:value-type="float" office:value="NaN">
                <text:p>NaN</text:p>
              </table:table-cell>
              <table:table-cell office:value-type="float" office:value="2.44823232323232">
                <text:p>2.448232323232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.51707070707071">
                <text:p>2.51707070707071</text:p>
              </table:table-cell>
              <table:table-cell office:value-type="float" office:value="NaN">
                <text:p>NaN</text:p>
              </table:table-cell>
              <table:table-cell office:value-type="float" office:value="2.45707070707071">
                <text:p>2.457070707070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.52590909090909">
                <text:p>2.52590909090909</text:p>
              </table:table-cell>
              <table:table-cell office:value-type="float" office:value="NaN">
                <text:p>NaN</text:p>
              </table:table-cell>
              <table:table-cell office:value-type="float" office:value="2.46590909090909">
                <text:p>2.465909090909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.53474747474747">
                <text:p>2.53474747474747</text:p>
              </table:table-cell>
              <table:table-cell office:value-type="float" office:value="NaN">
                <text:p>NaN</text:p>
              </table:table-cell>
              <table:table-cell office:value-type="float" office:value="2.47474747474747">
                <text:p>2.474747474747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.54358585858586">
                <text:p>2.54358585858586</text:p>
              </table:table-cell>
              <table:table-cell office:value-type="float" office:value="NaN">
                <text:p>NaN</text:p>
              </table:table-cell>
              <table:table-cell office:value-type="float" office:value="2.48358585858586">
                <text:p>2.48358585858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.55242424242424">
                <text:p>2.55242424242424</text:p>
              </table:table-cell>
              <table:table-cell office:value-type="float" office:value="NaN">
                <text:p>NaN</text:p>
              </table:table-cell>
              <table:table-cell office:value-type="float" office:value="2.49242424242424">
                <text:p>2.4924242424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.56126262626263">
                <text:p>2.56126262626263</text:p>
              </table:table-cell>
              <table:table-cell office:value-type="float" office:value="NaN">
                <text:p>NaN</text:p>
              </table:table-cell>
              <table:table-cell office:value-type="float" office:value="2.50126262626263">
                <text:p>2.501262626262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.57010101010101">
                <text:p>2.57010101010101</text:p>
              </table:table-cell>
              <table:table-cell office:value-type="float" office:value="NaN">
                <text:p>NaN</text:p>
              </table:table-cell>
              <table:table-cell office:value-type="float" office:value="2.51010101010101">
                <text:p>2.510101010101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.57893939393939">
                <text:p>2.57893939393939</text:p>
              </table:table-cell>
              <table:table-cell office:value-type="float" office:value="NaN">
                <text:p>NaN</text:p>
              </table:table-cell>
              <table:table-cell office:value-type="float" office:value="2.51893939393939">
                <text:p>2.518939393939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.58777777777778">
                <text:p>2.58777777777778</text:p>
              </table:table-cell>
              <table:table-cell office:value-type="float" office:value="NaN">
                <text:p>NaN</text:p>
              </table:table-cell>
              <table:table-cell office:value-type="float" office:value="2.52777777777778">
                <text:p>2.527777777777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.59661616161616">
                <text:p>2.59661616161616</text:p>
              </table:table-cell>
              <table:table-cell office:value-type="float" office:value="NaN">
                <text:p>NaN</text:p>
              </table:table-cell>
              <table:table-cell office:value-type="float" office:value="2.53661616161616">
                <text:p>2.536616161616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.60545454545455">
                <text:p>2.60545454545455</text:p>
              </table:table-cell>
              <table:table-cell office:value-type="float" office:value="NaN">
                <text:p>NaN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.61429292929293">
                <text:p>2.61429292929293</text:p>
              </table:table-cell>
              <table:table-cell office:value-type="float" office:value="NaN">
                <text:p>NaN</text:p>
              </table:table-cell>
              <table:table-cell office:value-type="float" office:value="2.55429292929293">
                <text:p>2.554292929292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.62313131313131">
                <text:p>2.62313131313131</text:p>
              </table:table-cell>
              <table:table-cell office:value-type="float" office:value="NaN">
                <text:p>NaN</text:p>
              </table:table-cell>
              <table:table-cell office:value-type="float" office:value="2.56313131313131">
                <text:p>2.563131313131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.6319696969697">
                <text:p>2.6319696969697</text:p>
              </table:table-cell>
              <table:table-cell office:value-type="float" office:value="NaN">
                <text:p>NaN</text:p>
              </table:table-cell>
              <table:table-cell office:value-type="float" office:value="2.5719696969697">
                <text:p>2.57196969696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2.64080808080808">
                <text:p>2.64080808080808</text:p>
              </table:table-cell>
              <table:table-cell office:value-type="float" office:value="NaN">
                <text:p>NaN</text:p>
              </table:table-cell>
              <table:table-cell office:value-type="float" office:value="2.58080808080808">
                <text:p>2.580808080808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2.64964646464646">
                <text:p>2.64964646464646</text:p>
              </table:table-cell>
              <table:table-cell office:value-type="float" office:value="NaN">
                <text:p>NaN</text:p>
              </table:table-cell>
              <table:table-cell office:value-type="float" office:value="2.58964646464646">
                <text:p>2.589646464646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2.65848484848485">
                <text:p>2.65848484848485</text:p>
              </table:table-cell>
              <table:table-cell office:value-type="float" office:value="NaN">
                <text:p>NaN</text:p>
              </table:table-cell>
              <table:table-cell office:value-type="float" office:value="2.59848484848485">
                <text:p>2.598484848484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2.66732323232323">
                <text:p>2.66732323232323</text:p>
              </table:table-cell>
              <table:table-cell office:value-type="float" office:value="NaN">
                <text:p>NaN</text:p>
              </table:table-cell>
              <table:table-cell office:value-type="float" office:value="2.60732323232323">
                <text:p>2.60732323232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2.67616161616162">
                <text:p>2.67616161616162</text:p>
              </table:table-cell>
              <table:table-cell office:value-type="float" office:value="NaN">
                <text:p>NaN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2.685">
                <text:p>2.685</text:p>
              </table:table-cell>
              <table:table-cell office:value-type="float" office:value="NaN">
                <text:p>NaN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2.69383838383838">
                <text:p>2.69383838383838</text:p>
              </table:table-cell>
              <table:table-cell office:value-type="float" office:value="NaN">
                <text:p>NaN</text:p>
              </table:table-cell>
              <table:table-cell office:value-type="float" office:value="2.63383838383838">
                <text:p>2.633838383838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2.70267676767677">
                <text:p>2.70267676767677</text:p>
              </table:table-cell>
              <table:table-cell office:value-type="float" office:value="NaN">
                <text:p>NaN</text:p>
              </table:table-cell>
              <table:table-cell office:value-type="float" office:value="2.64267676767677">
                <text:p>2.642676767676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2.71151515151515">
                <text:p>2.71151515151515</text:p>
              </table:table-cell>
              <table:table-cell office:value-type="float" office:value="NaN">
                <text:p>NaN</text:p>
              </table:table-cell>
              <table:table-cell office:value-type="float" office:value="2.65151515151515">
                <text:p>2.651515151515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2.72035353535353">
                <text:p>2.72035353535353</text:p>
              </table:table-cell>
              <table:table-cell office:value-type="float" office:value="NaN">
                <text:p>NaN</text:p>
              </table:table-cell>
              <table:table-cell office:value-type="float" office:value="2.66035353535353">
                <text:p>2.660353535353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2.72919191919192">
                <text:p>2.72919191919192</text:p>
              </table:table-cell>
              <table:table-cell office:value-type="float" office:value="NaN">
                <text:p>NaN</text:p>
              </table:table-cell>
              <table:table-cell office:value-type="float" office:value="2.66919191919192">
                <text:p>2.669191919191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2.7380303030303">
                <text:p>2.7380303030303</text:p>
              </table:table-cell>
              <table:table-cell office:value-type="float" office:value="NaN">
                <text:p>NaN</text:p>
              </table:table-cell>
              <table:table-cell office:value-type="float" office:value="2.6780303030303">
                <text:p>2.67803030303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2.74686868686869">
                <text:p>2.74686868686869</text:p>
              </table:table-cell>
              <table:table-cell office:value-type="float" office:value="NaN">
                <text:p>NaN</text:p>
              </table:table-cell>
              <table:table-cell office:value-type="float" office:value="2.68686868686869">
                <text:p>2.686868686868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2.75570707070707">
                <text:p>2.75570707070707</text:p>
              </table:table-cell>
              <table:table-cell office:value-type="float" office:value="NaN">
                <text:p>NaN</text:p>
              </table:table-cell>
              <table:table-cell office:value-type="float" office:value="2.69570707070707">
                <text:p>2.695707070707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2.76454545454545">
                <text:p>2.76454545454545</text:p>
              </table:table-cell>
              <table:table-cell office:value-type="float" office:value="NaN">
                <text:p>NaN</text:p>
              </table:table-cell>
              <table:table-cell office:value-type="float" office:value="2.70454545454545">
                <text:p>2.704545454545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2.77338383838384">
                <text:p>2.77338383838384</text:p>
              </table:table-cell>
              <table:table-cell office:value-type="float" office:value="NaN">
                <text:p>NaN</text:p>
              </table:table-cell>
              <table:table-cell office:value-type="float" office:value="2.71338383838384">
                <text:p>2.713383838383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2.78222222222222">
                <text:p>2.78222222222222</text:p>
              </table:table-cell>
              <table:table-cell office:value-type="float" office:value="NaN">
                <text:p>NaN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2.79106060606061">
                <text:p>2.79106060606061</text:p>
              </table:table-cell>
              <table:table-cell office:value-type="float" office:value="NaN">
                <text:p>NaN</text:p>
              </table:table-cell>
              <table:table-cell office:value-type="float" office:value="2.73106060606061">
                <text:p>2.731060606060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2.79989898989899">
                <text:p>2.79989898989899</text:p>
              </table:table-cell>
              <table:table-cell office:value-type="float" office:value="NaN">
                <text:p>NaN</text:p>
              </table:table-cell>
              <table:table-cell office:value-type="float" office:value="2.73989898989899">
                <text:p>2.739898989898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2.80873737373737">
                <text:p>2.80873737373737</text:p>
              </table:table-cell>
              <table:table-cell office:value-type="float" office:value="NaN">
                <text:p>NaN</text:p>
              </table:table-cell>
              <table:table-cell office:value-type="float" office:value="2.74873737373737">
                <text:p>2.748737373737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2.81757575757576">
                <text:p>2.81757575757576</text:p>
              </table:table-cell>
              <table:table-cell office:value-type="float" office:value="NaN">
                <text:p>NaN</text:p>
              </table:table-cell>
              <table:table-cell office:value-type="float" office:value="2.75757575757576">
                <text:p>2.757575757575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2.82641414141414">
                <text:p>2.82641414141414</text:p>
              </table:table-cell>
              <table:table-cell office:value-type="float" office:value="NaN">
                <text:p>NaN</text:p>
              </table:table-cell>
              <table:table-cell office:value-type="float" office:value="2.76641414141414">
                <text:p>2.76641414141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2.83525252525253">
                <text:p>2.83525252525253</text:p>
              </table:table-cell>
              <table:table-cell office:value-type="float" office:value="NaN">
                <text:p>NaN</text:p>
              </table:table-cell>
              <table:table-cell office:value-type="float" office:value="2.77525252525252">
                <text:p>2.775252525252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2.84409090909091">
                <text:p>2.84409090909091</text:p>
              </table:table-cell>
              <table:table-cell office:value-type="float" office:value="NaN">
                <text:p>NaN</text:p>
              </table:table-cell>
              <table:table-cell office:value-type="float" office:value="2.78409090909091">
                <text:p>2.784090909090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2.85292929292929">
                <text:p>2.85292929292929</text:p>
              </table:table-cell>
              <table:table-cell office:value-type="float" office:value="NaN">
                <text:p>NaN</text:p>
              </table:table-cell>
              <table:table-cell office:value-type="float" office:value="2.79292929292929">
                <text:p>2.792929292929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2.86176767676768">
                <text:p>2.86176767676768</text:p>
              </table:table-cell>
              <table:table-cell office:value-type="float" office:value="NaN">
                <text:p>NaN</text:p>
              </table:table-cell>
              <table:table-cell office:value-type="float" office:value="2.80176767676768">
                <text:p>2.801767676767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2.87060606060606">
                <text:p>2.87060606060606</text:p>
              </table:table-cell>
              <table:table-cell office:value-type="float" office:value="NaN">
                <text:p>NaN</text:p>
              </table:table-cell>
              <table:table-cell office:value-type="float" office:value="2.81060606060606">
                <text:p>2.810606060606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2.87944444444444">
                <text:p>2.87944444444444</text:p>
              </table:table-cell>
              <table:table-cell office:value-type="float" office:value="NaN">
                <text:p>NaN</text:p>
              </table:table-cell>
              <table:table-cell office:value-type="float" office:value="2.81944444444444">
                <text:p>2.819444444444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2.88828282828283">
                <text:p>2.88828282828283</text:p>
              </table:table-cell>
              <table:table-cell office:value-type="float" office:value="NaN">
                <text:p>NaN</text:p>
              </table:table-cell>
              <table:table-cell office:value-type="float" office:value="2.82828282828283">
                <text:p>2.828282828282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2.89712121212121">
                <text:p>2.89712121212121</text:p>
              </table:table-cell>
              <table:table-cell office:value-type="float" office:value="NaN">
                <text:p>NaN</text:p>
              </table:table-cell>
              <table:table-cell office:value-type="float" office:value="2.83712121212121">
                <text:p>2.837121212121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2.9059595959596">
                <text:p>2.9059595959596</text:p>
              </table:table-cell>
              <table:table-cell office:value-type="float" office:value="NaN">
                <text:p>NaN</text:p>
              </table:table-cell>
              <table:table-cell office:value-type="float" office:value="2.8459595959596">
                <text:p>2.8459595959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2.91479797979798">
                <text:p>2.91479797979798</text:p>
              </table:table-cell>
              <table:table-cell office:value-type="float" office:value="NaN">
                <text:p>NaN</text:p>
              </table:table-cell>
              <table:table-cell office:value-type="float" office:value="2.85479797979798">
                <text:p>2.854797979797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2.92363636363636">
                <text:p>2.92363636363636</text:p>
              </table:table-cell>
              <table:table-cell office:value-type="float" office:value="NaN">
                <text:p>NaN</text:p>
              </table:table-cell>
              <table:table-cell office:value-type="float" office:value="2.86363636363636">
                <text:p>2.863636363636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2.93247474747475">
                <text:p>2.93247474747475</text:p>
              </table:table-cell>
              <table:table-cell office:value-type="float" office:value="NaN">
                <text:p>NaN</text:p>
              </table:table-cell>
              <table:table-cell office:value-type="float" office:value="2.87247474747475">
                <text:p>2.872474747474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2.94131313131313">
                <text:p>2.94131313131313</text:p>
              </table:table-cell>
              <table:table-cell office:value-type="float" office:value="NaN">
                <text:p>NaN</text:p>
              </table:table-cell>
              <table:table-cell office:value-type="float" office:value="2.88131313131313">
                <text:p>2.881313131313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2.95015151515151">
                <text:p>2.95015151515151</text:p>
              </table:table-cell>
              <table:table-cell office:value-type="float" office:value="NaN">
                <text:p>NaN</text:p>
              </table:table-cell>
              <table:table-cell office:value-type="float" office:value="2.89015151515152">
                <text:p>2.890151515151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2.9589898989899">
                <text:p>2.9589898989899</text:p>
              </table:table-cell>
              <table:table-cell office:value-type="float" office:value="NaN">
                <text:p>NaN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2.96782828282828">
                <text:p>2.96782828282828</text:p>
              </table:table-cell>
              <table:table-cell office:value-type="float" office:value="NaN">
                <text:p>NaN</text:p>
              </table:table-cell>
              <table:table-cell office:value-type="float" office:value="2.90782828282828">
                <text:p>2.90782828282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2.97666666666667">
                <text:p>2.97666666666667</text:p>
              </table:table-cell>
              <table:table-cell office:value-type="float" office:value="NaN">
                <text:p>NaN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2.98550505050505">
                <text:p>2.98550505050505</text:p>
              </table:table-cell>
              <table:table-cell office:value-type="float" office:value="NaN">
                <text:p>NaN</text:p>
              </table:table-cell>
              <table:table-cell office:value-type="float" office:value="2.92550505050505">
                <text:p>2.925505050505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2.99434343434343">
                <text:p>2.99434343434343</text:p>
              </table:table-cell>
              <table:table-cell office:value-type="float" office:value="NaN">
                <text:p>NaN</text:p>
              </table:table-cell>
              <table:table-cell office:value-type="float" office:value="2.93434343434343">
                <text:p>2.934343434343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.00318181818182">
                <text:p>3.00318181818182</text:p>
              </table:table-cell>
              <table:table-cell office:value-type="float" office:value="NaN">
                <text:p>NaN</text:p>
              </table:table-cell>
              <table:table-cell office:value-type="float" office:value="2.94318181818182">
                <text:p>2.943181818181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.0120202020202">
                <text:p>3.0120202020202</text:p>
              </table:table-cell>
              <table:table-cell office:value-type="float" office:value="NaN">
                <text:p>NaN</text:p>
              </table:table-cell>
              <table:table-cell office:value-type="float" office:value="2.9520202020202">
                <text:p>2.95202020202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.02085858585859">
                <text:p>3.02085858585859</text:p>
              </table:table-cell>
              <table:table-cell office:value-type="float" office:value="NaN">
                <text:p>NaN</text:p>
              </table:table-cell>
              <table:table-cell office:value-type="float" office:value="2.96085858585859">
                <text:p>2.960858585858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.02969696969697">
                <text:p>3.02969696969697</text:p>
              </table:table-cell>
              <table:table-cell office:value-type="float" office:value="NaN">
                <text:p>NaN</text:p>
              </table:table-cell>
              <table:table-cell office:value-type="float" office:value="2.96969696969697">
                <text:p>2.969696969696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.03853535353535">
                <text:p>3.03853535353535</text:p>
              </table:table-cell>
              <table:table-cell office:value-type="float" office:value="NaN">
                <text:p>NaN</text:p>
              </table:table-cell>
              <table:table-cell office:value-type="float" office:value="2.97853535353535">
                <text:p>2.978535353535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.04737373737374">
                <text:p>3.04737373737374</text:p>
              </table:table-cell>
              <table:table-cell office:value-type="float" office:value="NaN">
                <text:p>NaN</text:p>
              </table:table-cell>
              <table:table-cell office:value-type="float" office:value="2.98737373737374">
                <text:p>2.987373737373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.05621212121212">
                <text:p>3.05621212121212</text:p>
              </table:table-cell>
              <table:table-cell office:value-type="float" office:value="NaN">
                <text:p>NaN</text:p>
              </table:table-cell>
              <table:table-cell office:value-type="float" office:value="2.99621212121212">
                <text:p>2.996212121212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.06505050505051">
                <text:p>3.06505050505051</text:p>
              </table:table-cell>
              <table:table-cell office:value-type="float" office:value="NaN">
                <text:p>NaN</text:p>
              </table:table-cell>
              <table:table-cell office:value-type="float" office:value="3.00505050505051">
                <text:p>3.005050505050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.07388888888889">
                <text:p>3.07388888888889</text:p>
              </table:table-cell>
              <table:table-cell office:value-type="float" office:value="NaN">
                <text:p>NaN</text:p>
              </table:table-cell>
              <table:table-cell office:value-type="float" office:value="3.01388888888889">
                <text:p>3.013888888888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.08272727272727">
                <text:p>3.08272727272727</text:p>
              </table:table-cell>
              <table:table-cell office:value-type="float" office:value="NaN">
                <text:p>NaN</text:p>
              </table:table-cell>
              <table:table-cell office:value-type="float" office:value="3.02272727272727">
                <text:p>3.022727272727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3.09156565656566">
                <text:p>3.09156565656566</text:p>
              </table:table-cell>
              <table:table-cell office:value-type="float" office:value="NaN">
                <text:p>NaN</text:p>
              </table:table-cell>
              <table:table-cell office:value-type="float" office:value="3.03156565656566">
                <text:p>3.031565656565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3.10040404040404">
                <text:p>3.10040404040404</text:p>
              </table:table-cell>
              <table:table-cell office:value-type="float" office:value="NaN">
                <text:p>NaN</text:p>
              </table:table-cell>
              <table:table-cell office:value-type="float" office:value="3.04040404040404">
                <text:p>3.040404040404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3.10924242424242">
                <text:p>3.10924242424242</text:p>
              </table:table-cell>
              <table:table-cell office:value-type="float" office:value="NaN">
                <text:p>NaN</text:p>
              </table:table-cell>
              <table:table-cell office:value-type="float" office:value="3.04924242424242">
                <text:p>3.049242424242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3.11808080808081">
                <text:p>3.11808080808081</text:p>
              </table:table-cell>
              <table:table-cell office:value-type="float" office:value="NaN">
                <text:p>NaN</text:p>
              </table:table-cell>
              <table:table-cell office:value-type="float" office:value="3.05808080808081">
                <text:p>3.058080808080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.12691919191919">
                <text:p>3.12691919191919</text:p>
              </table:table-cell>
              <table:table-cell office:value-type="float" office:value="NaN">
                <text:p>NaN</text:p>
              </table:table-cell>
              <table:table-cell office:value-type="float" office:value="3.06691919191919">
                <text:p>3.066919191919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3.13575757575758">
                <text:p>3.13575757575758</text:p>
              </table:table-cell>
              <table:table-cell office:value-type="float" office:value="NaN">
                <text:p>NaN</text:p>
              </table:table-cell>
              <table:table-cell office:value-type="float" office:value="3.07575757575758">
                <text:p>3.075757575757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.14459595959596">
                <text:p>3.14459595959596</text:p>
              </table:table-cell>
              <table:table-cell office:value-type="float" office:value="NaN">
                <text:p>NaN</text:p>
              </table:table-cell>
              <table:table-cell office:value-type="float" office:value="3.08459595959596">
                <text:p>3.084595959595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.15343434343434">
                <text:p>3.15343434343434</text:p>
              </table:table-cell>
              <table:table-cell office:value-type="float" office:value="NaN">
                <text:p>NaN</text:p>
              </table:table-cell>
              <table:table-cell office:value-type="float" office:value="3.09343434343434">
                <text:p>3.093434343434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.16227272727273">
                <text:p>3.16227272727273</text:p>
              </table:table-cell>
              <table:table-cell office:value-type="float" office:value="NaN">
                <text:p>NaN</text:p>
              </table:table-cell>
              <table:table-cell office:value-type="float" office:value="3.10227272727273">
                <text:p>3.102272727272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3.17111111111111">
                <text:p>3.17111111111111</text:p>
              </table:table-cell>
              <table:table-cell office:value-type="float" office:value="NaN">
                <text:p>NaN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3.17994949494949">
                <text:p>3.17994949494949</text:p>
              </table:table-cell>
              <table:table-cell office:value-type="float" office:value="NaN">
                <text:p>NaN</text:p>
              </table:table-cell>
              <table:table-cell office:value-type="float" office:value="3.11994949494949">
                <text:p>3.119949494949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.18878787878788">
                <text:p>3.18878787878788</text:p>
              </table:table-cell>
              <table:table-cell office:value-type="float" office:value="NaN">
                <text:p>NaN</text:p>
              </table:table-cell>
              <table:table-cell office:value-type="float" office:value="3.12878787878788">
                <text:p>3.128787878787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3.19762626262626">
                <text:p>3.19762626262626</text:p>
              </table:table-cell>
              <table:table-cell office:value-type="float" office:value="NaN">
                <text:p>NaN</text:p>
              </table:table-cell>
              <table:table-cell office:value-type="float" office:value="3.13762626262626">
                <text:p>3.137626262626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3.20646464646465">
                <text:p>3.20646464646465</text:p>
              </table:table-cell>
              <table:table-cell office:value-type="float" office:value="NaN">
                <text:p>NaN</text:p>
              </table:table-cell>
              <table:table-cell office:value-type="float" office:value="3.14646464646465">
                <text:p>3.146464646464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.21530303030303">
                <text:p>3.21530303030303</text:p>
              </table:table-cell>
              <table:table-cell office:value-type="float" office:value="NaN">
                <text:p>NaN</text:p>
              </table:table-cell>
              <table:table-cell office:value-type="float" office:value="3.15530303030303">
                <text:p>3.155303030303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3.22414141414141">
                <text:p>3.22414141414141</text:p>
              </table:table-cell>
              <table:table-cell office:value-type="float" office:value="NaN">
                <text:p>NaN</text:p>
              </table:table-cell>
              <table:table-cell office:value-type="float" office:value="3.16414141414141">
                <text:p>3.164141414141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.2329797979798">
                <text:p>3.2329797979798</text:p>
              </table:table-cell>
              <table:table-cell office:value-type="float" office:value="NaN">
                <text:p>NaN</text:p>
              </table:table-cell>
              <table:table-cell office:value-type="float" office:value="3.1729797979798">
                <text:p>3.17297979797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3.24181818181818">
                <text:p>3.24181818181818</text:p>
              </table:table-cell>
              <table:table-cell office:value-type="float" office:value="NaN">
                <text:p>NaN</text:p>
              </table:table-cell>
              <table:table-cell office:value-type="float" office:value="3.18181818181818">
                <text:p>3.181818181818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.25065656565657">
                <text:p>3.25065656565657</text:p>
              </table:table-cell>
              <table:table-cell office:value-type="float" office:value="NaN">
                <text:p>NaN</text:p>
              </table:table-cell>
              <table:table-cell office:value-type="float" office:value="3.19065656565657">
                <text:p>3.190656565656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.25949494949495">
                <text:p>3.25949494949495</text:p>
              </table:table-cell>
              <table:table-cell office:value-type="float" office:value="NaN">
                <text:p>NaN</text:p>
              </table:table-cell>
              <table:table-cell office:value-type="float" office:value="3.19949494949495">
                <text:p>3.199494949494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3.26833333333333">
                <text:p>3.26833333333333</text:p>
              </table:table-cell>
              <table:table-cell office:value-type="float" office:value="NaN">
                <text:p>NaN</text:p>
              </table:table-cell>
              <table:table-cell office:value-type="float" office:value="3.20833333333333">
                <text:p>3.2083333333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.27717171717172">
                <text:p>3.27717171717172</text:p>
              </table:table-cell>
              <table:table-cell office:value-type="float" office:value="NaN">
                <text:p>NaN</text:p>
              </table:table-cell>
              <table:table-cell office:value-type="float" office:value="3.21717171717172">
                <text:p>3.217171717171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3.2860101010101">
                <text:p>3.2860101010101</text:p>
              </table:table-cell>
              <table:table-cell office:value-type="float" office:value="NaN">
                <text:p>NaN</text:p>
              </table:table-cell>
              <table:table-cell office:value-type="float" office:value="3.2260101010101">
                <text:p>3.22601010101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.29484848484849">
                <text:p>3.29484848484849</text:p>
              </table:table-cell>
              <table:table-cell office:value-type="float" office:value="NaN">
                <text:p>NaN</text:p>
              </table:table-cell>
              <table:table-cell office:value-type="float" office:value="3.23484848484849">
                <text:p>3.234848484848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3.30368686868687">
                <text:p>3.30368686868687</text:p>
              </table:table-cell>
              <table:table-cell office:value-type="float" office:value="NaN">
                <text:p>NaN</text:p>
              </table:table-cell>
              <table:table-cell office:value-type="float" office:value="3.24368686868687">
                <text:p>3.243686868686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.31252525252525">
                <text:p>3.31252525252525</text:p>
              </table:table-cell>
              <table:table-cell office:value-type="float" office:value="NaN">
                <text:p>NaN</text:p>
              </table:table-cell>
              <table:table-cell office:value-type="float" office:value="3.25252525252525">
                <text:p>3.252525252525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.32136363636364">
                <text:p>3.32136363636364</text:p>
              </table:table-cell>
              <table:table-cell office:value-type="float" office:value="NaN">
                <text:p>NaN</text:p>
              </table:table-cell>
              <table:table-cell office:value-type="float" office:value="3.26136363636364">
                <text:p>3.261363636363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.33020202020202">
                <text:p>3.33020202020202</text:p>
              </table:table-cell>
              <table:table-cell office:value-type="float" office:value="NaN">
                <text:p>NaN</text:p>
              </table:table-cell>
              <table:table-cell office:value-type="float" office:value="3.27020202020202">
                <text:p>3.270202020202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.3390404040404">
                <text:p>3.3390404040404</text:p>
              </table:table-cell>
              <table:table-cell office:value-type="float" office:value="NaN">
                <text:p>NaN</text:p>
              </table:table-cell>
              <table:table-cell office:value-type="float" office:value="3.2790404040404">
                <text:p>3.27904040404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3.34787878787879">
                <text:p>3.34787878787879</text:p>
              </table:table-cell>
              <table:table-cell office:value-type="float" office:value="NaN">
                <text:p>NaN</text:p>
              </table:table-cell>
              <table:table-cell office:value-type="float" office:value="3.28787878787879">
                <text:p>3.287878787878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.35671717171717">
                <text:p>3.35671717171717</text:p>
              </table:table-cell>
              <table:table-cell office:value-type="float" office:value="NaN">
                <text:p>NaN</text:p>
              </table:table-cell>
              <table:table-cell office:value-type="float" office:value="3.29671717171717">
                <text:p>3.296717171717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3.36555555555556">
                <text:p>3.36555555555556</text:p>
              </table:table-cell>
              <table:table-cell office:value-type="float" office:value="NaN">
                <text:p>NaN</text:p>
              </table:table-cell>
              <table:table-cell office:value-type="float" office:value="3.30555555555556">
                <text:p>3.305555555555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.37439393939394">
                <text:p>3.37439393939394</text:p>
              </table:table-cell>
              <table:table-cell office:value-type="float" office:value="NaN">
                <text:p>NaN</text:p>
              </table:table-cell>
              <table:table-cell office:value-type="float" office:value="3.31439393939394">
                <text:p>3.314393939393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3.38323232323232">
                <text:p>3.38323232323232</text:p>
              </table:table-cell>
              <table:table-cell office:value-type="float" office:value="NaN">
                <text:p>NaN</text:p>
              </table:table-cell>
              <table:table-cell office:value-type="float" office:value="3.32323232323232">
                <text:p>3.323232323232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3.39207070707071">
                <text:p>3.39207070707071</text:p>
              </table:table-cell>
              <table:table-cell office:value-type="float" office:value="NaN">
                <text:p>NaN</text:p>
              </table:table-cell>
              <table:table-cell office:value-type="float" office:value="3.33207070707071">
                <text:p>3.332070707070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.40090909090909">
                <text:p>3.40090909090909</text:p>
              </table:table-cell>
              <table:table-cell office:value-type="float" office:value="NaN">
                <text:p>NaN</text:p>
              </table:table-cell>
              <table:table-cell office:value-type="float" office:value="3.34090909090909">
                <text:p>3.340909090909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.40974747474747">
                <text:p>3.40974747474747</text:p>
              </table:table-cell>
              <table:table-cell office:value-type="float" office:value="NaN">
                <text:p>NaN</text:p>
              </table:table-cell>
              <table:table-cell office:value-type="float" office:value="3.34974747474747">
                <text:p>3.349747474747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3.41858585858586">
                <text:p>3.41858585858586</text:p>
              </table:table-cell>
              <table:table-cell office:value-type="float" office:value="NaN">
                <text:p>NaN</text:p>
              </table:table-cell>
              <table:table-cell office:value-type="float" office:value="3.35858585858586">
                <text:p>3.358585858585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.42742424242424">
                <text:p>3.42742424242424</text:p>
              </table:table-cell>
              <table:table-cell office:value-type="float" office:value="NaN">
                <text:p>NaN</text:p>
              </table:table-cell>
              <table:table-cell office:value-type="float" office:value="3.36742424242424">
                <text:p>3.367424242424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.43626262626263">
                <text:p>3.43626262626263</text:p>
              </table:table-cell>
              <table:table-cell office:value-type="float" office:value="NaN">
                <text:p>NaN</text:p>
              </table:table-cell>
              <table:table-cell office:value-type="float" office:value="3.37626262626263">
                <text:p>3.376262626262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3.44510101010101">
                <text:p>3.44510101010101</text:p>
              </table:table-cell>
              <table:table-cell office:value-type="float" office:value="NaN">
                <text:p>NaN</text:p>
              </table:table-cell>
              <table:table-cell office:value-type="float" office:value="3.38510101010101">
                <text:p>3.38510101010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.45393939393939">
                <text:p>3.45393939393939</text:p>
              </table:table-cell>
              <table:table-cell office:value-type="float" office:value="NaN">
                <text:p>NaN</text:p>
              </table:table-cell>
              <table:table-cell office:value-type="float" office:value="3.39393939393939">
                <text:p>3.393939393939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3.46277777777778">
                <text:p>3.46277777777778</text:p>
              </table:table-cell>
              <table:table-cell office:value-type="float" office:value="NaN">
                <text:p>NaN</text:p>
              </table:table-cell>
              <table:table-cell office:value-type="float" office:value="3.40277777777778">
                <text:p>3.402777777777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3.47161616161616">
                <text:p>3.47161616161616</text:p>
              </table:table-cell>
              <table:table-cell office:value-type="float" office:value="NaN">
                <text:p>NaN</text:p>
              </table:table-cell>
              <table:table-cell office:value-type="float" office:value="3.41161616161616">
                <text:p>3.411616161616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3.48045454545455">
                <text:p>3.48045454545455</text:p>
              </table:table-cell>
              <table:table-cell office:value-type="float" office:value="NaN">
                <text:p>NaN</text:p>
              </table:table-cell>
              <table:table-cell office:value-type="float" office:value="3.42045454545455">
                <text:p>3.42045454545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.48929292929292">
                <text:p>3.48929292929292</text:p>
              </table:table-cell>
              <table:table-cell office:value-type="float" office:value="NaN">
                <text:p>NaN</text:p>
              </table:table-cell>
              <table:table-cell office:value-type="float" office:value="3.42929292929292">
                <text:p>3.429292929292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3.4981313131313">
                <text:p>3.4981313131313</text:p>
              </table:table-cell>
              <table:table-cell office:value-type="float" office:value="NaN">
                <text:p>NaN</text:p>
              </table:table-cell>
              <table:table-cell office:value-type="float" office:value="3.4381313131313">
                <text:p>3.43813131313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3.50696969696969">
                <text:p>3.50696969696969</text:p>
              </table:table-cell>
              <table:table-cell office:value-type="float" office:value="NaN">
                <text:p>NaN</text:p>
              </table:table-cell>
              <table:table-cell office:value-type="float" office:value="3.44696969696969">
                <text:p>3.446969696969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.51580808080807">
                <text:p>3.51580808080807</text:p>
              </table:table-cell>
              <table:table-cell office:value-type="float" office:value="NaN">
                <text:p>NaN</text:p>
              </table:table-cell>
              <table:table-cell office:value-type="float" office:value="3.45580808080807">
                <text:p>3.455808080808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3.52464646464646">
                <text:p>3.52464646464646</text:p>
              </table:table-cell>
              <table:table-cell office:value-type="float" office:value="NaN">
                <text:p>NaN</text:p>
              </table:table-cell>
              <table:table-cell office:value-type="float" office:value="3.46464646464646">
                <text:p>3.464646464646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3.53348484848484">
                <text:p>3.53348484848484</text:p>
              </table:table-cell>
              <table:table-cell office:value-type="float" office:value="NaN">
                <text:p>NaN</text:p>
              </table:table-cell>
              <table:table-cell office:value-type="float" office:value="3.47348484848484">
                <text:p>3.473484848484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3.54232323232322">
                <text:p>3.54232323232322</text:p>
              </table:table-cell>
              <table:table-cell office:value-type="float" office:value="NaN">
                <text:p>NaN</text:p>
              </table:table-cell>
              <table:table-cell office:value-type="float" office:value="3.48232323232322">
                <text:p>3.482323232323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3.55116161616161">
                <text:p>3.55116161616161</text:p>
              </table:table-cell>
              <table:table-cell office:value-type="float" office:value="NaN">
                <text:p>NaN</text:p>
              </table:table-cell>
              <table:table-cell office:value-type="float" office:value="3.49116161616161">
                <text:p>3.491161616161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">
                <text:p>3.5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10953208376">
                <text:p>3.5710953208376</text:p>
              </table:table-cell>
              <table:table-cell office:value-type="float" office:value="3.5010953208376">
                <text:p>3.50109532083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218788614817">
                <text:p>3.57218788614817</text:p>
              </table:table-cell>
              <table:table-cell office:value-type="float" office:value="3.50218788614817">
                <text:p>3.502187886148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327770976124">
                <text:p>3.57327770976124</text:p>
              </table:table-cell>
              <table:table-cell office:value-type="float" office:value="3.50327770976123">
                <text:p>3.50327770976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436480540245">
                <text:p>3.57436480540245</text:p>
              </table:table-cell>
              <table:table-cell office:value-type="float" office:value="3.50436480540245">
                <text:p>3.504364805402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544918669467">
                <text:p>3.57544918669467</text:p>
              </table:table-cell>
              <table:table-cell office:value-type="float" office:value="3.50544918669467">
                <text:p>3.505449186694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653086715896">
                <text:p>3.57653086715896</text:p>
              </table:table-cell>
              <table:table-cell office:value-type="float" office:value="3.50653086715896">
                <text:p>3.506530867158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76098602156">
                <text:p>3.5776098602156</text:p>
              </table:table-cell>
              <table:table-cell office:value-type="float" office:value="3.5076098602156">
                <text:p>3.50760986021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868617918509">
                <text:p>3.57868617918509</text:p>
              </table:table-cell>
              <table:table-cell office:value-type="float" office:value="3.50868617918509">
                <text:p>3.508686179185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975983728916">
                <text:p>3.57975983728916</text:p>
              </table:table-cell>
              <table:table-cell office:value-type="float" office:value="3.50975983728916">
                <text:p>3.509759837289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083084765168">
                <text:p>3.58083084765168</text:p>
              </table:table-cell>
              <table:table-cell office:value-type="float" office:value="3.51083084765168">
                <text:p>3.510830847651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189922329971">
                <text:p>3.58189922329971</text:p>
              </table:table-cell>
              <table:table-cell office:value-type="float" office:value="3.51189922329971">
                <text:p>3.511899223299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96497716437">
                <text:p>3.58296497716437</text:p>
              </table:table-cell>
              <table:table-cell office:value-type="float" office:value="3.51296497716437">
                <text:p>3.512964977164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402812208183">
                <text:p>3.58402812208183</text:p>
              </table:table-cell>
              <table:table-cell office:value-type="float" office:value="3.51402812208183">
                <text:p>3.514028122081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508867079422">
                <text:p>3.58508867079422</text:p>
              </table:table-cell>
              <table:table-cell office:value-type="float" office:value="3.51508867079422">
                <text:p>3.515088670794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614663595056">
                <text:p>3.58614663595056</text:p>
              </table:table-cell>
              <table:table-cell office:value-type="float" office:value="3.51614663595056">
                <text:p>3.516146635950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720203010762">
                <text:p>3.58720203010762</text:p>
              </table:table-cell>
              <table:table-cell office:value-type="float" office:value="3.51720203010762">
                <text:p>3.517202030107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825486573089">
                <text:p>3.58825486573089</text:p>
              </table:table-cell>
              <table:table-cell office:value-type="float" office:value="3.51825486573089">
                <text:p>3.518254865730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30515519539">
                <text:p>3.58930515519539</text:p>
              </table:table-cell>
              <table:table-cell office:value-type="float" office:value="3.51930515519539">
                <text:p>3.519305155195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035291078658">
                <text:p>3.59035291078658</text:p>
              </table:table-cell>
              <table:table-cell office:value-type="float" office:value="3.52035291078658">
                <text:p>3.520352910786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139814470123">
                <text:p>3.59139814470123</text:p>
              </table:table-cell>
              <table:table-cell office:value-type="float" office:value="3.52139814470123">
                <text:p>3.52139814470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244086904824">
                <text:p>3.59244086904824</text:p>
              </table:table-cell>
              <table:table-cell office:value-type="float" office:value="3.52244086904824">
                <text:p>3.522440869048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348109584952">
                <text:p>3.59348109584952</text:p>
              </table:table-cell>
              <table:table-cell office:value-type="float" office:value="3.52348109584952">
                <text:p>3.523481095849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451883704078">
                <text:p>3.59451883704078</text:p>
              </table:table-cell>
              <table:table-cell office:value-type="float" office:value="3.52451883704078">
                <text:p>3.524518837040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555410447239">
                <text:p>3.59555410447239</text:p>
              </table:table-cell>
              <table:table-cell office:value-type="float" office:value="3.52555410447239">
                <text:p>3.525554104472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658690991016">
                <text:p>3.59658690991016</text:p>
              </table:table-cell>
              <table:table-cell office:value-type="float" office:value="3.52658690991016">
                <text:p>3.52658690991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761726503616">
                <text:p>3.59761726503616</text:p>
              </table:table-cell>
              <table:table-cell office:value-type="float" office:value="3.52761726503616">
                <text:p>3.527617265036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864518144953">
                <text:p>3.59864518144953</text:p>
              </table:table-cell>
              <table:table-cell office:value-type="float" office:value="3.52864518144953">
                <text:p>3.528645181449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967067066722">
                <text:p>3.59967067066722</text:p>
              </table:table-cell>
              <table:table-cell office:value-type="float" office:value="3.52967067066722">
                <text:p>3.529670670667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06937441248">
                <text:p>3.6006937441248</text:p>
              </table:table-cell>
              <table:table-cell office:value-type="float" office:value="3.5306937441248">
                <text:p>3.53069374412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171441317721">
                <text:p>3.60171441317721</text:p>
              </table:table-cell>
              <table:table-cell office:value-type="float" office:value="3.53171441317721">
                <text:p>3.531714413177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273268909951">
                <text:p>3.60273268909951</text:p>
              </table:table-cell>
              <table:table-cell office:value-type="float" office:value="3.53273268909951">
                <text:p>3.532732689099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374858308766">
                <text:p>3.60374858308766</text:p>
              </table:table-cell>
              <table:table-cell office:value-type="float" office:value="3.53374858308766">
                <text:p>3.533748583087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476210625921">
                <text:p>3.60476210625921</text:p>
              </table:table-cell>
              <table:table-cell office:value-type="float" office:value="3.53476210625921">
                <text:p>3.534762106259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577326965407">
                <text:p>3.60577326965407</text:p>
              </table:table-cell>
              <table:table-cell office:value-type="float" office:value="3.53577326965407">
                <text:p>3.535773269654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678208423522">
                <text:p>3.60678208423522</text:p>
              </table:table-cell>
              <table:table-cell office:value-type="float" office:value="3.53678208423522">
                <text:p>3.536782084235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77885608894">
                <text:p>3.6077885608894</text:p>
              </table:table-cell>
              <table:table-cell office:value-type="float" office:value="3.5377885608894">
                <text:p>3.53778856088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879271042785">
                <text:p>3.60879271042785</text:p>
              </table:table-cell>
              <table:table-cell office:value-type="float" office:value="3.53879271042785">
                <text:p>3.538792710427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9794543587">
                <text:p>3.609794543587</text:p>
              </table:table-cell>
              <table:table-cell office:value-type="float" office:value="3.539794543587">
                <text:p>3.5397945435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079407102912">
                <text:p>3.61079407102912</text:p>
              </table:table-cell>
              <table:table-cell office:value-type="float" office:value="3.54079407102912">
                <text:p>3.540794071029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179130334307">
                <text:p>3.61179130334307</text:p>
              </table:table-cell>
              <table:table-cell office:value-type="float" office:value="3.54179130334307">
                <text:p>3.541791303343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78625104491">
                <text:p>3.61278625104491</text:p>
              </table:table-cell>
              <table:table-cell office:value-type="float" office:value="3.54278625104491">
                <text:p>3.542786251044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377892457859">
                <text:p>3.61377892457859</text:p>
              </table:table-cell>
              <table:table-cell office:value-type="float" office:value="3.54377892457859">
                <text:p>3.543778924578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476933431661">
                <text:p>3.61476933431661</text:p>
              </table:table-cell>
              <table:table-cell office:value-type="float" office:value="3.54476933431661">
                <text:p>3.544769334316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575749056067">
                <text:p>3.61575749056067</text:p>
              </table:table-cell>
              <table:table-cell office:value-type="float" office:value="3.54575749056067">
                <text:p>3.545757490560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4340354232">
                <text:p>3.61674340354232</text:p>
              </table:table-cell>
              <table:table-cell office:value-type="float" office:value="3.54674340354232">
                <text:p>3.546743403542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772708342358">
                <text:p>3.61772708342358</text:p>
              </table:table-cell>
              <table:table-cell office:value-type="float" office:value="3.54772708342358">
                <text:p>3.547727083423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870854029756">
                <text:p>3.61870854029756</text:p>
              </table:table-cell>
              <table:table-cell office:value-type="float" office:value="3.54870854029755">
                <text:p>3.548708540297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968778418911">
                <text:p>3.61968778418911</text:p>
              </table:table-cell>
              <table:table-cell office:value-type="float" office:value="3.54968778418911">
                <text:p>3.54968778418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066482505542">
                <text:p>3.62066482505542</text:p>
              </table:table-cell>
              <table:table-cell office:value-type="float" office:value="3.55066482505542">
                <text:p>3.550664825055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163967278663">
                <text:p>3.62163967278663</text:p>
              </table:table-cell>
              <table:table-cell office:value-type="float" office:value="3.55163967278663">
                <text:p>3.551639672786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261233720642">
                <text:p>3.62261233720642</text:p>
              </table:table-cell>
              <table:table-cell office:value-type="float" office:value="3.55261233720642">
                <text:p>3.552612337206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358282807263">
                <text:p>3.62358282807263</text:p>
              </table:table-cell>
              <table:table-cell office:value-type="float" office:value="3.55358282807263">
                <text:p>3.553582828072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455115507781">
                <text:p>3.62455115507781</text:p>
              </table:table-cell>
              <table:table-cell office:value-type="float" office:value="3.55455115507781">
                <text:p>3.554551155077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551732784983">
                <text:p>3.62551732784983</text:p>
              </table:table-cell>
              <table:table-cell office:value-type="float" office:value="3.55551732784983">
                <text:p>3.555517327849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648135595245">
                <text:p>3.62648135595245</text:p>
              </table:table-cell>
              <table:table-cell office:value-type="float" office:value="3.55648135595245">
                <text:p>3.556481355952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744324888587">
                <text:p>3.62744324888587</text:p>
              </table:table-cell>
              <table:table-cell office:value-type="float" office:value="3.55744324888587">
                <text:p>3.557443248885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840301608732">
                <text:p>3.62840301608732</text:p>
              </table:table-cell>
              <table:table-cell office:value-type="float" office:value="3.55840301608732">
                <text:p>3.558403016087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936066693159">
                <text:p>3.62936066693159</text:p>
              </table:table-cell>
              <table:table-cell office:value-type="float" office:value="3.55936066693159">
                <text:p>3.559360666931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03162107316">
                <text:p>3.6303162107316</text:p>
              </table:table-cell>
              <table:table-cell office:value-type="float" office:value="3.5603162107316">
                <text:p>3.56031621073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126965673892">
                <text:p>3.63126965673892</text:p>
              </table:table-cell>
              <table:table-cell office:value-type="float" office:value="3.56126965673892">
                <text:p>3.561269656738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222101414434">
                <text:p>3.63222101414434</text:p>
              </table:table-cell>
              <table:table-cell office:value-type="float" office:value="3.56222101414434">
                <text:p>3.562221014144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317029207835">
                <text:p>3.63317029207835</text:p>
              </table:table-cell>
              <table:table-cell office:value-type="float" office:value="3.56317029207835">
                <text:p>3.563170292078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411749961175">
                <text:p>3.63411749961175</text:p>
              </table:table-cell>
              <table:table-cell office:value-type="float" office:value="3.56411749961175">
                <text:p>3.564117499611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506264575606">
                <text:p>3.63506264575606</text:p>
              </table:table-cell>
              <table:table-cell office:value-type="float" office:value="3.56506264575606">
                <text:p>3.565062645756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00573946413">
                <text:p>3.63600573946413</text:p>
              </table:table-cell>
              <table:table-cell office:value-type="float" office:value="3.56600573946413">
                <text:p>3.56600573946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94678963061">
                <text:p>3.63694678963061</text:p>
              </table:table-cell>
              <table:table-cell office:value-type="float" office:value="3.56694678963061">
                <text:p>3.566946789630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788580509244">
                <text:p>3.63788580509244</text:p>
              </table:table-cell>
              <table:table-cell office:value-type="float" office:value="3.56788580509244">
                <text:p>3.567885805092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882279462937">
                <text:p>3.63882279462937</text:p>
              </table:table-cell>
              <table:table-cell office:value-type="float" office:value="3.56882279462937">
                <text:p>3.568822794629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975776696444">
                <text:p>3.63975776696444</text:p>
              </table:table-cell>
              <table:table-cell office:value-type="float" office:value="3.56975776696444">
                <text:p>3.569757766964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069073076449">
                <text:p>3.64069073076449</text:p>
              </table:table-cell>
              <table:table-cell office:value-type="float" office:value="3.57069073076449">
                <text:p>3.570690730764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16216946406">
                <text:p>3.6416216946406</text:p>
              </table:table-cell>
              <table:table-cell office:value-type="float" office:value="3.5716216946406">
                <text:p>3.57162169464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255066714861">
                <text:p>3.64255066714861</text:p>
              </table:table-cell>
              <table:table-cell office:value-type="float" office:value="3.57255066714861">
                <text:p>3.572550667148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47765678957">
                <text:p>3.64347765678957</text:p>
              </table:table-cell>
              <table:table-cell office:value-type="float" office:value="3.57347765678957">
                <text:p>3.573477656789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44026720102">
                <text:p>3.6444026720102</text:p>
              </table:table-cell>
              <table:table-cell office:value-type="float" office:value="3.5744026720102">
                <text:p>3.57440267201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532572120338">
                <text:p>3.64532572120338</text:p>
              </table:table-cell>
              <table:table-cell office:value-type="float" office:value="3.57532572120338">
                <text:p>3.575325721203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624681270857">
                <text:p>3.64624681270857</text:p>
              </table:table-cell>
              <table:table-cell office:value-type="float" office:value="3.57624681270857">
                <text:p>3.576246812708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71659548123">
                <text:p>3.6471659548123</text:p>
              </table:table-cell>
              <table:table-cell office:value-type="float" office:value="3.5771659548123">
                <text:p>3.57716595481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808315574857">
                <text:p>3.64808315574857</text:p>
              </table:table-cell>
              <table:table-cell office:value-type="float" office:value="3.57808315574857">
                <text:p>3.578083155748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899842369935">
                <text:p>3.64899842369935</text:p>
              </table:table-cell>
              <table:table-cell office:value-type="float" office:value="3.57899842369935">
                <text:p>3.578998423699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991176679498">
                <text:p>3.64991176679498</text:p>
              </table:table-cell>
              <table:table-cell office:value-type="float" office:value="3.57991176679498">
                <text:p>3.579911766794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08231931146">
                <text:p>3.6508231931146</text:p>
              </table:table-cell>
              <table:table-cell office:value-type="float" office:value="3.5808231931146">
                <text:p>3.58082319311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17327106866">
                <text:p>3.6517327106866</text:p>
              </table:table-cell>
              <table:table-cell office:value-type="float" office:value="3.5817327106866">
                <text:p>3.58173271068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264032748905">
                <text:p>3.65264032748905</text:p>
              </table:table-cell>
              <table:table-cell office:value-type="float" office:value="3.58264032748905">
                <text:p>3.582640327489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354605145007">
                <text:p>3.65354605145007</text:p>
              </table:table-cell>
              <table:table-cell office:value-type="float" office:value="3.58354605145007">
                <text:p>3.583546051450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444989044832">
                <text:p>3.65444989044832</text:p>
              </table:table-cell>
              <table:table-cell office:value-type="float" office:value="3.58444989044832">
                <text:p>3.584449890448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535185231334">
                <text:p>3.65535185231334</text:p>
              </table:table-cell>
              <table:table-cell office:value-type="float" office:value="3.58535185231334">
                <text:p>3.585351852313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6251944826">
                <text:p>3.656251944826</text:p>
              </table:table-cell>
              <table:table-cell office:value-type="float" office:value="3.586251944826">
                <text:p>3.5862519448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71501757189">
                <text:p>3.6571501757189</text:p>
              </table:table-cell>
              <table:table-cell office:value-type="float" office:value="3.5871501757189">
                <text:p>3.58715017571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804655267675">
                <text:p>3.65804655267675</text:p>
              </table:table-cell>
              <table:table-cell office:value-type="float" office:value="3.58804655267675">
                <text:p>3.588046552676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894108333678">
                <text:p>3.65894108333678</text:p>
              </table:table-cell>
              <table:table-cell office:value-type="float" office:value="3.58894108333678">
                <text:p>3.588941083336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983377528912">
                <text:p>3.65983377528912</text:p>
              </table:table-cell>
              <table:table-cell office:value-type="float" office:value="3.58983377528912">
                <text:p>3.589833775289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07246360772">
                <text:p>3.6607246360772</text:p>
              </table:table-cell>
              <table:table-cell office:value-type="float" office:value="3.5907246360772">
                <text:p>3.59072463607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161367319811">
                <text:p>3.66161367319811</text:p>
              </table:table-cell>
              <table:table-cell office:value-type="float" office:value="3.59161367319811">
                <text:p>3.591613673198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2500894103">
                <text:p>3.662500894103</text:p>
              </table:table-cell>
              <table:table-cell office:value-type="float" office:value="3.592500894103">
                <text:p>3.5925008941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338630619745">
                <text:p>3.66338630619745</text:p>
              </table:table-cell>
              <table:table-cell office:value-type="float" office:value="3.59338630619745">
                <text:p>3.593386306197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426991684185">
                <text:p>3.66426991684185</text:p>
              </table:table-cell>
              <table:table-cell office:value-type="float" office:value="3.59426991684185">
                <text:p>3.594269916841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515173335172">
                <text:p>3.66515173335172</text:p>
              </table:table-cell>
              <table:table-cell office:value-type="float" office:value="3.59515173335171">
                <text:p>3.595151733351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603176299813">
                <text:p>3.66603176299813</text:p>
              </table:table-cell>
              <table:table-cell office:value-type="float" office:value="3.59603176299813">
                <text:p>3.596031762998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691001300805">
                <text:p>3.66691001300805</text:p>
              </table:table-cell>
              <table:table-cell office:value-type="float" office:value="3.59691001300805">
                <text:p>3.596910013008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778649056468">
                <text:p>3.66778649056468</text:p>
              </table:table-cell>
              <table:table-cell office:value-type="float" office:value="3.59778649056468">
                <text:p>3.597786490564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866120280782">
                <text:p>3.66866120280782</text:p>
              </table:table-cell>
              <table:table-cell office:value-type="float" office:value="3.59866120280782">
                <text:p>3.598661202807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95341568342">
                <text:p>3.6695341568342</text:p>
              </table:table-cell>
              <table:table-cell office:value-type="float" office:value="3.5995341568342">
                <text:p>3.59953415683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040535969788">
                <text:p>3.67040535969788</text:p>
              </table:table-cell>
              <table:table-cell office:value-type="float" office:value="3.60040535969787">
                <text:p>3.600405359697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12748184105">
                <text:p>3.6712748184105</text:p>
              </table:table-cell>
              <table:table-cell office:value-type="float" office:value="3.6012748184105">
                <text:p>3.60127481841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214253994173">
                <text:p>3.67214253994173</text:p>
              </table:table-cell>
              <table:table-cell office:value-type="float" office:value="3.60214253994173">
                <text:p>3.602142539941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30085312195">
                <text:p>3.6730085312195</text:p>
              </table:table-cell>
              <table:table-cell office:value-type="float" office:value="3.6030085312195">
                <text:p>3.60300853121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387279913041">
                <text:p>3.67387279913041</text:p>
              </table:table-cell>
              <table:table-cell office:value-type="float" office:value="3.60387279913041">
                <text:p>3.603872799130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73535052001">
                <text:p>3.67473535052001</text:p>
              </table:table-cell>
              <table:table-cell office:value-type="float" office:value="3.60473535052001">
                <text:p>3.604735350520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559619219315">
                <text:p>3.67559619219315</text:p>
              </table:table-cell>
              <table:table-cell office:value-type="float" office:value="3.60559619219315">
                <text:p>3.605596192193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645533091428">
                <text:p>3.67645533091428</text:p>
              </table:table-cell>
              <table:table-cell office:value-type="float" office:value="3.60645533091428">
                <text:p>3.606455330914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731277340782">
                <text:p>3.67731277340782</text:p>
              </table:table-cell>
              <table:table-cell office:value-type="float" office:value="3.60731277340782">
                <text:p>3.607312773407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81685263584">
                <text:p>3.6781685263584</text:p>
              </table:table-cell>
              <table:table-cell office:value-type="float" office:value="3.6081685263584">
                <text:p>3.60816852635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902259641124">
                <text:p>3.67902259641124</text:p>
              </table:table-cell>
              <table:table-cell office:value-type="float" office:value="3.60902259641124">
                <text:p>3.609022596411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987499017242">
                <text:p>3.67987499017242</text:p>
              </table:table-cell>
              <table:table-cell office:value-type="float" office:value="3.60987499017242">
                <text:p>3.609874990172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07257142092">
                <text:p>3.6807257142092</text:p>
              </table:table-cell>
              <table:table-cell office:value-type="float" office:value="3.6107257142092">
                <text:p>3.61072571420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157477505032">
                <text:p>3.68157477505032</text:p>
              </table:table-cell>
              <table:table-cell office:value-type="float" office:value="3.61157477505032">
                <text:p>3.611574775050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24221791863">
                <text:p>3.6824221791863</text:p>
              </table:table-cell>
              <table:table-cell office:value-type="float" office:value="3.6124221791863">
                <text:p>3.61242217918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326793306976">
                <text:p>3.68326793306976</text:p>
              </table:table-cell>
              <table:table-cell office:value-type="float" office:value="3.61326793306976">
                <text:p>3.613267933069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411204311568">
                <text:p>3.68411204311568</text:p>
              </table:table-cell>
              <table:table-cell office:value-type="float" office:value="3.61411204311568">
                <text:p>3.614112043115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49545157017">
                <text:p>3.6849545157017</text:p>
              </table:table-cell>
              <table:table-cell office:value-type="float" office:value="3.6149545157017">
                <text:p>3.61495451570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579535716843">
                <text:p>3.68579535716843</text:p>
              </table:table-cell>
              <table:table-cell office:value-type="float" office:value="3.61579535716843">
                <text:p>3.615795357168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663457381972">
                <text:p>3.68663457381972</text:p>
              </table:table-cell>
              <table:table-cell office:value-type="float" office:value="3.61663457381972">
                <text:p>3.616634573819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747217192294">
                <text:p>3.68747217192294</text:p>
              </table:table-cell>
              <table:table-cell office:value-type="float" office:value="3.61747217192294">
                <text:p>3.617472171922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830815770928">
                <text:p>3.68830815770928</text:p>
              </table:table-cell>
              <table:table-cell office:value-type="float" office:value="3.61830815770928">
                <text:p>3.618308157709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914253737401">
                <text:p>3.68914253737401</text:p>
              </table:table-cell>
              <table:table-cell office:value-type="float" office:value="3.61914253737401">
                <text:p>3.619142537374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997531707675">
                <text:p>3.68997531707675</text:p>
              </table:table-cell>
              <table:table-cell office:value-type="float" office:value="3.61997531707675">
                <text:p>3.619975317076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80650294176">
                <text:p>3.69080650294176</text:p>
              </table:table-cell>
              <table:table-cell office:value-type="float" office:value="3.62080650294176">
                <text:p>3.62080650294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163610105821">
                <text:p>3.69163610105821</text:p>
              </table:table-cell>
              <table:table-cell office:value-type="float" office:value="3.62163610105821">
                <text:p>3.621636101058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246411748044">
                <text:p>3.69246411748044</text:p>
              </table:table-cell>
              <table:table-cell office:value-type="float" office:value="3.62246411748044">
                <text:p>3.622464117480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329055822822">
                <text:p>3.69329055822822</text:p>
              </table:table-cell>
              <table:table-cell office:value-type="float" office:value="3.62329055822822">
                <text:p>3.623290558228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11542928703">
                <text:p>3.69411542928703</text:p>
              </table:table-cell>
              <table:table-cell office:value-type="float" office:value="3.62411542928703">
                <text:p>3.624115429287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9387366083">
                <text:p>3.6949387366083</text:p>
              </table:table-cell>
              <table:table-cell office:value-type="float" office:value="3.6249387366083">
                <text:p>3.62493873660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576048610967">
                <text:p>3.69576048610967</text:p>
              </table:table-cell>
              <table:table-cell office:value-type="float" office:value="3.62576048610967">
                <text:p>3.625760486109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658068367527">
                <text:p>3.69658068367527</text:p>
              </table:table-cell>
              <table:table-cell office:value-type="float" office:value="3.62658068367527">
                <text:p>3.62658068367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739933515595">
                <text:p>3.69739933515595</text:p>
              </table:table-cell>
              <table:table-cell office:value-type="float" office:value="3.62739933515595">
                <text:p>3.627399335155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821644636953">
                <text:p>3.69821644636953</text:p>
              </table:table-cell>
              <table:table-cell office:value-type="float" office:value="3.62821644636953">
                <text:p>3.628216446369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903202310106">
                <text:p>3.69903202310106</text:p>
              </table:table-cell>
              <table:table-cell office:value-type="float" office:value="3.62903202310106">
                <text:p>3.629032023101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984607110304">
                <text:p>3.69984607110304</text:p>
              </table:table-cell>
              <table:table-cell office:value-type="float" office:value="3.62984607110304">
                <text:p>3.629846071103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065859609571">
                <text:p>3.70065859609571</text:p>
              </table:table-cell>
              <table:table-cell office:value-type="float" office:value="3.63065859609571">
                <text:p>3.630658596095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146960376726">
                <text:p>3.70146960376726</text:p>
              </table:table-cell>
              <table:table-cell office:value-type="float" office:value="3.63146960376726">
                <text:p>3.631469603767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227909977404">
                <text:p>3.70227909977404</text:p>
              </table:table-cell>
              <table:table-cell office:value-type="float" office:value="3.63227909977404">
                <text:p>3.632279099774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308708974087">
                <text:p>3.70308708974087</text:p>
              </table:table-cell>
              <table:table-cell office:value-type="float" office:value="3.63308708974087">
                <text:p>3.633087089740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389357926122">
                <text:p>3.70389357926122</text:p>
              </table:table-cell>
              <table:table-cell office:value-type="float" office:value="3.63389357926122">
                <text:p>3.633893579261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69857389745">
                <text:p>3.70469857389745</text:p>
              </table:table-cell>
              <table:table-cell office:value-type="float" office:value="3.63469857389745">
                <text:p>3.634698573897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550207918106">
                <text:p>3.70550207918106</text:p>
              </table:table-cell>
              <table:table-cell office:value-type="float" office:value="3.63550207918105">
                <text:p>3.635502079181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630410061287">
                <text:p>3.70630410061287</text:p>
              </table:table-cell>
              <table:table-cell office:value-type="float" office:value="3.63630410061287">
                <text:p>3.636304100612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710464366333">
                <text:p>3.70710464366333</text:p>
              </table:table-cell>
              <table:table-cell office:value-type="float" office:value="3.63710464366333">
                <text:p>3.63710464366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790371377266">
                <text:p>3.70790371377266</text:p>
              </table:table-cell>
              <table:table-cell office:value-type="float" office:value="3.63790371377266">
                <text:p>3.637903713772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870131635113">
                <text:p>3.70870131635113</text:p>
              </table:table-cell>
              <table:table-cell office:value-type="float" office:value="3.63870131635113">
                <text:p>3.638701316351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949745677922">
                <text:p>3.70949745677922</text:p>
              </table:table-cell>
              <table:table-cell office:value-type="float" office:value="3.63949745677922">
                <text:p>3.639497456779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029214040792">
                <text:p>3.71029214040792</text:p>
              </table:table-cell>
              <table:table-cell office:value-type="float" office:value="3.64029214040792">
                <text:p>3.640292140407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108537255885">
                <text:p>3.71108537255885</text:p>
              </table:table-cell>
              <table:table-cell office:value-type="float" office:value="3.64108537255885">
                <text:p>3.641085372558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187715852458">
                <text:p>3.71187715852458</text:p>
              </table:table-cell>
              <table:table-cell office:value-type="float" office:value="3.64187715852458">
                <text:p>3.641877158524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266750356873">
                <text:p>3.71266750356873</text:p>
              </table:table-cell>
              <table:table-cell office:value-type="float" office:value="3.64266750356873">
                <text:p>3.642667503568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345641292627">
                <text:p>3.71345641292627</text:p>
              </table:table-cell>
              <table:table-cell office:value-type="float" office:value="3.64345641292627">
                <text:p>3.643456412926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424389180368">
                <text:p>3.71424389180368</text:p>
              </table:table-cell>
              <table:table-cell office:value-type="float" office:value="3.64424389180368">
                <text:p>3.644243891803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502994537918">
                <text:p>3.71502994537918</text:p>
              </table:table-cell>
              <table:table-cell office:value-type="float" office:value="3.64502994537918">
                <text:p>3.645029945379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581457880291">
                <text:p>3.71581457880291</text:p>
              </table:table-cell>
              <table:table-cell office:value-type="float" office:value="3.64581457880291">
                <text:p>3.645814578802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659779719716">
                <text:p>3.71659779719716</text:p>
              </table:table-cell>
              <table:table-cell office:value-type="float" office:value="3.64659779719716">
                <text:p>3.646597797197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737960565654">
                <text:p>3.71737960565654</text:p>
              </table:table-cell>
              <table:table-cell office:value-type="float" office:value="3.64737960565654">
                <text:p>3.647379605656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816000924821">
                <text:p>3.71816000924821</text:p>
              </table:table-cell>
              <table:table-cell office:value-type="float" office:value="3.64816000924821">
                <text:p>3.648160009248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893901301206">
                <text:p>3.71893901301206</text:p>
              </table:table-cell>
              <table:table-cell office:value-type="float" office:value="3.64893901301206">
                <text:p>3.648939013012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971662196091">
                <text:p>3.71971662196091</text:p>
              </table:table-cell>
              <table:table-cell office:value-type="float" office:value="3.64971662196091">
                <text:p>3.649716621960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049284108069">
                <text:p>3.72049284108069</text:p>
              </table:table-cell>
              <table:table-cell office:value-type="float" office:value="3.65049284108068">
                <text:p>3.650492841080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126767533065">
                <text:p>3.72126767533065</text:p>
              </table:table-cell>
              <table:table-cell office:value-type="float" office:value="3.65126767533065">
                <text:p>3.651267675330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204112964355">
                <text:p>3.72204112964355</text:p>
              </table:table-cell>
              <table:table-cell office:value-type="float" office:value="3.65204112964355">
                <text:p>3.652041129643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281320892583">
                <text:p>3.72281320892583</text:p>
              </table:table-cell>
              <table:table-cell office:value-type="float" office:value="3.65281320892583">
                <text:p>3.652813208925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358391805783">
                <text:p>3.72358391805783</text:p>
              </table:table-cell>
              <table:table-cell office:value-type="float" office:value="3.65358391805783">
                <text:p>3.653583918057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435326189392">
                <text:p>3.72435326189392</text:p>
              </table:table-cell>
              <table:table-cell office:value-type="float" office:value="3.65435326189392">
                <text:p>3.654353261893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512124526276">
                <text:p>3.72512124526276</text:p>
              </table:table-cell>
              <table:table-cell office:value-type="float" office:value="3.65512124526276">
                <text:p>3.655121245262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588787296739">
                <text:p>3.72588787296739</text:p>
              </table:table-cell>
              <table:table-cell office:value-type="float" office:value="3.65588787296739">
                <text:p>3.655887872967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66531497855">
                <text:p>3.7266531497855</text:p>
              </table:table-cell>
              <table:table-cell office:value-type="float" office:value="3.6566531497855">
                <text:p>3.65665314978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741708046956">
                <text:p>3.72741708046956</text:p>
              </table:table-cell>
              <table:table-cell office:value-type="float" office:value="3.65741708046956">
                <text:p>3.657417080469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817966974698">
                <text:p>3.72817966974698</text:p>
              </table:table-cell>
              <table:table-cell office:value-type="float" office:value="3.65817966974698">
                <text:p>3.658179669746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894092232033">
                <text:p>3.72894092232033</text:p>
              </table:table-cell>
              <table:table-cell office:value-type="float" office:value="3.65894092232033">
                <text:p>3.658940922320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70084286751">
                <text:p>3.72970084286751</text:p>
              </table:table-cell>
              <table:table-cell office:value-type="float" office:value="3.65970084286751">
                <text:p>3.659700842867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045943604187">
                <text:p>3.73045943604187</text:p>
              </table:table-cell>
              <table:table-cell office:value-type="float" office:value="3.66045943604187">
                <text:p>3.660459436041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121670647246">
                <text:p>3.73121670647246</text:p>
              </table:table-cell>
              <table:table-cell office:value-type="float" office:value="3.66121670647246">
                <text:p>3.661216706472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197265876412">
                <text:p>3.73197265876412</text:p>
              </table:table-cell>
              <table:table-cell office:value-type="float" office:value="3.66197265876412">
                <text:p>3.661972658764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27272974977">
                <text:p>3.7327272974977</text:p>
              </table:table-cell>
              <table:table-cell office:value-type="float" office:value="3.6627272974977">
                <text:p>3.66272729749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348062723022">
                <text:p>3.73348062723022</text:p>
              </table:table-cell>
              <table:table-cell office:value-type="float" office:value="3.66348062723022">
                <text:p>3.663480627230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423265249501">
                <text:p>3.73423265249501</text:p>
              </table:table-cell>
              <table:table-cell office:value-type="float" office:value="3.66423265249501">
                <text:p>3.664232652495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498337780192">
                <text:p>3.73498337780192</text:p>
              </table:table-cell>
              <table:table-cell office:value-type="float" office:value="3.66498337780192">
                <text:p>3.664983377801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73280763742">
                <text:p>3.73573280763742</text:p>
              </table:table-cell>
              <table:table-cell office:value-type="float" office:value="3.66573280763742">
                <text:p>3.665732807637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648094646482">
                <text:p>3.73648094646482</text:p>
              </table:table-cell>
              <table:table-cell office:value-type="float" office:value="3.66648094646482">
                <text:p>3.666480946464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722779872437">
                <text:p>3.73722779872437</text:p>
              </table:table-cell>
              <table:table-cell office:value-type="float" office:value="3.66722779872437">
                <text:p>3.667227798724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79733688335">
                <text:p>3.7379733688335</text:p>
              </table:table-cell>
              <table:table-cell office:value-type="float" office:value="3.6679733688335">
                <text:p>3.66797336883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871766118688">
                <text:p>3.73871766118688</text:p>
              </table:table-cell>
              <table:table-cell office:value-type="float" office:value="3.66871766118688">
                <text:p>3.668717661186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946068015667">
                <text:p>3.73946068015667</text:p>
              </table:table-cell>
              <table:table-cell office:value-type="float" office:value="3.66946068015667">
                <text:p>3.66946068015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020243009258">
                <text:p>3.74020243009258</text:p>
              </table:table-cell>
              <table:table-cell office:value-type="float" office:value="3.67020243009258">
                <text:p>3.670202430092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09429153221">
                <text:p>3.7409429153221</text:p>
              </table:table-cell>
              <table:table-cell office:value-type="float" office:value="3.6709429153221">
                <text:p>3.67094291532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168214015062">
                <text:p>3.74168214015062</text:p>
              </table:table-cell>
              <table:table-cell office:value-type="float" office:value="3.67168214015062">
                <text:p>3.671682140150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242010886159">
                <text:p>3.74242010886159</text:p>
              </table:table-cell>
              <table:table-cell office:value-type="float" office:value="3.67242010886159">
                <text:p>3.6724201088615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315682571663">
                <text:p>3.74315682571663</text:p>
              </table:table-cell>
              <table:table-cell office:value-type="float" office:value="3.67315682571663">
                <text:p>3.673156825716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389229495574">
                <text:p>3.74389229495574</text:p>
              </table:table-cell>
              <table:table-cell office:value-type="float" office:value="3.67389229495574">
                <text:p>3.6738922949557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46265207974">
                <text:p>3.7446265207974</text:p>
              </table:table-cell>
              <table:table-cell office:value-type="float" office:value="3.6746265207974">
                <text:p>3.67462652079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535950743875">
                <text:p>3.74535950743875</text:p>
              </table:table-cell>
              <table:table-cell office:value-type="float" office:value="3.67535950743875">
                <text:p>3.67535950743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609125905568">
                <text:p>3.74609125905568</text:p>
              </table:table-cell>
              <table:table-cell office:value-type="float" office:value="3.67609125905568">
                <text:p>3.676091259055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682177980303">
                <text:p>3.74682177980303</text:p>
              </table:table-cell>
              <table:table-cell office:value-type="float" office:value="3.67682177980303">
                <text:p>3.676821779803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755107381472">
                <text:p>3.74755107381472</text:p>
              </table:table-cell>
              <table:table-cell office:value-type="float" office:value="3.67755107381472">
                <text:p>3.677551073814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827914520385">
                <text:p>3.74827914520385</text:p>
              </table:table-cell>
              <table:table-cell office:value-type="float" office:value="3.67827914520385">
                <text:p>3.678279145203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90059980629">
                <text:p>3.7490059980629</text:p>
              </table:table-cell>
              <table:table-cell office:value-type="float" office:value="3.67900599806289">
                <text:p>3.679005998062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97316364638">
                <text:p>3.7497316364638</text:p>
              </table:table-cell>
              <table:table-cell office:value-type="float" office:value="3.6797316364638">
                <text:p>3.67973163646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045606445813">
                <text:p>3.75045606445813</text:p>
              </table:table-cell>
              <table:table-cell office:value-type="float" office:value="3.68045606445813">
                <text:p>3.680456064458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117928607722">
                <text:p>3.75117928607722</text:p>
              </table:table-cell>
              <table:table-cell office:value-type="float" office:value="3.68117928607722">
                <text:p>3.681179286077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190130533231">
                <text:p>3.75190130533231</text:p>
              </table:table-cell>
              <table:table-cell office:value-type="float" office:value="3.68190130533231">
                <text:p>3.681901305332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262212621464">
                <text:p>3.75262212621464</text:p>
              </table:table-cell>
              <table:table-cell office:value-type="float" office:value="3.68262212621464">
                <text:p>3.682622126214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334175269562">
                <text:p>3.75334175269562</text:p>
              </table:table-cell>
              <table:table-cell office:value-type="float" office:value="3.68334175269562">
                <text:p>3.683341752695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406018872695">
                <text:p>3.75406018872695</text:p>
              </table:table-cell>
              <table:table-cell office:value-type="float" office:value="3.68406018872695">
                <text:p>3.684060188726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477743824077">
                <text:p>3.75477743824077</text:p>
              </table:table-cell>
              <table:table-cell office:value-type="float" office:value="3.68477743824077">
                <text:p>3.684777438240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549350514974">
                <text:p>3.75549350514974</text:p>
              </table:table-cell>
              <table:table-cell office:value-type="float" office:value="3.68549350514974">
                <text:p>3.685493505149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620839334722">
                <text:p>3.75620839334722</text:p>
              </table:table-cell>
              <table:table-cell office:value-type="float" office:value="3.68620839334722">
                <text:p>3.686208393347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692210670736">
                <text:p>3.75692210670736</text:p>
              </table:table-cell>
              <table:table-cell office:value-type="float" office:value="3.68692210670736">
                <text:p>3.686922106707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763464908525">
                <text:p>3.75763464908525</text:p>
              </table:table-cell>
              <table:table-cell office:value-type="float" office:value="3.68763464908525">
                <text:p>3.687634649085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834602431704">
                <text:p>3.75834602431704</text:p>
              </table:table-cell>
              <table:table-cell office:value-type="float" office:value="3.68834602431704">
                <text:p>3.68834602431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905623622005">
                <text:p>3.75905623622005</text:p>
              </table:table-cell>
              <table:table-cell office:value-type="float" office:value="3.68905623622005">
                <text:p>3.689056236220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97652885929">
                <text:p>3.7597652885929</text:p>
              </table:table-cell>
              <table:table-cell office:value-type="float" office:value="3.6897652885929">
                <text:p>3.68976528859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047318521565">
                <text:p>3.76047318521565</text:p>
              </table:table-cell>
              <table:table-cell office:value-type="float" office:value="3.69047318521565">
                <text:p>3.690473185215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11799298499">
                <text:p>3.7611799298499</text:p>
              </table:table-cell>
              <table:table-cell office:value-type="float" office:value="3.6911799298499">
                <text:p>3.69117992984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188552623891">
                <text:p>3.76188552623891</text:p>
              </table:table-cell>
              <table:table-cell office:value-type="float" office:value="3.69188552623891">
                <text:p>3.691885526238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258997810773">
                <text:p>3.76258997810773</text:p>
              </table:table-cell>
              <table:table-cell office:value-type="float" office:value="3.69258997810773">
                <text:p>3.692589978107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32932891633">
                <text:p>3.7632932891633</text:p>
              </table:table-cell>
              <table:table-cell office:value-type="float" office:value="3.6932932891633">
                <text:p>3.69329328916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39954630946">
                <text:p>3.7639954630946</text:p>
              </table:table-cell>
              <table:table-cell office:value-type="float" office:value="3.6939954630946">
                <text:p>3.69399546309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469650357274">
                <text:p>3.76469650357274</text:p>
              </table:table-cell>
              <table:table-cell office:value-type="float" office:value="3.69469650357274">
                <text:p>3.694696503572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39641425106">
                <text:p>3.76539641425106</text:p>
              </table:table-cell>
              <table:table-cell office:value-type="float" office:value="3.69539641425106">
                <text:p>3.695396414251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60951987653">
                <text:p>3.7660951987653</text:p>
              </table:table-cell>
              <table:table-cell office:value-type="float" office:value="3.6960951987653">
                <text:p>3.69609519876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679286073365">
                <text:p>3.76679286073365</text:p>
              </table:table-cell>
              <table:table-cell office:value-type="float" office:value="3.69679286073365">
                <text:p>3.696792860733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748940375691">
                <text:p>3.76748940375691</text:p>
              </table:table-cell>
              <table:table-cell office:value-type="float" office:value="3.69748940375691">
                <text:p>3.697489403756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8483141856">
                <text:p>3.76818483141856</text:p>
              </table:table-cell>
              <table:table-cell office:value-type="float" office:value="3.69818483141856">
                <text:p>3.698184831418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87914728491">
                <text:p>3.76887914728491</text:p>
              </table:table-cell>
              <table:table-cell office:value-type="float" office:value="3.69887914728491">
                <text:p>3.698879147284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95723549052">
                <text:p>3.7695723549052</text:p>
              </table:table-cell>
              <table:table-cell office:value-type="float" office:value="3.6995723549052">
                <text:p>3.69957235490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026445781168">
                <text:p>3.77026445781168</text:p>
              </table:table-cell>
              <table:table-cell office:value-type="float" office:value="3.70026445781168">
                <text:p>3.700264457811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095545951975">
                <text:p>3.77095545951975</text:p>
              </table:table-cell>
              <table:table-cell office:value-type="float" office:value="3.70095545951975">
                <text:p>3.700955459519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64536352807">
                <text:p>3.77164536352807</text:p>
              </table:table-cell>
              <table:table-cell office:value-type="float" office:value="3.70164536352807">
                <text:p>3.701645363528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233417331862">
                <text:p>3.77233417331862</text:p>
              </table:table-cell>
              <table:table-cell office:value-type="float" office:value="3.70233417331862">
                <text:p>3.702334173318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302189235687">
                <text:p>3.77302189235687</text:p>
              </table:table-cell>
              <table:table-cell office:value-type="float" office:value="3.70302189235687">
                <text:p>3.703021892356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370852409184">
                <text:p>3.77370852409184</text:p>
              </table:table-cell>
              <table:table-cell office:value-type="float" office:value="3.70370852409184">
                <text:p>3.70370852409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439407195622">
                <text:p>3.77439407195622</text:p>
              </table:table-cell>
              <table:table-cell office:value-type="float" office:value="3.70439407195622">
                <text:p>3.704394071956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507853936646">
                <text:p>3.77507853936646</text:p>
              </table:table-cell>
              <table:table-cell office:value-type="float" office:value="3.70507853936646">
                <text:p>3.705078539366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57619297229">
                <text:p>3.7757619297229</text:p>
              </table:table-cell>
              <table:table-cell office:value-type="float" office:value="3.7057619297229">
                <text:p>3.70576192972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644424640983">
                <text:p>3.77644424640983</text:p>
              </table:table-cell>
              <table:table-cell office:value-type="float" office:value="3.70644424640983">
                <text:p>3.706444246409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712549279565">
                <text:p>3.77712549279565</text:p>
              </table:table-cell>
              <table:table-cell office:value-type="float" office:value="3.70712549279565">
                <text:p>3.707125492795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780567223288">
                <text:p>3.77780567223288</text:p>
              </table:table-cell>
              <table:table-cell office:value-type="float" office:value="3.70780567223288">
                <text:p>3.707805672232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848478805837">
                <text:p>3.77848478805837</text:p>
              </table:table-cell>
              <table:table-cell office:value-type="float" office:value="3.70848478805837">
                <text:p>3.708484788058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91628435933">
                <text:p>3.7791628435933</text:p>
              </table:table-cell>
              <table:table-cell office:value-type="float" office:value="3.7091628435933">
                <text:p>3.7091628435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758cm" svg:y="3.454cm" style:legend-expansion="high" chart:style-name="ch2"/>
        <chart:plot-area chart:style-name="ch3" table:cell-range-address="de.D15:de.G664" chart:data-source-has-labels="row" svg:x="0.32cm" svg:y="0.18cm" svg:width="12.118cm" svg:height="8.64cm">
          <chartooo:coordinate-region svg:x="1.232cm" svg:y="0.301cm" svg:width="11.083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.D16:de.D664" chart:label-cell-address="de.D15:de.D15" chart:class="chart:area">
            <chart:data-point chart:repeated="649"/>
          </chart:series>
          <chart:series chart:style-name="ch8" chart:values-cell-range-address="de.E16:de.E664" chart:label-cell-address="de.E15:de.E15" chart:class="chart:area">
            <chart:data-point chart:repeated="649"/>
          </chart:series>
          <chart:series chart:style-name="ch9" chart:values-cell-range-address="de.F16:de.F664" chart:label-cell-address="de.F15:de.F15" chart:class="chart:area">
            <chart:data-point chart:repeated="649"/>
          </chart:series>
          <chart:series chart:style-name="ch10" chart:values-cell-range-address="de.G16:de.G664" chart:label-cell-address="de.G15:de.G15" chart:class="chart:area">
            <chart:data-point chart:repeated="6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onencial</text:p>
                <draw:g>
                  <svg:desc>de.D15:de.D15</svg:desc>
                </draw:g>
              </table:table-cell>
              <table:table-cell office:value-type="string">
                <text:p>geomètric</text:p>
                <draw:g>
                  <svg:desc>de.E15:de.E15</svg:desc>
                </draw:g>
              </table:table-cell>
              <table:table-cell office:value-type="string">
                <text:p>Score logaritmic</text:p>
                <draw:g>
                  <svg:desc>de.F15:de.F15</svg:desc>
                </draw:g>
              </table:table-cell>
              <table:table-cell office:value-type="string">
                <text:p>SCORE</text:p>
                <draw:g>
                  <svg:desc>de.G15:de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.D16:de.D664</svg:desc>
                </draw:g>
              </table:table-cell>
              <table:table-cell office:value-type="float" office:value="NaN">
                <text:p>NaN</text:p>
                <draw:g>
                  <svg:desc>de.E16:de.E664</svg:desc>
                </draw:g>
              </table:table-cell>
              <table:table-cell office:value-type="float" office:value="NaN">
                <text:p>NaN</text:p>
                <draw:g>
                  <svg:desc>de.F16:de.F664</svg:desc>
                </draw:g>
              </table:table-cell>
              <table:table-cell office:value-type="float" office:value="0">
                <text:p>0</text:p>
                <draw:g>
                  <svg:desc>de.G16:de.G6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53004393902">
                <text:p>1.0025300439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53004393902">
                <text:p>1.00253004393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506970578743">
                <text:p>1.0050697057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06970578743">
                <text:p>1.00506970578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761903845715">
                <text:p>1.0076190384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61903845715">
                <text:p>1.00761903845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01780952483">
                <text:p>1.010178095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1780952483">
                <text:p>1.0101780952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274692985288">
                <text:p>1.0127469298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74692985288">
                <text:p>1.01274692985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532559635831">
                <text:p>1.0153255963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532559635831">
                <text:p>1.01532559635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791414925107">
                <text:p>1.017914149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791414925107">
                <text:p>1.01791414925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051264342046">
                <text:p>1.0205126434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051264342046">
                <text:p>1.02051264342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312113416224">
                <text:p>1.02312113416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312113416224">
                <text:p>1.02312113416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573967718248">
                <text:p>1.0257396771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573967718248">
                <text:p>1.02573967718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83683286013">
                <text:p>1.028368328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83683286013">
                <text:p>1.0283683286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3100714495681">
                <text:p>1.0310071449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100714495681">
                <text:p>1.03100714495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365618320892">
                <text:p>1.0336561832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365618320892">
                <text:p>1.03365618320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631550074334">
                <text:p>1.0363155007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631550074334">
                <text:p>1.03631550074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898515537557">
                <text:p>1.0389851553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898515537557">
                <text:p>1.03898515537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4166520535487">
                <text:p>1.0416652053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166520535487">
                <text:p>1.04166520535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4435570936842">
                <text:p>1.044355709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435570936842">
                <text:p>1.04435570936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705672654539">
                <text:p>1.0470567265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705672654539">
                <text:p>1.04705672654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976831646112">
                <text:p>1.0497683164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976831646112">
                <text:p>1.04976831646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249053914134">
                <text:p>1.0524905391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249053914134">
                <text:p>1.052490539141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5522345506645">
                <text:p>1.0552234550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522345506645">
                <text:p>1.05522345506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5796712517581">
                <text:p>1.0579671251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796712517581">
                <text:p>1.05796712517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072161087211">
                <text:p>1.0607216108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72161087211">
                <text:p>1.06072161087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348697402578">
                <text:p>1.0634869740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348697402578">
                <text:p>1.06348697402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6626327697948">
                <text:p>1.06626327697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626327697948">
                <text:p>1.06626327697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6905058255259">
                <text:p>1.06905058255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905058255259">
                <text:p>1.06905058255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184895404576">
                <text:p>1.0718489540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184895404576">
                <text:p>1.07184895404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7465845524556">
                <text:p>1.0746584552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465845524556">
                <text:p>1.07465845524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7747915042915">
                <text:p>1.0774791504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747915042915">
                <text:p>1.07747915042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0311104369">
                <text:p>1.08031110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0311104369">
                <text:p>1.080311104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315438233765">
                <text:p>1.08315438233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315438233765">
                <text:p>1.08315438233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600905011259">
                <text:p>1.0860090501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600905011259">
                <text:p>1.08600905011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88751739811">
                <text:p>1.088875173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88751739811">
                <text:p>1.0888751739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9175282074526">
                <text:p>1.0917528207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175282074526">
                <text:p>1.09175282074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9464205772691">
                <text:p>1.0946420577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64205772691">
                <text:p>1.094642057726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9754295277272">
                <text:p>1.0975429527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754295277272">
                <text:p>1.09754295277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045557425937">
                <text:p>1.1004555742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045557425937">
                <text:p>1.10045557425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0337999109864">
                <text:p>1.1033799910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337999109864">
                <text:p>1.10337999109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0631627274276">
                <text:p>1.106316272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631627274276">
                <text:p>1.10631627274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926448918963">
                <text:p>1.1092644891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926448918963">
                <text:p>1.10926448918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1222471098826">
                <text:p>1.1122247109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22471098826">
                <text:p>1.11222471098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1519700924417">
                <text:p>1.1151970092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519700924417">
                <text:p>1.11519700924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1818145562487">
                <text:p>1.1181814556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818145562487">
                <text:p>1.11818145562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2117812236549">
                <text:p>1.1211781223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117812236549">
                <text:p>1.12117812236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2418708227435">
                <text:p>1.1241870822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8708227435">
                <text:p>1.12418708227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2720840873867">
                <text:p>1.1272084087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720840873867">
                <text:p>1.12720840873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3024217573036">
                <text:p>1.1302421757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24217573036">
                <text:p>1.130242175730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3328845781184">
                <text:p>1.1332884578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28845781184">
                <text:p>1.13328845781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634733014194">
                <text:p>1.1363473301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634733014194">
                <text:p>1.13634733014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3941886848189">
                <text:p>1.1394188684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941886848189">
                <text:p>1.13941886848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4250314920136">
                <text:p>1.1425031492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250314920136">
                <text:p>1.14250314920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4560024928457">
                <text:p>1.1456002492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560024928457">
                <text:p>1.14560024928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4871024633651">
                <text:p>1.1487102463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871024633651">
                <text:p>1.14871024633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518332185892">
                <text:p>1.1518332185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18332185892">
                <text:p>1.15183321858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5496924490803">
                <text:p>1.1549692449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6924490803">
                <text:p>1.15496924490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5811840479819">
                <text:p>1.1581184047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811840479819">
                <text:p>1.15811840479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6128077841117">
                <text:p>1.1612807784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128077841117">
                <text:p>1.16128077841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6445644655135">
                <text:p>1.1644564465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445644655135">
                <text:p>1.16445644655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6764549068264">
                <text:p>1.1676454906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764549068264">
                <text:p>1.16764549068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084799293525">
                <text:p>1.1708479929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084799293525">
                <text:p>1.17084799293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7406403611252">
                <text:p>1.1740640361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406403611252">
                <text:p>1.17406403611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729370369779">
                <text:p>1.1772937036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729370369779">
                <text:p>1.17729370369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8053707986145">
                <text:p>1.1805370798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053707986145">
                <text:p>1.18053707986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379424946798">
                <text:p>1.18379424946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379424946798">
                <text:p>1.183794249467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706529808315">
                <text:p>1.1870652980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706529808315">
                <text:p>1.18706529808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9035031198126">
                <text:p>1.1903503119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035031198126">
                <text:p>1.190350311981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936493781525">
                <text:p>1.193649378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36493781525">
                <text:p>1.1936493781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969625843104">
                <text:p>1.196962584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69625843104">
                <text:p>1.1969625843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0029001889933">
                <text:p>1.2002900188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029001889933">
                <text:p>1.20029001889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36317711022">
                <text:p>1.203631771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36317711022">
                <text:p>1.2036317711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069879308481">
                <text:p>1.206987930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69879308481">
                <text:p>1.2069879308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1035858882017">
                <text:p>1.2103585888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035858882017">
                <text:p>1.21035858882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1374383646353">
                <text:p>1.2137438364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374383646353">
                <text:p>1.21374383646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714376599327">
                <text:p>1.2171437659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714376599327">
                <text:p>1.21714376599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205584704026">
                <text:p>1.220558470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05584704026">
                <text:p>1.2205584704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2398804347105">
                <text:p>1.2239880434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398804347105">
                <text:p>1.22398804347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743257977282">
                <text:p>1.2274325797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743257977282">
                <text:p>1.227432579772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308921746852">
                <text:p>1.230892174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8921746852">
                <text:p>1.2308921746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3436692439715">
                <text:p>1.2343669243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436692439715">
                <text:p>1.23436692439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378569259179">
                <text:p>1.237856925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78569259179">
                <text:p>1.2378569259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4136227708575">
                <text:p>1.2413622770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136227708575">
                <text:p>1.24136227708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488307657694">
                <text:p>1.2448830765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488307657694">
                <text:p>1.24488307657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4841942391464">
                <text:p>1.2484194239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841942391464">
                <text:p>1.24841942391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5197141947805">
                <text:p>1.2519714194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197141947805">
                <text:p>1.25197141947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5553916451164">
                <text:p>1.2555391645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553916451164">
                <text:p>1.255539164511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912276113448">
                <text:p>1.2591227611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912276113448">
                <text:p>1.25912276113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6272231234973">
                <text:p>1.2627223123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272231234973">
                <text:p>1.262722312349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6633792205418">
                <text:p>1.2663379220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633792205418">
                <text:p>1.26633792205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6996969504801">
                <text:p>1.2699696950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996969504801">
                <text:p>1.269969695048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7361773704464">
                <text:p>1.2736177370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361773704464">
                <text:p>1.27361773704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7728215468063">
                <text:p>1.2772821546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728215468063">
                <text:p>1.27728215468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8096305552588">
                <text:p>1.280963055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096305552588">
                <text:p>1.28096305552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8466054809376">
                <text:p>1.2846605480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466054809376">
                <text:p>1.28466054809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8837474185157">
                <text:p>1.2883747418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837474185157">
                <text:p>1.28837474185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9210574723099">
                <text:p>1.2921057472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210574723099">
                <text:p>1.292105747230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9585367563875">
                <text:p>1.2958536756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5367563875">
                <text:p>1.29585367563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996186394674">
                <text:p>1.299618639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96186394674">
                <text:p>1.2996186394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0340075210625">
                <text:p>1.3034007521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340075210625">
                <text:p>1.3034007521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0720012795245">
                <text:p>1.3072001279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720012795245">
                <text:p>1.30720012795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110168824222">
                <text:p>1.311016882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10168824222">
                <text:p>1.3110168824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1485113196214">
                <text:p>1.3148511319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485113196214">
                <text:p>1.314851131962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1870299406086">
                <text:p>1.3187029940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870299406086">
                <text:p>1.318702994060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225725872606">
                <text:p>1.322572587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25725872606">
                <text:p>1.32257258726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2646003116906">
                <text:p>1.3264600311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646003116906">
                <text:p>1.32646003116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3036544647145">
                <text:p>1.33036544647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036544647145">
                <text:p>1.33036544647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3428895494259">
                <text:p>1.3342889549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428895494259">
                <text:p>1.33428895494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3823067945929">
                <text:p>1.3382306794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823067945929">
                <text:p>1.338230679459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4219074401281">
                <text:p>1.3421907440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219074401281">
                <text:p>1.34219074401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4616927372154">
                <text:p>1.3461692737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616927372154">
                <text:p>1.346169273721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5016639484383">
                <text:p>1.3501663948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016639484383">
                <text:p>1.35016639484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5418223479104">
                <text:p>1.3541822347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418223479104">
                <text:p>1.35418223479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5821692214065">
                <text:p>1.3582169221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821692214065">
                <text:p>1.358216922140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6227058664974">
                <text:p>1.3622705866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227058664974">
                <text:p>1.362270586649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6634335926845">
                <text:p>1.366343359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634335926845">
                <text:p>1.366343359268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7043537215381">
                <text:p>1.3704353721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043537215381">
                <text:p>1.37043537215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7454675868361">
                <text:p>1.37454675868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454675868361">
                <text:p>1.374546758683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7867765347058">
                <text:p>1.3786776534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867765347058">
                <text:p>1.37867765347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8282819237667">
                <text:p>1.3828281923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282819237667">
                <text:p>1.38282819237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8699851252764">
                <text:p>1.3869985125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699851252764">
                <text:p>1.386998512527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9118875232771">
                <text:p>1.3911887523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118875232771">
                <text:p>1.391188752327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9539905147458">
                <text:p>1.3953990514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539905147458">
                <text:p>1.39539905147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9962955097451">
                <text:p>1.3996295509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962955097451">
                <text:p>1.399629550974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038803931577">
                <text:p>1.403880393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38803931577">
                <text:p>1.40388039315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0815172169392">
                <text:p>1.4081517216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815172169392">
                <text:p>1.408151721693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1244368160819">
                <text:p>1.4124436816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244368160819">
                <text:p>1.412443681608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1675641929694">
                <text:p>1.4167564192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675641929694">
                <text:p>1.416756419296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2109008254414">
                <text:p>1.4210900825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109008254414">
                <text:p>1.42109008254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2544482053785">
                <text:p>1.4254448205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544482053785">
                <text:p>1.425444820537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2982078388692">
                <text:p>1.4298207838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982078388692">
                <text:p>1.429820783886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3421812463795">
                <text:p>1.4342181246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421812463795">
                <text:p>1.434218124637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3863699629246">
                <text:p>1.4386369962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863699629246">
                <text:p>1.438636996292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4307755382438">
                <text:p>1.4430775538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307755382438">
                <text:p>1.443077553824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4753995369771">
                <text:p>1.4475399536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753995369771">
                <text:p>1.44753995369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20243538845">
                <text:p>1.4520243538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20243538845">
                <text:p>1.4520243538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5653091388305">
                <text:p>1.4565309138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653091388305">
                <text:p>1.456530913883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610597947364">
                <text:p>1.461059794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10597947364">
                <text:p>1.4610597947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6561115905106">
                <text:p>1.4656111590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561115905106">
                <text:p>1.465611159051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7018517101605">
                <text:p>1.4701851710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018517101605">
                <text:p>1.47018517101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47819964222">
                <text:p>1.474781996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47819964222">
                <text:p>1.4747819964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940180268171">
                <text:p>1.47940180268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940180268171">
                <text:p>1.479401802681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404475884805">
                <text:p>1.4840447588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04475884805">
                <text:p>1.48404475884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887110356361">
                <text:p>1.488711035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87110356361">
                <text:p>1.48871103563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340080544263">
                <text:p>1.4934008054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340080544263">
                <text:p>1.493400805442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9811424236708">
                <text:p>1.4981142423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11424236708">
                <text:p>1.498114242367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0285152223257">
                <text:p>1.5028515222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285152223257">
                <text:p>1.50285152223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0761282260736">
                <text:p>1.5076128226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761282260736">
                <text:p>1.507612822607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1239832282652">
                <text:p>1.5123983228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239832282652">
                <text:p>1.512398322826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1720820401397">
                <text:p>1.5172082040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720820401397">
                <text:p>1.517208204013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2204264910483">
                <text:p>1.5220426491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204264910483">
                <text:p>1.522042649104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2690184286815">
                <text:p>1.5269018428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690184286815">
                <text:p>1.52690184286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3178597192992">
                <text:p>1.5317859719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78597192992">
                <text:p>1.53178597192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3669522479645">
                <text:p>1.5366952247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669522479645">
                <text:p>1.53669522479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4162979187815">
                <text:p>1.5416297918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162979187815">
                <text:p>1.541629791878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4658986551363">
                <text:p>1.5465898655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658986551363">
                <text:p>1.546589865513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5157563999412">
                <text:p>1.5515756399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157563999412">
                <text:p>1.551575639994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5658731158838">
                <text:p>1.5565873115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658731158838">
                <text:p>1.556587311588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6162507856788">
                <text:p>1.561625078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162507856788">
                <text:p>1.56162507856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6668914123244">
                <text:p>1.5666891412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668914123244">
                <text:p>1.566689141232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7177970193622">
                <text:p>1.5717797019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177970193622">
                <text:p>1.571779701936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7689696511413">
                <text:p>1.5768969651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689696511413">
                <text:p>1.57689696511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204113730865">
                <text:p>1.5820411373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204113730865">
                <text:p>1.582041137308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8721242719704">
                <text:p>1.5872124271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721242719704">
                <text:p>1.58721242719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9241104561905">
                <text:p>1.592411045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241104561905">
                <text:p>1.592411045619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9763720560493">
                <text:p>1.5976372056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763720560493">
                <text:p>1.597637205604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0289112240402">
                <text:p>1.6028911224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289112240402">
                <text:p>1.60289112240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0817301351369">
                <text:p>1.6081730135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817301351369">
                <text:p>1.608173013513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1348309870875">
                <text:p>1.613483098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348309870875">
                <text:p>1.61348309870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188216000714">
                <text:p>1.61882160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88216000714">
                <text:p>1.61882160007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2418874202153">
                <text:p>1.6241887420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418874202153">
                <text:p>1.624188742021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2958475134758">
                <text:p>1.6295847513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958475134758">
                <text:p>1.629584751347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3500985723789">
                <text:p>1.6350098572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500985723789">
                <text:p>1.63500985723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4046429131252">
                <text:p>1.6404642913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046429131252">
                <text:p>1.640464291312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4594828765559">
                <text:p>1.6459482876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594828765559">
                <text:p>1.645948287655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5146208284813">
                <text:p>1.6514620828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46208284813">
                <text:p>1.65146208284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5700591600146">
                <text:p>1.657005916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700591600146">
                <text:p>1.65700591600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6258002879114">
                <text:p>1.66258002879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258002879114">
                <text:p>1.66258002879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6818466549141">
                <text:p>1.6681846654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818466549141">
                <text:p>1.66818466549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738200730102">
                <text:p>1.673820073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38200730102">
                <text:p>1.6738200730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7948650092479">
                <text:p>1.6794865009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948650092479">
                <text:p>1.67948650092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8518420151789">
                <text:p>1.6851842015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518420151789">
                <text:p>1.685184201517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9091342981448">
                <text:p>1.6909134298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091342981448">
                <text:p>1.690913429814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9667444361914">
                <text:p>1.6966744436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67444361914">
                <text:p>1.696674443619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0246750355401">
                <text:p>1.7024675035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46750355401">
                <text:p>1.702467503554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0829287309743">
                <text:p>1.7082928730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829287309743">
                <text:p>1.708292873097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1415081862314">
                <text:p>1.7141508186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415081862314">
                <text:p>1.714150818623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72004160944018">
                <text:p>1.72004160944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004160944018">
                <text:p>1.720041609440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72596551783344">
                <text:p>1.7259655178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596551783344">
                <text:p>1.725965517833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73192281910487">
                <text:p>1.7319228191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192281910487">
                <text:p>1.73192281910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3791379161539">
                <text:p>1.7379137916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791379161539">
                <text:p>1.737913791615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4393871682751">
                <text:p>1.7439387168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393871682751">
                <text:p>1.743938716827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4999787934861">
                <text:p>1.7499978793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999787934861">
                <text:p>1.749997879348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.7569696969697">
                <text:p>1.7569696969697</text:p>
              </table:table-cell>
              <table:table-cell office:value-type="float" office:value="NaN">
                <text:p>NaN</text:p>
              </table:table-cell>
              <table:table-cell office:value-type="float" office:value="1.6969696969697">
                <text:p>1.69696969696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1.76580808080808">
                <text:p>1.76580808080808</text:p>
              </table:table-cell>
              <table:table-cell office:value-type="float" office:value="NaN">
                <text:p>NaN</text:p>
              </table:table-cell>
              <table:table-cell office:value-type="float" office:value="1.70580808080808">
                <text:p>1.705808080808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1.77464646464646">
                <text:p>1.77464646464646</text:p>
              </table:table-cell>
              <table:table-cell office:value-type="float" office:value="NaN">
                <text:p>NaN</text:p>
              </table:table-cell>
              <table:table-cell office:value-type="float" office:value="1.71464646464646">
                <text:p>1.714646464646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1.78348484848485">
                <text:p>1.78348484848485</text:p>
              </table:table-cell>
              <table:table-cell office:value-type="float" office:value="NaN">
                <text:p>NaN</text:p>
              </table:table-cell>
              <table:table-cell office:value-type="float" office:value="1.72348484848485">
                <text:p>1.723484848484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1.79232323232323">
                <text:p>1.79232323232323</text:p>
              </table:table-cell>
              <table:table-cell office:value-type="float" office:value="NaN">
                <text:p>NaN</text:p>
              </table:table-cell>
              <table:table-cell office:value-type="float" office:value="1.73232323232323">
                <text:p>1.732323232323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1.80116161616162">
                <text:p>1.80116161616162</text:p>
              </table:table-cell>
              <table:table-cell office:value-type="float" office:value="NaN">
                <text:p>NaN</text:p>
              </table:table-cell>
              <table:table-cell office:value-type="float" office:value="1.74116161616162">
                <text:p>1.741161616161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1.81883838383838">
                <text:p>1.81883838383838</text:p>
              </table:table-cell>
              <table:table-cell office:value-type="float" office:value="NaN">
                <text:p>NaN</text:p>
              </table:table-cell>
              <table:table-cell office:value-type="float" office:value="1.75883838383838">
                <text:p>1.758838383838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.82767676767677">
                <text:p>1.82767676767677</text:p>
              </table:table-cell>
              <table:table-cell office:value-type="float" office:value="NaN">
                <text:p>NaN</text:p>
              </table:table-cell>
              <table:table-cell office:value-type="float" office:value="1.76767676767677">
                <text:p>1.767676767676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1.83651515151515">
                <text:p>1.83651515151515</text:p>
              </table:table-cell>
              <table:table-cell office:value-type="float" office:value="NaN">
                <text:p>NaN</text:p>
              </table:table-cell>
              <table:table-cell office:value-type="float" office:value="1.77651515151515">
                <text:p>1.776515151515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.84535353535354">
                <text:p>1.84535353535354</text:p>
              </table:table-cell>
              <table:table-cell office:value-type="float" office:value="NaN">
                <text:p>NaN</text:p>
              </table:table-cell>
              <table:table-cell office:value-type="float" office:value="1.78535353535354">
                <text:p>1.785353535353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1.85419191919192">
                <text:p>1.85419191919192</text:p>
              </table:table-cell>
              <table:table-cell office:value-type="float" office:value="NaN">
                <text:p>NaN</text:p>
              </table:table-cell>
              <table:table-cell office:value-type="float" office:value="1.79419191919192">
                <text:p>1.794191919191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.8630303030303">
                <text:p>1.8630303030303</text:p>
              </table:table-cell>
              <table:table-cell office:value-type="float" office:value="NaN">
                <text:p>NaN</text:p>
              </table:table-cell>
              <table:table-cell office:value-type="float" office:value="1.8030303030303">
                <text:p>1.80303030303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1.87186868686869">
                <text:p>1.87186868686869</text:p>
              </table:table-cell>
              <table:table-cell office:value-type="float" office:value="NaN">
                <text:p>NaN</text:p>
              </table:table-cell>
              <table:table-cell office:value-type="float" office:value="1.81186868686869">
                <text:p>1.811868686868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1.88070707070707">
                <text:p>1.88070707070707</text:p>
              </table:table-cell>
              <table:table-cell office:value-type="float" office:value="NaN">
                <text:p>NaN</text:p>
              </table:table-cell>
              <table:table-cell office:value-type="float" office:value="1.82070707070707">
                <text:p>1.820707070707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1.88954545454545">
                <text:p>1.88954545454545</text:p>
              </table:table-cell>
              <table:table-cell office:value-type="float" office:value="NaN">
                <text:p>NaN</text:p>
              </table:table-cell>
              <table:table-cell office:value-type="float" office:value="1.82954545454545">
                <text:p>1.829545454545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1.89838383838384">
                <text:p>1.89838383838384</text:p>
              </table:table-cell>
              <table:table-cell office:value-type="float" office:value="NaN">
                <text:p>NaN</text:p>
              </table:table-cell>
              <table:table-cell office:value-type="float" office:value="1.83838383838384">
                <text:p>1.838383838383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1.90722222222222">
                <text:p>1.90722222222222</text:p>
              </table:table-cell>
              <table:table-cell office:value-type="float" office:value="NaN">
                <text:p>NaN</text:p>
              </table:table-cell>
              <table:table-cell office:value-type="float" office:value="1.84722222222222">
                <text:p>1.847222222222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1.91606060606061">
                <text:p>1.91606060606061</text:p>
              </table:table-cell>
              <table:table-cell office:value-type="float" office:value="NaN">
                <text:p>NaN</text:p>
              </table:table-cell>
              <table:table-cell office:value-type="float" office:value="1.85606060606061">
                <text:p>1.856060606060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1.92489898989899">
                <text:p>1.92489898989899</text:p>
              </table:table-cell>
              <table:table-cell office:value-type="float" office:value="NaN">
                <text:p>NaN</text:p>
              </table:table-cell>
              <table:table-cell office:value-type="float" office:value="1.86489898989899">
                <text:p>1.864898989898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.93373737373737">
                <text:p>1.93373737373737</text:p>
              </table:table-cell>
              <table:table-cell office:value-type="float" office:value="NaN">
                <text:p>NaN</text:p>
              </table:table-cell>
              <table:table-cell office:value-type="float" office:value="1.87373737373737">
                <text:p>1.87373737373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.94257575757576">
                <text:p>1.94257575757576</text:p>
              </table:table-cell>
              <table:table-cell office:value-type="float" office:value="NaN">
                <text:p>NaN</text:p>
              </table:table-cell>
              <table:table-cell office:value-type="float" office:value="1.88257575757576">
                <text:p>1.882575757575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1.95141414141414">
                <text:p>1.95141414141414</text:p>
              </table:table-cell>
              <table:table-cell office:value-type="float" office:value="NaN">
                <text:p>NaN</text:p>
              </table:table-cell>
              <table:table-cell office:value-type="float" office:value="1.89141414141414">
                <text:p>1.891414141414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1.96025252525253">
                <text:p>1.96025252525253</text:p>
              </table:table-cell>
              <table:table-cell office:value-type="float" office:value="NaN">
                <text:p>NaN</text:p>
              </table:table-cell>
              <table:table-cell office:value-type="float" office:value="1.90025252525253">
                <text:p>1.900252525252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1.96909090909091">
                <text:p>1.96909090909091</text:p>
              </table:table-cell>
              <table:table-cell office:value-type="float" office:value="NaN">
                <text:p>NaN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1.97792929292929">
                <text:p>1.97792929292929</text:p>
              </table:table-cell>
              <table:table-cell office:value-type="float" office:value="NaN">
                <text:p>NaN</text:p>
              </table:table-cell>
              <table:table-cell office:value-type="float" office:value="1.91792929292929">
                <text:p>1.917929292929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1.98676767676768">
                <text:p>1.98676767676768</text:p>
              </table:table-cell>
              <table:table-cell office:value-type="float" office:value="NaN">
                <text:p>NaN</text:p>
              </table:table-cell>
              <table:table-cell office:value-type="float" office:value="1.92676767676768">
                <text:p>1.926767676767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1.99560606060606">
                <text:p>1.99560606060606</text:p>
              </table:table-cell>
              <table:table-cell office:value-type="float" office:value="NaN">
                <text:p>NaN</text:p>
              </table:table-cell>
              <table:table-cell office:value-type="float" office:value="1.93560606060606">
                <text:p>1.935606060606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.00444444444444">
                <text:p>2.00444444444444</text:p>
              </table:table-cell>
              <table:table-cell office:value-type="float" office:value="NaN">
                <text:p>NaN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.01328282828283">
                <text:p>2.01328282828283</text:p>
              </table:table-cell>
              <table:table-cell office:value-type="float" office:value="NaN">
                <text:p>NaN</text:p>
              </table:table-cell>
              <table:table-cell office:value-type="float" office:value="1.95328282828283">
                <text:p>1.953282828282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.02212121212121">
                <text:p>2.02212121212121</text:p>
              </table:table-cell>
              <table:table-cell office:value-type="float" office:value="NaN">
                <text:p>NaN</text:p>
              </table:table-cell>
              <table:table-cell office:value-type="float" office:value="1.96212121212121">
                <text:p>1.96212121212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.0309595959596">
                <text:p>2.0309595959596</text:p>
              </table:table-cell>
              <table:table-cell office:value-type="float" office:value="NaN">
                <text:p>NaN</text:p>
              </table:table-cell>
              <table:table-cell office:value-type="float" office:value="1.9709595959596">
                <text:p>1.97095959595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.03979797979798">
                <text:p>2.03979797979798</text:p>
              </table:table-cell>
              <table:table-cell office:value-type="float" office:value="NaN">
                <text:p>NaN</text:p>
              </table:table-cell>
              <table:table-cell office:value-type="float" office:value="1.97979797979798">
                <text:p>1.979797979797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.04863636363636">
                <text:p>2.04863636363636</text:p>
              </table:table-cell>
              <table:table-cell office:value-type="float" office:value="NaN">
                <text:p>NaN</text:p>
              </table:table-cell>
              <table:table-cell office:value-type="float" office:value="1.98863636363636">
                <text:p>1.988636363636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.05747474747475">
                <text:p>2.05747474747475</text:p>
              </table:table-cell>
              <table:table-cell office:value-type="float" office:value="NaN">
                <text:p>NaN</text:p>
              </table:table-cell>
              <table:table-cell office:value-type="float" office:value="1.99747474747475">
                <text:p>1.997474747474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.06631313131313">
                <text:p>2.06631313131313</text:p>
              </table:table-cell>
              <table:table-cell office:value-type="float" office:value="NaN">
                <text:p>NaN</text:p>
              </table:table-cell>
              <table:table-cell office:value-type="float" office:value="2.00631313131313">
                <text:p>2.006313131313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.07515151515151">
                <text:p>2.07515151515151</text:p>
              </table:table-cell>
              <table:table-cell office:value-type="float" office:value="NaN">
                <text:p>NaN</text:p>
              </table:table-cell>
              <table:table-cell office:value-type="float" office:value="2.01515151515151">
                <text:p>2.015151515151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.0839898989899">
                <text:p>2.0839898989899</text:p>
              </table:table-cell>
              <table:table-cell office:value-type="float" office:value="NaN">
                <text:p>NaN</text:p>
              </table:table-cell>
              <table:table-cell office:value-type="float" office:value="2.0239898989899">
                <text:p>2.02398989898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.09282828282828">
                <text:p>2.09282828282828</text:p>
              </table:table-cell>
              <table:table-cell office:value-type="float" office:value="NaN">
                <text:p>NaN</text:p>
              </table:table-cell>
              <table:table-cell office:value-type="float" office:value="2.03282828282828">
                <text:p>2.032828282828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.10166666666667">
                <text:p>2.10166666666667</text:p>
              </table:table-cell>
              <table:table-cell office:value-type="float" office:value="NaN">
                <text:p>NaN</text:p>
              </table:table-cell>
              <table:table-cell office:value-type="float" office:value="2.04166666666667">
                <text:p>2.04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.11050505050505">
                <text:p>2.11050505050505</text:p>
              </table:table-cell>
              <table:table-cell office:value-type="float" office:value="NaN">
                <text:p>NaN</text:p>
              </table:table-cell>
              <table:table-cell office:value-type="float" office:value="2.05050505050505">
                <text:p>2.050505050505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.11934343434343">
                <text:p>2.11934343434343</text:p>
              </table:table-cell>
              <table:table-cell office:value-type="float" office:value="NaN">
                <text:p>NaN</text:p>
              </table:table-cell>
              <table:table-cell office:value-type="float" office:value="2.05934343434343">
                <text:p>2.059343434343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.12818181818182">
                <text:p>2.12818181818182</text:p>
              </table:table-cell>
              <table:table-cell office:value-type="float" office:value="NaN">
                <text:p>NaN</text:p>
              </table:table-cell>
              <table:table-cell office:value-type="float" office:value="2.06818181818182">
                <text:p>2.06818181818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.1370202020202">
                <text:p>2.1370202020202</text:p>
              </table:table-cell>
              <table:table-cell office:value-type="float" office:value="NaN">
                <text:p>NaN</text:p>
              </table:table-cell>
              <table:table-cell office:value-type="float" office:value="2.0770202020202">
                <text:p>2.0770202020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.14585858585859">
                <text:p>2.14585858585859</text:p>
              </table:table-cell>
              <table:table-cell office:value-type="float" office:value="NaN">
                <text:p>NaN</text:p>
              </table:table-cell>
              <table:table-cell office:value-type="float" office:value="2.08585858585859">
                <text:p>2.085858585858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.15469696969697">
                <text:p>2.15469696969697</text:p>
              </table:table-cell>
              <table:table-cell office:value-type="float" office:value="NaN">
                <text:p>NaN</text:p>
              </table:table-cell>
              <table:table-cell office:value-type="float" office:value="2.09469696969697">
                <text:p>2.094696969696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.16353535353535">
                <text:p>2.16353535353535</text:p>
              </table:table-cell>
              <table:table-cell office:value-type="float" office:value="NaN">
                <text:p>NaN</text:p>
              </table:table-cell>
              <table:table-cell office:value-type="float" office:value="2.10353535353535">
                <text:p>2.103535353535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.17237373737374">
                <text:p>2.17237373737374</text:p>
              </table:table-cell>
              <table:table-cell office:value-type="float" office:value="NaN">
                <text:p>NaN</text:p>
              </table:table-cell>
              <table:table-cell office:value-type="float" office:value="2.11237373737374">
                <text:p>2.112373737373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.18121212121212">
                <text:p>2.18121212121212</text:p>
              </table:table-cell>
              <table:table-cell office:value-type="float" office:value="NaN">
                <text:p>NaN</text:p>
              </table:table-cell>
              <table:table-cell office:value-type="float" office:value="2.12121212121212">
                <text:p>2.12121212121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.19005050505051">
                <text:p>2.19005050505051</text:p>
              </table:table-cell>
              <table:table-cell office:value-type="float" office:value="NaN">
                <text:p>NaN</text:p>
              </table:table-cell>
              <table:table-cell office:value-type="float" office:value="2.13005050505051">
                <text:p>2.130050505050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.19888888888889">
                <text:p>2.19888888888889</text:p>
              </table:table-cell>
              <table:table-cell office:value-type="float" office:value="NaN">
                <text:p>NaN</text:p>
              </table:table-cell>
              <table:table-cell office:value-type="float" office:value="2.13888888888889">
                <text:p>2.13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.20772727272727">
                <text:p>2.20772727272727</text:p>
              </table:table-cell>
              <table:table-cell office:value-type="float" office:value="NaN">
                <text:p>NaN</text:p>
              </table:table-cell>
              <table:table-cell office:value-type="float" office:value="2.14772727272727">
                <text:p>2.14772727272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.21656565656566">
                <text:p>2.21656565656566</text:p>
              </table:table-cell>
              <table:table-cell office:value-type="float" office:value="NaN">
                <text:p>NaN</text:p>
              </table:table-cell>
              <table:table-cell office:value-type="float" office:value="2.15656565656566">
                <text:p>2.156565656565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.22540404040404">
                <text:p>2.22540404040404</text:p>
              </table:table-cell>
              <table:table-cell office:value-type="float" office:value="NaN">
                <text:p>NaN</text:p>
              </table:table-cell>
              <table:table-cell office:value-type="float" office:value="2.16540404040404">
                <text:p>2.165404040404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.23424242424242">
                <text:p>2.23424242424242</text:p>
              </table:table-cell>
              <table:table-cell office:value-type="float" office:value="NaN">
                <text:p>NaN</text:p>
              </table:table-cell>
              <table:table-cell office:value-type="float" office:value="2.17424242424242">
                <text:p>2.17424242424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.24308080808081">
                <text:p>2.24308080808081</text:p>
              </table:table-cell>
              <table:table-cell office:value-type="float" office:value="NaN">
                <text:p>NaN</text:p>
              </table:table-cell>
              <table:table-cell office:value-type="float" office:value="2.18308080808081">
                <text:p>2.183080808080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.25191919191919">
                <text:p>2.25191919191919</text:p>
              </table:table-cell>
              <table:table-cell office:value-type="float" office:value="NaN">
                <text:p>NaN</text:p>
              </table:table-cell>
              <table:table-cell office:value-type="float" office:value="2.19191919191919">
                <text:p>2.191919191919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.26075757575758">
                <text:p>2.26075757575758</text:p>
              </table:table-cell>
              <table:table-cell office:value-type="float" office:value="NaN">
                <text:p>NaN</text:p>
              </table:table-cell>
              <table:table-cell office:value-type="float" office:value="2.20075757575758">
                <text:p>2.200757575757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.26959595959596">
                <text:p>2.26959595959596</text:p>
              </table:table-cell>
              <table:table-cell office:value-type="float" office:value="NaN">
                <text:p>NaN</text:p>
              </table:table-cell>
              <table:table-cell office:value-type="float" office:value="2.20959595959596">
                <text:p>2.209595959595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.27843434343434">
                <text:p>2.27843434343434</text:p>
              </table:table-cell>
              <table:table-cell office:value-type="float" office:value="NaN">
                <text:p>NaN</text:p>
              </table:table-cell>
              <table:table-cell office:value-type="float" office:value="2.21843434343434">
                <text:p>2.218434343434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.28727272727273">
                <text:p>2.28727272727273</text:p>
              </table:table-cell>
              <table:table-cell office:value-type="float" office:value="NaN">
                <text:p>NaN</text:p>
              </table:table-cell>
              <table:table-cell office:value-type="float" office:value="2.22727272727273">
                <text:p>2.227272727272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.29611111111111">
                <text:p>2.29611111111111</text:p>
              </table:table-cell>
              <table:table-cell office:value-type="float" office:value="NaN">
                <text:p>NaN</text:p>
              </table:table-cell>
              <table:table-cell office:value-type="float" office:value="2.23611111111111">
                <text:p>2.23611111111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.30494949494949">
                <text:p>2.30494949494949</text:p>
              </table:table-cell>
              <table:table-cell office:value-type="float" office:value="NaN">
                <text:p>NaN</text:p>
              </table:table-cell>
              <table:table-cell office:value-type="float" office:value="2.24494949494949">
                <text:p>2.244949494949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.31378787878788">
                <text:p>2.31378787878788</text:p>
              </table:table-cell>
              <table:table-cell office:value-type="float" office:value="NaN">
                <text:p>NaN</text:p>
              </table:table-cell>
              <table:table-cell office:value-type="float" office:value="2.25378787878788">
                <text:p>2.253787878787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.32262626262626">
                <text:p>2.32262626262626</text:p>
              </table:table-cell>
              <table:table-cell office:value-type="float" office:value="NaN">
                <text:p>NaN</text:p>
              </table:table-cell>
              <table:table-cell office:value-type="float" office:value="2.26262626262626">
                <text:p>2.262626262626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.33146464646465">
                <text:p>2.33146464646465</text:p>
              </table:table-cell>
              <table:table-cell office:value-type="float" office:value="NaN">
                <text:p>NaN</text:p>
              </table:table-cell>
              <table:table-cell office:value-type="float" office:value="2.27146464646465">
                <text:p>2.271464646464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.34030303030303">
                <text:p>2.34030303030303</text:p>
              </table:table-cell>
              <table:table-cell office:value-type="float" office:value="NaN">
                <text:p>NaN</text:p>
              </table:table-cell>
              <table:table-cell office:value-type="float" office:value="2.28030303030303">
                <text:p>2.280303030303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.34914141414141">
                <text:p>2.34914141414141</text:p>
              </table:table-cell>
              <table:table-cell office:value-type="float" office:value="NaN">
                <text:p>NaN</text:p>
              </table:table-cell>
              <table:table-cell office:value-type="float" office:value="2.28914141414141">
                <text:p>2.289141414141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.3579797979798">
                <text:p>2.3579797979798</text:p>
              </table:table-cell>
              <table:table-cell office:value-type="float" office:value="NaN">
                <text:p>NaN</text:p>
              </table:table-cell>
              <table:table-cell office:value-type="float" office:value="2.2979797979798">
                <text:p>2.29797979797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.36681818181818">
                <text:p>2.36681818181818</text:p>
              </table:table-cell>
              <table:table-cell office:value-type="float" office:value="NaN">
                <text:p>NaN</text:p>
              </table:table-cell>
              <table:table-cell office:value-type="float" office:value="2.30681818181818">
                <text:p>2.306818181818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.37565656565657">
                <text:p>2.37565656565657</text:p>
              </table:table-cell>
              <table:table-cell office:value-type="float" office:value="NaN">
                <text:p>NaN</text:p>
              </table:table-cell>
              <table:table-cell office:value-type="float" office:value="2.31565656565657">
                <text:p>2.315656565656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.38449494949495">
                <text:p>2.38449494949495</text:p>
              </table:table-cell>
              <table:table-cell office:value-type="float" office:value="NaN">
                <text:p>NaN</text:p>
              </table:table-cell>
              <table:table-cell office:value-type="float" office:value="2.32449494949495">
                <text:p>2.324494949494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.39333333333333">
                <text:p>2.39333333333333</text:p>
              </table:table-cell>
              <table:table-cell office:value-type="float" office:value="NaN">
                <text:p>NaN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.40217171717172">
                <text:p>2.40217171717172</text:p>
              </table:table-cell>
              <table:table-cell office:value-type="float" office:value="NaN">
                <text:p>NaN</text:p>
              </table:table-cell>
              <table:table-cell office:value-type="float" office:value="2.34217171717172">
                <text:p>2.342171717171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.4110101010101">
                <text:p>2.4110101010101</text:p>
              </table:table-cell>
              <table:table-cell office:value-type="float" office:value="NaN">
                <text:p>NaN</text:p>
              </table:table-cell>
              <table:table-cell office:value-type="float" office:value="2.3510101010101">
                <text:p>2.35101010101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.41984848484848">
                <text:p>2.41984848484848</text:p>
              </table:table-cell>
              <table:table-cell office:value-type="float" office:value="NaN">
                <text:p>NaN</text:p>
              </table:table-cell>
              <table:table-cell office:value-type="float" office:value="2.35984848484848">
                <text:p>2.359848484848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.42868686868687">
                <text:p>2.42868686868687</text:p>
              </table:table-cell>
              <table:table-cell office:value-type="float" office:value="NaN">
                <text:p>NaN</text:p>
              </table:table-cell>
              <table:table-cell office:value-type="float" office:value="2.36868686868687">
                <text:p>2.368686868686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.43752525252525">
                <text:p>2.43752525252525</text:p>
              </table:table-cell>
              <table:table-cell office:value-type="float" office:value="NaN">
                <text:p>NaN</text:p>
              </table:table-cell>
              <table:table-cell office:value-type="float" office:value="2.37752525252525">
                <text:p>2.37752525252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.44636363636364">
                <text:p>2.44636363636364</text:p>
              </table:table-cell>
              <table:table-cell office:value-type="float" office:value="NaN">
                <text:p>NaN</text:p>
              </table:table-cell>
              <table:table-cell office:value-type="float" office:value="2.38636363636364">
                <text:p>2.386363636363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.45520202020202">
                <text:p>2.45520202020202</text:p>
              </table:table-cell>
              <table:table-cell office:value-type="float" office:value="NaN">
                <text:p>NaN</text:p>
              </table:table-cell>
              <table:table-cell office:value-type="float" office:value="2.39520202020202">
                <text:p>2.39520202020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.4640404040404">
                <text:p>2.4640404040404</text:p>
              </table:table-cell>
              <table:table-cell office:value-type="float" office:value="NaN">
                <text:p>NaN</text:p>
              </table:table-cell>
              <table:table-cell office:value-type="float" office:value="2.4040404040404">
                <text:p>2.40404040404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.47287878787879">
                <text:p>2.47287878787879</text:p>
              </table:table-cell>
              <table:table-cell office:value-type="float" office:value="NaN">
                <text:p>NaN</text:p>
              </table:table-cell>
              <table:table-cell office:value-type="float" office:value="2.41287878787879">
                <text:p>2.412878787878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.48171717171717">
                <text:p>2.48171717171717</text:p>
              </table:table-cell>
              <table:table-cell office:value-type="float" office:value="NaN">
                <text:p>NaN</text:p>
              </table:table-cell>
              <table:table-cell office:value-type="float" office:value="2.42171717171717">
                <text:p>2.421717171717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.49055555555556">
                <text:p>2.49055555555556</text:p>
              </table:table-cell>
              <table:table-cell office:value-type="float" office:value="NaN">
                <text:p>NaN</text:p>
              </table:table-cell>
              <table:table-cell office:value-type="float" office:value="2.43055555555556">
                <text:p>2.430555555555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.49939393939394">
                <text:p>2.49939393939394</text:p>
              </table:table-cell>
              <table:table-cell office:value-type="float" office:value="NaN">
                <text:p>NaN</text:p>
              </table:table-cell>
              <table:table-cell office:value-type="float" office:value="2.43939393939394">
                <text:p>2.439393939393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.50823232323232">
                <text:p>2.50823232323232</text:p>
              </table:table-cell>
              <table:table-cell office:value-type="float" office:value="NaN">
                <text:p>NaN</text:p>
              </table:table-cell>
              <table:table-cell office:value-type="float" office:value="2.44823232323232">
                <text:p>2.448232323232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.51707070707071">
                <text:p>2.51707070707071</text:p>
              </table:table-cell>
              <table:table-cell office:value-type="float" office:value="NaN">
                <text:p>NaN</text:p>
              </table:table-cell>
              <table:table-cell office:value-type="float" office:value="2.45707070707071">
                <text:p>2.457070707070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.52590909090909">
                <text:p>2.52590909090909</text:p>
              </table:table-cell>
              <table:table-cell office:value-type="float" office:value="NaN">
                <text:p>NaN</text:p>
              </table:table-cell>
              <table:table-cell office:value-type="float" office:value="2.46590909090909">
                <text:p>2.465909090909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.53474747474747">
                <text:p>2.53474747474747</text:p>
              </table:table-cell>
              <table:table-cell office:value-type="float" office:value="NaN">
                <text:p>NaN</text:p>
              </table:table-cell>
              <table:table-cell office:value-type="float" office:value="2.47474747474747">
                <text:p>2.474747474747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.54358585858586">
                <text:p>2.54358585858586</text:p>
              </table:table-cell>
              <table:table-cell office:value-type="float" office:value="NaN">
                <text:p>NaN</text:p>
              </table:table-cell>
              <table:table-cell office:value-type="float" office:value="2.48358585858586">
                <text:p>2.48358585858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.55242424242424">
                <text:p>2.55242424242424</text:p>
              </table:table-cell>
              <table:table-cell office:value-type="float" office:value="NaN">
                <text:p>NaN</text:p>
              </table:table-cell>
              <table:table-cell office:value-type="float" office:value="2.49242424242424">
                <text:p>2.4924242424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.56126262626263">
                <text:p>2.56126262626263</text:p>
              </table:table-cell>
              <table:table-cell office:value-type="float" office:value="NaN">
                <text:p>NaN</text:p>
              </table:table-cell>
              <table:table-cell office:value-type="float" office:value="2.50126262626263">
                <text:p>2.501262626262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.57010101010101">
                <text:p>2.57010101010101</text:p>
              </table:table-cell>
              <table:table-cell office:value-type="float" office:value="NaN">
                <text:p>NaN</text:p>
              </table:table-cell>
              <table:table-cell office:value-type="float" office:value="2.51010101010101">
                <text:p>2.510101010101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.57893939393939">
                <text:p>2.57893939393939</text:p>
              </table:table-cell>
              <table:table-cell office:value-type="float" office:value="NaN">
                <text:p>NaN</text:p>
              </table:table-cell>
              <table:table-cell office:value-type="float" office:value="2.51893939393939">
                <text:p>2.518939393939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.58777777777778">
                <text:p>2.58777777777778</text:p>
              </table:table-cell>
              <table:table-cell office:value-type="float" office:value="NaN">
                <text:p>NaN</text:p>
              </table:table-cell>
              <table:table-cell office:value-type="float" office:value="2.52777777777778">
                <text:p>2.527777777777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.59661616161616">
                <text:p>2.59661616161616</text:p>
              </table:table-cell>
              <table:table-cell office:value-type="float" office:value="NaN">
                <text:p>NaN</text:p>
              </table:table-cell>
              <table:table-cell office:value-type="float" office:value="2.53661616161616">
                <text:p>2.536616161616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.60545454545455">
                <text:p>2.60545454545455</text:p>
              </table:table-cell>
              <table:table-cell office:value-type="float" office:value="NaN">
                <text:p>NaN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.61429292929293">
                <text:p>2.61429292929293</text:p>
              </table:table-cell>
              <table:table-cell office:value-type="float" office:value="NaN">
                <text:p>NaN</text:p>
              </table:table-cell>
              <table:table-cell office:value-type="float" office:value="2.55429292929293">
                <text:p>2.554292929292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.62313131313131">
                <text:p>2.62313131313131</text:p>
              </table:table-cell>
              <table:table-cell office:value-type="float" office:value="NaN">
                <text:p>NaN</text:p>
              </table:table-cell>
              <table:table-cell office:value-type="float" office:value="2.56313131313131">
                <text:p>2.563131313131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.6319696969697">
                <text:p>2.6319696969697</text:p>
              </table:table-cell>
              <table:table-cell office:value-type="float" office:value="NaN">
                <text:p>NaN</text:p>
              </table:table-cell>
              <table:table-cell office:value-type="float" office:value="2.5719696969697">
                <text:p>2.57196969696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2.64080808080808">
                <text:p>2.64080808080808</text:p>
              </table:table-cell>
              <table:table-cell office:value-type="float" office:value="NaN">
                <text:p>NaN</text:p>
              </table:table-cell>
              <table:table-cell office:value-type="float" office:value="2.58080808080808">
                <text:p>2.580808080808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2.64964646464646">
                <text:p>2.64964646464646</text:p>
              </table:table-cell>
              <table:table-cell office:value-type="float" office:value="NaN">
                <text:p>NaN</text:p>
              </table:table-cell>
              <table:table-cell office:value-type="float" office:value="2.58964646464646">
                <text:p>2.589646464646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2.65848484848485">
                <text:p>2.65848484848485</text:p>
              </table:table-cell>
              <table:table-cell office:value-type="float" office:value="NaN">
                <text:p>NaN</text:p>
              </table:table-cell>
              <table:table-cell office:value-type="float" office:value="2.59848484848485">
                <text:p>2.598484848484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2.66732323232323">
                <text:p>2.66732323232323</text:p>
              </table:table-cell>
              <table:table-cell office:value-type="float" office:value="NaN">
                <text:p>NaN</text:p>
              </table:table-cell>
              <table:table-cell office:value-type="float" office:value="2.60732323232323">
                <text:p>2.60732323232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2.67616161616162">
                <text:p>2.67616161616162</text:p>
              </table:table-cell>
              <table:table-cell office:value-type="float" office:value="NaN">
                <text:p>NaN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2.685">
                <text:p>2.685</text:p>
              </table:table-cell>
              <table:table-cell office:value-type="float" office:value="NaN">
                <text:p>NaN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2.69383838383838">
                <text:p>2.69383838383838</text:p>
              </table:table-cell>
              <table:table-cell office:value-type="float" office:value="NaN">
                <text:p>NaN</text:p>
              </table:table-cell>
              <table:table-cell office:value-type="float" office:value="2.63383838383838">
                <text:p>2.633838383838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2.70267676767677">
                <text:p>2.70267676767677</text:p>
              </table:table-cell>
              <table:table-cell office:value-type="float" office:value="NaN">
                <text:p>NaN</text:p>
              </table:table-cell>
              <table:table-cell office:value-type="float" office:value="2.64267676767677">
                <text:p>2.642676767676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2.71151515151515">
                <text:p>2.71151515151515</text:p>
              </table:table-cell>
              <table:table-cell office:value-type="float" office:value="NaN">
                <text:p>NaN</text:p>
              </table:table-cell>
              <table:table-cell office:value-type="float" office:value="2.65151515151515">
                <text:p>2.651515151515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2.72035353535353">
                <text:p>2.72035353535353</text:p>
              </table:table-cell>
              <table:table-cell office:value-type="float" office:value="NaN">
                <text:p>NaN</text:p>
              </table:table-cell>
              <table:table-cell office:value-type="float" office:value="2.66035353535353">
                <text:p>2.660353535353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2.72919191919192">
                <text:p>2.72919191919192</text:p>
              </table:table-cell>
              <table:table-cell office:value-type="float" office:value="NaN">
                <text:p>NaN</text:p>
              </table:table-cell>
              <table:table-cell office:value-type="float" office:value="2.66919191919192">
                <text:p>2.669191919191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2.7380303030303">
                <text:p>2.7380303030303</text:p>
              </table:table-cell>
              <table:table-cell office:value-type="float" office:value="NaN">
                <text:p>NaN</text:p>
              </table:table-cell>
              <table:table-cell office:value-type="float" office:value="2.6780303030303">
                <text:p>2.67803030303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2.74686868686869">
                <text:p>2.74686868686869</text:p>
              </table:table-cell>
              <table:table-cell office:value-type="float" office:value="NaN">
                <text:p>NaN</text:p>
              </table:table-cell>
              <table:table-cell office:value-type="float" office:value="2.68686868686869">
                <text:p>2.686868686868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2.75570707070707">
                <text:p>2.75570707070707</text:p>
              </table:table-cell>
              <table:table-cell office:value-type="float" office:value="NaN">
                <text:p>NaN</text:p>
              </table:table-cell>
              <table:table-cell office:value-type="float" office:value="2.69570707070707">
                <text:p>2.695707070707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2.76454545454545">
                <text:p>2.76454545454545</text:p>
              </table:table-cell>
              <table:table-cell office:value-type="float" office:value="NaN">
                <text:p>NaN</text:p>
              </table:table-cell>
              <table:table-cell office:value-type="float" office:value="2.70454545454545">
                <text:p>2.704545454545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2.77338383838384">
                <text:p>2.77338383838384</text:p>
              </table:table-cell>
              <table:table-cell office:value-type="float" office:value="NaN">
                <text:p>NaN</text:p>
              </table:table-cell>
              <table:table-cell office:value-type="float" office:value="2.71338383838384">
                <text:p>2.713383838383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2.78222222222222">
                <text:p>2.78222222222222</text:p>
              </table:table-cell>
              <table:table-cell office:value-type="float" office:value="NaN">
                <text:p>NaN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2.79106060606061">
                <text:p>2.79106060606061</text:p>
              </table:table-cell>
              <table:table-cell office:value-type="float" office:value="NaN">
                <text:p>NaN</text:p>
              </table:table-cell>
              <table:table-cell office:value-type="float" office:value="2.73106060606061">
                <text:p>2.731060606060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2.79989898989899">
                <text:p>2.79989898989899</text:p>
              </table:table-cell>
              <table:table-cell office:value-type="float" office:value="NaN">
                <text:p>NaN</text:p>
              </table:table-cell>
              <table:table-cell office:value-type="float" office:value="2.73989898989899">
                <text:p>2.739898989898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2.80873737373737">
                <text:p>2.80873737373737</text:p>
              </table:table-cell>
              <table:table-cell office:value-type="float" office:value="NaN">
                <text:p>NaN</text:p>
              </table:table-cell>
              <table:table-cell office:value-type="float" office:value="2.74873737373737">
                <text:p>2.748737373737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2.81757575757576">
                <text:p>2.81757575757576</text:p>
              </table:table-cell>
              <table:table-cell office:value-type="float" office:value="NaN">
                <text:p>NaN</text:p>
              </table:table-cell>
              <table:table-cell office:value-type="float" office:value="2.75757575757576">
                <text:p>2.757575757575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2.82641414141414">
                <text:p>2.82641414141414</text:p>
              </table:table-cell>
              <table:table-cell office:value-type="float" office:value="NaN">
                <text:p>NaN</text:p>
              </table:table-cell>
              <table:table-cell office:value-type="float" office:value="2.76641414141414">
                <text:p>2.76641414141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2.83525252525253">
                <text:p>2.83525252525253</text:p>
              </table:table-cell>
              <table:table-cell office:value-type="float" office:value="NaN">
                <text:p>NaN</text:p>
              </table:table-cell>
              <table:table-cell office:value-type="float" office:value="2.77525252525252">
                <text:p>2.775252525252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2.84409090909091">
                <text:p>2.84409090909091</text:p>
              </table:table-cell>
              <table:table-cell office:value-type="float" office:value="NaN">
                <text:p>NaN</text:p>
              </table:table-cell>
              <table:table-cell office:value-type="float" office:value="2.78409090909091">
                <text:p>2.784090909090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2.85292929292929">
                <text:p>2.85292929292929</text:p>
              </table:table-cell>
              <table:table-cell office:value-type="float" office:value="NaN">
                <text:p>NaN</text:p>
              </table:table-cell>
              <table:table-cell office:value-type="float" office:value="2.79292929292929">
                <text:p>2.792929292929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2.86176767676768">
                <text:p>2.86176767676768</text:p>
              </table:table-cell>
              <table:table-cell office:value-type="float" office:value="NaN">
                <text:p>NaN</text:p>
              </table:table-cell>
              <table:table-cell office:value-type="float" office:value="2.80176767676768">
                <text:p>2.801767676767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2.87060606060606">
                <text:p>2.87060606060606</text:p>
              </table:table-cell>
              <table:table-cell office:value-type="float" office:value="NaN">
                <text:p>NaN</text:p>
              </table:table-cell>
              <table:table-cell office:value-type="float" office:value="2.81060606060606">
                <text:p>2.810606060606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2.87944444444444">
                <text:p>2.87944444444444</text:p>
              </table:table-cell>
              <table:table-cell office:value-type="float" office:value="NaN">
                <text:p>NaN</text:p>
              </table:table-cell>
              <table:table-cell office:value-type="float" office:value="2.81944444444444">
                <text:p>2.819444444444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2.88828282828283">
                <text:p>2.88828282828283</text:p>
              </table:table-cell>
              <table:table-cell office:value-type="float" office:value="NaN">
                <text:p>NaN</text:p>
              </table:table-cell>
              <table:table-cell office:value-type="float" office:value="2.82828282828283">
                <text:p>2.828282828282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2.89712121212121">
                <text:p>2.89712121212121</text:p>
              </table:table-cell>
              <table:table-cell office:value-type="float" office:value="NaN">
                <text:p>NaN</text:p>
              </table:table-cell>
              <table:table-cell office:value-type="float" office:value="2.83712121212121">
                <text:p>2.837121212121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2.9059595959596">
                <text:p>2.9059595959596</text:p>
              </table:table-cell>
              <table:table-cell office:value-type="float" office:value="NaN">
                <text:p>NaN</text:p>
              </table:table-cell>
              <table:table-cell office:value-type="float" office:value="2.8459595959596">
                <text:p>2.8459595959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2.91479797979798">
                <text:p>2.91479797979798</text:p>
              </table:table-cell>
              <table:table-cell office:value-type="float" office:value="NaN">
                <text:p>NaN</text:p>
              </table:table-cell>
              <table:table-cell office:value-type="float" office:value="2.85479797979798">
                <text:p>2.854797979797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2.92363636363636">
                <text:p>2.92363636363636</text:p>
              </table:table-cell>
              <table:table-cell office:value-type="float" office:value="NaN">
                <text:p>NaN</text:p>
              </table:table-cell>
              <table:table-cell office:value-type="float" office:value="2.86363636363636">
                <text:p>2.863636363636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2.93247474747475">
                <text:p>2.93247474747475</text:p>
              </table:table-cell>
              <table:table-cell office:value-type="float" office:value="NaN">
                <text:p>NaN</text:p>
              </table:table-cell>
              <table:table-cell office:value-type="float" office:value="2.87247474747475">
                <text:p>2.872474747474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2.94131313131313">
                <text:p>2.94131313131313</text:p>
              </table:table-cell>
              <table:table-cell office:value-type="float" office:value="NaN">
                <text:p>NaN</text:p>
              </table:table-cell>
              <table:table-cell office:value-type="float" office:value="2.88131313131313">
                <text:p>2.881313131313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2.95015151515151">
                <text:p>2.95015151515151</text:p>
              </table:table-cell>
              <table:table-cell office:value-type="float" office:value="NaN">
                <text:p>NaN</text:p>
              </table:table-cell>
              <table:table-cell office:value-type="float" office:value="2.89015151515152">
                <text:p>2.890151515151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2.9589898989899">
                <text:p>2.9589898989899</text:p>
              </table:table-cell>
              <table:table-cell office:value-type="float" office:value="NaN">
                <text:p>NaN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2.96782828282828">
                <text:p>2.96782828282828</text:p>
              </table:table-cell>
              <table:table-cell office:value-type="float" office:value="NaN">
                <text:p>NaN</text:p>
              </table:table-cell>
              <table:table-cell office:value-type="float" office:value="2.90782828282828">
                <text:p>2.90782828282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2.97666666666667">
                <text:p>2.97666666666667</text:p>
              </table:table-cell>
              <table:table-cell office:value-type="float" office:value="NaN">
                <text:p>NaN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2.98550505050505">
                <text:p>2.98550505050505</text:p>
              </table:table-cell>
              <table:table-cell office:value-type="float" office:value="NaN">
                <text:p>NaN</text:p>
              </table:table-cell>
              <table:table-cell office:value-type="float" office:value="2.92550505050505">
                <text:p>2.925505050505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2.99434343434343">
                <text:p>2.99434343434343</text:p>
              </table:table-cell>
              <table:table-cell office:value-type="float" office:value="NaN">
                <text:p>NaN</text:p>
              </table:table-cell>
              <table:table-cell office:value-type="float" office:value="2.93434343434343">
                <text:p>2.934343434343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.00318181818182">
                <text:p>3.00318181818182</text:p>
              </table:table-cell>
              <table:table-cell office:value-type="float" office:value="NaN">
                <text:p>NaN</text:p>
              </table:table-cell>
              <table:table-cell office:value-type="float" office:value="2.94318181818182">
                <text:p>2.943181818181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.0120202020202">
                <text:p>3.0120202020202</text:p>
              </table:table-cell>
              <table:table-cell office:value-type="float" office:value="NaN">
                <text:p>NaN</text:p>
              </table:table-cell>
              <table:table-cell office:value-type="float" office:value="2.9520202020202">
                <text:p>2.95202020202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.02085858585859">
                <text:p>3.02085858585859</text:p>
              </table:table-cell>
              <table:table-cell office:value-type="float" office:value="NaN">
                <text:p>NaN</text:p>
              </table:table-cell>
              <table:table-cell office:value-type="float" office:value="2.96085858585859">
                <text:p>2.960858585858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.02969696969697">
                <text:p>3.02969696969697</text:p>
              </table:table-cell>
              <table:table-cell office:value-type="float" office:value="NaN">
                <text:p>NaN</text:p>
              </table:table-cell>
              <table:table-cell office:value-type="float" office:value="2.96969696969697">
                <text:p>2.969696969696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.03853535353535">
                <text:p>3.03853535353535</text:p>
              </table:table-cell>
              <table:table-cell office:value-type="float" office:value="NaN">
                <text:p>NaN</text:p>
              </table:table-cell>
              <table:table-cell office:value-type="float" office:value="2.97853535353535">
                <text:p>2.978535353535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.04737373737374">
                <text:p>3.04737373737374</text:p>
              </table:table-cell>
              <table:table-cell office:value-type="float" office:value="NaN">
                <text:p>NaN</text:p>
              </table:table-cell>
              <table:table-cell office:value-type="float" office:value="2.98737373737374">
                <text:p>2.987373737373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.05621212121212">
                <text:p>3.05621212121212</text:p>
              </table:table-cell>
              <table:table-cell office:value-type="float" office:value="NaN">
                <text:p>NaN</text:p>
              </table:table-cell>
              <table:table-cell office:value-type="float" office:value="2.99621212121212">
                <text:p>2.996212121212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.06505050505051">
                <text:p>3.06505050505051</text:p>
              </table:table-cell>
              <table:table-cell office:value-type="float" office:value="NaN">
                <text:p>NaN</text:p>
              </table:table-cell>
              <table:table-cell office:value-type="float" office:value="3.00505050505051">
                <text:p>3.005050505050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.07388888888889">
                <text:p>3.07388888888889</text:p>
              </table:table-cell>
              <table:table-cell office:value-type="float" office:value="NaN">
                <text:p>NaN</text:p>
              </table:table-cell>
              <table:table-cell office:value-type="float" office:value="3.01388888888889">
                <text:p>3.013888888888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.08272727272727">
                <text:p>3.08272727272727</text:p>
              </table:table-cell>
              <table:table-cell office:value-type="float" office:value="NaN">
                <text:p>NaN</text:p>
              </table:table-cell>
              <table:table-cell office:value-type="float" office:value="3.02272727272727">
                <text:p>3.022727272727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3.09156565656566">
                <text:p>3.09156565656566</text:p>
              </table:table-cell>
              <table:table-cell office:value-type="float" office:value="NaN">
                <text:p>NaN</text:p>
              </table:table-cell>
              <table:table-cell office:value-type="float" office:value="3.03156565656566">
                <text:p>3.031565656565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3.10040404040404">
                <text:p>3.10040404040404</text:p>
              </table:table-cell>
              <table:table-cell office:value-type="float" office:value="NaN">
                <text:p>NaN</text:p>
              </table:table-cell>
              <table:table-cell office:value-type="float" office:value="3.04040404040404">
                <text:p>3.040404040404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3.10924242424242">
                <text:p>3.10924242424242</text:p>
              </table:table-cell>
              <table:table-cell office:value-type="float" office:value="NaN">
                <text:p>NaN</text:p>
              </table:table-cell>
              <table:table-cell office:value-type="float" office:value="3.04924242424242">
                <text:p>3.049242424242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3.11808080808081">
                <text:p>3.11808080808081</text:p>
              </table:table-cell>
              <table:table-cell office:value-type="float" office:value="NaN">
                <text:p>NaN</text:p>
              </table:table-cell>
              <table:table-cell office:value-type="float" office:value="3.05808080808081">
                <text:p>3.058080808080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.12691919191919">
                <text:p>3.12691919191919</text:p>
              </table:table-cell>
              <table:table-cell office:value-type="float" office:value="NaN">
                <text:p>NaN</text:p>
              </table:table-cell>
              <table:table-cell office:value-type="float" office:value="3.06691919191919">
                <text:p>3.066919191919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3.13575757575758">
                <text:p>3.13575757575758</text:p>
              </table:table-cell>
              <table:table-cell office:value-type="float" office:value="NaN">
                <text:p>NaN</text:p>
              </table:table-cell>
              <table:table-cell office:value-type="float" office:value="3.07575757575758">
                <text:p>3.075757575757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.14459595959596">
                <text:p>3.14459595959596</text:p>
              </table:table-cell>
              <table:table-cell office:value-type="float" office:value="NaN">
                <text:p>NaN</text:p>
              </table:table-cell>
              <table:table-cell office:value-type="float" office:value="3.08459595959596">
                <text:p>3.084595959595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.15343434343434">
                <text:p>3.15343434343434</text:p>
              </table:table-cell>
              <table:table-cell office:value-type="float" office:value="NaN">
                <text:p>NaN</text:p>
              </table:table-cell>
              <table:table-cell office:value-type="float" office:value="3.09343434343434">
                <text:p>3.093434343434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.16227272727273">
                <text:p>3.16227272727273</text:p>
              </table:table-cell>
              <table:table-cell office:value-type="float" office:value="NaN">
                <text:p>NaN</text:p>
              </table:table-cell>
              <table:table-cell office:value-type="float" office:value="3.10227272727273">
                <text:p>3.102272727272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3.17111111111111">
                <text:p>3.17111111111111</text:p>
              </table:table-cell>
              <table:table-cell office:value-type="float" office:value="NaN">
                <text:p>NaN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3.17994949494949">
                <text:p>3.17994949494949</text:p>
              </table:table-cell>
              <table:table-cell office:value-type="float" office:value="NaN">
                <text:p>NaN</text:p>
              </table:table-cell>
              <table:table-cell office:value-type="float" office:value="3.11994949494949">
                <text:p>3.119949494949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.18878787878788">
                <text:p>3.18878787878788</text:p>
              </table:table-cell>
              <table:table-cell office:value-type="float" office:value="NaN">
                <text:p>NaN</text:p>
              </table:table-cell>
              <table:table-cell office:value-type="float" office:value="3.12878787878788">
                <text:p>3.128787878787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3.19762626262626">
                <text:p>3.19762626262626</text:p>
              </table:table-cell>
              <table:table-cell office:value-type="float" office:value="NaN">
                <text:p>NaN</text:p>
              </table:table-cell>
              <table:table-cell office:value-type="float" office:value="3.13762626262626">
                <text:p>3.137626262626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3.20646464646465">
                <text:p>3.20646464646465</text:p>
              </table:table-cell>
              <table:table-cell office:value-type="float" office:value="NaN">
                <text:p>NaN</text:p>
              </table:table-cell>
              <table:table-cell office:value-type="float" office:value="3.14646464646465">
                <text:p>3.146464646464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.21530303030303">
                <text:p>3.21530303030303</text:p>
              </table:table-cell>
              <table:table-cell office:value-type="float" office:value="NaN">
                <text:p>NaN</text:p>
              </table:table-cell>
              <table:table-cell office:value-type="float" office:value="3.15530303030303">
                <text:p>3.155303030303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3.22414141414141">
                <text:p>3.22414141414141</text:p>
              </table:table-cell>
              <table:table-cell office:value-type="float" office:value="NaN">
                <text:p>NaN</text:p>
              </table:table-cell>
              <table:table-cell office:value-type="float" office:value="3.16414141414141">
                <text:p>3.164141414141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.2329797979798">
                <text:p>3.2329797979798</text:p>
              </table:table-cell>
              <table:table-cell office:value-type="float" office:value="NaN">
                <text:p>NaN</text:p>
              </table:table-cell>
              <table:table-cell office:value-type="float" office:value="3.1729797979798">
                <text:p>3.17297979797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3.24181818181818">
                <text:p>3.24181818181818</text:p>
              </table:table-cell>
              <table:table-cell office:value-type="float" office:value="NaN">
                <text:p>NaN</text:p>
              </table:table-cell>
              <table:table-cell office:value-type="float" office:value="3.18181818181818">
                <text:p>3.181818181818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.25065656565657">
                <text:p>3.25065656565657</text:p>
              </table:table-cell>
              <table:table-cell office:value-type="float" office:value="NaN">
                <text:p>NaN</text:p>
              </table:table-cell>
              <table:table-cell office:value-type="float" office:value="3.19065656565657">
                <text:p>3.190656565656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.25949494949495">
                <text:p>3.25949494949495</text:p>
              </table:table-cell>
              <table:table-cell office:value-type="float" office:value="NaN">
                <text:p>NaN</text:p>
              </table:table-cell>
              <table:table-cell office:value-type="float" office:value="3.19949494949495">
                <text:p>3.199494949494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3.26833333333333">
                <text:p>3.26833333333333</text:p>
              </table:table-cell>
              <table:table-cell office:value-type="float" office:value="NaN">
                <text:p>NaN</text:p>
              </table:table-cell>
              <table:table-cell office:value-type="float" office:value="3.20833333333333">
                <text:p>3.2083333333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.27717171717172">
                <text:p>3.27717171717172</text:p>
              </table:table-cell>
              <table:table-cell office:value-type="float" office:value="NaN">
                <text:p>NaN</text:p>
              </table:table-cell>
              <table:table-cell office:value-type="float" office:value="3.21717171717172">
                <text:p>3.217171717171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3.2860101010101">
                <text:p>3.2860101010101</text:p>
              </table:table-cell>
              <table:table-cell office:value-type="float" office:value="NaN">
                <text:p>NaN</text:p>
              </table:table-cell>
              <table:table-cell office:value-type="float" office:value="3.2260101010101">
                <text:p>3.22601010101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.29484848484849">
                <text:p>3.29484848484849</text:p>
              </table:table-cell>
              <table:table-cell office:value-type="float" office:value="NaN">
                <text:p>NaN</text:p>
              </table:table-cell>
              <table:table-cell office:value-type="float" office:value="3.23484848484849">
                <text:p>3.234848484848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3.30368686868687">
                <text:p>3.30368686868687</text:p>
              </table:table-cell>
              <table:table-cell office:value-type="float" office:value="NaN">
                <text:p>NaN</text:p>
              </table:table-cell>
              <table:table-cell office:value-type="float" office:value="3.24368686868687">
                <text:p>3.243686868686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.31252525252525">
                <text:p>3.31252525252525</text:p>
              </table:table-cell>
              <table:table-cell office:value-type="float" office:value="NaN">
                <text:p>NaN</text:p>
              </table:table-cell>
              <table:table-cell office:value-type="float" office:value="3.25252525252525">
                <text:p>3.252525252525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.32136363636364">
                <text:p>3.32136363636364</text:p>
              </table:table-cell>
              <table:table-cell office:value-type="float" office:value="NaN">
                <text:p>NaN</text:p>
              </table:table-cell>
              <table:table-cell office:value-type="float" office:value="3.26136363636364">
                <text:p>3.261363636363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.33020202020202">
                <text:p>3.33020202020202</text:p>
              </table:table-cell>
              <table:table-cell office:value-type="float" office:value="NaN">
                <text:p>NaN</text:p>
              </table:table-cell>
              <table:table-cell office:value-type="float" office:value="3.27020202020202">
                <text:p>3.270202020202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.3390404040404">
                <text:p>3.3390404040404</text:p>
              </table:table-cell>
              <table:table-cell office:value-type="float" office:value="NaN">
                <text:p>NaN</text:p>
              </table:table-cell>
              <table:table-cell office:value-type="float" office:value="3.2790404040404">
                <text:p>3.27904040404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3.34787878787879">
                <text:p>3.34787878787879</text:p>
              </table:table-cell>
              <table:table-cell office:value-type="float" office:value="NaN">
                <text:p>NaN</text:p>
              </table:table-cell>
              <table:table-cell office:value-type="float" office:value="3.28787878787879">
                <text:p>3.287878787878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.35671717171717">
                <text:p>3.35671717171717</text:p>
              </table:table-cell>
              <table:table-cell office:value-type="float" office:value="NaN">
                <text:p>NaN</text:p>
              </table:table-cell>
              <table:table-cell office:value-type="float" office:value="3.29671717171717">
                <text:p>3.296717171717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3.36555555555556">
                <text:p>3.36555555555556</text:p>
              </table:table-cell>
              <table:table-cell office:value-type="float" office:value="NaN">
                <text:p>NaN</text:p>
              </table:table-cell>
              <table:table-cell office:value-type="float" office:value="3.30555555555556">
                <text:p>3.305555555555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.37439393939394">
                <text:p>3.37439393939394</text:p>
              </table:table-cell>
              <table:table-cell office:value-type="float" office:value="NaN">
                <text:p>NaN</text:p>
              </table:table-cell>
              <table:table-cell office:value-type="float" office:value="3.31439393939394">
                <text:p>3.314393939393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3.38323232323232">
                <text:p>3.38323232323232</text:p>
              </table:table-cell>
              <table:table-cell office:value-type="float" office:value="NaN">
                <text:p>NaN</text:p>
              </table:table-cell>
              <table:table-cell office:value-type="float" office:value="3.32323232323232">
                <text:p>3.323232323232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3.39207070707071">
                <text:p>3.39207070707071</text:p>
              </table:table-cell>
              <table:table-cell office:value-type="float" office:value="NaN">
                <text:p>NaN</text:p>
              </table:table-cell>
              <table:table-cell office:value-type="float" office:value="3.33207070707071">
                <text:p>3.332070707070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.40090909090909">
                <text:p>3.40090909090909</text:p>
              </table:table-cell>
              <table:table-cell office:value-type="float" office:value="NaN">
                <text:p>NaN</text:p>
              </table:table-cell>
              <table:table-cell office:value-type="float" office:value="3.34090909090909">
                <text:p>3.340909090909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.40974747474747">
                <text:p>3.40974747474747</text:p>
              </table:table-cell>
              <table:table-cell office:value-type="float" office:value="NaN">
                <text:p>NaN</text:p>
              </table:table-cell>
              <table:table-cell office:value-type="float" office:value="3.34974747474747">
                <text:p>3.349747474747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3.41858585858586">
                <text:p>3.41858585858586</text:p>
              </table:table-cell>
              <table:table-cell office:value-type="float" office:value="NaN">
                <text:p>NaN</text:p>
              </table:table-cell>
              <table:table-cell office:value-type="float" office:value="3.35858585858586">
                <text:p>3.358585858585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.42742424242424">
                <text:p>3.42742424242424</text:p>
              </table:table-cell>
              <table:table-cell office:value-type="float" office:value="NaN">
                <text:p>NaN</text:p>
              </table:table-cell>
              <table:table-cell office:value-type="float" office:value="3.36742424242424">
                <text:p>3.367424242424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.43626262626263">
                <text:p>3.43626262626263</text:p>
              </table:table-cell>
              <table:table-cell office:value-type="float" office:value="NaN">
                <text:p>NaN</text:p>
              </table:table-cell>
              <table:table-cell office:value-type="float" office:value="3.37626262626263">
                <text:p>3.376262626262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3.44510101010101">
                <text:p>3.44510101010101</text:p>
              </table:table-cell>
              <table:table-cell office:value-type="float" office:value="NaN">
                <text:p>NaN</text:p>
              </table:table-cell>
              <table:table-cell office:value-type="float" office:value="3.38510101010101">
                <text:p>3.38510101010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.45393939393939">
                <text:p>3.45393939393939</text:p>
              </table:table-cell>
              <table:table-cell office:value-type="float" office:value="NaN">
                <text:p>NaN</text:p>
              </table:table-cell>
              <table:table-cell office:value-type="float" office:value="3.39393939393939">
                <text:p>3.393939393939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3.46277777777778">
                <text:p>3.46277777777778</text:p>
              </table:table-cell>
              <table:table-cell office:value-type="float" office:value="NaN">
                <text:p>NaN</text:p>
              </table:table-cell>
              <table:table-cell office:value-type="float" office:value="3.40277777777778">
                <text:p>3.402777777777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3.47161616161616">
                <text:p>3.47161616161616</text:p>
              </table:table-cell>
              <table:table-cell office:value-type="float" office:value="NaN">
                <text:p>NaN</text:p>
              </table:table-cell>
              <table:table-cell office:value-type="float" office:value="3.41161616161616">
                <text:p>3.411616161616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3.48045454545455">
                <text:p>3.48045454545455</text:p>
              </table:table-cell>
              <table:table-cell office:value-type="float" office:value="NaN">
                <text:p>NaN</text:p>
              </table:table-cell>
              <table:table-cell office:value-type="float" office:value="3.42045454545455">
                <text:p>3.42045454545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.48929292929292">
                <text:p>3.48929292929292</text:p>
              </table:table-cell>
              <table:table-cell office:value-type="float" office:value="NaN">
                <text:p>NaN</text:p>
              </table:table-cell>
              <table:table-cell office:value-type="float" office:value="3.42929292929292">
                <text:p>3.429292929292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3.4981313131313">
                <text:p>3.4981313131313</text:p>
              </table:table-cell>
              <table:table-cell office:value-type="float" office:value="NaN">
                <text:p>NaN</text:p>
              </table:table-cell>
              <table:table-cell office:value-type="float" office:value="3.4381313131313">
                <text:p>3.43813131313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3.50696969696969">
                <text:p>3.50696969696969</text:p>
              </table:table-cell>
              <table:table-cell office:value-type="float" office:value="NaN">
                <text:p>NaN</text:p>
              </table:table-cell>
              <table:table-cell office:value-type="float" office:value="3.44696969696969">
                <text:p>3.446969696969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.51580808080807">
                <text:p>3.51580808080807</text:p>
              </table:table-cell>
              <table:table-cell office:value-type="float" office:value="NaN">
                <text:p>NaN</text:p>
              </table:table-cell>
              <table:table-cell office:value-type="float" office:value="3.45580808080807">
                <text:p>3.455808080808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3.52464646464646">
                <text:p>3.52464646464646</text:p>
              </table:table-cell>
              <table:table-cell office:value-type="float" office:value="NaN">
                <text:p>NaN</text:p>
              </table:table-cell>
              <table:table-cell office:value-type="float" office:value="3.46464646464646">
                <text:p>3.464646464646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3.53348484848484">
                <text:p>3.53348484848484</text:p>
              </table:table-cell>
              <table:table-cell office:value-type="float" office:value="NaN">
                <text:p>NaN</text:p>
              </table:table-cell>
              <table:table-cell office:value-type="float" office:value="3.47348484848484">
                <text:p>3.473484848484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3.54232323232322">
                <text:p>3.54232323232322</text:p>
              </table:table-cell>
              <table:table-cell office:value-type="float" office:value="NaN">
                <text:p>NaN</text:p>
              </table:table-cell>
              <table:table-cell office:value-type="float" office:value="3.48232323232322">
                <text:p>3.482323232323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3.55116161616161">
                <text:p>3.55116161616161</text:p>
              </table:table-cell>
              <table:table-cell office:value-type="float" office:value="NaN">
                <text:p>NaN</text:p>
              </table:table-cell>
              <table:table-cell office:value-type="float" office:value="3.49116161616161">
                <text:p>3.491161616161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">
                <text:p>3.5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10953208376">
                <text:p>3.5710953208376</text:p>
              </table:table-cell>
              <table:table-cell office:value-type="float" office:value="3.5010953208376">
                <text:p>3.50109532083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218788614817">
                <text:p>3.57218788614817</text:p>
              </table:table-cell>
              <table:table-cell office:value-type="float" office:value="3.50218788614817">
                <text:p>3.502187886148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327770976124">
                <text:p>3.57327770976124</text:p>
              </table:table-cell>
              <table:table-cell office:value-type="float" office:value="3.50327770976123">
                <text:p>3.50327770976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436480540245">
                <text:p>3.57436480540245</text:p>
              </table:table-cell>
              <table:table-cell office:value-type="float" office:value="3.50436480540245">
                <text:p>3.504364805402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544918669467">
                <text:p>3.57544918669467</text:p>
              </table:table-cell>
              <table:table-cell office:value-type="float" office:value="3.50544918669467">
                <text:p>3.505449186694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653086715896">
                <text:p>3.57653086715896</text:p>
              </table:table-cell>
              <table:table-cell office:value-type="float" office:value="3.50653086715896">
                <text:p>3.506530867158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76098602156">
                <text:p>3.5776098602156</text:p>
              </table:table-cell>
              <table:table-cell office:value-type="float" office:value="3.5076098602156">
                <text:p>3.50760986021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868617918509">
                <text:p>3.57868617918509</text:p>
              </table:table-cell>
              <table:table-cell office:value-type="float" office:value="3.50868617918509">
                <text:p>3.508686179185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975983728916">
                <text:p>3.57975983728916</text:p>
              </table:table-cell>
              <table:table-cell office:value-type="float" office:value="3.50975983728916">
                <text:p>3.509759837289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083084765168">
                <text:p>3.58083084765168</text:p>
              </table:table-cell>
              <table:table-cell office:value-type="float" office:value="3.51083084765168">
                <text:p>3.510830847651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189922329971">
                <text:p>3.58189922329971</text:p>
              </table:table-cell>
              <table:table-cell office:value-type="float" office:value="3.51189922329971">
                <text:p>3.511899223299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96497716437">
                <text:p>3.58296497716437</text:p>
              </table:table-cell>
              <table:table-cell office:value-type="float" office:value="3.51296497716437">
                <text:p>3.512964977164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402812208183">
                <text:p>3.58402812208183</text:p>
              </table:table-cell>
              <table:table-cell office:value-type="float" office:value="3.51402812208183">
                <text:p>3.514028122081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508867079422">
                <text:p>3.58508867079422</text:p>
              </table:table-cell>
              <table:table-cell office:value-type="float" office:value="3.51508867079422">
                <text:p>3.515088670794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614663595056">
                <text:p>3.58614663595056</text:p>
              </table:table-cell>
              <table:table-cell office:value-type="float" office:value="3.51614663595056">
                <text:p>3.516146635950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720203010762">
                <text:p>3.58720203010762</text:p>
              </table:table-cell>
              <table:table-cell office:value-type="float" office:value="3.51720203010762">
                <text:p>3.517202030107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825486573089">
                <text:p>3.58825486573089</text:p>
              </table:table-cell>
              <table:table-cell office:value-type="float" office:value="3.51825486573089">
                <text:p>3.518254865730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30515519539">
                <text:p>3.58930515519539</text:p>
              </table:table-cell>
              <table:table-cell office:value-type="float" office:value="3.51930515519539">
                <text:p>3.519305155195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035291078658">
                <text:p>3.59035291078658</text:p>
              </table:table-cell>
              <table:table-cell office:value-type="float" office:value="3.52035291078658">
                <text:p>3.520352910786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139814470123">
                <text:p>3.59139814470123</text:p>
              </table:table-cell>
              <table:table-cell office:value-type="float" office:value="3.52139814470123">
                <text:p>3.52139814470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244086904824">
                <text:p>3.59244086904824</text:p>
              </table:table-cell>
              <table:table-cell office:value-type="float" office:value="3.52244086904824">
                <text:p>3.522440869048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348109584952">
                <text:p>3.59348109584952</text:p>
              </table:table-cell>
              <table:table-cell office:value-type="float" office:value="3.52348109584952">
                <text:p>3.523481095849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451883704078">
                <text:p>3.59451883704078</text:p>
              </table:table-cell>
              <table:table-cell office:value-type="float" office:value="3.52451883704078">
                <text:p>3.524518837040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555410447239">
                <text:p>3.59555410447239</text:p>
              </table:table-cell>
              <table:table-cell office:value-type="float" office:value="3.52555410447239">
                <text:p>3.525554104472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658690991016">
                <text:p>3.59658690991016</text:p>
              </table:table-cell>
              <table:table-cell office:value-type="float" office:value="3.52658690991016">
                <text:p>3.52658690991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761726503616">
                <text:p>3.59761726503616</text:p>
              </table:table-cell>
              <table:table-cell office:value-type="float" office:value="3.52761726503616">
                <text:p>3.527617265036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864518144953">
                <text:p>3.59864518144953</text:p>
              </table:table-cell>
              <table:table-cell office:value-type="float" office:value="3.52864518144953">
                <text:p>3.528645181449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967067066722">
                <text:p>3.59967067066722</text:p>
              </table:table-cell>
              <table:table-cell office:value-type="float" office:value="3.52967067066722">
                <text:p>3.529670670667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06937441248">
                <text:p>3.6006937441248</text:p>
              </table:table-cell>
              <table:table-cell office:value-type="float" office:value="3.5306937441248">
                <text:p>3.53069374412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171441317721">
                <text:p>3.60171441317721</text:p>
              </table:table-cell>
              <table:table-cell office:value-type="float" office:value="3.53171441317721">
                <text:p>3.531714413177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273268909951">
                <text:p>3.60273268909951</text:p>
              </table:table-cell>
              <table:table-cell office:value-type="float" office:value="3.53273268909951">
                <text:p>3.532732689099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374858308766">
                <text:p>3.60374858308766</text:p>
              </table:table-cell>
              <table:table-cell office:value-type="float" office:value="3.53374858308766">
                <text:p>3.533748583087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476210625921">
                <text:p>3.60476210625921</text:p>
              </table:table-cell>
              <table:table-cell office:value-type="float" office:value="3.53476210625921">
                <text:p>3.534762106259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577326965407">
                <text:p>3.60577326965407</text:p>
              </table:table-cell>
              <table:table-cell office:value-type="float" office:value="3.53577326965407">
                <text:p>3.535773269654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678208423522">
                <text:p>3.60678208423522</text:p>
              </table:table-cell>
              <table:table-cell office:value-type="float" office:value="3.53678208423522">
                <text:p>3.536782084235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77885608894">
                <text:p>3.6077885608894</text:p>
              </table:table-cell>
              <table:table-cell office:value-type="float" office:value="3.5377885608894">
                <text:p>3.53778856088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879271042785">
                <text:p>3.60879271042785</text:p>
              </table:table-cell>
              <table:table-cell office:value-type="float" office:value="3.53879271042785">
                <text:p>3.538792710427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9794543587">
                <text:p>3.609794543587</text:p>
              </table:table-cell>
              <table:table-cell office:value-type="float" office:value="3.539794543587">
                <text:p>3.5397945435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079407102912">
                <text:p>3.61079407102912</text:p>
              </table:table-cell>
              <table:table-cell office:value-type="float" office:value="3.54079407102912">
                <text:p>3.540794071029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179130334307">
                <text:p>3.61179130334307</text:p>
              </table:table-cell>
              <table:table-cell office:value-type="float" office:value="3.54179130334307">
                <text:p>3.541791303343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78625104491">
                <text:p>3.61278625104491</text:p>
              </table:table-cell>
              <table:table-cell office:value-type="float" office:value="3.54278625104491">
                <text:p>3.542786251044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377892457859">
                <text:p>3.61377892457859</text:p>
              </table:table-cell>
              <table:table-cell office:value-type="float" office:value="3.54377892457859">
                <text:p>3.543778924578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476933431661">
                <text:p>3.61476933431661</text:p>
              </table:table-cell>
              <table:table-cell office:value-type="float" office:value="3.54476933431661">
                <text:p>3.544769334316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575749056067">
                <text:p>3.61575749056067</text:p>
              </table:table-cell>
              <table:table-cell office:value-type="float" office:value="3.54575749056067">
                <text:p>3.545757490560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4340354232">
                <text:p>3.61674340354232</text:p>
              </table:table-cell>
              <table:table-cell office:value-type="float" office:value="3.54674340354232">
                <text:p>3.546743403542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772708342358">
                <text:p>3.61772708342358</text:p>
              </table:table-cell>
              <table:table-cell office:value-type="float" office:value="3.54772708342358">
                <text:p>3.547727083423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870854029756">
                <text:p>3.61870854029756</text:p>
              </table:table-cell>
              <table:table-cell office:value-type="float" office:value="3.54870854029755">
                <text:p>3.548708540297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968778418911">
                <text:p>3.61968778418911</text:p>
              </table:table-cell>
              <table:table-cell office:value-type="float" office:value="3.54968778418911">
                <text:p>3.54968778418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066482505542">
                <text:p>3.62066482505542</text:p>
              </table:table-cell>
              <table:table-cell office:value-type="float" office:value="3.55066482505542">
                <text:p>3.550664825055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163967278663">
                <text:p>3.62163967278663</text:p>
              </table:table-cell>
              <table:table-cell office:value-type="float" office:value="3.55163967278663">
                <text:p>3.551639672786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261233720642">
                <text:p>3.62261233720642</text:p>
              </table:table-cell>
              <table:table-cell office:value-type="float" office:value="3.55261233720642">
                <text:p>3.552612337206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358282807263">
                <text:p>3.62358282807263</text:p>
              </table:table-cell>
              <table:table-cell office:value-type="float" office:value="3.55358282807263">
                <text:p>3.553582828072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455115507781">
                <text:p>3.62455115507781</text:p>
              </table:table-cell>
              <table:table-cell office:value-type="float" office:value="3.55455115507781">
                <text:p>3.554551155077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551732784983">
                <text:p>3.62551732784983</text:p>
              </table:table-cell>
              <table:table-cell office:value-type="float" office:value="3.55551732784983">
                <text:p>3.555517327849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648135595245">
                <text:p>3.62648135595245</text:p>
              </table:table-cell>
              <table:table-cell office:value-type="float" office:value="3.55648135595245">
                <text:p>3.556481355952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744324888587">
                <text:p>3.62744324888587</text:p>
              </table:table-cell>
              <table:table-cell office:value-type="float" office:value="3.55744324888587">
                <text:p>3.557443248885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840301608732">
                <text:p>3.62840301608732</text:p>
              </table:table-cell>
              <table:table-cell office:value-type="float" office:value="3.55840301608732">
                <text:p>3.558403016087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936066693159">
                <text:p>3.62936066693159</text:p>
              </table:table-cell>
              <table:table-cell office:value-type="float" office:value="3.55936066693159">
                <text:p>3.559360666931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03162107316">
                <text:p>3.6303162107316</text:p>
              </table:table-cell>
              <table:table-cell office:value-type="float" office:value="3.5603162107316">
                <text:p>3.56031621073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126965673892">
                <text:p>3.63126965673892</text:p>
              </table:table-cell>
              <table:table-cell office:value-type="float" office:value="3.56126965673892">
                <text:p>3.561269656738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222101414434">
                <text:p>3.63222101414434</text:p>
              </table:table-cell>
              <table:table-cell office:value-type="float" office:value="3.56222101414434">
                <text:p>3.562221014144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317029207835">
                <text:p>3.63317029207835</text:p>
              </table:table-cell>
              <table:table-cell office:value-type="float" office:value="3.56317029207835">
                <text:p>3.563170292078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411749961175">
                <text:p>3.63411749961175</text:p>
              </table:table-cell>
              <table:table-cell office:value-type="float" office:value="3.56411749961175">
                <text:p>3.564117499611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506264575606">
                <text:p>3.63506264575606</text:p>
              </table:table-cell>
              <table:table-cell office:value-type="float" office:value="3.56506264575606">
                <text:p>3.565062645756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00573946413">
                <text:p>3.63600573946413</text:p>
              </table:table-cell>
              <table:table-cell office:value-type="float" office:value="3.56600573946413">
                <text:p>3.56600573946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94678963061">
                <text:p>3.63694678963061</text:p>
              </table:table-cell>
              <table:table-cell office:value-type="float" office:value="3.56694678963061">
                <text:p>3.566946789630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788580509244">
                <text:p>3.63788580509244</text:p>
              </table:table-cell>
              <table:table-cell office:value-type="float" office:value="3.56788580509244">
                <text:p>3.567885805092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882279462937">
                <text:p>3.63882279462937</text:p>
              </table:table-cell>
              <table:table-cell office:value-type="float" office:value="3.56882279462937">
                <text:p>3.568822794629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975776696444">
                <text:p>3.63975776696444</text:p>
              </table:table-cell>
              <table:table-cell office:value-type="float" office:value="3.56975776696444">
                <text:p>3.569757766964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069073076449">
                <text:p>3.64069073076449</text:p>
              </table:table-cell>
              <table:table-cell office:value-type="float" office:value="3.57069073076449">
                <text:p>3.570690730764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16216946406">
                <text:p>3.6416216946406</text:p>
              </table:table-cell>
              <table:table-cell office:value-type="float" office:value="3.5716216946406">
                <text:p>3.57162169464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255066714861">
                <text:p>3.64255066714861</text:p>
              </table:table-cell>
              <table:table-cell office:value-type="float" office:value="3.57255066714861">
                <text:p>3.572550667148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47765678957">
                <text:p>3.64347765678957</text:p>
              </table:table-cell>
              <table:table-cell office:value-type="float" office:value="3.57347765678957">
                <text:p>3.573477656789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44026720102">
                <text:p>3.6444026720102</text:p>
              </table:table-cell>
              <table:table-cell office:value-type="float" office:value="3.5744026720102">
                <text:p>3.57440267201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532572120338">
                <text:p>3.64532572120338</text:p>
              </table:table-cell>
              <table:table-cell office:value-type="float" office:value="3.57532572120338">
                <text:p>3.575325721203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624681270857">
                <text:p>3.64624681270857</text:p>
              </table:table-cell>
              <table:table-cell office:value-type="float" office:value="3.57624681270857">
                <text:p>3.576246812708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71659548123">
                <text:p>3.6471659548123</text:p>
              </table:table-cell>
              <table:table-cell office:value-type="float" office:value="3.5771659548123">
                <text:p>3.57716595481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808315574857">
                <text:p>3.64808315574857</text:p>
              </table:table-cell>
              <table:table-cell office:value-type="float" office:value="3.57808315574857">
                <text:p>3.578083155748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899842369935">
                <text:p>3.64899842369935</text:p>
              </table:table-cell>
              <table:table-cell office:value-type="float" office:value="3.57899842369935">
                <text:p>3.578998423699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991176679498">
                <text:p>3.64991176679498</text:p>
              </table:table-cell>
              <table:table-cell office:value-type="float" office:value="3.57991176679498">
                <text:p>3.579911766794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08231931146">
                <text:p>3.6508231931146</text:p>
              </table:table-cell>
              <table:table-cell office:value-type="float" office:value="3.5808231931146">
                <text:p>3.58082319311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17327106866">
                <text:p>3.6517327106866</text:p>
              </table:table-cell>
              <table:table-cell office:value-type="float" office:value="3.5817327106866">
                <text:p>3.58173271068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264032748905">
                <text:p>3.65264032748905</text:p>
              </table:table-cell>
              <table:table-cell office:value-type="float" office:value="3.58264032748905">
                <text:p>3.582640327489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354605145007">
                <text:p>3.65354605145007</text:p>
              </table:table-cell>
              <table:table-cell office:value-type="float" office:value="3.58354605145007">
                <text:p>3.583546051450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444989044832">
                <text:p>3.65444989044832</text:p>
              </table:table-cell>
              <table:table-cell office:value-type="float" office:value="3.58444989044832">
                <text:p>3.584449890448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535185231334">
                <text:p>3.65535185231334</text:p>
              </table:table-cell>
              <table:table-cell office:value-type="float" office:value="3.58535185231334">
                <text:p>3.585351852313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6251944826">
                <text:p>3.656251944826</text:p>
              </table:table-cell>
              <table:table-cell office:value-type="float" office:value="3.586251944826">
                <text:p>3.5862519448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71501757189">
                <text:p>3.6571501757189</text:p>
              </table:table-cell>
              <table:table-cell office:value-type="float" office:value="3.5871501757189">
                <text:p>3.58715017571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804655267675">
                <text:p>3.65804655267675</text:p>
              </table:table-cell>
              <table:table-cell office:value-type="float" office:value="3.58804655267675">
                <text:p>3.588046552676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894108333678">
                <text:p>3.65894108333678</text:p>
              </table:table-cell>
              <table:table-cell office:value-type="float" office:value="3.58894108333678">
                <text:p>3.588941083336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983377528912">
                <text:p>3.65983377528912</text:p>
              </table:table-cell>
              <table:table-cell office:value-type="float" office:value="3.58983377528912">
                <text:p>3.589833775289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07246360772">
                <text:p>3.6607246360772</text:p>
              </table:table-cell>
              <table:table-cell office:value-type="float" office:value="3.5907246360772">
                <text:p>3.59072463607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161367319811">
                <text:p>3.66161367319811</text:p>
              </table:table-cell>
              <table:table-cell office:value-type="float" office:value="3.59161367319811">
                <text:p>3.591613673198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2500894103">
                <text:p>3.662500894103</text:p>
              </table:table-cell>
              <table:table-cell office:value-type="float" office:value="3.592500894103">
                <text:p>3.5925008941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338630619745">
                <text:p>3.66338630619745</text:p>
              </table:table-cell>
              <table:table-cell office:value-type="float" office:value="3.59338630619745">
                <text:p>3.593386306197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426991684185">
                <text:p>3.66426991684185</text:p>
              </table:table-cell>
              <table:table-cell office:value-type="float" office:value="3.59426991684185">
                <text:p>3.594269916841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515173335172">
                <text:p>3.66515173335172</text:p>
              </table:table-cell>
              <table:table-cell office:value-type="float" office:value="3.59515173335171">
                <text:p>3.595151733351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603176299813">
                <text:p>3.66603176299813</text:p>
              </table:table-cell>
              <table:table-cell office:value-type="float" office:value="3.59603176299813">
                <text:p>3.596031762998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691001300805">
                <text:p>3.66691001300805</text:p>
              </table:table-cell>
              <table:table-cell office:value-type="float" office:value="3.59691001300805">
                <text:p>3.596910013008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778649056468">
                <text:p>3.66778649056468</text:p>
              </table:table-cell>
              <table:table-cell office:value-type="float" office:value="3.59778649056468">
                <text:p>3.597786490564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866120280782">
                <text:p>3.66866120280782</text:p>
              </table:table-cell>
              <table:table-cell office:value-type="float" office:value="3.59866120280782">
                <text:p>3.598661202807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95341568342">
                <text:p>3.6695341568342</text:p>
              </table:table-cell>
              <table:table-cell office:value-type="float" office:value="3.5995341568342">
                <text:p>3.59953415683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040535969788">
                <text:p>3.67040535969788</text:p>
              </table:table-cell>
              <table:table-cell office:value-type="float" office:value="3.60040535969787">
                <text:p>3.600405359697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12748184105">
                <text:p>3.6712748184105</text:p>
              </table:table-cell>
              <table:table-cell office:value-type="float" office:value="3.6012748184105">
                <text:p>3.60127481841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214253994173">
                <text:p>3.67214253994173</text:p>
              </table:table-cell>
              <table:table-cell office:value-type="float" office:value="3.60214253994173">
                <text:p>3.602142539941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30085312195">
                <text:p>3.6730085312195</text:p>
              </table:table-cell>
              <table:table-cell office:value-type="float" office:value="3.6030085312195">
                <text:p>3.60300853121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387279913041">
                <text:p>3.67387279913041</text:p>
              </table:table-cell>
              <table:table-cell office:value-type="float" office:value="3.60387279913041">
                <text:p>3.603872799130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73535052001">
                <text:p>3.67473535052001</text:p>
              </table:table-cell>
              <table:table-cell office:value-type="float" office:value="3.60473535052001">
                <text:p>3.604735350520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559619219315">
                <text:p>3.67559619219315</text:p>
              </table:table-cell>
              <table:table-cell office:value-type="float" office:value="3.60559619219315">
                <text:p>3.605596192193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645533091428">
                <text:p>3.67645533091428</text:p>
              </table:table-cell>
              <table:table-cell office:value-type="float" office:value="3.60645533091428">
                <text:p>3.606455330914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731277340782">
                <text:p>3.67731277340782</text:p>
              </table:table-cell>
              <table:table-cell office:value-type="float" office:value="3.60731277340782">
                <text:p>3.607312773407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81685263584">
                <text:p>3.6781685263584</text:p>
              </table:table-cell>
              <table:table-cell office:value-type="float" office:value="3.6081685263584">
                <text:p>3.60816852635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902259641124">
                <text:p>3.67902259641124</text:p>
              </table:table-cell>
              <table:table-cell office:value-type="float" office:value="3.60902259641124">
                <text:p>3.609022596411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987499017242">
                <text:p>3.67987499017242</text:p>
              </table:table-cell>
              <table:table-cell office:value-type="float" office:value="3.60987499017242">
                <text:p>3.609874990172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07257142092">
                <text:p>3.6807257142092</text:p>
              </table:table-cell>
              <table:table-cell office:value-type="float" office:value="3.6107257142092">
                <text:p>3.61072571420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157477505032">
                <text:p>3.68157477505032</text:p>
              </table:table-cell>
              <table:table-cell office:value-type="float" office:value="3.61157477505032">
                <text:p>3.611574775050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24221791863">
                <text:p>3.6824221791863</text:p>
              </table:table-cell>
              <table:table-cell office:value-type="float" office:value="3.6124221791863">
                <text:p>3.61242217918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326793306976">
                <text:p>3.68326793306976</text:p>
              </table:table-cell>
              <table:table-cell office:value-type="float" office:value="3.61326793306976">
                <text:p>3.613267933069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411204311568">
                <text:p>3.68411204311568</text:p>
              </table:table-cell>
              <table:table-cell office:value-type="float" office:value="3.61411204311568">
                <text:p>3.614112043115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49545157017">
                <text:p>3.6849545157017</text:p>
              </table:table-cell>
              <table:table-cell office:value-type="float" office:value="3.6149545157017">
                <text:p>3.61495451570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579535716843">
                <text:p>3.68579535716843</text:p>
              </table:table-cell>
              <table:table-cell office:value-type="float" office:value="3.61579535716843">
                <text:p>3.615795357168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663457381972">
                <text:p>3.68663457381972</text:p>
              </table:table-cell>
              <table:table-cell office:value-type="float" office:value="3.61663457381972">
                <text:p>3.616634573819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747217192294">
                <text:p>3.68747217192294</text:p>
              </table:table-cell>
              <table:table-cell office:value-type="float" office:value="3.61747217192294">
                <text:p>3.617472171922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830815770928">
                <text:p>3.68830815770928</text:p>
              </table:table-cell>
              <table:table-cell office:value-type="float" office:value="3.61830815770928">
                <text:p>3.618308157709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914253737401">
                <text:p>3.68914253737401</text:p>
              </table:table-cell>
              <table:table-cell office:value-type="float" office:value="3.61914253737401">
                <text:p>3.619142537374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997531707675">
                <text:p>3.68997531707675</text:p>
              </table:table-cell>
              <table:table-cell office:value-type="float" office:value="3.61997531707675">
                <text:p>3.619975317076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80650294176">
                <text:p>3.69080650294176</text:p>
              </table:table-cell>
              <table:table-cell office:value-type="float" office:value="3.62080650294176">
                <text:p>3.62080650294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163610105821">
                <text:p>3.69163610105821</text:p>
              </table:table-cell>
              <table:table-cell office:value-type="float" office:value="3.62163610105821">
                <text:p>3.621636101058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246411748044">
                <text:p>3.69246411748044</text:p>
              </table:table-cell>
              <table:table-cell office:value-type="float" office:value="3.62246411748044">
                <text:p>3.622464117480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329055822822">
                <text:p>3.69329055822822</text:p>
              </table:table-cell>
              <table:table-cell office:value-type="float" office:value="3.62329055822822">
                <text:p>3.623290558228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11542928703">
                <text:p>3.69411542928703</text:p>
              </table:table-cell>
              <table:table-cell office:value-type="float" office:value="3.62411542928703">
                <text:p>3.624115429287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9387366083">
                <text:p>3.6949387366083</text:p>
              </table:table-cell>
              <table:table-cell office:value-type="float" office:value="3.6249387366083">
                <text:p>3.62493873660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576048610967">
                <text:p>3.69576048610967</text:p>
              </table:table-cell>
              <table:table-cell office:value-type="float" office:value="3.62576048610967">
                <text:p>3.625760486109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658068367527">
                <text:p>3.69658068367527</text:p>
              </table:table-cell>
              <table:table-cell office:value-type="float" office:value="3.62658068367527">
                <text:p>3.62658068367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739933515595">
                <text:p>3.69739933515595</text:p>
              </table:table-cell>
              <table:table-cell office:value-type="float" office:value="3.62739933515595">
                <text:p>3.627399335155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821644636953">
                <text:p>3.69821644636953</text:p>
              </table:table-cell>
              <table:table-cell office:value-type="float" office:value="3.62821644636953">
                <text:p>3.628216446369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903202310106">
                <text:p>3.69903202310106</text:p>
              </table:table-cell>
              <table:table-cell office:value-type="float" office:value="3.62903202310106">
                <text:p>3.629032023101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984607110304">
                <text:p>3.69984607110304</text:p>
              </table:table-cell>
              <table:table-cell office:value-type="float" office:value="3.62984607110304">
                <text:p>3.629846071103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065859609571">
                <text:p>3.70065859609571</text:p>
              </table:table-cell>
              <table:table-cell office:value-type="float" office:value="3.63065859609571">
                <text:p>3.630658596095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146960376726">
                <text:p>3.70146960376726</text:p>
              </table:table-cell>
              <table:table-cell office:value-type="float" office:value="3.63146960376726">
                <text:p>3.631469603767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227909977404">
                <text:p>3.70227909977404</text:p>
              </table:table-cell>
              <table:table-cell office:value-type="float" office:value="3.63227909977404">
                <text:p>3.632279099774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308708974087">
                <text:p>3.70308708974087</text:p>
              </table:table-cell>
              <table:table-cell office:value-type="float" office:value="3.63308708974087">
                <text:p>3.633087089740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389357926122">
                <text:p>3.70389357926122</text:p>
              </table:table-cell>
              <table:table-cell office:value-type="float" office:value="3.63389357926122">
                <text:p>3.633893579261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69857389745">
                <text:p>3.70469857389745</text:p>
              </table:table-cell>
              <table:table-cell office:value-type="float" office:value="3.63469857389745">
                <text:p>3.634698573897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550207918106">
                <text:p>3.70550207918106</text:p>
              </table:table-cell>
              <table:table-cell office:value-type="float" office:value="3.63550207918105">
                <text:p>3.635502079181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630410061287">
                <text:p>3.70630410061287</text:p>
              </table:table-cell>
              <table:table-cell office:value-type="float" office:value="3.63630410061287">
                <text:p>3.636304100612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710464366333">
                <text:p>3.70710464366333</text:p>
              </table:table-cell>
              <table:table-cell office:value-type="float" office:value="3.63710464366333">
                <text:p>3.63710464366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790371377266">
                <text:p>3.70790371377266</text:p>
              </table:table-cell>
              <table:table-cell office:value-type="float" office:value="3.63790371377266">
                <text:p>3.637903713772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870131635113">
                <text:p>3.70870131635113</text:p>
              </table:table-cell>
              <table:table-cell office:value-type="float" office:value="3.63870131635113">
                <text:p>3.638701316351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949745677922">
                <text:p>3.70949745677922</text:p>
              </table:table-cell>
              <table:table-cell office:value-type="float" office:value="3.63949745677922">
                <text:p>3.639497456779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029214040792">
                <text:p>3.71029214040792</text:p>
              </table:table-cell>
              <table:table-cell office:value-type="float" office:value="3.64029214040792">
                <text:p>3.640292140407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108537255885">
                <text:p>3.71108537255885</text:p>
              </table:table-cell>
              <table:table-cell office:value-type="float" office:value="3.64108537255885">
                <text:p>3.641085372558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187715852458">
                <text:p>3.71187715852458</text:p>
              </table:table-cell>
              <table:table-cell office:value-type="float" office:value="3.64187715852458">
                <text:p>3.641877158524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266750356873">
                <text:p>3.71266750356873</text:p>
              </table:table-cell>
              <table:table-cell office:value-type="float" office:value="3.64266750356873">
                <text:p>3.642667503568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345641292627">
                <text:p>3.71345641292627</text:p>
              </table:table-cell>
              <table:table-cell office:value-type="float" office:value="3.64345641292627">
                <text:p>3.643456412926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424389180368">
                <text:p>3.71424389180368</text:p>
              </table:table-cell>
              <table:table-cell office:value-type="float" office:value="3.64424389180368">
                <text:p>3.644243891803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502994537918">
                <text:p>3.71502994537918</text:p>
              </table:table-cell>
              <table:table-cell office:value-type="float" office:value="3.64502994537918">
                <text:p>3.645029945379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581457880291">
                <text:p>3.71581457880291</text:p>
              </table:table-cell>
              <table:table-cell office:value-type="float" office:value="3.64581457880291">
                <text:p>3.645814578802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659779719716">
                <text:p>3.71659779719716</text:p>
              </table:table-cell>
              <table:table-cell office:value-type="float" office:value="3.64659779719716">
                <text:p>3.646597797197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737960565654">
                <text:p>3.71737960565654</text:p>
              </table:table-cell>
              <table:table-cell office:value-type="float" office:value="3.64737960565654">
                <text:p>3.647379605656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816000924821">
                <text:p>3.71816000924821</text:p>
              </table:table-cell>
              <table:table-cell office:value-type="float" office:value="3.64816000924821">
                <text:p>3.648160009248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893901301206">
                <text:p>3.71893901301206</text:p>
              </table:table-cell>
              <table:table-cell office:value-type="float" office:value="3.64893901301206">
                <text:p>3.648939013012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971662196091">
                <text:p>3.71971662196091</text:p>
              </table:table-cell>
              <table:table-cell office:value-type="float" office:value="3.64971662196091">
                <text:p>3.649716621960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049284108069">
                <text:p>3.72049284108069</text:p>
              </table:table-cell>
              <table:table-cell office:value-type="float" office:value="3.65049284108068">
                <text:p>3.650492841080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126767533065">
                <text:p>3.72126767533065</text:p>
              </table:table-cell>
              <table:table-cell office:value-type="float" office:value="3.65126767533065">
                <text:p>3.651267675330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204112964355">
                <text:p>3.72204112964355</text:p>
              </table:table-cell>
              <table:table-cell office:value-type="float" office:value="3.65204112964355">
                <text:p>3.652041129643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281320892583">
                <text:p>3.72281320892583</text:p>
              </table:table-cell>
              <table:table-cell office:value-type="float" office:value="3.65281320892583">
                <text:p>3.652813208925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358391805783">
                <text:p>3.72358391805783</text:p>
              </table:table-cell>
              <table:table-cell office:value-type="float" office:value="3.65358391805783">
                <text:p>3.653583918057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435326189392">
                <text:p>3.72435326189392</text:p>
              </table:table-cell>
              <table:table-cell office:value-type="float" office:value="3.65435326189392">
                <text:p>3.654353261893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512124526276">
                <text:p>3.72512124526276</text:p>
              </table:table-cell>
              <table:table-cell office:value-type="float" office:value="3.65512124526276">
                <text:p>3.655121245262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588787296739">
                <text:p>3.72588787296739</text:p>
              </table:table-cell>
              <table:table-cell office:value-type="float" office:value="3.65588787296739">
                <text:p>3.655887872967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66531497855">
                <text:p>3.7266531497855</text:p>
              </table:table-cell>
              <table:table-cell office:value-type="float" office:value="3.6566531497855">
                <text:p>3.65665314978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741708046956">
                <text:p>3.72741708046956</text:p>
              </table:table-cell>
              <table:table-cell office:value-type="float" office:value="3.65741708046956">
                <text:p>3.657417080469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817966974698">
                <text:p>3.72817966974698</text:p>
              </table:table-cell>
              <table:table-cell office:value-type="float" office:value="3.65817966974698">
                <text:p>3.658179669746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894092232033">
                <text:p>3.72894092232033</text:p>
              </table:table-cell>
              <table:table-cell office:value-type="float" office:value="3.65894092232033">
                <text:p>3.658940922320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70084286751">
                <text:p>3.72970084286751</text:p>
              </table:table-cell>
              <table:table-cell office:value-type="float" office:value="3.65970084286751">
                <text:p>3.659700842867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045943604187">
                <text:p>3.73045943604187</text:p>
              </table:table-cell>
              <table:table-cell office:value-type="float" office:value="3.66045943604187">
                <text:p>3.660459436041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121670647246">
                <text:p>3.73121670647246</text:p>
              </table:table-cell>
              <table:table-cell office:value-type="float" office:value="3.66121670647246">
                <text:p>3.661216706472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197265876412">
                <text:p>3.73197265876412</text:p>
              </table:table-cell>
              <table:table-cell office:value-type="float" office:value="3.66197265876412">
                <text:p>3.661972658764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27272974977">
                <text:p>3.7327272974977</text:p>
              </table:table-cell>
              <table:table-cell office:value-type="float" office:value="3.6627272974977">
                <text:p>3.66272729749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348062723022">
                <text:p>3.73348062723022</text:p>
              </table:table-cell>
              <table:table-cell office:value-type="float" office:value="3.66348062723022">
                <text:p>3.663480627230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423265249501">
                <text:p>3.73423265249501</text:p>
              </table:table-cell>
              <table:table-cell office:value-type="float" office:value="3.66423265249501">
                <text:p>3.664232652495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498337780192">
                <text:p>3.73498337780192</text:p>
              </table:table-cell>
              <table:table-cell office:value-type="float" office:value="3.66498337780192">
                <text:p>3.664983377801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73280763742">
                <text:p>3.73573280763742</text:p>
              </table:table-cell>
              <table:table-cell office:value-type="float" office:value="3.66573280763742">
                <text:p>3.665732807637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648094646482">
                <text:p>3.73648094646482</text:p>
              </table:table-cell>
              <table:table-cell office:value-type="float" office:value="3.66648094646482">
                <text:p>3.666480946464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722779872437">
                <text:p>3.73722779872437</text:p>
              </table:table-cell>
              <table:table-cell office:value-type="float" office:value="3.66722779872437">
                <text:p>3.667227798724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79733688335">
                <text:p>3.7379733688335</text:p>
              </table:table-cell>
              <table:table-cell office:value-type="float" office:value="3.6679733688335">
                <text:p>3.66797336883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871766118688">
                <text:p>3.73871766118688</text:p>
              </table:table-cell>
              <table:table-cell office:value-type="float" office:value="3.66871766118688">
                <text:p>3.668717661186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946068015667">
                <text:p>3.73946068015667</text:p>
              </table:table-cell>
              <table:table-cell office:value-type="float" office:value="3.66946068015667">
                <text:p>3.66946068015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020243009258">
                <text:p>3.74020243009258</text:p>
              </table:table-cell>
              <table:table-cell office:value-type="float" office:value="3.67020243009258">
                <text:p>3.670202430092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09429153221">
                <text:p>3.7409429153221</text:p>
              </table:table-cell>
              <table:table-cell office:value-type="float" office:value="3.6709429153221">
                <text:p>3.67094291532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168214015062">
                <text:p>3.74168214015062</text:p>
              </table:table-cell>
              <table:table-cell office:value-type="float" office:value="3.67168214015062">
                <text:p>3.671682140150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242010886159">
                <text:p>3.74242010886159</text:p>
              </table:table-cell>
              <table:table-cell office:value-type="float" office:value="3.67242010886159">
                <text:p>3.6724201088615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315682571663">
                <text:p>3.74315682571663</text:p>
              </table:table-cell>
              <table:table-cell office:value-type="float" office:value="3.67315682571663">
                <text:p>3.673156825716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389229495574">
                <text:p>3.74389229495574</text:p>
              </table:table-cell>
              <table:table-cell office:value-type="float" office:value="3.67389229495574">
                <text:p>3.6738922949557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46265207974">
                <text:p>3.7446265207974</text:p>
              </table:table-cell>
              <table:table-cell office:value-type="float" office:value="3.6746265207974">
                <text:p>3.67462652079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535950743875">
                <text:p>3.74535950743875</text:p>
              </table:table-cell>
              <table:table-cell office:value-type="float" office:value="3.67535950743875">
                <text:p>3.67535950743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609125905568">
                <text:p>3.74609125905568</text:p>
              </table:table-cell>
              <table:table-cell office:value-type="float" office:value="3.67609125905568">
                <text:p>3.676091259055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682177980303">
                <text:p>3.74682177980303</text:p>
              </table:table-cell>
              <table:table-cell office:value-type="float" office:value="3.67682177980303">
                <text:p>3.676821779803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755107381472">
                <text:p>3.74755107381472</text:p>
              </table:table-cell>
              <table:table-cell office:value-type="float" office:value="3.67755107381472">
                <text:p>3.677551073814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827914520385">
                <text:p>3.74827914520385</text:p>
              </table:table-cell>
              <table:table-cell office:value-type="float" office:value="3.67827914520385">
                <text:p>3.678279145203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90059980629">
                <text:p>3.7490059980629</text:p>
              </table:table-cell>
              <table:table-cell office:value-type="float" office:value="3.67900599806289">
                <text:p>3.679005998062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97316364638">
                <text:p>3.7497316364638</text:p>
              </table:table-cell>
              <table:table-cell office:value-type="float" office:value="3.6797316364638">
                <text:p>3.67973163646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045606445813">
                <text:p>3.75045606445813</text:p>
              </table:table-cell>
              <table:table-cell office:value-type="float" office:value="3.68045606445813">
                <text:p>3.680456064458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117928607722">
                <text:p>3.75117928607722</text:p>
              </table:table-cell>
              <table:table-cell office:value-type="float" office:value="3.68117928607722">
                <text:p>3.681179286077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190130533231">
                <text:p>3.75190130533231</text:p>
              </table:table-cell>
              <table:table-cell office:value-type="float" office:value="3.68190130533231">
                <text:p>3.681901305332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262212621464">
                <text:p>3.75262212621464</text:p>
              </table:table-cell>
              <table:table-cell office:value-type="float" office:value="3.68262212621464">
                <text:p>3.682622126214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334175269562">
                <text:p>3.75334175269562</text:p>
              </table:table-cell>
              <table:table-cell office:value-type="float" office:value="3.68334175269562">
                <text:p>3.683341752695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406018872695">
                <text:p>3.75406018872695</text:p>
              </table:table-cell>
              <table:table-cell office:value-type="float" office:value="3.68406018872695">
                <text:p>3.684060188726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477743824077">
                <text:p>3.75477743824077</text:p>
              </table:table-cell>
              <table:table-cell office:value-type="float" office:value="3.68477743824077">
                <text:p>3.684777438240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549350514974">
                <text:p>3.75549350514974</text:p>
              </table:table-cell>
              <table:table-cell office:value-type="float" office:value="3.68549350514974">
                <text:p>3.685493505149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620839334722">
                <text:p>3.75620839334722</text:p>
              </table:table-cell>
              <table:table-cell office:value-type="float" office:value="3.68620839334722">
                <text:p>3.686208393347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692210670736">
                <text:p>3.75692210670736</text:p>
              </table:table-cell>
              <table:table-cell office:value-type="float" office:value="3.68692210670736">
                <text:p>3.686922106707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763464908525">
                <text:p>3.75763464908525</text:p>
              </table:table-cell>
              <table:table-cell office:value-type="float" office:value="3.68763464908525">
                <text:p>3.687634649085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834602431704">
                <text:p>3.75834602431704</text:p>
              </table:table-cell>
              <table:table-cell office:value-type="float" office:value="3.68834602431704">
                <text:p>3.68834602431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905623622005">
                <text:p>3.75905623622005</text:p>
              </table:table-cell>
              <table:table-cell office:value-type="float" office:value="3.68905623622005">
                <text:p>3.689056236220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97652885929">
                <text:p>3.7597652885929</text:p>
              </table:table-cell>
              <table:table-cell office:value-type="float" office:value="3.6897652885929">
                <text:p>3.68976528859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047318521565">
                <text:p>3.76047318521565</text:p>
              </table:table-cell>
              <table:table-cell office:value-type="float" office:value="3.69047318521565">
                <text:p>3.690473185215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11799298499">
                <text:p>3.7611799298499</text:p>
              </table:table-cell>
              <table:table-cell office:value-type="float" office:value="3.6911799298499">
                <text:p>3.69117992984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188552623891">
                <text:p>3.76188552623891</text:p>
              </table:table-cell>
              <table:table-cell office:value-type="float" office:value="3.69188552623891">
                <text:p>3.691885526238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258997810773">
                <text:p>3.76258997810773</text:p>
              </table:table-cell>
              <table:table-cell office:value-type="float" office:value="3.69258997810773">
                <text:p>3.692589978107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32932891633">
                <text:p>3.7632932891633</text:p>
              </table:table-cell>
              <table:table-cell office:value-type="float" office:value="3.6932932891633">
                <text:p>3.69329328916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39954630946">
                <text:p>3.7639954630946</text:p>
              </table:table-cell>
              <table:table-cell office:value-type="float" office:value="3.6939954630946">
                <text:p>3.69399546309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469650357274">
                <text:p>3.76469650357274</text:p>
              </table:table-cell>
              <table:table-cell office:value-type="float" office:value="3.69469650357274">
                <text:p>3.694696503572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39641425106">
                <text:p>3.76539641425106</text:p>
              </table:table-cell>
              <table:table-cell office:value-type="float" office:value="3.69539641425106">
                <text:p>3.695396414251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60951987653">
                <text:p>3.7660951987653</text:p>
              </table:table-cell>
              <table:table-cell office:value-type="float" office:value="3.6960951987653">
                <text:p>3.69609519876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679286073365">
                <text:p>3.76679286073365</text:p>
              </table:table-cell>
              <table:table-cell office:value-type="float" office:value="3.69679286073365">
                <text:p>3.696792860733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748940375691">
                <text:p>3.76748940375691</text:p>
              </table:table-cell>
              <table:table-cell office:value-type="float" office:value="3.69748940375691">
                <text:p>3.697489403756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8483141856">
                <text:p>3.76818483141856</text:p>
              </table:table-cell>
              <table:table-cell office:value-type="float" office:value="3.69818483141856">
                <text:p>3.698184831418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87914728491">
                <text:p>3.76887914728491</text:p>
              </table:table-cell>
              <table:table-cell office:value-type="float" office:value="3.69887914728491">
                <text:p>3.698879147284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95723549052">
                <text:p>3.7695723549052</text:p>
              </table:table-cell>
              <table:table-cell office:value-type="float" office:value="3.6995723549052">
                <text:p>3.69957235490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026445781168">
                <text:p>3.77026445781168</text:p>
              </table:table-cell>
              <table:table-cell office:value-type="float" office:value="3.70026445781168">
                <text:p>3.700264457811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095545951975">
                <text:p>3.77095545951975</text:p>
              </table:table-cell>
              <table:table-cell office:value-type="float" office:value="3.70095545951975">
                <text:p>3.700955459519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64536352807">
                <text:p>3.77164536352807</text:p>
              </table:table-cell>
              <table:table-cell office:value-type="float" office:value="3.70164536352807">
                <text:p>3.701645363528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233417331862">
                <text:p>3.77233417331862</text:p>
              </table:table-cell>
              <table:table-cell office:value-type="float" office:value="3.70233417331862">
                <text:p>3.702334173318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302189235687">
                <text:p>3.77302189235687</text:p>
              </table:table-cell>
              <table:table-cell office:value-type="float" office:value="3.70302189235687">
                <text:p>3.703021892356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370852409184">
                <text:p>3.77370852409184</text:p>
              </table:table-cell>
              <table:table-cell office:value-type="float" office:value="3.70370852409184">
                <text:p>3.70370852409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439407195622">
                <text:p>3.77439407195622</text:p>
              </table:table-cell>
              <table:table-cell office:value-type="float" office:value="3.70439407195622">
                <text:p>3.704394071956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507853936646">
                <text:p>3.77507853936646</text:p>
              </table:table-cell>
              <table:table-cell office:value-type="float" office:value="3.70507853936646">
                <text:p>3.705078539366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57619297229">
                <text:p>3.7757619297229</text:p>
              </table:table-cell>
              <table:table-cell office:value-type="float" office:value="3.7057619297229">
                <text:p>3.70576192972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644424640983">
                <text:p>3.77644424640983</text:p>
              </table:table-cell>
              <table:table-cell office:value-type="float" office:value="3.70644424640983">
                <text:p>3.706444246409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712549279565">
                <text:p>3.77712549279565</text:p>
              </table:table-cell>
              <table:table-cell office:value-type="float" office:value="3.70712549279565">
                <text:p>3.707125492795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780567223288">
                <text:p>3.77780567223288</text:p>
              </table:table-cell>
              <table:table-cell office:value-type="float" office:value="3.70780567223288">
                <text:p>3.707805672232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848478805837">
                <text:p>3.77848478805837</text:p>
              </table:table-cell>
              <table:table-cell office:value-type="float" office:value="3.70848478805837">
                <text:p>3.708484788058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91628435933">
                <text:p>3.7791628435933</text:p>
              </table:table-cell>
              <table:table-cell office:value-type="float" office:value="3.7091628435933">
                <text:p>3.70916284359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